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2.09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.1">
      <style:table-properties table:display="true" style:writing-mode="lr-tb"/>
    </style:style>
    <style:style style:name="ta2" style:family="table" style:master-page-name="PageStyle_5f_2.2">
      <style:table-properties table:display="true" style:writing-mode="lr-tb"/>
    </style:style>
    <style:style style:name="ta3" style:family="table" style:master-page-name="PageStyle_5f_2.3">
      <style:table-properties table:display="true" style:writing-mode="lr-tb"/>
    </style:style>
    <style:style style:name="ta4" style:family="table" style:master-page-name="PageStyle_5f_2.4">
      <style:table-properties table:display="true" style:writing-mode="lr-tb"/>
    </style:style>
    <style:style style:name="ta5" style:family="table" style:master-page-name="PageStyle_5f_2.5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2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.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0" table:default-cell-style-name="ce4"/>
        <table:table-column table:style-name="co3" table:number-columns-repeated="196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1" table:number-rows-spanned="2">
            <text:p>Tabela 2.1 - Percentual de escolares do 9º ano do Ensino Fundamental cujos pais e responsáveis sabiam o que estavam fazendo no tempo livre, por sexo e dependência administrativa da escola, com indicação do intervalo de confiança de 95%, segundo os Municípios das Capitais - 2009/2019</text:p>
          </table:table-cell>
          <table:covered-table-cell table:number-columns-repeated="60" table:style-name="ce1"/>
          <table:table-cell table:number-columns-repeated="963"/>
        </table:table-row>
        <table:table-row table:style-name="ro1">
          <table:covered-table-cell table:number-columns-repeated="61" table:style-name="ce1"/>
          <table:table-cell table:number-columns-repeated="963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60" table:number-rows-spanned="1">
            <text:p>Percentual de escolares do 9º ano do Ensino Fundamental cujos pais e responsáveis sabiam o que estavam fazendo no tempo livre (%)</text:p>
          </table:table-cell>
          <table:covered-table-cell table:number-columns-repeated="59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2" table:number-rows-spanned="2">
            <text:p>Total</text:p>
          </table:table-cell>
          <table:covered-table-cell table:number-columns-repeated="11" table:style-name="ce7"/>
          <table:table-cell table:style-name="ce10" office:value-type="string" calcext:value-type="string" table:number-columns-spanned="24" table:number-rows-spanned="1">
            <text:p>Sexo</text:p>
          </table:table-cell>
          <table:covered-table-cell table:number-columns-repeated="23" table:style-name="ce10"/>
          <table:table-cell table:style-name="ce6" office:value-type="string" calcext:value-type="string" table:number-columns-spanned="24" table:number-rows-spanned="1">
            <text:p>Dependência Administrativa</text:p>
          </table:table-cell>
          <table:covered-table-cell table:number-columns-repeated="23"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table-cell table:style-name="ce10" office:value-type="string" calcext:value-type="string" table:number-columns-spanned="12" table:number-rows-spanned="1">
            <text:p>Homem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Mulher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Pública</text:p>
          </table:table-cell>
          <table:covered-table-cell table:number-columns-repeated="11" table:style-name="ce10"/>
          <table:table-cell table:style-name="ce6" office:value-type="string" calcext:value-type="string" table:number-columns-spanned="12" table:number-rows-spanned="1">
            <text:p>Privada</text:p>
          </table:table-cell>
          <table:covered-table-cell table:number-columns-repeated="11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62.0185141761024" calcext:value-type="float">
            <text:p><text:s text:c="3"/>62,0 </text:p>
          </table:table-cell>
          <table:table-cell table:style-name="ce8" office:value-type="float" office:value="61.1006771471803" calcext:value-type="float">
            <text:p><text:s text:c="3"/>61,1 </text:p>
          </table:table-cell>
          <table:table-cell table:style-name="ce8" office:value-type="float" office:value="62.9363512050246" calcext:value-type="float">
            <text:p><text:s text:c="3"/>62,9 </text:p>
          </table:table-cell>
          <table:table-cell table:style-name="ce8" office:value-type="float" office:value="76.0176168426806" calcext:value-type="float">
            <text:p><text:s text:c="3"/>76,0 </text:p>
          </table:table-cell>
          <table:table-cell table:style-name="ce8" office:value-type="float" office:value="75.1910085062241" calcext:value-type="float">
            <text:p><text:s text:c="3"/>75,2 </text:p>
          </table:table-cell>
          <table:table-cell table:style-name="ce8" office:value-type="float" office:value="76.844225179137" calcext:value-type="float">
            <text:p><text:s text:c="3"/>76,8 </text:p>
          </table:table-cell>
          <table:table-cell table:style-name="ce8" office:value-type="float" office:value="80.6333599514111" calcext:value-type="float">
            <text:p><text:s text:c="3"/>80,6 </text:p>
          </table:table-cell>
          <table:table-cell table:style-name="ce8" office:value-type="float" office:value="79.7672993365539" calcext:value-type="float">
            <text:p><text:s text:c="3"/>79,8 </text:p>
          </table:table-cell>
          <table:table-cell table:style-name="ce8" office:value-type="float" office:value="81.4994205662683" calcext:value-type="float">
            <text:p><text:s text:c="3"/>81,5 </text:p>
          </table:table-cell>
          <table:table-cell table:style-name="ce8" office:value-type="float" office:value="82.4528899996578" calcext:value-type="float">
            <text:p><text:s text:c="3"/>82,5 </text:p>
          </table:table-cell>
          <table:table-cell table:style-name="ce8" office:value-type="float" office:value="81.1025092778818" calcext:value-type="float">
            <text:p><text:s text:c="3"/>81,1 </text:p>
          </table:table-cell>
          <table:table-cell table:style-name="ce8" office:value-type="float" office:value="83.8032707214337" calcext:value-type="float">
            <text:p><text:s text:c="3"/>83,8 </text:p>
          </table:table-cell>
          <table:table-cell table:style-name="ce8" office:value-type="float" office:value="58.447605041668" calcext:value-type="float">
            <text:p><text:s text:c="3"/>58,4 </text:p>
          </table:table-cell>
          <table:table-cell table:style-name="ce8" office:value-type="float" office:value="57.1173566499811" calcext:value-type="float">
            <text:p><text:s text:c="3"/>57,1 </text:p>
          </table:table-cell>
          <table:table-cell table:style-name="ce8" office:value-type="float" office:value="59.7778534333548" calcext:value-type="float">
            <text:p><text:s text:c="3"/>59,8 </text:p>
          </table:table-cell>
          <table:table-cell table:style-name="ce8" office:value-type="float" office:value="73.7226245074432" calcext:value-type="float">
            <text:p><text:s text:c="3"/>73,7 </text:p>
          </table:table-cell>
          <table:table-cell table:style-name="ce8" office:value-type="float" office:value="72.5988682877466" calcext:value-type="float">
            <text:p><text:s text:c="3"/>72,6 </text:p>
          </table:table-cell>
          <table:table-cell table:style-name="ce8" office:value-type="float" office:value="74.8463807271397" calcext:value-type="float">
            <text:p><text:s text:c="3"/>74,8 </text:p>
          </table:table-cell>
          <table:table-cell table:style-name="ce8" office:value-type="float" office:value="79.2247393220251" calcext:value-type="float">
            <text:p><text:s text:c="3"/>79,2 </text:p>
          </table:table-cell>
          <table:table-cell table:style-name="ce8" office:value-type="float" office:value="78.006408765259" calcext:value-type="float">
            <text:p><text:s text:c="3"/>78,0 </text:p>
          </table:table-cell>
          <table:table-cell table:style-name="ce8" office:value-type="float" office:value="80.4430698787911" calcext:value-type="float">
            <text:p><text:s text:c="3"/>80,4 </text:p>
          </table:table-cell>
          <table:table-cell table:style-name="ce8" office:value-type="float" office:value="80.2277355419954" calcext:value-type="float">
            <text:p><text:s text:c="3"/>80,2 </text:p>
          </table:table-cell>
          <table:table-cell table:style-name="ce8" office:value-type="float" office:value="78.4211339884485" calcext:value-type="float">
            <text:p><text:s text:c="3"/>78,4 </text:p>
          </table:table-cell>
          <table:table-cell table:style-name="ce8" office:value-type="float" office:value="82.0343370955423" calcext:value-type="float">
            <text:p><text:s text:c="3"/>82,0 </text:p>
          </table:table-cell>
          <table:table-cell table:style-name="ce8" office:value-type="float" office:value="65.2394942996781" calcext:value-type="float">
            <text:p><text:s text:c="3"/>65,2 </text:p>
          </table:table-cell>
          <table:table-cell table:style-name="ce8" office:value-type="float" office:value="64.1997233803579" calcext:value-type="float">
            <text:p><text:s text:c="3"/>64,2 </text:p>
          </table:table-cell>
          <table:table-cell table:style-name="ce8" office:value-type="float" office:value="66.2792652189982" calcext:value-type="float">
            <text:p><text:s text:c="3"/>66,3 </text:p>
          </table:table-cell>
          <table:table-cell table:style-name="ce8" office:value-type="float" office:value="78.2342436761157" calcext:value-type="float">
            <text:p><text:s text:c="3"/>78,2 </text:p>
          </table:table-cell>
          <table:table-cell table:style-name="ce8" office:value-type="float" office:value="77.2695450359382" calcext:value-type="float">
            <text:p><text:s text:c="3"/>77,3 </text:p>
          </table:table-cell>
          <table:table-cell table:style-name="ce8" office:value-type="float" office:value="79.1989423162932" calcext:value-type="float">
            <text:p><text:s text:c="3"/>79,2 </text:p>
          </table:table-cell>
          <table:table-cell table:style-name="ce8" office:value-type="float" office:value="81.9956176527942" calcext:value-type="float">
            <text:p><text:s text:c="3"/>82,0 </text:p>
          </table:table-cell>
          <table:table-cell table:style-name="ce8" office:value-type="float" office:value="80.9782652300078" calcext:value-type="float">
            <text:p><text:s text:c="3"/>81,0 </text:p>
          </table:table-cell>
          <table:table-cell table:style-name="ce8" office:value-type="float" office:value="83.0129700755806" calcext:value-type="float">
            <text:p><text:s text:c="3"/>83,0 </text:p>
          </table:table-cell>
          <table:table-cell table:style-name="ce8" office:value-type="float" office:value="84.5918287098038" calcext:value-type="float">
            <text:p><text:s text:c="3"/>84,6 </text:p>
          </table:table-cell>
          <table:table-cell table:style-name="ce8" office:value-type="float" office:value="83.0411245810709" calcext:value-type="float">
            <text:p><text:s text:c="3"/>83,0 </text:p>
          </table:table-cell>
          <table:table-cell table:style-name="ce8" office:value-type="float" office:value="86.1425328385368" calcext:value-type="float">
            <text:p><text:s text:c="3"/>86,1 </text:p>
          </table:table-cell>
          <table:table-cell table:style-name="ce8" office:value-type="float" office:value="58.1744723037435" calcext:value-type="float">
            <text:p><text:s text:c="3"/>58,2 </text:p>
          </table:table-cell>
          <table:table-cell table:style-name="ce8" office:value-type="float" office:value="57.1056734051914" calcext:value-type="float">
            <text:p><text:s text:c="3"/>57,1 </text:p>
          </table:table-cell>
          <table:table-cell table:style-name="ce8" office:value-type="float" office:value="59.2432712022956" calcext:value-type="float">
            <text:p><text:s text:c="3"/>59,2 </text:p>
          </table:table-cell>
          <table:table-cell table:style-name="ce8" office:value-type="float" office:value="73.5897516800907" calcext:value-type="float">
            <text:p><text:s text:c="3"/>73,6 </text:p>
          </table:table-cell>
          <table:table-cell table:style-name="ce8" office:value-type="float" office:value="72.6440626318993" calcext:value-type="float">
            <text:p><text:s text:c="3"/>72,6 </text:p>
          </table:table-cell>
          <table:table-cell table:style-name="ce8" office:value-type="float" office:value="74.5354407282821" calcext:value-type="float">
            <text:p><text:s text:c="3"/>74,5 </text:p>
          </table:table-cell>
          <table:table-cell table:style-name="ce8" office:value-type="float" office:value="78.534139362585" calcext:value-type="float">
            <text:p><text:s text:c="3"/>78,5 </text:p>
          </table:table-cell>
          <table:table-cell table:style-name="ce8" office:value-type="float" office:value="77.5175403359886" calcext:value-type="float">
            <text:p><text:s text:c="3"/>77,5 </text:p>
          </table:table-cell>
          <table:table-cell table:style-name="ce8" office:value-type="float" office:value="79.5507383891814" calcext:value-type="float">
            <text:p><text:s text:c="3"/>79,6 </text:p>
          </table:table-cell>
          <table:table-cell table:style-name="ce8" office:value-type="float" office:value="80.5603299103063" calcext:value-type="float">
            <text:p><text:s text:c="3"/>80,6 </text:p>
          </table:table-cell>
          <table:table-cell table:style-name="ce8" office:value-type="float" office:value="78.7333019973138" calcext:value-type="float">
            <text:p><text:s text:c="3"/>78,7 </text:p>
          </table:table-cell>
          <table:table-cell table:style-name="ce8" office:value-type="float" office:value="82.3873578232987" calcext:value-type="float">
            <text:p><text:s text:c="3"/>82,4 </text:p>
          </table:table-cell>
          <table:table-cell table:style-name="ce8" office:value-type="float" office:value="76.6322177104822" calcext:value-type="float">
            <text:p><text:s text:c="3"/>76,6 </text:p>
          </table:table-cell>
          <table:table-cell table:style-name="ce8" office:value-type="float" office:value="75.0037091937745" calcext:value-type="float">
            <text:p><text:s text:c="3"/>75,0 </text:p>
          </table:table-cell>
          <table:table-cell table:style-name="ce8" office:value-type="float" office:value="78.2607262271899" calcext:value-type="float">
            <text:p><text:s text:c="3"/>78,3 </text:p>
          </table:table-cell>
          <table:table-cell table:style-name="ce8" office:value-type="float" office:value="83.1153901548489" calcext:value-type="float">
            <text:p><text:s text:c="3"/>83,1 </text:p>
          </table:table-cell>
          <table:table-cell table:style-name="ce8" office:value-type="float" office:value="82.1774294341885" calcext:value-type="float">
            <text:p><text:s text:c="3"/>82,2 </text:p>
          </table:table-cell>
          <table:table-cell table:style-name="ce8" office:value-type="float" office:value="84.0533508755092" calcext:value-type="float">
            <text:p><text:s text:c="3"/>84,1 </text:p>
          </table:table-cell>
          <table:table-cell table:style-name="ce8" office:value-type="float" office:value="86.2586848197488" calcext:value-type="float">
            <text:p><text:s text:c="3"/>86,3 </text:p>
          </table:table-cell>
          <table:table-cell table:style-name="ce8" office:value-type="float" office:value="85.0943452663625" calcext:value-type="float">
            <text:p><text:s text:c="3"/>85,1 </text:p>
          </table:table-cell>
          <table:table-cell table:style-name="ce8" office:value-type="float" office:value="87.4230243731351" calcext:value-type="float">
            <text:p><text:s text:c="3"/>87,4 </text:p>
          </table:table-cell>
          <table:table-cell table:style-name="ce8" office:value-type="float" office:value="87.2626247715897" calcext:value-type="float">
            <text:p><text:s text:c="3"/>87,3 </text:p>
          </table:table-cell>
          <table:table-cell table:style-name="ce8" office:value-type="float" office:value="86.0839695881326" calcext:value-type="float">
            <text:p><text:s text:c="3"/>86,1 </text:p>
          </table:table-cell>
          <table:table-cell table:style-name="ce8" office:value-type="float" office:value="88.4412799550468" calcext:value-type="float">
            <text:p><text:s text:c="3"/>88,4 </text:p>
          </table:table-cell>
          <table:table-cell table:style-name="ce12" table:number-columns-repeated="963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54.9156327527874" calcext:value-type="float">
            <text:p><text:s text:c="3"/>54,9 </text:p>
          </table:table-cell>
          <table:table-cell table:style-name="ce9" office:value-type="float" office:value="51.3273615474711" calcext:value-type="float">
            <text:p><text:s text:c="3"/>51,3 </text:p>
          </table:table-cell>
          <table:table-cell table:style-name="ce9" office:value-type="float" office:value="58.5039039581036" calcext:value-type="float">
            <text:p><text:s text:c="3"/>58,5 </text:p>
          </table:table-cell>
          <table:table-cell table:style-name="ce9" office:value-type="float" office:value="72.3792288978749" calcext:value-type="float">
            <text:p><text:s text:c="3"/>72,4 </text:p>
          </table:table-cell>
          <table:table-cell table:style-name="ce9" office:value-type="float" office:value="69.1207393547551" calcext:value-type="float">
            <text:p><text:s text:c="3"/>69,1 </text:p>
          </table:table-cell>
          <table:table-cell table:style-name="ce9" office:value-type="float" office:value="75.6377184409947" calcext:value-type="float">
            <text:p><text:s text:c="3"/>75,6 </text:p>
          </table:table-cell>
          <table:table-cell table:style-name="ce9" office:value-type="float" office:value="77.884688540108" calcext:value-type="float">
            <text:p><text:s text:c="3"/>77,9 </text:p>
          </table:table-cell>
          <table:table-cell table:style-name="ce9" office:value-type="float" office:value="75.5745695892895" calcext:value-type="float">
            <text:p><text:s text:c="3"/>75,6 </text:p>
          </table:table-cell>
          <table:table-cell table:style-name="ce9" office:value-type="float" office:value="80.1948074909265" calcext:value-type="float">
            <text:p><text:s text:c="3"/>80,2 </text:p>
          </table:table-cell>
          <table:table-cell table:style-name="ce9" office:value-type="float" office:value="80.6003079203403" calcext:value-type="float">
            <text:p><text:s text:c="3"/>80,6 </text:p>
          </table:table-cell>
          <table:table-cell table:style-name="ce9" office:value-type="float" office:value="74.5665294247651" calcext:value-type="float">
            <text:p><text:s text:c="3"/>74,6 </text:p>
          </table:table-cell>
          <table:table-cell table:style-name="ce9" office:value-type="float" office:value="86.6340864159155" calcext:value-type="float">
            <text:p><text:s text:c="3"/>86,6 </text:p>
          </table:table-cell>
          <table:table-cell table:style-name="ce9" office:value-type="float" office:value="51.0208553583443" calcext:value-type="float">
            <text:p><text:s text:c="3"/>51,0 </text:p>
          </table:table-cell>
          <table:table-cell table:style-name="ce9" office:value-type="float" office:value="46.3332925446854" calcext:value-type="float">
            <text:p><text:s text:c="3"/>46,3 </text:p>
          </table:table-cell>
          <table:table-cell table:style-name="ce9" office:value-type="float" office:value="55.7084181720033" calcext:value-type="float">
            <text:p><text:s text:c="3"/>55,7 </text:p>
          </table:table-cell>
          <table:table-cell table:style-name="ce9" office:value-type="float" office:value="69.5955995715282" calcext:value-type="float">
            <text:p><text:s text:c="3"/>69,6 </text:p>
          </table:table-cell>
          <table:table-cell table:style-name="ce9" office:value-type="float" office:value="65.9133315326516" calcext:value-type="float">
            <text:p><text:s text:c="3"/>65,9 </text:p>
          </table:table-cell>
          <table:table-cell table:style-name="ce9" office:value-type="float" office:value="73.2778676104048" calcext:value-type="float">
            <text:p><text:s text:c="3"/>73,3 </text:p>
          </table:table-cell>
          <table:table-cell table:style-name="ce9" office:value-type="float" office:value="77.2180022568543" calcext:value-type="float">
            <text:p><text:s text:c="3"/>77,2 </text:p>
          </table:table-cell>
          <table:table-cell table:style-name="ce9" office:value-type="float" office:value="74.0241015346339" calcext:value-type="float">
            <text:p><text:s text:c="3"/>74,0 </text:p>
          </table:table-cell>
          <table:table-cell table:style-name="ce9" office:value-type="float" office:value="80.4119029790747" calcext:value-type="float">
            <text:p><text:s text:c="3"/>80,4 </text:p>
          </table:table-cell>
          <table:table-cell table:style-name="ce9" office:value-type="float" office:value="78.89038770845" calcext:value-type="float">
            <text:p><text:s text:c="3"/>78,9 </text:p>
          </table:table-cell>
          <table:table-cell table:style-name="ce9" office:value-type="float" office:value="71.294043605507" calcext:value-type="float">
            <text:p><text:s text:c="3"/>71,3 </text:p>
          </table:table-cell>
          <table:table-cell table:style-name="ce9" office:value-type="float" office:value="86.4867318113931" calcext:value-type="float">
            <text:p><text:s text:c="3"/>86,5 </text:p>
          </table:table-cell>
          <table:table-cell table:style-name="ce9" office:value-type="float" office:value="57.9208050026346" calcext:value-type="float">
            <text:p><text:s text:c="3"/>57,9 </text:p>
          </table:table-cell>
          <table:table-cell table:style-name="ce9" office:value-type="float" office:value="53.9832354329399" calcext:value-type="float">
            <text:p><text:s text:c="3"/>54,0 </text:p>
          </table:table-cell>
          <table:table-cell table:style-name="ce9" office:value-type="float" office:value="61.8583745723293" calcext:value-type="float">
            <text:p><text:s text:c="3"/>61,9 </text:p>
          </table:table-cell>
          <table:table-cell table:style-name="ce9" office:value-type="float" office:value="74.7907797962398" calcext:value-type="float">
            <text:p><text:s text:c="3"/>74,8 </text:p>
          </table:table-cell>
          <table:table-cell table:style-name="ce9" office:value-type="float" office:value="70.1686719286153" calcext:value-type="float">
            <text:p><text:s text:c="3"/>70,2 </text:p>
          </table:table-cell>
          <table:table-cell table:style-name="ce9" office:value-type="float" office:value="79.4128876638643" calcext:value-type="float">
            <text:p><text:s text:c="3"/>79,4 </text:p>
          </table:table-cell>
          <table:table-cell table:style-name="ce9" office:value-type="float" office:value="78.4791437417226" calcext:value-type="float">
            <text:p><text:s text:c="3"/>78,5 </text:p>
          </table:table-cell>
          <table:table-cell table:style-name="ce9" office:value-type="float" office:value="75.4595575411838" calcext:value-type="float">
            <text:p><text:s text:c="3"/>75,5 </text:p>
          </table:table-cell>
          <table:table-cell table:style-name="ce9" office:value-type="float" office:value="81.4987299422615" calcext:value-type="float">
            <text:p><text:s text:c="3"/>81,5 </text:p>
          </table:table-cell>
          <table:table-cell table:style-name="ce9" office:value-type="float" office:value="82.1164749683499" calcext:value-type="float">
            <text:p><text:s text:c="3"/>82,1 </text:p>
          </table:table-cell>
          <table:table-cell table:style-name="ce9" office:value-type="float" office:value="76.0253089175247" calcext:value-type="float">
            <text:p><text:s text:c="3"/>76,0 </text:p>
          </table:table-cell>
          <table:table-cell table:style-name="ce9" office:value-type="float" office:value="88.2076410191752" calcext:value-type="float">
            <text:p><text:s text:c="3"/>88,2 </text:p>
          </table:table-cell>
          <table:table-cell table:style-name="ce9" office:value-type="float" office:value="51.0653717321407" calcext:value-type="float">
            <text:p><text:s text:c="3"/>51,1 </text:p>
          </table:table-cell>
          <table:table-cell table:style-name="ce9" office:value-type="float" office:value="47.6281663698703" calcext:value-type="float">
            <text:p><text:s text:c="3"/>47,6 </text:p>
          </table:table-cell>
          <table:table-cell table:style-name="ce9" office:value-type="float" office:value="54.5025770944111" calcext:value-type="float">
            <text:p><text:s text:c="3"/>54,5 </text:p>
          </table:table-cell>
          <table:table-cell table:style-name="ce9" office:value-type="float" office:value="70.9239854813524" calcext:value-type="float">
            <text:p><text:s text:c="3"/>70,9 </text:p>
          </table:table-cell>
          <table:table-cell table:style-name="ce9" office:value-type="float" office:value="67.4007595046559" calcext:value-type="float">
            <text:p><text:s text:c="3"/>67,4 </text:p>
          </table:table-cell>
          <table:table-cell table:style-name="ce9" office:value-type="float" office:value="74.447211458049" calcext:value-type="float">
            <text:p><text:s text:c="3"/>74,4 </text:p>
          </table:table-cell>
          <table:table-cell table:style-name="ce9" office:value-type="float" office:value="76.4324124379902" calcext:value-type="float">
            <text:p><text:s text:c="3"/>76,4 </text:p>
          </table:table-cell>
          <table:table-cell table:style-name="ce9" office:value-type="float" office:value="74.178229261499" calcext:value-type="float">
            <text:p><text:s text:c="3"/>74,2 </text:p>
          </table:table-cell>
          <table:table-cell table:style-name="ce9" office:value-type="float" office:value="78.6865956144814" calcext:value-type="float">
            <text:p><text:s text:c="3"/>78,7 </text:p>
          </table:table-cell>
          <table:table-cell table:style-name="ce9" office:value-type="float" office:value="80.3265009864298" calcext:value-type="float">
            <text:p><text:s text:c="3"/>80,3 </text:p>
          </table:table-cell>
          <table:table-cell table:style-name="ce9" office:value-type="float" office:value="73.2493043377477" calcext:value-type="float">
            <text:p><text:s text:c="3"/>73,2 </text:p>
          </table:table-cell>
          <table:table-cell table:style-name="ce9" office:value-type="float" office:value="87.403697635112" calcext:value-type="float">
            <text:p><text:s text:c="3"/>87,4 </text:p>
          </table:table-cell>
          <table:table-cell table:style-name="ce9" office:value-type="float" office:value="72.1339684356863" calcext:value-type="float">
            <text:p><text:s text:c="3"/>72,1 </text:p>
          </table:table-cell>
          <table:table-cell table:style-name="ce9" office:value-type="float" office:value="65.6827077263421" calcext:value-type="float">
            <text:p><text:s text:c="3"/>65,7 </text:p>
          </table:table-cell>
          <table:table-cell table:style-name="ce9" office:value-type="float" office:value="78.5852291450306" calcext:value-type="float">
            <text:p><text:s text:c="3"/>78,6 </text:p>
          </table:table-cell>
          <table:table-cell table:style-name="ce9" office:value-type="float" office:value="80.9476401014073" calcext:value-type="float">
            <text:p><text:s text:c="3"/>80,9 </text:p>
          </table:table-cell>
          <table:table-cell table:style-name="ce9" office:value-type="float" office:value="75.6727214188509" calcext:value-type="float">
            <text:p><text:s text:c="3"/>75,7 </text:p>
          </table:table-cell>
          <table:table-cell table:style-name="ce9" office:value-type="float" office:value="86.2225587839638" calcext:value-type="float">
            <text:p><text:s text:c="3"/>86,2 </text:p>
          </table:table-cell>
          <table:table-cell table:style-name="ce9" office:value-type="float" office:value="87.8744695350832" calcext:value-type="float">
            <text:p><text:s text:c="3"/>87,9 </text:p>
          </table:table-cell>
          <table:table-cell table:style-name="ce9" office:value-type="float" office:value="81.5324279587872" calcext:value-type="float">
            <text:p><text:s text:c="3"/>81,5 </text:p>
          </table:table-cell>
          <table:table-cell table:style-name="ce9" office:value-type="float" office:value="94.2165111113791" calcext:value-type="float">
            <text:p><text:s text:c="3"/>94,2 </text:p>
          </table:table-cell>
          <table:table-cell table:style-name="ce9" office:value-type="float" office:value="82.1414083771344" calcext:value-type="float">
            <text:p><text:s text:c="3"/>82,1 </text:p>
          </table:table-cell>
          <table:table-cell table:style-name="ce9" office:value-type="float" office:value="78.5565919491454" calcext:value-type="float">
            <text:p><text:s text:c="3"/>78,6 </text:p>
          </table:table-cell>
          <table:table-cell table:style-name="ce9" office:value-type="float" office:value="85.7262248051233" calcext:value-type="float">
            <text:p><text:s text:c="3"/>85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52.3069505131867" calcext:value-type="float">
            <text:p><text:s text:c="3"/>52,3 </text:p>
          </table:table-cell>
          <table:table-cell table:style-name="ce9" office:value-type="float" office:value="49.250016441068" calcext:value-type="float">
            <text:p><text:s text:c="3"/>49,3 </text:p>
          </table:table-cell>
          <table:table-cell table:style-name="ce9" office:value-type="float" office:value="55.3638845853053" calcext:value-type="float">
            <text:p><text:s text:c="3"/>55,4 </text:p>
          </table:table-cell>
          <table:table-cell table:style-name="ce9" office:value-type="float" office:value="75.2398602965772" calcext:value-type="float">
            <text:p><text:s text:c="3"/>75,2 </text:p>
          </table:table-cell>
          <table:table-cell table:style-name="ce9" office:value-type="float" office:value="72.5516398301142" calcext:value-type="float">
            <text:p><text:s text:c="3"/>72,6 </text:p>
          </table:table-cell>
          <table:table-cell table:style-name="ce9" office:value-type="float" office:value="77.9280807630402" calcext:value-type="float">
            <text:p><text:s text:c="3"/>77,9 </text:p>
          </table:table-cell>
          <table:table-cell table:style-name="ce9" office:value-type="float" office:value="79.3080739682358" calcext:value-type="float">
            <text:p><text:s text:c="3"/>79,3 </text:p>
          </table:table-cell>
          <table:table-cell table:style-name="ce9" office:value-type="float" office:value="76.7568696733344" calcext:value-type="float">
            <text:p><text:s text:c="3"/>76,8 </text:p>
          </table:table-cell>
          <table:table-cell table:style-name="ce9" office:value-type="float" office:value="81.8592782631371" calcext:value-type="float">
            <text:p><text:s text:c="3"/>81,9 </text:p>
          </table:table-cell>
          <table:table-cell table:style-name="ce9" office:value-type="float" office:value="76.6062020525259" calcext:value-type="float">
            <text:p><text:s text:c="3"/>76,6 </text:p>
          </table:table-cell>
          <table:table-cell table:style-name="ce9" office:value-type="float" office:value="69.1248035386575" calcext:value-type="float">
            <text:p><text:s text:c="3"/>69,1 </text:p>
          </table:table-cell>
          <table:table-cell table:style-name="ce9" office:value-type="float" office:value="84.0876005663943" calcext:value-type="float">
            <text:p><text:s text:c="3"/>84,1 </text:p>
          </table:table-cell>
          <table:table-cell table:style-name="ce9" office:value-type="float" office:value="46.9150651137027" calcext:value-type="float">
            <text:p><text:s text:c="3"/>46,9 </text:p>
          </table:table-cell>
          <table:table-cell table:style-name="ce9" office:value-type="float" office:value="42.7347869566575" calcext:value-type="float">
            <text:p><text:s text:c="3"/>42,7 </text:p>
          </table:table-cell>
          <table:table-cell table:style-name="ce9" office:value-type="float" office:value="51.0953432707479" calcext:value-type="float">
            <text:p><text:s text:c="3"/>51,1 </text:p>
          </table:table-cell>
          <table:table-cell table:style-name="ce9" office:value-type="float" office:value="71.7393634706282" calcext:value-type="float">
            <text:p><text:s text:c="3"/>71,7 </text:p>
          </table:table-cell>
          <table:table-cell table:style-name="ce9" office:value-type="float" office:value="67.5871222826759" calcext:value-type="float">
            <text:p><text:s text:c="3"/>67,6 </text:p>
          </table:table-cell>
          <table:table-cell table:style-name="ce9" office:value-type="float" office:value="75.8916046585806" calcext:value-type="float">
            <text:p><text:s text:c="3"/>75,9 </text:p>
          </table:table-cell>
          <table:table-cell table:style-name="ce9" office:value-type="float" office:value="76.2681796440498" calcext:value-type="float">
            <text:p><text:s text:c="3"/>76,3 </text:p>
          </table:table-cell>
          <table:table-cell table:style-name="ce9" office:value-type="float" office:value="72.84849533861" calcext:value-type="float">
            <text:p><text:s text:c="3"/>72,8 </text:p>
          </table:table-cell>
          <table:table-cell table:style-name="ce9" office:value-type="float" office:value="79.6878639494896" calcext:value-type="float">
            <text:p><text:s text:c="3"/>79,7 </text:p>
          </table:table-cell>
          <table:table-cell table:style-name="ce9" office:value-type="float" office:value="75.1556665814307" calcext:value-type="float">
            <text:p><text:s text:c="3"/>75,2 </text:p>
          </table:table-cell>
          <table:table-cell table:style-name="ce9" office:value-type="float" office:value="65.1553889807384" calcext:value-type="float">
            <text:p><text:s text:c="3"/>65,2 </text:p>
          </table:table-cell>
          <table:table-cell table:style-name="ce9" office:value-type="float" office:value="85.1559441821229" calcext:value-type="float">
            <text:p><text:s text:c="3"/>85,2 </text:p>
          </table:table-cell>
          <table:table-cell table:style-name="ce9" office:value-type="float" office:value="56.871980736812" calcext:value-type="float">
            <text:p><text:s text:c="3"/>56,9 </text:p>
          </table:table-cell>
          <table:table-cell table:style-name="ce9" office:value-type="float" office:value="53.6531706723377" calcext:value-type="float">
            <text:p><text:s text:c="3"/>53,7 </text:p>
          </table:table-cell>
          <table:table-cell table:style-name="ce9" office:value-type="float" office:value="60.0907908012862" calcext:value-type="float">
            <text:p><text:s text:c="3"/>60,1 </text:p>
          </table:table-cell>
          <table:table-cell table:style-name="ce9" office:value-type="float" office:value="78.2582909563994" calcext:value-type="float">
            <text:p><text:s text:c="3"/>78,3 </text:p>
          </table:table-cell>
          <table:table-cell table:style-name="ce9" office:value-type="float" office:value="74.9849337895304" calcext:value-type="float">
            <text:p><text:s text:c="3"/>75,0 </text:p>
          </table:table-cell>
          <table:table-cell table:style-name="ce9" office:value-type="float" office:value="81.5316481232684" calcext:value-type="float">
            <text:p><text:s text:c="3"/>81,5 </text:p>
          </table:table-cell>
          <table:table-cell table:style-name="ce9" office:value-type="float" office:value="82.2390041589964" calcext:value-type="float">
            <text:p><text:s text:c="3"/>82,2 </text:p>
          </table:table-cell>
          <table:table-cell table:style-name="ce9" office:value-type="float" office:value="79.1379356761994" calcext:value-type="float">
            <text:p><text:s text:c="3"/>79,1 </text:p>
          </table:table-cell>
          <table:table-cell table:style-name="ce9" office:value-type="float" office:value="85.3400726417934" calcext:value-type="float">
            <text:p><text:s text:c="3"/>85,3 </text:p>
          </table:table-cell>
          <table:table-cell table:style-name="ce9" office:value-type="float" office:value="78.0233890324924" calcext:value-type="float">
            <text:p><text:s text:c="3"/>78,0 </text:p>
          </table:table-cell>
          <table:table-cell table:style-name="ce9" office:value-type="float" office:value="72.4626600258981" calcext:value-type="float">
            <text:p><text:s text:c="3"/>72,5 </text:p>
          </table:table-cell>
          <table:table-cell table:style-name="ce9" office:value-type="float" office:value="83.5841180390867" calcext:value-type="float">
            <text:p><text:s text:c="3"/>83,6 </text:p>
          </table:table-cell>
          <table:table-cell table:style-name="ce9" office:value-type="float" office:value="50.7163145397884" calcext:value-type="float">
            <text:p><text:s text:c="3"/>50,7 </text:p>
          </table:table-cell>
          <table:table-cell table:style-name="ce9" office:value-type="float" office:value="47.4990914676714" calcext:value-type="float">
            <text:p><text:s text:c="3"/>47,5 </text:p>
          </table:table-cell>
          <table:table-cell table:style-name="ce9" office:value-type="float" office:value="53.9335376119054" calcext:value-type="float">
            <text:p><text:s text:c="3"/>53,9 </text:p>
          </table:table-cell>
          <table:table-cell table:style-name="ce9" office:value-type="float" office:value="73.7672390201458" calcext:value-type="float">
            <text:p><text:s text:c="3"/>73,8 </text:p>
          </table:table-cell>
          <table:table-cell table:style-name="ce9" office:value-type="float" office:value="71.0813043110141" calcext:value-type="float">
            <text:p><text:s text:c="3"/>71,1 </text:p>
          </table:table-cell>
          <table:table-cell table:style-name="ce9" office:value-type="float" office:value="76.4531737292775" calcext:value-type="float">
            <text:p><text:s text:c="3"/>76,5 </text:p>
          </table:table-cell>
          <table:table-cell table:style-name="ce9" office:value-type="float" office:value="78.0327275195685" calcext:value-type="float">
            <text:p><text:s text:c="3"/>78,0 </text:p>
          </table:table-cell>
          <table:table-cell table:style-name="ce9" office:value-type="float" office:value="75.2480548219287" calcext:value-type="float">
            <text:p><text:s text:c="3"/>75,2 </text:p>
          </table:table-cell>
          <table:table-cell table:style-name="ce9" office:value-type="float" office:value="80.8174002172083" calcext:value-type="float">
            <text:p><text:s text:c="3"/>80,8 </text:p>
          </table:table-cell>
          <table:table-cell table:style-name="ce9" office:value-type="float" office:value="75.0814386068272" calcext:value-type="float">
            <text:p><text:s text:c="3"/>75,1 </text:p>
          </table:table-cell>
          <table:table-cell table:style-name="ce9" office:value-type="float" office:value="66.8221194410472" calcext:value-type="float">
            <text:p><text:s text:c="3"/>66,8 </text:p>
          </table:table-cell>
          <table:table-cell table:style-name="ce9" office:value-type="float" office:value="83.3407577726072" calcext:value-type="float">
            <text:p><text:s text:c="3"/>83,3 </text:p>
          </table:table-cell>
          <table:table-cell table:style-name="ce9" office:value-type="float" office:value="61.5742209721859" calcext:value-type="float">
            <text:p><text:s text:c="3"/>61,6 </text:p>
          </table:table-cell>
          <table:table-cell table:style-name="ce9" office:value-type="float" office:value="52.6502909803379" calcext:value-type="float">
            <text:p><text:s text:c="3"/>52,7 </text:p>
          </table:table-cell>
          <table:table-cell table:style-name="ce9" office:value-type="float" office:value="70.4981509640339" calcext:value-type="float">
            <text:p><text:s text:c="3"/>70,5 </text:p>
          </table:table-cell>
          <table:table-cell table:style-name="ce9" office:value-type="float" office:value="85.7489055369398" calcext:value-type="float">
            <text:p><text:s text:c="3"/>85,7 </text:p>
          </table:table-cell>
          <table:table-cell table:style-name="ce9" office:value-type="float" office:value="81.6196414976735" calcext:value-type="float">
            <text:p><text:s text:c="3"/>81,6 </text:p>
          </table:table-cell>
          <table:table-cell table:style-name="ce9" office:value-type="float" office:value="89.8781695762062" calcext:value-type="float">
            <text:p><text:s text:c="3"/>89,9 </text:p>
          </table:table-cell>
          <table:table-cell table:style-name="ce9" office:value-type="float" office:value="87.5234581815703" calcext:value-type="float">
            <text:p><text:s text:c="3"/>87,5 </text:p>
          </table:table-cell>
          <table:table-cell table:style-name="ce9" office:value-type="float" office:value="85.0459471873983" calcext:value-type="float">
            <text:p><text:s text:c="3"/>85,0 </text:p>
          </table:table-cell>
          <table:table-cell table:style-name="ce9" office:value-type="float" office:value="90.0009691757424" calcext:value-type="float">
            <text:p><text:s text:c="3"/>90,0 </text:p>
          </table:table-cell>
          <table:table-cell table:style-name="ce9" office:value-type="float" office:value="90.9062866965234" calcext:value-type="float">
            <text:p><text:s text:c="3"/>90,9 </text:p>
          </table:table-cell>
          <table:table-cell table:style-name="ce9" office:value-type="float" office:value="85.5405222520375" calcext:value-type="float">
            <text:p><text:s text:c="3"/>85,5 </text:p>
          </table:table-cell>
          <table:table-cell table:style-name="ce9" office:value-type="float" office:value="96.2720511410094" calcext:value-type="float">
            <text:p><text:s text:c="3"/>96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48.9698427217026" calcext:value-type="float">
            <text:p><text:s text:c="3"/>49,0 </text:p>
          </table:table-cell>
          <table:table-cell table:style-name="ce9" office:value-type="float" office:value="45.4906068942387" calcext:value-type="float">
            <text:p><text:s text:c="3"/>45,5 </text:p>
          </table:table-cell>
          <table:table-cell table:style-name="ce9" office:value-type="float" office:value="52.4490785491664" calcext:value-type="float">
            <text:p><text:s text:c="3"/>52,4 </text:p>
          </table:table-cell>
          <table:table-cell table:style-name="ce9" office:value-type="float" office:value="70.5278822501436" calcext:value-type="float">
            <text:p><text:s text:c="3"/>70,5 </text:p>
          </table:table-cell>
          <table:table-cell table:style-name="ce9" office:value-type="float" office:value="67.4180348215004" calcext:value-type="float">
            <text:p><text:s text:c="3"/>67,4 </text:p>
          </table:table-cell>
          <table:table-cell table:style-name="ce9" office:value-type="float" office:value="73.6377296787869" calcext:value-type="float">
            <text:p><text:s text:c="3"/>73,6 </text:p>
          </table:table-cell>
          <table:table-cell table:style-name="ce9" office:value-type="float" office:value="75.2822964345244" calcext:value-type="float">
            <text:p><text:s text:c="3"/>75,3 </text:p>
          </table:table-cell>
          <table:table-cell table:style-name="ce9" office:value-type="float" office:value="72.5803861613099" calcext:value-type="float">
            <text:p><text:s text:c="3"/>72,6 </text:p>
          </table:table-cell>
          <table:table-cell table:style-name="ce9" office:value-type="float" office:value="77.9842067077389" calcext:value-type="float">
            <text:p><text:s text:c="3"/>78,0 </text:p>
          </table:table-cell>
          <table:table-cell table:style-name="ce9" office:value-type="float" office:value="78.9395540481567" calcext:value-type="float">
            <text:p><text:s text:c="3"/>78,9 </text:p>
          </table:table-cell>
          <table:table-cell table:style-name="ce9" office:value-type="float" office:value="67.8486738228704" calcext:value-type="float">
            <text:p><text:s text:c="3"/>67,8 </text:p>
          </table:table-cell>
          <table:table-cell table:style-name="ce9" office:value-type="float" office:value="90.0304342734429" calcext:value-type="float">
            <text:p><text:s text:c="3"/>90,0 </text:p>
          </table:table-cell>
          <table:table-cell table:style-name="ce9" office:value-type="float" office:value="47.7563855340794" calcext:value-type="float">
            <text:p><text:s text:c="3"/>47,8 </text:p>
          </table:table-cell>
          <table:table-cell table:style-name="ce9" office:value-type="float" office:value="43.3758620047605" calcext:value-type="float">
            <text:p><text:s text:c="3"/>43,4 </text:p>
          </table:table-cell>
          <table:table-cell table:style-name="ce9" office:value-type="float" office:value="52.1369090633982" calcext:value-type="float">
            <text:p><text:s text:c="3"/>52,1 </text:p>
          </table:table-cell>
          <table:table-cell table:style-name="ce9" office:value-type="float" office:value="67.4793044499062" calcext:value-type="float">
            <text:p><text:s text:c="3"/>67,5 </text:p>
          </table:table-cell>
          <table:table-cell table:style-name="ce9" office:value-type="float" office:value="63.2104664004971" calcext:value-type="float">
            <text:p><text:s text:c="3"/>63,2 </text:p>
          </table:table-cell>
          <table:table-cell table:style-name="ce9" office:value-type="float" office:value="71.7481424993153" calcext:value-type="float">
            <text:p><text:s text:c="3"/>71,7 </text:p>
          </table:table-cell>
          <table:table-cell table:style-name="ce9" office:value-type="float" office:value="73.8151060370039" calcext:value-type="float">
            <text:p><text:s text:c="3"/>73,8 </text:p>
          </table:table-cell>
          <table:table-cell table:style-name="ce9" office:value-type="float" office:value="70.7289446433199" calcext:value-type="float">
            <text:p><text:s text:c="3"/>70,7 </text:p>
          </table:table-cell>
          <table:table-cell table:style-name="ce9" office:value-type="float" office:value="76.9012674306879" calcext:value-type="float">
            <text:p><text:s text:c="3"/>76,9 </text:p>
          </table:table-cell>
          <table:table-cell table:style-name="ce9" office:value-type="float" office:value="75.8438850153046" calcext:value-type="float">
            <text:p><text:s text:c="3"/>75,8 </text:p>
          </table:table-cell>
          <table:table-cell table:style-name="ce9" office:value-type="float" office:value="61.4942179715749" calcext:value-type="float">
            <text:p><text:s text:c="3"/>61,5 </text:p>
          </table:table-cell>
          <table:table-cell table:style-name="ce9" office:value-type="float" office:value="90.1935520590342" calcext:value-type="float">
            <text:p><text:s text:c="3"/>90,2 </text:p>
          </table:table-cell>
          <table:table-cell table:style-name="ce9" office:value-type="float" office:value="50.086596721652" calcext:value-type="float">
            <text:p><text:s text:c="3"/>50,1 </text:p>
          </table:table-cell>
          <table:table-cell table:style-name="ce9" office:value-type="float" office:value="45.8276463507339" calcext:value-type="float">
            <text:p><text:s text:c="3"/>45,8 </text:p>
          </table:table-cell>
          <table:table-cell table:style-name="ce9" office:value-type="float" office:value="54.3455470925701" calcext:value-type="float">
            <text:p><text:s text:c="3"/>54,3 </text:p>
          </table:table-cell>
          <table:table-cell table:style-name="ce9" office:value-type="float" office:value="73.3155682192259" calcext:value-type="float">
            <text:p><text:s text:c="3"/>73,3 </text:p>
          </table:table-cell>
          <table:table-cell table:style-name="ce9" office:value-type="float" office:value="70.0664476529282" calcext:value-type="float">
            <text:p><text:s text:c="3"/>70,1 </text:p>
          </table:table-cell>
          <table:table-cell table:style-name="ce9" office:value-type="float" office:value="76.5646887855236" calcext:value-type="float">
            <text:p><text:s text:c="3"/>76,6 </text:p>
          </table:table-cell>
          <table:table-cell table:style-name="ce9" office:value-type="float" office:value="76.803563751728" calcext:value-type="float">
            <text:p><text:s text:c="3"/>76,8 </text:p>
          </table:table-cell>
          <table:table-cell table:style-name="ce9" office:value-type="float" office:value="73.4502681539923" calcext:value-type="float">
            <text:p><text:s text:c="3"/>73,5 </text:p>
          </table:table-cell>
          <table:table-cell table:style-name="ce9" office:value-type="float" office:value="80.1568593494638" calcext:value-type="float">
            <text:p><text:s text:c="3"/>80,2 </text:p>
          </table:table-cell>
          <table:table-cell table:style-name="ce9" office:value-type="float" office:value="82.1846509263198" calcext:value-type="float">
            <text:p><text:s text:c="3"/>82,2 </text:p>
          </table:table-cell>
          <table:table-cell table:style-name="ce9" office:value-type="float" office:value="74.1178215512888" calcext:value-type="float">
            <text:p><text:s text:c="3"/>74,1 </text:p>
          </table:table-cell>
          <table:table-cell table:style-name="ce9" office:value-type="float" office:value="90.2514803013507" calcext:value-type="float">
            <text:p><text:s text:c="3"/>90,3 </text:p>
          </table:table-cell>
          <table:table-cell table:style-name="ce9" office:value-type="float" office:value="47.7852813170843" calcext:value-type="float">
            <text:p><text:s text:c="3"/>47,8 </text:p>
          </table:table-cell>
          <table:table-cell table:style-name="ce9" office:value-type="float" office:value="43.9741624875469" calcext:value-type="float">
            <text:p><text:s text:c="3"/>44,0 </text:p>
          </table:table-cell>
          <table:table-cell table:style-name="ce9" office:value-type="float" office:value="51.5964001466218" calcext:value-type="float">
            <text:p><text:s text:c="3"/>51,6 </text:p>
          </table:table-cell>
          <table:table-cell table:style-name="ce9" office:value-type="float" office:value="68.9386190950577" calcext:value-type="float">
            <text:p><text:s text:c="3"/>68,9 </text:p>
          </table:table-cell>
          <table:table-cell table:style-name="ce9" office:value-type="float" office:value="65.8974729763422" calcext:value-type="float">
            <text:p><text:s text:c="3"/>65,9 </text:p>
          </table:table-cell>
          <table:table-cell table:style-name="ce9" office:value-type="float" office:value="71.9797652137732" calcext:value-type="float">
            <text:p><text:s text:c="3"/>72,0 </text:p>
          </table:table-cell>
          <table:table-cell table:style-name="ce9" office:value-type="float" office:value="73.734604515269" calcext:value-type="float">
            <text:p><text:s text:c="3"/>73,7 </text:p>
          </table:table-cell>
          <table:table-cell table:style-name="ce9" office:value-type="float" office:value="71.0486169025618" calcext:value-type="float">
            <text:p><text:s text:c="3"/>71,0 </text:p>
          </table:table-cell>
          <table:table-cell table:style-name="ce9" office:value-type="float" office:value="76.4205921279762" calcext:value-type="float">
            <text:p><text:s text:c="3"/>76,4 </text:p>
          </table:table-cell>
          <table:table-cell table:style-name="ce9" office:value-type="float" office:value="77.8833450630317" calcext:value-type="float">
            <text:p><text:s text:c="3"/>77,9 </text:p>
          </table:table-cell>
          <table:table-cell table:style-name="ce9" office:value-type="float" office:value="65.3858868903913" calcext:value-type="float">
            <text:p><text:s text:c="3"/>65,4 </text:p>
          </table:table-cell>
          <table:table-cell table:style-name="ce9" office:value-type="float" office:value="90.3808032356722" calcext:value-type="float">
            <text:p><text:s text:c="3"/>90,4 </text:p>
          </table:table-cell>
          <table:table-cell table:style-name="ce9" office:value-type="float" office:value="58.562997914912" calcext:value-type="float">
            <text:p><text:s text:c="3"/>58,6 </text:p>
          </table:table-cell>
          <table:table-cell table:style-name="ce9" office:value-type="float" office:value="49.8048970705656" calcext:value-type="float">
            <text:p><text:s text:c="3"/>49,8 </text:p>
          </table:table-cell>
          <table:table-cell table:style-name="ce9" office:value-type="float" office:value="67.3210987592584" calcext:value-type="float">
            <text:p><text:s text:c="3"/>67,3 </text:p>
          </table:table-cell>
          <table:table-cell table:style-name="ce9" office:value-type="float" office:value="82.8944711426885" calcext:value-type="float">
            <text:p><text:s text:c="3"/>82,9 </text:p>
          </table:table-cell>
          <table:table-cell table:style-name="ce9" office:value-type="float" office:value="79.011642120117" calcext:value-type="float">
            <text:p><text:s text:c="3"/>79,0 </text:p>
          </table:table-cell>
          <table:table-cell table:style-name="ce9" office:value-type="float" office:value="86.77730016526" calcext:value-type="float">
            <text:p><text:s text:c="3"/>86,8 </text:p>
          </table:table-cell>
          <table:table-cell table:style-name="ce9" office:value-type="float" office:value="86.5081037917936" calcext:value-type="float">
            <text:p><text:s text:c="3"/>86,5 </text:p>
          </table:table-cell>
          <table:table-cell table:style-name="ce9" office:value-type="float" office:value="83.085156099579" calcext:value-type="float">
            <text:p><text:s text:c="3"/>83,1 </text:p>
          </table:table-cell>
          <table:table-cell table:style-name="ce9" office:value-type="float" office:value="89.9310514840082" calcext:value-type="float">
            <text:p><text:s text:c="3"/>89,9 </text:p>
          </table:table-cell>
          <table:table-cell table:style-name="ce9" office:value-type="float" office:value="87.2275544550769" calcext:value-type="float">
            <text:p><text:s text:c="3"/>87,2 </text:p>
          </table:table-cell>
          <table:table-cell table:style-name="ce9" office:value-type="float" office:value="83.9839130086429" calcext:value-type="float">
            <text:p><text:s text:c="3"/>84,0 </text:p>
          </table:table-cell>
          <table:table-cell table:style-name="ce9" office:value-type="float" office:value="90.4711959015108" calcext:value-type="float">
            <text:p><text:s text:c="3"/>90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48.1791528482704" calcext:value-type="float">
            <text:p><text:s text:c="3"/>48,2 </text:p>
          </table:table-cell>
          <table:table-cell table:style-name="ce9" office:value-type="float" office:value="45.3190648969441" calcext:value-type="float">
            <text:p><text:s text:c="3"/>45,3 </text:p>
          </table:table-cell>
          <table:table-cell table:style-name="ce9" office:value-type="float" office:value="51.0392407995968" calcext:value-type="float">
            <text:p><text:s text:c="3"/>51,0 </text:p>
          </table:table-cell>
          <table:table-cell table:style-name="ce9" office:value-type="float" office:value="64.4534017266361" calcext:value-type="float">
            <text:p><text:s text:c="3"/>64,5 </text:p>
          </table:table-cell>
          <table:table-cell table:style-name="ce9" office:value-type="float" office:value="61.8879110678159" calcext:value-type="float">
            <text:p><text:s text:c="3"/>61,9 </text:p>
          </table:table-cell>
          <table:table-cell table:style-name="ce9" office:value-type="float" office:value="67.0188923854563" calcext:value-type="float">
            <text:p><text:s text:c="3"/>67,0 </text:p>
          </table:table-cell>
          <table:table-cell table:style-name="ce9" office:value-type="float" office:value="72.80609774951" calcext:value-type="float">
            <text:p><text:s text:c="3"/>72,8 </text:p>
          </table:table-cell>
          <table:table-cell table:style-name="ce9" office:value-type="float" office:value="70.1849948953957" calcext:value-type="float">
            <text:p><text:s text:c="3"/>70,2 </text:p>
          </table:table-cell>
          <table:table-cell table:style-name="ce9" office:value-type="float" office:value="75.4272006036244" calcext:value-type="float">
            <text:p><text:s text:c="3"/>75,4 </text:p>
          </table:table-cell>
          <table:table-cell table:style-name="ce9" office:value-type="float" office:value="73.7263131381083" calcext:value-type="float">
            <text:p><text:s text:c="3"/>73,7 </text:p>
          </table:table-cell>
          <table:table-cell table:style-name="ce9" office:value-type="float" office:value="67.4349556631249" calcext:value-type="float">
            <text:p><text:s text:c="3"/>67,4 </text:p>
          </table:table-cell>
          <table:table-cell table:style-name="ce9" office:value-type="float" office:value="80.0176706130916" calcext:value-type="float">
            <text:p><text:s text:c="3"/>80,0 </text:p>
          </table:table-cell>
          <table:table-cell table:style-name="ce9" office:value-type="float" office:value="42.148035775654" calcext:value-type="float">
            <text:p><text:s text:c="3"/>42,1 </text:p>
          </table:table-cell>
          <table:table-cell table:style-name="ce9" office:value-type="float" office:value="38.4090498925351" calcext:value-type="float">
            <text:p><text:s text:c="3"/>38,4 </text:p>
          </table:table-cell>
          <table:table-cell table:style-name="ce9" office:value-type="float" office:value="45.8870216587729" calcext:value-type="float">
            <text:p><text:s text:c="3"/>45,9 </text:p>
          </table:table-cell>
          <table:table-cell table:style-name="ce9" office:value-type="float" office:value="62.8986801699499" calcext:value-type="float">
            <text:p><text:s text:c="3"/>62,9 </text:p>
          </table:table-cell>
          <table:table-cell table:style-name="ce9" office:value-type="float" office:value="59.7464147542787" calcext:value-type="float">
            <text:p><text:s text:c="3"/>59,7 </text:p>
          </table:table-cell>
          <table:table-cell table:style-name="ce9" office:value-type="float" office:value="66.0509455856211" calcext:value-type="float">
            <text:p><text:s text:c="3"/>66,1 </text:p>
          </table:table-cell>
          <table:table-cell table:style-name="ce9" office:value-type="float" office:value="71.0235251160032" calcext:value-type="float">
            <text:p><text:s text:c="3"/>71,0 </text:p>
          </table:table-cell>
          <table:table-cell table:style-name="ce9" office:value-type="float" office:value="67.7571680245631" calcext:value-type="float">
            <text:p><text:s text:c="3"/>67,8 </text:p>
          </table:table-cell>
          <table:table-cell table:style-name="ce9" office:value-type="float" office:value="74.2898822074432" calcext:value-type="float">
            <text:p><text:s text:c="3"/>74,3 </text:p>
          </table:table-cell>
          <table:table-cell table:style-name="ce9" office:value-type="float" office:value="64.9488727984802" calcext:value-type="float">
            <text:p><text:s text:c="3"/>64,9 </text:p>
          </table:table-cell>
          <table:table-cell table:style-name="ce9" office:value-type="float" office:value="56.6292808624974" calcext:value-type="float">
            <text:p><text:s text:c="3"/>56,6 </text:p>
          </table:table-cell>
          <table:table-cell table:style-name="ce9" office:value-type="float" office:value="73.268464734463" calcext:value-type="float">
            <text:p><text:s text:c="3"/>73,3 </text:p>
          </table:table-cell>
          <table:table-cell table:style-name="ce9" office:value-type="float" office:value="53.687496453235" calcext:value-type="float">
            <text:p><text:s text:c="3"/>53,7 </text:p>
          </table:table-cell>
          <table:table-cell table:style-name="ce9" office:value-type="float" office:value="50.3619350586647" calcext:value-type="float">
            <text:p><text:s text:c="3"/>50,4 </text:p>
          </table:table-cell>
          <table:table-cell table:style-name="ce9" office:value-type="float" office:value="57.0130578478053" calcext:value-type="float">
            <text:p><text:s text:c="3"/>57,0 </text:p>
          </table:table-cell>
          <table:table-cell table:style-name="ce9" office:value-type="float" office:value="65.9776000764417" calcext:value-type="float">
            <text:p><text:s text:c="3"/>66,0 </text:p>
          </table:table-cell>
          <table:table-cell table:style-name="ce9" office:value-type="float" office:value="62.1263674919688" calcext:value-type="float">
            <text:p><text:s text:c="3"/>62,1 </text:p>
          </table:table-cell>
          <table:table-cell table:style-name="ce9" office:value-type="float" office:value="69.8288326609146" calcext:value-type="float">
            <text:p><text:s text:c="3"/>69,8 </text:p>
          </table:table-cell>
          <table:table-cell table:style-name="ce9" office:value-type="float" office:value="74.5639792493228" calcext:value-type="float">
            <text:p><text:s text:c="3"/>74,6 </text:p>
          </table:table-cell>
          <table:table-cell table:style-name="ce9" office:value-type="float" office:value="71.0916516402768" calcext:value-type="float">
            <text:p><text:s text:c="3"/>71,1 </text:p>
          </table:table-cell>
          <table:table-cell table:style-name="ce9" office:value-type="float" office:value="78.0363068583687" calcext:value-type="float">
            <text:p><text:s text:c="3"/>78,0 </text:p>
          </table:table-cell>
          <table:table-cell table:style-name="ce9" office:value-type="float" office:value="82.9170356146673" calcext:value-type="float">
            <text:p><text:s text:c="3"/>82,9 </text:p>
          </table:table-cell>
          <table:table-cell table:style-name="ce9" office:value-type="float" office:value="75.3532263995006" calcext:value-type="float">
            <text:p><text:s text:c="3"/>75,4 </text:p>
          </table:table-cell>
          <table:table-cell table:style-name="ce9" office:value-type="float" office:value="90.4808448298341" calcext:value-type="float">
            <text:p><text:s text:c="3"/>90,5 </text:p>
          </table:table-cell>
          <table:table-cell table:style-name="ce9" office:value-type="float" office:value="46.8067636283237" calcext:value-type="float">
            <text:p><text:s text:c="3"/>46,8 </text:p>
          </table:table-cell>
          <table:table-cell table:style-name="ce9" office:value-type="float" office:value="43.8935910980383" calcext:value-type="float">
            <text:p><text:s text:c="3"/>43,9 </text:p>
          </table:table-cell>
          <table:table-cell table:style-name="ce9" office:value-type="float" office:value="49.7199361586091" calcext:value-type="float">
            <text:p><text:s text:c="3"/>49,7 </text:p>
          </table:table-cell>
          <table:table-cell table:style-name="ce9" office:value-type="float" office:value="63.6378657461491" calcext:value-type="float">
            <text:p><text:s text:c="3"/>63,6 </text:p>
          </table:table-cell>
          <table:table-cell table:style-name="ce9" office:value-type="float" office:value="60.9982221754687" calcext:value-type="float">
            <text:p><text:s text:c="3"/>61,0 </text:p>
          </table:table-cell>
          <table:table-cell table:style-name="ce9" office:value-type="float" office:value="66.2775093168295" calcext:value-type="float">
            <text:p><text:s text:c="3"/>66,3 </text:p>
          </table:table-cell>
          <table:table-cell table:style-name="ce9" office:value-type="float" office:value="71.6615522416702" calcext:value-type="float">
            <text:p><text:s text:c="3"/>71,7 </text:p>
          </table:table-cell>
          <table:table-cell table:style-name="ce9" office:value-type="float" office:value="69.1347631569954" calcext:value-type="float">
            <text:p><text:s text:c="3"/>69,1 </text:p>
          </table:table-cell>
          <table:table-cell table:style-name="ce9" office:value-type="float" office:value="74.188341326345" calcext:value-type="float">
            <text:p><text:s text:c="3"/>74,2 </text:p>
          </table:table-cell>
          <table:table-cell table:style-name="ce9" office:value-type="float" office:value="71.8054219190683" calcext:value-type="float">
            <text:p><text:s text:c="3"/>71,8 </text:p>
          </table:table-cell>
          <table:table-cell table:style-name="ce9" office:value-type="float" office:value="64.8459524357958" calcext:value-type="float">
            <text:p><text:s text:c="3"/>64,8 </text:p>
          </table:table-cell>
          <table:table-cell table:style-name="ce9" office:value-type="float" office:value="78.7648914023407" calcext:value-type="float">
            <text:p><text:s text:c="3"/>78,8 </text:p>
          </table:table-cell>
          <table:table-cell table:style-name="ce9" office:value-type="float" office:value="66.0704913399626" calcext:value-type="float">
            <text:p><text:s text:c="3"/>66,1 </text:p>
          </table:table-cell>
          <table:table-cell table:style-name="ce9" office:value-type="float" office:value="49.8042529820203" calcext:value-type="float">
            <text:p><text:s text:c="3"/>49,8 </text:p>
          </table:table-cell>
          <table:table-cell table:style-name="ce9" office:value-type="float" office:value="82.336729697905" calcext:value-type="float">
            <text:p><text:s text:c="3"/>82,3 </text:p>
          </table:table-cell>
          <table:table-cell table:style-name="ce9" office:value-type="float" office:value="72.1129017381" calcext:value-type="float">
            <text:p><text:s text:c="3"/>72,1 </text:p>
          </table:table-cell>
          <table:table-cell table:style-name="ce9" office:value-type="float" office:value="67.1052358726864" calcext:value-type="float">
            <text:p><text:s text:c="3"/>67,1 </text:p>
          </table:table-cell>
          <table:table-cell table:style-name="ce9" office:value-type="float" office:value="77.1205676035136" calcext:value-type="float">
            <text:p><text:s text:c="3"/>77,1 </text:p>
          </table:table-cell>
          <table:table-cell table:style-name="ce9" office:value-type="float" office:value="83.9816119740419" calcext:value-type="float">
            <text:p><text:s text:c="3"/>84,0 </text:p>
          </table:table-cell>
          <table:table-cell table:style-name="ce9" office:value-type="float" office:value="80.8313679514527" calcext:value-type="float">
            <text:p><text:s text:c="3"/>80,8 </text:p>
          </table:table-cell>
          <table:table-cell table:style-name="ce9" office:value-type="float" office:value="87.131855996631" calcext:value-type="float">
            <text:p><text:s text:c="3"/>87,1 </text:p>
          </table:table-cell>
          <table:table-cell table:style-name="ce9" office:value-type="float" office:value="91.5342582597761" calcext:value-type="float">
            <text:p><text:s text:c="3"/>91,5 </text:p>
          </table:table-cell>
          <table:table-cell table:style-name="ce9" office:value-type="float" office:value="86.9050646883052" calcext:value-type="float">
            <text:p><text:s text:c="3"/>86,9 </text:p>
          </table:table-cell>
          <table:table-cell table:style-name="ce9" office:value-type="float" office:value="96.163451831247" calcext:value-type="float">
            <text:p><text:s text:c="3"/>96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54.5927944225627" calcext:value-type="float">
            <text:p><text:s text:c="3"/>54,6 </text:p>
          </table:table-cell>
          <table:table-cell table:style-name="ce9" office:value-type="float" office:value="51.2563112103922" calcext:value-type="float">
            <text:p><text:s text:c="3"/>51,3 </text:p>
          </table:table-cell>
          <table:table-cell table:style-name="ce9" office:value-type="float" office:value="57.9292776347332" calcext:value-type="float">
            <text:p><text:s text:c="3"/>57,9 </text:p>
          </table:table-cell>
          <table:table-cell table:style-name="ce9" office:value-type="float" office:value="71.4335987307017" calcext:value-type="float">
            <text:p><text:s text:c="3"/>71,4 </text:p>
          </table:table-cell>
          <table:table-cell table:style-name="ce9" office:value-type="float" office:value="68.9418404666853" calcext:value-type="float">
            <text:p><text:s text:c="3"/>68,9 </text:p>
          </table:table-cell>
          <table:table-cell table:style-name="ce9" office:value-type="float" office:value="73.9253569947181" calcext:value-type="float">
            <text:p><text:s text:c="3"/>73,9 </text:p>
          </table:table-cell>
          <table:table-cell table:style-name="ce9" office:value-type="float" office:value="81.3224578532465" calcext:value-type="float">
            <text:p><text:s text:c="3"/>81,3 </text:p>
          </table:table-cell>
          <table:table-cell table:style-name="ce9" office:value-type="float" office:value="78.945817591462" calcext:value-type="float">
            <text:p><text:s text:c="3"/>78,9 </text:p>
          </table:table-cell>
          <table:table-cell table:style-name="ce9" office:value-type="float" office:value="83.699098115031" calcext:value-type="float">
            <text:p><text:s text:c="3"/>83,7 </text:p>
          </table:table-cell>
          <table:table-cell table:style-name="ce9" office:value-type="float" office:value="85.8830669008111" calcext:value-type="float">
            <text:p><text:s text:c="3"/>85,9 </text:p>
          </table:table-cell>
          <table:table-cell table:style-name="ce9" office:value-type="float" office:value="80.0366123143408" calcext:value-type="float">
            <text:p><text:s text:c="3"/>80,0 </text:p>
          </table:table-cell>
          <table:table-cell table:style-name="ce9" office:value-type="float" office:value="91.7295214872813" calcext:value-type="float">
            <text:p><text:s text:c="3"/>91,7 </text:p>
          </table:table-cell>
          <table:table-cell table:style-name="ce9" office:value-type="float" office:value="50.3214187488574" calcext:value-type="float">
            <text:p><text:s text:c="3"/>50,3 </text:p>
          </table:table-cell>
          <table:table-cell table:style-name="ce9" office:value-type="float" office:value="45.9510323446653" calcext:value-type="float">
            <text:p><text:s text:c="3"/>46,0 </text:p>
          </table:table-cell>
          <table:table-cell table:style-name="ce9" office:value-type="float" office:value="54.6918051530495" calcext:value-type="float">
            <text:p><text:s text:c="3"/>54,7 </text:p>
          </table:table-cell>
          <table:table-cell table:style-name="ce9" office:value-type="float" office:value="70.5204334698684" calcext:value-type="float">
            <text:p><text:s text:c="3"/>70,5 </text:p>
          </table:table-cell>
          <table:table-cell table:style-name="ce9" office:value-type="float" office:value="67.2306422533841" calcext:value-type="float">
            <text:p><text:s text:c="3"/>67,2 </text:p>
          </table:table-cell>
          <table:table-cell table:style-name="ce9" office:value-type="float" office:value="73.8102246863527" calcext:value-type="float">
            <text:p><text:s text:c="3"/>73,8 </text:p>
          </table:table-cell>
          <table:table-cell table:style-name="ce9" office:value-type="float" office:value="80.74689650858" calcext:value-type="float">
            <text:p><text:s text:c="3"/>80,7 </text:p>
          </table:table-cell>
          <table:table-cell table:style-name="ce9" office:value-type="float" office:value="77.3733314582429" calcext:value-type="float">
            <text:p><text:s text:c="3"/>77,4 </text:p>
          </table:table-cell>
          <table:table-cell table:style-name="ce9" office:value-type="float" office:value="84.1204615589171" calcext:value-type="float">
            <text:p><text:s text:c="3"/>84,1 </text:p>
          </table:table-cell>
          <table:table-cell table:style-name="ce9" office:value-type="float" office:value="83.6405793135096" calcext:value-type="float">
            <text:p><text:s text:c="3"/>83,6 </text:p>
          </table:table-cell>
          <table:table-cell table:style-name="ce9" office:value-type="float" office:value="77.1686914365676" calcext:value-type="float">
            <text:p><text:s text:c="3"/>77,2 </text:p>
          </table:table-cell>
          <table:table-cell table:style-name="ce9" office:value-type="float" office:value="90.1124671904515" calcext:value-type="float">
            <text:p><text:s text:c="3"/>90,1 </text:p>
          </table:table-cell>
          <table:table-cell table:style-name="ce9" office:value-type="float" office:value="58.3641738903571" calcext:value-type="float">
            <text:p><text:s text:c="3"/>58,4 </text:p>
          </table:table-cell>
          <table:table-cell table:style-name="ce9" office:value-type="float" office:value="54.4665127227638" calcext:value-type="float">
            <text:p><text:s text:c="3"/>54,5 </text:p>
          </table:table-cell>
          <table:table-cell table:style-name="ce9" office:value-type="float" office:value="62.2618350579504" calcext:value-type="float">
            <text:p><text:s text:c="3"/>62,3 </text:p>
          </table:table-cell>
          <table:table-cell table:style-name="ce9" office:value-type="float" office:value="72.2890427543629" calcext:value-type="float">
            <text:p><text:s text:c="3"/>72,3 </text:p>
          </table:table-cell>
          <table:table-cell table:style-name="ce9" office:value-type="float" office:value="68.437149509038" calcext:value-type="float">
            <text:p><text:s text:c="3"/>68,4 </text:p>
          </table:table-cell>
          <table:table-cell table:style-name="ce9" office:value-type="float" office:value="76.1409359996879" calcext:value-type="float">
            <text:p><text:s text:c="3"/>76,1 </text:p>
          </table:table-cell>
          <table:table-cell table:style-name="ce9" office:value-type="float" office:value="81.8674982451212" calcext:value-type="float">
            <text:p><text:s text:c="3"/>81,9 </text:p>
          </table:table-cell>
          <table:table-cell table:style-name="ce9" office:value-type="float" office:value="79.3163620272929" calcext:value-type="float">
            <text:p><text:s text:c="3"/>79,3 </text:p>
          </table:table-cell>
          <table:table-cell table:style-name="ce9" office:value-type="float" office:value="84.4186344629496" calcext:value-type="float">
            <text:p><text:s text:c="3"/>84,4 </text:p>
          </table:table-cell>
          <table:table-cell table:style-name="ce9" office:value-type="float" office:value="88.2361240920962" calcext:value-type="float">
            <text:p><text:s text:c="3"/>88,2 </text:p>
          </table:table-cell>
          <table:table-cell table:style-name="ce9" office:value-type="float" office:value="82.3630337447085" calcext:value-type="float">
            <text:p><text:s text:c="3"/>82,4 </text:p>
          </table:table-cell>
          <table:table-cell table:style-name="ce9" office:value-type="float" office:value="94.1092144394839" calcext:value-type="float">
            <text:p><text:s text:c="3"/>94,1 </text:p>
          </table:table-cell>
          <table:table-cell table:style-name="ce9" office:value-type="float" office:value="51.6740914761299" calcext:value-type="float">
            <text:p><text:s text:c="3"/>51,7 </text:p>
          </table:table-cell>
          <table:table-cell table:style-name="ce9" office:value-type="float" office:value="47.6180986505607" calcext:value-type="float">
            <text:p><text:s text:c="3"/>47,6 </text:p>
          </table:table-cell>
          <table:table-cell table:style-name="ce9" office:value-type="float" office:value="55.7300843016991" calcext:value-type="float">
            <text:p><text:s text:c="3"/>55,7 </text:p>
          </table:table-cell>
          <table:table-cell table:style-name="ce9" office:value-type="float" office:value="70.8866080053154" calcext:value-type="float">
            <text:p><text:s text:c="3"/>70,9 </text:p>
          </table:table-cell>
          <table:table-cell table:style-name="ce9" office:value-type="float" office:value="67.7887782236922" calcext:value-type="float">
            <text:p><text:s text:c="3"/>67,8 </text:p>
          </table:table-cell>
          <table:table-cell table:style-name="ce9" office:value-type="float" office:value="73.9844377869385" calcext:value-type="float">
            <text:p><text:s text:c="3"/>74,0 </text:p>
          </table:table-cell>
          <table:table-cell table:style-name="ce9" office:value-type="float" office:value="78.812348932251" calcext:value-type="float">
            <text:p><text:s text:c="3"/>78,8 </text:p>
          </table:table-cell>
          <table:table-cell table:style-name="ce9" office:value-type="float" office:value="76.0026140117567" calcext:value-type="float">
            <text:p><text:s text:c="3"/>76,0 </text:p>
          </table:table-cell>
          <table:table-cell table:style-name="ce9" office:value-type="float" office:value="81.6220838527453" calcext:value-type="float">
            <text:p><text:s text:c="3"/>81,6 </text:p>
          </table:table-cell>
          <table:table-cell table:style-name="ce9" office:value-type="float" office:value="85.0066459007912" calcext:value-type="float">
            <text:p><text:s text:c="3"/>85,0 </text:p>
          </table:table-cell>
          <table:table-cell table:style-name="ce9" office:value-type="float" office:value="77.3403650804701" calcext:value-type="float">
            <text:p><text:s text:c="3"/>77,3 </text:p>
          </table:table-cell>
          <table:table-cell table:style-name="ce9" office:value-type="float" office:value="92.6729267211122" calcext:value-type="float">
            <text:p><text:s text:c="3"/>92,7 </text:p>
          </table:table-cell>
          <table:table-cell table:style-name="ce9" office:value-type="float" office:value="64.4984617254648" calcext:value-type="float">
            <text:p><text:s text:c="3"/>64,5 </text:p>
          </table:table-cell>
          <table:table-cell table:style-name="ce9" office:value-type="float" office:value="59.6736899731727" calcext:value-type="float">
            <text:p><text:s text:c="3"/>59,7 </text:p>
          </table:table-cell>
          <table:table-cell table:style-name="ce9" office:value-type="float" office:value="69.3232334777569" calcext:value-type="float">
            <text:p><text:s text:c="3"/>69,3 </text:p>
          </table:table-cell>
          <table:table-cell table:style-name="ce9" office:value-type="float" office:value="72.6327226561478" calcext:value-type="float">
            <text:p><text:s text:c="3"/>72,6 </text:p>
          </table:table-cell>
          <table:table-cell table:style-name="ce9" office:value-type="float" office:value="68.6177365793116" calcext:value-type="float">
            <text:p><text:s text:c="3"/>68,6 </text:p>
          </table:table-cell>
          <table:table-cell table:style-name="ce9" office:value-type="float" office:value="76.647708732984" calcext:value-type="float">
            <text:p><text:s text:c="3"/>76,6 </text:p>
          </table:table-cell>
          <table:table-cell table:style-name="ce9" office:value-type="float" office:value="86.8644001185083" calcext:value-type="float">
            <text:p><text:s text:c="3"/>86,9 </text:p>
          </table:table-cell>
          <table:table-cell table:style-name="ce9" office:value-type="float" office:value="83.7892683843467" calcext:value-type="float">
            <text:p><text:s text:c="3"/>83,8 </text:p>
          </table:table-cell>
          <table:table-cell table:style-name="ce9" office:value-type="float" office:value="89.9395318526699" calcext:value-type="float">
            <text:p><text:s text:c="3"/>89,9 </text:p>
          </table:table-cell>
          <table:table-cell table:style-name="ce9" office:value-type="float" office:value="87.9842303123236" calcext:value-type="float">
            <text:p><text:s text:c="3"/>88,0 </text:p>
          </table:table-cell>
          <table:table-cell table:style-name="ce9" office:value-type="float" office:value="80.4726582008745" calcext:value-type="float">
            <text:p><text:s text:c="3"/>80,5 </text:p>
          </table:table-cell>
          <table:table-cell table:style-name="ce9" office:value-type="float" office:value="95.4958024237727" calcext:value-type="float">
            <text:p><text:s text:c="3"/>95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47.7721485337863" calcext:value-type="float">
            <text:p><text:s text:c="3"/>47,8 </text:p>
          </table:table-cell>
          <table:table-cell table:style-name="ce9" office:value-type="float" office:value="44.8629995183916" calcext:value-type="float">
            <text:p><text:s text:c="3"/>44,9 </text:p>
          </table:table-cell>
          <table:table-cell table:style-name="ce9" office:value-type="float" office:value="50.6812975491809" calcext:value-type="float">
            <text:p><text:s text:c="3"/>50,7 </text:p>
          </table:table-cell>
          <table:table-cell table:style-name="ce9" office:value-type="float" office:value="67.6945568103963" calcext:value-type="float">
            <text:p><text:s text:c="3"/>67,7 </text:p>
          </table:table-cell>
          <table:table-cell table:style-name="ce9" office:value-type="float" office:value="65.2733455048895" calcext:value-type="float">
            <text:p><text:s text:c="3"/>65,3 </text:p>
          </table:table-cell>
          <table:table-cell table:style-name="ce9" office:value-type="float" office:value="70.1157681159031" calcext:value-type="float">
            <text:p><text:s text:c="3"/>70,1 </text:p>
          </table:table-cell>
          <table:table-cell table:style-name="ce9" office:value-type="float" office:value="77.6567856358479" calcext:value-type="float">
            <text:p><text:s text:c="3"/>77,7 </text:p>
          </table:table-cell>
          <table:table-cell table:style-name="ce9" office:value-type="float" office:value="75.0313300607245" calcext:value-type="float">
            <text:p><text:s text:c="3"/>75,0 </text:p>
          </table:table-cell>
          <table:table-cell table:style-name="ce9" office:value-type="float" office:value="80.2822412109712" calcext:value-type="float">
            <text:p><text:s text:c="3"/>80,3 </text:p>
          </table:table-cell>
          <table:table-cell table:style-name="ce9" office:value-type="float" office:value="86.1808160411592" calcext:value-type="float">
            <text:p><text:s text:c="3"/>86,2 </text:p>
          </table:table-cell>
          <table:table-cell table:style-name="ce9" office:value-type="float" office:value="82.855229125522" calcext:value-type="float">
            <text:p><text:s text:c="3"/>82,9 </text:p>
          </table:table-cell>
          <table:table-cell table:style-name="ce9" office:value-type="float" office:value="89.5064029567964" calcext:value-type="float">
            <text:p><text:s text:c="3"/>89,5 </text:p>
          </table:table-cell>
          <table:table-cell table:style-name="ce9" office:value-type="float" office:value="40.8352648781002" calcext:value-type="float">
            <text:p><text:s text:c="3"/>40,8 </text:p>
          </table:table-cell>
          <table:table-cell table:style-name="ce9" office:value-type="float" office:value="37.4394225890662" calcext:value-type="float">
            <text:p><text:s text:c="3"/>37,4 </text:p>
          </table:table-cell>
          <table:table-cell table:style-name="ce9" office:value-type="float" office:value="44.2311071671342" calcext:value-type="float">
            <text:p><text:s text:c="3"/>44,2 </text:p>
          </table:table-cell>
          <table:table-cell table:style-name="ce9" office:value-type="float" office:value="65.1358311789404" calcext:value-type="float">
            <text:p><text:s text:c="3"/>65,1 </text:p>
          </table:table-cell>
          <table:table-cell table:style-name="ce9" office:value-type="float" office:value="61.5080216641301" calcext:value-type="float">
            <text:p><text:s text:c="3"/>61,5 </text:p>
          </table:table-cell>
          <table:table-cell table:style-name="ce9" office:value-type="float" office:value="68.7636406937507" calcext:value-type="float">
            <text:p><text:s text:c="3"/>68,8 </text:p>
          </table:table-cell>
          <table:table-cell table:style-name="ce9" office:value-type="float" office:value="77.4850634709488" calcext:value-type="float">
            <text:p><text:s text:c="3"/>77,5 </text:p>
          </table:table-cell>
          <table:table-cell table:style-name="ce9" office:value-type="float" office:value="74.4659634365092" calcext:value-type="float">
            <text:p><text:s text:c="3"/>74,5 </text:p>
          </table:table-cell>
          <table:table-cell table:style-name="ce9" office:value-type="float" office:value="80.5041635053884" calcext:value-type="float">
            <text:p><text:s text:c="3"/>80,5 </text:p>
          </table:table-cell>
          <table:table-cell table:style-name="ce9" office:value-type="float" office:value="85.6471815448552" calcext:value-type="float">
            <text:p><text:s text:c="3"/>85,6 </text:p>
          </table:table-cell>
          <table:table-cell table:style-name="ce9" office:value-type="float" office:value="81.2499685459422" calcext:value-type="float">
            <text:p><text:s text:c="3"/>81,2 </text:p>
          </table:table-cell>
          <table:table-cell table:style-name="ce9" office:value-type="float" office:value="90.0443945437682" calcext:value-type="float">
            <text:p><text:s text:c="3"/>90,0 </text:p>
          </table:table-cell>
          <table:table-cell table:style-name="ce9" office:value-type="float" office:value="53.5559514405309" calcext:value-type="float">
            <text:p><text:s text:c="3"/>53,6 </text:p>
          </table:table-cell>
          <table:table-cell table:style-name="ce9" office:value-type="float" office:value="50.0085989331168" calcext:value-type="float">
            <text:p><text:s text:c="3"/>50,0 </text:p>
          </table:table-cell>
          <table:table-cell table:style-name="ce9" office:value-type="float" office:value="57.103303947945" calcext:value-type="float">
            <text:p><text:s text:c="3"/>57,1 </text:p>
          </table:table-cell>
          <table:table-cell table:style-name="ce9" office:value-type="float" office:value="70.0400022651375" calcext:value-type="float">
            <text:p><text:s text:c="3"/>70,0 </text:p>
          </table:table-cell>
          <table:table-cell table:style-name="ce9" office:value-type="float" office:value="66.9960976242121" calcext:value-type="float">
            <text:p><text:s text:c="3"/>67,0 </text:p>
          </table:table-cell>
          <table:table-cell table:style-name="ce9" office:value-type="float" office:value="73.0839069060629" calcext:value-type="float">
            <text:p><text:s text:c="3"/>73,1 </text:p>
          </table:table-cell>
          <table:table-cell table:style-name="ce9" office:value-type="float" office:value="77.8210419891069" calcext:value-type="float">
            <text:p><text:s text:c="3"/>77,8 </text:p>
          </table:table-cell>
          <table:table-cell table:style-name="ce9" office:value-type="float" office:value="74.7277984404658" calcext:value-type="float">
            <text:p><text:s text:c="3"/>74,7 </text:p>
          </table:table-cell>
          <table:table-cell table:style-name="ce9" office:value-type="float" office:value="80.9142855377479" calcext:value-type="float">
            <text:p><text:s text:c="3"/>80,9 </text:p>
          </table:table-cell>
          <table:table-cell table:style-name="ce9" office:value-type="float" office:value="86.6752699934625" calcext:value-type="float">
            <text:p><text:s text:c="3"/>86,7 </text:p>
          </table:table-cell>
          <table:table-cell table:style-name="ce9" office:value-type="float" office:value="82.357676539354" calcext:value-type="float">
            <text:p><text:s text:c="3"/>82,4 </text:p>
          </table:table-cell>
          <table:table-cell table:style-name="ce9" office:value-type="float" office:value="90.9928634475709" calcext:value-type="float">
            <text:p><text:s text:c="3"/>91,0 </text:p>
          </table:table-cell>
          <table:table-cell table:style-name="ce9" office:value-type="float" office:value="46.6952142779054" calcext:value-type="float">
            <text:p><text:s text:c="3"/>46,7 </text:p>
          </table:table-cell>
          <table:table-cell table:style-name="ce9" office:value-type="float" office:value="43.5804234940638" calcext:value-type="float">
            <text:p><text:s text:c="3"/>43,6 </text:p>
          </table:table-cell>
          <table:table-cell table:style-name="ce9" office:value-type="float" office:value="49.810005061747" calcext:value-type="float">
            <text:p><text:s text:c="3"/>49,8 </text:p>
          </table:table-cell>
          <table:table-cell table:style-name="ce9" office:value-type="float" office:value="65.9027768503723" calcext:value-type="float">
            <text:p><text:s text:c="3"/>65,9 </text:p>
          </table:table-cell>
          <table:table-cell table:style-name="ce9" office:value-type="float" office:value="63.6274677244785" calcext:value-type="float">
            <text:p><text:s text:c="3"/>63,6 </text:p>
          </table:table-cell>
          <table:table-cell table:style-name="ce9" office:value-type="float" office:value="68.1780859762661" calcext:value-type="float">
            <text:p><text:s text:c="3"/>68,2 </text:p>
          </table:table-cell>
          <table:table-cell table:style-name="ce9" office:value-type="float" office:value="76.523749674118" calcext:value-type="float">
            <text:p><text:s text:c="3"/>76,5 </text:p>
          </table:table-cell>
          <table:table-cell table:style-name="ce9" office:value-type="float" office:value="73.7033239774402" calcext:value-type="float">
            <text:p><text:s text:c="3"/>73,7 </text:p>
          </table:table-cell>
          <table:table-cell table:style-name="ce9" office:value-type="float" office:value="79.3441753707959" calcext:value-type="float">
            <text:p><text:s text:c="3"/>79,3 </text:p>
          </table:table-cell>
          <table:table-cell table:style-name="ce9" office:value-type="float" office:value="85.8373322331361" calcext:value-type="float">
            <text:p><text:s text:c="3"/>85,8 </text:p>
          </table:table-cell>
          <table:table-cell table:style-name="ce9" office:value-type="float" office:value="82.1486581211644" calcext:value-type="float">
            <text:p><text:s text:c="3"/>82,1 </text:p>
          </table:table-cell>
          <table:table-cell table:style-name="ce9" office:value-type="float" office:value="89.5260063451077" calcext:value-type="float">
            <text:p><text:s text:c="3"/>89,5 </text:p>
          </table:table-cell>
          <table:table-cell table:style-name="ce9" office:value-type="float" office:value="60.0692610990988" calcext:value-type="float">
            <text:p><text:s text:c="3"/>60,1 </text:p>
          </table:table-cell>
          <table:table-cell table:style-name="ce9" office:value-type="float" office:value="52.5922039801168" calcext:value-type="float">
            <text:p><text:s text:c="3"/>52,6 </text:p>
          </table:table-cell>
          <table:table-cell table:style-name="ce9" office:value-type="float" office:value="67.5463182180808" calcext:value-type="float">
            <text:p><text:s text:c="3"/>67,5 </text:p>
          </table:table-cell>
          <table:table-cell table:style-name="ce9" office:value-type="float" office:value="80.6480145118745" calcext:value-type="float">
            <text:p><text:s text:c="3"/>80,6 </text:p>
          </table:table-cell>
          <table:table-cell table:style-name="ce9" office:value-type="float" office:value="76.0335110766597" calcext:value-type="float">
            <text:p><text:s text:c="3"/>76,0 </text:p>
          </table:table-cell>
          <table:table-cell table:style-name="ce9" office:value-type="float" office:value="85.2625179470893" calcext:value-type="float">
            <text:p><text:s text:c="3"/>85,3 </text:p>
          </table:table-cell>
          <table:table-cell table:style-name="ce9" office:value-type="float" office:value="85.5078894463843" calcext:value-type="float">
            <text:p><text:s text:c="3"/>85,5 </text:p>
          </table:table-cell>
          <table:table-cell table:style-name="ce9" office:value-type="float" office:value="83.0594939674127" calcext:value-type="float">
            <text:p><text:s text:c="3"/>83,1 </text:p>
          </table:table-cell>
          <table:table-cell table:style-name="ce9" office:value-type="float" office:value="87.9562849253559" calcext:value-type="float">
            <text:p><text:s text:c="3"/>88,0 </text:p>
          </table:table-cell>
          <table:table-cell table:style-name="ce9" office:value-type="float" office:value="88.5404035123429" calcext:value-type="float">
            <text:p><text:s text:c="3"/>88,5 </text:p>
          </table:table-cell>
          <table:table-cell table:style-name="ce9" office:value-type="float" office:value="81.9592269906377" calcext:value-type="float">
            <text:p><text:s text:c="3"/>82,0 </text:p>
          </table:table-cell>
          <table:table-cell table:style-name="ce9" office:value-type="float" office:value="95.1215800340481" calcext:value-type="float">
            <text:p><text:s text:c="3"/>95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60.1526552997858" calcext:value-type="float">
            <text:p><text:s text:c="3"/>60,2 </text:p>
          </table:table-cell>
          <table:table-cell table:style-name="ce9" office:value-type="float" office:value="57.3313362652528" calcext:value-type="float">
            <text:p><text:s text:c="3"/>57,3 </text:p>
          </table:table-cell>
          <table:table-cell table:style-name="ce9" office:value-type="float" office:value="62.9739743343188" calcext:value-type="float">
            <text:p><text:s text:c="3"/>63,0 </text:p>
          </table:table-cell>
          <table:table-cell table:style-name="ce9" office:value-type="float" office:value="74.4956829817157" calcext:value-type="float">
            <text:p><text:s text:c="3"/>74,5 </text:p>
          </table:table-cell>
          <table:table-cell table:style-name="ce9" office:value-type="float" office:value="71.6824649687672" calcext:value-type="float">
            <text:p><text:s text:c="3"/>71,7 </text:p>
          </table:table-cell>
          <table:table-cell table:style-name="ce9" office:value-type="float" office:value="77.3089009946641" calcext:value-type="float">
            <text:p><text:s text:c="3"/>77,3 </text:p>
          </table:table-cell>
          <table:table-cell table:style-name="ce9" office:value-type="float" office:value="82.7695866830142" calcext:value-type="float">
            <text:p><text:s text:c="3"/>82,8 </text:p>
          </table:table-cell>
          <table:table-cell table:style-name="ce9" office:value-type="float" office:value="80.0943188122661" calcext:value-type="float">
            <text:p><text:s text:c="3"/>80,1 </text:p>
          </table:table-cell>
          <table:table-cell table:style-name="ce9" office:value-type="float" office:value="85.4448545537623" calcext:value-type="float">
            <text:p><text:s text:c="3"/>85,4 </text:p>
          </table:table-cell>
          <table:table-cell table:style-name="ce9" office:value-type="float" office:value="79.5863866178012" calcext:value-type="float">
            <text:p><text:s text:c="3"/>79,6 </text:p>
          </table:table-cell>
          <table:table-cell table:style-name="ce9" office:value-type="float" office:value="77.745964070722" calcext:value-type="float">
            <text:p><text:s text:c="3"/>77,7 </text:p>
          </table:table-cell>
          <table:table-cell table:style-name="ce9" office:value-type="float" office:value="81.4268091648805" calcext:value-type="float">
            <text:p><text:s text:c="3"/>81,4 </text:p>
          </table:table-cell>
          <table:table-cell table:style-name="ce9" office:value-type="float" office:value="54.8831013991717" calcext:value-type="float">
            <text:p><text:s text:c="3"/>54,9 </text:p>
          </table:table-cell>
          <table:table-cell table:style-name="ce9" office:value-type="float" office:value="50.273292099522" calcext:value-type="float">
            <text:p><text:s text:c="3"/>50,3 </text:p>
          </table:table-cell>
          <table:table-cell table:style-name="ce9" office:value-type="float" office:value="59.4929106988214" calcext:value-type="float">
            <text:p><text:s text:c="3"/>59,5 </text:p>
          </table:table-cell>
          <table:table-cell table:style-name="ce9" office:value-type="float" office:value="73.7121846132558" calcext:value-type="float">
            <text:p><text:s text:c="3"/>73,7 </text:p>
          </table:table-cell>
          <table:table-cell table:style-name="ce9" office:value-type="float" office:value="70.7419661755084" calcext:value-type="float">
            <text:p><text:s text:c="3"/>70,7 </text:p>
          </table:table-cell>
          <table:table-cell table:style-name="ce9" office:value-type="float" office:value="76.6824030510033" calcext:value-type="float">
            <text:p><text:s text:c="3"/>76,7 </text:p>
          </table:table-cell>
          <table:table-cell table:style-name="ce9" office:value-type="float" office:value="79.4524225918955" calcext:value-type="float">
            <text:p><text:s text:c="3"/>79,5 </text:p>
          </table:table-cell>
          <table:table-cell table:style-name="ce9" office:value-type="float" office:value="75.9787067708326" calcext:value-type="float">
            <text:p><text:s text:c="3"/>76,0 </text:p>
          </table:table-cell>
          <table:table-cell table:style-name="ce9" office:value-type="float" office:value="82.9261384129584" calcext:value-type="float">
            <text:p><text:s text:c="3"/>82,9 </text:p>
          </table:table-cell>
          <table:table-cell table:style-name="ce9" office:value-type="float" office:value="76.1188877677168" calcext:value-type="float">
            <text:p><text:s text:c="3"/>76,1 </text:p>
          </table:table-cell>
          <table:table-cell table:style-name="ce9" office:value-type="float" office:value="72.982896456908" calcext:value-type="float">
            <text:p><text:s text:c="3"/>73,0 </text:p>
          </table:table-cell>
          <table:table-cell table:style-name="ce9" office:value-type="float" office:value="79.2548790785256" calcext:value-type="float">
            <text:p><text:s text:c="3"/>79,3 </text:p>
          </table:table-cell>
          <table:table-cell table:style-name="ce9" office:value-type="float" office:value="64.6011937658658" calcext:value-type="float">
            <text:p><text:s text:c="3"/>64,6 </text:p>
          </table:table-cell>
          <table:table-cell table:style-name="ce9" office:value-type="float" office:value="61.399355188825" calcext:value-type="float">
            <text:p><text:s text:c="3"/>61,4 </text:p>
          </table:table-cell>
          <table:table-cell table:style-name="ce9" office:value-type="float" office:value="67.8030323429066" calcext:value-type="float">
            <text:p><text:s text:c="3"/>67,8 </text:p>
          </table:table-cell>
          <table:table-cell table:style-name="ce9" office:value-type="float" office:value="75.191876770151" calcext:value-type="float">
            <text:p><text:s text:c="3"/>75,2 </text:p>
          </table:table-cell>
          <table:table-cell table:style-name="ce9" office:value-type="float" office:value="71.0684124620211" calcext:value-type="float">
            <text:p><text:s text:c="3"/>71,1 </text:p>
          </table:table-cell>
          <table:table-cell table:style-name="ce9" office:value-type="float" office:value="79.3153410782809" calcext:value-type="float">
            <text:p><text:s text:c="3"/>79,3 </text:p>
          </table:table-cell>
          <table:table-cell table:style-name="ce9" office:value-type="float" office:value="85.6702804060597" calcext:value-type="float">
            <text:p><text:s text:c="3"/>85,7 </text:p>
          </table:table-cell>
          <table:table-cell table:style-name="ce9" office:value-type="float" office:value="82.5373547150731" calcext:value-type="float">
            <text:p><text:s text:c="3"/>82,5 </text:p>
          </table:table-cell>
          <table:table-cell table:style-name="ce9" office:value-type="float" office:value="88.8032060970463" calcext:value-type="float">
            <text:p><text:s text:c="3"/>88,8 </text:p>
          </table:table-cell>
          <table:table-cell table:style-name="ce9" office:value-type="float" office:value="82.5685590092623" calcext:value-type="float">
            <text:p><text:s text:c="3"/>82,6 </text:p>
          </table:table-cell>
          <table:table-cell table:style-name="ce9" office:value-type="float" office:value="79.4610792227882" calcext:value-type="float">
            <text:p><text:s text:c="3"/>79,5 </text:p>
          </table:table-cell>
          <table:table-cell table:style-name="ce9" office:value-type="float" office:value="85.6760387957363" calcext:value-type="float">
            <text:p><text:s text:c="3"/>85,7 </text:p>
          </table:table-cell>
          <table:table-cell table:style-name="ce9" office:value-type="float" office:value="58.1935149871642" calcext:value-type="float">
            <text:p><text:s text:c="3"/>58,2 </text:p>
          </table:table-cell>
          <table:table-cell table:style-name="ce9" office:value-type="float" office:value="54.9623108270565" calcext:value-type="float">
            <text:p><text:s text:c="3"/>55,0 </text:p>
          </table:table-cell>
          <table:table-cell table:style-name="ce9" office:value-type="float" office:value="61.424719147272" calcext:value-type="float">
            <text:p><text:s text:c="3"/>61,4 </text:p>
          </table:table-cell>
          <table:table-cell table:style-name="ce9" office:value-type="float" office:value="72.851517339336" calcext:value-type="float">
            <text:p><text:s text:c="3"/>72,9 </text:p>
          </table:table-cell>
          <table:table-cell table:style-name="ce9" office:value-type="float" office:value="69.8713091158089" calcext:value-type="float">
            <text:p><text:s text:c="3"/>69,9 </text:p>
          </table:table-cell>
          <table:table-cell table:style-name="ce9" office:value-type="float" office:value="75.831725562863" calcext:value-type="float">
            <text:p><text:s text:c="3"/>75,8 </text:p>
          </table:table-cell>
          <table:table-cell table:style-name="ce9" office:value-type="float" office:value="81.2186222771859" calcext:value-type="float">
            <text:p><text:s text:c="3"/>81,2 </text:p>
          </table:table-cell>
          <table:table-cell table:style-name="ce9" office:value-type="float" office:value="78.313333664588" calcext:value-type="float">
            <text:p><text:s text:c="3"/>78,3 </text:p>
          </table:table-cell>
          <table:table-cell table:style-name="ce9" office:value-type="float" office:value="84.1239108897837" calcext:value-type="float">
            <text:p><text:s text:c="3"/>84,1 </text:p>
          </table:table-cell>
          <table:table-cell table:style-name="ce9" office:value-type="float" office:value="77.8361795476653" calcext:value-type="float">
            <text:p><text:s text:c="3"/>77,8 </text:p>
          </table:table-cell>
          <table:table-cell table:style-name="ce9" office:value-type="float" office:value="75.9985717312229" calcext:value-type="float">
            <text:p><text:s text:c="3"/>76,0 </text:p>
          </table:table-cell>
          <table:table-cell table:style-name="ce9" office:value-type="float" office:value="79.6737873641078" calcext:value-type="float">
            <text:p><text:s text:c="3"/>79,7 </text:p>
          </table:table-cell>
          <table:table-cell table:style-name="ce9" office:value-type="float" office:value="73.2528989155394" calcext:value-type="float">
            <text:p><text:s text:c="3"/>73,3 </text:p>
          </table:table-cell>
          <table:table-cell table:style-name="ce9" office:value-type="float" office:value="70.2437969084153" calcext:value-type="float">
            <text:p><text:s text:c="3"/>70,2 </text:p>
          </table:table-cell>
          <table:table-cell table:style-name="ce9" office:value-type="float" office:value="76.2620009226635" calcext:value-type="float">
            <text:p><text:s text:c="3"/>76,3 </text:p>
          </table:table-cell>
          <table:table-cell table:style-name="ce9" office:value-type="float" office:value="86.1639132672459" calcext:value-type="float">
            <text:p><text:s text:c="3"/>86,2 </text:p>
          </table:table-cell>
          <table:table-cell table:style-name="ce9" office:value-type="float" office:value="82.9738569716045" calcext:value-type="float">
            <text:p><text:s text:c="3"/>83,0 </text:p>
          </table:table-cell>
          <table:table-cell table:style-name="ce9" office:value-type="float" office:value="89.3539695628873" calcext:value-type="float">
            <text:p><text:s text:c="3"/>89,4 </text:p>
          </table:table-cell>
          <table:table-cell table:style-name="ce9" office:value-type="float" office:value="88.7000297248466" calcext:value-type="float">
            <text:p><text:s text:c="3"/>88,7 </text:p>
          </table:table-cell>
          <table:table-cell table:style-name="ce9" office:value-type="float" office:value="82.5514895204139" calcext:value-type="float">
            <text:p><text:s text:c="3"/>82,6 </text:p>
          </table:table-cell>
          <table:table-cell table:style-name="ce9" office:value-type="float" office:value="94.8485699292793" calcext:value-type="float">
            <text:p><text:s text:c="3"/>94,8 </text:p>
          </table:table-cell>
          <table:table-cell table:style-name="ce9" office:value-type="float" office:value="87.0117733606938" calcext:value-type="float">
            <text:p><text:s text:c="3"/>87,0 </text:p>
          </table:table-cell>
          <table:table-cell table:style-name="ce9" office:value-type="float" office:value="81.4989819644628" calcext:value-type="float">
            <text:p><text:s text:c="3"/>81,5 </text:p>
          </table:table-cell>
          <table:table-cell table:style-name="ce9" office:value-type="float" office:value="92.5245647569247" calcext:value-type="float">
            <text:p><text:s text:c="3"/>92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54.4078887877405" calcext:value-type="float">
            <text:p><text:s text:c="3"/>54,4 </text:p>
          </table:table-cell>
          <table:table-cell table:style-name="ce9" office:value-type="float" office:value="51.6972626645362" calcext:value-type="float">
            <text:p><text:s text:c="3"/>51,7 </text:p>
          </table:table-cell>
          <table:table-cell table:style-name="ce9" office:value-type="float" office:value="57.1185149109449" calcext:value-type="float">
            <text:p><text:s text:c="3"/>57,1 </text:p>
          </table:table-cell>
          <table:table-cell table:style-name="ce9" office:value-type="float" office:value="72.6326478380419" calcext:value-type="float">
            <text:p><text:s text:c="3"/>72,6 </text:p>
          </table:table-cell>
          <table:table-cell table:style-name="ce9" office:value-type="float" office:value="70.0023894788243" calcext:value-type="float">
            <text:p><text:s text:c="3"/>70,0 </text:p>
          </table:table-cell>
          <table:table-cell table:style-name="ce9" office:value-type="float" office:value="75.2629061972596" calcext:value-type="float">
            <text:p><text:s text:c="3"/>75,3 </text:p>
          </table:table-cell>
          <table:table-cell table:style-name="ce9" office:value-type="float" office:value="77.9090274306563" calcext:value-type="float">
            <text:p><text:s text:c="3"/>77,9 </text:p>
          </table:table-cell>
          <table:table-cell table:style-name="ce9" office:value-type="float" office:value="74.8386586547621" calcext:value-type="float">
            <text:p><text:s text:c="3"/>74,8 </text:p>
          </table:table-cell>
          <table:table-cell table:style-name="ce9" office:value-type="float" office:value="80.9793962065504" calcext:value-type="float">
            <text:p><text:s text:c="3"/>81,0 </text:p>
          </table:table-cell>
          <table:table-cell table:style-name="ce9" office:value-type="float" office:value="84.0978842361332" calcext:value-type="float">
            <text:p><text:s text:c="3"/>84,1 </text:p>
          </table:table-cell>
          <table:table-cell table:style-name="ce9" office:value-type="float" office:value="79.7420476808148" calcext:value-type="float">
            <text:p><text:s text:c="3"/>79,7 </text:p>
          </table:table-cell>
          <table:table-cell table:style-name="ce9" office:value-type="float" office:value="88.4537207914516" calcext:value-type="float">
            <text:p><text:s text:c="3"/>88,5 </text:p>
          </table:table-cell>
          <table:table-cell table:style-name="ce9" office:value-type="float" office:value="50.618184686911" calcext:value-type="float">
            <text:p><text:s text:c="3"/>50,6 </text:p>
          </table:table-cell>
          <table:table-cell table:style-name="ce9" office:value-type="float" office:value="46.7608904265289" calcext:value-type="float">
            <text:p><text:s text:c="3"/>46,8 </text:p>
          </table:table-cell>
          <table:table-cell table:style-name="ce9" office:value-type="float" office:value="54.4754789472931" calcext:value-type="float">
            <text:p><text:s text:c="3"/>54,5 </text:p>
          </table:table-cell>
          <table:table-cell table:style-name="ce9" office:value-type="float" office:value="71.3520822855152" calcext:value-type="float">
            <text:p><text:s text:c="3"/>71,4 </text:p>
          </table:table-cell>
          <table:table-cell table:style-name="ce9" office:value-type="float" office:value="67.8308759489696" calcext:value-type="float">
            <text:p><text:s text:c="3"/>67,8 </text:p>
          </table:table-cell>
          <table:table-cell table:style-name="ce9" office:value-type="float" office:value="74.8732886220608" calcext:value-type="float">
            <text:p><text:s text:c="3"/>74,9 </text:p>
          </table:table-cell>
          <table:table-cell table:style-name="ce9" office:value-type="float" office:value="77.558384114169" calcext:value-type="float">
            <text:p><text:s text:c="3"/>77,6 </text:p>
          </table:table-cell>
          <table:table-cell table:style-name="ce9" office:value-type="float" office:value="73.4757728149583" calcext:value-type="float">
            <text:p><text:s text:c="3"/>73,5 </text:p>
          </table:table-cell>
          <table:table-cell table:style-name="ce9" office:value-type="float" office:value="81.6409954133796" calcext:value-type="float">
            <text:p><text:s text:c="3"/>81,6 </text:p>
          </table:table-cell>
          <table:table-cell table:style-name="ce9" office:value-type="float" office:value="81.8353972549593" calcext:value-type="float">
            <text:p><text:s text:c="3"/>81,8 </text:p>
          </table:table-cell>
          <table:table-cell table:style-name="ce9" office:value-type="float" office:value="75.3617529631224" calcext:value-type="float">
            <text:p><text:s text:c="3"/>75,4 </text:p>
          </table:table-cell>
          <table:table-cell table:style-name="ce9" office:value-type="float" office:value="88.3090415467963" calcext:value-type="float">
            <text:p><text:s text:c="3"/>88,3 </text:p>
          </table:table-cell>
          <table:table-cell table:style-name="ce9" office:value-type="float" office:value="57.4886147379322" calcext:value-type="float">
            <text:p><text:s text:c="3"/>57,5 </text:p>
          </table:table-cell>
          <table:table-cell table:style-name="ce9" office:value-type="float" office:value="54.4167623673675" calcext:value-type="float">
            <text:p><text:s text:c="3"/>54,4 </text:p>
          </table:table-cell>
          <table:table-cell table:style-name="ce9" office:value-type="float" office:value="60.560467108497" calcext:value-type="float">
            <text:p><text:s text:c="3"/>60,6 </text:p>
          </table:table-cell>
          <table:table-cell table:style-name="ce9" office:value-type="float" office:value="73.7815927644016" calcext:value-type="float">
            <text:p><text:s text:c="3"/>73,8 </text:p>
          </table:table-cell>
          <table:table-cell table:style-name="ce9" office:value-type="float" office:value="70.9604529701896" calcext:value-type="float">
            <text:p><text:s text:c="3"/>71,0 </text:p>
          </table:table-cell>
          <table:table-cell table:style-name="ce9" office:value-type="float" office:value="76.6027325586136" calcext:value-type="float">
            <text:p><text:s text:c="3"/>76,6 </text:p>
          </table:table-cell>
          <table:table-cell table:style-name="ce9" office:value-type="float" office:value="78.2559266086956" calcext:value-type="float">
            <text:p><text:s text:c="3"/>78,3 </text:p>
          </table:table-cell>
          <table:table-cell table:style-name="ce9" office:value-type="float" office:value="74.9317802015335" calcext:value-type="float">
            <text:p><text:s text:c="3"/>74,9 </text:p>
          </table:table-cell>
          <table:table-cell table:style-name="ce9" office:value-type="float" office:value="81.5800730158577" calcext:value-type="float">
            <text:p><text:s text:c="3"/>81,6 </text:p>
          </table:table-cell>
          <table:table-cell table:style-name="ce9" office:value-type="float" office:value="86.4031210816706" calcext:value-type="float">
            <text:p><text:s text:c="3"/>86,4 </text:p>
          </table:table-cell>
          <table:table-cell table:style-name="ce9" office:value-type="float" office:value="80.0515601606214" calcext:value-type="float">
            <text:p><text:s text:c="3"/>80,1 </text:p>
          </table:table-cell>
          <table:table-cell table:style-name="ce9" office:value-type="float" office:value="92.7546820027198" calcext:value-type="float">
            <text:p><text:s text:c="3"/>92,8 </text:p>
          </table:table-cell>
          <table:table-cell table:style-name="ce9" office:value-type="float" office:value="50.8397553298255" calcext:value-type="float">
            <text:p><text:s text:c="3"/>50,8 </text:p>
          </table:table-cell>
          <table:table-cell table:style-name="ce9" office:value-type="float" office:value="48.1904732573121" calcext:value-type="float">
            <text:p><text:s text:c="3"/>48,2 </text:p>
          </table:table-cell>
          <table:table-cell table:style-name="ce9" office:value-type="float" office:value="53.4890374023388" calcext:value-type="float">
            <text:p><text:s text:c="3"/>53,5 </text:p>
          </table:table-cell>
          <table:table-cell table:style-name="ce9" office:value-type="float" office:value="69.600858936203" calcext:value-type="float">
            <text:p><text:s text:c="3"/>69,6 </text:p>
          </table:table-cell>
          <table:table-cell table:style-name="ce9" office:value-type="float" office:value="67.1136516566281" calcext:value-type="float">
            <text:p><text:s text:c="3"/>67,1 </text:p>
          </table:table-cell>
          <table:table-cell table:style-name="ce9" office:value-type="float" office:value="72.088066215778" calcext:value-type="float">
            <text:p><text:s text:c="3"/>72,1 </text:p>
          </table:table-cell>
          <table:table-cell table:style-name="ce9" office:value-type="float" office:value="74.6426261050129" calcext:value-type="float">
            <text:p><text:s text:c="3"/>74,6 </text:p>
          </table:table-cell>
          <table:table-cell table:style-name="ce9" office:value-type="float" office:value="71.1375759973306" calcext:value-type="float">
            <text:p><text:s text:c="3"/>71,1 </text:p>
          </table:table-cell>
          <table:table-cell table:style-name="ce9" office:value-type="float" office:value="78.1476762126951" calcext:value-type="float">
            <text:p><text:s text:c="3"/>78,1 </text:p>
          </table:table-cell>
          <table:table-cell table:style-name="ce9" office:value-type="float" office:value="83.2023140819578" calcext:value-type="float">
            <text:p><text:s text:c="3"/>83,2 </text:p>
          </table:table-cell>
          <table:table-cell table:style-name="ce9" office:value-type="float" office:value="77.2306835827218" calcext:value-type="float">
            <text:p><text:s text:c="3"/>77,2 </text:p>
          </table:table-cell>
          <table:table-cell table:style-name="ce9" office:value-type="float" office:value="89.1739445811938" calcext:value-type="float">
            <text:p><text:s text:c="3"/>89,2 </text:p>
          </table:table-cell>
          <table:table-cell table:style-name="ce9" office:value-type="float" office:value="66.643290169859" calcext:value-type="float">
            <text:p><text:s text:c="3"/>66,6 </text:p>
          </table:table-cell>
          <table:table-cell table:style-name="ce9" office:value-type="float" office:value="58.2352614602949" calcext:value-type="float">
            <text:p><text:s text:c="3"/>58,2 </text:p>
          </table:table-cell>
          <table:table-cell table:style-name="ce9" office:value-type="float" office:value="75.0513188794231" calcext:value-type="float">
            <text:p><text:s text:c="3"/>75,1 </text:p>
          </table:table-cell>
          <table:table-cell table:style-name="ce9" office:value-type="float" office:value="81.8719604231626" calcext:value-type="float">
            <text:p><text:s text:c="3"/>81,9 </text:p>
          </table:table-cell>
          <table:table-cell table:style-name="ce9" office:value-type="float" office:value="77.7763020530552" calcext:value-type="float">
            <text:p><text:s text:c="3"/>77,8 </text:p>
          </table:table-cell>
          <table:table-cell table:style-name="ce9" office:value-type="float" office:value="85.9676187932699" calcext:value-type="float">
            <text:p><text:s text:c="3"/>86,0 </text:p>
          </table:table-cell>
          <table:table-cell table:style-name="ce9" office:value-type="float" office:value="85.9009766436561" calcext:value-type="float">
            <text:p><text:s text:c="3"/>85,9 </text:p>
          </table:table-cell>
          <table:table-cell table:style-name="ce9" office:value-type="float" office:value="82.6680036677214" calcext:value-type="float">
            <text:p><text:s text:c="3"/>82,7 </text:p>
          </table:table-cell>
          <table:table-cell table:style-name="ce9" office:value-type="float" office:value="89.1339496195908" calcext:value-type="float">
            <text:p><text:s text:c="3"/>89,1 </text:p>
          </table:table-cell>
          <table:table-cell table:style-name="ce9" office:value-type="float" office:value="86.2987011351227" calcext:value-type="float">
            <text:p><text:s text:c="3"/>86,3 </text:p>
          </table:table-cell>
          <table:table-cell table:style-name="ce9" office:value-type="float" office:value="82.5560067454845" calcext:value-type="float">
            <text:p><text:s text:c="3"/>82,6 </text:p>
          </table:table-cell>
          <table:table-cell table:style-name="ce9" office:value-type="float" office:value="90.0413955247608" calcext:value-type="float">
            <text:p><text:s text:c="3"/>90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59.5510102739956" calcext:value-type="float">
            <text:p><text:s text:c="3"/>59,6 </text:p>
          </table:table-cell>
          <table:table-cell table:style-name="ce9" office:value-type="float" office:value="55.9032582726202" calcext:value-type="float">
            <text:p><text:s text:c="3"/>55,9 </text:p>
          </table:table-cell>
          <table:table-cell table:style-name="ce9" office:value-type="float" office:value="63.1987622753711" calcext:value-type="float">
            <text:p><text:s text:c="3"/>63,2 </text:p>
          </table:table-cell>
          <table:table-cell table:style-name="ce9" office:value-type="float" office:value="75.5412643294203" calcext:value-type="float">
            <text:p><text:s text:c="3"/>75,5 </text:p>
          </table:table-cell>
          <table:table-cell table:style-name="ce9" office:value-type="float" office:value="73.5440174096999" calcext:value-type="float">
            <text:p><text:s text:c="3"/>73,5 </text:p>
          </table:table-cell>
          <table:table-cell table:style-name="ce9" office:value-type="float" office:value="77.5385112491407" calcext:value-type="float">
            <text:p><text:s text:c="3"/>77,5 </text:p>
          </table:table-cell>
          <table:table-cell table:style-name="ce9" office:value-type="float" office:value="80.8164559975219" calcext:value-type="float">
            <text:p><text:s text:c="3"/>80,8 </text:p>
          </table:table-cell>
          <table:table-cell table:style-name="ce9" office:value-type="float" office:value="78.6537390665763" calcext:value-type="float">
            <text:p><text:s text:c="3"/>78,7 </text:p>
          </table:table-cell>
          <table:table-cell table:style-name="ce9" office:value-type="float" office:value="82.9791729284675" calcext:value-type="float">
            <text:p><text:s text:c="3"/>83,0 </text:p>
          </table:table-cell>
          <table:table-cell table:style-name="ce9" office:value-type="float" office:value="82.7235135527309" calcext:value-type="float">
            <text:p><text:s text:c="3"/>82,7 </text:p>
          </table:table-cell>
          <table:table-cell table:style-name="ce9" office:value-type="float" office:value="77.2736358867538" calcext:value-type="float">
            <text:p><text:s text:c="3"/>77,3 </text:p>
          </table:table-cell>
          <table:table-cell table:style-name="ce9" office:value-type="float" office:value="88.1733912187079" calcext:value-type="float">
            <text:p><text:s text:c="3"/>88,2 </text:p>
          </table:table-cell>
          <table:table-cell table:style-name="ce9" office:value-type="float" office:value="54.668976823422" calcext:value-type="float">
            <text:p><text:s text:c="3"/>54,7 </text:p>
          </table:table-cell>
          <table:table-cell table:style-name="ce9" office:value-type="float" office:value="50.7227243536362" calcext:value-type="float">
            <text:p><text:s text:c="3"/>50,7 </text:p>
          </table:table-cell>
          <table:table-cell table:style-name="ce9" office:value-type="float" office:value="58.6152292932077" calcext:value-type="float">
            <text:p><text:s text:c="3"/>58,6 </text:p>
          </table:table-cell>
          <table:table-cell table:style-name="ce9" office:value-type="float" office:value="74.157412539407" calcext:value-type="float">
            <text:p><text:s text:c="3"/>74,2 </text:p>
          </table:table-cell>
          <table:table-cell table:style-name="ce9" office:value-type="float" office:value="71.3130301269055" calcext:value-type="float">
            <text:p><text:s text:c="3"/>71,3 </text:p>
          </table:table-cell>
          <table:table-cell table:style-name="ce9" office:value-type="float" office:value="77.0017949519084" calcext:value-type="float">
            <text:p><text:s text:c="3"/>77,0 </text:p>
          </table:table-cell>
          <table:table-cell table:style-name="ce9" office:value-type="float" office:value="80.0339929118553" calcext:value-type="float">
            <text:p><text:s text:c="3"/>80,0 </text:p>
          </table:table-cell>
          <table:table-cell table:style-name="ce9" office:value-type="float" office:value="77.1421382721256" calcext:value-type="float">
            <text:p><text:s text:c="3"/>77,1 </text:p>
          </table:table-cell>
          <table:table-cell table:style-name="ce9" office:value-type="float" office:value="82.9258475515851" calcext:value-type="float">
            <text:p><text:s text:c="3"/>82,9 </text:p>
          </table:table-cell>
          <table:table-cell table:style-name="ce9" office:value-type="float" office:value="78.2905428350892" calcext:value-type="float">
            <text:p><text:s text:c="3"/>78,3 </text:p>
          </table:table-cell>
          <table:table-cell table:style-name="ce9" office:value-type="float" office:value="71.2113976810058" calcext:value-type="float">
            <text:p><text:s text:c="3"/>71,2 </text:p>
          </table:table-cell>
          <table:table-cell table:style-name="ce9" office:value-type="float" office:value="85.3696879891727" calcext:value-type="float">
            <text:p><text:s text:c="3"/>85,4 </text:p>
          </table:table-cell>
          <table:table-cell table:style-name="ce9" office:value-type="float" office:value="63.8798611919052" calcext:value-type="float">
            <text:p><text:s text:c="3"/>63,9 </text:p>
          </table:table-cell>
          <table:table-cell table:style-name="ce9" office:value-type="float" office:value="59.2525527384418" calcext:value-type="float">
            <text:p><text:s text:c="3"/>59,3 </text:p>
          </table:table-cell>
          <table:table-cell table:style-name="ce9" office:value-type="float" office:value="68.5071696453686" calcext:value-type="float">
            <text:p><text:s text:c="3"/>68,5 </text:p>
          </table:table-cell>
          <table:table-cell table:style-name="ce9" office:value-type="float" office:value="76.7703677447187" calcext:value-type="float">
            <text:p><text:s text:c="3"/>76,8 </text:p>
          </table:table-cell>
          <table:table-cell table:style-name="ce9" office:value-type="float" office:value="74.1881771048496" calcext:value-type="float">
            <text:p><text:s text:c="3"/>74,2 </text:p>
          </table:table-cell>
          <table:table-cell table:style-name="ce9" office:value-type="float" office:value="79.3525583845878" calcext:value-type="float">
            <text:p><text:s text:c="3"/>79,4 </text:p>
          </table:table-cell>
          <table:table-cell table:style-name="ce9" office:value-type="float" office:value="81.5132203642997" calcext:value-type="float">
            <text:p><text:s text:c="3"/>81,5 </text:p>
          </table:table-cell>
          <table:table-cell table:style-name="ce9" office:value-type="float" office:value="78.8477833009511" calcext:value-type="float">
            <text:p><text:s text:c="3"/>78,8 </text:p>
          </table:table-cell>
          <table:table-cell table:style-name="ce9" office:value-type="float" office:value="84.1786574276483" calcext:value-type="float">
            <text:p><text:s text:c="3"/>84,2 </text:p>
          </table:table-cell>
          <table:table-cell table:style-name="ce9" office:value-type="float" office:value="87.4692942633856" calcext:value-type="float">
            <text:p><text:s text:c="3"/>87,5 </text:p>
          </table:table-cell>
          <table:table-cell table:style-name="ce9" office:value-type="float" office:value="82.3979133395461" calcext:value-type="float">
            <text:p><text:s text:c="3"/>82,4 </text:p>
          </table:table-cell>
          <table:table-cell table:style-name="ce9" office:value-type="float" office:value="92.5406751872252" calcext:value-type="float">
            <text:p><text:s text:c="3"/>92,5 </text:p>
          </table:table-cell>
          <table:table-cell table:style-name="ce9" office:value-type="float" office:value="52.4802817465794" calcext:value-type="float">
            <text:p><text:s text:c="3"/>52,5 </text:p>
          </table:table-cell>
          <table:table-cell table:style-name="ce9" office:value-type="float" office:value="48.0643683696812" calcext:value-type="float">
            <text:p><text:s text:c="3"/>48,1 </text:p>
          </table:table-cell>
          <table:table-cell table:style-name="ce9" office:value-type="float" office:value="56.8961951234775" calcext:value-type="float">
            <text:p><text:s text:c="3"/>56,9 </text:p>
          </table:table-cell>
          <table:table-cell table:style-name="ce9" office:value-type="float" office:value="74.664067096848" calcext:value-type="float">
            <text:p><text:s text:c="3"/>74,7 </text:p>
          </table:table-cell>
          <table:table-cell table:style-name="ce9" office:value-type="float" office:value="72.2333467420899" calcext:value-type="float">
            <text:p><text:s text:c="3"/>72,2 </text:p>
          </table:table-cell>
          <table:table-cell table:style-name="ce9" office:value-type="float" office:value="77.0947874516062" calcext:value-type="float">
            <text:p><text:s text:c="3"/>77,1 </text:p>
          </table:table-cell>
          <table:table-cell table:style-name="ce9" office:value-type="float" office:value="77.5428037928952" calcext:value-type="float">
            <text:p><text:s text:c="3"/>77,5 </text:p>
          </table:table-cell>
          <table:table-cell table:style-name="ce9" office:value-type="float" office:value="75.0348753830392" calcext:value-type="float">
            <text:p><text:s text:c="3"/>75,0 </text:p>
          </table:table-cell>
          <table:table-cell table:style-name="ce9" office:value-type="float" office:value="80.0507322027511" calcext:value-type="float">
            <text:p><text:s text:c="3"/>80,1 </text:p>
          </table:table-cell>
          <table:table-cell table:style-name="ce9" office:value-type="float" office:value="84.5452480304798" calcext:value-type="float">
            <text:p><text:s text:c="3"/>84,5 </text:p>
          </table:table-cell>
          <table:table-cell table:style-name="ce9" office:value-type="float" office:value="78.1361859178621" calcext:value-type="float">
            <text:p><text:s text:c="3"/>78,1 </text:p>
          </table:table-cell>
          <table:table-cell table:style-name="ce9" office:value-type="float" office:value="90.9543101430975" calcext:value-type="float">
            <text:p><text:s text:c="3"/>91,0 </text:p>
          </table:table-cell>
          <table:table-cell table:style-name="ce9" office:value-type="float" office:value="73.5656242615079" calcext:value-type="float">
            <text:p><text:s text:c="3"/>73,6 </text:p>
          </table:table-cell>
          <table:table-cell table:style-name="ce9" office:value-type="float" office:value="68.3908214871954" calcext:value-type="float">
            <text:p><text:s text:c="3"/>68,4 </text:p>
          </table:table-cell>
          <table:table-cell table:style-name="ce9" office:value-type="float" office:value="78.7404270358205" calcext:value-type="float">
            <text:p><text:s text:c="3"/>78,7 </text:p>
          </table:table-cell>
          <table:table-cell table:style-name="ce9" office:value-type="float" office:value="77.5605677259926" calcext:value-type="float">
            <text:p><text:s text:c="3"/>77,6 </text:p>
          </table:table-cell>
          <table:table-cell table:style-name="ce9" office:value-type="float" office:value="74.343863321533" calcext:value-type="float">
            <text:p><text:s text:c="3"/>74,3 </text:p>
          </table:table-cell>
          <table:table-cell table:style-name="ce9" office:value-type="float" office:value="80.7772721304522" calcext:value-type="float">
            <text:p><text:s text:c="3"/>80,8 </text:p>
          </table:table-cell>
          <table:table-cell table:style-name="ce9" office:value-type="float" office:value="87.4589218985894" calcext:value-type="float">
            <text:p><text:s text:c="3"/>87,5 </text:p>
          </table:table-cell>
          <table:table-cell table:style-name="ce9" office:value-type="float" office:value="85.5224169090663" calcext:value-type="float">
            <text:p><text:s text:c="3"/>85,5 </text:p>
          </table:table-cell>
          <table:table-cell table:style-name="ce9" office:value-type="float" office:value="89.3954268881126" calcext:value-type="float">
            <text:p><text:s text:c="3"/>89,4 </text:p>
          </table:table-cell>
          <table:table-cell table:style-name="ce9" office:value-type="float" office:value="79.4628703337578" calcext:value-type="float">
            <text:p><text:s text:c="3"/>79,5 </text:p>
          </table:table-cell>
          <table:table-cell table:style-name="ce9" office:value-type="float" office:value="69.5338010137218" calcext:value-type="float">
            <text:p><text:s text:c="3"/>69,5 </text:p>
          </table:table-cell>
          <table:table-cell table:style-name="ce9" office:value-type="float" office:value="89.3919396537939" calcext:value-type="float">
            <text:p><text:s text:c="3"/>89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64.5521773186507" calcext:value-type="float">
            <text:p><text:s text:c="3"/>64,6 </text:p>
          </table:table-cell>
          <table:table-cell table:style-name="ce9" office:value-type="float" office:value="61.242243525047" calcext:value-type="float">
            <text:p><text:s text:c="3"/>61,2 </text:p>
          </table:table-cell>
          <table:table-cell table:style-name="ce9" office:value-type="float" office:value="67.8621111122544" calcext:value-type="float">
            <text:p><text:s text:c="3"/>67,9 </text:p>
          </table:table-cell>
          <table:table-cell table:style-name="ce9" office:value-type="float" office:value="79.3450551869664" calcext:value-type="float">
            <text:p><text:s text:c="3"/>79,3 </text:p>
          </table:table-cell>
          <table:table-cell table:style-name="ce9" office:value-type="float" office:value="76.5852532305625" calcext:value-type="float">
            <text:p><text:s text:c="3"/>76,6 </text:p>
          </table:table-cell>
          <table:table-cell table:style-name="ce9" office:value-type="float" office:value="82.1048571433704" calcext:value-type="float">
            <text:p><text:s text:c="3"/>82,1 </text:p>
          </table:table-cell>
          <table:table-cell table:style-name="ce9" office:value-type="float" office:value="81.3462907951552" calcext:value-type="float">
            <text:p><text:s text:c="3"/>81,3 </text:p>
          </table:table-cell>
          <table:table-cell table:style-name="ce9" office:value-type="float" office:value="78.8790203706332" calcext:value-type="float">
            <text:p><text:s text:c="3"/>78,9 </text:p>
          </table:table-cell>
          <table:table-cell table:style-name="ce9" office:value-type="float" office:value="83.8135612196772" calcext:value-type="float">
            <text:p><text:s text:c="3"/>83,8 </text:p>
          </table:table-cell>
          <table:table-cell table:style-name="ce9" office:value-type="float" office:value="76.8382544380512" calcext:value-type="float">
            <text:p><text:s text:c="3"/>76,8 </text:p>
          </table:table-cell>
          <table:table-cell table:style-name="ce9" office:value-type="float" office:value="71.0049091693793" calcext:value-type="float">
            <text:p><text:s text:c="3"/>71,0 </text:p>
          </table:table-cell>
          <table:table-cell table:style-name="ce9" office:value-type="float" office:value="82.6715997067229" calcext:value-type="float">
            <text:p><text:s text:c="3"/>82,7 </text:p>
          </table:table-cell>
          <table:table-cell table:style-name="ce9" office:value-type="float" office:value="61.4461649504886" calcext:value-type="float">
            <text:p><text:s text:c="3"/>61,4 </text:p>
          </table:table-cell>
          <table:table-cell table:style-name="ce9" office:value-type="float" office:value="56.9469777386678" calcext:value-type="float">
            <text:p><text:s text:c="3"/>56,9 </text:p>
          </table:table-cell>
          <table:table-cell table:style-name="ce9" office:value-type="float" office:value="65.9453521623094" calcext:value-type="float">
            <text:p><text:s text:c="3"/>65,9 </text:p>
          </table:table-cell>
          <table:table-cell table:style-name="ce9" office:value-type="float" office:value="77.7450594455227" calcext:value-type="float">
            <text:p><text:s text:c="3"/>77,7 </text:p>
          </table:table-cell>
          <table:table-cell table:style-name="ce9" office:value-type="float" office:value="74.1707348913721" calcext:value-type="float">
            <text:p><text:s text:c="3"/>74,2 </text:p>
          </table:table-cell>
          <table:table-cell table:style-name="ce9" office:value-type="float" office:value="81.3193839996733" calcext:value-type="float">
            <text:p><text:s text:c="3"/>81,3 </text:p>
          </table:table-cell>
          <table:table-cell table:style-name="ce9" office:value-type="float" office:value="79.1785738799199" calcext:value-type="float">
            <text:p><text:s text:c="3"/>79,2 </text:p>
          </table:table-cell>
          <table:table-cell table:style-name="ce9" office:value-type="float" office:value="75.929737755097" calcext:value-type="float">
            <text:p><text:s text:c="3"/>75,9 </text:p>
          </table:table-cell>
          <table:table-cell table:style-name="ce9" office:value-type="float" office:value="82.4274100047428" calcext:value-type="float">
            <text:p><text:s text:c="3"/>82,4 </text:p>
          </table:table-cell>
          <table:table-cell table:style-name="ce9" office:value-type="float" office:value="77.4191051574033" calcext:value-type="float">
            <text:p><text:s text:c="3"/>77,4 </text:p>
          </table:table-cell>
          <table:table-cell table:style-name="ce9" office:value-type="float" office:value="70.7055280245527" calcext:value-type="float">
            <text:p><text:s text:c="3"/>70,7 </text:p>
          </table:table-cell>
          <table:table-cell table:style-name="ce9" office:value-type="float" office:value="84.1326822902539" calcext:value-type="float">
            <text:p><text:s text:c="3"/>84,1 </text:p>
          </table:table-cell>
          <table:table-cell table:style-name="ce9" office:value-type="float" office:value="67.2475398973008" calcext:value-type="float">
            <text:p><text:s text:c="3"/>67,2 </text:p>
          </table:table-cell>
          <table:table-cell table:style-name="ce9" office:value-type="float" office:value="63.7051384865881" calcext:value-type="float">
            <text:p><text:s text:c="3"/>63,7 </text:p>
          </table:table-cell>
          <table:table-cell table:style-name="ce9" office:value-type="float" office:value="70.7899413080135" calcext:value-type="float">
            <text:p><text:s text:c="3"/>70,8 </text:p>
          </table:table-cell>
          <table:table-cell table:style-name="ce9" office:value-type="float" office:value="80.8382563127391" calcext:value-type="float">
            <text:p><text:s text:c="3"/>80,8 </text:p>
          </table:table-cell>
          <table:table-cell table:style-name="ce9" office:value-type="float" office:value="77.9488664542374" calcext:value-type="float">
            <text:p><text:s text:c="3"/>77,9 </text:p>
          </table:table-cell>
          <table:table-cell table:style-name="ce9" office:value-type="float" office:value="83.7276461712408" calcext:value-type="float">
            <text:p><text:s text:c="3"/>83,7 </text:p>
          </table:table-cell>
          <table:table-cell table:style-name="ce9" office:value-type="float" office:value="83.4207176460175" calcext:value-type="float">
            <text:p><text:s text:c="3"/>83,4 </text:p>
          </table:table-cell>
          <table:table-cell table:style-name="ce9" office:value-type="float" office:value="80.3294969430064" calcext:value-type="float">
            <text:p><text:s text:c="3"/>80,3 </text:p>
          </table:table-cell>
          <table:table-cell table:style-name="ce9" office:value-type="float" office:value="86.5119383490286" calcext:value-type="float">
            <text:p><text:s text:c="3"/>86,5 </text:p>
          </table:table-cell>
          <table:table-cell table:style-name="ce9" office:value-type="float" office:value="76.2559738923964" calcext:value-type="float">
            <text:p><text:s text:c="3"/>76,3 </text:p>
          </table:table-cell>
          <table:table-cell table:style-name="ce9" office:value-type="float" office:value="70.0511926875028" calcext:value-type="float">
            <text:p><text:s text:c="3"/>70,1 </text:p>
          </table:table-cell>
          <table:table-cell table:style-name="ce9" office:value-type="float" office:value="82.46075509729" calcext:value-type="float">
            <text:p><text:s text:c="3"/>82,5 </text:p>
          </table:table-cell>
          <table:table-cell table:style-name="ce9" office:value-type="float" office:value="57.9887299229105" calcext:value-type="float">
            <text:p><text:s text:c="3"/>58,0 </text:p>
          </table:table-cell>
          <table:table-cell table:style-name="ce9" office:value-type="float" office:value="54.574426339769" calcext:value-type="float">
            <text:p><text:s text:c="3"/>54,6 </text:p>
          </table:table-cell>
          <table:table-cell table:style-name="ce9" office:value-type="float" office:value="61.4030335060521" calcext:value-type="float">
            <text:p><text:s text:c="3"/>61,4 </text:p>
          </table:table-cell>
          <table:table-cell table:style-name="ce9" office:value-type="float" office:value="75.4876166345846" calcext:value-type="float">
            <text:p><text:s text:c="3"/>75,5 </text:p>
          </table:table-cell>
          <table:table-cell table:style-name="ce9" office:value-type="float" office:value="72.056010987291" calcext:value-type="float">
            <text:p><text:s text:c="3"/>72,1 </text:p>
          </table:table-cell>
          <table:table-cell table:style-name="ce9" office:value-type="float" office:value="78.9192222818782" calcext:value-type="float">
            <text:p><text:s text:c="3"/>78,9 </text:p>
          </table:table-cell>
          <table:table-cell table:style-name="ce9" office:value-type="float" office:value="79.0390767307632" calcext:value-type="float">
            <text:p><text:s text:c="3"/>79,0 </text:p>
          </table:table-cell>
          <table:table-cell table:style-name="ce9" office:value-type="float" office:value="76.1936872224264" calcext:value-type="float">
            <text:p><text:s text:c="3"/>76,2 </text:p>
          </table:table-cell>
          <table:table-cell table:style-name="ce9" office:value-type="float" office:value="81.8844662391" calcext:value-type="float">
            <text:p><text:s text:c="3"/>81,9 </text:p>
          </table:table-cell>
          <table:table-cell table:style-name="ce9" office:value-type="float" office:value="72.7465003511284" calcext:value-type="float">
            <text:p><text:s text:c="3"/>72,7 </text:p>
          </table:table-cell>
          <table:table-cell table:style-name="ce9" office:value-type="float" office:value="64.0657894037727" calcext:value-type="float">
            <text:p><text:s text:c="3"/>64,1 </text:p>
          </table:table-cell>
          <table:table-cell table:style-name="ce9" office:value-type="float" office:value="81.4272112984841" calcext:value-type="float">
            <text:p><text:s text:c="3"/>81,4 </text:p>
          </table:table-cell>
          <table:table-cell table:style-name="ce9" office:value-type="float" office:value="80.1294283433292" calcext:value-type="float">
            <text:p><text:s text:c="3"/>80,1 </text:p>
          </table:table-cell>
          <table:table-cell table:style-name="ce9" office:value-type="float" office:value="74.9004260365271" calcext:value-type="float">
            <text:p><text:s text:c="3"/>74,9 </text:p>
          </table:table-cell>
          <table:table-cell table:style-name="ce9" office:value-type="float" office:value="85.3584306501312" calcext:value-type="float">
            <text:p><text:s text:c="3"/>85,4 </text:p>
          </table:table-cell>
          <table:table-cell table:style-name="ce9" office:value-type="float" office:value="84.4037296860268" calcext:value-type="float">
            <text:p><text:s text:c="3"/>84,4 </text:p>
          </table:table-cell>
          <table:table-cell table:style-name="ce9" office:value-type="float" office:value="81.2068839900262" calcext:value-type="float">
            <text:p><text:s text:c="3"/>81,2 </text:p>
          </table:table-cell>
          <table:table-cell table:style-name="ce9" office:value-type="float" office:value="87.6005753820273" calcext:value-type="float">
            <text:p><text:s text:c="3"/>87,6 </text:p>
          </table:table-cell>
          <table:table-cell table:style-name="ce9" office:value-type="float" office:value="86.0546779517714" calcext:value-type="float">
            <text:p><text:s text:c="3"/>86,1 </text:p>
          </table:table-cell>
          <table:table-cell table:style-name="ce9" office:value-type="float" office:value="82.5120505330579" calcext:value-type="float">
            <text:p><text:s text:c="3"/>82,5 </text:p>
          </table:table-cell>
          <table:table-cell table:style-name="ce9" office:value-type="float" office:value="89.5973053704849" calcext:value-type="float">
            <text:p><text:s text:c="3"/>89,6 </text:p>
          </table:table-cell>
          <table:table-cell table:style-name="ce9" office:value-type="float" office:value="84.3143118948368" calcext:value-type="float">
            <text:p><text:s text:c="3"/>84,3 </text:p>
          </table:table-cell>
          <table:table-cell table:style-name="ce9" office:value-type="float" office:value="79.1991148811925" calcext:value-type="float">
            <text:p><text:s text:c="3"/>79,2 </text:p>
          </table:table-cell>
          <table:table-cell table:style-name="ce9" office:value-type="float" office:value="89.4295089084811" calcext:value-type="float">
            <text:p><text:s text:c="3"/>89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65.3623726918198" calcext:value-type="float">
            <text:p><text:s text:c="3"/>65,4 </text:p>
          </table:table-cell>
          <table:table-cell table:style-name="ce9" office:value-type="float" office:value="62.7903182223232" calcext:value-type="float">
            <text:p><text:s text:c="3"/>62,8 </text:p>
          </table:table-cell>
          <table:table-cell table:style-name="ce9" office:value-type="float" office:value="67.9344271613165" calcext:value-type="float">
            <text:p><text:s text:c="3"/>67,9 </text:p>
          </table:table-cell>
          <table:table-cell table:style-name="ce9" office:value-type="float" office:value="76.7567072706608" calcext:value-type="float">
            <text:p><text:s text:c="3"/>76,8 </text:p>
          </table:table-cell>
          <table:table-cell table:style-name="ce9" office:value-type="float" office:value="74.4585467285385" calcext:value-type="float">
            <text:p><text:s text:c="3"/>74,5 </text:p>
          </table:table-cell>
          <table:table-cell table:style-name="ce9" office:value-type="float" office:value="79.054867812783" calcext:value-type="float">
            <text:p><text:s text:c="3"/>79,1 </text:p>
          </table:table-cell>
          <table:table-cell table:style-name="ce9" office:value-type="float" office:value="84.4579125213912" calcext:value-type="float">
            <text:p><text:s text:c="3"/>84,5 </text:p>
          </table:table-cell>
          <table:table-cell table:style-name="ce9" office:value-type="float" office:value="82.6332524332078" calcext:value-type="float">
            <text:p><text:s text:c="3"/>82,6 </text:p>
          </table:table-cell>
          <table:table-cell table:style-name="ce9" office:value-type="float" office:value="86.2825726095747" calcext:value-type="float">
            <text:p><text:s text:c="3"/>86,3 </text:p>
          </table:table-cell>
          <table:table-cell table:style-name="ce9" office:value-type="float" office:value="85.4789767196151" calcext:value-type="float">
            <text:p><text:s text:c="3"/>85,5 </text:p>
          </table:table-cell>
          <table:table-cell table:style-name="ce9" office:value-type="float" office:value="82.4858846088585" calcext:value-type="float">
            <text:p><text:s text:c="3"/>82,5 </text:p>
          </table:table-cell>
          <table:table-cell table:style-name="ce9" office:value-type="float" office:value="88.4720688303717" calcext:value-type="float">
            <text:p><text:s text:c="3"/>88,5 </text:p>
          </table:table-cell>
          <table:table-cell table:style-name="ce9" office:value-type="float" office:value="60.5142269319434" calcext:value-type="float">
            <text:p><text:s text:c="3"/>60,5 </text:p>
          </table:table-cell>
          <table:table-cell table:style-name="ce9" office:value-type="float" office:value="57.0351120694955" calcext:value-type="float">
            <text:p><text:s text:c="3"/>57,0 </text:p>
          </table:table-cell>
          <table:table-cell table:style-name="ce9" office:value-type="float" office:value="63.9933417943914" calcext:value-type="float">
            <text:p><text:s text:c="3"/>64,0 </text:p>
          </table:table-cell>
          <table:table-cell table:style-name="ce9" office:value-type="float" office:value="75.0275819127193" calcext:value-type="float">
            <text:p><text:s text:c="3"/>75,0 </text:p>
          </table:table-cell>
          <table:table-cell table:style-name="ce9" office:value-type="float" office:value="72.0448099987702" calcext:value-type="float">
            <text:p><text:s text:c="3"/>72,0 </text:p>
          </table:table-cell>
          <table:table-cell table:style-name="ce9" office:value-type="float" office:value="78.0103538266683" calcext:value-type="float">
            <text:p><text:s text:c="3"/>78,0 </text:p>
          </table:table-cell>
          <table:table-cell table:style-name="ce9" office:value-type="float" office:value="82.5169941175259" calcext:value-type="float">
            <text:p><text:s text:c="3"/>82,5 </text:p>
          </table:table-cell>
          <table:table-cell table:style-name="ce9" office:value-type="float" office:value="79.8519115079344" calcext:value-type="float">
            <text:p><text:s text:c="3"/>79,9 </text:p>
          </table:table-cell>
          <table:table-cell table:style-name="ce9" office:value-type="float" office:value="85.1820767271175" calcext:value-type="float">
            <text:p><text:s text:c="3"/>85,2 </text:p>
          </table:table-cell>
          <table:table-cell table:style-name="ce9" office:value-type="float" office:value="83.9313393226389" calcext:value-type="float">
            <text:p><text:s text:c="3"/>83,9 </text:p>
          </table:table-cell>
          <table:table-cell table:style-name="ce9" office:value-type="float" office:value="80.4364326664982" calcext:value-type="float">
            <text:p><text:s text:c="3"/>80,4 </text:p>
          </table:table-cell>
          <table:table-cell table:style-name="ce9" office:value-type="float" office:value="87.4262459787797" calcext:value-type="float">
            <text:p><text:s text:c="3"/>87,4 </text:p>
          </table:table-cell>
          <table:table-cell table:style-name="ce9" office:value-type="float" office:value="69.4941783291263" calcext:value-type="float">
            <text:p><text:s text:c="3"/>69,5 </text:p>
          </table:table-cell>
          <table:table-cell table:style-name="ce9" office:value-type="float" office:value="66.6585104312795" calcext:value-type="float">
            <text:p><text:s text:c="3"/>66,7 </text:p>
          </table:table-cell>
          <table:table-cell table:style-name="ce9" office:value-type="float" office:value="72.3298462269731" calcext:value-type="float">
            <text:p><text:s text:c="3"/>72,3 </text:p>
          </table:table-cell>
          <table:table-cell table:style-name="ce9" office:value-type="float" office:value="78.2695784285397" calcext:value-type="float">
            <text:p><text:s text:c="3"/>78,3 </text:p>
          </table:table-cell>
          <table:table-cell table:style-name="ce9" office:value-type="float" office:value="75.6602533286191" calcext:value-type="float">
            <text:p><text:s text:c="3"/>75,7 </text:p>
          </table:table-cell>
          <table:table-cell table:style-name="ce9" office:value-type="float" office:value="80.8789035284602" calcext:value-type="float">
            <text:p><text:s text:c="3"/>80,9 </text:p>
          </table:table-cell>
          <table:table-cell table:style-name="ce9" office:value-type="float" office:value="86.3453454343022" calcext:value-type="float">
            <text:p><text:s text:c="3"/>86,3 </text:p>
          </table:table-cell>
          <table:table-cell table:style-name="ce9" office:value-type="float" office:value="84.3416373343491" calcext:value-type="float">
            <text:p><text:s text:c="3"/>84,3 </text:p>
          </table:table-cell>
          <table:table-cell table:style-name="ce9" office:value-type="float" office:value="88.3490535342553" calcext:value-type="float">
            <text:p><text:s text:c="3"/>88,3 </text:p>
          </table:table-cell>
          <table:table-cell table:style-name="ce9" office:value-type="float" office:value="87.1804731506559" calcext:value-type="float">
            <text:p><text:s text:c="3"/>87,2 </text:p>
          </table:table-cell>
          <table:table-cell table:style-name="ce9" office:value-type="float" office:value="83.7087981864266" calcext:value-type="float">
            <text:p><text:s text:c="3"/>83,7 </text:p>
          </table:table-cell>
          <table:table-cell table:style-name="ce9" office:value-type="float" office:value="90.6521481148853" calcext:value-type="float">
            <text:p><text:s text:c="3"/>90,7 </text:p>
          </table:table-cell>
          <table:table-cell table:style-name="ce9" office:value-type="float" office:value="60.0384507957325" calcext:value-type="float">
            <text:p><text:s text:c="3"/>60,0 </text:p>
          </table:table-cell>
          <table:table-cell table:style-name="ce9" office:value-type="float" office:value="56.3046219654601" calcext:value-type="float">
            <text:p><text:s text:c="3"/>56,3 </text:p>
          </table:table-cell>
          <table:table-cell table:style-name="ce9" office:value-type="float" office:value="63.7722796260049" calcext:value-type="float">
            <text:p><text:s text:c="3"/>63,8 </text:p>
          </table:table-cell>
          <table:table-cell table:style-name="ce9" office:value-type="float" office:value="73.19347796656" calcext:value-type="float">
            <text:p><text:s text:c="3"/>73,2 </text:p>
          </table:table-cell>
          <table:table-cell table:style-name="ce9" office:value-type="float" office:value="70.5143696250297" calcext:value-type="float">
            <text:p><text:s text:c="3"/>70,5 </text:p>
          </table:table-cell>
          <table:table-cell table:style-name="ce9" office:value-type="float" office:value="75.8725863080903" calcext:value-type="float">
            <text:p><text:s text:c="3"/>75,9 </text:p>
          </table:table-cell>
          <table:table-cell table:style-name="ce9" office:value-type="float" office:value="82.3116417642998" calcext:value-type="float">
            <text:p><text:s text:c="3"/>82,3 </text:p>
          </table:table-cell>
          <table:table-cell table:style-name="ce9" office:value-type="float" office:value="80.1015339214392" calcext:value-type="float">
            <text:p><text:s text:c="3"/>80,1 </text:p>
          </table:table-cell>
          <table:table-cell table:style-name="ce9" office:value-type="float" office:value="84.5217496071603" calcext:value-type="float">
            <text:p><text:s text:c="3"/>84,5 </text:p>
          </table:table-cell>
          <table:table-cell table:style-name="ce9" office:value-type="float" office:value="84.4535540108215" calcext:value-type="float">
            <text:p><text:s text:c="3"/>84,5 </text:p>
          </table:table-cell>
          <table:table-cell table:style-name="ce9" office:value-type="float" office:value="80.3646545840053" calcext:value-type="float">
            <text:p><text:s text:c="3"/>80,4 </text:p>
          </table:table-cell>
          <table:table-cell table:style-name="ce9" office:value-type="float" office:value="88.5424534376377" calcext:value-type="float">
            <text:p><text:s text:c="3"/>88,5 </text:p>
          </table:table-cell>
          <table:table-cell table:style-name="ce9" office:value-type="float" office:value="74.1120719300536" calcext:value-type="float">
            <text:p><text:s text:c="3"/>74,1 </text:p>
          </table:table-cell>
          <table:table-cell table:style-name="ce9" office:value-type="float" office:value="71.011778937421" calcext:value-type="float">
            <text:p><text:s text:c="3"/>71,0 </text:p>
          </table:table-cell>
          <table:table-cell table:style-name="ce9" office:value-type="float" office:value="77.2123649226862" calcext:value-type="float">
            <text:p><text:s text:c="3"/>77,2 </text:p>
          </table:table-cell>
          <table:table-cell table:style-name="ce9" office:value-type="float" office:value="83.2681961447576" calcext:value-type="float">
            <text:p><text:s text:c="3"/>83,3 </text:p>
          </table:table-cell>
          <table:table-cell table:style-name="ce9" office:value-type="float" office:value="80.8920220587153" calcext:value-type="float">
            <text:p><text:s text:c="3"/>80,9 </text:p>
          </table:table-cell>
          <table:table-cell table:style-name="ce9" office:value-type="float" office:value="85.6443702307999" calcext:value-type="float">
            <text:p><text:s text:c="3"/>85,6 </text:p>
          </table:table-cell>
          <table:table-cell table:style-name="ce9" office:value-type="float" office:value="88.05849193137" calcext:value-type="float">
            <text:p><text:s text:c="3"/>88,1 </text:p>
          </table:table-cell>
          <table:table-cell table:style-name="ce9" office:value-type="float" office:value="85.414697537292" calcext:value-type="float">
            <text:p><text:s text:c="3"/>85,4 </text:p>
          </table:table-cell>
          <table:table-cell table:style-name="ce9" office:value-type="float" office:value="90.7022863254481" calcext:value-type="float">
            <text:p><text:s text:c="3"/>90,7 </text:p>
          </table:table-cell>
          <table:table-cell table:style-name="ce9" office:value-type="float" office:value="87.1048929391699" calcext:value-type="float">
            <text:p><text:s text:c="3"/>87,1 </text:p>
          </table:table-cell>
          <table:table-cell table:style-name="ce9" office:value-type="float" office:value="82.8886961162813" calcext:value-type="float">
            <text:p><text:s text:c="3"/>82,9 </text:p>
          </table:table-cell>
          <table:table-cell table:style-name="ce9" office:value-type="float" office:value="91.3210897620585" calcext:value-type="float">
            <text:p><text:s text:c="3"/>91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61.1614219460983" calcext:value-type="float">
            <text:p><text:s text:c="3"/>61,2 </text:p>
          </table:table-cell>
          <table:table-cell table:style-name="ce9" office:value-type="float" office:value="58.5668277202191" calcext:value-type="float">
            <text:p><text:s text:c="3"/>58,6 </text:p>
          </table:table-cell>
          <table:table-cell table:style-name="ce9" office:value-type="float" office:value="63.7560161719775" calcext:value-type="float">
            <text:p><text:s text:c="3"/>63,8 </text:p>
          </table:table-cell>
          <table:table-cell table:style-name="ce9" office:value-type="float" office:value="76.9368205329714" calcext:value-type="float">
            <text:p><text:s text:c="3"/>76,9 </text:p>
          </table:table-cell>
          <table:table-cell table:style-name="ce9" office:value-type="float" office:value="74.6997866215354" calcext:value-type="float">
            <text:p><text:s text:c="3"/>74,7 </text:p>
          </table:table-cell>
          <table:table-cell table:style-name="ce9" office:value-type="float" office:value="79.1738544444074" calcext:value-type="float">
            <text:p><text:s text:c="3"/>79,2 </text:p>
          </table:table-cell>
          <table:table-cell table:style-name="ce9" office:value-type="float" office:value="83.5381597232442" calcext:value-type="float">
            <text:p><text:s text:c="3"/>83,5 </text:p>
          </table:table-cell>
          <table:table-cell table:style-name="ce9" office:value-type="float" office:value="81.6662493680547" calcext:value-type="float">
            <text:p><text:s text:c="3"/>81,7 </text:p>
          </table:table-cell>
          <table:table-cell table:style-name="ce9" office:value-type="float" office:value="85.4100700784338" calcext:value-type="float">
            <text:p><text:s text:c="3"/>85,4 </text:p>
          </table:table-cell>
          <table:table-cell table:style-name="ce9" office:value-type="float" office:value="81.305137210488" calcext:value-type="float">
            <text:p><text:s text:c="3"/>81,3 </text:p>
          </table:table-cell>
          <table:table-cell table:style-name="ce9" office:value-type="float" office:value="78.3440943753303" calcext:value-type="float">
            <text:p><text:s text:c="3"/>78,3 </text:p>
          </table:table-cell>
          <table:table-cell table:style-name="ce9" office:value-type="float" office:value="84.2661800456457" calcext:value-type="float">
            <text:p><text:s text:c="3"/>84,3 </text:p>
          </table:table-cell>
          <table:table-cell table:style-name="ce9" office:value-type="float" office:value="59.0558337887016" calcext:value-type="float">
            <text:p><text:s text:c="3"/>59,1 </text:p>
          </table:table-cell>
          <table:table-cell table:style-name="ce9" office:value-type="float" office:value="55.7634488664756" calcext:value-type="float">
            <text:p><text:s text:c="3"/>55,8 </text:p>
          </table:table-cell>
          <table:table-cell table:style-name="ce9" office:value-type="float" office:value="62.3482187109277" calcext:value-type="float">
            <text:p><text:s text:c="3"/>62,3 </text:p>
          </table:table-cell>
          <table:table-cell table:style-name="ce9" office:value-type="float" office:value="74.2862652392041" calcext:value-type="float">
            <text:p><text:s text:c="3"/>74,3 </text:p>
          </table:table-cell>
          <table:table-cell table:style-name="ce9" office:value-type="float" office:value="71.2531063670546" calcext:value-type="float">
            <text:p><text:s text:c="3"/>71,3 </text:p>
          </table:table-cell>
          <table:table-cell table:style-name="ce9" office:value-type="float" office:value="77.3194241113537" calcext:value-type="float">
            <text:p><text:s text:c="3"/>77,3 </text:p>
          </table:table-cell>
          <table:table-cell table:style-name="ce9" office:value-type="float" office:value="82.737728222" calcext:value-type="float">
            <text:p><text:s text:c="3"/>82,7 </text:p>
          </table:table-cell>
          <table:table-cell table:style-name="ce9" office:value-type="float" office:value="80.2711668969066" calcext:value-type="float">
            <text:p><text:s text:c="3"/>80,3 </text:p>
          </table:table-cell>
          <table:table-cell table:style-name="ce9" office:value-type="float" office:value="85.2042895470934" calcext:value-type="float">
            <text:p><text:s text:c="3"/>85,2 </text:p>
          </table:table-cell>
          <table:table-cell table:style-name="ce9" office:value-type="float" office:value="75.9035107226429" calcext:value-type="float">
            <text:p><text:s text:c="3"/>75,9 </text:p>
          </table:table-cell>
          <table:table-cell table:style-name="ce9" office:value-type="float" office:value="71.70976990023" calcext:value-type="float">
            <text:p><text:s text:c="3"/>71,7 </text:p>
          </table:table-cell>
          <table:table-cell table:style-name="ce9" office:value-type="float" office:value="80.0972515450558" calcext:value-type="float">
            <text:p><text:s text:c="3"/>80,1 </text:p>
          </table:table-cell>
          <table:table-cell table:style-name="ce9" office:value-type="float" office:value="62.9585363474047" calcext:value-type="float">
            <text:p><text:s text:c="3"/>63,0 </text:p>
          </table:table-cell>
          <table:table-cell table:style-name="ce9" office:value-type="float" office:value="59.5012339894103" calcext:value-type="float">
            <text:p><text:s text:c="3"/>59,5 </text:p>
          </table:table-cell>
          <table:table-cell table:style-name="ce9" office:value-type="float" office:value="66.4158387053992" calcext:value-type="float">
            <text:p><text:s text:c="3"/>66,4 </text:p>
          </table:table-cell>
          <table:table-cell table:style-name="ce9" office:value-type="float" office:value="79.3063403064847" calcext:value-type="float">
            <text:p><text:s text:c="3"/>79,3 </text:p>
          </table:table-cell>
          <table:table-cell table:style-name="ce9" office:value-type="float" office:value="76.5378670218412" calcext:value-type="float">
            <text:p><text:s text:c="3"/>76,5 </text:p>
          </table:table-cell>
          <table:table-cell table:style-name="ce9" office:value-type="float" office:value="82.0748135911283" calcext:value-type="float">
            <text:p><text:s text:c="3"/>82,1 </text:p>
          </table:table-cell>
          <table:table-cell table:style-name="ce9" office:value-type="float" office:value="84.2477393793389" calcext:value-type="float">
            <text:p><text:s text:c="3"/>84,2 </text:p>
          </table:table-cell>
          <table:table-cell table:style-name="ce9" office:value-type="float" office:value="81.8390259380244" calcext:value-type="float">
            <text:p><text:s text:c="3"/>81,8 </text:p>
          </table:table-cell>
          <table:table-cell table:style-name="ce9" office:value-type="float" office:value="86.6564528206533" calcext:value-type="float">
            <text:p><text:s text:c="3"/>86,7 </text:p>
          </table:table-cell>
          <table:table-cell table:style-name="ce9" office:value-type="float" office:value="86.9443047096373" calcext:value-type="float">
            <text:p><text:s text:c="3"/>86,9 </text:p>
          </table:table-cell>
          <table:table-cell table:style-name="ce9" office:value-type="float" office:value="83.3974217823019" calcext:value-type="float">
            <text:p><text:s text:c="3"/>83,4 </text:p>
          </table:table-cell>
          <table:table-cell table:style-name="ce9" office:value-type="float" office:value="90.4911876369728" calcext:value-type="float">
            <text:p><text:s text:c="3"/>90,5 </text:p>
          </table:table-cell>
          <table:table-cell table:style-name="ce9" office:value-type="float" office:value="57.1571023793899" calcext:value-type="float">
            <text:p><text:s text:c="3"/>57,2 </text:p>
          </table:table-cell>
          <table:table-cell table:style-name="ce9" office:value-type="float" office:value="54.5436063699785" calcext:value-type="float">
            <text:p><text:s text:c="3"/>54,5 </text:p>
          </table:table-cell>
          <table:table-cell table:style-name="ce9" office:value-type="float" office:value="59.7705983888014" calcext:value-type="float">
            <text:p><text:s text:c="3"/>59,8 </text:p>
          </table:table-cell>
          <table:table-cell table:style-name="ce9" office:value-type="float" office:value="73.2765843775882" calcext:value-type="float">
            <text:p><text:s text:c="3"/>73,3 </text:p>
          </table:table-cell>
          <table:table-cell table:style-name="ce9" office:value-type="float" office:value="71.091233924382" calcext:value-type="float">
            <text:p><text:s text:c="3"/>71,1 </text:p>
          </table:table-cell>
          <table:table-cell table:style-name="ce9" office:value-type="float" office:value="75.4619348307943" calcext:value-type="float">
            <text:p><text:s text:c="3"/>75,5 </text:p>
          </table:table-cell>
          <table:table-cell table:style-name="ce9" office:value-type="float" office:value="81.2117204839524" calcext:value-type="float">
            <text:p><text:s text:c="3"/>81,2 </text:p>
          </table:table-cell>
          <table:table-cell table:style-name="ce9" office:value-type="float" office:value="78.767470466639" calcext:value-type="float">
            <text:p><text:s text:c="3"/>78,8 </text:p>
          </table:table-cell>
          <table:table-cell table:style-name="ce9" office:value-type="float" office:value="83.6559705012658" calcext:value-type="float">
            <text:p><text:s text:c="3"/>83,7 </text:p>
          </table:table-cell>
          <table:table-cell table:style-name="ce9" office:value-type="float" office:value="78.3702511645321" calcext:value-type="float">
            <text:p><text:s text:c="3"/>78,4 </text:p>
          </table:table-cell>
          <table:table-cell table:style-name="ce9" office:value-type="float" office:value="74.0957156445896" calcext:value-type="float">
            <text:p><text:s text:c="3"/>74,1 </text:p>
          </table:table-cell>
          <table:table-cell table:style-name="ce9" office:value-type="float" office:value="82.6447866844745" calcext:value-type="float">
            <text:p><text:s text:c="3"/>82,6 </text:p>
          </table:table-cell>
          <table:table-cell table:style-name="ce9" office:value-type="float" office:value="77.9631856300769" calcext:value-type="float">
            <text:p><text:s text:c="3"/>78,0 </text:p>
          </table:table-cell>
          <table:table-cell table:style-name="ce9" office:value-type="float" office:value="71.9933087918663" calcext:value-type="float">
            <text:p><text:s text:c="3"/>72,0 </text:p>
          </table:table-cell>
          <table:table-cell table:style-name="ce9" office:value-type="float" office:value="83.9330624682874" calcext:value-type="float">
            <text:p><text:s text:c="3"/>83,9 </text:p>
          </table:table-cell>
          <table:table-cell table:style-name="ce9" office:value-type="float" office:value="84.7241829987978" calcext:value-type="float">
            <text:p><text:s text:c="3"/>84,7 </text:p>
          </table:table-cell>
          <table:table-cell table:style-name="ce9" office:value-type="float" office:value="82.3420914949328" calcext:value-type="float">
            <text:p><text:s text:c="3"/>82,3 </text:p>
          </table:table-cell>
          <table:table-cell table:style-name="ce9" office:value-type="float" office:value="87.1062745026628" calcext:value-type="float">
            <text:p><text:s text:c="3"/>87,1 </text:p>
          </table:table-cell>
          <table:table-cell table:style-name="ce9" office:value-type="float" office:value="87.1603875617267" calcext:value-type="float">
            <text:p><text:s text:c="3"/>87,2 </text:p>
          </table:table-cell>
          <table:table-cell table:style-name="ce9" office:value-type="float" office:value="85.0373012836606" calcext:value-type="float">
            <text:p><text:s text:c="3"/>85,0 </text:p>
          </table:table-cell>
          <table:table-cell table:style-name="ce9" office:value-type="float" office:value="89.2834738397928" calcext:value-type="float">
            <text:p><text:s text:c="3"/>89,3 </text:p>
          </table:table-cell>
          <table:table-cell table:style-name="ce9" office:value-type="float" office:value="85.9030604553664" calcext:value-type="float">
            <text:p><text:s text:c="3"/>85,9 </text:p>
          </table:table-cell>
          <table:table-cell table:style-name="ce9" office:value-type="float" office:value="82.3300713755809" calcext:value-type="float">
            <text:p><text:s text:c="3"/>82,3 </text:p>
          </table:table-cell>
          <table:table-cell table:style-name="ce9" office:value-type="float" office:value="89.4760495351519" calcext:value-type="float">
            <text:p><text:s text:c="3"/>89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58.5749661245294" calcext:value-type="float">
            <text:p><text:s text:c="3"/>58,6 </text:p>
          </table:table-cell>
          <table:table-cell table:style-name="ce9" office:value-type="float" office:value="55.3698660693536" calcext:value-type="float">
            <text:p><text:s text:c="3"/>55,4 </text:p>
          </table:table-cell>
          <table:table-cell table:style-name="ce9" office:value-type="float" office:value="61.7800661797053" calcext:value-type="float">
            <text:p><text:s text:c="3"/>61,8 </text:p>
          </table:table-cell>
          <table:table-cell table:style-name="ce9" office:value-type="float" office:value="73.51139462866" calcext:value-type="float">
            <text:p><text:s text:c="3"/>73,5 </text:p>
          </table:table-cell>
          <table:table-cell table:style-name="ce9" office:value-type="float" office:value="70.3884012671025" calcext:value-type="float">
            <text:p><text:s text:c="3"/>70,4 </text:p>
          </table:table-cell>
          <table:table-cell table:style-name="ce9" office:value-type="float" office:value="76.6343879902176" calcext:value-type="float">
            <text:p><text:s text:c="3"/>76,6 </text:p>
          </table:table-cell>
          <table:table-cell table:style-name="ce9" office:value-type="float" office:value="80.3704446262125" calcext:value-type="float">
            <text:p><text:s text:c="3"/>80,4 </text:p>
          </table:table-cell>
          <table:table-cell table:style-name="ce9" office:value-type="float" office:value="77.6805661671582" calcext:value-type="float">
            <text:p><text:s text:c="3"/>77,7 </text:p>
          </table:table-cell>
          <table:table-cell table:style-name="ce9" office:value-type="float" office:value="83.0603230852667" calcext:value-type="float">
            <text:p><text:s text:c="3"/>83,1 </text:p>
          </table:table-cell>
          <table:table-cell table:style-name="ce9" office:value-type="float" office:value="79.5111001553052" calcext:value-type="float">
            <text:p><text:s text:c="3"/>79,5 </text:p>
          </table:table-cell>
          <table:table-cell table:style-name="ce9" office:value-type="float" office:value="74.5961996791454" calcext:value-type="float">
            <text:p><text:s text:c="3"/>74,6 </text:p>
          </table:table-cell>
          <table:table-cell table:style-name="ce9" office:value-type="float" office:value="84.4260006314651" calcext:value-type="float">
            <text:p><text:s text:c="3"/>84,4 </text:p>
          </table:table-cell>
          <table:table-cell table:style-name="ce9" office:value-type="float" office:value="54.6204129413144" calcext:value-type="float">
            <text:p><text:s text:c="3"/>54,6 </text:p>
          </table:table-cell>
          <table:table-cell table:style-name="ce9" office:value-type="float" office:value="50.7788246641958" calcext:value-type="float">
            <text:p><text:s text:c="3"/>50,8 </text:p>
          </table:table-cell>
          <table:table-cell table:style-name="ce9" office:value-type="float" office:value="58.462001218433" calcext:value-type="float">
            <text:p><text:s text:c="3"/>58,5 </text:p>
          </table:table-cell>
          <table:table-cell table:style-name="ce9" office:value-type="float" office:value="71.5300663209689" calcext:value-type="float">
            <text:p><text:s text:c="3"/>71,5 </text:p>
          </table:table-cell>
          <table:table-cell table:style-name="ce9" office:value-type="float" office:value="67.7002980424173" calcext:value-type="float">
            <text:p><text:s text:c="3"/>67,7 </text:p>
          </table:table-cell>
          <table:table-cell table:style-name="ce9" office:value-type="float" office:value="75.3598345995205" calcext:value-type="float">
            <text:p><text:s text:c="3"/>75,4 </text:p>
          </table:table-cell>
          <table:table-cell table:style-name="ce9" office:value-type="float" office:value="81.5617928092537" calcext:value-type="float">
            <text:p><text:s text:c="3"/>81,6 </text:p>
          </table:table-cell>
          <table:table-cell table:style-name="ce9" office:value-type="float" office:value="78.876014143176" calcext:value-type="float">
            <text:p><text:s text:c="3"/>78,9 </text:p>
          </table:table-cell>
          <table:table-cell table:style-name="ce9" office:value-type="float" office:value="84.2475714753315" calcext:value-type="float">
            <text:p><text:s text:c="3"/>84,2 </text:p>
          </table:table-cell>
          <table:table-cell table:style-name="ce9" office:value-type="float" office:value="78.7406935230623" calcext:value-type="float">
            <text:p><text:s text:c="3"/>78,7 </text:p>
          </table:table-cell>
          <table:table-cell table:style-name="ce9" office:value-type="float" office:value="73.5114619988485" calcext:value-type="float">
            <text:p><text:s text:c="3"/>73,5 </text:p>
          </table:table-cell>
          <table:table-cell table:style-name="ce9" office:value-type="float" office:value="83.9699250472762" calcext:value-type="float">
            <text:p><text:s text:c="3"/>84,0 </text:p>
          </table:table-cell>
          <table:table-cell table:style-name="ce9" office:value-type="float" office:value="61.9425728899875" calcext:value-type="float">
            <text:p><text:s text:c="3"/>61,9 </text:p>
          </table:table-cell>
          <table:table-cell table:style-name="ce9" office:value-type="float" office:value="58.4364878704768" calcext:value-type="float">
            <text:p><text:s text:c="3"/>58,4 </text:p>
          </table:table-cell>
          <table:table-cell table:style-name="ce9" office:value-type="float" office:value="65.4486579094982" calcext:value-type="float">
            <text:p><text:s text:c="3"/>65,4 </text:p>
          </table:table-cell>
          <table:table-cell table:style-name="ce9" office:value-type="float" office:value="75.2177013746267" calcext:value-type="float">
            <text:p><text:s text:c="3"/>75,2 </text:p>
          </table:table-cell>
          <table:table-cell table:style-name="ce9" office:value-type="float" office:value="71.7845676486005" calcext:value-type="float">
            <text:p><text:s text:c="3"/>71,8 </text:p>
          </table:table-cell>
          <table:table-cell table:style-name="ce9" office:value-type="float" office:value="78.6508351006529" calcext:value-type="float">
            <text:p><text:s text:c="3"/>78,7 </text:p>
          </table:table-cell>
          <table:table-cell table:style-name="ce9" office:value-type="float" office:value="79.2938368179797" calcext:value-type="float">
            <text:p><text:s text:c="3"/>79,3 </text:p>
          </table:table-cell>
          <table:table-cell table:style-name="ce9" office:value-type="float" office:value="75.7160976526858" calcext:value-type="float">
            <text:p><text:s text:c="3"/>75,7 </text:p>
          </table:table-cell>
          <table:table-cell table:style-name="ce9" office:value-type="float" office:value="82.8715759832736" calcext:value-type="float">
            <text:p><text:s text:c="3"/>82,9 </text:p>
          </table:table-cell>
          <table:table-cell table:style-name="ce9" office:value-type="float" office:value="80.2904497060947" calcext:value-type="float">
            <text:p><text:s text:c="3"/>80,3 </text:p>
          </table:table-cell>
          <table:table-cell table:style-name="ce9" office:value-type="float" office:value="72.1240398084475" calcext:value-type="float">
            <text:p><text:s text:c="3"/>72,1 </text:p>
          </table:table-cell>
          <table:table-cell table:style-name="ce9" office:value-type="float" office:value="88.456859603742" calcext:value-type="float">
            <text:p><text:s text:c="3"/>88,5 </text:p>
          </table:table-cell>
          <table:table-cell table:style-name="ce9" office:value-type="float" office:value="53.0000829136418" calcext:value-type="float">
            <text:p><text:s text:c="3"/>53,0 </text:p>
          </table:table-cell>
          <table:table-cell table:style-name="ce9" office:value-type="float" office:value="49.1182998154987" calcext:value-type="float">
            <text:p><text:s text:c="3"/>49,1 </text:p>
          </table:table-cell>
          <table:table-cell table:style-name="ce9" office:value-type="float" office:value="56.8818660117849" calcext:value-type="float">
            <text:p><text:s text:c="3"/>56,9 </text:p>
          </table:table-cell>
          <table:table-cell table:style-name="ce9" office:value-type="float" office:value="67.9863307287103" calcext:value-type="float">
            <text:p><text:s text:c="3"/>68,0 </text:p>
          </table:table-cell>
          <table:table-cell table:style-name="ce9" office:value-type="float" office:value="65.02749328157" calcext:value-type="float">
            <text:p><text:s text:c="3"/>65,0 </text:p>
          </table:table-cell>
          <table:table-cell table:style-name="ce9" office:value-type="float" office:value="70.9451681758505" calcext:value-type="float">
            <text:p><text:s text:c="3"/>70,9 </text:p>
          </table:table-cell>
          <table:table-cell table:style-name="ce9" office:value-type="float" office:value="76.5394156120275" calcext:value-type="float">
            <text:p><text:s text:c="3"/>76,5 </text:p>
          </table:table-cell>
          <table:table-cell table:style-name="ce9" office:value-type="float" office:value="73.1922338773967" calcext:value-type="float">
            <text:p><text:s text:c="3"/>73,2 </text:p>
          </table:table-cell>
          <table:table-cell table:style-name="ce9" office:value-type="float" office:value="79.8865973466582" calcext:value-type="float">
            <text:p><text:s text:c="3"/>79,9 </text:p>
          </table:table-cell>
          <table:table-cell table:style-name="ce9" office:value-type="float" office:value="76.9292760781859" calcext:value-type="float">
            <text:p><text:s text:c="3"/>76,9 </text:p>
          </table:table-cell>
          <table:table-cell table:style-name="ce9" office:value-type="float" office:value="69.9487685048788" calcext:value-type="float">
            <text:p><text:s text:c="3"/>69,9 </text:p>
          </table:table-cell>
          <table:table-cell table:style-name="ce9" office:value-type="float" office:value="83.9097836514929" calcext:value-type="float">
            <text:p><text:s text:c="3"/>83,9 </text:p>
          </table:table-cell>
          <table:table-cell table:style-name="ce9" office:value-type="float" office:value="73.6084504738206" calcext:value-type="float">
            <text:p><text:s text:c="3"/>73,6 </text:p>
          </table:table-cell>
          <table:table-cell table:style-name="ce9" office:value-type="float" office:value="68.7494106974575" calcext:value-type="float">
            <text:p><text:s text:c="3"/>68,7 </text:p>
          </table:table-cell>
          <table:table-cell table:style-name="ce9" office:value-type="float" office:value="78.4674902501837" calcext:value-type="float">
            <text:p><text:s text:c="3"/>78,5 </text:p>
          </table:table-cell>
          <table:table-cell table:style-name="ce9" office:value-type="float" office:value="84.4343443462675" calcext:value-type="float">
            <text:p><text:s text:c="3"/>84,4 </text:p>
          </table:table-cell>
          <table:table-cell table:style-name="ce9" office:value-type="float" office:value="81.6723350432433" calcext:value-type="float">
            <text:p><text:s text:c="3"/>81,7 </text:p>
          </table:table-cell>
          <table:table-cell table:style-name="ce9" office:value-type="float" office:value="87.1963536492917" calcext:value-type="float">
            <text:p><text:s text:c="3"/>87,2 </text:p>
          </table:table-cell>
          <table:table-cell table:style-name="ce9" office:value-type="float" office:value="86.8728635211577" calcext:value-type="float">
            <text:p><text:s text:c="3"/>86,9 </text:p>
          </table:table-cell>
          <table:table-cell table:style-name="ce9" office:value-type="float" office:value="84.3717894824951" calcext:value-type="float">
            <text:p><text:s text:c="3"/>84,4 </text:p>
          </table:table-cell>
          <table:table-cell table:style-name="ce9" office:value-type="float" office:value="89.3739375598204" calcext:value-type="float">
            <text:p><text:s text:c="3"/>89,4 </text:p>
          </table:table-cell>
          <table:table-cell table:style-name="ce9" office:value-type="float" office:value="84.9319896765626" calcext:value-type="float">
            <text:p><text:s text:c="3"/>84,9 </text:p>
          </table:table-cell>
          <table:table-cell table:style-name="ce9" office:value-type="float" office:value="81.3152823051977" calcext:value-type="float">
            <text:p><text:s text:c="3"/>81,3 </text:p>
          </table:table-cell>
          <table:table-cell table:style-name="ce9" office:value-type="float" office:value="88.5486970479276" calcext:value-type="float">
            <text:p><text:s text:c="3"/>88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58.6357334608374" calcext:value-type="float">
            <text:p><text:s text:c="3"/>58,6 </text:p>
          </table:table-cell>
          <table:table-cell table:style-name="ce9" office:value-type="float" office:value="54.9511836269113" calcext:value-type="float">
            <text:p><text:s text:c="3"/>55,0 </text:p>
          </table:table-cell>
          <table:table-cell table:style-name="ce9" office:value-type="float" office:value="62.3202832947634" calcext:value-type="float">
            <text:p><text:s text:c="3"/>62,3 </text:p>
          </table:table-cell>
          <table:table-cell table:style-name="ce9" office:value-type="float" office:value="71.8597203313828" calcext:value-type="float">
            <text:p><text:s text:c="3"/>71,9 </text:p>
          </table:table-cell>
          <table:table-cell table:style-name="ce9" office:value-type="float" office:value="70.049327775589" calcext:value-type="float">
            <text:p><text:s text:c="3"/>70,0 </text:p>
          </table:table-cell>
          <table:table-cell table:style-name="ce9" office:value-type="float" office:value="73.6701128871766" calcext:value-type="float">
            <text:p><text:s text:c="3"/>73,7 </text:p>
          </table:table-cell>
          <table:table-cell table:style-name="ce9" office:value-type="float" office:value="78.5530576033082" calcext:value-type="float">
            <text:p><text:s text:c="3"/>78,6 </text:p>
          </table:table-cell>
          <table:table-cell table:style-name="ce9" office:value-type="float" office:value="75.5648989807147" calcext:value-type="float">
            <text:p><text:s text:c="3"/>75,6 </text:p>
          </table:table-cell>
          <table:table-cell table:style-name="ce9" office:value-type="float" office:value="81.5412162259017" calcext:value-type="float">
            <text:p><text:s text:c="3"/>81,5 </text:p>
          </table:table-cell>
          <table:table-cell table:style-name="ce9" office:value-type="float" office:value="76.5281137714139" calcext:value-type="float">
            <text:p><text:s text:c="3"/>76,5 </text:p>
          </table:table-cell>
          <table:table-cell table:style-name="ce9" office:value-type="float" office:value="72.4195742144385" calcext:value-type="float">
            <text:p><text:s text:c="3"/>72,4 </text:p>
          </table:table-cell>
          <table:table-cell table:style-name="ce9" office:value-type="float" office:value="80.6366533283892" calcext:value-type="float">
            <text:p><text:s text:c="3"/>80,6 </text:p>
          </table:table-cell>
          <table:table-cell table:style-name="ce9" office:value-type="float" office:value="53.988253056517" calcext:value-type="float">
            <text:p><text:s text:c="3"/>54,0 </text:p>
          </table:table-cell>
          <table:table-cell table:style-name="ce9" office:value-type="float" office:value="49.510227728056" calcext:value-type="float">
            <text:p><text:s text:c="3"/>49,5 </text:p>
          </table:table-cell>
          <table:table-cell table:style-name="ce9" office:value-type="float" office:value="58.466278384978" calcext:value-type="float">
            <text:p><text:s text:c="3"/>58,5 </text:p>
          </table:table-cell>
          <table:table-cell table:style-name="ce9" office:value-type="float" office:value="70.8253918194184" calcext:value-type="float">
            <text:p><text:s text:c="3"/>70,8 </text:p>
          </table:table-cell>
          <table:table-cell table:style-name="ce9" office:value-type="float" office:value="67.9859430901727" calcext:value-type="float">
            <text:p><text:s text:c="3"/>68,0 </text:p>
          </table:table-cell>
          <table:table-cell table:style-name="ce9" office:value-type="float" office:value="73.6648405486642" calcext:value-type="float">
            <text:p><text:s text:c="3"/>73,7 </text:p>
          </table:table-cell>
          <table:table-cell table:style-name="ce9" office:value-type="float" office:value="77.6293757638626" calcext:value-type="float">
            <text:p><text:s text:c="3"/>77,6 </text:p>
          </table:table-cell>
          <table:table-cell table:style-name="ce9" office:value-type="float" office:value="74.432417904512" calcext:value-type="float">
            <text:p><text:s text:c="3"/>74,4 </text:p>
          </table:table-cell>
          <table:table-cell table:style-name="ce9" office:value-type="float" office:value="80.8263336232132" calcext:value-type="float">
            <text:p><text:s text:c="3"/>80,8 </text:p>
          </table:table-cell>
          <table:table-cell table:style-name="ce9" office:value-type="float" office:value="75.1405730889941" calcext:value-type="float">
            <text:p><text:s text:c="3"/>75,1 </text:p>
          </table:table-cell>
          <table:table-cell table:style-name="ce9" office:value-type="float" office:value="71.3184499774266" calcext:value-type="float">
            <text:p><text:s text:c="3"/>71,3 </text:p>
          </table:table-cell>
          <table:table-cell table:style-name="ce9" office:value-type="float" office:value="78.9626962005616" calcext:value-type="float">
            <text:p><text:s text:c="3"/>79,0 </text:p>
          </table:table-cell>
          <table:table-cell table:style-name="ce9" office:value-type="float" office:value="62.0739301356301" calcext:value-type="float">
            <text:p><text:s text:c="3"/>62,1 </text:p>
          </table:table-cell>
          <table:table-cell table:style-name="ce9" office:value-type="float" office:value="57.0226756396045" calcext:value-type="float">
            <text:p><text:s text:c="3"/>57,0 </text:p>
          </table:table-cell>
          <table:table-cell table:style-name="ce9" office:value-type="float" office:value="67.1251846316557" calcext:value-type="float">
            <text:p><text:s text:c="3"/>67,1 </text:p>
          </table:table-cell>
          <table:table-cell table:style-name="ce9" office:value-type="float" office:value="72.7385599019821" calcext:value-type="float">
            <text:p><text:s text:c="3"/>72,7 </text:p>
          </table:table-cell>
          <table:table-cell table:style-name="ce9" office:value-type="float" office:value="70.5958521275776" calcext:value-type="float">
            <text:p><text:s text:c="3"/>70,6 </text:p>
          </table:table-cell>
          <table:table-cell table:style-name="ce9" office:value-type="float" office:value="74.8812676763866" calcext:value-type="float">
            <text:p><text:s text:c="3"/>74,9 </text:p>
          </table:table-cell>
          <table:table-cell table:style-name="ce9" office:value-type="float" office:value="79.37562087743" calcext:value-type="float">
            <text:p><text:s text:c="3"/>79,4 </text:p>
          </table:table-cell>
          <table:table-cell table:style-name="ce9" office:value-type="float" office:value="75.3762439029122" calcext:value-type="float">
            <text:p><text:s text:c="3"/>75,4 </text:p>
          </table:table-cell>
          <table:table-cell table:style-name="ce9" office:value-type="float" office:value="83.3749978519479" calcext:value-type="float">
            <text:p><text:s text:c="3"/>83,4 </text:p>
          </table:table-cell>
          <table:table-cell table:style-name="ce9" office:value-type="float" office:value="77.8437804764383" calcext:value-type="float">
            <text:p><text:s text:c="3"/>77,8 </text:p>
          </table:table-cell>
          <table:table-cell table:style-name="ce9" office:value-type="float" office:value="70.4115990127264" calcext:value-type="float">
            <text:p><text:s text:c="3"/>70,4 </text:p>
          </table:table-cell>
          <table:table-cell table:style-name="ce9" office:value-type="float" office:value="85.2759619401503" calcext:value-type="float">
            <text:p><text:s text:c="3"/>85,3 </text:p>
          </table:table-cell>
          <table:table-cell table:style-name="ce9" office:value-type="float" office:value="54.6942421971736" calcext:value-type="float">
            <text:p><text:s text:c="3"/>54,7 </text:p>
          </table:table-cell>
          <table:table-cell table:style-name="ce9" office:value-type="float" office:value="49.640794616121" calcext:value-type="float">
            <text:p><text:s text:c="3"/>49,6 </text:p>
          </table:table-cell>
          <table:table-cell table:style-name="ce9" office:value-type="float" office:value="59.7476897782262" calcext:value-type="float">
            <text:p><text:s text:c="3"/>59,7 </text:p>
          </table:table-cell>
          <table:table-cell table:style-name="ce9" office:value-type="float" office:value="69.9021507856661" calcext:value-type="float">
            <text:p><text:s text:c="3"/>69,9 </text:p>
          </table:table-cell>
          <table:table-cell table:style-name="ce9" office:value-type="float" office:value="67.8669078275436" calcext:value-type="float">
            <text:p><text:s text:c="3"/>67,9 </text:p>
          </table:table-cell>
          <table:table-cell table:style-name="ce9" office:value-type="float" office:value="71.9373937437887" calcext:value-type="float">
            <text:p><text:s text:c="3"/>71,9 </text:p>
          </table:table-cell>
          <table:table-cell table:style-name="ce9" office:value-type="float" office:value="75.1389344612532" calcext:value-type="float">
            <text:p><text:s text:c="3"/>75,1 </text:p>
          </table:table-cell>
          <table:table-cell table:style-name="ce9" office:value-type="float" office:value="71.463890283323" calcext:value-type="float">
            <text:p><text:s text:c="3"/>71,5 </text:p>
          </table:table-cell>
          <table:table-cell table:style-name="ce9" office:value-type="float" office:value="78.8139786391835" calcext:value-type="float">
            <text:p><text:s text:c="3"/>78,8 </text:p>
          </table:table-cell>
          <table:table-cell table:style-name="ce9" office:value-type="float" office:value="74.3667222980734" calcext:value-type="float">
            <text:p><text:s text:c="3"/>74,4 </text:p>
          </table:table-cell>
          <table:table-cell table:style-name="ce9" office:value-type="float" office:value="69.3843055582916" calcext:value-type="float">
            <text:p><text:s text:c="3"/>69,4 </text:p>
          </table:table-cell>
          <table:table-cell table:style-name="ce9" office:value-type="float" office:value="79.3491390378552" calcext:value-type="float">
            <text:p><text:s text:c="3"/>79,3 </text:p>
          </table:table-cell>
          <table:table-cell table:style-name="ce9" office:value-type="float" office:value="68.9162915885633" calcext:value-type="float">
            <text:p><text:s text:c="3"/>68,9 </text:p>
          </table:table-cell>
          <table:table-cell table:style-name="ce9" office:value-type="float" office:value="63.8235449224065" calcext:value-type="float">
            <text:p><text:s text:c="3"/>63,8 </text:p>
          </table:table-cell>
          <table:table-cell table:style-name="ce9" office:value-type="float" office:value="74.0090382547202" calcext:value-type="float">
            <text:p><text:s text:c="3"/>74,0 </text:p>
          </table:table-cell>
          <table:table-cell table:style-name="ce9" office:value-type="float" office:value="75.1490566603195" calcext:value-type="float">
            <text:p><text:s text:c="3"/>75,1 </text:p>
          </table:table-cell>
          <table:table-cell table:style-name="ce9" office:value-type="float" office:value="72.1589404024429" calcext:value-type="float">
            <text:p><text:s text:c="3"/>72,2 </text:p>
          </table:table-cell>
          <table:table-cell table:style-name="ce9" office:value-type="float" office:value="78.1391729181961" calcext:value-type="float">
            <text:p><text:s text:c="3"/>78,1 </text:p>
          </table:table-cell>
          <table:table-cell table:style-name="ce9" office:value-type="float" office:value="82.1967967823296" calcext:value-type="float">
            <text:p><text:s text:c="3"/>82,2 </text:p>
          </table:table-cell>
          <table:table-cell table:style-name="ce9" office:value-type="float" office:value="78.3101214103889" calcext:value-type="float">
            <text:p><text:s text:c="3"/>78,3 </text:p>
          </table:table-cell>
          <table:table-cell table:style-name="ce9" office:value-type="float" office:value="86.0834721542703" calcext:value-type="float">
            <text:p><text:s text:c="3"/>86,1 </text:p>
          </table:table-cell>
          <table:table-cell table:style-name="ce9" office:value-type="float" office:value="79.8180073311097" calcext:value-type="float">
            <text:p><text:s text:c="3"/>79,8 </text:p>
          </table:table-cell>
          <table:table-cell table:style-name="ce9" office:value-type="float" office:value="72.9881178582846" calcext:value-type="float">
            <text:p><text:s text:c="3"/>73,0 </text:p>
          </table:table-cell>
          <table:table-cell table:style-name="ce9" office:value-type="float" office:value="86.6478968039348" calcext:value-type="float">
            <text:p><text:s text:c="3"/>86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62.3949764466687" calcext:value-type="float">
            <text:p><text:s text:c="3"/>62,4 </text:p>
          </table:table-cell>
          <table:table-cell table:style-name="ce9" office:value-type="float" office:value="59.8624193585764" calcext:value-type="float">
            <text:p><text:s text:c="3"/>59,9 </text:p>
          </table:table-cell>
          <table:table-cell table:style-name="ce9" office:value-type="float" office:value="64.9275335347611" calcext:value-type="float">
            <text:p><text:s text:c="3"/>64,9 </text:p>
          </table:table-cell>
          <table:table-cell table:style-name="ce9" office:value-type="float" office:value="75.8160540502473" calcext:value-type="float">
            <text:p><text:s text:c="3"/>75,8 </text:p>
          </table:table-cell>
          <table:table-cell table:style-name="ce9" office:value-type="float" office:value="73.6085555379217" calcext:value-type="float">
            <text:p><text:s text:c="3"/>73,6 </text:p>
          </table:table-cell>
          <table:table-cell table:style-name="ce9" office:value-type="float" office:value="78.0235525625728" calcext:value-type="float">
            <text:p><text:s text:c="3"/>78,0 </text:p>
          </table:table-cell>
          <table:table-cell table:style-name="ce9" office:value-type="float" office:value="80.2869936342425" calcext:value-type="float">
            <text:p><text:s text:c="3"/>80,3 </text:p>
          </table:table-cell>
          <table:table-cell table:style-name="ce9" office:value-type="float" office:value="77.4071055704118" calcext:value-type="float">
            <text:p><text:s text:c="3"/>77,4 </text:p>
          </table:table-cell>
          <table:table-cell table:style-name="ce9" office:value-type="float" office:value="83.1668816980732" calcext:value-type="float">
            <text:p><text:s text:c="3"/>83,2 </text:p>
          </table:table-cell>
          <table:table-cell table:style-name="ce9" office:value-type="float" office:value="84.684639519762" calcext:value-type="float">
            <text:p><text:s text:c="3"/>84,7 </text:p>
          </table:table-cell>
          <table:table-cell table:style-name="ce9" office:value-type="float" office:value="79.5376687005711" calcext:value-type="float">
            <text:p><text:s text:c="3"/>79,5 </text:p>
          </table:table-cell>
          <table:table-cell table:style-name="ce9" office:value-type="float" office:value="89.831610338953" calcext:value-type="float">
            <text:p><text:s text:c="3"/>89,8 </text:p>
          </table:table-cell>
          <table:table-cell table:style-name="ce9" office:value-type="float" office:value="59.5665962536869" calcext:value-type="float">
            <text:p><text:s text:c="3"/>59,6 </text:p>
          </table:table-cell>
          <table:table-cell table:style-name="ce9" office:value-type="float" office:value="56.370667620388" calcext:value-type="float">
            <text:p><text:s text:c="3"/>56,4 </text:p>
          </table:table-cell>
          <table:table-cell table:style-name="ce9" office:value-type="float" office:value="62.7625248869858" calcext:value-type="float">
            <text:p><text:s text:c="3"/>62,8 </text:p>
          </table:table-cell>
          <table:table-cell table:style-name="ce9" office:value-type="float" office:value="75.1360100513129" calcext:value-type="float">
            <text:p><text:s text:c="3"/>75,1 </text:p>
          </table:table-cell>
          <table:table-cell table:style-name="ce9" office:value-type="float" office:value="72.4288181144896" calcext:value-type="float">
            <text:p><text:s text:c="3"/>72,4 </text:p>
          </table:table-cell>
          <table:table-cell table:style-name="ce9" office:value-type="float" office:value="77.8432019881362" calcext:value-type="float">
            <text:p><text:s text:c="3"/>77,8 </text:p>
          </table:table-cell>
          <table:table-cell table:style-name="ce9" office:value-type="float" office:value="78.8859134006252" calcext:value-type="float">
            <text:p><text:s text:c="3"/>78,9 </text:p>
          </table:table-cell>
          <table:table-cell table:style-name="ce9" office:value-type="float" office:value="75.3118830883401" calcext:value-type="float">
            <text:p><text:s text:c="3"/>75,3 </text:p>
          </table:table-cell>
          <table:table-cell table:style-name="ce9" office:value-type="float" office:value="82.4599437129103" calcext:value-type="float">
            <text:p><text:s text:c="3"/>82,5 </text:p>
          </table:table-cell>
          <table:table-cell table:style-name="ce9" office:value-type="float" office:value="83.486614738931" calcext:value-type="float">
            <text:p><text:s text:c="3"/>83,5 </text:p>
          </table:table-cell>
          <table:table-cell table:style-name="ce9" office:value-type="float" office:value="76.3899227235626" calcext:value-type="float">
            <text:p><text:s text:c="3"/>76,4 </text:p>
          </table:table-cell>
          <table:table-cell table:style-name="ce9" office:value-type="float" office:value="90.5833067542994" calcext:value-type="float">
            <text:p><text:s text:c="3"/>90,6 </text:p>
          </table:table-cell>
          <table:table-cell table:style-name="ce9" office:value-type="float" office:value="64.5216321274168" calcext:value-type="float">
            <text:p><text:s text:c="3"/>64,5 </text:p>
          </table:table-cell>
          <table:table-cell table:style-name="ce9" office:value-type="float" office:value="61.6302828141768" calcext:value-type="float">
            <text:p><text:s text:c="3"/>61,6 </text:p>
          </table:table-cell>
          <table:table-cell table:style-name="ce9" office:value-type="float" office:value="67.4129814406568" calcext:value-type="float">
            <text:p><text:s text:c="3"/>67,4 </text:p>
          </table:table-cell>
          <table:table-cell table:style-name="ce9" office:value-type="float" office:value="76.3668655313987" calcext:value-type="float">
            <text:p><text:s text:c="3"/>76,4 </text:p>
          </table:table-cell>
          <table:table-cell table:style-name="ce9" office:value-type="float" office:value="73.7149576442416" calcext:value-type="float">
            <text:p><text:s text:c="3"/>73,7 </text:p>
          </table:table-cell>
          <table:table-cell table:style-name="ce9" office:value-type="float" office:value="79.0187734185557" calcext:value-type="float">
            <text:p><text:s text:c="3"/>79,0 </text:p>
          </table:table-cell>
          <table:table-cell table:style-name="ce9" office:value-type="float" office:value="81.563195120334" calcext:value-type="float">
            <text:p><text:s text:c="3"/>81,6 </text:p>
          </table:table-cell>
          <table:table-cell table:style-name="ce9" office:value-type="float" office:value="78.2827605060463" calcext:value-type="float">
            <text:p><text:s text:c="3"/>78,3 </text:p>
          </table:table-cell>
          <table:table-cell table:style-name="ce9" office:value-type="float" office:value="84.8436297346218" calcext:value-type="float">
            <text:p><text:s text:c="3"/>84,8 </text:p>
          </table:table-cell>
          <table:table-cell table:style-name="ce9" office:value-type="float" office:value="85.9012815245738" calcext:value-type="float">
            <text:p><text:s text:c="3"/>85,9 </text:p>
          </table:table-cell>
          <table:table-cell table:style-name="ce9" office:value-type="float" office:value="80.1974078961081" calcext:value-type="float">
            <text:p><text:s text:c="3"/>80,2 </text:p>
          </table:table-cell>
          <table:table-cell table:style-name="ce9" office:value-type="float" office:value="91.6051551530396" calcext:value-type="float">
            <text:p><text:s text:c="3"/>91,6 </text:p>
          </table:table-cell>
          <table:table-cell table:style-name="ce9" office:value-type="float" office:value="56.3249131452557" calcext:value-type="float">
            <text:p><text:s text:c="3"/>56,3 </text:p>
          </table:table-cell>
          <table:table-cell table:style-name="ce9" office:value-type="float" office:value="53.7136173593373" calcext:value-type="float">
            <text:p><text:s text:c="3"/>53,7 </text:p>
          </table:table-cell>
          <table:table-cell table:style-name="ce9" office:value-type="float" office:value="58.936208931174" calcext:value-type="float">
            <text:p><text:s text:c="3"/>58,9 </text:p>
          </table:table-cell>
          <table:table-cell table:style-name="ce9" office:value-type="float" office:value="72.0847967434609" calcext:value-type="float">
            <text:p><text:s text:c="3"/>72,1 </text:p>
          </table:table-cell>
          <table:table-cell table:style-name="ce9" office:value-type="float" office:value="69.5035717616484" calcext:value-type="float">
            <text:p><text:s text:c="3"/>69,5 </text:p>
          </table:table-cell>
          <table:table-cell table:style-name="ce9" office:value-type="float" office:value="74.6660217252734" calcext:value-type="float">
            <text:p><text:s text:c="3"/>74,7 </text:p>
          </table:table-cell>
          <table:table-cell table:style-name="ce9" office:value-type="float" office:value="75.7733437315784" calcext:value-type="float">
            <text:p><text:s text:c="3"/>75,8 </text:p>
          </table:table-cell>
          <table:table-cell table:style-name="ce9" office:value-type="float" office:value="72.5871593625893" calcext:value-type="float">
            <text:p><text:s text:c="3"/>72,6 </text:p>
          </table:table-cell>
          <table:table-cell table:style-name="ce9" office:value-type="float" office:value="78.9595281005675" calcext:value-type="float">
            <text:p><text:s text:c="3"/>79,0 </text:p>
          </table:table-cell>
          <table:table-cell table:style-name="ce9" office:value-type="float" office:value="81.8025111572156" calcext:value-type="float">
            <text:p><text:s text:c="3"/>81,8 </text:p>
          </table:table-cell>
          <table:table-cell table:style-name="ce9" office:value-type="float" office:value="72.6566777149516" calcext:value-type="float">
            <text:p><text:s text:c="3"/>72,7 </text:p>
          </table:table-cell>
          <table:table-cell table:style-name="ce9" office:value-type="float" office:value="90.9483445994796" calcext:value-type="float">
            <text:p><text:s text:c="3"/>90,9 </text:p>
          </table:table-cell>
          <table:table-cell table:style-name="ce9" office:value-type="float" office:value="74.2807571894048" calcext:value-type="float">
            <text:p><text:s text:c="3"/>74,3 </text:p>
          </table:table-cell>
          <table:table-cell table:style-name="ce9" office:value-type="float" office:value="68.6169049307055" calcext:value-type="float">
            <text:p><text:s text:c="3"/>68,6 </text:p>
          </table:table-cell>
          <table:table-cell table:style-name="ce9" office:value-type="float" office:value="79.9446094481041" calcext:value-type="float">
            <text:p><text:s text:c="3"/>79,9 </text:p>
          </table:table-cell>
          <table:table-cell table:style-name="ce9" office:value-type="float" office:value="81.6776860199896" calcext:value-type="float">
            <text:p><text:s text:c="3"/>81,7 </text:p>
          </table:table-cell>
          <table:table-cell table:style-name="ce9" office:value-type="float" office:value="79.3061579924498" calcext:value-type="float">
            <text:p><text:s text:c="3"/>79,3 </text:p>
          </table:table-cell>
          <table:table-cell table:style-name="ce9" office:value-type="float" office:value="84.0492140475293" calcext:value-type="float">
            <text:p><text:s text:c="3"/>84,0 </text:p>
          </table:table-cell>
          <table:table-cell table:style-name="ce9" office:value-type="float" office:value="86.6728624557718" calcext:value-type="float">
            <text:p><text:s text:c="3"/>86,7 </text:p>
          </table:table-cell>
          <table:table-cell table:style-name="ce9" office:value-type="float" office:value="83.3237721633302" calcext:value-type="float">
            <text:p><text:s text:c="3"/>83,3 </text:p>
          </table:table-cell>
          <table:table-cell table:style-name="ce9" office:value-type="float" office:value="90.0219527482135" calcext:value-type="float">
            <text:p><text:s text:c="3"/>90,0 </text:p>
          </table:table-cell>
          <table:table-cell table:style-name="ce9" office:value-type="float" office:value="87.6792748592277" calcext:value-type="float">
            <text:p><text:s text:c="3"/>87,7 </text:p>
          </table:table-cell>
          <table:table-cell table:style-name="ce9" office:value-type="float" office:value="83.1094788237357" calcext:value-type="float">
            <text:p><text:s text:c="3"/>83,1 </text:p>
          </table:table-cell>
          <table:table-cell table:style-name="ce9" office:value-type="float" office:value="92.2490708947198" calcext:value-type="float">
            <text:p><text:s text:c="3"/>92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61.4745525398627" calcext:value-type="float">
            <text:p><text:s text:c="3"/>61,5 </text:p>
          </table:table-cell>
          <table:table-cell table:style-name="ce9" office:value-type="float" office:value="58.2076440830884" calcext:value-type="float">
            <text:p><text:s text:c="3"/>58,2 </text:p>
          </table:table-cell>
          <table:table-cell table:style-name="ce9" office:value-type="float" office:value="64.7414609966371" calcext:value-type="float">
            <text:p><text:s text:c="3"/>64,7 </text:p>
          </table:table-cell>
          <table:table-cell table:style-name="ce9" office:value-type="float" office:value="76.225027378003" calcext:value-type="float">
            <text:p><text:s text:c="3"/>76,2 </text:p>
          </table:table-cell>
          <table:table-cell table:style-name="ce9" office:value-type="float" office:value="73.6694927938913" calcext:value-type="float">
            <text:p><text:s text:c="3"/>73,7 </text:p>
          </table:table-cell>
          <table:table-cell table:style-name="ce9" office:value-type="float" office:value="78.7805619621147" calcext:value-type="float">
            <text:p><text:s text:c="3"/>78,8 </text:p>
          </table:table-cell>
          <table:table-cell table:style-name="ce9" office:value-type="float" office:value="82.8868660426285" calcext:value-type="float">
            <text:p><text:s text:c="3"/>82,9 </text:p>
          </table:table-cell>
          <table:table-cell table:style-name="ce9" office:value-type="float" office:value="80.7127362829239" calcext:value-type="float">
            <text:p><text:s text:c="3"/>80,7 </text:p>
          </table:table-cell>
          <table:table-cell table:style-name="ce9" office:value-type="float" office:value="85.0609958023331" calcext:value-type="float">
            <text:p><text:s text:c="3"/>85,1 </text:p>
          </table:table-cell>
          <table:table-cell table:style-name="ce9" office:value-type="float" office:value="77.9693856594274" calcext:value-type="float">
            <text:p><text:s text:c="3"/>78,0 </text:p>
          </table:table-cell>
          <table:table-cell table:style-name="ce9" office:value-type="float" office:value="71.675705470571" calcext:value-type="float">
            <text:p><text:s text:c="3"/>71,7 </text:p>
          </table:table-cell>
          <table:table-cell table:style-name="ce9" office:value-type="float" office:value="84.2630658482837" calcext:value-type="float">
            <text:p><text:s text:c="3"/>84,3 </text:p>
          </table:table-cell>
          <table:table-cell table:style-name="ce9" office:value-type="float" office:value="60.0850380244722" calcext:value-type="float">
            <text:p><text:s text:c="3"/>60,1 </text:p>
          </table:table-cell>
          <table:table-cell table:style-name="ce9" office:value-type="float" office:value="55.4741791928502" calcext:value-type="float">
            <text:p><text:s text:c="3"/>55,5 </text:p>
          </table:table-cell>
          <table:table-cell table:style-name="ce9" office:value-type="float" office:value="64.6958968560943" calcext:value-type="float">
            <text:p><text:s text:c="3"/>64,7 </text:p>
          </table:table-cell>
          <table:table-cell table:style-name="ce9" office:value-type="float" office:value="76.435975466303" calcext:value-type="float">
            <text:p><text:s text:c="3"/>76,4 </text:p>
          </table:table-cell>
          <table:table-cell table:style-name="ce9" office:value-type="float" office:value="73.2800779536967" calcext:value-type="float">
            <text:p><text:s text:c="3"/>73,3 </text:p>
          </table:table-cell>
          <table:table-cell table:style-name="ce9" office:value-type="float" office:value="79.5918729789094" calcext:value-type="float">
            <text:p><text:s text:c="3"/>79,6 </text:p>
          </table:table-cell>
          <table:table-cell table:style-name="ce9" office:value-type="float" office:value="80.8671450519661" calcext:value-type="float">
            <text:p><text:s text:c="3"/>80,9 </text:p>
          </table:table-cell>
          <table:table-cell table:style-name="ce9" office:value-type="float" office:value="77.8888248438843" calcext:value-type="float">
            <text:p><text:s text:c="3"/>77,9 </text:p>
          </table:table-cell>
          <table:table-cell table:style-name="ce9" office:value-type="float" office:value="83.845465260048" calcext:value-type="float">
            <text:p><text:s text:c="3"/>83,8 </text:p>
          </table:table-cell>
          <table:table-cell table:style-name="ce9" office:value-type="float" office:value="78.7293803767878" calcext:value-type="float">
            <text:p><text:s text:c="3"/>78,7 </text:p>
          </table:table-cell>
          <table:table-cell table:style-name="ce9" office:value-type="float" office:value="70.3436405820263" calcext:value-type="float">
            <text:p><text:s text:c="3"/>70,3 </text:p>
          </table:table-cell>
          <table:table-cell table:style-name="ce9" office:value-type="float" office:value="87.1151201715493" calcext:value-type="float">
            <text:p><text:s text:c="3"/>87,1 </text:p>
          </table:table-cell>
          <table:table-cell table:style-name="ce9" office:value-type="float" office:value="62.5092304544483" calcext:value-type="float">
            <text:p><text:s text:c="3"/>62,5 </text:p>
          </table:table-cell>
          <table:table-cell table:style-name="ce9" office:value-type="float" office:value="59.2899823270075" calcext:value-type="float">
            <text:p><text:s text:c="3"/>59,3 </text:p>
          </table:table-cell>
          <table:table-cell table:style-name="ce9" office:value-type="float" office:value="65.7284785818891" calcext:value-type="float">
            <text:p><text:s text:c="3"/>65,7 </text:p>
          </table:table-cell>
          <table:table-cell table:style-name="ce9" office:value-type="float" office:value="76.03212068268" calcext:value-type="float">
            <text:p><text:s text:c="3"/>76,0 </text:p>
          </table:table-cell>
          <table:table-cell table:style-name="ce9" office:value-type="float" office:value="72.6937781177621" calcext:value-type="float">
            <text:p><text:s text:c="3"/>72,7 </text:p>
          </table:table-cell>
          <table:table-cell table:style-name="ce9" office:value-type="float" office:value="79.3704632475979" calcext:value-type="float">
            <text:p><text:s text:c="3"/>79,4 </text:p>
          </table:table-cell>
          <table:table-cell table:style-name="ce9" office:value-type="float" office:value="84.6103009433739" calcext:value-type="float">
            <text:p><text:s text:c="3"/>84,6 </text:p>
          </table:table-cell>
          <table:table-cell table:style-name="ce9" office:value-type="float" office:value="82.1242226781295" calcext:value-type="float">
            <text:p><text:s text:c="3"/>82,1 </text:p>
          </table:table-cell>
          <table:table-cell table:style-name="ce9" office:value-type="float" office:value="87.0963792086183" calcext:value-type="float">
            <text:p><text:s text:c="3"/>87,1 </text:p>
          </table:table-cell>
          <table:table-cell table:style-name="ce9" office:value-type="float" office:value="77.1979498509172" calcext:value-type="float">
            <text:p><text:s text:c="3"/>77,2 </text:p>
          </table:table-cell>
          <table:table-cell table:style-name="ce9" office:value-type="float" office:value="71.3168627971729" calcext:value-type="float">
            <text:p><text:s text:c="3"/>71,3 </text:p>
          </table:table-cell>
          <table:table-cell table:style-name="ce9" office:value-type="float" office:value="83.0790369046615" calcext:value-type="float">
            <text:p><text:s text:c="3"/>83,1 </text:p>
          </table:table-cell>
          <table:table-cell table:style-name="ce9" office:value-type="float" office:value="58.6412842038532" calcext:value-type="float">
            <text:p><text:s text:c="3"/>58,6 </text:p>
          </table:table-cell>
          <table:table-cell table:style-name="ce9" office:value-type="float" office:value="54.9848677895501" calcext:value-type="float">
            <text:p><text:s text:c="3"/>55,0 </text:p>
          </table:table-cell>
          <table:table-cell table:style-name="ce9" office:value-type="float" office:value="62.2977006181563" calcext:value-type="float">
            <text:p><text:s text:c="3"/>62,3 </text:p>
          </table:table-cell>
          <table:table-cell table:style-name="ce9" office:value-type="float" office:value="74.0006456018719" calcext:value-type="float">
            <text:p><text:s text:c="3"/>74,0 </text:p>
          </table:table-cell>
          <table:table-cell table:style-name="ce9" office:value-type="float" office:value="71.6644909799985" calcext:value-type="float">
            <text:p><text:s text:c="3"/>71,7 </text:p>
          </table:table-cell>
          <table:table-cell table:style-name="ce9" office:value-type="float" office:value="76.3368002237453" calcext:value-type="float">
            <text:p><text:s text:c="3"/>76,3 </text:p>
          </table:table-cell>
          <table:table-cell table:style-name="ce9" office:value-type="float" office:value="80.6884070895336" calcext:value-type="float">
            <text:p><text:s text:c="3"/>80,7 </text:p>
          </table:table-cell>
          <table:table-cell table:style-name="ce9" office:value-type="float" office:value="78.2025498625469" calcext:value-type="float">
            <text:p><text:s text:c="3"/>78,2 </text:p>
          </table:table-cell>
          <table:table-cell table:style-name="ce9" office:value-type="float" office:value="83.1742643165203" calcext:value-type="float">
            <text:p><text:s text:c="3"/>83,2 </text:p>
          </table:table-cell>
          <table:table-cell table:style-name="ce9" office:value-type="float" office:value="74.1061058586961" calcext:value-type="float">
            <text:p><text:s text:c="3"/>74,1 </text:p>
          </table:table-cell>
          <table:table-cell table:style-name="ce9" office:value-type="float" office:value="65.196413633769" calcext:value-type="float">
            <text:p><text:s text:c="3"/>65,2 </text:p>
          </table:table-cell>
          <table:table-cell table:style-name="ce9" office:value-type="float" office:value="83.0157980836232" calcext:value-type="float">
            <text:p><text:s text:c="3"/>83,0 </text:p>
          </table:table-cell>
          <table:table-cell table:style-name="ce9" office:value-type="float" office:value="78.1229267920404" calcext:value-type="float">
            <text:p><text:s text:c="3"/>78,1 </text:p>
          </table:table-cell>
          <table:table-cell table:style-name="ce9" office:value-type="float" office:value="72.6583054635321" calcext:value-type="float">
            <text:p><text:s text:c="3"/>72,7 </text:p>
          </table:table-cell>
          <table:table-cell table:style-name="ce9" office:value-type="float" office:value="83.5875481205486" calcext:value-type="float">
            <text:p><text:s text:c="3"/>83,6 </text:p>
          </table:table-cell>
          <table:table-cell table:style-name="ce9" office:value-type="float" office:value="83.5028132673314" calcext:value-type="float">
            <text:p><text:s text:c="3"/>83,5 </text:p>
          </table:table-cell>
          <table:table-cell table:style-name="ce9" office:value-type="float" office:value="78.2742878140938" calcext:value-type="float">
            <text:p><text:s text:c="3"/>78,3 </text:p>
          </table:table-cell>
          <table:table-cell table:style-name="ce9" office:value-type="float" office:value="88.7313387205691" calcext:value-type="float">
            <text:p><text:s text:c="3"/>88,7 </text:p>
          </table:table-cell>
          <table:table-cell table:style-name="ce9" office:value-type="float" office:value="87.3586407226739" calcext:value-type="float">
            <text:p><text:s text:c="3"/>87,4 </text:p>
          </table:table-cell>
          <table:table-cell table:style-name="ce9" office:value-type="float" office:value="83.9560656637071" calcext:value-type="float">
            <text:p><text:s text:c="3"/>84,0 </text:p>
          </table:table-cell>
          <table:table-cell table:style-name="ce9" office:value-type="float" office:value="90.7612157816408" calcext:value-type="float">
            <text:p><text:s text:c="3"/>90,8 </text:p>
          </table:table-cell>
          <table:table-cell table:style-name="ce9" office:value-type="float" office:value="86.9211537800387" calcext:value-type="float">
            <text:p><text:s text:c="3"/>86,9 </text:p>
          </table:table-cell>
          <table:table-cell table:style-name="ce9" office:value-type="float" office:value="84.5888767446207" calcext:value-type="float">
            <text:p><text:s text:c="3"/>84,6 </text:p>
          </table:table-cell>
          <table:table-cell table:style-name="ce9" office:value-type="float" office:value="89.2534308154567" calcext:value-type="float">
            <text:p><text:s text:c="3"/>89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65.1276408234957" calcext:value-type="float">
            <text:p><text:s text:c="3"/>65,1 </text:p>
          </table:table-cell>
          <table:table-cell table:style-name="ce9" office:value-type="float" office:value="61.8190375369556" calcext:value-type="float">
            <text:p><text:s text:c="3"/>61,8 </text:p>
          </table:table-cell>
          <table:table-cell table:style-name="ce9" office:value-type="float" office:value="68.4362441100358" calcext:value-type="float">
            <text:p><text:s text:c="3"/>68,4 </text:p>
          </table:table-cell>
          <table:table-cell table:style-name="ce9" office:value-type="float" office:value="79.3621824945318" calcext:value-type="float">
            <text:p><text:s text:c="3"/>79,4 </text:p>
          </table:table-cell>
          <table:table-cell table:style-name="ce9" office:value-type="float" office:value="77.3412304352566" calcext:value-type="float">
            <text:p><text:s text:c="3"/>77,3 </text:p>
          </table:table-cell>
          <table:table-cell table:style-name="ce9" office:value-type="float" office:value="81.3831345538071" calcext:value-type="float">
            <text:p><text:s text:c="3"/>81,4 </text:p>
          </table:table-cell>
          <table:table-cell table:style-name="ce9" office:value-type="float" office:value="80.9904683888316" calcext:value-type="float">
            <text:p><text:s text:c="3"/>81,0 </text:p>
          </table:table-cell>
          <table:table-cell table:style-name="ce9" office:value-type="float" office:value="78.8158381193344" calcext:value-type="float">
            <text:p><text:s text:c="3"/>78,8 </text:p>
          </table:table-cell>
          <table:table-cell table:style-name="ce9" office:value-type="float" office:value="83.1650986583288" calcext:value-type="float">
            <text:p><text:s text:c="3"/>83,2 </text:p>
          </table:table-cell>
          <table:table-cell table:style-name="ce9" office:value-type="float" office:value="84.702478565139" calcext:value-type="float">
            <text:p><text:s text:c="3"/>84,7 </text:p>
          </table:table-cell>
          <table:table-cell table:style-name="ce9" office:value-type="float" office:value="80.7376173868188" calcext:value-type="float">
            <text:p><text:s text:c="3"/>80,7 </text:p>
          </table:table-cell>
          <table:table-cell table:style-name="ce9" office:value-type="float" office:value="88.6673397434592" calcext:value-type="float">
            <text:p><text:s text:c="3"/>88,7 </text:p>
          </table:table-cell>
          <table:table-cell table:style-name="ce9" office:value-type="float" office:value="61.1606762248602" calcext:value-type="float">
            <text:p><text:s text:c="3"/>61,2 </text:p>
          </table:table-cell>
          <table:table-cell table:style-name="ce9" office:value-type="float" office:value="57.0895363954621" calcext:value-type="float">
            <text:p><text:s text:c="3"/>57,1 </text:p>
          </table:table-cell>
          <table:table-cell table:style-name="ce9" office:value-type="float" office:value="65.2318160542582" calcext:value-type="float">
            <text:p><text:s text:c="3"/>65,2 </text:p>
          </table:table-cell>
          <table:table-cell table:style-name="ce9" office:value-type="float" office:value="77.417042573385" calcext:value-type="float">
            <text:p><text:s text:c="3"/>77,4 </text:p>
          </table:table-cell>
          <table:table-cell table:style-name="ce9" office:value-type="float" office:value="74.3622220980501" calcext:value-type="float">
            <text:p><text:s text:c="3"/>74,4 </text:p>
          </table:table-cell>
          <table:table-cell table:style-name="ce9" office:value-type="float" office:value="80.4718630487198" calcext:value-type="float">
            <text:p><text:s text:c="3"/>80,5 </text:p>
          </table:table-cell>
          <table:table-cell table:style-name="ce9" office:value-type="float" office:value="80.9803282750068" calcext:value-type="float">
            <text:p><text:s text:c="3"/>81,0 </text:p>
          </table:table-cell>
          <table:table-cell table:style-name="ce9" office:value-type="float" office:value="78.0513286046736" calcext:value-type="float">
            <text:p><text:s text:c="3"/>78,1 </text:p>
          </table:table-cell>
          <table:table-cell table:style-name="ce9" office:value-type="float" office:value="83.9093279453399" calcext:value-type="float">
            <text:p><text:s text:c="3"/>83,9 </text:p>
          </table:table-cell>
          <table:table-cell table:style-name="ce9" office:value-type="float" office:value="85.6965613280244" calcext:value-type="float">
            <text:p><text:s text:c="3"/>85,7 </text:p>
          </table:table-cell>
          <table:table-cell table:style-name="ce9" office:value-type="float" office:value="81.6091385030767" calcext:value-type="float">
            <text:p><text:s text:c="3"/>81,6 </text:p>
          </table:table-cell>
          <table:table-cell table:style-name="ce9" office:value-type="float" office:value="89.7839841529721" calcext:value-type="float">
            <text:p><text:s text:c="3"/>89,8 </text:p>
          </table:table-cell>
          <table:table-cell table:style-name="ce9" office:value-type="float" office:value="68.7396975609947" calcext:value-type="float">
            <text:p><text:s text:c="3"/>68,7 </text:p>
          </table:table-cell>
          <table:table-cell table:style-name="ce9" office:value-type="float" office:value="65.2213400432986" calcext:value-type="float">
            <text:p><text:s text:c="3"/>65,2 </text:p>
          </table:table-cell>
          <table:table-cell table:style-name="ce9" office:value-type="float" office:value="72.2580550786907" calcext:value-type="float">
            <text:p><text:s text:c="3"/>72,3 </text:p>
          </table:table-cell>
          <table:table-cell table:style-name="ce9" office:value-type="float" office:value="81.165233872776" calcext:value-type="float">
            <text:p><text:s text:c="3"/>81,2 </text:p>
          </table:table-cell>
          <table:table-cell table:style-name="ce9" office:value-type="float" office:value="78.8134336786667" calcext:value-type="float">
            <text:p><text:s text:c="3"/>78,8 </text:p>
          </table:table-cell>
          <table:table-cell table:style-name="ce9" office:value-type="float" office:value="83.5170340668852" calcext:value-type="float">
            <text:p><text:s text:c="3"/>83,5 </text:p>
          </table:table-cell>
          <table:table-cell table:style-name="ce9" office:value-type="float" office:value="81.000741893868" calcext:value-type="float">
            <text:p><text:s text:c="3"/>81,0 </text:p>
          </table:table-cell>
          <table:table-cell table:style-name="ce9" office:value-type="float" office:value="78.2199479440902" calcext:value-type="float">
            <text:p><text:s text:c="3"/>78,2 </text:p>
          </table:table-cell>
          <table:table-cell table:style-name="ce9" office:value-type="float" office:value="83.7815358436458" calcext:value-type="float">
            <text:p><text:s text:c="3"/>83,8 </text:p>
          </table:table-cell>
          <table:table-cell table:style-name="ce9" office:value-type="float" office:value="83.7967307000357" calcext:value-type="float">
            <text:p><text:s text:c="3"/>83,8 </text:p>
          </table:table-cell>
          <table:table-cell table:style-name="ce9" office:value-type="float" office:value="78.6042705705723" calcext:value-type="float">
            <text:p><text:s text:c="3"/>78,6 </text:p>
          </table:table-cell>
          <table:table-cell table:style-name="ce9" office:value-type="float" office:value="88.989190829499" calcext:value-type="float">
            <text:p><text:s text:c="3"/>89,0 </text:p>
          </table:table-cell>
          <table:table-cell table:style-name="ce9" office:value-type="float" office:value="61.536341811737" calcext:value-type="float">
            <text:p><text:s text:c="3"/>61,5 </text:p>
          </table:table-cell>
          <table:table-cell table:style-name="ce9" office:value-type="float" office:value="57.5872202695825" calcext:value-type="float">
            <text:p><text:s text:c="3"/>57,6 </text:p>
          </table:table-cell>
          <table:table-cell table:style-name="ce9" office:value-type="float" office:value="65.4854633538915" calcext:value-type="float">
            <text:p><text:s text:c="3"/>65,5 </text:p>
          </table:table-cell>
          <table:table-cell table:style-name="ce9" office:value-type="float" office:value="77.1711244212575" calcext:value-type="float">
            <text:p><text:s text:c="3"/>77,2 </text:p>
          </table:table-cell>
          <table:table-cell table:style-name="ce9" office:value-type="float" office:value="74.9423966553171" calcext:value-type="float">
            <text:p><text:s text:c="3"/>74,9 </text:p>
          </table:table-cell>
          <table:table-cell table:style-name="ce9" office:value-type="float" office:value="79.399852187198" calcext:value-type="float">
            <text:p><text:s text:c="3"/>79,4 </text:p>
          </table:table-cell>
          <table:table-cell table:style-name="ce9" office:value-type="float" office:value="79.0744804938656" calcext:value-type="float">
            <text:p><text:s text:c="3"/>79,1 </text:p>
          </table:table-cell>
          <table:table-cell table:style-name="ce9" office:value-type="float" office:value="76.6232840209358" calcext:value-type="float">
            <text:p><text:s text:c="3"/>76,6 </text:p>
          </table:table-cell>
          <table:table-cell table:style-name="ce9" office:value-type="float" office:value="81.5256769667954" calcext:value-type="float">
            <text:p><text:s text:c="3"/>81,5 </text:p>
          </table:table-cell>
          <table:table-cell table:style-name="ce9" office:value-type="float" office:value="82.8213995782564" calcext:value-type="float">
            <text:p><text:s text:c="3"/>82,8 </text:p>
          </table:table-cell>
          <table:table-cell table:style-name="ce9" office:value-type="float" office:value="77.4963326779883" calcext:value-type="float">
            <text:p><text:s text:c="3"/>77,5 </text:p>
          </table:table-cell>
          <table:table-cell table:style-name="ce9" office:value-type="float" office:value="88.1464664785245" calcext:value-type="float">
            <text:p><text:s text:c="3"/>88,1 </text:p>
          </table:table-cell>
          <table:table-cell table:style-name="ce9" office:value-type="float" office:value="80.7519495332958" calcext:value-type="float">
            <text:p><text:s text:c="3"/>80,8 </text:p>
          </table:table-cell>
          <table:table-cell table:style-name="ce9" office:value-type="float" office:value="76.1361625866754" calcext:value-type="float">
            <text:p><text:s text:c="3"/>76,1 </text:p>
          </table:table-cell>
          <table:table-cell table:style-name="ce9" office:value-type="float" office:value="85.3677364799162" calcext:value-type="float">
            <text:p><text:s text:c="3"/>85,4 </text:p>
          </table:table-cell>
          <table:table-cell table:style-name="ce9" office:value-type="float" office:value="86.2615358938204" calcext:value-type="float">
            <text:p><text:s text:c="3"/>86,3 </text:p>
          </table:table-cell>
          <table:table-cell table:style-name="ce9" office:value-type="float" office:value="83.940734075421" calcext:value-type="float">
            <text:p><text:s text:c="3"/>83,9 </text:p>
          </table:table-cell>
          <table:table-cell table:style-name="ce9" office:value-type="float" office:value="88.5823377122198" calcext:value-type="float">
            <text:p><text:s text:c="3"/>88,6 </text:p>
          </table:table-cell>
          <table:table-cell table:style-name="ce9" office:value-type="float" office:value="87.948421985776" calcext:value-type="float">
            <text:p><text:s text:c="3"/>87,9 </text:p>
          </table:table-cell>
          <table:table-cell table:style-name="ce9" office:value-type="float" office:value="85.066186538069" calcext:value-type="float">
            <text:p><text:s text:c="3"/>85,1 </text:p>
          </table:table-cell>
          <table:table-cell table:style-name="ce9" office:value-type="float" office:value="90.8306574334829" calcext:value-type="float">
            <text:p><text:s text:c="3"/>90,8 </text:p>
          </table:table-cell>
          <table:table-cell table:style-name="ce9" office:value-type="float" office:value="89.6492674906134" calcext:value-type="float">
            <text:p><text:s text:c="3"/>89,6 </text:p>
          </table:table-cell>
          <table:table-cell table:style-name="ce9" office:value-type="float" office:value="86.3150375873597" calcext:value-type="float">
            <text:p><text:s text:c="3"/>86,3 </text:p>
          </table:table-cell>
          <table:table-cell table:style-name="ce9" office:value-type="float" office:value="92.9834973938672" calcext:value-type="float">
            <text:p><text:s text:c="3"/>93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66.1349666119943" calcext:value-type="float">
            <text:p><text:s text:c="3"/>66,1 </text:p>
          </table:table-cell>
          <table:table-cell table:style-name="ce9" office:value-type="float" office:value="63.3515927145587" calcext:value-type="float">
            <text:p><text:s text:c="3"/>63,4 </text:p>
          </table:table-cell>
          <table:table-cell table:style-name="ce9" office:value-type="float" office:value="68.9183405094299" calcext:value-type="float">
            <text:p><text:s text:c="3"/>68,9 </text:p>
          </table:table-cell>
          <table:table-cell table:style-name="ce9" office:value-type="float" office:value="79.3754559980929" calcext:value-type="float">
            <text:p><text:s text:c="3"/>79,4 </text:p>
          </table:table-cell>
          <table:table-cell table:style-name="ce9" office:value-type="float" office:value="76.6706602660847" calcext:value-type="float">
            <text:p><text:s text:c="3"/>76,7 </text:p>
          </table:table-cell>
          <table:table-cell table:style-name="ce9" office:value-type="float" office:value="82.0802517301012" calcext:value-type="float">
            <text:p><text:s text:c="3"/>82,1 </text:p>
          </table:table-cell>
          <table:table-cell table:style-name="ce9" office:value-type="float" office:value="86.2817874776606" calcext:value-type="float">
            <text:p><text:s text:c="3"/>86,3 </text:p>
          </table:table-cell>
          <table:table-cell table:style-name="ce9" office:value-type="float" office:value="83.6897611430583" calcext:value-type="float">
            <text:p><text:s text:c="3"/>83,7 </text:p>
          </table:table-cell>
          <table:table-cell table:style-name="ce9" office:value-type="float" office:value="88.8738138122629" calcext:value-type="float">
            <text:p><text:s text:c="3"/>88,9 </text:p>
          </table:table-cell>
          <table:table-cell table:style-name="ce9" office:value-type="float" office:value="88.6118067922502" calcext:value-type="float">
            <text:p><text:s text:c="3"/>88,6 </text:p>
          </table:table-cell>
          <table:table-cell table:style-name="ce9" office:value-type="float" office:value="84.6992646186827" calcext:value-type="float">
            <text:p><text:s text:c="3"/>84,7 </text:p>
          </table:table-cell>
          <table:table-cell table:style-name="ce9" office:value-type="float" office:value="92.5243489658177" calcext:value-type="float">
            <text:p><text:s text:c="3"/>92,5 </text:p>
          </table:table-cell>
          <table:table-cell table:style-name="ce9" office:value-type="float" office:value="61.0843917918356" calcext:value-type="float">
            <text:p><text:s text:c="3"/>61,1 </text:p>
          </table:table-cell>
          <table:table-cell table:style-name="ce9" office:value-type="float" office:value="57.5730673187459" calcext:value-type="float">
            <text:p><text:s text:c="3"/>57,6 </text:p>
          </table:table-cell>
          <table:table-cell table:style-name="ce9" office:value-type="float" office:value="64.5957162649253" calcext:value-type="float">
            <text:p><text:s text:c="3"/>64,6 </text:p>
          </table:table-cell>
          <table:table-cell table:style-name="ce9" office:value-type="float" office:value="77.4938230951288" calcext:value-type="float">
            <text:p><text:s text:c="3"/>77,5 </text:p>
          </table:table-cell>
          <table:table-cell table:style-name="ce9" office:value-type="float" office:value="74.082026170461" calcext:value-type="float">
            <text:p><text:s text:c="3"/>74,1 </text:p>
          </table:table-cell>
          <table:table-cell table:style-name="ce9" office:value-type="float" office:value="80.9056200197966" calcext:value-type="float">
            <text:p><text:s text:c="3"/>80,9 </text:p>
          </table:table-cell>
          <table:table-cell table:style-name="ce9" office:value-type="float" office:value="86.5555186470979" calcext:value-type="float">
            <text:p><text:s text:c="3"/>86,6 </text:p>
          </table:table-cell>
          <table:table-cell table:style-name="ce9" office:value-type="float" office:value="83.6442231803235" calcext:value-type="float">
            <text:p><text:s text:c="3"/>83,6 </text:p>
          </table:table-cell>
          <table:table-cell table:style-name="ce9" office:value-type="float" office:value="89.4668141138723" calcext:value-type="float">
            <text:p><text:s text:c="3"/>89,5 </text:p>
          </table:table-cell>
          <table:table-cell table:style-name="ce9" office:value-type="float" office:value="91.6448619010164" calcext:value-type="float">
            <text:p><text:s text:c="3"/>91,6 </text:p>
          </table:table-cell>
          <table:table-cell table:style-name="ce9" office:value-type="float" office:value="87.0117505059908" calcext:value-type="float">
            <text:p><text:s text:c="3"/>87,0 </text:p>
          </table:table-cell>
          <table:table-cell table:style-name="ce9" office:value-type="float" office:value="96.2779732960419" calcext:value-type="float">
            <text:p><text:s text:c="3"/>96,3 </text:p>
          </table:table-cell>
          <table:table-cell table:style-name="ce9" office:value-type="float" office:value="70.900697681264" calcext:value-type="float">
            <text:p><text:s text:c="3"/>70,9 </text:p>
          </table:table-cell>
          <table:table-cell table:style-name="ce9" office:value-type="float" office:value="67.2124006279747" calcext:value-type="float">
            <text:p><text:s text:c="3"/>67,2 </text:p>
          </table:table-cell>
          <table:table-cell table:style-name="ce9" office:value-type="float" office:value="74.5889947345533" calcext:value-type="float">
            <text:p><text:s text:c="3"/>74,6 </text:p>
          </table:table-cell>
          <table:table-cell table:style-name="ce9" office:value-type="float" office:value="81.3841141758199" calcext:value-type="float">
            <text:p><text:s text:c="3"/>81,4 </text:p>
          </table:table-cell>
          <table:table-cell table:style-name="ce9" office:value-type="float" office:value="78.050323585929" calcext:value-type="float">
            <text:p><text:s text:c="3"/>78,1 </text:p>
          </table:table-cell>
          <table:table-cell table:style-name="ce9" office:value-type="float" office:value="84.7179047657108" calcext:value-type="float">
            <text:p><text:s text:c="3"/>84,7 </text:p>
          </table:table-cell>
          <table:table-cell table:style-name="ce9" office:value-type="float" office:value="86.0232830131768" calcext:value-type="float">
            <text:p><text:s text:c="3"/>86,0 </text:p>
          </table:table-cell>
          <table:table-cell table:style-name="ce9" office:value-type="float" office:value="83.1351538185807" calcext:value-type="float">
            <text:p><text:s text:c="3"/>83,1 </text:p>
          </table:table-cell>
          <table:table-cell table:style-name="ce9" office:value-type="float" office:value="88.9114122077729" calcext:value-type="float">
            <text:p><text:s text:c="3"/>88,9 </text:p>
          </table:table-cell>
          <table:table-cell table:style-name="ce9" office:value-type="float" office:value="85.3781044643358" calcext:value-type="float">
            <text:p><text:s text:c="3"/>85,4 </text:p>
          </table:table-cell>
          <table:table-cell table:style-name="ce9" office:value-type="float" office:value="80.7282587786764" calcext:value-type="float">
            <text:p><text:s text:c="3"/>80,7 </text:p>
          </table:table-cell>
          <table:table-cell table:style-name="ce9" office:value-type="float" office:value="90.0279501499952" calcext:value-type="float">
            <text:p><text:s text:c="3"/>90,0 </text:p>
          </table:table-cell>
          <table:table-cell table:style-name="ce9" office:value-type="float" office:value="56.517180013585" calcext:value-type="float">
            <text:p><text:s text:c="3"/>56,5 </text:p>
          </table:table-cell>
          <table:table-cell table:style-name="ce9" office:value-type="float" office:value="53.2386493583914" calcext:value-type="float">
            <text:p><text:s text:c="3"/>53,2 </text:p>
          </table:table-cell>
          <table:table-cell table:style-name="ce9" office:value-type="float" office:value="59.7957106687787" calcext:value-type="float">
            <text:p><text:s text:c="3"/>59,8 </text:p>
          </table:table-cell>
          <table:table-cell table:style-name="ce9" office:value-type="float" office:value="75.8502430334599" calcext:value-type="float">
            <text:p><text:s text:c="3"/>75,9 </text:p>
          </table:table-cell>
          <table:table-cell table:style-name="ce9" office:value-type="float" office:value="72.6228832716335" calcext:value-type="float">
            <text:p><text:s text:c="3"/>72,6 </text:p>
          </table:table-cell>
          <table:table-cell table:style-name="ce9" office:value-type="float" office:value="79.0776027952862" calcext:value-type="float">
            <text:p><text:s text:c="3"/>79,1 </text:p>
          </table:table-cell>
          <table:table-cell table:style-name="ce9" office:value-type="float" office:value="83.3503069702932" calcext:value-type="float">
            <text:p><text:s text:c="3"/>83,4 </text:p>
          </table:table-cell>
          <table:table-cell table:style-name="ce9" office:value-type="float" office:value="80.27187545974" calcext:value-type="float">
            <text:p><text:s text:c="3"/>80,3 </text:p>
          </table:table-cell>
          <table:table-cell table:style-name="ce9" office:value-type="float" office:value="86.4287384808464" calcext:value-type="float">
            <text:p><text:s text:c="3"/>86,4 </text:p>
          </table:table-cell>
          <table:table-cell table:style-name="ce9" office:value-type="float" office:value="87.8833819614219" calcext:value-type="float">
            <text:p><text:s text:c="3"/>87,9 </text:p>
          </table:table-cell>
          <table:table-cell table:style-name="ce9" office:value-type="float" office:value="82.2095398276911" calcext:value-type="float">
            <text:p><text:s text:c="3"/>82,2 </text:p>
          </table:table-cell>
          <table:table-cell table:style-name="ce9" office:value-type="float" office:value="93.5572240951528" calcext:value-type="float">
            <text:p><text:s text:c="3"/>93,6 </text:p>
          </table:table-cell>
          <table:table-cell table:style-name="ce9" office:value-type="float" office:value="81.7599533832957" calcext:value-type="float">
            <text:p><text:s text:c="3"/>81,8 </text:p>
          </table:table-cell>
          <table:table-cell table:style-name="ce9" office:value-type="float" office:value="77.4072458278997" calcext:value-type="float">
            <text:p><text:s text:c="3"/>77,4 </text:p>
          </table:table-cell>
          <table:table-cell table:style-name="ce9" office:value-type="float" office:value="86.1126609386917" calcext:value-type="float">
            <text:p><text:s text:c="3"/>86,1 </text:p>
          </table:table-cell>
          <table:table-cell table:style-name="ce9" office:value-type="float" office:value="86.2495396818714" calcext:value-type="float">
            <text:p><text:s text:c="3"/>86,2 </text:p>
          </table:table-cell>
          <table:table-cell table:style-name="ce9" office:value-type="float" office:value="83.9786163229754" calcext:value-type="float">
            <text:p><text:s text:c="3"/>84,0 </text:p>
          </table:table-cell>
          <table:table-cell table:style-name="ce9" office:value-type="float" office:value="88.5204630407674" calcext:value-type="float">
            <text:p><text:s text:c="3"/>88,5 </text:p>
          </table:table-cell>
          <table:table-cell table:style-name="ce9" office:value-type="float" office:value="92.0133964734798" calcext:value-type="float">
            <text:p><text:s text:c="3"/>92,0 </text:p>
          </table:table-cell>
          <table:table-cell table:style-name="ce9" office:value-type="float" office:value="89.3902290821395" calcext:value-type="float">
            <text:p><text:s text:c="3"/>89,4 </text:p>
          </table:table-cell>
          <table:table-cell table:style-name="ce9" office:value-type="float" office:value="94.6365638648201" calcext:value-type="float">
            <text:p><text:s text:c="3"/>94,6 </text:p>
          </table:table-cell>
          <table:table-cell table:style-name="ce9" office:value-type="float" office:value="89.9651654702706" calcext:value-type="float">
            <text:p><text:s text:c="3"/>90,0 </text:p>
          </table:table-cell>
          <table:table-cell table:style-name="ce9" office:value-type="float" office:value="86.2688223983884" calcext:value-type="float">
            <text:p><text:s text:c="3"/>86,3 </text:p>
          </table:table-cell>
          <table:table-cell table:style-name="ce9" office:value-type="float" office:value="93.6615085421529" calcext:value-type="float">
            <text:p><text:s text:c="3"/>93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63.1396864392578" calcext:value-type="float">
            <text:p><text:s text:c="3"/>63,1 </text:p>
          </table:table-cell>
          <table:table-cell table:style-name="ce9" office:value-type="float" office:value="60.1052904347601" calcext:value-type="float">
            <text:p><text:s text:c="3"/>60,1 </text:p>
          </table:table-cell>
          <table:table-cell table:style-name="ce9" office:value-type="float" office:value="66.1740824437555" calcext:value-type="float">
            <text:p><text:s text:c="3"/>66,2 </text:p>
          </table:table-cell>
          <table:table-cell table:style-name="ce9" office:value-type="float" office:value="76.7812224752792" calcext:value-type="float">
            <text:p><text:s text:c="3"/>76,8 </text:p>
          </table:table-cell>
          <table:table-cell table:style-name="ce9" office:value-type="float" office:value="74.4731518997713" calcext:value-type="float">
            <text:p><text:s text:c="3"/>74,5 </text:p>
          </table:table-cell>
          <table:table-cell table:style-name="ce9" office:value-type="float" office:value="79.0892930507871" calcext:value-type="float">
            <text:p><text:s text:c="3"/>79,1 </text:p>
          </table:table-cell>
          <table:table-cell table:style-name="ce9" office:value-type="float" office:value="83.1036493104644" calcext:value-type="float">
            <text:p><text:s text:c="3"/>83,1 </text:p>
          </table:table-cell>
          <table:table-cell table:style-name="ce9" office:value-type="float" office:value="80.708930332353" calcext:value-type="float">
            <text:p><text:s text:c="3"/>80,7 </text:p>
          </table:table-cell>
          <table:table-cell table:style-name="ce9" office:value-type="float" office:value="85.4983682885759" calcext:value-type="float">
            <text:p><text:s text:c="3"/>85,5 </text:p>
          </table:table-cell>
          <table:table-cell table:style-name="ce9" office:value-type="float" office:value="79.1165996210346" calcext:value-type="float">
            <text:p><text:s text:c="3"/>79,1 </text:p>
          </table:table-cell>
          <table:table-cell table:style-name="ce9" office:value-type="float" office:value="73.7409389597758" calcext:value-type="float">
            <text:p><text:s text:c="3"/>73,7 </text:p>
          </table:table-cell>
          <table:table-cell table:style-name="ce9" office:value-type="float" office:value="84.4922602822933" calcext:value-type="float">
            <text:p><text:s text:c="3"/>84,5 </text:p>
          </table:table-cell>
          <table:table-cell table:style-name="ce9" office:value-type="float" office:value="59.468341657516" calcext:value-type="float">
            <text:p><text:s text:c="3"/>59,5 </text:p>
          </table:table-cell>
          <table:table-cell table:style-name="ce9" office:value-type="float" office:value="56.3249725289019" calcext:value-type="float">
            <text:p><text:s text:c="3"/>56,3 </text:p>
          </table:table-cell>
          <table:table-cell table:style-name="ce9" office:value-type="float" office:value="62.6117107861301" calcext:value-type="float">
            <text:p><text:s text:c="3"/>62,6 </text:p>
          </table:table-cell>
          <table:table-cell table:style-name="ce9" office:value-type="float" office:value="73.1544003678763" calcext:value-type="float">
            <text:p><text:s text:c="3"/>73,2 </text:p>
          </table:table-cell>
          <table:table-cell table:style-name="ce9" office:value-type="float" office:value="70.1032576131834" calcext:value-type="float">
            <text:p><text:s text:c="3"/>70,1 </text:p>
          </table:table-cell>
          <table:table-cell table:style-name="ce9" office:value-type="float" office:value="76.2055431225692" calcext:value-type="float">
            <text:p><text:s text:c="3"/>76,2 </text:p>
          </table:table-cell>
          <table:table-cell table:style-name="ce9" office:value-type="float" office:value="82.9759841946997" calcext:value-type="float">
            <text:p><text:s text:c="3"/>83,0 </text:p>
          </table:table-cell>
          <table:table-cell table:style-name="ce9" office:value-type="float" office:value="80.0634382729913" calcext:value-type="float">
            <text:p><text:s text:c="3"/>80,1 </text:p>
          </table:table-cell>
          <table:table-cell table:style-name="ce9" office:value-type="float" office:value="85.8885301164082" calcext:value-type="float">
            <text:p><text:s text:c="3"/>85,9 </text:p>
          </table:table-cell>
          <table:table-cell table:style-name="ce9" office:value-type="float" office:value="73.3170490133458" calcext:value-type="float">
            <text:p><text:s text:c="3"/>73,3 </text:p>
          </table:table-cell>
          <table:table-cell table:style-name="ce9" office:value-type="float" office:value="67.111716859756" calcext:value-type="float">
            <text:p><text:s text:c="3"/>67,1 </text:p>
          </table:table-cell>
          <table:table-cell table:style-name="ce9" office:value-type="float" office:value="79.5223811669356" calcext:value-type="float">
            <text:p><text:s text:c="3"/>79,5 </text:p>
          </table:table-cell>
          <table:table-cell table:style-name="ce9" office:value-type="float" office:value="66.3354497467292" calcext:value-type="float">
            <text:p><text:s text:c="3"/>66,3 </text:p>
          </table:table-cell>
          <table:table-cell table:style-name="ce9" office:value-type="float" office:value="62.496775664887" calcext:value-type="float">
            <text:p><text:s text:c="3"/>62,5 </text:p>
          </table:table-cell>
          <table:table-cell table:style-name="ce9" office:value-type="float" office:value="70.1741238285714" calcext:value-type="float">
            <text:p><text:s text:c="3"/>70,2 </text:p>
          </table:table-cell>
          <table:table-cell table:style-name="ce9" office:value-type="float" office:value="79.8957291090191" calcext:value-type="float">
            <text:p><text:s text:c="3"/>79,9 </text:p>
          </table:table-cell>
          <table:table-cell table:style-name="ce9" office:value-type="float" office:value="77.2052975672368" calcext:value-type="float">
            <text:p><text:s text:c="3"/>77,2 </text:p>
          </table:table-cell>
          <table:table-cell table:style-name="ce9" office:value-type="float" office:value="82.5861606508015" calcext:value-type="float">
            <text:p><text:s text:c="3"/>82,6 </text:p>
          </table:table-cell>
          <table:table-cell table:style-name="ce9" office:value-type="float" office:value="83.2168560133795" calcext:value-type="float">
            <text:p><text:s text:c="3"/>83,2 </text:p>
          </table:table-cell>
          <table:table-cell table:style-name="ce9" office:value-type="float" office:value="80.1250282437464" calcext:value-type="float">
            <text:p><text:s text:c="3"/>80,1 </text:p>
          </table:table-cell>
          <table:table-cell table:style-name="ce9" office:value-type="float" office:value="86.3086837830127" calcext:value-type="float">
            <text:p><text:s text:c="3"/>86,3 </text:p>
          </table:table-cell>
          <table:table-cell table:style-name="ce9" office:value-type="float" office:value="86.205017500225" calcext:value-type="float">
            <text:p><text:s text:c="3"/>86,2 </text:p>
          </table:table-cell>
          <table:table-cell table:style-name="ce9" office:value-type="float" office:value="80.5432280992308" calcext:value-type="float">
            <text:p><text:s text:c="3"/>80,5 </text:p>
          </table:table-cell>
          <table:table-cell table:style-name="ce9" office:value-type="float" office:value="91.8668069012192" calcext:value-type="float">
            <text:p><text:s text:c="3"/>91,9 </text:p>
          </table:table-cell>
          <table:table-cell table:style-name="ce9" office:value-type="float" office:value="59.7283192823849" calcext:value-type="float">
            <text:p><text:s text:c="3"/>59,7 </text:p>
          </table:table-cell>
          <table:table-cell table:style-name="ce9" office:value-type="float" office:value="56.047354066594" calcext:value-type="float">
            <text:p><text:s text:c="3"/>56,0 </text:p>
          </table:table-cell>
          <table:table-cell table:style-name="ce9" office:value-type="float" office:value="63.4092844981757" calcext:value-type="float">
            <text:p><text:s text:c="3"/>63,4 </text:p>
          </table:table-cell>
          <table:table-cell table:style-name="ce9" office:value-type="float" office:value="74.5504196310662" calcext:value-type="float">
            <text:p><text:s text:c="3"/>74,6 </text:p>
          </table:table-cell>
          <table:table-cell table:style-name="ce9" office:value-type="float" office:value="71.5564906888099" calcext:value-type="float">
            <text:p><text:s text:c="3"/>71,6 </text:p>
          </table:table-cell>
          <table:table-cell table:style-name="ce9" office:value-type="float" office:value="77.5443485733225" calcext:value-type="float">
            <text:p><text:s text:c="3"/>77,5 </text:p>
          </table:table-cell>
          <table:table-cell table:style-name="ce9" office:value-type="float" office:value="81.6357783621429" calcext:value-type="float">
            <text:p><text:s text:c="3"/>81,6 </text:p>
          </table:table-cell>
          <table:table-cell table:style-name="ce9" office:value-type="float" office:value="78.5191802971135" calcext:value-type="float">
            <text:p><text:s text:c="3"/>78,5 </text:p>
          </table:table-cell>
          <table:table-cell table:style-name="ce9" office:value-type="float" office:value="84.7523764271724" calcext:value-type="float">
            <text:p><text:s text:c="3"/>84,8 </text:p>
          </table:table-cell>
          <table:table-cell table:style-name="ce9" office:value-type="float" office:value="73.7971092801691" calcext:value-type="float">
            <text:p><text:s text:c="3"/>73,8 </text:p>
          </table:table-cell>
          <table:table-cell table:style-name="ce9" office:value-type="float" office:value="65.3832507006284" calcext:value-type="float">
            <text:p><text:s text:c="3"/>65,4 </text:p>
          </table:table-cell>
          <table:table-cell table:style-name="ce9" office:value-type="float" office:value="82.2109678597098" calcext:value-type="float">
            <text:p><text:s text:c="3"/>82,2 </text:p>
          </table:table-cell>
          <table:table-cell table:style-name="ce9" office:value-type="float" office:value="74.258933561421" calcext:value-type="float">
            <text:p><text:s text:c="3"/>74,3 </text:p>
          </table:table-cell>
          <table:table-cell table:style-name="ce9" office:value-type="float" office:value="70.4808848770203" calcext:value-type="float">
            <text:p><text:s text:c="3"/>70,5 </text:p>
          </table:table-cell>
          <table:table-cell table:style-name="ce9" office:value-type="float" office:value="78.0369822458217" calcext:value-type="float">
            <text:p><text:s text:c="3"/>78,0 </text:p>
          </table:table-cell>
          <table:table-cell table:style-name="ce9" office:value-type="float" office:value="80.8942721751536" calcext:value-type="float">
            <text:p><text:s text:c="3"/>80,9 </text:p>
          </table:table-cell>
          <table:table-cell table:style-name="ce9" office:value-type="float" office:value="78.0054406714014" calcext:value-type="float">
            <text:p><text:s text:c="3"/>78,0 </text:p>
          </table:table-cell>
          <table:table-cell table:style-name="ce9" office:value-type="float" office:value="83.7831036789058" calcext:value-type="float">
            <text:p><text:s text:c="3"/>83,8 </text:p>
          </table:table-cell>
          <table:table-cell table:style-name="ce9" office:value-type="float" office:value="85.4837196431338" calcext:value-type="float">
            <text:p><text:s text:c="3"/>85,5 </text:p>
          </table:table-cell>
          <table:table-cell table:style-name="ce9" office:value-type="float" office:value="82.0868085678252" calcext:value-type="float">
            <text:p><text:s text:c="3"/>82,1 </text:p>
          </table:table-cell>
          <table:table-cell table:style-name="ce9" office:value-type="float" office:value="88.8806307184423" calcext:value-type="float">
            <text:p><text:s text:c="3"/>88,9 </text:p>
          </table:table-cell>
          <table:table-cell table:style-name="ce9" office:value-type="float" office:value="87.4921845560383" calcext:value-type="float">
            <text:p><text:s text:c="3"/>87,5 </text:p>
          </table:table-cell>
          <table:table-cell table:style-name="ce9" office:value-type="float" office:value="83.7790431036614" calcext:value-type="float">
            <text:p><text:s text:c="3"/>83,8 </text:p>
          </table:table-cell>
          <table:table-cell table:style-name="ce9" office:value-type="float" office:value="91.2053260084152" calcext:value-type="float">
            <text:p><text:s text:c="3"/>91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64.5740917896055" calcext:value-type="float">
            <text:p><text:s text:c="3"/>64,6 </text:p>
          </table:table-cell>
          <table:table-cell table:style-name="ce9" office:value-type="float" office:value="62.1092651060849" calcext:value-type="float">
            <text:p><text:s text:c="3"/>62,1 </text:p>
          </table:table-cell>
          <table:table-cell table:style-name="ce9" office:value-type="float" office:value="67.0389184731261" calcext:value-type="float">
            <text:p><text:s text:c="3"/>67,0 </text:p>
          </table:table-cell>
          <table:table-cell table:style-name="ce9" office:value-type="float" office:value="76.2187837021241" calcext:value-type="float">
            <text:p><text:s text:c="3"/>76,2 </text:p>
          </table:table-cell>
          <table:table-cell table:style-name="ce9" office:value-type="float" office:value="73.8017971089149" calcext:value-type="float">
            <text:p><text:s text:c="3"/>73,8 </text:p>
          </table:table-cell>
          <table:table-cell table:style-name="ce9" office:value-type="float" office:value="78.6357702953333" calcext:value-type="float">
            <text:p><text:s text:c="3"/>78,6 </text:p>
          </table:table-cell>
          <table:table-cell table:style-name="ce9" office:value-type="float" office:value="79.2014196814908" calcext:value-type="float">
            <text:p><text:s text:c="3"/>79,2 </text:p>
          </table:table-cell>
          <table:table-cell table:style-name="ce9" office:value-type="float" office:value="76.4654672395146" calcext:value-type="float">
            <text:p><text:s text:c="3"/>76,5 </text:p>
          </table:table-cell>
          <table:table-cell table:style-name="ce9" office:value-type="float" office:value="81.9373721234671" calcext:value-type="float">
            <text:p><text:s text:c="3"/>81,9 </text:p>
          </table:table-cell>
          <table:table-cell table:style-name="ce9" office:value-type="float" office:value="85.005515995697" calcext:value-type="float">
            <text:p><text:s text:c="3"/>85,0 </text:p>
          </table:table-cell>
          <table:table-cell table:style-name="ce9" office:value-type="float" office:value="82.0876052608041" calcext:value-type="float">
            <text:p><text:s text:c="3"/>82,1 </text:p>
          </table:table-cell>
          <table:table-cell table:style-name="ce9" office:value-type="float" office:value="87.92342673059" calcext:value-type="float">
            <text:p><text:s text:c="3"/>87,9 </text:p>
          </table:table-cell>
          <table:table-cell table:style-name="ce9" office:value-type="float" office:value="60.9525648949424" calcext:value-type="float">
            <text:p><text:s text:c="3"/>61,0 </text:p>
          </table:table-cell>
          <table:table-cell table:style-name="ce9" office:value-type="float" office:value="57.1387046289923" calcext:value-type="float">
            <text:p><text:s text:c="3"/>57,1 </text:p>
          </table:table-cell>
          <table:table-cell table:style-name="ce9" office:value-type="float" office:value="64.7664251608924" calcext:value-type="float">
            <text:p><text:s text:c="3"/>64,8 </text:p>
          </table:table-cell>
          <table:table-cell table:style-name="ce9" office:value-type="float" office:value="73.431805700521" calcext:value-type="float">
            <text:p><text:s text:c="3"/>73,4 </text:p>
          </table:table-cell>
          <table:table-cell table:style-name="ce9" office:value-type="float" office:value="70.3101931643831" calcext:value-type="float">
            <text:p><text:s text:c="3"/>70,3 </text:p>
          </table:table-cell>
          <table:table-cell table:style-name="ce9" office:value-type="float" office:value="76.5534182366589" calcext:value-type="float">
            <text:p><text:s text:c="3"/>76,6 </text:p>
          </table:table-cell>
          <table:table-cell table:style-name="ce9" office:value-type="float" office:value="77.258551691036" calcext:value-type="float">
            <text:p><text:s text:c="3"/>77,3 </text:p>
          </table:table-cell>
          <table:table-cell table:style-name="ce9" office:value-type="float" office:value="73.3953992984074" calcext:value-type="float">
            <text:p><text:s text:c="3"/>73,4 </text:p>
          </table:table-cell>
          <table:table-cell table:style-name="ce9" office:value-type="float" office:value="81.1217040836646" calcext:value-type="float">
            <text:p><text:s text:c="3"/>81,1 </text:p>
          </table:table-cell>
          <table:table-cell table:style-name="ce9" office:value-type="float" office:value="82.4212281811277" calcext:value-type="float">
            <text:p><text:s text:c="3"/>82,4 </text:p>
          </table:table-cell>
          <table:table-cell table:style-name="ce9" office:value-type="float" office:value="77.4708077214283" calcext:value-type="float">
            <text:p><text:s text:c="3"/>77,5 </text:p>
          </table:table-cell>
          <table:table-cell table:style-name="ce9" office:value-type="float" office:value="87.3716486408272" calcext:value-type="float">
            <text:p><text:s text:c="3"/>87,4 </text:p>
          </table:table-cell>
          <table:table-cell table:style-name="ce9" office:value-type="float" office:value="68.2078408705518" calcext:value-type="float">
            <text:p><text:s text:c="3"/>68,2 </text:p>
          </table:table-cell>
          <table:table-cell table:style-name="ce9" office:value-type="float" office:value="65.4523197131368" calcext:value-type="float">
            <text:p><text:s text:c="3"/>65,5 </text:p>
          </table:table-cell>
          <table:table-cell table:style-name="ce9" office:value-type="float" office:value="70.9633620279668" calcext:value-type="float">
            <text:p><text:s text:c="3"/>71,0 </text:p>
          </table:table-cell>
          <table:table-cell table:style-name="ce9" office:value-type="float" office:value="79.2909958362658" calcext:value-type="float">
            <text:p><text:s text:c="3"/>79,3 </text:p>
          </table:table-cell>
          <table:table-cell table:style-name="ce9" office:value-type="float" office:value="76.2942172279487" calcext:value-type="float">
            <text:p><text:s text:c="3"/>76,3 </text:p>
          </table:table-cell>
          <table:table-cell table:style-name="ce9" office:value-type="float" office:value="82.2877744445829" calcext:value-type="float">
            <text:p><text:s text:c="3"/>82,3 </text:p>
          </table:table-cell>
          <table:table-cell table:style-name="ce9" office:value-type="float" office:value="81.2227775051833" calcext:value-type="float">
            <text:p><text:s text:c="3"/>81,2 </text:p>
          </table:table-cell>
          <table:table-cell table:style-name="ce9" office:value-type="float" office:value="77.9817840244386" calcext:value-type="float">
            <text:p><text:s text:c="3"/>78,0 </text:p>
          </table:table-cell>
          <table:table-cell table:style-name="ce9" office:value-type="float" office:value="84.4637709859279" calcext:value-type="float">
            <text:p><text:s text:c="3"/>84,5 </text:p>
          </table:table-cell>
          <table:table-cell table:style-name="ce9" office:value-type="float" office:value="87.0624656988652" calcext:value-type="float">
            <text:p><text:s text:c="3"/>87,1 </text:p>
          </table:table-cell>
          <table:table-cell table:style-name="ce9" office:value-type="float" office:value="83.4892777137876" calcext:value-type="float">
            <text:p><text:s text:c="3"/>83,5 </text:p>
          </table:table-cell>
          <table:table-cell table:style-name="ce9" office:value-type="float" office:value="90.6356536839428" calcext:value-type="float">
            <text:p><text:s text:c="3"/>90,6 </text:p>
          </table:table-cell>
          <table:table-cell table:style-name="ce9" office:value-type="float" office:value="61.0470882991905" calcext:value-type="float">
            <text:p><text:s text:c="3"/>61,0 </text:p>
          </table:table-cell>
          <table:table-cell table:style-name="ce9" office:value-type="float" office:value="58.3244009775236" calcext:value-type="float">
            <text:p><text:s text:c="3"/>58,3 </text:p>
          </table:table-cell>
          <table:table-cell table:style-name="ce9" office:value-type="float" office:value="63.7697756208573" calcext:value-type="float">
            <text:p><text:s text:c="3"/>63,8 </text:p>
          </table:table-cell>
          <table:table-cell table:style-name="ce9" office:value-type="float" office:value="73.9677176309926" calcext:value-type="float">
            <text:p><text:s text:c="3"/>74,0 </text:p>
          </table:table-cell>
          <table:table-cell table:style-name="ce9" office:value-type="float" office:value="71.3573427602683" calcext:value-type="float">
            <text:p><text:s text:c="3"/>71,4 </text:p>
          </table:table-cell>
          <table:table-cell table:style-name="ce9" office:value-type="float" office:value="76.5780925017168" calcext:value-type="float">
            <text:p><text:s text:c="3"/>76,6 </text:p>
          </table:table-cell>
          <table:table-cell table:style-name="ce9" office:value-type="float" office:value="77.1493362337526" calcext:value-type="float">
            <text:p><text:s text:c="3"/>77,1 </text:p>
          </table:table-cell>
          <table:table-cell table:style-name="ce9" office:value-type="float" office:value="74.0857418961568" calcext:value-type="float">
            <text:p><text:s text:c="3"/>74,1 </text:p>
          </table:table-cell>
          <table:table-cell table:style-name="ce9" office:value-type="float" office:value="80.2129305713485" calcext:value-type="float">
            <text:p><text:s text:c="3"/>80,2 </text:p>
          </table:table-cell>
          <table:table-cell table:style-name="ce9" office:value-type="float" office:value="83.4812103152183" calcext:value-type="float">
            <text:p><text:s text:c="3"/>83,5 </text:p>
          </table:table-cell>
          <table:table-cell table:style-name="ce9" office:value-type="float" office:value="79.7609069062724" calcext:value-type="float">
            <text:p><text:s text:c="3"/>79,8 </text:p>
          </table:table-cell>
          <table:table-cell table:style-name="ce9" office:value-type="float" office:value="87.2015137241642" calcext:value-type="float">
            <text:p><text:s text:c="3"/>87,2 </text:p>
          </table:table-cell>
          <table:table-cell table:style-name="ce9" office:value-type="float" office:value="82.5208299227414" calcext:value-type="float">
            <text:p><text:s text:c="3"/>82,5 </text:p>
          </table:table-cell>
          <table:table-cell table:style-name="ce9" office:value-type="float" office:value="76.4933312115473" calcext:value-type="float">
            <text:p><text:s text:c="3"/>76,5 </text:p>
          </table:table-cell>
          <table:table-cell table:style-name="ce9" office:value-type="float" office:value="88.5483286339354" calcext:value-type="float">
            <text:p><text:s text:c="3"/>88,5 </text:p>
          </table:table-cell>
          <table:table-cell table:style-name="ce9" office:value-type="float" office:value="85.3041220815462" calcext:value-type="float">
            <text:p><text:s text:c="3"/>85,3 </text:p>
          </table:table-cell>
          <table:table-cell table:style-name="ce9" office:value-type="float" office:value="82.6644745952859" calcext:value-type="float">
            <text:p><text:s text:c="3"/>82,7 </text:p>
          </table:table-cell>
          <table:table-cell table:style-name="ce9" office:value-type="float" office:value="87.9437695678065" calcext:value-type="float">
            <text:p><text:s text:c="3"/>87,9 </text:p>
          </table:table-cell>
          <table:table-cell table:style-name="ce9" office:value-type="float" office:value="86.2879755250945" calcext:value-type="float">
            <text:p><text:s text:c="3"/>86,3 </text:p>
          </table:table-cell>
          <table:table-cell table:style-name="ce9" office:value-type="float" office:value="82.3468272276783" calcext:value-type="float">
            <text:p><text:s text:c="3"/>82,3 </text:p>
          </table:table-cell>
          <table:table-cell table:style-name="ce9" office:value-type="float" office:value="90.2291238225107" calcext:value-type="float">
            <text:p><text:s text:c="3"/>90,2 </text:p>
          </table:table-cell>
          <table:table-cell table:style-name="ce9" office:value-type="float" office:value="89.6402384690632" calcext:value-type="float">
            <text:p><text:s text:c="3"/>89,6 </text:p>
          </table:table-cell>
          <table:table-cell table:style-name="ce9" office:value-type="float" office:value="86.1359151969742" calcext:value-type="float">
            <text:p><text:s text:c="3"/>86,1 </text:p>
          </table:table-cell>
          <table:table-cell table:style-name="ce9" office:value-type="float" office:value="93.1445617411521" calcext:value-type="float">
            <text:p><text:s text:c="3"/>93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59.8309053872324" calcext:value-type="float">
            <text:p><text:s text:c="3"/>59,8 </text:p>
          </table:table-cell>
          <table:table-cell table:style-name="ce9" office:value-type="float" office:value="56.9831283223263" calcext:value-type="float">
            <text:p><text:s text:c="3"/>57,0 </text:p>
          </table:table-cell>
          <table:table-cell table:style-name="ce9" office:value-type="float" office:value="62.6786824521385" calcext:value-type="float">
            <text:p><text:s text:c="3"/>62,7 </text:p>
          </table:table-cell>
          <table:table-cell table:style-name="ce9" office:value-type="float" office:value="77.4623051623733" calcext:value-type="float">
            <text:p><text:s text:c="3"/>77,5 </text:p>
          </table:table-cell>
          <table:table-cell table:style-name="ce9" office:value-type="float" office:value="74.5550626901362" calcext:value-type="float">
            <text:p><text:s text:c="3"/>74,6 </text:p>
          </table:table-cell>
          <table:table-cell table:style-name="ce9" office:value-type="float" office:value="80.3695476346105" calcext:value-type="float">
            <text:p><text:s text:c="3"/>80,4 </text:p>
          </table:table-cell>
          <table:table-cell table:style-name="ce9" office:value-type="float" office:value="83.6278566894213" calcext:value-type="float">
            <text:p><text:s text:c="3"/>83,6 </text:p>
          </table:table-cell>
          <table:table-cell table:style-name="ce9" office:value-type="float" office:value="81.5536142745563" calcext:value-type="float">
            <text:p><text:s text:c="3"/>81,6 </text:p>
          </table:table-cell>
          <table:table-cell table:style-name="ce9" office:value-type="float" office:value="85.7020991042862" calcext:value-type="float">
            <text:p><text:s text:c="3"/>85,7 </text:p>
          </table:table-cell>
          <table:table-cell table:style-name="ce9" office:value-type="float" office:value="86.4368553110946" calcext:value-type="float">
            <text:p><text:s text:c="3"/>86,4 </text:p>
          </table:table-cell>
          <table:table-cell table:style-name="ce9" office:value-type="float" office:value="82.4817485548597" calcext:value-type="float">
            <text:p><text:s text:c="3"/>82,5 </text:p>
          </table:table-cell>
          <table:table-cell table:style-name="ce9" office:value-type="float" office:value="90.3919620673295" calcext:value-type="float">
            <text:p><text:s text:c="3"/>90,4 </text:p>
          </table:table-cell>
          <table:table-cell table:style-name="ce9" office:value-type="float" office:value="57.6366209883112" calcext:value-type="float">
            <text:p><text:s text:c="3"/>57,6 </text:p>
          </table:table-cell>
          <table:table-cell table:style-name="ce9" office:value-type="float" office:value="53.650988593261" calcext:value-type="float">
            <text:p><text:s text:c="3"/>53,7 </text:p>
          </table:table-cell>
          <table:table-cell table:style-name="ce9" office:value-type="float" office:value="61.6222533833615" calcext:value-type="float">
            <text:p><text:s text:c="3"/>61,6 </text:p>
          </table:table-cell>
          <table:table-cell table:style-name="ce9" office:value-type="float" office:value="73.996114465447" calcext:value-type="float">
            <text:p><text:s text:c="3"/>74,0 </text:p>
          </table:table-cell>
          <table:table-cell table:style-name="ce9" office:value-type="float" office:value="70.1607555692908" calcext:value-type="float">
            <text:p><text:s text:c="3"/>70,2 </text:p>
          </table:table-cell>
          <table:table-cell table:style-name="ce9" office:value-type="float" office:value="77.8314733616031" calcext:value-type="float">
            <text:p><text:s text:c="3"/>77,8 </text:p>
          </table:table-cell>
          <table:table-cell table:style-name="ce9" office:value-type="float" office:value="81.3988999234947" calcext:value-type="float">
            <text:p><text:s text:c="3"/>81,4 </text:p>
          </table:table-cell>
          <table:table-cell table:style-name="ce9" office:value-type="float" office:value="78.2383879680558" calcext:value-type="float">
            <text:p><text:s text:c="3"/>78,2 </text:p>
          </table:table-cell>
          <table:table-cell table:style-name="ce9" office:value-type="float" office:value="84.5594118789337" calcext:value-type="float">
            <text:p><text:s text:c="3"/>84,6 </text:p>
          </table:table-cell>
          <table:table-cell table:style-name="ce9" office:value-type="float" office:value="83.0806942510288" calcext:value-type="float">
            <text:p><text:s text:c="3"/>83,1 </text:p>
          </table:table-cell>
          <table:table-cell table:style-name="ce9" office:value-type="float" office:value="76.5645570930294" calcext:value-type="float">
            <text:p><text:s text:c="3"/>76,6 </text:p>
          </table:table-cell>
          <table:table-cell table:style-name="ce9" office:value-type="float" office:value="89.5968314090282" calcext:value-type="float">
            <text:p><text:s text:c="3"/>89,6 </text:p>
          </table:table-cell>
          <table:table-cell table:style-name="ce9" office:value-type="float" office:value="61.8332204181935" calcext:value-type="float">
            <text:p><text:s text:c="3"/>61,8 </text:p>
          </table:table-cell>
          <table:table-cell table:style-name="ce9" office:value-type="float" office:value="58.9061566521574" calcext:value-type="float">
            <text:p><text:s text:c="3"/>58,9 </text:p>
          </table:table-cell>
          <table:table-cell table:style-name="ce9" office:value-type="float" office:value="64.7602841842297" calcext:value-type="float">
            <text:p><text:s text:c="3"/>64,8 </text:p>
          </table:table-cell>
          <table:table-cell table:style-name="ce9" office:value-type="float" office:value="80.940284296563" calcext:value-type="float">
            <text:p><text:s text:c="3"/>80,9 </text:p>
          </table:table-cell>
          <table:table-cell table:style-name="ce9" office:value-type="float" office:value="78.1418095713149" calcext:value-type="float">
            <text:p><text:s text:c="3"/>78,1 </text:p>
          </table:table-cell>
          <table:table-cell table:style-name="ce9" office:value-type="float" office:value="83.738759021811" calcext:value-type="float">
            <text:p><text:s text:c="3"/>83,7 </text:p>
          </table:table-cell>
          <table:table-cell table:style-name="ce9" office:value-type="float" office:value="85.8223836934536" calcext:value-type="float">
            <text:p><text:s text:c="3"/>85,8 </text:p>
          </table:table-cell>
          <table:table-cell table:style-name="ce9" office:value-type="float" office:value="83.2506253124968" calcext:value-type="float">
            <text:p><text:s text:c="3"/>83,3 </text:p>
          </table:table-cell>
          <table:table-cell table:style-name="ce9" office:value-type="float" office:value="88.3941420744104" calcext:value-type="float">
            <text:p><text:s text:c="3"/>88,4 </text:p>
          </table:table-cell>
          <table:table-cell table:style-name="ce9" office:value-type="float" office:value="89.8333342587665" calcext:value-type="float">
            <text:p><text:s text:c="3"/>89,8 </text:p>
          </table:table-cell>
          <table:table-cell table:style-name="ce9" office:value-type="float" office:value="83.8802987973107" calcext:value-type="float">
            <text:p><text:s text:c="3"/>83,9 </text:p>
          </table:table-cell>
          <table:table-cell table:style-name="ce9" office:value-type="float" office:value="95.7863697202223" calcext:value-type="float">
            <text:p><text:s text:c="3"/>95,8 </text:p>
          </table:table-cell>
          <table:table-cell table:style-name="ce9" office:value-type="float" office:value="55.4089242593669" calcext:value-type="float">
            <text:p><text:s text:c="3"/>55,4 </text:p>
          </table:table-cell>
          <table:table-cell table:style-name="ce9" office:value-type="float" office:value="52.5534433946353" calcext:value-type="float">
            <text:p><text:s text:c="3"/>52,6 </text:p>
          </table:table-cell>
          <table:table-cell table:style-name="ce9" office:value-type="float" office:value="58.2644051240986" calcext:value-type="float">
            <text:p><text:s text:c="3"/>58,3 </text:p>
          </table:table-cell>
          <table:table-cell table:style-name="ce9" office:value-type="float" office:value="75.1240248298902" calcext:value-type="float">
            <text:p><text:s text:c="3"/>75,1 </text:p>
          </table:table-cell>
          <table:table-cell table:style-name="ce9" office:value-type="float" office:value="71.7091932864144" calcext:value-type="float">
            <text:p><text:s text:c="3"/>71,7 </text:p>
          </table:table-cell>
          <table:table-cell table:style-name="ce9" office:value-type="float" office:value="78.5388563733659" calcext:value-type="float">
            <text:p><text:s text:c="3"/>78,5 </text:p>
          </table:table-cell>
          <table:table-cell table:style-name="ce9" office:value-type="float" office:value="82.4114508989422" calcext:value-type="float">
            <text:p><text:s text:c="3"/>82,4 </text:p>
          </table:table-cell>
          <table:table-cell table:style-name="ce9" office:value-type="float" office:value="80.0239308230144" calcext:value-type="float">
            <text:p><text:s text:c="3"/>80,0 </text:p>
          </table:table-cell>
          <table:table-cell table:style-name="ce9" office:value-type="float" office:value="84.79897097487" calcext:value-type="float">
            <text:p><text:s text:c="3"/>84,8 </text:p>
          </table:table-cell>
          <table:table-cell table:style-name="ce9" office:value-type="float" office:value="85.5058429153424" calcext:value-type="float">
            <text:p><text:s text:c="3"/>85,5 </text:p>
          </table:table-cell>
          <table:table-cell table:style-name="ce9" office:value-type="float" office:value="80.3018087334194" calcext:value-type="float">
            <text:p><text:s text:c="3"/>80,3 </text:p>
          </table:table-cell>
          <table:table-cell table:style-name="ce9" office:value-type="float" office:value="90.7098770972654" calcext:value-type="float">
            <text:p><text:s text:c="3"/>90,7 </text:p>
          </table:table-cell>
          <table:table-cell table:style-name="ce9" office:value-type="float" office:value="81.3875896372098" calcext:value-type="float">
            <text:p><text:s text:c="3"/>81,4 </text:p>
          </table:table-cell>
          <table:table-cell table:style-name="ce9" office:value-type="float" office:value="73.7379081456558" calcext:value-type="float">
            <text:p><text:s text:c="3"/>73,7 </text:p>
          </table:table-cell>
          <table:table-cell table:style-name="ce9" office:value-type="float" office:value="89.0372711287638" calcext:value-type="float">
            <text:p><text:s text:c="3"/>89,0 </text:p>
          </table:table-cell>
          <table:table-cell table:style-name="ce9" office:value-type="float" office:value="84.450978451574" calcext:value-type="float">
            <text:p><text:s text:c="3"/>84,5 </text:p>
          </table:table-cell>
          <table:table-cell table:style-name="ce9" office:value-type="float" office:value="81.2070510685503" calcext:value-type="float">
            <text:p><text:s text:c="3"/>81,2 </text:p>
          </table:table-cell>
          <table:table-cell table:style-name="ce9" office:value-type="float" office:value="87.6949058345978" calcext:value-type="float">
            <text:p><text:s text:c="3"/>87,7 </text:p>
          </table:table-cell>
          <table:table-cell table:style-name="ce9" office:value-type="float" office:value="86.9191158140889" calcext:value-type="float">
            <text:p><text:s text:c="3"/>86,9 </text:p>
          </table:table-cell>
          <table:table-cell table:style-name="ce9" office:value-type="float" office:value="83.1956522551321" calcext:value-type="float">
            <text:p><text:s text:c="3"/>83,2 </text:p>
          </table:table-cell>
          <table:table-cell table:style-name="ce9" office:value-type="float" office:value="90.6425793730458" calcext:value-type="float">
            <text:p><text:s text:c="3"/>90,6 </text:p>
          </table:table-cell>
          <table:table-cell table:style-name="ce9" office:value-type="float" office:value="89.0494007654175" calcext:value-type="float">
            <text:p><text:s text:c="3"/>89,0 </text:p>
          </table:table-cell>
          <table:table-cell table:style-name="ce9" office:value-type="float" office:value="85.3931052701608" calcext:value-type="float">
            <text:p><text:s text:c="3"/>85,4 </text:p>
          </table:table-cell>
          <table:table-cell table:style-name="ce9" office:value-type="float" office:value="92.7056962606741" calcext:value-type="float">
            <text:p><text:s text:c="3"/>92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69.7288912244848" calcext:value-type="float">
            <text:p><text:s text:c="3"/>69,7 </text:p>
          </table:table-cell>
          <table:table-cell table:style-name="ce9" office:value-type="float" office:value="67.4667667660949" calcext:value-type="float">
            <text:p><text:s text:c="3"/>67,5 </text:p>
          </table:table-cell>
          <table:table-cell table:style-name="ce9" office:value-type="float" office:value="71.9910156828746" calcext:value-type="float">
            <text:p><text:s text:c="3"/>72,0 </text:p>
          </table:table-cell>
          <table:table-cell table:style-name="ce9" office:value-type="float" office:value="76.4656073721877" calcext:value-type="float">
            <text:p><text:s text:c="3"/>76,5 </text:p>
          </table:table-cell>
          <table:table-cell table:style-name="ce9" office:value-type="float" office:value="72.8392278795429" calcext:value-type="float">
            <text:p><text:s text:c="3"/>72,8 </text:p>
          </table:table-cell>
          <table:table-cell table:style-name="ce9" office:value-type="float" office:value="80.0919868648324" calcext:value-type="float">
            <text:p><text:s text:c="3"/>80,1 </text:p>
          </table:table-cell>
          <table:table-cell table:style-name="ce9" office:value-type="float" office:value="85.8605222716419" calcext:value-type="float">
            <text:p><text:s text:c="3"/>85,9 </text:p>
          </table:table-cell>
          <table:table-cell table:style-name="ce9" office:value-type="float" office:value="83.6576051882314" calcext:value-type="float">
            <text:p><text:s text:c="3"/>83,7 </text:p>
          </table:table-cell>
          <table:table-cell table:style-name="ce9" office:value-type="float" office:value="88.0634393550524" calcext:value-type="float">
            <text:p><text:s text:c="3"/>88,1 </text:p>
          </table:table-cell>
          <table:table-cell table:style-name="ce9" office:value-type="float" office:value="89.8003094887284" calcext:value-type="float">
            <text:p><text:s text:c="3"/>89,8 </text:p>
          </table:table-cell>
          <table:table-cell table:style-name="ce9" office:value-type="float" office:value="86.1599335534383" calcext:value-type="float">
            <text:p><text:s text:c="3"/>86,2 </text:p>
          </table:table-cell>
          <table:table-cell table:style-name="ce9" office:value-type="float" office:value="93.4406854240186" calcext:value-type="float">
            <text:p><text:s text:c="3"/>93,4 </text:p>
          </table:table-cell>
          <table:table-cell table:style-name="ce9" office:value-type="float" office:value="66.6441989098081" calcext:value-type="float">
            <text:p><text:s text:c="3"/>66,6 </text:p>
          </table:table-cell>
          <table:table-cell table:style-name="ce9" office:value-type="float" office:value="63.7160328709911" calcext:value-type="float">
            <text:p><text:s text:c="3"/>63,7 </text:p>
          </table:table-cell>
          <table:table-cell table:style-name="ce9" office:value-type="float" office:value="69.5723649486252" calcext:value-type="float">
            <text:p><text:s text:c="3"/>69,6 </text:p>
          </table:table-cell>
          <table:table-cell table:style-name="ce9" office:value-type="float" office:value="73.5712870222121" calcext:value-type="float">
            <text:p><text:s text:c="3"/>73,6 </text:p>
          </table:table-cell>
          <table:table-cell table:style-name="ce9" office:value-type="float" office:value="69.0413844799324" calcext:value-type="float">
            <text:p><text:s text:c="3"/>69,0 </text:p>
          </table:table-cell>
          <table:table-cell table:style-name="ce9" office:value-type="float" office:value="78.1011895644919" calcext:value-type="float">
            <text:p><text:s text:c="3"/>78,1 </text:p>
          </table:table-cell>
          <table:table-cell table:style-name="ce9" office:value-type="float" office:value="83.752188968884" calcext:value-type="float">
            <text:p><text:s text:c="3"/>83,8 </text:p>
          </table:table-cell>
          <table:table-cell table:style-name="ce9" office:value-type="float" office:value="80.8335974080629" calcext:value-type="float">
            <text:p><text:s text:c="3"/>80,8 </text:p>
          </table:table-cell>
          <table:table-cell table:style-name="ce9" office:value-type="float" office:value="86.6707805297052" calcext:value-type="float">
            <text:p><text:s text:c="3"/>86,7 </text:p>
          </table:table-cell>
          <table:table-cell table:style-name="ce9" office:value-type="float" office:value="87.3852871380688" calcext:value-type="float">
            <text:p><text:s text:c="3"/>87,4 </text:p>
          </table:table-cell>
          <table:table-cell table:style-name="ce9" office:value-type="float" office:value="82.5230567980438" calcext:value-type="float">
            <text:p><text:s text:c="3"/>82,5 </text:p>
          </table:table-cell>
          <table:table-cell table:style-name="ce9" office:value-type="float" office:value="92.2475174780937" calcext:value-type="float">
            <text:p><text:s text:c="3"/>92,2 </text:p>
          </table:table-cell>
          <table:table-cell table:style-name="ce9" office:value-type="float" office:value="72.6685983226432" calcext:value-type="float">
            <text:p><text:s text:c="3"/>72,7 </text:p>
          </table:table-cell>
          <table:table-cell table:style-name="ce9" office:value-type="float" office:value="69.3015532382888" calcext:value-type="float">
            <text:p><text:s text:c="3"/>69,3 </text:p>
          </table:table-cell>
          <table:table-cell table:style-name="ce9" office:value-type="float" office:value="76.0356434069977" calcext:value-type="float">
            <text:p><text:s text:c="3"/>76,0 </text:p>
          </table:table-cell>
          <table:table-cell table:style-name="ce9" office:value-type="float" office:value="79.2659639897693" calcext:value-type="float">
            <text:p><text:s text:c="3"/>79,3 </text:p>
          </table:table-cell>
          <table:table-cell table:style-name="ce9" office:value-type="float" office:value="75.9096918118809" calcext:value-type="float">
            <text:p><text:s text:c="3"/>75,9 </text:p>
          </table:table-cell>
          <table:table-cell table:style-name="ce9" office:value-type="float" office:value="82.6222361676577" calcext:value-type="float">
            <text:p><text:s text:c="3"/>82,6 </text:p>
          </table:table-cell>
          <table:table-cell table:style-name="ce9" office:value-type="float" office:value="87.7123663917788" calcext:value-type="float">
            <text:p><text:s text:c="3"/>87,7 </text:p>
          </table:table-cell>
          <table:table-cell table:style-name="ce9" office:value-type="float" office:value="85.4166077163195" calcext:value-type="float">
            <text:p><text:s text:c="3"/>85,4 </text:p>
          </table:table-cell>
          <table:table-cell table:style-name="ce9" office:value-type="float" office:value="90.0081250672381" calcext:value-type="float">
            <text:p><text:s text:c="3"/>90,0 </text:p>
          </table:table-cell>
          <table:table-cell table:style-name="ce9" office:value-type="float" office:value="91.9573324549723" calcext:value-type="float">
            <text:p><text:s text:c="3"/>92,0 </text:p>
          </table:table-cell>
          <table:table-cell table:style-name="ce9" office:value-type="float" office:value="86.5810921849893" calcext:value-type="float">
            <text:p><text:s text:c="3"/>86,6 </text:p>
          </table:table-cell>
          <table:table-cell table:style-name="ce9" office:value-type="float" office:value="97.3335727249552" calcext:value-type="float">
            <text:p><text:s text:c="3"/>97,3 </text:p>
          </table:table-cell>
          <table:table-cell table:style-name="ce9" office:value-type="float" office:value="64.7759114646832" calcext:value-type="float">
            <text:p><text:s text:c="3"/>64,8 </text:p>
          </table:table-cell>
          <table:table-cell table:style-name="ce9" office:value-type="float" office:value="62.2672683977336" calcext:value-type="float">
            <text:p><text:s text:c="3"/>62,3 </text:p>
          </table:table-cell>
          <table:table-cell table:style-name="ce9" office:value-type="float" office:value="67.2845545316329" calcext:value-type="float">
            <text:p><text:s text:c="3"/>67,3 </text:p>
          </table:table-cell>
          <table:table-cell table:style-name="ce9" office:value-type="float" office:value="72.8597893535359" calcext:value-type="float">
            <text:p><text:s text:c="3"/>72,9 </text:p>
          </table:table-cell>
          <table:table-cell table:style-name="ce9" office:value-type="float" office:value="69.1626679109205" calcext:value-type="float">
            <text:p><text:s text:c="3"/>69,2 </text:p>
          </table:table-cell>
          <table:table-cell table:style-name="ce9" office:value-type="float" office:value="76.5569107961513" calcext:value-type="float">
            <text:p><text:s text:c="3"/>76,6 </text:p>
          </table:table-cell>
          <table:table-cell table:style-name="ce9" office:value-type="float" office:value="84.7791704327291" calcext:value-type="float">
            <text:p><text:s text:c="3"/>84,8 </text:p>
          </table:table-cell>
          <table:table-cell table:style-name="ce9" office:value-type="float" office:value="81.9033136710153" calcext:value-type="float">
            <text:p><text:s text:c="3"/>81,9 </text:p>
          </table:table-cell>
          <table:table-cell table:style-name="ce9" office:value-type="float" office:value="87.6550271944429" calcext:value-type="float">
            <text:p><text:s text:c="3"/>87,7 </text:p>
          </table:table-cell>
          <table:table-cell table:style-name="ce9" office:value-type="float" office:value="90.8626759246977" calcext:value-type="float">
            <text:p><text:s text:c="3"/>90,9 </text:p>
          </table:table-cell>
          <table:table-cell table:style-name="ce9" office:value-type="float" office:value="86.0164349152141" calcext:value-type="float">
            <text:p><text:s text:c="3"/>86,0 </text:p>
          </table:table-cell>
          <table:table-cell table:style-name="ce9" office:value-type="float" office:value="95.7089169341812" calcext:value-type="float">
            <text:p><text:s text:c="3"/>95,7 </text:p>
          </table:table-cell>
          <table:table-cell table:style-name="ce9" office:value-type="float" office:value="85.9316287653686" calcext:value-type="float">
            <text:p><text:s text:c="3"/>85,9 </text:p>
          </table:table-cell>
          <table:table-cell table:style-name="ce9" office:value-type="float" office:value="82.0199961084349" calcext:value-type="float">
            <text:p><text:s text:c="3"/>82,0 </text:p>
          </table:table-cell>
          <table:table-cell table:style-name="ce9" office:value-type="float" office:value="89.8432614223024" calcext:value-type="float">
            <text:p><text:s text:c="3"/>89,8 </text:p>
          </table:table-cell>
          <table:table-cell table:style-name="ce9" office:value-type="float" office:value="87.3910223645428" calcext:value-type="float">
            <text:p><text:s text:c="3"/>87,4 </text:p>
          </table:table-cell>
          <table:table-cell table:style-name="ce9" office:value-type="float" office:value="84.9602283217868" calcext:value-type="float">
            <text:p><text:s text:c="3"/>85,0 </text:p>
          </table:table-cell>
          <table:table-cell table:style-name="ce9" office:value-type="float" office:value="89.8218164072988" calcext:value-type="float">
            <text:p><text:s text:c="3"/>89,8 </text:p>
          </table:table-cell>
          <table:table-cell table:style-name="ce9" office:value-type="float" office:value="88.1347560787333" calcext:value-type="float">
            <text:p><text:s text:c="3"/>88,1 </text:p>
          </table:table-cell>
          <table:table-cell table:style-name="ce9" office:value-type="float" office:value="85.0587212596419" calcext:value-type="float">
            <text:p><text:s text:c="3"/>85,1 </text:p>
          </table:table-cell>
          <table:table-cell table:style-name="ce9" office:value-type="float" office:value="91.2107908978248" calcext:value-type="float">
            <text:p><text:s text:c="3"/>91,2 </text:p>
          </table:table-cell>
          <table:table-cell table:style-name="ce9" office:value-type="float" office:value="87.5220109284567" calcext:value-type="float">
            <text:p><text:s text:c="3"/>87,5 </text:p>
          </table:table-cell>
          <table:table-cell table:style-name="ce9" office:value-type="float" office:value="82.6954597291709" calcext:value-type="float">
            <text:p><text:s text:c="3"/>82,7 </text:p>
          </table:table-cell>
          <table:table-cell table:style-name="ce9" office:value-type="float" office:value="92.3485621277424" calcext:value-type="float">
            <text:p><text:s text:c="3"/>92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67.6963641241458" calcext:value-type="float">
            <text:p><text:s text:c="3"/>67,7 </text:p>
          </table:table-cell>
          <table:table-cell table:style-name="ce9" office:value-type="float" office:value="64.0025470066606" calcext:value-type="float">
            <text:p><text:s text:c="3"/>64,0 </text:p>
          </table:table-cell>
          <table:table-cell table:style-name="ce9" office:value-type="float" office:value="71.390181241631" calcext:value-type="float">
            <text:p><text:s text:c="3"/>71,4 </text:p>
          </table:table-cell>
          <table:table-cell table:style-name="ce9" office:value-type="float" office:value="78.6656573276678" calcext:value-type="float">
            <text:p><text:s text:c="3"/>78,7 </text:p>
          </table:table-cell>
          <table:table-cell table:style-name="ce9" office:value-type="float" office:value="75.72536613601" calcext:value-type="float">
            <text:p><text:s text:c="3"/>75,7 </text:p>
          </table:table-cell>
          <table:table-cell table:style-name="ce9" office:value-type="float" office:value="81.6059485193256" calcext:value-type="float">
            <text:p><text:s text:c="3"/>81,6 </text:p>
          </table:table-cell>
          <table:table-cell table:style-name="ce9" office:value-type="float" office:value="82.6644561290126" calcext:value-type="float">
            <text:p><text:s text:c="3"/>82,7 </text:p>
          </table:table-cell>
          <table:table-cell table:style-name="ce9" office:value-type="float" office:value="80.0708048708836" calcext:value-type="float">
            <text:p><text:s text:c="3"/>80,1 </text:p>
          </table:table-cell>
          <table:table-cell table:style-name="ce9" office:value-type="float" office:value="85.2581073871416" calcext:value-type="float">
            <text:p><text:s text:c="3"/>85,3 </text:p>
          </table:table-cell>
          <table:table-cell table:style-name="ce9" office:value-type="float" office:value="86.114419758965" calcext:value-type="float">
            <text:p><text:s text:c="3"/>86,1 </text:p>
          </table:table-cell>
          <table:table-cell table:style-name="ce9" office:value-type="float" office:value="81.4459626754429" calcext:value-type="float">
            <text:p><text:s text:c="3"/>81,4 </text:p>
          </table:table-cell>
          <table:table-cell table:style-name="ce9" office:value-type="float" office:value="90.7828768424871" calcext:value-type="float">
            <text:p><text:s text:c="3"/>90,8 </text:p>
          </table:table-cell>
          <table:table-cell table:style-name="ce9" office:value-type="float" office:value="62.7555501662858" calcext:value-type="float">
            <text:p><text:s text:c="3"/>62,8 </text:p>
          </table:table-cell>
          <table:table-cell table:style-name="ce9" office:value-type="float" office:value="58.1161066451806" calcext:value-type="float">
            <text:p><text:s text:c="3"/>58,1 </text:p>
          </table:table-cell>
          <table:table-cell table:style-name="ce9" office:value-type="float" office:value="67.3949936873911" calcext:value-type="float">
            <text:p><text:s text:c="3"/>67,4 </text:p>
          </table:table-cell>
          <table:table-cell table:style-name="ce9" office:value-type="float" office:value="77.0276992365045" calcext:value-type="float">
            <text:p><text:s text:c="3"/>77,0 </text:p>
          </table:table-cell>
          <table:table-cell table:style-name="ce9" office:value-type="float" office:value="72.6266947451595" calcext:value-type="float">
            <text:p><text:s text:c="3"/>72,6 </text:p>
          </table:table-cell>
          <table:table-cell table:style-name="ce9" office:value-type="float" office:value="81.4287037278496" calcext:value-type="float">
            <text:p><text:s text:c="3"/>81,4 </text:p>
          </table:table-cell>
          <table:table-cell table:style-name="ce9" office:value-type="float" office:value="79.6491774858202" calcext:value-type="float">
            <text:p><text:s text:c="3"/>79,6 </text:p>
          </table:table-cell>
          <table:table-cell table:style-name="ce9" office:value-type="float" office:value="75.2348819552962" calcext:value-type="float">
            <text:p><text:s text:c="3"/>75,2 </text:p>
          </table:table-cell>
          <table:table-cell table:style-name="ce9" office:value-type="float" office:value="84.0634730163442" calcext:value-type="float">
            <text:p><text:s text:c="3"/>84,1 </text:p>
          </table:table-cell>
          <table:table-cell table:style-name="ce9" office:value-type="float" office:value="85.5721612360127" calcext:value-type="float">
            <text:p><text:s text:c="3"/>85,6 </text:p>
          </table:table-cell>
          <table:table-cell table:style-name="ce9" office:value-type="float" office:value="77.770482862844" calcext:value-type="float">
            <text:p><text:s text:c="3"/>77,8 </text:p>
          </table:table-cell>
          <table:table-cell table:style-name="ce9" office:value-type="float" office:value="93.3738396091814" calcext:value-type="float">
            <text:p><text:s text:c="3"/>93,4 </text:p>
          </table:table-cell>
          <table:table-cell table:style-name="ce9" office:value-type="float" office:value="72.349056801356" calcext:value-type="float">
            <text:p><text:s text:c="3"/>72,3 </text:p>
          </table:table-cell>
          <table:table-cell table:style-name="ce9" office:value-type="float" office:value="68.455413574605" calcext:value-type="float">
            <text:p><text:s text:c="3"/>68,5 </text:p>
          </table:table-cell>
          <table:table-cell table:style-name="ce9" office:value-type="float" office:value="76.2427000281071" calcext:value-type="float">
            <text:p><text:s text:c="3"/>76,2 </text:p>
          </table:table-cell>
          <table:table-cell table:style-name="ce9" office:value-type="float" office:value="80.202663050703" calcext:value-type="float">
            <text:p><text:s text:c="3"/>80,2 </text:p>
          </table:table-cell>
          <table:table-cell table:style-name="ce9" office:value-type="float" office:value="76.5069172212375" calcext:value-type="float">
            <text:p><text:s text:c="3"/>76,5 </text:p>
          </table:table-cell>
          <table:table-cell table:style-name="ce9" office:value-type="float" office:value="83.8984088801684" calcext:value-type="float">
            <text:p><text:s text:c="3"/>83,9 </text:p>
          </table:table-cell>
          <table:table-cell table:style-name="ce9" office:value-type="float" office:value="86.1648800599828" calcext:value-type="float">
            <text:p><text:s text:c="3"/>86,2 </text:p>
          </table:table-cell>
          <table:table-cell table:style-name="ce9" office:value-type="float" office:value="83.0688156212395" calcext:value-type="float">
            <text:p><text:s text:c="3"/>83,1 </text:p>
          </table:table-cell>
          <table:table-cell table:style-name="ce9" office:value-type="float" office:value="89.2609444987261" calcext:value-type="float">
            <text:p><text:s text:c="3"/>89,3 </text:p>
          </table:table-cell>
          <table:table-cell table:style-name="ce9" office:value-type="float" office:value="86.5715909251832" calcext:value-type="float">
            <text:p><text:s text:c="3"/>86,6 </text:p>
          </table:table-cell>
          <table:table-cell table:style-name="ce9" office:value-type="float" office:value="81.6085752539131" calcext:value-type="float">
            <text:p><text:s text:c="3"/>81,6 </text:p>
          </table:table-cell>
          <table:table-cell table:style-name="ce9" office:value-type="float" office:value="91.5346065964534" calcext:value-type="float">
            <text:p><text:s text:c="3"/>91,5 </text:p>
          </table:table-cell>
          <table:table-cell table:style-name="ce9" office:value-type="float" office:value="65.2356717119803" calcext:value-type="float">
            <text:p><text:s text:c="3"/>65,2 </text:p>
          </table:table-cell>
          <table:table-cell table:style-name="ce9" office:value-type="float" office:value="60.2777213841252" calcext:value-type="float">
            <text:p><text:s text:c="3"/>60,3 </text:p>
          </table:table-cell>
          <table:table-cell table:style-name="ce9" office:value-type="float" office:value="70.1936220398353" calcext:value-type="float">
            <text:p><text:s text:c="3"/>70,2 </text:p>
          </table:table-cell>
          <table:table-cell table:style-name="ce9" office:value-type="float" office:value="75.7151385529764" calcext:value-type="float">
            <text:p><text:s text:c="3"/>75,7 </text:p>
          </table:table-cell>
          <table:table-cell table:style-name="ce9" office:value-type="float" office:value="72.7657326629231" calcext:value-type="float">
            <text:p><text:s text:c="3"/>72,8 </text:p>
          </table:table-cell>
          <table:table-cell table:style-name="ce9" office:value-type="float" office:value="78.6645444430296" calcext:value-type="float">
            <text:p><text:s text:c="3"/>78,7 </text:p>
          </table:table-cell>
          <table:table-cell table:style-name="ce9" office:value-type="float" office:value="82.4370555215832" calcext:value-type="float">
            <text:p><text:s text:c="3"/>82,4 </text:p>
          </table:table-cell>
          <table:table-cell table:style-name="ce9" office:value-type="float" office:value="79.7236940332883" calcext:value-type="float">
            <text:p><text:s text:c="3"/>79,7 </text:p>
          </table:table-cell>
          <table:table-cell table:style-name="ce9" office:value-type="float" office:value="85.150417009878" calcext:value-type="float">
            <text:p><text:s text:c="3"/>85,2 </text:p>
          </table:table-cell>
          <table:table-cell table:style-name="ce9" office:value-type="float" office:value="86.7801008257639" calcext:value-type="float">
            <text:p><text:s text:c="3"/>86,8 </text:p>
          </table:table-cell>
          <table:table-cell table:style-name="ce9" office:value-type="float" office:value="80.8941164768173" calcext:value-type="float">
            <text:p><text:s text:c="3"/>80,9 </text:p>
          </table:table-cell>
          <table:table-cell table:style-name="ce9" office:value-type="float" office:value="92.6660851747106" calcext:value-type="float">
            <text:p><text:s text:c="3"/>92,7 </text:p>
          </table:table-cell>
          <table:table-cell table:style-name="ce9" office:value-type="float" office:value="74.3147591558544" calcext:value-type="float">
            <text:p><text:s text:c="3"/>74,3 </text:p>
          </table:table-cell>
          <table:table-cell table:style-name="ce9" office:value-type="float" office:value="69.6430306705722" calcext:value-type="float">
            <text:p><text:s text:c="3"/>69,6 </text:p>
          </table:table-cell>
          <table:table-cell table:style-name="ce9" office:value-type="float" office:value="78.9864876411367" calcext:value-type="float">
            <text:p><text:s text:c="3"/>79,0 </text:p>
          </table:table-cell>
          <table:table-cell table:style-name="ce9" office:value-type="float" office:value="86.8109710978788" calcext:value-type="float">
            <text:p><text:s text:c="3"/>86,8 </text:p>
          </table:table-cell>
          <table:table-cell table:style-name="ce9" office:value-type="float" office:value="82.2071713456345" calcext:value-type="float">
            <text:p><text:s text:c="3"/>82,2 </text:p>
          </table:table-cell>
          <table:table-cell table:style-name="ce9" office:value-type="float" office:value="91.414770850123" calcext:value-type="float">
            <text:p><text:s text:c="3"/>91,4 </text:p>
          </table:table-cell>
          <table:table-cell table:style-name="ce9" office:value-type="float" office:value="85.4749651148973" calcext:value-type="float">
            <text:p><text:s text:c="3"/>85,5 </text:p>
          </table:table-cell>
          <table:table-cell table:style-name="ce9" office:value-type="float" office:value="78.0901610935215" calcext:value-type="float">
            <text:p><text:s text:c="3"/>78,1 </text:p>
          </table:table-cell>
          <table:table-cell table:style-name="ce9" office:value-type="float" office:value="92.8597691362731" calcext:value-type="float">
            <text:p><text:s text:c="3"/>92,9 </text:p>
          </table:table-cell>
          <table:table-cell table:style-name="ce9" office:value-type="float" office:value="84.5913304353969" calcext:value-type="float">
            <text:p><text:s text:c="3"/>84,6 </text:p>
          </table:table-cell>
          <table:table-cell table:style-name="ce9" office:value-type="float" office:value="77.228416387618" calcext:value-type="float">
            <text:p><text:s text:c="3"/>77,2 </text:p>
          </table:table-cell>
          <table:table-cell table:style-name="ce9" office:value-type="float" office:value="91.9542444831759" calcext:value-type="float">
            <text:p><text:s text:c="3"/>92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63.8474514596533" calcext:value-type="float">
            <text:p><text:s text:c="3"/>63,8 </text:p>
          </table:table-cell>
          <table:table-cell table:style-name="ce9" office:value-type="float" office:value="60.7535502429388" calcext:value-type="float">
            <text:p><text:s text:c="3"/>60,8 </text:p>
          </table:table-cell>
          <table:table-cell table:style-name="ce9" office:value-type="float" office:value="66.9413526763678" calcext:value-type="float">
            <text:p><text:s text:c="3"/>66,9 </text:p>
          </table:table-cell>
          <table:table-cell table:style-name="ce9" office:value-type="float" office:value="79.4147353762111" calcext:value-type="float">
            <text:p><text:s text:c="3"/>79,4 </text:p>
          </table:table-cell>
          <table:table-cell table:style-name="ce9" office:value-type="float" office:value="77.6019865381544" calcext:value-type="float">
            <text:p><text:s text:c="3"/>77,6 </text:p>
          </table:table-cell>
          <table:table-cell table:style-name="ce9" office:value-type="float" office:value="81.2274842142677" calcext:value-type="float">
            <text:p><text:s text:c="3"/>81,2 </text:p>
          </table:table-cell>
          <table:table-cell table:style-name="ce9" office:value-type="float" office:value="83.4329044301947" calcext:value-type="float">
            <text:p><text:s text:c="3"/>83,4 </text:p>
          </table:table-cell>
          <table:table-cell table:style-name="ce9" office:value-type="float" office:value="80.8091951467436" calcext:value-type="float">
            <text:p><text:s text:c="3"/>80,8 </text:p>
          </table:table-cell>
          <table:table-cell table:style-name="ce9" office:value-type="float" office:value="86.0566137136459" calcext:value-type="float">
            <text:p><text:s text:c="3"/>86,1 </text:p>
          </table:table-cell>
          <table:table-cell table:style-name="ce9" office:value-type="float" office:value="80.2884078073021" calcext:value-type="float">
            <text:p><text:s text:c="3"/>80,3 </text:p>
          </table:table-cell>
          <table:table-cell table:style-name="ce9" office:value-type="float" office:value="74.9508934522253" calcext:value-type="float">
            <text:p><text:s text:c="3"/>75,0 </text:p>
          </table:table-cell>
          <table:table-cell table:style-name="ce9" office:value-type="float" office:value="85.6259221623788" calcext:value-type="float">
            <text:p><text:s text:c="3"/>85,6 </text:p>
          </table:table-cell>
          <table:table-cell table:style-name="ce9" office:value-type="float" office:value="61.677562235463" calcext:value-type="float">
            <text:p><text:s text:c="3"/>61,7 </text:p>
          </table:table-cell>
          <table:table-cell table:style-name="ce9" office:value-type="float" office:value="57.4996827795541" calcext:value-type="float">
            <text:p><text:s text:c="3"/>57,5 </text:p>
          </table:table-cell>
          <table:table-cell table:style-name="ce9" office:value-type="float" office:value="65.8554416913718" calcext:value-type="float">
            <text:p><text:s text:c="3"/>65,9 </text:p>
          </table:table-cell>
          <table:table-cell table:style-name="ce9" office:value-type="float" office:value="76.2871657193447" calcext:value-type="float">
            <text:p><text:s text:c="3"/>76,3 </text:p>
          </table:table-cell>
          <table:table-cell table:style-name="ce9" office:value-type="float" office:value="73.6365152541283" calcext:value-type="float">
            <text:p><text:s text:c="3"/>73,6 </text:p>
          </table:table-cell>
          <table:table-cell table:style-name="ce9" office:value-type="float" office:value="78.937816184561" calcext:value-type="float">
            <text:p><text:s text:c="3"/>78,9 </text:p>
          </table:table-cell>
          <table:table-cell table:style-name="ce9" office:value-type="float" office:value="82.3476900613179" calcext:value-type="float">
            <text:p><text:s text:c="3"/>82,3 </text:p>
          </table:table-cell>
          <table:table-cell table:style-name="ce9" office:value-type="float" office:value="78.5985692746726" calcext:value-type="float">
            <text:p><text:s text:c="3"/>78,6 </text:p>
          </table:table-cell>
          <table:table-cell table:style-name="ce9" office:value-type="float" office:value="86.0968108479633" calcext:value-type="float">
            <text:p><text:s text:c="3"/>86,1 </text:p>
          </table:table-cell>
          <table:table-cell table:style-name="ce9" office:value-type="float" office:value="81.1370978285239" calcext:value-type="float">
            <text:p><text:s text:c="3"/>81,1 </text:p>
          </table:table-cell>
          <table:table-cell table:style-name="ce9" office:value-type="float" office:value="74.3090513083869" calcext:value-type="float">
            <text:p><text:s text:c="3"/>74,3 </text:p>
          </table:table-cell>
          <table:table-cell table:style-name="ce9" office:value-type="float" office:value="87.9651443486609" calcext:value-type="float">
            <text:p><text:s text:c="3"/>88,0 </text:p>
          </table:table-cell>
          <table:table-cell table:style-name="ce9" office:value-type="float" office:value="65.8137079727547" calcext:value-type="float">
            <text:p><text:s text:c="3"/>65,8 </text:p>
          </table:table-cell>
          <table:table-cell table:style-name="ce9" office:value-type="float" office:value="62.1701917659061" calcext:value-type="float">
            <text:p><text:s text:c="3"/>62,2 </text:p>
          </table:table-cell>
          <table:table-cell table:style-name="ce9" office:value-type="float" office:value="69.4572241796033" calcext:value-type="float">
            <text:p><text:s text:c="3"/>69,5 </text:p>
          </table:table-cell>
          <table:table-cell table:style-name="ce9" office:value-type="float" office:value="82.6787999896807" calcext:value-type="float">
            <text:p><text:s text:c="3"/>82,7 </text:p>
          </table:table-cell>
          <table:table-cell table:style-name="ce9" office:value-type="float" office:value="80.1493228931199" calcext:value-type="float">
            <text:p><text:s text:c="3"/>80,1 </text:p>
          </table:table-cell>
          <table:table-cell table:style-name="ce9" office:value-type="float" office:value="85.2082770862415" calcext:value-type="float">
            <text:p><text:s text:c="3"/>85,2 </text:p>
          </table:table-cell>
          <table:table-cell table:style-name="ce9" office:value-type="float" office:value="84.5170653650242" calcext:value-type="float">
            <text:p><text:s text:c="3"/>84,5 </text:p>
          </table:table-cell>
          <table:table-cell table:style-name="ce9" office:value-type="float" office:value="81.7122892250559" calcext:value-type="float">
            <text:p><text:s text:c="3"/>81,7 </text:p>
          </table:table-cell>
          <table:table-cell table:style-name="ce9" office:value-type="float" office:value="87.3218415049924" calcext:value-type="float">
            <text:p><text:s text:c="3"/>87,3 </text:p>
          </table:table-cell>
          <table:table-cell table:style-name="ce9" office:value-type="float" office:value="79.5901228019463" calcext:value-type="float">
            <text:p><text:s text:c="3"/>79,6 </text:p>
          </table:table-cell>
          <table:table-cell table:style-name="ce9" office:value-type="float" office:value="72.6769411882397" calcext:value-type="float">
            <text:p><text:s text:c="3"/>72,7 </text:p>
          </table:table-cell>
          <table:table-cell table:style-name="ce9" office:value-type="float" office:value="86.5033044156528" calcext:value-type="float">
            <text:p><text:s text:c="3"/>86,5 </text:p>
          </table:table-cell>
          <table:table-cell table:style-name="ce9" office:value-type="float" office:value="61.7052238480516" calcext:value-type="float">
            <text:p><text:s text:c="3"/>61,7 </text:p>
          </table:table-cell>
          <table:table-cell table:style-name="ce9" office:value-type="float" office:value="58.0917339618375" calcext:value-type="float">
            <text:p><text:s text:c="3"/>58,1 </text:p>
          </table:table-cell>
          <table:table-cell table:style-name="ce9" office:value-type="float" office:value="65.3187137342656" calcext:value-type="float">
            <text:p><text:s text:c="3"/>65,3 </text:p>
          </table:table-cell>
          <table:table-cell table:style-name="ce9" office:value-type="float" office:value="78.875514789819" calcext:value-type="float">
            <text:p><text:s text:c="3"/>78,9 </text:p>
          </table:table-cell>
          <table:table-cell table:style-name="ce9" office:value-type="float" office:value="76.8830428537347" calcext:value-type="float">
            <text:p><text:s text:c="3"/>76,9 </text:p>
          </table:table-cell>
          <table:table-cell table:style-name="ce9" office:value-type="float" office:value="80.8679867259034" calcext:value-type="float">
            <text:p><text:s text:c="3"/>80,9 </text:p>
          </table:table-cell>
          <table:table-cell table:style-name="ce9" office:value-type="float" office:value="82.6544137240059" calcext:value-type="float">
            <text:p><text:s text:c="3"/>82,7 </text:p>
          </table:table-cell>
          <table:table-cell table:style-name="ce9" office:value-type="float" office:value="79.8090167633664" calcext:value-type="float">
            <text:p><text:s text:c="3"/>79,8 </text:p>
          </table:table-cell>
          <table:table-cell table:style-name="ce9" office:value-type="float" office:value="85.4998106846455" calcext:value-type="float">
            <text:p><text:s text:c="3"/>85,5 </text:p>
          </table:table-cell>
          <table:table-cell table:style-name="ce9" office:value-type="float" office:value="79.0504513844208" calcext:value-type="float">
            <text:p><text:s text:c="3"/>79,1 </text:p>
          </table:table-cell>
          <table:table-cell table:style-name="ce9" office:value-type="float" office:value="72.7113613055938" calcext:value-type="float">
            <text:p><text:s text:c="3"/>72,7 </text:p>
          </table:table-cell>
          <table:table-cell table:style-name="ce9" office:value-type="float" office:value="85.3895414632478" calcext:value-type="float">
            <text:p><text:s text:c="3"/>85,4 </text:p>
          </table:table-cell>
          <table:table-cell table:style-name="ce9" office:value-type="float" office:value="75.5941810031457" calcext:value-type="float">
            <text:p><text:s text:c="3"/>75,6 </text:p>
          </table:table-cell>
          <table:table-cell table:style-name="ce9" office:value-type="float" office:value="72.08264689821" calcext:value-type="float">
            <text:p><text:s text:c="3"/>72,1 </text:p>
          </table:table-cell>
          <table:table-cell table:style-name="ce9" office:value-type="float" office:value="79.1057151080814" calcext:value-type="float">
            <text:p><text:s text:c="3"/>79,1 </text:p>
          </table:table-cell>
          <table:table-cell table:style-name="ce9" office:value-type="float" office:value="83.1881506395158" calcext:value-type="float">
            <text:p><text:s text:c="3"/>83,2 </text:p>
          </table:table-cell>
          <table:table-cell table:style-name="ce9" office:value-type="float" office:value="80.4194885827077" calcext:value-type="float">
            <text:p><text:s text:c="3"/>80,4 </text:p>
          </table:table-cell>
          <table:table-cell table:style-name="ce9" office:value-type="float" office:value="85.9568126963239" calcext:value-type="float">
            <text:p><text:s text:c="3"/>86,0 </text:p>
          </table:table-cell>
          <table:table-cell table:style-name="ce9" office:value-type="float" office:value="87.3188405939142" calcext:value-type="float">
            <text:p><text:s text:c="3"/>87,3 </text:p>
          </table:table-cell>
          <table:table-cell table:style-name="ce9" office:value-type="float" office:value="81.7365407544383" calcext:value-type="float">
            <text:p><text:s text:c="3"/>81,7 </text:p>
          </table:table-cell>
          <table:table-cell table:style-name="ce9" office:value-type="float" office:value="92.90114043339" calcext:value-type="float">
            <text:p><text:s text:c="3"/>92,9 </text:p>
          </table:table-cell>
          <table:table-cell table:style-name="ce9" office:value-type="float" office:value="86.1966757594469" calcext:value-type="float">
            <text:p><text:s text:c="3"/>86,2 </text:p>
          </table:table-cell>
          <table:table-cell table:style-name="ce9" office:value-type="float" office:value="80.6437520568521" calcext:value-type="float">
            <text:p><text:s text:c="3"/>80,6 </text:p>
          </table:table-cell>
          <table:table-cell table:style-name="ce9" office:value-type="float" office:value="91.7495994620417" calcext:value-type="float">
            <text:p><text:s text:c="3"/>91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57.4940577452308" calcext:value-type="float">
            <text:p><text:s text:c="3"/>57,5 </text:p>
          </table:table-cell>
          <table:table-cell table:style-name="ce9" office:value-type="float" office:value="53.4454898660738" calcext:value-type="float">
            <text:p><text:s text:c="3"/>53,4 </text:p>
          </table:table-cell>
          <table:table-cell table:style-name="ce9" office:value-type="float" office:value="61.5426256243879" calcext:value-type="float">
            <text:p><text:s text:c="3"/>61,5 </text:p>
          </table:table-cell>
          <table:table-cell table:style-name="ce9" office:value-type="float" office:value="75.2485689194409" calcext:value-type="float">
            <text:p><text:s text:c="3"/>75,2 </text:p>
          </table:table-cell>
          <table:table-cell table:style-name="ce9" office:value-type="float" office:value="72.7392081509054" calcext:value-type="float">
            <text:p><text:s text:c="3"/>72,7 </text:p>
          </table:table-cell>
          <table:table-cell table:style-name="ce9" office:value-type="float" office:value="77.7579296879764" calcext:value-type="float">
            <text:p><text:s text:c="3"/>77,8 </text:p>
          </table:table-cell>
          <table:table-cell table:style-name="ce9" office:value-type="float" office:value="77.4389357661956" calcext:value-type="float">
            <text:p><text:s text:c="3"/>77,4 </text:p>
          </table:table-cell>
          <table:table-cell table:style-name="ce9" office:value-type="float" office:value="74.3363582018548" calcext:value-type="float">
            <text:p><text:s text:c="3"/>74,3 </text:p>
          </table:table-cell>
          <table:table-cell table:style-name="ce9" office:value-type="float" office:value="80.5415133305364" calcext:value-type="float">
            <text:p><text:s text:c="3"/>80,5 </text:p>
          </table:table-cell>
          <table:table-cell table:style-name="ce9" office:value-type="float" office:value="81.269297618924" calcext:value-type="float">
            <text:p><text:s text:c="3"/>81,3 </text:p>
          </table:table-cell>
          <table:table-cell table:style-name="ce9" office:value-type="float" office:value="73.8354820065855" calcext:value-type="float">
            <text:p><text:s text:c="3"/>73,8 </text:p>
          </table:table-cell>
          <table:table-cell table:style-name="ce9" office:value-type="float" office:value="88.7031132312624" calcext:value-type="float">
            <text:p><text:s text:c="3"/>88,7 </text:p>
          </table:table-cell>
          <table:table-cell table:style-name="ce9" office:value-type="float" office:value="53.4263020863026" calcext:value-type="float">
            <text:p><text:s text:c="3"/>53,4 </text:p>
          </table:table-cell>
          <table:table-cell table:style-name="ce9" office:value-type="float" office:value="48.7939950178635" calcext:value-type="float">
            <text:p><text:s text:c="3"/>48,8 </text:p>
          </table:table-cell>
          <table:table-cell table:style-name="ce9" office:value-type="float" office:value="58.0586091547417" calcext:value-type="float">
            <text:p><text:s text:c="3"/>58,1 </text:p>
          </table:table-cell>
          <table:table-cell table:style-name="ce9" office:value-type="float" office:value="72.1707671592541" calcext:value-type="float">
            <text:p><text:s text:c="3"/>72,2 </text:p>
          </table:table-cell>
          <table:table-cell table:style-name="ce9" office:value-type="float" office:value="68.3321124164025" calcext:value-type="float">
            <text:p><text:s text:c="3"/>68,3 </text:p>
          </table:table-cell>
          <table:table-cell table:style-name="ce9" office:value-type="float" office:value="76.0094219021058" calcext:value-type="float">
            <text:p><text:s text:c="3"/>76,0 </text:p>
          </table:table-cell>
          <table:table-cell table:style-name="ce9" office:value-type="float" office:value="75.7931031931174" calcext:value-type="float">
            <text:p><text:s text:c="3"/>75,8 </text:p>
          </table:table-cell>
          <table:table-cell table:style-name="ce9" office:value-type="float" office:value="71.6752921789602" calcext:value-type="float">
            <text:p><text:s text:c="3"/>71,7 </text:p>
          </table:table-cell>
          <table:table-cell table:style-name="ce9" office:value-type="float" office:value="79.9109142072745" calcext:value-type="float">
            <text:p><text:s text:c="3"/>79,9 </text:p>
          </table:table-cell>
          <table:table-cell table:style-name="ce9" office:value-type="float" office:value="78.2011494088848" calcext:value-type="float">
            <text:p><text:s text:c="3"/>78,2 </text:p>
          </table:table-cell>
          <table:table-cell table:style-name="ce9" office:value-type="float" office:value="69.4002782108424" calcext:value-type="float">
            <text:p><text:s text:c="3"/>69,4 </text:p>
          </table:table-cell>
          <table:table-cell table:style-name="ce9" office:value-type="float" office:value="87.0020206069271" calcext:value-type="float">
            <text:p><text:s text:c="3"/>87,0 </text:p>
          </table:table-cell>
          <table:table-cell table:style-name="ce9" office:value-type="float" office:value="61.0638622112617" calcext:value-type="float">
            <text:p><text:s text:c="3"/>61,1 </text:p>
          </table:table-cell>
          <table:table-cell table:style-name="ce9" office:value-type="float" office:value="56.0896372186412" calcext:value-type="float">
            <text:p><text:s text:c="3"/>56,1 </text:p>
          </table:table-cell>
          <table:table-cell table:style-name="ce9" office:value-type="float" office:value="66.0380872038823" calcext:value-type="float">
            <text:p><text:s text:c="3"/>66,0 </text:p>
          </table:table-cell>
          <table:table-cell table:style-name="ce9" office:value-type="float" office:value="78.1682073240974" calcext:value-type="float">
            <text:p><text:s text:c="3"/>78,2 </text:p>
          </table:table-cell>
          <table:table-cell table:style-name="ce9" office:value-type="float" office:value="75.2480423836603" calcext:value-type="float">
            <text:p><text:s text:c="3"/>75,2 </text:p>
          </table:table-cell>
          <table:table-cell table:style-name="ce9" office:value-type="float" office:value="81.0883722645344" calcext:value-type="float">
            <text:p><text:s text:c="3"/>81,1 </text:p>
          </table:table-cell>
          <table:table-cell table:style-name="ce9" office:value-type="float" office:value="79.00871051613" calcext:value-type="float">
            <text:p><text:s text:c="3"/>79,0 </text:p>
          </table:table-cell>
          <table:table-cell table:style-name="ce9" office:value-type="float" office:value="75.1903603421916" calcext:value-type="float">
            <text:p><text:s text:c="3"/>75,2 </text:p>
          </table:table-cell>
          <table:table-cell table:style-name="ce9" office:value-type="float" office:value="82.8270606900684" calcext:value-type="float">
            <text:p><text:s text:c="3"/>82,8 </text:p>
          </table:table-cell>
          <table:table-cell table:style-name="ce9" office:value-type="float" office:value="84.2360037025346" calcext:value-type="float">
            <text:p><text:s text:c="3"/>84,2 </text:p>
          </table:table-cell>
          <table:table-cell table:style-name="ce9" office:value-type="float" office:value="74.5777690816123" calcext:value-type="float">
            <text:p><text:s text:c="3"/>74,6 </text:p>
          </table:table-cell>
          <table:table-cell table:style-name="ce9" office:value-type="float" office:value="93.8942383234568" calcext:value-type="float">
            <text:p><text:s text:c="3"/>93,9 </text:p>
          </table:table-cell>
          <table:table-cell table:style-name="ce9" office:value-type="float" office:value="53.9563004200375" calcext:value-type="float">
            <text:p><text:s text:c="3"/>54,0 </text:p>
          </table:table-cell>
          <table:table-cell table:style-name="ce9" office:value-type="float" office:value="49.7178653227328" calcext:value-type="float">
            <text:p><text:s text:c="3"/>49,7 </text:p>
          </table:table-cell>
          <table:table-cell table:style-name="ce9" office:value-type="float" office:value="58.1947355173422" calcext:value-type="float">
            <text:p><text:s text:c="3"/>58,2 </text:p>
          </table:table-cell>
          <table:table-cell table:style-name="ce9" office:value-type="float" office:value="73.9717716002985" calcext:value-type="float">
            <text:p><text:s text:c="3"/>74,0 </text:p>
          </table:table-cell>
          <table:table-cell table:style-name="ce9" office:value-type="float" office:value="71.0625693198133" calcext:value-type="float">
            <text:p><text:s text:c="3"/>71,1 </text:p>
          </table:table-cell>
          <table:table-cell table:style-name="ce9" office:value-type="float" office:value="76.8809738807836" calcext:value-type="float">
            <text:p><text:s text:c="3"/>76,9 </text:p>
          </table:table-cell>
          <table:table-cell table:style-name="ce9" office:value-type="float" office:value="74.3464644161489" calcext:value-type="float">
            <text:p><text:s text:c="3"/>74,3 </text:p>
          </table:table-cell>
          <table:table-cell table:style-name="ce9" office:value-type="float" office:value="71.1647278449196" calcext:value-type="float">
            <text:p><text:s text:c="3"/>71,2 </text:p>
          </table:table-cell>
          <table:table-cell table:style-name="ce9" office:value-type="float" office:value="77.5282009873782" calcext:value-type="float">
            <text:p><text:s text:c="3"/>77,5 </text:p>
          </table:table-cell>
          <table:table-cell table:style-name="ce9" office:value-type="float" office:value="78.1966301477256" calcext:value-type="float">
            <text:p><text:s text:c="3"/>78,2 </text:p>
          </table:table-cell>
          <table:table-cell table:style-name="ce9" office:value-type="float" office:value="68.0738280066992" calcext:value-type="float">
            <text:p><text:s text:c="3"/>68,1 </text:p>
          </table:table-cell>
          <table:table-cell table:style-name="ce9" office:value-type="float" office:value="88.319432288752" calcext:value-type="float">
            <text:p><text:s text:c="3"/>88,3 </text:p>
          </table:table-cell>
          <table:table-cell table:style-name="ce9" office:value-type="float" office:value="75.8769798386282" calcext:value-type="float">
            <text:p><text:s text:c="3"/>75,9 </text:p>
          </table:table-cell>
          <table:table-cell table:style-name="ce9" office:value-type="float" office:value="69.9469770560205" calcext:value-type="float">
            <text:p><text:s text:c="3"/>69,9 </text:p>
          </table:table-cell>
          <table:table-cell table:style-name="ce9" office:value-type="float" office:value="81.8069826212359" calcext:value-type="float">
            <text:p><text:s text:c="3"/>81,8 </text:p>
          </table:table-cell>
          <table:table-cell table:style-name="ce9" office:value-type="float" office:value="79.619533871904" calcext:value-type="float">
            <text:p><text:s text:c="3"/>79,6 </text:p>
          </table:table-cell>
          <table:table-cell table:style-name="ce9" office:value-type="float" office:value="76.0394343846451" calcext:value-type="float">
            <text:p><text:s text:c="3"/>76,0 </text:p>
          </table:table-cell>
          <table:table-cell table:style-name="ce9" office:value-type="float" office:value="83.1996333591628" calcext:value-type="float">
            <text:p><text:s text:c="3"/>83,2 </text:p>
          </table:table-cell>
          <table:table-cell table:style-name="ce9" office:value-type="float" office:value="88.9169342743936" calcext:value-type="float">
            <text:p><text:s text:c="3"/>88,9 </text:p>
          </table:table-cell>
          <table:table-cell table:style-name="ce9" office:value-type="float" office:value="86.0406970096824" calcext:value-type="float">
            <text:p><text:s text:c="3"/>86,0 </text:p>
          </table:table-cell>
          <table:table-cell table:style-name="ce9" office:value-type="float" office:value="91.7931715391048" calcext:value-type="float">
            <text:p><text:s text:c="3"/>91,8 </text:p>
          </table:table-cell>
          <table:table-cell table:style-name="ce9" office:value-type="float" office:value="89.6768436431161" calcext:value-type="float">
            <text:p><text:s text:c="3"/>89,7 </text:p>
          </table:table-cell>
          <table:table-cell table:style-name="ce9" office:value-type="float" office:value="86.8778295835424" calcext:value-type="float">
            <text:p><text:s text:c="3"/>86,9 </text:p>
          </table:table-cell>
          <table:table-cell table:style-name="ce9" office:value-type="float" office:value="92.4758577026899" calcext:value-type="float">
            <text:p><text:s text:c="3"/>92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61.2687700724602" calcext:value-type="float">
            <text:p><text:s text:c="3"/>61,3 </text:p>
          </table:table-cell>
          <table:table-cell table:style-name="ce9" office:value-type="float" office:value="58.3196760950873" calcext:value-type="float">
            <text:p><text:s text:c="3"/>58,3 </text:p>
          </table:table-cell>
          <table:table-cell table:style-name="ce9" office:value-type="float" office:value="64.2178640498332" calcext:value-type="float">
            <text:p><text:s text:c="3"/>64,2 </text:p>
          </table:table-cell>
          <table:table-cell table:style-name="ce9" office:value-type="float" office:value="75.8576417140704" calcext:value-type="float">
            <text:p><text:s text:c="3"/>75,9 </text:p>
          </table:table-cell>
          <table:table-cell table:style-name="ce9" office:value-type="float" office:value="73.7947313553433" calcext:value-type="float">
            <text:p><text:s text:c="3"/>73,8 </text:p>
          </table:table-cell>
          <table:table-cell table:style-name="ce9" office:value-type="float" office:value="77.9205520727976" calcext:value-type="float">
            <text:p><text:s text:c="3"/>77,9 </text:p>
          </table:table-cell>
          <table:table-cell table:style-name="ce9" office:value-type="float" office:value="79.3134228751034" calcext:value-type="float">
            <text:p><text:s text:c="3"/>79,3 </text:p>
          </table:table-cell>
          <table:table-cell table:style-name="ce9" office:value-type="float" office:value="77.1767695755747" calcext:value-type="float">
            <text:p><text:s text:c="3"/>77,2 </text:p>
          </table:table-cell>
          <table:table-cell table:style-name="ce9" office:value-type="float" office:value="81.4500761746321" calcext:value-type="float">
            <text:p><text:s text:c="3"/>81,5 </text:p>
          </table:table-cell>
          <table:table-cell table:style-name="ce9" office:value-type="float" office:value="82.6325211923873" calcext:value-type="float">
            <text:p><text:s text:c="3"/>82,6 </text:p>
          </table:table-cell>
          <table:table-cell table:style-name="ce9" office:value-type="float" office:value="78.3490266804074" calcext:value-type="float">
            <text:p><text:s text:c="3"/>78,3 </text:p>
          </table:table-cell>
          <table:table-cell table:style-name="ce9" office:value-type="float" office:value="86.9160157043672" calcext:value-type="float">
            <text:p><text:s text:c="3"/>86,9 </text:p>
          </table:table-cell>
          <table:table-cell table:style-name="ce9" office:value-type="float" office:value="53.6124764332865" calcext:value-type="float">
            <text:p><text:s text:c="3"/>53,6 </text:p>
          </table:table-cell>
          <table:table-cell table:style-name="ce9" office:value-type="float" office:value="49.8708346755357" calcext:value-type="float">
            <text:p><text:s text:c="3"/>49,9 </text:p>
          </table:table-cell>
          <table:table-cell table:style-name="ce9" office:value-type="float" office:value="57.3541181910372" calcext:value-type="float">
            <text:p><text:s text:c="3"/>57,4 </text:p>
          </table:table-cell>
          <table:table-cell table:style-name="ce9" office:value-type="float" office:value="74.1472914528183" calcext:value-type="float">
            <text:p><text:s text:c="3"/>74,1 </text:p>
          </table:table-cell>
          <table:table-cell table:style-name="ce9" office:value-type="float" office:value="71.2905287691287" calcext:value-type="float">
            <text:p><text:s text:c="3"/>71,3 </text:p>
          </table:table-cell>
          <table:table-cell table:style-name="ce9" office:value-type="float" office:value="77.0040541365079" calcext:value-type="float">
            <text:p><text:s text:c="3"/>77,0 </text:p>
          </table:table-cell>
          <table:table-cell table:style-name="ce9" office:value-type="float" office:value="77.1005189294736" calcext:value-type="float">
            <text:p><text:s text:c="3"/>77,1 </text:p>
          </table:table-cell>
          <table:table-cell table:style-name="ce9" office:value-type="float" office:value="74.2942357474683" calcext:value-type="float">
            <text:p><text:s text:c="3"/>74,3 </text:p>
          </table:table-cell>
          <table:table-cell table:style-name="ce9" office:value-type="float" office:value="79.906802111479" calcext:value-type="float">
            <text:p><text:s text:c="3"/>79,9 </text:p>
          </table:table-cell>
          <table:table-cell table:style-name="ce9" office:value-type="float" office:value="80.2355279344562" calcext:value-type="float">
            <text:p><text:s text:c="3"/>80,2 </text:p>
          </table:table-cell>
          <table:table-cell table:style-name="ce9" office:value-type="float" office:value="75.5254584931285" calcext:value-type="float">
            <text:p><text:s text:c="3"/>75,5 </text:p>
          </table:table-cell>
          <table:table-cell table:style-name="ce9" office:value-type="float" office:value="84.9455973757839" calcext:value-type="float">
            <text:p><text:s text:c="3"/>84,9 </text:p>
          </table:table-cell>
          <table:table-cell table:style-name="ce9" office:value-type="float" office:value="68.6013254321211" calcext:value-type="float">
            <text:p><text:s text:c="3"/>68,6 </text:p>
          </table:table-cell>
          <table:table-cell table:style-name="ce9" office:value-type="float" office:value="65.1531404991757" calcext:value-type="float">
            <text:p><text:s text:c="3"/>65,2 </text:p>
          </table:table-cell>
          <table:table-cell table:style-name="ce9" office:value-type="float" office:value="72.0495103650666" calcext:value-type="float">
            <text:p><text:s text:c="3"/>72,0 </text:p>
          </table:table-cell>
          <table:table-cell table:style-name="ce9" office:value-type="float" office:value="77.6884237506603" calcext:value-type="float">
            <text:p><text:s text:c="3"/>77,7 </text:p>
          </table:table-cell>
          <table:table-cell table:style-name="ce9" office:value-type="float" office:value="75.4911285233568" calcext:value-type="float">
            <text:p><text:s text:c="3"/>75,5 </text:p>
          </table:table-cell>
          <table:table-cell table:style-name="ce9" office:value-type="float" office:value="79.8857189779638" calcext:value-type="float">
            <text:p><text:s text:c="3"/>79,9 </text:p>
          </table:table-cell>
          <table:table-cell table:style-name="ce9" office:value-type="float" office:value="81.6408688884284" calcext:value-type="float">
            <text:p><text:s text:c="3"/>81,6 </text:p>
          </table:table-cell>
          <table:table-cell table:style-name="ce9" office:value-type="float" office:value="79.0978110223542" calcext:value-type="float">
            <text:p><text:s text:c="3"/>79,1 </text:p>
          </table:table-cell>
          <table:table-cell table:style-name="ce9" office:value-type="float" office:value="84.1839267545026" calcext:value-type="float">
            <text:p><text:s text:c="3"/>84,2 </text:p>
          </table:table-cell>
          <table:table-cell table:style-name="ce9" office:value-type="float" office:value="85.1638399813449" calcext:value-type="float">
            <text:p><text:s text:c="3"/>85,2 </text:p>
          </table:table-cell>
          <table:table-cell table:style-name="ce9" office:value-type="float" office:value="80.3813347814762" calcext:value-type="float">
            <text:p><text:s text:c="3"/>80,4 </text:p>
          </table:table-cell>
          <table:table-cell table:style-name="ce9" office:value-type="float" office:value="89.9463451812136" calcext:value-type="float">
            <text:p><text:s text:c="3"/>89,9 </text:p>
          </table:table-cell>
          <table:table-cell table:style-name="ce9" office:value-type="float" office:value="55.8530154300091" calcext:value-type="float">
            <text:p><text:s text:c="3"/>55,9 </text:p>
          </table:table-cell>
          <table:table-cell table:style-name="ce9" office:value-type="float" office:value="52.1638763730168" calcext:value-type="float">
            <text:p><text:s text:c="3"/>52,2 </text:p>
          </table:table-cell>
          <table:table-cell table:style-name="ce9" office:value-type="float" office:value="59.5421544870013" calcext:value-type="float">
            <text:p><text:s text:c="3"/>59,5 </text:p>
          </table:table-cell>
          <table:table-cell table:style-name="ce9" office:value-type="float" office:value="72.8320274612999" calcext:value-type="float">
            <text:p><text:s text:c="3"/>72,8 </text:p>
          </table:table-cell>
          <table:table-cell table:style-name="ce9" office:value-type="float" office:value="70.6782714188961" calcext:value-type="float">
            <text:p><text:s text:c="3"/>70,7 </text:p>
          </table:table-cell>
          <table:table-cell table:style-name="ce9" office:value-type="float" office:value="74.9857835037037" calcext:value-type="float">
            <text:p><text:s text:c="3"/>75,0 </text:p>
          </table:table-cell>
          <table:table-cell table:style-name="ce9" office:value-type="float" office:value="76.2590377133543" calcext:value-type="float">
            <text:p><text:s text:c="3"/>76,3 </text:p>
          </table:table-cell>
          <table:table-cell table:style-name="ce9" office:value-type="float" office:value="73.5745987876859" calcext:value-type="float">
            <text:p><text:s text:c="3"/>73,6 </text:p>
          </table:table-cell>
          <table:table-cell table:style-name="ce9" office:value-type="float" office:value="78.9434766390227" calcext:value-type="float">
            <text:p><text:s text:c="3"/>78,9 </text:p>
          </table:table-cell>
          <table:table-cell table:style-name="ce9" office:value-type="float" office:value="80.5810846151927" calcext:value-type="float">
            <text:p><text:s text:c="3"/>80,6 </text:p>
          </table:table-cell>
          <table:table-cell table:style-name="ce9" office:value-type="float" office:value="74.0814980732096" calcext:value-type="float">
            <text:p><text:s text:c="3"/>74,1 </text:p>
          </table:table-cell>
          <table:table-cell table:style-name="ce9" office:value-type="float" office:value="87.0806711571758" calcext:value-type="float">
            <text:p><text:s text:c="3"/>87,1 </text:p>
          </table:table-cell>
          <table:table-cell table:style-name="ce9" office:value-type="float" office:value="73.9227801131158" calcext:value-type="float">
            <text:p><text:s text:c="3"/>73,9 </text:p>
          </table:table-cell>
          <table:table-cell table:style-name="ce9" office:value-type="float" office:value="70.8390250554316" calcext:value-type="float">
            <text:p><text:s text:c="3"/>70,8 </text:p>
          </table:table-cell>
          <table:table-cell table:style-name="ce9" office:value-type="float" office:value="77.0065351708001" calcext:value-type="float">
            <text:p><text:s text:c="3"/>77,0 </text:p>
          </table:table-cell>
          <table:table-cell table:style-name="ce9" office:value-type="float" office:value="82.0757914499127" calcext:value-type="float">
            <text:p><text:s text:c="3"/>82,1 </text:p>
          </table:table-cell>
          <table:table-cell table:style-name="ce9" office:value-type="float" office:value="78.719215078916" calcext:value-type="float">
            <text:p><text:s text:c="3"/>78,7 </text:p>
          </table:table-cell>
          <table:table-cell table:style-name="ce9" office:value-type="float" office:value="85.4323678209095" calcext:value-type="float">
            <text:p><text:s text:c="3"/>85,4 </text:p>
          </table:table-cell>
          <table:table-cell table:style-name="ce9" office:value-type="float" office:value="84.6685092405732" calcext:value-type="float">
            <text:p><text:s text:c="3"/>84,7 </text:p>
          </table:table-cell>
          <table:table-cell table:style-name="ce9" office:value-type="float" office:value="82.6129202514318" calcext:value-type="float">
            <text:p><text:s text:c="3"/>82,6 </text:p>
          </table:table-cell>
          <table:table-cell table:style-name="ce9" office:value-type="float" office:value="86.7240982297147" calcext:value-type="float">
            <text:p><text:s text:c="3"/>86,7 </text:p>
          </table:table-cell>
          <table:table-cell table:style-name="ce9" office:value-type="float" office:value="86.1052429195496" calcext:value-type="float">
            <text:p><text:s text:c="3"/>86,1 </text:p>
          </table:table-cell>
          <table:table-cell table:style-name="ce9" office:value-type="float" office:value="82.2133223828044" calcext:value-type="float">
            <text:p><text:s text:c="3"/>82,2 </text:p>
          </table:table-cell>
          <table:table-cell table:style-name="ce9" office:value-type="float" office:value="89.9971634562947" calcext:value-type="float">
            <text:p><text:s text:c="3"/>90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68.0909635392643" calcext:value-type="float">
            <text:p><text:s text:c="3"/>68,1 </text:p>
          </table:table-cell>
          <table:table-cell table:style-name="ce9" office:value-type="float" office:value="65.2440596983765" calcext:value-type="float">
            <text:p><text:s text:c="3"/>65,2 </text:p>
          </table:table-cell>
          <table:table-cell table:style-name="ce9" office:value-type="float" office:value="70.9378673801521" calcext:value-type="float">
            <text:p><text:s text:c="3"/>70,9 </text:p>
          </table:table-cell>
          <table:table-cell table:style-name="ce9" office:value-type="float" office:value="79.1577365437943" calcext:value-type="float">
            <text:p><text:s text:c="3"/>79,2 </text:p>
          </table:table-cell>
          <table:table-cell table:style-name="ce9" office:value-type="float" office:value="77.2543549865366" calcext:value-type="float">
            <text:p><text:s text:c="3"/>77,3 </text:p>
          </table:table-cell>
          <table:table-cell table:style-name="ce9" office:value-type="float" office:value="81.0611181010519" calcext:value-type="float">
            <text:p><text:s text:c="3"/>81,1 </text:p>
          </table:table-cell>
          <table:table-cell table:style-name="ce9" office:value-type="float" office:value="82.6309950591927" calcext:value-type="float">
            <text:p><text:s text:c="3"/>82,6 </text:p>
          </table:table-cell>
          <table:table-cell table:style-name="ce9" office:value-type="float" office:value="80.7676879119512" calcext:value-type="float">
            <text:p><text:s text:c="3"/>80,8 </text:p>
          </table:table-cell>
          <table:table-cell table:style-name="ce9" office:value-type="float" office:value="84.4943022064342" calcext:value-type="float">
            <text:p><text:s text:c="3"/>84,5 </text:p>
          </table:table-cell>
          <table:table-cell table:style-name="ce9" office:value-type="float" office:value="85.4584831038243" calcext:value-type="float">
            <text:p><text:s text:c="3"/>85,5 </text:p>
          </table:table-cell>
          <table:table-cell table:style-name="ce9" office:value-type="float" office:value="80.2138858553617" calcext:value-type="float">
            <text:p><text:s text:c="3"/>80,2 </text:p>
          </table:table-cell>
          <table:table-cell table:style-name="ce9" office:value-type="float" office:value="90.7030803522869" calcext:value-type="float">
            <text:p><text:s text:c="3"/>90,7 </text:p>
          </table:table-cell>
          <table:table-cell table:style-name="ce9" office:value-type="float" office:value="65.1371421720522" calcext:value-type="float">
            <text:p><text:s text:c="3"/>65,1 </text:p>
          </table:table-cell>
          <table:table-cell table:style-name="ce9" office:value-type="float" office:value="61.2377999416875" calcext:value-type="float">
            <text:p><text:s text:c="3"/>61,2 </text:p>
          </table:table-cell>
          <table:table-cell table:style-name="ce9" office:value-type="float" office:value="69.036484402417" calcext:value-type="float">
            <text:p><text:s text:c="3"/>69,0 </text:p>
          </table:table-cell>
          <table:table-cell table:style-name="ce9" office:value-type="float" office:value="77.7017143158668" calcext:value-type="float">
            <text:p><text:s text:c="3"/>77,7 </text:p>
          </table:table-cell>
          <table:table-cell table:style-name="ce9" office:value-type="float" office:value="75.4266019453629" calcext:value-type="float">
            <text:p><text:s text:c="3"/>75,4 </text:p>
          </table:table-cell>
          <table:table-cell table:style-name="ce9" office:value-type="float" office:value="79.9768266863708" calcext:value-type="float">
            <text:p><text:s text:c="3"/>80,0 </text:p>
          </table:table-cell>
          <table:table-cell table:style-name="ce9" office:value-type="float" office:value="80.7794908820877" calcext:value-type="float">
            <text:p><text:s text:c="3"/>80,8 </text:p>
          </table:table-cell>
          <table:table-cell table:style-name="ce9" office:value-type="float" office:value="78.2349743717812" calcext:value-type="float">
            <text:p><text:s text:c="3"/>78,2 </text:p>
          </table:table-cell>
          <table:table-cell table:style-name="ce9" office:value-type="float" office:value="83.3240073923941" calcext:value-type="float">
            <text:p><text:s text:c="3"/>83,3 </text:p>
          </table:table-cell>
          <table:table-cell table:style-name="ce9" office:value-type="float" office:value="86.6338546479794" calcext:value-type="float">
            <text:p><text:s text:c="3"/>86,6 </text:p>
          </table:table-cell>
          <table:table-cell table:style-name="ce9" office:value-type="float" office:value="82.0400095948377" calcext:value-type="float">
            <text:p><text:s text:c="3"/>82,0 </text:p>
          </table:table-cell>
          <table:table-cell table:style-name="ce9" office:value-type="float" office:value="91.2276997011211" calcext:value-type="float">
            <text:p><text:s text:c="3"/>91,2 </text:p>
          </table:table-cell>
          <table:table-cell table:style-name="ce9" office:value-type="float" office:value="70.510815273114" calcext:value-type="float">
            <text:p><text:s text:c="3"/>70,5 </text:p>
          </table:table-cell>
          <table:table-cell table:style-name="ce9" office:value-type="float" office:value="67.191398312384" calcext:value-type="float">
            <text:p><text:s text:c="3"/>67,2 </text:p>
          </table:table-cell>
          <table:table-cell table:style-name="ce9" office:value-type="float" office:value="73.830232233844" calcext:value-type="float">
            <text:p><text:s text:c="3"/>73,8 </text:p>
          </table:table-cell>
          <table:table-cell table:style-name="ce9" office:value-type="float" office:value="80.4681765713235" calcext:value-type="float">
            <text:p><text:s text:c="3"/>80,5 </text:p>
          </table:table-cell>
          <table:table-cell table:style-name="ce9" office:value-type="float" office:value="77.8197990152303" calcext:value-type="float">
            <text:p><text:s text:c="3"/>77,8 </text:p>
          </table:table-cell>
          <table:table-cell table:style-name="ce9" office:value-type="float" office:value="83.1165541274168" calcext:value-type="float">
            <text:p><text:s text:c="3"/>83,1 </text:p>
          </table:table-cell>
          <table:table-cell table:style-name="ce9" office:value-type="float" office:value="84.2839338210794" calcext:value-type="float">
            <text:p><text:s text:c="3"/>84,3 </text:p>
          </table:table-cell>
          <table:table-cell table:style-name="ce9" office:value-type="float" office:value="81.9272823872292" calcext:value-type="float">
            <text:p><text:s text:c="3"/>81,9 </text:p>
          </table:table-cell>
          <table:table-cell table:style-name="ce9" office:value-type="float" office:value="86.6405852549296" calcext:value-type="float">
            <text:p><text:s text:c="3"/>86,6 </text:p>
          </table:table-cell>
          <table:table-cell table:style-name="ce9" office:value-type="float" office:value="84.2961681448855" calcext:value-type="float">
            <text:p><text:s text:c="3"/>84,3 </text:p>
          </table:table-cell>
          <table:table-cell table:style-name="ce9" office:value-type="float" office:value="75.6025311425312" calcext:value-type="float">
            <text:p><text:s text:c="3"/>75,6 </text:p>
          </table:table-cell>
          <table:table-cell table:style-name="ce9" office:value-type="float" office:value="92.9898051472397" calcext:value-type="float">
            <text:p><text:s text:c="3"/>93,0 </text:p>
          </table:table-cell>
          <table:table-cell table:style-name="ce9" office:value-type="float" office:value="64.5322110360843" calcext:value-type="float">
            <text:p><text:s text:c="3"/>64,5 </text:p>
          </table:table-cell>
          <table:table-cell table:style-name="ce9" office:value-type="float" office:value="61.1977457116439" calcext:value-type="float">
            <text:p><text:s text:c="3"/>61,2 </text:p>
          </table:table-cell>
          <table:table-cell table:style-name="ce9" office:value-type="float" office:value="67.8666763605246" calcext:value-type="float">
            <text:p><text:s text:c="3"/>67,9 </text:p>
          </table:table-cell>
          <table:table-cell table:style-name="ce9" office:value-type="float" office:value="77.0456978767993" calcext:value-type="float">
            <text:p><text:s text:c="3"/>77,0 </text:p>
          </table:table-cell>
          <table:table-cell table:style-name="ce9" office:value-type="float" office:value="75.0096308421512" calcext:value-type="float">
            <text:p><text:s text:c="3"/>75,0 </text:p>
          </table:table-cell>
          <table:table-cell table:style-name="ce9" office:value-type="float" office:value="79.0817649114474" calcext:value-type="float">
            <text:p><text:s text:c="3"/>79,1 </text:p>
          </table:table-cell>
          <table:table-cell table:style-name="ce9" office:value-type="float" office:value="81.9461148002118" calcext:value-type="float">
            <text:p><text:s text:c="3"/>81,9 </text:p>
          </table:table-cell>
          <table:table-cell table:style-name="ce9" office:value-type="float" office:value="80.0338366992835" calcext:value-type="float">
            <text:p><text:s text:c="3"/>80,0 </text:p>
          </table:table-cell>
          <table:table-cell table:style-name="ce9" office:value-type="float" office:value="83.8583929011402" calcext:value-type="float">
            <text:p><text:s text:c="3"/>83,9 </text:p>
          </table:table-cell>
          <table:table-cell table:style-name="ce9" office:value-type="float" office:value="84.512977989685" calcext:value-type="float">
            <text:p><text:s text:c="3"/>84,5 </text:p>
          </table:table-cell>
          <table:table-cell table:style-name="ce9" office:value-type="float" office:value="77.64587746981" calcext:value-type="float">
            <text:p><text:s text:c="3"/>77,6 </text:p>
          </table:table-cell>
          <table:table-cell table:style-name="ce9" office:value-type="float" office:value="91.38007850956" calcext:value-type="float">
            <text:p><text:s text:c="3"/>91,4 </text:p>
          </table:table-cell>
          <table:table-cell table:style-name="ce9" office:value-type="float" office:value="79.5143249509413" calcext:value-type="float">
            <text:p><text:s text:c="3"/>79,5 </text:p>
          </table:table-cell>
          <table:table-cell table:style-name="ce9" office:value-type="float" office:value="74.4079975380212" calcext:value-type="float">
            <text:p><text:s text:c="3"/>74,4 </text:p>
          </table:table-cell>
          <table:table-cell table:style-name="ce9" office:value-type="float" office:value="84.6206523638614" calcext:value-type="float">
            <text:p><text:s text:c="3"/>84,6 </text:p>
          </table:table-cell>
          <table:table-cell table:style-name="ce9" office:value-type="float" office:value="85.4180150626588" calcext:value-type="float">
            <text:p><text:s text:c="3"/>85,4 </text:p>
          </table:table-cell>
          <table:table-cell table:style-name="ce9" office:value-type="float" office:value="83.2197689013974" calcext:value-type="float">
            <text:p><text:s text:c="3"/>83,2 </text:p>
          </table:table-cell>
          <table:table-cell table:style-name="ce9" office:value-type="float" office:value="87.6162612239202" calcext:value-type="float">
            <text:p><text:s text:c="3"/>87,6 </text:p>
          </table:table-cell>
          <table:table-cell table:style-name="ce9" office:value-type="float" office:value="84.6974642215837" calcext:value-type="float">
            <text:p><text:s text:c="3"/>84,7 </text:p>
          </table:table-cell>
          <table:table-cell table:style-name="ce9" office:value-type="float" office:value="80.0443667309688" calcext:value-type="float">
            <text:p><text:s text:c="3"/>80,0 </text:p>
          </table:table-cell>
          <table:table-cell table:style-name="ce9" office:value-type="float" office:value="89.3505617121987" calcext:value-type="float">
            <text:p><text:s text:c="3"/>89,4 </text:p>
          </table:table-cell>
          <table:table-cell table:style-name="ce9" office:value-type="float" office:value="88.3379962410124" calcext:value-type="float">
            <text:p><text:s text:c="3"/>88,3 </text:p>
          </table:table-cell>
          <table:table-cell table:style-name="ce9" office:value-type="float" office:value="84.608767026463" calcext:value-type="float">
            <text:p><text:s text:c="3"/>84,6 </text:p>
          </table:table-cell>
          <table:table-cell table:style-name="ce9" office:value-type="float" office:value="92.0672254555618" calcext:value-type="float">
            <text:p><text:s text:c="3"/>92,1 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09, 2012, 2015 e 2019.</text:p>
          </table:table-cell>
          <table:table-cell table:style-name="ce5" table:number-columns-repeated="60"/>
          <table:table-cell table:number-columns-repeated="96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2" table:style-name="ta2">
        <table:table-column table:style-name="co1" table:default-cell-style-name="ce4"/>
        <table:table-column table:style-name="co2" table:number-columns-repeated="60" table:default-cell-style-name="ce4"/>
        <table:table-column table:style-name="co3" table:number-columns-repeated="196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1" table:number-rows-spanned="2">
            <text:p>Tabela 2.2 - Percentual de escolares do 9º ano do Ensino Fundamental que faltaram a aula sem permissão dos pais e responsáveis, por sexo e dependência administrativa da escola, com indicação do intervalo de confiança de 95%, segundo os Municípios das Capitais - 2009/2019</text:p>
          </table:table-cell>
          <table:covered-table-cell table:number-columns-repeated="60" table:style-name="ce1"/>
          <table:table-cell table:number-columns-repeated="963"/>
        </table:table-row>
        <table:table-row table:style-name="ro1">
          <table:covered-table-cell table:number-columns-repeated="61" table:style-name="ce1"/>
          <table:table-cell table:number-columns-repeated="963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60" table:number-rows-spanned="1">
            <text:p>Percentual de escolares do 9º ano do Ensino Fundamental que faltaram a aula sem permissão dos pais e responsáveis (%)</text:p>
          </table:table-cell>
          <table:covered-table-cell table:number-columns-repeated="59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2" table:number-rows-spanned="2">
            <text:p>Total</text:p>
          </table:table-cell>
          <table:covered-table-cell table:number-columns-repeated="11" table:style-name="ce7"/>
          <table:table-cell table:style-name="ce10" office:value-type="string" calcext:value-type="string" table:number-columns-spanned="24" table:number-rows-spanned="1">
            <text:p>Sexo</text:p>
          </table:table-cell>
          <table:covered-table-cell table:number-columns-repeated="23" table:style-name="ce10"/>
          <table:table-cell table:style-name="ce6" office:value-type="string" calcext:value-type="string" table:number-columns-spanned="24" table:number-rows-spanned="1">
            <text:p>Dependência Administrativa</text:p>
          </table:table-cell>
          <table:covered-table-cell table:number-columns-repeated="23"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table-cell table:style-name="ce10" office:value-type="string" calcext:value-type="string" table:number-columns-spanned="12" table:number-rows-spanned="1">
            <text:p>Homem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Mulher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Pública</text:p>
          </table:table-cell>
          <table:covered-table-cell table:number-columns-repeated="11" table:style-name="ce10"/>
          <table:table-cell table:style-name="ce6" office:value-type="string" calcext:value-type="string" table:number-columns-spanned="12" table:number-rows-spanned="1">
            <text:p>Privada</text:p>
          </table:table-cell>
          <table:covered-table-cell table:number-columns-repeated="11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18.2113994997366" calcext:value-type="float">
            <text:p><text:s text:c="3"/>18,2 </text:p>
          </table:table-cell>
          <table:table-cell table:style-name="ce8" office:value-type="float" office:value="17.4134029321347" calcext:value-type="float">
            <text:p><text:s text:c="3"/>17,4 </text:p>
          </table:table-cell>
          <table:table-cell table:style-name="ce8" office:value-type="float" office:value="19.0093960673385" calcext:value-type="float">
            <text:p><text:s text:c="3"/>19,0 </text:p>
          </table:table-cell>
          <table:table-cell table:style-name="ce8" office:value-type="float" office:value="25.9492385839421" calcext:value-type="float">
            <text:p><text:s text:c="3"/>25,9 </text:p>
          </table:table-cell>
          <table:table-cell table:style-name="ce8" office:value-type="float" office:value="24.7639577377109" calcext:value-type="float">
            <text:p><text:s text:c="3"/>24,8 </text:p>
          </table:table-cell>
          <table:table-cell table:style-name="ce8" office:value-type="float" office:value="27.1345194301733" calcext:value-type="float">
            <text:p><text:s text:c="3"/>27,1 </text:p>
          </table:table-cell>
          <table:table-cell table:style-name="ce8" office:value-type="float" office:value="23.7693784456256" calcext:value-type="float">
            <text:p><text:s text:c="3"/>23,8 </text:p>
          </table:table-cell>
          <table:table-cell table:style-name="ce8" office:value-type="float" office:value="22.5743809133365" calcext:value-type="float">
            <text:p><text:s text:c="3"/>22,6 </text:p>
          </table:table-cell>
          <table:table-cell table:style-name="ce8" office:value-type="float" office:value="24.9643759779147" calcext:value-type="float">
            <text:p><text:s text:c="3"/>25,0 </text:p>
          </table:table-cell>
          <table:table-cell table:style-name="ce8" office:value-type="float" office:value="19.5618301100246" calcext:value-type="float">
            <text:p><text:s text:c="3"/>19,6 </text:p>
          </table:table-cell>
          <table:table-cell table:style-name="ce8" office:value-type="float" office:value="18.1434625806053" calcext:value-type="float">
            <text:p><text:s text:c="3"/>18,1 </text:p>
          </table:table-cell>
          <table:table-cell table:style-name="ce8" office:value-type="float" office:value="20.9801976394438" calcext:value-type="float">
            <text:p><text:s text:c="3"/>21,0 </text:p>
          </table:table-cell>
          <table:table-cell table:style-name="ce8" office:value-type="float" office:value="19.6912740797719" calcext:value-type="float">
            <text:p><text:s text:c="3"/>19,7 </text:p>
          </table:table-cell>
          <table:table-cell table:style-name="ce8" office:value-type="float" office:value="18.6077274572794" calcext:value-type="float">
            <text:p><text:s text:c="3"/>18,6 </text:p>
          </table:table-cell>
          <table:table-cell table:style-name="ce8" office:value-type="float" office:value="20.7748207022644" calcext:value-type="float">
            <text:p><text:s text:c="3"/>20,8 </text:p>
          </table:table-cell>
          <table:table-cell table:style-name="ce8" office:value-type="float" office:value="27.7457129101399" calcext:value-type="float">
            <text:p><text:s text:c="3"/>27,7 </text:p>
          </table:table-cell>
          <table:table-cell table:style-name="ce8" office:value-type="float" office:value="26.2192572725772" calcext:value-type="float">
            <text:p><text:s text:c="3"/>26,2 </text:p>
          </table:table-cell>
          <table:table-cell table:style-name="ce8" office:value-type="float" office:value="29.2721685477026" calcext:value-type="float">
            <text:p><text:s text:c="3"/>29,3 </text:p>
          </table:table-cell>
          <table:table-cell table:style-name="ce8" office:value-type="float" office:value="24.7544262953069" calcext:value-type="float">
            <text:p><text:s text:c="3"/>24,8 </text:p>
          </table:table-cell>
          <table:table-cell table:style-name="ce8" office:value-type="float" office:value="23.4259459432954" calcext:value-type="float">
            <text:p><text:s text:c="3"/>23,4 </text:p>
          </table:table-cell>
          <table:table-cell table:style-name="ce8" office:value-type="float" office:value="26.0829066473185" calcext:value-type="float">
            <text:p><text:s text:c="3"/>26,1 </text:p>
          </table:table-cell>
          <table:table-cell table:style-name="ce8" office:value-type="float" office:value="19.5863984702155" calcext:value-type="float">
            <text:p><text:s text:c="3"/>19,6 </text:p>
          </table:table-cell>
          <table:table-cell table:style-name="ce8" office:value-type="float" office:value="17.6777020752465" calcext:value-type="float">
            <text:p><text:s text:c="3"/>17,7 </text:p>
          </table:table-cell>
          <table:table-cell table:style-name="ce8" office:value-type="float" office:value="21.4950948651844" calcext:value-type="float">
            <text:p><text:s text:c="3"/>21,5 </text:p>
          </table:table-cell>
          <table:table-cell table:style-name="ce8" office:value-type="float" office:value="16.8764453888852" calcext:value-type="float">
            <text:p><text:s text:c="3"/>16,9 </text:p>
          </table:table-cell>
          <table:table-cell table:style-name="ce8" office:value-type="float" office:value="15.9678457168858" calcext:value-type="float">
            <text:p><text:s text:c="3"/>16,0 </text:p>
          </table:table-cell>
          <table:table-cell table:style-name="ce8" office:value-type="float" office:value="17.7850450608846" calcext:value-type="float">
            <text:p><text:s text:c="3"/>17,8 </text:p>
          </table:table-cell>
          <table:table-cell table:style-name="ce8" office:value-type="float" office:value="24.2141803307733" calcext:value-type="float">
            <text:p><text:s text:c="3"/>24,2 </text:p>
          </table:table-cell>
          <table:table-cell table:style-name="ce8" office:value-type="float" office:value="22.9856980593293" calcext:value-type="float">
            <text:p><text:s text:c="3"/>23,0 </text:p>
          </table:table-cell>
          <table:table-cell table:style-name="ce8" office:value-type="float" office:value="25.4426626022173" calcext:value-type="float">
            <text:p><text:s text:c="3"/>25,4 </text:p>
          </table:table-cell>
          <table:table-cell table:style-name="ce8" office:value-type="float" office:value="22.816752173182" calcext:value-type="float">
            <text:p><text:s text:c="3"/>22,8 </text:p>
          </table:table-cell>
          <table:table-cell table:style-name="ce8" office:value-type="float" office:value="21.4355098290701" calcext:value-type="float">
            <text:p><text:s text:c="3"/>21,4 </text:p>
          </table:table-cell>
          <table:table-cell table:style-name="ce8" office:value-type="float" office:value="24.1979945172938" calcext:value-type="float">
            <text:p><text:s text:c="3"/>24,2 </text:p>
          </table:table-cell>
          <table:table-cell table:style-name="ce8" office:value-type="float" office:value="19.538213674556" calcext:value-type="float">
            <text:p><text:s text:c="3"/>19,5 </text:p>
          </table:table-cell>
          <table:table-cell table:style-name="ce8" office:value-type="float" office:value="17.275021588171" calcext:value-type="float">
            <text:p><text:s text:c="3"/>17,3 </text:p>
          </table:table-cell>
          <table:table-cell table:style-name="ce8" office:value-type="float" office:value="21.8014057609411" calcext:value-type="float">
            <text:p><text:s text:c="3"/>21,8 </text:p>
          </table:table-cell>
          <table:table-cell table:style-name="ce8" office:value-type="float" office:value="20.3678096811226" calcext:value-type="float">
            <text:p><text:s text:c="3"/>20,4 </text:p>
          </table:table-cell>
          <table:table-cell table:style-name="ce8" office:value-type="float" office:value="19.3996231183855" calcext:value-type="float">
            <text:p><text:s text:c="3"/>19,4 </text:p>
          </table:table-cell>
          <table:table-cell table:style-name="ce8" office:value-type="float" office:value="21.3359962438598" calcext:value-type="float">
            <text:p><text:s text:c="3"/>21,3 </text:p>
          </table:table-cell>
          <table:table-cell table:style-name="ce8" office:value-type="float" office:value="29.9149991297739" calcext:value-type="float">
            <text:p><text:s text:c="3"/>29,9 </text:p>
          </table:table-cell>
          <table:table-cell table:style-name="ce8" office:value-type="float" office:value="28.7282163008773" calcext:value-type="float">
            <text:p><text:s text:c="3"/>28,7 </text:p>
          </table:table-cell>
          <table:table-cell table:style-name="ce8" office:value-type="float" office:value="31.1017819586705" calcext:value-type="float">
            <text:p><text:s text:c="3"/>31,1 </text:p>
          </table:table-cell>
          <table:table-cell table:style-name="ce8" office:value-type="float" office:value="27.7992172426671" calcext:value-type="float">
            <text:p><text:s text:c="3"/>27,8 </text:p>
          </table:table-cell>
          <table:table-cell table:style-name="ce8" office:value-type="float" office:value="26.6537983786863" calcext:value-type="float">
            <text:p><text:s text:c="3"/>26,7 </text:p>
          </table:table-cell>
          <table:table-cell table:style-name="ce8" office:value-type="float" office:value="28.9446361066479" calcext:value-type="float">
            <text:p><text:s text:c="3"/>28,9 </text:p>
          </table:table-cell>
          <table:table-cell table:style-name="ce8" office:value-type="float" office:value="23.3740779079896" calcext:value-type="float">
            <text:p><text:s text:c="3"/>23,4 </text:p>
          </table:table-cell>
          <table:table-cell table:style-name="ce8" office:value-type="float" office:value="21.4371219063414" calcext:value-type="float">
            <text:p><text:s text:c="3"/>21,4 </text:p>
          </table:table-cell>
          <table:table-cell table:style-name="ce8" office:value-type="float" office:value="25.3110339096379" calcext:value-type="float">
            <text:p><text:s text:c="3"/>25,3 </text:p>
          </table:table-cell>
          <table:table-cell table:style-name="ce8" office:value-type="float" office:value="10.0129138635989" calcext:value-type="float">
            <text:p><text:s text:c="3"/>10,0 </text:p>
          </table:table-cell>
          <table:table-cell table:style-name="ce8" office:value-type="float" office:value="8.90210685283319" calcext:value-type="float">
            <text:p><text:s text:c="3"/>8,9 </text:p>
          </table:table-cell>
          <table:table-cell table:style-name="ce8" office:value-type="float" office:value="11.1237208743647" calcext:value-type="float">
            <text:p><text:s text:c="3"/>11,1 </text:p>
          </table:table-cell>
          <table:table-cell table:style-name="ce8" office:value-type="float" office:value="14.3548091032193" calcext:value-type="float">
            <text:p><text:s text:c="3"/>14,4 </text:p>
          </table:table-cell>
          <table:table-cell table:style-name="ce8" office:value-type="float" office:value="13.27654372987" calcext:value-type="float">
            <text:p><text:s text:c="3"/>13,3 </text:p>
          </table:table-cell>
          <table:table-cell table:style-name="ce8" office:value-type="float" office:value="15.4330744765685" calcext:value-type="float">
            <text:p><text:s text:c="3"/>15,4 </text:p>
          </table:table-cell>
          <table:table-cell table:style-name="ce8" office:value-type="float" office:value="12.970535998551" calcext:value-type="float">
            <text:p><text:s text:c="3"/>13,0 </text:p>
          </table:table-cell>
          <table:table-cell table:style-name="ce8" office:value-type="float" office:value="11.8871574187862" calcext:value-type="float">
            <text:p><text:s text:c="3"/>11,9 </text:p>
          </table:table-cell>
          <table:table-cell table:style-name="ce8" office:value-type="float" office:value="14.0539145783158" calcext:value-type="float">
            <text:p><text:s text:c="3"/>14,1 </text:p>
          </table:table-cell>
          <table:table-cell table:style-name="ce8" office:value-type="float" office:value="9.87341868453367" calcext:value-type="float">
            <text:p><text:s text:c="3"/>9,9 </text:p>
          </table:table-cell>
          <table:table-cell table:style-name="ce8" office:value-type="float" office:value="8.88742437752275" calcext:value-type="float">
            <text:p><text:s text:c="3"/>8,9 </text:p>
          </table:table-cell>
          <table:table-cell table:style-name="ce8" office:value-type="float" office:value="10.8594129915446" calcext:value-type="float">
            <text:p><text:s text:c="3"/>10,9 </text:p>
          </table:table-cell>
          <table:table-cell table:style-name="ce12" table:number-columns-repeated="963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15.1164867506321" calcext:value-type="float">
            <text:p><text:s text:c="3"/>15,1 </text:p>
          </table:table-cell>
          <table:table-cell table:style-name="ce9" office:value-type="float" office:value="12.9866584496196" calcext:value-type="float">
            <text:p><text:s text:c="3"/>13,0 </text:p>
          </table:table-cell>
          <table:table-cell table:style-name="ce9" office:value-type="float" office:value="17.2463150516445" calcext:value-type="float">
            <text:p><text:s text:c="3"/>17,2 </text:p>
          </table:table-cell>
          <table:table-cell table:style-name="ce9" office:value-type="float" office:value="21.807315941823" calcext:value-type="float">
            <text:p><text:s text:c="3"/>21,8 </text:p>
          </table:table-cell>
          <table:table-cell table:style-name="ce9" office:value-type="float" office:value="18.8663047218224" calcext:value-type="float">
            <text:p><text:s text:c="3"/>18,9 </text:p>
          </table:table-cell>
          <table:table-cell table:style-name="ce9" office:value-type="float" office:value="24.7483271618235" calcext:value-type="float">
            <text:p><text:s text:c="3"/>24,7 </text:p>
          </table:table-cell>
          <table:table-cell table:style-name="ce9" office:value-type="float" office:value="21.2738108683374" calcext:value-type="float">
            <text:p><text:s text:c="3"/>21,3 </text:p>
          </table:table-cell>
          <table:table-cell table:style-name="ce9" office:value-type="float" office:value="18.5574861136282" calcext:value-type="float">
            <text:p><text:s text:c="3"/>18,6 </text:p>
          </table:table-cell>
          <table:table-cell table:style-name="ce9" office:value-type="float" office:value="23.9901356230466" calcext:value-type="float">
            <text:p><text:s text:c="3"/>24,0 </text:p>
          </table:table-cell>
          <table:table-cell table:style-name="ce9" office:value-type="float" office:value="19.4016217669312" calcext:value-type="float">
            <text:p><text:s text:c="3"/>19,4 </text:p>
          </table:table-cell>
          <table:table-cell table:style-name="ce9" office:value-type="float" office:value="15.4963172566129" calcext:value-type="float">
            <text:p><text:s text:c="3"/>15,5 </text:p>
          </table:table-cell>
          <table:table-cell table:style-name="ce9" office:value-type="float" office:value="23.3069262772495" calcext:value-type="float">
            <text:p><text:s text:c="3"/>23,3 </text:p>
          </table:table-cell>
          <table:table-cell table:style-name="ce9" office:value-type="float" office:value="15.6803372226574" calcext:value-type="float">
            <text:p><text:s text:c="3"/>15,7 </text:p>
          </table:table-cell>
          <table:table-cell table:style-name="ce9" office:value-type="float" office:value="12.6114535493031" calcext:value-type="float">
            <text:p><text:s text:c="3"/>12,6 </text:p>
          </table:table-cell>
          <table:table-cell table:style-name="ce9" office:value-type="float" office:value="18.7492208960116" calcext:value-type="float">
            <text:p><text:s text:c="3"/>18,7 </text:p>
          </table:table-cell>
          <table:table-cell table:style-name="ce9" office:value-type="float" office:value="23.1171128134821" calcext:value-type="float">
            <text:p><text:s text:c="3"/>23,1 </text:p>
          </table:table-cell>
          <table:table-cell table:style-name="ce9" office:value-type="float" office:value="19.6411629410706" calcext:value-type="float">
            <text:p><text:s text:c="3"/>19,6 </text:p>
          </table:table-cell>
          <table:table-cell table:style-name="ce9" office:value-type="float" office:value="26.5930626858936" calcext:value-type="float">
            <text:p><text:s text:c="3"/>26,6 </text:p>
          </table:table-cell>
          <table:table-cell table:style-name="ce9" office:value-type="float" office:value="21.2285716014984" calcext:value-type="float">
            <text:p><text:s text:c="3"/>21,2 </text:p>
          </table:table-cell>
          <table:table-cell table:style-name="ce9" office:value-type="float" office:value="18.4749209033222" calcext:value-type="float">
            <text:p><text:s text:c="3"/>18,5 </text:p>
          </table:table-cell>
          <table:table-cell table:style-name="ce9" office:value-type="float" office:value="23.9822222996746" calcext:value-type="float">
            <text:p><text:s text:c="3"/>24,0 </text:p>
          </table:table-cell>
          <table:table-cell table:style-name="ce9" office:value-type="float" office:value="25.910033224761" calcext:value-type="float">
            <text:p><text:s text:c="3"/>25,9 </text:p>
          </table:table-cell>
          <table:table-cell table:style-name="ce9" office:value-type="float" office:value="18.3908657647393" calcext:value-type="float">
            <text:p><text:s text:c="3"/>18,4 </text:p>
          </table:table-cell>
          <table:table-cell table:style-name="ce9" office:value-type="float" office:value="33.4292006847826" calcext:value-type="float">
            <text:p><text:s text:c="3"/>33,4 </text:p>
          </table:table-cell>
          <table:table-cell table:style-name="ce9" office:value-type="float" office:value="14.6817322388452" calcext:value-type="float">
            <text:p><text:s text:c="3"/>14,7 </text:p>
          </table:table-cell>
          <table:table-cell table:style-name="ce9" office:value-type="float" office:value="12.2114366291641" calcext:value-type="float">
            <text:p><text:s text:c="3"/>12,2 </text:p>
          </table:table-cell>
          <table:table-cell table:style-name="ce9" office:value-type="float" office:value="17.1520278485262" calcext:value-type="float">
            <text:p><text:s text:c="3"/>17,2 </text:p>
          </table:table-cell>
          <table:table-cell table:style-name="ce9" office:value-type="float" office:value="20.6725952401013" calcext:value-type="float">
            <text:p><text:s text:c="3"/>20,7 </text:p>
          </table:table-cell>
          <table:table-cell table:style-name="ce9" office:value-type="float" office:value="17.2012381608381" calcext:value-type="float">
            <text:p><text:s text:c="3"/>17,2 </text:p>
          </table:table-cell>
          <table:table-cell table:style-name="ce9" office:value-type="float" office:value="24.1439523193645" calcext:value-type="float">
            <text:p><text:s text:c="3"/>24,1 </text:p>
          </table:table-cell>
          <table:table-cell table:style-name="ce9" office:value-type="float" office:value="21.3141487576344" calcext:value-type="float">
            <text:p><text:s text:c="3"/>21,3 </text:p>
          </table:table-cell>
          <table:table-cell table:style-name="ce9" office:value-type="float" office:value="17.5342550417441" calcext:value-type="float">
            <text:p><text:s text:c="3"/>17,5 </text:p>
          </table:table-cell>
          <table:table-cell table:style-name="ce9" office:value-type="float" office:value="25.0940424735246" calcext:value-type="float">
            <text:p><text:s text:c="3"/>25,1 </text:p>
          </table:table-cell>
          <table:table-cell table:style-name="ce9" office:value-type="float" office:value="13.630686422329" calcext:value-type="float">
            <text:p><text:s text:c="3"/>13,6 </text:p>
          </table:table-cell>
          <table:table-cell table:style-name="ce9" office:value-type="float" office:value="8.81987856805091" calcext:value-type="float">
            <text:p><text:s text:c="3"/>8,8 </text:p>
          </table:table-cell>
          <table:table-cell table:style-name="ce9" office:value-type="float" office:value="18.441494276607" calcext:value-type="float">
            <text:p><text:s text:c="3"/>18,4 </text:p>
          </table:table-cell>
          <table:table-cell table:style-name="ce9" office:value-type="float" office:value="17.459890424253" calcext:value-type="float">
            <text:p><text:s text:c="3"/>17,5 </text:p>
          </table:table-cell>
          <table:table-cell table:style-name="ce9" office:value-type="float" office:value="15.3957817080914" calcext:value-type="float">
            <text:p><text:s text:c="3"/>15,4 </text:p>
          </table:table-cell>
          <table:table-cell table:style-name="ce9" office:value-type="float" office:value="19.5239991404146" calcext:value-type="float">
            <text:p><text:s text:c="3"/>19,5 </text:p>
          </table:table-cell>
          <table:table-cell table:style-name="ce9" office:value-type="float" office:value="23.1370191324315" calcext:value-type="float">
            <text:p><text:s text:c="3"/>23,1 </text:p>
          </table:table-cell>
          <table:table-cell table:style-name="ce9" office:value-type="float" office:value="19.9756305314479" calcext:value-type="float">
            <text:p><text:s text:c="3"/>20,0 </text:p>
          </table:table-cell>
          <table:table-cell table:style-name="ce9" office:value-type="float" office:value="26.298407733415" calcext:value-type="float">
            <text:p><text:s text:c="3"/>26,3 </text:p>
          </table:table-cell>
          <table:table-cell table:style-name="ce9" office:value-type="float" office:value="22.2138282767741" calcext:value-type="float">
            <text:p><text:s text:c="3"/>22,2 </text:p>
          </table:table-cell>
          <table:table-cell table:style-name="ce9" office:value-type="float" office:value="19.3354092131704" calcext:value-type="float">
            <text:p><text:s text:c="3"/>19,3 </text:p>
          </table:table-cell>
          <table:table-cell table:style-name="ce9" office:value-type="float" office:value="25.0922473403778" calcext:value-type="float">
            <text:p><text:s text:c="3"/>25,1 </text:p>
          </table:table-cell>
          <table:table-cell table:style-name="ce9" office:value-type="float" office:value="21.0934065572091" calcext:value-type="float">
            <text:p><text:s text:c="3"/>21,1 </text:p>
          </table:table-cell>
          <table:table-cell table:style-name="ce9" office:value-type="float" office:value="16.5245726724209" calcext:value-type="float">
            <text:p><text:s text:c="3"/>16,5 </text:p>
          </table:table-cell>
          <table:table-cell table:style-name="ce9" office:value-type="float" office:value="25.6622404419973" calcext:value-type="float">
            <text:p><text:s text:c="3"/>25,7 </text:p>
          </table:table-cell>
          <table:table-cell table:style-name="ce9" office:value-type="float" office:value="4.63169333311249" calcext:value-type="float">
            <text:p><text:s text:c="3"/>4,6 </text:p>
          </table:table-cell>
          <table:table-cell table:style-name="ce9" office:value-type="float" office:value="0.629456876061657" calcext:value-type="float">
            <text:p><text:s text:c="3"/>0,6 </text:p>
          </table:table-cell>
          <table:table-cell table:style-name="ce9" office:value-type="float" office:value="8.63392979016333" calcext:value-type="float">
            <text:p><text:s text:c="3"/>8,6 </text:p>
          </table:table-cell>
          <table:table-cell table:style-name="ce9" office:value-type="float" office:value="13.9780802370437" calcext:value-type="float">
            <text:p><text:s text:c="3"/>14,0 </text:p>
          </table:table-cell>
          <table:table-cell table:style-name="ce9" office:value-type="float" office:value="9.28571282501831" calcext:value-type="float">
            <text:p><text:s text:c="3"/>9,3 </text:p>
          </table:table-cell>
          <table:table-cell table:style-name="ce9" office:value-type="float" office:value="18.6704476490691" calcext:value-type="float">
            <text:p><text:s text:c="3"/>18,7 </text:p>
          </table:table-cell>
          <table:table-cell table:style-name="ce9" office:value-type="float" office:value="14.8077070551212" calcext:value-type="float">
            <text:p><text:s text:c="3"/>14,8 </text:p>
          </table:table-cell>
          <table:table-cell table:style-name="ce9" office:value-type="float" office:value="8.87628142119727" calcext:value-type="float">
            <text:p><text:s text:c="3"/>8,9 </text:p>
          </table:table-cell>
          <table:table-cell table:style-name="ce9" office:value-type="float" office:value="20.7391326890451" calcext:value-type="float">
            <text:p><text:s text:c="3"/>20,7 </text:p>
          </table:table-cell>
          <table:table-cell table:style-name="ce9" office:value-type="float" office:value="9.87954620858904" calcext:value-type="float">
            <text:p><text:s text:c="3"/>9,9 </text:p>
          </table:table-cell>
          <table:table-cell table:style-name="ce9" office:value-type="float" office:value="6.9118134455118" calcext:value-type="float">
            <text:p><text:s text:c="3"/>6,9 </text:p>
          </table:table-cell>
          <table:table-cell table:style-name="ce9" office:value-type="float" office:value="12.8472789716663" calcext:value-type="float">
            <text:p><text:s text:c="3"/>12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13.6209386645595" calcext:value-type="float">
            <text:p><text:s text:c="3"/>13,6 </text:p>
          </table:table-cell>
          <table:table-cell table:style-name="ce9" office:value-type="float" office:value="11.593137660892" calcext:value-type="float">
            <text:p><text:s text:c="3"/>11,6 </text:p>
          </table:table-cell>
          <table:table-cell table:style-name="ce9" office:value-type="float" office:value="15.6487396682271" calcext:value-type="float">
            <text:p><text:s text:c="3"/>15,6 </text:p>
          </table:table-cell>
          <table:table-cell table:style-name="ce9" office:value-type="float" office:value="20.6677488723903" calcext:value-type="float">
            <text:p><text:s text:c="3"/>20,7 </text:p>
          </table:table-cell>
          <table:table-cell table:style-name="ce9" office:value-type="float" office:value="18.0040513334185" calcext:value-type="float">
            <text:p><text:s text:c="3"/>18,0 </text:p>
          </table:table-cell>
          <table:table-cell table:style-name="ce9" office:value-type="float" office:value="23.3314464113621" calcext:value-type="float">
            <text:p><text:s text:c="3"/>23,3 </text:p>
          </table:table-cell>
          <table:table-cell table:style-name="ce9" office:value-type="float" office:value="18.2594874872001" calcext:value-type="float">
            <text:p><text:s text:c="3"/>18,3 </text:p>
          </table:table-cell>
          <table:table-cell table:style-name="ce9" office:value-type="float" office:value="16.030663060446" calcext:value-type="float">
            <text:p><text:s text:c="3"/>16,0 </text:p>
          </table:table-cell>
          <table:table-cell table:style-name="ce9" office:value-type="float" office:value="20.4883119139542" calcext:value-type="float">
            <text:p><text:s text:c="3"/>20,5 </text:p>
          </table:table-cell>
          <table:table-cell table:style-name="ce9" office:value-type="float" office:value="13.3255740650171" calcext:value-type="float">
            <text:p><text:s text:c="3"/>13,3 </text:p>
          </table:table-cell>
          <table:table-cell table:style-name="ce9" office:value-type="float" office:value="9.64063191242172" calcext:value-type="float">
            <text:p><text:s text:c="3"/>9,6 </text:p>
          </table:table-cell>
          <table:table-cell table:style-name="ce9" office:value-type="float" office:value="17.0105162176125" calcext:value-type="float">
            <text:p><text:s text:c="3"/>17,0 </text:p>
          </table:table-cell>
          <table:table-cell table:style-name="ce9" office:value-type="float" office:value="14.2677934395174" calcext:value-type="float">
            <text:p><text:s text:c="3"/>14,3 </text:p>
          </table:table-cell>
          <table:table-cell table:style-name="ce9" office:value-type="float" office:value="11.590495200024" calcext:value-type="float">
            <text:p><text:s text:c="3"/>11,6 </text:p>
          </table:table-cell>
          <table:table-cell table:style-name="ce9" office:value-type="float" office:value="16.9450916790108" calcext:value-type="float">
            <text:p><text:s text:c="3"/>16,9 </text:p>
          </table:table-cell>
          <table:table-cell table:style-name="ce9" office:value-type="float" office:value="22.9794593243352" calcext:value-type="float">
            <text:p><text:s text:c="3"/>23,0 </text:p>
          </table:table-cell>
          <table:table-cell table:style-name="ce9" office:value-type="float" office:value="19.6349128366709" calcext:value-type="float">
            <text:p><text:s text:c="3"/>19,6 </text:p>
          </table:table-cell>
          <table:table-cell table:style-name="ce9" office:value-type="float" office:value="26.3240058119995" calcext:value-type="float">
            <text:p><text:s text:c="3"/>26,3 </text:p>
          </table:table-cell>
          <table:table-cell table:style-name="ce9" office:value-type="float" office:value="21.7582721839354" calcext:value-type="float">
            <text:p><text:s text:c="3"/>21,8 </text:p>
          </table:table-cell>
          <table:table-cell table:style-name="ce9" office:value-type="float" office:value="18.693445415457" calcext:value-type="float">
            <text:p><text:s text:c="3"/>18,7 </text:p>
          </table:table-cell>
          <table:table-cell table:style-name="ce9" office:value-type="float" office:value="24.8230989524138" calcext:value-type="float">
            <text:p><text:s text:c="3"/>24,8 </text:p>
          </table:table-cell>
          <table:table-cell table:style-name="ce9" office:value-type="float" office:value="17.5095591207232" calcext:value-type="float">
            <text:p><text:s text:c="3"/>17,5 </text:p>
          </table:table-cell>
          <table:table-cell table:style-name="ce9" office:value-type="float" office:value="11.8086719703597" calcext:value-type="float">
            <text:p><text:s text:c="3"/>11,8 </text:p>
          </table:table-cell>
          <table:table-cell table:style-name="ce9" office:value-type="float" office:value="23.2104462710868" calcext:value-type="float">
            <text:p><text:s text:c="3"/>23,2 </text:p>
          </table:table-cell>
          <table:table-cell table:style-name="ce9" office:value-type="float" office:value="13.0732802150195" calcext:value-type="float">
            <text:p><text:s text:c="3"/>13,1 </text:p>
          </table:table-cell>
          <table:table-cell table:style-name="ce9" office:value-type="float" office:value="10.5230593926193" calcext:value-type="float">
            <text:p><text:s text:c="3"/>10,5 </text:p>
          </table:table-cell>
          <table:table-cell table:style-name="ce9" office:value-type="float" office:value="15.6235010374196" calcext:value-type="float">
            <text:p><text:s text:c="3"/>15,6 </text:p>
          </table:table-cell>
          <table:table-cell table:style-name="ce9" office:value-type="float" office:value="18.6743924856466" calcext:value-type="float">
            <text:p><text:s text:c="3"/>18,7 </text:p>
          </table:table-cell>
          <table:table-cell table:style-name="ce9" office:value-type="float" office:value="15.6062720282986" calcext:value-type="float">
            <text:p><text:s text:c="3"/>15,6 </text:p>
          </table:table-cell>
          <table:table-cell table:style-name="ce9" office:value-type="float" office:value="21.7425129429946" calcext:value-type="float">
            <text:p><text:s text:c="3"/>21,7 </text:p>
          </table:table-cell>
          <table:table-cell table:style-name="ce9" office:value-type="float" office:value="14.8861157166604" calcext:value-type="float">
            <text:p><text:s text:c="3"/>14,9 </text:p>
          </table:table-cell>
          <table:table-cell table:style-name="ce9" office:value-type="float" office:value="12.3688101463597" calcext:value-type="float">
            <text:p><text:s text:c="3"/>12,4 </text:p>
          </table:table-cell>
          <table:table-cell table:style-name="ce9" office:value-type="float" office:value="17.4034212869612" calcext:value-type="float">
            <text:p><text:s text:c="3"/>17,4 </text:p>
          </table:table-cell>
          <table:table-cell table:style-name="ce9" office:value-type="float" office:value="9.23778078902929" calcext:value-type="float">
            <text:p><text:s text:c="3"/>9,2 </text:p>
          </table:table-cell>
          <table:table-cell table:style-name="ce9" office:value-type="float" office:value="6.13000818154819" calcext:value-type="float">
            <text:p><text:s text:c="3"/>6,1 </text:p>
          </table:table-cell>
          <table:table-cell table:style-name="ce9" office:value-type="float" office:value="12.3455533965104" calcext:value-type="float">
            <text:p><text:s text:c="3"/>12,3 </text:p>
          </table:table-cell>
          <table:table-cell table:style-name="ce9" office:value-type="float" office:value="13.775241302089" calcext:value-type="float">
            <text:p><text:s text:c="3"/>13,8 </text:p>
          </table:table-cell>
          <table:table-cell table:style-name="ce9" office:value-type="float" office:value="11.4474231761359" calcext:value-type="float">
            <text:p><text:s text:c="3"/>11,4 </text:p>
          </table:table-cell>
          <table:table-cell table:style-name="ce9" office:value-type="float" office:value="16.103059428042" calcext:value-type="float">
            <text:p><text:s text:c="3"/>16,1 </text:p>
          </table:table-cell>
          <table:table-cell table:style-name="ce9" office:value-type="float" office:value="21.966236764706" calcext:value-type="float">
            <text:p><text:s text:c="3"/>22,0 </text:p>
          </table:table-cell>
          <table:table-cell table:style-name="ce9" office:value-type="float" office:value="19.1901373107925" calcext:value-type="float">
            <text:p><text:s text:c="3"/>19,2 </text:p>
          </table:table-cell>
          <table:table-cell table:style-name="ce9" office:value-type="float" office:value="24.7423362186195" calcext:value-type="float">
            <text:p><text:s text:c="3"/>24,7 </text:p>
          </table:table-cell>
          <table:table-cell table:style-name="ce9" office:value-type="float" office:value="19.6015403993456" calcext:value-type="float">
            <text:p><text:s text:c="3"/>19,6 </text:p>
          </table:table-cell>
          <table:table-cell table:style-name="ce9" office:value-type="float" office:value="17.2387991205311" calcext:value-type="float">
            <text:p><text:s text:c="3"/>17,2 </text:p>
          </table:table-cell>
          <table:table-cell table:style-name="ce9" office:value-type="float" office:value="21.9642816781601" calcext:value-type="float">
            <text:p><text:s text:c="3"/>22,0 </text:p>
          </table:table-cell>
          <table:table-cell table:style-name="ce9" office:value-type="float" office:value="14.1196266968093" calcext:value-type="float">
            <text:p><text:s text:c="3"/>14,1 </text:p>
          </table:table-cell>
          <table:table-cell table:style-name="ce9" office:value-type="float" office:value="10.0835800249841" calcext:value-type="float">
            <text:p><text:s text:c="3"/>10,1 </text:p>
          </table:table-cell>
          <table:table-cell table:style-name="ce9" office:value-type="float" office:value="18.1556733686344" calcext:value-type="float">
            <text:p><text:s text:c="3"/>18,2 </text:p>
          </table:table-cell>
          <table:table-cell table:style-name="ce9" office:value-type="float" office:value="12.7219496447982" calcext:value-type="float">
            <text:p><text:s text:c="3"/>12,7 </text:p>
          </table:table-cell>
          <table:table-cell table:style-name="ce9" office:value-type="float" office:value="9.80243052513667" calcext:value-type="float">
            <text:p><text:s text:c="3"/>9,8 </text:p>
          </table:table-cell>
          <table:table-cell table:style-name="ce9" office:value-type="float" office:value="15.6414687644596" calcext:value-type="float">
            <text:p><text:s text:c="3"/>15,6 </text:p>
          </table:table-cell>
          <table:table-cell table:style-name="ce9" office:value-type="float" office:value="11.401369102653" calcext:value-type="float">
            <text:p><text:s text:c="3"/>11,4 </text:p>
          </table:table-cell>
          <table:table-cell table:style-name="ce9" office:value-type="float" office:value="6.6570397830526" calcext:value-type="float">
            <text:p><text:s text:c="3"/>6,7 </text:p>
          </table:table-cell>
          <table:table-cell table:style-name="ce9" office:value-type="float" office:value="16.1456984222535" calcext:value-type="float">
            <text:p><text:s text:c="3"/>16,1 </text:p>
          </table:table-cell>
          <table:table-cell table:style-name="ce9" office:value-type="float" office:value="9.61440103291047" calcext:value-type="float">
            <text:p><text:s text:c="3"/>9,6 </text:p>
          </table:table-cell>
          <table:table-cell table:style-name="ce9" office:value-type="float" office:value="7.48314672006782" calcext:value-type="float">
            <text:p><text:s text:c="3"/>7,5 </text:p>
          </table:table-cell>
          <table:table-cell table:style-name="ce9" office:value-type="float" office:value="11.7456553457531" calcext:value-type="float">
            <text:p><text:s text:c="3"/>11,7 </text:p>
          </table:table-cell>
          <table:table-cell table:style-name="ce9" office:value-type="float" office:value="5.87850424021917" calcext:value-type="float">
            <text:p><text:s text:c="3"/>5,9 </text:p>
          </table:table-cell>
          <table:table-cell table:style-name="ce9" office:value-type="float" office:value="0.416218454890135" calcext:value-type="float">
            <text:p><text:s text:c="3"/>0,4 </text:p>
          </table:table-cell>
          <table:table-cell table:style-name="ce9" office:value-type="float" office:value="11.3407900255482" calcext:value-type="float">
            <text:p><text:s text:c="3"/>11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17.4287037560177" calcext:value-type="float">
            <text:p><text:s text:c="3"/>17,4 </text:p>
          </table:table-cell>
          <table:table-cell table:style-name="ce9" office:value-type="float" office:value="14.0681616222562" calcext:value-type="float">
            <text:p><text:s text:c="3"/>14,1 </text:p>
          </table:table-cell>
          <table:table-cell table:style-name="ce9" office:value-type="float" office:value="20.7892458897791" calcext:value-type="float">
            <text:p><text:s text:c="3"/>20,8 </text:p>
          </table:table-cell>
          <table:table-cell table:style-name="ce9" office:value-type="float" office:value="27.3312462866873" calcext:value-type="float">
            <text:p><text:s text:c="3"/>27,3 </text:p>
          </table:table-cell>
          <table:table-cell table:style-name="ce9" office:value-type="float" office:value="23.8800965130704" calcext:value-type="float">
            <text:p><text:s text:c="3"/>23,9 </text:p>
          </table:table-cell>
          <table:table-cell table:style-name="ce9" office:value-type="float" office:value="30.7823960603043" calcext:value-type="float">
            <text:p><text:s text:c="3"/>30,8 </text:p>
          </table:table-cell>
          <table:table-cell table:style-name="ce9" office:value-type="float" office:value="30.0755330060332" calcext:value-type="float">
            <text:p><text:s text:c="3"/>30,1 </text:p>
          </table:table-cell>
          <table:table-cell table:style-name="ce9" office:value-type="float" office:value="26.9272519070039" calcext:value-type="float">
            <text:p><text:s text:c="3"/>26,9 </text:p>
          </table:table-cell>
          <table:table-cell table:style-name="ce9" office:value-type="float" office:value="33.2238141050625" calcext:value-type="float">
            <text:p><text:s text:c="3"/>33,2 </text:p>
          </table:table-cell>
          <table:table-cell table:style-name="ce9" office:value-type="float" office:value="16.4781278743837" calcext:value-type="float">
            <text:p><text:s text:c="3"/>16,5 </text:p>
          </table:table-cell>
          <table:table-cell table:style-name="ce9" office:value-type="float" office:value="10.6015759931949" calcext:value-type="float">
            <text:p><text:s text:c="3"/>10,6 </text:p>
          </table:table-cell>
          <table:table-cell table:style-name="ce9" office:value-type="float" office:value="22.3546797555724" calcext:value-type="float">
            <text:p><text:s text:c="3"/>22,4 </text:p>
          </table:table-cell>
          <table:table-cell table:style-name="ce9" office:value-type="float" office:value="17.482145996664" calcext:value-type="float">
            <text:p><text:s text:c="3"/>17,5 </text:p>
          </table:table-cell>
          <table:table-cell table:style-name="ce9" office:value-type="float" office:value="14.2417950670218" calcext:value-type="float">
            <text:p><text:s text:c="3"/>14,2 </text:p>
          </table:table-cell>
          <table:table-cell table:style-name="ce9" office:value-type="float" office:value="20.7224969263063" calcext:value-type="float">
            <text:p><text:s text:c="3"/>20,7 </text:p>
          </table:table-cell>
          <table:table-cell table:style-name="ce9" office:value-type="float" office:value="28.172130485829" calcext:value-type="float">
            <text:p><text:s text:c="3"/>28,2 </text:p>
          </table:table-cell>
          <table:table-cell table:style-name="ce9" office:value-type="float" office:value="23.491184892717" calcext:value-type="float">
            <text:p><text:s text:c="3"/>23,5 </text:p>
          </table:table-cell>
          <table:table-cell table:style-name="ce9" office:value-type="float" office:value="32.853076078941" calcext:value-type="float">
            <text:p><text:s text:c="3"/>32,9 </text:p>
          </table:table-cell>
          <table:table-cell table:style-name="ce9" office:value-type="float" office:value="30.2934356521415" calcext:value-type="float">
            <text:p><text:s text:c="3"/>30,3 </text:p>
          </table:table-cell>
          <table:table-cell table:style-name="ce9" office:value-type="float" office:value="26.5523528942649" calcext:value-type="float">
            <text:p><text:s text:c="3"/>26,6 </text:p>
          </table:table-cell>
          <table:table-cell table:style-name="ce9" office:value-type="float" office:value="34.0345184100182" calcext:value-type="float">
            <text:p><text:s text:c="3"/>34,0 </text:p>
          </table:table-cell>
          <table:table-cell table:style-name="ce9" office:value-type="float" office:value="17.9880505607259" calcext:value-type="float">
            <text:p><text:s text:c="3"/>18,0 </text:p>
          </table:table-cell>
          <table:table-cell table:style-name="ce9" office:value-type="float" office:value="14.280655619254" calcext:value-type="float">
            <text:p><text:s text:c="3"/>14,3 </text:p>
          </table:table-cell>
          <table:table-cell table:style-name="ce9" office:value-type="float" office:value="21.6954455021977" calcext:value-type="float">
            <text:p><text:s text:c="3"/>21,7 </text:p>
          </table:table-cell>
          <table:table-cell table:style-name="ce9" office:value-type="float" office:value="17.3795295349378" calcext:value-type="float">
            <text:p><text:s text:c="3"/>17,4 </text:p>
          </table:table-cell>
          <table:table-cell table:style-name="ce9" office:value-type="float" office:value="12.7560026900177" calcext:value-type="float">
            <text:p><text:s text:c="3"/>12,8 </text:p>
          </table:table-cell>
          <table:table-cell table:style-name="ce9" office:value-type="float" office:value="22.0030563798579" calcext:value-type="float">
            <text:p><text:s text:c="3"/>22,0 </text:p>
          </table:table-cell>
          <table:table-cell table:style-name="ce9" office:value-type="float" office:value="26.5623234521159" calcext:value-type="float">
            <text:p><text:s text:c="3"/>26,6 </text:p>
          </table:table-cell>
          <table:table-cell table:style-name="ce9" office:value-type="float" office:value="23.4387614318689" calcext:value-type="float">
            <text:p><text:s text:c="3"/>23,4 </text:p>
          </table:table-cell>
          <table:table-cell table:style-name="ce9" office:value-type="float" office:value="29.6858854723629" calcext:value-type="float">
            <text:p><text:s text:c="3"/>29,7 </text:p>
          </table:table-cell>
          <table:table-cell table:style-name="ce9" office:value-type="float" office:value="29.8495990206303" calcext:value-type="float">
            <text:p><text:s text:c="3"/>29,8 </text:p>
          </table:table-cell>
          <table:table-cell table:style-name="ce9" office:value-type="float" office:value="26.1123395417408" calcext:value-type="float">
            <text:p><text:s text:c="3"/>26,1 </text:p>
          </table:table-cell>
          <table:table-cell table:style-name="ce9" office:value-type="float" office:value="33.5868584995197" calcext:value-type="float">
            <text:p><text:s text:c="3"/>33,6 </text:p>
          </table:table-cell>
          <table:table-cell table:style-name="ce9" office:value-type="float" office:value="14.8953212682128" calcext:value-type="float">
            <text:p><text:s text:c="3"/>14,9 </text:p>
          </table:table-cell>
          <table:table-cell table:style-name="ce9" office:value-type="float" office:value="6.82421499110695" calcext:value-type="float">
            <text:p><text:s text:c="3"/>6,8 </text:p>
          </table:table-cell>
          <table:table-cell table:style-name="ce9" office:value-type="float" office:value="22.9664275453187" calcext:value-type="float">
            <text:p><text:s text:c="3"/>23,0 </text:p>
          </table:table-cell>
          <table:table-cell table:style-name="ce9" office:value-type="float" office:value="18.3715502430259" calcext:value-type="float">
            <text:p><text:s text:c="3"/>18,4 </text:p>
          </table:table-cell>
          <table:table-cell table:style-name="ce9" office:value-type="float" office:value="14.5622829171251" calcext:value-type="float">
            <text:p><text:s text:c="3"/>14,6 </text:p>
          </table:table-cell>
          <table:table-cell table:style-name="ce9" office:value-type="float" office:value="22.1808175689266" calcext:value-type="float">
            <text:p><text:s text:c="3"/>22,2 </text:p>
          </table:table-cell>
          <table:table-cell table:style-name="ce9" office:value-type="float" office:value="28.4507913770236" calcext:value-type="float">
            <text:p><text:s text:c="3"/>28,5 </text:p>
          </table:table-cell>
          <table:table-cell table:style-name="ce9" office:value-type="float" office:value="24.7257154687901" calcext:value-type="float">
            <text:p><text:s text:c="3"/>24,7 </text:p>
          </table:table-cell>
          <table:table-cell table:style-name="ce9" office:value-type="float" office:value="32.1758672852571" calcext:value-type="float">
            <text:p><text:s text:c="3"/>32,2 </text:p>
          </table:table-cell>
          <table:table-cell table:style-name="ce9" office:value-type="float" office:value="31.9939653248941" calcext:value-type="float">
            <text:p><text:s text:c="3"/>32,0 </text:p>
          </table:table-cell>
          <table:table-cell table:style-name="ce9" office:value-type="float" office:value="28.9823015802692" calcext:value-type="float">
            <text:p><text:s text:c="3"/>29,0 </text:p>
          </table:table-cell>
          <table:table-cell table:style-name="ce9" office:value-type="float" office:value="35.005629069519" calcext:value-type="float">
            <text:p><text:s text:c="3"/>35,0 </text:p>
          </table:table-cell>
          <table:table-cell table:style-name="ce9" office:value-type="float" office:value="16.8811966761739" calcext:value-type="float">
            <text:p><text:s text:c="3"/>16,9 </text:p>
          </table:table-cell>
          <table:table-cell table:style-name="ce9" office:value-type="float" office:value="10.2753973563497" calcext:value-type="float">
            <text:p><text:s text:c="3"/>10,3 </text:p>
          </table:table-cell>
          <table:table-cell table:style-name="ce9" office:value-type="float" office:value="23.4869959959981" calcext:value-type="float">
            <text:p><text:s text:c="3"/>23,5 </text:p>
          </table:table-cell>
          <table:table-cell table:style-name="ce9" office:value-type="float" office:value="9.78482035623466" calcext:value-type="float">
            <text:p><text:s text:c="3"/>9,8 </text:p>
          </table:table-cell>
          <table:table-cell table:style-name="ce9" office:value-type="float" office:value="5.75876022454955" calcext:value-type="float">
            <text:p><text:s text:c="3"/>5,8 </text:p>
          </table:table-cell>
          <table:table-cell table:style-name="ce9" office:value-type="float" office:value="13.8108804879198" calcext:value-type="float">
            <text:p><text:s text:c="3"/>13,8 </text:p>
          </table:table-cell>
          <table:table-cell table:style-name="ce9" office:value-type="float" office:value="18.6196909759456" calcext:value-type="float">
            <text:p><text:s text:c="3"/>18,6 </text:p>
          </table:table-cell>
          <table:table-cell table:style-name="ce9" office:value-type="float" office:value="14.1928464378032" calcext:value-type="float">
            <text:p><text:s text:c="3"/>14,2 </text:p>
          </table:table-cell>
          <table:table-cell table:style-name="ce9" office:value-type="float" office:value="23.046535514088" calcext:value-type="float">
            <text:p><text:s text:c="3"/>23,0 </text:p>
          </table:table-cell>
          <table:table-cell table:style-name="ce9" office:value-type="float" office:value="16.1606502237724" calcext:value-type="float">
            <text:p><text:s text:c="3"/>16,2 </text:p>
          </table:table-cell>
          <table:table-cell table:style-name="ce9" office:value-type="float" office:value="12.4049050998569" calcext:value-type="float">
            <text:p><text:s text:c="3"/>12,4 </text:p>
          </table:table-cell>
          <table:table-cell table:style-name="ce9" office:value-type="float" office:value="19.9163953476878" calcext:value-type="float">
            <text:p><text:s text:c="3"/>19,9 </text:p>
          </table:table-cell>
          <table:table-cell table:style-name="ce9" office:value-type="float" office:value="13.3152742722065" calcext:value-type="float">
            <text:p><text:s text:c="3"/>13,3 </text:p>
          </table:table-cell>
          <table:table-cell table:style-name="ce9" office:value-type="float" office:value="9.31223699341391" calcext:value-type="float">
            <text:p><text:s text:c="3"/>9,3 </text:p>
          </table:table-cell>
          <table:table-cell table:style-name="ce9" office:value-type="float" office:value="17.3183115509992" calcext:value-type="float">
            <text:p><text:s text:c="3"/>17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16.2374416789137" calcext:value-type="float">
            <text:p><text:s text:c="3"/>16,2 </text:p>
          </table:table-cell>
          <table:table-cell table:style-name="ce9" office:value-type="float" office:value="14.2294841100705" calcext:value-type="float">
            <text:p><text:s text:c="3"/>14,2 </text:p>
          </table:table-cell>
          <table:table-cell table:style-name="ce9" office:value-type="float" office:value="18.245399247757" calcext:value-type="float">
            <text:p><text:s text:c="3"/>18,2 </text:p>
          </table:table-cell>
          <table:table-cell table:style-name="ce9" office:value-type="float" office:value="24.1180085416388" calcext:value-type="float">
            <text:p><text:s text:c="3"/>24,1 </text:p>
          </table:table-cell>
          <table:table-cell table:style-name="ce9" office:value-type="float" office:value="20.9533639093234" calcext:value-type="float">
            <text:p><text:s text:c="3"/>21,0 </text:p>
          </table:table-cell>
          <table:table-cell table:style-name="ce9" office:value-type="float" office:value="27.2826531739541" calcext:value-type="float">
            <text:p><text:s text:c="3"/>27,3 </text:p>
          </table:table-cell>
          <table:table-cell table:style-name="ce9" office:value-type="float" office:value="21.9661981185372" calcext:value-type="float">
            <text:p><text:s text:c="3"/>22,0 </text:p>
          </table:table-cell>
          <table:table-cell table:style-name="ce9" office:value-type="float" office:value="19.5230339580242" calcext:value-type="float">
            <text:p><text:s text:c="3"/>19,5 </text:p>
          </table:table-cell>
          <table:table-cell table:style-name="ce9" office:value-type="float" office:value="24.4093622790502" calcext:value-type="float">
            <text:p><text:s text:c="3"/>24,4 </text:p>
          </table:table-cell>
          <table:table-cell table:style-name="ce9" office:value-type="float" office:value="10.8100422619124" calcext:value-type="float">
            <text:p><text:s text:c="3"/>10,8 </text:p>
          </table:table-cell>
          <table:table-cell table:style-name="ce9" office:value-type="float" office:value="6.58237930927798" calcext:value-type="float">
            <text:p><text:s text:c="3"/>6,6 </text:p>
          </table:table-cell>
          <table:table-cell table:style-name="ce9" office:value-type="float" office:value="15.0377052145469" calcext:value-type="float">
            <text:p><text:s text:c="3"/>15,0 </text:p>
          </table:table-cell>
          <table:table-cell table:style-name="ce9" office:value-type="float" office:value="19.1991638957095" calcext:value-type="float">
            <text:p><text:s text:c="3"/>19,2 </text:p>
          </table:table-cell>
          <table:table-cell table:style-name="ce9" office:value-type="float" office:value="16.053700363148" calcext:value-type="float">
            <text:p><text:s text:c="3"/>16,1 </text:p>
          </table:table-cell>
          <table:table-cell table:style-name="ce9" office:value-type="float" office:value="22.3446274282709" calcext:value-type="float">
            <text:p><text:s text:c="3"/>22,3 </text:p>
          </table:table-cell>
          <table:table-cell table:style-name="ce9" office:value-type="float" office:value="24.9213193061586" calcext:value-type="float">
            <text:p><text:s text:c="3"/>24,9 </text:p>
          </table:table-cell>
          <table:table-cell table:style-name="ce9" office:value-type="float" office:value="21.4264860039893" calcext:value-type="float">
            <text:p><text:s text:c="3"/>21,4 </text:p>
          </table:table-cell>
          <table:table-cell table:style-name="ce9" office:value-type="float" office:value="28.4161526083279" calcext:value-type="float">
            <text:p><text:s text:c="3"/>28,4 </text:p>
          </table:table-cell>
          <table:table-cell table:style-name="ce9" office:value-type="float" office:value="22.188295625942" calcext:value-type="float">
            <text:p><text:s text:c="3"/>22,2 </text:p>
          </table:table-cell>
          <table:table-cell table:style-name="ce9" office:value-type="float" office:value="19.4713163014151" calcext:value-type="float">
            <text:p><text:s text:c="3"/>19,5 </text:p>
          </table:table-cell>
          <table:table-cell table:style-name="ce9" office:value-type="float" office:value="24.9052749504689" calcext:value-type="float">
            <text:p><text:s text:c="3"/>24,9 </text:p>
          </table:table-cell>
          <table:table-cell table:style-name="ce9" office:value-type="float" office:value="12.4759842653058" calcext:value-type="float">
            <text:p><text:s text:c="3"/>12,5 </text:p>
          </table:table-cell>
          <table:table-cell table:style-name="ce9" office:value-type="float" office:value="6.26833306379619" calcext:value-type="float">
            <text:p><text:s text:c="3"/>6,3 </text:p>
          </table:table-cell>
          <table:table-cell table:style-name="ce9" office:value-type="float" office:value="18.6836354668154" calcext:value-type="float">
            <text:p><text:s text:c="3"/>18,7 </text:p>
          </table:table-cell>
          <table:table-cell table:style-name="ce9" office:value-type="float" office:value="13.5324396973338" calcext:value-type="float">
            <text:p><text:s text:c="3"/>13,5 </text:p>
          </table:table-cell>
          <table:table-cell table:style-name="ce9" office:value-type="float" office:value="11.3724235711557" calcext:value-type="float">
            <text:p><text:s text:c="3"/>11,4 </text:p>
          </table:table-cell>
          <table:table-cell table:style-name="ce9" office:value-type="float" office:value="15.692455823512" calcext:value-type="float">
            <text:p><text:s text:c="3"/>15,7 </text:p>
          </table:table-cell>
          <table:table-cell table:style-name="ce9" office:value-type="float" office:value="23.3304688459316" calcext:value-type="float">
            <text:p><text:s text:c="3"/>23,3 </text:p>
          </table:table-cell>
          <table:table-cell table:style-name="ce9" office:value-type="float" office:value="19.5106633885736" calcext:value-type="float">
            <text:p><text:s text:c="3"/>19,5 </text:p>
          </table:table-cell>
          <table:table-cell table:style-name="ce9" office:value-type="float" office:value="27.1502743032895" calcext:value-type="float">
            <text:p><text:s text:c="3"/>27,2 </text:p>
          </table:table-cell>
          <table:table-cell table:style-name="ce9" office:value-type="float" office:value="21.7471769734333" calcext:value-type="float">
            <text:p><text:s text:c="3"/>21,7 </text:p>
          </table:table-cell>
          <table:table-cell table:style-name="ce9" office:value-type="float" office:value="17.6392409151242" calcext:value-type="float">
            <text:p><text:s text:c="3"/>17,6 </text:p>
          </table:table-cell>
          <table:table-cell table:style-name="ce9" office:value-type="float" office:value="25.8551130317424" calcext:value-type="float">
            <text:p><text:s text:c="3"/>25,9 </text:p>
          </table:table-cell>
          <table:table-cell table:style-name="ce9" office:value-type="float" office:value="9.06566007043199" calcext:value-type="float">
            <text:p><text:s text:c="3"/>9,1 </text:p>
          </table:table-cell>
          <table:table-cell table:style-name="ce9" office:value-type="float" office:value="4.90534081654389" calcext:value-type="float">
            <text:p><text:s text:c="3"/>4,9 </text:p>
          </table:table-cell>
          <table:table-cell table:style-name="ce9" office:value-type="float" office:value="13.2259793243201" calcext:value-type="float">
            <text:p><text:s text:c="3"/>13,2 </text:p>
          </table:table-cell>
          <table:table-cell table:style-name="ce9" office:value-type="float" office:value="16.3098837305275" calcext:value-type="float">
            <text:p><text:s text:c="3"/>16,3 </text:p>
          </table:table-cell>
          <table:table-cell table:style-name="ce9" office:value-type="float" office:value="14.1882947262143" calcext:value-type="float">
            <text:p><text:s text:c="3"/>14,2 </text:p>
          </table:table-cell>
          <table:table-cell table:style-name="ce9" office:value-type="float" office:value="18.4314727348408" calcext:value-type="float">
            <text:p><text:s text:c="3"/>18,4 </text:p>
          </table:table-cell>
          <table:table-cell table:style-name="ce9" office:value-type="float" office:value="25.3835768739543" calcext:value-type="float">
            <text:p><text:s text:c="3"/>25,4 </text:p>
          </table:table-cell>
          <table:table-cell table:style-name="ce9" office:value-type="float" office:value="22.3444870241785" calcext:value-type="float">
            <text:p><text:s text:c="3"/>22,3 </text:p>
          </table:table-cell>
          <table:table-cell table:style-name="ce9" office:value-type="float" office:value="28.4226667237301" calcext:value-type="float">
            <text:p><text:s text:c="3"/>28,4 </text:p>
          </table:table-cell>
          <table:table-cell table:style-name="ce9" office:value-type="float" office:value="22.9150056281925" calcext:value-type="float">
            <text:p><text:s text:c="3"/>22,9 </text:p>
          </table:table-cell>
          <table:table-cell table:style-name="ce9" office:value-type="float" office:value="20.4573754348094" calcext:value-type="float">
            <text:p><text:s text:c="3"/>20,5 </text:p>
          </table:table-cell>
          <table:table-cell table:style-name="ce9" office:value-type="float" office:value="25.3726358215756" calcext:value-type="float">
            <text:p><text:s text:c="3"/>25,4 </text:p>
          </table:table-cell>
          <table:table-cell table:style-name="ce9" office:value-type="float" office:value="11.5201073304193" calcext:value-type="float">
            <text:p><text:s text:c="3"/>11,5 </text:p>
          </table:table-cell>
          <table:table-cell table:style-name="ce9" office:value-type="float" office:value="6.82342219768895" calcext:value-type="float">
            <text:p><text:s text:c="3"/>6,8 </text:p>
          </table:table-cell>
          <table:table-cell table:style-name="ce9" office:value-type="float" office:value="16.2167924631496" calcext:value-type="float">
            <text:p><text:s text:c="3"/>16,2 </text:p>
          </table:table-cell>
          <table:table-cell table:style-name="ce9" office:value-type="float" office:value="15.2930410324956" calcext:value-type="float">
            <text:p><text:s text:c="3"/>15,3 </text:p>
          </table:table-cell>
          <table:table-cell table:style-name="ce9" office:value-type="float" office:value="9.65313360272832" calcext:value-type="float">
            <text:p><text:s text:c="3"/>9,7 </text:p>
          </table:table-cell>
          <table:table-cell table:style-name="ce9" office:value-type="float" office:value="20.9329484622629" calcext:value-type="float">
            <text:p><text:s text:c="3"/>20,9 </text:p>
          </table:table-cell>
          <table:table-cell table:style-name="ce9" office:value-type="float" office:value="12.2318123616855" calcext:value-type="float">
            <text:p><text:s text:c="3"/>12,2 </text:p>
          </table:table-cell>
          <table:table-cell table:style-name="ce9" office:value-type="float" office:value="2.58156769257035" calcext:value-type="float">
            <text:p><text:s text:c="3"/>2,6 </text:p>
          </table:table-cell>
          <table:table-cell table:style-name="ce9" office:value-type="float" office:value="21.8820570308007" calcext:value-type="float">
            <text:p><text:s text:c="3"/>21,9 </text:p>
          </table:table-cell>
          <table:table-cell table:style-name="ce9" office:value-type="float" office:value="12.701899103893" calcext:value-type="float">
            <text:p><text:s text:c="3"/>12,7 </text:p>
          </table:table-cell>
          <table:table-cell table:style-name="ce9" office:value-type="float" office:value="9.09765161847521" calcext:value-type="float">
            <text:p><text:s text:c="3"/>9,1 </text:p>
          </table:table-cell>
          <table:table-cell table:style-name="ce9" office:value-type="float" office:value="16.3061465893109" calcext:value-type="float">
            <text:p><text:s text:c="3"/>16,3 </text:p>
          </table:table-cell>
          <table:table-cell table:style-name="ce9" office:value-type="float" office:value="4.22726461815646" calcext:value-type="float">
            <text:p><text:s text:c="3"/>4,2 </text:p>
          </table:table-cell>
          <table:table-cell table:style-name="ce9" office:value-type="float" office:value="3.07341151068468" calcext:value-type="float">
            <text:p><text:s text:c="3"/>3,1 </text:p>
          </table:table-cell>
          <table:table-cell table:style-name="ce9" office:value-type="float" office:value="5.38111772562824" calcext:value-type="float">
            <text:p><text:s text:c="3"/>5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16.9600348274362" calcext:value-type="float">
            <text:p><text:s text:c="3"/>17,0 </text:p>
          </table:table-cell>
          <table:table-cell table:style-name="ce9" office:value-type="float" office:value="14.6252448769426" calcext:value-type="float">
            <text:p><text:s text:c="3"/>14,6 </text:p>
          </table:table-cell>
          <table:table-cell table:style-name="ce9" office:value-type="float" office:value="19.2948247779297" calcext:value-type="float">
            <text:p><text:s text:c="3"/>19,3 </text:p>
          </table:table-cell>
          <table:table-cell table:style-name="ce9" office:value-type="float" office:value="25.1017540017665" calcext:value-type="float">
            <text:p><text:s text:c="3"/>25,1 </text:p>
          </table:table-cell>
          <table:table-cell table:style-name="ce9" office:value-type="float" office:value="21.4642599834896" calcext:value-type="float">
            <text:p><text:s text:c="3"/>21,5 </text:p>
          </table:table-cell>
          <table:table-cell table:style-name="ce9" office:value-type="float" office:value="28.7392480200433" calcext:value-type="float">
            <text:p><text:s text:c="3"/>28,7 </text:p>
          </table:table-cell>
          <table:table-cell table:style-name="ce9" office:value-type="float" office:value="18.4421489488822" calcext:value-type="float">
            <text:p><text:s text:c="3"/>18,4 </text:p>
          </table:table-cell>
          <table:table-cell table:style-name="ce9" office:value-type="float" office:value="15.8566072735318" calcext:value-type="float">
            <text:p><text:s text:c="3"/>15,9 </text:p>
          </table:table-cell>
          <table:table-cell table:style-name="ce9" office:value-type="float" office:value="21.0276906242326" calcext:value-type="float">
            <text:p><text:s text:c="3"/>21,0 </text:p>
          </table:table-cell>
          <table:table-cell table:style-name="ce9" office:value-type="float" office:value="17.9759995007593" calcext:value-type="float">
            <text:p><text:s text:c="3"/>18,0 </text:p>
          </table:table-cell>
          <table:table-cell table:style-name="ce9" office:value-type="float" office:value="11.2977658993234" calcext:value-type="float">
            <text:p><text:s text:c="3"/>11,3 </text:p>
          </table:table-cell>
          <table:table-cell table:style-name="ce9" office:value-type="float" office:value="24.6542331021951" calcext:value-type="float">
            <text:p><text:s text:c="3"/>24,7 </text:p>
          </table:table-cell>
          <table:table-cell table:style-name="ce9" office:value-type="float" office:value="19.4722716599741" calcext:value-type="float">
            <text:p><text:s text:c="3"/>19,5 </text:p>
          </table:table-cell>
          <table:table-cell table:style-name="ce9" office:value-type="float" office:value="16.3506356818098" calcext:value-type="float">
            <text:p><text:s text:c="3"/>16,4 </text:p>
          </table:table-cell>
          <table:table-cell table:style-name="ce9" office:value-type="float" office:value="22.5939076381384" calcext:value-type="float">
            <text:p><text:s text:c="3"/>22,6 </text:p>
          </table:table-cell>
          <table:table-cell table:style-name="ce9" office:value-type="float" office:value="22.6563511933446" calcext:value-type="float">
            <text:p><text:s text:c="3"/>22,7 </text:p>
          </table:table-cell>
          <table:table-cell table:style-name="ce9" office:value-type="float" office:value="18.9591426520326" calcext:value-type="float">
            <text:p><text:s text:c="3"/>19,0 </text:p>
          </table:table-cell>
          <table:table-cell table:style-name="ce9" office:value-type="float" office:value="26.3535597346567" calcext:value-type="float">
            <text:p><text:s text:c="3"/>26,4 </text:p>
          </table:table-cell>
          <table:table-cell table:style-name="ce9" office:value-type="float" office:value="21.064043249144" calcext:value-type="float">
            <text:p><text:s text:c="3"/>21,1 </text:p>
          </table:table-cell>
          <table:table-cell table:style-name="ce9" office:value-type="float" office:value="17.7124211615796" calcext:value-type="float">
            <text:p><text:s text:c="3"/>17,7 </text:p>
          </table:table-cell>
          <table:table-cell table:style-name="ce9" office:value-type="float" office:value="24.4156653367085" calcext:value-type="float">
            <text:p><text:s text:c="3"/>24,4 </text:p>
          </table:table-cell>
          <table:table-cell table:style-name="ce9" office:value-type="float" office:value="18.8573392677089" calcext:value-type="float">
            <text:p><text:s text:c="3"/>18,9 </text:p>
          </table:table-cell>
          <table:table-cell table:style-name="ce9" office:value-type="float" office:value="14.9424518304962" calcext:value-type="float">
            <text:p><text:s text:c="3"/>14,9 </text:p>
          </table:table-cell>
          <table:table-cell table:style-name="ce9" office:value-type="float" office:value="22.7722267049216" calcext:value-type="float">
            <text:p><text:s text:c="3"/>22,8 </text:p>
          </table:table-cell>
          <table:table-cell table:style-name="ce9" office:value-type="float" office:value="14.7399298785493" calcext:value-type="float">
            <text:p><text:s text:c="3"/>14,7 </text:p>
          </table:table-cell>
          <table:table-cell table:style-name="ce9" office:value-type="float" office:value="12.3430706424798" calcext:value-type="float">
            <text:p><text:s text:c="3"/>12,3 </text:p>
          </table:table-cell>
          <table:table-cell table:style-name="ce9" office:value-type="float" office:value="17.1367891146188" calcext:value-type="float">
            <text:p><text:s text:c="3"/>17,1 </text:p>
          </table:table-cell>
          <table:table-cell table:style-name="ce9" office:value-type="float" office:value="27.3925827352206" calcext:value-type="float">
            <text:p><text:s text:c="3"/>27,4 </text:p>
          </table:table-cell>
          <table:table-cell table:style-name="ce9" office:value-type="float" office:value="22.6207947421677" calcext:value-type="float">
            <text:p><text:s text:c="3"/>22,6 </text:p>
          </table:table-cell>
          <table:table-cell table:style-name="ce9" office:value-type="float" office:value="32.1643707282735" calcext:value-type="float">
            <text:p><text:s text:c="3"/>32,2 </text:p>
          </table:table-cell>
          <table:table-cell table:style-name="ce9" office:value-type="float" office:value="15.9592888504562" calcext:value-type="float">
            <text:p><text:s text:c="3"/>16,0 </text:p>
          </table:table-cell>
          <table:table-cell table:style-name="ce9" office:value-type="float" office:value="13.0052803748897" calcext:value-type="float">
            <text:p><text:s text:c="3"/>13,0 </text:p>
          </table:table-cell>
          <table:table-cell table:style-name="ce9" office:value-type="float" office:value="18.9132973260227" calcext:value-type="float">
            <text:p><text:s text:c="3"/>18,9 </text:p>
          </table:table-cell>
          <table:table-cell table:style-name="ce9" office:value-type="float" office:value="17.0512038014074" calcext:value-type="float">
            <text:p><text:s text:c="3"/>17,1 </text:p>
          </table:table-cell>
          <table:table-cell table:style-name="ce9" office:value-type="float" office:value="5.41694792949303" calcext:value-type="float">
            <text:p><text:s text:c="3"/>5,4 </text:p>
          </table:table-cell>
          <table:table-cell table:style-name="ce9" office:value-type="float" office:value="28.6854596733218" calcext:value-type="float">
            <text:p><text:s text:c="3"/>28,7 </text:p>
          </table:table-cell>
          <table:table-cell table:style-name="ce9" office:value-type="float" office:value="17.7062527305262" calcext:value-type="float">
            <text:p><text:s text:c="3"/>17,7 </text:p>
          </table:table-cell>
          <table:table-cell table:style-name="ce9" office:value-type="float" office:value="14.8638798943743" calcext:value-type="float">
            <text:p><text:s text:c="3"/>14,9 </text:p>
          </table:table-cell>
          <table:table-cell table:style-name="ce9" office:value-type="float" office:value="20.5486255666782" calcext:value-type="float">
            <text:p><text:s text:c="3"/>20,5 </text:p>
          </table:table-cell>
          <table:table-cell table:style-name="ce9" office:value-type="float" office:value="29.0022639186274" calcext:value-type="float">
            <text:p><text:s text:c="3"/>29,0 </text:p>
          </table:table-cell>
          <table:table-cell table:style-name="ce9" office:value-type="float" office:value="25.3973812904527" calcext:value-type="float">
            <text:p><text:s text:c="3"/>25,4 </text:p>
          </table:table-cell>
          <table:table-cell table:style-name="ce9" office:value-type="float" office:value="32.6071465468021" calcext:value-type="float">
            <text:p><text:s text:c="3"/>32,6 </text:p>
          </table:table-cell>
          <table:table-cell table:style-name="ce9" office:value-type="float" office:value="20.1307542061596" calcext:value-type="float">
            <text:p><text:s text:c="3"/>20,1 </text:p>
          </table:table-cell>
          <table:table-cell table:style-name="ce9" office:value-type="float" office:value="16.8122823451732" calcext:value-type="float">
            <text:p><text:s text:c="3"/>16,8 </text:p>
          </table:table-cell>
          <table:table-cell table:style-name="ce9" office:value-type="float" office:value="23.4492260671459" calcext:value-type="float">
            <text:p><text:s text:c="3"/>23,4 </text:p>
          </table:table-cell>
          <table:table-cell table:style-name="ce9" office:value-type="float" office:value="21.5576145442402" calcext:value-type="float">
            <text:p><text:s text:c="3"/>21,6 </text:p>
          </table:table-cell>
          <table:table-cell table:style-name="ce9" office:value-type="float" office:value="12.1552790005062" calcext:value-type="float">
            <text:p><text:s text:c="3"/>12,2 </text:p>
          </table:table-cell>
          <table:table-cell table:style-name="ce9" office:value-type="float" office:value="30.9599500879743" calcext:value-type="float">
            <text:p><text:s text:c="3"/>31,0 </text:p>
          </table:table-cell>
          <table:table-cell table:style-name="ce9" office:value-type="float" office:value="14.42612872203" calcext:value-type="float">
            <text:p><text:s text:c="3"/>14,4 </text:p>
          </table:table-cell>
          <table:table-cell table:style-name="ce9" office:value-type="float" office:value="10.6201713635695" calcext:value-type="float">
            <text:p><text:s text:c="3"/>10,6 </text:p>
          </table:table-cell>
          <table:table-cell table:style-name="ce9" office:value-type="float" office:value="18.2320860804905" calcext:value-type="float">
            <text:p><text:s text:c="3"/>18,2 </text:p>
          </table:table-cell>
          <table:table-cell table:style-name="ce9" office:value-type="float" office:value="16.5509787405505" calcext:value-type="float">
            <text:p><text:s text:c="3"/>16,6 </text:p>
          </table:table-cell>
          <table:table-cell table:style-name="ce9" office:value-type="float" office:value="10.3338859251644" calcext:value-type="float">
            <text:p><text:s text:c="3"/>10,3 </text:p>
          </table:table-cell>
          <table:table-cell table:style-name="ce9" office:value-type="float" office:value="22.7680715559367" calcext:value-type="float">
            <text:p><text:s text:c="3"/>22,8 </text:p>
          </table:table-cell>
          <table:table-cell table:style-name="ce9" office:value-type="float" office:value="14.713962985965" calcext:value-type="float">
            <text:p><text:s text:c="3"/>14,7 </text:p>
          </table:table-cell>
          <table:table-cell table:style-name="ce9" office:value-type="float" office:value="11.2662165080744" calcext:value-type="float">
            <text:p><text:s text:c="3"/>11,3 </text:p>
          </table:table-cell>
          <table:table-cell table:style-name="ce9" office:value-type="float" office:value="18.1617094638556" calcext:value-type="float">
            <text:p><text:s text:c="3"/>18,2 </text:p>
          </table:table-cell>
          <table:table-cell table:style-name="ce9" office:value-type="float" office:value="9.38930602431962" calcext:value-type="float">
            <text:p><text:s text:c="3"/>9,4 </text:p>
          </table:table-cell>
          <table:table-cell table:style-name="ce9" office:value-type="float" office:value="7.0056676119414" calcext:value-type="float">
            <text:p><text:s text:c="3"/>7,0 </text:p>
          </table:table-cell>
          <table:table-cell table:style-name="ce9" office:value-type="float" office:value="11.7729444366978" calcext:value-type="float">
            <text:p><text:s text:c="3"/>11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19.604740416155" calcext:value-type="float">
            <text:p><text:s text:c="3"/>19,6 </text:p>
          </table:table-cell>
          <table:table-cell table:style-name="ce9" office:value-type="float" office:value="17.4489884370434" calcext:value-type="float">
            <text:p><text:s text:c="3"/>17,4 </text:p>
          </table:table-cell>
          <table:table-cell table:style-name="ce9" office:value-type="float" office:value="21.7604923952665" calcext:value-type="float">
            <text:p><text:s text:c="3"/>21,8 </text:p>
          </table:table-cell>
          <table:table-cell table:style-name="ce9" office:value-type="float" office:value="25.343317302387" calcext:value-type="float">
            <text:p><text:s text:c="3"/>25,3 </text:p>
          </table:table-cell>
          <table:table-cell table:style-name="ce9" office:value-type="float" office:value="22.663845024744" calcext:value-type="float">
            <text:p><text:s text:c="3"/>22,7 </text:p>
          </table:table-cell>
          <table:table-cell table:style-name="ce9" office:value-type="float" office:value="28.02278958003" calcext:value-type="float">
            <text:p><text:s text:c="3"/>28,0 </text:p>
          </table:table-cell>
          <table:table-cell table:style-name="ce9" office:value-type="float" office:value="24.7888640607452" calcext:value-type="float">
            <text:p><text:s text:c="3"/>24,8 </text:p>
          </table:table-cell>
          <table:table-cell table:style-name="ce9" office:value-type="float" office:value="22.3966740116875" calcext:value-type="float">
            <text:p><text:s text:c="3"/>22,4 </text:p>
          </table:table-cell>
          <table:table-cell table:style-name="ce9" office:value-type="float" office:value="27.1810541098029" calcext:value-type="float">
            <text:p><text:s text:c="3"/>27,2 </text:p>
          </table:table-cell>
          <table:table-cell table:style-name="ce9" office:value-type="float" office:value="16.755068626579" calcext:value-type="float">
            <text:p><text:s text:c="3"/>16,8 </text:p>
          </table:table-cell>
          <table:table-cell table:style-name="ce9" office:value-type="float" office:value="13.6587419710668" calcext:value-type="float">
            <text:p><text:s text:c="3"/>13,7 </text:p>
          </table:table-cell>
          <table:table-cell table:style-name="ce9" office:value-type="float" office:value="19.8513952820911" calcext:value-type="float">
            <text:p><text:s text:c="3"/>19,9 </text:p>
          </table:table-cell>
          <table:table-cell table:style-name="ce9" office:value-type="float" office:value="22.1060589438026" calcext:value-type="float">
            <text:p><text:s text:c="3"/>22,1 </text:p>
          </table:table-cell>
          <table:table-cell table:style-name="ce9" office:value-type="float" office:value="19.6425235709532" calcext:value-type="float">
            <text:p><text:s text:c="3"/>19,6 </text:p>
          </table:table-cell>
          <table:table-cell table:style-name="ce9" office:value-type="float" office:value="24.5695943166519" calcext:value-type="float">
            <text:p><text:s text:c="3"/>24,6 </text:p>
          </table:table-cell>
          <table:table-cell table:style-name="ce9" office:value-type="float" office:value="25.0058880328099" calcext:value-type="float">
            <text:p><text:s text:c="3"/>25,0 </text:p>
          </table:table-cell>
          <table:table-cell table:style-name="ce9" office:value-type="float" office:value="21.7745367300188" calcext:value-type="float">
            <text:p><text:s text:c="3"/>21,8 </text:p>
          </table:table-cell>
          <table:table-cell table:style-name="ce9" office:value-type="float" office:value="28.237239335601" calcext:value-type="float">
            <text:p><text:s text:c="3"/>28,2 </text:p>
          </table:table-cell>
          <table:table-cell table:style-name="ce9" office:value-type="float" office:value="26.236897495054" calcext:value-type="float">
            <text:p><text:s text:c="3"/>26,2 </text:p>
          </table:table-cell>
          <table:table-cell table:style-name="ce9" office:value-type="float" office:value="23.7261005082641" calcext:value-type="float">
            <text:p><text:s text:c="3"/>23,7 </text:p>
          </table:table-cell>
          <table:table-cell table:style-name="ce9" office:value-type="float" office:value="28.7476944818439" calcext:value-type="float">
            <text:p><text:s text:c="3"/>28,7 </text:p>
          </table:table-cell>
          <table:table-cell table:style-name="ce9" office:value-type="float" office:value="16.7191905867096" calcext:value-type="float">
            <text:p><text:s text:c="3"/>16,7 </text:p>
          </table:table-cell>
          <table:table-cell table:style-name="ce9" office:value-type="float" office:value="11.2524850501661" calcext:value-type="float">
            <text:p><text:s text:c="3"/>11,3 </text:p>
          </table:table-cell>
          <table:table-cell table:style-name="ce9" office:value-type="float" office:value="22.1858961232531" calcext:value-type="float">
            <text:p><text:s text:c="3"/>22,2 </text:p>
          </table:table-cell>
          <table:table-cell table:style-name="ce9" office:value-type="float" office:value="17.5192025739506" calcext:value-type="float">
            <text:p><text:s text:c="3"/>17,5 </text:p>
          </table:table-cell>
          <table:table-cell table:style-name="ce9" office:value-type="float" office:value="14.6539591644771" calcext:value-type="float">
            <text:p><text:s text:c="3"/>14,7 </text:p>
          </table:table-cell>
          <table:table-cell table:style-name="ce9" office:value-type="float" office:value="20.384445983424" calcext:value-type="float">
            <text:p><text:s text:c="3"/>20,4 </text:p>
          </table:table-cell>
          <table:table-cell table:style-name="ce9" office:value-type="float" office:value="25.6530225485847" calcext:value-type="float">
            <text:p><text:s text:c="3"/>25,7 </text:p>
          </table:table-cell>
          <table:table-cell table:style-name="ce9" office:value-type="float" office:value="21.958787004797" calcext:value-type="float">
            <text:p><text:s text:c="3"/>22,0 </text:p>
          </table:table-cell>
          <table:table-cell table:style-name="ce9" office:value-type="float" office:value="29.3472580923723" calcext:value-type="float">
            <text:p><text:s text:c="3"/>29,3 </text:p>
          </table:table-cell>
          <table:table-cell table:style-name="ce9" office:value-type="float" office:value="23.403785486547" calcext:value-type="float">
            <text:p><text:s text:c="3"/>23,4 </text:p>
          </table:table-cell>
          <table:table-cell table:style-name="ce9" office:value-type="float" office:value="20.1007632785932" calcext:value-type="float">
            <text:p><text:s text:c="3"/>20,1 </text:p>
          </table:table-cell>
          <table:table-cell table:style-name="ce9" office:value-type="float" office:value="26.7068076945007" calcext:value-type="float">
            <text:p><text:s text:c="3"/>26,7 </text:p>
          </table:table-cell>
          <table:table-cell table:style-name="ce9" office:value-type="float" office:value="16.7883124268526" calcext:value-type="float">
            <text:p><text:s text:c="3"/>16,8 </text:p>
          </table:table-cell>
          <table:table-cell table:style-name="ce9" office:value-type="float" office:value="11.5151291401094" calcext:value-type="float">
            <text:p><text:s text:c="3"/>11,5 </text:p>
          </table:table-cell>
          <table:table-cell table:style-name="ce9" office:value-type="float" office:value="22.0614957135958" calcext:value-type="float">
            <text:p><text:s text:c="3"/>22,1 </text:p>
          </table:table-cell>
          <table:table-cell table:style-name="ce9" office:value-type="float" office:value="20.1845226366964" calcext:value-type="float">
            <text:p><text:s text:c="3"/>20,2 </text:p>
          </table:table-cell>
          <table:table-cell table:style-name="ce9" office:value-type="float" office:value="17.8441127692483" calcext:value-type="float">
            <text:p><text:s text:c="3"/>17,8 </text:p>
          </table:table-cell>
          <table:table-cell table:style-name="ce9" office:value-type="float" office:value="22.5249325041444" calcext:value-type="float">
            <text:p><text:s text:c="3"/>22,5 </text:p>
          </table:table-cell>
          <table:table-cell table:style-name="ce9" office:value-type="float" office:value="27.284319566655" calcext:value-type="float">
            <text:p><text:s text:c="3"/>27,3 </text:p>
          </table:table-cell>
          <table:table-cell table:style-name="ce9" office:value-type="float" office:value="24.815779675188" calcext:value-type="float">
            <text:p><text:s text:c="3"/>24,8 </text:p>
          </table:table-cell>
          <table:table-cell table:style-name="ce9" office:value-type="float" office:value="29.7528594581221" calcext:value-type="float">
            <text:p><text:s text:c="3"/>29,8 </text:p>
          </table:table-cell>
          <table:table-cell table:style-name="ce9" office:value-type="float" office:value="26.1351088851591" calcext:value-type="float">
            <text:p><text:s text:c="3"/>26,1 </text:p>
          </table:table-cell>
          <table:table-cell table:style-name="ce9" office:value-type="float" office:value="23.8962400203212" calcext:value-type="float">
            <text:p><text:s text:c="3"/>23,9 </text:p>
          </table:table-cell>
          <table:table-cell table:style-name="ce9" office:value-type="float" office:value="28.3739777499969" calcext:value-type="float">
            <text:p><text:s text:c="3"/>28,4 </text:p>
          </table:table-cell>
          <table:table-cell table:style-name="ce9" office:value-type="float" office:value="17.8367261979175" calcext:value-type="float">
            <text:p><text:s text:c="3"/>17,8 </text:p>
          </table:table-cell>
          <table:table-cell table:style-name="ce9" office:value-type="float" office:value="14.2888702678881" calcext:value-type="float">
            <text:p><text:s text:c="3"/>14,3 </text:p>
          </table:table-cell>
          <table:table-cell table:style-name="ce9" office:value-type="float" office:value="21.3845821279469" calcext:value-type="float">
            <text:p><text:s text:c="3"/>21,4 </text:p>
          </table:table-cell>
          <table:table-cell table:style-name="ce9" office:value-type="float" office:value="12.9844224251254" calcext:value-type="float">
            <text:p><text:s text:c="3"/>13,0 </text:p>
          </table:table-cell>
          <table:table-cell table:style-name="ce9" office:value-type="float" office:value="9.03569821708388" calcext:value-type="float">
            <text:p><text:s text:c="3"/>9,0 </text:p>
          </table:table-cell>
          <table:table-cell table:style-name="ce9" office:value-type="float" office:value="16.9331466331669" calcext:value-type="float">
            <text:p><text:s text:c="3"/>16,9 </text:p>
          </table:table-cell>
          <table:table-cell table:style-name="ce9" office:value-type="float" office:value="11.3011442471427" calcext:value-type="float">
            <text:p><text:s text:c="3"/>11,3 </text:p>
          </table:table-cell>
          <table:table-cell table:style-name="ce9" office:value-type="float" office:value="6.61762992309252" calcext:value-type="float">
            <text:p><text:s text:c="3"/>6,6 </text:p>
          </table:table-cell>
          <table:table-cell table:style-name="ce9" office:value-type="float" office:value="15.9846585711929" calcext:value-type="float">
            <text:p><text:s text:c="3"/>16,0 </text:p>
          </table:table-cell>
          <table:table-cell table:style-name="ce9" office:value-type="float" office:value="15.4603800338711" calcext:value-type="float">
            <text:p><text:s text:c="3"/>15,5 </text:p>
          </table:table-cell>
          <table:table-cell table:style-name="ce9" office:value-type="float" office:value="7.68517015788903" calcext:value-type="float">
            <text:p><text:s text:c="3"/>7,7 </text:p>
          </table:table-cell>
          <table:table-cell table:style-name="ce9" office:value-type="float" office:value="23.2355899098532" calcext:value-type="float">
            <text:p><text:s text:c="3"/>23,2 </text:p>
          </table:table-cell>
          <table:table-cell table:style-name="ce9" office:value-type="float" office:value="9.32454179001229" calcext:value-type="float">
            <text:p><text:s text:c="3"/>9,3 </text:p>
          </table:table-cell>
          <table:table-cell table:style-name="ce9" office:value-type="float" office:value="6.62474742520875" calcext:value-type="float">
            <text:p><text:s text:c="3"/>6,6 </text:p>
          </table:table-cell>
          <table:table-cell table:style-name="ce9" office:value-type="float" office:value="12.0243361548158" calcext:value-type="float">
            <text:p><text:s text:c="3"/>12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19.4324879811891" calcext:value-type="float">
            <text:p><text:s text:c="3"/>19,4 </text:p>
          </table:table-cell>
          <table:table-cell table:style-name="ce9" office:value-type="float" office:value="17.5915079269913" calcext:value-type="float">
            <text:p><text:s text:c="3"/>17,6 </text:p>
          </table:table-cell>
          <table:table-cell table:style-name="ce9" office:value-type="float" office:value="21.2734680353869" calcext:value-type="float">
            <text:p><text:s text:c="3"/>21,3 </text:p>
          </table:table-cell>
          <table:table-cell table:style-name="ce9" office:value-type="float" office:value="26.2455180381033" calcext:value-type="float">
            <text:p><text:s text:c="3"/>26,2 </text:p>
          </table:table-cell>
          <table:table-cell table:style-name="ce9" office:value-type="float" office:value="22.1524948578005" calcext:value-type="float">
            <text:p><text:s text:c="3"/>22,2 </text:p>
          </table:table-cell>
          <table:table-cell table:style-name="ce9" office:value-type="float" office:value="30.3385412184061" calcext:value-type="float">
            <text:p><text:s text:c="3"/>30,3 </text:p>
          </table:table-cell>
          <table:table-cell table:style-name="ce9" office:value-type="float" office:value="21.7169874763924" calcext:value-type="float">
            <text:p><text:s text:c="3"/>21,7 </text:p>
          </table:table-cell>
          <table:table-cell table:style-name="ce9" office:value-type="float" office:value="18.7600030027188" calcext:value-type="float">
            <text:p><text:s text:c="3"/>18,8 </text:p>
          </table:table-cell>
          <table:table-cell table:style-name="ce9" office:value-type="float" office:value="24.673971950066" calcext:value-type="float">
            <text:p><text:s text:c="3"/>24,7 </text:p>
          </table:table-cell>
          <table:table-cell table:style-name="ce9" office:value-type="float" office:value="24.4481681428286" calcext:value-type="float">
            <text:p><text:s text:c="3"/>24,4 </text:p>
          </table:table-cell>
          <table:table-cell table:style-name="ce9" office:value-type="float" office:value="16.1707513332912" calcext:value-type="float">
            <text:p><text:s text:c="3"/>16,2 </text:p>
          </table:table-cell>
          <table:table-cell table:style-name="ce9" office:value-type="float" office:value="32.7255849523659" calcext:value-type="float">
            <text:p><text:s text:c="3"/>32,7 </text:p>
          </table:table-cell>
          <table:table-cell table:style-name="ce9" office:value-type="float" office:value="22.7549015074661" calcext:value-type="float">
            <text:p><text:s text:c="3"/>22,8 </text:p>
          </table:table-cell>
          <table:table-cell table:style-name="ce9" office:value-type="float" office:value="19.6457723419882" calcext:value-type="float">
            <text:p><text:s text:c="3"/>19,6 </text:p>
          </table:table-cell>
          <table:table-cell table:style-name="ce9" office:value-type="float" office:value="25.8640306729441" calcext:value-type="float">
            <text:p><text:s text:c="3"/>25,9 </text:p>
          </table:table-cell>
          <table:table-cell table:style-name="ce9" office:value-type="float" office:value="26.2467318378696" calcext:value-type="float">
            <text:p><text:s text:c="3"/>26,2 </text:p>
          </table:table-cell>
          <table:table-cell table:style-name="ce9" office:value-type="float" office:value="22.6662742089805" calcext:value-type="float">
            <text:p><text:s text:c="3"/>22,7 </text:p>
          </table:table-cell>
          <table:table-cell table:style-name="ce9" office:value-type="float" office:value="29.8271894667586" calcext:value-type="float">
            <text:p><text:s text:c="3"/>29,8 </text:p>
          </table:table-cell>
          <table:table-cell table:style-name="ce9" office:value-type="float" office:value="24.269840141423" calcext:value-type="float">
            <text:p><text:s text:c="3"/>24,3 </text:p>
          </table:table-cell>
          <table:table-cell table:style-name="ce9" office:value-type="float" office:value="19.9320369369139" calcext:value-type="float">
            <text:p><text:s text:c="3"/>19,9 </text:p>
          </table:table-cell>
          <table:table-cell table:style-name="ce9" office:value-type="float" office:value="28.6076433459321" calcext:value-type="float">
            <text:p><text:s text:c="3"/>28,6 </text:p>
          </table:table-cell>
          <table:table-cell table:style-name="ce9" office:value-type="float" office:value="20.5664780810815" calcext:value-type="float">
            <text:p><text:s text:c="3"/>20,6 </text:p>
          </table:table-cell>
          <table:table-cell table:style-name="ce9" office:value-type="float" office:value="7.6892592996355" calcext:value-type="float">
            <text:p><text:s text:c="3"/>7,7 </text:p>
          </table:table-cell>
          <table:table-cell table:style-name="ce9" office:value-type="float" office:value="33.4436968625275" calcext:value-type="float">
            <text:p><text:s text:c="3"/>33,4 </text:p>
          </table:table-cell>
          <table:table-cell table:style-name="ce9" office:value-type="float" office:value="16.6277184218255" calcext:value-type="float">
            <text:p><text:s text:c="3"/>16,6 </text:p>
          </table:table-cell>
          <table:table-cell table:style-name="ce9" office:value-type="float" office:value="14.1603552098547" calcext:value-type="float">
            <text:p><text:s text:c="3"/>14,2 </text:p>
          </table:table-cell>
          <table:table-cell table:style-name="ce9" office:value-type="float" office:value="19.0950816337963" calcext:value-type="float">
            <text:p><text:s text:c="3"/>19,1 </text:p>
          </table:table-cell>
          <table:table-cell table:style-name="ce9" office:value-type="float" office:value="26.2444394910485" calcext:value-type="float">
            <text:p><text:s text:c="3"/>26,2 </text:p>
          </table:table-cell>
          <table:table-cell table:style-name="ce9" office:value-type="float" office:value="19.1493129485904" calcext:value-type="float">
            <text:p><text:s text:c="3"/>19,1 </text:p>
          </table:table-cell>
          <table:table-cell table:style-name="ce9" office:value-type="float" office:value="33.3395660335066" calcext:value-type="float">
            <text:p><text:s text:c="3"/>33,3 </text:p>
          </table:table-cell>
          <table:table-cell table:style-name="ce9" office:value-type="float" office:value="19.4846457839388" calcext:value-type="float">
            <text:p><text:s text:c="3"/>19,5 </text:p>
          </table:table-cell>
          <table:table-cell table:style-name="ce9" office:value-type="float" office:value="16.1408372961103" calcext:value-type="float">
            <text:p><text:s text:c="3"/>16,1 </text:p>
          </table:table-cell>
          <table:table-cell table:style-name="ce9" office:value-type="float" office:value="22.8284542717674" calcext:value-type="float">
            <text:p><text:s text:c="3"/>22,8 </text:p>
          </table:table-cell>
          <table:table-cell table:style-name="ce9" office:value-type="float" office:value="27.7865597140526" calcext:value-type="float">
            <text:p><text:s text:c="3"/>27,8 </text:p>
          </table:table-cell>
          <table:table-cell table:style-name="ce9" office:value-type="float" office:value="3.30347410548922" calcext:value-type="float">
            <text:p><text:s text:c="3"/>3,3 </text:p>
          </table:table-cell>
          <table:table-cell table:style-name="ce9" office:value-type="float" office:value="52.2696453226161" calcext:value-type="float">
            <text:p><text:s text:c="3"/>52,3 </text:p>
          </table:table-cell>
          <table:table-cell table:style-name="ce9" office:value-type="float" office:value="19.654714253039" calcext:value-type="float">
            <text:p><text:s text:c="3"/>19,7 </text:p>
          </table:table-cell>
          <table:table-cell table:style-name="ce9" office:value-type="float" office:value="17.7067947277146" calcext:value-type="float">
            <text:p><text:s text:c="3"/>17,7 </text:p>
          </table:table-cell>
          <table:table-cell table:style-name="ce9" office:value-type="float" office:value="21.6026337783634" calcext:value-type="float">
            <text:p><text:s text:c="3"/>21,6 </text:p>
          </table:table-cell>
          <table:table-cell table:style-name="ce9" office:value-type="float" office:value="28.255420717126" calcext:value-type="float">
            <text:p><text:s text:c="3"/>28,3 </text:p>
          </table:table-cell>
          <table:table-cell table:style-name="ce9" office:value-type="float" office:value="24.0328867355812" calcext:value-type="float">
            <text:p><text:s text:c="3"/>24,0 </text:p>
          </table:table-cell>
          <table:table-cell table:style-name="ce9" office:value-type="float" office:value="32.4779546986708" calcext:value-type="float">
            <text:p><text:s text:c="3"/>32,5 </text:p>
          </table:table-cell>
          <table:table-cell table:style-name="ce9" office:value-type="float" office:value="24.3549943381533" calcext:value-type="float">
            <text:p><text:s text:c="3"/>24,4 </text:p>
          </table:table-cell>
          <table:table-cell table:style-name="ce9" office:value-type="float" office:value="20.861635134534" calcext:value-type="float">
            <text:p><text:s text:c="3"/>20,9 </text:p>
          </table:table-cell>
          <table:table-cell table:style-name="ce9" office:value-type="float" office:value="27.8483535417727" calcext:value-type="float">
            <text:p><text:s text:c="3"/>27,8 </text:p>
          </table:table-cell>
          <table:table-cell table:style-name="ce9" office:value-type="float" office:value="29.186014550398" calcext:value-type="float">
            <text:p><text:s text:c="3"/>29,2 </text:p>
          </table:table-cell>
          <table:table-cell table:style-name="ce9" office:value-type="float" office:value="18.5788934405762" calcext:value-type="float">
            <text:p><text:s text:c="3"/>18,6 </text:p>
          </table:table-cell>
          <table:table-cell table:style-name="ce9" office:value-type="float" office:value="39.7931356602198" calcext:value-type="float">
            <text:p><text:s text:c="3"/>39,8 </text:p>
          </table:table-cell>
          <table:table-cell table:style-name="ce9" office:value-type="float" office:value="17.9465207534721" calcext:value-type="float">
            <text:p><text:s text:c="3"/>17,9 </text:p>
          </table:table-cell>
          <table:table-cell table:style-name="ce9" office:value-type="float" office:value="12.51759723009" calcext:value-type="float">
            <text:p><text:s text:c="3"/>12,5 </text:p>
          </table:table-cell>
          <table:table-cell table:style-name="ce9" office:value-type="float" office:value="23.3754442768542" calcext:value-type="float">
            <text:p><text:s text:c="3"/>23,4 </text:p>
          </table:table-cell>
          <table:table-cell table:style-name="ce9" office:value-type="float" office:value="11.9817439353926" calcext:value-type="float">
            <text:p><text:s text:c="3"/>12,0 </text:p>
          </table:table-cell>
          <table:table-cell table:style-name="ce9" office:value-type="float" office:value="8.13099483815185" calcext:value-type="float">
            <text:p><text:s text:c="3"/>8,1 </text:p>
          </table:table-cell>
          <table:table-cell table:style-name="ce9" office:value-type="float" office:value="15.8324930326334" calcext:value-type="float">
            <text:p><text:s text:c="3"/>15,8 </text:p>
          </table:table-cell>
          <table:table-cell table:style-name="ce9" office:value-type="float" office:value="11.6300058675009" calcext:value-type="float">
            <text:p><text:s text:c="3"/>11,6 </text:p>
          </table:table-cell>
          <table:table-cell table:style-name="ce9" office:value-type="float" office:value="8.14529523877673" calcext:value-type="float">
            <text:p><text:s text:c="3"/>8,1 </text:p>
          </table:table-cell>
          <table:table-cell table:style-name="ce9" office:value-type="float" office:value="15.114716496225" calcext:value-type="float">
            <text:p><text:s text:c="3"/>15,1 </text:p>
          </table:table-cell>
          <table:table-cell table:style-name="ce9" office:value-type="float" office:value="4.34749405407918" calcext:value-type="float">
            <text:p><text:s text:c="3"/>4,3 </text:p>
          </table:table-cell>
          <table:table-cell table:style-name="ce9" office:value-type="float" office:value="2.16065987481357" calcext:value-type="float">
            <text:p><text:s text:c="3"/>2,2 </text:p>
          </table:table-cell>
          <table:table-cell table:style-name="ce9" office:value-type="float" office:value="6.53432823334479" calcext:value-type="float">
            <text:p><text:s text:c="3"/>6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16.6633113050943" calcext:value-type="float">
            <text:p><text:s text:c="3"/>16,7 </text:p>
          </table:table-cell>
          <table:table-cell table:style-name="ce9" office:value-type="float" office:value="14.4565487351049" calcext:value-type="float">
            <text:p><text:s text:c="3"/>14,5 </text:p>
          </table:table-cell>
          <table:table-cell table:style-name="ce9" office:value-type="float" office:value="18.8700738750837" calcext:value-type="float">
            <text:p><text:s text:c="3"/>18,9 </text:p>
          </table:table-cell>
          <table:table-cell table:style-name="ce9" office:value-type="float" office:value="19.5142208729348" calcext:value-type="float">
            <text:p><text:s text:c="3"/>19,5 </text:p>
          </table:table-cell>
          <table:table-cell table:style-name="ce9" office:value-type="float" office:value="17.0833022631018" calcext:value-type="float">
            <text:p><text:s text:c="3"/>17,1 </text:p>
          </table:table-cell>
          <table:table-cell table:style-name="ce9" office:value-type="float" office:value="21.9451394827677" calcext:value-type="float">
            <text:p><text:s text:c="3"/>21,9 </text:p>
          </table:table-cell>
          <table:table-cell table:style-name="ce9" office:value-type="float" office:value="18.6070015872656" calcext:value-type="float">
            <text:p><text:s text:c="3"/>18,6 </text:p>
          </table:table-cell>
          <table:table-cell table:style-name="ce9" office:value-type="float" office:value="16.6597551049225" calcext:value-type="float">
            <text:p><text:s text:c="3"/>16,7 </text:p>
          </table:table-cell>
          <table:table-cell table:style-name="ce9" office:value-type="float" office:value="20.5542480696088" calcext:value-type="float">
            <text:p><text:s text:c="3"/>20,6 </text:p>
          </table:table-cell>
          <table:table-cell table:style-name="ce9" office:value-type="float" office:value="18.2309284678423" calcext:value-type="float">
            <text:p><text:s text:c="3"/>18,2 </text:p>
          </table:table-cell>
          <table:table-cell table:style-name="ce9" office:value-type="float" office:value="14.2241229634587" calcext:value-type="float">
            <text:p><text:s text:c="3"/>14,2 </text:p>
          </table:table-cell>
          <table:table-cell table:style-name="ce9" office:value-type="float" office:value="22.237733972226" calcext:value-type="float">
            <text:p><text:s text:c="3"/>22,2 </text:p>
          </table:table-cell>
          <table:table-cell table:style-name="ce9" office:value-type="float" office:value="20.1173365203662" calcext:value-type="float">
            <text:p><text:s text:c="3"/>20,1 </text:p>
          </table:table-cell>
          <table:table-cell table:style-name="ce9" office:value-type="float" office:value="16.9755069980997" calcext:value-type="float">
            <text:p><text:s text:c="3"/>17,0 </text:p>
          </table:table-cell>
          <table:table-cell table:style-name="ce9" office:value-type="float" office:value="23.2591660426326" calcext:value-type="float">
            <text:p><text:s text:c="3"/>23,3 </text:p>
          </table:table-cell>
          <table:table-cell table:style-name="ce9" office:value-type="float" office:value="21.9389247290166" calcext:value-type="float">
            <text:p><text:s text:c="3"/>21,9 </text:p>
          </table:table-cell>
          <table:table-cell table:style-name="ce9" office:value-type="float" office:value="18.6187991111528" calcext:value-type="float">
            <text:p><text:s text:c="3"/>18,6 </text:p>
          </table:table-cell>
          <table:table-cell table:style-name="ce9" office:value-type="float" office:value="25.2590503468805" calcext:value-type="float">
            <text:p><text:s text:c="3"/>25,3 </text:p>
          </table:table-cell>
          <table:table-cell table:style-name="ce9" office:value-type="float" office:value="19.7495324051373" calcext:value-type="float">
            <text:p><text:s text:c="3"/>19,7 </text:p>
          </table:table-cell>
          <table:table-cell table:style-name="ce9" office:value-type="float" office:value="17.3359182573385" calcext:value-type="float">
            <text:p><text:s text:c="3"/>17,3 </text:p>
          </table:table-cell>
          <table:table-cell table:style-name="ce9" office:value-type="float" office:value="22.1631465529361" calcext:value-type="float">
            <text:p><text:s text:c="3"/>22,2 </text:p>
          </table:table-cell>
          <table:table-cell table:style-name="ce9" office:value-type="float" office:value="18.4208530541716" calcext:value-type="float">
            <text:p><text:s text:c="3"/>18,4 </text:p>
          </table:table-cell>
          <table:table-cell table:style-name="ce9" office:value-type="float" office:value="11.4163446149602" calcext:value-type="float">
            <text:p><text:s text:c="3"/>11,4 </text:p>
          </table:table-cell>
          <table:table-cell table:style-name="ce9" office:value-type="float" office:value="25.425361493383" calcext:value-type="float">
            <text:p><text:s text:c="3"/>25,4 </text:p>
          </table:table-cell>
          <table:table-cell table:style-name="ce9" office:value-type="float" office:value="13.8554654073168" calcext:value-type="float">
            <text:p><text:s text:c="3"/>13,9 </text:p>
          </table:table-cell>
          <table:table-cell table:style-name="ce9" office:value-type="float" office:value="11.6733658267041" calcext:value-type="float">
            <text:p><text:s text:c="3"/>11,7 </text:p>
          </table:table-cell>
          <table:table-cell table:style-name="ce9" office:value-type="float" office:value="16.0375649879296" calcext:value-type="float">
            <text:p><text:s text:c="3"/>16,0 </text:p>
          </table:table-cell>
          <table:table-cell table:style-name="ce9" office:value-type="float" office:value="17.338735839878" calcext:value-type="float">
            <text:p><text:s text:c="3"/>17,3 </text:p>
          </table:table-cell>
          <table:table-cell table:style-name="ce9" office:value-type="float" office:value="14.626976374373" calcext:value-type="float">
            <text:p><text:s text:c="3"/>14,6 </text:p>
          </table:table-cell>
          <table:table-cell table:style-name="ce9" office:value-type="float" office:value="20.050495305383" calcext:value-type="float">
            <text:p><text:s text:c="3"/>20,1 </text:p>
          </table:table-cell>
          <table:table-cell table:style-name="ce9" office:value-type="float" office:value="17.4766706128302" calcext:value-type="float">
            <text:p><text:s text:c="3"/>17,5 </text:p>
          </table:table-cell>
          <table:table-cell table:style-name="ce9" office:value-type="float" office:value="14.7669306385002" calcext:value-type="float">
            <text:p><text:s text:c="3"/>14,8 </text:p>
          </table:table-cell>
          <table:table-cell table:style-name="ce9" office:value-type="float" office:value="20.1864105871602" calcext:value-type="float">
            <text:p><text:s text:c="3"/>20,2 </text:p>
          </table:table-cell>
          <table:table-cell table:style-name="ce9" office:value-type="float" office:value="18.0374152419441" calcext:value-type="float">
            <text:p><text:s text:c="3"/>18,0 </text:p>
          </table:table-cell>
          <table:table-cell table:style-name="ce9" office:value-type="float" office:value="8.11307538970559" calcext:value-type="float">
            <text:p><text:s text:c="3"/>8,1 </text:p>
          </table:table-cell>
          <table:table-cell table:style-name="ce9" office:value-type="float" office:value="27.9617550941825" calcext:value-type="float">
            <text:p><text:s text:c="3"/>28,0 </text:p>
          </table:table-cell>
          <table:table-cell table:style-name="ce9" office:value-type="float" office:value="18.0991982444894" calcext:value-type="float">
            <text:p><text:s text:c="3"/>18,1 </text:p>
          </table:table-cell>
          <table:table-cell table:style-name="ce9" office:value-type="float" office:value="15.6025197843385" calcext:value-type="float">
            <text:p><text:s text:c="3"/>15,6 </text:p>
          </table:table-cell>
          <table:table-cell table:style-name="ce9" office:value-type="float" office:value="20.5958767046404" calcext:value-type="float">
            <text:p><text:s text:c="3"/>20,6 </text:p>
          </table:table-cell>
          <table:table-cell table:style-name="ce9" office:value-type="float" office:value="22.4144881696012" calcext:value-type="float">
            <text:p><text:s text:c="3"/>22,4 </text:p>
          </table:table-cell>
          <table:table-cell table:style-name="ce9" office:value-type="float" office:value="20.1710785740148" calcext:value-type="float">
            <text:p><text:s text:c="3"/>20,2 </text:p>
          </table:table-cell>
          <table:table-cell table:style-name="ce9" office:value-type="float" office:value="24.6578977651877" calcext:value-type="float">
            <text:p><text:s text:c="3"/>24,7 </text:p>
          </table:table-cell>
          <table:table-cell table:style-name="ce9" office:value-type="float" office:value="19.8629383762017" calcext:value-type="float">
            <text:p><text:s text:c="3"/>19,9 </text:p>
          </table:table-cell>
          <table:table-cell table:style-name="ce9" office:value-type="float" office:value="17.5980732667678" calcext:value-type="float">
            <text:p><text:s text:c="3"/>17,6 </text:p>
          </table:table-cell>
          <table:table-cell table:style-name="ce9" office:value-type="float" office:value="22.1278034856356" calcext:value-type="float">
            <text:p><text:s text:c="3"/>22,1 </text:p>
          </table:table-cell>
          <table:table-cell table:style-name="ce9" office:value-type="float" office:value="22.0338598526665" calcext:value-type="float">
            <text:p><text:s text:c="3"/>22,0 </text:p>
          </table:table-cell>
          <table:table-cell table:style-name="ce9" office:value-type="float" office:value="16.5442897017998" calcext:value-type="float">
            <text:p><text:s text:c="3"/>16,5 </text:p>
          </table:table-cell>
          <table:table-cell table:style-name="ce9" office:value-type="float" office:value="27.5234300035331" calcext:value-type="float">
            <text:p><text:s text:c="3"/>27,5 </text:p>
          </table:table-cell>
          <table:table-cell table:style-name="ce9" office:value-type="float" office:value="11.7395456303914" calcext:value-type="float">
            <text:p><text:s text:c="3"/>11,7 </text:p>
          </table:table-cell>
          <table:table-cell table:style-name="ce9" office:value-type="float" office:value="6.74019490965867" calcext:value-type="float">
            <text:p><text:s text:c="3"/>6,7 </text:p>
          </table:table-cell>
          <table:table-cell table:style-name="ce9" office:value-type="float" office:value="16.7388963511242" calcext:value-type="float">
            <text:p><text:s text:c="3"/>16,7 </text:p>
          </table:table-cell>
          <table:table-cell table:style-name="ce9" office:value-type="float" office:value="10.6757175991575" calcext:value-type="float">
            <text:p><text:s text:c="3"/>10,7 </text:p>
          </table:table-cell>
          <table:table-cell table:style-name="ce9" office:value-type="float" office:value="6.82548455027268" calcext:value-type="float">
            <text:p><text:s text:c="3"/>6,8 </text:p>
          </table:table-cell>
          <table:table-cell table:style-name="ce9" office:value-type="float" office:value="14.5259506480423" calcext:value-type="float">
            <text:p><text:s text:c="3"/>14,5 </text:p>
          </table:table-cell>
          <table:table-cell table:style-name="ce9" office:value-type="float" office:value="15.5340837087688" calcext:value-type="float">
            <text:p><text:s text:c="3"/>15,5 </text:p>
          </table:table-cell>
          <table:table-cell table:style-name="ce9" office:value-type="float" office:value="12.6203363133974" calcext:value-type="float">
            <text:p><text:s text:c="3"/>12,6 </text:p>
          </table:table-cell>
          <table:table-cell table:style-name="ce9" office:value-type="float" office:value="18.4478311041402" calcext:value-type="float">
            <text:p><text:s text:c="3"/>18,4 </text:p>
          </table:table-cell>
          <table:table-cell table:style-name="ce9" office:value-type="float" office:value="8.88542312870502" calcext:value-type="float">
            <text:p><text:s text:c="3"/>8,9 </text:p>
          </table:table-cell>
          <table:table-cell table:style-name="ce9" office:value-type="float" office:value="5.68397685873603" calcext:value-type="float">
            <text:p><text:s text:c="3"/>5,7 </text:p>
          </table:table-cell>
          <table:table-cell table:style-name="ce9" office:value-type="float" office:value="12.086869398674" calcext:value-type="float">
            <text:p><text:s text:c="3"/>12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12.1915766191837" calcext:value-type="float">
            <text:p><text:s text:c="3"/>12,2 </text:p>
          </table:table-cell>
          <table:table-cell table:style-name="ce9" office:value-type="float" office:value="10.3404504384739" calcext:value-type="float">
            <text:p><text:s text:c="3"/>10,3 </text:p>
          </table:table-cell>
          <table:table-cell table:style-name="ce9" office:value-type="float" office:value="14.0427027998935" calcext:value-type="float">
            <text:p><text:s text:c="3"/>14,0 </text:p>
          </table:table-cell>
          <table:table-cell table:style-name="ce9" office:value-type="float" office:value="17.406645607407" calcext:value-type="float">
            <text:p><text:s text:c="3"/>17,4 </text:p>
          </table:table-cell>
          <table:table-cell table:style-name="ce9" office:value-type="float" office:value="15.4379406001829" calcext:value-type="float">
            <text:p><text:s text:c="3"/>15,4 </text:p>
          </table:table-cell>
          <table:table-cell table:style-name="ce9" office:value-type="float" office:value="19.3753506146312" calcext:value-type="float">
            <text:p><text:s text:c="3"/>19,4 </text:p>
          </table:table-cell>
          <table:table-cell table:style-name="ce9" office:value-type="float" office:value="20.2717184869843" calcext:value-type="float">
            <text:p><text:s text:c="3"/>20,3 </text:p>
          </table:table-cell>
          <table:table-cell table:style-name="ce9" office:value-type="float" office:value="17.9292531688919" calcext:value-type="float">
            <text:p><text:s text:c="3"/>17,9 </text:p>
          </table:table-cell>
          <table:table-cell table:style-name="ce9" office:value-type="float" office:value="22.6141838050768" calcext:value-type="float">
            <text:p><text:s text:c="3"/>22,6 </text:p>
          </table:table-cell>
          <table:table-cell table:style-name="ce9" office:value-type="float" office:value="14.5265530372089" calcext:value-type="float">
            <text:p><text:s text:c="3"/>14,5 </text:p>
          </table:table-cell>
          <table:table-cell table:style-name="ce9" office:value-type="float" office:value="11.9458174999044" calcext:value-type="float">
            <text:p><text:s text:c="3"/>11,9 </text:p>
          </table:table-cell>
          <table:table-cell table:style-name="ce9" office:value-type="float" office:value="17.1072885745134" calcext:value-type="float">
            <text:p><text:s text:c="3"/>17,1 </text:p>
          </table:table-cell>
          <table:table-cell table:style-name="ce9" office:value-type="float" office:value="13.9947542461893" calcext:value-type="float">
            <text:p><text:s text:c="3"/>14,0 </text:p>
          </table:table-cell>
          <table:table-cell table:style-name="ce9" office:value-type="float" office:value="11.5434399950975" calcext:value-type="float">
            <text:p><text:s text:c="3"/>11,5 </text:p>
          </table:table-cell>
          <table:table-cell table:style-name="ce9" office:value-type="float" office:value="16.4460684972811" calcext:value-type="float">
            <text:p><text:s text:c="3"/>16,4 </text:p>
          </table:table-cell>
          <table:table-cell table:style-name="ce9" office:value-type="float" office:value="19.4556410680353" calcext:value-type="float">
            <text:p><text:s text:c="3"/>19,5 </text:p>
          </table:table-cell>
          <table:table-cell table:style-name="ce9" office:value-type="float" office:value="16.5638462229066" calcext:value-type="float">
            <text:p><text:s text:c="3"/>16,6 </text:p>
          </table:table-cell>
          <table:table-cell table:style-name="ce9" office:value-type="float" office:value="22.3474359131639" calcext:value-type="float">
            <text:p><text:s text:c="3"/>22,3 </text:p>
          </table:table-cell>
          <table:table-cell table:style-name="ce9" office:value-type="float" office:value="22.8348767214813" calcext:value-type="float">
            <text:p><text:s text:c="3"/>22,8 </text:p>
          </table:table-cell>
          <table:table-cell table:style-name="ce9" office:value-type="float" office:value="19.3760618600008" calcext:value-type="float">
            <text:p><text:s text:c="3"/>19,4 </text:p>
          </table:table-cell>
          <table:table-cell table:style-name="ce9" office:value-type="float" office:value="26.2936915829618" calcext:value-type="float">
            <text:p><text:s text:c="3"/>26,3 </text:p>
          </table:table-cell>
          <table:table-cell table:style-name="ce9" office:value-type="float" office:value="17.7195599364146" calcext:value-type="float">
            <text:p><text:s text:c="3"/>17,7 </text:p>
          </table:table-cell>
          <table:table-cell table:style-name="ce9" office:value-type="float" office:value="13.847395827508" calcext:value-type="float">
            <text:p><text:s text:c="3"/>13,8 </text:p>
          </table:table-cell>
          <table:table-cell table:style-name="ce9" office:value-type="float" office:value="21.5917240453213" calcext:value-type="float">
            <text:p><text:s text:c="3"/>21,6 </text:p>
          </table:table-cell>
          <table:table-cell table:style-name="ce9" office:value-type="float" office:value="10.5927167988152" calcext:value-type="float">
            <text:p><text:s text:c="3"/>10,6 </text:p>
          </table:table-cell>
          <table:table-cell table:style-name="ce9" office:value-type="float" office:value="8.47485526142578" calcext:value-type="float">
            <text:p><text:s text:c="3"/>8,5 </text:p>
          </table:table-cell>
          <table:table-cell table:style-name="ce9" office:value-type="float" office:value="12.7105783362047" calcext:value-type="float">
            <text:p><text:s text:c="3"/>12,7 </text:p>
          </table:table-cell>
          <table:table-cell table:style-name="ce9" office:value-type="float" office:value="15.586777803092" calcext:value-type="float">
            <text:p><text:s text:c="3"/>15,6 </text:p>
          </table:table-cell>
          <table:table-cell table:style-name="ce9" office:value-type="float" office:value="13.2231953940441" calcext:value-type="float">
            <text:p><text:s text:c="3"/>13,2 </text:p>
          </table:table-cell>
          <table:table-cell table:style-name="ce9" office:value-type="float" office:value="17.9503602121399" calcext:value-type="float">
            <text:p><text:s text:c="3"/>18,0 </text:p>
          </table:table-cell>
          <table:table-cell table:style-name="ce9" office:value-type="float" office:value="17.9892883545914" calcext:value-type="float">
            <text:p><text:s text:c="3"/>18,0 </text:p>
          </table:table-cell>
          <table:table-cell table:style-name="ce9" office:value-type="float" office:value="15.7107957827586" calcext:value-type="float">
            <text:p><text:s text:c="3"/>15,7 </text:p>
          </table:table-cell>
          <table:table-cell table:style-name="ce9" office:value-type="float" office:value="20.2677809264242" calcext:value-type="float">
            <text:p><text:s text:c="3"/>20,3 </text:p>
          </table:table-cell>
          <table:table-cell table:style-name="ce9" office:value-type="float" office:value="11.1082334685879" calcext:value-type="float">
            <text:p><text:s text:c="3"/>11,1 </text:p>
          </table:table-cell>
          <table:table-cell table:style-name="ce9" office:value-type="float" office:value="7.12776481616582" calcext:value-type="float">
            <text:p><text:s text:c="3"/>7,1 </text:p>
          </table:table-cell>
          <table:table-cell table:style-name="ce9" office:value-type="float" office:value="15.08870212101" calcext:value-type="float">
            <text:p><text:s text:c="3"/>15,1 </text:p>
          </table:table-cell>
          <table:table-cell table:style-name="ce9" office:value-type="float" office:value="14.2561022379021" calcext:value-type="float">
            <text:p><text:s text:c="3"/>14,3 </text:p>
          </table:table-cell>
          <table:table-cell table:style-name="ce9" office:value-type="float" office:value="11.8279269646485" calcext:value-type="float">
            <text:p><text:s text:c="3"/>11,8 </text:p>
          </table:table-cell>
          <table:table-cell table:style-name="ce9" office:value-type="float" office:value="16.6842775111557" calcext:value-type="float">
            <text:p><text:s text:c="3"/>16,7 </text:p>
          </table:table-cell>
          <table:table-cell table:style-name="ce9" office:value-type="float" office:value="20.1360924156681" calcext:value-type="float">
            <text:p><text:s text:c="3"/>20,1 </text:p>
          </table:table-cell>
          <table:table-cell table:style-name="ce9" office:value-type="float" office:value="18.2862889815561" calcext:value-type="float">
            <text:p><text:s text:c="3"/>18,3 </text:p>
          </table:table-cell>
          <table:table-cell table:style-name="ce9" office:value-type="float" office:value="21.9858958497801" calcext:value-type="float">
            <text:p><text:s text:c="3"/>22,0 </text:p>
          </table:table-cell>
          <table:table-cell table:style-name="ce9" office:value-type="float" office:value="22.1082645280574" calcext:value-type="float">
            <text:p><text:s text:c="3"/>22,1 </text:p>
          </table:table-cell>
          <table:table-cell table:style-name="ce9" office:value-type="float" office:value="19.2907386349353" calcext:value-type="float">
            <text:p><text:s text:c="3"/>19,3 </text:p>
          </table:table-cell>
          <table:table-cell table:style-name="ce9" office:value-type="float" office:value="24.9257904211796" calcext:value-type="float">
            <text:p><text:s text:c="3"/>24,9 </text:p>
          </table:table-cell>
          <table:table-cell table:style-name="ce9" office:value-type="float" office:value="18.10633532637" calcext:value-type="float">
            <text:p><text:s text:c="3"/>18,1 </text:p>
          </table:table-cell>
          <table:table-cell table:style-name="ce9" office:value-type="float" office:value="14.1698604858779" calcext:value-type="float">
            <text:p><text:s text:c="3"/>14,2 </text:p>
          </table:table-cell>
          <table:table-cell table:style-name="ce9" office:value-type="float" office:value="22.0428101668621" calcext:value-type="float">
            <text:p><text:s text:c="3"/>22,0 </text:p>
          </table:table-cell>
          <table:table-cell table:style-name="ce9" office:value-type="float" office:value="8.09956127713225" calcext:value-type="float">
            <text:p><text:s text:c="3"/>8,1 </text:p>
          </table:table-cell>
          <table:table-cell table:style-name="ce9" office:value-type="float" office:value="5.18780274287055" calcext:value-type="float">
            <text:p><text:s text:c="3"/>5,2 </text:p>
          </table:table-cell>
          <table:table-cell table:style-name="ce9" office:value-type="float" office:value="11.0113198113939" calcext:value-type="float">
            <text:p><text:s text:c="3"/>11,0 </text:p>
          </table:table-cell>
          <table:table-cell table:style-name="ce9" office:value-type="float" office:value="11.1234734700268" calcext:value-type="float">
            <text:p><text:s text:c="3"/>11,1 </text:p>
          </table:table-cell>
          <table:table-cell table:style-name="ce9" office:value-type="float" office:value="7.91802681484088" calcext:value-type="float">
            <text:p><text:s text:c="3"/>7,9 </text:p>
          </table:table-cell>
          <table:table-cell table:style-name="ce9" office:value-type="float" office:value="14.3289201252128" calcext:value-type="float">
            <text:p><text:s text:c="3"/>14,3 </text:p>
          </table:table-cell>
          <table:table-cell table:style-name="ce9" office:value-type="float" office:value="16.5452400185854" calcext:value-type="float">
            <text:p><text:s text:c="3"/>16,5 </text:p>
          </table:table-cell>
          <table:table-cell table:style-name="ce9" office:value-type="float" office:value="13.1795890684359" calcext:value-type="float">
            <text:p><text:s text:c="3"/>13,2 </text:p>
          </table:table-cell>
          <table:table-cell table:style-name="ce9" office:value-type="float" office:value="19.9108909687348" calcext:value-type="float">
            <text:p><text:s text:c="3"/>19,9 </text:p>
          </table:table-cell>
          <table:table-cell table:style-name="ce9" office:value-type="float" office:value="8.11925659026618" calcext:value-type="float">
            <text:p><text:s text:c="3"/>8,1 </text:p>
          </table:table-cell>
          <table:table-cell table:style-name="ce9" office:value-type="float" office:value="6.60120926639119" calcext:value-type="float">
            <text:p><text:s text:c="3"/>6,6 </text:p>
          </table:table-cell>
          <table:table-cell table:style-name="ce9" office:value-type="float" office:value="9.63730391414116" calcext:value-type="float">
            <text:p><text:s text:c="3"/>9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14.5561008438465" calcext:value-type="float">
            <text:p><text:s text:c="3"/>14,6 </text:p>
          </table:table-cell>
          <table:table-cell table:style-name="ce9" office:value-type="float" office:value="12.6600746409998" calcext:value-type="float">
            <text:p><text:s text:c="3"/>12,7 </text:p>
          </table:table-cell>
          <table:table-cell table:style-name="ce9" office:value-type="float" office:value="16.4521270466932" calcext:value-type="float">
            <text:p><text:s text:c="3"/>16,5 </text:p>
          </table:table-cell>
          <table:table-cell table:style-name="ce9" office:value-type="float" office:value="20.3426557709527" calcext:value-type="float">
            <text:p><text:s text:c="3"/>20,3 </text:p>
          </table:table-cell>
          <table:table-cell table:style-name="ce9" office:value-type="float" office:value="17.1120985510684" calcext:value-type="float">
            <text:p><text:s text:c="3"/>17,1 </text:p>
          </table:table-cell>
          <table:table-cell table:style-name="ce9" office:value-type="float" office:value="23.5732129908371" calcext:value-type="float">
            <text:p><text:s text:c="3"/>23,6 </text:p>
          </table:table-cell>
          <table:table-cell table:style-name="ce9" office:value-type="float" office:value="22.8938355877791" calcext:value-type="float">
            <text:p><text:s text:c="3"/>22,9 </text:p>
          </table:table-cell>
          <table:table-cell table:style-name="ce9" office:value-type="float" office:value="19.7109110739297" calcext:value-type="float">
            <text:p><text:s text:c="3"/>19,7 </text:p>
          </table:table-cell>
          <table:table-cell table:style-name="ce9" office:value-type="float" office:value="26.0767601016286" calcext:value-type="float">
            <text:p><text:s text:c="3"/>26,1 </text:p>
          </table:table-cell>
          <table:table-cell table:style-name="ce9" office:value-type="float" office:value="27.5575582502233" calcext:value-type="float">
            <text:p><text:s text:c="3"/>27,6 </text:p>
          </table:table-cell>
          <table:table-cell table:style-name="ce9" office:value-type="float" office:value="18.6403174214214" calcext:value-type="float">
            <text:p><text:s text:c="3"/>18,6 </text:p>
          </table:table-cell>
          <table:table-cell table:style-name="ce9" office:value-type="float" office:value="36.4747990790251" calcext:value-type="float">
            <text:p><text:s text:c="3"/>36,5 </text:p>
          </table:table-cell>
          <table:table-cell table:style-name="ce9" office:value-type="float" office:value="16.4762610856354" calcext:value-type="float">
            <text:p><text:s text:c="3"/>16,5 </text:p>
          </table:table-cell>
          <table:table-cell table:style-name="ce9" office:value-type="float" office:value="13.9155868163767" calcext:value-type="float">
            <text:p><text:s text:c="3"/>13,9 </text:p>
          </table:table-cell>
          <table:table-cell table:style-name="ce9" office:value-type="float" office:value="19.0369353548942" calcext:value-type="float">
            <text:p><text:s text:c="3"/>19,0 </text:p>
          </table:table-cell>
          <table:table-cell table:style-name="ce9" office:value-type="float" office:value="21.8520706208718" calcext:value-type="float">
            <text:p><text:s text:c="3"/>21,9 </text:p>
          </table:table-cell>
          <table:table-cell table:style-name="ce9" office:value-type="float" office:value="18.3248330853559" calcext:value-type="float">
            <text:p><text:s text:c="3"/>18,3 </text:p>
          </table:table-cell>
          <table:table-cell table:style-name="ce9" office:value-type="float" office:value="25.3793081563877" calcext:value-type="float">
            <text:p><text:s text:c="3"/>25,4 </text:p>
          </table:table-cell>
          <table:table-cell table:style-name="ce9" office:value-type="float" office:value="24.2087547227601" calcext:value-type="float">
            <text:p><text:s text:c="3"/>24,2 </text:p>
          </table:table-cell>
          <table:table-cell table:style-name="ce9" office:value-type="float" office:value="20.3696898243549" calcext:value-type="float">
            <text:p><text:s text:c="3"/>20,4 </text:p>
          </table:table-cell>
          <table:table-cell table:style-name="ce9" office:value-type="float" office:value="28.0478196211652" calcext:value-type="float">
            <text:p><text:s text:c="3"/>28,0 </text:p>
          </table:table-cell>
          <table:table-cell table:style-name="ce9" office:value-type="float" office:value="25.7320586733081" calcext:value-type="float">
            <text:p><text:s text:c="3"/>25,7 </text:p>
          </table:table-cell>
          <table:table-cell table:style-name="ce9" office:value-type="float" office:value="14.3815833529655" calcext:value-type="float">
            <text:p><text:s text:c="3"/>14,4 </text:p>
          </table:table-cell>
          <table:table-cell table:style-name="ce9" office:value-type="float" office:value="37.0825339936507" calcext:value-type="float">
            <text:p><text:s text:c="3"/>37,1 </text:p>
          </table:table-cell>
          <table:table-cell table:style-name="ce9" office:value-type="float" office:value="12.8898073951207" calcext:value-type="float">
            <text:p><text:s text:c="3"/>12,9 </text:p>
          </table:table-cell>
          <table:table-cell table:style-name="ce9" office:value-type="float" office:value="10.3978095380912" calcext:value-type="float">
            <text:p><text:s text:c="3"/>10,4 </text:p>
          </table:table-cell>
          <table:table-cell table:style-name="ce9" office:value-type="float" office:value="15.3818052521503" calcext:value-type="float">
            <text:p><text:s text:c="3"/>15,4 </text:p>
          </table:table-cell>
          <table:table-cell table:style-name="ce9" office:value-type="float" office:value="18.9349973906568" calcext:value-type="float">
            <text:p><text:s text:c="3"/>18,9 </text:p>
          </table:table-cell>
          <table:table-cell table:style-name="ce9" office:value-type="float" office:value="15.184280947052" calcext:value-type="float">
            <text:p><text:s text:c="3"/>15,2 </text:p>
          </table:table-cell>
          <table:table-cell table:style-name="ce9" office:value-type="float" office:value="22.6857138342616" calcext:value-type="float">
            <text:p><text:s text:c="3"/>22,7 </text:p>
          </table:table-cell>
          <table:table-cell table:style-name="ce9" office:value-type="float" office:value="21.6355054335297" calcext:value-type="float">
            <text:p><text:s text:c="3"/>21,6 </text:p>
          </table:table-cell>
          <table:table-cell table:style-name="ce9" office:value-type="float" office:value="17.653056128048" calcext:value-type="float">
            <text:p><text:s text:c="3"/>17,7 </text:p>
          </table:table-cell>
          <table:table-cell table:style-name="ce9" office:value-type="float" office:value="25.6179547390115" calcext:value-type="float">
            <text:p><text:s text:c="3"/>25,6 </text:p>
          </table:table-cell>
          <table:table-cell table:style-name="ce9" office:value-type="float" office:value="29.3875514900092" calcext:value-type="float">
            <text:p><text:s text:c="3"/>29,4 </text:p>
          </table:table-cell>
          <table:table-cell table:style-name="ce9" office:value-type="float" office:value="19.6655595973324" calcext:value-type="float">
            <text:p><text:s text:c="3"/>19,7 </text:p>
          </table:table-cell>
          <table:table-cell table:style-name="ce9" office:value-type="float" office:value="39.1095433826861" calcext:value-type="float">
            <text:p><text:s text:c="3"/>39,1 </text:p>
          </table:table-cell>
          <table:table-cell table:style-name="ce9" office:value-type="float" office:value="17.4001452908005" calcext:value-type="float">
            <text:p><text:s text:c="3"/>17,4 </text:p>
          </table:table-cell>
          <table:table-cell table:style-name="ce9" office:value-type="float" office:value="15.1983967604413" calcext:value-type="float">
            <text:p><text:s text:c="3"/>15,2 </text:p>
          </table:table-cell>
          <table:table-cell table:style-name="ce9" office:value-type="float" office:value="19.6018938211597" calcext:value-type="float">
            <text:p><text:s text:c="3"/>19,6 </text:p>
          </table:table-cell>
          <table:table-cell table:style-name="ce9" office:value-type="float" office:value="24.2321812602279" calcext:value-type="float">
            <text:p><text:s text:c="3"/>24,2 </text:p>
          </table:table-cell>
          <table:table-cell table:style-name="ce9" office:value-type="float" office:value="20.2215697149522" calcext:value-type="float">
            <text:p><text:s text:c="3"/>20,2 </text:p>
          </table:table-cell>
          <table:table-cell table:style-name="ce9" office:value-type="float" office:value="28.2427928055037" calcext:value-type="float">
            <text:p><text:s text:c="3"/>28,2 </text:p>
          </table:table-cell>
          <table:table-cell table:style-name="ce9" office:value-type="float" office:value="26.8931577773925" calcext:value-type="float">
            <text:p><text:s text:c="3"/>26,9 </text:p>
          </table:table-cell>
          <table:table-cell table:style-name="ce9" office:value-type="float" office:value="23.6900685120459" calcext:value-type="float">
            <text:p><text:s text:c="3"/>23,7 </text:p>
          </table:table-cell>
          <table:table-cell table:style-name="ce9" office:value-type="float" office:value="30.0962470427391" calcext:value-type="float">
            <text:p><text:s text:c="3"/>30,1 </text:p>
          </table:table-cell>
          <table:table-cell table:style-name="ce9" office:value-type="float" office:value="36.8446830986254" calcext:value-type="float">
            <text:p><text:s text:c="3"/>36,8 </text:p>
          </table:table-cell>
          <table:table-cell table:style-name="ce9" office:value-type="float" office:value="23.2183410293965" calcext:value-type="float">
            <text:p><text:s text:c="3"/>23,2 </text:p>
          </table:table-cell>
          <table:table-cell table:style-name="ce9" office:value-type="float" office:value="50.4710251678543" calcext:value-type="float">
            <text:p><text:s text:c="3"/>50,5 </text:p>
          </table:table-cell>
          <table:table-cell table:style-name="ce9" office:value-type="float" office:value="7.80623425631222" calcext:value-type="float">
            <text:p><text:s text:c="3"/>7,8 </text:p>
          </table:table-cell>
          <table:table-cell table:style-name="ce9" office:value-type="float" office:value="5.12603226640648" calcext:value-type="float">
            <text:p><text:s text:c="3"/>5,1 </text:p>
          </table:table-cell>
          <table:table-cell table:style-name="ce9" office:value-type="float" office:value="10.486436246218" calcext:value-type="float">
            <text:p><text:s text:c="3"/>10,5 </text:p>
          </table:table-cell>
          <table:table-cell table:style-name="ce9" office:value-type="float" office:value="15.2385727196834" calcext:value-type="float">
            <text:p><text:s text:c="3"/>15,2 </text:p>
          </table:table-cell>
          <table:table-cell table:style-name="ce9" office:value-type="float" office:value="11.3454657193199" calcext:value-type="float">
            <text:p><text:s text:c="3"/>11,3 </text:p>
          </table:table-cell>
          <table:table-cell table:style-name="ce9" office:value-type="float" office:value="19.1316797200468" calcext:value-type="float">
            <text:p><text:s text:c="3"/>19,1 </text:p>
          </table:table-cell>
          <table:table-cell table:style-name="ce9" office:value-type="float" office:value="14.7323227384252" calcext:value-type="float">
            <text:p><text:s text:c="3"/>14,7 </text:p>
          </table:table-cell>
          <table:table-cell table:style-name="ce9" office:value-type="float" office:value="10.8797884444365" calcext:value-type="float">
            <text:p><text:s text:c="3"/>10,9 </text:p>
          </table:table-cell>
          <table:table-cell table:style-name="ce9" office:value-type="float" office:value="18.5848570324138" calcext:value-type="float">
            <text:p><text:s text:c="3"/>18,6 </text:p>
          </table:table-cell>
          <table:table-cell table:style-name="ce9" office:value-type="float" office:value="10.5890216519733" calcext:value-type="float">
            <text:p><text:s text:c="3"/>10,6 </text:p>
          </table:table-cell>
          <table:table-cell table:style-name="ce9" office:value-type="float" office:value="4.3376163353508" calcext:value-type="float">
            <text:p><text:s text:c="3"/>4,3 </text:p>
          </table:table-cell>
          <table:table-cell table:style-name="ce9" office:value-type="float" office:value="16.8404269685959" calcext:value-type="float">
            <text:p><text:s text:c="3"/>16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14.8554109111345" calcext:value-type="float">
            <text:p><text:s text:c="3"/>14,9 </text:p>
          </table:table-cell>
          <table:table-cell table:style-name="ce9" office:value-type="float" office:value="13.4661372781305" calcext:value-type="float">
            <text:p><text:s text:c="3"/>13,5 </text:p>
          </table:table-cell>
          <table:table-cell table:style-name="ce9" office:value-type="float" office:value="16.2446845441384" calcext:value-type="float">
            <text:p><text:s text:c="3"/>16,2 </text:p>
          </table:table-cell>
          <table:table-cell table:style-name="ce9" office:value-type="float" office:value="21.8074312811378" calcext:value-type="float">
            <text:p><text:s text:c="3"/>21,8 </text:p>
          </table:table-cell>
          <table:table-cell table:style-name="ce9" office:value-type="float" office:value="19.2971876552696" calcext:value-type="float">
            <text:p><text:s text:c="3"/>19,3 </text:p>
          </table:table-cell>
          <table:table-cell table:style-name="ce9" office:value-type="float" office:value="24.3176749070059" calcext:value-type="float">
            <text:p><text:s text:c="3"/>24,3 </text:p>
          </table:table-cell>
          <table:table-cell table:style-name="ce9" office:value-type="float" office:value="20.654798842117" calcext:value-type="float">
            <text:p><text:s text:c="3"/>20,7 </text:p>
          </table:table-cell>
          <table:table-cell table:style-name="ce9" office:value-type="float" office:value="18.5144517534888" calcext:value-type="float">
            <text:p><text:s text:c="3"/>18,5 </text:p>
          </table:table-cell>
          <table:table-cell table:style-name="ce9" office:value-type="float" office:value="22.7951459307453" calcext:value-type="float">
            <text:p><text:s text:c="3"/>22,8 </text:p>
          </table:table-cell>
          <table:table-cell table:style-name="ce9" office:value-type="float" office:value="16.4413144255419" calcext:value-type="float">
            <text:p><text:s text:c="3"/>16,4 </text:p>
          </table:table-cell>
          <table:table-cell table:style-name="ce9" office:value-type="float" office:value="13.1057280915545" calcext:value-type="float">
            <text:p><text:s text:c="3"/>13,1 </text:p>
          </table:table-cell>
          <table:table-cell table:style-name="ce9" office:value-type="float" office:value="19.7769007595293" calcext:value-type="float">
            <text:p><text:s text:c="3"/>19,8 </text:p>
          </table:table-cell>
          <table:table-cell table:style-name="ce9" office:value-type="float" office:value="16.6978564316587" calcext:value-type="float">
            <text:p><text:s text:c="3"/>16,7 </text:p>
          </table:table-cell>
          <table:table-cell table:style-name="ce9" office:value-type="float" office:value="14.1928461581499" calcext:value-type="float">
            <text:p><text:s text:c="3"/>14,2 </text:p>
          </table:table-cell>
          <table:table-cell table:style-name="ce9" office:value-type="float" office:value="19.2028667051676" calcext:value-type="float">
            <text:p><text:s text:c="3"/>19,2 </text:p>
          </table:table-cell>
          <table:table-cell table:style-name="ce9" office:value-type="float" office:value="23.362220671768" calcext:value-type="float">
            <text:p><text:s text:c="3"/>23,4 </text:p>
          </table:table-cell>
          <table:table-cell table:style-name="ce9" office:value-type="float" office:value="19.6883355124681" calcext:value-type="float">
            <text:p><text:s text:c="3"/>19,7 </text:p>
          </table:table-cell>
          <table:table-cell table:style-name="ce9" office:value-type="float" office:value="27.036105831068" calcext:value-type="float">
            <text:p><text:s text:c="3"/>27,0 </text:p>
          </table:table-cell>
          <table:table-cell table:style-name="ce9" office:value-type="float" office:value="23.471381688019" calcext:value-type="float">
            <text:p><text:s text:c="3"/>23,5 </text:p>
          </table:table-cell>
          <table:table-cell table:style-name="ce9" office:value-type="float" office:value="20.3804300473668" calcext:value-type="float">
            <text:p><text:s text:c="3"/>20,4 </text:p>
          </table:table-cell>
          <table:table-cell table:style-name="ce9" office:value-type="float" office:value="26.5623333286712" calcext:value-type="float">
            <text:p><text:s text:c="3"/>26,6 </text:p>
          </table:table-cell>
          <table:table-cell table:style-name="ce9" office:value-type="float" office:value="16.8492056802836" calcext:value-type="float">
            <text:p><text:s text:c="3"/>16,8 </text:p>
          </table:table-cell>
          <table:table-cell table:style-name="ce9" office:value-type="float" office:value="12.5874967135333" calcext:value-type="float">
            <text:p><text:s text:c="3"/>12,6 </text:p>
          </table:table-cell>
          <table:table-cell table:style-name="ce9" office:value-type="float" office:value="21.1109146470338" calcext:value-type="float">
            <text:p><text:s text:c="3"/>21,1 </text:p>
          </table:table-cell>
          <table:table-cell table:style-name="ce9" office:value-type="float" office:value="13.2851968199793" calcext:value-type="float">
            <text:p><text:s text:c="3"/>13,3 </text:p>
          </table:table-cell>
          <table:table-cell table:style-name="ce9" office:value-type="float" office:value="11.3906040171126" calcext:value-type="float">
            <text:p><text:s text:c="3"/>11,4 </text:p>
          </table:table-cell>
          <table:table-cell table:style-name="ce9" office:value-type="float" office:value="15.1797896228461" calcext:value-type="float">
            <text:p><text:s text:c="3"/>15,2 </text:p>
          </table:table-cell>
          <table:table-cell table:style-name="ce9" office:value-type="float" office:value="20.4470926481651" calcext:value-type="float">
            <text:p><text:s text:c="3"/>20,4 </text:p>
          </table:table-cell>
          <table:table-cell table:style-name="ce9" office:value-type="float" office:value="17.2250458659113" calcext:value-type="float">
            <text:p><text:s text:c="3"/>17,2 </text:p>
          </table:table-cell>
          <table:table-cell table:style-name="ce9" office:value-type="float" office:value="23.6691394304188" calcext:value-type="float">
            <text:p><text:s text:c="3"/>23,7 </text:p>
          </table:table-cell>
          <table:table-cell table:style-name="ce9" office:value-type="float" office:value="17.915831992862" calcext:value-type="float">
            <text:p><text:s text:c="3"/>17,9 </text:p>
          </table:table-cell>
          <table:table-cell table:style-name="ce9" office:value-type="float" office:value="15.2535608023962" calcext:value-type="float">
            <text:p><text:s text:c="3"/>15,3 </text:p>
          </table:table-cell>
          <table:table-cell table:style-name="ce9" office:value-type="float" office:value="20.5781031833279" calcext:value-type="float">
            <text:p><text:s text:c="3"/>20,6 </text:p>
          </table:table-cell>
          <table:table-cell table:style-name="ce9" office:value-type="float" office:value="15.9928724871712" calcext:value-type="float">
            <text:p><text:s text:c="3"/>16,0 </text:p>
          </table:table-cell>
          <table:table-cell table:style-name="ce9" office:value-type="float" office:value="11.3662242110762" calcext:value-type="float">
            <text:p><text:s text:c="3"/>11,4 </text:p>
          </table:table-cell>
          <table:table-cell table:style-name="ce9" office:value-type="float" office:value="20.6195207632662" calcext:value-type="float">
            <text:p><text:s text:c="3"/>20,6 </text:p>
          </table:table-cell>
          <table:table-cell table:style-name="ce9" office:value-type="float" office:value="18.1573033378314" calcext:value-type="float">
            <text:p><text:s text:c="3"/>18,2 </text:p>
          </table:table-cell>
          <table:table-cell table:style-name="ce9" office:value-type="float" office:value="16.3308408410529" calcext:value-type="float">
            <text:p><text:s text:c="3"/>16,3 </text:p>
          </table:table-cell>
          <table:table-cell table:style-name="ce9" office:value-type="float" office:value="19.98376583461" calcext:value-type="float">
            <text:p><text:s text:c="3"/>20,0 </text:p>
          </table:table-cell>
          <table:table-cell table:style-name="ce9" office:value-type="float" office:value="26.3204645202616" calcext:value-type="float">
            <text:p><text:s text:c="3"/>26,3 </text:p>
          </table:table-cell>
          <table:table-cell table:style-name="ce9" office:value-type="float" office:value="23.7372094595905" calcext:value-type="float">
            <text:p><text:s text:c="3"/>23,7 </text:p>
          </table:table-cell>
          <table:table-cell table:style-name="ce9" office:value-type="float" office:value="28.9037195809327" calcext:value-type="float">
            <text:p><text:s text:c="3"/>28,9 </text:p>
          </table:table-cell>
          <table:table-cell table:style-name="ce9" office:value-type="float" office:value="23.6877517906471" calcext:value-type="float">
            <text:p><text:s text:c="3"/>23,7 </text:p>
          </table:table-cell>
          <table:table-cell table:style-name="ce9" office:value-type="float" office:value="21.1310147713565" calcext:value-type="float">
            <text:p><text:s text:c="3"/>21,1 </text:p>
          </table:table-cell>
          <table:table-cell table:style-name="ce9" office:value-type="float" office:value="26.2444888099377" calcext:value-type="float">
            <text:p><text:s text:c="3"/>26,2 </text:p>
          </table:table-cell>
          <table:table-cell table:style-name="ce9" office:value-type="float" office:value="22.3471388428734" calcext:value-type="float">
            <text:p><text:s text:c="3"/>22,3 </text:p>
          </table:table-cell>
          <table:table-cell table:style-name="ce9" office:value-type="float" office:value="17.3246741805367" calcext:value-type="float">
            <text:p><text:s text:c="3"/>17,3 </text:p>
          </table:table-cell>
          <table:table-cell table:style-name="ce9" office:value-type="float" office:value="27.3696035052101" calcext:value-type="float">
            <text:p><text:s text:c="3"/>27,4 </text:p>
          </table:table-cell>
          <table:table-cell table:style-name="ce9" office:value-type="float" office:value="9.42885390776589" calcext:value-type="float">
            <text:p><text:s text:c="3"/>9,4 </text:p>
          </table:table-cell>
          <table:table-cell table:style-name="ce9" office:value-type="float" office:value="7.83553189364725" calcext:value-type="float">
            <text:p><text:s text:c="3"/>7,8 </text:p>
          </table:table-cell>
          <table:table-cell table:style-name="ce9" office:value-type="float" office:value="11.0221759218845" calcext:value-type="float">
            <text:p><text:s text:c="3"/>11,0 </text:p>
          </table:table-cell>
          <table:table-cell table:style-name="ce9" office:value-type="float" office:value="13.5602590626213" calcext:value-type="float">
            <text:p><text:s text:c="3"/>13,6 </text:p>
          </table:table-cell>
          <table:table-cell table:style-name="ce9" office:value-type="float" office:value="10.2147573765708" calcext:value-type="float">
            <text:p><text:s text:c="3"/>10,2 </text:p>
          </table:table-cell>
          <table:table-cell table:style-name="ce9" office:value-type="float" office:value="16.9057607486718" calcext:value-type="float">
            <text:p><text:s text:c="3"/>16,9 </text:p>
          </table:table-cell>
          <table:table-cell table:style-name="ce9" office:value-type="float" office:value="15.5667232105453" calcext:value-type="float">
            <text:p><text:s text:c="3"/>15,6 </text:p>
          </table:table-cell>
          <table:table-cell table:style-name="ce9" office:value-type="float" office:value="12.9083019166815" calcext:value-type="float">
            <text:p><text:s text:c="3"/>12,9 </text:p>
          </table:table-cell>
          <table:table-cell table:style-name="ce9" office:value-type="float" office:value="18.225144504409" calcext:value-type="float">
            <text:p><text:s text:c="3"/>18,2 </text:p>
          </table:table-cell>
          <table:table-cell table:style-name="ce9" office:value-type="float" office:value="7.07700483143098" calcext:value-type="float">
            <text:p><text:s text:c="3"/>7,1 </text:p>
          </table:table-cell>
          <table:table-cell table:style-name="ce9" office:value-type="float" office:value="3.88980227797348" calcext:value-type="float">
            <text:p><text:s text:c="3"/>3,9 </text:p>
          </table:table-cell>
          <table:table-cell table:style-name="ce9" office:value-type="float" office:value="10.2642073848885" calcext:value-type="float">
            <text:p><text:s text:c="3"/>10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16.6839021048775" calcext:value-type="float">
            <text:p><text:s text:c="3"/>16,7 </text:p>
          </table:table-cell>
          <table:table-cell table:style-name="ce9" office:value-type="float" office:value="14.4806344110494" calcext:value-type="float">
            <text:p><text:s text:c="3"/>14,5 </text:p>
          </table:table-cell>
          <table:table-cell table:style-name="ce9" office:value-type="float" office:value="18.8871697987056" calcext:value-type="float">
            <text:p><text:s text:c="3"/>18,9 </text:p>
          </table:table-cell>
          <table:table-cell table:style-name="ce9" office:value-type="float" office:value="19.8411022860969" calcext:value-type="float">
            <text:p><text:s text:c="3"/>19,8 </text:p>
          </table:table-cell>
          <table:table-cell table:style-name="ce9" office:value-type="float" office:value="17.3030353128651" calcext:value-type="float">
            <text:p><text:s text:c="3"/>17,3 </text:p>
          </table:table-cell>
          <table:table-cell table:style-name="ce9" office:value-type="float" office:value="22.3791692593287" calcext:value-type="float">
            <text:p><text:s text:c="3"/>22,4 </text:p>
          </table:table-cell>
          <table:table-cell table:style-name="ce9" office:value-type="float" office:value="18.3764912541667" calcext:value-type="float">
            <text:p><text:s text:c="3"/>18,4 </text:p>
          </table:table-cell>
          <table:table-cell table:style-name="ce9" office:value-type="float" office:value="16.4469726305989" calcext:value-type="float">
            <text:p><text:s text:c="3"/>16,4 </text:p>
          </table:table-cell>
          <table:table-cell table:style-name="ce9" office:value-type="float" office:value="20.3060098777344" calcext:value-type="float">
            <text:p><text:s text:c="3"/>20,3 </text:p>
          </table:table-cell>
          <table:table-cell table:style-name="ce9" office:value-type="float" office:value="17.422838240928" calcext:value-type="float">
            <text:p><text:s text:c="3"/>17,4 </text:p>
          </table:table-cell>
          <table:table-cell table:style-name="ce9" office:value-type="float" office:value="14.3779743629309" calcext:value-type="float">
            <text:p><text:s text:c="3"/>14,4 </text:p>
          </table:table-cell>
          <table:table-cell table:style-name="ce9" office:value-type="float" office:value="20.4677021189251" calcext:value-type="float">
            <text:p><text:s text:c="3"/>20,5 </text:p>
          </table:table-cell>
          <table:table-cell table:style-name="ce9" office:value-type="float" office:value="16.8647571316163" calcext:value-type="float">
            <text:p><text:s text:c="3"/>16,9 </text:p>
          </table:table-cell>
          <table:table-cell table:style-name="ce9" office:value-type="float" office:value="13.5886824088018" calcext:value-type="float">
            <text:p><text:s text:c="3"/>13,6 </text:p>
          </table:table-cell>
          <table:table-cell table:style-name="ce9" office:value-type="float" office:value="20.1408318544307" calcext:value-type="float">
            <text:p><text:s text:c="3"/>20,1 </text:p>
          </table:table-cell>
          <table:table-cell table:style-name="ce9" office:value-type="float" office:value="21.5971943580288" calcext:value-type="float">
            <text:p><text:s text:c="3"/>21,6 </text:p>
          </table:table-cell>
          <table:table-cell table:style-name="ce9" office:value-type="float" office:value="18.3599341581857" calcext:value-type="float">
            <text:p><text:s text:c="3"/>18,4 </text:p>
          </table:table-cell>
          <table:table-cell table:style-name="ce9" office:value-type="float" office:value="24.834454557872" calcext:value-type="float">
            <text:p><text:s text:c="3"/>24,8 </text:p>
          </table:table-cell>
          <table:table-cell table:style-name="ce9" office:value-type="float" office:value="20.0031849055976" calcext:value-type="float">
            <text:p><text:s text:c="3"/>20,0 </text:p>
          </table:table-cell>
          <table:table-cell table:style-name="ce9" office:value-type="float" office:value="17.6273717517038" calcext:value-type="float">
            <text:p><text:s text:c="3"/>17,6 </text:p>
          </table:table-cell>
          <table:table-cell table:style-name="ce9" office:value-type="float" office:value="22.3789980594913" calcext:value-type="float">
            <text:p><text:s text:c="3"/>22,4 </text:p>
          </table:table-cell>
          <table:table-cell table:style-name="ce9" office:value-type="float" office:value="19.8006481508045" calcext:value-type="float">
            <text:p><text:s text:c="3"/>19,8 </text:p>
          </table:table-cell>
          <table:table-cell table:style-name="ce9" office:value-type="float" office:value="14.6321673889074" calcext:value-type="float">
            <text:p><text:s text:c="3"/>14,6 </text:p>
          </table:table-cell>
          <table:table-cell table:style-name="ce9" office:value-type="float" office:value="24.9691289127016" calcext:value-type="float">
            <text:p><text:s text:c="3"/>25,0 </text:p>
          </table:table-cell>
          <table:table-cell table:style-name="ce9" office:value-type="float" office:value="16.5295427768393" calcext:value-type="float">
            <text:p><text:s text:c="3"/>16,5 </text:p>
          </table:table-cell>
          <table:table-cell table:style-name="ce9" office:value-type="float" office:value="13.7159271301995" calcext:value-type="float">
            <text:p><text:s text:c="3"/>13,7 </text:p>
          </table:table-cell>
          <table:table-cell table:style-name="ce9" office:value-type="float" office:value="19.3431584234791" calcext:value-type="float">
            <text:p><text:s text:c="3"/>19,3 </text:p>
          </table:table-cell>
          <table:table-cell table:style-name="ce9" office:value-type="float" office:value="18.271206763322" calcext:value-type="float">
            <text:p><text:s text:c="3"/>18,3 </text:p>
          </table:table-cell>
          <table:table-cell table:style-name="ce9" office:value-type="float" office:value="15.5782511930022" calcext:value-type="float">
            <text:p><text:s text:c="3"/>15,6 </text:p>
          </table:table-cell>
          <table:table-cell table:style-name="ce9" office:value-type="float" office:value="20.9641623336418" calcext:value-type="float">
            <text:p><text:s text:c="3"/>21,0 </text:p>
          </table:table-cell>
          <table:table-cell table:style-name="ce9" office:value-type="float" office:value="16.9344331642998" calcext:value-type="float">
            <text:p><text:s text:c="3"/>16,9 </text:p>
          </table:table-cell>
          <table:table-cell table:style-name="ce9" office:value-type="float" office:value="14.2288461175148" calcext:value-type="float">
            <text:p><text:s text:c="3"/>14,2 </text:p>
          </table:table-cell>
          <table:table-cell table:style-name="ce9" office:value-type="float" office:value="19.6400202110847" calcext:value-type="float">
            <text:p><text:s text:c="3"/>19,6 </text:p>
          </table:table-cell>
          <table:table-cell table:style-name="ce9" office:value-type="float" office:value="14.9404621652954" calcext:value-type="float">
            <text:p><text:s text:c="3"/>14,9 </text:p>
          </table:table-cell>
          <table:table-cell table:style-name="ce9" office:value-type="float" office:value="11.5117731717452" calcext:value-type="float">
            <text:p><text:s text:c="3"/>11,5 </text:p>
          </table:table-cell>
          <table:table-cell table:style-name="ce9" office:value-type="float" office:value="18.3691511588457" calcext:value-type="float">
            <text:p><text:s text:c="3"/>18,4 </text:p>
          </table:table-cell>
          <table:table-cell table:style-name="ce9" office:value-type="float" office:value="17.9578404280223" calcext:value-type="float">
            <text:p><text:s text:c="3"/>18,0 </text:p>
          </table:table-cell>
          <table:table-cell table:style-name="ce9" office:value-type="float" office:value="15.5994596024013" calcext:value-type="float">
            <text:p><text:s text:c="3"/>15,6 </text:p>
          </table:table-cell>
          <table:table-cell table:style-name="ce9" office:value-type="float" office:value="20.3162212536433" calcext:value-type="float">
            <text:p><text:s text:c="3"/>20,3 </text:p>
          </table:table-cell>
          <table:table-cell table:style-name="ce9" office:value-type="float" office:value="23.0123187340007" calcext:value-type="float">
            <text:p><text:s text:c="3"/>23,0 </text:p>
          </table:table-cell>
          <table:table-cell table:style-name="ce9" office:value-type="float" office:value="20.1269616751997" calcext:value-type="float">
            <text:p><text:s text:c="3"/>20,1 </text:p>
          </table:table-cell>
          <table:table-cell table:style-name="ce9" office:value-type="float" office:value="25.8976757928016" calcext:value-type="float">
            <text:p><text:s text:c="3"/>25,9 </text:p>
          </table:table-cell>
          <table:table-cell table:style-name="ce9" office:value-type="float" office:value="21.0338532331983" calcext:value-type="float">
            <text:p><text:s text:c="3"/>21,0 </text:p>
          </table:table-cell>
          <table:table-cell table:style-name="ce9" office:value-type="float" office:value="18.6301461156666" calcext:value-type="float">
            <text:p><text:s text:c="3"/>18,6 </text:p>
          </table:table-cell>
          <table:table-cell table:style-name="ce9" office:value-type="float" office:value="23.4375603507299" calcext:value-type="float">
            <text:p><text:s text:c="3"/>23,4 </text:p>
          </table:table-cell>
          <table:table-cell table:style-name="ce9" office:value-type="float" office:value="21.0138139771426" calcext:value-type="float">
            <text:p><text:s text:c="3"/>21,0 </text:p>
          </table:table-cell>
          <table:table-cell table:style-name="ce9" office:value-type="float" office:value="16.4589243661527" calcext:value-type="float">
            <text:p><text:s text:c="3"/>16,5 </text:p>
          </table:table-cell>
          <table:table-cell table:style-name="ce9" office:value-type="float" office:value="25.5687035881324" calcext:value-type="float">
            <text:p><text:s text:c="3"/>25,6 </text:p>
          </table:table-cell>
          <table:table-cell table:style-name="ce9" office:value-type="float" office:value="11.3385718192034" calcext:value-type="float">
            <text:p><text:s text:c="3"/>11,3 </text:p>
          </table:table-cell>
          <table:table-cell table:style-name="ce9" office:value-type="float" office:value="6.31482212165487" calcext:value-type="float">
            <text:p><text:s text:c="3"/>6,3 </text:p>
          </table:table-cell>
          <table:table-cell table:style-name="ce9" office:value-type="float" office:value="16.362321516752" calcext:value-type="float">
            <text:p><text:s text:c="3"/>16,4 </text:p>
          </table:table-cell>
          <table:table-cell table:style-name="ce9" office:value-type="float" office:value="13.094157310676" calcext:value-type="float">
            <text:p><text:s text:c="3"/>13,1 </text:p>
          </table:table-cell>
          <table:table-cell table:style-name="ce9" office:value-type="float" office:value="10.4353388538213" calcext:value-type="float">
            <text:p><text:s text:c="3"/>10,4 </text:p>
          </table:table-cell>
          <table:table-cell table:style-name="ce9" office:value-type="float" office:value="15.7529757675307" calcext:value-type="float">
            <text:p><text:s text:c="3"/>15,8 </text:p>
          </table:table-cell>
          <table:table-cell table:style-name="ce9" office:value-type="float" office:value="14.2390221233145" calcext:value-type="float">
            <text:p><text:s text:c="3"/>14,2 </text:p>
          </table:table-cell>
          <table:table-cell table:style-name="ce9" office:value-type="float" office:value="11.9906124479099" calcext:value-type="float">
            <text:p><text:s text:c="3"/>12,0 </text:p>
          </table:table-cell>
          <table:table-cell table:style-name="ce9" office:value-type="float" office:value="16.4874317987192" calcext:value-type="float">
            <text:p><text:s text:c="3"/>16,5 </text:p>
          </table:table-cell>
          <table:table-cell table:style-name="ce9" office:value-type="float" office:value="11.7970556548935" calcext:value-type="float">
            <text:p><text:s text:c="3"/>11,8 </text:p>
          </table:table-cell>
          <table:table-cell table:style-name="ce9" office:value-type="float" office:value="8.62926837871913" calcext:value-type="float">
            <text:p><text:s text:c="3"/>8,6 </text:p>
          </table:table-cell>
          <table:table-cell table:style-name="ce9" office:value-type="float" office:value="14.9648429310678" calcext:value-type="float">
            <text:p><text:s text:c="3"/>15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20.9248359674369" calcext:value-type="float">
            <text:p><text:s text:c="3"/>20,9 </text:p>
          </table:table-cell>
          <table:table-cell table:style-name="ce9" office:value-type="float" office:value="18.2856857772375" calcext:value-type="float">
            <text:p><text:s text:c="3"/>18,3 </text:p>
          </table:table-cell>
          <table:table-cell table:style-name="ce9" office:value-type="float" office:value="23.5639861576364" calcext:value-type="float">
            <text:p><text:s text:c="3"/>23,6 </text:p>
          </table:table-cell>
          <table:table-cell table:style-name="ce9" office:value-type="float" office:value="25.2816896880628" calcext:value-type="float">
            <text:p><text:s text:c="3"/>25,3 </text:p>
          </table:table-cell>
          <table:table-cell table:style-name="ce9" office:value-type="float" office:value="22.1294838400658" calcext:value-type="float">
            <text:p><text:s text:c="3"/>22,1 </text:p>
          </table:table-cell>
          <table:table-cell table:style-name="ce9" office:value-type="float" office:value="28.4338955360599" calcext:value-type="float">
            <text:p><text:s text:c="3"/>28,4 </text:p>
          </table:table-cell>
          <table:table-cell table:style-name="ce9" office:value-type="float" office:value="22.9567037988547" calcext:value-type="float">
            <text:p><text:s text:c="3"/>23,0 </text:p>
          </table:table-cell>
          <table:table-cell table:style-name="ce9" office:value-type="float" office:value="19.6066314038823" calcext:value-type="float">
            <text:p><text:s text:c="3"/>19,6 </text:p>
          </table:table-cell>
          <table:table-cell table:style-name="ce9" office:value-type="float" office:value="26.3067761938271" calcext:value-type="float">
            <text:p><text:s text:c="3"/>26,3 </text:p>
          </table:table-cell>
          <table:table-cell table:style-name="ce9" office:value-type="float" office:value="25.7232105419133" calcext:value-type="float">
            <text:p><text:s text:c="3"/>25,7 </text:p>
          </table:table-cell>
          <table:table-cell table:style-name="ce9" office:value-type="float" office:value="19.3545231668757" calcext:value-type="float">
            <text:p><text:s text:c="3"/>19,4 </text:p>
          </table:table-cell>
          <table:table-cell table:style-name="ce9" office:value-type="float" office:value="32.0918979169508" calcext:value-type="float">
            <text:p><text:s text:c="3"/>32,1 </text:p>
          </table:table-cell>
          <table:table-cell table:style-name="ce9" office:value-type="float" office:value="21.4832175241643" calcext:value-type="float">
            <text:p><text:s text:c="3"/>21,5 </text:p>
          </table:table-cell>
          <table:table-cell table:style-name="ce9" office:value-type="float" office:value="18.3546956071928" calcext:value-type="float">
            <text:p><text:s text:c="3"/>18,4 </text:p>
          </table:table-cell>
          <table:table-cell table:style-name="ce9" office:value-type="float" office:value="24.6117394411358" calcext:value-type="float">
            <text:p><text:s text:c="3"/>24,6 </text:p>
          </table:table-cell>
          <table:table-cell table:style-name="ce9" office:value-type="float" office:value="25.5329580058534" calcext:value-type="float">
            <text:p><text:s text:c="3"/>25,5 </text:p>
          </table:table-cell>
          <table:table-cell table:style-name="ce9" office:value-type="float" office:value="21.5882681996695" calcext:value-type="float">
            <text:p><text:s text:c="3"/>21,6 </text:p>
          </table:table-cell>
          <table:table-cell table:style-name="ce9" office:value-type="float" office:value="29.4776478120373" calcext:value-type="float">
            <text:p><text:s text:c="3"/>29,5 </text:p>
          </table:table-cell>
          <table:table-cell table:style-name="ce9" office:value-type="float" office:value="24.5567754387582" calcext:value-type="float">
            <text:p><text:s text:c="3"/>24,6 </text:p>
          </table:table-cell>
          <table:table-cell table:style-name="ce9" office:value-type="float" office:value="20.8256297380708" calcext:value-type="float">
            <text:p><text:s text:c="3"/>20,8 </text:p>
          </table:table-cell>
          <table:table-cell table:style-name="ce9" office:value-type="float" office:value="28.2879211394456" calcext:value-type="float">
            <text:p><text:s text:c="3"/>28,3 </text:p>
          </table:table-cell>
          <table:table-cell table:style-name="ce9" office:value-type="float" office:value="23.492388861334" calcext:value-type="float">
            <text:p><text:s text:c="3"/>23,5 </text:p>
          </table:table-cell>
          <table:table-cell table:style-name="ce9" office:value-type="float" office:value="16.9730271276024" calcext:value-type="float">
            <text:p><text:s text:c="3"/>17,0 </text:p>
          </table:table-cell>
          <table:table-cell table:style-name="ce9" office:value-type="float" office:value="30.0117505950656" calcext:value-type="float">
            <text:p><text:s text:c="3"/>30,0 </text:p>
          </table:table-cell>
          <table:table-cell table:style-name="ce9" office:value-type="float" office:value="20.4489281092608" calcext:value-type="float">
            <text:p><text:s text:c="3"/>20,4 </text:p>
          </table:table-cell>
          <table:table-cell table:style-name="ce9" office:value-type="float" office:value="17.332417703871" calcext:value-type="float">
            <text:p><text:s text:c="3"/>17,3 </text:p>
          </table:table-cell>
          <table:table-cell table:style-name="ce9" office:value-type="float" office:value="23.5654385146506" calcext:value-type="float">
            <text:p><text:s text:c="3"/>23,6 </text:p>
          </table:table-cell>
          <table:table-cell table:style-name="ce9" office:value-type="float" office:value="25.0652990858444" calcext:value-type="float">
            <text:p><text:s text:c="3"/>25,1 </text:p>
          </table:table-cell>
          <table:table-cell table:style-name="ce9" office:value-type="float" office:value="21.8236186825389" calcext:value-type="float">
            <text:p><text:s text:c="3"/>21,8 </text:p>
          </table:table-cell>
          <table:table-cell table:style-name="ce9" office:value-type="float" office:value="28.3069794891499" calcext:value-type="float">
            <text:p><text:s text:c="3"/>28,3 </text:p>
          </table:table-cell>
          <table:table-cell table:style-name="ce9" office:value-type="float" office:value="21.5107372495507" calcext:value-type="float">
            <text:p><text:s text:c="3"/>21,5 </text:p>
          </table:table-cell>
          <table:table-cell table:style-name="ce9" office:value-type="float" office:value="17.4778720896229" calcext:value-type="float">
            <text:p><text:s text:c="3"/>17,5 </text:p>
          </table:table-cell>
          <table:table-cell table:style-name="ce9" office:value-type="float" office:value="25.5436024094784" calcext:value-type="float">
            <text:p><text:s text:c="3"/>25,5 </text:p>
          </table:table-cell>
          <table:table-cell table:style-name="ce9" office:value-type="float" office:value="27.9799277116349" calcext:value-type="float">
            <text:p><text:s text:c="3"/>28,0 </text:p>
          </table:table-cell>
          <table:table-cell table:style-name="ce9" office:value-type="float" office:value="18.267854338225" calcext:value-type="float">
            <text:p><text:s text:c="3"/>18,3 </text:p>
          </table:table-cell>
          <table:table-cell table:style-name="ce9" office:value-type="float" office:value="37.6920010850448" calcext:value-type="float">
            <text:p><text:s text:c="3"/>37,7 </text:p>
          </table:table-cell>
          <table:table-cell table:style-name="ce9" office:value-type="float" office:value="24.404250425196" calcext:value-type="float">
            <text:p><text:s text:c="3"/>24,4 </text:p>
          </table:table-cell>
          <table:table-cell table:style-name="ce9" office:value-type="float" office:value="21.1559701500873" calcext:value-type="float">
            <text:p><text:s text:c="3"/>21,2 </text:p>
          </table:table-cell>
          <table:table-cell table:style-name="ce9" office:value-type="float" office:value="27.6525307003046" calcext:value-type="float">
            <text:p><text:s text:c="3"/>27,7 </text:p>
          </table:table-cell>
          <table:table-cell table:style-name="ce9" office:value-type="float" office:value="30.5650307436479" calcext:value-type="float">
            <text:p><text:s text:c="3"/>30,6 </text:p>
          </table:table-cell>
          <table:table-cell table:style-name="ce9" office:value-type="float" office:value="27.5506364911282" calcext:value-type="float">
            <text:p><text:s text:c="3"/>27,6 </text:p>
          </table:table-cell>
          <table:table-cell table:style-name="ce9" office:value-type="float" office:value="33.5794249961676" calcext:value-type="float">
            <text:p><text:s text:c="3"/>33,6 </text:p>
          </table:table-cell>
          <table:table-cell table:style-name="ce9" office:value-type="float" office:value="28.8114547037045" calcext:value-type="float">
            <text:p><text:s text:c="3"/>28,8 </text:p>
          </table:table-cell>
          <table:table-cell table:style-name="ce9" office:value-type="float" office:value="25.8097530611425" calcext:value-type="float">
            <text:p><text:s text:c="3"/>25,8 </text:p>
          </table:table-cell>
          <table:table-cell table:style-name="ce9" office:value-type="float" office:value="31.8131563462666" calcext:value-type="float">
            <text:p><text:s text:c="3"/>31,8 </text:p>
          </table:table-cell>
          <table:table-cell table:style-name="ce9" office:value-type="float" office:value="31.9816973741805" calcext:value-type="float">
            <text:p><text:s text:c="3"/>32,0 </text:p>
          </table:table-cell>
          <table:table-cell table:style-name="ce9" office:value-type="float" office:value="23.1972470366322" calcext:value-type="float">
            <text:p><text:s text:c="3"/>23,2 </text:p>
          </table:table-cell>
          <table:table-cell table:style-name="ce9" office:value-type="float" office:value="40.7661477117289" calcext:value-type="float">
            <text:p><text:s text:c="3"/>40,8 </text:p>
          </table:table-cell>
          <table:table-cell table:style-name="ce9" office:value-type="float" office:value="11.5555863979808" calcext:value-type="float">
            <text:p><text:s text:c="3"/>11,6 </text:p>
          </table:table-cell>
          <table:table-cell table:style-name="ce9" office:value-type="float" office:value="8.01574631038236" calcext:value-type="float">
            <text:p><text:s text:c="3"/>8,0 </text:p>
          </table:table-cell>
          <table:table-cell table:style-name="ce9" office:value-type="float" office:value="15.0954264855792" calcext:value-type="float">
            <text:p><text:s text:c="3"/>15,1 </text:p>
          </table:table-cell>
          <table:table-cell table:style-name="ce9" office:value-type="float" office:value="14.8366215881893" calcext:value-type="float">
            <text:p><text:s text:c="3"/>14,8 </text:p>
          </table:table-cell>
          <table:table-cell table:style-name="ce9" office:value-type="float" office:value="11.8346475954216" calcext:value-type="float">
            <text:p><text:s text:c="3"/>11,8 </text:p>
          </table:table-cell>
          <table:table-cell table:style-name="ce9" office:value-type="float" office:value="17.838595580957" calcext:value-type="float">
            <text:p><text:s text:c="3"/>17,8 </text:p>
          </table:table-cell>
          <table:table-cell table:style-name="ce9" office:value-type="float" office:value="13.0194146872521" calcext:value-type="float">
            <text:p><text:s text:c="3"/>13,0 </text:p>
          </table:table-cell>
          <table:table-cell table:style-name="ce9" office:value-type="float" office:value="9.69924365833093" calcext:value-type="float">
            <text:p><text:s text:c="3"/>9,7 </text:p>
          </table:table-cell>
          <table:table-cell table:style-name="ce9" office:value-type="float" office:value="16.3395857161732" calcext:value-type="float">
            <text:p><text:s text:c="3"/>16,3 </text:p>
          </table:table-cell>
          <table:table-cell table:style-name="ce9" office:value-type="float" office:value="12.5826693297428" calcext:value-type="float">
            <text:p><text:s text:c="3"/>12,6 </text:p>
          </table:table-cell>
          <table:table-cell table:style-name="ce9" office:value-type="float" office:value="7.00189269859668" calcext:value-type="float">
            <text:p><text:s text:c="3"/>7,0 </text:p>
          </table:table-cell>
          <table:table-cell table:style-name="ce9" office:value-type="float" office:value="18.1634459608889" calcext:value-type="float">
            <text:p><text:s text:c="3"/>18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15.3773221374138" calcext:value-type="float">
            <text:p><text:s text:c="3"/>15,4 </text:p>
          </table:table-cell>
          <table:table-cell table:style-name="ce9" office:value-type="float" office:value="13.0615776485069" calcext:value-type="float">
            <text:p><text:s text:c="3"/>13,1 </text:p>
          </table:table-cell>
          <table:table-cell table:style-name="ce9" office:value-type="float" office:value="17.6930666263207" calcext:value-type="float">
            <text:p><text:s text:c="3"/>17,7 </text:p>
          </table:table-cell>
          <table:table-cell table:style-name="ce9" office:value-type="float" office:value="18.5630709480094" calcext:value-type="float">
            <text:p><text:s text:c="3"/>18,6 </text:p>
          </table:table-cell>
          <table:table-cell table:style-name="ce9" office:value-type="float" office:value="15.6109983999738" calcext:value-type="float">
            <text:p><text:s text:c="3"/>15,6 </text:p>
          </table:table-cell>
          <table:table-cell table:style-name="ce9" office:value-type="float" office:value="21.5151434960449" calcext:value-type="float">
            <text:p><text:s text:c="3"/>21,5 </text:p>
          </table:table-cell>
          <table:table-cell table:style-name="ce9" office:value-type="float" office:value="22.1714914167687" calcext:value-type="float">
            <text:p><text:s text:c="3"/>22,2 </text:p>
          </table:table-cell>
          <table:table-cell table:style-name="ce9" office:value-type="float" office:value="18.6643389240501" calcext:value-type="float">
            <text:p><text:s text:c="3"/>18,7 </text:p>
          </table:table-cell>
          <table:table-cell table:style-name="ce9" office:value-type="float" office:value="25.6786439094874" calcext:value-type="float">
            <text:p><text:s text:c="3"/>25,7 </text:p>
          </table:table-cell>
          <table:table-cell table:style-name="ce9" office:value-type="float" office:value="17.7216932873175" calcext:value-type="float">
            <text:p><text:s text:c="3"/>17,7 </text:p>
          </table:table-cell>
          <table:table-cell table:style-name="ce9" office:value-type="float" office:value="14.7019506230637" calcext:value-type="float">
            <text:p><text:s text:c="3"/>14,7 </text:p>
          </table:table-cell>
          <table:table-cell table:style-name="ce9" office:value-type="float" office:value="20.7414359515712" calcext:value-type="float">
            <text:p><text:s text:c="3"/>20,7 </text:p>
          </table:table-cell>
          <table:table-cell table:style-name="ce9" office:value-type="float" office:value="16.3275824918658" calcext:value-type="float">
            <text:p><text:s text:c="3"/>16,3 </text:p>
          </table:table-cell>
          <table:table-cell table:style-name="ce9" office:value-type="float" office:value="13.0503919061051" calcext:value-type="float">
            <text:p><text:s text:c="3"/>13,1 </text:p>
          </table:table-cell>
          <table:table-cell table:style-name="ce9" office:value-type="float" office:value="19.6047730776265" calcext:value-type="float">
            <text:p><text:s text:c="3"/>19,6 </text:p>
          </table:table-cell>
          <table:table-cell table:style-name="ce9" office:value-type="float" office:value="20.071860649759" calcext:value-type="float">
            <text:p><text:s text:c="3"/>20,1 </text:p>
          </table:table-cell>
          <table:table-cell table:style-name="ce9" office:value-type="float" office:value="16.4457972985898" calcext:value-type="float">
            <text:p><text:s text:c="3"/>16,4 </text:p>
          </table:table-cell>
          <table:table-cell table:style-name="ce9" office:value-type="float" office:value="23.6979240009281" calcext:value-type="float">
            <text:p><text:s text:c="3"/>23,7 </text:p>
          </table:table-cell>
          <table:table-cell table:style-name="ce9" office:value-type="float" office:value="22.4813264715395" calcext:value-type="float">
            <text:p><text:s text:c="3"/>22,5 </text:p>
          </table:table-cell>
          <table:table-cell table:style-name="ce9" office:value-type="float" office:value="19.0270545751077" calcext:value-type="float">
            <text:p><text:s text:c="3"/>19,0 </text:p>
          </table:table-cell>
          <table:table-cell table:style-name="ce9" office:value-type="float" office:value="25.9355983679713" calcext:value-type="float">
            <text:p><text:s text:c="3"/>25,9 </text:p>
          </table:table-cell>
          <table:table-cell table:style-name="ce9" office:value-type="float" office:value="17.2563317217471" calcext:value-type="float">
            <text:p><text:s text:c="3"/>17,3 </text:p>
          </table:table-cell>
          <table:table-cell table:style-name="ce9" office:value-type="float" office:value="9.83658689270679" calcext:value-type="float">
            <text:p><text:s text:c="3"/>9,8 </text:p>
          </table:table-cell>
          <table:table-cell table:style-name="ce9" office:value-type="float" office:value="24.6760765507874" calcext:value-type="float">
            <text:p><text:s text:c="3"/>24,7 </text:p>
          </table:table-cell>
          <table:table-cell table:style-name="ce9" office:value-type="float" office:value="14.6731396756924" calcext:value-type="float">
            <text:p><text:s text:c="3"/>14,7 </text:p>
          </table:table-cell>
          <table:table-cell table:style-name="ce9" office:value-type="float" office:value="12.2605609577436" calcext:value-type="float">
            <text:p><text:s text:c="3"/>12,3 </text:p>
          </table:table-cell>
          <table:table-cell table:style-name="ce9" office:value-type="float" office:value="17.0857183936412" calcext:value-type="float">
            <text:p><text:s text:c="3"/>17,1 </text:p>
          </table:table-cell>
          <table:table-cell table:style-name="ce9" office:value-type="float" office:value="17.2810951750588" calcext:value-type="float">
            <text:p><text:s text:c="3"/>17,3 </text:p>
          </table:table-cell>
          <table:table-cell table:style-name="ce9" office:value-type="float" office:value="13.6768191011276" calcext:value-type="float">
            <text:p><text:s text:c="3"/>13,7 </text:p>
          </table:table-cell>
          <table:table-cell table:style-name="ce9" office:value-type="float" office:value="20.8853712489901" calcext:value-type="float">
            <text:p><text:s text:c="3"/>20,9 </text:p>
          </table:table-cell>
          <table:table-cell table:style-name="ce9" office:value-type="float" office:value="21.8955750501084" calcext:value-type="float">
            <text:p><text:s text:c="3"/>21,9 </text:p>
          </table:table-cell>
          <table:table-cell table:style-name="ce9" office:value-type="float" office:value="17.4002896502495" calcext:value-type="float">
            <text:p><text:s text:c="3"/>17,4 </text:p>
          </table:table-cell>
          <table:table-cell table:style-name="ce9" office:value-type="float" office:value="26.3908604499674" calcext:value-type="float">
            <text:p><text:s text:c="3"/>26,4 </text:p>
          </table:table-cell>
          <table:table-cell table:style-name="ce9" office:value-type="float" office:value="18.1629493350689" calcext:value-type="float">
            <text:p><text:s text:c="3"/>18,2 </text:p>
          </table:table-cell>
          <table:table-cell table:style-name="ce9" office:value-type="float" office:value="12.8426786270813" calcext:value-type="float">
            <text:p><text:s text:c="3"/>12,8 </text:p>
          </table:table-cell>
          <table:table-cell table:style-name="ce9" office:value-type="float" office:value="23.4832200430566" calcext:value-type="float">
            <text:p><text:s text:c="3"/>23,5 </text:p>
          </table:table-cell>
          <table:table-cell table:style-name="ce9" office:value-type="float" office:value="16.2374886447511" calcext:value-type="float">
            <text:p><text:s text:c="3"/>16,2 </text:p>
          </table:table-cell>
          <table:table-cell table:style-name="ce9" office:value-type="float" office:value="13.3145484785152" calcext:value-type="float">
            <text:p><text:s text:c="3"/>13,3 </text:p>
          </table:table-cell>
          <table:table-cell table:style-name="ce9" office:value-type="float" office:value="19.1604288109871" calcext:value-type="float">
            <text:p><text:s text:c="3"/>19,2 </text:p>
          </table:table-cell>
          <table:table-cell table:style-name="ce9" office:value-type="float" office:value="18.1004288730647" calcext:value-type="float">
            <text:p><text:s text:c="3"/>18,1 </text:p>
          </table:table-cell>
          <table:table-cell table:style-name="ce9" office:value-type="float" office:value="14.2727849364969" calcext:value-type="float">
            <text:p><text:s text:c="3"/>14,3 </text:p>
          </table:table-cell>
          <table:table-cell table:style-name="ce9" office:value-type="float" office:value="21.9280728096324" calcext:value-type="float">
            <text:p><text:s text:c="3"/>21,9 </text:p>
          </table:table-cell>
          <table:table-cell table:style-name="ce9" office:value-type="float" office:value="27.2734988555739" calcext:value-type="float">
            <text:p><text:s text:c="3"/>27,3 </text:p>
          </table:table-cell>
          <table:table-cell table:style-name="ce9" office:value-type="float" office:value="22.5369945649032" calcext:value-type="float">
            <text:p><text:s text:c="3"/>22,5 </text:p>
          </table:table-cell>
          <table:table-cell table:style-name="ce9" office:value-type="float" office:value="32.0100031462447" calcext:value-type="float">
            <text:p><text:s text:c="3"/>32,0 </text:p>
          </table:table-cell>
          <table:table-cell table:style-name="ce9" office:value-type="float" office:value="19.6445671080498" calcext:value-type="float">
            <text:p><text:s text:c="3"/>19,6 </text:p>
          </table:table-cell>
          <table:table-cell table:style-name="ce9" office:value-type="float" office:value="15.5135803573402" calcext:value-type="float">
            <text:p><text:s text:c="3"/>15,5 </text:p>
          </table:table-cell>
          <table:table-cell table:style-name="ce9" office:value-type="float" office:value="23.7755538587594" calcext:value-type="float">
            <text:p><text:s text:c="3"/>23,8 </text:p>
          </table:table-cell>
          <table:table-cell table:style-name="ce9" office:value-type="float" office:value="13.1315385928779" calcext:value-type="float">
            <text:p><text:s text:c="3"/>13,1 </text:p>
          </table:table-cell>
          <table:table-cell table:style-name="ce9" office:value-type="float" office:value="9.10004397397514" calcext:value-type="float">
            <text:p><text:s text:c="3"/>9,1 </text:p>
          </table:table-cell>
          <table:table-cell table:style-name="ce9" office:value-type="float" office:value="17.1630332117806" calcext:value-type="float">
            <text:p><text:s text:c="3"/>17,2 </text:p>
          </table:table-cell>
          <table:table-cell table:style-name="ce9" office:value-type="float" office:value="19.3404560415504" calcext:value-type="float">
            <text:p><text:s text:c="3"/>19,3 </text:p>
          </table:table-cell>
          <table:table-cell table:style-name="ce9" office:value-type="float" office:value="14.8277549509024" calcext:value-type="float">
            <text:p><text:s text:c="3"/>14,8 </text:p>
          </table:table-cell>
          <table:table-cell table:style-name="ce9" office:value-type="float" office:value="23.8531571321984" calcext:value-type="float">
            <text:p><text:s text:c="3"/>23,9 </text:p>
          </table:table-cell>
          <table:table-cell table:style-name="ce9" office:value-type="float" office:value="16.7263496855179" calcext:value-type="float">
            <text:p><text:s text:c="3"/>16,7 </text:p>
          </table:table-cell>
          <table:table-cell table:style-name="ce9" office:value-type="float" office:value="12.9422838228523" calcext:value-type="float">
            <text:p><text:s text:c="3"/>12,9 </text:p>
          </table:table-cell>
          <table:table-cell table:style-name="ce9" office:value-type="float" office:value="20.5104155481835" calcext:value-type="float">
            <text:p><text:s text:c="3"/>20,5 </text:p>
          </table:table-cell>
          <table:table-cell table:style-name="ce9" office:value-type="float" office:value="14.794851816458" calcext:value-type="float">
            <text:p><text:s text:c="3"/>14,8 </text:p>
          </table:table-cell>
          <table:table-cell table:style-name="ce9" office:value-type="float" office:value="10.5443332814721" calcext:value-type="float">
            <text:p><text:s text:c="3"/>10,5 </text:p>
          </table:table-cell>
          <table:table-cell table:style-name="ce9" office:value-type="float" office:value="19.045370351444" calcext:value-type="float">
            <text:p><text:s text:c="3"/>19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14.6370559233682" calcext:value-type="float">
            <text:p><text:s text:c="3"/>14,6 </text:p>
          </table:table-cell>
          <table:table-cell table:style-name="ce9" office:value-type="float" office:value="12.3816093449835" calcext:value-type="float">
            <text:p><text:s text:c="3"/>12,4 </text:p>
          </table:table-cell>
          <table:table-cell table:style-name="ce9" office:value-type="float" office:value="16.8925025017528" calcext:value-type="float">
            <text:p><text:s text:c="3"/>16,9 </text:p>
          </table:table-cell>
          <table:table-cell table:style-name="ce9" office:value-type="float" office:value="16.1021185630267" calcext:value-type="float">
            <text:p><text:s text:c="3"/>16,1 </text:p>
          </table:table-cell>
          <table:table-cell table:style-name="ce9" office:value-type="float" office:value="13.6650283743658" calcext:value-type="float">
            <text:p><text:s text:c="3"/>13,7 </text:p>
          </table:table-cell>
          <table:table-cell table:style-name="ce9" office:value-type="float" office:value="18.5392087516876" calcext:value-type="float">
            <text:p><text:s text:c="3"/>18,5 </text:p>
          </table:table-cell>
          <table:table-cell table:style-name="ce9" office:value-type="float" office:value="17.794474997893" calcext:value-type="float">
            <text:p><text:s text:c="3"/>17,8 </text:p>
          </table:table-cell>
          <table:table-cell table:style-name="ce9" office:value-type="float" office:value="15.2024464794725" calcext:value-type="float">
            <text:p><text:s text:c="3"/>15,2 </text:p>
          </table:table-cell>
          <table:table-cell table:style-name="ce9" office:value-type="float" office:value="20.3865035163134" calcext:value-type="float">
            <text:p><text:s text:c="3"/>20,4 </text:p>
          </table:table-cell>
          <table:table-cell table:style-name="ce9" office:value-type="float" office:value="14.3375698452868" calcext:value-type="float">
            <text:p><text:s text:c="3"/>14,3 </text:p>
          </table:table-cell>
          <table:table-cell table:style-name="ce9" office:value-type="float" office:value="10.0253030703262" calcext:value-type="float">
            <text:p><text:s text:c="3"/>10,0 </text:p>
          </table:table-cell>
          <table:table-cell table:style-name="ce9" office:value-type="float" office:value="18.6498366202474" calcext:value-type="float">
            <text:p><text:s text:c="3"/>18,6 </text:p>
          </table:table-cell>
          <table:table-cell table:style-name="ce9" office:value-type="float" office:value="15.5188394353883" calcext:value-type="float">
            <text:p><text:s text:c="3"/>15,5 </text:p>
          </table:table-cell>
          <table:table-cell table:style-name="ce9" office:value-type="float" office:value="12.5474177658635" calcext:value-type="float">
            <text:p><text:s text:c="3"/>12,5 </text:p>
          </table:table-cell>
          <table:table-cell table:style-name="ce9" office:value-type="float" office:value="18.490261104913" calcext:value-type="float">
            <text:p><text:s text:c="3"/>18,5 </text:p>
          </table:table-cell>
          <table:table-cell table:style-name="ce9" office:value-type="float" office:value="16.0208400028545" calcext:value-type="float">
            <text:p><text:s text:c="3"/>16,0 </text:p>
          </table:table-cell>
          <table:table-cell table:style-name="ce9" office:value-type="float" office:value="13.281055679671" calcext:value-type="float">
            <text:p><text:s text:c="3"/>13,3 </text:p>
          </table:table-cell>
          <table:table-cell table:style-name="ce9" office:value-type="float" office:value="18.760624326038" calcext:value-type="float">
            <text:p><text:s text:c="3"/>18,8 </text:p>
          </table:table-cell>
          <table:table-cell table:style-name="ce9" office:value-type="float" office:value="18.7813243105934" calcext:value-type="float">
            <text:p><text:s text:c="3"/>18,8 </text:p>
          </table:table-cell>
          <table:table-cell table:style-name="ce9" office:value-type="float" office:value="15.6125791708675" calcext:value-type="float">
            <text:p><text:s text:c="3"/>15,6 </text:p>
          </table:table-cell>
          <table:table-cell table:style-name="ce9" office:value-type="float" office:value="21.9500694503193" calcext:value-type="float">
            <text:p><text:s text:c="3"/>22,0 </text:p>
          </table:table-cell>
          <table:table-cell table:style-name="ce9" office:value-type="float" office:value="12.6220793138282" calcext:value-type="float">
            <text:p><text:s text:c="3"/>12,6 </text:p>
          </table:table-cell>
          <table:table-cell table:style-name="ce9" office:value-type="float" office:value="9.37543574551187" calcext:value-type="float">
            <text:p><text:s text:c="3"/>9,4 </text:p>
          </table:table-cell>
          <table:table-cell table:style-name="ce9" office:value-type="float" office:value="15.8687228821445" calcext:value-type="float">
            <text:p><text:s text:c="3"/>15,9 </text:p>
          </table:table-cell>
          <table:table-cell table:style-name="ce9" office:value-type="float" office:value="13.9740439564195" calcext:value-type="float">
            <text:p><text:s text:c="3"/>14,0 </text:p>
          </table:table-cell>
          <table:table-cell table:style-name="ce9" office:value-type="float" office:value="11.1572014972949" calcext:value-type="float">
            <text:p><text:s text:c="3"/>11,2 </text:p>
          </table:table-cell>
          <table:table-cell table:style-name="ce9" office:value-type="float" office:value="16.7908864155441" calcext:value-type="float">
            <text:p><text:s text:c="3"/>16,8 </text:p>
          </table:table-cell>
          <table:table-cell table:style-name="ce9" office:value-type="float" office:value="16.1679513094144" calcext:value-type="float">
            <text:p><text:s text:c="3"/>16,2 </text:p>
          </table:table-cell>
          <table:table-cell table:style-name="ce9" office:value-type="float" office:value="13.4096990452523" calcext:value-type="float">
            <text:p><text:s text:c="3"/>13,4 </text:p>
          </table:table-cell>
          <table:table-cell table:style-name="ce9" office:value-type="float" office:value="18.9262035735764" calcext:value-type="float">
            <text:p><text:s text:c="3"/>18,9 </text:p>
          </table:table-cell>
          <table:table-cell table:style-name="ce9" office:value-type="float" office:value="16.8955838928739" calcext:value-type="float">
            <text:p><text:s text:c="3"/>16,9 </text:p>
          </table:table-cell>
          <table:table-cell table:style-name="ce9" office:value-type="float" office:value="13.7748668692854" calcext:value-type="float">
            <text:p><text:s text:c="3"/>13,8 </text:p>
          </table:table-cell>
          <table:table-cell table:style-name="ce9" office:value-type="float" office:value="20.0163009164624" calcext:value-type="float">
            <text:p><text:s text:c="3"/>20,0 </text:p>
          </table:table-cell>
          <table:table-cell table:style-name="ce9" office:value-type="float" office:value="16.0797189834552" calcext:value-type="float">
            <text:p><text:s text:c="3"/>16,1 </text:p>
          </table:table-cell>
          <table:table-cell table:style-name="ce9" office:value-type="float" office:value="9.65724595114822" calcext:value-type="float">
            <text:p><text:s text:c="3"/>9,7 </text:p>
          </table:table-cell>
          <table:table-cell table:style-name="ce9" office:value-type="float" office:value="22.5021920157622" calcext:value-type="float">
            <text:p><text:s text:c="3"/>22,5 </text:p>
          </table:table-cell>
          <table:table-cell table:style-name="ce9" office:value-type="float" office:value="17.6798174890656" calcext:value-type="float">
            <text:p><text:s text:c="3"/>17,7 </text:p>
          </table:table-cell>
          <table:table-cell table:style-name="ce9" office:value-type="float" office:value="14.7103954379172" calcext:value-type="float">
            <text:p><text:s text:c="3"/>14,7 </text:p>
          </table:table-cell>
          <table:table-cell table:style-name="ce9" office:value-type="float" office:value="20.6492395402139" calcext:value-type="float">
            <text:p><text:s text:c="3"/>20,6 </text:p>
          </table:table-cell>
          <table:table-cell table:style-name="ce9" office:value-type="float" office:value="19.1879108170527" calcext:value-type="float">
            <text:p><text:s text:c="3"/>19,2 </text:p>
          </table:table-cell>
          <table:table-cell table:style-name="ce9" office:value-type="float" office:value="16.3130829649844" calcext:value-type="float">
            <text:p><text:s text:c="3"/>16,3 </text:p>
          </table:table-cell>
          <table:table-cell table:style-name="ce9" office:value-type="float" office:value="22.062738669121" calcext:value-type="float">
            <text:p><text:s text:c="3"/>22,1 </text:p>
          </table:table-cell>
          <table:table-cell table:style-name="ce9" office:value-type="float" office:value="20.6623347246055" calcext:value-type="float">
            <text:p><text:s text:c="3"/>20,7 </text:p>
          </table:table-cell>
          <table:table-cell table:style-name="ce9" office:value-type="float" office:value="17.4828956572401" calcext:value-type="float">
            <text:p><text:s text:c="3"/>17,5 </text:p>
          </table:table-cell>
          <table:table-cell table:style-name="ce9" office:value-type="float" office:value="23.8417737919709" calcext:value-type="float">
            <text:p><text:s text:c="3"/>23,8 </text:p>
          </table:table-cell>
          <table:table-cell table:style-name="ce9" office:value-type="float" office:value="21.9111529616398" calcext:value-type="float">
            <text:p><text:s text:c="3"/>21,9 </text:p>
          </table:table-cell>
          <table:table-cell table:style-name="ce9" office:value-type="float" office:value="13.5130180783283" calcext:value-type="float">
            <text:p><text:s text:c="3"/>13,5 </text:p>
          </table:table-cell>
          <table:table-cell table:style-name="ce9" office:value-type="float" office:value="30.3092878449514" calcext:value-type="float">
            <text:p><text:s text:c="3"/>30,3 </text:p>
          </table:table-cell>
          <table:table-cell table:style-name="ce9" office:value-type="float" office:value="8.67902961845555" calcext:value-type="float">
            <text:p><text:s text:c="3"/>8,7 </text:p>
          </table:table-cell>
          <table:table-cell table:style-name="ce9" office:value-type="float" office:value="5.50507994115544" calcext:value-type="float">
            <text:p><text:s text:c="3"/>5,5 </text:p>
          </table:table-cell>
          <table:table-cell table:style-name="ce9" office:value-type="float" office:value="11.8529792957557" calcext:value-type="float">
            <text:p><text:s text:c="3"/>11,9 </text:p>
          </table:table-cell>
          <table:table-cell table:style-name="ce9" office:value-type="float" office:value="11.2544822192977" calcext:value-type="float">
            <text:p><text:s text:c="3"/>11,3 </text:p>
          </table:table-cell>
          <table:table-cell table:style-name="ce9" office:value-type="float" office:value="7.75825648429888" calcext:value-type="float">
            <text:p><text:s text:c="3"/>7,8 </text:p>
          </table:table-cell>
          <table:table-cell table:style-name="ce9" office:value-type="float" office:value="14.7507079542965" calcext:value-type="float">
            <text:p><text:s text:c="3"/>14,8 </text:p>
          </table:table-cell>
          <table:table-cell table:style-name="ce9" office:value-type="float" office:value="13.7370544162648" calcext:value-type="float">
            <text:p><text:s text:c="3"/>13,7 </text:p>
          </table:table-cell>
          <table:table-cell table:style-name="ce9" office:value-type="float" office:value="10.4159763676386" calcext:value-type="float">
            <text:p><text:s text:c="3"/>10,4 </text:p>
          </table:table-cell>
          <table:table-cell table:style-name="ce9" office:value-type="float" office:value="17.0581324648911" calcext:value-type="float">
            <text:p><text:s text:c="3"/>17,1 </text:p>
          </table:table-cell>
          <table:table-cell table:style-name="ce9" office:value-type="float" office:value="6.46834377564253" calcext:value-type="float">
            <text:p><text:s text:c="3"/>6,5 </text:p>
          </table:table-cell>
          <table:table-cell table:style-name="ce9" office:value-type="float" office:value="3.58480287950116" calcext:value-type="float">
            <text:p><text:s text:c="3"/>3,6 </text:p>
          </table:table-cell>
          <table:table-cell table:style-name="ce9" office:value-type="float" office:value="9.3518846717839" calcext:value-type="float">
            <text:p><text:s text:c="3"/>9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18.6656612282779" calcext:value-type="float">
            <text:p><text:s text:c="3"/>18,7 </text:p>
          </table:table-cell>
          <table:table-cell table:style-name="ce9" office:value-type="float" office:value="15.2531054804169" calcext:value-type="float">
            <text:p><text:s text:c="3"/>15,3 </text:p>
          </table:table-cell>
          <table:table-cell table:style-name="ce9" office:value-type="float" office:value="22.0782169761389" calcext:value-type="float">
            <text:p><text:s text:c="3"/>22,1 </text:p>
          </table:table-cell>
          <table:table-cell table:style-name="ce9" office:value-type="float" office:value="26.5848779179944" calcext:value-type="float">
            <text:p><text:s text:c="3"/>26,6 </text:p>
          </table:table-cell>
          <table:table-cell table:style-name="ce9" office:value-type="float" office:value="22.5967493298832" calcext:value-type="float">
            <text:p><text:s text:c="3"/>22,6 </text:p>
          </table:table-cell>
          <table:table-cell table:style-name="ce9" office:value-type="float" office:value="30.5730065061056" calcext:value-type="float">
            <text:p><text:s text:c="3"/>30,6 </text:p>
          </table:table-cell>
          <table:table-cell table:style-name="ce9" office:value-type="float" office:value="23.7048433730034" calcext:value-type="float">
            <text:p><text:s text:c="3"/>23,7 </text:p>
          </table:table-cell>
          <table:table-cell table:style-name="ce9" office:value-type="float" office:value="19.718268081725" calcext:value-type="float">
            <text:p><text:s text:c="3"/>19,7 </text:p>
          </table:table-cell>
          <table:table-cell table:style-name="ce9" office:value-type="float" office:value="27.6914186642819" calcext:value-type="float">
            <text:p><text:s text:c="3"/>27,7 </text:p>
          </table:table-cell>
          <table:table-cell table:style-name="ce9" office:value-type="float" office:value="21.3689103198368" calcext:value-type="float">
            <text:p><text:s text:c="3"/>21,4 </text:p>
          </table:table-cell>
          <table:table-cell table:style-name="ce9" office:value-type="float" office:value="14.5231215904294" calcext:value-type="float">
            <text:p><text:s text:c="3"/>14,5 </text:p>
          </table:table-cell>
          <table:table-cell table:style-name="ce9" office:value-type="float" office:value="28.2146990492441" calcext:value-type="float">
            <text:p><text:s text:c="3"/>28,2 </text:p>
          </table:table-cell>
          <table:table-cell table:style-name="ce9" office:value-type="float" office:value="18.7665704255136" calcext:value-type="float">
            <text:p><text:s text:c="3"/>18,8 </text:p>
          </table:table-cell>
          <table:table-cell table:style-name="ce9" office:value-type="float" office:value="15.3925778553204" calcext:value-type="float">
            <text:p><text:s text:c="3"/>15,4 </text:p>
          </table:table-cell>
          <table:table-cell table:style-name="ce9" office:value-type="float" office:value="22.1405629957069" calcext:value-type="float">
            <text:p><text:s text:c="3"/>22,1 </text:p>
          </table:table-cell>
          <table:table-cell table:style-name="ce9" office:value-type="float" office:value="26.9040094460006" calcext:value-type="float">
            <text:p><text:s text:c="3"/>26,9 </text:p>
          </table:table-cell>
          <table:table-cell table:style-name="ce9" office:value-type="float" office:value="22.1614691636897" calcext:value-type="float">
            <text:p><text:s text:c="3"/>22,2 </text:p>
          </table:table-cell>
          <table:table-cell table:style-name="ce9" office:value-type="float" office:value="31.6465497283116" calcext:value-type="float">
            <text:p><text:s text:c="3"/>31,6 </text:p>
          </table:table-cell>
          <table:table-cell table:style-name="ce9" office:value-type="float" office:value="26.0632819702997" calcext:value-type="float">
            <text:p><text:s text:c="3"/>26,1 </text:p>
          </table:table-cell>
          <table:table-cell table:style-name="ce9" office:value-type="float" office:value="21.093252802313" calcext:value-type="float">
            <text:p><text:s text:c="3"/>21,1 </text:p>
          </table:table-cell>
          <table:table-cell table:style-name="ce9" office:value-type="float" office:value="31.0333111382863" calcext:value-type="float">
            <text:p><text:s text:c="3"/>31,0 </text:p>
          </table:table-cell>
          <table:table-cell table:style-name="ce9" office:value-type="float" office:value="21.7644777924259" calcext:value-type="float">
            <text:p><text:s text:c="3"/>21,8 </text:p>
          </table:table-cell>
          <table:table-cell table:style-name="ce9" office:value-type="float" office:value="14.6645093875542" calcext:value-type="float">
            <text:p><text:s text:c="3"/>14,7 </text:p>
          </table:table-cell>
          <table:table-cell table:style-name="ce9" office:value-type="float" office:value="28.8644461972976" calcext:value-type="float">
            <text:p><text:s text:c="3"/>28,9 </text:p>
          </table:table-cell>
          <table:table-cell table:style-name="ce9" office:value-type="float" office:value="18.5905209425147" calcext:value-type="float">
            <text:p><text:s text:c="3"/>18,6 </text:p>
          </table:table-cell>
          <table:table-cell table:style-name="ce9" office:value-type="float" office:value="14.3923239383864" calcext:value-type="float">
            <text:p><text:s text:c="3"/>14,4 </text:p>
          </table:table-cell>
          <table:table-cell table:style-name="ce9" office:value-type="float" office:value="22.788717946643" calcext:value-type="float">
            <text:p><text:s text:c="3"/>22,8 </text:p>
          </table:table-cell>
          <table:table-cell table:style-name="ce9" office:value-type="float" office:value="26.29304020125" calcext:value-type="float">
            <text:p><text:s text:c="3"/>26,3 </text:p>
          </table:table-cell>
          <table:table-cell table:style-name="ce9" office:value-type="float" office:value="22.1521955292134" calcext:value-type="float">
            <text:p><text:s text:c="3"/>22,2 </text:p>
          </table:table-cell>
          <table:table-cell table:style-name="ce9" office:value-type="float" office:value="30.4338848732867" calcext:value-type="float">
            <text:p><text:s text:c="3"/>30,4 </text:p>
          </table:table-cell>
          <table:table-cell table:style-name="ce9" office:value-type="float" office:value="21.6923795680338" calcext:value-type="float">
            <text:p><text:s text:c="3"/>21,7 </text:p>
          </table:table-cell>
          <table:table-cell table:style-name="ce9" office:value-type="float" office:value="17.6515659908842" calcext:value-type="float">
            <text:p><text:s text:c="3"/>17,7 </text:p>
          </table:table-cell>
          <table:table-cell table:style-name="ce9" office:value-type="float" office:value="25.7331931451835" calcext:value-type="float">
            <text:p><text:s text:c="3"/>25,7 </text:p>
          </table:table-cell>
          <table:table-cell table:style-name="ce9" office:value-type="float" office:value="20.9673879065007" calcext:value-type="float">
            <text:p><text:s text:c="3"/>21,0 </text:p>
          </table:table-cell>
          <table:table-cell table:style-name="ce9" office:value-type="float" office:value="10.5065810887318" calcext:value-type="float">
            <text:p><text:s text:c="3"/>10,5 </text:p>
          </table:table-cell>
          <table:table-cell table:style-name="ce9" office:value-type="float" office:value="31.4281947242695" calcext:value-type="float">
            <text:p><text:s text:c="3"/>31,4 </text:p>
          </table:table-cell>
          <table:table-cell table:style-name="ce9" office:value-type="float" office:value="20.3483916592599" calcext:value-type="float">
            <text:p><text:s text:c="3"/>20,3 </text:p>
          </table:table-cell>
          <table:table-cell table:style-name="ce9" office:value-type="float" office:value="16.4601987147909" calcext:value-type="float">
            <text:p><text:s text:c="3"/>16,5 </text:p>
          </table:table-cell>
          <table:table-cell table:style-name="ce9" office:value-type="float" office:value="24.2365846037289" calcext:value-type="float">
            <text:p><text:s text:c="3"/>24,2 </text:p>
          </table:table-cell>
          <table:table-cell table:style-name="ce9" office:value-type="float" office:value="31.2523681591499" calcext:value-type="float">
            <text:p><text:s text:c="3"/>31,3 </text:p>
          </table:table-cell>
          <table:table-cell table:style-name="ce9" office:value-type="float" office:value="27.761914866413" calcext:value-type="float">
            <text:p><text:s text:c="3"/>27,8 </text:p>
          </table:table-cell>
          <table:table-cell table:style-name="ce9" office:value-type="float" office:value="34.7428214518868" calcext:value-type="float">
            <text:p><text:s text:c="3"/>34,7 </text:p>
          </table:table-cell>
          <table:table-cell table:style-name="ce9" office:value-type="float" office:value="29.6833829025445" calcext:value-type="float">
            <text:p><text:s text:c="3"/>29,7 </text:p>
          </table:table-cell>
          <table:table-cell table:style-name="ce9" office:value-type="float" office:value="26.2885243228722" calcext:value-type="float">
            <text:p><text:s text:c="3"/>26,3 </text:p>
          </table:table-cell>
          <table:table-cell table:style-name="ce9" office:value-type="float" office:value="33.0782414822169" calcext:value-type="float">
            <text:p><text:s text:c="3"/>33,1 </text:p>
          </table:table-cell>
          <table:table-cell table:style-name="ce9" office:value-type="float" office:value="25.4815161670047" calcext:value-type="float">
            <text:p><text:s text:c="3"/>25,5 </text:p>
          </table:table-cell>
          <table:table-cell table:style-name="ce9" office:value-type="float" office:value="15.7650981067934" calcext:value-type="float">
            <text:p><text:s text:c="3"/>15,8 </text:p>
          </table:table-cell>
          <table:table-cell table:style-name="ce9" office:value-type="float" office:value="35.1979342272159" calcext:value-type="float">
            <text:p><text:s text:c="3"/>35,2 </text:p>
          </table:table-cell>
          <table:table-cell table:style-name="ce9" office:value-type="float" office:value="8.77788405431148" calcext:value-type="float">
            <text:p><text:s text:c="3"/>8,8 </text:p>
          </table:table-cell>
          <table:table-cell table:style-name="ce9" office:value-type="float" office:value="3.00296297953411" calcext:value-type="float">
            <text:p><text:s text:c="3"/>3,0 </text:p>
          </table:table-cell>
          <table:table-cell table:style-name="ce9" office:value-type="float" office:value="14.5528051290888" calcext:value-type="float">
            <text:p><text:s text:c="3"/>14,6 </text:p>
          </table:table-cell>
          <table:table-cell table:style-name="ce9" office:value-type="float" office:value="11.3136708886225" calcext:value-type="float">
            <text:p><text:s text:c="3"/>11,3 </text:p>
          </table:table-cell>
          <table:table-cell table:style-name="ce9" office:value-type="float" office:value="7.87889272811716" calcext:value-type="float">
            <text:p><text:s text:c="3"/>7,9 </text:p>
          </table:table-cell>
          <table:table-cell table:style-name="ce9" office:value-type="float" office:value="14.7484490491279" calcext:value-type="float">
            <text:p><text:s text:c="3"/>14,7 </text:p>
          </table:table-cell>
          <table:table-cell table:style-name="ce9" office:value-type="float" office:value="11.5441970920178" calcext:value-type="float">
            <text:p><text:s text:c="3"/>11,5 </text:p>
          </table:table-cell>
          <table:table-cell table:style-name="ce9" office:value-type="float" office:value="8.11309687427017" calcext:value-type="float">
            <text:p><text:s text:c="3"/>8,1 </text:p>
          </table:table-cell>
          <table:table-cell table:style-name="ce9" office:value-type="float" office:value="14.9752973097654" calcext:value-type="float">
            <text:p><text:s text:c="3"/>15,0 </text:p>
          </table:table-cell>
          <table:table-cell table:style-name="ce9" office:value-type="float" office:value="11.8394183300652" calcext:value-type="float">
            <text:p><text:s text:c="3"/>11,8 </text:p>
          </table:table-cell>
          <table:table-cell table:style-name="ce9" office:value-type="float" office:value="9.13778872916902" calcext:value-type="float">
            <text:p><text:s text:c="3"/>9,1 </text:p>
          </table:table-cell>
          <table:table-cell table:style-name="ce9" office:value-type="float" office:value="14.5410479309613" calcext:value-type="float">
            <text:p><text:s text:c="3"/>14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18.1602582341675" calcext:value-type="float">
            <text:p><text:s text:c="3"/>18,2 </text:p>
          </table:table-cell>
          <table:table-cell table:style-name="ce9" office:value-type="float" office:value="15.800649544733" calcext:value-type="float">
            <text:p><text:s text:c="3"/>15,8 </text:p>
          </table:table-cell>
          <table:table-cell table:style-name="ce9" office:value-type="float" office:value="20.519866923602" calcext:value-type="float">
            <text:p><text:s text:c="3"/>20,5 </text:p>
          </table:table-cell>
          <table:table-cell table:style-name="ce9" office:value-type="float" office:value="24.8317987117758" calcext:value-type="float">
            <text:p><text:s text:c="3"/>24,8 </text:p>
          </table:table-cell>
          <table:table-cell table:style-name="ce9" office:value-type="float" office:value="21.5956623882222" calcext:value-type="float">
            <text:p><text:s text:c="3"/>21,6 </text:p>
          </table:table-cell>
          <table:table-cell table:style-name="ce9" office:value-type="float" office:value="28.0679350353293" calcext:value-type="float">
            <text:p><text:s text:c="3"/>28,1 </text:p>
          </table:table-cell>
          <table:table-cell table:style-name="ce9" office:value-type="float" office:value="21.5348527579572" calcext:value-type="float">
            <text:p><text:s text:c="3"/>21,5 </text:p>
          </table:table-cell>
          <table:table-cell table:style-name="ce9" office:value-type="float" office:value="18.6428074305209" calcext:value-type="float">
            <text:p><text:s text:c="3"/>18,6 </text:p>
          </table:table-cell>
          <table:table-cell table:style-name="ce9" office:value-type="float" office:value="24.4268980853935" calcext:value-type="float">
            <text:p><text:s text:c="3"/>24,4 </text:p>
          </table:table-cell>
          <table:table-cell table:style-name="ce9" office:value-type="float" office:value="16.1246204230481" calcext:value-type="float">
            <text:p><text:s text:c="3"/>16,1 </text:p>
          </table:table-cell>
          <table:table-cell table:style-name="ce9" office:value-type="float" office:value="12.2058429612346" calcext:value-type="float">
            <text:p><text:s text:c="3"/>12,2 </text:p>
          </table:table-cell>
          <table:table-cell table:style-name="ce9" office:value-type="float" office:value="20.0433978848616" calcext:value-type="float">
            <text:p><text:s text:c="3"/>20,0 </text:p>
          </table:table-cell>
          <table:table-cell table:style-name="ce9" office:value-type="float" office:value="18.4565949835654" calcext:value-type="float">
            <text:p><text:s text:c="3"/>18,5 </text:p>
          </table:table-cell>
          <table:table-cell table:style-name="ce9" office:value-type="float" office:value="15.3089219942007" calcext:value-type="float">
            <text:p><text:s text:c="3"/>15,3 </text:p>
          </table:table-cell>
          <table:table-cell table:style-name="ce9" office:value-type="float" office:value="21.6042679729301" calcext:value-type="float">
            <text:p><text:s text:c="3"/>21,6 </text:p>
          </table:table-cell>
          <table:table-cell table:style-name="ce9" office:value-type="float" office:value="24.0187366766565" calcext:value-type="float">
            <text:p><text:s text:c="3"/>24,0 </text:p>
          </table:table-cell>
          <table:table-cell table:style-name="ce9" office:value-type="float" office:value="20.3461754527709" calcext:value-type="float">
            <text:p><text:s text:c="3"/>20,3 </text:p>
          </table:table-cell>
          <table:table-cell table:style-name="ce9" office:value-type="float" office:value="27.691297900542" calcext:value-type="float">
            <text:p><text:s text:c="3"/>27,7 </text:p>
          </table:table-cell>
          <table:table-cell table:style-name="ce9" office:value-type="float" office:value="22.6127066469447" calcext:value-type="float">
            <text:p><text:s text:c="3"/>22,6 </text:p>
          </table:table-cell>
          <table:table-cell table:style-name="ce9" office:value-type="float" office:value="19.3601761309689" calcext:value-type="float">
            <text:p><text:s text:c="3"/>19,4 </text:p>
          </table:table-cell>
          <table:table-cell table:style-name="ce9" office:value-type="float" office:value="25.8652371629205" calcext:value-type="float">
            <text:p><text:s text:c="3"/>25,9 </text:p>
          </table:table-cell>
          <table:table-cell table:style-name="ce9" office:value-type="float" office:value="14.9346977949469" calcext:value-type="float">
            <text:p><text:s text:c="3"/>14,9 </text:p>
          </table:table-cell>
          <table:table-cell table:style-name="ce9" office:value-type="float" office:value="8.08176246262249" calcext:value-type="float">
            <text:p><text:s text:c="3"/>8,1 </text:p>
          </table:table-cell>
          <table:table-cell table:style-name="ce9" office:value-type="float" office:value="21.7876331272713" calcext:value-type="float">
            <text:p><text:s text:c="3"/>21,8 </text:p>
          </table:table-cell>
          <table:table-cell table:style-name="ce9" office:value-type="float" office:value="17.8904335040453" calcext:value-type="float">
            <text:p><text:s text:c="3"/>17,9 </text:p>
          </table:table-cell>
          <table:table-cell table:style-name="ce9" office:value-type="float" office:value="15.3464375027912" calcext:value-type="float">
            <text:p><text:s text:c="3"/>15,3 </text:p>
          </table:table-cell>
          <table:table-cell table:style-name="ce9" office:value-type="float" office:value="20.4344295052994" calcext:value-type="float">
            <text:p><text:s text:c="3"/>20,4 </text:p>
          </table:table-cell>
          <table:table-cell table:style-name="ce9" office:value-type="float" office:value="25.5854682072614" calcext:value-type="float">
            <text:p><text:s text:c="3"/>25,6 </text:p>
          </table:table-cell>
          <table:table-cell table:style-name="ce9" office:value-type="float" office:value="21.7837250133244" calcext:value-type="float">
            <text:p><text:s text:c="3"/>21,8 </text:p>
          </table:table-cell>
          <table:table-cell table:style-name="ce9" office:value-type="float" office:value="29.3872114011984" calcext:value-type="float">
            <text:p><text:s text:c="3"/>29,4 </text:p>
          </table:table-cell>
          <table:table-cell table:style-name="ce9" office:value-type="float" office:value="20.4428199121357" calcext:value-type="float">
            <text:p><text:s text:c="3"/>20,4 </text:p>
          </table:table-cell>
          <table:table-cell table:style-name="ce9" office:value-type="float" office:value="17.0010969050219" calcext:value-type="float">
            <text:p><text:s text:c="3"/>17,0 </text:p>
          </table:table-cell>
          <table:table-cell table:style-name="ce9" office:value-type="float" office:value="23.8845429192496" calcext:value-type="float">
            <text:p><text:s text:c="3"/>23,9 </text:p>
          </table:table-cell>
          <table:table-cell table:style-name="ce9" office:value-type="float" office:value="17.2088056843564" calcext:value-type="float">
            <text:p><text:s text:c="3"/>17,2 </text:p>
          </table:table-cell>
          <table:table-cell table:style-name="ce9" office:value-type="float" office:value="11.3658806560739" calcext:value-type="float">
            <text:p><text:s text:c="3"/>11,4 </text:p>
          </table:table-cell>
          <table:table-cell table:style-name="ce9" office:value-type="float" office:value="23.0517307126388" calcext:value-type="float">
            <text:p><text:s text:c="3"/>23,1 </text:p>
          </table:table-cell>
          <table:table-cell table:style-name="ce9" office:value-type="float" office:value="20.7293441011165" calcext:value-type="float">
            <text:p><text:s text:c="3"/>20,7 </text:p>
          </table:table-cell>
          <table:table-cell table:style-name="ce9" office:value-type="float" office:value="17.832929335351" calcext:value-type="float">
            <text:p><text:s text:c="3"/>17,8 </text:p>
          </table:table-cell>
          <table:table-cell table:style-name="ce9" office:value-type="float" office:value="23.6257588668821" calcext:value-type="float">
            <text:p><text:s text:c="3"/>23,6 </text:p>
          </table:table-cell>
          <table:table-cell table:style-name="ce9" office:value-type="float" office:value="28.9440524861005" calcext:value-type="float">
            <text:p><text:s text:c="3"/>28,9 </text:p>
          </table:table-cell>
          <table:table-cell table:style-name="ce9" office:value-type="float" office:value="25.4418322656691" calcext:value-type="float">
            <text:p><text:s text:c="3"/>25,4 </text:p>
          </table:table-cell>
          <table:table-cell table:style-name="ce9" office:value-type="float" office:value="32.446272706532" calcext:value-type="float">
            <text:p><text:s text:c="3"/>32,4 </text:p>
          </table:table-cell>
          <table:table-cell table:style-name="ce9" office:value-type="float" office:value="24.9255867140013" calcext:value-type="float">
            <text:p><text:s text:c="3"/>24,9 </text:p>
          </table:table-cell>
          <table:table-cell table:style-name="ce9" office:value-type="float" office:value="22.2009901018783" calcext:value-type="float">
            <text:p><text:s text:c="3"/>22,2 </text:p>
          </table:table-cell>
          <table:table-cell table:style-name="ce9" office:value-type="float" office:value="27.6501833261243" calcext:value-type="float">
            <text:p><text:s text:c="3"/>27,7 </text:p>
          </table:table-cell>
          <table:table-cell table:style-name="ce9" office:value-type="float" office:value="20.2411569550337" calcext:value-type="float">
            <text:p><text:s text:c="3"/>20,2 </text:p>
          </table:table-cell>
          <table:table-cell table:style-name="ce9" office:value-type="float" office:value="14.9206134373196" calcext:value-type="float">
            <text:p><text:s text:c="3"/>14,9 </text:p>
          </table:table-cell>
          <table:table-cell table:style-name="ce9" office:value-type="float" office:value="25.5617004727478" calcext:value-type="float">
            <text:p><text:s text:c="3"/>25,6 </text:p>
          </table:table-cell>
          <table:table-cell table:style-name="ce9" office:value-type="float" office:value="6.98319095133525" calcext:value-type="float">
            <text:p><text:s text:c="3"/>7,0 </text:p>
          </table:table-cell>
          <table:table-cell table:style-name="ce9" office:value-type="float" office:value="4.2969148074935" calcext:value-type="float">
            <text:p><text:s text:c="3"/>4,3 </text:p>
          </table:table-cell>
          <table:table-cell table:style-name="ce9" office:value-type="float" office:value="9.669467095177" calcext:value-type="float">
            <text:p><text:s text:c="3"/>9,7 </text:p>
          </table:table-cell>
          <table:table-cell table:style-name="ce9" office:value-type="float" office:value="11.882852993406" calcext:value-type="float">
            <text:p><text:s text:c="3"/>11,9 </text:p>
          </table:table-cell>
          <table:table-cell table:style-name="ce9" office:value-type="float" office:value="8.4965484861697" calcext:value-type="float">
            <text:p><text:s text:c="3"/>8,5 </text:p>
          </table:table-cell>
          <table:table-cell table:style-name="ce9" office:value-type="float" office:value="15.2691575006424" calcext:value-type="float">
            <text:p><text:s text:c="3"/>15,3 </text:p>
          </table:table-cell>
          <table:table-cell table:style-name="ce9" office:value-type="float" office:value="9.22132531463373" calcext:value-type="float">
            <text:p><text:s text:c="3"/>9,2 </text:p>
          </table:table-cell>
          <table:table-cell table:style-name="ce9" office:value-type="float" office:value="3.9521071852349" calcext:value-type="float">
            <text:p><text:s text:c="3"/>4,0 </text:p>
          </table:table-cell>
          <table:table-cell table:style-name="ce9" office:value-type="float" office:value="14.4905434440326" calcext:value-type="float">
            <text:p><text:s text:c="3"/>14,5 </text:p>
          </table:table-cell>
          <table:table-cell table:style-name="ce9" office:value-type="float" office:value="5.29911151579794" calcext:value-type="float">
            <text:p><text:s text:c="3"/>5,3 </text:p>
          </table:table-cell>
          <table:table-cell table:style-name="ce9" office:value-type="float" office:value="2.88495041946817" calcext:value-type="float">
            <text:p><text:s text:c="3"/>2,9 </text:p>
          </table:table-cell>
          <table:table-cell table:style-name="ce9" office:value-type="float" office:value="7.71327261212772" calcext:value-type="float">
            <text:p><text:s text:c="3"/>7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14.7346590263357" calcext:value-type="float">
            <text:p><text:s text:c="3"/>14,7 </text:p>
          </table:table-cell>
          <table:table-cell table:style-name="ce9" office:value-type="float" office:value="12.7543850000094" calcext:value-type="float">
            <text:p><text:s text:c="3"/>12,8 </text:p>
          </table:table-cell>
          <table:table-cell table:style-name="ce9" office:value-type="float" office:value="16.7149330526619" calcext:value-type="float">
            <text:p><text:s text:c="3"/>16,7 </text:p>
          </table:table-cell>
          <table:table-cell table:style-name="ce9" office:value-type="float" office:value="21.0853854967171" calcext:value-type="float">
            <text:p><text:s text:c="3"/>21,1 </text:p>
          </table:table-cell>
          <table:table-cell table:style-name="ce9" office:value-type="float" office:value="18.076007512097" calcext:value-type="float">
            <text:p><text:s text:c="3"/>18,1 </text:p>
          </table:table-cell>
          <table:table-cell table:style-name="ce9" office:value-type="float" office:value="24.0947634813373" calcext:value-type="float">
            <text:p><text:s text:c="3"/>24,1 </text:p>
          </table:table-cell>
          <table:table-cell table:style-name="ce9" office:value-type="float" office:value="17.3690078746766" calcext:value-type="float">
            <text:p><text:s text:c="3"/>17,4 </text:p>
          </table:table-cell>
          <table:table-cell table:style-name="ce9" office:value-type="float" office:value="14.5061141883485" calcext:value-type="float">
            <text:p><text:s text:c="3"/>14,5 </text:p>
          </table:table-cell>
          <table:table-cell table:style-name="ce9" office:value-type="float" office:value="20.2319015610047" calcext:value-type="float">
            <text:p><text:s text:c="3"/>20,2 </text:p>
          </table:table-cell>
          <table:table-cell table:style-name="ce9" office:value-type="float" office:value="17.643624884693" calcext:value-type="float">
            <text:p><text:s text:c="3"/>17,6 </text:p>
          </table:table-cell>
          <table:table-cell table:style-name="ce9" office:value-type="float" office:value="12.7852629944362" calcext:value-type="float">
            <text:p><text:s text:c="3"/>12,8 </text:p>
          </table:table-cell>
          <table:table-cell table:style-name="ce9" office:value-type="float" office:value="22.5019867749499" calcext:value-type="float">
            <text:p><text:s text:c="3"/>22,5 </text:p>
          </table:table-cell>
          <table:table-cell table:style-name="ce9" office:value-type="float" office:value="14.6685370864436" calcext:value-type="float">
            <text:p><text:s text:c="3"/>14,7 </text:p>
          </table:table-cell>
          <table:table-cell table:style-name="ce9" office:value-type="float" office:value="12.2652670556769" calcext:value-type="float">
            <text:p><text:s text:c="3"/>12,3 </text:p>
          </table:table-cell>
          <table:table-cell table:style-name="ce9" office:value-type="float" office:value="17.0718071172102" calcext:value-type="float">
            <text:p><text:s text:c="3"/>17,1 </text:p>
          </table:table-cell>
          <table:table-cell table:style-name="ce9" office:value-type="float" office:value="20.2834696078572" calcext:value-type="float">
            <text:p><text:s text:c="3"/>20,3 </text:p>
          </table:table-cell>
          <table:table-cell table:style-name="ce9" office:value-type="float" office:value="17.0971330344968" calcext:value-type="float">
            <text:p><text:s text:c="3"/>17,1 </text:p>
          </table:table-cell>
          <table:table-cell table:style-name="ce9" office:value-type="float" office:value="23.4698061812176" calcext:value-type="float">
            <text:p><text:s text:c="3"/>23,5 </text:p>
          </table:table-cell>
          <table:table-cell table:style-name="ce9" office:value-type="float" office:value="16.2413374441851" calcext:value-type="float">
            <text:p><text:s text:c="3"/>16,2 </text:p>
          </table:table-cell>
          <table:table-cell table:style-name="ce9" office:value-type="float" office:value="13.2772816362563" calcext:value-type="float">
            <text:p><text:s text:c="3"/>13,3 </text:p>
          </table:table-cell>
          <table:table-cell table:style-name="ce9" office:value-type="float" office:value="19.205393252114" calcext:value-type="float">
            <text:p><text:s text:c="3"/>19,2 </text:p>
          </table:table-cell>
          <table:table-cell table:style-name="ce9" office:value-type="float" office:value="18.9913411190075" calcext:value-type="float">
            <text:p><text:s text:c="3"/>19,0 </text:p>
          </table:table-cell>
          <table:table-cell table:style-name="ce9" office:value-type="float" office:value="12.1838750102143" calcext:value-type="float">
            <text:p><text:s text:c="3"/>12,2 </text:p>
          </table:table-cell>
          <table:table-cell table:style-name="ce9" office:value-type="float" office:value="25.7988072278006" calcext:value-type="float">
            <text:p><text:s text:c="3"/>25,8 </text:p>
          </table:table-cell>
          <table:table-cell table:style-name="ce9" office:value-type="float" office:value="14.7971241995048" calcext:value-type="float">
            <text:p><text:s text:c="3"/>14,8 </text:p>
          </table:table-cell>
          <table:table-cell table:style-name="ce9" office:value-type="float" office:value="11.9613692033202" calcext:value-type="float">
            <text:p><text:s text:c="3"/>12,0 </text:p>
          </table:table-cell>
          <table:table-cell table:style-name="ce9" office:value-type="float" office:value="17.6328791956894" calcext:value-type="float">
            <text:p><text:s text:c="3"/>17,6 </text:p>
          </table:table-cell>
          <table:table-cell table:style-name="ce9" office:value-type="float" office:value="21.9414371237217" calcext:value-type="float">
            <text:p><text:s text:c="3"/>21,9 </text:p>
          </table:table-cell>
          <table:table-cell table:style-name="ce9" office:value-type="float" office:value="17.9921122795211" calcext:value-type="float">
            <text:p><text:s text:c="3"/>18,0 </text:p>
          </table:table-cell>
          <table:table-cell table:style-name="ce9" office:value-type="float" office:value="25.8907619679222" calcext:value-type="float">
            <text:p><text:s text:c="3"/>25,9 </text:p>
          </table:table-cell>
          <table:table-cell table:style-name="ce9" office:value-type="float" office:value="18.4339499539719" calcext:value-type="float">
            <text:p><text:s text:c="3"/>18,4 </text:p>
          </table:table-cell>
          <table:table-cell table:style-name="ce9" office:value-type="float" office:value="14.9090284426411" calcext:value-type="float">
            <text:p><text:s text:c="3"/>14,9 </text:p>
          </table:table-cell>
          <table:table-cell table:style-name="ce9" office:value-type="float" office:value="21.9588714653027" calcext:value-type="float">
            <text:p><text:s text:c="3"/>22,0 </text:p>
          </table:table-cell>
          <table:table-cell table:style-name="ce9" office:value-type="float" office:value="16.2067525009127" calcext:value-type="float">
            <text:p><text:s text:c="3"/>16,2 </text:p>
          </table:table-cell>
          <table:table-cell table:style-name="ce9" office:value-type="float" office:value="10.6929223996263" calcext:value-type="float">
            <text:p><text:s text:c="3"/>10,7 </text:p>
          </table:table-cell>
          <table:table-cell table:style-name="ce9" office:value-type="float" office:value="21.7205826021991" calcext:value-type="float">
            <text:p><text:s text:c="3"/>21,7 </text:p>
          </table:table-cell>
          <table:table-cell table:style-name="ce9" office:value-type="float" office:value="19.5138546303068" calcext:value-type="float">
            <text:p><text:s text:c="3"/>19,5 </text:p>
          </table:table-cell>
          <table:table-cell table:style-name="ce9" office:value-type="float" office:value="16.7277778314044" calcext:value-type="float">
            <text:p><text:s text:c="3"/>16,7 </text:p>
          </table:table-cell>
          <table:table-cell table:style-name="ce9" office:value-type="float" office:value="22.2999314292093" calcext:value-type="float">
            <text:p><text:s text:c="3"/>22,3 </text:p>
          </table:table-cell>
          <table:table-cell table:style-name="ce9" office:value-type="float" office:value="25.2612856772656" calcext:value-type="float">
            <text:p><text:s text:c="3"/>25,3 </text:p>
          </table:table-cell>
          <table:table-cell table:style-name="ce9" office:value-type="float" office:value="21.8604634610744" calcext:value-type="float">
            <text:p><text:s text:c="3"/>21,9 </text:p>
          </table:table-cell>
          <table:table-cell table:style-name="ce9" office:value-type="float" office:value="28.6621078934567" calcext:value-type="float">
            <text:p><text:s text:c="3"/>28,7 </text:p>
          </table:table-cell>
          <table:table-cell table:style-name="ce9" office:value-type="float" office:value="21.0639357677951" calcext:value-type="float">
            <text:p><text:s text:c="3"/>21,1 </text:p>
          </table:table-cell>
          <table:table-cell table:style-name="ce9" office:value-type="float" office:value="17.8349978227307" calcext:value-type="float">
            <text:p><text:s text:c="3"/>17,8 </text:p>
          </table:table-cell>
          <table:table-cell table:style-name="ce9" office:value-type="float" office:value="24.2928737128596" calcext:value-type="float">
            <text:p><text:s text:c="3"/>24,3 </text:p>
          </table:table-cell>
          <table:table-cell table:style-name="ce9" office:value-type="float" office:value="20.6842213170879" calcext:value-type="float">
            <text:p><text:s text:c="3"/>20,7 </text:p>
          </table:table-cell>
          <table:table-cell table:style-name="ce9" office:value-type="float" office:value="13.4641003682738" calcext:value-type="float">
            <text:p><text:s text:c="3"/>13,5 </text:p>
          </table:table-cell>
          <table:table-cell table:style-name="ce9" office:value-type="float" office:value="27.9043422659019" calcext:value-type="float">
            <text:p><text:s text:c="3"/>27,9 </text:p>
          </table:table-cell>
          <table:table-cell table:style-name="ce9" office:value-type="float" office:value="6.96334610746031" calcext:value-type="float">
            <text:p><text:s text:c="3"/>7,0 </text:p>
          </table:table-cell>
          <table:table-cell table:style-name="ce9" office:value-type="float" office:value="4.88882831853333" calcext:value-type="float">
            <text:p><text:s text:c="3"/>4,9 </text:p>
          </table:table-cell>
          <table:table-cell table:style-name="ce9" office:value-type="float" office:value="9.0378638963873" calcext:value-type="float">
            <text:p><text:s text:c="3"/>9,0 </text:p>
          </table:table-cell>
          <table:table-cell table:style-name="ce9" office:value-type="float" office:value="12.9424768032039" calcext:value-type="float">
            <text:p><text:s text:c="3"/>12,9 </text:p>
          </table:table-cell>
          <table:table-cell table:style-name="ce9" office:value-type="float" office:value="9.84004344639764" calcext:value-type="float">
            <text:p><text:s text:c="3"/>9,8 </text:p>
          </table:table-cell>
          <table:table-cell table:style-name="ce9" office:value-type="float" office:value="16.0449101600102" calcext:value-type="float">
            <text:p><text:s text:c="3"/>16,0 </text:p>
          </table:table-cell>
          <table:table-cell table:style-name="ce9" office:value-type="float" office:value="10.1447121995468" calcext:value-type="float">
            <text:p><text:s text:c="3"/>10,1 </text:p>
          </table:table-cell>
          <table:table-cell table:style-name="ce9" office:value-type="float" office:value="7.22225372123062" calcext:value-type="float">
            <text:p><text:s text:c="3"/>7,2 </text:p>
          </table:table-cell>
          <table:table-cell table:style-name="ce9" office:value-type="float" office:value="13.0671706778629" calcext:value-type="float">
            <text:p><text:s text:c="3"/>13,1 </text:p>
          </table:table-cell>
          <table:table-cell table:style-name="ce9" office:value-type="float" office:value="11.9944248657136" calcext:value-type="float">
            <text:p><text:s text:c="3"/>12,0 </text:p>
          </table:table-cell>
          <table:table-cell table:style-name="ce9" office:value-type="float" office:value="8.46093356377563" calcext:value-type="float">
            <text:p><text:s text:c="3"/>8,5 </text:p>
          </table:table-cell>
          <table:table-cell table:style-name="ce9" office:value-type="float" office:value="15.5279161676516" calcext:value-type="float">
            <text:p><text:s text:c="3"/>15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21.0440603584302" calcext:value-type="float">
            <text:p><text:s text:c="3"/>21,0 </text:p>
          </table:table-cell>
          <table:table-cell table:style-name="ce9" office:value-type="float" office:value="18.1912246886527" calcext:value-type="float">
            <text:p><text:s text:c="3"/>18,2 </text:p>
          </table:table-cell>
          <table:table-cell table:style-name="ce9" office:value-type="float" office:value="23.8968960282078" calcext:value-type="float">
            <text:p><text:s text:c="3"/>23,9 </text:p>
          </table:table-cell>
          <table:table-cell table:style-name="ce9" office:value-type="float" office:value="26.2109523432401" calcext:value-type="float">
            <text:p><text:s text:c="3"/>26,2 </text:p>
          </table:table-cell>
          <table:table-cell table:style-name="ce9" office:value-type="float" office:value="22.8402811930796" calcext:value-type="float">
            <text:p><text:s text:c="3"/>22,8 </text:p>
          </table:table-cell>
          <table:table-cell table:style-name="ce9" office:value-type="float" office:value="29.5816234934006" calcext:value-type="float">
            <text:p><text:s text:c="3"/>29,6 </text:p>
          </table:table-cell>
          <table:table-cell table:style-name="ce9" office:value-type="float" office:value="27.1887120659261" calcext:value-type="float">
            <text:p><text:s text:c="3"/>27,2 </text:p>
          </table:table-cell>
          <table:table-cell table:style-name="ce9" office:value-type="float" office:value="23.7055575862532" calcext:value-type="float">
            <text:p><text:s text:c="3"/>23,7 </text:p>
          </table:table-cell>
          <table:table-cell table:style-name="ce9" office:value-type="float" office:value="30.671866545599" calcext:value-type="float">
            <text:p><text:s text:c="3"/>30,7 </text:p>
          </table:table-cell>
          <table:table-cell table:style-name="ce9" office:value-type="float" office:value="21.7542699131206" calcext:value-type="float">
            <text:p><text:s text:c="3"/>21,8 </text:p>
          </table:table-cell>
          <table:table-cell table:style-name="ce9" office:value-type="float" office:value="17.2366071291137" calcext:value-type="float">
            <text:p><text:s text:c="3"/>17,2 </text:p>
          </table:table-cell>
          <table:table-cell table:style-name="ce9" office:value-type="float" office:value="26.2719326971274" calcext:value-type="float">
            <text:p><text:s text:c="3"/>26,3 </text:p>
          </table:table-cell>
          <table:table-cell table:style-name="ce9" office:value-type="float" office:value="22.1904894034879" calcext:value-type="float">
            <text:p><text:s text:c="3"/>22,2 </text:p>
          </table:table-cell>
          <table:table-cell table:style-name="ce9" office:value-type="float" office:value="18.4879246328811" calcext:value-type="float">
            <text:p><text:s text:c="3"/>18,5 </text:p>
          </table:table-cell>
          <table:table-cell table:style-name="ce9" office:value-type="float" office:value="25.8930541740947" calcext:value-type="float">
            <text:p><text:s text:c="3"/>25,9 </text:p>
          </table:table-cell>
          <table:table-cell table:style-name="ce9" office:value-type="float" office:value="29.4945043083153" calcext:value-type="float">
            <text:p><text:s text:c="3"/>29,5 </text:p>
          </table:table-cell>
          <table:table-cell table:style-name="ce9" office:value-type="float" office:value="25.2556252054923" calcext:value-type="float">
            <text:p><text:s text:c="3"/>25,3 </text:p>
          </table:table-cell>
          <table:table-cell table:style-name="ce9" office:value-type="float" office:value="33.7333834111383" calcext:value-type="float">
            <text:p><text:s text:c="3"/>33,7 </text:p>
          </table:table-cell>
          <table:table-cell table:style-name="ce9" office:value-type="float" office:value="25.8845503462609" calcext:value-type="float">
            <text:p><text:s text:c="3"/>25,9 </text:p>
          </table:table-cell>
          <table:table-cell table:style-name="ce9" office:value-type="float" office:value="22.6085904589657" calcext:value-type="float">
            <text:p><text:s text:c="3"/>22,6 </text:p>
          </table:table-cell>
          <table:table-cell table:style-name="ce9" office:value-type="float" office:value="29.160510233556" calcext:value-type="float">
            <text:p><text:s text:c="3"/>29,2 </text:p>
          </table:table-cell>
          <table:table-cell table:style-name="ce9" office:value-type="float" office:value="24.4376153278247" calcext:value-type="float">
            <text:p><text:s text:c="3"/>24,4 </text:p>
          </table:table-cell>
          <table:table-cell table:style-name="ce9" office:value-type="float" office:value="19.3205906294308" calcext:value-type="float">
            <text:p><text:s text:c="3"/>19,3 </text:p>
          </table:table-cell>
          <table:table-cell table:style-name="ce9" office:value-type="float" office:value="29.5546400262185" calcext:value-type="float">
            <text:p><text:s text:c="3"/>29,6 </text:p>
          </table:table-cell>
          <table:table-cell table:style-name="ce9" office:value-type="float" office:value="20.0461383177015" calcext:value-type="float">
            <text:p><text:s text:c="3"/>20,0 </text:p>
          </table:table-cell>
          <table:table-cell table:style-name="ce9" office:value-type="float" office:value="16.9489658212531" calcext:value-type="float">
            <text:p><text:s text:c="3"/>16,9 </text:p>
          </table:table-cell>
          <table:table-cell table:style-name="ce9" office:value-type="float" office:value="23.1433108141499" calcext:value-type="float">
            <text:p><text:s text:c="3"/>23,1 </text:p>
          </table:table-cell>
          <table:table-cell table:style-name="ce9" office:value-type="float" office:value="23.391226402841" calcext:value-type="float">
            <text:p><text:s text:c="3"/>23,4 </text:p>
          </table:table-cell>
          <table:table-cell table:style-name="ce9" office:value-type="float" office:value="19.8929646459245" calcext:value-type="float">
            <text:p><text:s text:c="3"/>19,9 </text:p>
          </table:table-cell>
          <table:table-cell table:style-name="ce9" office:value-type="float" office:value="26.8894881597576" calcext:value-type="float">
            <text:p><text:s text:c="3"/>26,9 </text:p>
          </table:table-cell>
          <table:table-cell table:style-name="ce9" office:value-type="float" office:value="28.3451740130057" calcext:value-type="float">
            <text:p><text:s text:c="3"/>28,3 </text:p>
          </table:table-cell>
          <table:table-cell table:style-name="ce9" office:value-type="float" office:value="23.907561198865" calcext:value-type="float">
            <text:p><text:s text:c="3"/>23,9 </text:p>
          </table:table-cell>
          <table:table-cell table:style-name="ce9" office:value-type="float" office:value="32.7827868271464" calcext:value-type="float">
            <text:p><text:s text:c="3"/>32,8 </text:p>
          </table:table-cell>
          <table:table-cell table:style-name="ce9" office:value-type="float" office:value="18.4745893136594" calcext:value-type="float">
            <text:p><text:s text:c="3"/>18,5 </text:p>
          </table:table-cell>
          <table:table-cell table:style-name="ce9" office:value-type="float" office:value="12.7230146664844" calcext:value-type="float">
            <text:p><text:s text:c="3"/>12,7 </text:p>
          </table:table-cell>
          <table:table-cell table:style-name="ce9" office:value-type="float" office:value="24.2261639608344" calcext:value-type="float">
            <text:p><text:s text:c="3"/>24,2 </text:p>
          </table:table-cell>
          <table:table-cell table:style-name="ce9" office:value-type="float" office:value="23.7370270921261" calcext:value-type="float">
            <text:p><text:s text:c="3"/>23,7 </text:p>
          </table:table-cell>
          <table:table-cell table:style-name="ce9" office:value-type="float" office:value="20.2535295054896" calcext:value-type="float">
            <text:p><text:s text:c="3"/>20,3 </text:p>
          </table:table-cell>
          <table:table-cell table:style-name="ce9" office:value-type="float" office:value="27.2205246787627" calcext:value-type="float">
            <text:p><text:s text:c="3"/>27,2 </text:p>
          </table:table-cell>
          <table:table-cell table:style-name="ce9" office:value-type="float" office:value="31.1574814430607" calcext:value-type="float">
            <text:p><text:s text:c="3"/>31,2 </text:p>
          </table:table-cell>
          <table:table-cell table:style-name="ce9" office:value-type="float" office:value="27.2741745460171" calcext:value-type="float">
            <text:p><text:s text:c="3"/>27,3 </text:p>
          </table:table-cell>
          <table:table-cell table:style-name="ce9" office:value-type="float" office:value="35.0407883401043" calcext:value-type="float">
            <text:p><text:s text:c="3"/>35,0 </text:p>
          </table:table-cell>
          <table:table-cell table:style-name="ce9" office:value-type="float" office:value="33.2590768911813" calcext:value-type="float">
            <text:p><text:s text:c="3"/>33,3 </text:p>
          </table:table-cell>
          <table:table-cell table:style-name="ce9" office:value-type="float" office:value="29.3504302372921" calcext:value-type="float">
            <text:p><text:s text:c="3"/>29,4 </text:p>
          </table:table-cell>
          <table:table-cell table:style-name="ce9" office:value-type="float" office:value="37.1677235450706" calcext:value-type="float">
            <text:p><text:s text:c="3"/>37,2 </text:p>
          </table:table-cell>
          <table:table-cell table:style-name="ce9" office:value-type="float" office:value="28.6184794537826" calcext:value-type="float">
            <text:p><text:s text:c="3"/>28,6 </text:p>
          </table:table-cell>
          <table:table-cell table:style-name="ce9" office:value-type="float" office:value="21.4209432018851" calcext:value-type="float">
            <text:p><text:s text:c="3"/>21,4 </text:p>
          </table:table-cell>
          <table:table-cell table:style-name="ce9" office:value-type="float" office:value="35.81601570568" calcext:value-type="float">
            <text:p><text:s text:c="3"/>35,8 </text:p>
          </table:table-cell>
          <table:table-cell table:style-name="ce9" office:value-type="float" office:value="12.2664174877704" calcext:value-type="float">
            <text:p><text:s text:c="3"/>12,3 </text:p>
          </table:table-cell>
          <table:table-cell table:style-name="ce9" office:value-type="float" office:value="10.6193667869854" calcext:value-type="float">
            <text:p><text:s text:c="3"/>10,6 </text:p>
          </table:table-cell>
          <table:table-cell table:style-name="ce9" office:value-type="float" office:value="13.9134681885555" calcext:value-type="float">
            <text:p><text:s text:c="3"/>13,9 </text:p>
          </table:table-cell>
          <table:table-cell table:style-name="ce9" office:value-type="float" office:value="17.090773891695" calcext:value-type="float">
            <text:p><text:s text:c="3"/>17,1 </text:p>
          </table:table-cell>
          <table:table-cell table:style-name="ce9" office:value-type="float" office:value="13.2221227232605" calcext:value-type="float">
            <text:p><text:s text:c="3"/>13,2 </text:p>
          </table:table-cell>
          <table:table-cell table:style-name="ce9" office:value-type="float" office:value="20.9594250601296" calcext:value-type="float">
            <text:p><text:s text:c="3"/>21,0 </text:p>
          </table:table-cell>
          <table:table-cell table:style-name="ce9" office:value-type="float" office:value="17.345956307601" calcext:value-type="float">
            <text:p><text:s text:c="3"/>17,3 </text:p>
          </table:table-cell>
          <table:table-cell table:style-name="ce9" office:value-type="float" office:value="13.9377409040131" calcext:value-type="float">
            <text:p><text:s text:c="3"/>13,9 </text:p>
          </table:table-cell>
          <table:table-cell table:style-name="ce9" office:value-type="float" office:value="20.7541717111889" calcext:value-type="float">
            <text:p><text:s text:c="3"/>20,8 </text:p>
          </table:table-cell>
          <table:table-cell table:style-name="ce9" office:value-type="float" office:value="10.9465108355622" calcext:value-type="float">
            <text:p><text:s text:c="3"/>10,9 </text:p>
          </table:table-cell>
          <table:table-cell table:style-name="ce9" office:value-type="float" office:value="8.18474838777632" calcext:value-type="float">
            <text:p><text:s text:c="3"/>8,2 </text:p>
          </table:table-cell>
          <table:table-cell table:style-name="ce9" office:value-type="float" office:value="13.7082732833481" calcext:value-type="float">
            <text:p><text:s text:c="3"/>13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19.3584891429667" calcext:value-type="float">
            <text:p><text:s text:c="3"/>19,4 </text:p>
          </table:table-cell>
          <table:table-cell table:style-name="ce9" office:value-type="float" office:value="17.1907537931097" calcext:value-type="float">
            <text:p><text:s text:c="3"/>17,2 </text:p>
          </table:table-cell>
          <table:table-cell table:style-name="ce9" office:value-type="float" office:value="21.5262244928236" calcext:value-type="float">
            <text:p><text:s text:c="3"/>21,5 </text:p>
          </table:table-cell>
          <table:table-cell table:style-name="ce9" office:value-type="float" office:value="30.8276564877211" calcext:value-type="float">
            <text:p><text:s text:c="3"/>30,8 </text:p>
          </table:table-cell>
          <table:table-cell table:style-name="ce9" office:value-type="float" office:value="27.4923991552386" calcext:value-type="float">
            <text:p><text:s text:c="3"/>27,5 </text:p>
          </table:table-cell>
          <table:table-cell table:style-name="ce9" office:value-type="float" office:value="34.1629138202036" calcext:value-type="float">
            <text:p><text:s text:c="3"/>34,2 </text:p>
          </table:table-cell>
          <table:table-cell table:style-name="ce9" office:value-type="float" office:value="26.8219843507413" calcext:value-type="float">
            <text:p><text:s text:c="3"/>26,8 </text:p>
          </table:table-cell>
          <table:table-cell table:style-name="ce9" office:value-type="float" office:value="23.0939106384247" calcext:value-type="float">
            <text:p><text:s text:c="3"/>23,1 </text:p>
          </table:table-cell>
          <table:table-cell table:style-name="ce9" office:value-type="float" office:value="30.5500580630579" calcext:value-type="float">
            <text:p><text:s text:c="3"/>30,6 </text:p>
          </table:table-cell>
          <table:table-cell table:style-name="ce9" office:value-type="float" office:value="21.7081208778844" calcext:value-type="float">
            <text:p><text:s text:c="3"/>21,7 </text:p>
          </table:table-cell>
          <table:table-cell table:style-name="ce9" office:value-type="float" office:value="17.5105071890368" calcext:value-type="float">
            <text:p><text:s text:c="3"/>17,5 </text:p>
          </table:table-cell>
          <table:table-cell table:style-name="ce9" office:value-type="float" office:value="25.905734566732" calcext:value-type="float">
            <text:p><text:s text:c="3"/>25,9 </text:p>
          </table:table-cell>
          <table:table-cell table:style-name="ce9" office:value-type="float" office:value="21.442726510668" calcext:value-type="float">
            <text:p><text:s text:c="3"/>21,4 </text:p>
          </table:table-cell>
          <table:table-cell table:style-name="ce9" office:value-type="float" office:value="18.5013568852462" calcext:value-type="float">
            <text:p><text:s text:c="3"/>18,5 </text:p>
          </table:table-cell>
          <table:table-cell table:style-name="ce9" office:value-type="float" office:value="24.3840961360898" calcext:value-type="float">
            <text:p><text:s text:c="3"/>24,4 </text:p>
          </table:table-cell>
          <table:table-cell table:style-name="ce9" office:value-type="float" office:value="33.2051258413195" calcext:value-type="float">
            <text:p><text:s text:c="3"/>33,2 </text:p>
          </table:table-cell>
          <table:table-cell table:style-name="ce9" office:value-type="float" office:value="29.0288328422847" calcext:value-type="float">
            <text:p><text:s text:c="3"/>29,0 </text:p>
          </table:table-cell>
          <table:table-cell table:style-name="ce9" office:value-type="float" office:value="37.3814188403544" calcext:value-type="float">
            <text:p><text:s text:c="3"/>37,4 </text:p>
          </table:table-cell>
          <table:table-cell table:style-name="ce9" office:value-type="float" office:value="27.7700396185761" calcext:value-type="float">
            <text:p><text:s text:c="3"/>27,8 </text:p>
          </table:table-cell>
          <table:table-cell table:style-name="ce9" office:value-type="float" office:value="23.7231488787693" calcext:value-type="float">
            <text:p><text:s text:c="3"/>23,7 </text:p>
          </table:table-cell>
          <table:table-cell table:style-name="ce9" office:value-type="float" office:value="31.816930358383" calcext:value-type="float">
            <text:p><text:s text:c="3"/>31,8 </text:p>
          </table:table-cell>
          <table:table-cell table:style-name="ce9" office:value-type="float" office:value="19.1758847014017" calcext:value-type="float">
            <text:p><text:s text:c="3"/>19,2 </text:p>
          </table:table-cell>
          <table:table-cell table:style-name="ce9" office:value-type="float" office:value="12.6052240077584" calcext:value-type="float">
            <text:p><text:s text:c="3"/>12,6 </text:p>
          </table:table-cell>
          <table:table-cell table:style-name="ce9" office:value-type="float" office:value="25.746545395045" calcext:value-type="float">
            <text:p><text:s text:c="3"/>25,7 </text:p>
          </table:table-cell>
          <table:table-cell table:style-name="ce9" office:value-type="float" office:value="17.2672177429063" calcext:value-type="float">
            <text:p><text:s text:c="3"/>17,3 </text:p>
          </table:table-cell>
          <table:table-cell table:style-name="ce9" office:value-type="float" office:value="14.712524348133" calcext:value-type="float">
            <text:p><text:s text:c="3"/>14,7 </text:p>
          </table:table-cell>
          <table:table-cell table:style-name="ce9" office:value-type="float" office:value="19.8219111376795" calcext:value-type="float">
            <text:p><text:s text:c="3"/>19,8 </text:p>
          </table:table-cell>
          <table:table-cell table:style-name="ce9" office:value-type="float" office:value="28.2068642918466" calcext:value-type="float">
            <text:p><text:s text:c="3"/>28,2 </text:p>
          </table:table-cell>
          <table:table-cell table:style-name="ce9" office:value-type="float" office:value="24.5302821493257" calcext:value-type="float">
            <text:p><text:s text:c="3"/>24,5 </text:p>
          </table:table-cell>
          <table:table-cell table:style-name="ce9" office:value-type="float" office:value="31.8834464343675" calcext:value-type="float">
            <text:p><text:s text:c="3"/>31,9 </text:p>
          </table:table-cell>
          <table:table-cell table:style-name="ce9" office:value-type="float" office:value="25.8356286424041" calcext:value-type="float">
            <text:p><text:s text:c="3"/>25,8 </text:p>
          </table:table-cell>
          <table:table-cell table:style-name="ce9" office:value-type="float" office:value="21.4687946226586" calcext:value-type="float">
            <text:p><text:s text:c="3"/>21,5 </text:p>
          </table:table-cell>
          <table:table-cell table:style-name="ce9" office:value-type="float" office:value="30.2024626621495" calcext:value-type="float">
            <text:p><text:s text:c="3"/>30,2 </text:p>
          </table:table-cell>
          <table:table-cell table:style-name="ce9" office:value-type="float" office:value="23.7236403653826" calcext:value-type="float">
            <text:p><text:s text:c="3"/>23,7 </text:p>
          </table:table-cell>
          <table:table-cell table:style-name="ce9" office:value-type="float" office:value="16.9973450324353" calcext:value-type="float">
            <text:p><text:s text:c="3"/>17,0 </text:p>
          </table:table-cell>
          <table:table-cell table:style-name="ce9" office:value-type="float" office:value="30.4499356983298" calcext:value-type="float">
            <text:p><text:s text:c="3"/>30,4 </text:p>
          </table:table-cell>
          <table:table-cell table:style-name="ce9" office:value-type="float" office:value="21.2446728240361" calcext:value-type="float">
            <text:p><text:s text:c="3"/>21,2 </text:p>
          </table:table-cell>
          <table:table-cell table:style-name="ce9" office:value-type="float" office:value="18.7132222539412" calcext:value-type="float">
            <text:p><text:s text:c="3"/>18,7 </text:p>
          </table:table-cell>
          <table:table-cell table:style-name="ce9" office:value-type="float" office:value="23.7761233941311" calcext:value-type="float">
            <text:p><text:s text:c="3"/>23,8 </text:p>
          </table:table-cell>
          <table:table-cell table:style-name="ce9" office:value-type="float" office:value="35.1160713637823" calcext:value-type="float">
            <text:p><text:s text:c="3"/>35,1 </text:p>
          </table:table-cell>
          <table:table-cell table:style-name="ce9" office:value-type="float" office:value="32.0750174370752" calcext:value-type="float">
            <text:p><text:s text:c="3"/>32,1 </text:p>
          </table:table-cell>
          <table:table-cell table:style-name="ce9" office:value-type="float" office:value="38.1571252904894" calcext:value-type="float">
            <text:p><text:s text:c="3"/>38,2 </text:p>
          </table:table-cell>
          <table:table-cell table:style-name="ce9" office:value-type="float" office:value="31.9247870383321" calcext:value-type="float">
            <text:p><text:s text:c="3"/>31,9 </text:p>
          </table:table-cell>
          <table:table-cell table:style-name="ce9" office:value-type="float" office:value="28.6402838846672" calcext:value-type="float">
            <text:p><text:s text:c="3"/>28,6 </text:p>
          </table:table-cell>
          <table:table-cell table:style-name="ce9" office:value-type="float" office:value="35.209290191997" calcext:value-type="float">
            <text:p><text:s text:c="3"/>35,2 </text:p>
          </table:table-cell>
          <table:table-cell table:style-name="ce9" office:value-type="float" office:value="25.9730128200369" calcext:value-type="float">
            <text:p><text:s text:c="3"/>26,0 </text:p>
          </table:table-cell>
          <table:table-cell table:style-name="ce9" office:value-type="float" office:value="20.4726678482417" calcext:value-type="float">
            <text:p><text:s text:c="3"/>20,5 </text:p>
          </table:table-cell>
          <table:table-cell table:style-name="ce9" office:value-type="float" office:value="31.4733577918321" calcext:value-type="float">
            <text:p><text:s text:c="3"/>31,5 </text:p>
          </table:table-cell>
          <table:table-cell table:style-name="ce9" office:value-type="float" office:value="9.76086762454718" calcext:value-type="float">
            <text:p><text:s text:c="3"/>9,8 </text:p>
          </table:table-cell>
          <table:table-cell table:style-name="ce9" office:value-type="float" office:value="5.5275889219703" calcext:value-type="float">
            <text:p><text:s text:c="3"/>5,5 </text:p>
          </table:table-cell>
          <table:table-cell table:style-name="ce9" office:value-type="float" office:value="13.9941463271241" calcext:value-type="float">
            <text:p><text:s text:c="3"/>14,0 </text:p>
          </table:table-cell>
          <table:table-cell table:style-name="ce9" office:value-type="float" office:value="13.5195460061934" calcext:value-type="float">
            <text:p><text:s text:c="3"/>13,5 </text:p>
          </table:table-cell>
          <table:table-cell table:style-name="ce9" office:value-type="float" office:value="10.5637064906137" calcext:value-type="float">
            <text:p><text:s text:c="3"/>10,6 </text:p>
          </table:table-cell>
          <table:table-cell table:style-name="ce9" office:value-type="float" office:value="16.475385521773" calcext:value-type="float">
            <text:p><text:s text:c="3"/>16,5 </text:p>
          </table:table-cell>
          <table:table-cell table:style-name="ce9" office:value-type="float" office:value="9.20023692893866" calcext:value-type="float">
            <text:p><text:s text:c="3"/>9,2 </text:p>
          </table:table-cell>
          <table:table-cell table:style-name="ce9" office:value-type="float" office:value="6.54686949484981" calcext:value-type="float">
            <text:p><text:s text:c="3"/>6,5 </text:p>
          </table:table-cell>
          <table:table-cell table:style-name="ce9" office:value-type="float" office:value="11.8536043630275" calcext:value-type="float">
            <text:p><text:s text:c="3"/>11,9 </text:p>
          </table:table-cell>
          <table:table-cell table:style-name="ce9" office:value-type="float" office:value="8.74051813000952" calcext:value-type="float">
            <text:p><text:s text:c="3"/>8,7 </text:p>
          </table:table-cell>
          <table:table-cell table:style-name="ce9" office:value-type="float" office:value="6.04043339453845" calcext:value-type="float">
            <text:p><text:s text:c="3"/>6,0 </text:p>
          </table:table-cell>
          <table:table-cell table:style-name="ce9" office:value-type="float" office:value="11.4406028654806" calcext:value-type="float">
            <text:p><text:s text:c="3"/>11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17.9392451534613" calcext:value-type="float">
            <text:p><text:s text:c="3"/>17,9 </text:p>
          </table:table-cell>
          <table:table-cell table:style-name="ce9" office:value-type="float" office:value="16.0640631517532" calcext:value-type="float">
            <text:p><text:s text:c="3"/>16,1 </text:p>
          </table:table-cell>
          <table:table-cell table:style-name="ce9" office:value-type="float" office:value="19.8144271551694" calcext:value-type="float">
            <text:p><text:s text:c="3"/>19,8 </text:p>
          </table:table-cell>
          <table:table-cell table:style-name="ce9" office:value-type="float" office:value="23.8353423652853" calcext:value-type="float">
            <text:p><text:s text:c="3"/>23,8 </text:p>
          </table:table-cell>
          <table:table-cell table:style-name="ce9" office:value-type="float" office:value="20.2773688946768" calcext:value-type="float">
            <text:p><text:s text:c="3"/>20,3 </text:p>
          </table:table-cell>
          <table:table-cell table:style-name="ce9" office:value-type="float" office:value="27.3933158358937" calcext:value-type="float">
            <text:p><text:s text:c="3"/>27,4 </text:p>
          </table:table-cell>
          <table:table-cell table:style-name="ce9" office:value-type="float" office:value="17.3945012473873" calcext:value-type="float">
            <text:p><text:s text:c="3"/>17,4 </text:p>
          </table:table-cell>
          <table:table-cell table:style-name="ce9" office:value-type="float" office:value="14.6971689991907" calcext:value-type="float">
            <text:p><text:s text:c="3"/>14,7 </text:p>
          </table:table-cell>
          <table:table-cell table:style-name="ce9" office:value-type="float" office:value="20.0918334955839" calcext:value-type="float">
            <text:p><text:s text:c="3"/>20,1 </text:p>
          </table:table-cell>
          <table:table-cell table:style-name="ce9" office:value-type="float" office:value="17.1339166753314" calcext:value-type="float">
            <text:p><text:s text:c="3"/>17,1 </text:p>
          </table:table-cell>
          <table:table-cell table:style-name="ce9" office:value-type="float" office:value="12.4021855318085" calcext:value-type="float">
            <text:p><text:s text:c="3"/>12,4 </text:p>
          </table:table-cell>
          <table:table-cell table:style-name="ce9" office:value-type="float" office:value="21.8656478188542" calcext:value-type="float">
            <text:p><text:s text:c="3"/>21,9 </text:p>
          </table:table-cell>
          <table:table-cell table:style-name="ce9" office:value-type="float" office:value="18.8051915512206" calcext:value-type="float">
            <text:p><text:s text:c="3"/>18,8 </text:p>
          </table:table-cell>
          <table:table-cell table:style-name="ce9" office:value-type="float" office:value="16.2504515996248" calcext:value-type="float">
            <text:p><text:s text:c="3"/>16,3 </text:p>
          </table:table-cell>
          <table:table-cell table:style-name="ce9" office:value-type="float" office:value="21.3599315028163" calcext:value-type="float">
            <text:p><text:s text:c="3"/>21,4 </text:p>
          </table:table-cell>
          <table:table-cell table:style-name="ce9" office:value-type="float" office:value="26.4763057119141" calcext:value-type="float">
            <text:p><text:s text:c="3"/>26,5 </text:p>
          </table:table-cell>
          <table:table-cell table:style-name="ce9" office:value-type="float" office:value="22.1147392683372" calcext:value-type="float">
            <text:p><text:s text:c="3"/>22,1 </text:p>
          </table:table-cell>
          <table:table-cell table:style-name="ce9" office:value-type="float" office:value="30.8378721554909" calcext:value-type="float">
            <text:p><text:s text:c="3"/>30,8 </text:p>
          </table:table-cell>
          <table:table-cell table:style-name="ce9" office:value-type="float" office:value="18.3415872493492" calcext:value-type="float">
            <text:p><text:s text:c="3"/>18,3 </text:p>
          </table:table-cell>
          <table:table-cell table:style-name="ce9" office:value-type="float" office:value="15.1805817911112" calcext:value-type="float">
            <text:p><text:s text:c="3"/>15,2 </text:p>
          </table:table-cell>
          <table:table-cell table:style-name="ce9" office:value-type="float" office:value="21.5025927075872" calcext:value-type="float">
            <text:p><text:s text:c="3"/>21,5 </text:p>
          </table:table-cell>
          <table:table-cell table:style-name="ce9" office:value-type="float" office:value="20.8755119157317" calcext:value-type="float">
            <text:p><text:s text:c="3"/>20,9 </text:p>
          </table:table-cell>
          <table:table-cell table:style-name="ce9" office:value-type="float" office:value="12.8939805209437" calcext:value-type="float">
            <text:p><text:s text:c="3"/>12,9 </text:p>
          </table:table-cell>
          <table:table-cell table:style-name="ce9" office:value-type="float" office:value="28.8570433105196" calcext:value-type="float">
            <text:p><text:s text:c="3"/>28,9 </text:p>
          </table:table-cell>
          <table:table-cell table:style-name="ce9" office:value-type="float" office:value="17.1490570223819" calcext:value-type="float">
            <text:p><text:s text:c="3"/>17,1 </text:p>
          </table:table-cell>
          <table:table-cell table:style-name="ce9" office:value-type="float" office:value="14.7880577486503" calcext:value-type="float">
            <text:p><text:s text:c="3"/>14,8 </text:p>
          </table:table-cell>
          <table:table-cell table:style-name="ce9" office:value-type="float" office:value="19.5100562961136" calcext:value-type="float">
            <text:p><text:s text:c="3"/>19,5 </text:p>
          </table:table-cell>
          <table:table-cell table:style-name="ce9" office:value-type="float" office:value="21.1853971612088" calcext:value-type="float">
            <text:p><text:s text:c="3"/>21,2 </text:p>
          </table:table-cell>
          <table:table-cell table:style-name="ce9" office:value-type="float" office:value="17.6843310169873" calcext:value-type="float">
            <text:p><text:s text:c="3"/>17,7 </text:p>
          </table:table-cell>
          <table:table-cell table:style-name="ce9" office:value-type="float" office:value="24.6864633054304" calcext:value-type="float">
            <text:p><text:s text:c="3"/>24,7 </text:p>
          </table:table-cell>
          <table:table-cell table:style-name="ce9" office:value-type="float" office:value="16.4620444863508" calcext:value-type="float">
            <text:p><text:s text:c="3"/>16,5 </text:p>
          </table:table-cell>
          <table:table-cell table:style-name="ce9" office:value-type="float" office:value="13.6084131119351" calcext:value-type="float">
            <text:p><text:s text:c="3"/>13,6 </text:p>
          </table:table-cell>
          <table:table-cell table:style-name="ce9" office:value-type="float" office:value="19.3156758607665" calcext:value-type="float">
            <text:p><text:s text:c="3"/>19,3 </text:p>
          </table:table-cell>
          <table:table-cell table:style-name="ce9" office:value-type="float" office:value="13.3473732892161" calcext:value-type="float">
            <text:p><text:s text:c="3"/>13,3 </text:p>
          </table:table-cell>
          <table:table-cell table:style-name="ce9" office:value-type="float" office:value="7.41485182526834" calcext:value-type="float">
            <text:p><text:s text:c="3"/>7,4 </text:p>
          </table:table-cell>
          <table:table-cell table:style-name="ce9" office:value-type="float" office:value="19.2798947531638" calcext:value-type="float">
            <text:p><text:s text:c="3"/>19,3 </text:p>
          </table:table-cell>
          <table:table-cell table:style-name="ce9" office:value-type="float" office:value="19.615762998521" calcext:value-type="float">
            <text:p><text:s text:c="3"/>19,6 </text:p>
          </table:table-cell>
          <table:table-cell table:style-name="ce9" office:value-type="float" office:value="17.4189065312368" calcext:value-type="float">
            <text:p><text:s text:c="3"/>17,4 </text:p>
          </table:table-cell>
          <table:table-cell table:style-name="ce9" office:value-type="float" office:value="21.8126194658052" calcext:value-type="float">
            <text:p><text:s text:c="3"/>21,8 </text:p>
          </table:table-cell>
          <table:table-cell table:style-name="ce9" office:value-type="float" office:value="27.091694724301" calcext:value-type="float">
            <text:p><text:s text:c="3"/>27,1 </text:p>
          </table:table-cell>
          <table:table-cell table:style-name="ce9" office:value-type="float" office:value="23.0340660729145" calcext:value-type="float">
            <text:p><text:s text:c="3"/>23,0 </text:p>
          </table:table-cell>
          <table:table-cell table:style-name="ce9" office:value-type="float" office:value="31.1493233756875" calcext:value-type="float">
            <text:p><text:s text:c="3"/>31,1 </text:p>
          </table:table-cell>
          <table:table-cell table:style-name="ce9" office:value-type="float" office:value="20.400247894675" calcext:value-type="float">
            <text:p><text:s text:c="3"/>20,4 </text:p>
          </table:table-cell>
          <table:table-cell table:style-name="ce9" office:value-type="float" office:value="17.5600133146307" calcext:value-type="float">
            <text:p><text:s text:c="3"/>17,6 </text:p>
          </table:table-cell>
          <table:table-cell table:style-name="ce9" office:value-type="float" office:value="23.2404824747193" calcext:value-type="float">
            <text:p><text:s text:c="3"/>23,2 </text:p>
          </table:table-cell>
          <table:table-cell table:style-name="ce9" office:value-type="float" office:value="21.0423490019073" calcext:value-type="float">
            <text:p><text:s text:c="3"/>21,0 </text:p>
          </table:table-cell>
          <table:table-cell table:style-name="ce9" office:value-type="float" office:value="14.7992180645818" calcext:value-type="float">
            <text:p><text:s text:c="3"/>14,8 </text:p>
          </table:table-cell>
          <table:table-cell table:style-name="ce9" office:value-type="float" office:value="27.2854799392327" calcext:value-type="float">
            <text:p><text:s text:c="3"/>27,3 </text:p>
          </table:table-cell>
          <table:table-cell table:style-name="ce9" office:value-type="float" office:value="9.76640027231372" calcext:value-type="float">
            <text:p><text:s text:c="3"/>9,8 </text:p>
          </table:table-cell>
          <table:table-cell table:style-name="ce9" office:value-type="float" office:value="8.22314592814506" calcext:value-type="float">
            <text:p><text:s text:c="3"/>8,2 </text:p>
          </table:table-cell>
          <table:table-cell table:style-name="ce9" office:value-type="float" office:value="11.3096546164824" calcext:value-type="float">
            <text:p><text:s text:c="3"/>11,3 </text:p>
          </table:table-cell>
          <table:table-cell table:style-name="ce9" office:value-type="float" office:value="14.1027271456586" calcext:value-type="float">
            <text:p><text:s text:c="3"/>14,1 </text:p>
          </table:table-cell>
          <table:table-cell table:style-name="ce9" office:value-type="float" office:value="11.8044043645136" calcext:value-type="float">
            <text:p><text:s text:c="3"/>11,8 </text:p>
          </table:table-cell>
          <table:table-cell table:style-name="ce9" office:value-type="float" office:value="16.4010499268036" calcext:value-type="float">
            <text:p><text:s text:c="3"/>16,4 </text:p>
          </table:table-cell>
          <table:table-cell table:style-name="ce9" office:value-type="float" office:value="9.26177846954794" calcext:value-type="float">
            <text:p><text:s text:c="3"/>9,3 </text:p>
          </table:table-cell>
          <table:table-cell table:style-name="ce9" office:value-type="float" office:value="7.17487798873357" calcext:value-type="float">
            <text:p><text:s text:c="3"/>7,2 </text:p>
          </table:table-cell>
          <table:table-cell table:style-name="ce9" office:value-type="float" office:value="11.3486789503623" calcext:value-type="float">
            <text:p><text:s text:c="3"/>11,3 </text:p>
          </table:table-cell>
          <table:table-cell table:style-name="ce9" office:value-type="float" office:value="6.16633218890261" calcext:value-type="float">
            <text:p><text:s text:c="3"/>6,2 </text:p>
          </table:table-cell>
          <table:table-cell table:style-name="ce9" office:value-type="float" office:value="2.01532004988326" calcext:value-type="float">
            <text:p><text:s text:c="3"/>2,0 </text:p>
          </table:table-cell>
          <table:table-cell table:style-name="ce9" office:value-type="float" office:value="10.317344327922" calcext:value-type="float">
            <text:p><text:s text:c="3"/>10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14.267857604101" calcext:value-type="float">
            <text:p><text:s text:c="3"/>14,3 </text:p>
          </table:table-cell>
          <table:table-cell table:style-name="ce9" office:value-type="float" office:value="12.3901649845292" calcext:value-type="float">
            <text:p><text:s text:c="3"/>12,4 </text:p>
          </table:table-cell>
          <table:table-cell table:style-name="ce9" office:value-type="float" office:value="16.1455502236728" calcext:value-type="float">
            <text:p><text:s text:c="3"/>16,1 </text:p>
          </table:table-cell>
          <table:table-cell table:style-name="ce9" office:value-type="float" office:value="26.0424616722202" calcext:value-type="float">
            <text:p><text:s text:c="3"/>26,0 </text:p>
          </table:table-cell>
          <table:table-cell table:style-name="ce9" office:value-type="float" office:value="22.196115481153" calcext:value-type="float">
            <text:p><text:s text:c="3"/>22,2 </text:p>
          </table:table-cell>
          <table:table-cell table:style-name="ce9" office:value-type="float" office:value="29.8888078632873" calcext:value-type="float">
            <text:p><text:s text:c="3"/>29,9 </text:p>
          </table:table-cell>
          <table:table-cell table:style-name="ce9" office:value-type="float" office:value="17.8167420661081" calcext:value-type="float">
            <text:p><text:s text:c="3"/>17,8 </text:p>
          </table:table-cell>
          <table:table-cell table:style-name="ce9" office:value-type="float" office:value="14.4181478184441" calcext:value-type="float">
            <text:p><text:s text:c="3"/>14,4 </text:p>
          </table:table-cell>
          <table:table-cell table:style-name="ce9" office:value-type="float" office:value="21.2153363137722" calcext:value-type="float">
            <text:p><text:s text:c="3"/>21,2 </text:p>
          </table:table-cell>
          <table:table-cell table:style-name="ce9" office:value-type="float" office:value="17.4632030429709" calcext:value-type="float">
            <text:p><text:s text:c="3"/>17,5 </text:p>
          </table:table-cell>
          <table:table-cell table:style-name="ce9" office:value-type="float" office:value="13.2824832566898" calcext:value-type="float">
            <text:p><text:s text:c="3"/>13,3 </text:p>
          </table:table-cell>
          <table:table-cell table:style-name="ce9" office:value-type="float" office:value="21.6439228292519" calcext:value-type="float">
            <text:p><text:s text:c="3"/>21,6 </text:p>
          </table:table-cell>
          <table:table-cell table:style-name="ce9" office:value-type="float" office:value="15.8472116381334" calcext:value-type="float">
            <text:p><text:s text:c="3"/>15,8 </text:p>
          </table:table-cell>
          <table:table-cell table:style-name="ce9" office:value-type="float" office:value="13.0854469960006" calcext:value-type="float">
            <text:p><text:s text:c="3"/>13,1 </text:p>
          </table:table-cell>
          <table:table-cell table:style-name="ce9" office:value-type="float" office:value="18.6089762802661" calcext:value-type="float">
            <text:p><text:s text:c="3"/>18,6 </text:p>
          </table:table-cell>
          <table:table-cell table:style-name="ce9" office:value-type="float" office:value="27.6679347224302" calcext:value-type="float">
            <text:p><text:s text:c="3"/>27,7 </text:p>
          </table:table-cell>
          <table:table-cell table:style-name="ce9" office:value-type="float" office:value="23.8389149261808" calcext:value-type="float">
            <text:p><text:s text:c="3"/>23,8 </text:p>
          </table:table-cell>
          <table:table-cell table:style-name="ce9" office:value-type="float" office:value="31.4969545186797" calcext:value-type="float">
            <text:p><text:s text:c="3"/>31,5 </text:p>
          </table:table-cell>
          <table:table-cell table:style-name="ce9" office:value-type="float" office:value="17.7825101457646" calcext:value-type="float">
            <text:p><text:s text:c="3"/>17,8 </text:p>
          </table:table-cell>
          <table:table-cell table:style-name="ce9" office:value-type="float" office:value="14.1803709657653" calcext:value-type="float">
            <text:p><text:s text:c="3"/>14,2 </text:p>
          </table:table-cell>
          <table:table-cell table:style-name="ce9" office:value-type="float" office:value="21.3846493257639" calcext:value-type="float">
            <text:p><text:s text:c="3"/>21,4 </text:p>
          </table:table-cell>
          <table:table-cell table:style-name="ce9" office:value-type="float" office:value="17.2670834885827" calcext:value-type="float">
            <text:p><text:s text:c="3"/>17,3 </text:p>
          </table:table-cell>
          <table:table-cell table:style-name="ce9" office:value-type="float" office:value="13.0245417045614" calcext:value-type="float">
            <text:p><text:s text:c="3"/>13,0 </text:p>
          </table:table-cell>
          <table:table-cell table:style-name="ce9" office:value-type="float" office:value="21.5096252726041" calcext:value-type="float">
            <text:p><text:s text:c="3"/>21,5 </text:p>
          </table:table-cell>
          <table:table-cell table:style-name="ce9" office:value-type="float" office:value="12.7627356046522" calcext:value-type="float">
            <text:p><text:s text:c="3"/>12,8 </text:p>
          </table:table-cell>
          <table:table-cell table:style-name="ce9" office:value-type="float" office:value="10.5440583395964" calcext:value-type="float">
            <text:p><text:s text:c="3"/>10,5 </text:p>
          </table:table-cell>
          <table:table-cell table:style-name="ce9" office:value-type="float" office:value="14.981412869708" calcext:value-type="float">
            <text:p><text:s text:c="3"/>15,0 </text:p>
          </table:table-cell>
          <table:table-cell table:style-name="ce9" office:value-type="float" office:value="24.4683389478117" calcext:value-type="float">
            <text:p><text:s text:c="3"/>24,5 </text:p>
          </table:table-cell>
          <table:table-cell table:style-name="ce9" office:value-type="float" office:value="19.613248196279" calcext:value-type="float">
            <text:p><text:s text:c="3"/>19,6 </text:p>
          </table:table-cell>
          <table:table-cell table:style-name="ce9" office:value-type="float" office:value="29.3234296993445" calcext:value-type="float">
            <text:p><text:s text:c="3"/>29,3 </text:p>
          </table:table-cell>
          <table:table-cell table:style-name="ce9" office:value-type="float" office:value="17.8468095038924" calcext:value-type="float">
            <text:p><text:s text:c="3"/>17,8 </text:p>
          </table:table-cell>
          <table:table-cell table:style-name="ce9" office:value-type="float" office:value="13.5000043683633" calcext:value-type="float">
            <text:p><text:s text:c="3"/>13,5 </text:p>
          </table:table-cell>
          <table:table-cell table:style-name="ce9" office:value-type="float" office:value="22.1936146394215" calcext:value-type="float">
            <text:p><text:s text:c="3"/>22,2 </text:p>
          </table:table-cell>
          <table:table-cell table:style-name="ce9" office:value-type="float" office:value="17.6383709385513" calcext:value-type="float">
            <text:p><text:s text:c="3"/>17,6 </text:p>
          </table:table-cell>
          <table:table-cell table:style-name="ce9" office:value-type="float" office:value="11.8752977285712" calcext:value-type="float">
            <text:p><text:s text:c="3"/>11,9 </text:p>
          </table:table-cell>
          <table:table-cell table:style-name="ce9" office:value-type="float" office:value="23.4014441485314" calcext:value-type="float">
            <text:p><text:s text:c="3"/>23,4 </text:p>
          </table:table-cell>
          <table:table-cell table:style-name="ce9" office:value-type="float" office:value="16.7050032917714" calcext:value-type="float">
            <text:p><text:s text:c="3"/>16,7 </text:p>
          </table:table-cell>
          <table:table-cell table:style-name="ce9" office:value-type="float" office:value="14.5549057477995" calcext:value-type="float">
            <text:p><text:s text:c="3"/>14,6 </text:p>
          </table:table-cell>
          <table:table-cell table:style-name="ce9" office:value-type="float" office:value="18.8551008357433" calcext:value-type="float">
            <text:p><text:s text:c="3"/>18,9 </text:p>
          </table:table-cell>
          <table:table-cell table:style-name="ce9" office:value-type="float" office:value="31.0135690835918" calcext:value-type="float">
            <text:p><text:s text:c="3"/>31,0 </text:p>
          </table:table-cell>
          <table:table-cell table:style-name="ce9" office:value-type="float" office:value="27.5200726990211" calcext:value-type="float">
            <text:p><text:s text:c="3"/>27,5 </text:p>
          </table:table-cell>
          <table:table-cell table:style-name="ce9" office:value-type="float" office:value="34.5070654681626" calcext:value-type="float">
            <text:p><text:s text:c="3"/>34,5 </text:p>
          </table:table-cell>
          <table:table-cell table:style-name="ce9" office:value-type="float" office:value="22.1971893550762" calcext:value-type="float">
            <text:p><text:s text:c="3"/>22,2 </text:p>
          </table:table-cell>
          <table:table-cell table:style-name="ce9" office:value-type="float" office:value="18.1148215657669" calcext:value-type="float">
            <text:p><text:s text:c="3"/>18,1 </text:p>
          </table:table-cell>
          <table:table-cell table:style-name="ce9" office:value-type="float" office:value="26.2795571443856" calcext:value-type="float">
            <text:p><text:s text:c="3"/>26,3 </text:p>
          </table:table-cell>
          <table:table-cell table:style-name="ce9" office:value-type="float" office:value="20.2841486411229" calcext:value-type="float">
            <text:p><text:s text:c="3"/>20,3 </text:p>
          </table:table-cell>
          <table:table-cell table:style-name="ce9" office:value-type="float" office:value="14.9968222914753" calcext:value-type="float">
            <text:p><text:s text:c="3"/>15,0 </text:p>
          </table:table-cell>
          <table:table-cell table:style-name="ce9" office:value-type="float" office:value="25.5714749907705" calcext:value-type="float">
            <text:p><text:s text:c="3"/>25,6 </text:p>
          </table:table-cell>
          <table:table-cell table:style-name="ce9" office:value-type="float" office:value="6.29519592542638" calcext:value-type="float">
            <text:p><text:s text:c="3"/>6,3 </text:p>
          </table:table-cell>
          <table:table-cell table:style-name="ce9" office:value-type="float" office:value="3.44025121421123" calcext:value-type="float">
            <text:p><text:s text:c="3"/>3,4 </text:p>
          </table:table-cell>
          <table:table-cell table:style-name="ce9" office:value-type="float" office:value="9.15014063664154" calcext:value-type="float">
            <text:p><text:s text:c="3"/>9,2 </text:p>
          </table:table-cell>
          <table:table-cell table:style-name="ce9" office:value-type="float" office:value="10.9714030781388" calcext:value-type="float">
            <text:p><text:s text:c="3"/>11,0 </text:p>
          </table:table-cell>
          <table:table-cell table:style-name="ce9" office:value-type="float" office:value="8.39666646515047" calcext:value-type="float">
            <text:p><text:s text:c="3"/>8,4 </text:p>
          </table:table-cell>
          <table:table-cell table:style-name="ce9" office:value-type="float" office:value="13.5461396911272" calcext:value-type="float">
            <text:p><text:s text:c="3"/>13,5 </text:p>
          </table:table-cell>
          <table:table-cell table:style-name="ce9" office:value-type="float" office:value="8.60405017780607" calcext:value-type="float">
            <text:p><text:s text:c="3"/>8,6 </text:p>
          </table:table-cell>
          <table:table-cell table:style-name="ce9" office:value-type="float" office:value="5.67684511103632" calcext:value-type="float">
            <text:p><text:s text:c="3"/>5,7 </text:p>
          </table:table-cell>
          <table:table-cell table:style-name="ce9" office:value-type="float" office:value="11.5312552445758" calcext:value-type="float">
            <text:p><text:s text:c="3"/>11,5 </text:p>
          </table:table-cell>
          <table:table-cell table:style-name="ce9" office:value-type="float" office:value="11.4135425141066" calcext:value-type="float">
            <text:p><text:s text:c="3"/>11,4 </text:p>
          </table:table-cell>
          <table:table-cell table:style-name="ce9" office:value-type="float" office:value="5.28363001531591" calcext:value-type="float">
            <text:p><text:s text:c="3"/>5,3 </text:p>
          </table:table-cell>
          <table:table-cell table:style-name="ce9" office:value-type="float" office:value="17.5434550128974" calcext:value-type="float">
            <text:p><text:s text:c="3"/>17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19.6942338561892" calcext:value-type="float">
            <text:p><text:s text:c="3"/>19,7 </text:p>
          </table:table-cell>
          <table:table-cell table:style-name="ce9" office:value-type="float" office:value="16.826141669731" calcext:value-type="float">
            <text:p><text:s text:c="3"/>16,8 </text:p>
          </table:table-cell>
          <table:table-cell table:style-name="ce9" office:value-type="float" office:value="22.5623260426474" calcext:value-type="float">
            <text:p><text:s text:c="3"/>22,6 </text:p>
          </table:table-cell>
          <table:table-cell table:style-name="ce9" office:value-type="float" office:value="26.0351409938934" calcext:value-type="float">
            <text:p><text:s text:c="3"/>26,0 </text:p>
          </table:table-cell>
          <table:table-cell table:style-name="ce9" office:value-type="float" office:value="21.9552940308693" calcext:value-type="float">
            <text:p><text:s text:c="3"/>22,0 </text:p>
          </table:table-cell>
          <table:table-cell table:style-name="ce9" office:value-type="float" office:value="30.1149879569175" calcext:value-type="float">
            <text:p><text:s text:c="3"/>30,1 </text:p>
          </table:table-cell>
          <table:table-cell table:style-name="ce9" office:value-type="float" office:value="32.6826750751074" calcext:value-type="float">
            <text:p><text:s text:c="3"/>32,7 </text:p>
          </table:table-cell>
          <table:table-cell table:style-name="ce9" office:value-type="float" office:value="29.095401331842" calcext:value-type="float">
            <text:p><text:s text:c="3"/>29,1 </text:p>
          </table:table-cell>
          <table:table-cell table:style-name="ce9" office:value-type="float" office:value="36.2699488183728" calcext:value-type="float">
            <text:p><text:s text:c="3"/>36,3 </text:p>
          </table:table-cell>
          <table:table-cell table:style-name="ce9" office:value-type="float" office:value="15.764662635301" calcext:value-type="float">
            <text:p><text:s text:c="3"/>15,8 </text:p>
          </table:table-cell>
          <table:table-cell table:style-name="ce9" office:value-type="float" office:value="9.63103410360331" calcext:value-type="float">
            <text:p><text:s text:c="3"/>9,6 </text:p>
          </table:table-cell>
          <table:table-cell table:style-name="ce9" office:value-type="float" office:value="21.8982911669988" calcext:value-type="float">
            <text:p><text:s text:c="3"/>21,9 </text:p>
          </table:table-cell>
          <table:table-cell table:style-name="ce9" office:value-type="float" office:value="18.1966206672171" calcext:value-type="float">
            <text:p><text:s text:c="3"/>18,2 </text:p>
          </table:table-cell>
          <table:table-cell table:style-name="ce9" office:value-type="float" office:value="13.9074832651667" calcext:value-type="float">
            <text:p><text:s text:c="3"/>13,9 </text:p>
          </table:table-cell>
          <table:table-cell table:style-name="ce9" office:value-type="float" office:value="22.4857580692675" calcext:value-type="float">
            <text:p><text:s text:c="3"/>22,5 </text:p>
          </table:table-cell>
          <table:table-cell table:style-name="ce9" office:value-type="float" office:value="25.853741935053" calcext:value-type="float">
            <text:p><text:s text:c="3"/>25,9 </text:p>
          </table:table-cell>
          <table:table-cell table:style-name="ce9" office:value-type="float" office:value="21.2700071079267" calcext:value-type="float">
            <text:p><text:s text:c="3"/>21,3 </text:p>
          </table:table-cell>
          <table:table-cell table:style-name="ce9" office:value-type="float" office:value="30.4374767621793" calcext:value-type="float">
            <text:p><text:s text:c="3"/>30,4 </text:p>
          </table:table-cell>
          <table:table-cell table:style-name="ce9" office:value-type="float" office:value="30.6416895979405" calcext:value-type="float">
            <text:p><text:s text:c="3"/>30,6 </text:p>
          </table:table-cell>
          <table:table-cell table:style-name="ce9" office:value-type="float" office:value="26.0751344683991" calcext:value-type="float">
            <text:p><text:s text:c="3"/>26,1 </text:p>
          </table:table-cell>
          <table:table-cell table:style-name="ce9" office:value-type="float" office:value="35.2082447274818" calcext:value-type="float">
            <text:p><text:s text:c="3"/>35,2 </text:p>
          </table:table-cell>
          <table:table-cell table:style-name="ce9" office:value-type="float" office:value="16.8738900083544" calcext:value-type="float">
            <text:p><text:s text:c="3"/>16,9 </text:p>
          </table:table-cell>
          <table:table-cell table:style-name="ce9" office:value-type="float" office:value="6.59571319798663" calcext:value-type="float">
            <text:p><text:s text:c="3"/>6,6 </text:p>
          </table:table-cell>
          <table:table-cell table:style-name="ce9" office:value-type="float" office:value="27.1520668187223" calcext:value-type="float">
            <text:p><text:s text:c="3"/>27,2 </text:p>
          </table:table-cell>
          <table:table-cell table:style-name="ce9" office:value-type="float" office:value="21.1045144247459" calcext:value-type="float">
            <text:p><text:s text:c="3"/>21,1 </text:p>
          </table:table-cell>
          <table:table-cell table:style-name="ce9" office:value-type="float" office:value="17.7221933013797" calcext:value-type="float">
            <text:p><text:s text:c="3"/>17,7 </text:p>
          </table:table-cell>
          <table:table-cell table:style-name="ce9" office:value-type="float" office:value="24.4868355481121" calcext:value-type="float">
            <text:p><text:s text:c="3"/>24,5 </text:p>
          </table:table-cell>
          <table:table-cell table:style-name="ce9" office:value-type="float" office:value="26.2053598737872" calcext:value-type="float">
            <text:p><text:s text:c="3"/>26,2 </text:p>
          </table:table-cell>
          <table:table-cell table:style-name="ce9" office:value-type="float" office:value="21.5779268191792" calcext:value-type="float">
            <text:p><text:s text:c="3"/>21,6 </text:p>
          </table:table-cell>
          <table:table-cell table:style-name="ce9" office:value-type="float" office:value="30.8327929283953" calcext:value-type="float">
            <text:p><text:s text:c="3"/>30,8 </text:p>
          </table:table-cell>
          <table:table-cell table:style-name="ce9" office:value-type="float" office:value="35.0520462850179" calcext:value-type="float">
            <text:p><text:s text:c="3"/>35,1 </text:p>
          </table:table-cell>
          <table:table-cell table:style-name="ce9" office:value-type="float" office:value="30.4747317617648" calcext:value-type="float">
            <text:p><text:s text:c="3"/>30,5 </text:p>
          </table:table-cell>
          <table:table-cell table:style-name="ce9" office:value-type="float" office:value="39.6293608082709" calcext:value-type="float">
            <text:p><text:s text:c="3"/>39,6 </text:p>
          </table:table-cell>
          <table:table-cell table:style-name="ce9" office:value-type="float" office:value="14.8294873447787" calcext:value-type="float">
            <text:p><text:s text:c="3"/>14,8 </text:p>
          </table:table-cell>
          <table:table-cell table:style-name="ce9" office:value-type="float" office:value="8.69974915683747" calcext:value-type="float">
            <text:p><text:s text:c="3"/>8,7 </text:p>
          </table:table-cell>
          <table:table-cell table:style-name="ce9" office:value-type="float" office:value="20.9592255327199" calcext:value-type="float">
            <text:p><text:s text:c="3"/>21,0 </text:p>
          </table:table-cell>
          <table:table-cell table:style-name="ce9" office:value-type="float" office:value="23.7579398183323" calcext:value-type="float">
            <text:p><text:s text:c="3"/>23,8 </text:p>
          </table:table-cell>
          <table:table-cell table:style-name="ce9" office:value-type="float" office:value="20.4050826041423" calcext:value-type="float">
            <text:p><text:s text:c="3"/>20,4 </text:p>
          </table:table-cell>
          <table:table-cell table:style-name="ce9" office:value-type="float" office:value="27.1107970325224" calcext:value-type="float">
            <text:p><text:s text:c="3"/>27,1 </text:p>
          </table:table-cell>
          <table:table-cell table:style-name="ce9" office:value-type="float" office:value="30.7549721328991" calcext:value-type="float">
            <text:p><text:s text:c="3"/>30,8 </text:p>
          </table:table-cell>
          <table:table-cell table:style-name="ce9" office:value-type="float" office:value="26.5951412859621" calcext:value-type="float">
            <text:p><text:s text:c="3"/>26,6 </text:p>
          </table:table-cell>
          <table:table-cell table:style-name="ce9" office:value-type="float" office:value="34.9148029798362" calcext:value-type="float">
            <text:p><text:s text:c="3"/>34,9 </text:p>
          </table:table-cell>
          <table:table-cell table:style-name="ce9" office:value-type="float" office:value="34.1635853726771" calcext:value-type="float">
            <text:p><text:s text:c="3"/>34,2 </text:p>
          </table:table-cell>
          <table:table-cell table:style-name="ce9" office:value-type="float" office:value="30.595878075258" calcext:value-type="float">
            <text:p><text:s text:c="3"/>30,6 </text:p>
          </table:table-cell>
          <table:table-cell table:style-name="ce9" office:value-type="float" office:value="37.7312926700963" calcext:value-type="float">
            <text:p><text:s text:c="3"/>37,7 </text:p>
          </table:table-cell>
          <table:table-cell table:style-name="ce9" office:value-type="float" office:value="19.2214604130261" calcext:value-type="float">
            <text:p><text:s text:c="3"/>19,2 </text:p>
          </table:table-cell>
          <table:table-cell table:style-name="ce9" office:value-type="float" office:value="10.6569942871678" calcext:value-type="float">
            <text:p><text:s text:c="3"/>10,7 </text:p>
          </table:table-cell>
          <table:table-cell table:style-name="ce9" office:value-type="float" office:value="27.7859265388843" calcext:value-type="float">
            <text:p><text:s text:c="3"/>27,8 </text:p>
          </table:table-cell>
          <table:table-cell table:style-name="ce9" office:value-type="float" office:value="8.76429754346475" calcext:value-type="float">
            <text:p><text:s text:c="3"/>8,8 </text:p>
          </table:table-cell>
          <table:table-cell table:style-name="ce9" office:value-type="float" office:value="4.23312733516501" calcext:value-type="float">
            <text:p><text:s text:c="3"/>4,2 </text:p>
          </table:table-cell>
          <table:table-cell table:style-name="ce9" office:value-type="float" office:value="13.2954677517645" calcext:value-type="float">
            <text:p><text:s text:c="3"/>13,3 </text:p>
          </table:table-cell>
          <table:table-cell table:style-name="ce9" office:value-type="float" office:value="13.0053965640738" calcext:value-type="float">
            <text:p><text:s text:c="3"/>13,0 </text:p>
          </table:table-cell>
          <table:table-cell table:style-name="ce9" office:value-type="float" office:value="9.49034158823666" calcext:value-type="float">
            <text:p><text:s text:c="3"/>9,5 </text:p>
          </table:table-cell>
          <table:table-cell table:style-name="ce9" office:value-type="float" office:value="16.5204515399109" calcext:value-type="float">
            <text:p><text:s text:c="3"/>16,5 </text:p>
          </table:table-cell>
          <table:table-cell table:style-name="ce9" office:value-type="float" office:value="14.3796821954562" calcext:value-type="float">
            <text:p><text:s text:c="3"/>14,4 </text:p>
          </table:table-cell>
          <table:table-cell table:style-name="ce9" office:value-type="float" office:value="7.54610695657906" calcext:value-type="float">
            <text:p><text:s text:c="3"/>7,5 </text:p>
          </table:table-cell>
          <table:table-cell table:style-name="ce9" office:value-type="float" office:value="21.2132574343334" calcext:value-type="float">
            <text:p><text:s text:c="3"/>21,2 </text:p>
          </table:table-cell>
          <table:table-cell table:style-name="ce9" office:value-type="float" office:value="7.855451976356" calcext:value-type="float">
            <text:p><text:s text:c="3"/>7,9 </text:p>
          </table:table-cell>
          <table:table-cell table:style-name="ce9" office:value-type="float" office:value="2.99171680181651" calcext:value-type="float">
            <text:p><text:s text:c="3"/>3,0 </text:p>
          </table:table-cell>
          <table:table-cell table:style-name="ce9" office:value-type="float" office:value="12.7191871508955" calcext:value-type="float">
            <text:p><text:s text:c="3"/>12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16.8524333038167" calcext:value-type="float">
            <text:p><text:s text:c="3"/>16,9 </text:p>
          </table:table-cell>
          <table:table-cell table:style-name="ce9" office:value-type="float" office:value="14.6396220162139" calcext:value-type="float">
            <text:p><text:s text:c="3"/>14,6 </text:p>
          </table:table-cell>
          <table:table-cell table:style-name="ce9" office:value-type="float" office:value="19.0652445914194" calcext:value-type="float">
            <text:p><text:s text:c="3"/>19,1 </text:p>
          </table:table-cell>
          <table:table-cell table:style-name="ce9" office:value-type="float" office:value="27.3795853663688" calcext:value-type="float">
            <text:p><text:s text:c="3"/>27,4 </text:p>
          </table:table-cell>
          <table:table-cell table:style-name="ce9" office:value-type="float" office:value="23.8831492730072" calcext:value-type="float">
            <text:p><text:s text:c="3"/>23,9 </text:p>
          </table:table-cell>
          <table:table-cell table:style-name="ce9" office:value-type="float" office:value="30.8760214597305" calcext:value-type="float">
            <text:p><text:s text:c="3"/>30,9 </text:p>
          </table:table-cell>
          <table:table-cell table:style-name="ce9" office:value-type="float" office:value="21.37736945638" calcext:value-type="float">
            <text:p><text:s text:c="3"/>21,4 </text:p>
          </table:table-cell>
          <table:table-cell table:style-name="ce9" office:value-type="float" office:value="18.2605918316838" calcext:value-type="float">
            <text:p><text:s text:c="3"/>18,3 </text:p>
          </table:table-cell>
          <table:table-cell table:style-name="ce9" office:value-type="float" office:value="24.4941470810761" calcext:value-type="float">
            <text:p><text:s text:c="3"/>24,5 </text:p>
          </table:table-cell>
          <table:table-cell table:style-name="ce9" office:value-type="float" office:value="19.0015659722626" calcext:value-type="float">
            <text:p><text:s text:c="3"/>19,0 </text:p>
          </table:table-cell>
          <table:table-cell table:style-name="ce9" office:value-type="float" office:value="14.4283519611565" calcext:value-type="float">
            <text:p><text:s text:c="3"/>14,4 </text:p>
          </table:table-cell>
          <table:table-cell table:style-name="ce9" office:value-type="float" office:value="23.5747799833687" calcext:value-type="float">
            <text:p><text:s text:c="3"/>23,6 </text:p>
          </table:table-cell>
          <table:table-cell table:style-name="ce9" office:value-type="float" office:value="17.1979257690433" calcext:value-type="float">
            <text:p><text:s text:c="3"/>17,2 </text:p>
          </table:table-cell>
          <table:table-cell table:style-name="ce9" office:value-type="float" office:value="14.3459868924816" calcext:value-type="float">
            <text:p><text:s text:c="3"/>14,3 </text:p>
          </table:table-cell>
          <table:table-cell table:style-name="ce9" office:value-type="float" office:value="20.049864645605" calcext:value-type="float">
            <text:p><text:s text:c="3"/>20,0 </text:p>
          </table:table-cell>
          <table:table-cell table:style-name="ce9" office:value-type="float" office:value="27.7374421186079" calcext:value-type="float">
            <text:p><text:s text:c="3"/>27,7 </text:p>
          </table:table-cell>
          <table:table-cell table:style-name="ce9" office:value-type="float" office:value="23.7093747202661" calcext:value-type="float">
            <text:p><text:s text:c="3"/>23,7 </text:p>
          </table:table-cell>
          <table:table-cell table:style-name="ce9" office:value-type="float" office:value="31.7655095169498" calcext:value-type="float">
            <text:p><text:s text:c="3"/>31,8 </text:p>
          </table:table-cell>
          <table:table-cell table:style-name="ce9" office:value-type="float" office:value="22.0346188211071" calcext:value-type="float">
            <text:p><text:s text:c="3"/>22,0 </text:p>
          </table:table-cell>
          <table:table-cell table:style-name="ce9" office:value-type="float" office:value="18.4727256654091" calcext:value-type="float">
            <text:p><text:s text:c="3"/>18,5 </text:p>
          </table:table-cell>
          <table:table-cell table:style-name="ce9" office:value-type="float" office:value="25.596511976805" calcext:value-type="float">
            <text:p><text:s text:c="3"/>25,6 </text:p>
          </table:table-cell>
          <table:table-cell table:style-name="ce9" office:value-type="float" office:value="19.4306490287847" calcext:value-type="float">
            <text:p><text:s text:c="3"/>19,4 </text:p>
          </table:table-cell>
          <table:table-cell table:style-name="ce9" office:value-type="float" office:value="13.0635203029828" calcext:value-type="float">
            <text:p><text:s text:c="3"/>13,1 </text:p>
          </table:table-cell>
          <table:table-cell table:style-name="ce9" office:value-type="float" office:value="25.7977777545865" calcext:value-type="float">
            <text:p><text:s text:c="3"/>25,8 </text:p>
          </table:table-cell>
          <table:table-cell table:style-name="ce9" office:value-type="float" office:value="16.539034508692" calcext:value-type="float">
            <text:p><text:s text:c="3"/>16,5 </text:p>
          </table:table-cell>
          <table:table-cell table:style-name="ce9" office:value-type="float" office:value="13.8601560889954" calcext:value-type="float">
            <text:p><text:s text:c="3"/>13,9 </text:p>
          </table:table-cell>
          <table:table-cell table:style-name="ce9" office:value-type="float" office:value="19.2179129283886" calcext:value-type="float">
            <text:p><text:s text:c="3"/>19,2 </text:p>
          </table:table-cell>
          <table:table-cell table:style-name="ce9" office:value-type="float" office:value="27.0061108510658" calcext:value-type="float">
            <text:p><text:s text:c="3"/>27,0 </text:p>
          </table:table-cell>
          <table:table-cell table:style-name="ce9" office:value-type="float" office:value="22.9408838080072" calcext:value-type="float">
            <text:p><text:s text:c="3"/>22,9 </text:p>
          </table:table-cell>
          <table:table-cell table:style-name="ce9" office:value-type="float" office:value="31.0713378941244" calcext:value-type="float">
            <text:p><text:s text:c="3"/>31,1 </text:p>
          </table:table-cell>
          <table:table-cell table:style-name="ce9" office:value-type="float" office:value="20.7207580935798" calcext:value-type="float">
            <text:p><text:s text:c="3"/>20,7 </text:p>
          </table:table-cell>
          <table:table-cell table:style-name="ce9" office:value-type="float" office:value="16.5501373747008" calcext:value-type="float">
            <text:p><text:s text:c="3"/>16,6 </text:p>
          </table:table-cell>
          <table:table-cell table:style-name="ce9" office:value-type="float" office:value="24.8913788124588" calcext:value-type="float">
            <text:p><text:s text:c="3"/>24,9 </text:p>
          </table:table-cell>
          <table:table-cell table:style-name="ce9" office:value-type="float" office:value="18.6485251011206" calcext:value-type="float">
            <text:p><text:s text:c="3"/>18,6 </text:p>
          </table:table-cell>
          <table:table-cell table:style-name="ce9" office:value-type="float" office:value="12.8053407809096" calcext:value-type="float">
            <text:p><text:s text:c="3"/>12,8 </text:p>
          </table:table-cell>
          <table:table-cell table:style-name="ce9" office:value-type="float" office:value="24.4917094213317" calcext:value-type="float">
            <text:p><text:s text:c="3"/>24,5 </text:p>
          </table:table-cell>
          <table:table-cell table:style-name="ce9" office:value-type="float" office:value="18.4835649875173" calcext:value-type="float">
            <text:p><text:s text:c="3"/>18,5 </text:p>
          </table:table-cell>
          <table:table-cell table:style-name="ce9" office:value-type="float" office:value="15.9719129819638" calcext:value-type="float">
            <text:p><text:s text:c="3"/>16,0 </text:p>
          </table:table-cell>
          <table:table-cell table:style-name="ce9" office:value-type="float" office:value="20.9952169930707" calcext:value-type="float">
            <text:p><text:s text:c="3"/>21,0 </text:p>
          </table:table-cell>
          <table:table-cell table:style-name="ce9" office:value-type="float" office:value="29.6787333263138" calcext:value-type="float">
            <text:p><text:s text:c="3"/>29,7 </text:p>
          </table:table-cell>
          <table:table-cell table:style-name="ce9" office:value-type="float" office:value="26.3216575873186" calcext:value-type="float">
            <text:p><text:s text:c="3"/>26,3 </text:p>
          </table:table-cell>
          <table:table-cell table:style-name="ce9" office:value-type="float" office:value="33.0358090653091" calcext:value-type="float">
            <text:p><text:s text:c="3"/>33,0 </text:p>
          </table:table-cell>
          <table:table-cell table:style-name="ce9" office:value-type="float" office:value="23.7051805949229" calcext:value-type="float">
            <text:p><text:s text:c="3"/>23,7 </text:p>
          </table:table-cell>
          <table:table-cell table:style-name="ce9" office:value-type="float" office:value="20.7934262463078" calcext:value-type="float">
            <text:p><text:s text:c="3"/>20,8 </text:p>
          </table:table-cell>
          <table:table-cell table:style-name="ce9" office:value-type="float" office:value="26.616934943538" calcext:value-type="float">
            <text:p><text:s text:c="3"/>26,6 </text:p>
          </table:table-cell>
          <table:table-cell table:style-name="ce9" office:value-type="float" office:value="21.6065556166453" calcext:value-type="float">
            <text:p><text:s text:c="3"/>21,6 </text:p>
          </table:table-cell>
          <table:table-cell table:style-name="ce9" office:value-type="float" office:value="16.164817689397" calcext:value-type="float">
            <text:p><text:s text:c="3"/>16,2 </text:p>
          </table:table-cell>
          <table:table-cell table:style-name="ce9" office:value-type="float" office:value="27.0482935438936" calcext:value-type="float">
            <text:p><text:s text:c="3"/>27,0 </text:p>
          </table:table-cell>
          <table:table-cell table:style-name="ce9" office:value-type="float" office:value="7.90297351463609" calcext:value-type="float">
            <text:p><text:s text:c="3"/>7,9 </text:p>
          </table:table-cell>
          <table:table-cell table:style-name="ce9" office:value-type="float" office:value="4.75559234667774" calcext:value-type="float">
            <text:p><text:s text:c="3"/>4,8 </text:p>
          </table:table-cell>
          <table:table-cell table:style-name="ce9" office:value-type="float" office:value="11.0503546825945" calcext:value-type="float">
            <text:p><text:s text:c="3"/>11,1 </text:p>
          </table:table-cell>
          <table:table-cell table:style-name="ce9" office:value-type="float" office:value="11.290362841128" calcext:value-type="float">
            <text:p><text:s text:c="3"/>11,3 </text:p>
          </table:table-cell>
          <table:table-cell table:style-name="ce9" office:value-type="float" office:value="6.13885872597885" calcext:value-type="float">
            <text:p><text:s text:c="3"/>6,1 </text:p>
          </table:table-cell>
          <table:table-cell table:style-name="ce9" office:value-type="float" office:value="16.4418669562771" calcext:value-type="float">
            <text:p><text:s text:c="3"/>16,4 </text:p>
          </table:table-cell>
          <table:table-cell table:style-name="ce9" office:value-type="float" office:value="9.75780172915926" calcext:value-type="float">
            <text:p><text:s text:c="3"/>9,8 </text:p>
          </table:table-cell>
          <table:table-cell table:style-name="ce9" office:value-type="float" office:value="6.23878756618305" calcext:value-type="float">
            <text:p><text:s text:c="3"/>6,2 </text:p>
          </table:table-cell>
          <table:table-cell table:style-name="ce9" office:value-type="float" office:value="13.2768158921355" calcext:value-type="float">
            <text:p><text:s text:c="3"/>13,3 </text:p>
          </table:table-cell>
          <table:table-cell table:style-name="ce9" office:value-type="float" office:value="6.56899843829846" calcext:value-type="float">
            <text:p><text:s text:c="3"/>6,6 </text:p>
          </table:table-cell>
          <table:table-cell table:style-name="ce9" office:value-type="float" office:value="3.51795386339904" calcext:value-type="float">
            <text:p><text:s text:c="3"/>3,5 </text:p>
          </table:table-cell>
          <table:table-cell table:style-name="ce9" office:value-type="float" office:value="9.62004301319788" calcext:value-type="float">
            <text:p><text:s text:c="3"/>9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22.9066898872147" calcext:value-type="float">
            <text:p><text:s text:c="3"/>22,9 </text:p>
          </table:table-cell>
          <table:table-cell table:style-name="ce9" office:value-type="float" office:value="20.2119038848616" calcext:value-type="float">
            <text:p><text:s text:c="3"/>20,2 </text:p>
          </table:table-cell>
          <table:table-cell table:style-name="ce9" office:value-type="float" office:value="25.6014758895677" calcext:value-type="float">
            <text:p><text:s text:c="3"/>25,6 </text:p>
          </table:table-cell>
          <table:table-cell table:style-name="ce9" office:value-type="float" office:value="33.1422951858993" calcext:value-type="float">
            <text:p><text:s text:c="3"/>33,1 </text:p>
          </table:table-cell>
          <table:table-cell table:style-name="ce9" office:value-type="float" office:value="29.2140524439446" calcext:value-type="float">
            <text:p><text:s text:c="3"/>29,2 </text:p>
          </table:table-cell>
          <table:table-cell table:style-name="ce9" office:value-type="float" office:value="37.070537927854" calcext:value-type="float">
            <text:p><text:s text:c="3"/>37,1 </text:p>
          </table:table-cell>
          <table:table-cell table:style-name="ce9" office:value-type="float" office:value="25.7561716916911" calcext:value-type="float">
            <text:p><text:s text:c="3"/>25,8 </text:p>
          </table:table-cell>
          <table:table-cell table:style-name="ce9" office:value-type="float" office:value="21.5875320313307" calcext:value-type="float">
            <text:p><text:s text:c="3"/>21,6 </text:p>
          </table:table-cell>
          <table:table-cell table:style-name="ce9" office:value-type="float" office:value="29.9248113520516" calcext:value-type="float">
            <text:p><text:s text:c="3"/>29,9 </text:p>
          </table:table-cell>
          <table:table-cell table:style-name="ce9" office:value-type="float" office:value="19.9862937012841" calcext:value-type="float">
            <text:p><text:s text:c="3"/>20,0 </text:p>
          </table:table-cell>
          <table:table-cell table:style-name="ce9" office:value-type="float" office:value="16.5167925404744" calcext:value-type="float">
            <text:p><text:s text:c="3"/>16,5 </text:p>
          </table:table-cell>
          <table:table-cell table:style-name="ce9" office:value-type="float" office:value="23.4557948620938" calcext:value-type="float">
            <text:p><text:s text:c="3"/>23,5 </text:p>
          </table:table-cell>
          <table:table-cell table:style-name="ce9" office:value-type="float" office:value="26.7710814695309" calcext:value-type="float">
            <text:p><text:s text:c="3"/>26,8 </text:p>
          </table:table-cell>
          <table:table-cell table:style-name="ce9" office:value-type="float" office:value="23.0895758212309" calcext:value-type="float">
            <text:p><text:s text:c="3"/>23,1 </text:p>
          </table:table-cell>
          <table:table-cell table:style-name="ce9" office:value-type="float" office:value="30.4525871178309" calcext:value-type="float">
            <text:p><text:s text:c="3"/>30,5 </text:p>
          </table:table-cell>
          <table:table-cell table:style-name="ce9" office:value-type="float" office:value="34.4713726045834" calcext:value-type="float">
            <text:p><text:s text:c="3"/>34,5 </text:p>
          </table:table-cell>
          <table:table-cell table:style-name="ce9" office:value-type="float" office:value="29.1898616931184" calcext:value-type="float">
            <text:p><text:s text:c="3"/>29,2 </text:p>
          </table:table-cell>
          <table:table-cell table:style-name="ce9" office:value-type="float" office:value="39.7528835160485" calcext:value-type="float">
            <text:p><text:s text:c="3"/>39,8 </text:p>
          </table:table-cell>
          <table:table-cell table:style-name="ce9" office:value-type="float" office:value="28.4841357749194" calcext:value-type="float">
            <text:p><text:s text:c="3"/>28,5 </text:p>
          </table:table-cell>
          <table:table-cell table:style-name="ce9" office:value-type="float" office:value="23.2866916809016" calcext:value-type="float">
            <text:p><text:s text:c="3"/>23,3 </text:p>
          </table:table-cell>
          <table:table-cell table:style-name="ce9" office:value-type="float" office:value="33.6815798689371" calcext:value-type="float">
            <text:p><text:s text:c="3"/>33,7 </text:p>
          </table:table-cell>
          <table:table-cell table:style-name="ce9" office:value-type="float" office:value="21.3207955826008" calcext:value-type="float">
            <text:p><text:s text:c="3"/>21,3 </text:p>
          </table:table-cell>
          <table:table-cell table:style-name="ce9" office:value-type="float" office:value="13.2285520264723" calcext:value-type="float">
            <text:p><text:s text:c="3"/>13,2 </text:p>
          </table:table-cell>
          <table:table-cell table:style-name="ce9" office:value-type="float" office:value="29.4130391387293" calcext:value-type="float">
            <text:p><text:s text:c="3"/>29,4 </text:p>
          </table:table-cell>
          <table:table-cell table:style-name="ce9" office:value-type="float" office:value="19.5153548401436" calcext:value-type="float">
            <text:p><text:s text:c="3"/>19,5 </text:p>
          </table:table-cell>
          <table:table-cell table:style-name="ce9" office:value-type="float" office:value="16.4778840356641" calcext:value-type="float">
            <text:p><text:s text:c="3"/>16,5 </text:p>
          </table:table-cell>
          <table:table-cell table:style-name="ce9" office:value-type="float" office:value="22.5528256446231" calcext:value-type="float">
            <text:p><text:s text:c="3"/>22,6 </text:p>
          </table:table-cell>
          <table:table-cell table:style-name="ce9" office:value-type="float" office:value="31.8815169497738" calcext:value-type="float">
            <text:p><text:s text:c="3"/>31,9 </text:p>
          </table:table-cell>
          <table:table-cell table:style-name="ce9" office:value-type="float" office:value="27.2907572463897" calcext:value-type="float">
            <text:p><text:s text:c="3"/>27,3 </text:p>
          </table:table-cell>
          <table:table-cell table:style-name="ce9" office:value-type="float" office:value="36.4722766531579" calcext:value-type="float">
            <text:p><text:s text:c="3"/>36,5 </text:p>
          </table:table-cell>
          <table:table-cell table:style-name="ce9" office:value-type="float" office:value="23.1542732928947" calcext:value-type="float">
            <text:p><text:s text:c="3"/>23,2 </text:p>
          </table:table-cell>
          <table:table-cell table:style-name="ce9" office:value-type="float" office:value="18.4172149804101" calcext:value-type="float">
            <text:p><text:s text:c="3"/>18,4 </text:p>
          </table:table-cell>
          <table:table-cell table:style-name="ce9" office:value-type="float" office:value="27.8913316053792" calcext:value-type="float">
            <text:p><text:s text:c="3"/>27,9 </text:p>
          </table:table-cell>
          <table:table-cell table:style-name="ce9" office:value-type="float" office:value="18.6959144305117" calcext:value-type="float">
            <text:p><text:s text:c="3"/>18,7 </text:p>
          </table:table-cell>
          <table:table-cell table:style-name="ce9" office:value-type="float" office:value="14.0042934508305" calcext:value-type="float">
            <text:p><text:s text:c="3"/>14,0 </text:p>
          </table:table-cell>
          <table:table-cell table:style-name="ce9" office:value-type="float" office:value="23.3875354101929" calcext:value-type="float">
            <text:p><text:s text:c="3"/>23,4 </text:p>
          </table:table-cell>
          <table:table-cell table:style-name="ce9" office:value-type="float" office:value="24.5105474468311" calcext:value-type="float">
            <text:p><text:s text:c="3"/>24,5 </text:p>
          </table:table-cell>
          <table:table-cell table:style-name="ce9" office:value-type="float" office:value="21.3542642830734" calcext:value-type="float">
            <text:p><text:s text:c="3"/>21,4 </text:p>
          </table:table-cell>
          <table:table-cell table:style-name="ce9" office:value-type="float" office:value="27.6668306105888" calcext:value-type="float">
            <text:p><text:s text:c="3"/>27,7 </text:p>
          </table:table-cell>
          <table:table-cell table:style-name="ce9" office:value-type="float" office:value="36.8029013903162" calcext:value-type="float">
            <text:p><text:s text:c="3"/>36,8 </text:p>
          </table:table-cell>
          <table:table-cell table:style-name="ce9" office:value-type="float" office:value="32.99291449789" calcext:value-type="float">
            <text:p><text:s text:c="3"/>33,0 </text:p>
          </table:table-cell>
          <table:table-cell table:style-name="ce9" office:value-type="float" office:value="40.6128882827424" calcext:value-type="float">
            <text:p><text:s text:c="3"/>40,6 </text:p>
          </table:table-cell>
          <table:table-cell table:style-name="ce9" office:value-type="float" office:value="30.1365952455116" calcext:value-type="float">
            <text:p><text:s text:c="3"/>30,1 </text:p>
          </table:table-cell>
          <table:table-cell table:style-name="ce9" office:value-type="float" office:value="25.9877302366755" calcext:value-type="float">
            <text:p><text:s text:c="3"/>26,0 </text:p>
          </table:table-cell>
          <table:table-cell table:style-name="ce9" office:value-type="float" office:value="34.2854602543477" calcext:value-type="float">
            <text:p><text:s text:c="3"/>34,3 </text:p>
          </table:table-cell>
          <table:table-cell table:style-name="ce9" office:value-type="float" office:value="22.9148556600573" calcext:value-type="float">
            <text:p><text:s text:c="3"/>22,9 </text:p>
          </table:table-cell>
          <table:table-cell table:style-name="ce9" office:value-type="float" office:value="19.6403025389035" calcext:value-type="float">
            <text:p><text:s text:c="3"/>19,6 </text:p>
          </table:table-cell>
          <table:table-cell table:style-name="ce9" office:value-type="float" office:value="26.189408781211" calcext:value-type="float">
            <text:p><text:s text:c="3"/>26,2 </text:p>
          </table:table-cell>
          <table:table-cell table:style-name="ce9" office:value-type="float" office:value="14.5727127776557" calcext:value-type="float">
            <text:p><text:s text:c="3"/>14,6 </text:p>
          </table:table-cell>
          <table:table-cell table:style-name="ce9" office:value-type="float" office:value="7.12020206218058" calcext:value-type="float">
            <text:p><text:s text:c="3"/>7,1 </text:p>
          </table:table-cell>
          <table:table-cell table:style-name="ce9" office:value-type="float" office:value="22.0252234931309" calcext:value-type="float">
            <text:p><text:s text:c="3"/>22,0 </text:p>
          </table:table-cell>
          <table:table-cell table:style-name="ce9" office:value-type="float" office:value="20.6106418182201" calcext:value-type="float">
            <text:p><text:s text:c="3"/>20,6 </text:p>
          </table:table-cell>
          <table:table-cell table:style-name="ce9" office:value-type="float" office:value="14.6455072084264" calcext:value-type="float">
            <text:p><text:s text:c="3"/>14,6 </text:p>
          </table:table-cell>
          <table:table-cell table:style-name="ce9" office:value-type="float" office:value="26.5757764280137" calcext:value-type="float">
            <text:p><text:s text:c="3"/>26,6 </text:p>
          </table:table-cell>
          <table:table-cell table:style-name="ce9" office:value-type="float" office:value="9.49781734500731" calcext:value-type="float">
            <text:p><text:s text:c="3"/>9,5 </text:p>
          </table:table-cell>
          <table:table-cell table:style-name="ce9" office:value-type="float" office:value="6.84086779446881" calcext:value-type="float">
            <text:p><text:s text:c="3"/>6,8 </text:p>
          </table:table-cell>
          <table:table-cell table:style-name="ce9" office:value-type="float" office:value="12.1547668955458" calcext:value-type="float">
            <text:p><text:s text:c="3"/>12,2 </text:p>
          </table:table-cell>
          <table:table-cell table:style-name="ce9" office:value-type="float" office:value="11.9730544933721" calcext:value-type="float">
            <text:p><text:s text:c="3"/>12,0 </text:p>
          </table:table-cell>
          <table:table-cell table:style-name="ce9" office:value-type="float" office:value="2.59882559893767" calcext:value-type="float">
            <text:p><text:s text:c="3"/>2,6 </text:p>
          </table:table-cell>
          <table:table-cell table:style-name="ce9" office:value-type="float" office:value="21.3472833878065" calcext:value-type="float">
            <text:p><text:s text:c="3"/>21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16.7317875509595" calcext:value-type="float">
            <text:p><text:s text:c="3"/>16,7 </text:p>
          </table:table-cell>
          <table:table-cell table:style-name="ce9" office:value-type="float" office:value="14.8653818155561" calcext:value-type="float">
            <text:p><text:s text:c="3"/>14,9 </text:p>
          </table:table-cell>
          <table:table-cell table:style-name="ce9" office:value-type="float" office:value="18.5981932863629" calcext:value-type="float">
            <text:p><text:s text:c="3"/>18,6 </text:p>
          </table:table-cell>
          <table:table-cell table:style-name="ce9" office:value-type="float" office:value="24.6324057425944" calcext:value-type="float">
            <text:p><text:s text:c="3"/>24,6 </text:p>
          </table:table-cell>
          <table:table-cell table:style-name="ce9" office:value-type="float" office:value="22.0614790159727" calcext:value-type="float">
            <text:p><text:s text:c="3"/>22,1 </text:p>
          </table:table-cell>
          <table:table-cell table:style-name="ce9" office:value-type="float" office:value="27.203332469216" calcext:value-type="float">
            <text:p><text:s text:c="3"/>27,2 </text:p>
          </table:table-cell>
          <table:table-cell table:style-name="ce9" office:value-type="float" office:value="20.5510502583377" calcext:value-type="float">
            <text:p><text:s text:c="3"/>20,6 </text:p>
          </table:table-cell>
          <table:table-cell table:style-name="ce9" office:value-type="float" office:value="18.077382144183" calcext:value-type="float">
            <text:p><text:s text:c="3"/>18,1 </text:p>
          </table:table-cell>
          <table:table-cell table:style-name="ce9" office:value-type="float" office:value="23.0247183724924" calcext:value-type="float">
            <text:p><text:s text:c="3"/>23,0 </text:p>
          </table:table-cell>
          <table:table-cell table:style-name="ce9" office:value-type="float" office:value="16.903520496396" calcext:value-type="float">
            <text:p><text:s text:c="3"/>16,9 </text:p>
          </table:table-cell>
          <table:table-cell table:style-name="ce9" office:value-type="float" office:value="13.6452781482598" calcext:value-type="float">
            <text:p><text:s text:c="3"/>13,6 </text:p>
          </table:table-cell>
          <table:table-cell table:style-name="ce9" office:value-type="float" office:value="20.1617628445321" calcext:value-type="float">
            <text:p><text:s text:c="3"/>20,2 </text:p>
          </table:table-cell>
          <table:table-cell table:style-name="ce9" office:value-type="float" office:value="20.1106464096135" calcext:value-type="float">
            <text:p><text:s text:c="3"/>20,1 </text:p>
          </table:table-cell>
          <table:table-cell table:style-name="ce9" office:value-type="float" office:value="17.4039474097416" calcext:value-type="float">
            <text:p><text:s text:c="3"/>17,4 </text:p>
          </table:table-cell>
          <table:table-cell table:style-name="ce9" office:value-type="float" office:value="22.8173454094854" calcext:value-type="float">
            <text:p><text:s text:c="3"/>22,8 </text:p>
          </table:table-cell>
          <table:table-cell table:style-name="ce9" office:value-type="float" office:value="27.2121923105186" calcext:value-type="float">
            <text:p><text:s text:c="3"/>27,2 </text:p>
          </table:table-cell>
          <table:table-cell table:style-name="ce9" office:value-type="float" office:value="24.2763910157286" calcext:value-type="float">
            <text:p><text:s text:c="3"/>24,3 </text:p>
          </table:table-cell>
          <table:table-cell table:style-name="ce9" office:value-type="float" office:value="30.1479936053085" calcext:value-type="float">
            <text:p><text:s text:c="3"/>30,1 </text:p>
          </table:table-cell>
          <table:table-cell table:style-name="ce9" office:value-type="float" office:value="22.4698442822489" calcext:value-type="float">
            <text:p><text:s text:c="3"/>22,5 </text:p>
          </table:table-cell>
          <table:table-cell table:style-name="ce9" office:value-type="float" office:value="19.5969781984705" calcext:value-type="float">
            <text:p><text:s text:c="3"/>19,6 </text:p>
          </table:table-cell>
          <table:table-cell table:style-name="ce9" office:value-type="float" office:value="25.3427103660273" calcext:value-type="float">
            <text:p><text:s text:c="3"/>25,3 </text:p>
          </table:table-cell>
          <table:table-cell table:style-name="ce9" office:value-type="float" office:value="20.9518745394601" calcext:value-type="float">
            <text:p><text:s text:c="3"/>21,0 </text:p>
          </table:table-cell>
          <table:table-cell table:style-name="ce9" office:value-type="float" office:value="16.290335510119" calcext:value-type="float">
            <text:p><text:s text:c="3"/>16,3 </text:p>
          </table:table-cell>
          <table:table-cell table:style-name="ce9" office:value-type="float" office:value="25.6134135688013" calcext:value-type="float">
            <text:p><text:s text:c="3"/>25,6 </text:p>
          </table:table-cell>
          <table:table-cell table:style-name="ce9" office:value-type="float" office:value="13.4958001657846" calcext:value-type="float">
            <text:p><text:s text:c="3"/>13,5 </text:p>
          </table:table-cell>
          <table:table-cell table:style-name="ce9" office:value-type="float" office:value="11.4150877905134" calcext:value-type="float">
            <text:p><text:s text:c="3"/>11,4 </text:p>
          </table:table-cell>
          <table:table-cell table:style-name="ce9" office:value-type="float" office:value="15.5765125410558" calcext:value-type="float">
            <text:p><text:s text:c="3"/>15,6 </text:p>
          </table:table-cell>
          <table:table-cell table:style-name="ce9" office:value-type="float" office:value="21.8737426412732" calcext:value-type="float">
            <text:p><text:s text:c="3"/>21,9 </text:p>
          </table:table-cell>
          <table:table-cell table:style-name="ce9" office:value-type="float" office:value="18.7199431162514" calcext:value-type="float">
            <text:p><text:s text:c="3"/>18,7 </text:p>
          </table:table-cell>
          <table:table-cell table:style-name="ce9" office:value-type="float" office:value="25.027542166295" calcext:value-type="float">
            <text:p><text:s text:c="3"/>25,0 </text:p>
          </table:table-cell>
          <table:table-cell table:style-name="ce9" office:value-type="float" office:value="18.5329375832876" calcext:value-type="float">
            <text:p><text:s text:c="3"/>18,5 </text:p>
          </table:table-cell>
          <table:table-cell table:style-name="ce9" office:value-type="float" office:value="15.3841316349022" calcext:value-type="float">
            <text:p><text:s text:c="3"/>15,4 </text:p>
          </table:table-cell>
          <table:table-cell table:style-name="ce9" office:value-type="float" office:value="21.681743531673" calcext:value-type="float">
            <text:p><text:s text:c="3"/>21,7 </text:p>
          </table:table-cell>
          <table:table-cell table:style-name="ce9" office:value-type="float" office:value="12.6283000218913" calcext:value-type="float">
            <text:p><text:s text:c="3"/>12,6 </text:p>
          </table:table-cell>
          <table:table-cell table:style-name="ce9" office:value-type="float" office:value="8.7312079113586" calcext:value-type="float">
            <text:p><text:s text:c="3"/>8,7 </text:p>
          </table:table-cell>
          <table:table-cell table:style-name="ce9" office:value-type="float" office:value="16.5253921324239" calcext:value-type="float">
            <text:p><text:s text:c="3"/>16,5 </text:p>
          </table:table-cell>
          <table:table-cell table:style-name="ce9" office:value-type="float" office:value="19.5564522127436" calcext:value-type="float">
            <text:p><text:s text:c="3"/>19,6 </text:p>
          </table:table-cell>
          <table:table-cell table:style-name="ce9" office:value-type="float" office:value="17.1510689251272" calcext:value-type="float">
            <text:p><text:s text:c="3"/>17,2 </text:p>
          </table:table-cell>
          <table:table-cell table:style-name="ce9" office:value-type="float" office:value="21.9618355003599" calcext:value-type="float">
            <text:p><text:s text:c="3"/>22,0 </text:p>
          </table:table-cell>
          <table:table-cell table:style-name="ce9" office:value-type="float" office:value="29.1955018991206" calcext:value-type="float">
            <text:p><text:s text:c="3"/>29,2 </text:p>
          </table:table-cell>
          <table:table-cell table:style-name="ce9" office:value-type="float" office:value="26.8943977638376" calcext:value-type="float">
            <text:p><text:s text:c="3"/>26,9 </text:p>
          </table:table-cell>
          <table:table-cell table:style-name="ce9" office:value-type="float" office:value="31.4966060344037" calcext:value-type="float">
            <text:p><text:s text:c="3"/>31,5 </text:p>
          </table:table-cell>
          <table:table-cell table:style-name="ce9" office:value-type="float" office:value="22.2699278916799" calcext:value-type="float">
            <text:p><text:s text:c="3"/>22,3 </text:p>
          </table:table-cell>
          <table:table-cell table:style-name="ce9" office:value-type="float" office:value="18.9317407002028" calcext:value-type="float">
            <text:p><text:s text:c="3"/>18,9 </text:p>
          </table:table-cell>
          <table:table-cell table:style-name="ce9" office:value-type="float" office:value="25.6081150831569" calcext:value-type="float">
            <text:p><text:s text:c="3"/>25,6 </text:p>
          </table:table-cell>
          <table:table-cell table:style-name="ce9" office:value-type="float" office:value="19.8012550792236" calcext:value-type="float">
            <text:p><text:s text:c="3"/>19,8 </text:p>
          </table:table-cell>
          <table:table-cell table:style-name="ce9" office:value-type="float" office:value="15.5404724183494" calcext:value-type="float">
            <text:p><text:s text:c="3"/>15,5 </text:p>
          </table:table-cell>
          <table:table-cell table:style-name="ce9" office:value-type="float" office:value="24.0620377400978" calcext:value-type="float">
            <text:p><text:s text:c="3"/>24,1 </text:p>
          </table:table-cell>
          <table:table-cell table:style-name="ce9" office:value-type="float" office:value="10.1319067676744" calcext:value-type="float">
            <text:p><text:s text:c="3"/>10,1 </text:p>
          </table:table-cell>
          <table:table-cell table:style-name="ce9" office:value-type="float" office:value="7.55026968436785" calcext:value-type="float">
            <text:p><text:s text:c="3"/>7,6 </text:p>
          </table:table-cell>
          <table:table-cell table:style-name="ce9" office:value-type="float" office:value="12.7135438509809" calcext:value-type="float">
            <text:p><text:s text:c="3"/>12,7 </text:p>
          </table:table-cell>
          <table:table-cell table:style-name="ce9" office:value-type="float" office:value="15.2476962090796" calcext:value-type="float">
            <text:p><text:s text:c="3"/>15,2 </text:p>
          </table:table-cell>
          <table:table-cell table:style-name="ce9" office:value-type="float" office:value="11.1396234969367" calcext:value-type="float">
            <text:p><text:s text:c="3"/>11,1 </text:p>
          </table:table-cell>
          <table:table-cell table:style-name="ce9" office:value-type="float" office:value="19.3557689212225" calcext:value-type="float">
            <text:p><text:s text:c="3"/>19,4 </text:p>
          </table:table-cell>
          <table:table-cell table:style-name="ce9" office:value-type="float" office:value="17.5374361622849" calcext:value-type="float">
            <text:p><text:s text:c="3"/>17,5 </text:p>
          </table:table-cell>
          <table:table-cell table:style-name="ce9" office:value-type="float" office:value="14.3135190936608" calcext:value-type="float">
            <text:p><text:s text:c="3"/>14,3 </text:p>
          </table:table-cell>
          <table:table-cell table:style-name="ce9" office:value-type="float" office:value="20.7613532309091" calcext:value-type="float">
            <text:p><text:s text:c="3"/>20,8 </text:p>
          </table:table-cell>
          <table:table-cell table:style-name="ce9" office:value-type="float" office:value="11.9981649240121" calcext:value-type="float">
            <text:p><text:s text:c="3"/>12,0 </text:p>
          </table:table-cell>
          <table:table-cell table:style-name="ce9" office:value-type="float" office:value="6.91386880805165" calcext:value-type="float">
            <text:p><text:s text:c="3"/>6,9 </text:p>
          </table:table-cell>
          <table:table-cell table:style-name="ce9" office:value-type="float" office:value="17.0824610399726" calcext:value-type="float">
            <text:p><text:s text:c="3"/>17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16.1047600988319" calcext:value-type="float">
            <text:p><text:s text:c="3"/>16,1 </text:p>
          </table:table-cell>
          <table:table-cell table:style-name="ce9" office:value-type="float" office:value="14.0052049348677" calcext:value-type="float">
            <text:p><text:s text:c="3"/>14,0 </text:p>
          </table:table-cell>
          <table:table-cell table:style-name="ce9" office:value-type="float" office:value="18.2043152627961" calcext:value-type="float">
            <text:p><text:s text:c="3"/>18,2 </text:p>
          </table:table-cell>
          <table:table-cell table:style-name="ce9" office:value-type="float" office:value="21.248993742332" calcext:value-type="float">
            <text:p><text:s text:c="3"/>21,2 </text:p>
          </table:table-cell>
          <table:table-cell table:style-name="ce9" office:value-type="float" office:value="17.9801005835976" calcext:value-type="float">
            <text:p><text:s text:c="3"/>18,0 </text:p>
          </table:table-cell>
          <table:table-cell table:style-name="ce9" office:value-type="float" office:value="24.5178869010665" calcext:value-type="float">
            <text:p><text:s text:c="3"/>24,5 </text:p>
          </table:table-cell>
          <table:table-cell table:style-name="ce9" office:value-type="float" office:value="18.5874781073641" calcext:value-type="float">
            <text:p><text:s text:c="3"/>18,6 </text:p>
          </table:table-cell>
          <table:table-cell table:style-name="ce9" office:value-type="float" office:value="15.9467967753037" calcext:value-type="float">
            <text:p><text:s text:c="3"/>15,9 </text:p>
          </table:table-cell>
          <table:table-cell table:style-name="ce9" office:value-type="float" office:value="21.2281594394244" calcext:value-type="float">
            <text:p><text:s text:c="3"/>21,2 </text:p>
          </table:table-cell>
          <table:table-cell table:style-name="ce9" office:value-type="float" office:value="15.1262757820401" calcext:value-type="float">
            <text:p><text:s text:c="3"/>15,1 </text:p>
          </table:table-cell>
          <table:table-cell table:style-name="ce9" office:value-type="float" office:value="12.130624611457" calcext:value-type="float">
            <text:p><text:s text:c="3"/>12,1 </text:p>
          </table:table-cell>
          <table:table-cell table:style-name="ce9" office:value-type="float" office:value="18.1219269526232" calcext:value-type="float">
            <text:p><text:s text:c="3"/>18,1 </text:p>
          </table:table-cell>
          <table:table-cell table:style-name="ce9" office:value-type="float" office:value="17.1309709617812" calcext:value-type="float">
            <text:p><text:s text:c="3"/>17,1 </text:p>
          </table:table-cell>
          <table:table-cell table:style-name="ce9" office:value-type="float" office:value="14.602993481132" calcext:value-type="float">
            <text:p><text:s text:c="3"/>14,6 </text:p>
          </table:table-cell>
          <table:table-cell table:style-name="ce9" office:value-type="float" office:value="19.6589484424304" calcext:value-type="float">
            <text:p><text:s text:c="3"/>19,7 </text:p>
          </table:table-cell>
          <table:table-cell table:style-name="ce9" office:value-type="float" office:value="23.5251309140012" calcext:value-type="float">
            <text:p><text:s text:c="3"/>23,5 </text:p>
          </table:table-cell>
          <table:table-cell table:style-name="ce9" office:value-type="float" office:value="19.6526601434991" calcext:value-type="float">
            <text:p><text:s text:c="3"/>19,7 </text:p>
          </table:table-cell>
          <table:table-cell table:style-name="ce9" office:value-type="float" office:value="27.3976016845034" calcext:value-type="float">
            <text:p><text:s text:c="3"/>27,4 </text:p>
          </table:table-cell>
          <table:table-cell table:style-name="ce9" office:value-type="float" office:value="20.2247996389331" calcext:value-type="float">
            <text:p><text:s text:c="3"/>20,2 </text:p>
          </table:table-cell>
          <table:table-cell table:style-name="ce9" office:value-type="float" office:value="16.9480707268777" calcext:value-type="float">
            <text:p><text:s text:c="3"/>16,9 </text:p>
          </table:table-cell>
          <table:table-cell table:style-name="ce9" office:value-type="float" office:value="23.5015285509886" calcext:value-type="float">
            <text:p><text:s text:c="3"/>23,5 </text:p>
          </table:table-cell>
          <table:table-cell table:style-name="ce9" office:value-type="float" office:value="12.4526571359862" calcext:value-type="float">
            <text:p><text:s text:c="3"/>12,5 </text:p>
          </table:table-cell>
          <table:table-cell table:style-name="ce9" office:value-type="float" office:value="7.94161828420516" calcext:value-type="float">
            <text:p><text:s text:c="3"/>7,9 </text:p>
          </table:table-cell>
          <table:table-cell table:style-name="ce9" office:value-type="float" office:value="16.9636959877672" calcext:value-type="float">
            <text:p><text:s text:c="3"/>17,0 </text:p>
          </table:table-cell>
          <table:table-cell table:style-name="ce9" office:value-type="float" office:value="15.2644535945598" calcext:value-type="float">
            <text:p><text:s text:c="3"/>15,3 </text:p>
          </table:table-cell>
          <table:table-cell table:style-name="ce9" office:value-type="float" office:value="12.8155492538512" calcext:value-type="float">
            <text:p><text:s text:c="3"/>12,8 </text:p>
          </table:table-cell>
          <table:table-cell table:style-name="ce9" office:value-type="float" office:value="17.7133579352683" calcext:value-type="float">
            <text:p><text:s text:c="3"/>17,7 </text:p>
          </table:table-cell>
          <table:table-cell table:style-name="ce9" office:value-type="float" office:value="19.2004389876781" calcext:value-type="float">
            <text:p><text:s text:c="3"/>19,2 </text:p>
          </table:table-cell>
          <table:table-cell table:style-name="ce9" office:value-type="float" office:value="15.838464245838" calcext:value-type="float">
            <text:p><text:s text:c="3"/>15,8 </text:p>
          </table:table-cell>
          <table:table-cell table:style-name="ce9" office:value-type="float" office:value="22.5624137295182" calcext:value-type="float">
            <text:p><text:s text:c="3"/>22,6 </text:p>
          </table:table-cell>
          <table:table-cell table:style-name="ce9" office:value-type="float" office:value="17.1257518748941" calcext:value-type="float">
            <text:p><text:s text:c="3"/>17,1 </text:p>
          </table:table-cell>
          <table:table-cell table:style-name="ce9" office:value-type="float" office:value="13.8666977527794" calcext:value-type="float">
            <text:p><text:s text:c="3"/>13,9 </text:p>
          </table:table-cell>
          <table:table-cell table:style-name="ce9" office:value-type="float" office:value="20.3848059970087" calcext:value-type="float">
            <text:p><text:s text:c="3"/>20,4 </text:p>
          </table:table-cell>
          <table:table-cell table:style-name="ce9" office:value-type="float" office:value="17.7701946026548" calcext:value-type="float">
            <text:p><text:s text:c="3"/>17,8 </text:p>
          </table:table-cell>
          <table:table-cell table:style-name="ce9" office:value-type="float" office:value="12.3366721439128" calcext:value-type="float">
            <text:p><text:s text:c="3"/>12,3 </text:p>
          </table:table-cell>
          <table:table-cell table:style-name="ce9" office:value-type="float" office:value="23.2037170613968" calcext:value-type="float">
            <text:p><text:s text:c="3"/>23,2 </text:p>
          </table:table-cell>
          <table:table-cell table:style-name="ce9" office:value-type="float" office:value="18.4088076708693" calcext:value-type="float">
            <text:p><text:s text:c="3"/>18,4 </text:p>
          </table:table-cell>
          <table:table-cell table:style-name="ce9" office:value-type="float" office:value="15.953536850619" calcext:value-type="float">
            <text:p><text:s text:c="3"/>16,0 </text:p>
          </table:table-cell>
          <table:table-cell table:style-name="ce9" office:value-type="float" office:value="20.8640784911195" calcext:value-type="float">
            <text:p><text:s text:c="3"/>20,9 </text:p>
          </table:table-cell>
          <table:table-cell table:style-name="ce9" office:value-type="float" office:value="23.8182916475148" calcext:value-type="float">
            <text:p><text:s text:c="3"/>23,8 </text:p>
          </table:table-cell>
          <table:table-cell table:style-name="ce9" office:value-type="float" office:value="19.919102716049" calcext:value-type="float">
            <text:p><text:s text:c="3"/>19,9 </text:p>
          </table:table-cell>
          <table:table-cell table:style-name="ce9" office:value-type="float" office:value="27.7174805789807" calcext:value-type="float">
            <text:p><text:s text:c="3"/>27,7 </text:p>
          </table:table-cell>
          <table:table-cell table:style-name="ce9" office:value-type="float" office:value="21.3409795547875" calcext:value-type="float">
            <text:p><text:s text:c="3"/>21,3 </text:p>
          </table:table-cell>
          <table:table-cell table:style-name="ce9" office:value-type="float" office:value="18.4800627108933" calcext:value-type="float">
            <text:p><text:s text:c="3"/>18,5 </text:p>
          </table:table-cell>
          <table:table-cell table:style-name="ce9" office:value-type="float" office:value="24.2018963986816" calcext:value-type="float">
            <text:p><text:s text:c="3"/>24,2 </text:p>
          </table:table-cell>
          <table:table-cell table:style-name="ce9" office:value-type="float" office:value="16.1118640758172" calcext:value-type="float">
            <text:p><text:s text:c="3"/>16,1 </text:p>
          </table:table-cell>
          <table:table-cell table:style-name="ce9" office:value-type="float" office:value="12.3545080224565" calcext:value-type="float">
            <text:p><text:s text:c="3"/>12,4 </text:p>
          </table:table-cell>
          <table:table-cell table:style-name="ce9" office:value-type="float" office:value="19.8692201291779" calcext:value-type="float">
            <text:p><text:s text:c="3"/>19,9 </text:p>
          </table:table-cell>
          <table:table-cell table:style-name="ce9" office:value-type="float" office:value="8.70313942737059" calcext:value-type="float">
            <text:p><text:s text:c="3"/>8,7 </text:p>
          </table:table-cell>
          <table:table-cell table:style-name="ce9" office:value-type="float" office:value="5.61968550605433" calcext:value-type="float">
            <text:p><text:s text:c="3"/>5,6 </text:p>
          </table:table-cell>
          <table:table-cell table:style-name="ce9" office:value-type="float" office:value="11.7865933486868" calcext:value-type="float">
            <text:p><text:s text:c="3"/>11,8 </text:p>
          </table:table-cell>
          <table:table-cell table:style-name="ce9" office:value-type="float" office:value="13.6333564267215" calcext:value-type="float">
            <text:p><text:s text:c="3"/>13,6 </text:p>
          </table:table-cell>
          <table:table-cell table:style-name="ce9" office:value-type="float" office:value="10.4940772617892" calcext:value-type="float">
            <text:p><text:s text:c="3"/>10,5 </text:p>
          </table:table-cell>
          <table:table-cell table:style-name="ce9" office:value-type="float" office:value="16.7726355916537" calcext:value-type="float">
            <text:p><text:s text:c="3"/>16,8 </text:p>
          </table:table-cell>
          <table:table-cell table:style-name="ce9" office:value-type="float" office:value="10.2794187713182" calcext:value-type="float">
            <text:p><text:s text:c="3"/>10,3 </text:p>
          </table:table-cell>
          <table:table-cell table:style-name="ce9" office:value-type="float" office:value="7.36192609651848" calcext:value-type="float">
            <text:p><text:s text:c="3"/>7,4 </text:p>
          </table:table-cell>
          <table:table-cell table:style-name="ce9" office:value-type="float" office:value="13.1969114461179" calcext:value-type="float">
            <text:p><text:s text:c="3"/>13,2 </text:p>
          </table:table-cell>
          <table:table-cell table:style-name="ce9" office:value-type="float" office:value="12.1246902830838" calcext:value-type="float">
            <text:p><text:s text:c="3"/>12,1 </text:p>
          </table:table-cell>
          <table:table-cell table:style-name="ce9" office:value-type="float" office:value="8.04941080236986" calcext:value-type="float">
            <text:p><text:s text:c="3"/>8,0 </text:p>
          </table:table-cell>
          <table:table-cell table:style-name="ce9" office:value-type="float" office:value="16.1999697637978" calcext:value-type="float">
            <text:p><text:s text:c="3"/>16,2 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09, 2012, 2015 e 2019.</text:p>
          </table:table-cell>
          <table:table-cell table:style-name="ce5" table:number-columns-repeated="60"/>
          <table:table-cell table:number-columns-repeated="96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3" table:style-name="ta3">
        <table:table-column table:style-name="co1" table:default-cell-style-name="ce4"/>
        <table:table-column table:style-name="co2" table:number-columns-repeated="45" table:default-cell-style-name="ce4"/>
        <table:table-column table:style-name="co3" table:number-columns-repeated="211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46" table:number-rows-spanned="2">
            <text:p>Tabela 2.3 - Percentual de escolares do 9º ano do Ensino Fundamental cujos pais e responsáveis entenderam seus problemas e preocupações, por sexo e dependência administrativa da escola, com indicação do intervalo de confiança de 95%, segundo os Municípios das Capitais - 2012/2019</text:p>
          </table:table-cell>
          <table:covered-table-cell table:number-columns-repeated="45" table:style-name="ce1"/>
          <table:table-cell table:number-columns-repeated="978"/>
        </table:table-row>
        <table:table-row table:style-name="ro1">
          <table:covered-table-cell table:number-columns-repeated="46" table:style-name="ce1"/>
          <table:table-cell table:number-columns-repeated="978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45" table:number-rows-spanned="1">
            <text:p>Percentual de escolares do 9º ano do Ensino Fundamental cujos pais e responsáveis entenderam seus problemas e preocupações (%)</text:p>
          </table:table-cell>
          <table:covered-table-cell table:number-columns-repeated="44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string" calcext:value-type="string" table:number-columns-spanned="9" table:number-rows-spanned="2">
            <text:p>Total</text:p>
          </table:table-cell>
          <table:covered-table-cell table:number-columns-repeated="8" table:style-name="ce7"/>
          <table:table-cell table:style-name="ce10" office:value-type="string" calcext:value-type="string" table:number-columns-spanned="18" table:number-rows-spanned="1">
            <text:p>Sexo</text:p>
          </table:table-cell>
          <table:covered-table-cell table:number-columns-repeated="17" table:style-name="ce10"/>
          <table:table-cell table:style-name="ce6" office:value-type="string" calcext:value-type="string" table:number-columns-spanned="18" table:number-rows-spanned="1">
            <text:p>Dependência Administrativa</text:p>
          </table:table-cell>
          <table:covered-table-cell table:number-columns-repeated="17" table:style-name="ce6"/>
          <table:table-cell table:number-columns-repeated="978"/>
        </table:table-row>
        <table:table-row table:style-name="ro1">
          <table:covered-table-cell table:style-name="ce2"/>
          <table:covered-table-cell table:number-columns-repeated="9" table:style-name="ce7"/>
          <table:table-cell table:style-name="ce10" office:value-type="string" calcext:value-type="string" table:number-columns-spanned="9" table:number-rows-spanned="1">
            <text:p>Homem</text:p>
          </table:table-cell>
          <table:covered-table-cell table:number-columns-repeated="8" table:style-name="ce10"/>
          <table:table-cell table:style-name="ce10" office:value-type="string" calcext:value-type="string" table:number-columns-spanned="9" table:number-rows-spanned="1">
            <text:p>Mulher</text:p>
          </table:table-cell>
          <table:covered-table-cell table:number-columns-repeated="8" table:style-name="ce10"/>
          <table:table-cell table:style-name="ce10" office:value-type="string" calcext:value-type="string" table:number-columns-spanned="9" table:number-rows-spanned="1">
            <text:p>Pública</text:p>
          </table:table-cell>
          <table:covered-table-cell table:number-columns-repeated="8" table:style-name="ce10"/>
          <table:table-cell table:style-name="ce6" office:value-type="string" calcext:value-type="string" table:number-columns-spanned="9" table:number-rows-spanned="1">
            <text:p>Privada</text:p>
          </table:table-cell>
          <table:covered-table-cell table:number-columns-repeated="8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78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35" table:style-name="ce10"/>
          <table:covered-table-cell table:style-name="ce6"/>
          <table:table-cell table:number-columns-repeated="978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78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35" table:style-name="ce10"/>
          <table:covered-table-cell table:style-name="ce6"/>
          <table:table-cell table:number-columns-repeated="978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65.6393971733982" calcext:value-type="float">
            <text:p><text:s text:c="3"/>65,6 </text:p>
          </table:table-cell>
          <table:table-cell table:style-name="ce8" office:value-type="float" office:value="64.8662832459383" calcext:value-type="float">
            <text:p><text:s text:c="3"/>64,9 </text:p>
          </table:table-cell>
          <table:table-cell table:style-name="ce8" office:value-type="float" office:value="66.412511100858" calcext:value-type="float">
            <text:p><text:s text:c="3"/>66,4 </text:p>
          </table:table-cell>
          <table:table-cell table:style-name="ce8" office:value-type="float" office:value="65.210911476177" calcext:value-type="float">
            <text:p><text:s text:c="3"/>65,2 </text:p>
          </table:table-cell>
          <table:table-cell table:style-name="ce8" office:value-type="float" office:value="64.3810437245552" calcext:value-type="float">
            <text:p><text:s text:c="3"/>64,4 </text:p>
          </table:table-cell>
          <table:table-cell table:style-name="ce8" office:value-type="float" office:value="66.0407792277989" calcext:value-type="float">
            <text:p><text:s text:c="3"/>66,0 </text:p>
          </table:table-cell>
          <table:table-cell table:style-name="ce8" office:value-type="float" office:value="63.3513128741534" calcext:value-type="float">
            <text:p><text:s text:c="3"/>63,4 </text:p>
          </table:table-cell>
          <table:table-cell table:style-name="ce8" office:value-type="float" office:value="61.5494414657838" calcext:value-type="float">
            <text:p><text:s text:c="3"/>61,5 </text:p>
          </table:table-cell>
          <table:table-cell table:style-name="ce8" office:value-type="float" office:value="65.153184282523" calcext:value-type="float">
            <text:p><text:s text:c="3"/>65,2 </text:p>
          </table:table-cell>
          <table:table-cell table:style-name="ce8" office:value-type="float" office:value="68.4903350028912" calcext:value-type="float">
            <text:p><text:s text:c="3"/>68,5 </text:p>
          </table:table-cell>
          <table:table-cell table:style-name="ce8" office:value-type="float" office:value="67.4798864366666" calcext:value-type="float">
            <text:p><text:s text:c="3"/>67,5 </text:p>
          </table:table-cell>
          <table:table-cell table:style-name="ce8" office:value-type="float" office:value="69.5007835691158" calcext:value-type="float">
            <text:p><text:s text:c="3"/>69,5 </text:p>
          </table:table-cell>
          <table:table-cell table:style-name="ce8" office:value-type="float" office:value="68.9398371007199" calcext:value-type="float">
            <text:p><text:s text:c="3"/>68,9 </text:p>
          </table:table-cell>
          <table:table-cell table:style-name="ce8" office:value-type="float" office:value="67.8090953745549" calcext:value-type="float">
            <text:p><text:s text:c="3"/>67,8 </text:p>
          </table:table-cell>
          <table:table-cell table:style-name="ce8" office:value-type="float" office:value="70.070578826885" calcext:value-type="float">
            <text:p><text:s text:c="3"/>70,1 </text:p>
          </table:table-cell>
          <table:table-cell table:style-name="ce8" office:value-type="float" office:value="69.6472252858018" calcext:value-type="float">
            <text:p><text:s text:c="3"/>69,6 </text:p>
          </table:table-cell>
          <table:table-cell table:style-name="ce8" office:value-type="float" office:value="67.7979079738485" calcext:value-type="float">
            <text:p><text:s text:c="3"/>67,8 </text:p>
          </table:table-cell>
          <table:table-cell table:style-name="ce8" office:value-type="float" office:value="71.496542597755" calcext:value-type="float">
            <text:p><text:s text:c="3"/>71,5 </text:p>
          </table:table-cell>
          <table:table-cell table:style-name="ce8" office:value-type="float" office:value="62.885997228498" calcext:value-type="float">
            <text:p><text:s text:c="3"/>62,9 </text:p>
          </table:table-cell>
          <table:table-cell table:style-name="ce8" office:value-type="float" office:value="61.8464309298435" calcext:value-type="float">
            <text:p><text:s text:c="3"/>61,8 </text:p>
          </table:table-cell>
          <table:table-cell table:style-name="ce8" office:value-type="float" office:value="63.9255635271526" calcext:value-type="float">
            <text:p><text:s text:c="3"/>63,9 </text:p>
          </table:table-cell>
          <table:table-cell table:style-name="ce8" office:value-type="float" office:value="61.604732865944" calcext:value-type="float">
            <text:p><text:s text:c="3"/>61,6 </text:p>
          </table:table-cell>
          <table:table-cell table:style-name="ce8" office:value-type="float" office:value="60.5275806423814" calcext:value-type="float">
            <text:p><text:s text:c="3"/>60,5 </text:p>
          </table:table-cell>
          <table:table-cell table:style-name="ce8" office:value-type="float" office:value="62.6818850895066" calcext:value-type="float">
            <text:p><text:s text:c="3"/>62,7 </text:p>
          </table:table-cell>
          <table:table-cell table:style-name="ce8" office:value-type="float" office:value="57.2993416383582" calcext:value-type="float">
            <text:p><text:s text:c="3"/>57,3 </text:p>
          </table:table-cell>
          <table:table-cell table:style-name="ce8" office:value-type="float" office:value="55.0566597303003" calcext:value-type="float">
            <text:p><text:s text:c="3"/>55,1 </text:p>
          </table:table-cell>
          <table:table-cell table:style-name="ce8" office:value-type="float" office:value="59.5420235464162" calcext:value-type="float">
            <text:p><text:s text:c="3"/>59,5 </text:p>
          </table:table-cell>
          <table:table-cell table:style-name="ce8" office:value-type="float" office:value="64.9156490623007" calcext:value-type="float">
            <text:p><text:s text:c="3"/>64,9 </text:p>
          </table:table-cell>
          <table:table-cell table:style-name="ce8" office:value-type="float" office:value="64.0204127725448" calcext:value-type="float">
            <text:p><text:s text:c="3"/>64,0 </text:p>
          </table:table-cell>
          <table:table-cell table:style-name="ce8" office:value-type="float" office:value="65.8108853520565" calcext:value-type="float">
            <text:p><text:s text:c="3"/>65,8 </text:p>
          </table:table-cell>
          <table:table-cell table:style-name="ce8" office:value-type="float" office:value="64.5955150497054" calcext:value-type="float">
            <text:p><text:s text:c="3"/>64,6 </text:p>
          </table:table-cell>
          <table:table-cell table:style-name="ce8" office:value-type="float" office:value="63.6132725043894" calcext:value-type="float">
            <text:p><text:s text:c="3"/>63,6 </text:p>
          </table:table-cell>
          <table:table-cell table:style-name="ce8" office:value-type="float" office:value="65.5777575950214" calcext:value-type="float">
            <text:p><text:s text:c="3"/>65,6 </text:p>
          </table:table-cell>
          <table:table-cell table:style-name="ce8" office:value-type="float" office:value="61.684361638197" calcext:value-type="float">
            <text:p><text:s text:c="3"/>61,7 </text:p>
          </table:table-cell>
          <table:table-cell table:style-name="ce8" office:value-type="float" office:value="59.337664183049" calcext:value-type="float">
            <text:p><text:s text:c="3"/>59,3 </text:p>
          </table:table-cell>
          <table:table-cell table:style-name="ce8" office:value-type="float" office:value="64.031059093345" calcext:value-type="float">
            <text:p><text:s text:c="3"/>64,0 </text:p>
          </table:table-cell>
          <table:table-cell table:style-name="ce8" office:value-type="float" office:value="67.7552126729861" calcext:value-type="float">
            <text:p><text:s text:c="3"/>67,8 </text:p>
          </table:table-cell>
          <table:table-cell table:style-name="ce8" office:value-type="float" office:value="66.3282629063816" calcext:value-type="float">
            <text:p><text:s text:c="3"/>66,3 </text:p>
          </table:table-cell>
          <table:table-cell table:style-name="ce8" office:value-type="float" office:value="69.1821624395906" calcext:value-type="float">
            <text:p><text:s text:c="3"/>69,2 </text:p>
          </table:table-cell>
          <table:table-cell table:style-name="ce8" office:value-type="float" office:value="66.8600156468458" calcext:value-type="float">
            <text:p><text:s text:c="3"/>66,9 </text:p>
          </table:table-cell>
          <table:table-cell table:style-name="ce8" office:value-type="float" office:value="65.3542647420985" calcext:value-type="float">
            <text:p><text:s text:c="3"/>65,4 </text:p>
          </table:table-cell>
          <table:table-cell table:style-name="ce8" office:value-type="float" office:value="68.3657665515932" calcext:value-type="float">
            <text:p><text:s text:c="3"/>68,4 </text:p>
          </table:table-cell>
          <table:table-cell table:style-name="ce8" office:value-type="float" office:value="67.5876873849579" calcext:value-type="float">
            <text:p><text:s text:c="3"/>67,6 </text:p>
          </table:table-cell>
          <table:table-cell table:style-name="ce8" office:value-type="float" office:value="65.4168553792372" calcext:value-type="float">
            <text:p><text:s text:c="3"/>65,4 </text:p>
          </table:table-cell>
          <table:table-cell table:style-name="ce8" office:value-type="float" office:value="69.7585193906787" calcext:value-type="float">
            <text:p><text:s text:c="3"/>69,8 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61.321890719089" calcext:value-type="float">
            <text:p><text:s text:c="3"/>61,3 </text:p>
          </table:table-cell>
          <table:table-cell table:style-name="ce9" office:value-type="float" office:value="58.9349288247761" calcext:value-type="float">
            <text:p><text:s text:c="3"/>58,9 </text:p>
          </table:table-cell>
          <table:table-cell table:style-name="ce9" office:value-type="float" office:value="63.7088526134019" calcext:value-type="float">
            <text:p><text:s text:c="3"/>63,7 </text:p>
          </table:table-cell>
          <table:table-cell table:style-name="ce9" office:value-type="float" office:value="61.3909102153616" calcext:value-type="float">
            <text:p><text:s text:c="3"/>61,4 </text:p>
          </table:table-cell>
          <table:table-cell table:style-name="ce9" office:value-type="float" office:value="58.6649227570644" calcext:value-type="float">
            <text:p><text:s text:c="3"/>58,7 </text:p>
          </table:table-cell>
          <table:table-cell table:style-name="ce9" office:value-type="float" office:value="64.1168976736588" calcext:value-type="float">
            <text:p><text:s text:c="3"/>64,1 </text:p>
          </table:table-cell>
          <table:table-cell table:style-name="ce9" office:value-type="float" office:value="61.8554177598844" calcext:value-type="float">
            <text:p><text:s text:c="3"/>61,9 </text:p>
          </table:table-cell>
          <table:table-cell table:style-name="ce9" office:value-type="float" office:value="56.1673134199262" calcext:value-type="float">
            <text:p><text:s text:c="3"/>56,2 </text:p>
          </table:table-cell>
          <table:table-cell table:style-name="ce9" office:value-type="float" office:value="67.5435220998426" calcext:value-type="float">
            <text:p><text:s text:c="3"/>67,5 </text:p>
          </table:table-cell>
          <table:table-cell table:style-name="ce9" office:value-type="float" office:value="63.2231816846323" calcext:value-type="float">
            <text:p><text:s text:c="3"/>63,2 </text:p>
          </table:table-cell>
          <table:table-cell table:style-name="ce9" office:value-type="float" office:value="60.7080755571981" calcext:value-type="float">
            <text:p><text:s text:c="3"/>60,7 </text:p>
          </table:table-cell>
          <table:table-cell table:style-name="ce9" office:value-type="float" office:value="65.7382878120664" calcext:value-type="float">
            <text:p><text:s text:c="3"/>65,7 </text:p>
          </table:table-cell>
          <table:table-cell table:style-name="ce9" office:value-type="float" office:value="64.5631808361642" calcext:value-type="float">
            <text:p><text:s text:c="3"/>64,6 </text:p>
          </table:table-cell>
          <table:table-cell table:style-name="ce9" office:value-type="float" office:value="61.0139648450754" calcext:value-type="float">
            <text:p><text:s text:c="3"/>61,0 </text:p>
          </table:table-cell>
          <table:table-cell table:style-name="ce9" office:value-type="float" office:value="68.1123968272529" calcext:value-type="float">
            <text:p><text:s text:c="3"/>68,1 </text:p>
          </table:table-cell>
          <table:table-cell table:style-name="ce9" office:value-type="float" office:value="69.5789985777124" calcext:value-type="float">
            <text:p><text:s text:c="3"/>69,6 </text:p>
          </table:table-cell>
          <table:table-cell table:style-name="ce9" office:value-type="float" office:value="59.4400858184989" calcext:value-type="float">
            <text:p><text:s text:c="3"/>59,4 </text:p>
          </table:table-cell>
          <table:table-cell table:style-name="ce9" office:value-type="float" office:value="79.7179113369258" calcext:value-type="float">
            <text:p><text:s text:c="3"/>79,7 </text:p>
          </table:table-cell>
          <table:table-cell table:style-name="ce9" office:value-type="float" office:value="59.6747389619883" calcext:value-type="float">
            <text:p><text:s text:c="3"/>59,7 </text:p>
          </table:table-cell>
          <table:table-cell table:style-name="ce9" office:value-type="float" office:value="56.541952198892" calcext:value-type="float">
            <text:p><text:s text:c="3"/>56,5 </text:p>
          </table:table-cell>
          <table:table-cell table:style-name="ce9" office:value-type="float" office:value="62.8075257250847" calcext:value-type="float">
            <text:p><text:s text:c="3"/>62,8 </text:p>
          </table:table-cell>
          <table:table-cell table:style-name="ce9" office:value-type="float" office:value="58.5623342886724" calcext:value-type="float">
            <text:p><text:s text:c="3"/>58,6 </text:p>
          </table:table-cell>
          <table:table-cell table:style-name="ce9" office:value-type="float" office:value="54.9996569674722" calcext:value-type="float">
            <text:p><text:s text:c="3"/>55,0 </text:p>
          </table:table-cell>
          <table:table-cell table:style-name="ce9" office:value-type="float" office:value="62.1250116098727" calcext:value-type="float">
            <text:p><text:s text:c="3"/>62,1 </text:p>
          </table:table-cell>
          <table:table-cell table:style-name="ce9" office:value-type="float" office:value="55.0070053911686" calcext:value-type="float">
            <text:p><text:s text:c="3"/>55,0 </text:p>
          </table:table-cell>
          <table:table-cell table:style-name="ce9" office:value-type="float" office:value="49.2192326017733" calcext:value-type="float">
            <text:p><text:s text:c="3"/>49,2 </text:p>
          </table:table-cell>
          <table:table-cell table:style-name="ce9" office:value-type="float" office:value="60.7947781805639" calcext:value-type="float">
            <text:p><text:s text:c="3"/>60,8 </text:p>
          </table:table-cell>
          <table:table-cell table:style-name="ce9" office:value-type="float" office:value="61.3140123047819" calcext:value-type="float">
            <text:p><text:s text:c="3"/>61,3 </text:p>
          </table:table-cell>
          <table:table-cell table:style-name="ce9" office:value-type="float" office:value="58.8019371912672" calcext:value-type="float">
            <text:p><text:s text:c="3"/>58,8 </text:p>
          </table:table-cell>
          <table:table-cell table:style-name="ce9" office:value-type="float" office:value="63.8260874182967" calcext:value-type="float">
            <text:p><text:s text:c="3"/>63,8 </text:p>
          </table:table-cell>
          <table:table-cell table:style-name="ce9" office:value-type="float" office:value="60.8505174314696" calcext:value-type="float">
            <text:p><text:s text:c="3"/>60,9 </text:p>
          </table:table-cell>
          <table:table-cell table:style-name="ce9" office:value-type="float" office:value="57.7850621519034" calcext:value-type="float">
            <text:p><text:s text:c="3"/>57,8 </text:p>
          </table:table-cell>
          <table:table-cell table:style-name="ce9" office:value-type="float" office:value="63.9159727110357" calcext:value-type="float">
            <text:p><text:s text:c="3"/>63,9 </text:p>
          </table:table-cell>
          <table:table-cell table:style-name="ce9" office:value-type="float" office:value="62.3228013009593" calcext:value-type="float">
            <text:p><text:s text:c="3"/>62,3 </text:p>
          </table:table-cell>
          <table:table-cell table:style-name="ce9" office:value-type="float" office:value="55.6956796723845" calcext:value-type="float">
            <text:p><text:s text:c="3"/>55,7 </text:p>
          </table:table-cell>
          <table:table-cell table:style-name="ce9" office:value-type="float" office:value="68.9499229295341" calcext:value-type="float">
            <text:p><text:s text:c="3"/>68,9 </text:p>
          </table:table-cell>
          <table:table-cell table:style-name="ce9" office:value-type="float" office:value="61.3682784866942" calcext:value-type="float">
            <text:p><text:s text:c="3"/>61,4 </text:p>
          </table:table-cell>
          <table:table-cell table:style-name="ce9" office:value-type="float" office:value="54.1924513682272" calcext:value-type="float">
            <text:p><text:s text:c="3"/>54,2 </text:p>
          </table:table-cell>
          <table:table-cell table:style-name="ce9" office:value-type="float" office:value="68.5441056051613" calcext:value-type="float">
            <text:p><text:s text:c="3"/>68,5 </text:p>
          </table:table-cell>
          <table:table-cell table:style-name="ce9" office:value-type="float" office:value="65.1081135449997" calcext:value-type="float">
            <text:p><text:s text:c="3"/>65,1 </text:p>
          </table:table-cell>
          <table:table-cell table:style-name="ce9" office:value-type="float" office:value="62.2054204118227" calcext:value-type="float">
            <text:p><text:s text:c="3"/>62,2 </text:p>
          </table:table-cell>
          <table:table-cell table:style-name="ce9" office:value-type="float" office:value="68.0108066781767" calcext:value-type="float">
            <text:p><text:s text:c="3"/>68,0 </text:p>
          </table:table-cell>
          <table:table-cell table:style-name="ce9" office:value-type="float" office:value="59.2247868318763" calcext:value-type="float">
            <text:p><text:s text:c="3"/>59,2 </text:p>
          </table:table-cell>
          <table:table-cell table:style-name="ce9" office:value-type="float" office:value="53.7274785750882" calcext:value-type="float">
            <text:p><text:s text:c="3"/>53,7 </text:p>
          </table:table-cell>
          <table:table-cell table:style-name="ce9" office:value-type="float" office:value="64.7220950886644" calcext:value-type="float">
            <text:p><text:s text:c="3"/>64,7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64.4434483750965" calcext:value-type="float">
            <text:p><text:s text:c="3"/>64,4 </text:p>
          </table:table-cell>
          <table:table-cell table:style-name="ce9" office:value-type="float" office:value="62.4723758213143" calcext:value-type="float">
            <text:p><text:s text:c="3"/>62,5 </text:p>
          </table:table-cell>
          <table:table-cell table:style-name="ce9" office:value-type="float" office:value="66.4145209288786" calcext:value-type="float">
            <text:p><text:s text:c="3"/>66,4 </text:p>
          </table:table-cell>
          <table:table-cell table:style-name="ce9" office:value-type="float" office:value="60.4189748006681" calcext:value-type="float">
            <text:p><text:s text:c="3"/>60,4 </text:p>
          </table:table-cell>
          <table:table-cell table:style-name="ce9" office:value-type="float" office:value="57.2209160919366" calcext:value-type="float">
            <text:p><text:s text:c="3"/>57,2 </text:p>
          </table:table-cell>
          <table:table-cell table:style-name="ce9" office:value-type="float" office:value="63.6170335093996" calcext:value-type="float">
            <text:p><text:s text:c="3"/>63,6 </text:p>
          </table:table-cell>
          <table:table-cell table:style-name="ce9" office:value-type="float" office:value="54.5425230439208" calcext:value-type="float">
            <text:p><text:s text:c="3"/>54,5 </text:p>
          </table:table-cell>
          <table:table-cell table:style-name="ce9" office:value-type="float" office:value="49.2620603301549" calcext:value-type="float">
            <text:p><text:s text:c="3"/>49,3 </text:p>
          </table:table-cell>
          <table:table-cell table:style-name="ce9" office:value-type="float" office:value="59.8229857576867" calcext:value-type="float">
            <text:p><text:s text:c="3"/>59,8 </text:p>
          </table:table-cell>
          <table:table-cell table:style-name="ce9" office:value-type="float" office:value="67.574888008316" calcext:value-type="float">
            <text:p><text:s text:c="3"/>67,6 </text:p>
          </table:table-cell>
          <table:table-cell table:style-name="ce9" office:value-type="float" office:value="64.0799452998392" calcext:value-type="float">
            <text:p><text:s text:c="3"/>64,1 </text:p>
          </table:table-cell>
          <table:table-cell table:style-name="ce9" office:value-type="float" office:value="71.0698307167928" calcext:value-type="float">
            <text:p><text:s text:c="3"/>71,1 </text:p>
          </table:table-cell>
          <table:table-cell table:style-name="ce9" office:value-type="float" office:value="60.5902758199449" calcext:value-type="float">
            <text:p><text:s text:c="3"/>60,6 </text:p>
          </table:table-cell>
          <table:table-cell table:style-name="ce9" office:value-type="float" office:value="56.5809816747056" calcext:value-type="float">
            <text:p><text:s text:c="3"/>56,6 </text:p>
          </table:table-cell>
          <table:table-cell table:style-name="ce9" office:value-type="float" office:value="64.5995699651841" calcext:value-type="float">
            <text:p><text:s text:c="3"/>64,6 </text:p>
          </table:table-cell>
          <table:table-cell table:style-name="ce9" office:value-type="float" office:value="57.9477731655572" calcext:value-type="float">
            <text:p><text:s text:c="3"/>57,9 </text:p>
          </table:table-cell>
          <table:table-cell table:style-name="ce9" office:value-type="float" office:value="49.1374796972799" calcext:value-type="float">
            <text:p><text:s text:c="3"/>49,1 </text:p>
          </table:table-cell>
          <table:table-cell table:style-name="ce9" office:value-type="float" office:value="66.7580666338345" calcext:value-type="float">
            <text:p><text:s text:c="3"/>66,8 </text:p>
          </table:table-cell>
          <table:table-cell table:style-name="ce9" office:value-type="float" office:value="61.7432506979483" calcext:value-type="float">
            <text:p><text:s text:c="3"/>61,7 </text:p>
          </table:table-cell>
          <table:table-cell table:style-name="ce9" office:value-type="float" office:value="58.8585023601488" calcext:value-type="float">
            <text:p><text:s text:c="3"/>58,9 </text:p>
          </table:table-cell>
          <table:table-cell table:style-name="ce9" office:value-type="float" office:value="64.6279990357478" calcext:value-type="float">
            <text:p><text:s text:c="3"/>64,6 </text:p>
          </table:table-cell>
          <table:table-cell table:style-name="ce9" office:value-type="float" office:value="60.2538140169158" calcext:value-type="float">
            <text:p><text:s text:c="3"/>60,3 </text:p>
          </table:table-cell>
          <table:table-cell table:style-name="ce9" office:value-type="float" office:value="56.4265380119195" calcext:value-type="float">
            <text:p><text:s text:c="3"/>56,4 </text:p>
          </table:table-cell>
          <table:table-cell table:style-name="ce9" office:value-type="float" office:value="64.0810900219122" calcext:value-type="float">
            <text:p><text:s text:c="3"/>64,1 </text:p>
          </table:table-cell>
          <table:table-cell table:style-name="ce9" office:value-type="float" office:value="51.215561220455" calcext:value-type="float">
            <text:p><text:s text:c="3"/>51,2 </text:p>
          </table:table-cell>
          <table:table-cell table:style-name="ce9" office:value-type="float" office:value="47.12801209944" calcext:value-type="float">
            <text:p><text:s text:c="3"/>47,1 </text:p>
          </table:table-cell>
          <table:table-cell table:style-name="ce9" office:value-type="float" office:value="55.30311034147" calcext:value-type="float">
            <text:p><text:s text:c="3"/>55,3 </text:p>
          </table:table-cell>
          <table:table-cell table:style-name="ce9" office:value-type="float" office:value="64.8761332608779" calcext:value-type="float">
            <text:p><text:s text:c="3"/>64,9 </text:p>
          </table:table-cell>
          <table:table-cell table:style-name="ce9" office:value-type="float" office:value="62.7700211578012" calcext:value-type="float">
            <text:p><text:s text:c="3"/>62,8 </text:p>
          </table:table-cell>
          <table:table-cell table:style-name="ce9" office:value-type="float" office:value="66.9822453639545" calcext:value-type="float">
            <text:p><text:s text:c="3"/>67,0 </text:p>
          </table:table-cell>
          <table:table-cell table:style-name="ce9" office:value-type="float" office:value="59.8538001619848" calcext:value-type="float">
            <text:p><text:s text:c="3"/>59,9 </text:p>
          </table:table-cell>
          <table:table-cell table:style-name="ce9" office:value-type="float" office:value="56.2781475252879" calcext:value-type="float">
            <text:p><text:s text:c="3"/>56,3 </text:p>
          </table:table-cell>
          <table:table-cell table:style-name="ce9" office:value-type="float" office:value="63.4294527986818" calcext:value-type="float">
            <text:p><text:s text:c="3"/>63,4 </text:p>
          </table:table-cell>
          <table:table-cell table:style-name="ce9" office:value-type="float" office:value="52.88997608881" calcext:value-type="float">
            <text:p><text:s text:c="3"/>52,9 </text:p>
          </table:table-cell>
          <table:table-cell table:style-name="ce9" office:value-type="float" office:value="47.1740465369852" calcext:value-type="float">
            <text:p><text:s text:c="3"/>47,2 </text:p>
          </table:table-cell>
          <table:table-cell table:style-name="ce9" office:value-type="float" office:value="58.6059056406347" calcext:value-type="float">
            <text:p><text:s text:c="3"/>58,6 </text:p>
          </table:table-cell>
          <table:table-cell table:style-name="ce9" office:value-type="float" office:value="61.3556856812714" calcext:value-type="float">
            <text:p><text:s text:c="3"/>61,4 </text:p>
          </table:table-cell>
          <table:table-cell table:style-name="ce9" office:value-type="float" office:value="56.1497265823233" calcext:value-type="float">
            <text:p><text:s text:c="3"/>56,1 </text:p>
          </table:table-cell>
          <table:table-cell table:style-name="ce9" office:value-type="float" office:value="66.5616447802195" calcext:value-type="float">
            <text:p><text:s text:c="3"/>66,6 </text:p>
          </table:table-cell>
          <table:table-cell table:style-name="ce9" office:value-type="float" office:value="64.059653621131" calcext:value-type="float">
            <text:p><text:s text:c="3"/>64,1 </text:p>
          </table:table-cell>
          <table:table-cell table:style-name="ce9" office:value-type="float" office:value="59.8092679881551" calcext:value-type="float">
            <text:p><text:s text:c="3"/>59,8 </text:p>
          </table:table-cell>
          <table:table-cell table:style-name="ce9" office:value-type="float" office:value="68.3100392541069" calcext:value-type="float">
            <text:p><text:s text:c="3"/>68,3 </text:p>
          </table:table-cell>
          <table:table-cell table:style-name="ce9" office:value-type="float" office:value="70.0410329294555" calcext:value-type="float">
            <text:p><text:s text:c="3"/>70,0 </text:p>
          </table:table-cell>
          <table:table-cell table:style-name="ce9" office:value-type="float" office:value="58.652272682273" calcext:value-type="float">
            <text:p><text:s text:c="3"/>58,7 </text:p>
          </table:table-cell>
          <table:table-cell table:style-name="ce9" office:value-type="float" office:value="81.429793176638" calcext:value-type="float">
            <text:p><text:s text:c="3"/>81,4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63.8784901825962" calcext:value-type="float">
            <text:p><text:s text:c="3"/>63,9 </text:p>
          </table:table-cell>
          <table:table-cell table:style-name="ce9" office:value-type="float" office:value="61.9188431008435" calcext:value-type="float">
            <text:p><text:s text:c="3"/>61,9 </text:p>
          </table:table-cell>
          <table:table-cell table:style-name="ce9" office:value-type="float" office:value="65.8381372643489" calcext:value-type="float">
            <text:p><text:s text:c="3"/>65,8 </text:p>
          </table:table-cell>
          <table:table-cell table:style-name="ce9" office:value-type="float" office:value="63.5348407970988" calcext:value-type="float">
            <text:p><text:s text:c="3"/>63,5 </text:p>
          </table:table-cell>
          <table:table-cell table:style-name="ce9" office:value-type="float" office:value="61.4459673364147" calcext:value-type="float">
            <text:p><text:s text:c="3"/>61,4 </text:p>
          </table:table-cell>
          <table:table-cell table:style-name="ce9" office:value-type="float" office:value="65.6237142577829" calcext:value-type="float">
            <text:p><text:s text:c="3"/>65,6 </text:p>
          </table:table-cell>
          <table:table-cell table:style-name="ce9" office:value-type="float" office:value="68.0964139435163" calcext:value-type="float">
            <text:p><text:s text:c="3"/>68,1 </text:p>
          </table:table-cell>
          <table:table-cell table:style-name="ce9" office:value-type="float" office:value="52.5585736656887" calcext:value-type="float">
            <text:p><text:s text:c="3"/>52,6 </text:p>
          </table:table-cell>
          <table:table-cell table:style-name="ce9" office:value-type="float" office:value="83.6342542213439" calcext:value-type="float">
            <text:p><text:s text:c="3"/>83,6 </text:p>
          </table:table-cell>
          <table:table-cell table:style-name="ce9" office:value-type="float" office:value="68.0059606728252" calcext:value-type="float">
            <text:p><text:s text:c="3"/>68,0 </text:p>
          </table:table-cell>
          <table:table-cell table:style-name="ce9" office:value-type="float" office:value="64.5018742267964" calcext:value-type="float">
            <text:p><text:s text:c="3"/>64,5 </text:p>
          </table:table-cell>
          <table:table-cell table:style-name="ce9" office:value-type="float" office:value="71.510047118854" calcext:value-type="float">
            <text:p><text:s text:c="3"/>71,5 </text:p>
          </table:table-cell>
          <table:table-cell table:style-name="ce9" office:value-type="float" office:value="68.3179212603514" calcext:value-type="float">
            <text:p><text:s text:c="3"/>68,3 </text:p>
          </table:table-cell>
          <table:table-cell table:style-name="ce9" office:value-type="float" office:value="65.0519534604014" calcext:value-type="float">
            <text:p><text:s text:c="3"/>65,1 </text:p>
          </table:table-cell>
          <table:table-cell table:style-name="ce9" office:value-type="float" office:value="71.5838890603013" calcext:value-type="float">
            <text:p><text:s text:c="3"/>71,6 </text:p>
          </table:table-cell>
          <table:table-cell table:style-name="ce9" office:value-type="float" office:value="73.5956049704476" calcext:value-type="float">
            <text:p><text:s text:c="3"/>73,6 </text:p>
          </table:table-cell>
          <table:table-cell table:style-name="ce9" office:value-type="float" office:value="59.098282379767" calcext:value-type="float">
            <text:p><text:s text:c="3"/>59,1 </text:p>
          </table:table-cell>
          <table:table-cell table:style-name="ce9" office:value-type="float" office:value="88.0929275611282" calcext:value-type="float">
            <text:p><text:s text:c="3"/>88,1 </text:p>
          </table:table-cell>
          <table:table-cell table:style-name="ce9" office:value-type="float" office:value="60.1042412287016" calcext:value-type="float">
            <text:p><text:s text:c="3"/>60,1 </text:p>
          </table:table-cell>
          <table:table-cell table:style-name="ce9" office:value-type="float" office:value="57.597381930509" calcext:value-type="float">
            <text:p><text:s text:c="3"/>57,6 </text:p>
          </table:table-cell>
          <table:table-cell table:style-name="ce9" office:value-type="float" office:value="62.6111005268942" calcext:value-type="float">
            <text:p><text:s text:c="3"/>62,6 </text:p>
          </table:table-cell>
          <table:table-cell table:style-name="ce9" office:value-type="float" office:value="58.5754681099562" calcext:value-type="float">
            <text:p><text:s text:c="3"/>58,6 </text:p>
          </table:table-cell>
          <table:table-cell table:style-name="ce9" office:value-type="float" office:value="54.9965787179055" calcext:value-type="float">
            <text:p><text:s text:c="3"/>55,0 </text:p>
          </table:table-cell>
          <table:table-cell table:style-name="ce9" office:value-type="float" office:value="62.1543575020069" calcext:value-type="float">
            <text:p><text:s text:c="3"/>62,2 </text:p>
          </table:table-cell>
          <table:table-cell table:style-name="ce9" office:value-type="float" office:value="62.3317771414107" calcext:value-type="float">
            <text:p><text:s text:c="3"/>62,3 </text:p>
          </table:table-cell>
          <table:table-cell table:style-name="ce9" office:value-type="float" office:value="46.3412703862483" calcext:value-type="float">
            <text:p><text:s text:c="3"/>46,3 </text:p>
          </table:table-cell>
          <table:table-cell table:style-name="ce9" office:value-type="float" office:value="78.3222838965731" calcext:value-type="float">
            <text:p><text:s text:c="3"/>78,3 </text:p>
          </table:table-cell>
          <table:table-cell table:style-name="ce9" office:value-type="float" office:value="63.9791005479055" calcext:value-type="float">
            <text:p><text:s text:c="3"/>64,0 </text:p>
          </table:table-cell>
          <table:table-cell table:style-name="ce9" office:value-type="float" office:value="61.869767165178" calcext:value-type="float">
            <text:p><text:s text:c="3"/>61,9 </text:p>
          </table:table-cell>
          <table:table-cell table:style-name="ce9" office:value-type="float" office:value="66.088433930633" calcext:value-type="float">
            <text:p><text:s text:c="3"/>66,1 </text:p>
          </table:table-cell>
          <table:table-cell table:style-name="ce9" office:value-type="float" office:value="63.4326766729412" calcext:value-type="float">
            <text:p><text:s text:c="3"/>63,4 </text:p>
          </table:table-cell>
          <table:table-cell table:style-name="ce9" office:value-type="float" office:value="61.1813657200434" calcext:value-type="float">
            <text:p><text:s text:c="3"/>61,2 </text:p>
          </table:table-cell>
          <table:table-cell table:style-name="ce9" office:value-type="float" office:value="65.6839876258389" calcext:value-type="float">
            <text:p><text:s text:c="3"/>65,7 </text:p>
          </table:table-cell>
          <table:table-cell table:style-name="ce9" office:value-type="float" office:value="69.0366830882444" calcext:value-type="float">
            <text:p><text:s text:c="3"/>69,0 </text:p>
          </table:table-cell>
          <table:table-cell table:style-name="ce9" office:value-type="float" office:value="51.5402416465478" calcext:value-type="float">
            <text:p><text:s text:c="3"/>51,5 </text:p>
          </table:table-cell>
          <table:table-cell table:style-name="ce9" office:value-type="float" office:value="86.533124529941" calcext:value-type="float">
            <text:p><text:s text:c="3"/>86,5 </text:p>
          </table:table-cell>
          <table:table-cell table:style-name="ce9" office:value-type="float" office:value="63.0956072332703" calcext:value-type="float">
            <text:p><text:s text:c="3"/>63,1 </text:p>
          </table:table-cell>
          <table:table-cell table:style-name="ce9" office:value-type="float" office:value="58.1739424560308" calcext:value-type="float">
            <text:p><text:s text:c="3"/>58,2 </text:p>
          </table:table-cell>
          <table:table-cell table:style-name="ce9" office:value-type="float" office:value="68.0172720105098" calcext:value-type="float">
            <text:p><text:s text:c="3"/>68,0 </text:p>
          </table:table-cell>
          <table:table-cell table:style-name="ce9" office:value-type="float" office:value="64.2758634530608" calcext:value-type="float">
            <text:p><text:s text:c="3"/>64,3 </text:p>
          </table:table-cell>
          <table:table-cell table:style-name="ce9" office:value-type="float" office:value="58.7389252286621" calcext:value-type="float">
            <text:p><text:s text:c="3"/>58,7 </text:p>
          </table:table-cell>
          <table:table-cell table:style-name="ce9" office:value-type="float" office:value="69.8128016774594" calcext:value-type="float">
            <text:p><text:s text:c="3"/>69,8 </text:p>
          </table:table-cell>
          <table:table-cell table:style-name="ce9" office:value-type="float" office:value="60.7181856157203" calcext:value-type="float">
            <text:p><text:s text:c="3"/>60,7 </text:p>
          </table:table-cell>
          <table:table-cell table:style-name="ce9" office:value-type="float" office:value="53.9066746711623" calcext:value-type="float">
            <text:p><text:s text:c="3"/>53,9 </text:p>
          </table:table-cell>
          <table:table-cell table:style-name="ce9" office:value-type="float" office:value="67.5296965602784" calcext:value-type="float">
            <text:p><text:s text:c="3"/>67,5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60.5405272556318" calcext:value-type="float">
            <text:p><text:s text:c="3"/>60,5 </text:p>
          </table:table-cell>
          <table:table-cell table:style-name="ce9" office:value-type="float" office:value="58.1631960334521" calcext:value-type="float">
            <text:p><text:s text:c="3"/>58,2 </text:p>
          </table:table-cell>
          <table:table-cell table:style-name="ce9" office:value-type="float" office:value="62.9178584778114" calcext:value-type="float">
            <text:p><text:s text:c="3"/>62,9 </text:p>
          </table:table-cell>
          <table:table-cell table:style-name="ce9" office:value-type="float" office:value="63.3066370293753" calcext:value-type="float">
            <text:p><text:s text:c="3"/>63,3 </text:p>
          </table:table-cell>
          <table:table-cell table:style-name="ce9" office:value-type="float" office:value="60.6613264075217" calcext:value-type="float">
            <text:p><text:s text:c="3"/>60,7 </text:p>
          </table:table-cell>
          <table:table-cell table:style-name="ce9" office:value-type="float" office:value="65.9519476512289" calcext:value-type="float">
            <text:p><text:s text:c="3"/>66,0 </text:p>
          </table:table-cell>
          <table:table-cell table:style-name="ce9" office:value-type="float" office:value="67.1516611278064" calcext:value-type="float">
            <text:p><text:s text:c="3"/>67,2 </text:p>
          </table:table-cell>
          <table:table-cell table:style-name="ce9" office:value-type="float" office:value="59.3866965877335" calcext:value-type="float">
            <text:p><text:s text:c="3"/>59,4 </text:p>
          </table:table-cell>
          <table:table-cell table:style-name="ce9" office:value-type="float" office:value="74.9166256678794" calcext:value-type="float">
            <text:p><text:s text:c="3"/>74,9 </text:p>
          </table:table-cell>
          <table:table-cell table:style-name="ce9" office:value-type="float" office:value="62.7455754825128" calcext:value-type="float">
            <text:p><text:s text:c="3"/>62,7 </text:p>
          </table:table-cell>
          <table:table-cell table:style-name="ce9" office:value-type="float" office:value="58.9817432584335" calcext:value-type="float">
            <text:p><text:s text:c="3"/>59,0 </text:p>
          </table:table-cell>
          <table:table-cell table:style-name="ce9" office:value-type="float" office:value="66.5094077065922" calcext:value-type="float">
            <text:p><text:s text:c="3"/>66,5 </text:p>
          </table:table-cell>
          <table:table-cell table:style-name="ce9" office:value-type="float" office:value="66.4798682556235" calcext:value-type="float">
            <text:p><text:s text:c="3"/>66,5 </text:p>
          </table:table-cell>
          <table:table-cell table:style-name="ce9" office:value-type="float" office:value="63.3842068948395" calcext:value-type="float">
            <text:p><text:s text:c="3"/>63,4 </text:p>
          </table:table-cell>
          <table:table-cell table:style-name="ce9" office:value-type="float" office:value="69.5755296164075" calcext:value-type="float">
            <text:p><text:s text:c="3"/>69,6 </text:p>
          </table:table-cell>
          <table:table-cell table:style-name="ce9" office:value-type="float" office:value="66.003429704688" calcext:value-type="float">
            <text:p><text:s text:c="3"/>66,0 </text:p>
          </table:table-cell>
          <table:table-cell table:style-name="ce9" office:value-type="float" office:value="54.5562700342853" calcext:value-type="float">
            <text:p><text:s text:c="3"/>54,6 </text:p>
          </table:table-cell>
          <table:table-cell table:style-name="ce9" office:value-type="float" office:value="77.4505893750908" calcext:value-type="float">
            <text:p><text:s text:c="3"/>77,5 </text:p>
          </table:table-cell>
          <table:table-cell table:style-name="ce9" office:value-type="float" office:value="58.3787698308376" calcext:value-type="float">
            <text:p><text:s text:c="3"/>58,4 </text:p>
          </table:table-cell>
          <table:table-cell table:style-name="ce9" office:value-type="float" office:value="55.4178666602484" calcext:value-type="float">
            <text:p><text:s text:c="3"/>55,4 </text:p>
          </table:table-cell>
          <table:table-cell table:style-name="ce9" office:value-type="float" office:value="61.3396730014269" calcext:value-type="float">
            <text:p><text:s text:c="3"/>61,3 </text:p>
          </table:table-cell>
          <table:table-cell table:style-name="ce9" office:value-type="float" office:value="60.1773595108061" calcext:value-type="float">
            <text:p><text:s text:c="3"/>60,2 </text:p>
          </table:table-cell>
          <table:table-cell table:style-name="ce9" office:value-type="float" office:value="55.9375943808436" calcext:value-type="float">
            <text:p><text:s text:c="3"/>55,9 </text:p>
          </table:table-cell>
          <table:table-cell table:style-name="ce9" office:value-type="float" office:value="64.4171246407686" calcext:value-type="float">
            <text:p><text:s text:c="3"/>64,4 </text:p>
          </table:table-cell>
          <table:table-cell table:style-name="ce9" office:value-type="float" office:value="68.3539565511212" calcext:value-type="float">
            <text:p><text:s text:c="3"/>68,4 </text:p>
          </table:table-cell>
          <table:table-cell table:style-name="ce9" office:value-type="float" office:value="60.1921584386935" calcext:value-type="float">
            <text:p><text:s text:c="3"/>60,2 </text:p>
          </table:table-cell>
          <table:table-cell table:style-name="ce9" office:value-type="float" office:value="76.5157546635489" calcext:value-type="float">
            <text:p><text:s text:c="3"/>76,5 </text:p>
          </table:table-cell>
          <table:table-cell table:style-name="ce9" office:value-type="float" office:value="60.1243378281631" calcext:value-type="float">
            <text:p><text:s text:c="3"/>60,1 </text:p>
          </table:table-cell>
          <table:table-cell table:style-name="ce9" office:value-type="float" office:value="57.5361266943399" calcext:value-type="float">
            <text:p><text:s text:c="3"/>57,5 </text:p>
          </table:table-cell>
          <table:table-cell table:style-name="ce9" office:value-type="float" office:value="62.7125489619863" calcext:value-type="float">
            <text:p><text:s text:c="3"/>62,7 </text:p>
          </table:table-cell>
          <table:table-cell table:style-name="ce9" office:value-type="float" office:value="62.5904655719326" calcext:value-type="float">
            <text:p><text:s text:c="3"/>62,6 </text:p>
          </table:table-cell>
          <table:table-cell table:style-name="ce9" office:value-type="float" office:value="59.8965826250683" calcext:value-type="float">
            <text:p><text:s text:c="3"/>59,9 </text:p>
          </table:table-cell>
          <table:table-cell table:style-name="ce9" office:value-type="float" office:value="65.2843485187969" calcext:value-type="float">
            <text:p><text:s text:c="3"/>65,3 </text:p>
          </table:table-cell>
          <table:table-cell table:style-name="ce9" office:value-type="float" office:value="66.6565952320669" calcext:value-type="float">
            <text:p><text:s text:c="3"/>66,7 </text:p>
          </table:table-cell>
          <table:table-cell table:style-name="ce9" office:value-type="float" office:value="58.0993904522451" calcext:value-type="float">
            <text:p><text:s text:c="3"/>58,1 </text:p>
          </table:table-cell>
          <table:table-cell table:style-name="ce9" office:value-type="float" office:value="75.2138000118887" calcext:value-type="float">
            <text:p><text:s text:c="3"/>75,2 </text:p>
          </table:table-cell>
          <table:table-cell table:style-name="ce9" office:value-type="float" office:value="64.4493712560687" calcext:value-type="float">
            <text:p><text:s text:c="3"/>64,4 </text:p>
          </table:table-cell>
          <table:table-cell table:style-name="ce9" office:value-type="float" office:value="61.3539684372193" calcext:value-type="float">
            <text:p><text:s text:c="3"/>61,4 </text:p>
          </table:table-cell>
          <table:table-cell table:style-name="ce9" office:value-type="float" office:value="67.5447740749181" calcext:value-type="float">
            <text:p><text:s text:c="3"/>67,5 </text:p>
          </table:table-cell>
          <table:table-cell table:style-name="ce9" office:value-type="float" office:value="70.299442693311" calcext:value-type="float">
            <text:p><text:s text:c="3"/>70,3 </text:p>
          </table:table-cell>
          <table:table-cell table:style-name="ce9" office:value-type="float" office:value="60.4236844894923" calcext:value-type="float">
            <text:p><text:s text:c="3"/>60,4 </text:p>
          </table:table-cell>
          <table:table-cell table:style-name="ce9" office:value-type="float" office:value="80.1752008971297" calcext:value-type="float">
            <text:p><text:s text:c="3"/>80,2 </text:p>
          </table:table-cell>
          <table:table-cell table:style-name="ce9" office:value-type="float" office:value="71.741252779616" calcext:value-type="float">
            <text:p><text:s text:c="3"/>71,7 </text:p>
          </table:table-cell>
          <table:table-cell table:style-name="ce9" office:value-type="float" office:value="65.908771009947" calcext:value-type="float">
            <text:p><text:s text:c="3"/>65,9 </text:p>
          </table:table-cell>
          <table:table-cell table:style-name="ce9" office:value-type="float" office:value="77.5737345492851" calcext:value-type="float">
            <text:p><text:s text:c="3"/>77,6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63.0940923367278" calcext:value-type="float">
            <text:p><text:s text:c="3"/>63,1 </text:p>
          </table:table-cell>
          <table:table-cell table:style-name="ce9" office:value-type="float" office:value="60.5008448754017" calcext:value-type="float">
            <text:p><text:s text:c="3"/>60,5 </text:p>
          </table:table-cell>
          <table:table-cell table:style-name="ce9" office:value-type="float" office:value="65.6873397980539" calcext:value-type="float">
            <text:p><text:s text:c="3"/>65,7 </text:p>
          </table:table-cell>
          <table:table-cell table:style-name="ce9" office:value-type="float" office:value="64.5121849241746" calcext:value-type="float">
            <text:p><text:s text:c="3"/>64,5 </text:p>
          </table:table-cell>
          <table:table-cell table:style-name="ce9" office:value-type="float" office:value="62.1314803394825" calcext:value-type="float">
            <text:p><text:s text:c="3"/>62,1 </text:p>
          </table:table-cell>
          <table:table-cell table:style-name="ce9" office:value-type="float" office:value="66.8928895088668" calcext:value-type="float">
            <text:p><text:s text:c="3"/>66,9 </text:p>
          </table:table-cell>
          <table:table-cell table:style-name="ce9" office:value-type="float" office:value="64.6524236933504" calcext:value-type="float">
            <text:p><text:s text:c="3"/>64,7 </text:p>
          </table:table-cell>
          <table:table-cell table:style-name="ce9" office:value-type="float" office:value="56.8199544536287" calcext:value-type="float">
            <text:p><text:s text:c="3"/>56,8 </text:p>
          </table:table-cell>
          <table:table-cell table:style-name="ce9" office:value-type="float" office:value="72.484892933072" calcext:value-type="float">
            <text:p><text:s text:c="3"/>72,5 </text:p>
          </table:table-cell>
          <table:table-cell table:style-name="ce9" office:value-type="float" office:value="66.4021843343599" calcext:value-type="float">
            <text:p><text:s text:c="3"/>66,4 </text:p>
          </table:table-cell>
          <table:table-cell table:style-name="ce9" office:value-type="float" office:value="62.4605632790944" calcext:value-type="float">
            <text:p><text:s text:c="3"/>62,5 </text:p>
          </table:table-cell>
          <table:table-cell table:style-name="ce9" office:value-type="float" office:value="70.3438053896253" calcext:value-type="float">
            <text:p><text:s text:c="3"/>70,3 </text:p>
          </table:table-cell>
          <table:table-cell table:style-name="ce9" office:value-type="float" office:value="69.2215783438534" calcext:value-type="float">
            <text:p><text:s text:c="3"/>69,2 </text:p>
          </table:table-cell>
          <table:table-cell table:style-name="ce9" office:value-type="float" office:value="65.6119347560276" calcext:value-type="float">
            <text:p><text:s text:c="3"/>65,6 </text:p>
          </table:table-cell>
          <table:table-cell table:style-name="ce9" office:value-type="float" office:value="72.8312219316791" calcext:value-type="float">
            <text:p><text:s text:c="3"/>72,8 </text:p>
          </table:table-cell>
          <table:table-cell table:style-name="ce9" office:value-type="float" office:value="70.5647653430239" calcext:value-type="float">
            <text:p><text:s text:c="3"/>70,6 </text:p>
          </table:table-cell>
          <table:table-cell table:style-name="ce9" office:value-type="float" office:value="63.2659352856008" calcext:value-type="float">
            <text:p><text:s text:c="3"/>63,3 </text:p>
          </table:table-cell>
          <table:table-cell table:style-name="ce9" office:value-type="float" office:value="77.8635954004471" calcext:value-type="float">
            <text:p><text:s text:c="3"/>77,9 </text:p>
          </table:table-cell>
          <table:table-cell table:style-name="ce9" office:value-type="float" office:value="59.9951050553745" calcext:value-type="float">
            <text:p><text:s text:c="3"/>60,0 </text:p>
          </table:table-cell>
          <table:table-cell table:style-name="ce9" office:value-type="float" office:value="56.4651666681639" calcext:value-type="float">
            <text:p><text:s text:c="3"/>56,5 </text:p>
          </table:table-cell>
          <table:table-cell table:style-name="ce9" office:value-type="float" office:value="63.525043442585" calcext:value-type="float">
            <text:p><text:s text:c="3"/>63,5 </text:p>
          </table:table-cell>
          <table:table-cell table:style-name="ce9" office:value-type="float" office:value="60.0525219208482" calcext:value-type="float">
            <text:p><text:s text:c="3"/>60,1 </text:p>
          </table:table-cell>
          <table:table-cell table:style-name="ce9" office:value-type="float" office:value="57.3085774543222" calcext:value-type="float">
            <text:p><text:s text:c="3"/>57,3 </text:p>
          </table:table-cell>
          <table:table-cell table:style-name="ce9" office:value-type="float" office:value="62.7964663873741" calcext:value-type="float">
            <text:p><text:s text:c="3"/>62,8 </text:p>
          </table:table-cell>
          <table:table-cell table:style-name="ce9" office:value-type="float" office:value="58.4485641425198" calcext:value-type="float">
            <text:p><text:s text:c="3"/>58,4 </text:p>
          </table:table-cell>
          <table:table-cell table:style-name="ce9" office:value-type="float" office:value="49.2982350907816" calcext:value-type="float">
            <text:p><text:s text:c="3"/>49,3 </text:p>
          </table:table-cell>
          <table:table-cell table:style-name="ce9" office:value-type="float" office:value="67.5988931942579" calcext:value-type="float">
            <text:p><text:s text:c="3"/>67,6 </text:p>
          </table:table-cell>
          <table:table-cell table:style-name="ce9" office:value-type="float" office:value="65.3009539512538" calcext:value-type="float">
            <text:p><text:s text:c="3"/>65,3 </text:p>
          </table:table-cell>
          <table:table-cell table:style-name="ce9" office:value-type="float" office:value="62.3253073905287" calcext:value-type="float">
            <text:p><text:s text:c="3"/>62,3 </text:p>
          </table:table-cell>
          <table:table-cell table:style-name="ce9" office:value-type="float" office:value="68.2766005119789" calcext:value-type="float">
            <text:p><text:s text:c="3"/>68,3 </text:p>
          </table:table-cell>
          <table:table-cell table:style-name="ce9" office:value-type="float" office:value="64.9885009701552" calcext:value-type="float">
            <text:p><text:s text:c="3"/>65,0 </text:p>
          </table:table-cell>
          <table:table-cell table:style-name="ce9" office:value-type="float" office:value="62.3419401031069" calcext:value-type="float">
            <text:p><text:s text:c="3"/>62,3 </text:p>
          </table:table-cell>
          <table:table-cell table:style-name="ce9" office:value-type="float" office:value="67.6350618372034" calcext:value-type="float">
            <text:p><text:s text:c="3"/>67,6 </text:p>
          </table:table-cell>
          <table:table-cell table:style-name="ce9" office:value-type="float" office:value="67.1493639328608" calcext:value-type="float">
            <text:p><text:s text:c="3"/>67,1 </text:p>
          </table:table-cell>
          <table:table-cell table:style-name="ce9" office:value-type="float" office:value="57.7381996725983" calcext:value-type="float">
            <text:p><text:s text:c="3"/>57,7 </text:p>
          </table:table-cell>
          <table:table-cell table:style-name="ce9" office:value-type="float" office:value="76.5605281931233" calcext:value-type="float">
            <text:p><text:s text:c="3"/>76,6 </text:p>
          </table:table-cell>
          <table:table-cell table:style-name="ce9" office:value-type="float" office:value="58.2561665012253" calcext:value-type="float">
            <text:p><text:s text:c="3"/>58,3 </text:p>
          </table:table-cell>
          <table:table-cell table:style-name="ce9" office:value-type="float" office:value="53.8482916235112" calcext:value-type="float">
            <text:p><text:s text:c="3"/>53,8 </text:p>
          </table:table-cell>
          <table:table-cell table:style-name="ce9" office:value-type="float" office:value="62.6640413789393" calcext:value-type="float">
            <text:p><text:s text:c="3"/>62,7 </text:p>
          </table:table-cell>
          <table:table-cell table:style-name="ce9" office:value-type="float" office:value="63.4605508676753" calcext:value-type="float">
            <text:p><text:s text:c="3"/>63,5 </text:p>
          </table:table-cell>
          <table:table-cell table:style-name="ce9" office:value-type="float" office:value="58.5620561970618" calcext:value-type="float">
            <text:p><text:s text:c="3"/>58,6 </text:p>
          </table:table-cell>
          <table:table-cell table:style-name="ce9" office:value-type="float" office:value="68.3590455382888" calcext:value-type="float">
            <text:p><text:s text:c="3"/>68,4 </text:p>
          </table:table-cell>
          <table:table-cell table:style-name="ce9" office:value-type="float" office:value="58.6661688319601" calcext:value-type="float">
            <text:p><text:s text:c="3"/>58,7 </text:p>
          </table:table-cell>
          <table:table-cell table:style-name="ce9" office:value-type="float" office:value="44.5432504828482" calcext:value-type="float">
            <text:p><text:s text:c="3"/>44,5 </text:p>
          </table:table-cell>
          <table:table-cell table:style-name="ce9" office:value-type="float" office:value="72.7890871810719" calcext:value-type="float">
            <text:p><text:s text:c="3"/>72,8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60.6900268173887" calcext:value-type="float">
            <text:p><text:s text:c="3"/>60,7 </text:p>
          </table:table-cell>
          <table:table-cell table:style-name="ce9" office:value-type="float" office:value="58.0134641688496" calcext:value-type="float">
            <text:p><text:s text:c="3"/>58,0 </text:p>
          </table:table-cell>
          <table:table-cell table:style-name="ce9" office:value-type="float" office:value="63.3665894659278" calcext:value-type="float">
            <text:p><text:s text:c="3"/>63,4 </text:p>
          </table:table-cell>
          <table:table-cell table:style-name="ce9" office:value-type="float" office:value="60.973904317217" calcext:value-type="float">
            <text:p><text:s text:c="3"/>61,0 </text:p>
          </table:table-cell>
          <table:table-cell table:style-name="ce9" office:value-type="float" office:value="58.5418167687904" calcext:value-type="float">
            <text:p><text:s text:c="3"/>58,5 </text:p>
          </table:table-cell>
          <table:table-cell table:style-name="ce9" office:value-type="float" office:value="63.4059918656436" calcext:value-type="float">
            <text:p><text:s text:c="3"/>63,4 </text:p>
          </table:table-cell>
          <table:table-cell table:style-name="ce9" office:value-type="float" office:value="62.9719158764706" calcext:value-type="float">
            <text:p><text:s text:c="3"/>63,0 </text:p>
          </table:table-cell>
          <table:table-cell table:style-name="ce9" office:value-type="float" office:value="57.4661878504928" calcext:value-type="float">
            <text:p><text:s text:c="3"/>57,5 </text:p>
          </table:table-cell>
          <table:table-cell table:style-name="ce9" office:value-type="float" office:value="68.4776439024483" calcext:value-type="float">
            <text:p><text:s text:c="3"/>68,5 </text:p>
          </table:table-cell>
          <table:table-cell table:style-name="ce9" office:value-type="float" office:value="62.8965435371739" calcext:value-type="float">
            <text:p><text:s text:c="3"/>62,9 </text:p>
          </table:table-cell>
          <table:table-cell table:style-name="ce9" office:value-type="float" office:value="59.4953878496161" calcext:value-type="float">
            <text:p><text:s text:c="3"/>59,5 </text:p>
          </table:table-cell>
          <table:table-cell table:style-name="ce9" office:value-type="float" office:value="66.2976992247316" calcext:value-type="float">
            <text:p><text:s text:c="3"/>66,3 </text:p>
          </table:table-cell>
          <table:table-cell table:style-name="ce9" office:value-type="float" office:value="67.9722381554387" calcext:value-type="float">
            <text:p><text:s text:c="3"/>68,0 </text:p>
          </table:table-cell>
          <table:table-cell table:style-name="ce9" office:value-type="float" office:value="64.6191567510339" calcext:value-type="float">
            <text:p><text:s text:c="3"/>64,6 </text:p>
          </table:table-cell>
          <table:table-cell table:style-name="ce9" office:value-type="float" office:value="71.3253195598436" calcext:value-type="float">
            <text:p><text:s text:c="3"/>71,3 </text:p>
          </table:table-cell>
          <table:table-cell table:style-name="ce9" office:value-type="float" office:value="67.4278102704745" calcext:value-type="float">
            <text:p><text:s text:c="3"/>67,4 </text:p>
          </table:table-cell>
          <table:table-cell table:style-name="ce9" office:value-type="float" office:value="60.4927417365366" calcext:value-type="float">
            <text:p><text:s text:c="3"/>60,5 </text:p>
          </table:table-cell>
          <table:table-cell table:style-name="ce9" office:value-type="float" office:value="74.3628788044124" calcext:value-type="float">
            <text:p><text:s text:c="3"/>74,4 </text:p>
          </table:table-cell>
          <table:table-cell table:style-name="ce9" office:value-type="float" office:value="58.6674322306116" calcext:value-type="float">
            <text:p><text:s text:c="3"/>58,7 </text:p>
          </table:table-cell>
          <table:table-cell table:style-name="ce9" office:value-type="float" office:value="55.4644973248469" calcext:value-type="float">
            <text:p><text:s text:c="3"/>55,5 </text:p>
          </table:table-cell>
          <table:table-cell table:style-name="ce9" office:value-type="float" office:value="61.8703671363762" calcext:value-type="float">
            <text:p><text:s text:c="3"/>61,9 </text:p>
          </table:table-cell>
          <table:table-cell table:style-name="ce9" office:value-type="float" office:value="54.2873658730205" calcext:value-type="float">
            <text:p><text:s text:c="3"/>54,3 </text:p>
          </table:table-cell>
          <table:table-cell table:style-name="ce9" office:value-type="float" office:value="50.7028685475997" calcext:value-type="float">
            <text:p><text:s text:c="3"/>50,7 </text:p>
          </table:table-cell>
          <table:table-cell table:style-name="ce9" office:value-type="float" office:value="57.8718631984414" calcext:value-type="float">
            <text:p><text:s text:c="3"/>57,9 </text:p>
          </table:table-cell>
          <table:table-cell table:style-name="ce9" office:value-type="float" office:value="58.8431824279738" calcext:value-type="float">
            <text:p><text:s text:c="3"/>58,8 </text:p>
          </table:table-cell>
          <table:table-cell table:style-name="ce9" office:value-type="float" office:value="49.1448295295761" calcext:value-type="float">
            <text:p><text:s text:c="3"/>49,1 </text:p>
          </table:table-cell>
          <table:table-cell table:style-name="ce9" office:value-type="float" office:value="68.5415353263714" calcext:value-type="float">
            <text:p><text:s text:c="3"/>68,5 </text:p>
          </table:table-cell>
          <table:table-cell table:style-name="ce9" office:value-type="float" office:value="60.4266493687631" calcext:value-type="float">
            <text:p><text:s text:c="3"/>60,4 </text:p>
          </table:table-cell>
          <table:table-cell table:style-name="ce9" office:value-type="float" office:value="57.5281332368815" calcext:value-type="float">
            <text:p><text:s text:c="3"/>57,5 </text:p>
          </table:table-cell>
          <table:table-cell table:style-name="ce9" office:value-type="float" office:value="63.3251655006446" calcext:value-type="float">
            <text:p><text:s text:c="3"/>63,3 </text:p>
          </table:table-cell>
          <table:table-cell table:style-name="ce9" office:value-type="float" office:value="60.7203435944667" calcext:value-type="float">
            <text:p><text:s text:c="3"/>60,7 </text:p>
          </table:table-cell>
          <table:table-cell table:style-name="ce9" office:value-type="float" office:value="58.1004806452419" calcext:value-type="float">
            <text:p><text:s text:c="3"/>58,1 </text:p>
          </table:table-cell>
          <table:table-cell table:style-name="ce9" office:value-type="float" office:value="63.3402065436914" calcext:value-type="float">
            <text:p><text:s text:c="3"/>63,3 </text:p>
          </table:table-cell>
          <table:table-cell table:style-name="ce9" office:value-type="float" office:value="61.5861002710129" calcext:value-type="float">
            <text:p><text:s text:c="3"/>61,6 </text:p>
          </table:table-cell>
          <table:table-cell table:style-name="ce9" office:value-type="float" office:value="55.3417426519171" calcext:value-type="float">
            <text:p><text:s text:c="3"/>55,3 </text:p>
          </table:table-cell>
          <table:table-cell table:style-name="ce9" office:value-type="float" office:value="67.8304578901088" calcext:value-type="float">
            <text:p><text:s text:c="3"/>67,8 </text:p>
          </table:table-cell>
          <table:table-cell table:style-name="ce9" office:value-type="float" office:value="62.5940824025682" calcext:value-type="float">
            <text:p><text:s text:c="3"/>62,6 </text:p>
          </table:table-cell>
          <table:table-cell table:style-name="ce9" office:value-type="float" office:value="55.9755270430986" calcext:value-type="float">
            <text:p><text:s text:c="3"/>56,0 </text:p>
          </table:table-cell>
          <table:table-cell table:style-name="ce9" office:value-type="float" office:value="69.2126377620377" calcext:value-type="float">
            <text:p><text:s text:c="3"/>69,2 </text:p>
          </table:table-cell>
          <table:table-cell table:style-name="ce9" office:value-type="float" office:value="62.7297867466529" calcext:value-type="float">
            <text:p><text:s text:c="3"/>62,7 </text:p>
          </table:table-cell>
          <table:table-cell table:style-name="ce9" office:value-type="float" office:value="56.1234867595297" calcext:value-type="float">
            <text:p><text:s text:c="3"/>56,1 </text:p>
          </table:table-cell>
          <table:table-cell table:style-name="ce9" office:value-type="float" office:value="69.336086733776" calcext:value-type="float">
            <text:p><text:s text:c="3"/>69,3 </text:p>
          </table:table-cell>
          <table:table-cell table:style-name="ce9" office:value-type="float" office:value="72.4918788663687" calcext:value-type="float">
            <text:p><text:s text:c="3"/>72,5 </text:p>
          </table:table-cell>
          <table:table-cell table:style-name="ce9" office:value-type="float" office:value="66.8699335925037" calcext:value-type="float">
            <text:p><text:s text:c="3"/>66,9 </text:p>
          </table:table-cell>
          <table:table-cell table:style-name="ce9" office:value-type="float" office:value="78.1138241402337" calcext:value-type="float">
            <text:p><text:s text:c="3"/>78,1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64.1349215089492" calcext:value-type="float">
            <text:p><text:s text:c="3"/>64,1 </text:p>
          </table:table-cell>
          <table:table-cell table:style-name="ce9" office:value-type="float" office:value="61.4839319797426" calcext:value-type="float">
            <text:p><text:s text:c="3"/>61,5 </text:p>
          </table:table-cell>
          <table:table-cell table:style-name="ce9" office:value-type="float" office:value="66.7859110381558" calcext:value-type="float">
            <text:p><text:s text:c="3"/>66,8 </text:p>
          </table:table-cell>
          <table:table-cell table:style-name="ce9" office:value-type="float" office:value="64.9427901324776" calcext:value-type="float">
            <text:p><text:s text:c="3"/>64,9 </text:p>
          </table:table-cell>
          <table:table-cell table:style-name="ce9" office:value-type="float" office:value="62.3106676940725" calcext:value-type="float">
            <text:p><text:s text:c="3"/>62,3 </text:p>
          </table:table-cell>
          <table:table-cell table:style-name="ce9" office:value-type="float" office:value="67.5749125708827" calcext:value-type="float">
            <text:p><text:s text:c="3"/>67,6 </text:p>
          </table:table-cell>
          <table:table-cell table:style-name="ce9" office:value-type="float" office:value="62.1325269840206" calcext:value-type="float">
            <text:p><text:s text:c="3"/>62,1 </text:p>
          </table:table-cell>
          <table:table-cell table:style-name="ce9" office:value-type="float" office:value="55.5337867607503" calcext:value-type="float">
            <text:p><text:s text:c="3"/>55,5 </text:p>
          </table:table-cell>
          <table:table-cell table:style-name="ce9" office:value-type="float" office:value="68.7312672072908" calcext:value-type="float">
            <text:p><text:s text:c="3"/>68,7 </text:p>
          </table:table-cell>
          <table:table-cell table:style-name="ce9" office:value-type="float" office:value="69.473211040455" calcext:value-type="float">
            <text:p><text:s text:c="3"/>69,5 </text:p>
          </table:table-cell>
          <table:table-cell table:style-name="ce9" office:value-type="float" office:value="66.021493604653" calcext:value-type="float">
            <text:p><text:s text:c="3"/>66,0 </text:p>
          </table:table-cell>
          <table:table-cell table:style-name="ce9" office:value-type="float" office:value="72.924928476257" calcext:value-type="float">
            <text:p><text:s text:c="3"/>72,9 </text:p>
          </table:table-cell>
          <table:table-cell table:style-name="ce9" office:value-type="float" office:value="66.7989243191439" calcext:value-type="float">
            <text:p><text:s text:c="3"/>66,8 </text:p>
          </table:table-cell>
          <table:table-cell table:style-name="ce9" office:value-type="float" office:value="62.3442872371958" calcext:value-type="float">
            <text:p><text:s text:c="3"/>62,3 </text:p>
          </table:table-cell>
          <table:table-cell table:style-name="ce9" office:value-type="float" office:value="71.253561401092" calcext:value-type="float">
            <text:p><text:s text:c="3"/>71,3 </text:p>
          </table:table-cell>
          <table:table-cell table:style-name="ce9" office:value-type="float" office:value="66.2746994332734" calcext:value-type="float">
            <text:p><text:s text:c="3"/>66,3 </text:p>
          </table:table-cell>
          <table:table-cell table:style-name="ce9" office:value-type="float" office:value="58.9635040836289" calcext:value-type="float">
            <text:p><text:s text:c="3"/>59,0 </text:p>
          </table:table-cell>
          <table:table-cell table:style-name="ce9" office:value-type="float" office:value="73.585894782918" calcext:value-type="float">
            <text:p><text:s text:c="3"/>73,6 </text:p>
          </table:table-cell>
          <table:table-cell table:style-name="ce9" office:value-type="float" office:value="59.3914731977426" calcext:value-type="float">
            <text:p><text:s text:c="3"/>59,4 </text:p>
          </table:table-cell>
          <table:table-cell table:style-name="ce9" office:value-type="float" office:value="55.5550796879093" calcext:value-type="float">
            <text:p><text:s text:c="3"/>55,6 </text:p>
          </table:table-cell>
          <table:table-cell table:style-name="ce9" office:value-type="float" office:value="63.2278667075758" calcext:value-type="float">
            <text:p><text:s text:c="3"/>63,2 </text:p>
          </table:table-cell>
          <table:table-cell table:style-name="ce9" office:value-type="float" office:value="63.3196938259644" calcext:value-type="float">
            <text:p><text:s text:c="3"/>63,3 </text:p>
          </table:table-cell>
          <table:table-cell table:style-name="ce9" office:value-type="float" office:value="59.4363318813813" calcext:value-type="float">
            <text:p><text:s text:c="3"/>59,4 </text:p>
          </table:table-cell>
          <table:table-cell table:style-name="ce9" office:value-type="float" office:value="67.2030557705476" calcext:value-type="float">
            <text:p><text:s text:c="3"/>67,2 </text:p>
          </table:table-cell>
          <table:table-cell table:style-name="ce9" office:value-type="float" office:value="58.5701112910691" calcext:value-type="float">
            <text:p><text:s text:c="3"/>58,6 </text:p>
          </table:table-cell>
          <table:table-cell table:style-name="ce9" office:value-type="float" office:value="51.0332965817191" calcext:value-type="float">
            <text:p><text:s text:c="3"/>51,0 </text:p>
          </table:table-cell>
          <table:table-cell table:style-name="ce9" office:value-type="float" office:value="66.1069260004191" calcext:value-type="float">
            <text:p><text:s text:c="3"/>66,1 </text:p>
          </table:table-cell>
          <table:table-cell table:style-name="ce9" office:value-type="float" office:value="64.0493372729624" calcext:value-type="float">
            <text:p><text:s text:c="3"/>64,0 </text:p>
          </table:table-cell>
          <table:table-cell table:style-name="ce9" office:value-type="float" office:value="61.1408531730185" calcext:value-type="float">
            <text:p><text:s text:c="3"/>61,1 </text:p>
          </table:table-cell>
          <table:table-cell table:style-name="ce9" office:value-type="float" office:value="66.9578213729064" calcext:value-type="float">
            <text:p><text:s text:c="3"/>67,0 </text:p>
          </table:table-cell>
          <table:table-cell table:style-name="ce9" office:value-type="float" office:value="63.6153117324463" calcext:value-type="float">
            <text:p><text:s text:c="3"/>63,6 </text:p>
          </table:table-cell>
          <table:table-cell table:style-name="ce9" office:value-type="float" office:value="60.8840062510339" calcext:value-type="float">
            <text:p><text:s text:c="3"/>60,9 </text:p>
          </table:table-cell>
          <table:table-cell table:style-name="ce9" office:value-type="float" office:value="66.3466172138586" calcext:value-type="float">
            <text:p><text:s text:c="3"/>66,3 </text:p>
          </table:table-cell>
          <table:table-cell table:style-name="ce9" office:value-type="float" office:value="61.2415785426958" calcext:value-type="float">
            <text:p><text:s text:c="3"/>61,2 </text:p>
          </table:table-cell>
          <table:table-cell table:style-name="ce9" office:value-type="float" office:value="53.2295966944478" calcext:value-type="float">
            <text:p><text:s text:c="3"/>53,2 </text:p>
          </table:table-cell>
          <table:table-cell table:style-name="ce9" office:value-type="float" office:value="69.2535603909438" calcext:value-type="float">
            <text:p><text:s text:c="3"/>69,3 </text:p>
          </table:table-cell>
          <table:table-cell table:style-name="ce9" office:value-type="float" office:value="64.7422913192433" calcext:value-type="float">
            <text:p><text:s text:c="3"/>64,7 </text:p>
          </table:table-cell>
          <table:table-cell table:style-name="ce9" office:value-type="float" office:value="58.9000250393586" calcext:value-type="float">
            <text:p><text:s text:c="3"/>58,9 </text:p>
          </table:table-cell>
          <table:table-cell table:style-name="ce9" office:value-type="float" office:value="70.584557599128" calcext:value-type="float">
            <text:p><text:s text:c="3"/>70,6 </text:p>
          </table:table-cell>
          <table:table-cell table:style-name="ce9" office:value-type="float" office:value="70.0186867881743" calcext:value-type="float">
            <text:p><text:s text:c="3"/>70,0 </text:p>
          </table:table-cell>
          <table:table-cell table:style-name="ce9" office:value-type="float" office:value="62.4378399544153" calcext:value-type="float">
            <text:p><text:s text:c="3"/>62,4 </text:p>
          </table:table-cell>
          <table:table-cell table:style-name="ce9" office:value-type="float" office:value="77.5995336219333" calcext:value-type="float">
            <text:p><text:s text:c="3"/>77,6 </text:p>
          </table:table-cell>
          <table:table-cell table:style-name="ce9" office:value-type="float" office:value="65.912443576576" calcext:value-type="float">
            <text:p><text:s text:c="3"/>65,9 </text:p>
          </table:table-cell>
          <table:table-cell table:style-name="ce9" office:value-type="float" office:value="60.9629208328687" calcext:value-type="float">
            <text:p><text:s text:c="3"/>61,0 </text:p>
          </table:table-cell>
          <table:table-cell table:style-name="ce9" office:value-type="float" office:value="70.8619663202833" calcext:value-type="float">
            <text:p><text:s text:c="3"/>70,9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67.9723199956394" calcext:value-type="float">
            <text:p><text:s text:c="3"/>68,0 </text:p>
          </table:table-cell>
          <table:table-cell table:style-name="ce9" office:value-type="float" office:value="65.849642112564" calcext:value-type="float">
            <text:p><text:s text:c="3"/>65,8 </text:p>
          </table:table-cell>
          <table:table-cell table:style-name="ce9" office:value-type="float" office:value="70.0949978787148" calcext:value-type="float">
            <text:p><text:s text:c="3"/>70,1 </text:p>
          </table:table-cell>
          <table:table-cell table:style-name="ce9" office:value-type="float" office:value="64.600318397661" calcext:value-type="float">
            <text:p><text:s text:c="3"/>64,6 </text:p>
          </table:table-cell>
          <table:table-cell table:style-name="ce9" office:value-type="float" office:value="61.5938954117475" calcext:value-type="float">
            <text:p><text:s text:c="3"/>61,6 </text:p>
          </table:table-cell>
          <table:table-cell table:style-name="ce9" office:value-type="float" office:value="67.6067413835746" calcext:value-type="float">
            <text:p><text:s text:c="3"/>67,6 </text:p>
          </table:table-cell>
          <table:table-cell table:style-name="ce9" office:value-type="float" office:value="70.5267967630478" calcext:value-type="float">
            <text:p><text:s text:c="3"/>70,5 </text:p>
          </table:table-cell>
          <table:table-cell table:style-name="ce9" office:value-type="float" office:value="67.4254758595019" calcext:value-type="float">
            <text:p><text:s text:c="3"/>67,4 </text:p>
          </table:table-cell>
          <table:table-cell table:style-name="ce9" office:value-type="float" office:value="73.6281176665937" calcext:value-type="float">
            <text:p><text:s text:c="3"/>73,6 </text:p>
          </table:table-cell>
          <table:table-cell table:style-name="ce9" office:value-type="float" office:value="69.2875954651948" calcext:value-type="float">
            <text:p><text:s text:c="3"/>69,3 </text:p>
          </table:table-cell>
          <table:table-cell table:style-name="ce9" office:value-type="float" office:value="66.5185175039835" calcext:value-type="float">
            <text:p><text:s text:c="3"/>66,5 </text:p>
          </table:table-cell>
          <table:table-cell table:style-name="ce9" office:value-type="float" office:value="72.0566734264061" calcext:value-type="float">
            <text:p><text:s text:c="3"/>72,1 </text:p>
          </table:table-cell>
          <table:table-cell table:style-name="ce9" office:value-type="float" office:value="70.7135718641886" calcext:value-type="float">
            <text:p><text:s text:c="3"/>70,7 </text:p>
          </table:table-cell>
          <table:table-cell table:style-name="ce9" office:value-type="float" office:value="68.1530910236144" calcext:value-type="float">
            <text:p><text:s text:c="3"/>68,2 </text:p>
          </table:table-cell>
          <table:table-cell table:style-name="ce9" office:value-type="float" office:value="73.2740527047628" calcext:value-type="float">
            <text:p><text:s text:c="3"/>73,3 </text:p>
          </table:table-cell>
          <table:table-cell table:style-name="ce9" office:value-type="float" office:value="74.4652534602556" calcext:value-type="float">
            <text:p><text:s text:c="3"/>74,5 </text:p>
          </table:table-cell>
          <table:table-cell table:style-name="ce9" office:value-type="float" office:value="70.8593394909003" calcext:value-type="float">
            <text:p><text:s text:c="3"/>70,9 </text:p>
          </table:table-cell>
          <table:table-cell table:style-name="ce9" office:value-type="float" office:value="78.0711674296108" calcext:value-type="float">
            <text:p><text:s text:c="3"/>78,1 </text:p>
          </table:table-cell>
          <table:table-cell table:style-name="ce9" office:value-type="float" office:value="66.7922327486185" calcext:value-type="float">
            <text:p><text:s text:c="3"/>66,8 </text:p>
          </table:table-cell>
          <table:table-cell table:style-name="ce9" office:value-type="float" office:value="63.9535232990484" calcext:value-type="float">
            <text:p><text:s text:c="3"/>64,0 </text:p>
          </table:table-cell>
          <table:table-cell table:style-name="ce9" office:value-type="float" office:value="69.6309421981885" calcext:value-type="float">
            <text:p><text:s text:c="3"/>69,6 </text:p>
          </table:table-cell>
          <table:table-cell table:style-name="ce9" office:value-type="float" office:value="58.552341713178" calcext:value-type="float">
            <text:p><text:s text:c="3"/>58,6 </text:p>
          </table:table-cell>
          <table:table-cell table:style-name="ce9" office:value-type="float" office:value="53.972253978009" calcext:value-type="float">
            <text:p><text:s text:c="3"/>54,0 </text:p>
          </table:table-cell>
          <table:table-cell table:style-name="ce9" office:value-type="float" office:value="63.1324294483471" calcext:value-type="float">
            <text:p><text:s text:c="3"/>63,1 </text:p>
          </table:table-cell>
          <table:table-cell table:style-name="ce9" office:value-type="float" office:value="66.5139226256482" calcext:value-type="float">
            <text:p><text:s text:c="3"/>66,5 </text:p>
          </table:table-cell>
          <table:table-cell table:style-name="ce9" office:value-type="float" office:value="61.5753045057621" calcext:value-type="float">
            <text:p><text:s text:c="3"/>61,6 </text:p>
          </table:table-cell>
          <table:table-cell table:style-name="ce9" office:value-type="float" office:value="71.4525407455344" calcext:value-type="float">
            <text:p><text:s text:c="3"/>71,5 </text:p>
          </table:table-cell>
          <table:table-cell table:style-name="ce9" office:value-type="float" office:value="67.8090657941598" calcext:value-type="float">
            <text:p><text:s text:c="3"/>67,8 </text:p>
          </table:table-cell>
          <table:table-cell table:style-name="ce9" office:value-type="float" office:value="65.2277383785075" calcext:value-type="float">
            <text:p><text:s text:c="3"/>65,2 </text:p>
          </table:table-cell>
          <table:table-cell table:style-name="ce9" office:value-type="float" office:value="70.390393209812" calcext:value-type="float">
            <text:p><text:s text:c="3"/>70,4 </text:p>
          </table:table-cell>
          <table:table-cell table:style-name="ce9" office:value-type="float" office:value="65.6160001165061" calcext:value-type="float">
            <text:p><text:s text:c="3"/>65,6 </text:p>
          </table:table-cell>
          <table:table-cell table:style-name="ce9" office:value-type="float" office:value="62.7559271979569" calcext:value-type="float">
            <text:p><text:s text:c="3"/>62,8 </text:p>
          </table:table-cell>
          <table:table-cell table:style-name="ce9" office:value-type="float" office:value="68.4760730350552" calcext:value-type="float">
            <text:p><text:s text:c="3"/>68,5 </text:p>
          </table:table-cell>
          <table:table-cell table:style-name="ce9" office:value-type="float" office:value="73.0469096811874" calcext:value-type="float">
            <text:p><text:s text:c="3"/>73,0 </text:p>
          </table:table-cell>
          <table:table-cell table:style-name="ce9" office:value-type="float" office:value="69.5483854908875" calcext:value-type="float">
            <text:p><text:s text:c="3"/>69,5 </text:p>
          </table:table-cell>
          <table:table-cell table:style-name="ce9" office:value-type="float" office:value="76.5454338714873" calcext:value-type="float">
            <text:p><text:s text:c="3"/>76,5 </text:p>
          </table:table-cell>
          <table:table-cell table:style-name="ce9" office:value-type="float" office:value="68.4698337233893" calcext:value-type="float">
            <text:p><text:s text:c="3"/>68,5 </text:p>
          </table:table-cell>
          <table:table-cell table:style-name="ce9" office:value-type="float" office:value="65.0656773725967" calcext:value-type="float">
            <text:p><text:s text:c="3"/>65,1 </text:p>
          </table:table-cell>
          <table:table-cell table:style-name="ce9" office:value-type="float" office:value="71.8739900741818" calcext:value-type="float">
            <text:p><text:s text:c="3"/>71,9 </text:p>
          </table:table-cell>
          <table:table-cell table:style-name="ce9" office:value-type="float" office:value="62.1152359156474" calcext:value-type="float">
            <text:p><text:s text:c="3"/>62,1 </text:p>
          </table:table-cell>
          <table:table-cell table:style-name="ce9" office:value-type="float" office:value="54.5724745657843" calcext:value-type="float">
            <text:p><text:s text:c="3"/>54,6 </text:p>
          </table:table-cell>
          <table:table-cell table:style-name="ce9" office:value-type="float" office:value="69.6579972655106" calcext:value-type="float">
            <text:p><text:s text:c="3"/>69,7 </text:p>
          </table:table-cell>
          <table:table-cell table:style-name="ce9" office:value-type="float" office:value="64.3337508338769" calcext:value-type="float">
            <text:p><text:s text:c="3"/>64,3 </text:p>
          </table:table-cell>
          <table:table-cell table:style-name="ce9" office:value-type="float" office:value="58.2364073693722" calcext:value-type="float">
            <text:p><text:s text:c="3"/>58,2 </text:p>
          </table:table-cell>
          <table:table-cell table:style-name="ce9" office:value-type="float" office:value="70.4310942983816" calcext:value-type="float">
            <text:p><text:s text:c="3"/>70,4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66.2861103950531" calcext:value-type="float">
            <text:p><text:s text:c="3"/>66,3 </text:p>
          </table:table-cell>
          <table:table-cell table:style-name="ce9" office:value-type="float" office:value="64.1077510558509" calcext:value-type="float">
            <text:p><text:s text:c="3"/>64,1 </text:p>
          </table:table-cell>
          <table:table-cell table:style-name="ce9" office:value-type="float" office:value="68.4644697342553" calcext:value-type="float">
            <text:p><text:s text:c="3"/>68,5 </text:p>
          </table:table-cell>
          <table:table-cell table:style-name="ce9" office:value-type="float" office:value="65.2816278616941" calcext:value-type="float">
            <text:p><text:s text:c="3"/>65,3 </text:p>
          </table:table-cell>
          <table:table-cell table:style-name="ce9" office:value-type="float" office:value="62.8823834086343" calcext:value-type="float">
            <text:p><text:s text:c="3"/>62,9 </text:p>
          </table:table-cell>
          <table:table-cell table:style-name="ce9" office:value-type="float" office:value="67.6808723147538" calcext:value-type="float">
            <text:p><text:s text:c="3"/>67,7 </text:p>
          </table:table-cell>
          <table:table-cell table:style-name="ce9" office:value-type="float" office:value="63.4924072235701" calcext:value-type="float">
            <text:p><text:s text:c="3"/>63,5 </text:p>
          </table:table-cell>
          <table:table-cell table:style-name="ce9" office:value-type="float" office:value="58.7333992082338" calcext:value-type="float">
            <text:p><text:s text:c="3"/>58,7 </text:p>
          </table:table-cell>
          <table:table-cell table:style-name="ce9" office:value-type="float" office:value="68.2514152389063" calcext:value-type="float">
            <text:p><text:s text:c="3"/>68,3 </text:p>
          </table:table-cell>
          <table:table-cell table:style-name="ce9" office:value-type="float" office:value="69.2292315044095" calcext:value-type="float">
            <text:p><text:s text:c="3"/>69,2 </text:p>
          </table:table-cell>
          <table:table-cell table:style-name="ce9" office:value-type="float" office:value="66.5150616565744" calcext:value-type="float">
            <text:p><text:s text:c="3"/>66,5 </text:p>
          </table:table-cell>
          <table:table-cell table:style-name="ce9" office:value-type="float" office:value="71.9434013522446" calcext:value-type="float">
            <text:p><text:s text:c="3"/>71,9 </text:p>
          </table:table-cell>
          <table:table-cell table:style-name="ce9" office:value-type="float" office:value="69.8232163858932" calcext:value-type="float">
            <text:p><text:s text:c="3"/>69,8 </text:p>
          </table:table-cell>
          <table:table-cell table:style-name="ce9" office:value-type="float" office:value="66.6272265511852" calcext:value-type="float">
            <text:p><text:s text:c="3"/>66,6 </text:p>
          </table:table-cell>
          <table:table-cell table:style-name="ce9" office:value-type="float" office:value="73.0192062206012" calcext:value-type="float">
            <text:p><text:s text:c="3"/>73,0 </text:p>
          </table:table-cell>
          <table:table-cell table:style-name="ce9" office:value-type="float" office:value="67.0062113339668" calcext:value-type="float">
            <text:p><text:s text:c="3"/>67,0 </text:p>
          </table:table-cell>
          <table:table-cell table:style-name="ce9" office:value-type="float" office:value="60.6499704608471" calcext:value-type="float">
            <text:p><text:s text:c="3"/>60,6 </text:p>
          </table:table-cell>
          <table:table-cell table:style-name="ce9" office:value-type="float" office:value="73.3624522070865" calcext:value-type="float">
            <text:p><text:s text:c="3"/>73,4 </text:p>
          </table:table-cell>
          <table:table-cell table:style-name="ce9" office:value-type="float" office:value="63.6721019923816" calcext:value-type="float">
            <text:p><text:s text:c="3"/>63,7 </text:p>
          </table:table-cell>
          <table:table-cell table:style-name="ce9" office:value-type="float" office:value="60.78074629702" calcext:value-type="float">
            <text:p><text:s text:c="3"/>60,8 </text:p>
          </table:table-cell>
          <table:table-cell table:style-name="ce9" office:value-type="float" office:value="66.5634576877432" calcext:value-type="float">
            <text:p><text:s text:c="3"/>66,6 </text:p>
          </table:table-cell>
          <table:table-cell table:style-name="ce9" office:value-type="float" office:value="61.2374536249848" calcext:value-type="float">
            <text:p><text:s text:c="3"/>61,2 </text:p>
          </table:table-cell>
          <table:table-cell table:style-name="ce9" office:value-type="float" office:value="58.1953987641186" calcext:value-type="float">
            <text:p><text:s text:c="3"/>58,2 </text:p>
          </table:table-cell>
          <table:table-cell table:style-name="ce9" office:value-type="float" office:value="64.2795084858509" calcext:value-type="float">
            <text:p><text:s text:c="3"/>64,3 </text:p>
          </table:table-cell>
          <table:table-cell table:style-name="ce9" office:value-type="float" office:value="59.7306535756658" calcext:value-type="float">
            <text:p><text:s text:c="3"/>59,7 </text:p>
          </table:table-cell>
          <table:table-cell table:style-name="ce9" office:value-type="float" office:value="54.758266502176" calcext:value-type="float">
            <text:p><text:s text:c="3"/>54,8 </text:p>
          </table:table-cell>
          <table:table-cell table:style-name="ce9" office:value-type="float" office:value="64.7030406491556" calcext:value-type="float">
            <text:p><text:s text:c="3"/>64,7 </text:p>
          </table:table-cell>
          <table:table-cell table:style-name="ce9" office:value-type="float" office:value="68.6261769354055" calcext:value-type="float">
            <text:p><text:s text:c="3"/>68,6 </text:p>
          </table:table-cell>
          <table:table-cell table:style-name="ce9" office:value-type="float" office:value="66.6707166561179" calcext:value-type="float">
            <text:p><text:s text:c="3"/>66,7 </text:p>
          </table:table-cell>
          <table:table-cell table:style-name="ce9" office:value-type="float" office:value="70.5816372146931" calcext:value-type="float">
            <text:p><text:s text:c="3"/>70,6 </text:p>
          </table:table-cell>
          <table:table-cell table:style-name="ce9" office:value-type="float" office:value="66.0867206369217" calcext:value-type="float">
            <text:p><text:s text:c="3"/>66,1 </text:p>
          </table:table-cell>
          <table:table-cell table:style-name="ce9" office:value-type="float" office:value="63.038196468419" calcext:value-type="float">
            <text:p><text:s text:c="3"/>63,0 </text:p>
          </table:table-cell>
          <table:table-cell table:style-name="ce9" office:value-type="float" office:value="69.1352448054244" calcext:value-type="float">
            <text:p><text:s text:c="3"/>69,1 </text:p>
          </table:table-cell>
          <table:table-cell table:style-name="ce9" office:value-type="float" office:value="65.7613318874322" calcext:value-type="float">
            <text:p><text:s text:c="3"/>65,8 </text:p>
          </table:table-cell>
          <table:table-cell table:style-name="ce9" office:value-type="float" office:value="61.6322396712563" calcext:value-type="float">
            <text:p><text:s text:c="3"/>61,6 </text:p>
          </table:table-cell>
          <table:table-cell table:style-name="ce9" office:value-type="float" office:value="69.8904241036082" calcext:value-type="float">
            <text:p><text:s text:c="3"/>69,9 </text:p>
          </table:table-cell>
          <table:table-cell table:style-name="ce9" office:value-type="float" office:value="60.8992895779345" calcext:value-type="float">
            <text:p><text:s text:c="3"/>60,9 </text:p>
          </table:table-cell>
          <table:table-cell table:style-name="ce9" office:value-type="float" office:value="56.0548317156634" calcext:value-type="float">
            <text:p><text:s text:c="3"/>56,1 </text:p>
          </table:table-cell>
          <table:table-cell table:style-name="ce9" office:value-type="float" office:value="65.7437474402056" calcext:value-type="float">
            <text:p><text:s text:c="3"/>65,7 </text:p>
          </table:table-cell>
          <table:table-cell table:style-name="ce9" office:value-type="float" office:value="63.648039144149" calcext:value-type="float">
            <text:p><text:s text:c="3"/>63,6 </text:p>
          </table:table-cell>
          <table:table-cell table:style-name="ce9" office:value-type="float" office:value="59.9851660994817" calcext:value-type="float">
            <text:p><text:s text:c="3"/>60,0 </text:p>
          </table:table-cell>
          <table:table-cell table:style-name="ce9" office:value-type="float" office:value="67.3109121888162" calcext:value-type="float">
            <text:p><text:s text:c="3"/>67,3 </text:p>
          </table:table-cell>
          <table:table-cell table:style-name="ce9" office:value-type="float" office:value="59.4313577622203" calcext:value-type="float">
            <text:p><text:s text:c="3"/>59,4 </text:p>
          </table:table-cell>
          <table:table-cell table:style-name="ce9" office:value-type="float" office:value="48.4374603279205" calcext:value-type="float">
            <text:p><text:s text:c="3"/>48,4 </text:p>
          </table:table-cell>
          <table:table-cell table:style-name="ce9" office:value-type="float" office:value="70.42525519652" calcext:value-type="float">
            <text:p><text:s text:c="3"/>70,4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64.59164399435" calcext:value-type="float">
            <text:p><text:s text:c="3"/>64,6 </text:p>
          </table:table-cell>
          <table:table-cell table:style-name="ce9" office:value-type="float" office:value="61.8917267372515" calcext:value-type="float">
            <text:p><text:s text:c="3"/>61,9 </text:p>
          </table:table-cell>
          <table:table-cell table:style-name="ce9" office:value-type="float" office:value="67.2915612514485" calcext:value-type="float">
            <text:p><text:s text:c="3"/>67,3 </text:p>
          </table:table-cell>
          <table:table-cell table:style-name="ce9" office:value-type="float" office:value="62.8791609326153" calcext:value-type="float">
            <text:p><text:s text:c="3"/>62,9 </text:p>
          </table:table-cell>
          <table:table-cell table:style-name="ce9" office:value-type="float" office:value="60.254838686591" calcext:value-type="float">
            <text:p><text:s text:c="3"/>60,3 </text:p>
          </table:table-cell>
          <table:table-cell table:style-name="ce9" office:value-type="float" office:value="65.5034831786395" calcext:value-type="float">
            <text:p><text:s text:c="3"/>65,5 </text:p>
          </table:table-cell>
          <table:table-cell table:style-name="ce9" office:value-type="float" office:value="56.4008160255048" calcext:value-type="float">
            <text:p><text:s text:c="3"/>56,4 </text:p>
          </table:table-cell>
          <table:table-cell table:style-name="ce9" office:value-type="float" office:value="50.5478244464727" calcext:value-type="float">
            <text:p><text:s text:c="3"/>50,5 </text:p>
          </table:table-cell>
          <table:table-cell table:style-name="ce9" office:value-type="float" office:value="62.2538076045369" calcext:value-type="float">
            <text:p><text:s text:c="3"/>62,3 </text:p>
          </table:table-cell>
          <table:table-cell table:style-name="ce9" office:value-type="float" office:value="65.701356699723" calcext:value-type="float">
            <text:p><text:s text:c="3"/>65,7 </text:p>
          </table:table-cell>
          <table:table-cell table:style-name="ce9" office:value-type="float" office:value="61.9853302593569" calcext:value-type="float">
            <text:p><text:s text:c="3"/>62,0 </text:p>
          </table:table-cell>
          <table:table-cell table:style-name="ce9" office:value-type="float" office:value="69.4173831400891" calcext:value-type="float">
            <text:p><text:s text:c="3"/>69,4 </text:p>
          </table:table-cell>
          <table:table-cell table:style-name="ce9" office:value-type="float" office:value="66.6366041130203" calcext:value-type="float">
            <text:p><text:s text:c="3"/>66,6 </text:p>
          </table:table-cell>
          <table:table-cell table:style-name="ce9" office:value-type="float" office:value="63.0801870471141" calcext:value-type="float">
            <text:p><text:s text:c="3"/>63,1 </text:p>
          </table:table-cell>
          <table:table-cell table:style-name="ce9" office:value-type="float" office:value="70.1930211789266" calcext:value-type="float">
            <text:p><text:s text:c="3"/>70,2 </text:p>
          </table:table-cell>
          <table:table-cell table:style-name="ce9" office:value-type="float" office:value="63.2004506577023" calcext:value-type="float">
            <text:p><text:s text:c="3"/>63,2 </text:p>
          </table:table-cell>
          <table:table-cell table:style-name="ce9" office:value-type="float" office:value="58.6360274516423" calcext:value-type="float">
            <text:p><text:s text:c="3"/>58,6 </text:p>
          </table:table-cell>
          <table:table-cell table:style-name="ce9" office:value-type="float" office:value="67.7648738637623" calcext:value-type="float">
            <text:p><text:s text:c="3"/>67,8 </text:p>
          </table:table-cell>
          <table:table-cell table:style-name="ce9" office:value-type="float" office:value="63.5560010747933" calcext:value-type="float">
            <text:p><text:s text:c="3"/>63,6 </text:p>
          </table:table-cell>
          <table:table-cell table:style-name="ce9" office:value-type="float" office:value="60.2266676921563" calcext:value-type="float">
            <text:p><text:s text:c="3"/>60,2 </text:p>
          </table:table-cell>
          <table:table-cell table:style-name="ce9" office:value-type="float" office:value="66.8853344574302" calcext:value-type="float">
            <text:p><text:s text:c="3"/>66,9 </text:p>
          </table:table-cell>
          <table:table-cell table:style-name="ce9" office:value-type="float" office:value="59.2834234222237" calcext:value-type="float">
            <text:p><text:s text:c="3"/>59,3 </text:p>
          </table:table-cell>
          <table:table-cell table:style-name="ce9" office:value-type="float" office:value="55.8531581992117" calcext:value-type="float">
            <text:p><text:s text:c="3"/>55,9 </text:p>
          </table:table-cell>
          <table:table-cell table:style-name="ce9" office:value-type="float" office:value="62.7136886452356" calcext:value-type="float">
            <text:p><text:s text:c="3"/>62,7 </text:p>
          </table:table-cell>
          <table:table-cell table:style-name="ce9" office:value-type="float" office:value="49.5844433638569" calcext:value-type="float">
            <text:p><text:s text:c="3"/>49,6 </text:p>
          </table:table-cell>
          <table:table-cell table:style-name="ce9" office:value-type="float" office:value="41.6775879874005" calcext:value-type="float">
            <text:p><text:s text:c="3"/>41,7 </text:p>
          </table:table-cell>
          <table:table-cell table:style-name="ce9" office:value-type="float" office:value="57.4912987403133" calcext:value-type="float">
            <text:p><text:s text:c="3"/>57,5 </text:p>
          </table:table-cell>
          <table:table-cell table:style-name="ce9" office:value-type="float" office:value="64.3636665333411" calcext:value-type="float">
            <text:p><text:s text:c="3"/>64,4 </text:p>
          </table:table-cell>
          <table:table-cell table:style-name="ce9" office:value-type="float" office:value="61.2631372271234" calcext:value-type="float">
            <text:p><text:s text:c="3"/>61,3 </text:p>
          </table:table-cell>
          <table:table-cell table:style-name="ce9" office:value-type="float" office:value="67.4641958395589" calcext:value-type="float">
            <text:p><text:s text:c="3"/>67,5 </text:p>
          </table:table-cell>
          <table:table-cell table:style-name="ce9" office:value-type="float" office:value="63.6285247227707" calcext:value-type="float">
            <text:p><text:s text:c="3"/>63,6 </text:p>
          </table:table-cell>
          <table:table-cell table:style-name="ce9" office:value-type="float" office:value="60.7014866537973" calcext:value-type="float">
            <text:p><text:s text:c="3"/>60,7 </text:p>
          </table:table-cell>
          <table:table-cell table:style-name="ce9" office:value-type="float" office:value="66.5555627917442" calcext:value-type="float">
            <text:p><text:s text:c="3"/>66,6 </text:p>
          </table:table-cell>
          <table:table-cell table:style-name="ce9" office:value-type="float" office:value="53.1605598749729" calcext:value-type="float">
            <text:p><text:s text:c="3"/>53,2 </text:p>
          </table:table-cell>
          <table:table-cell table:style-name="ce9" office:value-type="float" office:value="44.8304016336147" calcext:value-type="float">
            <text:p><text:s text:c="3"/>44,8 </text:p>
          </table:table-cell>
          <table:table-cell table:style-name="ce9" office:value-type="float" office:value="61.4907181163311" calcext:value-type="float">
            <text:p><text:s text:c="3"/>61,5 </text:p>
          </table:table-cell>
          <table:table-cell table:style-name="ce9" office:value-type="float" office:value="64.8906153850035" calcext:value-type="float">
            <text:p><text:s text:c="3"/>64,9 </text:p>
          </table:table-cell>
          <table:table-cell table:style-name="ce9" office:value-type="float" office:value="60.1711742405683" calcext:value-type="float">
            <text:p><text:s text:c="3"/>60,2 </text:p>
          </table:table-cell>
          <table:table-cell table:style-name="ce9" office:value-type="float" office:value="69.6100565294387" calcext:value-type="float">
            <text:p><text:s text:c="3"/>69,6 </text:p>
          </table:table-cell>
          <table:table-cell table:style-name="ce9" office:value-type="float" office:value="61.3499162475838" calcext:value-type="float">
            <text:p><text:s text:c="3"/>61,3 </text:p>
          </table:table-cell>
          <table:table-cell table:style-name="ce9" office:value-type="float" office:value="56.2852150823996" calcext:value-type="float">
            <text:p><text:s text:c="3"/>56,3 </text:p>
          </table:table-cell>
          <table:table-cell table:style-name="ce9" office:value-type="float" office:value="66.4146174127679" calcext:value-type="float">
            <text:p><text:s text:c="3"/>66,4 </text:p>
          </table:table-cell>
          <table:table-cell table:style-name="ce9" office:value-type="float" office:value="62.3210987799112" calcext:value-type="float">
            <text:p><text:s text:c="3"/>62,3 </text:p>
          </table:table-cell>
          <table:table-cell table:style-name="ce9" office:value-type="float" office:value="55.5619971871257" calcext:value-type="float">
            <text:p><text:s text:c="3"/>55,6 </text:p>
          </table:table-cell>
          <table:table-cell table:style-name="ce9" office:value-type="float" office:value="69.0802003726966" calcext:value-type="float">
            <text:p><text:s text:c="3"/>69,1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61.9907546426365" calcext:value-type="float">
            <text:p><text:s text:c="3"/>62,0 </text:p>
          </table:table-cell>
          <table:table-cell table:style-name="ce9" office:value-type="float" office:value="59.5926125609322" calcext:value-type="float">
            <text:p><text:s text:c="3"/>59,6 </text:p>
          </table:table-cell>
          <table:table-cell table:style-name="ce9" office:value-type="float" office:value="64.3888967243408" calcext:value-type="float">
            <text:p><text:s text:c="3"/>64,4 </text:p>
          </table:table-cell>
          <table:table-cell table:style-name="ce9" office:value-type="float" office:value="62.2803108955539" calcext:value-type="float">
            <text:p><text:s text:c="3"/>62,3 </text:p>
          </table:table-cell>
          <table:table-cell table:style-name="ce9" office:value-type="float" office:value="59.6696881744043" calcext:value-type="float">
            <text:p><text:s text:c="3"/>59,7 </text:p>
          </table:table-cell>
          <table:table-cell table:style-name="ce9" office:value-type="float" office:value="64.8909336167034" calcext:value-type="float">
            <text:p><text:s text:c="3"/>64,9 </text:p>
          </table:table-cell>
          <table:table-cell table:style-name="ce9" office:value-type="float" office:value="67.0127895118232" calcext:value-type="float">
            <text:p><text:s text:c="3"/>67,0 </text:p>
          </table:table-cell>
          <table:table-cell table:style-name="ce9" office:value-type="float" office:value="61.9755292604355" calcext:value-type="float">
            <text:p><text:s text:c="3"/>62,0 </text:p>
          </table:table-cell>
          <table:table-cell table:style-name="ce9" office:value-type="float" office:value="72.0500497632109" calcext:value-type="float">
            <text:p><text:s text:c="3"/>72,1 </text:p>
          </table:table-cell>
          <table:table-cell table:style-name="ce9" office:value-type="float" office:value="63.1073577342637" calcext:value-type="float">
            <text:p><text:s text:c="3"/>63,1 </text:p>
          </table:table-cell>
          <table:table-cell table:style-name="ce9" office:value-type="float" office:value="59.86159593397" calcext:value-type="float">
            <text:p><text:s text:c="3"/>59,9 </text:p>
          </table:table-cell>
          <table:table-cell table:style-name="ce9" office:value-type="float" office:value="66.3531195345573" calcext:value-type="float">
            <text:p><text:s text:c="3"/>66,4 </text:p>
          </table:table-cell>
          <table:table-cell table:style-name="ce9" office:value-type="float" office:value="65.0275542607833" calcext:value-type="float">
            <text:p><text:s text:c="3"/>65,0 </text:p>
          </table:table-cell>
          <table:table-cell table:style-name="ce9" office:value-type="float" office:value="61.9848005314471" calcext:value-type="float">
            <text:p><text:s text:c="3"/>62,0 </text:p>
          </table:table-cell>
          <table:table-cell table:style-name="ce9" office:value-type="float" office:value="68.0703079901195" calcext:value-type="float">
            <text:p><text:s text:c="3"/>68,1 </text:p>
          </table:table-cell>
          <table:table-cell table:style-name="ce9" office:value-type="float" office:value="70.0707811400929" calcext:value-type="float">
            <text:p><text:s text:c="3"/>70,1 </text:p>
          </table:table-cell>
          <table:table-cell table:style-name="ce9" office:value-type="float" office:value="64.2853525610511" calcext:value-type="float">
            <text:p><text:s text:c="3"/>64,3 </text:p>
          </table:table-cell>
          <table:table-cell table:style-name="ce9" office:value-type="float" office:value="75.8562097191348" calcext:value-type="float">
            <text:p><text:s text:c="3"/>75,9 </text:p>
          </table:table-cell>
          <table:table-cell table:style-name="ce9" office:value-type="float" office:value="61.0138002510058" calcext:value-type="float">
            <text:p><text:s text:c="3"/>61,0 </text:p>
          </table:table-cell>
          <table:table-cell table:style-name="ce9" office:value-type="float" office:value="57.4870534347348" calcext:value-type="float">
            <text:p><text:s text:c="3"/>57,5 </text:p>
          </table:table-cell>
          <table:table-cell table:style-name="ce9" office:value-type="float" office:value="64.5405470672767" calcext:value-type="float">
            <text:p><text:s text:c="3"/>64,5 </text:p>
          </table:table-cell>
          <table:table-cell table:style-name="ce9" office:value-type="float" office:value="59.6087727531032" calcext:value-type="float">
            <text:p><text:s text:c="3"/>59,6 </text:p>
          </table:table-cell>
          <table:table-cell table:style-name="ce9" office:value-type="float" office:value="55.5460639999115" calcext:value-type="float">
            <text:p><text:s text:c="3"/>55,5 </text:p>
          </table:table-cell>
          <table:table-cell table:style-name="ce9" office:value-type="float" office:value="63.6714815062949" calcext:value-type="float">
            <text:p><text:s text:c="3"/>63,7 </text:p>
          </table:table-cell>
          <table:table-cell table:style-name="ce9" office:value-type="float" office:value="63.6507863372973" calcext:value-type="float">
            <text:p><text:s text:c="3"/>63,7 </text:p>
          </table:table-cell>
          <table:table-cell table:style-name="ce9" office:value-type="float" office:value="56.0112556169475" calcext:value-type="float">
            <text:p><text:s text:c="3"/>56,0 </text:p>
          </table:table-cell>
          <table:table-cell table:style-name="ce9" office:value-type="float" office:value="71.2903170576471" calcext:value-type="float">
            <text:p><text:s text:c="3"/>71,3 </text:p>
          </table:table-cell>
          <table:table-cell table:style-name="ce9" office:value-type="float" office:value="62.6554417201004" calcext:value-type="float">
            <text:p><text:s text:c="3"/>62,7 </text:p>
          </table:table-cell>
          <table:table-cell table:style-name="ce9" office:value-type="float" office:value="59.7328153524377" calcext:value-type="float">
            <text:p><text:s text:c="3"/>59,7 </text:p>
          </table:table-cell>
          <table:table-cell table:style-name="ce9" office:value-type="float" office:value="65.578068087763" calcext:value-type="float">
            <text:p><text:s text:c="3"/>65,6 </text:p>
          </table:table-cell>
          <table:table-cell table:style-name="ce9" office:value-type="float" office:value="62.468051385225" calcext:value-type="float">
            <text:p><text:s text:c="3"/>62,5 </text:p>
          </table:table-cell>
          <table:table-cell table:style-name="ce9" office:value-type="float" office:value="59.8055491322774" calcext:value-type="float">
            <text:p><text:s text:c="3"/>59,8 </text:p>
          </table:table-cell>
          <table:table-cell table:style-name="ce9" office:value-type="float" office:value="65.1305536381725" calcext:value-type="float">
            <text:p><text:s text:c="3"/>65,1 </text:p>
          </table:table-cell>
          <table:table-cell table:style-name="ce9" office:value-type="float" office:value="64.048878842976" calcext:value-type="float">
            <text:p><text:s text:c="3"/>64,0 </text:p>
          </table:table-cell>
          <table:table-cell table:style-name="ce9" office:value-type="float" office:value="57.6541252582227" calcext:value-type="float">
            <text:p><text:s text:c="3"/>57,7 </text:p>
          </table:table-cell>
          <table:table-cell table:style-name="ce9" office:value-type="float" office:value="70.4436324277293" calcext:value-type="float">
            <text:p><text:s text:c="3"/>70,4 </text:p>
          </table:table-cell>
          <table:table-cell table:style-name="ce9" office:value-type="float" office:value="60.7760973359399" calcext:value-type="float">
            <text:p><text:s text:c="3"/>60,8 </text:p>
          </table:table-cell>
          <table:table-cell table:style-name="ce9" office:value-type="float" office:value="56.6949773294038" calcext:value-type="float">
            <text:p><text:s text:c="3"/>56,7 </text:p>
          </table:table-cell>
          <table:table-cell table:style-name="ce9" office:value-type="float" office:value="64.8572173424761" calcext:value-type="float">
            <text:p><text:s text:c="3"/>64,9 </text:p>
          </table:table-cell>
          <table:table-cell table:style-name="ce9" office:value-type="float" office:value="61.9653578360222" calcext:value-type="float">
            <text:p><text:s text:c="3"/>62,0 </text:p>
          </table:table-cell>
          <table:table-cell table:style-name="ce9" office:value-type="float" office:value="56.577457181584" calcext:value-type="float">
            <text:p><text:s text:c="3"/>56,6 </text:p>
          </table:table-cell>
          <table:table-cell table:style-name="ce9" office:value-type="float" office:value="67.3532584904604" calcext:value-type="float">
            <text:p><text:s text:c="3"/>67,4 </text:p>
          </table:table-cell>
          <table:table-cell table:style-name="ce9" office:value-type="float" office:value="71.7123835314036" calcext:value-type="float">
            <text:p><text:s text:c="3"/>71,7 </text:p>
          </table:table-cell>
          <table:table-cell table:style-name="ce9" office:value-type="float" office:value="63.4921804467791" calcext:value-type="float">
            <text:p><text:s text:c="3"/>63,5 </text:p>
          </table:table-cell>
          <table:table-cell table:style-name="ce9" office:value-type="float" office:value="79.9325866160281" calcext:value-type="float">
            <text:p><text:s text:c="3"/>79,9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64.3547902916394" calcext:value-type="float">
            <text:p><text:s text:c="3"/>64,4 </text:p>
          </table:table-cell>
          <table:table-cell table:style-name="ce9" office:value-type="float" office:value="62.037663248596" calcext:value-type="float">
            <text:p><text:s text:c="3"/>62,0 </text:p>
          </table:table-cell>
          <table:table-cell table:style-name="ce9" office:value-type="float" office:value="66.6719173346829" calcext:value-type="float">
            <text:p><text:s text:c="3"/>66,7 </text:p>
          </table:table-cell>
          <table:table-cell table:style-name="ce9" office:value-type="float" office:value="63.4849547960869" calcext:value-type="float">
            <text:p><text:s text:c="3"/>63,5 </text:p>
          </table:table-cell>
          <table:table-cell table:style-name="ce9" office:value-type="float" office:value="61.0722272908139" calcext:value-type="float">
            <text:p><text:s text:c="3"/>61,1 </text:p>
          </table:table-cell>
          <table:table-cell table:style-name="ce9" office:value-type="float" office:value="65.89768230136" calcext:value-type="float">
            <text:p><text:s text:c="3"/>65,9 </text:p>
          </table:table-cell>
          <table:table-cell table:style-name="ce9" office:value-type="float" office:value="61.6563979972529" calcext:value-type="float">
            <text:p><text:s text:c="3"/>61,7 </text:p>
          </table:table-cell>
          <table:table-cell table:style-name="ce9" office:value-type="float" office:value="56.883193805252" calcext:value-type="float">
            <text:p><text:s text:c="3"/>56,9 </text:p>
          </table:table-cell>
          <table:table-cell table:style-name="ce9" office:value-type="float" office:value="66.4296021892539" calcext:value-type="float">
            <text:p><text:s text:c="3"/>66,4 </text:p>
          </table:table-cell>
          <table:table-cell table:style-name="ce9" office:value-type="float" office:value="67.8198679968048" calcext:value-type="float">
            <text:p><text:s text:c="3"/>67,8 </text:p>
          </table:table-cell>
          <table:table-cell table:style-name="ce9" office:value-type="float" office:value="65.2799240620077" calcext:value-type="float">
            <text:p><text:s text:c="3"/>65,3 </text:p>
          </table:table-cell>
          <table:table-cell table:style-name="ce9" office:value-type="float" office:value="70.3598119316018" calcext:value-type="float">
            <text:p><text:s text:c="3"/>70,4 </text:p>
          </table:table-cell>
          <table:table-cell table:style-name="ce9" office:value-type="float" office:value="67.1148905945417" calcext:value-type="float">
            <text:p><text:s text:c="3"/>67,1 </text:p>
          </table:table-cell>
          <table:table-cell table:style-name="ce9" office:value-type="float" office:value="64.0363975510249" calcext:value-type="float">
            <text:p><text:s text:c="3"/>64,0 </text:p>
          </table:table-cell>
          <table:table-cell table:style-name="ce9" office:value-type="float" office:value="70.1933836380586" calcext:value-type="float">
            <text:p><text:s text:c="3"/>70,2 </text:p>
          </table:table-cell>
          <table:table-cell table:style-name="ce9" office:value-type="float" office:value="62.4875692307496" calcext:value-type="float">
            <text:p><text:s text:c="3"/>62,5 </text:p>
          </table:table-cell>
          <table:table-cell table:style-name="ce9" office:value-type="float" office:value="56.1530819040158" calcext:value-type="float">
            <text:p><text:s text:c="3"/>56,2 </text:p>
          </table:table-cell>
          <table:table-cell table:style-name="ce9" office:value-type="float" office:value="68.8220565574834" calcext:value-type="float">
            <text:p><text:s text:c="3"/>68,8 </text:p>
          </table:table-cell>
          <table:table-cell table:style-name="ce9" office:value-type="float" office:value="61.2571110398781" calcext:value-type="float">
            <text:p><text:s text:c="3"/>61,3 </text:p>
          </table:table-cell>
          <table:table-cell table:style-name="ce9" office:value-type="float" office:value="58.1509426403218" calcext:value-type="float">
            <text:p><text:s text:c="3"/>58,2 </text:p>
          </table:table-cell>
          <table:table-cell table:style-name="ce9" office:value-type="float" office:value="64.3632794394343" calcext:value-type="float">
            <text:p><text:s text:c="3"/>64,4 </text:p>
          </table:table-cell>
          <table:table-cell table:style-name="ce9" office:value-type="float" office:value="60.2670297250358" calcext:value-type="float">
            <text:p><text:s text:c="3"/>60,3 </text:p>
          </table:table-cell>
          <table:table-cell table:style-name="ce9" office:value-type="float" office:value="56.7587720887156" calcext:value-type="float">
            <text:p><text:s text:c="3"/>56,8 </text:p>
          </table:table-cell>
          <table:table-cell table:style-name="ce9" office:value-type="float" office:value="63.775287361356" calcext:value-type="float">
            <text:p><text:s text:c="3"/>63,8 </text:p>
          </table:table-cell>
          <table:table-cell table:style-name="ce9" office:value-type="float" office:value="60.7886753184061" calcext:value-type="float">
            <text:p><text:s text:c="3"/>60,8 </text:p>
          </table:table-cell>
          <table:table-cell table:style-name="ce9" office:value-type="float" office:value="55.6568428241685" calcext:value-type="float">
            <text:p><text:s text:c="3"/>55,7 </text:p>
          </table:table-cell>
          <table:table-cell table:style-name="ce9" office:value-type="float" office:value="65.9205078126438" calcext:value-type="float">
            <text:p><text:s text:c="3"/>65,9 </text:p>
          </table:table-cell>
          <table:table-cell table:style-name="ce9" office:value-type="float" office:value="63.7125805863993" calcext:value-type="float">
            <text:p><text:s text:c="3"/>63,7 </text:p>
          </table:table-cell>
          <table:table-cell table:style-name="ce9" office:value-type="float" office:value="61.1873832560374" calcext:value-type="float">
            <text:p><text:s text:c="3"/>61,2 </text:p>
          </table:table-cell>
          <table:table-cell table:style-name="ce9" office:value-type="float" office:value="66.2377779167612" calcext:value-type="float">
            <text:p><text:s text:c="3"/>66,2 </text:p>
          </table:table-cell>
          <table:table-cell table:style-name="ce9" office:value-type="float" office:value="62.374363985804" calcext:value-type="float">
            <text:p><text:s text:c="3"/>62,4 </text:p>
          </table:table-cell>
          <table:table-cell table:style-name="ce9" office:value-type="float" office:value="59.7623599973931" calcext:value-type="float">
            <text:p><text:s text:c="3"/>59,8 </text:p>
          </table:table-cell>
          <table:table-cell table:style-name="ce9" office:value-type="float" office:value="64.9863679742149" calcext:value-type="float">
            <text:p><text:s text:c="3"/>65,0 </text:p>
          </table:table-cell>
          <table:table-cell table:style-name="ce9" office:value-type="float" office:value="61.3183648880615" calcext:value-type="float">
            <text:p><text:s text:c="3"/>61,3 </text:p>
          </table:table-cell>
          <table:table-cell table:style-name="ce9" office:value-type="float" office:value="54.7657131652513" calcext:value-type="float">
            <text:p><text:s text:c="3"/>54,8 </text:p>
          </table:table-cell>
          <table:table-cell table:style-name="ce9" office:value-type="float" office:value="67.8710166108717" calcext:value-type="float">
            <text:p><text:s text:c="3"/>67,9 </text:p>
          </table:table-cell>
          <table:table-cell table:style-name="ce9" office:value-type="float" office:value="65.7211282931975" calcext:value-type="float">
            <text:p><text:s text:c="3"/>65,7 </text:p>
          </table:table-cell>
          <table:table-cell table:style-name="ce9" office:value-type="float" office:value="61.006962827774" calcext:value-type="float">
            <text:p><text:s text:c="3"/>61,0 </text:p>
          </table:table-cell>
          <table:table-cell table:style-name="ce9" office:value-type="float" office:value="70.435293758621" calcext:value-type="float">
            <text:p><text:s text:c="3"/>70,4 </text:p>
          </table:table-cell>
          <table:table-cell table:style-name="ce9" office:value-type="float" office:value="65.2141265200794" calcext:value-type="float">
            <text:p><text:s text:c="3"/>65,2 </text:p>
          </table:table-cell>
          <table:table-cell table:style-name="ce9" office:value-type="float" office:value="60.6872073001886" calcext:value-type="float">
            <text:p><text:s text:c="3"/>60,7 </text:p>
          </table:table-cell>
          <table:table-cell table:style-name="ce9" office:value-type="float" office:value="69.7410457399702" calcext:value-type="float">
            <text:p><text:s text:c="3"/>69,7 </text:p>
          </table:table-cell>
          <table:table-cell table:style-name="ce9" office:value-type="float" office:value="62.1859757273422" calcext:value-type="float">
            <text:p><text:s text:c="3"/>62,2 </text:p>
          </table:table-cell>
          <table:table-cell table:style-name="ce9" office:value-type="float" office:value="55.4992920834788" calcext:value-type="float">
            <text:p><text:s text:c="3"/>55,5 </text:p>
          </table:table-cell>
          <table:table-cell table:style-name="ce9" office:value-type="float" office:value="68.8726593712056" calcext:value-type="float">
            <text:p><text:s text:c="3"/>68,9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63.8972536207547" calcext:value-type="float">
            <text:p><text:s text:c="3"/>63,9 </text:p>
          </table:table-cell>
          <table:table-cell table:style-name="ce9" office:value-type="float" office:value="61.7648844155265" calcext:value-type="float">
            <text:p><text:s text:c="3"/>61,8 </text:p>
          </table:table-cell>
          <table:table-cell table:style-name="ce9" office:value-type="float" office:value="66.029622825983" calcext:value-type="float">
            <text:p><text:s text:c="3"/>66,0 </text:p>
          </table:table-cell>
          <table:table-cell table:style-name="ce9" office:value-type="float" office:value="65.0150364743942" calcext:value-type="float">
            <text:p><text:s text:c="3"/>65,0 </text:p>
          </table:table-cell>
          <table:table-cell table:style-name="ce9" office:value-type="float" office:value="62.716797030885" calcext:value-type="float">
            <text:p><text:s text:c="3"/>62,7 </text:p>
          </table:table-cell>
          <table:table-cell table:style-name="ce9" office:value-type="float" office:value="67.3132759179034" calcext:value-type="float">
            <text:p><text:s text:c="3"/>67,3 </text:p>
          </table:table-cell>
          <table:table-cell table:style-name="ce9" office:value-type="float" office:value="56.8688784058981" calcext:value-type="float">
            <text:p><text:s text:c="3"/>56,9 </text:p>
          </table:table-cell>
          <table:table-cell table:style-name="ce9" office:value-type="float" office:value="53.6357361151773" calcext:value-type="float">
            <text:p><text:s text:c="3"/>53,6 </text:p>
          </table:table-cell>
          <table:table-cell table:style-name="ce9" office:value-type="float" office:value="60.1020206966189" calcext:value-type="float">
            <text:p><text:s text:c="3"/>60,1 </text:p>
          </table:table-cell>
          <table:table-cell table:style-name="ce9" office:value-type="float" office:value="66.8418422728402" calcext:value-type="float">
            <text:p><text:s text:c="3"/>66,8 </text:p>
          </table:table-cell>
          <table:table-cell table:style-name="ce9" office:value-type="float" office:value="63.9666665452111" calcext:value-type="float">
            <text:p><text:s text:c="3"/>64,0 </text:p>
          </table:table-cell>
          <table:table-cell table:style-name="ce9" office:value-type="float" office:value="69.7170180004693" calcext:value-type="float">
            <text:p><text:s text:c="3"/>69,7 </text:p>
          </table:table-cell>
          <table:table-cell table:style-name="ce9" office:value-type="float" office:value="70.1610967091485" calcext:value-type="float">
            <text:p><text:s text:c="3"/>70,2 </text:p>
          </table:table-cell>
          <table:table-cell table:style-name="ce9" office:value-type="float" office:value="67.068837662493" calcext:value-type="float">
            <text:p><text:s text:c="3"/>67,1 </text:p>
          </table:table-cell>
          <table:table-cell table:style-name="ce9" office:value-type="float" office:value="73.2533557558041" calcext:value-type="float">
            <text:p><text:s text:c="3"/>73,3 </text:p>
          </table:table-cell>
          <table:table-cell table:style-name="ce9" office:value-type="float" office:value="64.3145672241639" calcext:value-type="float">
            <text:p><text:s text:c="3"/>64,3 </text:p>
          </table:table-cell>
          <table:table-cell table:style-name="ce9" office:value-type="float" office:value="57.8397494899017" calcext:value-type="float">
            <text:p><text:s text:c="3"/>57,8 </text:p>
          </table:table-cell>
          <table:table-cell table:style-name="ce9" office:value-type="float" office:value="70.789384958426" calcext:value-type="float">
            <text:p><text:s text:c="3"/>70,8 </text:p>
          </table:table-cell>
          <table:table-cell table:style-name="ce9" office:value-type="float" office:value="61.3613934800363" calcext:value-type="float">
            <text:p><text:s text:c="3"/>61,4 </text:p>
          </table:table-cell>
          <table:table-cell table:style-name="ce9" office:value-type="float" office:value="58.4328216428541" calcext:value-type="float">
            <text:p><text:s text:c="3"/>58,4 </text:p>
          </table:table-cell>
          <table:table-cell table:style-name="ce9" office:value-type="float" office:value="64.2899653172184" calcext:value-type="float">
            <text:p><text:s text:c="3"/>64,3 </text:p>
          </table:table-cell>
          <table:table-cell table:style-name="ce9" office:value-type="float" office:value="60.3646003472922" calcext:value-type="float">
            <text:p><text:s text:c="3"/>60,4 </text:p>
          </table:table-cell>
          <table:table-cell table:style-name="ce9" office:value-type="float" office:value="57.4662274352549" calcext:value-type="float">
            <text:p><text:s text:c="3"/>57,5 </text:p>
          </table:table-cell>
          <table:table-cell table:style-name="ce9" office:value-type="float" office:value="63.2629732593295" calcext:value-type="float">
            <text:p><text:s text:c="3"/>63,3 </text:p>
          </table:table-cell>
          <table:table-cell table:style-name="ce9" office:value-type="float" office:value="49.3367596611041" calcext:value-type="float">
            <text:p><text:s text:c="3"/>49,3 </text:p>
          </table:table-cell>
          <table:table-cell table:style-name="ce9" office:value-type="float" office:value="40.0400213629768" calcext:value-type="float">
            <text:p><text:s text:c="3"/>40,0 </text:p>
          </table:table-cell>
          <table:table-cell table:style-name="ce9" office:value-type="float" office:value="58.6334979592314" calcext:value-type="float">
            <text:p><text:s text:c="3"/>58,6 </text:p>
          </table:table-cell>
          <table:table-cell table:style-name="ce9" office:value-type="float" office:value="61.5739854896099" calcext:value-type="float">
            <text:p><text:s text:c="3"/>61,6 </text:p>
          </table:table-cell>
          <table:table-cell table:style-name="ce9" office:value-type="float" office:value="59.5388945104873" calcext:value-type="float">
            <text:p><text:s text:c="3"/>59,5 </text:p>
          </table:table-cell>
          <table:table-cell table:style-name="ce9" office:value-type="float" office:value="63.6090764687325" calcext:value-type="float">
            <text:p><text:s text:c="3"/>63,6 </text:p>
          </table:table-cell>
          <table:table-cell table:style-name="ce9" office:value-type="float" office:value="63.0728261683069" calcext:value-type="float">
            <text:p><text:s text:c="3"/>63,1 </text:p>
          </table:table-cell>
          <table:table-cell table:style-name="ce9" office:value-type="float" office:value="60.7328896369831" calcext:value-type="float">
            <text:p><text:s text:c="3"/>60,7 </text:p>
          </table:table-cell>
          <table:table-cell table:style-name="ce9" office:value-type="float" office:value="65.4127626996306" calcext:value-type="float">
            <text:p><text:s text:c="3"/>65,4 </text:p>
          </table:table-cell>
          <table:table-cell table:style-name="ce9" office:value-type="float" office:value="52.7493017367779" calcext:value-type="float">
            <text:p><text:s text:c="3"/>52,7 </text:p>
          </table:table-cell>
          <table:table-cell table:style-name="ce9" office:value-type="float" office:value="48.4754853351741" calcext:value-type="float">
            <text:p><text:s text:c="3"/>48,5 </text:p>
          </table:table-cell>
          <table:table-cell table:style-name="ce9" office:value-type="float" office:value="57.0231181383817" calcext:value-type="float">
            <text:p><text:s text:c="3"/>57,0 </text:p>
          </table:table-cell>
          <table:table-cell table:style-name="ce9" office:value-type="float" office:value="68.4903119883234" calcext:value-type="float">
            <text:p><text:s text:c="3"/>68,5 </text:p>
          </table:table-cell>
          <table:table-cell table:style-name="ce9" office:value-type="float" office:value="64.5736698371643" calcext:value-type="float">
            <text:p><text:s text:c="3"/>64,6 </text:p>
          </table:table-cell>
          <table:table-cell table:style-name="ce9" office:value-type="float" office:value="72.4069541394826" calcext:value-type="float">
            <text:p><text:s text:c="3"/>72,4 </text:p>
          </table:table-cell>
          <table:table-cell table:style-name="ce9" office:value-type="float" office:value="68.3115567945217" calcext:value-type="float">
            <text:p><text:s text:c="3"/>68,3 </text:p>
          </table:table-cell>
          <table:table-cell table:style-name="ce9" office:value-type="float" office:value="64.3109905991212" calcext:value-type="float">
            <text:p><text:s text:c="3"/>64,3 </text:p>
          </table:table-cell>
          <table:table-cell table:style-name="ce9" office:value-type="float" office:value="72.3121229899223" calcext:value-type="float">
            <text:p><text:s text:c="3"/>72,3 </text:p>
          </table:table-cell>
          <table:table-cell table:style-name="ce9" office:value-type="float" office:value="65.5184878798966" calcext:value-type="float">
            <text:p><text:s text:c="3"/>65,5 </text:p>
          </table:table-cell>
          <table:table-cell table:style-name="ce9" office:value-type="float" office:value="60.763729033529" calcext:value-type="float">
            <text:p><text:s text:c="3"/>60,8 </text:p>
          </table:table-cell>
          <table:table-cell table:style-name="ce9" office:value-type="float" office:value="70.2732467262642" calcext:value-type="float">
            <text:p><text:s text:c="3"/>70,3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63.1876533898987" calcext:value-type="float">
            <text:p><text:s text:c="3"/>63,2 </text:p>
          </table:table-cell>
          <table:table-cell table:style-name="ce9" office:value-type="float" office:value="60.4093796559112" calcext:value-type="float">
            <text:p><text:s text:c="3"/>60,4 </text:p>
          </table:table-cell>
          <table:table-cell table:style-name="ce9" office:value-type="float" office:value="65.9659271238861" calcext:value-type="float">
            <text:p><text:s text:c="3"/>66,0 </text:p>
          </table:table-cell>
          <table:table-cell table:style-name="ce9" office:value-type="float" office:value="63.4156695434439" calcext:value-type="float">
            <text:p><text:s text:c="3"/>63,4 </text:p>
          </table:table-cell>
          <table:table-cell table:style-name="ce9" office:value-type="float" office:value="60.9176516502244" calcext:value-type="float">
            <text:p><text:s text:c="3"/>60,9 </text:p>
          </table:table-cell>
          <table:table-cell table:style-name="ce9" office:value-type="float" office:value="65.9136874366634" calcext:value-type="float">
            <text:p><text:s text:c="3"/>65,9 </text:p>
          </table:table-cell>
          <table:table-cell table:style-name="ce9" office:value-type="float" office:value="61.9939899776748" calcext:value-type="float">
            <text:p><text:s text:c="3"/>62,0 </text:p>
          </table:table-cell>
          <table:table-cell table:style-name="ce9" office:value-type="float" office:value="51.730835400364" calcext:value-type="float">
            <text:p><text:s text:c="3"/>51,7 </text:p>
          </table:table-cell>
          <table:table-cell table:style-name="ce9" office:value-type="float" office:value="72.2571445549856" calcext:value-type="float">
            <text:p><text:s text:c="3"/>72,3 </text:p>
          </table:table-cell>
          <table:table-cell table:style-name="ce9" office:value-type="float" office:value="66.9037217492579" calcext:value-type="float">
            <text:p><text:s text:c="3"/>66,9 </text:p>
          </table:table-cell>
          <table:table-cell table:style-name="ce9" office:value-type="float" office:value="63.2895407407307" calcext:value-type="float">
            <text:p><text:s text:c="3"/>63,3 </text:p>
          </table:table-cell>
          <table:table-cell table:style-name="ce9" office:value-type="float" office:value="70.5179027577851" calcext:value-type="float">
            <text:p><text:s text:c="3"/>70,5 </text:p>
          </table:table-cell>
          <table:table-cell table:style-name="ce9" office:value-type="float" office:value="69.0357190560341" calcext:value-type="float">
            <text:p><text:s text:c="3"/>69,0 </text:p>
          </table:table-cell>
          <table:table-cell table:style-name="ce9" office:value-type="float" office:value="65.9989957290552" calcext:value-type="float">
            <text:p><text:s text:c="3"/>66,0 </text:p>
          </table:table-cell>
          <table:table-cell table:style-name="ce9" office:value-type="float" office:value="72.072442383013" calcext:value-type="float">
            <text:p><text:s text:c="3"/>72,1 </text:p>
          </table:table-cell>
          <table:table-cell table:style-name="ce9" office:value-type="float" office:value="66.6486324725254" calcext:value-type="float">
            <text:p><text:s text:c="3"/>66,6 </text:p>
          </table:table-cell>
          <table:table-cell table:style-name="ce9" office:value-type="float" office:value="57.5288856463914" calcext:value-type="float">
            <text:p><text:s text:c="3"/>57,5 </text:p>
          </table:table-cell>
          <table:table-cell table:style-name="ce9" office:value-type="float" office:value="75.7683792986595" calcext:value-type="float">
            <text:p><text:s text:c="3"/>75,8 </text:p>
          </table:table-cell>
          <table:table-cell table:style-name="ce9" office:value-type="float" office:value="60.0302156092708" calcext:value-type="float">
            <text:p><text:s text:c="3"/>60,0 </text:p>
          </table:table-cell>
          <table:table-cell table:style-name="ce9" office:value-type="float" office:value="56.5329821718412" calcext:value-type="float">
            <text:p><text:s text:c="3"/>56,5 </text:p>
          </table:table-cell>
          <table:table-cell table:style-name="ce9" office:value-type="float" office:value="63.5274490467004" calcext:value-type="float">
            <text:p><text:s text:c="3"/>63,5 </text:p>
          </table:table-cell>
          <table:table-cell table:style-name="ce9" office:value-type="float" office:value="58.4108658000055" calcext:value-type="float">
            <text:p><text:s text:c="3"/>58,4 </text:p>
          </table:table-cell>
          <table:table-cell table:style-name="ce9" office:value-type="float" office:value="54.8540531774831" calcext:value-type="float">
            <text:p><text:s text:c="3"/>54,9 </text:p>
          </table:table-cell>
          <table:table-cell table:style-name="ce9" office:value-type="float" office:value="61.967678422528" calcext:value-type="float">
            <text:p><text:s text:c="3"/>62,0 </text:p>
          </table:table-cell>
          <table:table-cell table:style-name="ce9" office:value-type="float" office:value="57.5804558508148" calcext:value-type="float">
            <text:p><text:s text:c="3"/>57,6 </text:p>
          </table:table-cell>
          <table:table-cell table:style-name="ce9" office:value-type="float" office:value="43.0638242287658" calcext:value-type="float">
            <text:p><text:s text:c="3"/>43,1 </text:p>
          </table:table-cell>
          <table:table-cell table:style-name="ce9" office:value-type="float" office:value="72.0970874728638" calcext:value-type="float">
            <text:p><text:s text:c="3"/>72,1 </text:p>
          </table:table-cell>
          <table:table-cell table:style-name="ce9" office:value-type="float" office:value="65.7763102196336" calcext:value-type="float">
            <text:p><text:s text:c="3"/>65,8 </text:p>
          </table:table-cell>
          <table:table-cell table:style-name="ce9" office:value-type="float" office:value="62.4484152557872" calcext:value-type="float">
            <text:p><text:s text:c="3"/>62,4 </text:p>
          </table:table-cell>
          <table:table-cell table:style-name="ce9" office:value-type="float" office:value="69.10420518348" calcext:value-type="float">
            <text:p><text:s text:c="3"/>69,1 </text:p>
          </table:table-cell>
          <table:table-cell table:style-name="ce9" office:value-type="float" office:value="62.2892961631045" calcext:value-type="float">
            <text:p><text:s text:c="3"/>62,3 </text:p>
          </table:table-cell>
          <table:table-cell table:style-name="ce9" office:value-type="float" office:value="59.1516083434673" calcext:value-type="float">
            <text:p><text:s text:c="3"/>59,2 </text:p>
          </table:table-cell>
          <table:table-cell table:style-name="ce9" office:value-type="float" office:value="65.4269839827416" calcext:value-type="float">
            <text:p><text:s text:c="3"/>65,4 </text:p>
          </table:table-cell>
          <table:table-cell table:style-name="ce9" office:value-type="float" office:value="63.7401283352832" calcext:value-type="float">
            <text:p><text:s text:c="3"/>63,7 </text:p>
          </table:table-cell>
          <table:table-cell table:style-name="ce9" office:value-type="float" office:value="47.9922009982278" calcext:value-type="float">
            <text:p><text:s text:c="3"/>48,0 </text:p>
          </table:table-cell>
          <table:table-cell table:style-name="ce9" office:value-type="float" office:value="79.4880556723387" calcext:value-type="float">
            <text:p><text:s text:c="3"/>79,5 </text:p>
          </table:table-cell>
          <table:table-cell table:style-name="ce9" office:value-type="float" office:value="58.8378907100345" calcext:value-type="float">
            <text:p><text:s text:c="3"/>58,8 </text:p>
          </table:table-cell>
          <table:table-cell table:style-name="ce9" office:value-type="float" office:value="55.035638277997" calcext:value-type="float">
            <text:p><text:s text:c="3"/>55,0 </text:p>
          </table:table-cell>
          <table:table-cell table:style-name="ce9" office:value-type="float" office:value="62.640143142072" calcext:value-type="float">
            <text:p><text:s text:c="3"/>62,6 </text:p>
          </table:table-cell>
          <table:table-cell table:style-name="ce9" office:value-type="float" office:value="64.6177968966123" calcext:value-type="float">
            <text:p><text:s text:c="3"/>64,6 </text:p>
          </table:table-cell>
          <table:table-cell table:style-name="ce9" office:value-type="float" office:value="60.8229676444211" calcext:value-type="float">
            <text:p><text:s text:c="3"/>60,8 </text:p>
          </table:table-cell>
          <table:table-cell table:style-name="ce9" office:value-type="float" office:value="68.4126261488035" calcext:value-type="float">
            <text:p><text:s text:c="3"/>68,4 </text:p>
          </table:table-cell>
          <table:table-cell table:style-name="ce9" office:value-type="float" office:value="59.3361607931473" calcext:value-type="float">
            <text:p><text:s text:c="3"/>59,3 </text:p>
          </table:table-cell>
          <table:table-cell table:style-name="ce9" office:value-type="float" office:value="49.5171612924195" calcext:value-type="float">
            <text:p><text:s text:c="3"/>49,5 </text:p>
          </table:table-cell>
          <table:table-cell table:style-name="ce9" office:value-type="float" office:value="69.1551602938751" calcext:value-type="float">
            <text:p><text:s text:c="3"/>69,2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60.820030201345" calcext:value-type="float">
            <text:p><text:s text:c="3"/>60,8 </text:p>
          </table:table-cell>
          <table:table-cell table:style-name="ce9" office:value-type="float" office:value="58.7285230851524" calcext:value-type="float">
            <text:p><text:s text:c="3"/>58,7 </text:p>
          </table:table-cell>
          <table:table-cell table:style-name="ce9" office:value-type="float" office:value="62.9115373175375" calcext:value-type="float">
            <text:p><text:s text:c="3"/>62,9 </text:p>
          </table:table-cell>
          <table:table-cell table:style-name="ce9" office:value-type="float" office:value="61.1913287559251" calcext:value-type="float">
            <text:p><text:s text:c="3"/>61,2 </text:p>
          </table:table-cell>
          <table:table-cell table:style-name="ce9" office:value-type="float" office:value="58.617302880486" calcext:value-type="float">
            <text:p><text:s text:c="3"/>58,6 </text:p>
          </table:table-cell>
          <table:table-cell table:style-name="ce9" office:value-type="float" office:value="63.7653546313641" calcext:value-type="float">
            <text:p><text:s text:c="3"/>63,8 </text:p>
          </table:table-cell>
          <table:table-cell table:style-name="ce9" office:value-type="float" office:value="59.8122884647175" calcext:value-type="float">
            <text:p><text:s text:c="3"/>59,8 </text:p>
          </table:table-cell>
          <table:table-cell table:style-name="ce9" office:value-type="float" office:value="53.084963054059" calcext:value-type="float">
            <text:p><text:s text:c="3"/>53,1 </text:p>
          </table:table-cell>
          <table:table-cell table:style-name="ce9" office:value-type="float" office:value="66.539613875376" calcext:value-type="float">
            <text:p><text:s text:c="3"/>66,5 </text:p>
          </table:table-cell>
          <table:table-cell table:style-name="ce9" office:value-type="float" office:value="65.2556861684321" calcext:value-type="float">
            <text:p><text:s text:c="3"/>65,3 </text:p>
          </table:table-cell>
          <table:table-cell table:style-name="ce9" office:value-type="float" office:value="62.2919293911884" calcext:value-type="float">
            <text:p><text:s text:c="3"/>62,3 </text:p>
          </table:table-cell>
          <table:table-cell table:style-name="ce9" office:value-type="float" office:value="68.2194429456757" calcext:value-type="float">
            <text:p><text:s text:c="3"/>68,2 </text:p>
          </table:table-cell>
          <table:table-cell table:style-name="ce9" office:value-type="float" office:value="68.6411406001092" calcext:value-type="float">
            <text:p><text:s text:c="3"/>68,6 </text:p>
          </table:table-cell>
          <table:table-cell table:style-name="ce9" office:value-type="float" office:value="64.9630565776908" calcext:value-type="float">
            <text:p><text:s text:c="3"/>65,0 </text:p>
          </table:table-cell>
          <table:table-cell table:style-name="ce9" office:value-type="float" office:value="72.3192246225277" calcext:value-type="float">
            <text:p><text:s text:c="3"/>72,3 </text:p>
          </table:table-cell>
          <table:table-cell table:style-name="ce9" office:value-type="float" office:value="65.7553941082431" calcext:value-type="float">
            <text:p><text:s text:c="3"/>65,8 </text:p>
          </table:table-cell>
          <table:table-cell table:style-name="ce9" office:value-type="float" office:value="58.3722437264766" calcext:value-type="float">
            <text:p><text:s text:c="3"/>58,4 </text:p>
          </table:table-cell>
          <table:table-cell table:style-name="ce9" office:value-type="float" office:value="73.1385444900097" calcext:value-type="float">
            <text:p><text:s text:c="3"/>73,1 </text:p>
          </table:table-cell>
          <table:table-cell table:style-name="ce9" office:value-type="float" office:value="57.2337375448854" calcext:value-type="float">
            <text:p><text:s text:c="3"/>57,2 </text:p>
          </table:table-cell>
          <table:table-cell table:style-name="ce9" office:value-type="float" office:value="54.357291116718" calcext:value-type="float">
            <text:p><text:s text:c="3"/>54,4 </text:p>
          </table:table-cell>
          <table:table-cell table:style-name="ce9" office:value-type="float" office:value="60.1101839730527" calcext:value-type="float">
            <text:p><text:s text:c="3"/>60,1 </text:p>
          </table:table-cell>
          <table:table-cell table:style-name="ce9" office:value-type="float" office:value="54.4055211208381" calcext:value-type="float">
            <text:p><text:s text:c="3"/>54,4 </text:p>
          </table:table-cell>
          <table:table-cell table:style-name="ce9" office:value-type="float" office:value="51.0470396496093" calcext:value-type="float">
            <text:p><text:s text:c="3"/>51,0 </text:p>
          </table:table-cell>
          <table:table-cell table:style-name="ce9" office:value-type="float" office:value="57.7640025920669" calcext:value-type="float">
            <text:p><text:s text:c="3"/>57,8 </text:p>
          </table:table-cell>
          <table:table-cell table:style-name="ce9" office:value-type="float" office:value="53.7768273618762" calcext:value-type="float">
            <text:p><text:s text:c="3"/>53,8 </text:p>
          </table:table-cell>
          <table:table-cell table:style-name="ce9" office:value-type="float" office:value="46.5641347325965" calcext:value-type="float">
            <text:p><text:s text:c="3"/>46,6 </text:p>
          </table:table-cell>
          <table:table-cell table:style-name="ce9" office:value-type="float" office:value="60.989519991156" calcext:value-type="float">
            <text:p><text:s text:c="3"/>61,0 </text:p>
          </table:table-cell>
          <table:table-cell table:style-name="ce9" office:value-type="float" office:value="60.3259080560754" calcext:value-type="float">
            <text:p><text:s text:c="3"/>60,3 </text:p>
          </table:table-cell>
          <table:table-cell table:style-name="ce9" office:value-type="float" office:value="57.7938312140337" calcext:value-type="float">
            <text:p><text:s text:c="3"/>57,8 </text:p>
          </table:table-cell>
          <table:table-cell table:style-name="ce9" office:value-type="float" office:value="62.857984898117" calcext:value-type="float">
            <text:p><text:s text:c="3"/>62,9 </text:p>
          </table:table-cell>
          <table:table-cell table:style-name="ce9" office:value-type="float" office:value="57.948353791031" calcext:value-type="float">
            <text:p><text:s text:c="3"/>57,9 </text:p>
          </table:table-cell>
          <table:table-cell table:style-name="ce9" office:value-type="float" office:value="55.0141066277434" calcext:value-type="float">
            <text:p><text:s text:c="3"/>55,0 </text:p>
          </table:table-cell>
          <table:table-cell table:style-name="ce9" office:value-type="float" office:value="60.8826009543187" calcext:value-type="float">
            <text:p><text:s text:c="3"/>60,9 </text:p>
          </table:table-cell>
          <table:table-cell table:style-name="ce9" office:value-type="float" office:value="52.2599866062757" calcext:value-type="float">
            <text:p><text:s text:c="3"/>52,3 </text:p>
          </table:table-cell>
          <table:table-cell table:style-name="ce9" office:value-type="float" office:value="45.2550442176932" calcext:value-type="float">
            <text:p><text:s text:c="3"/>45,3 </text:p>
          </table:table-cell>
          <table:table-cell table:style-name="ce9" office:value-type="float" office:value="59.2649289948582" calcext:value-type="float">
            <text:p><text:s text:c="3"/>59,3 </text:p>
          </table:table-cell>
          <table:table-cell table:style-name="ce9" office:value-type="float" office:value="61.5967160605844" calcext:value-type="float">
            <text:p><text:s text:c="3"/>61,6 </text:p>
          </table:table-cell>
          <table:table-cell table:style-name="ce9" office:value-type="float" office:value="58.0521782743847" calcext:value-type="float">
            <text:p><text:s text:c="3"/>58,1 </text:p>
          </table:table-cell>
          <table:table-cell table:style-name="ce9" office:value-type="float" office:value="65.1412538467842" calcext:value-type="float">
            <text:p><text:s text:c="3"/>65,1 </text:p>
          </table:table-cell>
          <table:table-cell table:style-name="ce9" office:value-type="float" office:value="65.7794587978881" calcext:value-type="float">
            <text:p><text:s text:c="3"/>65,8 </text:p>
          </table:table-cell>
          <table:table-cell table:style-name="ce9" office:value-type="float" office:value="62.217499607204" calcext:value-type="float">
            <text:p><text:s text:c="3"/>62,2 </text:p>
          </table:table-cell>
          <table:table-cell table:style-name="ce9" office:value-type="float" office:value="69.3414179885721" calcext:value-type="float">
            <text:p><text:s text:c="3"/>69,3 </text:p>
          </table:table-cell>
          <table:table-cell table:style-name="ce9" office:value-type="float" office:value="67.6594025396852" calcext:value-type="float">
            <text:p><text:s text:c="3"/>67,7 </text:p>
          </table:table-cell>
          <table:table-cell table:style-name="ce9" office:value-type="float" office:value="56.0244693334588" calcext:value-type="float">
            <text:p><text:s text:c="3"/>56,0 </text:p>
          </table:table-cell>
          <table:table-cell table:style-name="ce9" office:value-type="float" office:value="79.2943357459117" calcext:value-type="float">
            <text:p><text:s text:c="3"/>79,3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64.3557641874638" calcext:value-type="float">
            <text:p><text:s text:c="3"/>64,4 </text:p>
          </table:table-cell>
          <table:table-cell table:style-name="ce9" office:value-type="float" office:value="61.3897520386387" calcext:value-type="float">
            <text:p><text:s text:c="3"/>61,4 </text:p>
          </table:table-cell>
          <table:table-cell table:style-name="ce9" office:value-type="float" office:value="67.3217763362888" calcext:value-type="float">
            <text:p><text:s text:c="3"/>67,3 </text:p>
          </table:table-cell>
          <table:table-cell table:style-name="ce9" office:value-type="float" office:value="64.2220504375197" calcext:value-type="float">
            <text:p><text:s text:c="3"/>64,2 </text:p>
          </table:table-cell>
          <table:table-cell table:style-name="ce9" office:value-type="float" office:value="61.5154035508261" calcext:value-type="float">
            <text:p><text:s text:c="3"/>61,5 </text:p>
          </table:table-cell>
          <table:table-cell table:style-name="ce9" office:value-type="float" office:value="66.9286973242132" calcext:value-type="float">
            <text:p><text:s text:c="3"/>66,9 </text:p>
          </table:table-cell>
          <table:table-cell table:style-name="ce9" office:value-type="float" office:value="62.2898791888676" calcext:value-type="float">
            <text:p><text:s text:c="3"/>62,3 </text:p>
          </table:table-cell>
          <table:table-cell table:style-name="ce9" office:value-type="float" office:value="56.8037156740736" calcext:value-type="float">
            <text:p><text:s text:c="3"/>56,8 </text:p>
          </table:table-cell>
          <table:table-cell table:style-name="ce9" office:value-type="float" office:value="67.7760427036617" calcext:value-type="float">
            <text:p><text:s text:c="3"/>67,8 </text:p>
          </table:table-cell>
          <table:table-cell table:style-name="ce9" office:value-type="float" office:value="68.7177919026971" calcext:value-type="float">
            <text:p><text:s text:c="3"/>68,7 </text:p>
          </table:table-cell>
          <table:table-cell table:style-name="ce9" office:value-type="float" office:value="64.8947562073867" calcext:value-type="float">
            <text:p><text:s text:c="3"/>64,9 </text:p>
          </table:table-cell>
          <table:table-cell table:style-name="ce9" office:value-type="float" office:value="72.5408275980075" calcext:value-type="float">
            <text:p><text:s text:c="3"/>72,5 </text:p>
          </table:table-cell>
          <table:table-cell table:style-name="ce9" office:value-type="float" office:value="69.6746240393579" calcext:value-type="float">
            <text:p><text:s text:c="3"/>69,7 </text:p>
          </table:table-cell>
          <table:table-cell table:style-name="ce9" office:value-type="float" office:value="66.2762438401183" calcext:value-type="float">
            <text:p><text:s text:c="3"/>66,3 </text:p>
          </table:table-cell>
          <table:table-cell table:style-name="ce9" office:value-type="float" office:value="73.0730042385975" calcext:value-type="float">
            <text:p><text:s text:c="3"/>73,1 </text:p>
          </table:table-cell>
          <table:table-cell table:style-name="ce9" office:value-type="float" office:value="70.6976070525295" calcext:value-type="float">
            <text:p><text:s text:c="3"/>70,7 </text:p>
          </table:table-cell>
          <table:table-cell table:style-name="ce9" office:value-type="float" office:value="62.7466557285877" calcext:value-type="float">
            <text:p><text:s text:c="3"/>62,7 </text:p>
          </table:table-cell>
          <table:table-cell table:style-name="ce9" office:value-type="float" office:value="78.6485583764714" calcext:value-type="float">
            <text:p><text:s text:c="3"/>78,6 </text:p>
          </table:table-cell>
          <table:table-cell table:style-name="ce9" office:value-type="float" office:value="60.3668000862281" calcext:value-type="float">
            <text:p><text:s text:c="3"/>60,4 </text:p>
          </table:table-cell>
          <table:table-cell table:style-name="ce9" office:value-type="float" office:value="56.7898866699987" calcext:value-type="float">
            <text:p><text:s text:c="3"/>56,8 </text:p>
          </table:table-cell>
          <table:table-cell table:style-name="ce9" office:value-type="float" office:value="63.9437135024575" calcext:value-type="float">
            <text:p><text:s text:c="3"/>63,9 </text:p>
          </table:table-cell>
          <table:table-cell table:style-name="ce9" office:value-type="float" office:value="59.5693505409811" calcext:value-type="float">
            <text:p><text:s text:c="3"/>59,6 </text:p>
          </table:table-cell>
          <table:table-cell table:style-name="ce9" office:value-type="float" office:value="55.6178466167219" calcext:value-type="float">
            <text:p><text:s text:c="3"/>55,6 </text:p>
          </table:table-cell>
          <table:table-cell table:style-name="ce9" office:value-type="float" office:value="63.5208544652403" calcext:value-type="float">
            <text:p><text:s text:c="3"/>63,5 </text:p>
          </table:table-cell>
          <table:table-cell table:style-name="ce9" office:value-type="float" office:value="53.755579944307" calcext:value-type="float">
            <text:p><text:s text:c="3"/>53,8 </text:p>
          </table:table-cell>
          <table:table-cell table:style-name="ce9" office:value-type="float" office:value="48.6535965267634" calcext:value-type="float">
            <text:p><text:s text:c="3"/>48,7 </text:p>
          </table:table-cell>
          <table:table-cell table:style-name="ce9" office:value-type="float" office:value="58.8575633618507" calcext:value-type="float">
            <text:p><text:s text:c="3"/>58,9 </text:p>
          </table:table-cell>
          <table:table-cell table:style-name="ce9" office:value-type="float" office:value="63.4893344765795" calcext:value-type="float">
            <text:p><text:s text:c="3"/>63,5 </text:p>
          </table:table-cell>
          <table:table-cell table:style-name="ce9" office:value-type="float" office:value="60.6991892164294" calcext:value-type="float">
            <text:p><text:s text:c="3"/>60,7 </text:p>
          </table:table-cell>
          <table:table-cell table:style-name="ce9" office:value-type="float" office:value="66.2794797367295" calcext:value-type="float">
            <text:p><text:s text:c="3"/>66,3 </text:p>
          </table:table-cell>
          <table:table-cell table:style-name="ce9" office:value-type="float" office:value="63.4039232542639" calcext:value-type="float">
            <text:p><text:s text:c="3"/>63,4 </text:p>
          </table:table-cell>
          <table:table-cell table:style-name="ce9" office:value-type="float" office:value="59.9907346589071" calcext:value-type="float">
            <text:p><text:s text:c="3"/>60,0 </text:p>
          </table:table-cell>
          <table:table-cell table:style-name="ce9" office:value-type="float" office:value="66.8171118496206" calcext:value-type="float">
            <text:p><text:s text:c="3"/>66,8 </text:p>
          </table:table-cell>
          <table:table-cell table:style-name="ce9" office:value-type="float" office:value="58.0721336006708" calcext:value-type="float">
            <text:p><text:s text:c="3"/>58,1 </text:p>
          </table:table-cell>
          <table:table-cell table:style-name="ce9" office:value-type="float" office:value="50.7047656602972" calcext:value-type="float">
            <text:p><text:s text:c="3"/>50,7 </text:p>
          </table:table-cell>
          <table:table-cell table:style-name="ce9" office:value-type="float" office:value="65.4395015410444" calcext:value-type="float">
            <text:p><text:s text:c="3"/>65,4 </text:p>
          </table:table-cell>
          <table:table-cell table:style-name="ce9" office:value-type="float" office:value="67.1905697912645" calcext:value-type="float">
            <text:p><text:s text:c="3"/>67,2 </text:p>
          </table:table-cell>
          <table:table-cell table:style-name="ce9" office:value-type="float" office:value="59.0871865661546" calcext:value-type="float">
            <text:p><text:s text:c="3"/>59,1 </text:p>
          </table:table-cell>
          <table:table-cell table:style-name="ce9" office:value-type="float" office:value="75.2939530163745" calcext:value-type="float">
            <text:p><text:s text:c="3"/>75,3 </text:p>
          </table:table-cell>
          <table:table-cell table:style-name="ce9" office:value-type="float" office:value="65.8861617542172" calcext:value-type="float">
            <text:p><text:s text:c="3"/>65,9 </text:p>
          </table:table-cell>
          <table:table-cell table:style-name="ce9" office:value-type="float" office:value="61.9082175280794" calcext:value-type="float">
            <text:p><text:s text:c="3"/>61,9 </text:p>
          </table:table-cell>
          <table:table-cell table:style-name="ce9" office:value-type="float" office:value="69.8641059803549" calcext:value-type="float">
            <text:p><text:s text:c="3"/>69,9 </text:p>
          </table:table-cell>
          <table:table-cell table:style-name="ce9" office:value-type="float" office:value="72.0629948948856" calcext:value-type="float">
            <text:p><text:s text:c="3"/>72,1 </text:p>
          </table:table-cell>
          <table:table-cell table:style-name="ce9" office:value-type="float" office:value="66.2423856038435" calcext:value-type="float">
            <text:p><text:s text:c="3"/>66,2 </text:p>
          </table:table-cell>
          <table:table-cell table:style-name="ce9" office:value-type="float" office:value="77.8836041859278" calcext:value-type="float">
            <text:p><text:s text:c="3"/>77,9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67.0198315069085" calcext:value-type="float">
            <text:p><text:s text:c="3"/>67,0 </text:p>
          </table:table-cell>
          <table:table-cell table:style-name="ce9" office:value-type="float" office:value="64.8506586624785" calcext:value-type="float">
            <text:p><text:s text:c="3"/>64,9 </text:p>
          </table:table-cell>
          <table:table-cell table:style-name="ce9" office:value-type="float" office:value="69.1890043513385" calcext:value-type="float">
            <text:p><text:s text:c="3"/>69,2 </text:p>
          </table:table-cell>
          <table:table-cell table:style-name="ce9" office:value-type="float" office:value="65.9901159736055" calcext:value-type="float">
            <text:p><text:s text:c="3"/>66,0 </text:p>
          </table:table-cell>
          <table:table-cell table:style-name="ce9" office:value-type="float" office:value="63.8038014040274" calcext:value-type="float">
            <text:p><text:s text:c="3"/>63,8 </text:p>
          </table:table-cell>
          <table:table-cell table:style-name="ce9" office:value-type="float" office:value="68.1764305431836" calcext:value-type="float">
            <text:p><text:s text:c="3"/>68,2 </text:p>
          </table:table-cell>
          <table:table-cell table:style-name="ce9" office:value-type="float" office:value="63.6599170360966" calcext:value-type="float">
            <text:p><text:s text:c="3"/>63,7 </text:p>
          </table:table-cell>
          <table:table-cell table:style-name="ce9" office:value-type="float" office:value="59.7752288243116" calcext:value-type="float">
            <text:p><text:s text:c="3"/>59,8 </text:p>
          </table:table-cell>
          <table:table-cell table:style-name="ce9" office:value-type="float" office:value="67.5446052478816" calcext:value-type="float">
            <text:p><text:s text:c="3"/>67,5 </text:p>
          </table:table-cell>
          <table:table-cell table:style-name="ce9" office:value-type="float" office:value="68.4753334981227" calcext:value-type="float">
            <text:p><text:s text:c="3"/>68,5 </text:p>
          </table:table-cell>
          <table:table-cell table:style-name="ce9" office:value-type="float" office:value="65.8555456620401" calcext:value-type="float">
            <text:p><text:s text:c="3"/>65,9 </text:p>
          </table:table-cell>
          <table:table-cell table:style-name="ce9" office:value-type="float" office:value="71.0951213342053" calcext:value-type="float">
            <text:p><text:s text:c="3"/>71,1 </text:p>
          </table:table-cell>
          <table:table-cell table:style-name="ce9" office:value-type="float" office:value="68.978764099777" calcext:value-type="float">
            <text:p><text:s text:c="3"/>69,0 </text:p>
          </table:table-cell>
          <table:table-cell table:style-name="ce9" office:value-type="float" office:value="66.0025701222884" calcext:value-type="float">
            <text:p><text:s text:c="3"/>66,0 </text:p>
          </table:table-cell>
          <table:table-cell table:style-name="ce9" office:value-type="float" office:value="71.9549580772656" calcext:value-type="float">
            <text:p><text:s text:c="3"/>72,0 </text:p>
          </table:table-cell>
          <table:table-cell table:style-name="ce9" office:value-type="float" office:value="68.1108404463911" calcext:value-type="float">
            <text:p><text:s text:c="3"/>68,1 </text:p>
          </table:table-cell>
          <table:table-cell table:style-name="ce9" office:value-type="float" office:value="63.4445356428844" calcext:value-type="float">
            <text:p><text:s text:c="3"/>63,4 </text:p>
          </table:table-cell>
          <table:table-cell table:style-name="ce9" office:value-type="float" office:value="72.7771452498977" calcext:value-type="float">
            <text:p><text:s text:c="3"/>72,8 </text:p>
          </table:table-cell>
          <table:table-cell table:style-name="ce9" office:value-type="float" office:value="65.6720344048441" calcext:value-type="float">
            <text:p><text:s text:c="3"/>65,7 </text:p>
          </table:table-cell>
          <table:table-cell table:style-name="ce9" office:value-type="float" office:value="62.9013478039629" calcext:value-type="float">
            <text:p><text:s text:c="3"/>62,9 </text:p>
          </table:table-cell>
          <table:table-cell table:style-name="ce9" office:value-type="float" office:value="68.4427210057251" calcext:value-type="float">
            <text:p><text:s text:c="3"/>68,4 </text:p>
          </table:table-cell>
          <table:table-cell table:style-name="ce9" office:value-type="float" office:value="62.9621527666" calcext:value-type="float">
            <text:p><text:s text:c="3"/>63,0 </text:p>
          </table:table-cell>
          <table:table-cell table:style-name="ce9" office:value-type="float" office:value="60.011700253296" calcext:value-type="float">
            <text:p><text:s text:c="3"/>60,0 </text:p>
          </table:table-cell>
          <table:table-cell table:style-name="ce9" office:value-type="float" office:value="65.9126052799039" calcext:value-type="float">
            <text:p><text:s text:c="3"/>65,9 </text:p>
          </table:table-cell>
          <table:table-cell table:style-name="ce9" office:value-type="float" office:value="59.6045058297801" calcext:value-type="float">
            <text:p><text:s text:c="3"/>59,6 </text:p>
          </table:table-cell>
          <table:table-cell table:style-name="ce9" office:value-type="float" office:value="51.2852244476389" calcext:value-type="float">
            <text:p><text:s text:c="3"/>51,3 </text:p>
          </table:table-cell>
          <table:table-cell table:style-name="ce9" office:value-type="float" office:value="67.9237872119213" calcext:value-type="float">
            <text:p><text:s text:c="3"/>67,9 </text:p>
          </table:table-cell>
          <table:table-cell table:style-name="ce9" office:value-type="float" office:value="66.2090132265741" calcext:value-type="float">
            <text:p><text:s text:c="3"/>66,2 </text:p>
          </table:table-cell>
          <table:table-cell table:style-name="ce9" office:value-type="float" office:value="63.6064170560633" calcext:value-type="float">
            <text:p><text:s text:c="3"/>63,6 </text:p>
          </table:table-cell>
          <table:table-cell table:style-name="ce9" office:value-type="float" office:value="68.8116093970848" calcext:value-type="float">
            <text:p><text:s text:c="3"/>68,8 </text:p>
          </table:table-cell>
          <table:table-cell table:style-name="ce9" office:value-type="float" office:value="66.2809552070546" calcext:value-type="float">
            <text:p><text:s text:c="3"/>66,3 </text:p>
          </table:table-cell>
          <table:table-cell table:style-name="ce9" office:value-type="float" office:value="63.7260007776283" calcext:value-type="float">
            <text:p><text:s text:c="3"/>63,7 </text:p>
          </table:table-cell>
          <table:table-cell table:style-name="ce9" office:value-type="float" office:value="68.8359096364809" calcext:value-type="float">
            <text:p><text:s text:c="3"/>68,8 </text:p>
          </table:table-cell>
          <table:table-cell table:style-name="ce9" office:value-type="float" office:value="61.5170286332283" calcext:value-type="float">
            <text:p><text:s text:c="3"/>61,5 </text:p>
          </table:table-cell>
          <table:table-cell table:style-name="ce9" office:value-type="float" office:value="56.3137516769526" calcext:value-type="float">
            <text:p><text:s text:c="3"/>56,3 </text:p>
          </table:table-cell>
          <table:table-cell table:style-name="ce9" office:value-type="float" office:value="66.720305589504" calcext:value-type="float">
            <text:p><text:s text:c="3"/>66,7 </text:p>
          </table:table-cell>
          <table:table-cell table:style-name="ce9" office:value-type="float" office:value="69.5713322392825" calcext:value-type="float">
            <text:p><text:s text:c="3"/>69,6 </text:p>
          </table:table-cell>
          <table:table-cell table:style-name="ce9" office:value-type="float" office:value="66.2440872580329" calcext:value-type="float">
            <text:p><text:s text:c="3"/>66,2 </text:p>
          </table:table-cell>
          <table:table-cell table:style-name="ce9" office:value-type="float" office:value="72.8985772205321" calcext:value-type="float">
            <text:p><text:s text:c="3"/>72,9 </text:p>
          </table:table-cell>
          <table:table-cell table:style-name="ce9" office:value-type="float" office:value="64.933926685653" calcext:value-type="float">
            <text:p><text:s text:c="3"/>64,9 </text:p>
          </table:table-cell>
          <table:table-cell table:style-name="ce9" office:value-type="float" office:value="60.9395448355012" calcext:value-type="float">
            <text:p><text:s text:c="3"/>60,9 </text:p>
          </table:table-cell>
          <table:table-cell table:style-name="ce9" office:value-type="float" office:value="68.9283085358049" calcext:value-type="float">
            <text:p><text:s text:c="3"/>68,9 </text:p>
          </table:table-cell>
          <table:table-cell table:style-name="ce9" office:value-type="float" office:value="69.2952022600343" calcext:value-type="float">
            <text:p><text:s text:c="3"/>69,3 </text:p>
          </table:table-cell>
          <table:table-cell table:style-name="ce9" office:value-type="float" office:value="65.8798573363863" calcext:value-type="float">
            <text:p><text:s text:c="3"/>65,9 </text:p>
          </table:table-cell>
          <table:table-cell table:style-name="ce9" office:value-type="float" office:value="72.7105471836823" calcext:value-type="float">
            <text:p><text:s text:c="3"/>72,7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63.5959543806693" calcext:value-type="float">
            <text:p><text:s text:c="3"/>63,6 </text:p>
          </table:table-cell>
          <table:table-cell table:style-name="ce9" office:value-type="float" office:value="60.9108021896574" calcext:value-type="float">
            <text:p><text:s text:c="3"/>60,9 </text:p>
          </table:table-cell>
          <table:table-cell table:style-name="ce9" office:value-type="float" office:value="66.2811065716811" calcext:value-type="float">
            <text:p><text:s text:c="3"/>66,3 </text:p>
          </table:table-cell>
          <table:table-cell table:style-name="ce9" office:value-type="float" office:value="64.9559202436203" calcext:value-type="float">
            <text:p><text:s text:c="3"/>65,0 </text:p>
          </table:table-cell>
          <table:table-cell table:style-name="ce9" office:value-type="float" office:value="62.2997286347771" calcext:value-type="float">
            <text:p><text:s text:c="3"/>62,3 </text:p>
          </table:table-cell>
          <table:table-cell table:style-name="ce9" office:value-type="float" office:value="67.6121118524635" calcext:value-type="float">
            <text:p><text:s text:c="3"/>67,6 </text:p>
          </table:table-cell>
          <table:table-cell table:style-name="ce9" office:value-type="float" office:value="68.6403189772857" calcext:value-type="float">
            <text:p><text:s text:c="3"/>68,6 </text:p>
          </table:table-cell>
          <table:table-cell table:style-name="ce9" office:value-type="float" office:value="65.1617497118413" calcext:value-type="float">
            <text:p><text:s text:c="3"/>65,2 </text:p>
          </table:table-cell>
          <table:table-cell table:style-name="ce9" office:value-type="float" office:value="72.1188882427302" calcext:value-type="float">
            <text:p><text:s text:c="3"/>72,1 </text:p>
          </table:table-cell>
          <table:table-cell table:style-name="ce9" office:value-type="float" office:value="68.0085201799024" calcext:value-type="float">
            <text:p><text:s text:c="3"/>68,0 </text:p>
          </table:table-cell>
          <table:table-cell table:style-name="ce9" office:value-type="float" office:value="64.3107134139118" calcext:value-type="float">
            <text:p><text:s text:c="3"/>64,3 </text:p>
          </table:table-cell>
          <table:table-cell table:style-name="ce9" office:value-type="float" office:value="71.7063269458929" calcext:value-type="float">
            <text:p><text:s text:c="3"/>71,7 </text:p>
          </table:table-cell>
          <table:table-cell table:style-name="ce9" office:value-type="float" office:value="69.6646869711983" calcext:value-type="float">
            <text:p><text:s text:c="3"/>69,7 </text:p>
          </table:table-cell>
          <table:table-cell table:style-name="ce9" office:value-type="float" office:value="66.5886811149502" calcext:value-type="float">
            <text:p><text:s text:c="3"/>66,6 </text:p>
          </table:table-cell>
          <table:table-cell table:style-name="ce9" office:value-type="float" office:value="72.7406928274464" calcext:value-type="float">
            <text:p><text:s text:c="3"/>72,7 </text:p>
          </table:table-cell>
          <table:table-cell table:style-name="ce9" office:value-type="float" office:value="73.8454827845771" calcext:value-type="float">
            <text:p><text:s text:c="3"/>73,8 </text:p>
          </table:table-cell>
          <table:table-cell table:style-name="ce9" office:value-type="float" office:value="66.4818812894256" calcext:value-type="float">
            <text:p><text:s text:c="3"/>66,5 </text:p>
          </table:table-cell>
          <table:table-cell table:style-name="ce9" office:value-type="float" office:value="81.2090842797287" calcext:value-type="float">
            <text:p><text:s text:c="3"/>81,2 </text:p>
          </table:table-cell>
          <table:table-cell table:style-name="ce9" office:value-type="float" office:value="58.8855050877036" calcext:value-type="float">
            <text:p><text:s text:c="3"/>58,9 </text:p>
          </table:table-cell>
          <table:table-cell table:style-name="ce9" office:value-type="float" office:value="55.8646678180474" calcext:value-type="float">
            <text:p><text:s text:c="3"/>55,9 </text:p>
          </table:table-cell>
          <table:table-cell table:style-name="ce9" office:value-type="float" office:value="61.9063423573599" calcext:value-type="float">
            <text:p><text:s text:c="3"/>61,9 </text:p>
          </table:table-cell>
          <table:table-cell table:style-name="ce9" office:value-type="float" office:value="60.5090856949853" calcext:value-type="float">
            <text:p><text:s text:c="3"/>60,5 </text:p>
          </table:table-cell>
          <table:table-cell table:style-name="ce9" office:value-type="float" office:value="57.0754824401758" calcext:value-type="float">
            <text:p><text:s text:c="3"/>57,1 </text:p>
          </table:table-cell>
          <table:table-cell table:style-name="ce9" office:value-type="float" office:value="63.9426889497947" calcext:value-type="float">
            <text:p><text:s text:c="3"/>63,9 </text:p>
          </table:table-cell>
          <table:table-cell table:style-name="ce9" office:value-type="float" office:value="63.0908153523219" calcext:value-type="float">
            <text:p><text:s text:c="3"/>63,1 </text:p>
          </table:table-cell>
          <table:table-cell table:style-name="ce9" office:value-type="float" office:value="58.6904908341698" calcext:value-type="float">
            <text:p><text:s text:c="3"/>58,7 </text:p>
          </table:table-cell>
          <table:table-cell table:style-name="ce9" office:value-type="float" office:value="67.491139870474" calcext:value-type="float">
            <text:p><text:s text:c="3"/>67,5 </text:p>
          </table:table-cell>
          <table:table-cell table:style-name="ce9" office:value-type="float" office:value="60.7420411603596" calcext:value-type="float">
            <text:p><text:s text:c="3"/>60,7 </text:p>
          </table:table-cell>
          <table:table-cell table:style-name="ce9" office:value-type="float" office:value="57.7056433209374" calcext:value-type="float">
            <text:p><text:s text:c="3"/>57,7 </text:p>
          </table:table-cell>
          <table:table-cell table:style-name="ce9" office:value-type="float" office:value="63.7784389997817" calcext:value-type="float">
            <text:p><text:s text:c="3"/>63,8 </text:p>
          </table:table-cell>
          <table:table-cell table:style-name="ce9" office:value-type="float" office:value="62.2300581344655" calcext:value-type="float">
            <text:p><text:s text:c="3"/>62,2 </text:p>
          </table:table-cell>
          <table:table-cell table:style-name="ce9" office:value-type="float" office:value="59.2859603693568" calcext:value-type="float">
            <text:p><text:s text:c="3"/>59,3 </text:p>
          </table:table-cell>
          <table:table-cell table:style-name="ce9" office:value-type="float" office:value="65.1741558995743" calcext:value-type="float">
            <text:p><text:s text:c="3"/>65,2 </text:p>
          </table:table-cell>
          <table:table-cell table:style-name="ce9" office:value-type="float" office:value="65.297261283462" calcext:value-type="float">
            <text:p><text:s text:c="3"/>65,3 </text:p>
          </table:table-cell>
          <table:table-cell table:style-name="ce9" office:value-type="float" office:value="61.0693710459431" calcext:value-type="float">
            <text:p><text:s text:c="3"/>61,1 </text:p>
          </table:table-cell>
          <table:table-cell table:style-name="ce9" office:value-type="float" office:value="69.525151520981" calcext:value-type="float">
            <text:p><text:s text:c="3"/>69,5 </text:p>
          </table:table-cell>
          <table:table-cell table:style-name="ce9" office:value-type="float" office:value="69.1610191014308" calcext:value-type="float">
            <text:p><text:s text:c="3"/>69,2 </text:p>
          </table:table-cell>
          <table:table-cell table:style-name="ce9" office:value-type="float" office:value="64.5397640761052" calcext:value-type="float">
            <text:p><text:s text:c="3"/>64,5 </text:p>
          </table:table-cell>
          <table:table-cell table:style-name="ce9" office:value-type="float" office:value="73.7822741267564" calcext:value-type="float">
            <text:p><text:s text:c="3"/>73,8 </text:p>
          </table:table-cell>
          <table:table-cell table:style-name="ce9" office:value-type="float" office:value="70.2855056687763" calcext:value-type="float">
            <text:p><text:s text:c="3"/>70,3 </text:p>
          </table:table-cell>
          <table:table-cell table:style-name="ce9" office:value-type="float" office:value="66.4859437600096" calcext:value-type="float">
            <text:p><text:s text:c="3"/>66,5 </text:p>
          </table:table-cell>
          <table:table-cell table:style-name="ce9" office:value-type="float" office:value="74.085067577543" calcext:value-type="float">
            <text:p><text:s text:c="3"/>74,1 </text:p>
          </table:table-cell>
          <table:table-cell table:style-name="ce9" office:value-type="float" office:value="74.8514693246943" calcext:value-type="float">
            <text:p><text:s text:c="3"/>74,9 </text:p>
          </table:table-cell>
          <table:table-cell table:style-name="ce9" office:value-type="float" office:value="68.7273717217733" calcext:value-type="float">
            <text:p><text:s text:c="3"/>68,7 </text:p>
          </table:table-cell>
          <table:table-cell table:style-name="ce9" office:value-type="float" office:value="80.9755669276153" calcext:value-type="float">
            <text:p><text:s text:c="3"/>81,0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67.9470488608639" calcext:value-type="float">
            <text:p><text:s text:c="3"/>67,9 </text:p>
          </table:table-cell>
          <table:table-cell table:style-name="ce9" office:value-type="float" office:value="65.5677026831428" calcext:value-type="float">
            <text:p><text:s text:c="3"/>65,6 </text:p>
          </table:table-cell>
          <table:table-cell table:style-name="ce9" office:value-type="float" office:value="70.3263950385849" calcext:value-type="float">
            <text:p><text:s text:c="3"/>70,3 </text:p>
          </table:table-cell>
          <table:table-cell table:style-name="ce9" office:value-type="float" office:value="70.4208106149421" calcext:value-type="float">
            <text:p><text:s text:c="3"/>70,4 </text:p>
          </table:table-cell>
          <table:table-cell table:style-name="ce9" office:value-type="float" office:value="67.8856177011423" calcext:value-type="float">
            <text:p><text:s text:c="3"/>67,9 </text:p>
          </table:table-cell>
          <table:table-cell table:style-name="ce9" office:value-type="float" office:value="72.9560035287418" calcext:value-type="float">
            <text:p><text:s text:c="3"/>73,0 </text:p>
          </table:table-cell>
          <table:table-cell table:style-name="ce9" office:value-type="float" office:value="61.2523730918871" calcext:value-type="float">
            <text:p><text:s text:c="3"/>61,3 </text:p>
          </table:table-cell>
          <table:table-cell table:style-name="ce9" office:value-type="float" office:value="55.4857745113576" calcext:value-type="float">
            <text:p><text:s text:c="3"/>55,5 </text:p>
          </table:table-cell>
          <table:table-cell table:style-name="ce9" office:value-type="float" office:value="67.0189716724166" calcext:value-type="float">
            <text:p><text:s text:c="3"/>67,0 </text:p>
          </table:table-cell>
          <table:table-cell table:style-name="ce9" office:value-type="float" office:value="71.4704357423768" calcext:value-type="float">
            <text:p><text:s text:c="3"/>71,5 </text:p>
          </table:table-cell>
          <table:table-cell table:style-name="ce9" office:value-type="float" office:value="68.6297854346503" calcext:value-type="float">
            <text:p><text:s text:c="3"/>68,6 </text:p>
          </table:table-cell>
          <table:table-cell table:style-name="ce9" office:value-type="float" office:value="74.3110860501033" calcext:value-type="float">
            <text:p><text:s text:c="3"/>74,3 </text:p>
          </table:table-cell>
          <table:table-cell table:style-name="ce9" office:value-type="float" office:value="74.9884977903478" calcext:value-type="float">
            <text:p><text:s text:c="3"/>75,0 </text:p>
          </table:table-cell>
          <table:table-cell table:style-name="ce9" office:value-type="float" office:value="72.4563737367456" calcext:value-type="float">
            <text:p><text:s text:c="3"/>72,5 </text:p>
          </table:table-cell>
          <table:table-cell table:style-name="ce9" office:value-type="float" office:value="77.5206218439499" calcext:value-type="float">
            <text:p><text:s text:c="3"/>77,5 </text:p>
          </table:table-cell>
          <table:table-cell table:style-name="ce9" office:value-type="float" office:value="66.2743769690583" calcext:value-type="float">
            <text:p><text:s text:c="3"/>66,3 </text:p>
          </table:table-cell>
          <table:table-cell table:style-name="ce9" office:value-type="float" office:value="61.4352101316138" calcext:value-type="float">
            <text:p><text:s text:c="3"/>61,4 </text:p>
          </table:table-cell>
          <table:table-cell table:style-name="ce9" office:value-type="float" office:value="71.1135438065028" calcext:value-type="float">
            <text:p><text:s text:c="3"/>71,1 </text:p>
          </table:table-cell>
          <table:table-cell table:style-name="ce9" office:value-type="float" office:value="64.9213664615795" calcext:value-type="float">
            <text:p><text:s text:c="3"/>64,9 </text:p>
          </table:table-cell>
          <table:table-cell table:style-name="ce9" office:value-type="float" office:value="61.3280818868538" calcext:value-type="float">
            <text:p><text:s text:c="3"/>61,3 </text:p>
          </table:table-cell>
          <table:table-cell table:style-name="ce9" office:value-type="float" office:value="68.5146510363051" calcext:value-type="float">
            <text:p><text:s text:c="3"/>68,5 </text:p>
          </table:table-cell>
          <table:table-cell table:style-name="ce9" office:value-type="float" office:value="66.370426122844" calcext:value-type="float">
            <text:p><text:s text:c="3"/>66,4 </text:p>
          </table:table-cell>
          <table:table-cell table:style-name="ce9" office:value-type="float" office:value="62.817828389302" calcext:value-type="float">
            <text:p><text:s text:c="3"/>62,8 </text:p>
          </table:table-cell>
          <table:table-cell table:style-name="ce9" office:value-type="float" office:value="69.9230238563861" calcext:value-type="float">
            <text:p><text:s text:c="3"/>69,9 </text:p>
          </table:table-cell>
          <table:table-cell table:style-name="ce9" office:value-type="float" office:value="55.1143005962172" calcext:value-type="float">
            <text:p><text:s text:c="3"/>55,1 </text:p>
          </table:table-cell>
          <table:table-cell table:style-name="ce9" office:value-type="float" office:value="46.7815624742797" calcext:value-type="float">
            <text:p><text:s text:c="3"/>46,8 </text:p>
          </table:table-cell>
          <table:table-cell table:style-name="ce9" office:value-type="float" office:value="63.4470387181547" calcext:value-type="float">
            <text:p><text:s text:c="3"/>63,4 </text:p>
          </table:table-cell>
          <table:table-cell table:style-name="ce9" office:value-type="float" office:value="68.4697673248803" calcext:value-type="float">
            <text:p><text:s text:c="3"/>68,5 </text:p>
          </table:table-cell>
          <table:table-cell table:style-name="ce9" office:value-type="float" office:value="65.519023667237" calcext:value-type="float">
            <text:p><text:s text:c="3"/>65,5 </text:p>
          </table:table-cell>
          <table:table-cell table:style-name="ce9" office:value-type="float" office:value="71.4205109825236" calcext:value-type="float">
            <text:p><text:s text:c="3"/>71,4 </text:p>
          </table:table-cell>
          <table:table-cell table:style-name="ce9" office:value-type="float" office:value="72.2334589698414" calcext:value-type="float">
            <text:p><text:s text:c="3"/>72,2 </text:p>
          </table:table-cell>
          <table:table-cell table:style-name="ce9" office:value-type="float" office:value="68.9402676571648" calcext:value-type="float">
            <text:p><text:s text:c="3"/>68,9 </text:p>
          </table:table-cell>
          <table:table-cell table:style-name="ce9" office:value-type="float" office:value="75.526650282518" calcext:value-type="float">
            <text:p><text:s text:c="3"/>75,5 </text:p>
          </table:table-cell>
          <table:table-cell table:style-name="ce9" office:value-type="float" office:value="61.7027074633456" calcext:value-type="float">
            <text:p><text:s text:c="3"/>61,7 </text:p>
          </table:table-cell>
          <table:table-cell table:style-name="ce9" office:value-type="float" office:value="53.5450259046527" calcext:value-type="float">
            <text:p><text:s text:c="3"/>53,5 </text:p>
          </table:table-cell>
          <table:table-cell table:style-name="ce9" office:value-type="float" office:value="69.8603890220384" calcext:value-type="float">
            <text:p><text:s text:c="3"/>69,9 </text:p>
          </table:table-cell>
          <table:table-cell table:style-name="ce9" office:value-type="float" office:value="66.9832850629474" calcext:value-type="float">
            <text:p><text:s text:c="3"/>67,0 </text:p>
          </table:table-cell>
          <table:table-cell table:style-name="ce9" office:value-type="float" office:value="63.0098526838613" calcext:value-type="float">
            <text:p><text:s text:c="3"/>63,0 </text:p>
          </table:table-cell>
          <table:table-cell table:style-name="ce9" office:value-type="float" office:value="70.9567174420335" calcext:value-type="float">
            <text:p><text:s text:c="3"/>71,0 </text:p>
          </table:table-cell>
          <table:table-cell table:style-name="ce9" office:value-type="float" office:value="67.4817030741934" calcext:value-type="float">
            <text:p><text:s text:c="3"/>67,5 </text:p>
          </table:table-cell>
          <table:table-cell table:style-name="ce9" office:value-type="float" office:value="63.887556351868" calcext:value-type="float">
            <text:p><text:s text:c="3"/>63,9 </text:p>
          </table:table-cell>
          <table:table-cell table:style-name="ce9" office:value-type="float" office:value="71.0758497965188" calcext:value-type="float">
            <text:p><text:s text:c="3"/>71,1 </text:p>
          </table:table-cell>
          <table:table-cell table:style-name="ce9" office:value-type="float" office:value="60.5433176118303" calcext:value-type="float">
            <text:p><text:s text:c="3"/>60,5 </text:p>
          </table:table-cell>
          <table:table-cell table:style-name="ce9" office:value-type="float" office:value="53.0744619615529" calcext:value-type="float">
            <text:p><text:s text:c="3"/>53,1 </text:p>
          </table:table-cell>
          <table:table-cell table:style-name="ce9" office:value-type="float" office:value="68.0121732621078" calcext:value-type="float">
            <text:p><text:s text:c="3"/>68,0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67.305604570482" calcext:value-type="float">
            <text:p><text:s text:c="3"/>67,3 </text:p>
          </table:table-cell>
          <table:table-cell table:style-name="ce9" office:value-type="float" office:value="65.0535359508844" calcext:value-type="float">
            <text:p><text:s text:c="3"/>65,1 </text:p>
          </table:table-cell>
          <table:table-cell table:style-name="ce9" office:value-type="float" office:value="69.5576731900796" calcext:value-type="float">
            <text:p><text:s text:c="3"/>69,6 </text:p>
          </table:table-cell>
          <table:table-cell table:style-name="ce9" office:value-type="float" office:value="66.1288629136381" calcext:value-type="float">
            <text:p><text:s text:c="3"/>66,1 </text:p>
          </table:table-cell>
          <table:table-cell table:style-name="ce9" office:value-type="float" office:value="63.6176331766833" calcext:value-type="float">
            <text:p><text:s text:c="3"/>63,6 </text:p>
          </table:table-cell>
          <table:table-cell table:style-name="ce9" office:value-type="float" office:value="68.6400926505928" calcext:value-type="float">
            <text:p><text:s text:c="3"/>68,6 </text:p>
          </table:table-cell>
          <table:table-cell table:style-name="ce9" office:value-type="float" office:value="63.2310384345269" calcext:value-type="float">
            <text:p><text:s text:c="3"/>63,2 </text:p>
          </table:table-cell>
          <table:table-cell table:style-name="ce9" office:value-type="float" office:value="58.1251076794787" calcext:value-type="float">
            <text:p><text:s text:c="3"/>58,1 </text:p>
          </table:table-cell>
          <table:table-cell table:style-name="ce9" office:value-type="float" office:value="68.336969189575" calcext:value-type="float">
            <text:p><text:s text:c="3"/>68,3 </text:p>
          </table:table-cell>
          <table:table-cell table:style-name="ce9" office:value-type="float" office:value="69.9378402804584" calcext:value-type="float">
            <text:p><text:s text:c="3"/>69,9 </text:p>
          </table:table-cell>
          <table:table-cell table:style-name="ce9" office:value-type="float" office:value="67.1616258844548" calcext:value-type="float">
            <text:p><text:s text:c="3"/>67,2 </text:p>
          </table:table-cell>
          <table:table-cell table:style-name="ce9" office:value-type="float" office:value="72.714054676462" calcext:value-type="float">
            <text:p><text:s text:c="3"/>72,7 </text:p>
          </table:table-cell>
          <table:table-cell table:style-name="ce9" office:value-type="float" office:value="68.5621124124421" calcext:value-type="float">
            <text:p><text:s text:c="3"/>68,6 </text:p>
          </table:table-cell>
          <table:table-cell table:style-name="ce9" office:value-type="float" office:value="65.0696945860218" calcext:value-type="float">
            <text:p><text:s text:c="3"/>65,1 </text:p>
          </table:table-cell>
          <table:table-cell table:style-name="ce9" office:value-type="float" office:value="72.0545302388624" calcext:value-type="float">
            <text:p><text:s text:c="3"/>72,1 </text:p>
          </table:table-cell>
          <table:table-cell table:style-name="ce9" office:value-type="float" office:value="70.4080849224545" calcext:value-type="float">
            <text:p><text:s text:c="3"/>70,4 </text:p>
          </table:table-cell>
          <table:table-cell table:style-name="ce9" office:value-type="float" office:value="64.718953179588" calcext:value-type="float">
            <text:p><text:s text:c="3"/>64,7 </text:p>
          </table:table-cell>
          <table:table-cell table:style-name="ce9" office:value-type="float" office:value="76.0972166653211" calcext:value-type="float">
            <text:p><text:s text:c="3"/>76,1 </text:p>
          </table:table-cell>
          <table:table-cell table:style-name="ce9" office:value-type="float" office:value="64.4039718760515" calcext:value-type="float">
            <text:p><text:s text:c="3"/>64,4 </text:p>
          </table:table-cell>
          <table:table-cell table:style-name="ce9" office:value-type="float" office:value="61.2770134335759" calcext:value-type="float">
            <text:p><text:s text:c="3"/>61,3 </text:p>
          </table:table-cell>
          <table:table-cell table:style-name="ce9" office:value-type="float" office:value="67.5309303185271" calcext:value-type="float">
            <text:p><text:s text:c="3"/>67,5 </text:p>
          </table:table-cell>
          <table:table-cell table:style-name="ce9" office:value-type="float" office:value="63.5973126819355" calcext:value-type="float">
            <text:p><text:s text:c="3"/>63,6 </text:p>
          </table:table-cell>
          <table:table-cell table:style-name="ce9" office:value-type="float" office:value="60.4332844243784" calcext:value-type="float">
            <text:p><text:s text:c="3"/>60,4 </text:p>
          </table:table-cell>
          <table:table-cell table:style-name="ce9" office:value-type="float" office:value="66.7613409394926" calcext:value-type="float">
            <text:p><text:s text:c="3"/>66,8 </text:p>
          </table:table-cell>
          <table:table-cell table:style-name="ce9" office:value-type="float" office:value="57.5185076708321" calcext:value-type="float">
            <text:p><text:s text:c="3"/>57,5 </text:p>
          </table:table-cell>
          <table:table-cell table:style-name="ce9" office:value-type="float" office:value="51.5795735512787" calcext:value-type="float">
            <text:p><text:s text:c="3"/>51,6 </text:p>
          </table:table-cell>
          <table:table-cell table:style-name="ce9" office:value-type="float" office:value="63.4574417903856" calcext:value-type="float">
            <text:p><text:s text:c="3"/>63,5 </text:p>
          </table:table-cell>
          <table:table-cell table:style-name="ce9" office:value-type="float" office:value="65.599240409684" calcext:value-type="float">
            <text:p><text:s text:c="3"/>65,6 </text:p>
          </table:table-cell>
          <table:table-cell table:style-name="ce9" office:value-type="float" office:value="63.1577242429718" calcext:value-type="float">
            <text:p><text:s text:c="3"/>63,2 </text:p>
          </table:table-cell>
          <table:table-cell table:style-name="ce9" office:value-type="float" office:value="68.0407565763962" calcext:value-type="float">
            <text:p><text:s text:c="3"/>68,0 </text:p>
          </table:table-cell>
          <table:table-cell table:style-name="ce9" office:value-type="float" office:value="64.8569217932151" calcext:value-type="float">
            <text:p><text:s text:c="3"/>64,9 </text:p>
          </table:table-cell>
          <table:table-cell table:style-name="ce9" office:value-type="float" office:value="62.0665654373983" calcext:value-type="float">
            <text:p><text:s text:c="3"/>62,1 </text:p>
          </table:table-cell>
          <table:table-cell table:style-name="ce9" office:value-type="float" office:value="67.6472781490319" calcext:value-type="float">
            <text:p><text:s text:c="3"/>67,6 </text:p>
          </table:table-cell>
          <table:table-cell table:style-name="ce9" office:value-type="float" office:value="59.5384633630911" calcext:value-type="float">
            <text:p><text:s text:c="3"/>59,5 </text:p>
          </table:table-cell>
          <table:table-cell table:style-name="ce9" office:value-type="float" office:value="53.308503367411" calcext:value-type="float">
            <text:p><text:s text:c="3"/>53,3 </text:p>
          </table:table-cell>
          <table:table-cell table:style-name="ce9" office:value-type="float" office:value="65.7684233587713" calcext:value-type="float">
            <text:p><text:s text:c="3"/>65,8 </text:p>
          </table:table-cell>
          <table:table-cell table:style-name="ce9" office:value-type="float" office:value="74.1925173973348" calcext:value-type="float">
            <text:p><text:s text:c="3"/>74,2 </text:p>
          </table:table-cell>
          <table:table-cell table:style-name="ce9" office:value-type="float" office:value="70.4489960479995" calcext:value-type="float">
            <text:p><text:s text:c="3"/>70,4 </text:p>
          </table:table-cell>
          <table:table-cell table:style-name="ce9" office:value-type="float" office:value="77.9360387466702" calcext:value-type="float">
            <text:p><text:s text:c="3"/>77,9 </text:p>
          </table:table-cell>
          <table:table-cell table:style-name="ce9" office:value-type="float" office:value="70.521316733968" calcext:value-type="float">
            <text:p><text:s text:c="3"/>70,5 </text:p>
          </table:table-cell>
          <table:table-cell table:style-name="ce9" office:value-type="float" office:value="65.7465333674639" calcext:value-type="float">
            <text:p><text:s text:c="3"/>65,7 </text:p>
          </table:table-cell>
          <table:table-cell table:style-name="ce9" office:value-type="float" office:value="75.296100100472" calcext:value-type="float">
            <text:p><text:s text:c="3"/>75,3 </text:p>
          </table:table-cell>
          <table:table-cell table:style-name="ce9" office:value-type="float" office:value="74.4584850598011" calcext:value-type="float">
            <text:p><text:s text:c="3"/>74,5 </text:p>
          </table:table-cell>
          <table:table-cell table:style-name="ce9" office:value-type="float" office:value="67.5960190837091" calcext:value-type="float">
            <text:p><text:s text:c="3"/>67,6 </text:p>
          </table:table-cell>
          <table:table-cell table:style-name="ce9" office:value-type="float" office:value="81.3209510358931" calcext:value-type="float">
            <text:p><text:s text:c="3"/>81,3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64.2815342230084" calcext:value-type="float">
            <text:p><text:s text:c="3"/>64,3 </text:p>
          </table:table-cell>
          <table:table-cell table:style-name="ce9" office:value-type="float" office:value="61.5851274925671" calcext:value-type="float">
            <text:p><text:s text:c="3"/>61,6 </text:p>
          </table:table-cell>
          <table:table-cell table:style-name="ce9" office:value-type="float" office:value="66.9779409534497" calcext:value-type="float">
            <text:p><text:s text:c="3"/>67,0 </text:p>
          </table:table-cell>
          <table:table-cell table:style-name="ce9" office:value-type="float" office:value="63.3212132018712" calcext:value-type="float">
            <text:p><text:s text:c="3"/>63,3 </text:p>
          </table:table-cell>
          <table:table-cell table:style-name="ce9" office:value-type="float" office:value="60.3582645592846" calcext:value-type="float">
            <text:p><text:s text:c="3"/>60,4 </text:p>
          </table:table-cell>
          <table:table-cell table:style-name="ce9" office:value-type="float" office:value="66.2841618444579" calcext:value-type="float">
            <text:p><text:s text:c="3"/>66,3 </text:p>
          </table:table-cell>
          <table:table-cell table:style-name="ce9" office:value-type="float" office:value="68.6743390055068" calcext:value-type="float">
            <text:p><text:s text:c="3"/>68,7 </text:p>
          </table:table-cell>
          <table:table-cell table:style-name="ce9" office:value-type="float" office:value="65.0178193790994" calcext:value-type="float">
            <text:p><text:s text:c="3"/>65,0 </text:p>
          </table:table-cell>
          <table:table-cell table:style-name="ce9" office:value-type="float" office:value="72.3308586319142" calcext:value-type="float">
            <text:p><text:s text:c="3"/>72,3 </text:p>
          </table:table-cell>
          <table:table-cell table:style-name="ce9" office:value-type="float" office:value="67.6817289908922" calcext:value-type="float">
            <text:p><text:s text:c="3"/>67,7 </text:p>
          </table:table-cell>
          <table:table-cell table:style-name="ce9" office:value-type="float" office:value="64.4164136094512" calcext:value-type="float">
            <text:p><text:s text:c="3"/>64,4 </text:p>
          </table:table-cell>
          <table:table-cell table:style-name="ce9" office:value-type="float" office:value="70.9470443723331" calcext:value-type="float">
            <text:p><text:s text:c="3"/>70,9 </text:p>
          </table:table-cell>
          <table:table-cell table:style-name="ce9" office:value-type="float" office:value="67.2081851618161" calcext:value-type="float">
            <text:p><text:s text:c="3"/>67,2 </text:p>
          </table:table-cell>
          <table:table-cell table:style-name="ce9" office:value-type="float" office:value="64.2163836430713" calcext:value-type="float">
            <text:p><text:s text:c="3"/>64,2 </text:p>
          </table:table-cell>
          <table:table-cell table:style-name="ce9" office:value-type="float" office:value="70.199986680561" calcext:value-type="float">
            <text:p><text:s text:c="3"/>70,2 </text:p>
          </table:table-cell>
          <table:table-cell table:style-name="ce9" office:value-type="float" office:value="74.3705161933972" calcext:value-type="float">
            <text:p><text:s text:c="3"/>74,4 </text:p>
          </table:table-cell>
          <table:table-cell table:style-name="ce9" office:value-type="float" office:value="68.1649640429256" calcext:value-type="float">
            <text:p><text:s text:c="3"/>68,2 </text:p>
          </table:table-cell>
          <table:table-cell table:style-name="ce9" office:value-type="float" office:value="80.5760683438687" calcext:value-type="float">
            <text:p><text:s text:c="3"/>80,6 </text:p>
          </table:table-cell>
          <table:table-cell table:style-name="ce9" office:value-type="float" office:value="60.8697754685445" calcext:value-type="float">
            <text:p><text:s text:c="3"/>60,9 </text:p>
          </table:table-cell>
          <table:table-cell table:style-name="ce9" office:value-type="float" office:value="57.5133353946737" calcext:value-type="float">
            <text:p><text:s text:c="3"/>57,5 </text:p>
          </table:table-cell>
          <table:table-cell table:style-name="ce9" office:value-type="float" office:value="64.2262155424152" calcext:value-type="float">
            <text:p><text:s text:c="3"/>64,2 </text:p>
          </table:table-cell>
          <table:table-cell table:style-name="ce9" office:value-type="float" office:value="59.494281670308" calcext:value-type="float">
            <text:p><text:s text:c="3"/>59,5 </text:p>
          </table:table-cell>
          <table:table-cell table:style-name="ce9" office:value-type="float" office:value="55.1606448293837" calcext:value-type="float">
            <text:p><text:s text:c="3"/>55,2 </text:p>
          </table:table-cell>
          <table:table-cell table:style-name="ce9" office:value-type="float" office:value="63.8279185112323" calcext:value-type="float">
            <text:p><text:s text:c="3"/>63,8 </text:p>
          </table:table-cell>
          <table:table-cell table:style-name="ce9" office:value-type="float" office:value="62.9097330898117" calcext:value-type="float">
            <text:p><text:s text:c="3"/>62,9 </text:p>
          </table:table-cell>
          <table:table-cell table:style-name="ce9" office:value-type="float" office:value="58.5083768080061" calcext:value-type="float">
            <text:p><text:s text:c="3"/>58,5 </text:p>
          </table:table-cell>
          <table:table-cell table:style-name="ce9" office:value-type="float" office:value="67.3110893716172" calcext:value-type="float">
            <text:p><text:s text:c="3"/>67,3 </text:p>
          </table:table-cell>
          <table:table-cell table:style-name="ce9" office:value-type="float" office:value="62.0239351812847" calcext:value-type="float">
            <text:p><text:s text:c="3"/>62,0 </text:p>
          </table:table-cell>
          <table:table-cell table:style-name="ce9" office:value-type="float" office:value="59.0561255497112" calcext:value-type="float">
            <text:p><text:s text:c="3"/>59,1 </text:p>
          </table:table-cell>
          <table:table-cell table:style-name="ce9" office:value-type="float" office:value="64.9917448128582" calcext:value-type="float">
            <text:p><text:s text:c="3"/>65,0 </text:p>
          </table:table-cell>
          <table:table-cell table:style-name="ce9" office:value-type="float" office:value="60.6546813620947" calcext:value-type="float">
            <text:p><text:s text:c="3"/>60,7 </text:p>
          </table:table-cell>
          <table:table-cell table:style-name="ce9" office:value-type="float" office:value="57.6293921595415" calcext:value-type="float">
            <text:p><text:s text:c="3"/>57,6 </text:p>
          </table:table-cell>
          <table:table-cell table:style-name="ce9" office:value-type="float" office:value="63.6799705646478" calcext:value-type="float">
            <text:p><text:s text:c="3"/>63,7 </text:p>
          </table:table-cell>
          <table:table-cell table:style-name="ce9" office:value-type="float" office:value="65.9172946058752" calcext:value-type="float">
            <text:p><text:s text:c="3"/>65,9 </text:p>
          </table:table-cell>
          <table:table-cell table:style-name="ce9" office:value-type="float" office:value="61.4549595853077" calcext:value-type="float">
            <text:p><text:s text:c="3"/>61,5 </text:p>
          </table:table-cell>
          <table:table-cell table:style-name="ce9" office:value-type="float" office:value="70.3796296264428" calcext:value-type="float">
            <text:p><text:s text:c="3"/>70,4 </text:p>
          </table:table-cell>
          <table:table-cell table:style-name="ce9" office:value-type="float" office:value="71.029066544706" calcext:value-type="float">
            <text:p><text:s text:c="3"/>71,0 </text:p>
          </table:table-cell>
          <table:table-cell table:style-name="ce9" office:value-type="float" office:value="65.6132054414365" calcext:value-type="float">
            <text:p><text:s text:c="3"/>65,6 </text:p>
          </table:table-cell>
          <table:table-cell table:style-name="ce9" office:value-type="float" office:value="76.4449276479755" calcext:value-type="float">
            <text:p><text:s text:c="3"/>76,4 </text:p>
          </table:table-cell>
          <table:table-cell table:style-name="ce9" office:value-type="float" office:value="70.5361141153441" calcext:value-type="float">
            <text:p><text:s text:c="3"/>70,5 </text:p>
          </table:table-cell>
          <table:table-cell table:style-name="ce9" office:value-type="float" office:value="66.3242706724368" calcext:value-type="float">
            <text:p><text:s text:c="3"/>66,3 </text:p>
          </table:table-cell>
          <table:table-cell table:style-name="ce9" office:value-type="float" office:value="74.7479575582514" calcext:value-type="float">
            <text:p><text:s text:c="3"/>74,7 </text:p>
          </table:table-cell>
          <table:table-cell table:style-name="ce9" office:value-type="float" office:value="76.4109747866063" calcext:value-type="float">
            <text:p><text:s text:c="3"/>76,4 </text:p>
          </table:table-cell>
          <table:table-cell table:style-name="ce9" office:value-type="float" office:value="70.3160983924498" calcext:value-type="float">
            <text:p><text:s text:c="3"/>70,3 </text:p>
          </table:table-cell>
          <table:table-cell table:style-name="ce9" office:value-type="float" office:value="82.5058511807629" calcext:value-type="float">
            <text:p><text:s text:c="3"/>82,5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65.098905086548" calcext:value-type="float">
            <text:p><text:s text:c="3"/>65,1 </text:p>
          </table:table-cell>
          <table:table-cell table:style-name="ce9" office:value-type="float" office:value="62.3723915651711" calcext:value-type="float">
            <text:p><text:s text:c="3"/>62,4 </text:p>
          </table:table-cell>
          <table:table-cell table:style-name="ce9" office:value-type="float" office:value="67.825418607925" calcext:value-type="float">
            <text:p><text:s text:c="3"/>67,8 </text:p>
          </table:table-cell>
          <table:table-cell table:style-name="ce9" office:value-type="float" office:value="67.6334483809619" calcext:value-type="float">
            <text:p><text:s text:c="3"/>67,6 </text:p>
          </table:table-cell>
          <table:table-cell table:style-name="ce9" office:value-type="float" office:value="64.3620718720358" calcext:value-type="float">
            <text:p><text:s text:c="3"/>64,4 </text:p>
          </table:table-cell>
          <table:table-cell table:style-name="ce9" office:value-type="float" office:value="70.904824889888" calcext:value-type="float">
            <text:p><text:s text:c="3"/>70,9 </text:p>
          </table:table-cell>
          <table:table-cell table:style-name="ce9" office:value-type="float" office:value="75.0893272531406" calcext:value-type="float">
            <text:p><text:s text:c="3"/>75,1 </text:p>
          </table:table-cell>
          <table:table-cell table:style-name="ce9" office:value-type="float" office:value="69.6498712953872" calcext:value-type="float">
            <text:p><text:s text:c="3"/>69,6 </text:p>
          </table:table-cell>
          <table:table-cell table:style-name="ce9" office:value-type="float" office:value="80.5287832108938" calcext:value-type="float">
            <text:p><text:s text:c="3"/>80,5 </text:p>
          </table:table-cell>
          <table:table-cell table:style-name="ce9" office:value-type="float" office:value="65.8626925953497" calcext:value-type="float">
            <text:p><text:s text:c="3"/>65,9 </text:p>
          </table:table-cell>
          <table:table-cell table:style-name="ce9" office:value-type="float" office:value="62.5455670290578" calcext:value-type="float">
            <text:p><text:s text:c="3"/>62,5 </text:p>
          </table:table-cell>
          <table:table-cell table:style-name="ce9" office:value-type="float" office:value="69.1798181616416" calcext:value-type="float">
            <text:p><text:s text:c="3"/>69,2 </text:p>
          </table:table-cell>
          <table:table-cell table:style-name="ce9" office:value-type="float" office:value="70.8431365986764" calcext:value-type="float">
            <text:p><text:s text:c="3"/>70,8 </text:p>
          </table:table-cell>
          <table:table-cell table:style-name="ce9" office:value-type="float" office:value="66.9716016457027" calcext:value-type="float">
            <text:p><text:s text:c="3"/>67,0 </text:p>
          </table:table-cell>
          <table:table-cell table:style-name="ce9" office:value-type="float" office:value="74.7146715516501" calcext:value-type="float">
            <text:p><text:s text:c="3"/>74,7 </text:p>
          </table:table-cell>
          <table:table-cell table:style-name="ce9" office:value-type="float" office:value="76.2711557848698" calcext:value-type="float">
            <text:p><text:s text:c="3"/>76,3 </text:p>
          </table:table-cell>
          <table:table-cell table:style-name="ce9" office:value-type="float" office:value="68.4389513859881" calcext:value-type="float">
            <text:p><text:s text:c="3"/>68,4 </text:p>
          </table:table-cell>
          <table:table-cell table:style-name="ce9" office:value-type="float" office:value="84.1033601837514" calcext:value-type="float">
            <text:p><text:s text:c="3"/>84,1 </text:p>
          </table:table-cell>
          <table:table-cell table:style-name="ce9" office:value-type="float" office:value="64.3599138395296" calcext:value-type="float">
            <text:p><text:s text:c="3"/>64,4 </text:p>
          </table:table-cell>
          <table:table-cell table:style-name="ce9" office:value-type="float" office:value="60.9740739178472" calcext:value-type="float">
            <text:p><text:s text:c="3"/>61,0 </text:p>
          </table:table-cell>
          <table:table-cell table:style-name="ce9" office:value-type="float" office:value="67.7457537612119" calcext:value-type="float">
            <text:p><text:s text:c="3"/>67,7 </text:p>
          </table:table-cell>
          <table:table-cell table:style-name="ce9" office:value-type="float" office:value="64.8110898197945" calcext:value-type="float">
            <text:p><text:s text:c="3"/>64,8 </text:p>
          </table:table-cell>
          <table:table-cell table:style-name="ce9" office:value-type="float" office:value="60.6505909680124" calcext:value-type="float">
            <text:p><text:s text:c="3"/>60,7 </text:p>
          </table:table-cell>
          <table:table-cell table:style-name="ce9" office:value-type="float" office:value="68.9715886715766" calcext:value-type="float">
            <text:p><text:s text:c="3"/>69,0 </text:p>
          </table:table-cell>
          <table:table-cell table:style-name="ce9" office:value-type="float" office:value="74.03375470972" calcext:value-type="float">
            <text:p><text:s text:c="3"/>74,0 </text:p>
          </table:table-cell>
          <table:table-cell table:style-name="ce9" office:value-type="float" office:value="69.689551000201" calcext:value-type="float">
            <text:p><text:s text:c="3"/>69,7 </text:p>
          </table:table-cell>
          <table:table-cell table:style-name="ce9" office:value-type="float" office:value="78.3779584192391" calcext:value-type="float">
            <text:p><text:s text:c="3"/>78,4 </text:p>
          </table:table-cell>
          <table:table-cell table:style-name="ce9" office:value-type="float" office:value="62.7035562152245" calcext:value-type="float">
            <text:p><text:s text:c="3"/>62,7 </text:p>
          </table:table-cell>
          <table:table-cell table:style-name="ce9" office:value-type="float" office:value="60.1052172939446" calcext:value-type="float">
            <text:p><text:s text:c="3"/>60,1 </text:p>
          </table:table-cell>
          <table:table-cell table:style-name="ce9" office:value-type="float" office:value="65.3018951365044" calcext:value-type="float">
            <text:p><text:s text:c="3"/>65,3 </text:p>
          </table:table-cell>
          <table:table-cell table:style-name="ce9" office:value-type="float" office:value="64.2774693194817" calcext:value-type="float">
            <text:p><text:s text:c="3"/>64,3 </text:p>
          </table:table-cell>
          <table:table-cell table:style-name="ce9" office:value-type="float" office:value="61.2670420393241" calcext:value-type="float">
            <text:p><text:s text:c="3"/>61,3 </text:p>
          </table:table-cell>
          <table:table-cell table:style-name="ce9" office:value-type="float" office:value="67.2878965996393" calcext:value-type="float">
            <text:p><text:s text:c="3"/>67,3 </text:p>
          </table:table-cell>
          <table:table-cell table:style-name="ce9" office:value-type="float" office:value="73.2183109852244" calcext:value-type="float">
            <text:p><text:s text:c="3"/>73,2 </text:p>
          </table:table-cell>
          <table:table-cell table:style-name="ce9" office:value-type="float" office:value="66.0937548866072" calcext:value-type="float">
            <text:p><text:s text:c="3"/>66,1 </text:p>
          </table:table-cell>
          <table:table-cell table:style-name="ce9" office:value-type="float" office:value="80.3428670838415" calcext:value-type="float">
            <text:p><text:s text:c="3"/>80,3 </text:p>
          </table:table-cell>
          <table:table-cell table:style-name="ce9" office:value-type="float" office:value="72.3566702691803" calcext:value-type="float">
            <text:p><text:s text:c="3"/>72,4 </text:p>
          </table:table-cell>
          <table:table-cell table:style-name="ce9" office:value-type="float" office:value="68.0692435851875" calcext:value-type="float">
            <text:p><text:s text:c="3"/>68,1 </text:p>
          </table:table-cell>
          <table:table-cell table:style-name="ce9" office:value-type="float" office:value="76.6440969531731" calcext:value-type="float">
            <text:p><text:s text:c="3"/>76,6 </text:p>
          </table:table-cell>
          <table:table-cell table:style-name="ce9" office:value-type="float" office:value="74.7045571498798" calcext:value-type="float">
            <text:p><text:s text:c="3"/>74,7 </text:p>
          </table:table-cell>
          <table:table-cell table:style-name="ce9" office:value-type="float" office:value="69.1986216920974" calcext:value-type="float">
            <text:p><text:s text:c="3"/>69,2 </text:p>
          </table:table-cell>
          <table:table-cell table:style-name="ce9" office:value-type="float" office:value="80.2104926076623" calcext:value-type="float">
            <text:p><text:s text:c="3"/>80,2 </text:p>
          </table:table-cell>
          <table:table-cell table:style-name="ce9" office:value-type="float" office:value="79.1018162824532" calcext:value-type="float">
            <text:p><text:s text:c="3"/>79,1 </text:p>
          </table:table-cell>
          <table:table-cell table:style-name="ce9" office:value-type="float" office:value="71.3671833337529" calcext:value-type="float">
            <text:p><text:s text:c="3"/>71,4 </text:p>
          </table:table-cell>
          <table:table-cell table:style-name="ce9" office:value-type="float" office:value="86.8364492311536" calcext:value-type="float">
            <text:p><text:s text:c="3"/>86,8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68.885150189569" calcext:value-type="float">
            <text:p><text:s text:c="3"/>68,9 </text:p>
          </table:table-cell>
          <table:table-cell table:style-name="ce9" office:value-type="float" office:value="65.9293548432659" calcext:value-type="float">
            <text:p><text:s text:c="3"/>65,9 </text:p>
          </table:table-cell>
          <table:table-cell table:style-name="ce9" office:value-type="float" office:value="71.840945535872" calcext:value-type="float">
            <text:p><text:s text:c="3"/>71,8 </text:p>
          </table:table-cell>
          <table:table-cell table:style-name="ce9" office:value-type="float" office:value="66.3054545920223" calcext:value-type="float">
            <text:p><text:s text:c="3"/>66,3 </text:p>
          </table:table-cell>
          <table:table-cell table:style-name="ce9" office:value-type="float" office:value="63.19454823534" calcext:value-type="float">
            <text:p><text:s text:c="3"/>63,2 </text:p>
          </table:table-cell>
          <table:table-cell table:style-name="ce9" office:value-type="float" office:value="69.4163609487046" calcext:value-type="float">
            <text:p><text:s text:c="3"/>69,4 </text:p>
          </table:table-cell>
          <table:table-cell table:style-name="ce9" office:value-type="float" office:value="69.5647440132712" calcext:value-type="float">
            <text:p><text:s text:c="3"/>69,6 </text:p>
          </table:table-cell>
          <table:table-cell table:style-name="ce9" office:value-type="float" office:value="65.1627783397421" calcext:value-type="float">
            <text:p><text:s text:c="3"/>65,2 </text:p>
          </table:table-cell>
          <table:table-cell table:style-name="ce9" office:value-type="float" office:value="73.9667096868003" calcext:value-type="float">
            <text:p><text:s text:c="3"/>74,0 </text:p>
          </table:table-cell>
          <table:table-cell table:style-name="ce9" office:value-type="float" office:value="69.5793183214058" calcext:value-type="float">
            <text:p><text:s text:c="3"/>69,6 </text:p>
          </table:table-cell>
          <table:table-cell table:style-name="ce9" office:value-type="float" office:value="65.6631820819217" calcext:value-type="float">
            <text:p><text:s text:c="3"/>65,7 </text:p>
          </table:table-cell>
          <table:table-cell table:style-name="ce9" office:value-type="float" office:value="73.4954545608899" calcext:value-type="float">
            <text:p><text:s text:c="3"/>73,5 </text:p>
          </table:table-cell>
          <table:table-cell table:style-name="ce9" office:value-type="float" office:value="70.2039980038538" calcext:value-type="float">
            <text:p><text:s text:c="3"/>70,2 </text:p>
          </table:table-cell>
          <table:table-cell table:style-name="ce9" office:value-type="float" office:value="65.9041323946542" calcext:value-type="float">
            <text:p><text:s text:c="3"/>65,9 </text:p>
          </table:table-cell>
          <table:table-cell table:style-name="ce9" office:value-type="float" office:value="74.5038636130533" calcext:value-type="float">
            <text:p><text:s text:c="3"/>74,5 </text:p>
          </table:table-cell>
          <table:table-cell table:style-name="ce9" office:value-type="float" office:value="79.7575330653649" calcext:value-type="float">
            <text:p><text:s text:c="3"/>79,8 </text:p>
          </table:table-cell>
          <table:table-cell table:style-name="ce9" office:value-type="float" office:value="72.2725035990064" calcext:value-type="float">
            <text:p><text:s text:c="3"/>72,3 </text:p>
          </table:table-cell>
          <table:table-cell table:style-name="ce9" office:value-type="float" office:value="87.2425625317233" calcext:value-type="float">
            <text:p><text:s text:c="3"/>87,2 </text:p>
          </table:table-cell>
          <table:table-cell table:style-name="ce9" office:value-type="float" office:value="68.2337657633507" calcext:value-type="float">
            <text:p><text:s text:c="3"/>68,2 </text:p>
          </table:table-cell>
          <table:table-cell table:style-name="ce9" office:value-type="float" office:value="64.7172454707319" calcext:value-type="float">
            <text:p><text:s text:c="3"/>64,7 </text:p>
          </table:table-cell>
          <table:table-cell table:style-name="ce9" office:value-type="float" office:value="71.7502860559696" calcext:value-type="float">
            <text:p><text:s text:c="3"/>71,8 </text:p>
          </table:table-cell>
          <table:table-cell table:style-name="ce9" office:value-type="float" office:value="61.7796524126744" calcext:value-type="float">
            <text:p><text:s text:c="3"/>61,8 </text:p>
          </table:table-cell>
          <table:table-cell table:style-name="ce9" office:value-type="float" office:value="57.8944463873819" calcext:value-type="float">
            <text:p><text:s text:c="3"/>57,9 </text:p>
          </table:table-cell>
          <table:table-cell table:style-name="ce9" office:value-type="float" office:value="65.6648584379668" calcext:value-type="float">
            <text:p><text:s text:c="3"/>65,7 </text:p>
          </table:table-cell>
          <table:table-cell table:style-name="ce9" office:value-type="float" office:value="60.9713350381694" calcext:value-type="float">
            <text:p><text:s text:c="3"/>61,0 </text:p>
          </table:table-cell>
          <table:table-cell table:style-name="ce9" office:value-type="float" office:value="52.4102327460463" calcext:value-type="float">
            <text:p><text:s text:c="3"/>52,4 </text:p>
          </table:table-cell>
          <table:table-cell table:style-name="ce9" office:value-type="float" office:value="69.5324373302926" calcext:value-type="float">
            <text:p><text:s text:c="3"/>69,5 </text:p>
          </table:table-cell>
          <table:table-cell table:style-name="ce9" office:value-type="float" office:value="67.7591306382914" calcext:value-type="float">
            <text:p><text:s text:c="3"/>67,8 </text:p>
          </table:table-cell>
          <table:table-cell table:style-name="ce9" office:value-type="float" office:value="64.4088904440661" calcext:value-type="float">
            <text:p><text:s text:c="3"/>64,4 </text:p>
          </table:table-cell>
          <table:table-cell table:style-name="ce9" office:value-type="float" office:value="71.1093708325166" calcext:value-type="float">
            <text:p><text:s text:c="3"/>71,1 </text:p>
          </table:table-cell>
          <table:table-cell table:style-name="ce9" office:value-type="float" office:value="65.8492274827586" calcext:value-type="float">
            <text:p><text:s text:c="3"/>65,8 </text:p>
          </table:table-cell>
          <table:table-cell table:style-name="ce9" office:value-type="float" office:value="62.7109580884833" calcext:value-type="float">
            <text:p><text:s text:c="3"/>62,7 </text:p>
          </table:table-cell>
          <table:table-cell table:style-name="ce9" office:value-type="float" office:value="68.9874968770339" calcext:value-type="float">
            <text:p><text:s text:c="3"/>69,0 </text:p>
          </table:table-cell>
          <table:table-cell table:style-name="ce9" office:value-type="float" office:value="67.2854666536833" calcext:value-type="float">
            <text:p><text:s text:c="3"/>67,3 </text:p>
          </table:table-cell>
          <table:table-cell table:style-name="ce9" office:value-type="float" office:value="61.613441090315" calcext:value-type="float">
            <text:p><text:s text:c="3"/>61,6 </text:p>
          </table:table-cell>
          <table:table-cell table:style-name="ce9" office:value-type="float" office:value="72.9574922170516" calcext:value-type="float">
            <text:p><text:s text:c="3"/>73,0 </text:p>
          </table:table-cell>
          <table:table-cell table:style-name="ce9" office:value-type="float" office:value="71.9936823687982" calcext:value-type="float">
            <text:p><text:s text:c="3"/>72,0 </text:p>
          </table:table-cell>
          <table:table-cell table:style-name="ce9" office:value-type="float" office:value="66.3499217851189" calcext:value-type="float">
            <text:p><text:s text:c="3"/>66,3 </text:p>
          </table:table-cell>
          <table:table-cell table:style-name="ce9" office:value-type="float" office:value="77.6374429524776" calcext:value-type="float">
            <text:p><text:s text:c="3"/>77,6 </text:p>
          </table:table-cell>
          <table:table-cell table:style-name="ce9" office:value-type="float" office:value="71.9440955995568" calcext:value-type="float">
            <text:p><text:s text:c="3"/>71,9 </text:p>
          </table:table-cell>
          <table:table-cell table:style-name="ce9" office:value-type="float" office:value="60.1880876336456" calcext:value-type="float">
            <text:p><text:s text:c="3"/>60,2 </text:p>
          </table:table-cell>
          <table:table-cell table:style-name="ce9" office:value-type="float" office:value="83.700103565468" calcext:value-type="float">
            <text:p><text:s text:c="3"/>83,7 </text:p>
          </table:table-cell>
          <table:table-cell table:style-name="ce9" office:value-type="float" office:value="74.7797684220774" calcext:value-type="float">
            <text:p><text:s text:c="3"/>74,8 </text:p>
          </table:table-cell>
          <table:table-cell table:style-name="ce9" office:value-type="float" office:value="68.3432386427395" calcext:value-type="float">
            <text:p><text:s text:c="3"/>68,3 </text:p>
          </table:table-cell>
          <table:table-cell table:style-name="ce9" office:value-type="float" office:value="81.2162982014152" calcext:value-type="float">
            <text:p><text:s text:c="3"/>81,2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64.7745091373976" calcext:value-type="float">
            <text:p><text:s text:c="3"/>64,8 </text:p>
          </table:table-cell>
          <table:table-cell table:style-name="ce9" office:value-type="float" office:value="62.5625289962135" calcext:value-type="float">
            <text:p><text:s text:c="3"/>62,6 </text:p>
          </table:table-cell>
          <table:table-cell table:style-name="ce9" office:value-type="float" office:value="66.9864892785816" calcext:value-type="float">
            <text:p><text:s text:c="3"/>67,0 </text:p>
          </table:table-cell>
          <table:table-cell table:style-name="ce9" office:value-type="float" office:value="62.729443281792" calcext:value-type="float">
            <text:p><text:s text:c="3"/>62,7 </text:p>
          </table:table-cell>
          <table:table-cell table:style-name="ce9" office:value-type="float" office:value="60.1303646639675" calcext:value-type="float">
            <text:p><text:s text:c="3"/>60,1 </text:p>
          </table:table-cell>
          <table:table-cell table:style-name="ce9" office:value-type="float" office:value="65.3285218996166" calcext:value-type="float">
            <text:p><text:s text:c="3"/>65,3 </text:p>
          </table:table-cell>
          <table:table-cell table:style-name="ce9" office:value-type="float" office:value="57.4559211218141" calcext:value-type="float">
            <text:p><text:s text:c="3"/>57,5 </text:p>
          </table:table-cell>
          <table:table-cell table:style-name="ce9" office:value-type="float" office:value="53.0754069021292" calcext:value-type="float">
            <text:p><text:s text:c="3"/>53,1 </text:p>
          </table:table-cell>
          <table:table-cell table:style-name="ce9" office:value-type="float" office:value="61.8364353414991" calcext:value-type="float">
            <text:p><text:s text:c="3"/>61,8 </text:p>
          </table:table-cell>
          <table:table-cell table:style-name="ce9" office:value-type="float" office:value="67.9372825579489" calcext:value-type="float">
            <text:p><text:s text:c="3"/>67,9 </text:p>
          </table:table-cell>
          <table:table-cell table:style-name="ce9" office:value-type="float" office:value="65.1377420990998" calcext:value-type="float">
            <text:p><text:s text:c="3"/>65,1 </text:p>
          </table:table-cell>
          <table:table-cell table:style-name="ce9" office:value-type="float" office:value="70.7368230167981" calcext:value-type="float">
            <text:p><text:s text:c="3"/>70,7 </text:p>
          </table:table-cell>
          <table:table-cell table:style-name="ce9" office:value-type="float" office:value="67.2314993849756" calcext:value-type="float">
            <text:p><text:s text:c="3"/>67,2 </text:p>
          </table:table-cell>
          <table:table-cell table:style-name="ce9" office:value-type="float" office:value="63.5492841146102" calcext:value-type="float">
            <text:p><text:s text:c="3"/>63,5 </text:p>
          </table:table-cell>
          <table:table-cell table:style-name="ce9" office:value-type="float" office:value="70.9137146553409" calcext:value-type="float">
            <text:p><text:s text:c="3"/>70,9 </text:p>
          </table:table-cell>
          <table:table-cell table:style-name="ce9" office:value-type="float" office:value="65.9290022604705" calcext:value-type="float">
            <text:p><text:s text:c="3"/>65,9 </text:p>
          </table:table-cell>
          <table:table-cell table:style-name="ce9" office:value-type="float" office:value="61.1464801686088" calcext:value-type="float">
            <text:p><text:s text:c="3"/>61,1 </text:p>
          </table:table-cell>
          <table:table-cell table:style-name="ce9" office:value-type="float" office:value="70.7115243523323" calcext:value-type="float">
            <text:p><text:s text:c="3"/>70,7 </text:p>
          </table:table-cell>
          <table:table-cell table:style-name="ce9" office:value-type="float" office:value="61.4737043800106" calcext:value-type="float">
            <text:p><text:s text:c="3"/>61,5 </text:p>
          </table:table-cell>
          <table:table-cell table:style-name="ce9" office:value-type="float" office:value="57.965708481915" calcext:value-type="float">
            <text:p><text:s text:c="3"/>58,0 </text:p>
          </table:table-cell>
          <table:table-cell table:style-name="ce9" office:value-type="float" office:value="64.9817002781061" calcext:value-type="float">
            <text:p><text:s text:c="3"/>65,0 </text:p>
          </table:table-cell>
          <table:table-cell table:style-name="ce9" office:value-type="float" office:value="58.2317573927511" calcext:value-type="float">
            <text:p><text:s text:c="3"/>58,2 </text:p>
          </table:table-cell>
          <table:table-cell table:style-name="ce9" office:value-type="float" office:value="55.0801855821296" calcext:value-type="float">
            <text:p><text:s text:c="3"/>55,1 </text:p>
          </table:table-cell>
          <table:table-cell table:style-name="ce9" office:value-type="float" office:value="61.3833292033726" calcext:value-type="float">
            <text:p><text:s text:c="3"/>61,4 </text:p>
          </table:table-cell>
          <table:table-cell table:style-name="ce9" office:value-type="float" office:value="50.4844411228253" calcext:value-type="float">
            <text:p><text:s text:c="3"/>50,5 </text:p>
          </table:table-cell>
          <table:table-cell table:style-name="ce9" office:value-type="float" office:value="41.061307769049" calcext:value-type="float">
            <text:p><text:s text:c="3"/>41,1 </text:p>
          </table:table-cell>
          <table:table-cell table:style-name="ce9" office:value-type="float" office:value="59.9075744766016" calcext:value-type="float">
            <text:p><text:s text:c="3"/>59,9 </text:p>
          </table:table-cell>
          <table:table-cell table:style-name="ce9" office:value-type="float" office:value="64.1951359136395" calcext:value-type="float">
            <text:p><text:s text:c="3"/>64,2 </text:p>
          </table:table-cell>
          <table:table-cell table:style-name="ce9" office:value-type="float" office:value="61.7518952011904" calcext:value-type="float">
            <text:p><text:s text:c="3"/>61,8 </text:p>
          </table:table-cell>
          <table:table-cell table:style-name="ce9" office:value-type="float" office:value="66.6383766260887" calcext:value-type="float">
            <text:p><text:s text:c="3"/>66,6 </text:p>
          </table:table-cell>
          <table:table-cell table:style-name="ce9" office:value-type="float" office:value="62.0742404306402" calcext:value-type="float">
            <text:p><text:s text:c="3"/>62,1 </text:p>
          </table:table-cell>
          <table:table-cell table:style-name="ce9" office:value-type="float" office:value="59.1376059370891" calcext:value-type="float">
            <text:p><text:s text:c="3"/>59,1 </text:p>
          </table:table-cell>
          <table:table-cell table:style-name="ce9" office:value-type="float" office:value="65.0108749241912" calcext:value-type="float">
            <text:p><text:s text:c="3"/>65,0 </text:p>
          </table:table-cell>
          <table:table-cell table:style-name="ce9" office:value-type="float" office:value="55.1670897786036" calcext:value-type="float">
            <text:p><text:s text:c="3"/>55,2 </text:p>
          </table:table-cell>
          <table:table-cell table:style-name="ce9" office:value-type="float" office:value="50.020155366301" calcext:value-type="float">
            <text:p><text:s text:c="3"/>50,0 </text:p>
          </table:table-cell>
          <table:table-cell table:style-name="ce9" office:value-type="float" office:value="60.3140241909061" calcext:value-type="float">
            <text:p><text:s text:c="3"/>60,3 </text:p>
          </table:table-cell>
          <table:table-cell table:style-name="ce9" office:value-type="float" office:value="68.8289088039732" calcext:value-type="float">
            <text:p><text:s text:c="3"/>68,8 </text:p>
          </table:table-cell>
          <table:table-cell table:style-name="ce9" office:value-type="float" office:value="65.0822251636503" calcext:value-type="float">
            <text:p><text:s text:c="3"/>65,1 </text:p>
          </table:table-cell>
          <table:table-cell table:style-name="ce9" office:value-type="float" office:value="72.5755924442962" calcext:value-type="float">
            <text:p><text:s text:c="3"/>72,6 </text:p>
          </table:table-cell>
          <table:table-cell table:style-name="ce9" office:value-type="float" office:value="65.9999723113905" calcext:value-type="float">
            <text:p><text:s text:c="3"/>66,0 </text:p>
          </table:table-cell>
          <table:table-cell table:style-name="ce9" office:value-type="float" office:value="61.7709179085563" calcext:value-type="float">
            <text:p><text:s text:c="3"/>61,8 </text:p>
          </table:table-cell>
          <table:table-cell table:style-name="ce9" office:value-type="float" office:value="70.2290267142247" calcext:value-type="float">
            <text:p><text:s text:c="3"/>70,2 </text:p>
          </table:table-cell>
          <table:table-cell table:style-name="ce9" office:value-type="float" office:value="68.3795922810001" calcext:value-type="float">
            <text:p><text:s text:c="3"/>68,4 </text:p>
          </table:table-cell>
          <table:table-cell table:style-name="ce9" office:value-type="float" office:value="62.8309173509676" calcext:value-type="float">
            <text:p><text:s text:c="3"/>62,8 </text:p>
          </table:table-cell>
          <table:table-cell table:style-name="ce9" office:value-type="float" office:value="73.9282672110327" calcext:value-type="float">
            <text:p><text:s text:c="3"/>73,9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65.6137084210148" calcext:value-type="float">
            <text:p><text:s text:c="3"/>65,6 </text:p>
          </table:table-cell>
          <table:table-cell table:style-name="ce9" office:value-type="float" office:value="63.0253092912068" calcext:value-type="float">
            <text:p><text:s text:c="3"/>63,0 </text:p>
          </table:table-cell>
          <table:table-cell table:style-name="ce9" office:value-type="float" office:value="68.2021075508228" calcext:value-type="float">
            <text:p><text:s text:c="3"/>68,2 </text:p>
          </table:table-cell>
          <table:table-cell table:style-name="ce9" office:value-type="float" office:value="65.6070687292493" calcext:value-type="float">
            <text:p><text:s text:c="3"/>65,6 </text:p>
          </table:table-cell>
          <table:table-cell table:style-name="ce9" office:value-type="float" office:value="62.5897479083373" calcext:value-type="float">
            <text:p><text:s text:c="3"/>62,6 </text:p>
          </table:table-cell>
          <table:table-cell table:style-name="ce9" office:value-type="float" office:value="68.6243895501613" calcext:value-type="float">
            <text:p><text:s text:c="3"/>68,6 </text:p>
          </table:table-cell>
          <table:table-cell table:style-name="ce9" office:value-type="float" office:value="63.8148659233413" calcext:value-type="float">
            <text:p><text:s text:c="3"/>63,8 </text:p>
          </table:table-cell>
          <table:table-cell table:style-name="ce9" office:value-type="float" office:value="57.9779689473548" calcext:value-type="float">
            <text:p><text:s text:c="3"/>58,0 </text:p>
          </table:table-cell>
          <table:table-cell table:style-name="ce9" office:value-type="float" office:value="69.6517628993279" calcext:value-type="float">
            <text:p><text:s text:c="3"/>69,7 </text:p>
          </table:table-cell>
          <table:table-cell table:style-name="ce9" office:value-type="float" office:value="68.6831645892561" calcext:value-type="float">
            <text:p><text:s text:c="3"/>68,7 </text:p>
          </table:table-cell>
          <table:table-cell table:style-name="ce9" office:value-type="float" office:value="66.0540962207704" calcext:value-type="float">
            <text:p><text:s text:c="3"/>66,1 </text:p>
          </table:table-cell>
          <table:table-cell table:style-name="ce9" office:value-type="float" office:value="71.3122329577418" calcext:value-type="float">
            <text:p><text:s text:c="3"/>71,3 </text:p>
          </table:table-cell>
          <table:table-cell table:style-name="ce9" office:value-type="float" office:value="68.2712931185222" calcext:value-type="float">
            <text:p><text:s text:c="3"/>68,3 </text:p>
          </table:table-cell>
          <table:table-cell table:style-name="ce9" office:value-type="float" office:value="64.2545831374795" calcext:value-type="float">
            <text:p><text:s text:c="3"/>64,3 </text:p>
          </table:table-cell>
          <table:table-cell table:style-name="ce9" office:value-type="float" office:value="72.288003099565" calcext:value-type="float">
            <text:p><text:s text:c="3"/>72,3 </text:p>
          </table:table-cell>
          <table:table-cell table:style-name="ce9" office:value-type="float" office:value="65.4496400318842" calcext:value-type="float">
            <text:p><text:s text:c="3"/>65,4 </text:p>
          </table:table-cell>
          <table:table-cell table:style-name="ce9" office:value-type="float" office:value="58.035429616828" calcext:value-type="float">
            <text:p><text:s text:c="3"/>58,0 </text:p>
          </table:table-cell>
          <table:table-cell table:style-name="ce9" office:value-type="float" office:value="72.8638504469404" calcext:value-type="float">
            <text:p><text:s text:c="3"/>72,9 </text:p>
          </table:table-cell>
          <table:table-cell table:style-name="ce9" office:value-type="float" office:value="62.7019867415576" calcext:value-type="float">
            <text:p><text:s text:c="3"/>62,7 </text:p>
          </table:table-cell>
          <table:table-cell table:style-name="ce9" office:value-type="float" office:value="58.4707315481865" calcext:value-type="float">
            <text:p><text:s text:c="3"/>58,5 </text:p>
          </table:table-cell>
          <table:table-cell table:style-name="ce9" office:value-type="float" office:value="66.9332419349287" calcext:value-type="float">
            <text:p><text:s text:c="3"/>66,9 </text:p>
          </table:table-cell>
          <table:table-cell table:style-name="ce9" office:value-type="float" office:value="63.0659644621139" calcext:value-type="float">
            <text:p><text:s text:c="3"/>63,1 </text:p>
          </table:table-cell>
          <table:table-cell table:style-name="ce9" office:value-type="float" office:value="58.4815231592147" calcext:value-type="float">
            <text:p><text:s text:c="3"/>58,5 </text:p>
          </table:table-cell>
          <table:table-cell table:style-name="ce9" office:value-type="float" office:value="67.650405765013" calcext:value-type="float">
            <text:p><text:s text:c="3"/>67,7 </text:p>
          </table:table-cell>
          <table:table-cell table:style-name="ce9" office:value-type="float" office:value="62.234142320331" calcext:value-type="float">
            <text:p><text:s text:c="3"/>62,2 </text:p>
          </table:table-cell>
          <table:table-cell table:style-name="ce9" office:value-type="float" office:value="54.2844526261125" calcext:value-type="float">
            <text:p><text:s text:c="3"/>54,3 </text:p>
          </table:table-cell>
          <table:table-cell table:style-name="ce9" office:value-type="float" office:value="70.1838320145496" calcext:value-type="float">
            <text:p><text:s text:c="3"/>70,2 </text:p>
          </table:table-cell>
          <table:table-cell table:style-name="ce9" office:value-type="float" office:value="66.0488723053478" calcext:value-type="float">
            <text:p><text:s text:c="3"/>66,0 </text:p>
          </table:table-cell>
          <table:table-cell table:style-name="ce9" office:value-type="float" office:value="63.3970526330017" calcext:value-type="float">
            <text:p><text:s text:c="3"/>63,4 </text:p>
          </table:table-cell>
          <table:table-cell table:style-name="ce9" office:value-type="float" office:value="68.700691977694" calcext:value-type="float">
            <text:p><text:s text:c="3"/>68,7 </text:p>
          </table:table-cell>
          <table:table-cell table:style-name="ce9" office:value-type="float" office:value="64.6388607049554" calcext:value-type="float">
            <text:p><text:s text:c="3"/>64,6 </text:p>
          </table:table-cell>
          <table:table-cell table:style-name="ce9" office:value-type="float" office:value="60.9803603671638" calcext:value-type="float">
            <text:p><text:s text:c="3"/>61,0 </text:p>
          </table:table-cell>
          <table:table-cell table:style-name="ce9" office:value-type="float" office:value="68.297361042747" calcext:value-type="float">
            <text:p><text:s text:c="3"/>68,3 </text:p>
          </table:table-cell>
          <table:table-cell table:style-name="ce9" office:value-type="float" office:value="63.829511873934" calcext:value-type="float">
            <text:p><text:s text:c="3"/>63,8 </text:p>
          </table:table-cell>
          <table:table-cell table:style-name="ce9" office:value-type="float" office:value="56.0574600311092" calcext:value-type="float">
            <text:p><text:s text:c="3"/>56,1 </text:p>
          </table:table-cell>
          <table:table-cell table:style-name="ce9" office:value-type="float" office:value="71.6015637167588" calcext:value-type="float">
            <text:p><text:s text:c="3"/>71,6 </text:p>
          </table:table-cell>
          <table:table-cell table:style-name="ce9" office:value-type="float" office:value="64.1239762149078" calcext:value-type="float">
            <text:p><text:s text:c="3"/>64,1 </text:p>
          </table:table-cell>
          <table:table-cell table:style-name="ce9" office:value-type="float" office:value="57.1296091322153" calcext:value-type="float">
            <text:p><text:s text:c="3"/>57,1 </text:p>
          </table:table-cell>
          <table:table-cell table:style-name="ce9" office:value-type="float" office:value="71.1183432976004" calcext:value-type="float">
            <text:p><text:s text:c="3"/>71,1 </text:p>
          </table:table-cell>
          <table:table-cell table:style-name="ce9" office:value-type="float" office:value="69.2006639482651" calcext:value-type="float">
            <text:p><text:s text:c="3"/>69,2 </text:p>
          </table:table-cell>
          <table:table-cell table:style-name="ce9" office:value-type="float" office:value="65.1403718733938" calcext:value-type="float">
            <text:p><text:s text:c="3"/>65,1 </text:p>
          </table:table-cell>
          <table:table-cell table:style-name="ce9" office:value-type="float" office:value="73.2609560231364" calcext:value-type="float">
            <text:p><text:s text:c="3"/>73,3 </text:p>
          </table:table-cell>
          <table:table-cell table:style-name="ce9" office:value-type="float" office:value="63.7747911333327" calcext:value-type="float">
            <text:p><text:s text:c="3"/>63,8 </text:p>
          </table:table-cell>
          <table:table-cell table:style-name="ce9" office:value-type="float" office:value="58.9415706374359" calcext:value-type="float">
            <text:p><text:s text:c="3"/>58,9 </text:p>
          </table:table-cell>
          <table:table-cell table:style-name="ce9" office:value-type="float" office:value="68.6080116292295" calcext:value-type="float">
            <text:p><text:s text:c="3"/>68,6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63.2091951655294" calcext:value-type="float">
            <text:p><text:s text:c="3"/>63,2 </text:p>
          </table:table-cell>
          <table:table-cell table:style-name="ce9" office:value-type="float" office:value="61.0879142003422" calcext:value-type="float">
            <text:p><text:s text:c="3"/>61,1 </text:p>
          </table:table-cell>
          <table:table-cell table:style-name="ce9" office:value-type="float" office:value="65.3304761307166" calcext:value-type="float">
            <text:p><text:s text:c="3"/>65,3 </text:p>
          </table:table-cell>
          <table:table-cell table:style-name="ce9" office:value-type="float" office:value="62.1795245336512" calcext:value-type="float">
            <text:p><text:s text:c="3"/>62,2 </text:p>
          </table:table-cell>
          <table:table-cell table:style-name="ce9" office:value-type="float" office:value="59.9274454315624" calcext:value-type="float">
            <text:p><text:s text:c="3"/>59,9 </text:p>
          </table:table-cell>
          <table:table-cell table:style-name="ce9" office:value-type="float" office:value="64.43160363574" calcext:value-type="float">
            <text:p><text:s text:c="3"/>64,4 </text:p>
          </table:table-cell>
          <table:table-cell table:style-name="ce9" office:value-type="float" office:value="64.8023678524539" calcext:value-type="float">
            <text:p><text:s text:c="3"/>64,8 </text:p>
          </table:table-cell>
          <table:table-cell table:style-name="ce9" office:value-type="float" office:value="60.9285184729477" calcext:value-type="float">
            <text:p><text:s text:c="3"/>60,9 </text:p>
          </table:table-cell>
          <table:table-cell table:style-name="ce9" office:value-type="float" office:value="68.6762172319602" calcext:value-type="float">
            <text:p><text:s text:c="3"/>68,7 </text:p>
          </table:table-cell>
          <table:table-cell table:style-name="ce9" office:value-type="float" office:value="65.4151909931074" calcext:value-type="float">
            <text:p><text:s text:c="3"/>65,4 </text:p>
          </table:table-cell>
          <table:table-cell table:style-name="ce9" office:value-type="float" office:value="63.0061532407275" calcext:value-type="float">
            <text:p><text:s text:c="3"/>63,0 </text:p>
          </table:table-cell>
          <table:table-cell table:style-name="ce9" office:value-type="float" office:value="67.8242287454873" calcext:value-type="float">
            <text:p><text:s text:c="3"/>67,8 </text:p>
          </table:table-cell>
          <table:table-cell table:style-name="ce9" office:value-type="float" office:value="65.2944184098999" calcext:value-type="float">
            <text:p><text:s text:c="3"/>65,3 </text:p>
          </table:table-cell>
          <table:table-cell table:style-name="ce9" office:value-type="float" office:value="62.8201485559044" calcext:value-type="float">
            <text:p><text:s text:c="3"/>62,8 </text:p>
          </table:table-cell>
          <table:table-cell table:style-name="ce9" office:value-type="float" office:value="67.7686882638955" calcext:value-type="float">
            <text:p><text:s text:c="3"/>67,8 </text:p>
          </table:table-cell>
          <table:table-cell table:style-name="ce9" office:value-type="float" office:value="74.3844620954647" calcext:value-type="float">
            <text:p><text:s text:c="3"/>74,4 </text:p>
          </table:table-cell>
          <table:table-cell table:style-name="ce9" office:value-type="float" office:value="68.7008180249355" calcext:value-type="float">
            <text:p><text:s text:c="3"/>68,7 </text:p>
          </table:table-cell>
          <table:table-cell table:style-name="ce9" office:value-type="float" office:value="80.0681061659939" calcext:value-type="float">
            <text:p><text:s text:c="3"/>80,1 </text:p>
          </table:table-cell>
          <table:table-cell table:style-name="ce9" office:value-type="float" office:value="60.847867415642" calcext:value-type="float">
            <text:p><text:s text:c="3"/>60,8 </text:p>
          </table:table-cell>
          <table:table-cell table:style-name="ce9" office:value-type="float" office:value="57.9385588728737" calcext:value-type="float">
            <text:p><text:s text:c="3"/>57,9 </text:p>
          </table:table-cell>
          <table:table-cell table:style-name="ce9" office:value-type="float" office:value="63.7571759584104" calcext:value-type="float">
            <text:p><text:s text:c="3"/>63,8 </text:p>
          </table:table-cell>
          <table:table-cell table:style-name="ce9" office:value-type="float" office:value="58.9034007106887" calcext:value-type="float">
            <text:p><text:s text:c="3"/>58,9 </text:p>
          </table:table-cell>
          <table:table-cell table:style-name="ce9" office:value-type="float" office:value="55.7135097225301" calcext:value-type="float">
            <text:p><text:s text:c="3"/>55,7 </text:p>
          </table:table-cell>
          <table:table-cell table:style-name="ce9" office:value-type="float" office:value="62.0932916988473" calcext:value-type="float">
            <text:p><text:s text:c="3"/>62,1 </text:p>
          </table:table-cell>
          <table:table-cell table:style-name="ce9" office:value-type="float" office:value="54.6833009278264" calcext:value-type="float">
            <text:p><text:s text:c="3"/>54,7 </text:p>
          </table:table-cell>
          <table:table-cell table:style-name="ce9" office:value-type="float" office:value="49.1938809048069" calcext:value-type="float">
            <text:p><text:s text:c="3"/>49,2 </text:p>
          </table:table-cell>
          <table:table-cell table:style-name="ce9" office:value-type="float" office:value="60.1727209508459" calcext:value-type="float">
            <text:p><text:s text:c="3"/>60,2 </text:p>
          </table:table-cell>
          <table:table-cell table:style-name="ce9" office:value-type="float" office:value="62.7965689748319" calcext:value-type="float">
            <text:p><text:s text:c="3"/>62,8 </text:p>
          </table:table-cell>
          <table:table-cell table:style-name="ce9" office:value-type="float" office:value="60.6030466462789" calcext:value-type="float">
            <text:p><text:s text:c="3"/>60,6 </text:p>
          </table:table-cell>
          <table:table-cell table:style-name="ce9" office:value-type="float" office:value="64.990091303385" calcext:value-type="float">
            <text:p><text:s text:c="3"/>65,0 </text:p>
          </table:table-cell>
          <table:table-cell table:style-name="ce9" office:value-type="float" office:value="62.2739352943008" calcext:value-type="float">
            <text:p><text:s text:c="3"/>62,3 </text:p>
          </table:table-cell>
          <table:table-cell table:style-name="ce9" office:value-type="float" office:value="59.5872939597902" calcext:value-type="float">
            <text:p><text:s text:c="3"/>59,6 </text:p>
          </table:table-cell>
          <table:table-cell table:style-name="ce9" office:value-type="float" office:value="64.9605766288113" calcext:value-type="float">
            <text:p><text:s text:c="3"/>65,0 </text:p>
          </table:table-cell>
          <table:table-cell table:style-name="ce9" office:value-type="float" office:value="64.2022384647593" calcext:value-type="float">
            <text:p><text:s text:c="3"/>64,2 </text:p>
          </table:table-cell>
          <table:table-cell table:style-name="ce9" office:value-type="float" office:value="59.5644495219246" calcext:value-type="float">
            <text:p><text:s text:c="3"/>59,6 </text:p>
          </table:table-cell>
          <table:table-cell table:style-name="ce9" office:value-type="float" office:value="68.840027407594" calcext:value-type="float">
            <text:p><text:s text:c="3"/>68,8 </text:p>
          </table:table-cell>
          <table:table-cell table:style-name="ce9" office:value-type="float" office:value="64.0572118736536" calcext:value-type="float">
            <text:p><text:s text:c="3"/>64,1 </text:p>
          </table:table-cell>
          <table:table-cell table:style-name="ce9" office:value-type="float" office:value="59.4502708044132" calcext:value-type="float">
            <text:p><text:s text:c="3"/>59,5 </text:p>
          </table:table-cell>
          <table:table-cell table:style-name="ce9" office:value-type="float" office:value="68.6641529428939" calcext:value-type="float">
            <text:p><text:s text:c="3"/>68,7 </text:p>
          </table:table-cell>
          <table:table-cell table:style-name="ce9" office:value-type="float" office:value="62.0139993132437" calcext:value-type="float">
            <text:p><text:s text:c="3"/>62,0 </text:p>
          </table:table-cell>
          <table:table-cell table:style-name="ce9" office:value-type="float" office:value="57.9907018740064" calcext:value-type="float">
            <text:p><text:s text:c="3"/>58,0 </text:p>
          </table:table-cell>
          <table:table-cell table:style-name="ce9" office:value-type="float" office:value="66.0372967524809" calcext:value-type="float">
            <text:p><text:s text:c="3"/>66,0 </text:p>
          </table:table-cell>
          <table:table-cell table:style-name="ce9" office:value-type="float" office:value="65.8182814746076" calcext:value-type="float">
            <text:p><text:s text:c="3"/>65,8 </text:p>
          </table:table-cell>
          <table:table-cell table:style-name="ce9" office:value-type="float" office:value="58.903175405654" calcext:value-type="float">
            <text:p><text:s text:c="3"/>58,9 </text:p>
          </table:table-cell>
          <table:table-cell table:style-name="ce9" office:value-type="float" office:value="72.7333875435612" calcext:value-type="float">
            <text:p><text:s text:c="3"/>72,7 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63.654718785136" calcext:value-type="float">
            <text:p><text:s text:c="3"/>63,7 </text:p>
          </table:table-cell>
          <table:table-cell table:style-name="ce9" office:value-type="float" office:value="61.918569733124" calcext:value-type="float">
            <text:p><text:s text:c="3"/>61,9 </text:p>
          </table:table-cell>
          <table:table-cell table:style-name="ce9" office:value-type="float" office:value="65.3908678371481" calcext:value-type="float">
            <text:p><text:s text:c="3"/>65,4 </text:p>
          </table:table-cell>
          <table:table-cell table:style-name="ce9" office:value-type="float" office:value="63.2159008142988" calcext:value-type="float">
            <text:p><text:s text:c="3"/>63,2 </text:p>
          </table:table-cell>
          <table:table-cell table:style-name="ce9" office:value-type="float" office:value="60.7796679996995" calcext:value-type="float">
            <text:p><text:s text:c="3"/>60,8 </text:p>
          </table:table-cell>
          <table:table-cell table:style-name="ce9" office:value-type="float" office:value="65.652133628898" calcext:value-type="float">
            <text:p><text:s text:c="3"/>65,7 </text:p>
          </table:table-cell>
          <table:table-cell table:style-name="ce9" office:value-type="float" office:value="64.5070239866648" calcext:value-type="float">
            <text:p><text:s text:c="3"/>64,5 </text:p>
          </table:table-cell>
          <table:table-cell table:style-name="ce9" office:value-type="float" office:value="60.0369736061329" calcext:value-type="float">
            <text:p><text:s text:c="3"/>60,0 </text:p>
          </table:table-cell>
          <table:table-cell table:style-name="ce9" office:value-type="float" office:value="68.9770743671967" calcext:value-type="float">
            <text:p><text:s text:c="3"/>69,0 </text:p>
          </table:table-cell>
          <table:table-cell table:style-name="ce9" office:value-type="float" office:value="67.298868203912" calcext:value-type="float">
            <text:p><text:s text:c="3"/>67,3 </text:p>
          </table:table-cell>
          <table:table-cell table:style-name="ce9" office:value-type="float" office:value="64.695914885879" calcext:value-type="float">
            <text:p><text:s text:c="3"/>64,7 </text:p>
          </table:table-cell>
          <table:table-cell table:style-name="ce9" office:value-type="float" office:value="69.9018215219451" calcext:value-type="float">
            <text:p><text:s text:c="3"/>69,9 </text:p>
          </table:table-cell>
          <table:table-cell table:style-name="ce9" office:value-type="float" office:value="66.9170340624085" calcext:value-type="float">
            <text:p><text:s text:c="3"/>66,9 </text:p>
          </table:table-cell>
          <table:table-cell table:style-name="ce9" office:value-type="float" office:value="63.5432895846089" calcext:value-type="float">
            <text:p><text:s text:c="3"/>63,5 </text:p>
          </table:table-cell>
          <table:table-cell table:style-name="ce9" office:value-type="float" office:value="70.290778540208" calcext:value-type="float">
            <text:p><text:s text:c="3"/>70,3 </text:p>
          </table:table-cell>
          <table:table-cell table:style-name="ce9" office:value-type="float" office:value="74.7361358922011" calcext:value-type="float">
            <text:p><text:s text:c="3"/>74,7 </text:p>
          </table:table-cell>
          <table:table-cell table:style-name="ce9" office:value-type="float" office:value="70.5323155112026" calcext:value-type="float">
            <text:p><text:s text:c="3"/>70,5 </text:p>
          </table:table-cell>
          <table:table-cell table:style-name="ce9" office:value-type="float" office:value="78.9399562731995" calcext:value-type="float">
            <text:p><text:s text:c="3"/>78,9 </text:p>
          </table:table-cell>
          <table:table-cell table:style-name="ce9" office:value-type="float" office:value="60.3749341959549" calcext:value-type="float">
            <text:p><text:s text:c="3"/>60,4 </text:p>
          </table:table-cell>
          <table:table-cell table:style-name="ce9" office:value-type="float" office:value="57.409137659258" calcext:value-type="float">
            <text:p><text:s text:c="3"/>57,4 </text:p>
          </table:table-cell>
          <table:table-cell table:style-name="ce9" office:value-type="float" office:value="63.3407307326518" calcext:value-type="float">
            <text:p><text:s text:c="3"/>63,3 </text:p>
          </table:table-cell>
          <table:table-cell table:style-name="ce9" office:value-type="float" office:value="59.9116973000114" calcext:value-type="float">
            <text:p><text:s text:c="3"/>59,9 </text:p>
          </table:table-cell>
          <table:table-cell table:style-name="ce9" office:value-type="float" office:value="56.1694784218919" calcext:value-type="float">
            <text:p><text:s text:c="3"/>56,2 </text:p>
          </table:table-cell>
          <table:table-cell table:style-name="ce9" office:value-type="float" office:value="63.6539161781309" calcext:value-type="float">
            <text:p><text:s text:c="3"/>63,7 </text:p>
          </table:table-cell>
          <table:table-cell table:style-name="ce9" office:value-type="float" office:value="54.3915419132817" calcext:value-type="float">
            <text:p><text:s text:c="3"/>54,4 </text:p>
          </table:table-cell>
          <table:table-cell table:style-name="ce9" office:value-type="float" office:value="46.4636235851697" calcext:value-type="float">
            <text:p><text:s text:c="3"/>46,5 </text:p>
          </table:table-cell>
          <table:table-cell table:style-name="ce9" office:value-type="float" office:value="62.3194602413938" calcext:value-type="float">
            <text:p><text:s text:c="3"/>62,3 </text:p>
          </table:table-cell>
          <table:table-cell table:style-name="ce9" office:value-type="float" office:value="62.8724422488867" calcext:value-type="float">
            <text:p><text:s text:c="3"/>62,9 </text:p>
          </table:table-cell>
          <table:table-cell table:style-name="ce9" office:value-type="float" office:value="60.736722028219" calcext:value-type="float">
            <text:p><text:s text:c="3"/>60,7 </text:p>
          </table:table-cell>
          <table:table-cell table:style-name="ce9" office:value-type="float" office:value="65.0081624695544" calcext:value-type="float">
            <text:p><text:s text:c="3"/>65,0 </text:p>
          </table:table-cell>
          <table:table-cell table:style-name="ce9" office:value-type="float" office:value="61.7347966136936" calcext:value-type="float">
            <text:p><text:s text:c="3"/>61,7 </text:p>
          </table:table-cell>
          <table:table-cell table:style-name="ce9" office:value-type="float" office:value="59.4704282453868" calcext:value-type="float">
            <text:p><text:s text:c="3"/>59,5 </text:p>
          </table:table-cell>
          <table:table-cell table:style-name="ce9" office:value-type="float" office:value="63.9991649820004" calcext:value-type="float">
            <text:p><text:s text:c="3"/>64,0 </text:p>
          </table:table-cell>
          <table:table-cell table:style-name="ce9" office:value-type="float" office:value="62.7986283033067" calcext:value-type="float">
            <text:p><text:s text:c="3"/>62,8 </text:p>
          </table:table-cell>
          <table:table-cell table:style-name="ce9" office:value-type="float" office:value="57.3023037671701" calcext:value-type="float">
            <text:p><text:s text:c="3"/>57,3 </text:p>
          </table:table-cell>
          <table:table-cell table:style-name="ce9" office:value-type="float" office:value="68.2949528394434" calcext:value-type="float">
            <text:p><text:s text:c="3"/>68,3 </text:p>
          </table:table-cell>
          <table:table-cell table:style-name="ce9" office:value-type="float" office:value="65.9734590015078" calcext:value-type="float">
            <text:p><text:s text:c="3"/>66,0 </text:p>
          </table:table-cell>
          <table:table-cell table:style-name="ce9" office:value-type="float" office:value="63.5652078509349" calcext:value-type="float">
            <text:p><text:s text:c="3"/>63,6 </text:p>
          </table:table-cell>
          <table:table-cell table:style-name="ce9" office:value-type="float" office:value="68.3817101520806" calcext:value-type="float">
            <text:p><text:s text:c="3"/>68,4 </text:p>
          </table:table-cell>
          <table:table-cell table:style-name="ce9" office:value-type="float" office:value="67.6847931742462" calcext:value-type="float">
            <text:p><text:s text:c="3"/>67,7 </text:p>
          </table:table-cell>
          <table:table-cell table:style-name="ce9" office:value-type="float" office:value="61.4520360104977" calcext:value-type="float">
            <text:p><text:s text:c="3"/>61,5 </text:p>
          </table:table-cell>
          <table:table-cell table:style-name="ce9" office:value-type="float" office:value="73.9175503379947" calcext:value-type="float">
            <text:p><text:s text:c="3"/>73,9 </text:p>
          </table:table-cell>
          <table:table-cell table:style-name="ce9" office:value-type="float" office:value="69.7099020464239" calcext:value-type="float">
            <text:p><text:s text:c="3"/>69,7 </text:p>
          </table:table-cell>
          <table:table-cell table:style-name="ce9" office:value-type="float" office:value="62.8696173080159" calcext:value-type="float">
            <text:p><text:s text:c="3"/>62,9 </text:p>
          </table:table-cell>
          <table:table-cell table:style-name="ce9" office:value-type="float" office:value="76.5501867848319" calcext:value-type="float">
            <text:p><text:s text:c="3"/>76,6 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12, 2015 e 2019.</text:p>
          </table:table-cell>
          <table:table-cell table:style-name="ce5" table:number-columns-repeated="45"/>
          <table:table-cell table:number-columns-repeated="97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4" table:style-name="ta4">
        <table:table-column table:style-name="co1" table:default-cell-style-name="ce4"/>
        <table:table-column table:style-name="co2" table:number-columns-repeated="60" table:default-cell-style-name="ce4"/>
        <table:table-column table:style-name="co3" table:number-columns-repeated="196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1" table:number-rows-spanned="2">
            <text:p>Tabela 2.4 - Percentual de escolares do 9º ano do Ensino Fundamental cujos colegas de escola os trataram bem e/ou foram prestativos com eles, por sexo e dependência administrativa da escola, com indicação do intervalo de confiança de 95%, segundo os Municípios das Capitais - 2009/2019</text:p>
          </table:table-cell>
          <table:covered-table-cell table:number-columns-repeated="60" table:style-name="ce1"/>
          <table:table-cell table:number-columns-repeated="963"/>
        </table:table-row>
        <table:table-row table:style-name="ro1">
          <table:covered-table-cell table:number-columns-repeated="61" table:style-name="ce1"/>
          <table:table-cell table:number-columns-repeated="963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60" table:number-rows-spanned="1">
            <text:p>Percentual de escolares do 9º ano do Ensino Fundamental cujos colegas de escola os trataram bem e/ou foram prestativos com eles (%)</text:p>
          </table:table-cell>
          <table:covered-table-cell table:number-columns-repeated="59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2" table:number-rows-spanned="2">
            <text:p>Total</text:p>
          </table:table-cell>
          <table:covered-table-cell table:number-columns-repeated="11" table:style-name="ce7"/>
          <table:table-cell table:style-name="ce10" office:value-type="string" calcext:value-type="string" table:number-columns-spanned="24" table:number-rows-spanned="1">
            <text:p>Sexo</text:p>
          </table:table-cell>
          <table:covered-table-cell table:number-columns-repeated="23" table:style-name="ce10"/>
          <table:table-cell table:style-name="ce6" office:value-type="string" calcext:value-type="string" table:number-columns-spanned="24" table:number-rows-spanned="1">
            <text:p>Dependência Administrativa</text:p>
          </table:table-cell>
          <table:covered-table-cell table:number-columns-repeated="23"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table-cell table:style-name="ce10" office:value-type="string" calcext:value-type="string" table:number-columns-spanned="12" table:number-rows-spanned="1">
            <text:p>Homem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Mulher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Pública</text:p>
          </table:table-cell>
          <table:covered-table-cell table:number-columns-repeated="11" table:style-name="ce10"/>
          <table:table-cell table:style-name="ce6" office:value-type="string" calcext:value-type="string" table:number-columns-spanned="12" table:number-rows-spanned="1">
            <text:p>Privada</text:p>
          </table:table-cell>
          <table:covered-table-cell table:number-columns-repeated="11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73.658485686421" calcext:value-type="float">
            <text:p><text:s text:c="3"/>73,7 </text:p>
          </table:table-cell>
          <table:table-cell table:style-name="ce8" office:value-type="float" office:value="72.7496822962915" calcext:value-type="float">
            <text:p><text:s text:c="3"/>72,7 </text:p>
          </table:table-cell>
          <table:table-cell table:style-name="ce8" office:value-type="float" office:value="74.5672890765505" calcext:value-type="float">
            <text:p><text:s text:c="3"/>74,6 </text:p>
          </table:table-cell>
          <table:table-cell table:style-name="ce8" office:value-type="float" office:value="75.7703366644879" calcext:value-type="float">
            <text:p><text:s text:c="3"/>75,8 </text:p>
          </table:table-cell>
          <table:table-cell table:style-name="ce8" office:value-type="float" office:value="74.741509855772" calcext:value-type="float">
            <text:p><text:s text:c="3"/>74,7 </text:p>
          </table:table-cell>
          <table:table-cell table:style-name="ce8" office:value-type="float" office:value="76.7991634732038" calcext:value-type="float">
            <text:p><text:s text:c="3"/>76,8 </text:p>
          </table:table-cell>
          <table:table-cell table:style-name="ce8" office:value-type="float" office:value="83.6821920274228" calcext:value-type="float">
            <text:p><text:s text:c="3"/>83,7 </text:p>
          </table:table-cell>
          <table:table-cell table:style-name="ce8" office:value-type="float" office:value="82.8169196959392" calcext:value-type="float">
            <text:p><text:s text:c="3"/>82,8 </text:p>
          </table:table-cell>
          <table:table-cell table:style-name="ce8" office:value-type="float" office:value="84.5474643589064" calcext:value-type="float">
            <text:p><text:s text:c="3"/>84,5 </text:p>
          </table:table-cell>
          <table:table-cell table:style-name="ce8" office:value-type="float" office:value="81.805161358916" calcext:value-type="float">
            <text:p><text:s text:c="3"/>81,8 </text:p>
          </table:table-cell>
          <table:table-cell table:style-name="ce8" office:value-type="float" office:value="80.1672583905035" calcext:value-type="float">
            <text:p><text:s text:c="3"/>80,2 </text:p>
          </table:table-cell>
          <table:table-cell table:style-name="ce8" office:value-type="float" office:value="83.4430643273286" calcext:value-type="float">
            <text:p><text:s text:c="3"/>83,4 </text:p>
          </table:table-cell>
          <table:table-cell table:style-name="ce8" office:value-type="float" office:value="67.8515859168482" calcext:value-type="float">
            <text:p><text:s text:c="3"/>67,9 </text:p>
          </table:table-cell>
          <table:table-cell table:style-name="ce8" office:value-type="float" office:value="66.5757309627752" calcext:value-type="float">
            <text:p><text:s text:c="3"/>66,6 </text:p>
          </table:table-cell>
          <table:table-cell table:style-name="ce8" office:value-type="float" office:value="69.1274408709212" calcext:value-type="float">
            <text:p><text:s text:c="3"/>69,1 </text:p>
          </table:table-cell>
          <table:table-cell table:style-name="ce8" office:value-type="float" office:value="71.6170479654113" calcext:value-type="float">
            <text:p><text:s text:c="3"/>71,6 </text:p>
          </table:table-cell>
          <table:table-cell table:style-name="ce8" office:value-type="float" office:value="70.2377149245256" calcext:value-type="float">
            <text:p><text:s text:c="3"/>70,2 </text:p>
          </table:table-cell>
          <table:table-cell table:style-name="ce8" office:value-type="float" office:value="72.9963810062971" calcext:value-type="float">
            <text:p><text:s text:c="3"/>73,0 </text:p>
          </table:table-cell>
          <table:table-cell table:style-name="ce8" office:value-type="float" office:value="82.2453536024661" calcext:value-type="float">
            <text:p><text:s text:c="3"/>82,2 </text:p>
          </table:table-cell>
          <table:table-cell table:style-name="ce8" office:value-type="float" office:value="81.0799980507573" calcext:value-type="float">
            <text:p><text:s text:c="3"/>81,1 </text:p>
          </table:table-cell>
          <table:table-cell table:style-name="ce8" office:value-type="float" office:value="83.4107091541749" calcext:value-type="float">
            <text:p><text:s text:c="3"/>83,4 </text:p>
          </table:table-cell>
          <table:table-cell table:style-name="ce8" office:value-type="float" office:value="82.1828579916484" calcext:value-type="float">
            <text:p><text:s text:c="3"/>82,2 </text:p>
          </table:table-cell>
          <table:table-cell table:style-name="ce8" office:value-type="float" office:value="80.1140578976032" calcext:value-type="float">
            <text:p><text:s text:c="3"/>80,1 </text:p>
          </table:table-cell>
          <table:table-cell table:style-name="ce8" office:value-type="float" office:value="84.2516580856935" calcext:value-type="float">
            <text:p><text:s text:c="3"/>84,3 </text:p>
          </table:table-cell>
          <table:table-cell table:style-name="ce8" office:value-type="float" office:value="78.8953312869373" calcext:value-type="float">
            <text:p><text:s text:c="3"/>78,9 </text:p>
          </table:table-cell>
          <table:table-cell table:style-name="ce8" office:value-type="float" office:value="78.0140976882718" calcext:value-type="float">
            <text:p><text:s text:c="3"/>78,0 </text:p>
          </table:table-cell>
          <table:table-cell table:style-name="ce8" office:value-type="float" office:value="79.7765648856028" calcext:value-type="float">
            <text:p><text:s text:c="3"/>79,8 </text:p>
          </table:table-cell>
          <table:table-cell table:style-name="ce8" office:value-type="float" office:value="79.7811720787335" calcext:value-type="float">
            <text:p><text:s text:c="3"/>79,8 </text:p>
          </table:table-cell>
          <table:table-cell table:style-name="ce8" office:value-type="float" office:value="78.7782893061821" calcext:value-type="float">
            <text:p><text:s text:c="3"/>78,8 </text:p>
          </table:table-cell>
          <table:table-cell table:style-name="ce8" office:value-type="float" office:value="80.7840548512849" calcext:value-type="float">
            <text:p><text:s text:c="3"/>80,8 </text:p>
          </table:table-cell>
          <table:table-cell table:style-name="ce8" office:value-type="float" office:value="85.0712815153953" calcext:value-type="float">
            <text:p><text:s text:c="3"/>85,1 </text:p>
          </table:table-cell>
          <table:table-cell table:style-name="ce8" office:value-type="float" office:value="84.0904548317522" calcext:value-type="float">
            <text:p><text:s text:c="3"/>84,1 </text:p>
          </table:table-cell>
          <table:table-cell table:style-name="ce8" office:value-type="float" office:value="86.0521081990385" calcext:value-type="float">
            <text:p><text:s text:c="3"/>86,1 </text:p>
          </table:table-cell>
          <table:table-cell table:style-name="ce8" office:value-type="float" office:value="81.4424056451887" calcext:value-type="float">
            <text:p><text:s text:c="3"/>81,4 </text:p>
          </table:table-cell>
          <table:table-cell table:style-name="ce8" office:value-type="float" office:value="79.2048673015338" calcext:value-type="float">
            <text:p><text:s text:c="3"/>79,2 </text:p>
          </table:table-cell>
          <table:table-cell table:style-name="ce8" office:value-type="float" office:value="83.6799439888436" calcext:value-type="float">
            <text:p><text:s text:c="3"/>83,7 </text:p>
          </table:table-cell>
          <table:table-cell table:style-name="ce8" office:value-type="float" office:value="70.1931945879089" calcext:value-type="float">
            <text:p><text:s text:c="3"/>70,2 </text:p>
          </table:table-cell>
          <table:table-cell table:style-name="ce8" office:value-type="float" office:value="69.1243072676985" calcext:value-type="float">
            <text:p><text:s text:c="3"/>69,1 </text:p>
          </table:table-cell>
          <table:table-cell table:style-name="ce8" office:value-type="float" office:value="71.2620819081193" calcext:value-type="float">
            <text:p><text:s text:c="3"/>71,3 </text:p>
          </table:table-cell>
          <table:table-cell table:style-name="ce8" office:value-type="float" office:value="71.9656677713655" calcext:value-type="float">
            <text:p><text:s text:c="3"/>72,0 </text:p>
          </table:table-cell>
          <table:table-cell table:style-name="ce8" office:value-type="float" office:value="70.9703136796408" calcext:value-type="float">
            <text:p><text:s text:c="3"/>71,0 </text:p>
          </table:table-cell>
          <table:table-cell table:style-name="ce8" office:value-type="float" office:value="72.9610218630902" calcext:value-type="float">
            <text:p><text:s text:c="3"/>73,0 </text:p>
          </table:table-cell>
          <table:table-cell table:style-name="ce8" office:value-type="float" office:value="80.8350644704414" calcext:value-type="float">
            <text:p><text:s text:c="3"/>80,8 </text:p>
          </table:table-cell>
          <table:table-cell table:style-name="ce8" office:value-type="float" office:value="79.8952876504635" calcext:value-type="float">
            <text:p><text:s text:c="3"/>79,9 </text:p>
          </table:table-cell>
          <table:table-cell table:style-name="ce8" office:value-type="float" office:value="81.7748412904194" calcext:value-type="float">
            <text:p><text:s text:c="3"/>81,8 </text:p>
          </table:table-cell>
          <table:table-cell table:style-name="ce8" office:value-type="float" office:value="79.1157536011681" calcext:value-type="float">
            <text:p><text:s text:c="3"/>79,1 </text:p>
          </table:table-cell>
          <table:table-cell table:style-name="ce8" office:value-type="float" office:value="76.8900073296751" calcext:value-type="float">
            <text:p><text:s text:c="3"/>76,9 </text:p>
          </table:table-cell>
          <table:table-cell table:style-name="ce8" office:value-type="float" office:value="81.3414998726611" calcext:value-type="float">
            <text:p><text:s text:c="3"/>81,3 </text:p>
          </table:table-cell>
          <table:table-cell table:style-name="ce8" office:value-type="float" office:value="86.8310229641103" calcext:value-type="float">
            <text:p><text:s text:c="3"/>86,8 </text:p>
          </table:table-cell>
          <table:table-cell table:style-name="ce8" office:value-type="float" office:value="85.3712180516263" calcext:value-type="float">
            <text:p><text:s text:c="3"/>85,4 </text:p>
          </table:table-cell>
          <table:table-cell table:style-name="ce8" office:value-type="float" office:value="88.2908278765942" calcext:value-type="float">
            <text:p><text:s text:c="3"/>88,3 </text:p>
          </table:table-cell>
          <table:table-cell table:style-name="ce8" office:value-type="float" office:value="86.8922484124164" calcext:value-type="float">
            <text:p><text:s text:c="3"/>86,9 </text:p>
          </table:table-cell>
          <table:table-cell table:style-name="ce8" office:value-type="float" office:value="85.898609978668" calcext:value-type="float">
            <text:p><text:s text:c="3"/>85,9 </text:p>
          </table:table-cell>
          <table:table-cell table:style-name="ce8" office:value-type="float" office:value="87.8858868461648" calcext:value-type="float">
            <text:p><text:s text:c="3"/>87,9 </text:p>
          </table:table-cell>
          <table:table-cell table:style-name="ce8" office:value-type="float" office:value="91.3099746832135" calcext:value-type="float">
            <text:p><text:s text:c="3"/>91,3 </text:p>
          </table:table-cell>
          <table:table-cell table:style-name="ce8" office:value-type="float" office:value="90.3906444123181" calcext:value-type="float">
            <text:p><text:s text:c="3"/>90,4 </text:p>
          </table:table-cell>
          <table:table-cell table:style-name="ce8" office:value-type="float" office:value="92.229304954109" calcext:value-type="float">
            <text:p><text:s text:c="3"/>92,2 </text:p>
          </table:table-cell>
          <table:table-cell table:style-name="ce8" office:value-type="float" office:value="88.6360540838384" calcext:value-type="float">
            <text:p><text:s text:c="3"/>88,6 </text:p>
          </table:table-cell>
          <table:table-cell table:style-name="ce8" office:value-type="float" office:value="87.2654896206097" calcext:value-type="float">
            <text:p><text:s text:c="3"/>87,3 </text:p>
          </table:table-cell>
          <table:table-cell table:style-name="ce8" office:value-type="float" office:value="90.006618547067" calcext:value-type="float">
            <text:p><text:s text:c="3"/>90,0 </text:p>
          </table:table-cell>
          <table:table-cell table:style-name="ce12" table:number-columns-repeated="963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72.8643907684764" calcext:value-type="float">
            <text:p><text:s text:c="3"/>72,9 </text:p>
          </table:table-cell>
          <table:table-cell table:style-name="ce9" office:value-type="float" office:value="69.6605623123168" calcext:value-type="float">
            <text:p><text:s text:c="3"/>69,7 </text:p>
          </table:table-cell>
          <table:table-cell table:style-name="ce9" office:value-type="float" office:value="76.068219224636" calcext:value-type="float">
            <text:p><text:s text:c="3"/>76,1 </text:p>
          </table:table-cell>
          <table:table-cell table:style-name="ce9" office:value-type="float" office:value="72.7635710372686" calcext:value-type="float">
            <text:p><text:s text:c="3"/>72,8 </text:p>
          </table:table-cell>
          <table:table-cell table:style-name="ce9" office:value-type="float" office:value="69.6090954187325" calcext:value-type="float">
            <text:p><text:s text:c="3"/>69,6 </text:p>
          </table:table-cell>
          <table:table-cell table:style-name="ce9" office:value-type="float" office:value="75.9180466558047" calcext:value-type="float">
            <text:p><text:s text:c="3"/>75,9 </text:p>
          </table:table-cell>
          <table:table-cell table:style-name="ce9" office:value-type="float" office:value="79.4808440834137" calcext:value-type="float">
            <text:p><text:s text:c="3"/>79,5 </text:p>
          </table:table-cell>
          <table:table-cell table:style-name="ce9" office:value-type="float" office:value="77.2626661547531" calcext:value-type="float">
            <text:p><text:s text:c="3"/>77,3 </text:p>
          </table:table-cell>
          <table:table-cell table:style-name="ce9" office:value-type="float" office:value="81.6990220120743" calcext:value-type="float">
            <text:p><text:s text:c="3"/>81,7 </text:p>
          </table:table-cell>
          <table:table-cell table:style-name="ce9" office:value-type="float" office:value="80.0443328375168" calcext:value-type="float">
            <text:p><text:s text:c="3"/>80,0 </text:p>
          </table:table-cell>
          <table:table-cell table:style-name="ce9" office:value-type="float" office:value="72.90292177094" calcext:value-type="float">
            <text:p><text:s text:c="3"/>72,9 </text:p>
          </table:table-cell>
          <table:table-cell table:style-name="ce9" office:value-type="float" office:value="87.1857439040936" calcext:value-type="float">
            <text:p><text:s text:c="3"/>87,2 </text:p>
          </table:table-cell>
          <table:table-cell table:style-name="ce9" office:value-type="float" office:value="65.646243088325" calcext:value-type="float">
            <text:p><text:s text:c="3"/>65,6 </text:p>
          </table:table-cell>
          <table:table-cell table:style-name="ce9" office:value-type="float" office:value="61.2377440258326" calcext:value-type="float">
            <text:p><text:s text:c="3"/>61,2 </text:p>
          </table:table-cell>
          <table:table-cell table:style-name="ce9" office:value-type="float" office:value="70.0547421508173" calcext:value-type="float">
            <text:p><text:s text:c="3"/>70,1 </text:p>
          </table:table-cell>
          <table:table-cell table:style-name="ce9" office:value-type="float" office:value="67.9404890397969" calcext:value-type="float">
            <text:p><text:s text:c="3"/>67,9 </text:p>
          </table:table-cell>
          <table:table-cell table:style-name="ce9" office:value-type="float" office:value="64.1339998905729" calcext:value-type="float">
            <text:p><text:s text:c="3"/>64,1 </text:p>
          </table:table-cell>
          <table:table-cell table:style-name="ce9" office:value-type="float" office:value="71.7469781890209" calcext:value-type="float">
            <text:p><text:s text:c="3"/>71,7 </text:p>
          </table:table-cell>
          <table:table-cell table:style-name="ce9" office:value-type="float" office:value="75.3547349150218" calcext:value-type="float">
            <text:p><text:s text:c="3"/>75,4 </text:p>
          </table:table-cell>
          <table:table-cell table:style-name="ce9" office:value-type="float" office:value="72.257014718596" calcext:value-type="float">
            <text:p><text:s text:c="3"/>72,3 </text:p>
          </table:table-cell>
          <table:table-cell table:style-name="ce9" office:value-type="float" office:value="78.4524551114476" calcext:value-type="float">
            <text:p><text:s text:c="3"/>78,5 </text:p>
          </table:table-cell>
          <table:table-cell table:style-name="ce9" office:value-type="float" office:value="77.1250853945737" calcext:value-type="float">
            <text:p><text:s text:c="3"/>77,1 </text:p>
          </table:table-cell>
          <table:table-cell table:style-name="ce9" office:value-type="float" office:value="67.2542279105829" calcext:value-type="float">
            <text:p><text:s text:c="3"/>67,3 </text:p>
          </table:table-cell>
          <table:table-cell table:style-name="ce9" office:value-type="float" office:value="86.9959428785645" calcext:value-type="float">
            <text:p><text:s text:c="3"/>87,0 </text:p>
          </table:table-cell>
          <table:table-cell table:style-name="ce9" office:value-type="float" office:value="78.4338431162896" calcext:value-type="float">
            <text:p><text:s text:c="3"/>78,4 </text:p>
          </table:table-cell>
          <table:table-cell table:style-name="ce9" office:value-type="float" office:value="74.9725603658419" calcext:value-type="float">
            <text:p><text:s text:c="3"/>75,0 </text:p>
          </table:table-cell>
          <table:table-cell table:style-name="ce9" office:value-type="float" office:value="81.8951258667374" calcext:value-type="float">
            <text:p><text:s text:c="3"/>81,9 </text:p>
          </table:table-cell>
          <table:table-cell table:style-name="ce9" office:value-type="float" office:value="76.9419677849259" calcext:value-type="float">
            <text:p><text:s text:c="3"/>76,9 </text:p>
          </table:table-cell>
          <table:table-cell table:style-name="ce9" office:value-type="float" office:value="73.3480993438606" calcext:value-type="float">
            <text:p><text:s text:c="3"/>73,3 </text:p>
          </table:table-cell>
          <table:table-cell table:style-name="ce9" office:value-type="float" office:value="80.5358362259912" calcext:value-type="float">
            <text:p><text:s text:c="3"/>80,5 </text:p>
          </table:table-cell>
          <table:table-cell table:style-name="ce9" office:value-type="float" office:value="83.15991641352" calcext:value-type="float">
            <text:p><text:s text:c="3"/>83,2 </text:p>
          </table:table-cell>
          <table:table-cell table:style-name="ce9" office:value-type="float" office:value="80.6820088008053" calcext:value-type="float">
            <text:p><text:s text:c="3"/>80,7 </text:p>
          </table:table-cell>
          <table:table-cell table:style-name="ce9" office:value-type="float" office:value="85.6378240262347" calcext:value-type="float">
            <text:p><text:s text:c="3"/>85,6 </text:p>
          </table:table-cell>
          <table:table-cell table:style-name="ce9" office:value-type="float" office:value="82.6327967595165" calcext:value-type="float">
            <text:p><text:s text:c="3"/>82,6 </text:p>
          </table:table-cell>
          <table:table-cell table:style-name="ce9" office:value-type="float" office:value="73.4477871787169" calcext:value-type="float">
            <text:p><text:s text:c="3"/>73,4 </text:p>
          </table:table-cell>
          <table:table-cell table:style-name="ce9" office:value-type="float" office:value="91.8178063403161" calcext:value-type="float">
            <text:p><text:s text:c="3"/>91,8 </text:p>
          </table:table-cell>
          <table:table-cell table:style-name="ce9" office:value-type="float" office:value="70.0262372694553" calcext:value-type="float">
            <text:p><text:s text:c="3"/>70,0 </text:p>
          </table:table-cell>
          <table:table-cell table:style-name="ce9" office:value-type="float" office:value="66.4902049686397" calcext:value-type="float">
            <text:p><text:s text:c="3"/>66,5 </text:p>
          </table:table-cell>
          <table:table-cell table:style-name="ce9" office:value-type="float" office:value="73.5622695702709" calcext:value-type="float">
            <text:p><text:s text:c="3"/>73,6 </text:p>
          </table:table-cell>
          <table:table-cell table:style-name="ce9" office:value-type="float" office:value="70.7517063992092" calcext:value-type="float">
            <text:p><text:s text:c="3"/>70,8 </text:p>
          </table:table-cell>
          <table:table-cell table:style-name="ce9" office:value-type="float" office:value="67.6350442999162" calcext:value-type="float">
            <text:p><text:s text:c="3"/>67,6 </text:p>
          </table:table-cell>
          <table:table-cell table:style-name="ce9" office:value-type="float" office:value="73.8683684985023" calcext:value-type="float">
            <text:p><text:s text:c="3"/>73,9 </text:p>
          </table:table-cell>
          <table:table-cell table:style-name="ce9" office:value-type="float" office:value="78.5288717253197" calcext:value-type="float">
            <text:p><text:s text:c="3"/>78,5 </text:p>
          </table:table-cell>
          <table:table-cell table:style-name="ce9" office:value-type="float" office:value="76.1553677617012" calcext:value-type="float">
            <text:p><text:s text:c="3"/>76,2 </text:p>
          </table:table-cell>
          <table:table-cell table:style-name="ce9" office:value-type="float" office:value="80.9023756889382" calcext:value-type="float">
            <text:p><text:s text:c="3"/>80,9 </text:p>
          </table:table-cell>
          <table:table-cell table:style-name="ce9" office:value-type="float" office:value="78.4927940467826" calcext:value-type="float">
            <text:p><text:s text:c="3"/>78,5 </text:p>
          </table:table-cell>
          <table:table-cell table:style-name="ce9" office:value-type="float" office:value="70.1028004289472" calcext:value-type="float">
            <text:p><text:s text:c="3"/>70,1 </text:p>
          </table:table-cell>
          <table:table-cell table:style-name="ce9" office:value-type="float" office:value="86.8827876646179" calcext:value-type="float">
            <text:p><text:s text:c="3"/>86,9 </text:p>
          </table:table-cell>
          <table:table-cell table:style-name="ce9" office:value-type="float" office:value="85.5565899216476" calcext:value-type="float">
            <text:p><text:s text:c="3"/>85,6 </text:p>
          </table:table-cell>
          <table:table-cell table:style-name="ce9" office:value-type="float" office:value="80.5562939536693" calcext:value-type="float">
            <text:p><text:s text:c="3"/>80,6 </text:p>
          </table:table-cell>
          <table:table-cell table:style-name="ce9" office:value-type="float" office:value="90.5568858896259" calcext:value-type="float">
            <text:p><text:s text:c="3"/>90,6 </text:p>
          </table:table-cell>
          <table:table-cell table:style-name="ce9" office:value-type="float" office:value="84.6093442660066" calcext:value-type="float">
            <text:p><text:s text:c="3"/>84,6 </text:p>
          </table:table-cell>
          <table:table-cell table:style-name="ce9" office:value-type="float" office:value="77.9661292185361" calcext:value-type="float">
            <text:p><text:s text:c="3"/>78,0 </text:p>
          </table:table-cell>
          <table:table-cell table:style-name="ce9" office:value-type="float" office:value="91.2525593134771" calcext:value-type="float">
            <text:p><text:s text:c="3"/>91,3 </text:p>
          </table:table-cell>
          <table:table-cell table:style-name="ce9" office:value-type="float" office:value="86.029182485981" calcext:value-type="float">
            <text:p><text:s text:c="3"/>86,0 </text:p>
          </table:table-cell>
          <table:table-cell table:style-name="ce9" office:value-type="float" office:value="80.9662232168765" calcext:value-type="float">
            <text:p><text:s text:c="3"/>81,0 </text:p>
          </table:table-cell>
          <table:table-cell table:style-name="ce9" office:value-type="float" office:value="91.0921417550855" calcext:value-type="float">
            <text:p><text:s text:c="3"/>91,1 </text:p>
          </table:table-cell>
          <table:table-cell table:style-name="ce9" office:value-type="float" office:value="88.7770449897788" calcext:value-type="float">
            <text:p><text:s text:c="3"/>88,8 </text:p>
          </table:table-cell>
          <table:table-cell table:style-name="ce9" office:value-type="float" office:value="85.495761529608" calcext:value-type="float">
            <text:p><text:s text:c="3"/>85,5 </text:p>
          </table:table-cell>
          <table:table-cell table:style-name="ce9" office:value-type="float" office:value="92.0583284499496" calcext:value-type="float">
            <text:p><text:s text:c="3"/>92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64.61005032298" calcext:value-type="float">
            <text:p><text:s text:c="3"/>64,6 </text:p>
          </table:table-cell>
          <table:table-cell table:style-name="ce9" office:value-type="float" office:value="61.6692217756043" calcext:value-type="float">
            <text:p><text:s text:c="3"/>61,7 </text:p>
          </table:table-cell>
          <table:table-cell table:style-name="ce9" office:value-type="float" office:value="67.5508788703556" calcext:value-type="float">
            <text:p><text:s text:c="3"/>67,6 </text:p>
          </table:table-cell>
          <table:table-cell table:style-name="ce9" office:value-type="float" office:value="71.3410564803578" calcext:value-type="float">
            <text:p><text:s text:c="3"/>71,3 </text:p>
          </table:table-cell>
          <table:table-cell table:style-name="ce9" office:value-type="float" office:value="67.7650783251436" calcext:value-type="float">
            <text:p><text:s text:c="3"/>67,8 </text:p>
          </table:table-cell>
          <table:table-cell table:style-name="ce9" office:value-type="float" office:value="74.9170346355721" calcext:value-type="float">
            <text:p><text:s text:c="3"/>74,9 </text:p>
          </table:table-cell>
          <table:table-cell table:style-name="ce9" office:value-type="float" office:value="80.5870975957969" calcext:value-type="float">
            <text:p><text:s text:c="3"/>80,6 </text:p>
          </table:table-cell>
          <table:table-cell table:style-name="ce9" office:value-type="float" office:value="77.6521955778928" calcext:value-type="float">
            <text:p><text:s text:c="3"/>77,7 </text:p>
          </table:table-cell>
          <table:table-cell table:style-name="ce9" office:value-type="float" office:value="83.5219996137011" calcext:value-type="float">
            <text:p><text:s text:c="3"/>83,5 </text:p>
          </table:table-cell>
          <table:table-cell table:style-name="ce9" office:value-type="float" office:value="78.536820676572" calcext:value-type="float">
            <text:p><text:s text:c="3"/>78,5 </text:p>
          </table:table-cell>
          <table:table-cell table:style-name="ce9" office:value-type="float" office:value="74.3885161892945" calcext:value-type="float">
            <text:p><text:s text:c="3"/>74,4 </text:p>
          </table:table-cell>
          <table:table-cell table:style-name="ce9" office:value-type="float" office:value="82.6851251638496" calcext:value-type="float">
            <text:p><text:s text:c="3"/>82,7 </text:p>
          </table:table-cell>
          <table:table-cell table:style-name="ce9" office:value-type="float" office:value="54.6158733402325" calcext:value-type="float">
            <text:p><text:s text:c="3"/>54,6 </text:p>
          </table:table-cell>
          <table:table-cell table:style-name="ce9" office:value-type="float" office:value="50.7871603433447" calcext:value-type="float">
            <text:p><text:s text:c="3"/>50,8 </text:p>
          </table:table-cell>
          <table:table-cell table:style-name="ce9" office:value-type="float" office:value="58.4445863371202" calcext:value-type="float">
            <text:p><text:s text:c="3"/>58,4 </text:p>
          </table:table-cell>
          <table:table-cell table:style-name="ce9" office:value-type="float" office:value="67.4004929277839" calcext:value-type="float">
            <text:p><text:s text:c="3"/>67,4 </text:p>
          </table:table-cell>
          <table:table-cell table:style-name="ce9" office:value-type="float" office:value="62.7179921843277" calcext:value-type="float">
            <text:p><text:s text:c="3"/>62,7 </text:p>
          </table:table-cell>
          <table:table-cell table:style-name="ce9" office:value-type="float" office:value="72.0829936712402" calcext:value-type="float">
            <text:p><text:s text:c="3"/>72,1 </text:p>
          </table:table-cell>
          <table:table-cell table:style-name="ce9" office:value-type="float" office:value="79.3262990510347" calcext:value-type="float">
            <text:p><text:s text:c="3"/>79,3 </text:p>
          </table:table-cell>
          <table:table-cell table:style-name="ce9" office:value-type="float" office:value="75.949407880626" calcext:value-type="float">
            <text:p><text:s text:c="3"/>75,9 </text:p>
          </table:table-cell>
          <table:table-cell table:style-name="ce9" office:value-type="float" office:value="82.7031902214434" calcext:value-type="float">
            <text:p><text:s text:c="3"/>82,7 </text:p>
          </table:table-cell>
          <table:table-cell table:style-name="ce9" office:value-type="float" office:value="75.5708625517565" calcext:value-type="float">
            <text:p><text:s text:c="3"/>75,6 </text:p>
          </table:table-cell>
          <table:table-cell table:style-name="ce9" office:value-type="float" office:value="71.3199033458755" calcext:value-type="float">
            <text:p><text:s text:c="3"/>71,3 </text:p>
          </table:table-cell>
          <table:table-cell table:style-name="ce9" office:value-type="float" office:value="79.8218217576375" calcext:value-type="float">
            <text:p><text:s text:c="3"/>79,8 </text:p>
          </table:table-cell>
          <table:table-cell table:style-name="ce9" office:value-type="float" office:value="73.0765381351007" calcext:value-type="float">
            <text:p><text:s text:c="3"/>73,1 </text:p>
          </table:table-cell>
          <table:table-cell table:style-name="ce9" office:value-type="float" office:value="69.6808226156221" calcext:value-type="float">
            <text:p><text:s text:c="3"/>69,7 </text:p>
          </table:table-cell>
          <table:table-cell table:style-name="ce9" office:value-type="float" office:value="76.4722536545792" calcext:value-type="float">
            <text:p><text:s text:c="3"/>76,5 </text:p>
          </table:table-cell>
          <table:table-cell table:style-name="ce9" office:value-type="float" office:value="74.7389506752318" calcext:value-type="float">
            <text:p><text:s text:c="3"/>74,7 </text:p>
          </table:table-cell>
          <table:table-cell table:style-name="ce9" office:value-type="float" office:value="71.0286835191098" calcext:value-type="float">
            <text:p><text:s text:c="3"/>71,0 </text:p>
          </table:table-cell>
          <table:table-cell table:style-name="ce9" office:value-type="float" office:value="78.4492178313538" calcext:value-type="float">
            <text:p><text:s text:c="3"/>78,4 </text:p>
          </table:table-cell>
          <table:table-cell table:style-name="ce9" office:value-type="float" office:value="81.8016408953812" calcext:value-type="float">
            <text:p><text:s text:c="3"/>81,8 </text:p>
          </table:table-cell>
          <table:table-cell table:style-name="ce9" office:value-type="float" office:value="78.2022050588383" calcext:value-type="float">
            <text:p><text:s text:c="3"/>78,2 </text:p>
          </table:table-cell>
          <table:table-cell table:style-name="ce9" office:value-type="float" office:value="85.4010767319241" calcext:value-type="float">
            <text:p><text:s text:c="3"/>85,4 </text:p>
          </table:table-cell>
          <table:table-cell table:style-name="ce9" office:value-type="float" office:value="81.4345900323549" calcext:value-type="float">
            <text:p><text:s text:c="3"/>81,4 </text:p>
          </table:table-cell>
          <table:table-cell table:style-name="ce9" office:value-type="float" office:value="75.8150362821687" calcext:value-type="float">
            <text:p><text:s text:c="3"/>75,8 </text:p>
          </table:table-cell>
          <table:table-cell table:style-name="ce9" office:value-type="float" office:value="87.0541437825411" calcext:value-type="float">
            <text:p><text:s text:c="3"/>87,1 </text:p>
          </table:table-cell>
          <table:table-cell table:style-name="ce9" office:value-type="float" office:value="62.4386489692136" calcext:value-type="float">
            <text:p><text:s text:c="3"/>62,4 </text:p>
          </table:table-cell>
          <table:table-cell table:style-name="ce9" office:value-type="float" office:value="59.0954360350921" calcext:value-type="float">
            <text:p><text:s text:c="3"/>59,1 </text:p>
          </table:table-cell>
          <table:table-cell table:style-name="ce9" office:value-type="float" office:value="65.7818619033351" calcext:value-type="float">
            <text:p><text:s text:c="3"/>65,8 </text:p>
          </table:table-cell>
          <table:table-cell table:style-name="ce9" office:value-type="float" office:value="69.3534210338338" calcext:value-type="float">
            <text:p><text:s text:c="3"/>69,4 </text:p>
          </table:table-cell>
          <table:table-cell table:style-name="ce9" office:value-type="float" office:value="65.8704734361609" calcext:value-type="float">
            <text:p><text:s text:c="3"/>65,9 </text:p>
          </table:table-cell>
          <table:table-cell table:style-name="ce9" office:value-type="float" office:value="72.8363686315066" calcext:value-type="float">
            <text:p><text:s text:c="3"/>72,8 </text:p>
          </table:table-cell>
          <table:table-cell table:style-name="ce9" office:value-type="float" office:value="78.8494984037849" calcext:value-type="float">
            <text:p><text:s text:c="3"/>78,8 </text:p>
          </table:table-cell>
          <table:table-cell table:style-name="ce9" office:value-type="float" office:value="75.8013255591071" calcext:value-type="float">
            <text:p><text:s text:c="3"/>75,8 </text:p>
          </table:table-cell>
          <table:table-cell table:style-name="ce9" office:value-type="float" office:value="81.8976712484628" calcext:value-type="float">
            <text:p><text:s text:c="3"/>81,9 </text:p>
          </table:table-cell>
          <table:table-cell table:style-name="ce9" office:value-type="float" office:value="77.3169328070475" calcext:value-type="float">
            <text:p><text:s text:c="3"/>77,3 </text:p>
          </table:table-cell>
          <table:table-cell table:style-name="ce9" office:value-type="float" office:value="72.7421093128403" calcext:value-type="float">
            <text:p><text:s text:c="3"/>72,7 </text:p>
          </table:table-cell>
          <table:table-cell table:style-name="ce9" office:value-type="float" office:value="81.8917563012547" calcext:value-type="float">
            <text:p><text:s text:c="3"/>81,9 </text:p>
          </table:table-cell>
          <table:table-cell table:style-name="ce9" office:value-type="float" office:value="77.2562630080529" calcext:value-type="float">
            <text:p><text:s text:c="3"/>77,3 </text:p>
          </table:table-cell>
          <table:table-cell table:style-name="ce9" office:value-type="float" office:value="71.744988608024" calcext:value-type="float">
            <text:p><text:s text:c="3"/>71,7 </text:p>
          </table:table-cell>
          <table:table-cell table:style-name="ce9" office:value-type="float" office:value="82.7675374080819" calcext:value-type="float">
            <text:p><text:s text:c="3"/>82,8 </text:p>
          </table:table-cell>
          <table:table-cell table:style-name="ce9" office:value-type="float" office:value="85.5253896576486" calcext:value-type="float">
            <text:p><text:s text:c="3"/>85,5 </text:p>
          </table:table-cell>
          <table:table-cell table:style-name="ce9" office:value-type="float" office:value="82.7241151821865" calcext:value-type="float">
            <text:p><text:s text:c="3"/>82,7 </text:p>
          </table:table-cell>
          <table:table-cell table:style-name="ce9" office:value-type="float" office:value="88.3266641331107" calcext:value-type="float">
            <text:p><text:s text:c="3"/>88,3 </text:p>
          </table:table-cell>
          <table:table-cell table:style-name="ce9" office:value-type="float" office:value="91.7746230876596" calcext:value-type="float">
            <text:p><text:s text:c="3"/>91,8 </text:p>
          </table:table-cell>
          <table:table-cell table:style-name="ce9" office:value-type="float" office:value="88.7633421746592" calcext:value-type="float">
            <text:p><text:s text:c="3"/>88,8 </text:p>
          </table:table-cell>
          <table:table-cell table:style-name="ce9" office:value-type="float" office:value="94.78590400066" calcext:value-type="float">
            <text:p><text:s text:c="3"/>94,8 </text:p>
          </table:table-cell>
          <table:table-cell table:style-name="ce9" office:value-type="float" office:value="89.9776116003032" calcext:value-type="float">
            <text:p><text:s text:c="3"/>90,0 </text:p>
          </table:table-cell>
          <table:table-cell table:style-name="ce9" office:value-type="float" office:value="86.4087811743855" calcext:value-type="float">
            <text:p><text:s text:c="3"/>86,4 </text:p>
          </table:table-cell>
          <table:table-cell table:style-name="ce9" office:value-type="float" office:value="93.5464420262209" calcext:value-type="float">
            <text:p><text:s text:c="3"/>93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66.0408745218188" calcext:value-type="float">
            <text:p><text:s text:c="3"/>66,0 </text:p>
          </table:table-cell>
          <table:table-cell table:style-name="ce9" office:value-type="float" office:value="62.6160143933004" calcext:value-type="float">
            <text:p><text:s text:c="3"/>62,6 </text:p>
          </table:table-cell>
          <table:table-cell table:style-name="ce9" office:value-type="float" office:value="69.4657346503373" calcext:value-type="float">
            <text:p><text:s text:c="3"/>69,5 </text:p>
          </table:table-cell>
          <table:table-cell table:style-name="ce9" office:value-type="float" office:value="70.455992576033" calcext:value-type="float">
            <text:p><text:s text:c="3"/>70,5 </text:p>
          </table:table-cell>
          <table:table-cell table:style-name="ce9" office:value-type="float" office:value="67.2759235769435" calcext:value-type="float">
            <text:p><text:s text:c="3"/>67,3 </text:p>
          </table:table-cell>
          <table:table-cell table:style-name="ce9" office:value-type="float" office:value="73.6360615751226" calcext:value-type="float">
            <text:p><text:s text:c="3"/>73,6 </text:p>
          </table:table-cell>
          <table:table-cell table:style-name="ce9" office:value-type="float" office:value="79.5610325774426" calcext:value-type="float">
            <text:p><text:s text:c="3"/>79,6 </text:p>
          </table:table-cell>
          <table:table-cell table:style-name="ce9" office:value-type="float" office:value="76.9510672517584" calcext:value-type="float">
            <text:p><text:s text:c="3"/>77,0 </text:p>
          </table:table-cell>
          <table:table-cell table:style-name="ce9" office:value-type="float" office:value="82.1709979031268" calcext:value-type="float">
            <text:p><text:s text:c="3"/>82,2 </text:p>
          </table:table-cell>
          <table:table-cell table:style-name="ce9" office:value-type="float" office:value="79.8930522624183" calcext:value-type="float">
            <text:p><text:s text:c="3"/>79,9 </text:p>
          </table:table-cell>
          <table:table-cell table:style-name="ce9" office:value-type="float" office:value="76.2248057484757" calcext:value-type="float">
            <text:p><text:s text:c="3"/>76,2 </text:p>
          </table:table-cell>
          <table:table-cell table:style-name="ce9" office:value-type="float" office:value="83.5612987763608" calcext:value-type="float">
            <text:p><text:s text:c="3"/>83,6 </text:p>
          </table:table-cell>
          <table:table-cell table:style-name="ce9" office:value-type="float" office:value="59.5233680606527" calcext:value-type="float">
            <text:p><text:s text:c="3"/>59,5 </text:p>
          </table:table-cell>
          <table:table-cell table:style-name="ce9" office:value-type="float" office:value="54.8000199036016" calcext:value-type="float">
            <text:p><text:s text:c="3"/>54,8 </text:p>
          </table:table-cell>
          <table:table-cell table:style-name="ce9" office:value-type="float" office:value="64.2467162177037" calcext:value-type="float">
            <text:p><text:s text:c="3"/>64,2 </text:p>
          </table:table-cell>
          <table:table-cell table:style-name="ce9" office:value-type="float" office:value="67.8833222544923" calcext:value-type="float">
            <text:p><text:s text:c="3"/>67,9 </text:p>
          </table:table-cell>
          <table:table-cell table:style-name="ce9" office:value-type="float" office:value="64.1668440615706" calcext:value-type="float">
            <text:p><text:s text:c="3"/>64,2 </text:p>
          </table:table-cell>
          <table:table-cell table:style-name="ce9" office:value-type="float" office:value="71.5998004474139" calcext:value-type="float">
            <text:p><text:s text:c="3"/>71,6 </text:p>
          </table:table-cell>
          <table:table-cell table:style-name="ce9" office:value-type="float" office:value="76.5457301469828" calcext:value-type="float">
            <text:p><text:s text:c="3"/>76,5 </text:p>
          </table:table-cell>
          <table:table-cell table:style-name="ce9" office:value-type="float" office:value="73.6050567544362" calcext:value-type="float">
            <text:p><text:s text:c="3"/>73,6 </text:p>
          </table:table-cell>
          <table:table-cell table:style-name="ce9" office:value-type="float" office:value="79.4864035395294" calcext:value-type="float">
            <text:p><text:s text:c="3"/>79,5 </text:p>
          </table:table-cell>
          <table:table-cell table:style-name="ce9" office:value-type="float" office:value="88.5685050249596" calcext:value-type="float">
            <text:p><text:s text:c="3"/>88,6 </text:p>
          </table:table-cell>
          <table:table-cell table:style-name="ce9" office:value-type="float" office:value="66.9186563020133" calcext:value-type="float">
            <text:p><text:s text:c="3"/>66,9 </text:p>
          </table:table-cell>
          <table:table-cell table:style-name="ce9" office:value-type="float" office:value="100" calcext:value-type="float">
            <text:p><text:s text:c="3"/>100,0 </text:p>
          </table:table-cell>
          <table:table-cell table:style-name="ce9" office:value-type="float" office:value="72.0296015869554" calcext:value-type="float">
            <text:p><text:s text:c="3"/>72,0 </text:p>
          </table:table-cell>
          <table:table-cell table:style-name="ce9" office:value-type="float" office:value="68.519955917402" calcext:value-type="float">
            <text:p><text:s text:c="3"/>68,5 </text:p>
          </table:table-cell>
          <table:table-cell table:style-name="ce9" office:value-type="float" office:value="75.5392472565087" calcext:value-type="float">
            <text:p><text:s text:c="3"/>75,5 </text:p>
          </table:table-cell>
          <table:table-cell table:style-name="ce9" office:value-type="float" office:value="72.8084983765656" calcext:value-type="float">
            <text:p><text:s text:c="3"/>72,8 </text:p>
          </table:table-cell>
          <table:table-cell table:style-name="ce9" office:value-type="float" office:value="69.0666554500291" calcext:value-type="float">
            <text:p><text:s text:c="3"/>69,1 </text:p>
          </table:table-cell>
          <table:table-cell table:style-name="ce9" office:value-type="float" office:value="76.5503413031021" calcext:value-type="float">
            <text:p><text:s text:c="3"/>76,6 </text:p>
          </table:table-cell>
          <table:table-cell table:style-name="ce9" office:value-type="float" office:value="82.6874714136665" calcext:value-type="float">
            <text:p><text:s text:c="3"/>82,7 </text:p>
          </table:table-cell>
          <table:table-cell table:style-name="ce9" office:value-type="float" office:value="79.483150884698" calcext:value-type="float">
            <text:p><text:s text:c="3"/>79,5 </text:p>
          </table:table-cell>
          <table:table-cell table:style-name="ce9" office:value-type="float" office:value="85.891791942635" calcext:value-type="float">
            <text:p><text:s text:c="3"/>85,9 </text:p>
          </table:table-cell>
          <table:table-cell table:style-name="ce9" office:value-type="float" office:value="70.7988356722043" calcext:value-type="float">
            <text:p><text:s text:c="3"/>70,8 </text:p>
          </table:table-cell>
          <table:table-cell table:style-name="ce9" office:value-type="float" office:value="56.6009368865016" calcext:value-type="float">
            <text:p><text:s text:c="3"/>56,6 </text:p>
          </table:table-cell>
          <table:table-cell table:style-name="ce9" office:value-type="float" office:value="84.996734457907" calcext:value-type="float">
            <text:p><text:s text:c="3"/>85,0 </text:p>
          </table:table-cell>
          <table:table-cell table:style-name="ce9" office:value-type="float" office:value="63.9071577695576" calcext:value-type="float">
            <text:p><text:s text:c="3"/>63,9 </text:p>
          </table:table-cell>
          <table:table-cell table:style-name="ce9" office:value-type="float" office:value="60.3532933917414" calcext:value-type="float">
            <text:p><text:s text:c="3"/>60,4 </text:p>
          </table:table-cell>
          <table:table-cell table:style-name="ce9" office:value-type="float" office:value="67.4610221473738" calcext:value-type="float">
            <text:p><text:s text:c="3"/>67,5 </text:p>
          </table:table-cell>
          <table:table-cell table:style-name="ce9" office:value-type="float" office:value="68.9334776768106" calcext:value-type="float">
            <text:p><text:s text:c="3"/>68,9 </text:p>
          </table:table-cell>
          <table:table-cell table:style-name="ce9" office:value-type="float" office:value="65.6336393844857" calcext:value-type="float">
            <text:p><text:s text:c="3"/>65,6 </text:p>
          </table:table-cell>
          <table:table-cell table:style-name="ce9" office:value-type="float" office:value="72.2333159691354" calcext:value-type="float">
            <text:p><text:s text:c="3"/>72,2 </text:p>
          </table:table-cell>
          <table:table-cell table:style-name="ce9" office:value-type="float" office:value="77.8578891033016" calcext:value-type="float">
            <text:p><text:s text:c="3"/>77,9 </text:p>
          </table:table-cell>
          <table:table-cell table:style-name="ce9" office:value-type="float" office:value="75.4727148578737" calcext:value-type="float">
            <text:p><text:s text:c="3"/>75,5 </text:p>
          </table:table-cell>
          <table:table-cell table:style-name="ce9" office:value-type="float" office:value="80.2430633487295" calcext:value-type="float">
            <text:p><text:s text:c="3"/>80,2 </text:p>
          </table:table-cell>
          <table:table-cell table:style-name="ce9" office:value-type="float" office:value="78.6954723364325" calcext:value-type="float">
            <text:p><text:s text:c="3"/>78,7 </text:p>
          </table:table-cell>
          <table:table-cell table:style-name="ce9" office:value-type="float" office:value="74.5891646511364" calcext:value-type="float">
            <text:p><text:s text:c="3"/>74,6 </text:p>
          </table:table-cell>
          <table:table-cell table:style-name="ce9" office:value-type="float" office:value="82.8017800217286" calcext:value-type="float">
            <text:p><text:s text:c="3"/>82,8 </text:p>
          </table:table-cell>
          <table:table-cell table:style-name="ce9" office:value-type="float" office:value="83.306195473342" calcext:value-type="float">
            <text:p><text:s text:c="3"/>83,3 </text:p>
          </table:table-cell>
          <table:table-cell table:style-name="ce9" office:value-type="float" office:value="76.0693153237219" calcext:value-type="float">
            <text:p><text:s text:c="3"/>76,1 </text:p>
          </table:table-cell>
          <table:table-cell table:style-name="ce9" office:value-type="float" office:value="90.5430756229621" calcext:value-type="float">
            <text:p><text:s text:c="3"/>90,5 </text:p>
          </table:table-cell>
          <table:table-cell table:style-name="ce9" office:value-type="float" office:value="82.3031909340922" calcext:value-type="float">
            <text:p><text:s text:c="3"/>82,3 </text:p>
          </table:table-cell>
          <table:table-cell table:style-name="ce9" office:value-type="float" office:value="77.7879039998096" calcext:value-type="float">
            <text:p><text:s text:c="3"/>77,8 </text:p>
          </table:table-cell>
          <table:table-cell table:style-name="ce9" office:value-type="float" office:value="86.8184778683749" calcext:value-type="float">
            <text:p><text:s text:c="3"/>86,8 </text:p>
          </table:table-cell>
          <table:table-cell table:style-name="ce9" office:value-type="float" office:value="91.9143700244033" calcext:value-type="float">
            <text:p><text:s text:c="3"/>91,9 </text:p>
          </table:table-cell>
          <table:table-cell table:style-name="ce9" office:value-type="float" office:value="88.0771673766443" calcext:value-type="float">
            <text:p><text:s text:c="3"/>88,1 </text:p>
          </table:table-cell>
          <table:table-cell table:style-name="ce9" office:value-type="float" office:value="95.7515726721623" calcext:value-type="float">
            <text:p><text:s text:c="3"/>95,8 </text:p>
          </table:table-cell>
          <table:table-cell table:style-name="ce9" office:value-type="float" office:value="89.2903808722635" calcext:value-type="float">
            <text:p><text:s text:c="3"/>89,3 </text:p>
          </table:table-cell>
          <table:table-cell table:style-name="ce9" office:value-type="float" office:value="85.4371048095857" calcext:value-type="float">
            <text:p><text:s text:c="3"/>85,4 </text:p>
          </table:table-cell>
          <table:table-cell table:style-name="ce9" office:value-type="float" office:value="93.1436569349412" calcext:value-type="float">
            <text:p><text:s text:c="3"/>93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64.7131239669845" calcext:value-type="float">
            <text:p><text:s text:c="3"/>64,7 </text:p>
          </table:table-cell>
          <table:table-cell table:style-name="ce9" office:value-type="float" office:value="61.2462476636537" calcext:value-type="float">
            <text:p><text:s text:c="3"/>61,2 </text:p>
          </table:table-cell>
          <table:table-cell table:style-name="ce9" office:value-type="float" office:value="68.1800002703153" calcext:value-type="float">
            <text:p><text:s text:c="3"/>68,2 </text:p>
          </table:table-cell>
          <table:table-cell table:style-name="ce9" office:value-type="float" office:value="70.0967262622514" calcext:value-type="float">
            <text:p><text:s text:c="3"/>70,1 </text:p>
          </table:table-cell>
          <table:table-cell table:style-name="ce9" office:value-type="float" office:value="66.9617539840308" calcext:value-type="float">
            <text:p><text:s text:c="3"/>67,0 </text:p>
          </table:table-cell>
          <table:table-cell table:style-name="ce9" office:value-type="float" office:value="73.2316985404721" calcext:value-type="float">
            <text:p><text:s text:c="3"/>73,2 </text:p>
          </table:table-cell>
          <table:table-cell table:style-name="ce9" office:value-type="float" office:value="76.2861325158522" calcext:value-type="float">
            <text:p><text:s text:c="3"/>76,3 </text:p>
          </table:table-cell>
          <table:table-cell table:style-name="ce9" office:value-type="float" office:value="73.7145711081608" calcext:value-type="float">
            <text:p><text:s text:c="3"/>73,7 </text:p>
          </table:table-cell>
          <table:table-cell table:style-name="ce9" office:value-type="float" office:value="78.8576939235436" calcext:value-type="float">
            <text:p><text:s text:c="3"/>78,9 </text:p>
          </table:table-cell>
          <table:table-cell table:style-name="ce9" office:value-type="float" office:value="73.6452804007284" calcext:value-type="float">
            <text:p><text:s text:c="3"/>73,6 </text:p>
          </table:table-cell>
          <table:table-cell table:style-name="ce9" office:value-type="float" office:value="68.3557128428809" calcext:value-type="float">
            <text:p><text:s text:c="3"/>68,4 </text:p>
          </table:table-cell>
          <table:table-cell table:style-name="ce9" office:value-type="float" office:value="78.934847958576" calcext:value-type="float">
            <text:p><text:s text:c="3"/>78,9 </text:p>
          </table:table-cell>
          <table:table-cell table:style-name="ce9" office:value-type="float" office:value="56.6207539817647" calcext:value-type="float">
            <text:p><text:s text:c="3"/>56,6 </text:p>
          </table:table-cell>
          <table:table-cell table:style-name="ce9" office:value-type="float" office:value="51.8821945485104" calcext:value-type="float">
            <text:p><text:s text:c="3"/>51,9 </text:p>
          </table:table-cell>
          <table:table-cell table:style-name="ce9" office:value-type="float" office:value="61.3593134150191" calcext:value-type="float">
            <text:p><text:s text:c="3"/>61,4 </text:p>
          </table:table-cell>
          <table:table-cell table:style-name="ce9" office:value-type="float" office:value="62.5505518624262" calcext:value-type="float">
            <text:p><text:s text:c="3"/>62,6 </text:p>
          </table:table-cell>
          <table:table-cell table:style-name="ce9" office:value-type="float" office:value="58.6071546510872" calcext:value-type="float">
            <text:p><text:s text:c="3"/>58,6 </text:p>
          </table:table-cell>
          <table:table-cell table:style-name="ce9" office:value-type="float" office:value="66.4939490737652" calcext:value-type="float">
            <text:p><text:s text:c="3"/>66,5 </text:p>
          </table:table-cell>
          <table:table-cell table:style-name="ce9" office:value-type="float" office:value="72.9060338035267" calcext:value-type="float">
            <text:p><text:s text:c="3"/>72,9 </text:p>
          </table:table-cell>
          <table:table-cell table:style-name="ce9" office:value-type="float" office:value="68.9934598776405" calcext:value-type="float">
            <text:p><text:s text:c="3"/>69,0 </text:p>
          </table:table-cell>
          <table:table-cell table:style-name="ce9" office:value-type="float" office:value="76.8186077294129" calcext:value-type="float">
            <text:p><text:s text:c="3"/>76,8 </text:p>
          </table:table-cell>
          <table:table-cell table:style-name="ce9" office:value-type="float" office:value="65.3018612761244" calcext:value-type="float">
            <text:p><text:s text:c="3"/>65,3 </text:p>
          </table:table-cell>
          <table:table-cell table:style-name="ce9" office:value-type="float" office:value="59.8225335636638" calcext:value-type="float">
            <text:p><text:s text:c="3"/>59,8 </text:p>
          </table:table-cell>
          <table:table-cell table:style-name="ce9" office:value-type="float" office:value="70.7811889885851" calcext:value-type="float">
            <text:p><text:s text:c="3"/>70,8 </text:p>
          </table:table-cell>
          <table:table-cell table:style-name="ce9" office:value-type="float" office:value="72.1040523672109" calcext:value-type="float">
            <text:p><text:s text:c="3"/>72,1 </text:p>
          </table:table-cell>
          <table:table-cell table:style-name="ce9" office:value-type="float" office:value="68.8735006372227" calcext:value-type="float">
            <text:p><text:s text:c="3"/>68,9 </text:p>
          </table:table-cell>
          <table:table-cell table:style-name="ce9" office:value-type="float" office:value="75.3346040971992" calcext:value-type="float">
            <text:p><text:s text:c="3"/>75,3 </text:p>
          </table:table-cell>
          <table:table-cell table:style-name="ce9" office:value-type="float" office:value="77.49474973346" calcext:value-type="float">
            <text:p><text:s text:c="3"/>77,5 </text:p>
          </table:table-cell>
          <table:table-cell table:style-name="ce9" office:value-type="float" office:value="74.0927419281512" calcext:value-type="float">
            <text:p><text:s text:c="3"/>74,1 </text:p>
          </table:table-cell>
          <table:table-cell table:style-name="ce9" office:value-type="float" office:value="80.8967575387689" calcext:value-type="float">
            <text:p><text:s text:c="3"/>80,9 </text:p>
          </table:table-cell>
          <table:table-cell table:style-name="ce9" office:value-type="float" office:value="79.619412115376" calcext:value-type="float">
            <text:p><text:s text:c="3"/>79,6 </text:p>
          </table:table-cell>
          <table:table-cell table:style-name="ce9" office:value-type="float" office:value="76.2445906421376" calcext:value-type="float">
            <text:p><text:s text:c="3"/>76,2 </text:p>
          </table:table-cell>
          <table:table-cell table:style-name="ce9" office:value-type="float" office:value="82.9942335886144" calcext:value-type="float">
            <text:p><text:s text:c="3"/>83,0 </text:p>
          </table:table-cell>
          <table:table-cell table:style-name="ce9" office:value-type="float" office:value="82.3815459534147" calcext:value-type="float">
            <text:p><text:s text:c="3"/>82,4 </text:p>
          </table:table-cell>
          <table:table-cell table:style-name="ce9" office:value-type="float" office:value="75.323314581686" calcext:value-type="float">
            <text:p><text:s text:c="3"/>75,3 </text:p>
          </table:table-cell>
          <table:table-cell table:style-name="ce9" office:value-type="float" office:value="89.4397773251435" calcext:value-type="float">
            <text:p><text:s text:c="3"/>89,4 </text:p>
          </table:table-cell>
          <table:table-cell table:style-name="ce9" office:value-type="float" office:value="63.243843119615" calcext:value-type="float">
            <text:p><text:s text:c="3"/>63,2 </text:p>
          </table:table-cell>
          <table:table-cell table:style-name="ce9" office:value-type="float" office:value="59.5488843294616" calcext:value-type="float">
            <text:p><text:s text:c="3"/>59,5 </text:p>
          </table:table-cell>
          <table:table-cell table:style-name="ce9" office:value-type="float" office:value="66.9388019097684" calcext:value-type="float">
            <text:p><text:s text:c="3"/>66,9 </text:p>
          </table:table-cell>
          <table:table-cell table:style-name="ce9" office:value-type="float" office:value="68.130842461553" calcext:value-type="float">
            <text:p><text:s text:c="3"/>68,1 </text:p>
          </table:table-cell>
          <table:table-cell table:style-name="ce9" office:value-type="float" office:value="65.2675124086693" calcext:value-type="float">
            <text:p><text:s text:c="3"/>65,3 </text:p>
          </table:table-cell>
          <table:table-cell table:style-name="ce9" office:value-type="float" office:value="70.9941725144368" calcext:value-type="float">
            <text:p><text:s text:c="3"/>71,0 </text:p>
          </table:table-cell>
          <table:table-cell table:style-name="ce9" office:value-type="float" office:value="75.602126344947" calcext:value-type="float">
            <text:p><text:s text:c="3"/>75,6 </text:p>
          </table:table-cell>
          <table:table-cell table:style-name="ce9" office:value-type="float" office:value="72.9507826102649" calcext:value-type="float">
            <text:p><text:s text:c="3"/>73,0 </text:p>
          </table:table-cell>
          <table:table-cell table:style-name="ce9" office:value-type="float" office:value="78.2534700796291" calcext:value-type="float">
            <text:p><text:s text:c="3"/>78,3 </text:p>
          </table:table-cell>
          <table:table-cell table:style-name="ce9" office:value-type="float" office:value="71.7722170653989" calcext:value-type="float">
            <text:p><text:s text:c="3"/>71,8 </text:p>
          </table:table-cell>
          <table:table-cell table:style-name="ce9" office:value-type="float" office:value="65.9802314075699" calcext:value-type="float">
            <text:p><text:s text:c="3"/>66,0 </text:p>
          </table:table-cell>
          <table:table-cell table:style-name="ce9" office:value-type="float" office:value="77.5642027232278" calcext:value-type="float">
            <text:p><text:s text:c="3"/>77,6 </text:p>
          </table:table-cell>
          <table:table-cell table:style-name="ce9" office:value-type="float" office:value="83.8676033213669" calcext:value-type="float">
            <text:p><text:s text:c="3"/>83,9 </text:p>
          </table:table-cell>
          <table:table-cell table:style-name="ce9" office:value-type="float" office:value="76.0890390803701" calcext:value-type="float">
            <text:p><text:s text:c="3"/>76,1 </text:p>
          </table:table-cell>
          <table:table-cell table:style-name="ce9" office:value-type="float" office:value="91.6461675623638" calcext:value-type="float">
            <text:p><text:s text:c="3"/>91,6 </text:p>
          </table:table-cell>
          <table:table-cell table:style-name="ce9" office:value-type="float" office:value="88.5602733702456" calcext:value-type="float">
            <text:p><text:s text:c="3"/>88,6 </text:p>
          </table:table-cell>
          <table:table-cell table:style-name="ce9" office:value-type="float" office:value="86.4083354627611" calcext:value-type="float">
            <text:p><text:s text:c="3"/>86,4 </text:p>
          </table:table-cell>
          <table:table-cell table:style-name="ce9" office:value-type="float" office:value="90.71221127773" calcext:value-type="float">
            <text:p><text:s text:c="3"/>90,7 </text:p>
          </table:table-cell>
          <table:table-cell table:style-name="ce9" office:value-type="float" office:value="82.9648714915054" calcext:value-type="float">
            <text:p><text:s text:c="3"/>83,0 </text:p>
          </table:table-cell>
          <table:table-cell table:style-name="ce9" office:value-type="float" office:value="78.1906532567523" calcext:value-type="float">
            <text:p><text:s text:c="3"/>78,2 </text:p>
          </table:table-cell>
          <table:table-cell table:style-name="ce9" office:value-type="float" office:value="87.7390897262586" calcext:value-type="float">
            <text:p><text:s text:c="3"/>87,7 </text:p>
          </table:table-cell>
          <table:table-cell table:style-name="ce9" office:value-type="float" office:value="91.0098290822655" calcext:value-type="float">
            <text:p><text:s text:c="3"/>91,0 </text:p>
          </table:table-cell>
          <table:table-cell table:style-name="ce9" office:value-type="float" office:value="88.0589438559101" calcext:value-type="float">
            <text:p><text:s text:c="3"/>88,1 </text:p>
          </table:table-cell>
          <table:table-cell table:style-name="ce9" office:value-type="float" office:value="93.9607143086208" calcext:value-type="float">
            <text:p><text:s text:c="3"/>94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70.1553155620076" calcext:value-type="float">
            <text:p><text:s text:c="3"/>70,2 </text:p>
          </table:table-cell>
          <table:table-cell table:style-name="ce9" office:value-type="float" office:value="66.9973030411889" calcext:value-type="float">
            <text:p><text:s text:c="3"/>67,0 </text:p>
          </table:table-cell>
          <table:table-cell table:style-name="ce9" office:value-type="float" office:value="73.3133280828262" calcext:value-type="float">
            <text:p><text:s text:c="3"/>73,3 </text:p>
          </table:table-cell>
          <table:table-cell table:style-name="ce9" office:value-type="float" office:value="76.5799175858145" calcext:value-type="float">
            <text:p><text:s text:c="3"/>76,6 </text:p>
          </table:table-cell>
          <table:table-cell table:style-name="ce9" office:value-type="float" office:value="73.6647487114749" calcext:value-type="float">
            <text:p><text:s text:c="3"/>73,7 </text:p>
          </table:table-cell>
          <table:table-cell table:style-name="ce9" office:value-type="float" office:value="79.4950864601541" calcext:value-type="float">
            <text:p><text:s text:c="3"/>79,5 </text:p>
          </table:table-cell>
          <table:table-cell table:style-name="ce9" office:value-type="float" office:value="82.9645079447275" calcext:value-type="float">
            <text:p><text:s text:c="3"/>83,0 </text:p>
          </table:table-cell>
          <table:table-cell table:style-name="ce9" office:value-type="float" office:value="80.7093449716871" calcext:value-type="float">
            <text:p><text:s text:c="3"/>80,7 </text:p>
          </table:table-cell>
          <table:table-cell table:style-name="ce9" office:value-type="float" office:value="85.219670917768" calcext:value-type="float">
            <text:p><text:s text:c="3"/>85,2 </text:p>
          </table:table-cell>
          <table:table-cell table:style-name="ce9" office:value-type="float" office:value="83.4546884463452" calcext:value-type="float">
            <text:p><text:s text:c="3"/>83,5 </text:p>
          </table:table-cell>
          <table:table-cell table:style-name="ce9" office:value-type="float" office:value="79.6193882672323" calcext:value-type="float">
            <text:p><text:s text:c="3"/>79,6 </text:p>
          </table:table-cell>
          <table:table-cell table:style-name="ce9" office:value-type="float" office:value="87.2899886254582" calcext:value-type="float">
            <text:p><text:s text:c="3"/>87,3 </text:p>
          </table:table-cell>
          <table:table-cell table:style-name="ce9" office:value-type="float" office:value="65.8108442131046" calcext:value-type="float">
            <text:p><text:s text:c="3"/>65,8 </text:p>
          </table:table-cell>
          <table:table-cell table:style-name="ce9" office:value-type="float" office:value="61.4320327351102" calcext:value-type="float">
            <text:p><text:s text:c="3"/>61,4 </text:p>
          </table:table-cell>
          <table:table-cell table:style-name="ce9" office:value-type="float" office:value="70.189655691099" calcext:value-type="float">
            <text:p><text:s text:c="3"/>70,2 </text:p>
          </table:table-cell>
          <table:table-cell table:style-name="ce9" office:value-type="float" office:value="72.7884841596447" calcext:value-type="float">
            <text:p><text:s text:c="3"/>72,8 </text:p>
          </table:table-cell>
          <table:table-cell table:style-name="ce9" office:value-type="float" office:value="68.9052082065722" calcext:value-type="float">
            <text:p><text:s text:c="3"/>68,9 </text:p>
          </table:table-cell>
          <table:table-cell table:style-name="ce9" office:value-type="float" office:value="76.6717601127172" calcext:value-type="float">
            <text:p><text:s text:c="3"/>76,7 </text:p>
          </table:table-cell>
          <table:table-cell table:style-name="ce9" office:value-type="float" office:value="81.3525421407889" calcext:value-type="float">
            <text:p><text:s text:c="3"/>81,4 </text:p>
          </table:table-cell>
          <table:table-cell table:style-name="ce9" office:value-type="float" office:value="78.2350492670027" calcext:value-type="float">
            <text:p><text:s text:c="3"/>78,2 </text:p>
          </table:table-cell>
          <table:table-cell table:style-name="ce9" office:value-type="float" office:value="84.470035014575" calcext:value-type="float">
            <text:p><text:s text:c="3"/>84,5 </text:p>
          </table:table-cell>
          <table:table-cell table:style-name="ce9" office:value-type="float" office:value="82.1887346202779" calcext:value-type="float">
            <text:p><text:s text:c="3"/>82,2 </text:p>
          </table:table-cell>
          <table:table-cell table:style-name="ce9" office:value-type="float" office:value="74.9186533828017" calcext:value-type="float">
            <text:p><text:s text:c="3"/>74,9 </text:p>
          </table:table-cell>
          <table:table-cell table:style-name="ce9" office:value-type="float" office:value="89.458815857754" calcext:value-type="float">
            <text:p><text:s text:c="3"/>89,5 </text:p>
          </table:table-cell>
          <table:table-cell table:style-name="ce9" office:value-type="float" office:value="73.9912343140243" calcext:value-type="float">
            <text:p><text:s text:c="3"/>74,0 </text:p>
          </table:table-cell>
          <table:table-cell table:style-name="ce9" office:value-type="float" office:value="70.3807983918872" calcext:value-type="float">
            <text:p><text:s text:c="3"/>70,4 </text:p>
          </table:table-cell>
          <table:table-cell table:style-name="ce9" office:value-type="float" office:value="77.6016702361613" calcext:value-type="float">
            <text:p><text:s text:c="3"/>77,6 </text:p>
          </table:table-cell>
          <table:table-cell table:style-name="ce9" office:value-type="float" office:value="80.1316942517018" calcext:value-type="float">
            <text:p><text:s text:c="3"/>80,1 </text:p>
          </table:table-cell>
          <table:table-cell table:style-name="ce9" office:value-type="float" office:value="76.9450842802077" calcext:value-type="float">
            <text:p><text:s text:c="3"/>76,9 </text:p>
          </table:table-cell>
          <table:table-cell table:style-name="ce9" office:value-type="float" office:value="83.318304223196" calcext:value-type="float">
            <text:p><text:s text:c="3"/>83,3 </text:p>
          </table:table-cell>
          <table:table-cell table:style-name="ce9" office:value-type="float" office:value="84.4909941856972" calcext:value-type="float">
            <text:p><text:s text:c="3"/>84,5 </text:p>
          </table:table-cell>
          <table:table-cell table:style-name="ce9" office:value-type="float" office:value="82.1544387025214" calcext:value-type="float">
            <text:p><text:s text:c="3"/>82,2 </text:p>
          </table:table-cell>
          <table:table-cell table:style-name="ce9" office:value-type="float" office:value="86.827549668873" calcext:value-type="float">
            <text:p><text:s text:c="3"/>86,8 </text:p>
          </table:table-cell>
          <table:table-cell table:style-name="ce9" office:value-type="float" office:value="84.7830622447693" calcext:value-type="float">
            <text:p><text:s text:c="3"/>84,8 </text:p>
          </table:table-cell>
          <table:table-cell table:style-name="ce9" office:value-type="float" office:value="81.3143137261553" calcext:value-type="float">
            <text:p><text:s text:c="3"/>81,3 </text:p>
          </table:table-cell>
          <table:table-cell table:style-name="ce9" office:value-type="float" office:value="88.2518107633833" calcext:value-type="float">
            <text:p><text:s text:c="3"/>88,3 </text:p>
          </table:table-cell>
          <table:table-cell table:style-name="ce9" office:value-type="float" office:value="66.5550118865857" calcext:value-type="float">
            <text:p><text:s text:c="3"/>66,6 </text:p>
          </table:table-cell>
          <table:table-cell table:style-name="ce9" office:value-type="float" office:value="62.8186422896768" calcext:value-type="float">
            <text:p><text:s text:c="3"/>62,8 </text:p>
          </table:table-cell>
          <table:table-cell table:style-name="ce9" office:value-type="float" office:value="70.2913814834946" calcext:value-type="float">
            <text:p><text:s text:c="3"/>70,3 </text:p>
          </table:table-cell>
          <table:table-cell table:style-name="ce9" office:value-type="float" office:value="73.5208458197796" calcext:value-type="float">
            <text:p><text:s text:c="3"/>73,5 </text:p>
          </table:table-cell>
          <table:table-cell table:style-name="ce9" office:value-type="float" office:value="70.144662099015" calcext:value-type="float">
            <text:p><text:s text:c="3"/>70,1 </text:p>
          </table:table-cell>
          <table:table-cell table:style-name="ce9" office:value-type="float" office:value="76.8970295405443" calcext:value-type="float">
            <text:p><text:s text:c="3"/>76,9 </text:p>
          </table:table-cell>
          <table:table-cell table:style-name="ce9" office:value-type="float" office:value="80.5939868511107" calcext:value-type="float">
            <text:p><text:s text:c="3"/>80,6 </text:p>
          </table:table-cell>
          <table:table-cell table:style-name="ce9" office:value-type="float" office:value="77.9579082103009" calcext:value-type="float">
            <text:p><text:s text:c="3"/>78,0 </text:p>
          </table:table-cell>
          <table:table-cell table:style-name="ce9" office:value-type="float" office:value="83.2300654919205" calcext:value-type="float">
            <text:p><text:s text:c="3"/>83,2 </text:p>
          </table:table-cell>
          <table:table-cell table:style-name="ce9" office:value-type="float" office:value="82.4260988127646" calcext:value-type="float">
            <text:p><text:s text:c="3"/>82,4 </text:p>
          </table:table-cell>
          <table:table-cell table:style-name="ce9" office:value-type="float" office:value="77.1791735114981" calcext:value-type="float">
            <text:p><text:s text:c="3"/>77,2 </text:p>
          </table:table-cell>
          <table:table-cell table:style-name="ce9" office:value-type="float" office:value="87.6730241140311" calcext:value-type="float">
            <text:p><text:s text:c="3"/>87,7 </text:p>
          </table:table-cell>
          <table:table-cell table:style-name="ce9" office:value-type="float" office:value="82.3742398762248" calcext:value-type="float">
            <text:p><text:s text:c="3"/>82,4 </text:p>
          </table:table-cell>
          <table:table-cell table:style-name="ce9" office:value-type="float" office:value="78.3651186834381" calcext:value-type="float">
            <text:p><text:s text:c="3"/>78,4 </text:p>
          </table:table-cell>
          <table:table-cell table:style-name="ce9" office:value-type="float" office:value="86.3833610690115" calcext:value-type="float">
            <text:p><text:s text:c="3"/>86,4 </text:p>
          </table:table-cell>
          <table:table-cell table:style-name="ce9" office:value-type="float" office:value="83.2860754310294" calcext:value-type="float">
            <text:p><text:s text:c="3"/>83,3 </text:p>
          </table:table-cell>
          <table:table-cell table:style-name="ce9" office:value-type="float" office:value="79.640979873619" calcext:value-type="float">
            <text:p><text:s text:c="3"/>79,6 </text:p>
          </table:table-cell>
          <table:table-cell table:style-name="ce9" office:value-type="float" office:value="86.9311709884399" calcext:value-type="float">
            <text:p><text:s text:c="3"/>86,9 </text:p>
          </table:table-cell>
          <table:table-cell table:style-name="ce9" office:value-type="float" office:value="88.1982613207362" calcext:value-type="float">
            <text:p><text:s text:c="3"/>88,2 </text:p>
          </table:table-cell>
          <table:table-cell table:style-name="ce9" office:value-type="float" office:value="85.0340188315393" calcext:value-type="float">
            <text:p><text:s text:c="3"/>85,0 </text:p>
          </table:table-cell>
          <table:table-cell table:style-name="ce9" office:value-type="float" office:value="91.362503809933" calcext:value-type="float">
            <text:p><text:s text:c="3"/>91,4 </text:p>
          </table:table-cell>
          <table:table-cell table:style-name="ce9" office:value-type="float" office:value="85.9206664449229" calcext:value-type="float">
            <text:p><text:s text:c="3"/>85,9 </text:p>
          </table:table-cell>
          <table:table-cell table:style-name="ce9" office:value-type="float" office:value="82.5399555299532" calcext:value-type="float">
            <text:p><text:s text:c="3"/>82,5 </text:p>
          </table:table-cell>
          <table:table-cell table:style-name="ce9" office:value-type="float" office:value="89.3013773598926" calcext:value-type="float">
            <text:p><text:s text:c="3"/>89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63.4500744264802" calcext:value-type="float">
            <text:p><text:s text:c="3"/>63,5 </text:p>
          </table:table-cell>
          <table:table-cell table:style-name="ce9" office:value-type="float" office:value="60.9951197547792" calcext:value-type="float">
            <text:p><text:s text:c="3"/>61,0 </text:p>
          </table:table-cell>
          <table:table-cell table:style-name="ce9" office:value-type="float" office:value="65.9050290981812" calcext:value-type="float">
            <text:p><text:s text:c="3"/>65,9 </text:p>
          </table:table-cell>
          <table:table-cell table:style-name="ce9" office:value-type="float" office:value="69.1722483350254" calcext:value-type="float">
            <text:p><text:s text:c="3"/>69,2 </text:p>
          </table:table-cell>
          <table:table-cell table:style-name="ce9" office:value-type="float" office:value="66.6583019430782" calcext:value-type="float">
            <text:p><text:s text:c="3"/>66,7 </text:p>
          </table:table-cell>
          <table:table-cell table:style-name="ce9" office:value-type="float" office:value="71.6861947269727" calcext:value-type="float">
            <text:p><text:s text:c="3"/>71,7 </text:p>
          </table:table-cell>
          <table:table-cell table:style-name="ce9" office:value-type="float" office:value="79.5810183898284" calcext:value-type="float">
            <text:p><text:s text:c="3"/>79,6 </text:p>
          </table:table-cell>
          <table:table-cell table:style-name="ce9" office:value-type="float" office:value="77.431126206947" calcext:value-type="float">
            <text:p><text:s text:c="3"/>77,4 </text:p>
          </table:table-cell>
          <table:table-cell table:style-name="ce9" office:value-type="float" office:value="81.7309105727097" calcext:value-type="float">
            <text:p><text:s text:c="3"/>81,7 </text:p>
          </table:table-cell>
          <table:table-cell table:style-name="ce9" office:value-type="float" office:value="78.9341773420905" calcext:value-type="float">
            <text:p><text:s text:c="3"/>78,9 </text:p>
          </table:table-cell>
          <table:table-cell table:style-name="ce9" office:value-type="float" office:value="74.3924199908954" calcext:value-type="float">
            <text:p><text:s text:c="3"/>74,4 </text:p>
          </table:table-cell>
          <table:table-cell table:style-name="ce9" office:value-type="float" office:value="83.4759346932856" calcext:value-type="float">
            <text:p><text:s text:c="3"/>83,5 </text:p>
          </table:table-cell>
          <table:table-cell table:style-name="ce9" office:value-type="float" office:value="55.5532464455976" calcext:value-type="float">
            <text:p><text:s text:c="3"/>55,6 </text:p>
          </table:table-cell>
          <table:table-cell table:style-name="ce9" office:value-type="float" office:value="52.5499827238053" calcext:value-type="float">
            <text:p><text:s text:c="3"/>52,5 </text:p>
          </table:table-cell>
          <table:table-cell table:style-name="ce9" office:value-type="float" office:value="58.5565101673899" calcext:value-type="float">
            <text:p><text:s text:c="3"/>58,6 </text:p>
          </table:table-cell>
          <table:table-cell table:style-name="ce9" office:value-type="float" office:value="62.9688805066778" calcext:value-type="float">
            <text:p><text:s text:c="3"/>63,0 </text:p>
          </table:table-cell>
          <table:table-cell table:style-name="ce9" office:value-type="float" office:value="59.1692243908341" calcext:value-type="float">
            <text:p><text:s text:c="3"/>59,2 </text:p>
          </table:table-cell>
          <table:table-cell table:style-name="ce9" office:value-type="float" office:value="66.7685366225215" calcext:value-type="float">
            <text:p><text:s text:c="3"/>66,8 </text:p>
          </table:table-cell>
          <table:table-cell table:style-name="ce9" office:value-type="float" office:value="78.1244907103065" calcext:value-type="float">
            <text:p><text:s text:c="3"/>78,1 </text:p>
          </table:table-cell>
          <table:table-cell table:style-name="ce9" office:value-type="float" office:value="75.538780500182" calcext:value-type="float">
            <text:p><text:s text:c="3"/>75,5 </text:p>
          </table:table-cell>
          <table:table-cell table:style-name="ce9" office:value-type="float" office:value="80.710200920431" calcext:value-type="float">
            <text:p><text:s text:c="3"/>80,7 </text:p>
          </table:table-cell>
          <table:table-cell table:style-name="ce9" office:value-type="float" office:value="80.5488062387073" calcext:value-type="float">
            <text:p><text:s text:c="3"/>80,5 </text:p>
          </table:table-cell>
          <table:table-cell table:style-name="ce9" office:value-type="float" office:value="76.0288577370812" calcext:value-type="float">
            <text:p><text:s text:c="3"/>76,0 </text:p>
          </table:table-cell>
          <table:table-cell table:style-name="ce9" office:value-type="float" office:value="85.0687547403334" calcext:value-type="float">
            <text:p><text:s text:c="3"/>85,1 </text:p>
          </table:table-cell>
          <table:table-cell table:style-name="ce9" office:value-type="float" office:value="70.0342552916808" calcext:value-type="float">
            <text:p><text:s text:c="3"/>70,0 </text:p>
          </table:table-cell>
          <table:table-cell table:style-name="ce9" office:value-type="float" office:value="66.9693873047646" calcext:value-type="float">
            <text:p><text:s text:c="3"/>67,0 </text:p>
          </table:table-cell>
          <table:table-cell table:style-name="ce9" office:value-type="float" office:value="73.0991232785971" calcext:value-type="float">
            <text:p><text:s text:c="3"/>73,1 </text:p>
          </table:table-cell>
          <table:table-cell table:style-name="ce9" office:value-type="float" office:value="74.8585402524621" calcext:value-type="float">
            <text:p><text:s text:c="3"/>74,9 </text:p>
          </table:table-cell>
          <table:table-cell table:style-name="ce9" office:value-type="float" office:value="71.7526622262505" calcext:value-type="float">
            <text:p><text:s text:c="3"/>71,8 </text:p>
          </table:table-cell>
          <table:table-cell table:style-name="ce9" office:value-type="float" office:value="77.9644182786737" calcext:value-type="float">
            <text:p><text:s text:c="3"/>78,0 </text:p>
          </table:table-cell>
          <table:table-cell table:style-name="ce9" office:value-type="float" office:value="80.9739252243899" calcext:value-type="float">
            <text:p><text:s text:c="3"/>81,0 </text:p>
          </table:table-cell>
          <table:table-cell table:style-name="ce9" office:value-type="float" office:value="78.0392623004486" calcext:value-type="float">
            <text:p><text:s text:c="3"/>78,0 </text:p>
          </table:table-cell>
          <table:table-cell table:style-name="ce9" office:value-type="float" office:value="83.9085881483311" calcext:value-type="float">
            <text:p><text:s text:c="3"/>83,9 </text:p>
          </table:table-cell>
          <table:table-cell table:style-name="ce9" office:value-type="float" office:value="77.4380978251832" calcext:value-type="float">
            <text:p><text:s text:c="3"/>77,4 </text:p>
          </table:table-cell>
          <table:table-cell table:style-name="ce9" office:value-type="float" office:value="69.8822203416175" calcext:value-type="float">
            <text:p><text:s text:c="3"/>69,9 </text:p>
          </table:table-cell>
          <table:table-cell table:style-name="ce9" office:value-type="float" office:value="84.9939753087488" calcext:value-type="float">
            <text:p><text:s text:c="3"/>85,0 </text:p>
          </table:table-cell>
          <table:table-cell table:style-name="ce9" office:value-type="float" office:value="61.8748080137894" calcext:value-type="float">
            <text:p><text:s text:c="3"/>61,9 </text:p>
          </table:table-cell>
          <table:table-cell table:style-name="ce9" office:value-type="float" office:value="59.2065662075478" calcext:value-type="float">
            <text:p><text:s text:c="3"/>59,2 </text:p>
          </table:table-cell>
          <table:table-cell table:style-name="ce9" office:value-type="float" office:value="64.5430498200311" calcext:value-type="float">
            <text:p><text:s text:c="3"/>64,5 </text:p>
          </table:table-cell>
          <table:table-cell table:style-name="ce9" office:value-type="float" office:value="67.1468492094581" calcext:value-type="float">
            <text:p><text:s text:c="3"/>67,1 </text:p>
          </table:table-cell>
          <table:table-cell table:style-name="ce9" office:value-type="float" office:value="64.7740777207273" calcext:value-type="float">
            <text:p><text:s text:c="3"/>64,8 </text:p>
          </table:table-cell>
          <table:table-cell table:style-name="ce9" office:value-type="float" office:value="69.5196206981889" calcext:value-type="float">
            <text:p><text:s text:c="3"/>69,5 </text:p>
          </table:table-cell>
          <table:table-cell table:style-name="ce9" office:value-type="float" office:value="78.6107363564228" calcext:value-type="float">
            <text:p><text:s text:c="3"/>78,6 </text:p>
          </table:table-cell>
          <table:table-cell table:style-name="ce9" office:value-type="float" office:value="76.3654179421672" calcext:value-type="float">
            <text:p><text:s text:c="3"/>76,4 </text:p>
          </table:table-cell>
          <table:table-cell table:style-name="ce9" office:value-type="float" office:value="80.8560547706783" calcext:value-type="float">
            <text:p><text:s text:c="3"/>80,9 </text:p>
          </table:table-cell>
          <table:table-cell table:style-name="ce9" office:value-type="float" office:value="77.1845147014787" calcext:value-type="float">
            <text:p><text:s text:c="3"/>77,2 </text:p>
          </table:table-cell>
          <table:table-cell table:style-name="ce9" office:value-type="float" office:value="72.017133234294" calcext:value-type="float">
            <text:p><text:s text:c="3"/>72,0 </text:p>
          </table:table-cell>
          <table:table-cell table:style-name="ce9" office:value-type="float" office:value="82.3518961686634" calcext:value-type="float">
            <text:p><text:s text:c="3"/>82,4 </text:p>
          </table:table-cell>
          <table:table-cell table:style-name="ce9" office:value-type="float" office:value="81.4374569351449" calcext:value-type="float">
            <text:p><text:s text:c="3"/>81,4 </text:p>
          </table:table-cell>
          <table:table-cell table:style-name="ce9" office:value-type="float" office:value="79.4897462229904" calcext:value-type="float">
            <text:p><text:s text:c="3"/>79,5 </text:p>
          </table:table-cell>
          <table:table-cell table:style-name="ce9" office:value-type="float" office:value="83.3851676472993" calcext:value-type="float">
            <text:p><text:s text:c="3"/>83,4 </text:p>
          </table:table-cell>
          <table:table-cell table:style-name="ce9" office:value-type="float" office:value="83.8146276935357" calcext:value-type="float">
            <text:p><text:s text:c="3"/>83,8 </text:p>
          </table:table-cell>
          <table:table-cell table:style-name="ce9" office:value-type="float" office:value="79.6022173176115" calcext:value-type="float">
            <text:p><text:s text:c="3"/>79,6 </text:p>
          </table:table-cell>
          <table:table-cell table:style-name="ce9" office:value-type="float" office:value="88.02703806946" calcext:value-type="float">
            <text:p><text:s text:c="3"/>88,0 </text:p>
          </table:table-cell>
          <table:table-cell table:style-name="ce9" office:value-type="float" office:value="86.2965339210835" calcext:value-type="float">
            <text:p><text:s text:c="3"/>86,3 </text:p>
          </table:table-cell>
          <table:table-cell table:style-name="ce9" office:value-type="float" office:value="82.4209279168951" calcext:value-type="float">
            <text:p><text:s text:c="3"/>82,4 </text:p>
          </table:table-cell>
          <table:table-cell table:style-name="ce9" office:value-type="float" office:value="90.1721399252718" calcext:value-type="float">
            <text:p><text:s text:c="3"/>90,2 </text:p>
          </table:table-cell>
          <table:table-cell table:style-name="ce9" office:value-type="float" office:value="90.9536145008538" calcext:value-type="float">
            <text:p><text:s text:c="3"/>91,0 </text:p>
          </table:table-cell>
          <table:table-cell table:style-name="ce9" office:value-type="float" office:value="88.1628204429362" calcext:value-type="float">
            <text:p><text:s text:c="3"/>88,2 </text:p>
          </table:table-cell>
          <table:table-cell table:style-name="ce9" office:value-type="float" office:value="93.7444085587714" calcext:value-type="float">
            <text:p><text:s text:c="3"/>93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71.3262431607096" calcext:value-type="float">
            <text:p><text:s text:c="3"/>71,3 </text:p>
          </table:table-cell>
          <table:table-cell table:style-name="ce9" office:value-type="float" office:value="68.2677135752011" calcext:value-type="float">
            <text:p><text:s text:c="3"/>68,3 </text:p>
          </table:table-cell>
          <table:table-cell table:style-name="ce9" office:value-type="float" office:value="74.3847727462181" calcext:value-type="float">
            <text:p><text:s text:c="3"/>74,4 </text:p>
          </table:table-cell>
          <table:table-cell table:style-name="ce9" office:value-type="float" office:value="72.4834655236826" calcext:value-type="float">
            <text:p><text:s text:c="3"/>72,5 </text:p>
          </table:table-cell>
          <table:table-cell table:style-name="ce9" office:value-type="float" office:value="69.3687224638571" calcext:value-type="float">
            <text:p><text:s text:c="3"/>69,4 </text:p>
          </table:table-cell>
          <table:table-cell table:style-name="ce9" office:value-type="float" office:value="75.5982085835082" calcext:value-type="float">
            <text:p><text:s text:c="3"/>75,6 </text:p>
          </table:table-cell>
          <table:table-cell table:style-name="ce9" office:value-type="float" office:value="83.0101854865696" calcext:value-type="float">
            <text:p><text:s text:c="3"/>83,0 </text:p>
          </table:table-cell>
          <table:table-cell table:style-name="ce9" office:value-type="float" office:value="80.3046965229275" calcext:value-type="float">
            <text:p><text:s text:c="3"/>80,3 </text:p>
          </table:table-cell>
          <table:table-cell table:style-name="ce9" office:value-type="float" office:value="85.7156744502116" calcext:value-type="float">
            <text:p><text:s text:c="3"/>85,7 </text:p>
          </table:table-cell>
          <table:table-cell table:style-name="ce9" office:value-type="float" office:value="78.7631959601283" calcext:value-type="float">
            <text:p><text:s text:c="3"/>78,8 </text:p>
          </table:table-cell>
          <table:table-cell table:style-name="ce9" office:value-type="float" office:value="73.5556484201663" calcext:value-type="float">
            <text:p><text:s text:c="3"/>73,6 </text:p>
          </table:table-cell>
          <table:table-cell table:style-name="ce9" office:value-type="float" office:value="83.9707435000903" calcext:value-type="float">
            <text:p><text:s text:c="3"/>84,0 </text:p>
          </table:table-cell>
          <table:table-cell table:style-name="ce9" office:value-type="float" office:value="64.8743586802898" calcext:value-type="float">
            <text:p><text:s text:c="3"/>64,9 </text:p>
          </table:table-cell>
          <table:table-cell table:style-name="ce9" office:value-type="float" office:value="61.2816583077711" calcext:value-type="float">
            <text:p><text:s text:c="3"/>61,3 </text:p>
          </table:table-cell>
          <table:table-cell table:style-name="ce9" office:value-type="float" office:value="68.4670590528085" calcext:value-type="float">
            <text:p><text:s text:c="3"/>68,5 </text:p>
          </table:table-cell>
          <table:table-cell table:style-name="ce9" office:value-type="float" office:value="69.4835459937361" calcext:value-type="float">
            <text:p><text:s text:c="3"/>69,5 </text:p>
          </table:table-cell>
          <table:table-cell table:style-name="ce9" office:value-type="float" office:value="65.6275079176716" calcext:value-type="float">
            <text:p><text:s text:c="3"/>65,6 </text:p>
          </table:table-cell>
          <table:table-cell table:style-name="ce9" office:value-type="float" office:value="73.3395840698007" calcext:value-type="float">
            <text:p><text:s text:c="3"/>73,3 </text:p>
          </table:table-cell>
          <table:table-cell table:style-name="ce9" office:value-type="float" office:value="79.9400626623055" calcext:value-type="float">
            <text:p><text:s text:c="3"/>79,9 </text:p>
          </table:table-cell>
          <table:table-cell table:style-name="ce9" office:value-type="float" office:value="76.2038594078253" calcext:value-type="float">
            <text:p><text:s text:c="3"/>76,2 </text:p>
          </table:table-cell>
          <table:table-cell table:style-name="ce9" office:value-type="float" office:value="83.6762659167856" calcext:value-type="float">
            <text:p><text:s text:c="3"/>83,7 </text:p>
          </table:table-cell>
          <table:table-cell table:style-name="ce9" office:value-type="float" office:value="73.2096554877477" calcext:value-type="float">
            <text:p><text:s text:c="3"/>73,2 </text:p>
          </table:table-cell>
          <table:table-cell table:style-name="ce9" office:value-type="float" office:value="66.1480253190511" calcext:value-type="float">
            <text:p><text:s text:c="3"/>66,1 </text:p>
          </table:table-cell>
          <table:table-cell table:style-name="ce9" office:value-type="float" office:value="80.2712856564443" calcext:value-type="float">
            <text:p><text:s text:c="3"/>80,3 </text:p>
          </table:table-cell>
          <table:table-cell table:style-name="ce9" office:value-type="float" office:value="76.7729008534049" calcext:value-type="float">
            <text:p><text:s text:c="3"/>76,8 </text:p>
          </table:table-cell>
          <table:table-cell table:style-name="ce9" office:value-type="float" office:value="72.8053102981388" calcext:value-type="float">
            <text:p><text:s text:c="3"/>72,8 </text:p>
          </table:table-cell>
          <table:table-cell table:style-name="ce9" office:value-type="float" office:value="80.740491408671" calcext:value-type="float">
            <text:p><text:s text:c="3"/>80,7 </text:p>
          </table:table-cell>
          <table:table-cell table:style-name="ce9" office:value-type="float" office:value="75.1491064830381" calcext:value-type="float">
            <text:p><text:s text:c="3"/>75,1 </text:p>
          </table:table-cell>
          <table:table-cell table:style-name="ce9" office:value-type="float" office:value="71.5265867469816" calcext:value-type="float">
            <text:p><text:s text:c="3"/>71,5 </text:p>
          </table:table-cell>
          <table:table-cell table:style-name="ce9" office:value-type="float" office:value="78.7716262190946" calcext:value-type="float">
            <text:p><text:s text:c="3"/>78,8 </text:p>
          </table:table-cell>
          <table:table-cell table:style-name="ce9" office:value-type="float" office:value="85.6909663470419" calcext:value-type="float">
            <text:p><text:s text:c="3"/>85,7 </text:p>
          </table:table-cell>
          <table:table-cell table:style-name="ce9" office:value-type="float" office:value="82.1511136807534" calcext:value-type="float">
            <text:p><text:s text:c="3"/>82,2 </text:p>
          </table:table-cell>
          <table:table-cell table:style-name="ce9" office:value-type="float" office:value="89.2308190133304" calcext:value-type="float">
            <text:p><text:s text:c="3"/>89,2 </text:p>
          </table:table-cell>
          <table:table-cell table:style-name="ce9" office:value-type="float" office:value="83.5394383722035" calcext:value-type="float">
            <text:p><text:s text:c="3"/>83,5 </text:p>
          </table:table-cell>
          <table:table-cell table:style-name="ce9" office:value-type="float" office:value="79.3083637866606" calcext:value-type="float">
            <text:p><text:s text:c="3"/>79,3 </text:p>
          </table:table-cell>
          <table:table-cell table:style-name="ce9" office:value-type="float" office:value="87.7705129577464" calcext:value-type="float">
            <text:p><text:s text:c="3"/>87,8 </text:p>
          </table:table-cell>
          <table:table-cell table:style-name="ce9" office:value-type="float" office:value="69.7040426839895" calcext:value-type="float">
            <text:p><text:s text:c="3"/>69,7 </text:p>
          </table:table-cell>
          <table:table-cell table:style-name="ce9" office:value-type="float" office:value="66.2433010301308" calcext:value-type="float">
            <text:p><text:s text:c="3"/>66,2 </text:p>
          </table:table-cell>
          <table:table-cell table:style-name="ce9" office:value-type="float" office:value="73.1647843378482" calcext:value-type="float">
            <text:p><text:s text:c="3"/>73,2 </text:p>
          </table:table-cell>
          <table:table-cell table:style-name="ce9" office:value-type="float" office:value="70.4186327683227" calcext:value-type="float">
            <text:p><text:s text:c="3"/>70,4 </text:p>
          </table:table-cell>
          <table:table-cell table:style-name="ce9" office:value-type="float" office:value="67.3614630364672" calcext:value-type="float">
            <text:p><text:s text:c="3"/>67,4 </text:p>
          </table:table-cell>
          <table:table-cell table:style-name="ce9" office:value-type="float" office:value="73.4758025001782" calcext:value-type="float">
            <text:p><text:s text:c="3"/>73,5 </text:p>
          </table:table-cell>
          <table:table-cell table:style-name="ce9" office:value-type="float" office:value="81.668769651691" calcext:value-type="float">
            <text:p><text:s text:c="3"/>81,7 </text:p>
          </table:table-cell>
          <table:table-cell table:style-name="ce9" office:value-type="float" office:value="78.5626572127701" calcext:value-type="float">
            <text:p><text:s text:c="3"/>78,6 </text:p>
          </table:table-cell>
          <table:table-cell table:style-name="ce9" office:value-type="float" office:value="84.7748820906119" calcext:value-type="float">
            <text:p><text:s text:c="3"/>84,8 </text:p>
          </table:table-cell>
          <table:table-cell table:style-name="ce9" office:value-type="float" office:value="76.7186190190893" calcext:value-type="float">
            <text:p><text:s text:c="3"/>76,7 </text:p>
          </table:table-cell>
          <table:table-cell table:style-name="ce9" office:value-type="float" office:value="70.3393605371356" calcext:value-type="float">
            <text:p><text:s text:c="3"/>70,3 </text:p>
          </table:table-cell>
          <table:table-cell table:style-name="ce9" office:value-type="float" office:value="83.097877501043" calcext:value-type="float">
            <text:p><text:s text:c="3"/>83,1 </text:p>
          </table:table-cell>
          <table:table-cell table:style-name="ce9" office:value-type="float" office:value="82.1734608417084" calcext:value-type="float">
            <text:p><text:s text:c="3"/>82,2 </text:p>
          </table:table-cell>
          <table:table-cell table:style-name="ce9" office:value-type="float" office:value="76.9098467905298" calcext:value-type="float">
            <text:p><text:s text:c="3"/>76,9 </text:p>
          </table:table-cell>
          <table:table-cell table:style-name="ce9" office:value-type="float" office:value="87.437074892887" calcext:value-type="float">
            <text:p><text:s text:c="3"/>87,4 </text:p>
          </table:table-cell>
          <table:table-cell table:style-name="ce9" office:value-type="float" office:value="87.1370645709022" calcext:value-type="float">
            <text:p><text:s text:c="3"/>87,1 </text:p>
          </table:table-cell>
          <table:table-cell table:style-name="ce9" office:value-type="float" office:value="83.3786035602653" calcext:value-type="float">
            <text:p><text:s text:c="3"/>83,4 </text:p>
          </table:table-cell>
          <table:table-cell table:style-name="ce9" office:value-type="float" office:value="90.8955255815391" calcext:value-type="float">
            <text:p><text:s text:c="3"/>90,9 </text:p>
          </table:table-cell>
          <table:table-cell table:style-name="ce9" office:value-type="float" office:value="88.1350036686777" calcext:value-type="float">
            <text:p><text:s text:c="3"/>88,1 </text:p>
          </table:table-cell>
          <table:table-cell table:style-name="ce9" office:value-type="float" office:value="83.3225038557739" calcext:value-type="float">
            <text:p><text:s text:c="3"/>83,3 </text:p>
          </table:table-cell>
          <table:table-cell table:style-name="ce9" office:value-type="float" office:value="92.9475034815815" calcext:value-type="float">
            <text:p><text:s text:c="3"/>92,9 </text:p>
          </table:table-cell>
          <table:table-cell table:style-name="ce9" office:value-type="float" office:value="87.4374692914752" calcext:value-type="float">
            <text:p><text:s text:c="3"/>87,4 </text:p>
          </table:table-cell>
          <table:table-cell table:style-name="ce9" office:value-type="float" office:value="82.7340527876601" calcext:value-type="float">
            <text:p><text:s text:c="3"/>82,7 </text:p>
          </table:table-cell>
          <table:table-cell table:style-name="ce9" office:value-type="float" office:value="92.1408857952903" calcext:value-type="float">
            <text:p><text:s text:c="3"/>92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69.407778137824" calcext:value-type="float">
            <text:p><text:s text:c="3"/>69,4 </text:p>
          </table:table-cell>
          <table:table-cell table:style-name="ce9" office:value-type="float" office:value="66.6490558238125" calcext:value-type="float">
            <text:p><text:s text:c="3"/>66,6 </text:p>
          </table:table-cell>
          <table:table-cell table:style-name="ce9" office:value-type="float" office:value="72.1665004518354" calcext:value-type="float">
            <text:p><text:s text:c="3"/>72,2 </text:p>
          </table:table-cell>
          <table:table-cell table:style-name="ce9" office:value-type="float" office:value="74.1492525831497" calcext:value-type="float">
            <text:p><text:s text:c="3"/>74,1 </text:p>
          </table:table-cell>
          <table:table-cell table:style-name="ce9" office:value-type="float" office:value="71.283219733957" calcext:value-type="float">
            <text:p><text:s text:c="3"/>71,3 </text:p>
          </table:table-cell>
          <table:table-cell table:style-name="ce9" office:value-type="float" office:value="77.0152854323425" calcext:value-type="float">
            <text:p><text:s text:c="3"/>77,0 </text:p>
          </table:table-cell>
          <table:table-cell table:style-name="ce9" office:value-type="float" office:value="80.6927719593946" calcext:value-type="float">
            <text:p><text:s text:c="3"/>80,7 </text:p>
          </table:table-cell>
          <table:table-cell table:style-name="ce9" office:value-type="float" office:value="77.3662765909999" calcext:value-type="float">
            <text:p><text:s text:c="3"/>77,4 </text:p>
          </table:table-cell>
          <table:table-cell table:style-name="ce9" office:value-type="float" office:value="84.0192673277894" calcext:value-type="float">
            <text:p><text:s text:c="3"/>84,0 </text:p>
          </table:table-cell>
          <table:table-cell table:style-name="ce9" office:value-type="float" office:value="75.5734009842694" calcext:value-type="float">
            <text:p><text:s text:c="3"/>75,6 </text:p>
          </table:table-cell>
          <table:table-cell table:style-name="ce9" office:value-type="float" office:value="68.7258530363456" calcext:value-type="float">
            <text:p><text:s text:c="3"/>68,7 </text:p>
          </table:table-cell>
          <table:table-cell table:style-name="ce9" office:value-type="float" office:value="82.4209489321933" calcext:value-type="float">
            <text:p><text:s text:c="3"/>82,4 </text:p>
          </table:table-cell>
          <table:table-cell table:style-name="ce9" office:value-type="float" office:value="63.135958200808" calcext:value-type="float">
            <text:p><text:s text:c="3"/>63,1 </text:p>
          </table:table-cell>
          <table:table-cell table:style-name="ce9" office:value-type="float" office:value="59.5218614998048" calcext:value-type="float">
            <text:p><text:s text:c="3"/>59,5 </text:p>
          </table:table-cell>
          <table:table-cell table:style-name="ce9" office:value-type="float" office:value="66.7500549018113" calcext:value-type="float">
            <text:p><text:s text:c="3"/>66,8 </text:p>
          </table:table-cell>
          <table:table-cell table:style-name="ce9" office:value-type="float" office:value="70.8825704669058" calcext:value-type="float">
            <text:p><text:s text:c="3"/>70,9 </text:p>
          </table:table-cell>
          <table:table-cell table:style-name="ce9" office:value-type="float" office:value="67.4749290705382" calcext:value-type="float">
            <text:p><text:s text:c="3"/>67,5 </text:p>
          </table:table-cell>
          <table:table-cell table:style-name="ce9" office:value-type="float" office:value="74.2902118632734" calcext:value-type="float">
            <text:p><text:s text:c="3"/>74,3 </text:p>
          </table:table-cell>
          <table:table-cell table:style-name="ce9" office:value-type="float" office:value="77.304452797375" calcext:value-type="float">
            <text:p><text:s text:c="3"/>77,3 </text:p>
          </table:table-cell>
          <table:table-cell table:style-name="ce9" office:value-type="float" office:value="73.6030836029244" calcext:value-type="float">
            <text:p><text:s text:c="3"/>73,6 </text:p>
          </table:table-cell>
          <table:table-cell table:style-name="ce9" office:value-type="float" office:value="81.0058219918256" calcext:value-type="float">
            <text:p><text:s text:c="3"/>81,0 </text:p>
          </table:table-cell>
          <table:table-cell table:style-name="ce9" office:value-type="float" office:value="72.2595479613219" calcext:value-type="float">
            <text:p><text:s text:c="3"/>72,3 </text:p>
          </table:table-cell>
          <table:table-cell table:style-name="ce9" office:value-type="float" office:value="66.6285194920668" calcext:value-type="float">
            <text:p><text:s text:c="3"/>66,6 </text:p>
          </table:table-cell>
          <table:table-cell table:style-name="ce9" office:value-type="float" office:value="77.890576430577" calcext:value-type="float">
            <text:p><text:s text:c="3"/>77,9 </text:p>
          </table:table-cell>
          <table:table-cell table:style-name="ce9" office:value-type="float" office:value="74.5062654921969" calcext:value-type="float">
            <text:p><text:s text:c="3"/>74,5 </text:p>
          </table:table-cell>
          <table:table-cell table:style-name="ce9" office:value-type="float" office:value="71.5145955812603" calcext:value-type="float">
            <text:p><text:s text:c="3"/>71,5 </text:p>
          </table:table-cell>
          <table:table-cell table:style-name="ce9" office:value-type="float" office:value="77.4979354031334" calcext:value-type="float">
            <text:p><text:s text:c="3"/>77,5 </text:p>
          </table:table-cell>
          <table:table-cell table:style-name="ce9" office:value-type="float" office:value="77.0778617531862" calcext:value-type="float">
            <text:p><text:s text:c="3"/>77,1 </text:p>
          </table:table-cell>
          <table:table-cell table:style-name="ce9" office:value-type="float" office:value="74.2225311284009" calcext:value-type="float">
            <text:p><text:s text:c="3"/>74,2 </text:p>
          </table:table-cell>
          <table:table-cell table:style-name="ce9" office:value-type="float" office:value="79.9331923779715" calcext:value-type="float">
            <text:p><text:s text:c="3"/>79,9 </text:p>
          </table:table-cell>
          <table:table-cell table:style-name="ce9" office:value-type="float" office:value="84.0449109478541" calcext:value-type="float">
            <text:p><text:s text:c="3"/>84,0 </text:p>
          </table:table-cell>
          <table:table-cell table:style-name="ce9" office:value-type="float" office:value="80.5710355396295" calcext:value-type="float">
            <text:p><text:s text:c="3"/>80,6 </text:p>
          </table:table-cell>
          <table:table-cell table:style-name="ce9" office:value-type="float" office:value="87.5187863560788" calcext:value-type="float">
            <text:p><text:s text:c="3"/>87,5 </text:p>
          </table:table-cell>
          <table:table-cell table:style-name="ce9" office:value-type="float" office:value="78.9498695132641" calcext:value-type="float">
            <text:p><text:s text:c="3"/>78,9 </text:p>
          </table:table-cell>
          <table:table-cell table:style-name="ce9" office:value-type="float" office:value="66.7707053689858" calcext:value-type="float">
            <text:p><text:s text:c="3"/>66,8 </text:p>
          </table:table-cell>
          <table:table-cell table:style-name="ce9" office:value-type="float" office:value="91.1290336575425" calcext:value-type="float">
            <text:p><text:s text:c="3"/>91,1 </text:p>
          </table:table-cell>
          <table:table-cell table:style-name="ce9" office:value-type="float" office:value="64.8544940932055" calcext:value-type="float">
            <text:p><text:s text:c="3"/>64,9 </text:p>
          </table:table-cell>
          <table:table-cell table:style-name="ce9" office:value-type="float" office:value="61.3607770293251" calcext:value-type="float">
            <text:p><text:s text:c="3"/>61,4 </text:p>
          </table:table-cell>
          <table:table-cell table:style-name="ce9" office:value-type="float" office:value="68.3482111570859" calcext:value-type="float">
            <text:p><text:s text:c="3"/>68,3 </text:p>
          </table:table-cell>
          <table:table-cell table:style-name="ce9" office:value-type="float" office:value="70.3991504663607" calcext:value-type="float">
            <text:p><text:s text:c="3"/>70,4 </text:p>
          </table:table-cell>
          <table:table-cell table:style-name="ce9" office:value-type="float" office:value="68.034643236345" calcext:value-type="float">
            <text:p><text:s text:c="3"/>68,0 </text:p>
          </table:table-cell>
          <table:table-cell table:style-name="ce9" office:value-type="float" office:value="72.7636576963764" calcext:value-type="float">
            <text:p><text:s text:c="3"/>72,8 </text:p>
          </table:table-cell>
          <table:table-cell table:style-name="ce9" office:value-type="float" office:value="78.21869507434" calcext:value-type="float">
            <text:p><text:s text:c="3"/>78,2 </text:p>
          </table:table-cell>
          <table:table-cell table:style-name="ce9" office:value-type="float" office:value="74.2833650818785" calcext:value-type="float">
            <text:p><text:s text:c="3"/>74,3 </text:p>
          </table:table-cell>
          <table:table-cell table:style-name="ce9" office:value-type="float" office:value="82.1540250668015" calcext:value-type="float">
            <text:p><text:s text:c="3"/>82,2 </text:p>
          </table:table-cell>
          <table:table-cell table:style-name="ce9" office:value-type="float" office:value="70.6248592121715" calcext:value-type="float">
            <text:p><text:s text:c="3"/>70,6 </text:p>
          </table:table-cell>
          <table:table-cell table:style-name="ce9" office:value-type="float" office:value="61.3271243428262" calcext:value-type="float">
            <text:p><text:s text:c="3"/>61,3 </text:p>
          </table:table-cell>
          <table:table-cell table:style-name="ce9" office:value-type="float" office:value="79.9225940815168" calcext:value-type="float">
            <text:p><text:s text:c="3"/>79,9 </text:p>
          </table:table-cell>
          <table:table-cell table:style-name="ce9" office:value-type="float" office:value="85.0213359124413" calcext:value-type="float">
            <text:p><text:s text:c="3"/>85,0 </text:p>
          </table:table-cell>
          <table:table-cell table:style-name="ce9" office:value-type="float" office:value="81.3378746392372" calcext:value-type="float">
            <text:p><text:s text:c="3"/>81,3 </text:p>
          </table:table-cell>
          <table:table-cell table:style-name="ce9" office:value-type="float" office:value="88.7047971856453" calcext:value-type="float">
            <text:p><text:s text:c="3"/>88,7 </text:p>
          </table:table-cell>
          <table:table-cell table:style-name="ce9" office:value-type="float" office:value="85.5719450102447" calcext:value-type="float">
            <text:p><text:s text:c="3"/>85,6 </text:p>
          </table:table-cell>
          <table:table-cell table:style-name="ce9" office:value-type="float" office:value="80.8611077199149" calcext:value-type="float">
            <text:p><text:s text:c="3"/>80,9 </text:p>
          </table:table-cell>
          <table:table-cell table:style-name="ce9" office:value-type="float" office:value="90.2827823005746" calcext:value-type="float">
            <text:p><text:s text:c="3"/>90,3 </text:p>
          </table:table-cell>
          <table:table-cell table:style-name="ce9" office:value-type="float" office:value="86.7461300263245" calcext:value-type="float">
            <text:p><text:s text:c="3"/>86,7 </text:p>
          </table:table-cell>
          <table:table-cell table:style-name="ce9" office:value-type="float" office:value="82.0644842073754" calcext:value-type="float">
            <text:p><text:s text:c="3"/>82,1 </text:p>
          </table:table-cell>
          <table:table-cell table:style-name="ce9" office:value-type="float" office:value="91.4277758452736" calcext:value-type="float">
            <text:p><text:s text:c="3"/>91,4 </text:p>
          </table:table-cell>
          <table:table-cell table:style-name="ce9" office:value-type="float" office:value="87.7341840414226" calcext:value-type="float">
            <text:p><text:s text:c="3"/>87,7 </text:p>
          </table:table-cell>
          <table:table-cell table:style-name="ce9" office:value-type="float" office:value="82.3374181572198" calcext:value-type="float">
            <text:p><text:s text:c="3"/>82,3 </text:p>
          </table:table-cell>
          <table:table-cell table:style-name="ce9" office:value-type="float" office:value="93.1309499256254" calcext:value-type="float">
            <text:p><text:s text:c="3"/>93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75.4903375952327" calcext:value-type="float">
            <text:p><text:s text:c="3"/>75,5 </text:p>
          </table:table-cell>
          <table:table-cell table:style-name="ce9" office:value-type="float" office:value="72.1821156373355" calcext:value-type="float">
            <text:p><text:s text:c="3"/>72,2 </text:p>
          </table:table-cell>
          <table:table-cell table:style-name="ce9" office:value-type="float" office:value="78.7985595531298" calcext:value-type="float">
            <text:p><text:s text:c="3"/>78,8 </text:p>
          </table:table-cell>
          <table:table-cell table:style-name="ce9" office:value-type="float" office:value="75.6324790795994" calcext:value-type="float">
            <text:p><text:s text:c="3"/>75,6 </text:p>
          </table:table-cell>
          <table:table-cell table:style-name="ce9" office:value-type="float" office:value="73.2717221691443" calcext:value-type="float">
            <text:p><text:s text:c="3"/>73,3 </text:p>
          </table:table-cell>
          <table:table-cell table:style-name="ce9" office:value-type="float" office:value="77.9932359900545" calcext:value-type="float">
            <text:p><text:s text:c="3"/>78,0 </text:p>
          </table:table-cell>
          <table:table-cell table:style-name="ce9" office:value-type="float" office:value="84.2118429240664" calcext:value-type="float">
            <text:p><text:s text:c="3"/>84,2 </text:p>
          </table:table-cell>
          <table:table-cell table:style-name="ce9" office:value-type="float" office:value="81.9113631613517" calcext:value-type="float">
            <text:p><text:s text:c="3"/>81,9 </text:p>
          </table:table-cell>
          <table:table-cell table:style-name="ce9" office:value-type="float" office:value="86.5123226867811" calcext:value-type="float">
            <text:p><text:s text:c="3"/>86,5 </text:p>
          </table:table-cell>
          <table:table-cell table:style-name="ce9" office:value-type="float" office:value="82.9053348471306" calcext:value-type="float">
            <text:p><text:s text:c="3"/>82,9 </text:p>
          </table:table-cell>
          <table:table-cell table:style-name="ce9" office:value-type="float" office:value="78.0142711407579" calcext:value-type="float">
            <text:p><text:s text:c="3"/>78,0 </text:p>
          </table:table-cell>
          <table:table-cell table:style-name="ce9" office:value-type="float" office:value="87.7963985535034" calcext:value-type="float">
            <text:p><text:s text:c="3"/>87,8 </text:p>
          </table:table-cell>
          <table:table-cell table:style-name="ce9" office:value-type="float" office:value="67.8944305063433" calcext:value-type="float">
            <text:p><text:s text:c="3"/>67,9 </text:p>
          </table:table-cell>
          <table:table-cell table:style-name="ce9" office:value-type="float" office:value="63.6620402958665" calcext:value-type="float">
            <text:p><text:s text:c="3"/>63,7 </text:p>
          </table:table-cell>
          <table:table-cell table:style-name="ce9" office:value-type="float" office:value="72.1268207168201" calcext:value-type="float">
            <text:p><text:s text:c="3"/>72,1 </text:p>
          </table:table-cell>
          <table:table-cell table:style-name="ce9" office:value-type="float" office:value="70.5164557053789" calcext:value-type="float">
            <text:p><text:s text:c="3"/>70,5 </text:p>
          </table:table-cell>
          <table:table-cell table:style-name="ce9" office:value-type="float" office:value="67.1381912144086" calcext:value-type="float">
            <text:p><text:s text:c="3"/>67,1 </text:p>
          </table:table-cell>
          <table:table-cell table:style-name="ce9" office:value-type="float" office:value="73.8947201963492" calcext:value-type="float">
            <text:p><text:s text:c="3"/>73,9 </text:p>
          </table:table-cell>
          <table:table-cell table:style-name="ce9" office:value-type="float" office:value="81.8614854059232" calcext:value-type="float">
            <text:p><text:s text:c="3"/>81,9 </text:p>
          </table:table-cell>
          <table:table-cell table:style-name="ce9" office:value-type="float" office:value="78.8844206137762" calcext:value-type="float">
            <text:p><text:s text:c="3"/>78,9 </text:p>
          </table:table-cell>
          <table:table-cell table:style-name="ce9" office:value-type="float" office:value="84.8385501980702" calcext:value-type="float">
            <text:p><text:s text:c="3"/>84,8 </text:p>
          </table:table-cell>
          <table:table-cell table:style-name="ce9" office:value-type="float" office:value="79.37713466383" calcext:value-type="float">
            <text:p><text:s text:c="3"/>79,4 </text:p>
          </table:table-cell>
          <table:table-cell table:style-name="ce9" office:value-type="float" office:value="71.9767606768456" calcext:value-type="float">
            <text:p><text:s text:c="3"/>72,0 </text:p>
          </table:table-cell>
          <table:table-cell table:style-name="ce9" office:value-type="float" office:value="86.7775086508144" calcext:value-type="float">
            <text:p><text:s text:c="3"/>86,8 </text:p>
          </table:table-cell>
          <table:table-cell table:style-name="ce9" office:value-type="float" office:value="82.2255535061826" calcext:value-type="float">
            <text:p><text:s text:c="3"/>82,2 </text:p>
          </table:table-cell>
          <table:table-cell table:style-name="ce9" office:value-type="float" office:value="78.4414609663829" calcext:value-type="float">
            <text:p><text:s text:c="3"/>78,4 </text:p>
          </table:table-cell>
          <table:table-cell table:style-name="ce9" office:value-type="float" office:value="86.0096460459823" calcext:value-type="float">
            <text:p><text:s text:c="3"/>86,0 </text:p>
          </table:table-cell>
          <table:table-cell table:style-name="ce9" office:value-type="float" office:value="80.1764062886976" calcext:value-type="float">
            <text:p><text:s text:c="3"/>80,2 </text:p>
          </table:table-cell>
          <table:table-cell table:style-name="ce9" office:value-type="float" office:value="77.3422110482357" calcext:value-type="float">
            <text:p><text:s text:c="3"/>77,3 </text:p>
          </table:table-cell>
          <table:table-cell table:style-name="ce9" office:value-type="float" office:value="83.0106015291595" calcext:value-type="float">
            <text:p><text:s text:c="3"/>83,0 </text:p>
          </table:table-cell>
          <table:table-cell table:style-name="ce9" office:value-type="float" office:value="86.3047791888302" calcext:value-type="float">
            <text:p><text:s text:c="3"/>86,3 </text:p>
          </table:table-cell>
          <table:table-cell table:style-name="ce9" office:value-type="float" office:value="83.8239994051339" calcext:value-type="float">
            <text:p><text:s text:c="3"/>83,8 </text:p>
          </table:table-cell>
          <table:table-cell table:style-name="ce9" office:value-type="float" office:value="88.7855589725264" calcext:value-type="float">
            <text:p><text:s text:c="3"/>88,8 </text:p>
          </table:table-cell>
          <table:table-cell table:style-name="ce9" office:value-type="float" office:value="86.6825004184258" calcext:value-type="float">
            <text:p><text:s text:c="3"/>86,7 </text:p>
          </table:table-cell>
          <table:table-cell table:style-name="ce9" office:value-type="float" office:value="82.9022158446671" calcext:value-type="float">
            <text:p><text:s text:c="3"/>82,9 </text:p>
          </table:table-cell>
          <table:table-cell table:style-name="ce9" office:value-type="float" office:value="90.4627849921844" calcext:value-type="float">
            <text:p><text:s text:c="3"/>90,5 </text:p>
          </table:table-cell>
          <table:table-cell table:style-name="ce9" office:value-type="float" office:value="68.7338651524028" calcext:value-type="float">
            <text:p><text:s text:c="3"/>68,7 </text:p>
          </table:table-cell>
          <table:table-cell table:style-name="ce9" office:value-type="float" office:value="64.4167069407088" calcext:value-type="float">
            <text:p><text:s text:c="3"/>64,4 </text:p>
          </table:table-cell>
          <table:table-cell table:style-name="ce9" office:value-type="float" office:value="73.0510233640967" calcext:value-type="float">
            <text:p><text:s text:c="3"/>73,1 </text:p>
          </table:table-cell>
          <table:table-cell table:style-name="ce9" office:value-type="float" office:value="71.9458102850096" calcext:value-type="float">
            <text:p><text:s text:c="3"/>71,9 </text:p>
          </table:table-cell>
          <table:table-cell table:style-name="ce9" office:value-type="float" office:value="69.7846624197895" calcext:value-type="float">
            <text:p><text:s text:c="3"/>69,8 </text:p>
          </table:table-cell>
          <table:table-cell table:style-name="ce9" office:value-type="float" office:value="74.1069581502298" calcext:value-type="float">
            <text:p><text:s text:c="3"/>74,1 </text:p>
          </table:table-cell>
          <table:table-cell table:style-name="ce9" office:value-type="float" office:value="81.2738371430081" calcext:value-type="float">
            <text:p><text:s text:c="3"/>81,3 </text:p>
          </table:table-cell>
          <table:table-cell table:style-name="ce9" office:value-type="float" office:value="78.7571688074524" calcext:value-type="float">
            <text:p><text:s text:c="3"/>78,8 </text:p>
          </table:table-cell>
          <table:table-cell table:style-name="ce9" office:value-type="float" office:value="83.7905054785638" calcext:value-type="float">
            <text:p><text:s text:c="3"/>83,8 </text:p>
          </table:table-cell>
          <table:table-cell table:style-name="ce9" office:value-type="float" office:value="80.7862488125575" calcext:value-type="float">
            <text:p><text:s text:c="3"/>80,8 </text:p>
          </table:table-cell>
          <table:table-cell table:style-name="ce9" office:value-type="float" office:value="74.7409052241575" calcext:value-type="float">
            <text:p><text:s text:c="3"/>74,7 </text:p>
          </table:table-cell>
          <table:table-cell table:style-name="ce9" office:value-type="float" office:value="86.8315924009575" calcext:value-type="float">
            <text:p><text:s text:c="3"/>86,8 </text:p>
          </table:table-cell>
          <table:table-cell table:style-name="ce9" office:value-type="float" office:value="88.8820769098413" calcext:value-type="float">
            <text:p><text:s text:c="3"/>88,9 </text:p>
          </table:table-cell>
          <table:table-cell table:style-name="ce9" office:value-type="float" office:value="85.4544138775704" calcext:value-type="float">
            <text:p><text:s text:c="3"/>85,5 </text:p>
          </table:table-cell>
          <table:table-cell table:style-name="ce9" office:value-type="float" office:value="92.3097399421121" calcext:value-type="float">
            <text:p><text:s text:c="3"/>92,3 </text:p>
          </table:table-cell>
          <table:table-cell table:style-name="ce9" office:value-type="float" office:value="84.1191711740586" calcext:value-type="float">
            <text:p><text:s text:c="3"/>84,1 </text:p>
          </table:table-cell>
          <table:table-cell table:style-name="ce9" office:value-type="float" office:value="80.4847502891173" calcext:value-type="float">
            <text:p><text:s text:c="3"/>80,5 </text:p>
          </table:table-cell>
          <table:table-cell table:style-name="ce9" office:value-type="float" office:value="87.7535920589999" calcext:value-type="float">
            <text:p><text:s text:c="3"/>87,8 </text:p>
          </table:table-cell>
          <table:table-cell table:style-name="ce9" office:value-type="float" office:value="90.173259103292" calcext:value-type="float">
            <text:p><text:s text:c="3"/>90,2 </text:p>
          </table:table-cell>
          <table:table-cell table:style-name="ce9" office:value-type="float" office:value="86.8933442434637" calcext:value-type="float">
            <text:p><text:s text:c="3"/>86,9 </text:p>
          </table:table-cell>
          <table:table-cell table:style-name="ce9" office:value-type="float" office:value="93.4531739631204" calcext:value-type="float">
            <text:p><text:s text:c="3"/>93,5 </text:p>
          </table:table-cell>
          <table:table-cell table:style-name="ce9" office:value-type="float" office:value="86.6981946702532" calcext:value-type="float">
            <text:p><text:s text:c="3"/>86,7 </text:p>
          </table:table-cell>
          <table:table-cell table:style-name="ce9" office:value-type="float" office:value="78.3736280237645" calcext:value-type="float">
            <text:p><text:s text:c="3"/>78,4 </text:p>
          </table:table-cell>
          <table:table-cell table:style-name="ce9" office:value-type="float" office:value="95.0227613167419" calcext:value-type="float">
            <text:p><text:s text:c="3"/>95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74.4058368547577" calcext:value-type="float">
            <text:p><text:s text:c="3"/>74,4 </text:p>
          </table:table-cell>
          <table:table-cell table:style-name="ce9" office:value-type="float" office:value="71.2194779146122" calcext:value-type="float">
            <text:p><text:s text:c="3"/>71,2 </text:p>
          </table:table-cell>
          <table:table-cell table:style-name="ce9" office:value-type="float" office:value="77.5921957949032" calcext:value-type="float">
            <text:p><text:s text:c="3"/>77,6 </text:p>
          </table:table-cell>
          <table:table-cell table:style-name="ce9" office:value-type="float" office:value="77.7558819881176" calcext:value-type="float">
            <text:p><text:s text:c="3"/>77,8 </text:p>
          </table:table-cell>
          <table:table-cell table:style-name="ce9" office:value-type="float" office:value="74.2572988881883" calcext:value-type="float">
            <text:p><text:s text:c="3"/>74,3 </text:p>
          </table:table-cell>
          <table:table-cell table:style-name="ce9" office:value-type="float" office:value="81.2544650880468" calcext:value-type="float">
            <text:p><text:s text:c="3"/>81,3 </text:p>
          </table:table-cell>
          <table:table-cell table:style-name="ce9" office:value-type="float" office:value="84.4630046810348" calcext:value-type="float">
            <text:p><text:s text:c="3"/>84,5 </text:p>
          </table:table-cell>
          <table:table-cell table:style-name="ce9" office:value-type="float" office:value="82.1498427471603" calcext:value-type="float">
            <text:p><text:s text:c="3"/>82,1 </text:p>
          </table:table-cell>
          <table:table-cell table:style-name="ce9" office:value-type="float" office:value="86.7761666149092" calcext:value-type="float">
            <text:p><text:s text:c="3"/>86,8 </text:p>
          </table:table-cell>
          <table:table-cell table:style-name="ce9" office:value-type="float" office:value="80.5228914876167" calcext:value-type="float">
            <text:p><text:s text:c="3"/>80,5 </text:p>
          </table:table-cell>
          <table:table-cell table:style-name="ce9" office:value-type="float" office:value="78.0778776917066" calcext:value-type="float">
            <text:p><text:s text:c="3"/>78,1 </text:p>
          </table:table-cell>
          <table:table-cell table:style-name="ce9" office:value-type="float" office:value="82.9679052835268" calcext:value-type="float">
            <text:p><text:s text:c="3"/>83,0 </text:p>
          </table:table-cell>
          <table:table-cell table:style-name="ce9" office:value-type="float" office:value="70.2147710057746" calcext:value-type="float">
            <text:p><text:s text:c="3"/>70,2 </text:p>
          </table:table-cell>
          <table:table-cell table:style-name="ce9" office:value-type="float" office:value="66.5751684984248" calcext:value-type="float">
            <text:p><text:s text:c="3"/>66,6 </text:p>
          </table:table-cell>
          <table:table-cell table:style-name="ce9" office:value-type="float" office:value="73.8543735131243" calcext:value-type="float">
            <text:p><text:s text:c="3"/>73,9 </text:p>
          </table:table-cell>
          <table:table-cell table:style-name="ce9" office:value-type="float" office:value="75.5929087851017" calcext:value-type="float">
            <text:p><text:s text:c="3"/>75,6 </text:p>
          </table:table-cell>
          <table:table-cell table:style-name="ce9" office:value-type="float" office:value="71.3927668014095" calcext:value-type="float">
            <text:p><text:s text:c="3"/>71,4 </text:p>
          </table:table-cell>
          <table:table-cell table:style-name="ce9" office:value-type="float" office:value="79.7930507687938" calcext:value-type="float">
            <text:p><text:s text:c="3"/>79,8 </text:p>
          </table:table-cell>
          <table:table-cell table:style-name="ce9" office:value-type="float" office:value="82.9063641891237" calcext:value-type="float">
            <text:p><text:s text:c="3"/>82,9 </text:p>
          </table:table-cell>
          <table:table-cell table:style-name="ce9" office:value-type="float" office:value="79.3008379205599" calcext:value-type="float">
            <text:p><text:s text:c="3"/>79,3 </text:p>
          </table:table-cell>
          <table:table-cell table:style-name="ce9" office:value-type="float" office:value="86.5118904576876" calcext:value-type="float">
            <text:p><text:s text:c="3"/>86,5 </text:p>
          </table:table-cell>
          <table:table-cell table:style-name="ce9" office:value-type="float" office:value="81.9007861389175" calcext:value-type="float">
            <text:p><text:s text:c="3"/>81,9 </text:p>
          </table:table-cell>
          <table:table-cell table:style-name="ce9" office:value-type="float" office:value="75.6525783367608" calcext:value-type="float">
            <text:p><text:s text:c="3"/>75,7 </text:p>
          </table:table-cell>
          <table:table-cell table:style-name="ce9" office:value-type="float" office:value="88.1489939410742" calcext:value-type="float">
            <text:p><text:s text:c="3"/>88,1 </text:p>
          </table:table-cell>
          <table:table-cell table:style-name="ce9" office:value-type="float" office:value="78.0427966330898" calcext:value-type="float">
            <text:p><text:s text:c="3"/>78,0 </text:p>
          </table:table-cell>
          <table:table-cell table:style-name="ce9" office:value-type="float" office:value="74.4692785792886" calcext:value-type="float">
            <text:p><text:s text:c="3"/>74,5 </text:p>
          </table:table-cell>
          <table:table-cell table:style-name="ce9" office:value-type="float" office:value="81.6163146868911" calcext:value-type="float">
            <text:p><text:s text:c="3"/>81,6 </text:p>
          </table:table-cell>
          <table:table-cell table:style-name="ce9" office:value-type="float" office:value="79.7744836244226" calcext:value-type="float">
            <text:p><text:s text:c="3"/>79,8 </text:p>
          </table:table-cell>
          <table:table-cell table:style-name="ce9" office:value-type="float" office:value="76.180760721999" calcext:value-type="float">
            <text:p><text:s text:c="3"/>76,2 </text:p>
          </table:table-cell>
          <table:table-cell table:style-name="ce9" office:value-type="float" office:value="83.3682065268463" calcext:value-type="float">
            <text:p><text:s text:c="3"/>83,4 </text:p>
          </table:table-cell>
          <table:table-cell table:style-name="ce9" office:value-type="float" office:value="85.9526534496837" calcext:value-type="float">
            <text:p><text:s text:c="3"/>86,0 </text:p>
          </table:table-cell>
          <table:table-cell table:style-name="ce9" office:value-type="float" office:value="83.4089311910468" calcext:value-type="float">
            <text:p><text:s text:c="3"/>83,4 </text:p>
          </table:table-cell>
          <table:table-cell table:style-name="ce9" office:value-type="float" office:value="88.4963757083206" calcext:value-type="float">
            <text:p><text:s text:c="3"/>88,5 </text:p>
          </table:table-cell>
          <table:table-cell table:style-name="ce9" office:value-type="float" office:value="79.1416050009452" calcext:value-type="float">
            <text:p><text:s text:c="3"/>79,1 </text:p>
          </table:table-cell>
          <table:table-cell table:style-name="ce9" office:value-type="float" office:value="73.1075665041063" calcext:value-type="float">
            <text:p><text:s text:c="3"/>73,1 </text:p>
          </table:table-cell>
          <table:table-cell table:style-name="ce9" office:value-type="float" office:value="85.1756434977842" calcext:value-type="float">
            <text:p><text:s text:c="3"/>85,2 </text:p>
          </table:table-cell>
          <table:table-cell table:style-name="ce9" office:value-type="float" office:value="68.857032708455" calcext:value-type="float">
            <text:p><text:s text:c="3"/>68,9 </text:p>
          </table:table-cell>
          <table:table-cell table:style-name="ce9" office:value-type="float" office:value="64.8689805209987" calcext:value-type="float">
            <text:p><text:s text:c="3"/>64,9 </text:p>
          </table:table-cell>
          <table:table-cell table:style-name="ce9" office:value-type="float" office:value="72.8450848959113" calcext:value-type="float">
            <text:p><text:s text:c="3"/>72,8 </text:p>
          </table:table-cell>
          <table:table-cell table:style-name="ce9" office:value-type="float" office:value="72.0195222113916" calcext:value-type="float">
            <text:p><text:s text:c="3"/>72,0 </text:p>
          </table:table-cell>
          <table:table-cell table:style-name="ce9" office:value-type="float" office:value="67.6993491031579" calcext:value-type="float">
            <text:p><text:s text:c="3"/>67,7 </text:p>
          </table:table-cell>
          <table:table-cell table:style-name="ce9" office:value-type="float" office:value="76.3396953196253" calcext:value-type="float">
            <text:p><text:s text:c="3"/>76,3 </text:p>
          </table:table-cell>
          <table:table-cell table:style-name="ce9" office:value-type="float" office:value="81.1972210972426" calcext:value-type="float">
            <text:p><text:s text:c="3"/>81,2 </text:p>
          </table:table-cell>
          <table:table-cell table:style-name="ce9" office:value-type="float" office:value="78.8318155017101" calcext:value-type="float">
            <text:p><text:s text:c="3"/>78,8 </text:p>
          </table:table-cell>
          <table:table-cell table:style-name="ce9" office:value-type="float" office:value="83.562626692775" calcext:value-type="float">
            <text:p><text:s text:c="3"/>83,6 </text:p>
          </table:table-cell>
          <table:table-cell table:style-name="ce9" office:value-type="float" office:value="78.1376219232038" calcext:value-type="float">
            <text:p><text:s text:c="3"/>78,1 </text:p>
          </table:table-cell>
          <table:table-cell table:style-name="ce9" office:value-type="float" office:value="75.432285038987" calcext:value-type="float">
            <text:p><text:s text:c="3"/>75,4 </text:p>
          </table:table-cell>
          <table:table-cell table:style-name="ce9" office:value-type="float" office:value="80.8429588074205" calcext:value-type="float">
            <text:p><text:s text:c="3"/>80,8 </text:p>
          </table:table-cell>
          <table:table-cell table:style-name="ce9" office:value-type="float" office:value="87.5750008416334" calcext:value-type="float">
            <text:p><text:s text:c="3"/>87,6 </text:p>
          </table:table-cell>
          <table:table-cell table:style-name="ce9" office:value-type="float" office:value="83.6925642792884" calcext:value-type="float">
            <text:p><text:s text:c="3"/>83,7 </text:p>
          </table:table-cell>
          <table:table-cell table:style-name="ce9" office:value-type="float" office:value="91.4574374039784" calcext:value-type="float">
            <text:p><text:s text:c="3"/>91,5 </text:p>
          </table:table-cell>
          <table:table-cell table:style-name="ce9" office:value-type="float" office:value="85.278588189631" calcext:value-type="float">
            <text:p><text:s text:c="3"/>85,3 </text:p>
          </table:table-cell>
          <table:table-cell table:style-name="ce9" office:value-type="float" office:value="81.7408388495377" calcext:value-type="float">
            <text:p><text:s text:c="3"/>81,7 </text:p>
          </table:table-cell>
          <table:table-cell table:style-name="ce9" office:value-type="float" office:value="88.8163375297243" calcext:value-type="float">
            <text:p><text:s text:c="3"/>88,8 </text:p>
          </table:table-cell>
          <table:table-cell table:style-name="ce9" office:value-type="float" office:value="91.1275676791227" calcext:value-type="float">
            <text:p><text:s text:c="3"/>91,1 </text:p>
          </table:table-cell>
          <table:table-cell table:style-name="ce9" office:value-type="float" office:value="88.132985029571" calcext:value-type="float">
            <text:p><text:s text:c="3"/>88,1 </text:p>
          </table:table-cell>
          <table:table-cell table:style-name="ce9" office:value-type="float" office:value="94.1221503286745" calcext:value-type="float">
            <text:p><text:s text:c="3"/>94,1 </text:p>
          </table:table-cell>
          <table:table-cell table:style-name="ce9" office:value-type="float" office:value="84.8810254161599" calcext:value-type="float">
            <text:p><text:s text:c="3"/>84,9 </text:p>
          </table:table-cell>
          <table:table-cell table:style-name="ce9" office:value-type="float" office:value="79.9850036081568" calcext:value-type="float">
            <text:p><text:s text:c="3"/>80,0 </text:p>
          </table:table-cell>
          <table:table-cell table:style-name="ce9" office:value-type="float" office:value="89.7770472241631" calcext:value-type="float">
            <text:p><text:s text:c="3"/>89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76.2429288309825" calcext:value-type="float">
            <text:p><text:s text:c="3"/>76,2 </text:p>
          </table:table-cell>
          <table:table-cell table:style-name="ce9" office:value-type="float" office:value="73.8785067715703" calcext:value-type="float">
            <text:p><text:s text:c="3"/>73,9 </text:p>
          </table:table-cell>
          <table:table-cell table:style-name="ce9" office:value-type="float" office:value="78.6073508903947" calcext:value-type="float">
            <text:p><text:s text:c="3"/>78,6 </text:p>
          </table:table-cell>
          <table:table-cell table:style-name="ce9" office:value-type="float" office:value="76.2286868393568" calcext:value-type="float">
            <text:p><text:s text:c="3"/>76,2 </text:p>
          </table:table-cell>
          <table:table-cell table:style-name="ce9" office:value-type="float" office:value="73.6688052417326" calcext:value-type="float">
            <text:p><text:s text:c="3"/>73,7 </text:p>
          </table:table-cell>
          <table:table-cell table:style-name="ce9" office:value-type="float" office:value="78.7885684369811" calcext:value-type="float">
            <text:p><text:s text:c="3"/>78,8 </text:p>
          </table:table-cell>
          <table:table-cell table:style-name="ce9" office:value-type="float" office:value="85.1928591504269" calcext:value-type="float">
            <text:p><text:s text:c="3"/>85,2 </text:p>
          </table:table-cell>
          <table:table-cell table:style-name="ce9" office:value-type="float" office:value="83.1272396052527" calcext:value-type="float">
            <text:p><text:s text:c="3"/>83,1 </text:p>
          </table:table-cell>
          <table:table-cell table:style-name="ce9" office:value-type="float" office:value="87.2584786956012" calcext:value-type="float">
            <text:p><text:s text:c="3"/>87,3 </text:p>
          </table:table-cell>
          <table:table-cell table:style-name="ce9" office:value-type="float" office:value="83.7560810032281" calcext:value-type="float">
            <text:p><text:s text:c="3"/>83,8 </text:p>
          </table:table-cell>
          <table:table-cell table:style-name="ce9" office:value-type="float" office:value="80.8229106114409" calcext:value-type="float">
            <text:p><text:s text:c="3"/>80,8 </text:p>
          </table:table-cell>
          <table:table-cell table:style-name="ce9" office:value-type="float" office:value="86.6892513950153" calcext:value-type="float">
            <text:p><text:s text:c="3"/>86,7 </text:p>
          </table:table-cell>
          <table:table-cell table:style-name="ce9" office:value-type="float" office:value="69.9432789339338" calcext:value-type="float">
            <text:p><text:s text:c="3"/>69,9 </text:p>
          </table:table-cell>
          <table:table-cell table:style-name="ce9" office:value-type="float" office:value="66.8295226649154" calcext:value-type="float">
            <text:p><text:s text:c="3"/>66,8 </text:p>
          </table:table-cell>
          <table:table-cell table:style-name="ce9" office:value-type="float" office:value="73.0570352029521" calcext:value-type="float">
            <text:p><text:s text:c="3"/>73,1 </text:p>
          </table:table-cell>
          <table:table-cell table:style-name="ce9" office:value-type="float" office:value="71.556655458881" calcext:value-type="float">
            <text:p><text:s text:c="3"/>71,6 </text:p>
          </table:table-cell>
          <table:table-cell table:style-name="ce9" office:value-type="float" office:value="67.776722910496" calcext:value-type="float">
            <text:p><text:s text:c="3"/>67,8 </text:p>
          </table:table-cell>
          <table:table-cell table:style-name="ce9" office:value-type="float" office:value="75.3365880072659" calcext:value-type="float">
            <text:p><text:s text:c="3"/>75,3 </text:p>
          </table:table-cell>
          <table:table-cell table:style-name="ce9" office:value-type="float" office:value="83.4248804940026" calcext:value-type="float">
            <text:p><text:s text:c="3"/>83,4 </text:p>
          </table:table-cell>
          <table:table-cell table:style-name="ce9" office:value-type="float" office:value="81.1052427066895" calcext:value-type="float">
            <text:p><text:s text:c="3"/>81,1 </text:p>
          </table:table-cell>
          <table:table-cell table:style-name="ce9" office:value-type="float" office:value="85.7445182813156" calcext:value-type="float">
            <text:p><text:s text:c="3"/>85,7 </text:p>
          </table:table-cell>
          <table:table-cell table:style-name="ce9" office:value-type="float" office:value="83.9898276604367" calcext:value-type="float">
            <text:p><text:s text:c="3"/>84,0 </text:p>
          </table:table-cell>
          <table:table-cell table:style-name="ce9" office:value-type="float" office:value="79.2483705336087" calcext:value-type="float">
            <text:p><text:s text:c="3"/>79,2 </text:p>
          </table:table-cell>
          <table:table-cell table:style-name="ce9" office:value-type="float" office:value="88.7312847872648" calcext:value-type="float">
            <text:p><text:s text:c="3"/>88,7 </text:p>
          </table:table-cell>
          <table:table-cell table:style-name="ce9" office:value-type="float" office:value="81.61177090935" calcext:value-type="float">
            <text:p><text:s text:c="3"/>81,6 </text:p>
          </table:table-cell>
          <table:table-cell table:style-name="ce9" office:value-type="float" office:value="78.8315083692796" calcext:value-type="float">
            <text:p><text:s text:c="3"/>78,8 </text:p>
          </table:table-cell>
          <table:table-cell table:style-name="ce9" office:value-type="float" office:value="84.3920334494204" calcext:value-type="float">
            <text:p><text:s text:c="3"/>84,4 </text:p>
          </table:table-cell>
          <table:table-cell table:style-name="ce9" office:value-type="float" office:value="80.3164075426386" calcext:value-type="float">
            <text:p><text:s text:c="3"/>80,3 </text:p>
          </table:table-cell>
          <table:table-cell table:style-name="ce9" office:value-type="float" office:value="77.8883564505592" calcext:value-type="float">
            <text:p><text:s text:c="3"/>77,9 </text:p>
          </table:table-cell>
          <table:table-cell table:style-name="ce9" office:value-type="float" office:value="82.744458634718" calcext:value-type="float">
            <text:p><text:s text:c="3"/>82,7 </text:p>
          </table:table-cell>
          <table:table-cell table:style-name="ce9" office:value-type="float" office:value="86.9121179810992" calcext:value-type="float">
            <text:p><text:s text:c="3"/>86,9 </text:p>
          </table:table-cell>
          <table:table-cell table:style-name="ce9" office:value-type="float" office:value="84.446899333137" calcext:value-type="float">
            <text:p><text:s text:c="3"/>84,4 </text:p>
          </table:table-cell>
          <table:table-cell table:style-name="ce9" office:value-type="float" office:value="89.3773366290614" calcext:value-type="float">
            <text:p><text:s text:c="3"/>89,4 </text:p>
          </table:table-cell>
          <table:table-cell table:style-name="ce9" office:value-type="float" office:value="83.4990963220727" calcext:value-type="float">
            <text:p><text:s text:c="3"/>83,5 </text:p>
          </table:table-cell>
          <table:table-cell table:style-name="ce9" office:value-type="float" office:value="79.0312541754602" calcext:value-type="float">
            <text:p><text:s text:c="3"/>79,0 </text:p>
          </table:table-cell>
          <table:table-cell table:style-name="ce9" office:value-type="float" office:value="87.9669384686852" calcext:value-type="float">
            <text:p><text:s text:c="3"/>88,0 </text:p>
          </table:table-cell>
          <table:table-cell table:style-name="ce9" office:value-type="float" office:value="71.3289904140904" calcext:value-type="float">
            <text:p><text:s text:c="3"/>71,3 </text:p>
          </table:table-cell>
          <table:table-cell table:style-name="ce9" office:value-type="float" office:value="68.273029657807" calcext:value-type="float">
            <text:p><text:s text:c="3"/>68,3 </text:p>
          </table:table-cell>
          <table:table-cell table:style-name="ce9" office:value-type="float" office:value="74.3849511703737" calcext:value-type="float">
            <text:p><text:s text:c="3"/>74,4 </text:p>
          </table:table-cell>
          <table:table-cell table:style-name="ce9" office:value-type="float" office:value="72.064856777358" calcext:value-type="float">
            <text:p><text:s text:c="3"/>72,1 </text:p>
          </table:table-cell>
          <table:table-cell table:style-name="ce9" office:value-type="float" office:value="69.6880267916991" calcext:value-type="float">
            <text:p><text:s text:c="3"/>69,7 </text:p>
          </table:table-cell>
          <table:table-cell table:style-name="ce9" office:value-type="float" office:value="74.4416867630169" calcext:value-type="float">
            <text:p><text:s text:c="3"/>74,4 </text:p>
          </table:table-cell>
          <table:table-cell table:style-name="ce9" office:value-type="float" office:value="82.5784546711377" calcext:value-type="float">
            <text:p><text:s text:c="3"/>82,6 </text:p>
          </table:table-cell>
          <table:table-cell table:style-name="ce9" office:value-type="float" office:value="80.2583296061365" calcext:value-type="float">
            <text:p><text:s text:c="3"/>80,3 </text:p>
          </table:table-cell>
          <table:table-cell table:style-name="ce9" office:value-type="float" office:value="84.8985797361389" calcext:value-type="float">
            <text:p><text:s text:c="3"/>84,9 </text:p>
          </table:table-cell>
          <table:table-cell table:style-name="ce9" office:value-type="float" office:value="78.5143923620541" calcext:value-type="float">
            <text:p><text:s text:c="3"/>78,5 </text:p>
          </table:table-cell>
          <table:table-cell table:style-name="ce9" office:value-type="float" office:value="74.6328735880471" calcext:value-type="float">
            <text:p><text:s text:c="3"/>74,6 </text:p>
          </table:table-cell>
          <table:table-cell table:style-name="ce9" office:value-type="float" office:value="82.3959111360611" calcext:value-type="float">
            <text:p><text:s text:c="3"/>82,4 </text:p>
          </table:table-cell>
          <table:table-cell table:style-name="ce9" office:value-type="float" office:value="84.3188330351008" calcext:value-type="float">
            <text:p><text:s text:c="3"/>84,3 </text:p>
          </table:table-cell>
          <table:table-cell table:style-name="ce9" office:value-type="float" office:value="80.8404702756465" calcext:value-type="float">
            <text:p><text:s text:c="3"/>80,8 </text:p>
          </table:table-cell>
          <table:table-cell table:style-name="ce9" office:value-type="float" office:value="87.7971957945552" calcext:value-type="float">
            <text:p><text:s text:c="3"/>87,8 </text:p>
          </table:table-cell>
          <table:table-cell table:style-name="ce9" office:value-type="float" office:value="83.8377208948223" calcext:value-type="float">
            <text:p><text:s text:c="3"/>83,8 </text:p>
          </table:table-cell>
          <table:table-cell table:style-name="ce9" office:value-type="float" office:value="80.0471036453355" calcext:value-type="float">
            <text:p><text:s text:c="3"/>80,0 </text:p>
          </table:table-cell>
          <table:table-cell table:style-name="ce9" office:value-type="float" office:value="87.6283381443091" calcext:value-type="float">
            <text:p><text:s text:c="3"/>87,6 </text:p>
          </table:table-cell>
          <table:table-cell table:style-name="ce9" office:value-type="float" office:value="89.5787787304161" calcext:value-type="float">
            <text:p><text:s text:c="3"/>89,6 </text:p>
          </table:table-cell>
          <table:table-cell table:style-name="ce9" office:value-type="float" office:value="86.8736852066738" calcext:value-type="float">
            <text:p><text:s text:c="3"/>86,9 </text:p>
          </table:table-cell>
          <table:table-cell table:style-name="ce9" office:value-type="float" office:value="92.2838722541585" calcext:value-type="float">
            <text:p><text:s text:c="3"/>92,3 </text:p>
          </table:table-cell>
          <table:table-cell table:style-name="ce9" office:value-type="float" office:value="92.0673330424611" calcext:value-type="float">
            <text:p><text:s text:c="3"/>92,1 </text:p>
          </table:table-cell>
          <table:table-cell table:style-name="ce9" office:value-type="float" office:value="87.7081303394157" calcext:value-type="float">
            <text:p><text:s text:c="3"/>87,7 </text:p>
          </table:table-cell>
          <table:table-cell table:style-name="ce9" office:value-type="float" office:value="96.4265357455064" calcext:value-type="float">
            <text:p><text:s text:c="3"/>96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73.6428943698767" calcext:value-type="float">
            <text:p><text:s text:c="3"/>73,6 </text:p>
          </table:table-cell>
          <table:table-cell table:style-name="ce9" office:value-type="float" office:value="71.2718054057568" calcext:value-type="float">
            <text:p><text:s text:c="3"/>71,3 </text:p>
          </table:table-cell>
          <table:table-cell table:style-name="ce9" office:value-type="float" office:value="76.0139833339965" calcext:value-type="float">
            <text:p><text:s text:c="3"/>76,0 </text:p>
          </table:table-cell>
          <table:table-cell table:style-name="ce9" office:value-type="float" office:value="77.0042550476474" calcext:value-type="float">
            <text:p><text:s text:c="3"/>77,0 </text:p>
          </table:table-cell>
          <table:table-cell table:style-name="ce9" office:value-type="float" office:value="74.2478120551496" calcext:value-type="float">
            <text:p><text:s text:c="3"/>74,2 </text:p>
          </table:table-cell>
          <table:table-cell table:style-name="ce9" office:value-type="float" office:value="79.7606980401451" calcext:value-type="float">
            <text:p><text:s text:c="3"/>79,8 </text:p>
          </table:table-cell>
          <table:table-cell table:style-name="ce9" office:value-type="float" office:value="86.8889480325736" calcext:value-type="float">
            <text:p><text:s text:c="3"/>86,9 </text:p>
          </table:table-cell>
          <table:table-cell table:style-name="ce9" office:value-type="float" office:value="85.1877379094269" calcext:value-type="float">
            <text:p><text:s text:c="3"/>85,2 </text:p>
          </table:table-cell>
          <table:table-cell table:style-name="ce9" office:value-type="float" office:value="88.5901581557203" calcext:value-type="float">
            <text:p><text:s text:c="3"/>88,6 </text:p>
          </table:table-cell>
          <table:table-cell table:style-name="ce9" office:value-type="float" office:value="80.7170948506084" calcext:value-type="float">
            <text:p><text:s text:c="3"/>80,7 </text:p>
          </table:table-cell>
          <table:table-cell table:style-name="ce9" office:value-type="float" office:value="77.2342576404041" calcext:value-type="float">
            <text:p><text:s text:c="3"/>77,2 </text:p>
          </table:table-cell>
          <table:table-cell table:style-name="ce9" office:value-type="float" office:value="84.1999320608127" calcext:value-type="float">
            <text:p><text:s text:c="3"/>84,2 </text:p>
          </table:table-cell>
          <table:table-cell table:style-name="ce9" office:value-type="float" office:value="69.1137641567048" calcext:value-type="float">
            <text:p><text:s text:c="3"/>69,1 </text:p>
          </table:table-cell>
          <table:table-cell table:style-name="ce9" office:value-type="float" office:value="65.6965805814898" calcext:value-type="float">
            <text:p><text:s text:c="3"/>65,7 </text:p>
          </table:table-cell>
          <table:table-cell table:style-name="ce9" office:value-type="float" office:value="72.5309477319198" calcext:value-type="float">
            <text:p><text:s text:c="3"/>72,5 </text:p>
          </table:table-cell>
          <table:table-cell table:style-name="ce9" office:value-type="float" office:value="73.6458940145285" calcext:value-type="float">
            <text:p><text:s text:c="3"/>73,6 </text:p>
          </table:table-cell>
          <table:table-cell table:style-name="ce9" office:value-type="float" office:value="70.2011193005323" calcext:value-type="float">
            <text:p><text:s text:c="3"/>70,2 </text:p>
          </table:table-cell>
          <table:table-cell table:style-name="ce9" office:value-type="float" office:value="77.0906687285246" calcext:value-type="float">
            <text:p><text:s text:c="3"/>77,1 </text:p>
          </table:table-cell>
          <table:table-cell table:style-name="ce9" office:value-type="float" office:value="85.3073463285537" calcext:value-type="float">
            <text:p><text:s text:c="3"/>85,3 </text:p>
          </table:table-cell>
          <table:table-cell table:style-name="ce9" office:value-type="float" office:value="82.7854834225959" calcext:value-type="float">
            <text:p><text:s text:c="3"/>82,8 </text:p>
          </table:table-cell>
          <table:table-cell table:style-name="ce9" office:value-type="float" office:value="87.8292092345115" calcext:value-type="float">
            <text:p><text:s text:c="3"/>87,8 </text:p>
          </table:table-cell>
          <table:table-cell table:style-name="ce9" office:value-type="float" office:value="78.1667776759385" calcext:value-type="float">
            <text:p><text:s text:c="3"/>78,2 </text:p>
          </table:table-cell>
          <table:table-cell table:style-name="ce9" office:value-type="float" office:value="73.263865413114" calcext:value-type="float">
            <text:p><text:s text:c="3"/>73,3 </text:p>
          </table:table-cell>
          <table:table-cell table:style-name="ce9" office:value-type="float" office:value="83.069689938763" calcext:value-type="float">
            <text:p><text:s text:c="3"/>83,1 </text:p>
          </table:table-cell>
          <table:table-cell table:style-name="ce9" office:value-type="float" office:value="77.5084960559856" calcext:value-type="float">
            <text:p><text:s text:c="3"/>77,5 </text:p>
          </table:table-cell>
          <table:table-cell table:style-name="ce9" office:value-type="float" office:value="74.8782334063529" calcext:value-type="float">
            <text:p><text:s text:c="3"/>74,9 </text:p>
          </table:table-cell>
          <table:table-cell table:style-name="ce9" office:value-type="float" office:value="80.1387587056183" calcext:value-type="float">
            <text:p><text:s text:c="3"/>80,1 </text:p>
          </table:table-cell>
          <table:table-cell table:style-name="ce9" office:value-type="float" office:value="80.006532681049" calcext:value-type="float">
            <text:p><text:s text:c="3"/>80,0 </text:p>
          </table:table-cell>
          <table:table-cell table:style-name="ce9" office:value-type="float" office:value="76.9942654663928" calcext:value-type="float">
            <text:p><text:s text:c="3"/>77,0 </text:p>
          </table:table-cell>
          <table:table-cell table:style-name="ce9" office:value-type="float" office:value="83.0187998957052" calcext:value-type="float">
            <text:p><text:s text:c="3"/>83,0 </text:p>
          </table:table-cell>
          <table:table-cell table:style-name="ce9" office:value-type="float" office:value="88.2910322727272" calcext:value-type="float">
            <text:p><text:s text:c="3"/>88,3 </text:p>
          </table:table-cell>
          <table:table-cell table:style-name="ce9" office:value-type="float" office:value="86.2099866545988" calcext:value-type="float">
            <text:p><text:s text:c="3"/>86,2 </text:p>
          </table:table-cell>
          <table:table-cell table:style-name="ce9" office:value-type="float" office:value="90.3720778908556" calcext:value-type="float">
            <text:p><text:s text:c="3"/>90,4 </text:p>
          </table:table-cell>
          <table:table-cell table:style-name="ce9" office:value-type="float" office:value="83.3795643412856" calcext:value-type="float">
            <text:p><text:s text:c="3"/>83,4 </text:p>
          </table:table-cell>
          <table:table-cell table:style-name="ce9" office:value-type="float" office:value="78.8755483514605" calcext:value-type="float">
            <text:p><text:s text:c="3"/>78,9 </text:p>
          </table:table-cell>
          <table:table-cell table:style-name="ce9" office:value-type="float" office:value="87.8835803311107" calcext:value-type="float">
            <text:p><text:s text:c="3"/>87,9 </text:p>
          </table:table-cell>
          <table:table-cell table:style-name="ce9" office:value-type="float" office:value="70.2516754683373" calcext:value-type="float">
            <text:p><text:s text:c="3"/>70,3 </text:p>
          </table:table-cell>
          <table:table-cell table:style-name="ce9" office:value-type="float" office:value="67.7198105068746" calcext:value-type="float">
            <text:p><text:s text:c="3"/>67,7 </text:p>
          </table:table-cell>
          <table:table-cell table:style-name="ce9" office:value-type="float" office:value="72.7835404298" calcext:value-type="float">
            <text:p><text:s text:c="3"/>72,8 </text:p>
          </table:table-cell>
          <table:table-cell table:style-name="ce9" office:value-type="float" office:value="72.8679826561179" calcext:value-type="float">
            <text:p><text:s text:c="3"/>72,9 </text:p>
          </table:table-cell>
          <table:table-cell table:style-name="ce9" office:value-type="float" office:value="70.1848815872292" calcext:value-type="float">
            <text:p><text:s text:c="3"/>70,2 </text:p>
          </table:table-cell>
          <table:table-cell table:style-name="ce9" office:value-type="float" office:value="75.5510837250067" calcext:value-type="float">
            <text:p><text:s text:c="3"/>75,6 </text:p>
          </table:table-cell>
          <table:table-cell table:style-name="ce9" office:value-type="float" office:value="84.69064655634" calcext:value-type="float">
            <text:p><text:s text:c="3"/>84,7 </text:p>
          </table:table-cell>
          <table:table-cell table:style-name="ce9" office:value-type="float" office:value="82.5149067606916" calcext:value-type="float">
            <text:p><text:s text:c="3"/>82,5 </text:p>
          </table:table-cell>
          <table:table-cell table:style-name="ce9" office:value-type="float" office:value="86.8663863519885" calcext:value-type="float">
            <text:p><text:s text:c="3"/>86,9 </text:p>
          </table:table-cell>
          <table:table-cell table:style-name="ce9" office:value-type="float" office:value="75.1709460158918" calcext:value-type="float">
            <text:p><text:s text:c="3"/>75,2 </text:p>
          </table:table-cell>
          <table:table-cell table:style-name="ce9" office:value-type="float" office:value="69.9908301074399" calcext:value-type="float">
            <text:p><text:s text:c="3"/>70,0 </text:p>
          </table:table-cell>
          <table:table-cell table:style-name="ce9" office:value-type="float" office:value="80.3510619243436" calcext:value-type="float">
            <text:p><text:s text:c="3"/>80,4 </text:p>
          </table:table-cell>
          <table:table-cell table:style-name="ce9" office:value-type="float" office:value="87.8721429688201" calcext:value-type="float">
            <text:p><text:s text:c="3"/>87,9 </text:p>
          </table:table-cell>
          <table:table-cell table:style-name="ce9" office:value-type="float" office:value="82.116607997351" calcext:value-type="float">
            <text:p><text:s text:c="3"/>82,1 </text:p>
          </table:table-cell>
          <table:table-cell table:style-name="ce9" office:value-type="float" office:value="93.6276779402892" calcext:value-type="float">
            <text:p><text:s text:c="3"/>93,6 </text:p>
          </table:table-cell>
          <table:table-cell table:style-name="ce9" office:value-type="float" office:value="85.8044119235519" calcext:value-type="float">
            <text:p><text:s text:c="3"/>85,8 </text:p>
          </table:table-cell>
          <table:table-cell table:style-name="ce9" office:value-type="float" office:value="82.1555474191034" calcext:value-type="float">
            <text:p><text:s text:c="3"/>82,2 </text:p>
          </table:table-cell>
          <table:table-cell table:style-name="ce9" office:value-type="float" office:value="89.4532764280003" calcext:value-type="float">
            <text:p><text:s text:c="3"/>89,5 </text:p>
          </table:table-cell>
          <table:table-cell table:style-name="ce9" office:value-type="float" office:value="90.3116674701181" calcext:value-type="float">
            <text:p><text:s text:c="3"/>90,3 </text:p>
          </table:table-cell>
          <table:table-cell table:style-name="ce9" office:value-type="float" office:value="88.2298038304781" calcext:value-type="float">
            <text:p><text:s text:c="3"/>88,2 </text:p>
          </table:table-cell>
          <table:table-cell table:style-name="ce9" office:value-type="float" office:value="92.3935311097582" calcext:value-type="float">
            <text:p><text:s text:c="3"/>92,4 </text:p>
          </table:table-cell>
          <table:table-cell table:style-name="ce9" office:value-type="float" office:value="89.4059387264502" calcext:value-type="float">
            <text:p><text:s text:c="3"/>89,4 </text:p>
          </table:table-cell>
          <table:table-cell table:style-name="ce9" office:value-type="float" office:value="85.5849153972238" calcext:value-type="float">
            <text:p><text:s text:c="3"/>85,6 </text:p>
          </table:table-cell>
          <table:table-cell table:style-name="ce9" office:value-type="float" office:value="93.2269620556766" calcext:value-type="float">
            <text:p><text:s text:c="3"/>93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73.7086304962239" calcext:value-type="float">
            <text:p><text:s text:c="3"/>73,7 </text:p>
          </table:table-cell>
          <table:table-cell table:style-name="ce9" office:value-type="float" office:value="70.7360058006235" calcext:value-type="float">
            <text:p><text:s text:c="3"/>70,7 </text:p>
          </table:table-cell>
          <table:table-cell table:style-name="ce9" office:value-type="float" office:value="76.6812551918243" calcext:value-type="float">
            <text:p><text:s text:c="3"/>76,7 </text:p>
          </table:table-cell>
          <table:table-cell table:style-name="ce9" office:value-type="float" office:value="75.8910514796748" calcext:value-type="float">
            <text:p><text:s text:c="3"/>75,9 </text:p>
          </table:table-cell>
          <table:table-cell table:style-name="ce9" office:value-type="float" office:value="72.3161390862087" calcext:value-type="float">
            <text:p><text:s text:c="3"/>72,3 </text:p>
          </table:table-cell>
          <table:table-cell table:style-name="ce9" office:value-type="float" office:value="79.465963873141" calcext:value-type="float">
            <text:p><text:s text:c="3"/>79,5 </text:p>
          </table:table-cell>
          <table:table-cell table:style-name="ce9" office:value-type="float" office:value="83.3530662119653" calcext:value-type="float">
            <text:p><text:s text:c="3"/>83,4 </text:p>
          </table:table-cell>
          <table:table-cell table:style-name="ce9" office:value-type="float" office:value="80.6793728501376" calcext:value-type="float">
            <text:p><text:s text:c="3"/>80,7 </text:p>
          </table:table-cell>
          <table:table-cell table:style-name="ce9" office:value-type="float" office:value="86.026759573793" calcext:value-type="float">
            <text:p><text:s text:c="3"/>86,0 </text:p>
          </table:table-cell>
          <table:table-cell table:style-name="ce9" office:value-type="float" office:value="79.5893862581023" calcext:value-type="float">
            <text:p><text:s text:c="3"/>79,6 </text:p>
          </table:table-cell>
          <table:table-cell table:style-name="ce9" office:value-type="float" office:value="71.407271255323" calcext:value-type="float">
            <text:p><text:s text:c="3"/>71,4 </text:p>
          </table:table-cell>
          <table:table-cell table:style-name="ce9" office:value-type="float" office:value="87.7715012608816" calcext:value-type="float">
            <text:p><text:s text:c="3"/>87,8 </text:p>
          </table:table-cell>
          <table:table-cell table:style-name="ce9" office:value-type="float" office:value="66.5199663071345" calcext:value-type="float">
            <text:p><text:s text:c="3"/>66,5 </text:p>
          </table:table-cell>
          <table:table-cell table:style-name="ce9" office:value-type="float" office:value="63.0633470353833" calcext:value-type="float">
            <text:p><text:s text:c="3"/>63,1 </text:p>
          </table:table-cell>
          <table:table-cell table:style-name="ce9" office:value-type="float" office:value="69.9765855788856" calcext:value-type="float">
            <text:p><text:s text:c="3"/>70,0 </text:p>
          </table:table-cell>
          <table:table-cell table:style-name="ce9" office:value-type="float" office:value="73.0415513858507" calcext:value-type="float">
            <text:p><text:s text:c="3"/>73,0 </text:p>
          </table:table-cell>
          <table:table-cell table:style-name="ce9" office:value-type="float" office:value="68.8216930099807" calcext:value-type="float">
            <text:p><text:s text:c="3"/>68,8 </text:p>
          </table:table-cell>
          <table:table-cell table:style-name="ce9" office:value-type="float" office:value="77.2614097617208" calcext:value-type="float">
            <text:p><text:s text:c="3"/>77,3 </text:p>
          </table:table-cell>
          <table:table-cell table:style-name="ce9" office:value-type="float" office:value="82.7436286055126" calcext:value-type="float">
            <text:p><text:s text:c="3"/>82,7 </text:p>
          </table:table-cell>
          <table:table-cell table:style-name="ce9" office:value-type="float" office:value="79.1993432176583" calcext:value-type="float">
            <text:p><text:s text:c="3"/>79,2 </text:p>
          </table:table-cell>
          <table:table-cell table:style-name="ce9" office:value-type="float" office:value="86.2879139933669" calcext:value-type="float">
            <text:p><text:s text:c="3"/>86,3 </text:p>
          </table:table-cell>
          <table:table-cell table:style-name="ce9" office:value-type="float" office:value="79.0261649809721" calcext:value-type="float">
            <text:p><text:s text:c="3"/>79,0 </text:p>
          </table:table-cell>
          <table:table-cell table:style-name="ce9" office:value-type="float" office:value="69.9091623229361" calcext:value-type="float">
            <text:p><text:s text:c="3"/>69,9 </text:p>
          </table:table-cell>
          <table:table-cell table:style-name="ce9" office:value-type="float" office:value="88.1431676390081" calcext:value-type="float">
            <text:p><text:s text:c="3"/>88,1 </text:p>
          </table:table-cell>
          <table:table-cell table:style-name="ce9" office:value-type="float" office:value="79.8303319973027" calcext:value-type="float">
            <text:p><text:s text:c="3"/>79,8 </text:p>
          </table:table-cell>
          <table:table-cell table:style-name="ce9" office:value-type="float" office:value="76.3838065000322" calcext:value-type="float">
            <text:p><text:s text:c="3"/>76,4 </text:p>
          </table:table-cell>
          <table:table-cell table:style-name="ce9" office:value-type="float" office:value="83.2768574945731" calcext:value-type="float">
            <text:p><text:s text:c="3"/>83,3 </text:p>
          </table:table-cell>
          <table:table-cell table:style-name="ce9" office:value-type="float" office:value="78.3450219871628" calcext:value-type="float">
            <text:p><text:s text:c="3"/>78,3 </text:p>
          </table:table-cell>
          <table:table-cell table:style-name="ce9" office:value-type="float" office:value="74.7017432948188" calcext:value-type="float">
            <text:p><text:s text:c="3"/>74,7 </text:p>
          </table:table-cell>
          <table:table-cell table:style-name="ce9" office:value-type="float" office:value="81.9883006795069" calcext:value-type="float">
            <text:p><text:s text:c="3"/>82,0 </text:p>
          </table:table-cell>
          <table:table-cell table:style-name="ce9" office:value-type="float" office:value="83.9038080480445" calcext:value-type="float">
            <text:p><text:s text:c="3"/>83,9 </text:p>
          </table:table-cell>
          <table:table-cell table:style-name="ce9" office:value-type="float" office:value="80.4253582526085" calcext:value-type="float">
            <text:p><text:s text:c="3"/>80,4 </text:p>
          </table:table-cell>
          <table:table-cell table:style-name="ce9" office:value-type="float" office:value="87.3822578434805" calcext:value-type="float">
            <text:p><text:s text:c="3"/>87,4 </text:p>
          </table:table-cell>
          <table:table-cell table:style-name="ce9" office:value-type="float" office:value="80.1591454358611" calcext:value-type="float">
            <text:p><text:s text:c="3"/>80,2 </text:p>
          </table:table-cell>
          <table:table-cell table:style-name="ce9" office:value-type="float" office:value="71.861972467006" calcext:value-type="float">
            <text:p><text:s text:c="3"/>71,9 </text:p>
          </table:table-cell>
          <table:table-cell table:style-name="ce9" office:value-type="float" office:value="88.4563184047161" calcext:value-type="float">
            <text:p><text:s text:c="3"/>88,5 </text:p>
          </table:table-cell>
          <table:table-cell table:style-name="ce9" office:value-type="float" office:value="69.2149122818576" calcext:value-type="float">
            <text:p><text:s text:c="3"/>69,2 </text:p>
          </table:table-cell>
          <table:table-cell table:style-name="ce9" office:value-type="float" office:value="65.2800915154782" calcext:value-type="float">
            <text:p><text:s text:c="3"/>65,3 </text:p>
          </table:table-cell>
          <table:table-cell table:style-name="ce9" office:value-type="float" office:value="73.1497330482369" calcext:value-type="float">
            <text:p><text:s text:c="3"/>73,1 </text:p>
          </table:table-cell>
          <table:table-cell table:style-name="ce9" office:value-type="float" office:value="69.1964060180058" calcext:value-type="float">
            <text:p><text:s text:c="3"/>69,2 </text:p>
          </table:table-cell>
          <table:table-cell table:style-name="ce9" office:value-type="float" office:value="65.9166239418178" calcext:value-type="float">
            <text:p><text:s text:c="3"/>65,9 </text:p>
          </table:table-cell>
          <table:table-cell table:style-name="ce9" office:value-type="float" office:value="72.4761880941939" calcext:value-type="float">
            <text:p><text:s text:c="3"/>72,5 </text:p>
          </table:table-cell>
          <table:table-cell table:style-name="ce9" office:value-type="float" office:value="78.0866383128171" calcext:value-type="float">
            <text:p><text:s text:c="3"/>78,1 </text:p>
          </table:table-cell>
          <table:table-cell table:style-name="ce9" office:value-type="float" office:value="75.8445584027853" calcext:value-type="float">
            <text:p><text:s text:c="3"/>75,8 </text:p>
          </table:table-cell>
          <table:table-cell table:style-name="ce9" office:value-type="float" office:value="80.3287182228488" calcext:value-type="float">
            <text:p><text:s text:c="3"/>80,3 </text:p>
          </table:table-cell>
          <table:table-cell table:style-name="ce9" office:value-type="float" office:value="74.6798455175059" calcext:value-type="float">
            <text:p><text:s text:c="3"/>74,7 </text:p>
          </table:table-cell>
          <table:table-cell table:style-name="ce9" office:value-type="float" office:value="62.6276950297854" calcext:value-type="float">
            <text:p><text:s text:c="3"/>62,6 </text:p>
          </table:table-cell>
          <table:table-cell table:style-name="ce9" office:value-type="float" office:value="86.7319960052265" calcext:value-type="float">
            <text:p><text:s text:c="3"/>86,7 </text:p>
          </table:table-cell>
          <table:table-cell table:style-name="ce9" office:value-type="float" office:value="85.8265960015577" calcext:value-type="float">
            <text:p><text:s text:c="3"/>85,8 </text:p>
          </table:table-cell>
          <table:table-cell table:style-name="ce9" office:value-type="float" office:value="82.4614040988554" calcext:value-type="float">
            <text:p><text:s text:c="3"/>82,5 </text:p>
          </table:table-cell>
          <table:table-cell table:style-name="ce9" office:value-type="float" office:value="89.1917879042599" calcext:value-type="float">
            <text:p><text:s text:c="3"/>89,2 </text:p>
          </table:table-cell>
          <table:table-cell table:style-name="ce9" office:value-type="float" office:value="89.1262424347848" calcext:value-type="float">
            <text:p><text:s text:c="3"/>89,1 </text:p>
          </table:table-cell>
          <table:table-cell table:style-name="ce9" office:value-type="float" office:value="87.0756503532818" calcext:value-type="float">
            <text:p><text:s text:c="3"/>87,1 </text:p>
          </table:table-cell>
          <table:table-cell table:style-name="ce9" office:value-type="float" office:value="91.1768345162879" calcext:value-type="float">
            <text:p><text:s text:c="3"/>91,2 </text:p>
          </table:table-cell>
          <table:table-cell table:style-name="ce9" office:value-type="float" office:value="92.2917926359871" calcext:value-type="float">
            <text:p><text:s text:c="3"/>92,3 </text:p>
          </table:table-cell>
          <table:table-cell table:style-name="ce9" office:value-type="float" office:value="89.9749166396195" calcext:value-type="float">
            <text:p><text:s text:c="3"/>90,0 </text:p>
          </table:table-cell>
          <table:table-cell table:style-name="ce9" office:value-type="float" office:value="94.6086686323548" calcext:value-type="float">
            <text:p><text:s text:c="3"/>94,6 </text:p>
          </table:table-cell>
          <table:table-cell table:style-name="ce9" office:value-type="float" office:value="89.8976323507557" calcext:value-type="float">
            <text:p><text:s text:c="3"/>89,9 </text:p>
          </table:table-cell>
          <table:table-cell table:style-name="ce9" office:value-type="float" office:value="84.9477606976096" calcext:value-type="float">
            <text:p><text:s text:c="3"/>84,9 </text:p>
          </table:table-cell>
          <table:table-cell table:style-name="ce9" office:value-type="float" office:value="94.8475040039018" calcext:value-type="float">
            <text:p><text:s text:c="3"/>94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70.8780398994071" calcext:value-type="float">
            <text:p><text:s text:c="3"/>70,9 </text:p>
          </table:table-cell>
          <table:table-cell table:style-name="ce9" office:value-type="float" office:value="66.6295431313675" calcext:value-type="float">
            <text:p><text:s text:c="3"/>66,6 </text:p>
          </table:table-cell>
          <table:table-cell table:style-name="ce9" office:value-type="float" office:value="75.1265366674466" calcext:value-type="float">
            <text:p><text:s text:c="3"/>75,1 </text:p>
          </table:table-cell>
          <table:table-cell table:style-name="ce9" office:value-type="float" office:value="71.3922892988505" calcext:value-type="float">
            <text:p><text:s text:c="3"/>71,4 </text:p>
          </table:table-cell>
          <table:table-cell table:style-name="ce9" office:value-type="float" office:value="68.0533500189667" calcext:value-type="float">
            <text:p><text:s text:c="3"/>68,1 </text:p>
          </table:table-cell>
          <table:table-cell table:style-name="ce9" office:value-type="float" office:value="74.7312285787342" calcext:value-type="float">
            <text:p><text:s text:c="3"/>74,7 </text:p>
          </table:table-cell>
          <table:table-cell table:style-name="ce9" office:value-type="float" office:value="84.2456340988306" calcext:value-type="float">
            <text:p><text:s text:c="3"/>84,2 </text:p>
          </table:table-cell>
          <table:table-cell table:style-name="ce9" office:value-type="float" office:value="81.552072502604" calcext:value-type="float">
            <text:p><text:s text:c="3"/>81,6 </text:p>
          </table:table-cell>
          <table:table-cell table:style-name="ce9" office:value-type="float" office:value="86.9391956950572" calcext:value-type="float">
            <text:p><text:s text:c="3"/>86,9 </text:p>
          </table:table-cell>
          <table:table-cell table:style-name="ce9" office:value-type="float" office:value="81.3553611039455" calcext:value-type="float">
            <text:p><text:s text:c="3"/>81,4 </text:p>
          </table:table-cell>
          <table:table-cell table:style-name="ce9" office:value-type="float" office:value="76.0144764419274" calcext:value-type="float">
            <text:p><text:s text:c="3"/>76,0 </text:p>
          </table:table-cell>
          <table:table-cell table:style-name="ce9" office:value-type="float" office:value="86.6962457659636" calcext:value-type="float">
            <text:p><text:s text:c="3"/>86,7 </text:p>
          </table:table-cell>
          <table:table-cell table:style-name="ce9" office:value-type="float" office:value="64.1987700776484" calcext:value-type="float">
            <text:p><text:s text:c="3"/>64,2 </text:p>
          </table:table-cell>
          <table:table-cell table:style-name="ce9" office:value-type="float" office:value="59.5088476370353" calcext:value-type="float">
            <text:p><text:s text:c="3"/>59,5 </text:p>
          </table:table-cell>
          <table:table-cell table:style-name="ce9" office:value-type="float" office:value="68.8886925182615" calcext:value-type="float">
            <text:p><text:s text:c="3"/>68,9 </text:p>
          </table:table-cell>
          <table:table-cell table:style-name="ce9" office:value-type="float" office:value="67.1954814015904" calcext:value-type="float">
            <text:p><text:s text:c="3"/>67,2 </text:p>
          </table:table-cell>
          <table:table-cell table:style-name="ce9" office:value-type="float" office:value="63.0753911303775" calcext:value-type="float">
            <text:p><text:s text:c="3"/>63,1 </text:p>
          </table:table-cell>
          <table:table-cell table:style-name="ce9" office:value-type="float" office:value="71.3155716728033" calcext:value-type="float">
            <text:p><text:s text:c="3"/>71,3 </text:p>
          </table:table-cell>
          <table:table-cell table:style-name="ce9" office:value-type="float" office:value="84.0088806736876" calcext:value-type="float">
            <text:p><text:s text:c="3"/>84,0 </text:p>
          </table:table-cell>
          <table:table-cell table:style-name="ce9" office:value-type="float" office:value="80.7130624947174" calcext:value-type="float">
            <text:p><text:s text:c="3"/>80,7 </text:p>
          </table:table-cell>
          <table:table-cell table:style-name="ce9" office:value-type="float" office:value="87.3046988526578" calcext:value-type="float">
            <text:p><text:s text:c="3"/>87,3 </text:p>
          </table:table-cell>
          <table:table-cell table:style-name="ce9" office:value-type="float" office:value="84.0375660313856" calcext:value-type="float">
            <text:p><text:s text:c="3"/>84,0 </text:p>
          </table:table-cell>
          <table:table-cell table:style-name="ce9" office:value-type="float" office:value="78.4350055860378" calcext:value-type="float">
            <text:p><text:s text:c="3"/>78,4 </text:p>
          </table:table-cell>
          <table:table-cell table:style-name="ce9" office:value-type="float" office:value="89.6401264767333" calcext:value-type="float">
            <text:p><text:s text:c="3"/>89,6 </text:p>
          </table:table-cell>
          <table:table-cell table:style-name="ce9" office:value-type="float" office:value="75.8193503070562" calcext:value-type="float">
            <text:p><text:s text:c="3"/>75,8 </text:p>
          </table:table-cell>
          <table:table-cell table:style-name="ce9" office:value-type="float" office:value="71.3896903512578" calcext:value-type="float">
            <text:p><text:s text:c="3"/>71,4 </text:p>
          </table:table-cell>
          <table:table-cell table:style-name="ce9" office:value-type="float" office:value="80.2490102628547" calcext:value-type="float">
            <text:p><text:s text:c="3"/>80,2 </text:p>
          </table:table-cell>
          <table:table-cell table:style-name="ce9" office:value-type="float" office:value="74.9608130393228" calcext:value-type="float">
            <text:p><text:s text:c="3"/>75,0 </text:p>
          </table:table-cell>
          <table:table-cell table:style-name="ce9" office:value-type="float" office:value="70.9837775449749" calcext:value-type="float">
            <text:p><text:s text:c="3"/>71,0 </text:p>
          </table:table-cell>
          <table:table-cell table:style-name="ce9" office:value-type="float" office:value="78.9378485336707" calcext:value-type="float">
            <text:p><text:s text:c="3"/>78,9 </text:p>
          </table:table-cell>
          <table:table-cell table:style-name="ce9" office:value-type="float" office:value="84.4564693282665" calcext:value-type="float">
            <text:p><text:s text:c="3"/>84,5 </text:p>
          </table:table-cell>
          <table:table-cell table:style-name="ce9" office:value-type="float" office:value="81.4159975691449" calcext:value-type="float">
            <text:p><text:s text:c="3"/>81,4 </text:p>
          </table:table-cell>
          <table:table-cell table:style-name="ce9" office:value-type="float" office:value="87.496941087388" calcext:value-type="float">
            <text:p><text:s text:c="3"/>87,5 </text:p>
          </table:table-cell>
          <table:table-cell table:style-name="ce9" office:value-type="float" office:value="78.8120931740057" calcext:value-type="float">
            <text:p><text:s text:c="3"/>78,8 </text:p>
          </table:table-cell>
          <table:table-cell table:style-name="ce9" office:value-type="float" office:value="72.9350610025174" calcext:value-type="float">
            <text:p><text:s text:c="3"/>72,9 </text:p>
          </table:table-cell>
          <table:table-cell table:style-name="ce9" office:value-type="float" office:value="84.689125345494" calcext:value-type="float">
            <text:p><text:s text:c="3"/>84,7 </text:p>
          </table:table-cell>
          <table:table-cell table:style-name="ce9" office:value-type="float" office:value="67.0765162727813" calcext:value-type="float">
            <text:p><text:s text:c="3"/>67,1 </text:p>
          </table:table-cell>
          <table:table-cell table:style-name="ce9" office:value-type="float" office:value="61.0062693942751" calcext:value-type="float">
            <text:p><text:s text:c="3"/>61,0 </text:p>
          </table:table-cell>
          <table:table-cell table:style-name="ce9" office:value-type="float" office:value="73.1467631512875" calcext:value-type="float">
            <text:p><text:s text:c="3"/>73,1 </text:p>
          </table:table-cell>
          <table:table-cell table:style-name="ce9" office:value-type="float" office:value="64.988077755179" calcext:value-type="float">
            <text:p><text:s text:c="3"/>65,0 </text:p>
          </table:table-cell>
          <table:table-cell table:style-name="ce9" office:value-type="float" office:value="62.5780049602378" calcext:value-type="float">
            <text:p><text:s text:c="3"/>62,6 </text:p>
          </table:table-cell>
          <table:table-cell table:style-name="ce9" office:value-type="float" office:value="67.3981505501202" calcext:value-type="float">
            <text:p><text:s text:c="3"/>67,4 </text:p>
          </table:table-cell>
          <table:table-cell table:style-name="ce9" office:value-type="float" office:value="81.0667730856658" calcext:value-type="float">
            <text:p><text:s text:c="3"/>81,1 </text:p>
          </table:table-cell>
          <table:table-cell table:style-name="ce9" office:value-type="float" office:value="78.3964607584886" calcext:value-type="float">
            <text:p><text:s text:c="3"/>78,4 </text:p>
          </table:table-cell>
          <table:table-cell table:style-name="ce9" office:value-type="float" office:value="83.737085412843" calcext:value-type="float">
            <text:p><text:s text:c="3"/>83,7 </text:p>
          </table:table-cell>
          <table:table-cell table:style-name="ce9" office:value-type="float" office:value="78.2743003836249" calcext:value-type="float">
            <text:p><text:s text:c="3"/>78,3 </text:p>
          </table:table-cell>
          <table:table-cell table:style-name="ce9" office:value-type="float" office:value="70.2863411020678" calcext:value-type="float">
            <text:p><text:s text:c="3"/>70,3 </text:p>
          </table:table-cell>
          <table:table-cell table:style-name="ce9" office:value-type="float" office:value="86.262259665182" calcext:value-type="float">
            <text:p><text:s text:c="3"/>86,3 </text:p>
          </table:table-cell>
          <table:table-cell table:style-name="ce9" office:value-type="float" office:value="80.7935216303297" calcext:value-type="float">
            <text:p><text:s text:c="3"/>80,8 </text:p>
          </table:table-cell>
          <table:table-cell table:style-name="ce9" office:value-type="float" office:value="75.8957890218296" calcext:value-type="float">
            <text:p><text:s text:c="3"/>75,9 </text:p>
          </table:table-cell>
          <table:table-cell table:style-name="ce9" office:value-type="float" office:value="85.6912542388298" calcext:value-type="float">
            <text:p><text:s text:c="3"/>85,7 </text:p>
          </table:table-cell>
          <table:table-cell table:style-name="ce9" office:value-type="float" office:value="82.1648314684633" calcext:value-type="float">
            <text:p><text:s text:c="3"/>82,2 </text:p>
          </table:table-cell>
          <table:table-cell table:style-name="ce9" office:value-type="float" office:value="79.030767453982" calcext:value-type="float">
            <text:p><text:s text:c="3"/>79,0 </text:p>
          </table:table-cell>
          <table:table-cell table:style-name="ce9" office:value-type="float" office:value="85.2988954829446" calcext:value-type="float">
            <text:p><text:s text:c="3"/>85,3 </text:p>
          </table:table-cell>
          <table:table-cell table:style-name="ce9" office:value-type="float" office:value="87.6382886506405" calcext:value-type="float">
            <text:p><text:s text:c="3"/>87,6 </text:p>
          </table:table-cell>
          <table:table-cell table:style-name="ce9" office:value-type="float" office:value="83.5860447480623" calcext:value-type="float">
            <text:p><text:s text:c="3"/>83,6 </text:p>
          </table:table-cell>
          <table:table-cell table:style-name="ce9" office:value-type="float" office:value="91.6905325532186" calcext:value-type="float">
            <text:p><text:s text:c="3"/>91,7 </text:p>
          </table:table-cell>
          <table:table-cell table:style-name="ce9" office:value-type="float" office:value="86.0451000734198" calcext:value-type="float">
            <text:p><text:s text:c="3"/>86,0 </text:p>
          </table:table-cell>
          <table:table-cell table:style-name="ce9" office:value-type="float" office:value="80.2488745788792" calcext:value-type="float">
            <text:p><text:s text:c="3"/>80,2 </text:p>
          </table:table-cell>
          <table:table-cell table:style-name="ce9" office:value-type="float" office:value="91.8413255679604" calcext:value-type="float">
            <text:p><text:s text:c="3"/>91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74.7949819453999" calcext:value-type="float">
            <text:p><text:s text:c="3"/>74,8 </text:p>
          </table:table-cell>
          <table:table-cell table:style-name="ce9" office:value-type="float" office:value="71.6130211297665" calcext:value-type="float">
            <text:p><text:s text:c="3"/>71,6 </text:p>
          </table:table-cell>
          <table:table-cell table:style-name="ce9" office:value-type="float" office:value="77.9769427610334" calcext:value-type="float">
            <text:p><text:s text:c="3"/>78,0 </text:p>
          </table:table-cell>
          <table:table-cell table:style-name="ce9" office:value-type="float" office:value="77.4101697619412" calcext:value-type="float">
            <text:p><text:s text:c="3"/>77,4 </text:p>
          </table:table-cell>
          <table:table-cell table:style-name="ce9" office:value-type="float" office:value="74.4120738710575" calcext:value-type="float">
            <text:p><text:s text:c="3"/>74,4 </text:p>
          </table:table-cell>
          <table:table-cell table:style-name="ce9" office:value-type="float" office:value="80.4082656528248" calcext:value-type="float">
            <text:p><text:s text:c="3"/>80,4 </text:p>
          </table:table-cell>
          <table:table-cell table:style-name="ce9" office:value-type="float" office:value="84.4561741847888" calcext:value-type="float">
            <text:p><text:s text:c="3"/>84,5 </text:p>
          </table:table-cell>
          <table:table-cell table:style-name="ce9" office:value-type="float" office:value="82.354545009185" calcext:value-type="float">
            <text:p><text:s text:c="3"/>82,4 </text:p>
          </table:table-cell>
          <table:table-cell table:style-name="ce9" office:value-type="float" office:value="86.5578033603926" calcext:value-type="float">
            <text:p><text:s text:c="3"/>86,6 </text:p>
          </table:table-cell>
          <table:table-cell table:style-name="ce9" office:value-type="float" office:value="83.6164705294882" calcext:value-type="float">
            <text:p><text:s text:c="3"/>83,6 </text:p>
          </table:table-cell>
          <table:table-cell table:style-name="ce9" office:value-type="float" office:value="78.8398606614908" calcext:value-type="float">
            <text:p><text:s text:c="3"/>78,8 </text:p>
          </table:table-cell>
          <table:table-cell table:style-name="ce9" office:value-type="float" office:value="88.3930803974856" calcext:value-type="float">
            <text:p><text:s text:c="3"/>88,4 </text:p>
          </table:table-cell>
          <table:table-cell table:style-name="ce9" office:value-type="float" office:value="72.8373948875033" calcext:value-type="float">
            <text:p><text:s text:c="3"/>72,8 </text:p>
          </table:table-cell>
          <table:table-cell table:style-name="ce9" office:value-type="float" office:value="68.8823882411642" calcext:value-type="float">
            <text:p><text:s text:c="3"/>68,9 </text:p>
          </table:table-cell>
          <table:table-cell table:style-name="ce9" office:value-type="float" office:value="76.7924015338424" calcext:value-type="float">
            <text:p><text:s text:c="3"/>76,8 </text:p>
          </table:table-cell>
          <table:table-cell table:style-name="ce9" office:value-type="float" office:value="72.4180914861789" calcext:value-type="float">
            <text:p><text:s text:c="3"/>72,4 </text:p>
          </table:table-cell>
          <table:table-cell table:style-name="ce9" office:value-type="float" office:value="68.6200063654944" calcext:value-type="float">
            <text:p><text:s text:c="3"/>68,6 </text:p>
          </table:table-cell>
          <table:table-cell table:style-name="ce9" office:value-type="float" office:value="76.2161766068634" calcext:value-type="float">
            <text:p><text:s text:c="3"/>76,2 </text:p>
          </table:table-cell>
          <table:table-cell table:style-name="ce9" office:value-type="float" office:value="82.341172474059" calcext:value-type="float">
            <text:p><text:s text:c="3"/>82,3 </text:p>
          </table:table-cell>
          <table:table-cell table:style-name="ce9" office:value-type="float" office:value="79.2321366540138" calcext:value-type="float">
            <text:p><text:s text:c="3"/>79,2 </text:p>
          </table:table-cell>
          <table:table-cell table:style-name="ce9" office:value-type="float" office:value="85.4502082941042" calcext:value-type="float">
            <text:p><text:s text:c="3"/>85,5 </text:p>
          </table:table-cell>
          <table:table-cell table:style-name="ce9" office:value-type="float" office:value="82.5092839421319" calcext:value-type="float">
            <text:p><text:s text:c="3"/>82,5 </text:p>
          </table:table-cell>
          <table:table-cell table:style-name="ce9" office:value-type="float" office:value="76.4743582864645" calcext:value-type="float">
            <text:p><text:s text:c="3"/>76,5 </text:p>
          </table:table-cell>
          <table:table-cell table:style-name="ce9" office:value-type="float" office:value="88.5442095977995" calcext:value-type="float">
            <text:p><text:s text:c="3"/>88,5 </text:p>
          </table:table-cell>
          <table:table-cell table:style-name="ce9" office:value-type="float" office:value="76.2668893104582" calcext:value-type="float">
            <text:p><text:s text:c="3"/>76,3 </text:p>
          </table:table-cell>
          <table:table-cell table:style-name="ce9" office:value-type="float" office:value="72.8149794866023" calcext:value-type="float">
            <text:p><text:s text:c="3"/>72,8 </text:p>
          </table:table-cell>
          <table:table-cell table:style-name="ce9" office:value-type="float" office:value="79.718799134314" calcext:value-type="float">
            <text:p><text:s text:c="3"/>79,7 </text:p>
          </table:table-cell>
          <table:table-cell table:style-name="ce9" office:value-type="float" office:value="81.4463379845624" calcext:value-type="float">
            <text:p><text:s text:c="3"/>81,4 </text:p>
          </table:table-cell>
          <table:table-cell table:style-name="ce9" office:value-type="float" office:value="78.5126155872903" calcext:value-type="float">
            <text:p><text:s text:c="3"/>78,5 </text:p>
          </table:table-cell>
          <table:table-cell table:style-name="ce9" office:value-type="float" office:value="84.3800603818346" calcext:value-type="float">
            <text:p><text:s text:c="3"/>84,4 </text:p>
          </table:table-cell>
          <table:table-cell table:style-name="ce9" office:value-type="float" office:value="86.3826650891325" calcext:value-type="float">
            <text:p><text:s text:c="3"/>86,4 </text:p>
          </table:table-cell>
          <table:table-cell table:style-name="ce9" office:value-type="float" office:value="83.8826503697272" calcext:value-type="float">
            <text:p><text:s text:c="3"/>83,9 </text:p>
          </table:table-cell>
          <table:table-cell table:style-name="ce9" office:value-type="float" office:value="88.8826798085378" calcext:value-type="float">
            <text:p><text:s text:c="3"/>88,9 </text:p>
          </table:table-cell>
          <table:table-cell table:style-name="ce9" office:value-type="float" office:value="84.7408627214489" calcext:value-type="float">
            <text:p><text:s text:c="3"/>84,7 </text:p>
          </table:table-cell>
          <table:table-cell table:style-name="ce9" office:value-type="float" office:value="78.5146422784343" calcext:value-type="float">
            <text:p><text:s text:c="3"/>78,5 </text:p>
          </table:table-cell>
          <table:table-cell table:style-name="ce9" office:value-type="float" office:value="90.9670831644635" calcext:value-type="float">
            <text:p><text:s text:c="3"/>91,0 </text:p>
          </table:table-cell>
          <table:table-cell table:style-name="ce9" office:value-type="float" office:value="69.4995342671613" calcext:value-type="float">
            <text:p><text:s text:c="3"/>69,5 </text:p>
          </table:table-cell>
          <table:table-cell table:style-name="ce9" office:value-type="float" office:value="65.0531957343381" calcext:value-type="float">
            <text:p><text:s text:c="3"/>65,1 </text:p>
          </table:table-cell>
          <table:table-cell table:style-name="ce9" office:value-type="float" office:value="73.9458727999845" calcext:value-type="float">
            <text:p><text:s text:c="3"/>73,9 </text:p>
          </table:table-cell>
          <table:table-cell table:style-name="ce9" office:value-type="float" office:value="72.5532276159769" calcext:value-type="float">
            <text:p><text:s text:c="3"/>72,6 </text:p>
          </table:table-cell>
          <table:table-cell table:style-name="ce9" office:value-type="float" office:value="69.2683864183617" calcext:value-type="float">
            <text:p><text:s text:c="3"/>69,3 </text:p>
          </table:table-cell>
          <table:table-cell table:style-name="ce9" office:value-type="float" office:value="75.8380688135921" calcext:value-type="float">
            <text:p><text:s text:c="3"/>75,8 </text:p>
          </table:table-cell>
          <table:table-cell table:style-name="ce9" office:value-type="float" office:value="80.8713058304827" calcext:value-type="float">
            <text:p><text:s text:c="3"/>80,9 </text:p>
          </table:table-cell>
          <table:table-cell table:style-name="ce9" office:value-type="float" office:value="78.4903977802852" calcext:value-type="float">
            <text:p><text:s text:c="3"/>78,5 </text:p>
          </table:table-cell>
          <table:table-cell table:style-name="ce9" office:value-type="float" office:value="83.2522138806802" calcext:value-type="float">
            <text:p><text:s text:c="3"/>83,3 </text:p>
          </table:table-cell>
          <table:table-cell table:style-name="ce9" office:value-type="float" office:value="77.4260560023521" calcext:value-type="float">
            <text:p><text:s text:c="3"/>77,4 </text:p>
          </table:table-cell>
          <table:table-cell table:style-name="ce9" office:value-type="float" office:value="68.6389838536842" calcext:value-type="float">
            <text:p><text:s text:c="3"/>68,6 </text:p>
          </table:table-cell>
          <table:table-cell table:style-name="ce9" office:value-type="float" office:value="86.2131281510199" calcext:value-type="float">
            <text:p><text:s text:c="3"/>86,2 </text:p>
          </table:table-cell>
          <table:table-cell table:style-name="ce9" office:value-type="float" office:value="85.1639891390356" calcext:value-type="float">
            <text:p><text:s text:c="3"/>85,2 </text:p>
          </table:table-cell>
          <table:table-cell table:style-name="ce9" office:value-type="float" office:value="81.6244581442821" calcext:value-type="float">
            <text:p><text:s text:c="3"/>81,6 </text:p>
          </table:table-cell>
          <table:table-cell table:style-name="ce9" office:value-type="float" office:value="88.7035201337891" calcext:value-type="float">
            <text:p><text:s text:c="3"/>88,7 </text:p>
          </table:table-cell>
          <table:table-cell table:style-name="ce9" office:value-type="float" office:value="85.0445539319857" calcext:value-type="float">
            <text:p><text:s text:c="3"/>85,0 </text:p>
          </table:table-cell>
          <table:table-cell table:style-name="ce9" office:value-type="float" office:value="80.9553231320922" calcext:value-type="float">
            <text:p><text:s text:c="3"/>81,0 </text:p>
          </table:table-cell>
          <table:table-cell table:style-name="ce9" office:value-type="float" office:value="89.1337847318792" calcext:value-type="float">
            <text:p><text:s text:c="3"/>89,1 </text:p>
          </table:table-cell>
          <table:table-cell table:style-name="ce9" office:value-type="float" office:value="89.5280117323882" calcext:value-type="float">
            <text:p><text:s text:c="3"/>89,5 </text:p>
          </table:table-cell>
          <table:table-cell table:style-name="ce9" office:value-type="float" office:value="87.4181018798802" calcext:value-type="float">
            <text:p><text:s text:c="3"/>87,4 </text:p>
          </table:table-cell>
          <table:table-cell table:style-name="ce9" office:value-type="float" office:value="91.6379215848962" calcext:value-type="float">
            <text:p><text:s text:c="3"/>91,6 </text:p>
          </table:table-cell>
          <table:table-cell table:style-name="ce9" office:value-type="float" office:value="90.0485345380894" calcext:value-type="float">
            <text:p><text:s text:c="3"/>90,0 </text:p>
          </table:table-cell>
          <table:table-cell table:style-name="ce9" office:value-type="float" office:value="86.2723763948088" calcext:value-type="float">
            <text:p><text:s text:c="3"/>86,3 </text:p>
          </table:table-cell>
          <table:table-cell table:style-name="ce9" office:value-type="float" office:value="93.82469268137" calcext:value-type="float">
            <text:p><text:s text:c="3"/>93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73.0309697298063" calcext:value-type="float">
            <text:p><text:s text:c="3"/>73,0 </text:p>
          </table:table-cell>
          <table:table-cell table:style-name="ce9" office:value-type="float" office:value="69.5449345454982" calcext:value-type="float">
            <text:p><text:s text:c="3"/>69,5 </text:p>
          </table:table-cell>
          <table:table-cell table:style-name="ce9" office:value-type="float" office:value="76.5170049141145" calcext:value-type="float">
            <text:p><text:s text:c="3"/>76,5 </text:p>
          </table:table-cell>
          <table:table-cell table:style-name="ce9" office:value-type="float" office:value="73.5023993019048" calcext:value-type="float">
            <text:p><text:s text:c="3"/>73,5 </text:p>
          </table:table-cell>
          <table:table-cell table:style-name="ce9" office:value-type="float" office:value="69.9001159422902" calcext:value-type="float">
            <text:p><text:s text:c="3"/>69,9 </text:p>
          </table:table-cell>
          <table:table-cell table:style-name="ce9" office:value-type="float" office:value="77.1046826615195" calcext:value-type="float">
            <text:p><text:s text:c="3"/>77,1 </text:p>
          </table:table-cell>
          <table:table-cell table:style-name="ce9" office:value-type="float" office:value="85.32121208317" calcext:value-type="float">
            <text:p><text:s text:c="3"/>85,3 </text:p>
          </table:table-cell>
          <table:table-cell table:style-name="ce9" office:value-type="float" office:value="82.1742458511805" calcext:value-type="float">
            <text:p><text:s text:c="3"/>82,2 </text:p>
          </table:table-cell>
          <table:table-cell table:style-name="ce9" office:value-type="float" office:value="88.4681783151595" calcext:value-type="float">
            <text:p><text:s text:c="3"/>88,5 </text:p>
          </table:table-cell>
          <table:table-cell table:style-name="ce9" office:value-type="float" office:value="83.140214691347" calcext:value-type="float">
            <text:p><text:s text:c="3"/>83,1 </text:p>
          </table:table-cell>
          <table:table-cell table:style-name="ce9" office:value-type="float" office:value="75.3060461436437" calcext:value-type="float">
            <text:p><text:s text:c="3"/>75,3 </text:p>
          </table:table-cell>
          <table:table-cell table:style-name="ce9" office:value-type="float" office:value="90.9743832390503" calcext:value-type="float">
            <text:p><text:s text:c="3"/>91,0 </text:p>
          </table:table-cell>
          <table:table-cell table:style-name="ce9" office:value-type="float" office:value="68.980052502026" calcext:value-type="float">
            <text:p><text:s text:c="3"/>69,0 </text:p>
          </table:table-cell>
          <table:table-cell table:style-name="ce9" office:value-type="float" office:value="64.6678299939597" calcext:value-type="float">
            <text:p><text:s text:c="3"/>64,7 </text:p>
          </table:table-cell>
          <table:table-cell table:style-name="ce9" office:value-type="float" office:value="73.2922750100924" calcext:value-type="float">
            <text:p><text:s text:c="3"/>73,3 </text:p>
          </table:table-cell>
          <table:table-cell table:style-name="ce9" office:value-type="float" office:value="71.9083633667156" calcext:value-type="float">
            <text:p><text:s text:c="3"/>71,9 </text:p>
          </table:table-cell>
          <table:table-cell table:style-name="ce9" office:value-type="float" office:value="68.2489922006826" calcext:value-type="float">
            <text:p><text:s text:c="3"/>68,2 </text:p>
          </table:table-cell>
          <table:table-cell table:style-name="ce9" office:value-type="float" office:value="75.5677345327487" calcext:value-type="float">
            <text:p><text:s text:c="3"/>75,6 </text:p>
          </table:table-cell>
          <table:table-cell table:style-name="ce9" office:value-type="float" office:value="84.3674504707823" calcext:value-type="float">
            <text:p><text:s text:c="3"/>84,4 </text:p>
          </table:table-cell>
          <table:table-cell table:style-name="ce9" office:value-type="float" office:value="80.6848844717317" calcext:value-type="float">
            <text:p><text:s text:c="3"/>80,7 </text:p>
          </table:table-cell>
          <table:table-cell table:style-name="ce9" office:value-type="float" office:value="88.0500164698329" calcext:value-type="float">
            <text:p><text:s text:c="3"/>88,1 </text:p>
          </table:table-cell>
          <table:table-cell table:style-name="ce9" office:value-type="float" office:value="87.6375908836353" calcext:value-type="float">
            <text:p><text:s text:c="3"/>87,6 </text:p>
          </table:table-cell>
          <table:table-cell table:style-name="ce9" office:value-type="float" office:value="79.9238456882189" calcext:value-type="float">
            <text:p><text:s text:c="3"/>79,9 </text:p>
          </table:table-cell>
          <table:table-cell table:style-name="ce9" office:value-type="float" office:value="95.3513360790517" calcext:value-type="float">
            <text:p><text:s text:c="3"/>95,4 </text:p>
          </table:table-cell>
          <table:table-cell table:style-name="ce9" office:value-type="float" office:value="76.0474150731071" calcext:value-type="float">
            <text:p><text:s text:c="3"/>76,0 </text:p>
          </table:table-cell>
          <table:table-cell table:style-name="ce9" office:value-type="float" office:value="72.0343443951158" calcext:value-type="float">
            <text:p><text:s text:c="3"/>72,0 </text:p>
          </table:table-cell>
          <table:table-cell table:style-name="ce9" office:value-type="float" office:value="80.0604857510985" calcext:value-type="float">
            <text:p><text:s text:c="3"/>80,1 </text:p>
          </table:table-cell>
          <table:table-cell table:style-name="ce9" office:value-type="float" office:value="74.9601048775351" calcext:value-type="float">
            <text:p><text:s text:c="3"/>75,0 </text:p>
          </table:table-cell>
          <table:table-cell table:style-name="ce9" office:value-type="float" office:value="70.5248309390161" calcext:value-type="float">
            <text:p><text:s text:c="3"/>70,5 </text:p>
          </table:table-cell>
          <table:table-cell table:style-name="ce9" office:value-type="float" office:value="79.3953788160541" calcext:value-type="float">
            <text:p><text:s text:c="3"/>79,4 </text:p>
          </table:table-cell>
          <table:table-cell table:style-name="ce9" office:value-type="float" office:value="86.13506016287" calcext:value-type="float">
            <text:p><text:s text:c="3"/>86,1 </text:p>
          </table:table-cell>
          <table:table-cell table:style-name="ce9" office:value-type="float" office:value="82.8125855030538" calcext:value-type="float">
            <text:p><text:s text:c="3"/>82,8 </text:p>
          </table:table-cell>
          <table:table-cell table:style-name="ce9" office:value-type="float" office:value="89.4575348226861" calcext:value-type="float">
            <text:p><text:s text:c="3"/>89,5 </text:p>
          </table:table-cell>
          <table:table-cell table:style-name="ce9" office:value-type="float" office:value="78.5751342245736" calcext:value-type="float">
            <text:p><text:s text:c="3"/>78,6 </text:p>
          </table:table-cell>
          <table:table-cell table:style-name="ce9" office:value-type="float" office:value="68.3991257219005" calcext:value-type="float">
            <text:p><text:s text:c="3"/>68,4 </text:p>
          </table:table-cell>
          <table:table-cell table:style-name="ce9" office:value-type="float" office:value="88.7511427272466" calcext:value-type="float">
            <text:p><text:s text:c="3"/>88,8 </text:p>
          </table:table-cell>
          <table:table-cell table:style-name="ce9" office:value-type="float" office:value="70.2555952523986" calcext:value-type="float">
            <text:p><text:s text:c="3"/>70,3 </text:p>
          </table:table-cell>
          <table:table-cell table:style-name="ce9" office:value-type="float" office:value="66.2469258032869" calcext:value-type="float">
            <text:p><text:s text:c="3"/>66,2 </text:p>
          </table:table-cell>
          <table:table-cell table:style-name="ce9" office:value-type="float" office:value="74.2642647015102" calcext:value-type="float">
            <text:p><text:s text:c="3"/>74,3 </text:p>
          </table:table-cell>
          <table:table-cell table:style-name="ce9" office:value-type="float" office:value="69.5684105228709" calcext:value-type="float">
            <text:p><text:s text:c="3"/>69,6 </text:p>
          </table:table-cell>
          <table:table-cell table:style-name="ce9" office:value-type="float" office:value="66.835060723641" calcext:value-type="float">
            <text:p><text:s text:c="3"/>66,8 </text:p>
          </table:table-cell>
          <table:table-cell table:style-name="ce9" office:value-type="float" office:value="72.3017603221007" calcext:value-type="float">
            <text:p><text:s text:c="3"/>72,3 </text:p>
          </table:table-cell>
          <table:table-cell table:style-name="ce9" office:value-type="float" office:value="81.8169053594287" calcext:value-type="float">
            <text:p><text:s text:c="3"/>81,8 </text:p>
          </table:table-cell>
          <table:table-cell table:style-name="ce9" office:value-type="float" office:value="78.8232106171964" calcext:value-type="float">
            <text:p><text:s text:c="3"/>78,8 </text:p>
          </table:table-cell>
          <table:table-cell table:style-name="ce9" office:value-type="float" office:value="84.810600101661" calcext:value-type="float">
            <text:p><text:s text:c="3"/>84,8 </text:p>
          </table:table-cell>
          <table:table-cell table:style-name="ce9" office:value-type="float" office:value="80.2522322137184" calcext:value-type="float">
            <text:p><text:s text:c="3"/>80,3 </text:p>
          </table:table-cell>
          <table:table-cell table:style-name="ce9" office:value-type="float" office:value="69.262356995561" calcext:value-type="float">
            <text:p><text:s text:c="3"/>69,3 </text:p>
          </table:table-cell>
          <table:table-cell table:style-name="ce9" office:value-type="float" office:value="91.2421074318757" calcext:value-type="float">
            <text:p><text:s text:c="3"/>91,2 </text:p>
          </table:table-cell>
          <table:table-cell table:style-name="ce9" office:value-type="float" office:value="89.3391578398329" calcext:value-type="float">
            <text:p><text:s text:c="3"/>89,3 </text:p>
          </table:table-cell>
          <table:table-cell table:style-name="ce9" office:value-type="float" office:value="85.4566373631383" calcext:value-type="float">
            <text:p><text:s text:c="3"/>85,5 </text:p>
          </table:table-cell>
          <table:table-cell table:style-name="ce9" office:value-type="float" office:value="93.2216783165275" calcext:value-type="float">
            <text:p><text:s text:c="3"/>93,2 </text:p>
          </table:table-cell>
          <table:table-cell table:style-name="ce9" office:value-type="float" office:value="86.3737185745469" calcext:value-type="float">
            <text:p><text:s text:c="3"/>86,4 </text:p>
          </table:table-cell>
          <table:table-cell table:style-name="ce9" office:value-type="float" office:value="81.2172615940528" calcext:value-type="float">
            <text:p><text:s text:c="3"/>81,2 </text:p>
          </table:table-cell>
          <table:table-cell table:style-name="ce9" office:value-type="float" office:value="91.530175555041" calcext:value-type="float">
            <text:p><text:s text:c="3"/>91,5 </text:p>
          </table:table-cell>
          <table:table-cell table:style-name="ce9" office:value-type="float" office:value="92.4491459735343" calcext:value-type="float">
            <text:p><text:s text:c="3"/>92,4 </text:p>
          </table:table-cell>
          <table:table-cell table:style-name="ce9" office:value-type="float" office:value="90.0861713099304" calcext:value-type="float">
            <text:p><text:s text:c="3"/>90,1 </text:p>
          </table:table-cell>
          <table:table-cell table:style-name="ce9" office:value-type="float" office:value="94.8121206371381" calcext:value-type="float">
            <text:p><text:s text:c="3"/>94,8 </text:p>
          </table:table-cell>
          <table:table-cell table:style-name="ce9" office:value-type="float" office:value="89.832080362383" calcext:value-type="float">
            <text:p><text:s text:c="3"/>89,8 </text:p>
          </table:table-cell>
          <table:table-cell table:style-name="ce9" office:value-type="float" office:value="85.3655016660777" calcext:value-type="float">
            <text:p><text:s text:c="3"/>85,4 </text:p>
          </table:table-cell>
          <table:table-cell table:style-name="ce9" office:value-type="float" office:value="94.2986590586883" calcext:value-type="float">
            <text:p><text:s text:c="3"/>94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76.8378776728669" calcext:value-type="float">
            <text:p><text:s text:c="3"/>76,8 </text:p>
          </table:table-cell>
          <table:table-cell table:style-name="ce9" office:value-type="float" office:value="73.2592303628715" calcext:value-type="float">
            <text:p><text:s text:c="3"/>73,3 </text:p>
          </table:table-cell>
          <table:table-cell table:style-name="ce9" office:value-type="float" office:value="80.4165249828623" calcext:value-type="float">
            <text:p><text:s text:c="3"/>80,4 </text:p>
          </table:table-cell>
          <table:table-cell table:style-name="ce9" office:value-type="float" office:value="81.5013385615439" calcext:value-type="float">
            <text:p><text:s text:c="3"/>81,5 </text:p>
          </table:table-cell>
          <table:table-cell table:style-name="ce9" office:value-type="float" office:value="78.9094223074434" calcext:value-type="float">
            <text:p><text:s text:c="3"/>78,9 </text:p>
          </table:table-cell>
          <table:table-cell table:style-name="ce9" office:value-type="float" office:value="84.0932548156445" calcext:value-type="float">
            <text:p><text:s text:c="3"/>84,1 </text:p>
          </table:table-cell>
          <table:table-cell table:style-name="ce9" office:value-type="float" office:value="84.3173342850688" calcext:value-type="float">
            <text:p><text:s text:c="3"/>84,3 </text:p>
          </table:table-cell>
          <table:table-cell table:style-name="ce9" office:value-type="float" office:value="81.9616159929296" calcext:value-type="float">
            <text:p><text:s text:c="3"/>82,0 </text:p>
          </table:table-cell>
          <table:table-cell table:style-name="ce9" office:value-type="float" office:value="86.6730525772081" calcext:value-type="float">
            <text:p><text:s text:c="3"/>86,7 </text:p>
          </table:table-cell>
          <table:table-cell table:style-name="ce9" office:value-type="float" office:value="87.8216806603241" calcext:value-type="float">
            <text:p><text:s text:c="3"/>87,8 </text:p>
          </table:table-cell>
          <table:table-cell table:style-name="ce9" office:value-type="float" office:value="85.1015865118066" calcext:value-type="float">
            <text:p><text:s text:c="3"/>85,1 </text:p>
          </table:table-cell>
          <table:table-cell table:style-name="ce9" office:value-type="float" office:value="90.5417748088417" calcext:value-type="float">
            <text:p><text:s text:c="3"/>90,5 </text:p>
          </table:table-cell>
          <table:table-cell table:style-name="ce9" office:value-type="float" office:value="72.6859276411148" calcext:value-type="float">
            <text:p><text:s text:c="3"/>72,7 </text:p>
          </table:table-cell>
          <table:table-cell table:style-name="ce9" office:value-type="float" office:value="67.6319519429088" calcext:value-type="float">
            <text:p><text:s text:c="3"/>67,6 </text:p>
          </table:table-cell>
          <table:table-cell table:style-name="ce9" office:value-type="float" office:value="77.7399033393208" calcext:value-type="float">
            <text:p><text:s text:c="3"/>77,7 </text:p>
          </table:table-cell>
          <table:table-cell table:style-name="ce9" office:value-type="float" office:value="81.1590548050004" calcext:value-type="float">
            <text:p><text:s text:c="3"/>81,2 </text:p>
          </table:table-cell>
          <table:table-cell table:style-name="ce9" office:value-type="float" office:value="78.3527901125089" calcext:value-type="float">
            <text:p><text:s text:c="3"/>78,4 </text:p>
          </table:table-cell>
          <table:table-cell table:style-name="ce9" office:value-type="float" office:value="83.9653194974919" calcext:value-type="float">
            <text:p><text:s text:c="3"/>84,0 </text:p>
          </table:table-cell>
          <table:table-cell table:style-name="ce9" office:value-type="float" office:value="82.9958759257216" calcext:value-type="float">
            <text:p><text:s text:c="3"/>83,0 </text:p>
          </table:table-cell>
          <table:table-cell table:style-name="ce9" office:value-type="float" office:value="79.9210585637927" calcext:value-type="float">
            <text:p><text:s text:c="3"/>79,9 </text:p>
          </table:table-cell>
          <table:table-cell table:style-name="ce9" office:value-type="float" office:value="86.0706932876506" calcext:value-type="float">
            <text:p><text:s text:c="3"/>86,1 </text:p>
          </table:table-cell>
          <table:table-cell table:style-name="ce9" office:value-type="float" office:value="85.8278462345051" calcext:value-type="float">
            <text:p><text:s text:c="3"/>85,8 </text:p>
          </table:table-cell>
          <table:table-cell table:style-name="ce9" office:value-type="float" office:value="83.6501816567139" calcext:value-type="float">
            <text:p><text:s text:c="3"/>83,7 </text:p>
          </table:table-cell>
          <table:table-cell table:style-name="ce9" office:value-type="float" office:value="88.0055108122964" calcext:value-type="float">
            <text:p><text:s text:c="3"/>88,0 </text:p>
          </table:table-cell>
          <table:table-cell table:style-name="ce9" office:value-type="float" office:value="80.6183699644056" calcext:value-type="float">
            <text:p><text:s text:c="3"/>80,6 </text:p>
          </table:table-cell>
          <table:table-cell table:style-name="ce9" office:value-type="float" office:value="77.3787369074528" calcext:value-type="float">
            <text:p><text:s text:c="3"/>77,4 </text:p>
          </table:table-cell>
          <table:table-cell table:style-name="ce9" office:value-type="float" office:value="83.8580030213584" calcext:value-type="float">
            <text:p><text:s text:c="3"/>83,9 </text:p>
          </table:table-cell>
          <table:table-cell table:style-name="ce9" office:value-type="float" office:value="81.8176146538886" calcext:value-type="float">
            <text:p><text:s text:c="3"/>81,8 </text:p>
          </table:table-cell>
          <table:table-cell table:style-name="ce9" office:value-type="float" office:value="78.9457369315285" calcext:value-type="float">
            <text:p><text:s text:c="3"/>78,9 </text:p>
          </table:table-cell>
          <table:table-cell table:style-name="ce9" office:value-type="float" office:value="84.6894923762488" calcext:value-type="float">
            <text:p><text:s text:c="3"/>84,7 </text:p>
          </table:table-cell>
          <table:table-cell table:style-name="ce9" office:value-type="float" office:value="85.6561761703525" calcext:value-type="float">
            <text:p><text:s text:c="3"/>85,7 </text:p>
          </table:table-cell>
          <table:table-cell table:style-name="ce9" office:value-type="float" office:value="82.9944849817232" calcext:value-type="float">
            <text:p><text:s text:c="3"/>83,0 </text:p>
          </table:table-cell>
          <table:table-cell table:style-name="ce9" office:value-type="float" office:value="88.3178673589817" calcext:value-type="float">
            <text:p><text:s text:c="3"/>88,3 </text:p>
          </table:table-cell>
          <table:table-cell table:style-name="ce9" office:value-type="float" office:value="89.6383415481089" calcext:value-type="float">
            <text:p><text:s text:c="3"/>89,6 </text:p>
          </table:table-cell>
          <table:table-cell table:style-name="ce9" office:value-type="float" office:value="85.1374366837107" calcext:value-type="float">
            <text:p><text:s text:c="3"/>85,1 </text:p>
          </table:table-cell>
          <table:table-cell table:style-name="ce9" office:value-type="float" office:value="94.139246412507" calcext:value-type="float">
            <text:p><text:s text:c="3"/>94,1 </text:p>
          </table:table-cell>
          <table:table-cell table:style-name="ce9" office:value-type="float" office:value="74.0191777454169" calcext:value-type="float">
            <text:p><text:s text:c="3"/>74,0 </text:p>
          </table:table-cell>
          <table:table-cell table:style-name="ce9" office:value-type="float" office:value="69.5953074849496" calcext:value-type="float">
            <text:p><text:s text:c="3"/>69,6 </text:p>
          </table:table-cell>
          <table:table-cell table:style-name="ce9" office:value-type="float" office:value="78.4430480058841" calcext:value-type="float">
            <text:p><text:s text:c="3"/>78,4 </text:p>
          </table:table-cell>
          <table:table-cell table:style-name="ce9" office:value-type="float" office:value="78.1225041469361" calcext:value-type="float">
            <text:p><text:s text:c="3"/>78,1 </text:p>
          </table:table-cell>
          <table:table-cell table:style-name="ce9" office:value-type="float" office:value="75.4038986670075" calcext:value-type="float">
            <text:p><text:s text:c="3"/>75,4 </text:p>
          </table:table-cell>
          <table:table-cell table:style-name="ce9" office:value-type="float" office:value="80.8411096268648" calcext:value-type="float">
            <text:p><text:s text:c="3"/>80,8 </text:p>
          </table:table-cell>
          <table:table-cell table:style-name="ce9" office:value-type="float" office:value="81.7671174776062" calcext:value-type="float">
            <text:p><text:s text:c="3"/>81,8 </text:p>
          </table:table-cell>
          <table:table-cell table:style-name="ce9" office:value-type="float" office:value="79.2946526390314" calcext:value-type="float">
            <text:p><text:s text:c="3"/>79,3 </text:p>
          </table:table-cell>
          <table:table-cell table:style-name="ce9" office:value-type="float" office:value="84.2395823161811" calcext:value-type="float">
            <text:p><text:s text:c="3"/>84,2 </text:p>
          </table:table-cell>
          <table:table-cell table:style-name="ce9" office:value-type="float" office:value="85.6730959050597" calcext:value-type="float">
            <text:p><text:s text:c="3"/>85,7 </text:p>
          </table:table-cell>
          <table:table-cell table:style-name="ce9" office:value-type="float" office:value="81.9963798244083" calcext:value-type="float">
            <text:p><text:s text:c="3"/>82,0 </text:p>
          </table:table-cell>
          <table:table-cell table:style-name="ce9" office:value-type="float" office:value="89.349811985711" calcext:value-type="float">
            <text:p><text:s text:c="3"/>89,3 </text:p>
          </table:table-cell>
          <table:table-cell table:style-name="ce9" office:value-type="float" office:value="89.1009161117639" calcext:value-type="float">
            <text:p><text:s text:c="3"/>89,1 </text:p>
          </table:table-cell>
          <table:table-cell table:style-name="ce9" office:value-type="float" office:value="85.0741034607617" calcext:value-type="float">
            <text:p><text:s text:c="3"/>85,1 </text:p>
          </table:table-cell>
          <table:table-cell table:style-name="ce9" office:value-type="float" office:value="93.127728762766" calcext:value-type="float">
            <text:p><text:s text:c="3"/>93,1 </text:p>
          </table:table-cell>
          <table:table-cell table:style-name="ce9" office:value-type="float" office:value="92.1194931240103" calcext:value-type="float">
            <text:p><text:s text:c="3"/>92,1 </text:p>
          </table:table-cell>
          <table:table-cell table:style-name="ce9" office:value-type="float" office:value="90.3576053224576" calcext:value-type="float">
            <text:p><text:s text:c="3"/>90,4 </text:p>
          </table:table-cell>
          <table:table-cell table:style-name="ce9" office:value-type="float" office:value="93.8813809255629" calcext:value-type="float">
            <text:p><text:s text:c="3"/>93,9 </text:p>
          </table:table-cell>
          <table:table-cell table:style-name="ce9" office:value-type="float" office:value="93.5785045957442" calcext:value-type="float">
            <text:p><text:s text:c="3"/>93,6 </text:p>
          </table:table-cell>
          <table:table-cell table:style-name="ce9" office:value-type="float" office:value="91.0986470265437" calcext:value-type="float">
            <text:p><text:s text:c="3"/>91,1 </text:p>
          </table:table-cell>
          <table:table-cell table:style-name="ce9" office:value-type="float" office:value="96.0583621649447" calcext:value-type="float">
            <text:p><text:s text:c="3"/>96,1 </text:p>
          </table:table-cell>
          <table:table-cell table:style-name="ce9" office:value-type="float" office:value="93.4719459319592" calcext:value-type="float">
            <text:p><text:s text:c="3"/>93,5 </text:p>
          </table:table-cell>
          <table:table-cell table:style-name="ce9" office:value-type="float" office:value="91.6927493380883" calcext:value-type="float">
            <text:p><text:s text:c="3"/>91,7 </text:p>
          </table:table-cell>
          <table:table-cell table:style-name="ce9" office:value-type="float" office:value="95.2511425258301" calcext:value-type="float">
            <text:p><text:s text:c="3"/>95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77.2490862137225" calcext:value-type="float">
            <text:p><text:s text:c="3"/>77,2 </text:p>
          </table:table-cell>
          <table:table-cell table:style-name="ce9" office:value-type="float" office:value="74.8700966384771" calcext:value-type="float">
            <text:p><text:s text:c="3"/>74,9 </text:p>
          </table:table-cell>
          <table:table-cell table:style-name="ce9" office:value-type="float" office:value="79.6280757889678" calcext:value-type="float">
            <text:p><text:s text:c="3"/>79,6 </text:p>
          </table:table-cell>
          <table:table-cell table:style-name="ce9" office:value-type="float" office:value="79.9952701895869" calcext:value-type="float">
            <text:p><text:s text:c="3"/>80,0 </text:p>
          </table:table-cell>
          <table:table-cell table:style-name="ce9" office:value-type="float" office:value="77.1826000258948" calcext:value-type="float">
            <text:p><text:s text:c="3"/>77,2 </text:p>
          </table:table-cell>
          <table:table-cell table:style-name="ce9" office:value-type="float" office:value="82.8079403532792" calcext:value-type="float">
            <text:p><text:s text:c="3"/>82,8 </text:p>
          </table:table-cell>
          <table:table-cell table:style-name="ce9" office:value-type="float" office:value="87.6040608012616" calcext:value-type="float">
            <text:p><text:s text:c="3"/>87,6 </text:p>
          </table:table-cell>
          <table:table-cell table:style-name="ce9" office:value-type="float" office:value="85.3490066661859" calcext:value-type="float">
            <text:p><text:s text:c="3"/>85,3 </text:p>
          </table:table-cell>
          <table:table-cell table:style-name="ce9" office:value-type="float" office:value="89.8591149363373" calcext:value-type="float">
            <text:p><text:s text:c="3"/>89,9 </text:p>
          </table:table-cell>
          <table:table-cell table:style-name="ce9" office:value-type="float" office:value="86.4181065470617" calcext:value-type="float">
            <text:p><text:s text:c="3"/>86,4 </text:p>
          </table:table-cell>
          <table:table-cell table:style-name="ce9" office:value-type="float" office:value="83.9039023225901" calcext:value-type="float">
            <text:p><text:s text:c="3"/>83,9 </text:p>
          </table:table-cell>
          <table:table-cell table:style-name="ce9" office:value-type="float" office:value="88.9323107715332" calcext:value-type="float">
            <text:p><text:s text:c="3"/>88,9 </text:p>
          </table:table-cell>
          <table:table-cell table:style-name="ce9" office:value-type="float" office:value="72.0770946561011" calcext:value-type="float">
            <text:p><text:s text:c="3"/>72,1 </text:p>
          </table:table-cell>
          <table:table-cell table:style-name="ce9" office:value-type="float" office:value="68.9838830410524" calcext:value-type="float">
            <text:p><text:s text:c="3"/>69,0 </text:p>
          </table:table-cell>
          <table:table-cell table:style-name="ce9" office:value-type="float" office:value="75.1703062711499" calcext:value-type="float">
            <text:p><text:s text:c="3"/>75,2 </text:p>
          </table:table-cell>
          <table:table-cell table:style-name="ce9" office:value-type="float" office:value="77.6583581664548" calcext:value-type="float">
            <text:p><text:s text:c="3"/>77,7 </text:p>
          </table:table-cell>
          <table:table-cell table:style-name="ce9" office:value-type="float" office:value="74.2617114663878" calcext:value-type="float">
            <text:p><text:s text:c="3"/>74,3 </text:p>
          </table:table-cell>
          <table:table-cell table:style-name="ce9" office:value-type="float" office:value="81.0550048665219" calcext:value-type="float">
            <text:p><text:s text:c="3"/>81,1 </text:p>
          </table:table-cell>
          <table:table-cell table:style-name="ce9" office:value-type="float" office:value="87.564540596617" calcext:value-type="float">
            <text:p><text:s text:c="3"/>87,6 </text:p>
          </table:table-cell>
          <table:table-cell table:style-name="ce9" office:value-type="float" office:value="84.9192936435769" calcext:value-type="float">
            <text:p><text:s text:c="3"/>84,9 </text:p>
          </table:table-cell>
          <table:table-cell table:style-name="ce9" office:value-type="float" office:value="90.2097875496571" calcext:value-type="float">
            <text:p><text:s text:c="3"/>90,2 </text:p>
          </table:table-cell>
          <table:table-cell table:style-name="ce9" office:value-type="float" office:value="84.6433101150264" calcext:value-type="float">
            <text:p><text:s text:c="3"/>84,6 </text:p>
          </table:table-cell>
          <table:table-cell table:style-name="ce9" office:value-type="float" office:value="79.3491102303295" calcext:value-type="float">
            <text:p><text:s text:c="3"/>79,3 </text:p>
          </table:table-cell>
          <table:table-cell table:style-name="ce9" office:value-type="float" office:value="89.9375099997234" calcext:value-type="float">
            <text:p><text:s text:c="3"/>89,9 </text:p>
          </table:table-cell>
          <table:table-cell table:style-name="ce9" office:value-type="float" office:value="82.1242761457243" calcext:value-type="float">
            <text:p><text:s text:c="3"/>82,1 </text:p>
          </table:table-cell>
          <table:table-cell table:style-name="ce9" office:value-type="float" office:value="79.1182880773507" calcext:value-type="float">
            <text:p><text:s text:c="3"/>79,1 </text:p>
          </table:table-cell>
          <table:table-cell table:style-name="ce9" office:value-type="float" office:value="85.1302642140979" calcext:value-type="float">
            <text:p><text:s text:c="3"/>85,1 </text:p>
          </table:table-cell>
          <table:table-cell table:style-name="ce9" office:value-type="float" office:value="82.4899424705077" calcext:value-type="float">
            <text:p><text:s text:c="3"/>82,5 </text:p>
          </table:table-cell>
          <table:table-cell table:style-name="ce9" office:value-type="float" office:value="79.3508346394218" calcext:value-type="float">
            <text:p><text:s text:c="3"/>79,4 </text:p>
          </table:table-cell>
          <table:table-cell table:style-name="ce9" office:value-type="float" office:value="85.6290503015935" calcext:value-type="float">
            <text:p><text:s text:c="3"/>85,6 </text:p>
          </table:table-cell>
          <table:table-cell table:style-name="ce9" office:value-type="float" office:value="87.6413826355231" calcext:value-type="float">
            <text:p><text:s text:c="3"/>87,6 </text:p>
          </table:table-cell>
          <table:table-cell table:style-name="ce9" office:value-type="float" office:value="85.048487282179" calcext:value-type="float">
            <text:p><text:s text:c="3"/>85,0 </text:p>
          </table:table-cell>
          <table:table-cell table:style-name="ce9" office:value-type="float" office:value="90.2342779888672" calcext:value-type="float">
            <text:p><text:s text:c="3"/>90,2 </text:p>
          </table:table-cell>
          <table:table-cell table:style-name="ce9" office:value-type="float" office:value="88.3103119795508" calcext:value-type="float">
            <text:p><text:s text:c="3"/>88,3 </text:p>
          </table:table-cell>
          <table:table-cell table:style-name="ce9" office:value-type="float" office:value="83.4977271308023" calcext:value-type="float">
            <text:p><text:s text:c="3"/>83,5 </text:p>
          </table:table-cell>
          <table:table-cell table:style-name="ce9" office:value-type="float" office:value="93.1228968282993" calcext:value-type="float">
            <text:p><text:s text:c="3"/>93,1 </text:p>
          </table:table-cell>
          <table:table-cell table:style-name="ce9" office:value-type="float" office:value="70.5097392603499" calcext:value-type="float">
            <text:p><text:s text:c="3"/>70,5 </text:p>
          </table:table-cell>
          <table:table-cell table:style-name="ce9" office:value-type="float" office:value="67.3670691639335" calcext:value-type="float">
            <text:p><text:s text:c="3"/>67,4 </text:p>
          </table:table-cell>
          <table:table-cell table:style-name="ce9" office:value-type="float" office:value="73.6524093567664" calcext:value-type="float">
            <text:p><text:s text:c="3"/>73,7 </text:p>
          </table:table-cell>
          <table:table-cell table:style-name="ce9" office:value-type="float" office:value="75.5945182867122" calcext:value-type="float">
            <text:p><text:s text:c="3"/>75,6 </text:p>
          </table:table-cell>
          <table:table-cell table:style-name="ce9" office:value-type="float" office:value="72.6264774119401" calcext:value-type="float">
            <text:p><text:s text:c="3"/>72,6 </text:p>
          </table:table-cell>
          <table:table-cell table:style-name="ce9" office:value-type="float" office:value="78.5625591614842" calcext:value-type="float">
            <text:p><text:s text:c="3"/>78,6 </text:p>
          </table:table-cell>
          <table:table-cell table:style-name="ce9" office:value-type="float" office:value="85.196991884663" calcext:value-type="float">
            <text:p><text:s text:c="3"/>85,2 </text:p>
          </table:table-cell>
          <table:table-cell table:style-name="ce9" office:value-type="float" office:value="82.5199541364605" calcext:value-type="float">
            <text:p><text:s text:c="3"/>82,5 </text:p>
          </table:table-cell>
          <table:table-cell table:style-name="ce9" office:value-type="float" office:value="87.8740296328656" calcext:value-type="float">
            <text:p><text:s text:c="3"/>87,9 </text:p>
          </table:table-cell>
          <table:table-cell table:style-name="ce9" office:value-type="float" office:value="83.2714049683353" calcext:value-type="float">
            <text:p><text:s text:c="3"/>83,3 </text:p>
          </table:table-cell>
          <table:table-cell table:style-name="ce9" office:value-type="float" office:value="79.6597451623628" calcext:value-type="float">
            <text:p><text:s text:c="3"/>79,7 </text:p>
          </table:table-cell>
          <table:table-cell table:style-name="ce9" office:value-type="float" office:value="86.8830647743078" calcext:value-type="float">
            <text:p><text:s text:c="3"/>86,9 </text:p>
          </table:table-cell>
          <table:table-cell table:style-name="ce9" office:value-type="float" office:value="88.212408358813" calcext:value-type="float">
            <text:p><text:s text:c="3"/>88,2 </text:p>
          </table:table-cell>
          <table:table-cell table:style-name="ce9" office:value-type="float" office:value="84.9160591672847" calcext:value-type="float">
            <text:p><text:s text:c="3"/>84,9 </text:p>
          </table:table-cell>
          <table:table-cell table:style-name="ce9" office:value-type="float" office:value="91.5087575503413" calcext:value-type="float">
            <text:p><text:s text:c="3"/>91,5 </text:p>
          </table:table-cell>
          <table:table-cell table:style-name="ce9" office:value-type="float" office:value="88.5766345370479" calcext:value-type="float">
            <text:p><text:s text:c="3"/>88,6 </text:p>
          </table:table-cell>
          <table:table-cell table:style-name="ce9" office:value-type="float" office:value="85.8748833738096" calcext:value-type="float">
            <text:p><text:s text:c="3"/>85,9 </text:p>
          </table:table-cell>
          <table:table-cell table:style-name="ce9" office:value-type="float" office:value="91.2783857002861" calcext:value-type="float">
            <text:p><text:s text:c="3"/>91,3 </text:p>
          </table:table-cell>
          <table:table-cell table:style-name="ce9" office:value-type="float" office:value="92.3103441353175" calcext:value-type="float">
            <text:p><text:s text:c="3"/>92,3 </text:p>
          </table:table-cell>
          <table:table-cell table:style-name="ce9" office:value-type="float" office:value="89.7779640805398" calcext:value-type="float">
            <text:p><text:s text:c="3"/>89,8 </text:p>
          </table:table-cell>
          <table:table-cell table:style-name="ce9" office:value-type="float" office:value="94.8427241900952" calcext:value-type="float">
            <text:p><text:s text:c="3"/>94,8 </text:p>
          </table:table-cell>
          <table:table-cell table:style-name="ce9" office:value-type="float" office:value="92.2644419662815" calcext:value-type="float">
            <text:p><text:s text:c="3"/>92,3 </text:p>
          </table:table-cell>
          <table:table-cell table:style-name="ce9" office:value-type="float" office:value="89.8464852435426" calcext:value-type="float">
            <text:p><text:s text:c="3"/>89,8 </text:p>
          </table:table-cell>
          <table:table-cell table:style-name="ce9" office:value-type="float" office:value="94.6823986890203" calcext:value-type="float">
            <text:p><text:s text:c="3"/>94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76.926935182143" calcext:value-type="float">
            <text:p><text:s text:c="3"/>76,9 </text:p>
          </table:table-cell>
          <table:table-cell table:style-name="ce9" office:value-type="float" office:value="74.3497599162242" calcext:value-type="float">
            <text:p><text:s text:c="3"/>74,3 </text:p>
          </table:table-cell>
          <table:table-cell table:style-name="ce9" office:value-type="float" office:value="79.5041104480618" calcext:value-type="float">
            <text:p><text:s text:c="3"/>79,5 </text:p>
          </table:table-cell>
          <table:table-cell table:style-name="ce9" office:value-type="float" office:value="80.1017919339427" calcext:value-type="float">
            <text:p><text:s text:c="3"/>80,1 </text:p>
          </table:table-cell>
          <table:table-cell table:style-name="ce9" office:value-type="float" office:value="77.6341564435692" calcext:value-type="float">
            <text:p><text:s text:c="3"/>77,6 </text:p>
          </table:table-cell>
          <table:table-cell table:style-name="ce9" office:value-type="float" office:value="82.5694274243162" calcext:value-type="float">
            <text:p><text:s text:c="3"/>82,6 </text:p>
          </table:table-cell>
          <table:table-cell table:style-name="ce9" office:value-type="float" office:value="87.6345572448218" calcext:value-type="float">
            <text:p><text:s text:c="3"/>87,6 </text:p>
          </table:table-cell>
          <table:table-cell table:style-name="ce9" office:value-type="float" office:value="85.7791682057044" calcext:value-type="float">
            <text:p><text:s text:c="3"/>85,8 </text:p>
          </table:table-cell>
          <table:table-cell table:style-name="ce9" office:value-type="float" office:value="89.4899462839392" calcext:value-type="float">
            <text:p><text:s text:c="3"/>89,5 </text:p>
          </table:table-cell>
          <table:table-cell table:style-name="ce9" office:value-type="float" office:value="77.1891442649315" calcext:value-type="float">
            <text:p><text:s text:c="3"/>77,2 </text:p>
          </table:table-cell>
          <table:table-cell table:style-name="ce9" office:value-type="float" office:value="72.9237922217216" calcext:value-type="float">
            <text:p><text:s text:c="3"/>72,9 </text:p>
          </table:table-cell>
          <table:table-cell table:style-name="ce9" office:value-type="float" office:value="81.4544963081414" calcext:value-type="float">
            <text:p><text:s text:c="3"/>81,5 </text:p>
          </table:table-cell>
          <table:table-cell table:style-name="ce9" office:value-type="float" office:value="70.9315142457621" calcext:value-type="float">
            <text:p><text:s text:c="3"/>70,9 </text:p>
          </table:table-cell>
          <table:table-cell table:style-name="ce9" office:value-type="float" office:value="67.3128778593442" calcext:value-type="float">
            <text:p><text:s text:c="3"/>67,3 </text:p>
          </table:table-cell>
          <table:table-cell table:style-name="ce9" office:value-type="float" office:value="74.55015063218" calcext:value-type="float">
            <text:p><text:s text:c="3"/>74,6 </text:p>
          </table:table-cell>
          <table:table-cell table:style-name="ce9" office:value-type="float" office:value="77.2588021901218" calcext:value-type="float">
            <text:p><text:s text:c="3"/>77,3 </text:p>
          </table:table-cell>
          <table:table-cell table:style-name="ce9" office:value-type="float" office:value="74.1493274001136" calcext:value-type="float">
            <text:p><text:s text:c="3"/>74,1 </text:p>
          </table:table-cell>
          <table:table-cell table:style-name="ce9" office:value-type="float" office:value="80.36827698013" calcext:value-type="float">
            <text:p><text:s text:c="3"/>80,4 </text:p>
          </table:table-cell>
          <table:table-cell table:style-name="ce9" office:value-type="float" office:value="88.0589636471559" calcext:value-type="float">
            <text:p><text:s text:c="3"/>88,1 </text:p>
          </table:table-cell>
          <table:table-cell table:style-name="ce9" office:value-type="float" office:value="85.6171638773297" calcext:value-type="float">
            <text:p><text:s text:c="3"/>85,6 </text:p>
          </table:table-cell>
          <table:table-cell table:style-name="ce9" office:value-type="float" office:value="90.5007634169821" calcext:value-type="float">
            <text:p><text:s text:c="3"/>90,5 </text:p>
          </table:table-cell>
          <table:table-cell table:style-name="ce9" office:value-type="float" office:value="74.8218906668616" calcext:value-type="float">
            <text:p><text:s text:c="3"/>74,8 </text:p>
          </table:table-cell>
          <table:table-cell table:style-name="ce9" office:value-type="float" office:value="69.9017336639056" calcext:value-type="float">
            <text:p><text:s text:c="3"/>69,9 </text:p>
          </table:table-cell>
          <table:table-cell table:style-name="ce9" office:value-type="float" office:value="79.7420476698176" calcext:value-type="float">
            <text:p><text:s text:c="3"/>79,7 </text:p>
          </table:table-cell>
          <table:table-cell table:style-name="ce9" office:value-type="float" office:value="82.141400326936" calcext:value-type="float">
            <text:p><text:s text:c="3"/>82,1 </text:p>
          </table:table-cell>
          <table:table-cell table:style-name="ce9" office:value-type="float" office:value="79.6245471293236" calcext:value-type="float">
            <text:p><text:s text:c="3"/>79,6 </text:p>
          </table:table-cell>
          <table:table-cell table:style-name="ce9" office:value-type="float" office:value="84.6582535245485" calcext:value-type="float">
            <text:p><text:s text:c="3"/>84,7 </text:p>
          </table:table-cell>
          <table:table-cell table:style-name="ce9" office:value-type="float" office:value="82.5431883285195" calcext:value-type="float">
            <text:p><text:s text:c="3"/>82,5 </text:p>
          </table:table-cell>
          <table:table-cell table:style-name="ce9" office:value-type="float" office:value="79.8005168612708" calcext:value-type="float">
            <text:p><text:s text:c="3"/>79,8 </text:p>
          </table:table-cell>
          <table:table-cell table:style-name="ce9" office:value-type="float" office:value="85.2858597957682" calcext:value-type="float">
            <text:p><text:s text:c="3"/>85,3 </text:p>
          </table:table-cell>
          <table:table-cell table:style-name="ce9" office:value-type="float" office:value="87.2582159928163" calcext:value-type="float">
            <text:p><text:s text:c="3"/>87,3 </text:p>
          </table:table-cell>
          <table:table-cell table:style-name="ce9" office:value-type="float" office:value="85.0604048499471" calcext:value-type="float">
            <text:p><text:s text:c="3"/>85,1 </text:p>
          </table:table-cell>
          <table:table-cell table:style-name="ce9" office:value-type="float" office:value="89.4560271356855" calcext:value-type="float">
            <text:p><text:s text:c="3"/>89,5 </text:p>
          </table:table-cell>
          <table:table-cell table:style-name="ce9" office:value-type="float" office:value="80.0632239850082" calcext:value-type="float">
            <text:p><text:s text:c="3"/>80,1 </text:p>
          </table:table-cell>
          <table:table-cell table:style-name="ce9" office:value-type="float" office:value="74.9423029284054" calcext:value-type="float">
            <text:p><text:s text:c="3"/>74,9 </text:p>
          </table:table-cell>
          <table:table-cell table:style-name="ce9" office:value-type="float" office:value="85.1841450416111" calcext:value-type="float">
            <text:p><text:s text:c="3"/>85,2 </text:p>
          </table:table-cell>
          <table:table-cell table:style-name="ce9" office:value-type="float" office:value="73.9066033575491" calcext:value-type="float">
            <text:p><text:s text:c="3"/>73,9 </text:p>
          </table:table-cell>
          <table:table-cell table:style-name="ce9" office:value-type="float" office:value="70.8999324211463" calcext:value-type="float">
            <text:p><text:s text:c="3"/>70,9 </text:p>
          </table:table-cell>
          <table:table-cell table:style-name="ce9" office:value-type="float" office:value="76.9132742939519" calcext:value-type="float">
            <text:p><text:s text:c="3"/>76,9 </text:p>
          </table:table-cell>
          <table:table-cell table:style-name="ce9" office:value-type="float" office:value="77.3716892359012" calcext:value-type="float">
            <text:p><text:s text:c="3"/>77,4 </text:p>
          </table:table-cell>
          <table:table-cell table:style-name="ce9" office:value-type="float" office:value="74.332404065759" calcext:value-type="float">
            <text:p><text:s text:c="3"/>74,3 </text:p>
          </table:table-cell>
          <table:table-cell table:style-name="ce9" office:value-type="float" office:value="80.4109744060433" calcext:value-type="float">
            <text:p><text:s text:c="3"/>80,4 </text:p>
          </table:table-cell>
          <table:table-cell table:style-name="ce9" office:value-type="float" office:value="84.7748515841215" calcext:value-type="float">
            <text:p><text:s text:c="3"/>84,8 </text:p>
          </table:table-cell>
          <table:table-cell table:style-name="ce9" office:value-type="float" office:value="82.7693994170881" calcext:value-type="float">
            <text:p><text:s text:c="3"/>82,8 </text:p>
          </table:table-cell>
          <table:table-cell table:style-name="ce9" office:value-type="float" office:value="86.780303751155" calcext:value-type="float">
            <text:p><text:s text:c="3"/>86,8 </text:p>
          </table:table-cell>
          <table:table-cell table:style-name="ce9" office:value-type="float" office:value="73.0662072538612" calcext:value-type="float">
            <text:p><text:s text:c="3"/>73,1 </text:p>
          </table:table-cell>
          <table:table-cell table:style-name="ce9" office:value-type="float" office:value="67.4281573574623" calcext:value-type="float">
            <text:p><text:s text:c="3"/>67,4 </text:p>
          </table:table-cell>
          <table:table-cell table:style-name="ce9" office:value-type="float" office:value="78.70425715026" calcext:value-type="float">
            <text:p><text:s text:c="3"/>78,7 </text:p>
          </table:table-cell>
          <table:table-cell table:style-name="ce9" office:value-type="float" office:value="86.7666628171332" calcext:value-type="float">
            <text:p><text:s text:c="3"/>86,8 </text:p>
          </table:table-cell>
          <table:table-cell table:style-name="ce9" office:value-type="float" office:value="83.5994529858579" calcext:value-type="float">
            <text:p><text:s text:c="3"/>83,6 </text:p>
          </table:table-cell>
          <table:table-cell table:style-name="ce9" office:value-type="float" office:value="89.9338726484084" calcext:value-type="float">
            <text:p><text:s text:c="3"/>89,9 </text:p>
          </table:table-cell>
          <table:table-cell table:style-name="ce9" office:value-type="float" office:value="85.1354272961782" calcext:value-type="float">
            <text:p><text:s text:c="3"/>85,1 </text:p>
          </table:table-cell>
          <table:table-cell table:style-name="ce9" office:value-type="float" office:value="82.2965802212306" calcext:value-type="float">
            <text:p><text:s text:c="3"/>82,3 </text:p>
          </table:table-cell>
          <table:table-cell table:style-name="ce9" office:value-type="float" office:value="87.9742743711258" calcext:value-type="float">
            <text:p><text:s text:c="3"/>88,0 </text:p>
          </table:table-cell>
          <table:table-cell table:style-name="ce9" office:value-type="float" office:value="92.2714094224483" calcext:value-type="float">
            <text:p><text:s text:c="3"/>92,3 </text:p>
          </table:table-cell>
          <table:table-cell table:style-name="ce9" office:value-type="float" office:value="89.8450643365189" calcext:value-type="float">
            <text:p><text:s text:c="3"/>89,8 </text:p>
          </table:table-cell>
          <table:table-cell table:style-name="ce9" office:value-type="float" office:value="94.6977545083776" calcext:value-type="float">
            <text:p><text:s text:c="3"/>94,7 </text:p>
          </table:table-cell>
          <table:table-cell table:style-name="ce9" office:value-type="float" office:value="83.6418791781337" calcext:value-type="float">
            <text:p><text:s text:c="3"/>83,6 </text:p>
          </table:table-cell>
          <table:table-cell table:style-name="ce9" office:value-type="float" office:value="77.3032492126944" calcext:value-type="float">
            <text:p><text:s text:c="3"/>77,3 </text:p>
          </table:table-cell>
          <table:table-cell table:style-name="ce9" office:value-type="float" office:value="89.980509143573" calcext:value-type="float">
            <text:p><text:s text:c="3"/>90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72.6870053754734" calcext:value-type="float">
            <text:p><text:s text:c="3"/>72,7 </text:p>
          </table:table-cell>
          <table:table-cell table:style-name="ce9" office:value-type="float" office:value="70.1909005111652" calcext:value-type="float">
            <text:p><text:s text:c="3"/>70,2 </text:p>
          </table:table-cell>
          <table:table-cell table:style-name="ce9" office:value-type="float" office:value="75.1831102397815" calcext:value-type="float">
            <text:p><text:s text:c="3"/>75,2 </text:p>
          </table:table-cell>
          <table:table-cell table:style-name="ce9" office:value-type="float" office:value="73.3989111440533" calcext:value-type="float">
            <text:p><text:s text:c="3"/>73,4 </text:p>
          </table:table-cell>
          <table:table-cell table:style-name="ce9" office:value-type="float" office:value="70.4184867074718" calcext:value-type="float">
            <text:p><text:s text:c="3"/>70,4 </text:p>
          </table:table-cell>
          <table:table-cell table:style-name="ce9" office:value-type="float" office:value="76.3793355806347" calcext:value-type="float">
            <text:p><text:s text:c="3"/>76,4 </text:p>
          </table:table-cell>
          <table:table-cell table:style-name="ce9" office:value-type="float" office:value="81.9412525138342" calcext:value-type="float">
            <text:p><text:s text:c="3"/>81,9 </text:p>
          </table:table-cell>
          <table:table-cell table:style-name="ce9" office:value-type="float" office:value="79.1446741256889" calcext:value-type="float">
            <text:p><text:s text:c="3"/>79,1 </text:p>
          </table:table-cell>
          <table:table-cell table:style-name="ce9" office:value-type="float" office:value="84.7378309019796" calcext:value-type="float">
            <text:p><text:s text:c="3"/>84,7 </text:p>
          </table:table-cell>
          <table:table-cell table:style-name="ce9" office:value-type="float" office:value="81.9327157855905" calcext:value-type="float">
            <text:p><text:s text:c="3"/>81,9 </text:p>
          </table:table-cell>
          <table:table-cell table:style-name="ce9" office:value-type="float" office:value="76.2602298562611" calcext:value-type="float">
            <text:p><text:s text:c="3"/>76,3 </text:p>
          </table:table-cell>
          <table:table-cell table:style-name="ce9" office:value-type="float" office:value="87.60520171492" calcext:value-type="float">
            <text:p><text:s text:c="3"/>87,6 </text:p>
          </table:table-cell>
          <table:table-cell table:style-name="ce9" office:value-type="float" office:value="66.6738997277975" calcext:value-type="float">
            <text:p><text:s text:c="3"/>66,7 </text:p>
          </table:table-cell>
          <table:table-cell table:style-name="ce9" office:value-type="float" office:value="63.2476795395555" calcext:value-type="float">
            <text:p><text:s text:c="3"/>63,2 </text:p>
          </table:table-cell>
          <table:table-cell table:style-name="ce9" office:value-type="float" office:value="70.1001199160394" calcext:value-type="float">
            <text:p><text:s text:c="3"/>70,1 </text:p>
          </table:table-cell>
          <table:table-cell table:style-name="ce9" office:value-type="float" office:value="66.8242839153988" calcext:value-type="float">
            <text:p><text:s text:c="3"/>66,8 </text:p>
          </table:table-cell>
          <table:table-cell table:style-name="ce9" office:value-type="float" office:value="62.9915725249414" calcext:value-type="float">
            <text:p><text:s text:c="3"/>63,0 </text:p>
          </table:table-cell>
          <table:table-cell table:style-name="ce9" office:value-type="float" office:value="70.6569953058562" calcext:value-type="float">
            <text:p><text:s text:c="3"/>70,7 </text:p>
          </table:table-cell>
          <table:table-cell table:style-name="ce9" office:value-type="float" office:value="80.3075427536075" calcext:value-type="float">
            <text:p><text:s text:c="3"/>80,3 </text:p>
          </table:table-cell>
          <table:table-cell table:style-name="ce9" office:value-type="float" office:value="76.6101192911067" calcext:value-type="float">
            <text:p><text:s text:c="3"/>76,6 </text:p>
          </table:table-cell>
          <table:table-cell table:style-name="ce9" office:value-type="float" office:value="84.0049662161083" calcext:value-type="float">
            <text:p><text:s text:c="3"/>84,0 </text:p>
          </table:table-cell>
          <table:table-cell table:style-name="ce9" office:value-type="float" office:value="83.2345874042108" calcext:value-type="float">
            <text:p><text:s text:c="3"/>83,2 </text:p>
          </table:table-cell>
          <table:table-cell table:style-name="ce9" office:value-type="float" office:value="77.6430009350332" calcext:value-type="float">
            <text:p><text:s text:c="3"/>77,6 </text:p>
          </table:table-cell>
          <table:table-cell table:style-name="ce9" office:value-type="float" office:value="88.8261738733883" calcext:value-type="float">
            <text:p><text:s text:c="3"/>88,8 </text:p>
          </table:table-cell>
          <table:table-cell table:style-name="ce9" office:value-type="float" office:value="78.720404479336" calcext:value-type="float">
            <text:p><text:s text:c="3"/>78,7 </text:p>
          </table:table-cell>
          <table:table-cell table:style-name="ce9" office:value-type="float" office:value="76.3022433478714" calcext:value-type="float">
            <text:p><text:s text:c="3"/>76,3 </text:p>
          </table:table-cell>
          <table:table-cell table:style-name="ce9" office:value-type="float" office:value="81.1385656108005" calcext:value-type="float">
            <text:p><text:s text:c="3"/>81,1 </text:p>
          </table:table-cell>
          <table:table-cell table:style-name="ce9" office:value-type="float" office:value="80.6464206463571" calcext:value-type="float">
            <text:p><text:s text:c="3"/>80,6 </text:p>
          </table:table-cell>
          <table:table-cell table:style-name="ce9" office:value-type="float" office:value="77.6080237995417" calcext:value-type="float">
            <text:p><text:s text:c="3"/>77,6 </text:p>
          </table:table-cell>
          <table:table-cell table:style-name="ce9" office:value-type="float" office:value="83.6848174931724" calcext:value-type="float">
            <text:p><text:s text:c="3"/>83,7 </text:p>
          </table:table-cell>
          <table:table-cell table:style-name="ce9" office:value-type="float" office:value="83.6391367308804" calcext:value-type="float">
            <text:p><text:s text:c="3"/>83,6 </text:p>
          </table:table-cell>
          <table:table-cell table:style-name="ce9" office:value-type="float" office:value="80.3760038582397" calcext:value-type="float">
            <text:p><text:s text:c="3"/>80,4 </text:p>
          </table:table-cell>
          <table:table-cell table:style-name="ce9" office:value-type="float" office:value="86.9022696035211" calcext:value-type="float">
            <text:p><text:s text:c="3"/>86,9 </text:p>
          </table:table-cell>
          <table:table-cell table:style-name="ce9" office:value-type="float" office:value="80.8964982155553" calcext:value-type="float">
            <text:p><text:s text:c="3"/>80,9 </text:p>
          </table:table-cell>
          <table:table-cell table:style-name="ce9" office:value-type="float" office:value="74.0235610136711" calcext:value-type="float">
            <text:p><text:s text:c="3"/>74,0 </text:p>
          </table:table-cell>
          <table:table-cell table:style-name="ce9" office:value-type="float" office:value="87.7694354174394" calcext:value-type="float">
            <text:p><text:s text:c="3"/>87,8 </text:p>
          </table:table-cell>
          <table:table-cell table:style-name="ce9" office:value-type="float" office:value="69.7174439772052" calcext:value-type="float">
            <text:p><text:s text:c="3"/>69,7 </text:p>
          </table:table-cell>
          <table:table-cell table:style-name="ce9" office:value-type="float" office:value="66.8982862899756" calcext:value-type="float">
            <text:p><text:s text:c="3"/>66,9 </text:p>
          </table:table-cell>
          <table:table-cell table:style-name="ce9" office:value-type="float" office:value="72.5366016644348" calcext:value-type="float">
            <text:p><text:s text:c="3"/>72,5 </text:p>
          </table:table-cell>
          <table:table-cell table:style-name="ce9" office:value-type="float" office:value="69.4666012937072" calcext:value-type="float">
            <text:p><text:s text:c="3"/>69,5 </text:p>
          </table:table-cell>
          <table:table-cell table:style-name="ce9" office:value-type="float" office:value="66.8588421423711" calcext:value-type="float">
            <text:p><text:s text:c="3"/>66,9 </text:p>
          </table:table-cell>
          <table:table-cell table:style-name="ce9" office:value-type="float" office:value="72.0743604450432" calcext:value-type="float">
            <text:p><text:s text:c="3"/>72,1 </text:p>
          </table:table-cell>
          <table:table-cell table:style-name="ce9" office:value-type="float" office:value="78.8396980537335" calcext:value-type="float">
            <text:p><text:s text:c="3"/>78,8 </text:p>
          </table:table-cell>
          <table:table-cell table:style-name="ce9" office:value-type="float" office:value="75.9124975655785" calcext:value-type="float">
            <text:p><text:s text:c="3"/>75,9 </text:p>
          </table:table-cell>
          <table:table-cell table:style-name="ce9" office:value-type="float" office:value="81.7668985418884" calcext:value-type="float">
            <text:p><text:s text:c="3"/>81,8 </text:p>
          </table:table-cell>
          <table:table-cell table:style-name="ce9" office:value-type="float" office:value="79.2514845273533" calcext:value-type="float">
            <text:p><text:s text:c="3"/>79,3 </text:p>
          </table:table-cell>
          <table:table-cell table:style-name="ce9" office:value-type="float" office:value="71.7496550270989" calcext:value-type="float">
            <text:p><text:s text:c="3"/>71,7 </text:p>
          </table:table-cell>
          <table:table-cell table:style-name="ce9" office:value-type="float" office:value="86.7533140276076" calcext:value-type="float">
            <text:p><text:s text:c="3"/>86,8 </text:p>
          </table:table-cell>
          <table:table-cell table:style-name="ce9" office:value-type="float" office:value="87.7972656657786" calcext:value-type="float">
            <text:p><text:s text:c="3"/>87,8 </text:p>
          </table:table-cell>
          <table:table-cell table:style-name="ce9" office:value-type="float" office:value="82.2233999267347" calcext:value-type="float">
            <text:p><text:s text:c="3"/>82,2 </text:p>
          </table:table-cell>
          <table:table-cell table:style-name="ce9" office:value-type="float" office:value="93.3711314048225" calcext:value-type="float">
            <text:p><text:s text:c="3"/>93,4 </text:p>
          </table:table-cell>
          <table:table-cell table:style-name="ce9" office:value-type="float" office:value="89.2697760916866" calcext:value-type="float">
            <text:p><text:s text:c="3"/>89,3 </text:p>
          </table:table-cell>
          <table:table-cell table:style-name="ce9" office:value-type="float" office:value="86.2281689852921" calcext:value-type="float">
            <text:p><text:s text:c="3"/>86,2 </text:p>
          </table:table-cell>
          <table:table-cell table:style-name="ce9" office:value-type="float" office:value="92.311383198081" calcext:value-type="float">
            <text:p><text:s text:c="3"/>92,3 </text:p>
          </table:table-cell>
          <table:table-cell table:style-name="ce9" office:value-type="float" office:value="92.6444307693899" calcext:value-type="float">
            <text:p><text:s text:c="3"/>92,6 </text:p>
          </table:table-cell>
          <table:table-cell table:style-name="ce9" office:value-type="float" office:value="89.4664155578207" calcext:value-type="float">
            <text:p><text:s text:c="3"/>89,5 </text:p>
          </table:table-cell>
          <table:table-cell table:style-name="ce9" office:value-type="float" office:value="95.8224459809591" calcext:value-type="float">
            <text:p><text:s text:c="3"/>95,8 </text:p>
          </table:table-cell>
          <table:table-cell table:style-name="ce9" office:value-type="float" office:value="90.0851244054564" calcext:value-type="float">
            <text:p><text:s text:c="3"/>90,1 </text:p>
          </table:table-cell>
          <table:table-cell table:style-name="ce9" office:value-type="float" office:value="86.9280882185088" calcext:value-type="float">
            <text:p><text:s text:c="3"/>86,9 </text:p>
          </table:table-cell>
          <table:table-cell table:style-name="ce9" office:value-type="float" office:value="93.2421605924039" calcext:value-type="float">
            <text:p><text:s text:c="3"/>93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72.9708101559628" calcext:value-type="float">
            <text:p><text:s text:c="3"/>73,0 </text:p>
          </table:table-cell>
          <table:table-cell table:style-name="ce9" office:value-type="float" office:value="70.0795553767318" calcext:value-type="float">
            <text:p><text:s text:c="3"/>70,1 </text:p>
          </table:table-cell>
          <table:table-cell table:style-name="ce9" office:value-type="float" office:value="75.8620649351939" calcext:value-type="float">
            <text:p><text:s text:c="3"/>75,9 </text:p>
          </table:table-cell>
          <table:table-cell table:style-name="ce9" office:value-type="float" office:value="79.6089998336498" calcext:value-type="float">
            <text:p><text:s text:c="3"/>79,6 </text:p>
          </table:table-cell>
          <table:table-cell table:style-name="ce9" office:value-type="float" office:value="76.7405347277147" calcext:value-type="float">
            <text:p><text:s text:c="3"/>76,7 </text:p>
          </table:table-cell>
          <table:table-cell table:style-name="ce9" office:value-type="float" office:value="82.4774649395849" calcext:value-type="float">
            <text:p><text:s text:c="3"/>82,5 </text:p>
          </table:table-cell>
          <table:table-cell table:style-name="ce9" office:value-type="float" office:value="85.2247040986762" calcext:value-type="float">
            <text:p><text:s text:c="3"/>85,2 </text:p>
          </table:table-cell>
          <table:table-cell table:style-name="ce9" office:value-type="float" office:value="83.2030004220973" calcext:value-type="float">
            <text:p><text:s text:c="3"/>83,2 </text:p>
          </table:table-cell>
          <table:table-cell table:style-name="ce9" office:value-type="float" office:value="87.2464077752551" calcext:value-type="float">
            <text:p><text:s text:c="3"/>87,2 </text:p>
          </table:table-cell>
          <table:table-cell table:style-name="ce9" office:value-type="float" office:value="86.9348484034935" calcext:value-type="float">
            <text:p><text:s text:c="3"/>86,9 </text:p>
          </table:table-cell>
          <table:table-cell table:style-name="ce9" office:value-type="float" office:value="80.6312371060608" calcext:value-type="float">
            <text:p><text:s text:c="3"/>80,6 </text:p>
          </table:table-cell>
          <table:table-cell table:style-name="ce9" office:value-type="float" office:value="93.2384597009263" calcext:value-type="float">
            <text:p><text:s text:c="3"/>93,2 </text:p>
          </table:table-cell>
          <table:table-cell table:style-name="ce9" office:value-type="float" office:value="67.6187422273826" calcext:value-type="float">
            <text:p><text:s text:c="3"/>67,6 </text:p>
          </table:table-cell>
          <table:table-cell table:style-name="ce9" office:value-type="float" office:value="63.7679083370436" calcext:value-type="float">
            <text:p><text:s text:c="3"/>63,8 </text:p>
          </table:table-cell>
          <table:table-cell table:style-name="ce9" office:value-type="float" office:value="71.4695761177215" calcext:value-type="float">
            <text:p><text:s text:c="3"/>71,5 </text:p>
          </table:table-cell>
          <table:table-cell table:style-name="ce9" office:value-type="float" office:value="76.3134162928186" calcext:value-type="float">
            <text:p><text:s text:c="3"/>76,3 </text:p>
          </table:table-cell>
          <table:table-cell table:style-name="ce9" office:value-type="float" office:value="72.9359400356565" calcext:value-type="float">
            <text:p><text:s text:c="3"/>72,9 </text:p>
          </table:table-cell>
          <table:table-cell table:style-name="ce9" office:value-type="float" office:value="79.6908925499807" calcext:value-type="float">
            <text:p><text:s text:c="3"/>79,7 </text:p>
          </table:table-cell>
          <table:table-cell table:style-name="ce9" office:value-type="float" office:value="84.0405015833953" calcext:value-type="float">
            <text:p><text:s text:c="3"/>84,0 </text:p>
          </table:table-cell>
          <table:table-cell table:style-name="ce9" office:value-type="float" office:value="81.3779744552563" calcext:value-type="float">
            <text:p><text:s text:c="3"/>81,4 </text:p>
          </table:table-cell>
          <table:table-cell table:style-name="ce9" office:value-type="float" office:value="86.7030287115343" calcext:value-type="float">
            <text:p><text:s text:c="3"/>86,7 </text:p>
          </table:table-cell>
          <table:table-cell table:style-name="ce9" office:value-type="float" office:value="86.0095153342654" calcext:value-type="float">
            <text:p><text:s text:c="3"/>86,0 </text:p>
          </table:table-cell>
          <table:table-cell table:style-name="ce9" office:value-type="float" office:value="77.2304145451447" calcext:value-type="float">
            <text:p><text:s text:c="3"/>77,2 </text:p>
          </table:table-cell>
          <table:table-cell table:style-name="ce9" office:value-type="float" office:value="94.7886161233861" calcext:value-type="float">
            <text:p><text:s text:c="3"/>94,8 </text:p>
          </table:table-cell>
          <table:table-cell table:style-name="ce9" office:value-type="float" office:value="77.8546465745193" calcext:value-type="float">
            <text:p><text:s text:c="3"/>77,9 </text:p>
          </table:table-cell>
          <table:table-cell table:style-name="ce9" office:value-type="float" office:value="75.007998722761" calcext:value-type="float">
            <text:p><text:s text:c="3"/>75,0 </text:p>
          </table:table-cell>
          <table:table-cell table:style-name="ce9" office:value-type="float" office:value="80.7012944262776" calcext:value-type="float">
            <text:p><text:s text:c="3"/>80,7 </text:p>
          </table:table-cell>
          <table:table-cell table:style-name="ce9" office:value-type="float" office:value="82.915791580611" calcext:value-type="float">
            <text:p><text:s text:c="3"/>82,9 </text:p>
          </table:table-cell>
          <table:table-cell table:style-name="ce9" office:value-type="float" office:value="79.84937692188" calcext:value-type="float">
            <text:p><text:s text:c="3"/>79,8 </text:p>
          </table:table-cell>
          <table:table-cell table:style-name="ce9" office:value-type="float" office:value="85.982206239342" calcext:value-type="float">
            <text:p><text:s text:c="3"/>86,0 </text:p>
          </table:table-cell>
          <table:table-cell table:style-name="ce9" office:value-type="float" office:value="86.3906147335316" calcext:value-type="float">
            <text:p><text:s text:c="3"/>86,4 </text:p>
          </table:table-cell>
          <table:table-cell table:style-name="ce9" office:value-type="float" office:value="83.4981907643123" calcext:value-type="float">
            <text:p><text:s text:c="3"/>83,5 </text:p>
          </table:table-cell>
          <table:table-cell table:style-name="ce9" office:value-type="float" office:value="89.2830387027509" calcext:value-type="float">
            <text:p><text:s text:c="3"/>89,3 </text:p>
          </table:table-cell>
          <table:table-cell table:style-name="ce9" office:value-type="float" office:value="87.871297588431" calcext:value-type="float">
            <text:p><text:s text:c="3"/>87,9 </text:p>
          </table:table-cell>
          <table:table-cell table:style-name="ce9" office:value-type="float" office:value="83.6209989910515" calcext:value-type="float">
            <text:p><text:s text:c="3"/>83,6 </text:p>
          </table:table-cell>
          <table:table-cell table:style-name="ce9" office:value-type="float" office:value="92.1215961858106" calcext:value-type="float">
            <text:p><text:s text:c="3"/>92,1 </text:p>
          </table:table-cell>
          <table:table-cell table:style-name="ce9" office:value-type="float" office:value="69.5149935481647" calcext:value-type="float">
            <text:p><text:s text:c="3"/>69,5 </text:p>
          </table:table-cell>
          <table:table-cell table:style-name="ce9" office:value-type="float" office:value="66.5720218107387" calcext:value-type="float">
            <text:p><text:s text:c="3"/>66,6 </text:p>
          </table:table-cell>
          <table:table-cell table:style-name="ce9" office:value-type="float" office:value="72.4579652855907" calcext:value-type="float">
            <text:p><text:s text:c="3"/>72,5 </text:p>
          </table:table-cell>
          <table:table-cell table:style-name="ce9" office:value-type="float" office:value="76.8701376202092" calcext:value-type="float">
            <text:p><text:s text:c="3"/>76,9 </text:p>
          </table:table-cell>
          <table:table-cell table:style-name="ce9" office:value-type="float" office:value="73.7965989288427" calcext:value-type="float">
            <text:p><text:s text:c="3"/>73,8 </text:p>
          </table:table-cell>
          <table:table-cell table:style-name="ce9" office:value-type="float" office:value="79.9436763115758" calcext:value-type="float">
            <text:p><text:s text:c="3"/>79,9 </text:p>
          </table:table-cell>
          <table:table-cell table:style-name="ce9" office:value-type="float" office:value="83.1136013044417" calcext:value-type="float">
            <text:p><text:s text:c="3"/>83,1 </text:p>
          </table:table-cell>
          <table:table-cell table:style-name="ce9" office:value-type="float" office:value="80.9570232579707" calcext:value-type="float">
            <text:p><text:s text:c="3"/>81,0 </text:p>
          </table:table-cell>
          <table:table-cell table:style-name="ce9" office:value-type="float" office:value="85.2701793509128" calcext:value-type="float">
            <text:p><text:s text:c="3"/>85,3 </text:p>
          </table:table-cell>
          <table:table-cell table:style-name="ce9" office:value-type="float" office:value="85.6423860887226" calcext:value-type="float">
            <text:p><text:s text:c="3"/>85,6 </text:p>
          </table:table-cell>
          <table:table-cell table:style-name="ce9" office:value-type="float" office:value="77.3601027200073" calcext:value-type="float">
            <text:p><text:s text:c="3"/>77,4 </text:p>
          </table:table-cell>
          <table:table-cell table:style-name="ce9" office:value-type="float" office:value="93.9246694574378" calcext:value-type="float">
            <text:p><text:s text:c="3"/>93,9 </text:p>
          </table:table-cell>
          <table:table-cell table:style-name="ce9" office:value-type="float" office:value="89.8175458805208" calcext:value-type="float">
            <text:p><text:s text:c="3"/>89,8 </text:p>
          </table:table-cell>
          <table:table-cell table:style-name="ce9" office:value-type="float" office:value="83.5556604591142" calcext:value-type="float">
            <text:p><text:s text:c="3"/>83,6 </text:p>
          </table:table-cell>
          <table:table-cell table:style-name="ce9" office:value-type="float" office:value="96.0794313019275" calcext:value-type="float">
            <text:p><text:s text:c="3"/>96,1 </text:p>
          </table:table-cell>
          <table:table-cell table:style-name="ce9" office:value-type="float" office:value="87.7949358516578" calcext:value-type="float">
            <text:p><text:s text:c="3"/>87,8 </text:p>
          </table:table-cell>
          <table:table-cell table:style-name="ce9" office:value-type="float" office:value="86.0366841467915" calcext:value-type="float">
            <text:p><text:s text:c="3"/>86,0 </text:p>
          </table:table-cell>
          <table:table-cell table:style-name="ce9" office:value-type="float" office:value="89.553187556524" calcext:value-type="float">
            <text:p><text:s text:c="3"/>89,6 </text:p>
          </table:table-cell>
          <table:table-cell table:style-name="ce9" office:value-type="float" office:value="90.9367669555118" calcext:value-type="float">
            <text:p><text:s text:c="3"/>90,9 </text:p>
          </table:table-cell>
          <table:table-cell table:style-name="ce9" office:value-type="float" office:value="88.9270564735508" calcext:value-type="float">
            <text:p><text:s text:c="3"/>88,9 </text:p>
          </table:table-cell>
          <table:table-cell table:style-name="ce9" office:value-type="float" office:value="92.9464774374728" calcext:value-type="float">
            <text:p><text:s text:c="3"/>92,9 </text:p>
          </table:table-cell>
          <table:table-cell table:style-name="ce9" office:value-type="float" office:value="90.561670732331" calcext:value-type="float">
            <text:p><text:s text:c="3"/>90,6 </text:p>
          </table:table-cell>
          <table:table-cell table:style-name="ce9" office:value-type="float" office:value="84.5997690558928" calcext:value-type="float">
            <text:p><text:s text:c="3"/>84,6 </text:p>
          </table:table-cell>
          <table:table-cell table:style-name="ce9" office:value-type="float" office:value="96.5235724087692" calcext:value-type="float">
            <text:p><text:s text:c="3"/>96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79.0648971435058" calcext:value-type="float">
            <text:p><text:s text:c="3"/>79,1 </text:p>
          </table:table-cell>
          <table:table-cell table:style-name="ce9" office:value-type="float" office:value="76.4698479836869" calcext:value-type="float">
            <text:p><text:s text:c="3"/>76,5 </text:p>
          </table:table-cell>
          <table:table-cell table:style-name="ce9" office:value-type="float" office:value="81.6599463033247" calcext:value-type="float">
            <text:p><text:s text:c="3"/>81,7 </text:p>
          </table:table-cell>
          <table:table-cell table:style-name="ce9" office:value-type="float" office:value="76.1176013035155" calcext:value-type="float">
            <text:p><text:s text:c="3"/>76,1 </text:p>
          </table:table-cell>
          <table:table-cell table:style-name="ce9" office:value-type="float" office:value="72.3843303918067" calcext:value-type="float">
            <text:p><text:s text:c="3"/>72,4 </text:p>
          </table:table-cell>
          <table:table-cell table:style-name="ce9" office:value-type="float" office:value="79.8508722152244" calcext:value-type="float">
            <text:p><text:s text:c="3"/>79,9 </text:p>
          </table:table-cell>
          <table:table-cell table:style-name="ce9" office:value-type="float" office:value="87.78710802604" calcext:value-type="float">
            <text:p><text:s text:c="3"/>87,8 </text:p>
          </table:table-cell>
          <table:table-cell table:style-name="ce9" office:value-type="float" office:value="85.903265252904" calcext:value-type="float">
            <text:p><text:s text:c="3"/>85,9 </text:p>
          </table:table-cell>
          <table:table-cell table:style-name="ce9" office:value-type="float" office:value="89.670950799176" calcext:value-type="float">
            <text:p><text:s text:c="3"/>89,7 </text:p>
          </table:table-cell>
          <table:table-cell table:style-name="ce9" office:value-type="float" office:value="85.869659375495" calcext:value-type="float">
            <text:p><text:s text:c="3"/>85,9 </text:p>
          </table:table-cell>
          <table:table-cell table:style-name="ce9" office:value-type="float" office:value="81.5035465022314" calcext:value-type="float">
            <text:p><text:s text:c="3"/>81,5 </text:p>
          </table:table-cell>
          <table:table-cell table:style-name="ce9" office:value-type="float" office:value="90.2357722487586" calcext:value-type="float">
            <text:p><text:s text:c="3"/>90,2 </text:p>
          </table:table-cell>
          <table:table-cell table:style-name="ce9" office:value-type="float" office:value="72.7344749947604" calcext:value-type="float">
            <text:p><text:s text:c="3"/>72,7 </text:p>
          </table:table-cell>
          <table:table-cell table:style-name="ce9" office:value-type="float" office:value="69.218663493238" calcext:value-type="float">
            <text:p><text:s text:c="3"/>69,2 </text:p>
          </table:table-cell>
          <table:table-cell table:style-name="ce9" office:value-type="float" office:value="76.2502864962829" calcext:value-type="float">
            <text:p><text:s text:c="3"/>76,3 </text:p>
          </table:table-cell>
          <table:table-cell table:style-name="ce9" office:value-type="float" office:value="73.3085764674042" calcext:value-type="float">
            <text:p><text:s text:c="3"/>73,3 </text:p>
          </table:table-cell>
          <table:table-cell table:style-name="ce9" office:value-type="float" office:value="69.0409249686592" calcext:value-type="float">
            <text:p><text:s text:c="3"/>69,0 </text:p>
          </table:table-cell>
          <table:table-cell table:style-name="ce9" office:value-type="float" office:value="77.5762279661492" calcext:value-type="float">
            <text:p><text:s text:c="3"/>77,6 </text:p>
          </table:table-cell>
          <table:table-cell table:style-name="ce9" office:value-type="float" office:value="87.404631290111" calcext:value-type="float">
            <text:p><text:s text:c="3"/>87,4 </text:p>
          </table:table-cell>
          <table:table-cell table:style-name="ce9" office:value-type="float" office:value="85.3035488186104" calcext:value-type="float">
            <text:p><text:s text:c="3"/>85,3 </text:p>
          </table:table-cell>
          <table:table-cell table:style-name="ce9" office:value-type="float" office:value="89.5057137616117" calcext:value-type="float">
            <text:p><text:s text:c="3"/>89,5 </text:p>
          </table:table-cell>
          <table:table-cell table:style-name="ce9" office:value-type="float" office:value="82.5855608878388" calcext:value-type="float">
            <text:p><text:s text:c="3"/>82,6 </text:p>
          </table:table-cell>
          <table:table-cell table:style-name="ce9" office:value-type="float" office:value="75.6497059307674" calcext:value-type="float">
            <text:p><text:s text:c="3"/>75,6 </text:p>
          </table:table-cell>
          <table:table-cell table:style-name="ce9" office:value-type="float" office:value="89.5214158449101" calcext:value-type="float">
            <text:p><text:s text:c="3"/>89,5 </text:p>
          </table:table-cell>
          <table:table-cell table:style-name="ce9" office:value-type="float" office:value="85.097779851601" calcext:value-type="float">
            <text:p><text:s text:c="3"/>85,1 </text:p>
          </table:table-cell>
          <table:table-cell table:style-name="ce9" office:value-type="float" office:value="82.6196936501224" calcext:value-type="float">
            <text:p><text:s text:c="3"/>82,6 </text:p>
          </table:table-cell>
          <table:table-cell table:style-name="ce9" office:value-type="float" office:value="87.5758660530795" calcext:value-type="float">
            <text:p><text:s text:c="3"/>87,6 </text:p>
          </table:table-cell>
          <table:table-cell table:style-name="ce9" office:value-type="float" office:value="78.8354315149576" calcext:value-type="float">
            <text:p><text:s text:c="3"/>78,8 </text:p>
          </table:table-cell>
          <table:table-cell table:style-name="ce9" office:value-type="float" office:value="74.8963357168814" calcext:value-type="float">
            <text:p><text:s text:c="3"/>74,9 </text:p>
          </table:table-cell>
          <table:table-cell table:style-name="ce9" office:value-type="float" office:value="82.7745273130339" calcext:value-type="float">
            <text:p><text:s text:c="3"/>82,8 </text:p>
          </table:table-cell>
          <table:table-cell table:style-name="ce9" office:value-type="float" office:value="88.1224812104133" calcext:value-type="float">
            <text:p><text:s text:c="3"/>88,1 </text:p>
          </table:table-cell>
          <table:table-cell table:style-name="ce9" office:value-type="float" office:value="85.6833460915666" calcext:value-type="float">
            <text:p><text:s text:c="3"/>85,7 </text:p>
          </table:table-cell>
          <table:table-cell table:style-name="ce9" office:value-type="float" office:value="90.5616163292599" calcext:value-type="float">
            <text:p><text:s text:c="3"/>90,6 </text:p>
          </table:table-cell>
          <table:table-cell table:style-name="ce9" office:value-type="float" office:value="88.8029141585601" calcext:value-type="float">
            <text:p><text:s text:c="3"/>88,8 </text:p>
          </table:table-cell>
          <table:table-cell table:style-name="ce9" office:value-type="float" office:value="84.1985642402922" calcext:value-type="float">
            <text:p><text:s text:c="3"/>84,2 </text:p>
          </table:table-cell>
          <table:table-cell table:style-name="ce9" office:value-type="float" office:value="93.407264076828" calcext:value-type="float">
            <text:p><text:s text:c="3"/>93,4 </text:p>
          </table:table-cell>
          <table:table-cell table:style-name="ce9" office:value-type="float" office:value="75.3862728753456" calcext:value-type="float">
            <text:p><text:s text:c="3"/>75,4 </text:p>
          </table:table-cell>
          <table:table-cell table:style-name="ce9" office:value-type="float" office:value="72.3069610807016" calcext:value-type="float">
            <text:p><text:s text:c="3"/>72,3 </text:p>
          </table:table-cell>
          <table:table-cell table:style-name="ce9" office:value-type="float" office:value="78.4655846699895" calcext:value-type="float">
            <text:p><text:s text:c="3"/>78,5 </text:p>
          </table:table-cell>
          <table:table-cell table:style-name="ce9" office:value-type="float" office:value="71.8396656535524" calcext:value-type="float">
            <text:p><text:s text:c="3"/>71,8 </text:p>
          </table:table-cell>
          <table:table-cell table:style-name="ce9" office:value-type="float" office:value="67.2395718109765" calcext:value-type="float">
            <text:p><text:s text:c="3"/>67,2 </text:p>
          </table:table-cell>
          <table:table-cell table:style-name="ce9" office:value-type="float" office:value="76.4397594961282" calcext:value-type="float">
            <text:p><text:s text:c="3"/>76,4 </text:p>
          </table:table-cell>
          <table:table-cell table:style-name="ce9" office:value-type="float" office:value="85.2038420771094" calcext:value-type="float">
            <text:p><text:s text:c="3"/>85,2 </text:p>
          </table:table-cell>
          <table:table-cell table:style-name="ce9" office:value-type="float" office:value="83.2006650404055" calcext:value-type="float">
            <text:p><text:s text:c="3"/>83,2 </text:p>
          </table:table-cell>
          <table:table-cell table:style-name="ce9" office:value-type="float" office:value="87.2070191138132" calcext:value-type="float">
            <text:p><text:s text:c="3"/>87,2 </text:p>
          </table:table-cell>
          <table:table-cell table:style-name="ce9" office:value-type="float" office:value="84.8398070480777" calcext:value-type="float">
            <text:p><text:s text:c="3"/>84,8 </text:p>
          </table:table-cell>
          <table:table-cell table:style-name="ce9" office:value-type="float" office:value="78.8188454255277" calcext:value-type="float">
            <text:p><text:s text:c="3"/>78,8 </text:p>
          </table:table-cell>
          <table:table-cell table:style-name="ce9" office:value-type="float" office:value="90.8607686706276" calcext:value-type="float">
            <text:p><text:s text:c="3"/>90,9 </text:p>
          </table:table-cell>
          <table:table-cell table:style-name="ce9" office:value-type="float" office:value="91.0988214515096" calcext:value-type="float">
            <text:p><text:s text:c="3"/>91,1 </text:p>
          </table:table-cell>
          <table:table-cell table:style-name="ce9" office:value-type="float" office:value="88.4353897711136" calcext:value-type="float">
            <text:p><text:s text:c="3"/>88,4 </text:p>
          </table:table-cell>
          <table:table-cell table:style-name="ce9" office:value-type="float" office:value="93.7622531319056" calcext:value-type="float">
            <text:p><text:s text:c="3"/>93,8 </text:p>
          </table:table-cell>
          <table:table-cell table:style-name="ce9" office:value-type="float" office:value="89.0794929033342" calcext:value-type="float">
            <text:p><text:s text:c="3"/>89,1 </text:p>
          </table:table-cell>
          <table:table-cell table:style-name="ce9" office:value-type="float" office:value="86.2995071499908" calcext:value-type="float">
            <text:p><text:s text:c="3"/>86,3 </text:p>
          </table:table-cell>
          <table:table-cell table:style-name="ce9" office:value-type="float" office:value="91.8594786566776" calcext:value-type="float">
            <text:p><text:s text:c="3"/>91,9 </text:p>
          </table:table-cell>
          <table:table-cell table:style-name="ce9" office:value-type="float" office:value="93.219509466778" calcext:value-type="float">
            <text:p><text:s text:c="3"/>93,2 </text:p>
          </table:table-cell>
          <table:table-cell table:style-name="ce9" office:value-type="float" office:value="90.9005740385297" calcext:value-type="float">
            <text:p><text:s text:c="3"/>90,9 </text:p>
          </table:table-cell>
          <table:table-cell table:style-name="ce9" office:value-type="float" office:value="95.5384448950264" calcext:value-type="float">
            <text:p><text:s text:c="3"/>95,5 </text:p>
          </table:table-cell>
          <table:table-cell table:style-name="ce9" office:value-type="float" office:value="88.0782297852948" calcext:value-type="float">
            <text:p><text:s text:c="3"/>88,1 </text:p>
          </table:table-cell>
          <table:table-cell table:style-name="ce9" office:value-type="float" office:value="83.6578757271951" calcext:value-type="float">
            <text:p><text:s text:c="3"/>83,7 </text:p>
          </table:table-cell>
          <table:table-cell table:style-name="ce9" office:value-type="float" office:value="92.4985838433945" calcext:value-type="float">
            <text:p><text:s text:c="3"/>92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81.613108123683" calcext:value-type="float">
            <text:p><text:s text:c="3"/>81,6 </text:p>
          </table:table-cell>
          <table:table-cell table:style-name="ce9" office:value-type="float" office:value="78.6470462315748" calcext:value-type="float">
            <text:p><text:s text:c="3"/>78,6 </text:p>
          </table:table-cell>
          <table:table-cell table:style-name="ce9" office:value-type="float" office:value="84.5791700157913" calcext:value-type="float">
            <text:p><text:s text:c="3"/>84,6 </text:p>
          </table:table-cell>
          <table:table-cell table:style-name="ce9" office:value-type="float" office:value="80.8534463120947" calcext:value-type="float">
            <text:p><text:s text:c="3"/>80,9 </text:p>
          </table:table-cell>
          <table:table-cell table:style-name="ce9" office:value-type="float" office:value="76.9761515537931" calcext:value-type="float">
            <text:p><text:s text:c="3"/>77,0 </text:p>
          </table:table-cell>
          <table:table-cell table:style-name="ce9" office:value-type="float" office:value="84.7307410703963" calcext:value-type="float">
            <text:p><text:s text:c="3"/>84,7 </text:p>
          </table:table-cell>
          <table:table-cell table:style-name="ce9" office:value-type="float" office:value="85.3335290267135" calcext:value-type="float">
            <text:p><text:s text:c="3"/>85,3 </text:p>
          </table:table-cell>
          <table:table-cell table:style-name="ce9" office:value-type="float" office:value="82.8726176651832" calcext:value-type="float">
            <text:p><text:s text:c="3"/>82,9 </text:p>
          </table:table-cell>
          <table:table-cell table:style-name="ce9" office:value-type="float" office:value="87.7944403882438" calcext:value-type="float">
            <text:p><text:s text:c="3"/>87,8 </text:p>
          </table:table-cell>
          <table:table-cell table:style-name="ce9" office:value-type="float" office:value="88.399448492008" calcext:value-type="float">
            <text:p><text:s text:c="3"/>88,4 </text:p>
          </table:table-cell>
          <table:table-cell table:style-name="ce9" office:value-type="float" office:value="84.8996595111714" calcext:value-type="float">
            <text:p><text:s text:c="3"/>84,9 </text:p>
          </table:table-cell>
          <table:table-cell table:style-name="ce9" office:value-type="float" office:value="91.8992374728447" calcext:value-type="float">
            <text:p><text:s text:c="3"/>91,9 </text:p>
          </table:table-cell>
          <table:table-cell table:style-name="ce9" office:value-type="float" office:value="75.9368482144002" calcext:value-type="float">
            <text:p><text:s text:c="3"/>75,9 </text:p>
          </table:table-cell>
          <table:table-cell table:style-name="ce9" office:value-type="float" office:value="71.608800199609" calcext:value-type="float">
            <text:p><text:s text:c="3"/>71,6 </text:p>
          </table:table-cell>
          <table:table-cell table:style-name="ce9" office:value-type="float" office:value="80.2648962291913" calcext:value-type="float">
            <text:p><text:s text:c="3"/>80,3 </text:p>
          </table:table-cell>
          <table:table-cell table:style-name="ce9" office:value-type="float" office:value="78.821147186891" calcext:value-type="float">
            <text:p><text:s text:c="3"/>78,8 </text:p>
          </table:table-cell>
          <table:table-cell table:style-name="ce9" office:value-type="float" office:value="73.6354655965624" calcext:value-type="float">
            <text:p><text:s text:c="3"/>73,6 </text:p>
          </table:table-cell>
          <table:table-cell table:style-name="ce9" office:value-type="float" office:value="84.0068287772196" calcext:value-type="float">
            <text:p><text:s text:c="3"/>84,0 </text:p>
          </table:table-cell>
          <table:table-cell table:style-name="ce9" office:value-type="float" office:value="87.2265801477662" calcext:value-type="float">
            <text:p><text:s text:c="3"/>87,2 </text:p>
          </table:table-cell>
          <table:table-cell table:style-name="ce9" office:value-type="float" office:value="84.419053936924" calcext:value-type="float">
            <text:p><text:s text:c="3"/>84,4 </text:p>
          </table:table-cell>
          <table:table-cell table:style-name="ce9" office:value-type="float" office:value="90.0341063586083" calcext:value-type="float">
            <text:p><text:s text:c="3"/>90,0 </text:p>
          </table:table-cell>
          <table:table-cell table:style-name="ce9" office:value-type="float" office:value="89.3685428976233" calcext:value-type="float">
            <text:p><text:s text:c="3"/>89,4 </text:p>
          </table:table-cell>
          <table:table-cell table:style-name="ce9" office:value-type="float" office:value="84.6498596514462" calcext:value-type="float">
            <text:p><text:s text:c="3"/>84,6 </text:p>
          </table:table-cell>
          <table:table-cell table:style-name="ce9" office:value-type="float" office:value="94.0872261438005" calcext:value-type="float">
            <text:p><text:s text:c="3"/>94,1 </text:p>
          </table:table-cell>
          <table:table-cell table:style-name="ce9" office:value-type="float" office:value="86.958359561829" calcext:value-type="float">
            <text:p><text:s text:c="3"/>87,0 </text:p>
          </table:table-cell>
          <table:table-cell table:style-name="ce9" office:value-type="float" office:value="84.2284412049788" calcext:value-type="float">
            <text:p><text:s text:c="3"/>84,2 </text:p>
          </table:table-cell>
          <table:table-cell table:style-name="ce9" office:value-type="float" office:value="89.6882779186792" calcext:value-type="float">
            <text:p><text:s text:c="3"/>89,7 </text:p>
          </table:table-cell>
          <table:table-cell table:style-name="ce9" office:value-type="float" office:value="82.7604886248436" calcext:value-type="float">
            <text:p><text:s text:c="3"/>82,8 </text:p>
          </table:table-cell>
          <table:table-cell table:style-name="ce9" office:value-type="float" office:value="78.8410231171067" calcext:value-type="float">
            <text:p><text:s text:c="3"/>78,8 </text:p>
          </table:table-cell>
          <table:table-cell table:style-name="ce9" office:value-type="float" office:value="86.6799541325805" calcext:value-type="float">
            <text:p><text:s text:c="3"/>86,7 </text:p>
          </table:table-cell>
          <table:table-cell table:style-name="ce9" office:value-type="float" office:value="83.135894170763" calcext:value-type="float">
            <text:p><text:s text:c="3"/>83,1 </text:p>
          </table:table-cell>
          <table:table-cell table:style-name="ce9" office:value-type="float" office:value="78.9811716560532" calcext:value-type="float">
            <text:p><text:s text:c="3"/>79,0 </text:p>
          </table:table-cell>
          <table:table-cell table:style-name="ce9" office:value-type="float" office:value="87.2906166854727" calcext:value-type="float">
            <text:p><text:s text:c="3"/>87,3 </text:p>
          </table:table-cell>
          <table:table-cell table:style-name="ce9" office:value-type="float" office:value="87.5824174987858" calcext:value-type="float">
            <text:p><text:s text:c="3"/>87,6 </text:p>
          </table:table-cell>
          <table:table-cell table:style-name="ce9" office:value-type="float" office:value="82.1657969639251" calcext:value-type="float">
            <text:p><text:s text:c="3"/>82,2 </text:p>
          </table:table-cell>
          <table:table-cell table:style-name="ce9" office:value-type="float" office:value="92.9990380336465" calcext:value-type="float">
            <text:p><text:s text:c="3"/>93,0 </text:p>
          </table:table-cell>
          <table:table-cell table:style-name="ce9" office:value-type="float" office:value="79.1731310534413" calcext:value-type="float">
            <text:p><text:s text:c="3"/>79,2 </text:p>
          </table:table-cell>
          <table:table-cell table:style-name="ce9" office:value-type="float" office:value="75.4027558162562" calcext:value-type="float">
            <text:p><text:s text:c="3"/>75,4 </text:p>
          </table:table-cell>
          <table:table-cell table:style-name="ce9" office:value-type="float" office:value="82.9435062906265" calcext:value-type="float">
            <text:p><text:s text:c="3"/>82,9 </text:p>
          </table:table-cell>
          <table:table-cell table:style-name="ce9" office:value-type="float" office:value="77.9786808691808" calcext:value-type="float">
            <text:p><text:s text:c="3"/>78,0 </text:p>
          </table:table-cell>
          <table:table-cell table:style-name="ce9" office:value-type="float" office:value="73.3920800315745" calcext:value-type="float">
            <text:p><text:s text:c="3"/>73,4 </text:p>
          </table:table-cell>
          <table:table-cell table:style-name="ce9" office:value-type="float" office:value="82.5652817067871" calcext:value-type="float">
            <text:p><text:s text:c="3"/>82,6 </text:p>
          </table:table-cell>
          <table:table-cell table:style-name="ce9" office:value-type="float" office:value="85.2002240829981" calcext:value-type="float">
            <text:p><text:s text:c="3"/>85,2 </text:p>
          </table:table-cell>
          <table:table-cell table:style-name="ce9" office:value-type="float" office:value="82.5485176169194" calcext:value-type="float">
            <text:p><text:s text:c="3"/>82,5 </text:p>
          </table:table-cell>
          <table:table-cell table:style-name="ce9" office:value-type="float" office:value="87.8519305490768" calcext:value-type="float">
            <text:p><text:s text:c="3"/>87,9 </text:p>
          </table:table-cell>
          <table:table-cell table:style-name="ce9" office:value-type="float" office:value="86.7307921618086" calcext:value-type="float">
            <text:p><text:s text:c="3"/>86,7 </text:p>
          </table:table-cell>
          <table:table-cell table:style-name="ce9" office:value-type="float" office:value="81.8862814050823" calcext:value-type="float">
            <text:p><text:s text:c="3"/>81,9 </text:p>
          </table:table-cell>
          <table:table-cell table:style-name="ce9" office:value-type="float" office:value="91.575302918535" calcext:value-type="float">
            <text:p><text:s text:c="3"/>91,6 </text:p>
          </table:table-cell>
          <table:table-cell table:style-name="ce9" office:value-type="float" office:value="88.1757861891465" calcext:value-type="float">
            <text:p><text:s text:c="3"/>88,2 </text:p>
          </table:table-cell>
          <table:table-cell table:style-name="ce9" office:value-type="float" office:value="84.2071736842593" calcext:value-type="float">
            <text:p><text:s text:c="3"/>84,2 </text:p>
          </table:table-cell>
          <table:table-cell table:style-name="ce9" office:value-type="float" office:value="92.1443986940336" calcext:value-type="float">
            <text:p><text:s text:c="3"/>92,1 </text:p>
          </table:table-cell>
          <table:table-cell table:style-name="ce9" office:value-type="float" office:value="88.7896325682703" calcext:value-type="float">
            <text:p><text:s text:c="3"/>88,8 </text:p>
          </table:table-cell>
          <table:table-cell table:style-name="ce9" office:value-type="float" office:value="85.9298159189574" calcext:value-type="float">
            <text:p><text:s text:c="3"/>85,9 </text:p>
          </table:table-cell>
          <table:table-cell table:style-name="ce9" office:value-type="float" office:value="91.6494492175832" calcext:value-type="float">
            <text:p><text:s text:c="3"/>91,6 </text:p>
          </table:table-cell>
          <table:table-cell table:style-name="ce9" office:value-type="float" office:value="86.9810828587378" calcext:value-type="float">
            <text:p><text:s text:c="3"/>87,0 </text:p>
          </table:table-cell>
          <table:table-cell table:style-name="ce9" office:value-type="float" office:value="84.5811605662456" calcext:value-type="float">
            <text:p><text:s text:c="3"/>84,6 </text:p>
          </table:table-cell>
          <table:table-cell table:style-name="ce9" office:value-type="float" office:value="89.38100515123" calcext:value-type="float">
            <text:p><text:s text:c="3"/>89,4 </text:p>
          </table:table-cell>
          <table:table-cell table:style-name="ce9" office:value-type="float" office:value="92.2173618562119" calcext:value-type="float">
            <text:p><text:s text:c="3"/>92,2 </text:p>
          </table:table-cell>
          <table:table-cell table:style-name="ce9" office:value-type="float" office:value="89.1647957582109" calcext:value-type="float">
            <text:p><text:s text:c="3"/>89,2 </text:p>
          </table:table-cell>
          <table:table-cell table:style-name="ce9" office:value-type="float" office:value="95.2699279542129" calcext:value-type="float">
            <text:p><text:s text:c="3"/>95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77.0180668599668" calcext:value-type="float">
            <text:p><text:s text:c="3"/>77,0 </text:p>
          </table:table-cell>
          <table:table-cell table:style-name="ce9" office:value-type="float" office:value="74.7865532961772" calcext:value-type="float">
            <text:p><text:s text:c="3"/>74,8 </text:p>
          </table:table-cell>
          <table:table-cell table:style-name="ce9" office:value-type="float" office:value="79.2495804237563" calcext:value-type="float">
            <text:p><text:s text:c="3"/>79,2 </text:p>
          </table:table-cell>
          <table:table-cell table:style-name="ce9" office:value-type="float" office:value="76.0869264031929" calcext:value-type="float">
            <text:p><text:s text:c="3"/>76,1 </text:p>
          </table:table-cell>
          <table:table-cell table:style-name="ce9" office:value-type="float" office:value="73.6645018301411" calcext:value-type="float">
            <text:p><text:s text:c="3"/>73,7 </text:p>
          </table:table-cell>
          <table:table-cell table:style-name="ce9" office:value-type="float" office:value="78.5093509762447" calcext:value-type="float">
            <text:p><text:s text:c="3"/>78,5 </text:p>
          </table:table-cell>
          <table:table-cell table:style-name="ce9" office:value-type="float" office:value="83.9287815793742" calcext:value-type="float">
            <text:p><text:s text:c="3"/>83,9 </text:p>
          </table:table-cell>
          <table:table-cell table:style-name="ce9" office:value-type="float" office:value="81.7542199014166" calcext:value-type="float">
            <text:p><text:s text:c="3"/>81,8 </text:p>
          </table:table-cell>
          <table:table-cell table:style-name="ce9" office:value-type="float" office:value="86.1033432573318" calcext:value-type="float">
            <text:p><text:s text:c="3"/>86,1 </text:p>
          </table:table-cell>
          <table:table-cell table:style-name="ce9" office:value-type="float" office:value="81.7749690210781" calcext:value-type="float">
            <text:p><text:s text:c="3"/>81,8 </text:p>
          </table:table-cell>
          <table:table-cell table:style-name="ce9" office:value-type="float" office:value="79.1645488709475" calcext:value-type="float">
            <text:p><text:s text:c="3"/>79,2 </text:p>
          </table:table-cell>
          <table:table-cell table:style-name="ce9" office:value-type="float" office:value="84.3853891712087" calcext:value-type="float">
            <text:p><text:s text:c="3"/>84,4 </text:p>
          </table:table-cell>
          <table:table-cell table:style-name="ce9" office:value-type="float" office:value="70.5474333947663" calcext:value-type="float">
            <text:p><text:s text:c="3"/>70,5 </text:p>
          </table:table-cell>
          <table:table-cell table:style-name="ce9" office:value-type="float" office:value="67.6889212513581" calcext:value-type="float">
            <text:p><text:s text:c="3"/>67,7 </text:p>
          </table:table-cell>
          <table:table-cell table:style-name="ce9" office:value-type="float" office:value="73.4059455381745" calcext:value-type="float">
            <text:p><text:s text:c="3"/>73,4 </text:p>
          </table:table-cell>
          <table:table-cell table:style-name="ce9" office:value-type="float" office:value="73.1253745870194" calcext:value-type="float">
            <text:p><text:s text:c="3"/>73,1 </text:p>
          </table:table-cell>
          <table:table-cell table:style-name="ce9" office:value-type="float" office:value="69.9304527660861" calcext:value-type="float">
            <text:p><text:s text:c="3"/>69,9 </text:p>
          </table:table-cell>
          <table:table-cell table:style-name="ce9" office:value-type="float" office:value="76.3202964079526" calcext:value-type="float">
            <text:p><text:s text:c="3"/>76,3 </text:p>
          </table:table-cell>
          <table:table-cell table:style-name="ce9" office:value-type="float" office:value="82.4841975332632" calcext:value-type="float">
            <text:p><text:s text:c="3"/>82,5 </text:p>
          </table:table-cell>
          <table:table-cell table:style-name="ce9" office:value-type="float" office:value="79.7458739828125" calcext:value-type="float">
            <text:p><text:s text:c="3"/>79,7 </text:p>
          </table:table-cell>
          <table:table-cell table:style-name="ce9" office:value-type="float" office:value="85.222521083714" calcext:value-type="float">
            <text:p><text:s text:c="3"/>85,2 </text:p>
          </table:table-cell>
          <table:table-cell table:style-name="ce9" office:value-type="float" office:value="81.4038216909744" calcext:value-type="float">
            <text:p><text:s text:c="3"/>81,4 </text:p>
          </table:table-cell>
          <table:table-cell table:style-name="ce9" office:value-type="float" office:value="73.0424184329278" calcext:value-type="float">
            <text:p><text:s text:c="3"/>73,0 </text:p>
          </table:table-cell>
          <table:table-cell table:style-name="ce9" office:value-type="float" office:value="89.7652249490211" calcext:value-type="float">
            <text:p><text:s text:c="3"/>89,8 </text:p>
          </table:table-cell>
          <table:table-cell table:style-name="ce9" office:value-type="float" office:value="82.8752023375006" calcext:value-type="float">
            <text:p><text:s text:c="3"/>82,9 </text:p>
          </table:table-cell>
          <table:table-cell table:style-name="ce9" office:value-type="float" office:value="80.0491423464638" calcext:value-type="float">
            <text:p><text:s text:c="3"/>80,0 </text:p>
          </table:table-cell>
          <table:table-cell table:style-name="ce9" office:value-type="float" office:value="85.7012623285373" calcext:value-type="float">
            <text:p><text:s text:c="3"/>85,7 </text:p>
          </table:table-cell>
          <table:table-cell table:style-name="ce9" office:value-type="float" office:value="79.1777277424712" calcext:value-type="float">
            <text:p><text:s text:c="3"/>79,2 </text:p>
          </table:table-cell>
          <table:table-cell table:style-name="ce9" office:value-type="float" office:value="76.391654131483" calcext:value-type="float">
            <text:p><text:s text:c="3"/>76,4 </text:p>
          </table:table-cell>
          <table:table-cell table:style-name="ce9" office:value-type="float" office:value="81.9638013534594" calcext:value-type="float">
            <text:p><text:s text:c="3"/>82,0 </text:p>
          </table:table-cell>
          <table:table-cell table:style-name="ce9" office:value-type="float" office:value="85.3719633458415" calcext:value-type="float">
            <text:p><text:s text:c="3"/>85,4 </text:p>
          </table:table-cell>
          <table:table-cell table:style-name="ce9" office:value-type="float" office:value="82.5123583232837" calcext:value-type="float">
            <text:p><text:s text:c="3"/>82,5 </text:p>
          </table:table-cell>
          <table:table-cell table:style-name="ce9" office:value-type="float" office:value="88.2315683683993" calcext:value-type="float">
            <text:p><text:s text:c="3"/>88,2 </text:p>
          </table:table-cell>
          <table:table-cell table:style-name="ce9" office:value-type="float" office:value="82.0803415468638" calcext:value-type="float">
            <text:p><text:s text:c="3"/>82,1 </text:p>
          </table:table-cell>
          <table:table-cell table:style-name="ce9" office:value-type="float" office:value="77.8465394908973" calcext:value-type="float">
            <text:p><text:s text:c="3"/>77,8 </text:p>
          </table:table-cell>
          <table:table-cell table:style-name="ce9" office:value-type="float" office:value="86.3141436028304" calcext:value-type="float">
            <text:p><text:s text:c="3"/>86,3 </text:p>
          </table:table-cell>
          <table:table-cell table:style-name="ce9" office:value-type="float" office:value="75.3460335982147" calcext:value-type="float">
            <text:p><text:s text:c="3"/>75,3 </text:p>
          </table:table-cell>
          <table:table-cell table:style-name="ce9" office:value-type="float" office:value="72.828634691678" calcext:value-type="float">
            <text:p><text:s text:c="3"/>72,8 </text:p>
          </table:table-cell>
          <table:table-cell table:style-name="ce9" office:value-type="float" office:value="77.8634325047514" calcext:value-type="float">
            <text:p><text:s text:c="3"/>77,9 </text:p>
          </table:table-cell>
          <table:table-cell table:style-name="ce9" office:value-type="float" office:value="74.286155604468" calcext:value-type="float">
            <text:p><text:s text:c="3"/>74,3 </text:p>
          </table:table-cell>
          <table:table-cell table:style-name="ce9" office:value-type="float" office:value="72.0003903728071" calcext:value-type="float">
            <text:p><text:s text:c="3"/>72,0 </text:p>
          </table:table-cell>
          <table:table-cell table:style-name="ce9" office:value-type="float" office:value="76.5719208361289" calcext:value-type="float">
            <text:p><text:s text:c="3"/>76,6 </text:p>
          </table:table-cell>
          <table:table-cell table:style-name="ce9" office:value-type="float" office:value="82.996236319327" calcext:value-type="float">
            <text:p><text:s text:c="3"/>83,0 </text:p>
          </table:table-cell>
          <table:table-cell table:style-name="ce9" office:value-type="float" office:value="80.8744716083497" calcext:value-type="float">
            <text:p><text:s text:c="3"/>80,9 </text:p>
          </table:table-cell>
          <table:table-cell table:style-name="ce9" office:value-type="float" office:value="85.1180010303043" calcext:value-type="float">
            <text:p><text:s text:c="3"/>85,1 </text:p>
          </table:table-cell>
          <table:table-cell table:style-name="ce9" office:value-type="float" office:value="79.6947685360246" calcext:value-type="float">
            <text:p><text:s text:c="3"/>79,7 </text:p>
          </table:table-cell>
          <table:table-cell table:style-name="ce9" office:value-type="float" office:value="76.5495392765914" calcext:value-type="float">
            <text:p><text:s text:c="3"/>76,5 </text:p>
          </table:table-cell>
          <table:table-cell table:style-name="ce9" office:value-type="float" office:value="82.8399977954579" calcext:value-type="float">
            <text:p><text:s text:c="3"/>82,8 </text:p>
          </table:table-cell>
          <table:table-cell table:style-name="ce9" office:value-type="float" office:value="86.1810196053432" calcext:value-type="float">
            <text:p><text:s text:c="3"/>86,2 </text:p>
          </table:table-cell>
          <table:table-cell table:style-name="ce9" office:value-type="float" office:value="81.8534870619147" calcext:value-type="float">
            <text:p><text:s text:c="3"/>81,9 </text:p>
          </table:table-cell>
          <table:table-cell table:style-name="ce9" office:value-type="float" office:value="90.5085521487716" calcext:value-type="float">
            <text:p><text:s text:c="3"/>90,5 </text:p>
          </table:table-cell>
          <table:table-cell table:style-name="ce9" office:value-type="float" office:value="88.6885521368988" calcext:value-type="float">
            <text:p><text:s text:c="3"/>88,7 </text:p>
          </table:table-cell>
          <table:table-cell table:style-name="ce9" office:value-type="float" office:value="83.906268705843" calcext:value-type="float">
            <text:p><text:s text:c="3"/>83,9 </text:p>
          </table:table-cell>
          <table:table-cell table:style-name="ce9" office:value-type="float" office:value="93.4708355679547" calcext:value-type="float">
            <text:p><text:s text:c="3"/>93,5 </text:p>
          </table:table-cell>
          <table:table-cell table:style-name="ce9" office:value-type="float" office:value="88.5837007987229" calcext:value-type="float">
            <text:p><text:s text:c="3"/>88,6 </text:p>
          </table:table-cell>
          <table:table-cell table:style-name="ce9" office:value-type="float" office:value="82.9002663454978" calcext:value-type="float">
            <text:p><text:s text:c="3"/>82,9 </text:p>
          </table:table-cell>
          <table:table-cell table:style-name="ce9" office:value-type="float" office:value="94.267135251948" calcext:value-type="float">
            <text:p><text:s text:c="3"/>94,3 </text:p>
          </table:table-cell>
          <table:table-cell table:style-name="ce9" office:value-type="float" office:value="91.7029290305852" calcext:value-type="float">
            <text:p><text:s text:c="3"/>91,7 </text:p>
          </table:table-cell>
          <table:table-cell table:style-name="ce9" office:value-type="float" office:value="89.0424982971767" calcext:value-type="float">
            <text:p><text:s text:c="3"/>89,0 </text:p>
          </table:table-cell>
          <table:table-cell table:style-name="ce9" office:value-type="float" office:value="94.3633597639938" calcext:value-type="float">
            <text:p><text:s text:c="3"/>94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69.4416200177486" calcext:value-type="float">
            <text:p><text:s text:c="3"/>69,4 </text:p>
          </table:table-cell>
          <table:table-cell table:style-name="ce9" office:value-type="float" office:value="66.5723046974982" calcext:value-type="float">
            <text:p><text:s text:c="3"/>66,6 </text:p>
          </table:table-cell>
          <table:table-cell table:style-name="ce9" office:value-type="float" office:value="72.3109353379992" calcext:value-type="float">
            <text:p><text:s text:c="3"/>72,3 </text:p>
          </table:table-cell>
          <table:table-cell table:style-name="ce9" office:value-type="float" office:value="67.5917607590928" calcext:value-type="float">
            <text:p><text:s text:c="3"/>67,6 </text:p>
          </table:table-cell>
          <table:table-cell table:style-name="ce9" office:value-type="float" office:value="63.386510778083" calcext:value-type="float">
            <text:p><text:s text:c="3"/>63,4 </text:p>
          </table:table-cell>
          <table:table-cell table:style-name="ce9" office:value-type="float" office:value="71.7970107401026" calcext:value-type="float">
            <text:p><text:s text:c="3"/>71,8 </text:p>
          </table:table-cell>
          <table:table-cell table:style-name="ce9" office:value-type="float" office:value="78.8119678319357" calcext:value-type="float">
            <text:p><text:s text:c="3"/>78,8 </text:p>
          </table:table-cell>
          <table:table-cell table:style-name="ce9" office:value-type="float" office:value="75.2430659799873" calcext:value-type="float">
            <text:p><text:s text:c="3"/>75,2 </text:p>
          </table:table-cell>
          <table:table-cell table:style-name="ce9" office:value-type="float" office:value="82.380869683884" calcext:value-type="float">
            <text:p><text:s text:c="3"/>82,4 </text:p>
          </table:table-cell>
          <table:table-cell table:style-name="ce9" office:value-type="float" office:value="79.7088952243718" calcext:value-type="float">
            <text:p><text:s text:c="3"/>79,7 </text:p>
          </table:table-cell>
          <table:table-cell table:style-name="ce9" office:value-type="float" office:value="74.4682964856112" calcext:value-type="float">
            <text:p><text:s text:c="3"/>74,5 </text:p>
          </table:table-cell>
          <table:table-cell table:style-name="ce9" office:value-type="float" office:value="84.9494939631324" calcext:value-type="float">
            <text:p><text:s text:c="3"/>84,9 </text:p>
          </table:table-cell>
          <table:table-cell table:style-name="ce9" office:value-type="float" office:value="62.4167926172439" calcext:value-type="float">
            <text:p><text:s text:c="3"/>62,4 </text:p>
          </table:table-cell>
          <table:table-cell table:style-name="ce9" office:value-type="float" office:value="58.9978751420153" calcext:value-type="float">
            <text:p><text:s text:c="3"/>59,0 </text:p>
          </table:table-cell>
          <table:table-cell table:style-name="ce9" office:value-type="float" office:value="65.8357100924725" calcext:value-type="float">
            <text:p><text:s text:c="3"/>65,8 </text:p>
          </table:table-cell>
          <table:table-cell table:style-name="ce9" office:value-type="float" office:value="61.3887002763225" calcext:value-type="float">
            <text:p><text:s text:c="3"/>61,4 </text:p>
          </table:table-cell>
          <table:table-cell table:style-name="ce9" office:value-type="float" office:value="56.8271410219808" calcext:value-type="float">
            <text:p><text:s text:c="3"/>56,8 </text:p>
          </table:table-cell>
          <table:table-cell table:style-name="ce9" office:value-type="float" office:value="65.9502595306641" calcext:value-type="float">
            <text:p><text:s text:c="3"/>66,0 </text:p>
          </table:table-cell>
          <table:table-cell table:style-name="ce9" office:value-type="float" office:value="75.8840169024495" calcext:value-type="float">
            <text:p><text:s text:c="3"/>75,9 </text:p>
          </table:table-cell>
          <table:table-cell table:style-name="ce9" office:value-type="float" office:value="71.8434817615883" calcext:value-type="float">
            <text:p><text:s text:c="3"/>71,8 </text:p>
          </table:table-cell>
          <table:table-cell table:style-name="ce9" office:value-type="float" office:value="79.9245520433108" calcext:value-type="float">
            <text:p><text:s text:c="3"/>79,9 </text:p>
          </table:table-cell>
          <table:table-cell table:style-name="ce9" office:value-type="float" office:value="78.107311326659" calcext:value-type="float">
            <text:p><text:s text:c="3"/>78,1 </text:p>
          </table:table-cell>
          <table:table-cell table:style-name="ce9" office:value-type="float" office:value="71.2599795983382" calcext:value-type="float">
            <text:p><text:s text:c="3"/>71,3 </text:p>
          </table:table-cell>
          <table:table-cell table:style-name="ce9" office:value-type="float" office:value="84.9546430549797" calcext:value-type="float">
            <text:p><text:s text:c="3"/>85,0 </text:p>
          </table:table-cell>
          <table:table-cell table:style-name="ce9" office:value-type="float" office:value="75.6065085533658" calcext:value-type="float">
            <text:p><text:s text:c="3"/>75,6 </text:p>
          </table:table-cell>
          <table:table-cell table:style-name="ce9" office:value-type="float" office:value="72.6007417826324" calcext:value-type="float">
            <text:p><text:s text:c="3"/>72,6 </text:p>
          </table:table-cell>
          <table:table-cell table:style-name="ce9" office:value-type="float" office:value="78.6122753240992" calcext:value-type="float">
            <text:p><text:s text:c="3"/>78,6 </text:p>
          </table:table-cell>
          <table:table-cell table:style-name="ce9" office:value-type="float" office:value="73.4760557927028" calcext:value-type="float">
            <text:p><text:s text:c="3"/>73,5 </text:p>
          </table:table-cell>
          <table:table-cell table:style-name="ce9" office:value-type="float" office:value="68.3080423871723" calcext:value-type="float">
            <text:p><text:s text:c="3"/>68,3 </text:p>
          </table:table-cell>
          <table:table-cell table:style-name="ce9" office:value-type="float" office:value="78.6440691982333" calcext:value-type="float">
            <text:p><text:s text:c="3"/>78,6 </text:p>
          </table:table-cell>
          <table:table-cell table:style-name="ce9" office:value-type="float" office:value="81.6046112109383" calcext:value-type="float">
            <text:p><text:s text:c="3"/>81,6 </text:p>
          </table:table-cell>
          <table:table-cell table:style-name="ce9" office:value-type="float" office:value="77.5838528472492" calcext:value-type="float">
            <text:p><text:s text:c="3"/>77,6 </text:p>
          </table:table-cell>
          <table:table-cell table:style-name="ce9" office:value-type="float" office:value="85.6253695746275" calcext:value-type="float">
            <text:p><text:s text:c="3"/>85,6 </text:p>
          </table:table-cell>
          <table:table-cell table:style-name="ce9" office:value-type="float" office:value="81.2575259838673" calcext:value-type="float">
            <text:p><text:s text:c="3"/>81,3 </text:p>
          </table:table-cell>
          <table:table-cell table:style-name="ce9" office:value-type="float" office:value="71.959722933295" calcext:value-type="float">
            <text:p><text:s text:c="3"/>72,0 </text:p>
          </table:table-cell>
          <table:table-cell table:style-name="ce9" office:value-type="float" office:value="90.5553290344396" calcext:value-type="float">
            <text:p><text:s text:c="3"/>90,6 </text:p>
          </table:table-cell>
          <table:table-cell table:style-name="ce9" office:value-type="float" office:value="65.9129690237381" calcext:value-type="float">
            <text:p><text:s text:c="3"/>65,9 </text:p>
          </table:table-cell>
          <table:table-cell table:style-name="ce9" office:value-type="float" office:value="62.9524741154819" calcext:value-type="float">
            <text:p><text:s text:c="3"/>63,0 </text:p>
          </table:table-cell>
          <table:table-cell table:style-name="ce9" office:value-type="float" office:value="68.8734639319944" calcext:value-type="float">
            <text:p><text:s text:c="3"/>68,9 </text:p>
          </table:table-cell>
          <table:table-cell table:style-name="ce9" office:value-type="float" office:value="64.045897225114" calcext:value-type="float">
            <text:p><text:s text:c="3"/>64,0 </text:p>
          </table:table-cell>
          <table:table-cell table:style-name="ce9" office:value-type="float" office:value="59.7570119845139" calcext:value-type="float">
            <text:p><text:s text:c="3"/>59,8 </text:p>
          </table:table-cell>
          <table:table-cell table:style-name="ce9" office:value-type="float" office:value="68.3347824657141" calcext:value-type="float">
            <text:p><text:s text:c="3"/>68,3 </text:p>
          </table:table-cell>
          <table:table-cell table:style-name="ce9" office:value-type="float" office:value="75.3201167088463" calcext:value-type="float">
            <text:p><text:s text:c="3"/>75,3 </text:p>
          </table:table-cell>
          <table:table-cell table:style-name="ce9" office:value-type="float" office:value="71.6376425549864" calcext:value-type="float">
            <text:p><text:s text:c="3"/>71,6 </text:p>
          </table:table-cell>
          <table:table-cell table:style-name="ce9" office:value-type="float" office:value="79.0025908627061" calcext:value-type="float">
            <text:p><text:s text:c="3"/>79,0 </text:p>
          </table:table-cell>
          <table:table-cell table:style-name="ce9" office:value-type="float" office:value="77.1674507971997" calcext:value-type="float">
            <text:p><text:s text:c="3"/>77,2 </text:p>
          </table:table-cell>
          <table:table-cell table:style-name="ce9" office:value-type="float" office:value="70.3231601680577" calcext:value-type="float">
            <text:p><text:s text:c="3"/>70,3 </text:p>
          </table:table-cell>
          <table:table-cell table:style-name="ce9" office:value-type="float" office:value="84.0117414263416" calcext:value-type="float">
            <text:p><text:s text:c="3"/>84,0 </text:p>
          </table:table-cell>
          <table:table-cell table:style-name="ce9" office:value-type="float" office:value="87.7772237223188" calcext:value-type="float">
            <text:p><text:s text:c="3"/>87,8 </text:p>
          </table:table-cell>
          <table:table-cell table:style-name="ce9" office:value-type="float" office:value="83.0438470945105" calcext:value-type="float">
            <text:p><text:s text:c="3"/>83,0 </text:p>
          </table:table-cell>
          <table:table-cell table:style-name="ce9" office:value-type="float" office:value="92.5106003501271" calcext:value-type="float">
            <text:p><text:s text:c="3"/>92,5 </text:p>
          </table:table-cell>
          <table:table-cell table:style-name="ce9" office:value-type="float" office:value="79.7306061348395" calcext:value-type="float">
            <text:p><text:s text:c="3"/>79,7 </text:p>
          </table:table-cell>
          <table:table-cell table:style-name="ce9" office:value-type="float" office:value="73.4378351951082" calcext:value-type="float">
            <text:p><text:s text:c="3"/>73,4 </text:p>
          </table:table-cell>
          <table:table-cell table:style-name="ce9" office:value-type="float" office:value="86.0233770745708" calcext:value-type="float">
            <text:p><text:s text:c="3"/>86,0 </text:p>
          </table:table-cell>
          <table:table-cell table:style-name="ce9" office:value-type="float" office:value="91.7723019611634" calcext:value-type="float">
            <text:p><text:s text:c="3"/>91,8 </text:p>
          </table:table-cell>
          <table:table-cell table:style-name="ce9" office:value-type="float" office:value="88.820300083639" calcext:value-type="float">
            <text:p><text:s text:c="3"/>88,8 </text:p>
          </table:table-cell>
          <table:table-cell table:style-name="ce9" office:value-type="float" office:value="94.7243038386877" calcext:value-type="float">
            <text:p><text:s text:c="3"/>94,7 </text:p>
          </table:table-cell>
          <table:table-cell table:style-name="ce9" office:value-type="float" office:value="86.6628891692626" calcext:value-type="float">
            <text:p><text:s text:c="3"/>86,7 </text:p>
          </table:table-cell>
          <table:table-cell table:style-name="ce9" office:value-type="float" office:value="80.9313708315183" calcext:value-type="float">
            <text:p><text:s text:c="3"/>80,9 </text:p>
          </table:table-cell>
          <table:table-cell table:style-name="ce9" office:value-type="float" office:value="92.394407507007" calcext:value-type="float">
            <text:p><text:s text:c="3"/>92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73.7979204476164" calcext:value-type="float">
            <text:p><text:s text:c="3"/>73,8 </text:p>
          </table:table-cell>
          <table:table-cell table:style-name="ce9" office:value-type="float" office:value="71.12194003179" calcext:value-type="float">
            <text:p><text:s text:c="3"/>71,1 </text:p>
          </table:table-cell>
          <table:table-cell table:style-name="ce9" office:value-type="float" office:value="76.4739008634428" calcext:value-type="float">
            <text:p><text:s text:c="3"/>76,5 </text:p>
          </table:table-cell>
          <table:table-cell table:style-name="ce9" office:value-type="float" office:value="77.0674653223126" calcext:value-type="float">
            <text:p><text:s text:c="3"/>77,1 </text:p>
          </table:table-cell>
          <table:table-cell table:style-name="ce9" office:value-type="float" office:value="74.4749271234886" calcext:value-type="float">
            <text:p><text:s text:c="3"/>74,5 </text:p>
          </table:table-cell>
          <table:table-cell table:style-name="ce9" office:value-type="float" office:value="79.6600035211365" calcext:value-type="float">
            <text:p><text:s text:c="3"/>79,7 </text:p>
          </table:table-cell>
          <table:table-cell table:style-name="ce9" office:value-type="float" office:value="84.1123594946655" calcext:value-type="float">
            <text:p><text:s text:c="3"/>84,1 </text:p>
          </table:table-cell>
          <table:table-cell table:style-name="ce9" office:value-type="float" office:value="82.0458040614197" calcext:value-type="float">
            <text:p><text:s text:c="3"/>82,0 </text:p>
          </table:table-cell>
          <table:table-cell table:style-name="ce9" office:value-type="float" office:value="86.1789149279114" calcext:value-type="float">
            <text:p><text:s text:c="3"/>86,2 </text:p>
          </table:table-cell>
          <table:table-cell table:style-name="ce9" office:value-type="float" office:value="81.8369921177785" calcext:value-type="float">
            <text:p><text:s text:c="3"/>81,8 </text:p>
          </table:table-cell>
          <table:table-cell table:style-name="ce9" office:value-type="float" office:value="77.7158767129039" calcext:value-type="float">
            <text:p><text:s text:c="3"/>77,7 </text:p>
          </table:table-cell>
          <table:table-cell table:style-name="ce9" office:value-type="float" office:value="85.958107522653" calcext:value-type="float">
            <text:p><text:s text:c="3"/>86,0 </text:p>
          </table:table-cell>
          <table:table-cell table:style-name="ce9" office:value-type="float" office:value="66.5649589179865" calcext:value-type="float">
            <text:p><text:s text:c="3"/>66,6 </text:p>
          </table:table-cell>
          <table:table-cell table:style-name="ce9" office:value-type="float" office:value="63.0519433884569" calcext:value-type="float">
            <text:p><text:s text:c="3"/>63,1 </text:p>
          </table:table-cell>
          <table:table-cell table:style-name="ce9" office:value-type="float" office:value="70.077974447516" calcext:value-type="float">
            <text:p><text:s text:c="3"/>70,1 </text:p>
          </table:table-cell>
          <table:table-cell table:style-name="ce9" office:value-type="float" office:value="72.4068526355837" calcext:value-type="float">
            <text:p><text:s text:c="3"/>72,4 </text:p>
          </table:table-cell>
          <table:table-cell table:style-name="ce9" office:value-type="float" office:value="69.283184113144" calcext:value-type="float">
            <text:p><text:s text:c="3"/>69,3 </text:p>
          </table:table-cell>
          <table:table-cell table:style-name="ce9" office:value-type="float" office:value="75.5305211580235" calcext:value-type="float">
            <text:p><text:s text:c="3"/>75,5 </text:p>
          </table:table-cell>
          <table:table-cell table:style-name="ce9" office:value-type="float" office:value="81.8749483298958" calcext:value-type="float">
            <text:p><text:s text:c="3"/>81,9 </text:p>
          </table:table-cell>
          <table:table-cell table:style-name="ce9" office:value-type="float" office:value="78.9852997600973" calcext:value-type="float">
            <text:p><text:s text:c="3"/>79,0 </text:p>
          </table:table-cell>
          <table:table-cell table:style-name="ce9" office:value-type="float" office:value="84.7645968996942" calcext:value-type="float">
            <text:p><text:s text:c="3"/>84,8 </text:p>
          </table:table-cell>
          <table:table-cell table:style-name="ce9" office:value-type="float" office:value="82.764943167579" calcext:value-type="float">
            <text:p><text:s text:c="3"/>82,8 </text:p>
          </table:table-cell>
          <table:table-cell table:style-name="ce9" office:value-type="float" office:value="79.1423157795462" calcext:value-type="float">
            <text:p><text:s text:c="3"/>79,1 </text:p>
          </table:table-cell>
          <table:table-cell table:style-name="ce9" office:value-type="float" office:value="86.3875705556117" calcext:value-type="float">
            <text:p><text:s text:c="3"/>86,4 </text:p>
          </table:table-cell>
          <table:table-cell table:style-name="ce9" office:value-type="float" office:value="80.7250438482847" calcext:value-type="float">
            <text:p><text:s text:c="3"/>80,7 </text:p>
          </table:table-cell>
          <table:table-cell table:style-name="ce9" office:value-type="float" office:value="78.0793080770885" calcext:value-type="float">
            <text:p><text:s text:c="3"/>78,1 </text:p>
          </table:table-cell>
          <table:table-cell table:style-name="ce9" office:value-type="float" office:value="83.3707796194809" calcext:value-type="float">
            <text:p><text:s text:c="3"/>83,4 </text:p>
          </table:table-cell>
          <table:table-cell table:style-name="ce9" office:value-type="float" office:value="82.059377077607" calcext:value-type="float">
            <text:p><text:s text:c="3"/>82,1 </text:p>
          </table:table-cell>
          <table:table-cell table:style-name="ce9" office:value-type="float" office:value="79.2798008801587" calcext:value-type="float">
            <text:p><text:s text:c="3"/>79,3 </text:p>
          </table:table-cell>
          <table:table-cell table:style-name="ce9" office:value-type="float" office:value="84.8389532750554" calcext:value-type="float">
            <text:p><text:s text:c="3"/>84,8 </text:p>
          </table:table-cell>
          <table:table-cell table:style-name="ce9" office:value-type="float" office:value="86.4655812447086" calcext:value-type="float">
            <text:p><text:s text:c="3"/>86,5 </text:p>
          </table:table-cell>
          <table:table-cell table:style-name="ce9" office:value-type="float" office:value="84.3304530793417" calcext:value-type="float">
            <text:p><text:s text:c="3"/>84,3 </text:p>
          </table:table-cell>
          <table:table-cell table:style-name="ce9" office:value-type="float" office:value="88.6007094100755" calcext:value-type="float">
            <text:p><text:s text:c="3"/>88,6 </text:p>
          </table:table-cell>
          <table:table-cell table:style-name="ce9" office:value-type="float" office:value="80.8570394542415" calcext:value-type="float">
            <text:p><text:s text:c="3"/>80,9 </text:p>
          </table:table-cell>
          <table:table-cell table:style-name="ce9" office:value-type="float" office:value="74.5295212143967" calcext:value-type="float">
            <text:p><text:s text:c="3"/>74,5 </text:p>
          </table:table-cell>
          <table:table-cell table:style-name="ce9" office:value-type="float" office:value="87.1845576940862" calcext:value-type="float">
            <text:p><text:s text:c="3"/>87,2 </text:p>
          </table:table-cell>
          <table:table-cell table:style-name="ce9" office:value-type="float" office:value="69.1087369131738" calcext:value-type="float">
            <text:p><text:s text:c="3"/>69,1 </text:p>
          </table:table-cell>
          <table:table-cell table:style-name="ce9" office:value-type="float" office:value="65.5642074605232" calcext:value-type="float">
            <text:p><text:s text:c="3"/>65,6 </text:p>
          </table:table-cell>
          <table:table-cell table:style-name="ce9" office:value-type="float" office:value="72.6532663658243" calcext:value-type="float">
            <text:p><text:s text:c="3"/>72,7 </text:p>
          </table:table-cell>
          <table:table-cell table:style-name="ce9" office:value-type="float" office:value="72.0914249955346" calcext:value-type="float">
            <text:p><text:s text:c="3"/>72,1 </text:p>
          </table:table-cell>
          <table:table-cell table:style-name="ce9" office:value-type="float" office:value="69.3935990618038" calcext:value-type="float">
            <text:p><text:s text:c="3"/>69,4 </text:p>
          </table:table-cell>
          <table:table-cell table:style-name="ce9" office:value-type="float" office:value="74.7892509292653" calcext:value-type="float">
            <text:p><text:s text:c="3"/>74,8 </text:p>
          </table:table-cell>
          <table:table-cell table:style-name="ce9" office:value-type="float" office:value="80.6625449162053" calcext:value-type="float">
            <text:p><text:s text:c="3"/>80,7 </text:p>
          </table:table-cell>
          <table:table-cell table:style-name="ce9" office:value-type="float" office:value="78.2696489315762" calcext:value-type="float">
            <text:p><text:s text:c="3"/>78,3 </text:p>
          </table:table-cell>
          <table:table-cell table:style-name="ce9" office:value-type="float" office:value="83.0554409008343" calcext:value-type="float">
            <text:p><text:s text:c="3"/>83,1 </text:p>
          </table:table-cell>
          <table:table-cell table:style-name="ce9" office:value-type="float" office:value="77.9695254283276" calcext:value-type="float">
            <text:p><text:s text:c="3"/>78,0 </text:p>
          </table:table-cell>
          <table:table-cell table:style-name="ce9" office:value-type="float" office:value="72.0300504867525" calcext:value-type="float">
            <text:p><text:s text:c="3"/>72,0 </text:p>
          </table:table-cell>
          <table:table-cell table:style-name="ce9" office:value-type="float" office:value="83.9090003699026" calcext:value-type="float">
            <text:p><text:s text:c="3"/>83,9 </text:p>
          </table:table-cell>
          <table:table-cell table:style-name="ce9" office:value-type="float" office:value="84.7542837699508" calcext:value-type="float">
            <text:p><text:s text:c="3"/>84,8 </text:p>
          </table:table-cell>
          <table:table-cell table:style-name="ce9" office:value-type="float" office:value="81.8778067705196" calcext:value-type="float">
            <text:p><text:s text:c="3"/>81,9 </text:p>
          </table:table-cell>
          <table:table-cell table:style-name="ce9" office:value-type="float" office:value="87.6307607693821" calcext:value-type="float">
            <text:p><text:s text:c="3"/>87,6 </text:p>
          </table:table-cell>
          <table:table-cell table:style-name="ce9" office:value-type="float" office:value="87.2894684928493" calcext:value-type="float">
            <text:p><text:s text:c="3"/>87,3 </text:p>
          </table:table-cell>
          <table:table-cell table:style-name="ce9" office:value-type="float" office:value="84.8138383822418" calcext:value-type="float">
            <text:p><text:s text:c="3"/>84,8 </text:p>
          </table:table-cell>
          <table:table-cell table:style-name="ce9" office:value-type="float" office:value="89.7650986034568" calcext:value-type="float">
            <text:p><text:s text:c="3"/>89,8 </text:p>
          </table:table-cell>
          <table:table-cell table:style-name="ce9" office:value-type="float" office:value="90.1607306182117" calcext:value-type="float">
            <text:p><text:s text:c="3"/>90,2 </text:p>
          </table:table-cell>
          <table:table-cell table:style-name="ce9" office:value-type="float" office:value="88.0580151276544" calcext:value-type="float">
            <text:p><text:s text:c="3"/>88,1 </text:p>
          </table:table-cell>
          <table:table-cell table:style-name="ce9" office:value-type="float" office:value="92.2634461087689" calcext:value-type="float">
            <text:p><text:s text:c="3"/>92,3 </text:p>
          </table:table-cell>
          <table:table-cell table:style-name="ce9" office:value-type="float" office:value="88.3839337833593" calcext:value-type="float">
            <text:p><text:s text:c="3"/>88,4 </text:p>
          </table:table-cell>
          <table:table-cell table:style-name="ce9" office:value-type="float" office:value="82.8465963141061" calcext:value-type="float">
            <text:p><text:s text:c="3"/>82,8 </text:p>
          </table:table-cell>
          <table:table-cell table:style-name="ce9" office:value-type="float" office:value="93.9212712526126" calcext:value-type="float">
            <text:p><text:s text:c="3"/>93,9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77.9966103095738" calcext:value-type="float">
            <text:p><text:s text:c="3"/>78,0 </text:p>
          </table:table-cell>
          <table:table-cell table:style-name="ce9" office:value-type="float" office:value="75.5263976584893" calcext:value-type="float">
            <text:p><text:s text:c="3"/>75,5 </text:p>
          </table:table-cell>
          <table:table-cell table:style-name="ce9" office:value-type="float" office:value="80.4668229606584" calcext:value-type="float">
            <text:p><text:s text:c="3"/>80,5 </text:p>
          </table:table-cell>
          <table:table-cell table:style-name="ce9" office:value-type="float" office:value="79.5348577386285" calcext:value-type="float">
            <text:p><text:s text:c="3"/>79,5 </text:p>
          </table:table-cell>
          <table:table-cell table:style-name="ce9" office:value-type="float" office:value="77.2823393716855" calcext:value-type="float">
            <text:p><text:s text:c="3"/>77,3 </text:p>
          </table:table-cell>
          <table:table-cell table:style-name="ce9" office:value-type="float" office:value="81.7873761055715" calcext:value-type="float">
            <text:p><text:s text:c="3"/>81,8 </text:p>
          </table:table-cell>
          <table:table-cell table:style-name="ce9" office:value-type="float" office:value="86.1709144178155" calcext:value-type="float">
            <text:p><text:s text:c="3"/>86,2 </text:p>
          </table:table-cell>
          <table:table-cell table:style-name="ce9" office:value-type="float" office:value="84.3270662669618" calcext:value-type="float">
            <text:p><text:s text:c="3"/>84,3 </text:p>
          </table:table-cell>
          <table:table-cell table:style-name="ce9" office:value-type="float" office:value="88.0147625686692" calcext:value-type="float">
            <text:p><text:s text:c="3"/>88,0 </text:p>
          </table:table-cell>
          <table:table-cell table:style-name="ce9" office:value-type="float" office:value="84.9820506647566" calcext:value-type="float">
            <text:p><text:s text:c="3"/>85,0 </text:p>
          </table:table-cell>
          <table:table-cell table:style-name="ce9" office:value-type="float" office:value="81.1622083975482" calcext:value-type="float">
            <text:p><text:s text:c="3"/>81,2 </text:p>
          </table:table-cell>
          <table:table-cell table:style-name="ce9" office:value-type="float" office:value="88.8018929319649" calcext:value-type="float">
            <text:p><text:s text:c="3"/>88,8 </text:p>
          </table:table-cell>
          <table:table-cell table:style-name="ce9" office:value-type="float" office:value="72.6910526715853" calcext:value-type="float">
            <text:p><text:s text:c="3"/>72,7 </text:p>
          </table:table-cell>
          <table:table-cell table:style-name="ce9" office:value-type="float" office:value="68.8423648592721" calcext:value-type="float">
            <text:p><text:s text:c="3"/>68,8 </text:p>
          </table:table-cell>
          <table:table-cell table:style-name="ce9" office:value-type="float" office:value="76.5397404838985" calcext:value-type="float">
            <text:p><text:s text:c="3"/>76,5 </text:p>
          </table:table-cell>
          <table:table-cell table:style-name="ce9" office:value-type="float" office:value="77.6406149268539" calcext:value-type="float">
            <text:p><text:s text:c="3"/>77,6 </text:p>
          </table:table-cell>
          <table:table-cell table:style-name="ce9" office:value-type="float" office:value="74.6207891798791" calcext:value-type="float">
            <text:p><text:s text:c="3"/>74,6 </text:p>
          </table:table-cell>
          <table:table-cell table:style-name="ce9" office:value-type="float" office:value="80.6604406738287" calcext:value-type="float">
            <text:p><text:s text:c="3"/>80,7 </text:p>
          </table:table-cell>
          <table:table-cell table:style-name="ce9" office:value-type="float" office:value="85.0516828142561" calcext:value-type="float">
            <text:p><text:s text:c="3"/>85,1 </text:p>
          </table:table-cell>
          <table:table-cell table:style-name="ce9" office:value-type="float" office:value="82.7032225507123" calcext:value-type="float">
            <text:p><text:s text:c="3"/>82,7 </text:p>
          </table:table-cell>
          <table:table-cell table:style-name="ce9" office:value-type="float" office:value="87.4001430777998" calcext:value-type="float">
            <text:p><text:s text:c="3"/>87,4 </text:p>
          </table:table-cell>
          <table:table-cell table:style-name="ce9" office:value-type="float" office:value="87.7217754510119" calcext:value-type="float">
            <text:p><text:s text:c="3"/>87,7 </text:p>
          </table:table-cell>
          <table:table-cell table:style-name="ce9" office:value-type="float" office:value="84.0329848395174" calcext:value-type="float">
            <text:p><text:s text:c="3"/>84,0 </text:p>
          </table:table-cell>
          <table:table-cell table:style-name="ce9" office:value-type="float" office:value="91.4105660625064" calcext:value-type="float">
            <text:p><text:s text:c="3"/>91,4 </text:p>
          </table:table-cell>
          <table:table-cell table:style-name="ce9" office:value-type="float" office:value="82.3430691008322" calcext:value-type="float">
            <text:p><text:s text:c="3"/>82,3 </text:p>
          </table:table-cell>
          <table:table-cell table:style-name="ce9" office:value-type="float" office:value="79.6809291593734" calcext:value-type="float">
            <text:p><text:s text:c="3"/>79,7 </text:p>
          </table:table-cell>
          <table:table-cell table:style-name="ce9" office:value-type="float" office:value="85.005209042291" calcext:value-type="float">
            <text:p><text:s text:c="3"/>85,0 </text:p>
          </table:table-cell>
          <table:table-cell table:style-name="ce9" office:value-type="float" office:value="81.239702317782" calcext:value-type="float">
            <text:p><text:s text:c="3"/>81,2 </text:p>
          </table:table-cell>
          <table:table-cell table:style-name="ce9" office:value-type="float" office:value="78.6383114384217" calcext:value-type="float">
            <text:p><text:s text:c="3"/>78,6 </text:p>
          </table:table-cell>
          <table:table-cell table:style-name="ce9" office:value-type="float" office:value="83.8410931971423" calcext:value-type="float">
            <text:p><text:s text:c="3"/>83,8 </text:p>
          </table:table-cell>
          <table:table-cell table:style-name="ce9" office:value-type="float" office:value="87.1701135143818" calcext:value-type="float">
            <text:p><text:s text:c="3"/>87,2 </text:p>
          </table:table-cell>
          <table:table-cell table:style-name="ce9" office:value-type="float" office:value="85.1306805778364" calcext:value-type="float">
            <text:p><text:s text:c="3"/>85,1 </text:p>
          </table:table-cell>
          <table:table-cell table:style-name="ce9" office:value-type="float" office:value="89.2095464509271" calcext:value-type="float">
            <text:p><text:s text:c="3"/>89,2 </text:p>
          </table:table-cell>
          <table:table-cell table:style-name="ce9" office:value-type="float" office:value="82.2727600423353" calcext:value-type="float">
            <text:p><text:s text:c="3"/>82,3 </text:p>
          </table:table-cell>
          <table:table-cell table:style-name="ce9" office:value-type="float" office:value="77.4830951275927" calcext:value-type="float">
            <text:p><text:s text:c="3"/>77,5 </text:p>
          </table:table-cell>
          <table:table-cell table:style-name="ce9" office:value-type="float" office:value="87.062424957078" calcext:value-type="float">
            <text:p><text:s text:c="3"/>87,1 </text:p>
          </table:table-cell>
          <table:table-cell table:style-name="ce9" office:value-type="float" office:value="74.8427180917156" calcext:value-type="float">
            <text:p><text:s text:c="3"/>74,8 </text:p>
          </table:table-cell>
          <table:table-cell table:style-name="ce9" office:value-type="float" office:value="71.9608735145732" calcext:value-type="float">
            <text:p><text:s text:c="3"/>72,0 </text:p>
          </table:table-cell>
          <table:table-cell table:style-name="ce9" office:value-type="float" office:value="77.724562668858" calcext:value-type="float">
            <text:p><text:s text:c="3"/>77,7 </text:p>
          </table:table-cell>
          <table:table-cell table:style-name="ce9" office:value-type="float" office:value="76.7699186730113" calcext:value-type="float">
            <text:p><text:s text:c="3"/>76,8 </text:p>
          </table:table-cell>
          <table:table-cell table:style-name="ce9" office:value-type="float" office:value="74.4046169618299" calcext:value-type="float">
            <text:p><text:s text:c="3"/>74,4 </text:p>
          </table:table-cell>
          <table:table-cell table:style-name="ce9" office:value-type="float" office:value="79.1352203841928" calcext:value-type="float">
            <text:p><text:s text:c="3"/>79,1 </text:p>
          </table:table-cell>
          <table:table-cell table:style-name="ce9" office:value-type="float" office:value="84.6293714655321" calcext:value-type="float">
            <text:p><text:s text:c="3"/>84,6 </text:p>
          </table:table-cell>
          <table:table-cell table:style-name="ce9" office:value-type="float" office:value="82.6450088695227" calcext:value-type="float">
            <text:p><text:s text:c="3"/>82,6 </text:p>
          </table:table-cell>
          <table:table-cell table:style-name="ce9" office:value-type="float" office:value="86.6137340615416" calcext:value-type="float">
            <text:p><text:s text:c="3"/>86,6 </text:p>
          </table:table-cell>
          <table:table-cell table:style-name="ce9" office:value-type="float" office:value="82.4194288594903" calcext:value-type="float">
            <text:p><text:s text:c="3"/>82,4 </text:p>
          </table:table-cell>
          <table:table-cell table:style-name="ce9" office:value-type="float" office:value="77.3484239940652" calcext:value-type="float">
            <text:p><text:s text:c="3"/>77,3 </text:p>
          </table:table-cell>
          <table:table-cell table:style-name="ce9" office:value-type="float" office:value="87.4904337249155" calcext:value-type="float">
            <text:p><text:s text:c="3"/>87,5 </text:p>
          </table:table-cell>
          <table:table-cell table:style-name="ce9" office:value-type="float" office:value="88.1203968403532" calcext:value-type="float">
            <text:p><text:s text:c="3"/>88,1 </text:p>
          </table:table-cell>
          <table:table-cell table:style-name="ce9" office:value-type="float" office:value="84.3052584853833" calcext:value-type="float">
            <text:p><text:s text:c="3"/>84,3 </text:p>
          </table:table-cell>
          <table:table-cell table:style-name="ce9" office:value-type="float" office:value="91.935535195323" calcext:value-type="float">
            <text:p><text:s text:c="3"/>91,9 </text:p>
          </table:table-cell>
          <table:table-cell table:style-name="ce9" office:value-type="float" office:value="87.7303936011796" calcext:value-type="float">
            <text:p><text:s text:c="3"/>87,7 </text:p>
          </table:table-cell>
          <table:table-cell table:style-name="ce9" office:value-type="float" office:value="85.2768286254111" calcext:value-type="float">
            <text:p><text:s text:c="3"/>85,3 </text:p>
          </table:table-cell>
          <table:table-cell table:style-name="ce9" office:value-type="float" office:value="90.1839585769482" calcext:value-type="float">
            <text:p><text:s text:c="3"/>90,2 </text:p>
          </table:table-cell>
          <table:table-cell table:style-name="ce9" office:value-type="float" office:value="90.8221668544603" calcext:value-type="float">
            <text:p><text:s text:c="3"/>90,8 </text:p>
          </table:table-cell>
          <table:table-cell table:style-name="ce9" office:value-type="float" office:value="88.3398675544621" calcext:value-type="float">
            <text:p><text:s text:c="3"/>88,3 </text:p>
          </table:table-cell>
          <table:table-cell table:style-name="ce9" office:value-type="float" office:value="93.3044661544586" calcext:value-type="float">
            <text:p><text:s text:c="3"/>93,3 </text:p>
          </table:table-cell>
          <table:table-cell table:style-name="ce9" office:value-type="float" office:value="92.7864538811538" calcext:value-type="float">
            <text:p><text:s text:c="3"/>92,8 </text:p>
          </table:table-cell>
          <table:table-cell table:style-name="ce9" office:value-type="float" office:value="90.5484159556115" calcext:value-type="float">
            <text:p><text:s text:c="3"/>90,5 </text:p>
          </table:table-cell>
          <table:table-cell table:style-name="ce9" office:value-type="float" office:value="95.0244918066961" calcext:value-type="float">
            <text:p><text:s text:c="3"/>95,0 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09, 2012, 2015 e 2019.</text:p>
          </table:table-cell>
          <table:table-cell table:style-name="ce5" table:number-columns-repeated="60"/>
          <table:table-cell table:number-columns-repeated="96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5" table:style-name="ta5">
        <table:table-column table:style-name="co1" table:default-cell-style-name="ce4"/>
        <table:table-column table:style-name="co2" table:number-columns-repeated="60" table:default-cell-style-name="ce4"/>
        <table:table-column table:style-name="co3" table:number-columns-repeated="196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1" table:number-rows-spanned="2">
            <text:p>Tabela 2.5 - Percentual de escolares do 9º ano do Ensino Fundamental que sofreram bullying, por sexo e dependência administrativa da escola, com indicação do intervalo de confiança de 95%, segundo os Municípios das Capitais - 2009/2019</text:p>
          </table:table-cell>
          <table:covered-table-cell table:number-columns-repeated="60" table:style-name="ce1"/>
          <table:table-cell table:number-columns-repeated="963"/>
        </table:table-row>
        <table:table-row table:style-name="ro1">
          <table:covered-table-cell table:number-columns-repeated="61" table:style-name="ce1"/>
          <table:table-cell table:number-columns-repeated="963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60" table:number-rows-spanned="1">
            <text:p>Percentual de escolares do 9º ano do Ensino Fundamental que sofreram bullying (%)</text:p>
          </table:table-cell>
          <table:covered-table-cell table:number-columns-repeated="59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2" table:number-rows-spanned="2">
            <text:p>Total</text:p>
          </table:table-cell>
          <table:covered-table-cell table:number-columns-repeated="11" table:style-name="ce7"/>
          <table:table-cell table:style-name="ce10" office:value-type="string" calcext:value-type="string" table:number-columns-spanned="24" table:number-rows-spanned="1">
            <text:p>Sexo</text:p>
          </table:table-cell>
          <table:covered-table-cell table:number-columns-repeated="23" table:style-name="ce10"/>
          <table:table-cell table:style-name="ce6" office:value-type="string" calcext:value-type="string" table:number-columns-spanned="24" table:number-rows-spanned="1">
            <text:p>Dependência Administrativa</text:p>
          </table:table-cell>
          <table:covered-table-cell table:number-columns-repeated="23"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table-cell table:style-name="ce10" office:value-type="string" calcext:value-type="string" table:number-columns-spanned="12" table:number-rows-spanned="1">
            <text:p>Homem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Mulher</text:p>
          </table:table-cell>
          <table:covered-table-cell table:number-columns-repeated="11" table:style-name="ce10"/>
          <table:table-cell table:style-name="ce10" office:value-type="string" calcext:value-type="string" table:number-columns-spanned="12" table:number-rows-spanned="1">
            <text:p>Pública</text:p>
          </table:table-cell>
          <table:covered-table-cell table:number-columns-repeated="11" table:style-name="ce10"/>
          <table:table-cell table:style-name="ce6" office:value-type="string" calcext:value-type="string" table:number-columns-spanned="12" table:number-rows-spanned="1">
            <text:p>Privada</text:p>
          </table:table-cell>
          <table:covered-table-cell table:number-columns-repeated="11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10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0"/>
          <table:table-cell table:style-name="ce10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0"/>
          <table:table-cell table:style-name="ce10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0"/>
          <table:table-cell table:style-name="ce10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0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6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10" office:value-type="string" calcext:value-type="string" table:number-columns-spanned="2" table:number-rows-spanned="2">
            <text:p>Intervalo de confiança de 95%</text:p>
          </table:table-cell>
          <table:covered-table-cell table:style-name="ce10"/>
          <table:table-cell table:style-name="ce10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10" office:value-type="string" calcext:value-type="string" table:number-columns-spanned="1" table:number-rows-spanned="2">
            <text:p>Limite superior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63"/>
        </table:table-row>
        <table:table-row table:style-name="ro1">
          <table:covered-table-cell table:style-name="ce2"/>
          <table:covered-table-cell table:number-columns-repeated="12" table:style-name="ce7"/>
          <table:covered-table-cell table:number-columns-repeated="47" table:style-name="ce10"/>
          <table:covered-table-cell table:style-name="ce6"/>
          <table:table-cell table:number-columns-repeated="963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30.2934771755157" calcext:value-type="float">
            <text:p><text:s text:c="3"/>30,3 </text:p>
          </table:table-cell>
          <table:table-cell table:style-name="ce8" office:value-type="float" office:value="29.5657083760309" calcext:value-type="float">
            <text:p><text:s text:c="3"/>29,6 </text:p>
          </table:table-cell>
          <table:table-cell table:style-name="ce8" office:value-type="float" office:value="31.0212459750006" calcext:value-type="float">
            <text:p><text:s text:c="3"/>31,0 </text:p>
          </table:table-cell>
          <table:table-cell table:style-name="ce8" office:value-type="float" office:value="34.6409018467635" calcext:value-type="float">
            <text:p><text:s text:c="3"/>34,6 </text:p>
          </table:table-cell>
          <table:table-cell table:style-name="ce8" office:value-type="float" office:value="33.8417119654477" calcext:value-type="float">
            <text:p><text:s text:c="3"/>33,8 </text:p>
          </table:table-cell>
          <table:table-cell table:style-name="ce8" office:value-type="float" office:value="35.4400917280794" calcext:value-type="float">
            <text:p><text:s text:c="3"/>35,4 </text:p>
          </table:table-cell>
          <table:table-cell table:style-name="ce8" office:value-type="float" office:value="44.4756328473898" calcext:value-type="float">
            <text:p><text:s text:c="3"/>44,5 </text:p>
          </table:table-cell>
          <table:table-cell table:style-name="ce8" office:value-type="float" office:value="43.6278641680669" calcext:value-type="float">
            <text:p><text:s text:c="3"/>43,6 </text:p>
          </table:table-cell>
          <table:table-cell table:style-name="ce8" office:value-type="float" office:value="45.3234015267127" calcext:value-type="float">
            <text:p><text:s text:c="3"/>45,3 </text:p>
          </table:table-cell>
          <table:table-cell table:style-name="ce8" office:value-type="float" office:value="40.3372832655306" calcext:value-type="float">
            <text:p><text:s text:c="3"/>40,3 </text:p>
          </table:table-cell>
          <table:table-cell table:style-name="ce8" office:value-type="float" office:value="38.2075328600746" calcext:value-type="float">
            <text:p><text:s text:c="3"/>38,2 </text:p>
          </table:table-cell>
          <table:table-cell table:style-name="ce8" office:value-type="float" office:value="42.4670336709866" calcext:value-type="float">
            <text:p><text:s text:c="3"/>42,5 </text:p>
          </table:table-cell>
          <table:table-cell table:style-name="ce8" office:value-type="float" office:value="31.9765031939132" calcext:value-type="float">
            <text:p><text:s text:c="3"/>32,0 </text:p>
          </table:table-cell>
          <table:table-cell table:style-name="ce8" office:value-type="float" office:value="31.0471856783163" calcext:value-type="float">
            <text:p><text:s text:c="3"/>31,0 </text:p>
          </table:table-cell>
          <table:table-cell table:style-name="ce8" office:value-type="float" office:value="32.9058207095101" calcext:value-type="float">
            <text:p><text:s text:c="3"/>32,9 </text:p>
          </table:table-cell>
          <table:table-cell table:style-name="ce8" office:value-type="float" office:value="35.8790620881659" calcext:value-type="float">
            <text:p><text:s text:c="3"/>35,9 </text:p>
          </table:table-cell>
          <table:table-cell table:style-name="ce8" office:value-type="float" office:value="34.7940883544767" calcext:value-type="float">
            <text:p><text:s text:c="3"/>34,8 </text:p>
          </table:table-cell>
          <table:table-cell table:style-name="ce8" office:value-type="float" office:value="36.9640358218551" calcext:value-type="float">
            <text:p><text:s text:c="3"/>37,0 </text:p>
          </table:table-cell>
          <table:table-cell table:style-name="ce8" office:value-type="float" office:value="45.369415532866" calcext:value-type="float">
            <text:p><text:s text:c="3"/>45,4 </text:p>
          </table:table-cell>
          <table:table-cell table:style-name="ce8" office:value-type="float" office:value="44.0589340585812" calcext:value-type="float">
            <text:p><text:s text:c="3"/>44,1 </text:p>
          </table:table-cell>
          <table:table-cell table:style-name="ce8" office:value-type="float" office:value="46.6798970071507" calcext:value-type="float">
            <text:p><text:s text:c="3"/>46,7 </text:p>
          </table:table-cell>
          <table:table-cell table:style-name="ce8" office:value-type="float" office:value="35.3795336095215" calcext:value-type="float">
            <text:p><text:s text:c="3"/>35,4 </text:p>
          </table:table-cell>
          <table:table-cell table:style-name="ce8" office:value-type="float" office:value="32.7020940199315" calcext:value-type="float">
            <text:p><text:s text:c="3"/>32,7 </text:p>
          </table:table-cell>
          <table:table-cell table:style-name="ce8" office:value-type="float" office:value="38.0569731991116" calcext:value-type="float">
            <text:p><text:s text:c="3"/>38,1 </text:p>
          </table:table-cell>
          <table:table-cell table:style-name="ce8" office:value-type="float" office:value="28.7761560056672" calcext:value-type="float">
            <text:p><text:s text:c="3"/>28,8 </text:p>
          </table:table-cell>
          <table:table-cell table:style-name="ce8" office:value-type="float" office:value="27.7786610199846" calcext:value-type="float">
            <text:p><text:s text:c="3"/>27,8 </text:p>
          </table:table-cell>
          <table:table-cell table:style-name="ce8" office:value-type="float" office:value="29.7736509913498" calcext:value-type="float">
            <text:p><text:s text:c="3"/>29,8 </text:p>
          </table:table-cell>
          <table:table-cell table:style-name="ce8" office:value-type="float" office:value="33.4455014513113" calcext:value-type="float">
            <text:p><text:s text:c="3"/>33,4 </text:p>
          </table:table-cell>
          <table:table-cell table:style-name="ce8" office:value-type="float" office:value="32.4750033733081" calcext:value-type="float">
            <text:p><text:s text:c="3"/>32,5 </text:p>
          </table:table-cell>
          <table:table-cell table:style-name="ce8" office:value-type="float" office:value="34.4159995293145" calcext:value-type="float">
            <text:p><text:s text:c="3"/>34,4 </text:p>
          </table:table-cell>
          <table:table-cell table:style-name="ce8" office:value-type="float" office:value="43.611563137504" calcext:value-type="float">
            <text:p><text:s text:c="3"/>43,6 </text:p>
          </table:table-cell>
          <table:table-cell table:style-name="ce8" office:value-type="float" office:value="42.5076652237274" calcext:value-type="float">
            <text:p><text:s text:c="3"/>42,5 </text:p>
          </table:table-cell>
          <table:table-cell table:style-name="ce8" office:value-type="float" office:value="44.7154610512805" calcext:value-type="float">
            <text:p><text:s text:c="3"/>44,7 </text:p>
          </table:table-cell>
          <table:table-cell table:style-name="ce8" office:value-type="float" office:value="45.0989143182856" calcext:value-type="float">
            <text:p><text:s text:c="3"/>45,1 </text:p>
          </table:table-cell>
          <table:table-cell table:style-name="ce8" office:value-type="float" office:value="41.7805594373315" calcext:value-type="float">
            <text:p><text:s text:c="3"/>41,8 </text:p>
          </table:table-cell>
          <table:table-cell table:style-name="ce8" office:value-type="float" office:value="48.4172691992398" calcext:value-type="float">
            <text:p><text:s text:c="3"/>48,4 </text:p>
          </table:table-cell>
          <table:table-cell table:style-name="ce8" office:value-type="float" office:value="28.9188467393504" calcext:value-type="float">
            <text:p><text:s text:c="3"/>28,9 </text:p>
          </table:table-cell>
          <table:table-cell table:style-name="ce8" office:value-type="float" office:value="28.0824589137275" calcext:value-type="float">
            <text:p><text:s text:c="3"/>28,1 </text:p>
          </table:table-cell>
          <table:table-cell table:style-name="ce8" office:value-type="float" office:value="29.7552345649733" calcext:value-type="float">
            <text:p><text:s text:c="3"/>29,8 </text:p>
          </table:table-cell>
          <table:table-cell table:style-name="ce8" office:value-type="float" office:value="33.7194288899626" calcext:value-type="float">
            <text:p><text:s text:c="3"/>33,7 </text:p>
          </table:table-cell>
          <table:table-cell table:style-name="ce8" office:value-type="float" office:value="32.7622681547879" calcext:value-type="float">
            <text:p><text:s text:c="3"/>32,8 </text:p>
          </table:table-cell>
          <table:table-cell table:style-name="ce8" office:value-type="float" office:value="34.6765896251372" calcext:value-type="float">
            <text:p><text:s text:c="3"/>34,7 </text:p>
          </table:table-cell>
          <table:table-cell table:style-name="ce8" office:value-type="float" office:value="44.2015063603138" calcext:value-type="float">
            <text:p><text:s text:c="3"/>44,2 </text:p>
          </table:table-cell>
          <table:table-cell table:style-name="ce8" office:value-type="float" office:value="43.1865554242993" calcext:value-type="float">
            <text:p><text:s text:c="3"/>43,2 </text:p>
          </table:table-cell>
          <table:table-cell table:style-name="ce8" office:value-type="float" office:value="45.2164572963283" calcext:value-type="float">
            <text:p><text:s text:c="3"/>45,2 </text:p>
          </table:table-cell>
          <table:table-cell table:style-name="ce8" office:value-type="float" office:value="39.889776989209" calcext:value-type="float">
            <text:p><text:s text:c="3"/>39,9 </text:p>
          </table:table-cell>
          <table:table-cell table:style-name="ce8" office:value-type="float" office:value="37.0148226734402" calcext:value-type="float">
            <text:p><text:s text:c="3"/>37,0 </text:p>
          </table:table-cell>
          <table:table-cell table:style-name="ce8" office:value-type="float" office:value="42.7647313049778" calcext:value-type="float">
            <text:p><text:s text:c="3"/>42,8 </text:p>
          </table:table-cell>
          <table:table-cell table:style-name="ce8" office:value-type="float" office:value="35.5179281472247" calcext:value-type="float">
            <text:p><text:s text:c="3"/>35,5 </text:p>
          </table:table-cell>
          <table:table-cell table:style-name="ce8" office:value-type="float" office:value="33.9918614284509" calcext:value-type="float">
            <text:p><text:s text:c="3"/>34,0 </text:p>
          </table:table-cell>
          <table:table-cell table:style-name="ce8" office:value-type="float" office:value="37.0439948659986" calcext:value-type="float">
            <text:p><text:s text:c="3"/>37,0 </text:p>
          </table:table-cell>
          <table:table-cell table:style-name="ce8" office:value-type="float" office:value="37.3342196529971" calcext:value-type="float">
            <text:p><text:s text:c="3"/>37,3 </text:p>
          </table:table-cell>
          <table:table-cell table:style-name="ce8" office:value-type="float" office:value="35.7817522580788" calcext:value-type="float">
            <text:p><text:s text:c="3"/>35,8 </text:p>
          </table:table-cell>
          <table:table-cell table:style-name="ce8" office:value-type="float" office:value="38.8866870479154" calcext:value-type="float">
            <text:p><text:s text:c="3"/>38,9 </text:p>
          </table:table-cell>
          <table:table-cell table:style-name="ce8" office:value-type="float" office:value="45.209997442389" calcext:value-type="float">
            <text:p><text:s text:c="3"/>45,2 </text:p>
          </table:table-cell>
          <table:table-cell table:style-name="ce8" office:value-type="float" office:value="43.6288439201325" calcext:value-type="float">
            <text:p><text:s text:c="3"/>43,6 </text:p>
          </table:table-cell>
          <table:table-cell table:style-name="ce8" office:value-type="float" office:value="46.7911509646454" calcext:value-type="float">
            <text:p><text:s text:c="3"/>46,8 </text:p>
          </table:table-cell>
          <table:table-cell table:style-name="ce8" office:value-type="float" office:value="41.4739154324006" calcext:value-type="float">
            <text:p><text:s text:c="3"/>41,5 </text:p>
          </table:table-cell>
          <table:table-cell table:style-name="ce8" office:value-type="float" office:value="39.6077735105727" calcext:value-type="float">
            <text:p><text:s text:c="3"/>39,6 </text:p>
          </table:table-cell>
          <table:table-cell table:style-name="ce8" office:value-type="float" office:value="43.3400573542284" calcext:value-type="float">
            <text:p><text:s text:c="3"/>43,3 </text:p>
          </table:table-cell>
          <table:table-cell table:style-name="ce12" table:number-columns-repeated="963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28.0790799746252" calcext:value-type="float">
            <text:p><text:s text:c="3"/>28,1 </text:p>
          </table:table-cell>
          <table:table-cell table:style-name="ce9" office:value-type="float" office:value="25.7114139245049" calcext:value-type="float">
            <text:p><text:s text:c="3"/>25,7 </text:p>
          </table:table-cell>
          <table:table-cell table:style-name="ce9" office:value-type="float" office:value="30.4467460247454" calcext:value-type="float">
            <text:p><text:s text:c="3"/>30,4 </text:p>
          </table:table-cell>
          <table:table-cell table:style-name="ce9" office:value-type="float" office:value="29.527126957502" calcext:value-type="float">
            <text:p><text:s text:c="3"/>29,5 </text:p>
          </table:table-cell>
          <table:table-cell table:style-name="ce9" office:value-type="float" office:value="26.8113978536392" calcext:value-type="float">
            <text:p><text:s text:c="3"/>26,8 </text:p>
          </table:table-cell>
          <table:table-cell table:style-name="ce9" office:value-type="float" office:value="32.2428560613648" calcext:value-type="float">
            <text:p><text:s text:c="3"/>32,2 </text:p>
          </table:table-cell>
          <table:table-cell table:style-name="ce9" office:value-type="float" office:value="42.6709703234992" calcext:value-type="float">
            <text:p><text:s text:c="3"/>42,7 </text:p>
          </table:table-cell>
          <table:table-cell table:style-name="ce9" office:value-type="float" office:value="40.1725182981385" calcext:value-type="float">
            <text:p><text:s text:c="3"/>40,2 </text:p>
          </table:table-cell>
          <table:table-cell table:style-name="ce9" office:value-type="float" office:value="45.16942234886" calcext:value-type="float">
            <text:p><text:s text:c="3"/>45,2 </text:p>
          </table:table-cell>
          <table:table-cell table:style-name="ce9" office:value-type="float" office:value="47.8584980499684" calcext:value-type="float">
            <text:p><text:s text:c="3"/>47,9 </text:p>
          </table:table-cell>
          <table:table-cell table:style-name="ce9" office:value-type="float" office:value="39.2772598455279" calcext:value-type="float">
            <text:p><text:s text:c="3"/>39,3 </text:p>
          </table:table-cell>
          <table:table-cell table:style-name="ce9" office:value-type="float" office:value="56.4397362544089" calcext:value-type="float">
            <text:p><text:s text:c="3"/>56,4 </text:p>
          </table:table-cell>
          <table:table-cell table:style-name="ce9" office:value-type="float" office:value="30.6908721738285" calcext:value-type="float">
            <text:p><text:s text:c="3"/>30,7 </text:p>
          </table:table-cell>
          <table:table-cell table:style-name="ce9" office:value-type="float" office:value="27.0419808791415" calcext:value-type="float">
            <text:p><text:s text:c="3"/>27,0 </text:p>
          </table:table-cell>
          <table:table-cell table:style-name="ce9" office:value-type="float" office:value="34.3397634685154" calcext:value-type="float">
            <text:p><text:s text:c="3"/>34,3 </text:p>
          </table:table-cell>
          <table:table-cell table:style-name="ce9" office:value-type="float" office:value="33.5394977754377" calcext:value-type="float">
            <text:p><text:s text:c="3"/>33,5 </text:p>
          </table:table-cell>
          <table:table-cell table:style-name="ce9" office:value-type="float" office:value="29.5994410008668" calcext:value-type="float">
            <text:p><text:s text:c="3"/>29,6 </text:p>
          </table:table-cell>
          <table:table-cell table:style-name="ce9" office:value-type="float" office:value="37.4795545500086" calcext:value-type="float">
            <text:p><text:s text:c="3"/>37,5 </text:p>
          </table:table-cell>
          <table:table-cell table:style-name="ce9" office:value-type="float" office:value="46.705081902418" calcext:value-type="float">
            <text:p><text:s text:c="3"/>46,7 </text:p>
          </table:table-cell>
          <table:table-cell table:style-name="ce9" office:value-type="float" office:value="43.1695671078334" calcext:value-type="float">
            <text:p><text:s text:c="3"/>43,2 </text:p>
          </table:table-cell>
          <table:table-cell table:style-name="ce9" office:value-type="float" office:value="50.2405966970026" calcext:value-type="float">
            <text:p><text:s text:c="3"/>50,2 </text:p>
          </table:table-cell>
          <table:table-cell table:style-name="ce9" office:value-type="float" office:value="38.9107025932066" calcext:value-type="float">
            <text:p><text:s text:c="3"/>38,9 </text:p>
          </table:table-cell>
          <table:table-cell table:style-name="ce9" office:value-type="float" office:value="29.4260876036168" calcext:value-type="float">
            <text:p><text:s text:c="3"/>29,4 </text:p>
          </table:table-cell>
          <table:table-cell table:style-name="ce9" office:value-type="float" office:value="48.3953175827963" calcext:value-type="float">
            <text:p><text:s text:c="3"/>48,4 </text:p>
          </table:table-cell>
          <table:table-cell table:style-name="ce9" office:value-type="float" office:value="26.0638465878309" calcext:value-type="float">
            <text:p><text:s text:c="3"/>26,1 </text:p>
          </table:table-cell>
          <table:table-cell table:style-name="ce9" office:value-type="float" office:value="23.226547626005" calcext:value-type="float">
            <text:p><text:s text:c="3"/>23,2 </text:p>
          </table:table-cell>
          <table:table-cell table:style-name="ce9" office:value-type="float" office:value="28.9011455496567" calcext:value-type="float">
            <text:p><text:s text:c="3"/>28,9 </text:p>
          </table:table-cell>
          <table:table-cell table:style-name="ce9" office:value-type="float" office:value="26.0510763357532" calcext:value-type="float">
            <text:p><text:s text:c="3"/>26,1 </text:p>
          </table:table-cell>
          <table:table-cell table:style-name="ce9" office:value-type="float" office:value="22.9940262893953" calcext:value-type="float">
            <text:p><text:s text:c="3"/>23,0 </text:p>
          </table:table-cell>
          <table:table-cell table:style-name="ce9" office:value-type="float" office:value="29.108126382111" calcext:value-type="float">
            <text:p><text:s text:c="3"/>29,1 </text:p>
          </table:table-cell>
          <table:table-cell table:style-name="ce9" office:value-type="float" office:value="39.0739282480598" calcext:value-type="float">
            <text:p><text:s text:c="3"/>39,1 </text:p>
          </table:table-cell>
          <table:table-cell table:style-name="ce9" office:value-type="float" office:value="35.6412052150892" calcext:value-type="float">
            <text:p><text:s text:c="3"/>35,6 </text:p>
          </table:table-cell>
          <table:table-cell table:style-name="ce9" office:value-type="float" office:value="42.5066512810304" calcext:value-type="float">
            <text:p><text:s text:c="3"/>42,5 </text:p>
          </table:table-cell>
          <table:table-cell table:style-name="ce9" office:value-type="float" office:value="55.7924077900449" calcext:value-type="float">
            <text:p><text:s text:c="3"/>55,8 </text:p>
          </table:table-cell>
          <table:table-cell table:style-name="ce9" office:value-type="float" office:value="45.0657089014359" calcext:value-type="float">
            <text:p><text:s text:c="3"/>45,1 </text:p>
          </table:table-cell>
          <table:table-cell table:style-name="ce9" office:value-type="float" office:value="66.5191066786539" calcext:value-type="float">
            <text:p><text:s text:c="3"/>66,5 </text:p>
          </table:table-cell>
          <table:table-cell table:style-name="ce9" office:value-type="float" office:value="25.7009537821375" calcext:value-type="float">
            <text:p><text:s text:c="3"/>25,7 </text:p>
          </table:table-cell>
          <table:table-cell table:style-name="ce9" office:value-type="float" office:value="23.5179405298076" calcext:value-type="float">
            <text:p><text:s text:c="3"/>23,5 </text:p>
          </table:table-cell>
          <table:table-cell table:style-name="ce9" office:value-type="float" office:value="27.8839670344675" calcext:value-type="float">
            <text:p><text:s text:c="3"/>27,9 </text:p>
          </table:table-cell>
          <table:table-cell table:style-name="ce9" office:value-type="float" office:value="28.6445887239208" calcext:value-type="float">
            <text:p><text:s text:c="3"/>28,6 </text:p>
          </table:table-cell>
          <table:table-cell table:style-name="ce9" office:value-type="float" office:value="25.707774779326" calcext:value-type="float">
            <text:p><text:s text:c="3"/>25,7 </text:p>
          </table:table-cell>
          <table:table-cell table:style-name="ce9" office:value-type="float" office:value="31.5814026685155" calcext:value-type="float">
            <text:p><text:s text:c="3"/>31,6 </text:p>
          </table:table-cell>
          <table:table-cell table:style-name="ce9" office:value-type="float" office:value="41.9107469085722" calcext:value-type="float">
            <text:p><text:s text:c="3"/>41,9 </text:p>
          </table:table-cell>
          <table:table-cell table:style-name="ce9" office:value-type="float" office:value="39.1403275481648" calcext:value-type="float">
            <text:p><text:s text:c="3"/>39,1 </text:p>
          </table:table-cell>
          <table:table-cell table:style-name="ce9" office:value-type="float" office:value="44.6811662689796" calcext:value-type="float">
            <text:p><text:s text:c="3"/>44,7 </text:p>
          </table:table-cell>
          <table:table-cell table:style-name="ce9" office:value-type="float" office:value="48.4023566460337" calcext:value-type="float">
            <text:p><text:s text:c="3"/>48,4 </text:p>
          </table:table-cell>
          <table:table-cell table:style-name="ce9" office:value-type="float" office:value="38.335354451988" calcext:value-type="float">
            <text:p><text:s text:c="3"/>38,3 </text:p>
          </table:table-cell>
          <table:table-cell table:style-name="ce9" office:value-type="float" office:value="58.4693588400794" calcext:value-type="float">
            <text:p><text:s text:c="3"/>58,5 </text:p>
          </table:table-cell>
          <table:table-cell table:style-name="ce9" office:value-type="float" office:value="38.7140407887025" calcext:value-type="float">
            <text:p><text:s text:c="3"/>38,7 </text:p>
          </table:table-cell>
          <table:table-cell table:style-name="ce9" office:value-type="float" office:value="33.1430779890657" calcext:value-type="float">
            <text:p><text:s text:c="3"/>33,1 </text:p>
          </table:table-cell>
          <table:table-cell table:style-name="ce9" office:value-type="float" office:value="44.2850035883394" calcext:value-type="float">
            <text:p><text:s text:c="3"/>44,3 </text:p>
          </table:table-cell>
          <table:table-cell table:style-name="ce9" office:value-type="float" office:value="34.7234744566948" calcext:value-type="float">
            <text:p><text:s text:c="3"/>34,7 </text:p>
          </table:table-cell>
          <table:table-cell table:style-name="ce9" office:value-type="float" office:value="28.5725312614358" calcext:value-type="float">
            <text:p><text:s text:c="3"/>28,6 </text:p>
          </table:table-cell>
          <table:table-cell table:style-name="ce9" office:value-type="float" office:value="40.8744176519538" calcext:value-type="float">
            <text:p><text:s text:c="3"/>40,9 </text:p>
          </table:table-cell>
          <table:table-cell table:style-name="ce9" office:value-type="float" office:value="47.9003240333746" calcext:value-type="float">
            <text:p><text:s text:c="3"/>47,9 </text:p>
          </table:table-cell>
          <table:table-cell table:style-name="ce9" office:value-type="float" office:value="45.5963870135052" calcext:value-type="float">
            <text:p><text:s text:c="3"/>45,6 </text:p>
          </table:table-cell>
          <table:table-cell table:style-name="ce9" office:value-type="float" office:value="50.204261053244" calcext:value-type="float">
            <text:p><text:s text:c="3"/>50,2 </text:p>
          </table:table-cell>
          <table:table-cell table:style-name="ce9" office:value-type="float" office:value="44.7974333835018" calcext:value-type="float">
            <text:p><text:s text:c="3"/>44,8 </text:p>
          </table:table-cell>
          <table:table-cell table:style-name="ce9" office:value-type="float" office:value="39.8139217477907" calcext:value-type="float">
            <text:p><text:s text:c="3"/>39,8 </text:p>
          </table:table-cell>
          <table:table-cell table:style-name="ce9" office:value-type="float" office:value="49.780945019213" calcext:value-type="float">
            <text:p><text:s text:c="3"/>49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29.7542289159077" calcext:value-type="float">
            <text:p><text:s text:c="3"/>29,8 </text:p>
          </table:table-cell>
          <table:table-cell table:style-name="ce9" office:value-type="float" office:value="27.2740066085059" calcext:value-type="float">
            <text:p><text:s text:c="3"/>27,3 </text:p>
          </table:table-cell>
          <table:table-cell table:style-name="ce9" office:value-type="float" office:value="32.2344512233095" calcext:value-type="float">
            <text:p><text:s text:c="3"/>32,2 </text:p>
          </table:table-cell>
          <table:table-cell table:style-name="ce9" office:value-type="float" office:value="34.4748342257343" calcext:value-type="float">
            <text:p><text:s text:c="3"/>34,5 </text:p>
          </table:table-cell>
          <table:table-cell table:style-name="ce9" office:value-type="float" office:value="32.2045310791728" calcext:value-type="float">
            <text:p><text:s text:c="3"/>32,2 </text:p>
          </table:table-cell>
          <table:table-cell table:style-name="ce9" office:value-type="float" office:value="36.7451373722957" calcext:value-type="float">
            <text:p><text:s text:c="3"/>36,7 </text:p>
          </table:table-cell>
          <table:table-cell table:style-name="ce9" office:value-type="float" office:value="44.7773676798434" calcext:value-type="float">
            <text:p><text:s text:c="3"/>44,8 </text:p>
          </table:table-cell>
          <table:table-cell table:style-name="ce9" office:value-type="float" office:value="42.2301258118756" calcext:value-type="float">
            <text:p><text:s text:c="3"/>42,2 </text:p>
          </table:table-cell>
          <table:table-cell table:style-name="ce9" office:value-type="float" office:value="47.3246095478111" calcext:value-type="float">
            <text:p><text:s text:c="3"/>47,3 </text:p>
          </table:table-cell>
          <table:table-cell table:style-name="ce9" office:value-type="float" office:value="43.0692187157347" calcext:value-type="float">
            <text:p><text:s text:c="3"/>43,1 </text:p>
          </table:table-cell>
          <table:table-cell table:style-name="ce9" office:value-type="float" office:value="36.6041271105907" calcext:value-type="float">
            <text:p><text:s text:c="3"/>36,6 </text:p>
          </table:table-cell>
          <table:table-cell table:style-name="ce9" office:value-type="float" office:value="49.5343103208788" calcext:value-type="float">
            <text:p><text:s text:c="3"/>49,5 </text:p>
          </table:table-cell>
          <table:table-cell table:style-name="ce9" office:value-type="float" office:value="31.3335953945345" calcext:value-type="float">
            <text:p><text:s text:c="3"/>31,3 </text:p>
          </table:table-cell>
          <table:table-cell table:style-name="ce9" office:value-type="float" office:value="27.4285571475041" calcext:value-type="float">
            <text:p><text:s text:c="3"/>27,4 </text:p>
          </table:table-cell>
          <table:table-cell table:style-name="ce9" office:value-type="float" office:value="35.238633641565" calcext:value-type="float">
            <text:p><text:s text:c="3"/>35,2 </text:p>
          </table:table-cell>
          <table:table-cell table:style-name="ce9" office:value-type="float" office:value="36.3930389155941" calcext:value-type="float">
            <text:p><text:s text:c="3"/>36,4 </text:p>
          </table:table-cell>
          <table:table-cell table:style-name="ce9" office:value-type="float" office:value="32.6760841866688" calcext:value-type="float">
            <text:p><text:s text:c="3"/>32,7 </text:p>
          </table:table-cell>
          <table:table-cell table:style-name="ce9" office:value-type="float" office:value="40.1099936445195" calcext:value-type="float">
            <text:p><text:s text:c="3"/>40,1 </text:p>
          </table:table-cell>
          <table:table-cell table:style-name="ce9" office:value-type="float" office:value="47.2642179345073" calcext:value-type="float">
            <text:p><text:s text:c="3"/>47,3 </text:p>
          </table:table-cell>
          <table:table-cell table:style-name="ce9" office:value-type="float" office:value="43.2111750572303" calcext:value-type="float">
            <text:p><text:s text:c="3"/>43,2 </text:p>
          </table:table-cell>
          <table:table-cell table:style-name="ce9" office:value-type="float" office:value="51.3172608117842" calcext:value-type="float">
            <text:p><text:s text:c="3"/>51,3 </text:p>
          </table:table-cell>
          <table:table-cell table:style-name="ce9" office:value-type="float" office:value="37.3157188453152" calcext:value-type="float">
            <text:p><text:s text:c="3"/>37,3 </text:p>
          </table:table-cell>
          <table:table-cell table:style-name="ce9" office:value-type="float" office:value="26.2249873841944" calcext:value-type="float">
            <text:p><text:s text:c="3"/>26,2 </text:p>
          </table:table-cell>
          <table:table-cell table:style-name="ce9" office:value-type="float" office:value="48.4064503064359" calcext:value-type="float">
            <text:p><text:s text:c="3"/>48,4 </text:p>
          </table:table-cell>
          <table:table-cell table:style-name="ce9" office:value-type="float" office:value="28.4147863655215" calcext:value-type="float">
            <text:p><text:s text:c="3"/>28,4 </text:p>
          </table:table-cell>
          <table:table-cell table:style-name="ce9" office:value-type="float" office:value="25.0982246324792" calcext:value-type="float">
            <text:p><text:s text:c="3"/>25,1 </text:p>
          </table:table-cell>
          <table:table-cell table:style-name="ce9" office:value-type="float" office:value="31.7313480985638" calcext:value-type="float">
            <text:p><text:s text:c="3"/>31,7 </text:p>
          </table:table-cell>
          <table:table-cell table:style-name="ce9" office:value-type="float" office:value="32.8207924894964" calcext:value-type="float">
            <text:p><text:s text:c="3"/>32,8 </text:p>
          </table:table-cell>
          <table:table-cell table:style-name="ce9" office:value-type="float" office:value="29.2056439458556" calcext:value-type="float">
            <text:p><text:s text:c="3"/>29,2 </text:p>
          </table:table-cell>
          <table:table-cell table:style-name="ce9" office:value-type="float" office:value="36.4359410331372" calcext:value-type="float">
            <text:p><text:s text:c="3"/>36,4 </text:p>
          </table:table-cell>
          <table:table-cell table:style-name="ce9" office:value-type="float" office:value="42.3817531493386" calcext:value-type="float">
            <text:p><text:s text:c="3"/>42,4 </text:p>
          </table:table-cell>
          <table:table-cell table:style-name="ce9" office:value-type="float" office:value="39.7941074044163" calcext:value-type="float">
            <text:p><text:s text:c="3"/>39,8 </text:p>
          </table:table-cell>
          <table:table-cell table:style-name="ce9" office:value-type="float" office:value="44.9693988942608" calcext:value-type="float">
            <text:p><text:s text:c="3"/>45,0 </text:p>
          </table:table-cell>
          <table:table-cell table:style-name="ce9" office:value-type="float" office:value="48.690442924368" calcext:value-type="float">
            <text:p><text:s text:c="3"/>48,7 </text:p>
          </table:table-cell>
          <table:table-cell table:style-name="ce9" office:value-type="float" office:value="39.3536468021237" calcext:value-type="float">
            <text:p><text:s text:c="3"/>39,4 </text:p>
          </table:table-cell>
          <table:table-cell table:style-name="ce9" office:value-type="float" office:value="58.0272390466123" calcext:value-type="float">
            <text:p><text:s text:c="3"/>58,0 </text:p>
          </table:table-cell>
          <table:table-cell table:style-name="ce9" office:value-type="float" office:value="28.3138235576904" calcext:value-type="float">
            <text:p><text:s text:c="3"/>28,3 </text:p>
          </table:table-cell>
          <table:table-cell table:style-name="ce9" office:value-type="float" office:value="25.6443036697124" calcext:value-type="float">
            <text:p><text:s text:c="3"/>25,6 </text:p>
          </table:table-cell>
          <table:table-cell table:style-name="ce9" office:value-type="float" office:value="30.9833434456684" calcext:value-type="float">
            <text:p><text:s text:c="3"/>31,0 </text:p>
          </table:table-cell>
          <table:table-cell table:style-name="ce9" office:value-type="float" office:value="34.0872851784374" calcext:value-type="float">
            <text:p><text:s text:c="3"/>34,1 </text:p>
          </table:table-cell>
          <table:table-cell table:style-name="ce9" office:value-type="float" office:value="31.5714513437049" calcext:value-type="float">
            <text:p><text:s text:c="3"/>31,6 </text:p>
          </table:table-cell>
          <table:table-cell table:style-name="ce9" office:value-type="float" office:value="36.60311901317" calcext:value-type="float">
            <text:p><text:s text:c="3"/>36,6 </text:p>
          </table:table-cell>
          <table:table-cell table:style-name="ce9" office:value-type="float" office:value="44.1516528626202" calcext:value-type="float">
            <text:p><text:s text:c="3"/>44,2 </text:p>
          </table:table-cell>
          <table:table-cell table:style-name="ce9" office:value-type="float" office:value="41.2658208246579" calcext:value-type="float">
            <text:p><text:s text:c="3"/>41,3 </text:p>
          </table:table-cell>
          <table:table-cell table:style-name="ce9" office:value-type="float" office:value="47.0374849005825" calcext:value-type="float">
            <text:p><text:s text:c="3"/>47,0 </text:p>
          </table:table-cell>
          <table:table-cell table:style-name="ce9" office:value-type="float" office:value="43.2056701463278" calcext:value-type="float">
            <text:p><text:s text:c="3"/>43,2 </text:p>
          </table:table-cell>
          <table:table-cell table:style-name="ce9" office:value-type="float" office:value="36.1102683730838" calcext:value-type="float">
            <text:p><text:s text:c="3"/>36,1 </text:p>
          </table:table-cell>
          <table:table-cell table:style-name="ce9" office:value-type="float" office:value="50.3010719195718" calcext:value-type="float">
            <text:p><text:s text:c="3"/>50,3 </text:p>
          </table:table-cell>
          <table:table-cell table:style-name="ce9" office:value-type="float" office:value="38.1778589258095" calcext:value-type="float">
            <text:p><text:s text:c="3"/>38,2 </text:p>
          </table:table-cell>
          <table:table-cell table:style-name="ce9" office:value-type="float" office:value="32.8657943967333" calcext:value-type="float">
            <text:p><text:s text:c="3"/>32,9 </text:p>
          </table:table-cell>
          <table:table-cell table:style-name="ce9" office:value-type="float" office:value="43.4899234548858" calcext:value-type="float">
            <text:p><text:s text:c="3"/>43,5 </text:p>
          </table:table-cell>
          <table:table-cell table:style-name="ce9" office:value-type="float" office:value="37.2404947089041" calcext:value-type="float">
            <text:p><text:s text:c="3"/>37,2 </text:p>
          </table:table-cell>
          <table:table-cell table:style-name="ce9" office:value-type="float" office:value="32.1611401236344" calcext:value-type="float">
            <text:p><text:s text:c="3"/>32,2 </text:p>
          </table:table-cell>
          <table:table-cell table:style-name="ce9" office:value-type="float" office:value="42.3198492941737" calcext:value-type="float">
            <text:p><text:s text:c="3"/>42,3 </text:p>
          </table:table-cell>
          <table:table-cell table:style-name="ce9" office:value-type="float" office:value="48.8060300436966" calcext:value-type="float">
            <text:p><text:s text:c="3"/>48,8 </text:p>
          </table:table-cell>
          <table:table-cell table:style-name="ce9" office:value-type="float" office:value="46.4533540494248" calcext:value-type="float">
            <text:p><text:s text:c="3"/>46,5 </text:p>
          </table:table-cell>
          <table:table-cell table:style-name="ce9" office:value-type="float" office:value="51.1587060379684" calcext:value-type="float">
            <text:p><text:s text:c="3"/>51,2 </text:p>
          </table:table-cell>
          <table:table-cell table:style-name="ce9" office:value-type="float" office:value="41.7895008599706" calcext:value-type="float">
            <text:p><text:s text:c="3"/>41,8 </text:p>
          </table:table-cell>
          <table:table-cell table:style-name="ce9" office:value-type="float" office:value="33.1873608427321" calcext:value-type="float">
            <text:p><text:s text:c="3"/>33,2 </text:p>
          </table:table-cell>
          <table:table-cell table:style-name="ce9" office:value-type="float" office:value="50.3916408772091" calcext:value-type="float">
            <text:p><text:s text:c="3"/>50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28.2546508500168" calcext:value-type="float">
            <text:p><text:s text:c="3"/>28,3 </text:p>
          </table:table-cell>
          <table:table-cell table:style-name="ce9" office:value-type="float" office:value="25.6436535386703" calcext:value-type="float">
            <text:p><text:s text:c="3"/>25,6 </text:p>
          </table:table-cell>
          <table:table-cell table:style-name="ce9" office:value-type="float" office:value="30.8656481613634" calcext:value-type="float">
            <text:p><text:s text:c="3"/>30,9 </text:p>
          </table:table-cell>
          <table:table-cell table:style-name="ce9" office:value-type="float" office:value="31.9403438885848" calcext:value-type="float">
            <text:p><text:s text:c="3"/>31,9 </text:p>
          </table:table-cell>
          <table:table-cell table:style-name="ce9" office:value-type="float" office:value="29.0372159967414" calcext:value-type="float">
            <text:p><text:s text:c="3"/>29,0 </text:p>
          </table:table-cell>
          <table:table-cell table:style-name="ce9" office:value-type="float" office:value="34.8434717804283" calcext:value-type="float">
            <text:p><text:s text:c="3"/>34,8 </text:p>
          </table:table-cell>
          <table:table-cell table:style-name="ce9" office:value-type="float" office:value="43.206248116876" calcext:value-type="float">
            <text:p><text:s text:c="3"/>43,2 </text:p>
          </table:table-cell>
          <table:table-cell table:style-name="ce9" office:value-type="float" office:value="39.9971502586668" calcext:value-type="float">
            <text:p><text:s text:c="3"/>40,0 </text:p>
          </table:table-cell>
          <table:table-cell table:style-name="ce9" office:value-type="float" office:value="46.4153459750851" calcext:value-type="float">
            <text:p><text:s text:c="3"/>46,4 </text:p>
          </table:table-cell>
          <table:table-cell table:style-name="ce9" office:value-type="float" office:value="35.3442925689993" calcext:value-type="float">
            <text:p><text:s text:c="3"/>35,3 </text:p>
          </table:table-cell>
          <table:table-cell table:style-name="ce9" office:value-type="float" office:value="32.2772293467305" calcext:value-type="float">
            <text:p><text:s text:c="3"/>32,3 </text:p>
          </table:table-cell>
          <table:table-cell table:style-name="ce9" office:value-type="float" office:value="38.411355791268" calcext:value-type="float">
            <text:p><text:s text:c="3"/>38,4 </text:p>
          </table:table-cell>
          <table:table-cell table:style-name="ce9" office:value-type="float" office:value="31.4434614440982" calcext:value-type="float">
            <text:p><text:s text:c="3"/>31,4 </text:p>
          </table:table-cell>
          <table:table-cell table:style-name="ce9" office:value-type="float" office:value="28.3964230180145" calcext:value-type="float">
            <text:p><text:s text:c="3"/>28,4 </text:p>
          </table:table-cell>
          <table:table-cell table:style-name="ce9" office:value-type="float" office:value="34.4904998701819" calcext:value-type="float">
            <text:p><text:s text:c="3"/>34,5 </text:p>
          </table:table-cell>
          <table:table-cell table:style-name="ce9" office:value-type="float" office:value="34.6366809938815" calcext:value-type="float">
            <text:p><text:s text:c="3"/>34,6 </text:p>
          </table:table-cell>
          <table:table-cell table:style-name="ce9" office:value-type="float" office:value="30.6007223379939" calcext:value-type="float">
            <text:p><text:s text:c="3"/>30,6 </text:p>
          </table:table-cell>
          <table:table-cell table:style-name="ce9" office:value-type="float" office:value="38.672639649769" calcext:value-type="float">
            <text:p><text:s text:c="3"/>38,7 </text:p>
          </table:table-cell>
          <table:table-cell table:style-name="ce9" office:value-type="float" office:value="45.1258304866823" calcext:value-type="float">
            <text:p><text:s text:c="3"/>45,1 </text:p>
          </table:table-cell>
          <table:table-cell table:style-name="ce9" office:value-type="float" office:value="41.0385712356471" calcext:value-type="float">
            <text:p><text:s text:c="3"/>41,0 </text:p>
          </table:table-cell>
          <table:table-cell table:style-name="ce9" office:value-type="float" office:value="49.2130897377176" calcext:value-type="float">
            <text:p><text:s text:c="3"/>49,2 </text:p>
          </table:table-cell>
          <table:table-cell table:style-name="ce9" office:value-type="float" office:value="32.0451610076528" calcext:value-type="float">
            <text:p><text:s text:c="3"/>32,0 </text:p>
          </table:table-cell>
          <table:table-cell table:style-name="ce9" office:value-type="float" office:value="28.251667175861" calcext:value-type="float">
            <text:p><text:s text:c="3"/>28,3 </text:p>
          </table:table-cell>
          <table:table-cell table:style-name="ce9" office:value-type="float" office:value="35.8386548394446" calcext:value-type="float">
            <text:p><text:s text:c="3"/>35,8 </text:p>
          </table:table-cell>
          <table:table-cell table:style-name="ce9" office:value-type="float" office:value="25.3291341051902" calcext:value-type="float">
            <text:p><text:s text:c="3"/>25,3 </text:p>
          </table:table-cell>
          <table:table-cell table:style-name="ce9" office:value-type="float" office:value="21.3741842359954" calcext:value-type="float">
            <text:p><text:s text:c="3"/>21,4 </text:p>
          </table:table-cell>
          <table:table-cell table:style-name="ce9" office:value-type="float" office:value="29.2840839743851" calcext:value-type="float">
            <text:p><text:s text:c="3"/>29,3 </text:p>
          </table:table-cell>
          <table:table-cell table:style-name="ce9" office:value-type="float" office:value="29.4747544862852" calcext:value-type="float">
            <text:p><text:s text:c="3"/>29,5 </text:p>
          </table:table-cell>
          <table:table-cell table:style-name="ce9" office:value-type="float" office:value="26.2655349303973" calcext:value-type="float">
            <text:p><text:s text:c="3"/>26,3 </text:p>
          </table:table-cell>
          <table:table-cell table:style-name="ce9" office:value-type="float" office:value="32.6839740421732" calcext:value-type="float">
            <text:p><text:s text:c="3"/>32,7 </text:p>
          </table:table-cell>
          <table:table-cell table:style-name="ce9" office:value-type="float" office:value="41.2159148058063" calcext:value-type="float">
            <text:p><text:s text:c="3"/>41,2 </text:p>
          </table:table-cell>
          <table:table-cell table:style-name="ce9" office:value-type="float" office:value="37.5215184734986" calcext:value-type="float">
            <text:p><text:s text:c="3"/>37,5 </text:p>
          </table:table-cell>
          <table:table-cell table:style-name="ce9" office:value-type="float" office:value="44.910311138114" calcext:value-type="float">
            <text:p><text:s text:c="3"/>44,9 </text:p>
          </table:table-cell>
          <table:table-cell table:style-name="ce9" office:value-type="float" office:value="38.8026731054067" calcext:value-type="float">
            <text:p><text:s text:c="3"/>38,8 </text:p>
          </table:table-cell>
          <table:table-cell table:style-name="ce9" office:value-type="float" office:value="36.7829590188921" calcext:value-type="float">
            <text:p><text:s text:c="3"/>36,8 </text:p>
          </table:table-cell>
          <table:table-cell table:style-name="ce9" office:value-type="float" office:value="40.8223871919214" calcext:value-type="float">
            <text:p><text:s text:c="3"/>40,8 </text:p>
          </table:table-cell>
          <table:table-cell table:style-name="ce9" office:value-type="float" office:value="26.9716131602391" calcext:value-type="float">
            <text:p><text:s text:c="3"/>27,0 </text:p>
          </table:table-cell>
          <table:table-cell table:style-name="ce9" office:value-type="float" office:value="24.2341214370988" calcext:value-type="float">
            <text:p><text:s text:c="3"/>24,2 </text:p>
          </table:table-cell>
          <table:table-cell table:style-name="ce9" office:value-type="float" office:value="29.7091048833795" calcext:value-type="float">
            <text:p><text:s text:c="3"/>29,7 </text:p>
          </table:table-cell>
          <table:table-cell table:style-name="ce9" office:value-type="float" office:value="31.704155622009" calcext:value-type="float">
            <text:p><text:s text:c="3"/>31,7 </text:p>
          </table:table-cell>
          <table:table-cell table:style-name="ce9" office:value-type="float" office:value="28.6091926462012" calcext:value-type="float">
            <text:p><text:s text:c="3"/>28,6 </text:p>
          </table:table-cell>
          <table:table-cell table:style-name="ce9" office:value-type="float" office:value="34.7991185978168" calcext:value-type="float">
            <text:p><text:s text:c="3"/>34,8 </text:p>
          </table:table-cell>
          <table:table-cell table:style-name="ce9" office:value-type="float" office:value="43.0502840228715" calcext:value-type="float">
            <text:p><text:s text:c="3"/>43,1 </text:p>
          </table:table-cell>
          <table:table-cell table:style-name="ce9" office:value-type="float" office:value="39.6254797251182" calcext:value-type="float">
            <text:p><text:s text:c="3"/>39,6 </text:p>
          </table:table-cell>
          <table:table-cell table:style-name="ce9" office:value-type="float" office:value="46.4750883206248" calcext:value-type="float">
            <text:p><text:s text:c="3"/>46,5 </text:p>
          </table:table-cell>
          <table:table-cell table:style-name="ce9" office:value-type="float" office:value="34.5745206257486" calcext:value-type="float">
            <text:p><text:s text:c="3"/>34,6 </text:p>
          </table:table-cell>
          <table:table-cell table:style-name="ce9" office:value-type="float" office:value="31.1823534074605" calcext:value-type="float">
            <text:p><text:s text:c="3"/>31,2 </text:p>
          </table:table-cell>
          <table:table-cell table:style-name="ce9" office:value-type="float" office:value="37.9666878440366" calcext:value-type="float">
            <text:p><text:s text:c="3"/>38,0 </text:p>
          </table:table-cell>
          <table:table-cell table:style-name="ce9" office:value-type="float" office:value="38.627833063974" calcext:value-type="float">
            <text:p><text:s text:c="3"/>38,6 </text:p>
          </table:table-cell>
          <table:table-cell table:style-name="ce9" office:value-type="float" office:value="31.8303332948966" calcext:value-type="float">
            <text:p><text:s text:c="3"/>31,8 </text:p>
          </table:table-cell>
          <table:table-cell table:style-name="ce9" office:value-type="float" office:value="45.4253328330514" calcext:value-type="float">
            <text:p><text:s text:c="3"/>45,4 </text:p>
          </table:table-cell>
          <table:table-cell table:style-name="ce9" office:value-type="float" office:value="33.7782038959968" calcext:value-type="float">
            <text:p><text:s text:c="3"/>33,8 </text:p>
          </table:table-cell>
          <table:table-cell table:style-name="ce9" office:value-type="float" office:value="24.5710719908735" calcext:value-type="float">
            <text:p><text:s text:c="3"/>24,6 </text:p>
          </table:table-cell>
          <table:table-cell table:style-name="ce9" office:value-type="float" office:value="42.9853358011201" calcext:value-type="float">
            <text:p><text:s text:c="3"/>43,0 </text:p>
          </table:table-cell>
          <table:table-cell table:style-name="ce9" office:value-type="float" office:value="44.3374957845563" calcext:value-type="float">
            <text:p><text:s text:c="3"/>44,3 </text:p>
          </table:table-cell>
          <table:table-cell table:style-name="ce9" office:value-type="float" office:value="35.1842050317089" calcext:value-type="float">
            <text:p><text:s text:c="3"/>35,2 </text:p>
          </table:table-cell>
          <table:table-cell table:style-name="ce9" office:value-type="float" office:value="53.4907865374038" calcext:value-type="float">
            <text:p><text:s text:c="3"/>53,5 </text:p>
          </table:table-cell>
          <table:table-cell table:style-name="ce9" office:value-type="float" office:value="41.384640898495" calcext:value-type="float">
            <text:p><text:s text:c="3"/>41,4 </text:p>
          </table:table-cell>
          <table:table-cell table:style-name="ce9" office:value-type="float" office:value="36.1243940102254" calcext:value-type="float">
            <text:p><text:s text:c="3"/>36,1 </text:p>
          </table:table-cell>
          <table:table-cell table:style-name="ce9" office:value-type="float" office:value="46.6448877867647" calcext:value-type="float">
            <text:p><text:s text:c="3"/>46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28.6546807759189" calcext:value-type="float">
            <text:p><text:s text:c="3"/>28,7 </text:p>
          </table:table-cell>
          <table:table-cell table:style-name="ce9" office:value-type="float" office:value="26.3202639055448" calcext:value-type="float">
            <text:p><text:s text:c="3"/>26,3 </text:p>
          </table:table-cell>
          <table:table-cell table:style-name="ce9" office:value-type="float" office:value="30.9890976462931" calcext:value-type="float">
            <text:p><text:s text:c="3"/>31,0 </text:p>
          </table:table-cell>
          <table:table-cell table:style-name="ce9" office:value-type="float" office:value="36.8958723540661" calcext:value-type="float">
            <text:p><text:s text:c="3"/>36,9 </text:p>
          </table:table-cell>
          <table:table-cell table:style-name="ce9" office:value-type="float" office:value="34.3409004945815" calcext:value-type="float">
            <text:p><text:s text:c="3"/>34,3 </text:p>
          </table:table-cell>
          <table:table-cell table:style-name="ce9" office:value-type="float" office:value="39.4508442135506" calcext:value-type="float">
            <text:p><text:s text:c="3"/>39,5 </text:p>
          </table:table-cell>
          <table:table-cell table:style-name="ce9" office:value-type="float" office:value="44.0255507805975" calcext:value-type="float">
            <text:p><text:s text:c="3"/>44,0 </text:p>
          </table:table-cell>
          <table:table-cell table:style-name="ce9" office:value-type="float" office:value="41.1793494817542" calcext:value-type="float">
            <text:p><text:s text:c="3"/>41,2 </text:p>
          </table:table-cell>
          <table:table-cell table:style-name="ce9" office:value-type="float" office:value="46.8717520794408" calcext:value-type="float">
            <text:p><text:s text:c="3"/>46,9 </text:p>
          </table:table-cell>
          <table:table-cell table:style-name="ce9" office:value-type="float" office:value="38.5700134643792" calcext:value-type="float">
            <text:p><text:s text:c="3"/>38,6 </text:p>
          </table:table-cell>
          <table:table-cell table:style-name="ce9" office:value-type="float" office:value="32.9109437571222" calcext:value-type="float">
            <text:p><text:s text:c="3"/>32,9 </text:p>
          </table:table-cell>
          <table:table-cell table:style-name="ce9" office:value-type="float" office:value="44.2290831716361" calcext:value-type="float">
            <text:p><text:s text:c="3"/>44,2 </text:p>
          </table:table-cell>
          <table:table-cell table:style-name="ce9" office:value-type="float" office:value="30.5419123123016" calcext:value-type="float">
            <text:p><text:s text:c="3"/>30,5 </text:p>
          </table:table-cell>
          <table:table-cell table:style-name="ce9" office:value-type="float" office:value="27.1101387034178" calcext:value-type="float">
            <text:p><text:s text:c="3"/>27,1 </text:p>
          </table:table-cell>
          <table:table-cell table:style-name="ce9" office:value-type="float" office:value="33.9736859211855" calcext:value-type="float">
            <text:p><text:s text:c="3"/>34,0 </text:p>
          </table:table-cell>
          <table:table-cell table:style-name="ce9" office:value-type="float" office:value="39.6629058500767" calcext:value-type="float">
            <text:p><text:s text:c="3"/>39,7 </text:p>
          </table:table-cell>
          <table:table-cell table:style-name="ce9" office:value-type="float" office:value="36.2203704327718" calcext:value-type="float">
            <text:p><text:s text:c="3"/>36,2 </text:p>
          </table:table-cell>
          <table:table-cell table:style-name="ce9" office:value-type="float" office:value="43.1054412673816" calcext:value-type="float">
            <text:p><text:s text:c="3"/>43,1 </text:p>
          </table:table-cell>
          <table:table-cell table:style-name="ce9" office:value-type="float" office:value="43.9363715163629" calcext:value-type="float">
            <text:p><text:s text:c="3"/>43,9 </text:p>
          </table:table-cell>
          <table:table-cell table:style-name="ce9" office:value-type="float" office:value="40.1325376548645" calcext:value-type="float">
            <text:p><text:s text:c="3"/>40,1 </text:p>
          </table:table-cell>
          <table:table-cell table:style-name="ce9" office:value-type="float" office:value="47.7402053778613" calcext:value-type="float">
            <text:p><text:s text:c="3"/>47,7 </text:p>
          </table:table-cell>
          <table:table-cell table:style-name="ce9" office:value-type="float" office:value="36.7138918587928" calcext:value-type="float">
            <text:p><text:s text:c="3"/>36,7 </text:p>
          </table:table-cell>
          <table:table-cell table:style-name="ce9" office:value-type="float" office:value="32.0512885367326" calcext:value-type="float">
            <text:p><text:s text:c="3"/>32,1 </text:p>
          </table:table-cell>
          <table:table-cell table:style-name="ce9" office:value-type="float" office:value="41.376495180853" calcext:value-type="float">
            <text:p><text:s text:c="3"/>41,4 </text:p>
          </table:table-cell>
          <table:table-cell table:style-name="ce9" office:value-type="float" office:value="26.9310332924833" calcext:value-type="float">
            <text:p><text:s text:c="3"/>26,9 </text:p>
          </table:table-cell>
          <table:table-cell table:style-name="ce9" office:value-type="float" office:value="23.7882613224895" calcext:value-type="float">
            <text:p><text:s text:c="3"/>23,8 </text:p>
          </table:table-cell>
          <table:table-cell table:style-name="ce9" office:value-type="float" office:value="30.0738052624772" calcext:value-type="float">
            <text:p><text:s text:c="3"/>30,1 </text:p>
          </table:table-cell>
          <table:table-cell table:style-name="ce9" office:value-type="float" office:value="34.1831628850693" calcext:value-type="float">
            <text:p><text:s text:c="3"/>34,2 </text:p>
          </table:table-cell>
          <table:table-cell table:style-name="ce9" office:value-type="float" office:value="31.1582722630444" calcext:value-type="float">
            <text:p><text:s text:c="3"/>31,2 </text:p>
          </table:table-cell>
          <table:table-cell table:style-name="ce9" office:value-type="float" office:value="37.2080535070942" calcext:value-type="float">
            <text:p><text:s text:c="3"/>37,2 </text:p>
          </table:table-cell>
          <table:table-cell table:style-name="ce9" office:value-type="float" office:value="44.1134947868153" calcext:value-type="float">
            <text:p><text:s text:c="3"/>44,1 </text:p>
          </table:table-cell>
          <table:table-cell table:style-name="ce9" office:value-type="float" office:value="40.3124909691223" calcext:value-type="float">
            <text:p><text:s text:c="3"/>40,3 </text:p>
          </table:table-cell>
          <table:table-cell table:style-name="ce9" office:value-type="float" office:value="47.9144986045084" calcext:value-type="float">
            <text:p><text:s text:c="3"/>47,9 </text:p>
          </table:table-cell>
          <table:table-cell table:style-name="ce9" office:value-type="float" office:value="40.5135297857236" calcext:value-type="float">
            <text:p><text:s text:c="3"/>40,5 </text:p>
          </table:table-cell>
          <table:table-cell table:style-name="ce9" office:value-type="float" office:value="31.2111104741956" calcext:value-type="float">
            <text:p><text:s text:c="3"/>31,2 </text:p>
          </table:table-cell>
          <table:table-cell table:style-name="ce9" office:value-type="float" office:value="49.8159490972517" calcext:value-type="float">
            <text:p><text:s text:c="3"/>49,8 </text:p>
          </table:table-cell>
          <table:table-cell table:style-name="ce9" office:value-type="float" office:value="28.0034905465899" calcext:value-type="float">
            <text:p><text:s text:c="3"/>28,0 </text:p>
          </table:table-cell>
          <table:table-cell table:style-name="ce9" office:value-type="float" office:value="25.5487509787431" calcext:value-type="float">
            <text:p><text:s text:c="3"/>25,5 </text:p>
          </table:table-cell>
          <table:table-cell table:style-name="ce9" office:value-type="float" office:value="30.4582301144367" calcext:value-type="float">
            <text:p><text:s text:c="3"/>30,5 </text:p>
          </table:table-cell>
          <table:table-cell table:style-name="ce9" office:value-type="float" office:value="36.3047955903063" calcext:value-type="float">
            <text:p><text:s text:c="3"/>36,3 </text:p>
          </table:table-cell>
          <table:table-cell table:style-name="ce9" office:value-type="float" office:value="33.6111153526063" calcext:value-type="float">
            <text:p><text:s text:c="3"/>33,6 </text:p>
          </table:table-cell>
          <table:table-cell table:style-name="ce9" office:value-type="float" office:value="38.9984758280064" calcext:value-type="float">
            <text:p><text:s text:c="3"/>39,0 </text:p>
          </table:table-cell>
          <table:table-cell table:style-name="ce9" office:value-type="float" office:value="43.0163633025238" calcext:value-type="float">
            <text:p><text:s text:c="3"/>43,0 </text:p>
          </table:table-cell>
          <table:table-cell table:style-name="ce9" office:value-type="float" office:value="40.1046103893409" calcext:value-type="float">
            <text:p><text:s text:c="3"/>40,1 </text:p>
          </table:table-cell>
          <table:table-cell table:style-name="ce9" office:value-type="float" office:value="45.9281162157068" calcext:value-type="float">
            <text:p><text:s text:c="3"/>45,9 </text:p>
          </table:table-cell>
          <table:table-cell table:style-name="ce9" office:value-type="float" office:value="38.7917518144246" calcext:value-type="float">
            <text:p><text:s text:c="3"/>38,8 </text:p>
          </table:table-cell>
          <table:table-cell table:style-name="ce9" office:value-type="float" office:value="32.7157665817488" calcext:value-type="float">
            <text:p><text:s text:c="3"/>32,7 </text:p>
          </table:table-cell>
          <table:table-cell table:style-name="ce9" office:value-type="float" office:value="44.8677370471005" calcext:value-type="float">
            <text:p><text:s text:c="3"/>44,9 </text:p>
          </table:table-cell>
          <table:table-cell table:style-name="ce9" office:value-type="float" office:value="37.1440106584873" calcext:value-type="float">
            <text:p><text:s text:c="3"/>37,1 </text:p>
          </table:table-cell>
          <table:table-cell table:style-name="ce9" office:value-type="float" office:value="34.4645885817371" calcext:value-type="float">
            <text:p><text:s text:c="3"/>34,5 </text:p>
          </table:table-cell>
          <table:table-cell table:style-name="ce9" office:value-type="float" office:value="39.8234327352376" calcext:value-type="float">
            <text:p><text:s text:c="3"/>39,8 </text:p>
          </table:table-cell>
          <table:table-cell table:style-name="ce9" office:value-type="float" office:value="42.4472552324645" calcext:value-type="float">
            <text:p><text:s text:c="3"/>42,4 </text:p>
          </table:table-cell>
          <table:table-cell table:style-name="ce9" office:value-type="float" office:value="36.7125710141957" calcext:value-type="float">
            <text:p><text:s text:c="3"/>36,7 </text:p>
          </table:table-cell>
          <table:table-cell table:style-name="ce9" office:value-type="float" office:value="48.1819394507334" calcext:value-type="float">
            <text:p><text:s text:c="3"/>48,2 </text:p>
          </table:table-cell>
          <table:table-cell table:style-name="ce9" office:value-type="float" office:value="53.8794088746436" calcext:value-type="float">
            <text:p><text:s text:c="3"/>53,9 </text:p>
          </table:table-cell>
          <table:table-cell table:style-name="ce9" office:value-type="float" office:value="52.4185583357191" calcext:value-type="float">
            <text:p><text:s text:c="3"/>52,4 </text:p>
          </table:table-cell>
          <table:table-cell table:style-name="ce9" office:value-type="float" office:value="55.3402594135681" calcext:value-type="float">
            <text:p><text:s text:c="3"/>55,3 </text:p>
          </table:table-cell>
          <table:table-cell table:style-name="ce9" office:value-type="float" office:value="36.5143507960107" calcext:value-type="float">
            <text:p><text:s text:c="3"/>36,5 </text:p>
          </table:table-cell>
          <table:table-cell table:style-name="ce9" office:value-type="float" office:value="22.2088323126669" calcext:value-type="float">
            <text:p><text:s text:c="3"/>22,2 </text:p>
          </table:table-cell>
          <table:table-cell table:style-name="ce9" office:value-type="float" office:value="50.8198692793545" calcext:value-type="float">
            <text:p><text:s text:c="3"/>50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26.0166896752568" calcext:value-type="float">
            <text:p><text:s text:c="3"/>26,0 </text:p>
          </table:table-cell>
          <table:table-cell table:style-name="ce9" office:value-type="float" office:value="23.6723107995641" calcext:value-type="float">
            <text:p><text:s text:c="3"/>23,7 </text:p>
          </table:table-cell>
          <table:table-cell table:style-name="ce9" office:value-type="float" office:value="28.3610685509495" calcext:value-type="float">
            <text:p><text:s text:c="3"/>28,4 </text:p>
          </table:table-cell>
          <table:table-cell table:style-name="ce9" office:value-type="float" office:value="30.3448446141522" calcext:value-type="float">
            <text:p><text:s text:c="3"/>30,3 </text:p>
          </table:table-cell>
          <table:table-cell table:style-name="ce9" office:value-type="float" office:value="27.1848756133303" calcext:value-type="float">
            <text:p><text:s text:c="3"/>27,2 </text:p>
          </table:table-cell>
          <table:table-cell table:style-name="ce9" office:value-type="float" office:value="33.504813614974" calcext:value-type="float">
            <text:p><text:s text:c="3"/>33,5 </text:p>
          </table:table-cell>
          <table:table-cell table:style-name="ce9" office:value-type="float" office:value="38.6618437346547" calcext:value-type="float">
            <text:p><text:s text:c="3"/>38,7 </text:p>
          </table:table-cell>
          <table:table-cell table:style-name="ce9" office:value-type="float" office:value="35.6015067116359" calcext:value-type="float">
            <text:p><text:s text:c="3"/>35,6 </text:p>
          </table:table-cell>
          <table:table-cell table:style-name="ce9" office:value-type="float" office:value="41.7221807576735" calcext:value-type="float">
            <text:p><text:s text:c="3"/>41,7 </text:p>
          </table:table-cell>
          <table:table-cell table:style-name="ce9" office:value-type="float" office:value="45.601126354182" calcext:value-type="float">
            <text:p><text:s text:c="3"/>45,6 </text:p>
          </table:table-cell>
          <table:table-cell table:style-name="ce9" office:value-type="float" office:value="37.9535896833824" calcext:value-type="float">
            <text:p><text:s text:c="3"/>38,0 </text:p>
          </table:table-cell>
          <table:table-cell table:style-name="ce9" office:value-type="float" office:value="53.2486630249816" calcext:value-type="float">
            <text:p><text:s text:c="3"/>53,2 </text:p>
          </table:table-cell>
          <table:table-cell table:style-name="ce9" office:value-type="float" office:value="29.4871022008009" calcext:value-type="float">
            <text:p><text:s text:c="3"/>29,5 </text:p>
          </table:table-cell>
          <table:table-cell table:style-name="ce9" office:value-type="float" office:value="25.8539864710416" calcext:value-type="float">
            <text:p><text:s text:c="3"/>25,9 </text:p>
          </table:table-cell>
          <table:table-cell table:style-name="ce9" office:value-type="float" office:value="33.1202179305602" calcext:value-type="float">
            <text:p><text:s text:c="3"/>33,1 </text:p>
          </table:table-cell>
          <table:table-cell table:style-name="ce9" office:value-type="float" office:value="33.3278595878364" calcext:value-type="float">
            <text:p><text:s text:c="3"/>33,3 </text:p>
          </table:table-cell>
          <table:table-cell table:style-name="ce9" office:value-type="float" office:value="29.2843844668743" calcext:value-type="float">
            <text:p><text:s text:c="3"/>29,3 </text:p>
          </table:table-cell>
          <table:table-cell table:style-name="ce9" office:value-type="float" office:value="37.3713347087986" calcext:value-type="float">
            <text:p><text:s text:c="3"/>37,4 </text:p>
          </table:table-cell>
          <table:table-cell table:style-name="ce9" office:value-type="float" office:value="39.587499577194" calcext:value-type="float">
            <text:p><text:s text:c="3"/>39,6 </text:p>
          </table:table-cell>
          <table:table-cell table:style-name="ce9" office:value-type="float" office:value="35.6397518290984" calcext:value-type="float">
            <text:p><text:s text:c="3"/>35,6 </text:p>
          </table:table-cell>
          <table:table-cell table:style-name="ce9" office:value-type="float" office:value="43.5352473252895" calcext:value-type="float">
            <text:p><text:s text:c="3"/>43,5 </text:p>
          </table:table-cell>
          <table:table-cell table:style-name="ce9" office:value-type="float" office:value="39.6675408753681" calcext:value-type="float">
            <text:p><text:s text:c="3"/>39,7 </text:p>
          </table:table-cell>
          <table:table-cell table:style-name="ce9" office:value-type="float" office:value="30.6324359391586" calcext:value-type="float">
            <text:p><text:s text:c="3"/>30,6 </text:p>
          </table:table-cell>
          <table:table-cell table:style-name="ce9" office:value-type="float" office:value="48.7026458115776" calcext:value-type="float">
            <text:p><text:s text:c="3"/>48,7 </text:p>
          </table:table-cell>
          <table:table-cell table:style-name="ce9" office:value-type="float" office:value="22.952514677917" calcext:value-type="float">
            <text:p><text:s text:c="3"/>23,0 </text:p>
          </table:table-cell>
          <table:table-cell table:style-name="ce9" office:value-type="float" office:value="19.8661813546766" calcext:value-type="float">
            <text:p><text:s text:c="3"/>19,9 </text:p>
          </table:table-cell>
          <table:table-cell table:style-name="ce9" office:value-type="float" office:value="26.0388480011574" calcext:value-type="float">
            <text:p><text:s text:c="3"/>26,0 </text:p>
          </table:table-cell>
          <table:table-cell table:style-name="ce9" office:value-type="float" office:value="27.5503862163352" calcext:value-type="float">
            <text:p><text:s text:c="3"/>27,6 </text:p>
          </table:table-cell>
          <table:table-cell table:style-name="ce9" office:value-type="float" office:value="24.1846522796551" calcext:value-type="float">
            <text:p><text:s text:c="3"/>24,2 </text:p>
          </table:table-cell>
          <table:table-cell table:style-name="ce9" office:value-type="float" office:value="30.9161201530153" calcext:value-type="float">
            <text:p><text:s text:c="3"/>30,9 </text:p>
          </table:table-cell>
          <table:table-cell table:style-name="ce9" office:value-type="float" office:value="37.7852737081336" calcext:value-type="float">
            <text:p><text:s text:c="3"/>37,8 </text:p>
          </table:table-cell>
          <table:table-cell table:style-name="ce9" office:value-type="float" office:value="33.902237733065" calcext:value-type="float">
            <text:p><text:s text:c="3"/>33,9 </text:p>
          </table:table-cell>
          <table:table-cell table:style-name="ce9" office:value-type="float" office:value="41.6683096832023" calcext:value-type="float">
            <text:p><text:s text:c="3"/>41,7 </text:p>
          </table:table-cell>
          <table:table-cell table:style-name="ce9" office:value-type="float" office:value="51.8272771967064" calcext:value-type="float">
            <text:p><text:s text:c="3"/>51,8 </text:p>
          </table:table-cell>
          <table:table-cell table:style-name="ce9" office:value-type="float" office:value="45.5232981635306" calcext:value-type="float">
            <text:p><text:s text:c="3"/>45,5 </text:p>
          </table:table-cell>
          <table:table-cell table:style-name="ce9" office:value-type="float" office:value="58.1312562298823" calcext:value-type="float">
            <text:p><text:s text:c="3"/>58,1 </text:p>
          </table:table-cell>
          <table:table-cell table:style-name="ce9" office:value-type="float" office:value="24.1525356974063" calcext:value-type="float">
            <text:p><text:s text:c="3"/>24,2 </text:p>
          </table:table-cell>
          <table:table-cell table:style-name="ce9" office:value-type="float" office:value="21.3633268798742" calcext:value-type="float">
            <text:p><text:s text:c="3"/>21,4 </text:p>
          </table:table-cell>
          <table:table-cell table:style-name="ce9" office:value-type="float" office:value="26.9417445149383" calcext:value-type="float">
            <text:p><text:s text:c="3"/>26,9 </text:p>
          </table:table-cell>
          <table:table-cell table:style-name="ce9" office:value-type="float" office:value="26.4452476793049" calcext:value-type="float">
            <text:p><text:s text:c="3"/>26,4 </text:p>
          </table:table-cell>
          <table:table-cell table:style-name="ce9" office:value-type="float" office:value="23.270874808555" calcext:value-type="float">
            <text:p><text:s text:c="3"/>23,3 </text:p>
          </table:table-cell>
          <table:table-cell table:style-name="ce9" office:value-type="float" office:value="29.6196205500547" calcext:value-type="float">
            <text:p><text:s text:c="3"/>29,6 </text:p>
          </table:table-cell>
          <table:table-cell table:style-name="ce9" office:value-type="float" office:value="34.2310144923655" calcext:value-type="float">
            <text:p><text:s text:c="3"/>34,2 </text:p>
          </table:table-cell>
          <table:table-cell table:style-name="ce9" office:value-type="float" office:value="31.1352741597225" calcext:value-type="float">
            <text:p><text:s text:c="3"/>31,1 </text:p>
          </table:table-cell>
          <table:table-cell table:style-name="ce9" office:value-type="float" office:value="37.3267548250085" calcext:value-type="float">
            <text:p><text:s text:c="3"/>37,3 </text:p>
          </table:table-cell>
          <table:table-cell table:style-name="ce9" office:value-type="float" office:value="43.702477697176" calcext:value-type="float">
            <text:p><text:s text:c="3"/>43,7 </text:p>
          </table:table-cell>
          <table:table-cell table:style-name="ce9" office:value-type="float" office:value="33.4346756363688" calcext:value-type="float">
            <text:p><text:s text:c="3"/>33,4 </text:p>
          </table:table-cell>
          <table:table-cell table:style-name="ce9" office:value-type="float" office:value="53.9702797579832" calcext:value-type="float">
            <text:p><text:s text:c="3"/>54,0 </text:p>
          </table:table-cell>
          <table:table-cell table:style-name="ce9" office:value-type="float" office:value="32.3433660944991" calcext:value-type="float">
            <text:p><text:s text:c="3"/>32,3 </text:p>
          </table:table-cell>
          <table:table-cell table:style-name="ce9" office:value-type="float" office:value="27.1737492727304" calcext:value-type="float">
            <text:p><text:s text:c="3"/>27,2 </text:p>
          </table:table-cell>
          <table:table-cell table:style-name="ce9" office:value-type="float" office:value="37.5129829162679" calcext:value-type="float">
            <text:p><text:s text:c="3"/>37,5 </text:p>
          </table:table-cell>
          <table:table-cell table:style-name="ce9" office:value-type="float" office:value="38.8936184180761" calcext:value-type="float">
            <text:p><text:s text:c="3"/>38,9 </text:p>
          </table:table-cell>
          <table:table-cell table:style-name="ce9" office:value-type="float" office:value="34.2612226266531" calcext:value-type="float">
            <text:p><text:s text:c="3"/>34,3 </text:p>
          </table:table-cell>
          <table:table-cell table:style-name="ce9" office:value-type="float" office:value="43.5260142094991" calcext:value-type="float">
            <text:p><text:s text:c="3"/>43,5 </text:p>
          </table:table-cell>
          <table:table-cell table:style-name="ce9" office:value-type="float" office:value="48.4444470482439" calcext:value-type="float">
            <text:p><text:s text:c="3"/>48,4 </text:p>
          </table:table-cell>
          <table:table-cell table:style-name="ce9" office:value-type="float" office:value="44.6014245427475" calcext:value-type="float">
            <text:p><text:s text:c="3"/>44,6 </text:p>
          </table:table-cell>
          <table:table-cell table:style-name="ce9" office:value-type="float" office:value="52.2874695537403" calcext:value-type="float">
            <text:p><text:s text:c="3"/>52,3 </text:p>
          </table:table-cell>
          <table:table-cell table:style-name="ce9" office:value-type="float" office:value="50.153015331429" calcext:value-type="float">
            <text:p><text:s text:c="3"/>50,2 </text:p>
          </table:table-cell>
          <table:table-cell table:style-name="ce9" office:value-type="float" office:value="41.8391512207835" calcext:value-type="float">
            <text:p><text:s text:c="3"/>41,8 </text:p>
          </table:table-cell>
          <table:table-cell table:style-name="ce9" office:value-type="float" office:value="58.4668794420745" calcext:value-type="float">
            <text:p><text:s text:c="3"/>58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26.3935723762127" calcext:value-type="float">
            <text:p><text:s text:c="3"/>26,4 </text:p>
          </table:table-cell>
          <table:table-cell table:style-name="ce9" office:value-type="float" office:value="24.3153121241015" calcext:value-type="float">
            <text:p><text:s text:c="3"/>24,3 </text:p>
          </table:table-cell>
          <table:table-cell table:style-name="ce9" office:value-type="float" office:value="28.471832628324" calcext:value-type="float">
            <text:p><text:s text:c="3"/>28,5 </text:p>
          </table:table-cell>
          <table:table-cell table:style-name="ce9" office:value-type="float" office:value="32.3141720888533" calcext:value-type="float">
            <text:p><text:s text:c="3"/>32,3 </text:p>
          </table:table-cell>
          <table:table-cell table:style-name="ce9" office:value-type="float" office:value="30.0741789219375" calcext:value-type="float">
            <text:p><text:s text:c="3"/>30,1 </text:p>
          </table:table-cell>
          <table:table-cell table:style-name="ce9" office:value-type="float" office:value="34.5541652557691" calcext:value-type="float">
            <text:p><text:s text:c="3"/>34,6 </text:p>
          </table:table-cell>
          <table:table-cell table:style-name="ce9" office:value-type="float" office:value="43.0743298181421" calcext:value-type="float">
            <text:p><text:s text:c="3"/>43,1 </text:p>
          </table:table-cell>
          <table:table-cell table:style-name="ce9" office:value-type="float" office:value="40.7563151721572" calcext:value-type="float">
            <text:p><text:s text:c="3"/>40,8 </text:p>
          </table:table-cell>
          <table:table-cell table:style-name="ce9" office:value-type="float" office:value="45.392344464127" calcext:value-type="float">
            <text:p><text:s text:c="3"/>45,4 </text:p>
          </table:table-cell>
          <table:table-cell table:style-name="ce9" office:value-type="float" office:value="44.8345190488246" calcext:value-type="float">
            <text:p><text:s text:c="3"/>44,8 </text:p>
          </table:table-cell>
          <table:table-cell table:style-name="ce9" office:value-type="float" office:value="39.803734715635" calcext:value-type="float">
            <text:p><text:s text:c="3"/>39,8 </text:p>
          </table:table-cell>
          <table:table-cell table:style-name="ce9" office:value-type="float" office:value="49.8653033820143" calcext:value-type="float">
            <text:p><text:s text:c="3"/>49,9 </text:p>
          </table:table-cell>
          <table:table-cell table:style-name="ce9" office:value-type="float" office:value="29.4797698821477" calcext:value-type="float">
            <text:p><text:s text:c="3"/>29,5 </text:p>
          </table:table-cell>
          <table:table-cell table:style-name="ce9" office:value-type="float" office:value="26.7487826981712" calcext:value-type="float">
            <text:p><text:s text:c="3"/>26,7 </text:p>
          </table:table-cell>
          <table:table-cell table:style-name="ce9" office:value-type="float" office:value="32.2107570661243" calcext:value-type="float">
            <text:p><text:s text:c="3"/>32,2 </text:p>
          </table:table-cell>
          <table:table-cell table:style-name="ce9" office:value-type="float" office:value="34.3330354657376" calcext:value-type="float">
            <text:p><text:s text:c="3"/>34,3 </text:p>
          </table:table-cell>
          <table:table-cell table:style-name="ce9" office:value-type="float" office:value="31.3767375663951" calcext:value-type="float">
            <text:p><text:s text:c="3"/>31,4 </text:p>
          </table:table-cell>
          <table:table-cell table:style-name="ce9" office:value-type="float" office:value="37.2893333650801" calcext:value-type="float">
            <text:p><text:s text:c="3"/>37,3 </text:p>
          </table:table-cell>
          <table:table-cell table:style-name="ce9" office:value-type="float" office:value="42.0926225420241" calcext:value-type="float">
            <text:p><text:s text:c="3"/>42,1 </text:p>
          </table:table-cell>
          <table:table-cell table:style-name="ce9" office:value-type="float" office:value="39.0127866887476" calcext:value-type="float">
            <text:p><text:s text:c="3"/>39,0 </text:p>
          </table:table-cell>
          <table:table-cell table:style-name="ce9" office:value-type="float" office:value="45.1724583953005" calcext:value-type="float">
            <text:p><text:s text:c="3"/>45,2 </text:p>
          </table:table-cell>
          <table:table-cell table:style-name="ce9" office:value-type="float" office:value="39.5614671215148" calcext:value-type="float">
            <text:p><text:s text:c="3"/>39,6 </text:p>
          </table:table-cell>
          <table:table-cell table:style-name="ce9" office:value-type="float" office:value="34.3176401270391" calcext:value-type="float">
            <text:p><text:s text:c="3"/>34,3 </text:p>
          </table:table-cell>
          <table:table-cell table:style-name="ce9" office:value-type="float" office:value="44.8052941159904" calcext:value-type="float">
            <text:p><text:s text:c="3"/>44,8 </text:p>
          </table:table-cell>
          <table:table-cell table:style-name="ce9" office:value-type="float" office:value="23.8203768331415" calcext:value-type="float">
            <text:p><text:s text:c="3"/>23,8 </text:p>
          </table:table-cell>
          <table:table-cell table:style-name="ce9" office:value-type="float" office:value="21.0485728933489" calcext:value-type="float">
            <text:p><text:s text:c="3"/>21,0 </text:p>
          </table:table-cell>
          <table:table-cell table:style-name="ce9" office:value-type="float" office:value="26.5921807729342" calcext:value-type="float">
            <text:p><text:s text:c="3"/>26,6 </text:p>
          </table:table-cell>
          <table:table-cell table:style-name="ce9" office:value-type="float" office:value="30.4635891764671" calcext:value-type="float">
            <text:p><text:s text:c="3"/>30,5 </text:p>
          </table:table-cell>
          <table:table-cell table:style-name="ce9" office:value-type="float" office:value="27.834264216421" calcext:value-type="float">
            <text:p><text:s text:c="3"/>27,8 </text:p>
          </table:table-cell>
          <table:table-cell table:style-name="ce9" office:value-type="float" office:value="33.0929141365133" calcext:value-type="float">
            <text:p><text:s text:c="3"/>33,1 </text:p>
          </table:table-cell>
          <table:table-cell table:style-name="ce9" office:value-type="float" office:value="44.0131563119115" calcext:value-type="float">
            <text:p><text:s text:c="3"/>44,0 </text:p>
          </table:table-cell>
          <table:table-cell table:style-name="ce9" office:value-type="float" office:value="40.4506922069951" calcext:value-type="float">
            <text:p><text:s text:c="3"/>40,5 </text:p>
          </table:table-cell>
          <table:table-cell table:style-name="ce9" office:value-type="float" office:value="47.5756204168279" calcext:value-type="float">
            <text:p><text:s text:c="3"/>47,6 </text:p>
          </table:table-cell>
          <table:table-cell table:style-name="ce9" office:value-type="float" office:value="49.7204126411949" calcext:value-type="float">
            <text:p><text:s text:c="3"/>49,7 </text:p>
          </table:table-cell>
          <table:table-cell table:style-name="ce9" office:value-type="float" office:value="41.4103097820117" calcext:value-type="float">
            <text:p><text:s text:c="3"/>41,4 </text:p>
          </table:table-cell>
          <table:table-cell table:style-name="ce9" office:value-type="float" office:value="58.0305155003782" calcext:value-type="float">
            <text:p><text:s text:c="3"/>58,0 </text:p>
          </table:table-cell>
          <table:table-cell table:style-name="ce9" office:value-type="float" office:value="25.5274352301798" calcext:value-type="float">
            <text:p><text:s text:c="3"/>25,5 </text:p>
          </table:table-cell>
          <table:table-cell table:style-name="ce9" office:value-type="float" office:value="23.4028714015184" calcext:value-type="float">
            <text:p><text:s text:c="3"/>23,4 </text:p>
          </table:table-cell>
          <table:table-cell table:style-name="ce9" office:value-type="float" office:value="27.6519990588411" calcext:value-type="float">
            <text:p><text:s text:c="3"/>27,7 </text:p>
          </table:table-cell>
          <table:table-cell table:style-name="ce9" office:value-type="float" office:value="31.3056879251754" calcext:value-type="float">
            <text:p><text:s text:c="3"/>31,3 </text:p>
          </table:table-cell>
          <table:table-cell table:style-name="ce9" office:value-type="float" office:value="29.0218535685837" calcext:value-type="float">
            <text:p><text:s text:c="3"/>29,0 </text:p>
          </table:table-cell>
          <table:table-cell table:style-name="ce9" office:value-type="float" office:value="33.5895222817672" calcext:value-type="float">
            <text:p><text:s text:c="3"/>33,6 </text:p>
          </table:table-cell>
          <table:table-cell table:style-name="ce9" office:value-type="float" office:value="42.1613037718233" calcext:value-type="float">
            <text:p><text:s text:c="3"/>42,2 </text:p>
          </table:table-cell>
          <table:table-cell table:style-name="ce9" office:value-type="float" office:value="39.7560405973131" calcext:value-type="float">
            <text:p><text:s text:c="3"/>39,8 </text:p>
          </table:table-cell>
          <table:table-cell table:style-name="ce9" office:value-type="float" office:value="44.5665669463335" calcext:value-type="float">
            <text:p><text:s text:c="3"/>44,6 </text:p>
          </table:table-cell>
          <table:table-cell table:style-name="ce9" office:value-type="float" office:value="44.1621969988827" calcext:value-type="float">
            <text:p><text:s text:c="3"/>44,2 </text:p>
          </table:table-cell>
          <table:table-cell table:style-name="ce9" office:value-type="float" office:value="38.4345593644411" calcext:value-type="float">
            <text:p><text:s text:c="3"/>38,4 </text:p>
          </table:table-cell>
          <table:table-cell table:style-name="ce9" office:value-type="float" office:value="49.8898346333242" calcext:value-type="float">
            <text:p><text:s text:c="3"/>49,9 </text:p>
          </table:table-cell>
          <table:table-cell table:style-name="ce9" office:value-type="float" office:value="36.2836709812144" calcext:value-type="float">
            <text:p><text:s text:c="3"/>36,3 </text:p>
          </table:table-cell>
          <table:table-cell table:style-name="ce9" office:value-type="float" office:value="26.8507866848963" calcext:value-type="float">
            <text:p><text:s text:c="3"/>26,9 </text:p>
          </table:table-cell>
          <table:table-cell table:style-name="ce9" office:value-type="float" office:value="45.7165552775325" calcext:value-type="float">
            <text:p><text:s text:c="3"/>45,7 </text:p>
          </table:table-cell>
          <table:table-cell table:style-name="ce9" office:value-type="float" office:value="39.6048870473113" calcext:value-type="float">
            <text:p><text:s text:c="3"/>39,6 </text:p>
          </table:table-cell>
          <table:table-cell table:style-name="ce9" office:value-type="float" office:value="34.4534668263985" calcext:value-type="float">
            <text:p><text:s text:c="3"/>34,5 </text:p>
          </table:table-cell>
          <table:table-cell table:style-name="ce9" office:value-type="float" office:value="44.756307268224" calcext:value-type="float">
            <text:p><text:s text:c="3"/>44,8 </text:p>
          </table:table-cell>
          <table:table-cell table:style-name="ce9" office:value-type="float" office:value="49.393565239799" calcext:value-type="float">
            <text:p><text:s text:c="3"/>49,4 </text:p>
          </table:table-cell>
          <table:table-cell table:style-name="ce9" office:value-type="float" office:value="42.6636507867494" calcext:value-type="float">
            <text:p><text:s text:c="3"/>42,7 </text:p>
          </table:table-cell>
          <table:table-cell table:style-name="ce9" office:value-type="float" office:value="56.1234796928485" calcext:value-type="float">
            <text:p><text:s text:c="3"/>56,1 </text:p>
          </table:table-cell>
          <table:table-cell table:style-name="ce9" office:value-type="float" office:value="49.4530851896103" calcext:value-type="float">
            <text:p><text:s text:c="3"/>49,5 </text:p>
          </table:table-cell>
          <table:table-cell table:style-name="ce9" office:value-type="float" office:value="44.6141177048787" calcext:value-type="float">
            <text:p><text:s text:c="3"/>44,6 </text:p>
          </table:table-cell>
          <table:table-cell table:style-name="ce9" office:value-type="float" office:value="54.292052674342" calcext:value-type="float">
            <text:p><text:s text:c="3"/>54,3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25.2483765669342" calcext:value-type="float">
            <text:p><text:s text:c="3"/>25,2 </text:p>
          </table:table-cell>
          <table:table-cell table:style-name="ce9" office:value-type="float" office:value="22.6774207187321" calcext:value-type="float">
            <text:p><text:s text:c="3"/>22,7 </text:p>
          </table:table-cell>
          <table:table-cell table:style-name="ce9" office:value-type="float" office:value="27.8193324151364" calcext:value-type="float">
            <text:p><text:s text:c="3"/>27,8 </text:p>
          </table:table-cell>
          <table:table-cell table:style-name="ce9" office:value-type="float" office:value="36.2875789089347" calcext:value-type="float">
            <text:p><text:s text:c="3"/>36,3 </text:p>
          </table:table-cell>
          <table:table-cell table:style-name="ce9" office:value-type="float" office:value="33.0627752248935" calcext:value-type="float">
            <text:p><text:s text:c="3"/>33,1 </text:p>
          </table:table-cell>
          <table:table-cell table:style-name="ce9" office:value-type="float" office:value="39.5123825929759" calcext:value-type="float">
            <text:p><text:s text:c="3"/>39,5 </text:p>
          </table:table-cell>
          <table:table-cell table:style-name="ce9" office:value-type="float" office:value="43.6666331546214" calcext:value-type="float">
            <text:p><text:s text:c="3"/>43,7 </text:p>
          </table:table-cell>
          <table:table-cell table:style-name="ce9" office:value-type="float" office:value="40.3015652381911" calcext:value-type="float">
            <text:p><text:s text:c="3"/>40,3 </text:p>
          </table:table-cell>
          <table:table-cell table:style-name="ce9" office:value-type="float" office:value="47.0317010710517" calcext:value-type="float">
            <text:p><text:s text:c="3"/>47,0 </text:p>
          </table:table-cell>
          <table:table-cell table:style-name="ce9" office:value-type="float" office:value="37.8545226003634" calcext:value-type="float">
            <text:p><text:s text:c="3"/>37,9 </text:p>
          </table:table-cell>
          <table:table-cell table:style-name="ce9" office:value-type="float" office:value="30.0053869096124" calcext:value-type="float">
            <text:p><text:s text:c="3"/>30,0 </text:p>
          </table:table-cell>
          <table:table-cell table:style-name="ce9" office:value-type="float" office:value="45.7036582911144" calcext:value-type="float">
            <text:p><text:s text:c="3"/>45,7 </text:p>
          </table:table-cell>
          <table:table-cell table:style-name="ce9" office:value-type="float" office:value="27.7769067659239" calcext:value-type="float">
            <text:p><text:s text:c="3"/>27,8 </text:p>
          </table:table-cell>
          <table:table-cell table:style-name="ce9" office:value-type="float" office:value="24.6733935511684" calcext:value-type="float">
            <text:p><text:s text:c="3"/>24,7 </text:p>
          </table:table-cell>
          <table:table-cell table:style-name="ce9" office:value-type="float" office:value="30.8804199806793" calcext:value-type="float">
            <text:p><text:s text:c="3"/>30,9 </text:p>
          </table:table-cell>
          <table:table-cell table:style-name="ce9" office:value-type="float" office:value="36.8195502196899" calcext:value-type="float">
            <text:p><text:s text:c="3"/>36,8 </text:p>
          </table:table-cell>
          <table:table-cell table:style-name="ce9" office:value-type="float" office:value="33.147832376859" calcext:value-type="float">
            <text:p><text:s text:c="3"/>33,1 </text:p>
          </table:table-cell>
          <table:table-cell table:style-name="ce9" office:value-type="float" office:value="40.4912680625208" calcext:value-type="float">
            <text:p><text:s text:c="3"/>40,5 </text:p>
          </table:table-cell>
          <table:table-cell table:style-name="ce9" office:value-type="float" office:value="45.597702196629" calcext:value-type="float">
            <text:p><text:s text:c="3"/>45,6 </text:p>
          </table:table-cell>
          <table:table-cell table:style-name="ce9" office:value-type="float" office:value="41.4558194819552" calcext:value-type="float">
            <text:p><text:s text:c="3"/>41,5 </text:p>
          </table:table-cell>
          <table:table-cell table:style-name="ce9" office:value-type="float" office:value="49.7395849113029" calcext:value-type="float">
            <text:p><text:s text:c="3"/>49,7 </text:p>
          </table:table-cell>
          <table:table-cell table:style-name="ce9" office:value-type="float" office:value="34.7533732800499" calcext:value-type="float">
            <text:p><text:s text:c="3"/>34,8 </text:p>
          </table:table-cell>
          <table:table-cell table:style-name="ce9" office:value-type="float" office:value="23.812217176659" calcext:value-type="float">
            <text:p><text:s text:c="3"/>23,8 </text:p>
          </table:table-cell>
          <table:table-cell table:style-name="ce9" office:value-type="float" office:value="45.6945293834408" calcext:value-type="float">
            <text:p><text:s text:c="3"/>45,7 </text:p>
          </table:table-cell>
          <table:table-cell table:style-name="ce9" office:value-type="float" office:value="23.1138004595451" calcext:value-type="float">
            <text:p><text:s text:c="3"/>23,1 </text:p>
          </table:table-cell>
          <table:table-cell table:style-name="ce9" office:value-type="float" office:value="19.7434324691678" calcext:value-type="float">
            <text:p><text:s text:c="3"/>19,7 </text:p>
          </table:table-cell>
          <table:table-cell table:style-name="ce9" office:value-type="float" office:value="26.4841684499224" calcext:value-type="float">
            <text:p><text:s text:c="3"/>26,5 </text:p>
          </table:table-cell>
          <table:table-cell table:style-name="ce9" office:value-type="float" office:value="35.8148847246423" calcext:value-type="float">
            <text:p><text:s text:c="3"/>35,8 </text:p>
          </table:table-cell>
          <table:table-cell table:style-name="ce9" office:value-type="float" office:value="31.4632548386234" calcext:value-type="float">
            <text:p><text:s text:c="3"/>31,5 </text:p>
          </table:table-cell>
          <table:table-cell table:style-name="ce9" office:value-type="float" office:value="40.1665146106611" calcext:value-type="float">
            <text:p><text:s text:c="3"/>40,2 </text:p>
          </table:table-cell>
          <table:table-cell table:style-name="ce9" office:value-type="float" office:value="41.9804553616188" calcext:value-type="float">
            <text:p><text:s text:c="3"/>42,0 </text:p>
          </table:table-cell>
          <table:table-cell table:style-name="ce9" office:value-type="float" office:value="38.3842496416532" calcext:value-type="float">
            <text:p><text:s text:c="3"/>38,4 </text:p>
          </table:table-cell>
          <table:table-cell table:style-name="ce9" office:value-type="float" office:value="45.5766610815845" calcext:value-type="float">
            <text:p><text:s text:c="3"/>45,6 </text:p>
          </table:table-cell>
          <table:table-cell table:style-name="ce9" office:value-type="float" office:value="40.5216213607889" calcext:value-type="float">
            <text:p><text:s text:c="3"/>40,5 </text:p>
          </table:table-cell>
          <table:table-cell table:style-name="ce9" office:value-type="float" office:value="32.6944676288155" calcext:value-type="float">
            <text:p><text:s text:c="3"/>32,7 </text:p>
          </table:table-cell>
          <table:table-cell table:style-name="ce9" office:value-type="float" office:value="48.3487750927624" calcext:value-type="float">
            <text:p><text:s text:c="3"/>48,3 </text:p>
          </table:table-cell>
          <table:table-cell table:style-name="ce9" office:value-type="float" office:value="24.2094823582746" calcext:value-type="float">
            <text:p><text:s text:c="3"/>24,2 </text:p>
          </table:table-cell>
          <table:table-cell table:style-name="ce9" office:value-type="float" office:value="21.3878695701805" calcext:value-type="float">
            <text:p><text:s text:c="3"/>21,4 </text:p>
          </table:table-cell>
          <table:table-cell table:style-name="ce9" office:value-type="float" office:value="27.0310951463688" calcext:value-type="float">
            <text:p><text:s text:c="3"/>27,0 </text:p>
          </table:table-cell>
          <table:table-cell table:style-name="ce9" office:value-type="float" office:value="35.5299145919163" calcext:value-type="float">
            <text:p><text:s text:c="3"/>35,5 </text:p>
          </table:table-cell>
          <table:table-cell table:style-name="ce9" office:value-type="float" office:value="31.8860775555729" calcext:value-type="float">
            <text:p><text:s text:c="3"/>31,9 </text:p>
          </table:table-cell>
          <table:table-cell table:style-name="ce9" office:value-type="float" office:value="39.1737516282597" calcext:value-type="float">
            <text:p><text:s text:c="3"/>39,2 </text:p>
          </table:table-cell>
          <table:table-cell table:style-name="ce9" office:value-type="float" office:value="43.6657321879347" calcext:value-type="float">
            <text:p><text:s text:c="3"/>43,7 </text:p>
          </table:table-cell>
          <table:table-cell table:style-name="ce9" office:value-type="float" office:value="39.6714839207791" calcext:value-type="float">
            <text:p><text:s text:c="3"/>39,7 </text:p>
          </table:table-cell>
          <table:table-cell table:style-name="ce9" office:value-type="float" office:value="47.6599804550902" calcext:value-type="float">
            <text:p><text:s text:c="3"/>47,7 </text:p>
          </table:table-cell>
          <table:table-cell table:style-name="ce9" office:value-type="float" office:value="37.3726677479603" calcext:value-type="float">
            <text:p><text:s text:c="3"/>37,4 </text:p>
          </table:table-cell>
          <table:table-cell table:style-name="ce9" office:value-type="float" office:value="27.7700920280137" calcext:value-type="float">
            <text:p><text:s text:c="3"/>27,8 </text:p>
          </table:table-cell>
          <table:table-cell table:style-name="ce9" office:value-type="float" office:value="46.9752434679069" calcext:value-type="float">
            <text:p><text:s text:c="3"/>47,0 </text:p>
          </table:table-cell>
          <table:table-cell table:style-name="ce9" office:value-type="float" office:value="32.1951823351363" calcext:value-type="float">
            <text:p><text:s text:c="3"/>32,2 </text:p>
          </table:table-cell>
          <table:table-cell table:style-name="ce9" office:value-type="float" office:value="27.3208128468379" calcext:value-type="float">
            <text:p><text:s text:c="3"/>27,3 </text:p>
          </table:table-cell>
          <table:table-cell table:style-name="ce9" office:value-type="float" office:value="37.0695518234347" calcext:value-type="float">
            <text:p><text:s text:c="3"/>37,1 </text:p>
          </table:table-cell>
          <table:table-cell table:style-name="ce9" office:value-type="float" office:value="41.664532119868" calcext:value-type="float">
            <text:p><text:s text:c="3"/>41,7 </text:p>
          </table:table-cell>
          <table:table-cell table:style-name="ce9" office:value-type="float" office:value="38.5192869552702" calcext:value-type="float">
            <text:p><text:s text:c="3"/>38,5 </text:p>
          </table:table-cell>
          <table:table-cell table:style-name="ce9" office:value-type="float" office:value="44.8097772844657" calcext:value-type="float">
            <text:p><text:s text:c="3"/>44,8 </text:p>
          </table:table-cell>
          <table:table-cell table:style-name="ce9" office:value-type="float" office:value="43.6700752568671" calcext:value-type="float">
            <text:p><text:s text:c="3"/>43,7 </text:p>
          </table:table-cell>
          <table:table-cell table:style-name="ce9" office:value-type="float" office:value="38.1686472344875" calcext:value-type="float">
            <text:p><text:s text:c="3"/>38,2 </text:p>
          </table:table-cell>
          <table:table-cell table:style-name="ce9" office:value-type="float" office:value="49.1715032792468" calcext:value-type="float">
            <text:p><text:s text:c="3"/>49,2 </text:p>
          </table:table-cell>
          <table:table-cell table:style-name="ce9" office:value-type="float" office:value="39.8988284965536" calcext:value-type="float">
            <text:p><text:s text:c="3"/>39,9 </text:p>
          </table:table-cell>
          <table:table-cell table:style-name="ce9" office:value-type="float" office:value="33.1874544754583" calcext:value-type="float">
            <text:p><text:s text:c="3"/>33,2 </text:p>
          </table:table-cell>
          <table:table-cell table:style-name="ce9" office:value-type="float" office:value="46.6102025176489" calcext:value-type="float">
            <text:p><text:s text:c="3"/>46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27.4604341039078" calcext:value-type="float">
            <text:p><text:s text:c="3"/>27,5 </text:p>
          </table:table-cell>
          <table:table-cell table:style-name="ce9" office:value-type="float" office:value="25.5672921464554" calcext:value-type="float">
            <text:p><text:s text:c="3"/>25,6 </text:p>
          </table:table-cell>
          <table:table-cell table:style-name="ce9" office:value-type="float" office:value="29.3535760613602" calcext:value-type="float">
            <text:p><text:s text:c="3"/>29,4 </text:p>
          </table:table-cell>
          <table:table-cell table:style-name="ce9" office:value-type="float" office:value="28.8118884178977" calcext:value-type="float">
            <text:p><text:s text:c="3"/>28,8 </text:p>
          </table:table-cell>
          <table:table-cell table:style-name="ce9" office:value-type="float" office:value="26.4177497115806" calcext:value-type="float">
            <text:p><text:s text:c="3"/>26,4 </text:p>
          </table:table-cell>
          <table:table-cell table:style-name="ce9" office:value-type="float" office:value="31.2060271242148" calcext:value-type="float">
            <text:p><text:s text:c="3"/>31,2 </text:p>
          </table:table-cell>
          <table:table-cell table:style-name="ce9" office:value-type="float" office:value="40.7323112589389" calcext:value-type="float">
            <text:p><text:s text:c="3"/>40,7 </text:p>
          </table:table-cell>
          <table:table-cell table:style-name="ce9" office:value-type="float" office:value="37.4126824513779" calcext:value-type="float">
            <text:p><text:s text:c="3"/>37,4 </text:p>
          </table:table-cell>
          <table:table-cell table:style-name="ce9" office:value-type="float" office:value="44.0519400664999" calcext:value-type="float">
            <text:p><text:s text:c="3"/>44,1 </text:p>
          </table:table-cell>
          <table:table-cell table:style-name="ce9" office:value-type="float" office:value="43.5002702218091" calcext:value-type="float">
            <text:p><text:s text:c="3"/>43,5 </text:p>
          </table:table-cell>
          <table:table-cell table:style-name="ce9" office:value-type="float" office:value="35.2302843344953" calcext:value-type="float">
            <text:p><text:s text:c="3"/>35,2 </text:p>
          </table:table-cell>
          <table:table-cell table:style-name="ce9" office:value-type="float" office:value="51.7702561091229" calcext:value-type="float">
            <text:p><text:s text:c="3"/>51,8 </text:p>
          </table:table-cell>
          <table:table-cell table:style-name="ce9" office:value-type="float" office:value="29.0062511280515" calcext:value-type="float">
            <text:p><text:s text:c="3"/>29,0 </text:p>
          </table:table-cell>
          <table:table-cell table:style-name="ce9" office:value-type="float" office:value="26.268147706153" calcext:value-type="float">
            <text:p><text:s text:c="3"/>26,3 </text:p>
          </table:table-cell>
          <table:table-cell table:style-name="ce9" office:value-type="float" office:value="31.74435454995" calcext:value-type="float">
            <text:p><text:s text:c="3"/>31,7 </text:p>
          </table:table-cell>
          <table:table-cell table:style-name="ce9" office:value-type="float" office:value="30.6426815678561" calcext:value-type="float">
            <text:p><text:s text:c="3"/>30,6 </text:p>
          </table:table-cell>
          <table:table-cell table:style-name="ce9" office:value-type="float" office:value="27.9424914164807" calcext:value-type="float">
            <text:p><text:s text:c="3"/>27,9 </text:p>
          </table:table-cell>
          <table:table-cell table:style-name="ce9" office:value-type="float" office:value="33.3428717192315" calcext:value-type="float">
            <text:p><text:s text:c="3"/>33,3 </text:p>
          </table:table-cell>
          <table:table-cell table:style-name="ce9" office:value-type="float" office:value="42.8471119937455" calcext:value-type="float">
            <text:p><text:s text:c="3"/>42,8 </text:p>
          </table:table-cell>
          <table:table-cell table:style-name="ce9" office:value-type="float" office:value="38.9532528997022" calcext:value-type="float">
            <text:p><text:s text:c="3"/>39,0 </text:p>
          </table:table-cell>
          <table:table-cell table:style-name="ce9" office:value-type="float" office:value="46.7409710877888" calcext:value-type="float">
            <text:p><text:s text:c="3"/>46,7 </text:p>
          </table:table-cell>
          <table:table-cell table:style-name="ce9" office:value-type="float" office:value="40.3308367260937" calcext:value-type="float">
            <text:p><text:s text:c="3"/>40,3 </text:p>
          </table:table-cell>
          <table:table-cell table:style-name="ce9" office:value-type="float" office:value="26.2662219493783" calcext:value-type="float">
            <text:p><text:s text:c="3"/>26,3 </text:p>
          </table:table-cell>
          <table:table-cell table:style-name="ce9" office:value-type="float" office:value="54.3954515028092" calcext:value-type="float">
            <text:p><text:s text:c="3"/>54,4 </text:p>
          </table:table-cell>
          <table:table-cell table:style-name="ce9" office:value-type="float" office:value="26.2038086540514" calcext:value-type="float">
            <text:p><text:s text:c="3"/>26,2 </text:p>
          </table:table-cell>
          <table:table-cell table:style-name="ce9" office:value-type="float" office:value="23.7333869365259" calcext:value-type="float">
            <text:p><text:s text:c="3"/>23,7 </text:p>
          </table:table-cell>
          <table:table-cell table:style-name="ce9" office:value-type="float" office:value="28.6742303715768" calcext:value-type="float">
            <text:p><text:s text:c="3"/>28,7 </text:p>
          </table:table-cell>
          <table:table-cell table:style-name="ce9" office:value-type="float" office:value="27.1705663006502" calcext:value-type="float">
            <text:p><text:s text:c="3"/>27,2 </text:p>
          </table:table-cell>
          <table:table-cell table:style-name="ce9" office:value-type="float" office:value="24.2544964740623" calcext:value-type="float">
            <text:p><text:s text:c="3"/>24,3 </text:p>
          </table:table-cell>
          <table:table-cell table:style-name="ce9" office:value-type="float" office:value="30.0866361272381" calcext:value-type="float">
            <text:p><text:s text:c="3"/>30,1 </text:p>
          </table:table-cell>
          <table:table-cell table:style-name="ce9" office:value-type="float" office:value="38.6400921801015" calcext:value-type="float">
            <text:p><text:s text:c="3"/>38,6 </text:p>
          </table:table-cell>
          <table:table-cell table:style-name="ce9" office:value-type="float" office:value="34.2380221449475" calcext:value-type="float">
            <text:p><text:s text:c="3"/>34,2 </text:p>
          </table:table-cell>
          <table:table-cell table:style-name="ce9" office:value-type="float" office:value="43.0421622152555" calcext:value-type="float">
            <text:p><text:s text:c="3"/>43,0 </text:p>
          </table:table-cell>
          <table:table-cell table:style-name="ce9" office:value-type="float" office:value="46.7295904055708" calcext:value-type="float">
            <text:p><text:s text:c="3"/>46,7 </text:p>
          </table:table-cell>
          <table:table-cell table:style-name="ce9" office:value-type="float" office:value="38.9942351072487" calcext:value-type="float">
            <text:p><text:s text:c="3"/>39,0 </text:p>
          </table:table-cell>
          <table:table-cell table:style-name="ce9" office:value-type="float" office:value="54.4649457038929" calcext:value-type="float">
            <text:p><text:s text:c="3"/>54,5 </text:p>
          </table:table-cell>
          <table:table-cell table:style-name="ce9" office:value-type="float" office:value="26.1490309445425" calcext:value-type="float">
            <text:p><text:s text:c="3"/>26,1 </text:p>
          </table:table-cell>
          <table:table-cell table:style-name="ce9" office:value-type="float" office:value="23.8728905390617" calcext:value-type="float">
            <text:p><text:s text:c="3"/>23,9 </text:p>
          </table:table-cell>
          <table:table-cell table:style-name="ce9" office:value-type="float" office:value="28.4251713500232" calcext:value-type="float">
            <text:p><text:s text:c="3"/>28,4 </text:p>
          </table:table-cell>
          <table:table-cell table:style-name="ce9" office:value-type="float" office:value="27.8366199307133" calcext:value-type="float">
            <text:p><text:s text:c="3"/>27,8 </text:p>
          </table:table-cell>
          <table:table-cell table:style-name="ce9" office:value-type="float" office:value="25.3588772385213" calcext:value-type="float">
            <text:p><text:s text:c="3"/>25,4 </text:p>
          </table:table-cell>
          <table:table-cell table:style-name="ce9" office:value-type="float" office:value="30.3143626229053" calcext:value-type="float">
            <text:p><text:s text:c="3"/>30,3 </text:p>
          </table:table-cell>
          <table:table-cell table:style-name="ce9" office:value-type="float" office:value="40.1411803366393" calcext:value-type="float">
            <text:p><text:s text:c="3"/>40,1 </text:p>
          </table:table-cell>
          <table:table-cell table:style-name="ce9" office:value-type="float" office:value="36.3305670006719" calcext:value-type="float">
            <text:p><text:s text:c="3"/>36,3 </text:p>
          </table:table-cell>
          <table:table-cell table:style-name="ce9" office:value-type="float" office:value="43.9517936726067" calcext:value-type="float">
            <text:p><text:s text:c="3"/>44,0 </text:p>
          </table:table-cell>
          <table:table-cell table:style-name="ce9" office:value-type="float" office:value="43.872986735613" calcext:value-type="float">
            <text:p><text:s text:c="3"/>43,9 </text:p>
          </table:table-cell>
          <table:table-cell table:style-name="ce9" office:value-type="float" office:value="32.5832484024647" calcext:value-type="float">
            <text:p><text:s text:c="3"/>32,6 </text:p>
          </table:table-cell>
          <table:table-cell table:style-name="ce9" office:value-type="float" office:value="55.1627250687612" calcext:value-type="float">
            <text:p><text:s text:c="3"/>55,2 </text:p>
          </table:table-cell>
          <table:table-cell table:style-name="ce9" office:value-type="float" office:value="31.9573354159985" calcext:value-type="float">
            <text:p><text:s text:c="3"/>32,0 </text:p>
          </table:table-cell>
          <table:table-cell table:style-name="ce9" office:value-type="float" office:value="29.0192970238332" calcext:value-type="float">
            <text:p><text:s text:c="3"/>29,0 </text:p>
          </table:table-cell>
          <table:table-cell table:style-name="ce9" office:value-type="float" office:value="34.8953738081637" calcext:value-type="float">
            <text:p><text:s text:c="3"/>34,9 </text:p>
          </table:table-cell>
          <table:table-cell table:style-name="ce9" office:value-type="float" office:value="31.7825253808412" calcext:value-type="float">
            <text:p><text:s text:c="3"/>31,8 </text:p>
          </table:table-cell>
          <table:table-cell table:style-name="ce9" office:value-type="float" office:value="26.2692390235914" calcext:value-type="float">
            <text:p><text:s text:c="3"/>26,3 </text:p>
          </table:table-cell>
          <table:table-cell table:style-name="ce9" office:value-type="float" office:value="37.2958117380909" calcext:value-type="float">
            <text:p><text:s text:c="3"/>37,3 </text:p>
          </table:table-cell>
          <table:table-cell table:style-name="ce9" office:value-type="float" office:value="42.1786394465266" calcext:value-type="float">
            <text:p><text:s text:c="3"/>42,2 </text:p>
          </table:table-cell>
          <table:table-cell table:style-name="ce9" office:value-type="float" office:value="35.4376689403061" calcext:value-type="float">
            <text:p><text:s text:c="3"/>35,4 </text:p>
          </table:table-cell>
          <table:table-cell table:style-name="ce9" office:value-type="float" office:value="48.9196099527471" calcext:value-type="float">
            <text:p><text:s text:c="3"/>48,9 </text:p>
          </table:table-cell>
          <table:table-cell table:style-name="ce9" office:value-type="float" office:value="42.5843388474912" calcext:value-type="float">
            <text:p><text:s text:c="3"/>42,6 </text:p>
          </table:table-cell>
          <table:table-cell table:style-name="ce9" office:value-type="float" office:value="35.6447088015092" calcext:value-type="float">
            <text:p><text:s text:c="3"/>35,6 </text:p>
          </table:table-cell>
          <table:table-cell table:style-name="ce9" office:value-type="float" office:value="49.5239688934732" calcext:value-type="float">
            <text:p><text:s text:c="3"/>49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30.2250072784179" calcext:value-type="float">
            <text:p><text:s text:c="3"/>30,2 </text:p>
          </table:table-cell>
          <table:table-cell table:style-name="ce9" office:value-type="float" office:value="27.7813664153234" calcext:value-type="float">
            <text:p><text:s text:c="3"/>27,8 </text:p>
          </table:table-cell>
          <table:table-cell table:style-name="ce9" office:value-type="float" office:value="32.6686481415125" calcext:value-type="float">
            <text:p><text:s text:c="3"/>32,7 </text:p>
          </table:table-cell>
          <table:table-cell table:style-name="ce9" office:value-type="float" office:value="30.9645722938742" calcext:value-type="float">
            <text:p><text:s text:c="3"/>31,0 </text:p>
          </table:table-cell>
          <table:table-cell table:style-name="ce9" office:value-type="float" office:value="28.5573555505411" calcext:value-type="float">
            <text:p><text:s text:c="3"/>28,6 </text:p>
          </table:table-cell>
          <table:table-cell table:style-name="ce9" office:value-type="float" office:value="33.3717890372073" calcext:value-type="float">
            <text:p><text:s text:c="3"/>33,4 </text:p>
          </table:table-cell>
          <table:table-cell table:style-name="ce9" office:value-type="float" office:value="42.42043278125" calcext:value-type="float">
            <text:p><text:s text:c="3"/>42,4 </text:p>
          </table:table-cell>
          <table:table-cell table:style-name="ce9" office:value-type="float" office:value="39.9368475776112" calcext:value-type="float">
            <text:p><text:s text:c="3"/>39,9 </text:p>
          </table:table-cell>
          <table:table-cell table:style-name="ce9" office:value-type="float" office:value="44.9040179848888" calcext:value-type="float">
            <text:p><text:s text:c="3"/>44,9 </text:p>
          </table:table-cell>
          <table:table-cell table:style-name="ce9" office:value-type="float" office:value="42.9464497958046" calcext:value-type="float">
            <text:p><text:s text:c="3"/>42,9 </text:p>
          </table:table-cell>
          <table:table-cell table:style-name="ce9" office:value-type="float" office:value="39.5545963585824" calcext:value-type="float">
            <text:p><text:s text:c="3"/>39,6 </text:p>
          </table:table-cell>
          <table:table-cell table:style-name="ce9" office:value-type="float" office:value="46.3383032330268" calcext:value-type="float">
            <text:p><text:s text:c="3"/>46,3 </text:p>
          </table:table-cell>
          <table:table-cell table:style-name="ce9" office:value-type="float" office:value="31.9161223418539" calcext:value-type="float">
            <text:p><text:s text:c="3"/>31,9 </text:p>
          </table:table-cell>
          <table:table-cell table:style-name="ce9" office:value-type="float" office:value="28.4592375603699" calcext:value-type="float">
            <text:p><text:s text:c="3"/>28,5 </text:p>
          </table:table-cell>
          <table:table-cell table:style-name="ce9" office:value-type="float" office:value="35.3730071233378" calcext:value-type="float">
            <text:p><text:s text:c="3"/>35,4 </text:p>
          </table:table-cell>
          <table:table-cell table:style-name="ce9" office:value-type="float" office:value="34.8584489344719" calcext:value-type="float">
            <text:p><text:s text:c="3"/>34,9 </text:p>
          </table:table-cell>
          <table:table-cell table:style-name="ce9" office:value-type="float" office:value="31.5140880728004" calcext:value-type="float">
            <text:p><text:s text:c="3"/>31,5 </text:p>
          </table:table-cell>
          <table:table-cell table:style-name="ce9" office:value-type="float" office:value="38.2028097961434" calcext:value-type="float">
            <text:p><text:s text:c="3"/>38,2 </text:p>
          </table:table-cell>
          <table:table-cell table:style-name="ce9" office:value-type="float" office:value="41.6494424620565" calcext:value-type="float">
            <text:p><text:s text:c="3"/>41,6 </text:p>
          </table:table-cell>
          <table:table-cell table:style-name="ce9" office:value-type="float" office:value="38.5236103694481" calcext:value-type="float">
            <text:p><text:s text:c="3"/>38,5 </text:p>
          </table:table-cell>
          <table:table-cell table:style-name="ce9" office:value-type="float" office:value="44.7752745546649" calcext:value-type="float">
            <text:p><text:s text:c="3"/>44,8 </text:p>
          </table:table-cell>
          <table:table-cell table:style-name="ce9" office:value-type="float" office:value="41.0957210147334" calcext:value-type="float">
            <text:p><text:s text:c="3"/>41,1 </text:p>
          </table:table-cell>
          <table:table-cell table:style-name="ce9" office:value-type="float" office:value="36.3677330972421" calcext:value-type="float">
            <text:p><text:s text:c="3"/>36,4 </text:p>
          </table:table-cell>
          <table:table-cell table:style-name="ce9" office:value-type="float" office:value="45.8237089322248" calcext:value-type="float">
            <text:p><text:s text:c="3"/>45,8 </text:p>
          </table:table-cell>
          <table:table-cell table:style-name="ce9" office:value-type="float" office:value="28.7255122280952" calcext:value-type="float">
            <text:p><text:s text:c="3"/>28,7 </text:p>
          </table:table-cell>
          <table:table-cell table:style-name="ce9" office:value-type="float" office:value="25.8049764992333" calcext:value-type="float">
            <text:p><text:s text:c="3"/>25,8 </text:p>
          </table:table-cell>
          <table:table-cell table:style-name="ce9" office:value-type="float" office:value="31.6460479569571" calcext:value-type="float">
            <text:p><text:s text:c="3"/>31,6 </text:p>
          </table:table-cell>
          <table:table-cell table:style-name="ce9" office:value-type="float" office:value="27.506126012092" calcext:value-type="float">
            <text:p><text:s text:c="3"/>27,5 </text:p>
          </table:table-cell>
          <table:table-cell table:style-name="ce9" office:value-type="float" office:value="24.4444033626128" calcext:value-type="float">
            <text:p><text:s text:c="3"/>24,4 </text:p>
          </table:table-cell>
          <table:table-cell table:style-name="ce9" office:value-type="float" office:value="30.5678486615712" calcext:value-type="float">
            <text:p><text:s text:c="3"/>30,6 </text:p>
          </table:table-cell>
          <table:table-cell table:style-name="ce9" office:value-type="float" office:value="43.10698092823" calcext:value-type="float">
            <text:p><text:s text:c="3"/>43,1 </text:p>
          </table:table-cell>
          <table:table-cell table:style-name="ce9" office:value-type="float" office:value="39.792575704237" calcext:value-type="float">
            <text:p><text:s text:c="3"/>39,8 </text:p>
          </table:table-cell>
          <table:table-cell table:style-name="ce9" office:value-type="float" office:value="46.4213861522229" calcext:value-type="float">
            <text:p><text:s text:c="3"/>46,4 </text:p>
          </table:table-cell>
          <table:table-cell table:style-name="ce9" office:value-type="float" office:value="44.9277741738128" calcext:value-type="float">
            <text:p><text:s text:c="3"/>44,9 </text:p>
          </table:table-cell>
          <table:table-cell table:style-name="ce9" office:value-type="float" office:value="40.9369745373766" calcext:value-type="float">
            <text:p><text:s text:c="3"/>40,9 </text:p>
          </table:table-cell>
          <table:table-cell table:style-name="ce9" office:value-type="float" office:value="48.918573810249" calcext:value-type="float">
            <text:p><text:s text:c="3"/>48,9 </text:p>
          </table:table-cell>
          <table:table-cell table:style-name="ce9" office:value-type="float" office:value="28.9344989622053" calcext:value-type="float">
            <text:p><text:s text:c="3"/>28,9 </text:p>
          </table:table-cell>
          <table:table-cell table:style-name="ce9" office:value-type="float" office:value="26.2433451752529" calcext:value-type="float">
            <text:p><text:s text:c="3"/>26,2 </text:p>
          </table:table-cell>
          <table:table-cell table:style-name="ce9" office:value-type="float" office:value="31.6256527491577" calcext:value-type="float">
            <text:p><text:s text:c="3"/>31,6 </text:p>
          </table:table-cell>
          <table:table-cell table:style-name="ce9" office:value-type="float" office:value="28.7054688237678" calcext:value-type="float">
            <text:p><text:s text:c="3"/>28,7 </text:p>
          </table:table-cell>
          <table:table-cell table:style-name="ce9" office:value-type="float" office:value="25.7559194070938" calcext:value-type="float">
            <text:p><text:s text:c="3"/>25,8 </text:p>
          </table:table-cell>
          <table:table-cell table:style-name="ce9" office:value-type="float" office:value="31.6550182404419" calcext:value-type="float">
            <text:p><text:s text:c="3"/>31,7 </text:p>
          </table:table-cell>
          <table:table-cell table:style-name="ce9" office:value-type="float" office:value="41.8237943179851" calcext:value-type="float">
            <text:p><text:s text:c="3"/>41,8 </text:p>
          </table:table-cell>
          <table:table-cell table:style-name="ce9" office:value-type="float" office:value="38.6379764219749" calcext:value-type="float">
            <text:p><text:s text:c="3"/>38,6 </text:p>
          </table:table-cell>
          <table:table-cell table:style-name="ce9" office:value-type="float" office:value="45.0096122139953" calcext:value-type="float">
            <text:p><text:s text:c="3"/>45,0 </text:p>
          </table:table-cell>
          <table:table-cell table:style-name="ce9" office:value-type="float" office:value="42.4754170009345" calcext:value-type="float">
            <text:p><text:s text:c="3"/>42,5 </text:p>
          </table:table-cell>
          <table:table-cell table:style-name="ce9" office:value-type="float" office:value="37.7465363441659" calcext:value-type="float">
            <text:p><text:s text:c="3"/>37,7 </text:p>
          </table:table-cell>
          <table:table-cell table:style-name="ce9" office:value-type="float" office:value="47.204297657703" calcext:value-type="float">
            <text:p><text:s text:c="3"/>47,2 </text:p>
          </table:table-cell>
          <table:table-cell table:style-name="ce9" office:value-type="float" office:value="32.7828732506819" calcext:value-type="float">
            <text:p><text:s text:c="3"/>32,8 </text:p>
          </table:table-cell>
          <table:table-cell table:style-name="ce9" office:value-type="float" office:value="27.5376085887475" calcext:value-type="float">
            <text:p><text:s text:c="3"/>27,5 </text:p>
          </table:table-cell>
          <table:table-cell table:style-name="ce9" office:value-type="float" office:value="38.0281379126163" calcext:value-type="float">
            <text:p><text:s text:c="3"/>38,0 </text:p>
          </table:table-cell>
          <table:table-cell table:style-name="ce9" office:value-type="float" office:value="36.1650165508827" calcext:value-type="float">
            <text:p><text:s text:c="3"/>36,2 </text:p>
          </table:table-cell>
          <table:table-cell table:style-name="ce9" office:value-type="float" office:value="33.3350317747467" calcext:value-type="float">
            <text:p><text:s text:c="3"/>33,3 </text:p>
          </table:table-cell>
          <table:table-cell table:style-name="ce9" office:value-type="float" office:value="38.9950013270187" calcext:value-type="float">
            <text:p><text:s text:c="3"/>39,0 </text:p>
          </table:table-cell>
          <table:table-cell table:style-name="ce9" office:value-type="float" office:value="43.6310533358406" calcext:value-type="float">
            <text:p><text:s text:c="3"/>43,6 </text:p>
          </table:table-cell>
          <table:table-cell table:style-name="ce9" office:value-type="float" office:value="39.734885959441" calcext:value-type="float">
            <text:p><text:s text:c="3"/>39,7 </text:p>
          </table:table-cell>
          <table:table-cell table:style-name="ce9" office:value-type="float" office:value="47.5272207122403" calcext:value-type="float">
            <text:p><text:s text:c="3"/>47,5 </text:p>
          </table:table-cell>
          <table:table-cell table:style-name="ce9" office:value-type="float" office:value="43.7895308854287" calcext:value-type="float">
            <text:p><text:s text:c="3"/>43,8 </text:p>
          </table:table-cell>
          <table:table-cell table:style-name="ce9" office:value-type="float" office:value="39.5600322566184" calcext:value-type="float">
            <text:p><text:s text:c="3"/>39,6 </text:p>
          </table:table-cell>
          <table:table-cell table:style-name="ce9" office:value-type="float" office:value="48.0190295142389" calcext:value-type="float">
            <text:p><text:s text:c="3"/>48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27.3126541224446" calcext:value-type="float">
            <text:p><text:s text:c="3"/>27,3 </text:p>
          </table:table-cell>
          <table:table-cell table:style-name="ce9" office:value-type="float" office:value="25.1512870139928" calcext:value-type="float">
            <text:p><text:s text:c="3"/>25,2 </text:p>
          </table:table-cell>
          <table:table-cell table:style-name="ce9" office:value-type="float" office:value="29.4740212308963" calcext:value-type="float">
            <text:p><text:s text:c="3"/>29,5 </text:p>
          </table:table-cell>
          <table:table-cell table:style-name="ce9" office:value-type="float" office:value="33.9496445352081" calcext:value-type="float">
            <text:p><text:s text:c="3"/>33,9 </text:p>
          </table:table-cell>
          <table:table-cell table:style-name="ce9" office:value-type="float" office:value="31.1032409875905" calcext:value-type="float">
            <text:p><text:s text:c="3"/>31,1 </text:p>
          </table:table-cell>
          <table:table-cell table:style-name="ce9" office:value-type="float" office:value="36.7960480828257" calcext:value-type="float">
            <text:p><text:s text:c="3"/>36,8 </text:p>
          </table:table-cell>
          <table:table-cell table:style-name="ce9" office:value-type="float" office:value="46.4008295540726" calcext:value-type="float">
            <text:p><text:s text:c="3"/>46,4 </text:p>
          </table:table-cell>
          <table:table-cell table:style-name="ce9" office:value-type="float" office:value="43.1600528441871" calcext:value-type="float">
            <text:p><text:s text:c="3"/>43,2 </text:p>
          </table:table-cell>
          <table:table-cell table:style-name="ce9" office:value-type="float" office:value="49.641606263958" calcext:value-type="float">
            <text:p><text:s text:c="3"/>49,6 </text:p>
          </table:table-cell>
          <table:table-cell table:style-name="ce9" office:value-type="float" office:value="41.8154305611861" calcext:value-type="float">
            <text:p><text:s text:c="3"/>41,8 </text:p>
          </table:table-cell>
          <table:table-cell table:style-name="ce9" office:value-type="float" office:value="36.5026847349082" calcext:value-type="float">
            <text:p><text:s text:c="3"/>36,5 </text:p>
          </table:table-cell>
          <table:table-cell table:style-name="ce9" office:value-type="float" office:value="47.1281763874641" calcext:value-type="float">
            <text:p><text:s text:c="3"/>47,1 </text:p>
          </table:table-cell>
          <table:table-cell table:style-name="ce9" office:value-type="float" office:value="32.5139673028" calcext:value-type="float">
            <text:p><text:s text:c="3"/>32,5 </text:p>
          </table:table-cell>
          <table:table-cell table:style-name="ce9" office:value-type="float" office:value="28.9534069584419" calcext:value-type="float">
            <text:p><text:s text:c="3"/>29,0 </text:p>
          </table:table-cell>
          <table:table-cell table:style-name="ce9" office:value-type="float" office:value="36.0745276471581" calcext:value-type="float">
            <text:p><text:s text:c="3"/>36,1 </text:p>
          </table:table-cell>
          <table:table-cell table:style-name="ce9" office:value-type="float" office:value="36.3047499155428" calcext:value-type="float">
            <text:p><text:s text:c="3"/>36,3 </text:p>
          </table:table-cell>
          <table:table-cell table:style-name="ce9" office:value-type="float" office:value="32.2721383316704" calcext:value-type="float">
            <text:p><text:s text:c="3"/>32,3 </text:p>
          </table:table-cell>
          <table:table-cell table:style-name="ce9" office:value-type="float" office:value="40.3373614994151" calcext:value-type="float">
            <text:p><text:s text:c="3"/>40,3 </text:p>
          </table:table-cell>
          <table:table-cell table:style-name="ce9" office:value-type="float" office:value="47.0952384024415" calcext:value-type="float">
            <text:p><text:s text:c="3"/>47,1 </text:p>
          </table:table-cell>
          <table:table-cell table:style-name="ce9" office:value-type="float" office:value="43.6864345368164" calcext:value-type="float">
            <text:p><text:s text:c="3"/>43,7 </text:p>
          </table:table-cell>
          <table:table-cell table:style-name="ce9" office:value-type="float" office:value="50.5040422680665" calcext:value-type="float">
            <text:p><text:s text:c="3"/>50,5 </text:p>
          </table:table-cell>
          <table:table-cell table:style-name="ce9" office:value-type="float" office:value="38.2797067699667" calcext:value-type="float">
            <text:p><text:s text:c="3"/>38,3 </text:p>
          </table:table-cell>
          <table:table-cell table:style-name="ce9" office:value-type="float" office:value="30.8791951535838" calcext:value-type="float">
            <text:p><text:s text:c="3"/>30,9 </text:p>
          </table:table-cell>
          <table:table-cell table:style-name="ce9" office:value-type="float" office:value="45.6802183863495" calcext:value-type="float">
            <text:p><text:s text:c="3"/>45,7 </text:p>
          </table:table-cell>
          <table:table-cell table:style-name="ce9" office:value-type="float" office:value="22.7990130790688" calcext:value-type="float">
            <text:p><text:s text:c="3"/>22,8 </text:p>
          </table:table-cell>
          <table:table-cell table:style-name="ce9" office:value-type="float" office:value="20.4905909591285" calcext:value-type="float">
            <text:p><text:s text:c="3"/>20,5 </text:p>
          </table:table-cell>
          <table:table-cell table:style-name="ce9" office:value-type="float" office:value="25.1074351990091" calcext:value-type="float">
            <text:p><text:s text:c="3"/>25,1 </text:p>
          </table:table-cell>
          <table:table-cell table:style-name="ce9" office:value-type="float" office:value="31.7517349319889" calcext:value-type="float">
            <text:p><text:s text:c="3"/>31,8 </text:p>
          </table:table-cell>
          <table:table-cell table:style-name="ce9" office:value-type="float" office:value="28.6060337724264" calcext:value-type="float">
            <text:p><text:s text:c="3"/>28,6 </text:p>
          </table:table-cell>
          <table:table-cell table:style-name="ce9" office:value-type="float" office:value="34.8974360915514" calcext:value-type="float">
            <text:p><text:s text:c="3"/>34,9 </text:p>
          </table:table-cell>
          <table:table-cell table:style-name="ce9" office:value-type="float" office:value="45.7363053487168" calcext:value-type="float">
            <text:p><text:s text:c="3"/>45,7 </text:p>
          </table:table-cell>
          <table:table-cell table:style-name="ce9" office:value-type="float" office:value="41.1084957218466" calcext:value-type="float">
            <text:p><text:s text:c="3"/>41,1 </text:p>
          </table:table-cell>
          <table:table-cell table:style-name="ce9" office:value-type="float" office:value="50.3641149755869" calcext:value-type="float">
            <text:p><text:s text:c="3"/>50,4 </text:p>
          </table:table-cell>
          <table:table-cell table:style-name="ce9" office:value-type="float" office:value="45.3598579154866" calcext:value-type="float">
            <text:p><text:s text:c="3"/>45,4 </text:p>
          </table:table-cell>
          <table:table-cell table:style-name="ce9" office:value-type="float" office:value="39.5640774009177" calcext:value-type="float">
            <text:p><text:s text:c="3"/>39,6 </text:p>
          </table:table-cell>
          <table:table-cell table:style-name="ce9" office:value-type="float" office:value="51.1556384300555" calcext:value-type="float">
            <text:p><text:s text:c="3"/>51,2 </text:p>
          </table:table-cell>
          <table:table-cell table:style-name="ce9" office:value-type="float" office:value="24.1493038219136" calcext:value-type="float">
            <text:p><text:s text:c="3"/>24,1 </text:p>
          </table:table-cell>
          <table:table-cell table:style-name="ce9" office:value-type="float" office:value="21.6246098090793" calcext:value-type="float">
            <text:p><text:s text:c="3"/>21,6 </text:p>
          </table:table-cell>
          <table:table-cell table:style-name="ce9" office:value-type="float" office:value="26.6739978347478" calcext:value-type="float">
            <text:p><text:s text:c="3"/>26,7 </text:p>
          </table:table-cell>
          <table:table-cell table:style-name="ce9" office:value-type="float" office:value="28.7625746923583" calcext:value-type="float">
            <text:p><text:s text:c="3"/>28,8 </text:p>
          </table:table-cell>
          <table:table-cell table:style-name="ce9" office:value-type="float" office:value="25.9714457472537" calcext:value-type="float">
            <text:p><text:s text:c="3"/>26,0 </text:p>
          </table:table-cell>
          <table:table-cell table:style-name="ce9" office:value-type="float" office:value="31.5537036374629" calcext:value-type="float">
            <text:p><text:s text:c="3"/>31,6 </text:p>
          </table:table-cell>
          <table:table-cell table:style-name="ce9" office:value-type="float" office:value="44.9001094895598" calcext:value-type="float">
            <text:p><text:s text:c="3"/>44,9 </text:p>
          </table:table-cell>
          <table:table-cell table:style-name="ce9" office:value-type="float" office:value="41.1739583421757" calcext:value-type="float">
            <text:p><text:s text:c="3"/>41,2 </text:p>
          </table:table-cell>
          <table:table-cell table:style-name="ce9" office:value-type="float" office:value="48.6262606369438" calcext:value-type="float">
            <text:p><text:s text:c="3"/>48,6 </text:p>
          </table:table-cell>
          <table:table-cell table:style-name="ce9" office:value-type="float" office:value="40.4635085329901" calcext:value-type="float">
            <text:p><text:s text:c="3"/>40,5 </text:p>
          </table:table-cell>
          <table:table-cell table:style-name="ce9" office:value-type="float" office:value="33.504840770414" calcext:value-type="float">
            <text:p><text:s text:c="3"/>33,5 </text:p>
          </table:table-cell>
          <table:table-cell table:style-name="ce9" office:value-type="float" office:value="47.4221762955662" calcext:value-type="float">
            <text:p><text:s text:c="3"/>47,4 </text:p>
          </table:table-cell>
          <table:table-cell table:style-name="ce9" office:value-type="float" office:value="34.8203400593113" calcext:value-type="float">
            <text:p><text:s text:c="3"/>34,8 </text:p>
          </table:table-cell>
          <table:table-cell table:style-name="ce9" office:value-type="float" office:value="31.3657008996277" calcext:value-type="float">
            <text:p><text:s text:c="3"/>31,4 </text:p>
          </table:table-cell>
          <table:table-cell table:style-name="ce9" office:value-type="float" office:value="38.274979218995" calcext:value-type="float">
            <text:p><text:s text:c="3"/>38,3 </text:p>
          </table:table-cell>
          <table:table-cell table:style-name="ce9" office:value-type="float" office:value="40.7520077051066" calcext:value-type="float">
            <text:p><text:s text:c="3"/>40,8 </text:p>
          </table:table-cell>
          <table:table-cell table:style-name="ce9" office:value-type="float" office:value="37.0470623171205" calcext:value-type="float">
            <text:p><text:s text:c="3"/>37,0 </text:p>
          </table:table-cell>
          <table:table-cell table:style-name="ce9" office:value-type="float" office:value="44.4569530930928" calcext:value-type="float">
            <text:p><text:s text:c="3"/>44,5 </text:p>
          </table:table-cell>
          <table:table-cell table:style-name="ce9" office:value-type="float" office:value="49.4633850345022" calcext:value-type="float">
            <text:p><text:s text:c="3"/>49,5 </text:p>
          </table:table-cell>
          <table:table-cell table:style-name="ce9" office:value-type="float" office:value="43.9733612429427" calcext:value-type="float">
            <text:p><text:s text:c="3"/>44,0 </text:p>
          </table:table-cell>
          <table:table-cell table:style-name="ce9" office:value-type="float" office:value="54.9534088260617" calcext:value-type="float">
            <text:p><text:s text:c="3"/>55,0 </text:p>
          </table:table-cell>
          <table:table-cell table:style-name="ce9" office:value-type="float" office:value="44.2855317806585" calcext:value-type="float">
            <text:p><text:s text:c="3"/>44,3 </text:p>
          </table:table-cell>
          <table:table-cell table:style-name="ce9" office:value-type="float" office:value="36.5359331770145" calcext:value-type="float">
            <text:p><text:s text:c="3"/>36,5 </text:p>
          </table:table-cell>
          <table:table-cell table:style-name="ce9" office:value-type="float" office:value="52.0351303843026" calcext:value-type="float">
            <text:p><text:s text:c="3"/>52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26.3692106638471" calcext:value-type="float">
            <text:p><text:s text:c="3"/>26,4 </text:p>
          </table:table-cell>
          <table:table-cell table:style-name="ce9" office:value-type="float" office:value="24.1640543484185" calcext:value-type="float">
            <text:p><text:s text:c="3"/>24,2 </text:p>
          </table:table-cell>
          <table:table-cell table:style-name="ce9" office:value-type="float" office:value="28.5743669792756" calcext:value-type="float">
            <text:p><text:s text:c="3"/>28,6 </text:p>
          </table:table-cell>
          <table:table-cell table:style-name="ce9" office:value-type="float" office:value="32.4284791983646" calcext:value-type="float">
            <text:p><text:s text:c="3"/>32,4 </text:p>
          </table:table-cell>
          <table:table-cell table:style-name="ce9" office:value-type="float" office:value="29.7689384182692" calcext:value-type="float">
            <text:p><text:s text:c="3"/>29,8 </text:p>
          </table:table-cell>
          <table:table-cell table:style-name="ce9" office:value-type="float" office:value="35.0880199784601" calcext:value-type="float">
            <text:p><text:s text:c="3"/>35,1 </text:p>
          </table:table-cell>
          <table:table-cell table:style-name="ce9" office:value-type="float" office:value="42.7198737202447" calcext:value-type="float">
            <text:p><text:s text:c="3"/>42,7 </text:p>
          </table:table-cell>
          <table:table-cell table:style-name="ce9" office:value-type="float" office:value="40.411098146533" calcext:value-type="float">
            <text:p><text:s text:c="3"/>40,4 </text:p>
          </table:table-cell>
          <table:table-cell table:style-name="ce9" office:value-type="float" office:value="45.0286492939565" calcext:value-type="float">
            <text:p><text:s text:c="3"/>45,0 </text:p>
          </table:table-cell>
          <table:table-cell table:style-name="ce9" office:value-type="float" office:value="39.7282054773774" calcext:value-type="float">
            <text:p><text:s text:c="3"/>39,7 </text:p>
          </table:table-cell>
          <table:table-cell table:style-name="ce9" office:value-type="float" office:value="34.6259944894613" calcext:value-type="float">
            <text:p><text:s text:c="3"/>34,6 </text:p>
          </table:table-cell>
          <table:table-cell table:style-name="ce9" office:value-type="float" office:value="44.8304164652934" calcext:value-type="float">
            <text:p><text:s text:c="3"/>44,8 </text:p>
          </table:table-cell>
          <table:table-cell table:style-name="ce9" office:value-type="float" office:value="30.8309828805373" calcext:value-type="float">
            <text:p><text:s text:c="3"/>30,8 </text:p>
          </table:table-cell>
          <table:table-cell table:style-name="ce9" office:value-type="float" office:value="27.8335667610025" calcext:value-type="float">
            <text:p><text:s text:c="3"/>27,8 </text:p>
          </table:table-cell>
          <table:table-cell table:style-name="ce9" office:value-type="float" office:value="33.8283990000721" calcext:value-type="float">
            <text:p><text:s text:c="3"/>33,8 </text:p>
          </table:table-cell>
          <table:table-cell table:style-name="ce9" office:value-type="float" office:value="34.2951479133822" calcext:value-type="float">
            <text:p><text:s text:c="3"/>34,3 </text:p>
          </table:table-cell>
          <table:table-cell table:style-name="ce9" office:value-type="float" office:value="30.9481742927502" calcext:value-type="float">
            <text:p><text:s text:c="3"/>30,9 </text:p>
          </table:table-cell>
          <table:table-cell table:style-name="ce9" office:value-type="float" office:value="37.6421215340141" calcext:value-type="float">
            <text:p><text:s text:c="3"/>37,6 </text:p>
          </table:table-cell>
          <table:table-cell table:style-name="ce9" office:value-type="float" office:value="45.1702680947637" calcext:value-type="float">
            <text:p><text:s text:c="3"/>45,2 </text:p>
          </table:table-cell>
          <table:table-cell table:style-name="ce9" office:value-type="float" office:value="41.6883761150936" calcext:value-type="float">
            <text:p><text:s text:c="3"/>41,7 </text:p>
          </table:table-cell>
          <table:table-cell table:style-name="ce9" office:value-type="float" office:value="48.6521600744338" calcext:value-type="float">
            <text:p><text:s text:c="3"/>48,7 </text:p>
          </table:table-cell>
          <table:table-cell table:style-name="ce9" office:value-type="float" office:value="35.2649337607119" calcext:value-type="float">
            <text:p><text:s text:c="3"/>35,3 </text:p>
          </table:table-cell>
          <table:table-cell table:style-name="ce9" office:value-type="float" office:value="26.7849914350666" calcext:value-type="float">
            <text:p><text:s text:c="3"/>26,8 </text:p>
          </table:table-cell>
          <table:table-cell table:style-name="ce9" office:value-type="float" office:value="43.7448760863571" calcext:value-type="float">
            <text:p><text:s text:c="3"/>43,7 </text:p>
          </table:table-cell>
          <table:table-cell table:style-name="ce9" office:value-type="float" office:value="22.5666897599029" calcext:value-type="float">
            <text:p><text:s text:c="3"/>22,6 </text:p>
          </table:table-cell>
          <table:table-cell table:style-name="ce9" office:value-type="float" office:value="19.9460650593543" calcext:value-type="float">
            <text:p><text:s text:c="3"/>19,9 </text:p>
          </table:table-cell>
          <table:table-cell table:style-name="ce9" office:value-type="float" office:value="25.1873144604516" calcext:value-type="float">
            <text:p><text:s text:c="3"/>25,2 </text:p>
          </table:table-cell>
          <table:table-cell table:style-name="ce9" office:value-type="float" office:value="30.7952666338189" calcext:value-type="float">
            <text:p><text:s text:c="3"/>30,8 </text:p>
          </table:table-cell>
          <table:table-cell table:style-name="ce9" office:value-type="float" office:value="27.4796066609815" calcext:value-type="float">
            <text:p><text:s text:c="3"/>27,5 </text:p>
          </table:table-cell>
          <table:table-cell table:style-name="ce9" office:value-type="float" office:value="34.1109266066563" calcext:value-type="float">
            <text:p><text:s text:c="3"/>34,1 </text:p>
          </table:table-cell>
          <table:table-cell table:style-name="ce9" office:value-type="float" office:value="40.3370043616623" calcext:value-type="float">
            <text:p><text:s text:c="3"/>40,3 </text:p>
          </table:table-cell>
          <table:table-cell table:style-name="ce9" office:value-type="float" office:value="37.0838126924835" calcext:value-type="float">
            <text:p><text:s text:c="3"/>37,1 </text:p>
          </table:table-cell>
          <table:table-cell table:style-name="ce9" office:value-type="float" office:value="43.5901960308411" calcext:value-type="float">
            <text:p><text:s text:c="3"/>43,6 </text:p>
          </table:table-cell>
          <table:table-cell table:style-name="ce9" office:value-type="float" office:value="44.635195261616" calcext:value-type="float">
            <text:p><text:s text:c="3"/>44,6 </text:p>
          </table:table-cell>
          <table:table-cell table:style-name="ce9" office:value-type="float" office:value="36.130086092299" calcext:value-type="float">
            <text:p><text:s text:c="3"/>36,1 </text:p>
          </table:table-cell>
          <table:table-cell table:style-name="ce9" office:value-type="float" office:value="53.140304430933" calcext:value-type="float">
            <text:p><text:s text:c="3"/>53,1 </text:p>
          </table:table-cell>
          <table:table-cell table:style-name="ce9" office:value-type="float" office:value="21.5705582404677" calcext:value-type="float">
            <text:p><text:s text:c="3"/>21,6 </text:p>
          </table:table-cell>
          <table:table-cell table:style-name="ce9" office:value-type="float" office:value="19.2140663834169" calcext:value-type="float">
            <text:p><text:s text:c="3"/>19,2 </text:p>
          </table:table-cell>
          <table:table-cell table:style-name="ce9" office:value-type="float" office:value="23.9270500975184" calcext:value-type="float">
            <text:p><text:s text:c="3"/>23,9 </text:p>
          </table:table-cell>
          <table:table-cell table:style-name="ce9" office:value-type="float" office:value="27.9932047715247" calcext:value-type="float">
            <text:p><text:s text:c="3"/>28,0 </text:p>
          </table:table-cell>
          <table:table-cell table:style-name="ce9" office:value-type="float" office:value="25.1456807491107" calcext:value-type="float">
            <text:p><text:s text:c="3"/>25,1 </text:p>
          </table:table-cell>
          <table:table-cell table:style-name="ce9" office:value-type="float" office:value="30.8407287939387" calcext:value-type="float">
            <text:p><text:s text:c="3"/>30,8 </text:p>
          </table:table-cell>
          <table:table-cell table:style-name="ce9" office:value-type="float" office:value="40.1781164718218" calcext:value-type="float">
            <text:p><text:s text:c="3"/>40,2 </text:p>
          </table:table-cell>
          <table:table-cell table:style-name="ce9" office:value-type="float" office:value="37.3645489698542" calcext:value-type="float">
            <text:p><text:s text:c="3"/>37,4 </text:p>
          </table:table-cell>
          <table:table-cell table:style-name="ce9" office:value-type="float" office:value="42.9916839737894" calcext:value-type="float">
            <text:p><text:s text:c="3"/>43,0 </text:p>
          </table:table-cell>
          <table:table-cell table:style-name="ce9" office:value-type="float" office:value="37.6109629114866" calcext:value-type="float">
            <text:p><text:s text:c="3"/>37,6 </text:p>
          </table:table-cell>
          <table:table-cell table:style-name="ce9" office:value-type="float" office:value="30.8728308615337" calcext:value-type="float">
            <text:p><text:s text:c="3"/>30,9 </text:p>
          </table:table-cell>
          <table:table-cell table:style-name="ce9" office:value-type="float" office:value="44.3490949614395" calcext:value-type="float">
            <text:p><text:s text:c="3"/>44,3 </text:p>
          </table:table-cell>
          <table:table-cell table:style-name="ce9" office:value-type="float" office:value="34.255645940865" calcext:value-type="float">
            <text:p><text:s text:c="3"/>34,3 </text:p>
          </table:table-cell>
          <table:table-cell table:style-name="ce9" office:value-type="float" office:value="30.4223820696754" calcext:value-type="float">
            <text:p><text:s text:c="3"/>30,4 </text:p>
          </table:table-cell>
          <table:table-cell table:style-name="ce9" office:value-type="float" office:value="38.0889098120546" calcext:value-type="float">
            <text:p><text:s text:c="3"/>38,1 </text:p>
          </table:table-cell>
          <table:table-cell table:style-name="ce9" office:value-type="float" office:value="40.5335540108943" calcext:value-type="float">
            <text:p><text:s text:c="3"/>40,5 </text:p>
          </table:table-cell>
          <table:table-cell table:style-name="ce9" office:value-type="float" office:value="37.3102749428505" calcext:value-type="float">
            <text:p><text:s text:c="3"/>37,3 </text:p>
          </table:table-cell>
          <table:table-cell table:style-name="ce9" office:value-type="float" office:value="43.7568330789382" calcext:value-type="float">
            <text:p><text:s text:c="3"/>43,8 </text:p>
          </table:table-cell>
          <table:table-cell table:style-name="ce9" office:value-type="float" office:value="46.9839204550744" calcext:value-type="float">
            <text:p><text:s text:c="3"/>47,0 </text:p>
          </table:table-cell>
          <table:table-cell table:style-name="ce9" office:value-type="float" office:value="43.4406509919184" calcext:value-type="float">
            <text:p><text:s text:c="3"/>43,4 </text:p>
          </table:table-cell>
          <table:table-cell table:style-name="ce9" office:value-type="float" office:value="50.5271899182304" calcext:value-type="float">
            <text:p><text:s text:c="3"/>50,5 </text:p>
          </table:table-cell>
          <table:table-cell table:style-name="ce9" office:value-type="float" office:value="43.0853176215604" calcext:value-type="float">
            <text:p><text:s text:c="3"/>43,1 </text:p>
          </table:table-cell>
          <table:table-cell table:style-name="ce9" office:value-type="float" office:value="35.3403141843366" calcext:value-type="float">
            <text:p><text:s text:c="3"/>35,3 </text:p>
          </table:table-cell>
          <table:table-cell table:style-name="ce9" office:value-type="float" office:value="50.8303210587842" calcext:value-type="float">
            <text:p><text:s text:c="3"/>50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31.6042344546425" calcext:value-type="float">
            <text:p><text:s text:c="3"/>31,6 </text:p>
          </table:table-cell>
          <table:table-cell table:style-name="ce9" office:value-type="float" office:value="28.4394364873369" calcext:value-type="float">
            <text:p><text:s text:c="3"/>28,4 </text:p>
          </table:table-cell>
          <table:table-cell table:style-name="ce9" office:value-type="float" office:value="34.7690324219481" calcext:value-type="float">
            <text:p><text:s text:c="3"/>34,8 </text:p>
          </table:table-cell>
          <table:table-cell table:style-name="ce9" office:value-type="float" office:value="36.1181004711495" calcext:value-type="float">
            <text:p><text:s text:c="3"/>36,1 </text:p>
          </table:table-cell>
          <table:table-cell table:style-name="ce9" office:value-type="float" office:value="33.586358219272" calcext:value-type="float">
            <text:p><text:s text:c="3"/>33,6 </text:p>
          </table:table-cell>
          <table:table-cell table:style-name="ce9" office:value-type="float" office:value="38.649842723027" calcext:value-type="float">
            <text:p><text:s text:c="3"/>38,6 </text:p>
          </table:table-cell>
          <table:table-cell table:style-name="ce9" office:value-type="float" office:value="42.3530649149886" calcext:value-type="float">
            <text:p><text:s text:c="3"/>42,4 </text:p>
          </table:table-cell>
          <table:table-cell table:style-name="ce9" office:value-type="float" office:value="39.5545917542685" calcext:value-type="float">
            <text:p><text:s text:c="3"/>39,6 </text:p>
          </table:table-cell>
          <table:table-cell table:style-name="ce9" office:value-type="float" office:value="45.1515380757087" calcext:value-type="float">
            <text:p><text:s text:c="3"/>45,2 </text:p>
          </table:table-cell>
          <table:table-cell table:style-name="ce9" office:value-type="float" office:value="46.7693935024406" calcext:value-type="float">
            <text:p><text:s text:c="3"/>46,8 </text:p>
          </table:table-cell>
          <table:table-cell table:style-name="ce9" office:value-type="float" office:value="42.7197258194065" calcext:value-type="float">
            <text:p><text:s text:c="3"/>42,7 </text:p>
          </table:table-cell>
          <table:table-cell table:style-name="ce9" office:value-type="float" office:value="50.8190611854746" calcext:value-type="float">
            <text:p><text:s text:c="3"/>50,8 </text:p>
          </table:table-cell>
          <table:table-cell table:style-name="ce9" office:value-type="float" office:value="34.4487426631286" calcext:value-type="float">
            <text:p><text:s text:c="3"/>34,4 </text:p>
          </table:table-cell>
          <table:table-cell table:style-name="ce9" office:value-type="float" office:value="30.7478301921855" calcext:value-type="float">
            <text:p><text:s text:c="3"/>30,7 </text:p>
          </table:table-cell>
          <table:table-cell table:style-name="ce9" office:value-type="float" office:value="38.1496551340716" calcext:value-type="float">
            <text:p><text:s text:c="3"/>38,1 </text:p>
          </table:table-cell>
          <table:table-cell table:style-name="ce9" office:value-type="float" office:value="39.5169673678216" calcext:value-type="float">
            <text:p><text:s text:c="3"/>39,5 </text:p>
          </table:table-cell>
          <table:table-cell table:style-name="ce9" office:value-type="float" office:value="36.2505129660246" calcext:value-type="float">
            <text:p><text:s text:c="3"/>36,3 </text:p>
          </table:table-cell>
          <table:table-cell table:style-name="ce9" office:value-type="float" office:value="42.7834217696185" calcext:value-type="float">
            <text:p><text:s text:c="3"/>42,8 </text:p>
          </table:table-cell>
          <table:table-cell table:style-name="ce9" office:value-type="float" office:value="43.5342736044208" calcext:value-type="float">
            <text:p><text:s text:c="3"/>43,5 </text:p>
          </table:table-cell>
          <table:table-cell table:style-name="ce9" office:value-type="float" office:value="39.6498608347767" calcext:value-type="float">
            <text:p><text:s text:c="3"/>39,6 </text:p>
          </table:table-cell>
          <table:table-cell table:style-name="ce9" office:value-type="float" office:value="47.4186863740649" calcext:value-type="float">
            <text:p><text:s text:c="3"/>47,4 </text:p>
          </table:table-cell>
          <table:table-cell table:style-name="ce9" office:value-type="float" office:value="44.4885040523194" calcext:value-type="float">
            <text:p><text:s text:c="3"/>44,5 </text:p>
          </table:table-cell>
          <table:table-cell table:style-name="ce9" office:value-type="float" office:value="38.575549270993" calcext:value-type="float">
            <text:p><text:s text:c="3"/>38,6 </text:p>
          </table:table-cell>
          <table:table-cell table:style-name="ce9" office:value-type="float" office:value="50.4014588336457" calcext:value-type="float">
            <text:p><text:s text:c="3"/>50,4 </text:p>
          </table:table-cell>
          <table:table-cell table:style-name="ce9" office:value-type="float" office:value="29.1764535763415" calcext:value-type="float">
            <text:p><text:s text:c="3"/>29,2 </text:p>
          </table:table-cell>
          <table:table-cell table:style-name="ce9" office:value-type="float" office:value="25.165710656778" calcext:value-type="float">
            <text:p><text:s text:c="3"/>25,2 </text:p>
          </table:table-cell>
          <table:table-cell table:style-name="ce9" office:value-type="float" office:value="33.1871964959049" calcext:value-type="float">
            <text:p><text:s text:c="3"/>33,2 </text:p>
          </table:table-cell>
          <table:table-cell table:style-name="ce9" office:value-type="float" office:value="33.0796117672381" calcext:value-type="float">
            <text:p><text:s text:c="3"/>33,1 </text:p>
          </table:table-cell>
          <table:table-cell table:style-name="ce9" office:value-type="float" office:value="30.0549104013381" calcext:value-type="float">
            <text:p><text:s text:c="3"/>30,1 </text:p>
          </table:table-cell>
          <table:table-cell table:style-name="ce9" office:value-type="float" office:value="36.1043131331382" calcext:value-type="float">
            <text:p><text:s text:c="3"/>36,1 </text:p>
          </table:table-cell>
          <table:table-cell table:style-name="ce9" office:value-type="float" office:value="41.3049229263939" calcext:value-type="float">
            <text:p><text:s text:c="3"/>41,3 </text:p>
          </table:table-cell>
          <table:table-cell table:style-name="ce9" office:value-type="float" office:value="38.1928134642632" calcext:value-type="float">
            <text:p><text:s text:c="3"/>38,2 </text:p>
          </table:table-cell>
          <table:table-cell table:style-name="ce9" office:value-type="float" office:value="44.4170323885247" calcext:value-type="float">
            <text:p><text:s text:c="3"/>44,4 </text:p>
          </table:table-cell>
          <table:table-cell table:style-name="ce9" office:value-type="float" office:value="49.1505869605997" calcext:value-type="float">
            <text:p><text:s text:c="3"/>49,2 </text:p>
          </table:table-cell>
          <table:table-cell table:style-name="ce9" office:value-type="float" office:value="42.5695124112303" calcext:value-type="float">
            <text:p><text:s text:c="3"/>42,6 </text:p>
          </table:table-cell>
          <table:table-cell table:style-name="ce9" office:value-type="float" office:value="55.7316615099691" calcext:value-type="float">
            <text:p><text:s text:c="3"/>55,7 </text:p>
          </table:table-cell>
          <table:table-cell table:style-name="ce9" office:value-type="float" office:value="30.3420620385697" calcext:value-type="float">
            <text:p><text:s text:c="3"/>30,3 </text:p>
          </table:table-cell>
          <table:table-cell table:style-name="ce9" office:value-type="float" office:value="26.7565864269271" calcext:value-type="float">
            <text:p><text:s text:c="3"/>26,8 </text:p>
          </table:table-cell>
          <table:table-cell table:style-name="ce9" office:value-type="float" office:value="33.9275376502123" calcext:value-type="float">
            <text:p><text:s text:c="3"/>33,9 </text:p>
          </table:table-cell>
          <table:table-cell table:style-name="ce9" office:value-type="float" office:value="33.4808873220633" calcext:value-type="float">
            <text:p><text:s text:c="3"/>33,5 </text:p>
          </table:table-cell>
          <table:table-cell table:style-name="ce9" office:value-type="float" office:value="30.8887130332166" calcext:value-type="float">
            <text:p><text:s text:c="3"/>30,9 </text:p>
          </table:table-cell>
          <table:table-cell table:style-name="ce9" office:value-type="float" office:value="36.07306161091" calcext:value-type="float">
            <text:p><text:s text:c="3"/>36,1 </text:p>
          </table:table-cell>
          <table:table-cell table:style-name="ce9" office:value-type="float" office:value="42.5634520684646" calcext:value-type="float">
            <text:p><text:s text:c="3"/>42,6 </text:p>
          </table:table-cell>
          <table:table-cell table:style-name="ce9" office:value-type="float" office:value="38.7237843541197" calcext:value-type="float">
            <text:p><text:s text:c="3"/>38,7 </text:p>
          </table:table-cell>
          <table:table-cell table:style-name="ce9" office:value-type="float" office:value="46.4031197828095" calcext:value-type="float">
            <text:p><text:s text:c="3"/>46,4 </text:p>
          </table:table-cell>
          <table:table-cell table:style-name="ce9" office:value-type="float" office:value="47.3204130489797" calcext:value-type="float">
            <text:p><text:s text:c="3"/>47,3 </text:p>
          </table:table-cell>
          <table:table-cell table:style-name="ce9" office:value-type="float" office:value="41.2818829290195" calcext:value-type="float">
            <text:p><text:s text:c="3"/>41,3 </text:p>
          </table:table-cell>
          <table:table-cell table:style-name="ce9" office:value-type="float" office:value="53.35894316894" calcext:value-type="float">
            <text:p><text:s text:c="3"/>53,4 </text:p>
          </table:table-cell>
          <table:table-cell table:style-name="ce9" office:value-type="float" office:value="36.9001960556104" calcext:value-type="float">
            <text:p><text:s text:c="3"/>36,9 </text:p>
          </table:table-cell>
          <table:table-cell table:style-name="ce9" office:value-type="float" office:value="29.4045811763245" calcext:value-type="float">
            <text:p><text:s text:c="3"/>29,4 </text:p>
          </table:table-cell>
          <table:table-cell table:style-name="ce9" office:value-type="float" office:value="44.3958109348962" calcext:value-type="float">
            <text:p><text:s text:c="3"/>44,4 </text:p>
          </table:table-cell>
          <table:table-cell table:style-name="ce9" office:value-type="float" office:value="41.7289227841778" calcext:value-type="float">
            <text:p><text:s text:c="3"/>41,7 </text:p>
          </table:table-cell>
          <table:table-cell table:style-name="ce9" office:value-type="float" office:value="37.0066976899678" calcext:value-type="float">
            <text:p><text:s text:c="3"/>37,0 </text:p>
          </table:table-cell>
          <table:table-cell table:style-name="ce9" office:value-type="float" office:value="46.4511478783878" calcext:value-type="float">
            <text:p><text:s text:c="3"/>46,5 </text:p>
          </table:table-cell>
          <table:table-cell table:style-name="ce9" office:value-type="float" office:value="42.0257689068782" calcext:value-type="float">
            <text:p><text:s text:c="3"/>42,0 </text:p>
          </table:table-cell>
          <table:table-cell table:style-name="ce9" office:value-type="float" office:value="38.0775342752943" calcext:value-type="float">
            <text:p><text:s text:c="3"/>38,1 </text:p>
          </table:table-cell>
          <table:table-cell table:style-name="ce9" office:value-type="float" office:value="45.9740035384621" calcext:value-type="float">
            <text:p><text:s text:c="3"/>46,0 </text:p>
          </table:table-cell>
          <table:table-cell table:style-name="ce9" office:value-type="float" office:value="45.9061417298866" calcext:value-type="float">
            <text:p><text:s text:c="3"/>45,9 </text:p>
          </table:table-cell>
          <table:table-cell table:style-name="ce9" office:value-type="float" office:value="41.618727761888" calcext:value-type="float">
            <text:p><text:s text:c="3"/>41,6 </text:p>
          </table:table-cell>
          <table:table-cell table:style-name="ce9" office:value-type="float" office:value="50.1935556978852" calcext:value-type="float">
            <text:p><text:s text:c="3"/>50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29.5440727018638" calcext:value-type="float">
            <text:p><text:s text:c="3"/>29,5 </text:p>
          </table:table-cell>
          <table:table-cell table:style-name="ce9" office:value-type="float" office:value="27.6893441818999" calcext:value-type="float">
            <text:p><text:s text:c="3"/>27,7 </text:p>
          </table:table-cell>
          <table:table-cell table:style-name="ce9" office:value-type="float" office:value="31.3988012218277" calcext:value-type="float">
            <text:p><text:s text:c="3"/>31,4 </text:p>
          </table:table-cell>
          <table:table-cell table:style-name="ce9" office:value-type="float" office:value="33.2119145609034" calcext:value-type="float">
            <text:p><text:s text:c="3"/>33,2 </text:p>
          </table:table-cell>
          <table:table-cell table:style-name="ce9" office:value-type="float" office:value="31.1800989661005" calcext:value-type="float">
            <text:p><text:s text:c="3"/>31,2 </text:p>
          </table:table-cell>
          <table:table-cell table:style-name="ce9" office:value-type="float" office:value="35.2437301557063" calcext:value-type="float">
            <text:p><text:s text:c="3"/>35,2 </text:p>
          </table:table-cell>
          <table:table-cell table:style-name="ce9" office:value-type="float" office:value="43.3205680396183" calcext:value-type="float">
            <text:p><text:s text:c="3"/>43,3 </text:p>
          </table:table-cell>
          <table:table-cell table:style-name="ce9" office:value-type="float" office:value="40.7282710142008" calcext:value-type="float">
            <text:p><text:s text:c="3"/>40,7 </text:p>
          </table:table-cell>
          <table:table-cell table:style-name="ce9" office:value-type="float" office:value="45.9128650650357" calcext:value-type="float">
            <text:p><text:s text:c="3"/>45,9 </text:p>
          </table:table-cell>
          <table:table-cell table:style-name="ce9" office:value-type="float" office:value="44.0775176579935" calcext:value-type="float">
            <text:p><text:s text:c="3"/>44,1 </text:p>
          </table:table-cell>
          <table:table-cell table:style-name="ce9" office:value-type="float" office:value="38.1105254003953" calcext:value-type="float">
            <text:p><text:s text:c="3"/>38,1 </text:p>
          </table:table-cell>
          <table:table-cell table:style-name="ce9" office:value-type="float" office:value="50.0445099155918" calcext:value-type="float">
            <text:p><text:s text:c="3"/>50,0 </text:p>
          </table:table-cell>
          <table:table-cell table:style-name="ce9" office:value-type="float" office:value="33.1174888650505" calcext:value-type="float">
            <text:p><text:s text:c="3"/>33,1 </text:p>
          </table:table-cell>
          <table:table-cell table:style-name="ce9" office:value-type="float" office:value="30.1054081338302" calcext:value-type="float">
            <text:p><text:s text:c="3"/>30,1 </text:p>
          </table:table-cell>
          <table:table-cell table:style-name="ce9" office:value-type="float" office:value="36.1295695962707" calcext:value-type="float">
            <text:p><text:s text:c="3"/>36,1 </text:p>
          </table:table-cell>
          <table:table-cell table:style-name="ce9" office:value-type="float" office:value="34.8652438549228" calcext:value-type="float">
            <text:p><text:s text:c="3"/>34,9 </text:p>
          </table:table-cell>
          <table:table-cell table:style-name="ce9" office:value-type="float" office:value="31.9907553046315" calcext:value-type="float">
            <text:p><text:s text:c="3"/>32,0 </text:p>
          </table:table-cell>
          <table:table-cell table:style-name="ce9" office:value-type="float" office:value="37.7397324052142" calcext:value-type="float">
            <text:p><text:s text:c="3"/>37,7 </text:p>
          </table:table-cell>
          <table:table-cell table:style-name="ce9" office:value-type="float" office:value="44.802133783737" calcext:value-type="float">
            <text:p><text:s text:c="3"/>44,8 </text:p>
          </table:table-cell>
          <table:table-cell table:style-name="ce9" office:value-type="float" office:value="40.8930889593061" calcext:value-type="float">
            <text:p><text:s text:c="3"/>40,9 </text:p>
          </table:table-cell>
          <table:table-cell table:style-name="ce9" office:value-type="float" office:value="48.711178608168" calcext:value-type="float">
            <text:p><text:s text:c="3"/>48,7 </text:p>
          </table:table-cell>
          <table:table-cell table:style-name="ce9" office:value-type="float" office:value="41.1220613028308" calcext:value-type="float">
            <text:p><text:s text:c="3"/>41,1 </text:p>
          </table:table-cell>
          <table:table-cell table:style-name="ce9" office:value-type="float" office:value="34.8316565352359" calcext:value-type="float">
            <text:p><text:s text:c="3"/>34,8 </text:p>
          </table:table-cell>
          <table:table-cell table:style-name="ce9" office:value-type="float" office:value="47.4124660704257" calcext:value-type="float">
            <text:p><text:s text:c="3"/>47,4 </text:p>
          </table:table-cell>
          <table:table-cell table:style-name="ce9" office:value-type="float" office:value="26.5010334786155" calcext:value-type="float">
            <text:p><text:s text:c="3"/>26,5 </text:p>
          </table:table-cell>
          <table:table-cell table:style-name="ce9" office:value-type="float" office:value="23.2308431521653" calcext:value-type="float">
            <text:p><text:s text:c="3"/>23,2 </text:p>
          </table:table-cell>
          <table:table-cell table:style-name="ce9" office:value-type="float" office:value="29.7712238050657" calcext:value-type="float">
            <text:p><text:s text:c="3"/>29,8 </text:p>
          </table:table-cell>
          <table:table-cell table:style-name="ce9" office:value-type="float" office:value="31.7880783815387" calcext:value-type="float">
            <text:p><text:s text:c="3"/>31,8 </text:p>
          </table:table-cell>
          <table:table-cell table:style-name="ce9" office:value-type="float" office:value="29.3219034563179" calcext:value-type="float">
            <text:p><text:s text:c="3"/>29,3 </text:p>
          </table:table-cell>
          <table:table-cell table:style-name="ce9" office:value-type="float" office:value="34.2542533067596" calcext:value-type="float">
            <text:p><text:s text:c="3"/>34,3 </text:p>
          </table:table-cell>
          <table:table-cell table:style-name="ce9" office:value-type="float" office:value="41.9804951403741" calcext:value-type="float">
            <text:p><text:s text:c="3"/>42,0 </text:p>
          </table:table-cell>
          <table:table-cell table:style-name="ce9" office:value-type="float" office:value="38.4370471285702" calcext:value-type="float">
            <text:p><text:s text:c="3"/>38,4 </text:p>
          </table:table-cell>
          <table:table-cell table:style-name="ce9" office:value-type="float" office:value="45.523943152178" calcext:value-type="float">
            <text:p><text:s text:c="3"/>45,5 </text:p>
          </table:table-cell>
          <table:table-cell table:style-name="ce9" office:value-type="float" office:value="47.0672810976816" calcext:value-type="float">
            <text:p><text:s text:c="3"/>47,1 </text:p>
          </table:table-cell>
          <table:table-cell table:style-name="ce9" office:value-type="float" office:value="40.2959763080453" calcext:value-type="float">
            <text:p><text:s text:c="3"/>40,3 </text:p>
          </table:table-cell>
          <table:table-cell table:style-name="ce9" office:value-type="float" office:value="53.8385858873179" calcext:value-type="float">
            <text:p><text:s text:c="3"/>53,8 </text:p>
          </table:table-cell>
          <table:table-cell table:style-name="ce9" office:value-type="float" office:value="27.8560228777965" calcext:value-type="float">
            <text:p><text:s text:c="3"/>27,9 </text:p>
          </table:table-cell>
          <table:table-cell table:style-name="ce9" office:value-type="float" office:value="25.6385626048028" calcext:value-type="float">
            <text:p><text:s text:c="3"/>25,6 </text:p>
          </table:table-cell>
          <table:table-cell table:style-name="ce9" office:value-type="float" office:value="30.0734831507903" calcext:value-type="float">
            <text:p><text:s text:c="3"/>30,1 </text:p>
          </table:table-cell>
          <table:table-cell table:style-name="ce9" office:value-type="float" office:value="33.092676585089" calcext:value-type="float">
            <text:p><text:s text:c="3"/>33,1 </text:p>
          </table:table-cell>
          <table:table-cell table:style-name="ce9" office:value-type="float" office:value="30.6383139663456" calcext:value-type="float">
            <text:p><text:s text:c="3"/>30,6 </text:p>
          </table:table-cell>
          <table:table-cell table:style-name="ce9" office:value-type="float" office:value="35.5470392038324" calcext:value-type="float">
            <text:p><text:s text:c="3"/>35,5 </text:p>
          </table:table-cell>
          <table:table-cell table:style-name="ce9" office:value-type="float" office:value="43.6854607457581" calcext:value-type="float">
            <text:p><text:s text:c="3"/>43,7 </text:p>
          </table:table-cell>
          <table:table-cell table:style-name="ce9" office:value-type="float" office:value="40.7750764976698" calcext:value-type="float">
            <text:p><text:s text:c="3"/>40,8 </text:p>
          </table:table-cell>
          <table:table-cell table:style-name="ce9" office:value-type="float" office:value="46.5958449938464" calcext:value-type="float">
            <text:p><text:s text:c="3"/>46,6 </text:p>
          </table:table-cell>
          <table:table-cell table:style-name="ce9" office:value-type="float" office:value="45.3032648709068" calcext:value-type="float">
            <text:p><text:s text:c="3"/>45,3 </text:p>
          </table:table-cell>
          <table:table-cell table:style-name="ce9" office:value-type="float" office:value="37.778459830357" calcext:value-type="float">
            <text:p><text:s text:c="3"/>37,8 </text:p>
          </table:table-cell>
          <table:table-cell table:style-name="ce9" office:value-type="float" office:value="52.8280699114566" calcext:value-type="float">
            <text:p><text:s text:c="3"/>52,8 </text:p>
          </table:table-cell>
          <table:table-cell table:style-name="ce9" office:value-type="float" office:value="34.096144853147" calcext:value-type="float">
            <text:p><text:s text:c="3"/>34,1 </text:p>
          </table:table-cell>
          <table:table-cell table:style-name="ce9" office:value-type="float" office:value="30.9657716356927" calcext:value-type="float">
            <text:p><text:s text:c="3"/>31,0 </text:p>
          </table:table-cell>
          <table:table-cell table:style-name="ce9" office:value-type="float" office:value="37.2265180706014" calcext:value-type="float">
            <text:p><text:s text:c="3"/>37,2 </text:p>
          </table:table-cell>
          <table:table-cell table:style-name="ce9" office:value-type="float" office:value="33.4476458461582" calcext:value-type="float">
            <text:p><text:s text:c="3"/>33,4 </text:p>
          </table:table-cell>
          <table:table-cell table:style-name="ce9" office:value-type="float" office:value="29.8056625487435" calcext:value-type="float">
            <text:p><text:s text:c="3"/>29,8 </text:p>
          </table:table-cell>
          <table:table-cell table:style-name="ce9" office:value-type="float" office:value="37.0896291435729" calcext:value-type="float">
            <text:p><text:s text:c="3"/>37,1 </text:p>
          </table:table-cell>
          <table:table-cell table:style-name="ce9" office:value-type="float" office:value="42.701696876571" calcext:value-type="float">
            <text:p><text:s text:c="3"/>42,7 </text:p>
          </table:table-cell>
          <table:table-cell table:style-name="ce9" office:value-type="float" office:value="37.7458133644561" calcext:value-type="float">
            <text:p><text:s text:c="3"/>37,7 </text:p>
          </table:table-cell>
          <table:table-cell table:style-name="ce9" office:value-type="float" office:value="47.6575803886859" calcext:value-type="float">
            <text:p><text:s text:c="3"/>47,7 </text:p>
          </table:table-cell>
          <table:table-cell table:style-name="ce9" office:value-type="float" office:value="41.5038952795069" calcext:value-type="float">
            <text:p><text:s text:c="3"/>41,5 </text:p>
          </table:table-cell>
          <table:table-cell table:style-name="ce9" office:value-type="float" office:value="31.9265975981365" calcext:value-type="float">
            <text:p><text:s text:c="3"/>31,9 </text:p>
          </table:table-cell>
          <table:table-cell table:style-name="ce9" office:value-type="float" office:value="51.0811929608772" calcext:value-type="float">
            <text:p><text:s text:c="3"/>51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26.9625098150339" calcext:value-type="float">
            <text:p><text:s text:c="3"/>27,0 </text:p>
          </table:table-cell>
          <table:table-cell table:style-name="ce9" office:value-type="float" office:value="24.287268258994" calcext:value-type="float">
            <text:p><text:s text:c="3"/>24,3 </text:p>
          </table:table-cell>
          <table:table-cell table:style-name="ce9" office:value-type="float" office:value="29.6377513710737" calcext:value-type="float">
            <text:p><text:s text:c="3"/>29,6 </text:p>
          </table:table-cell>
          <table:table-cell table:style-name="ce9" office:value-type="float" office:value="27.3479303010353" calcext:value-type="float">
            <text:p><text:s text:c="3"/>27,3 </text:p>
          </table:table-cell>
          <table:table-cell table:style-name="ce9" office:value-type="float" office:value="23.6897749400893" calcext:value-type="float">
            <text:p><text:s text:c="3"/>23,7 </text:p>
          </table:table-cell>
          <table:table-cell table:style-name="ce9" office:value-type="float" office:value="31.0060856619813" calcext:value-type="float">
            <text:p><text:s text:c="3"/>31,0 </text:p>
          </table:table-cell>
          <table:table-cell table:style-name="ce9" office:value-type="float" office:value="44.1190546330713" calcext:value-type="float">
            <text:p><text:s text:c="3"/>44,1 </text:p>
          </table:table-cell>
          <table:table-cell table:style-name="ce9" office:value-type="float" office:value="41.1005628046584" calcext:value-type="float">
            <text:p><text:s text:c="3"/>41,1 </text:p>
          </table:table-cell>
          <table:table-cell table:style-name="ce9" office:value-type="float" office:value="47.1375464614842" calcext:value-type="float">
            <text:p><text:s text:c="3"/>47,1 </text:p>
          </table:table-cell>
          <table:table-cell table:style-name="ce9" office:value-type="float" office:value="44.6925898976051" calcext:value-type="float">
            <text:p><text:s text:c="3"/>44,7 </text:p>
          </table:table-cell>
          <table:table-cell table:style-name="ce9" office:value-type="float" office:value="40.294475726685" calcext:value-type="float">
            <text:p><text:s text:c="3"/>40,3 </text:p>
          </table:table-cell>
          <table:table-cell table:style-name="ce9" office:value-type="float" office:value="49.0907040685252" calcext:value-type="float">
            <text:p><text:s text:c="3"/>49,1 </text:p>
          </table:table-cell>
          <table:table-cell table:style-name="ce9" office:value-type="float" office:value="31.7517503797828" calcext:value-type="float">
            <text:p><text:s text:c="3"/>31,8 </text:p>
          </table:table-cell>
          <table:table-cell table:style-name="ce9" office:value-type="float" office:value="28.0339428730687" calcext:value-type="float">
            <text:p><text:s text:c="3"/>28,0 </text:p>
          </table:table-cell>
          <table:table-cell table:style-name="ce9" office:value-type="float" office:value="35.4695578864968" calcext:value-type="float">
            <text:p><text:s text:c="3"/>35,5 </text:p>
          </table:table-cell>
          <table:table-cell table:style-name="ce9" office:value-type="float" office:value="28.1115315828086" calcext:value-type="float">
            <text:p><text:s text:c="3"/>28,1 </text:p>
          </table:table-cell>
          <table:table-cell table:style-name="ce9" office:value-type="float" office:value="23.6087125797787" calcext:value-type="float">
            <text:p><text:s text:c="3"/>23,6 </text:p>
          </table:table-cell>
          <table:table-cell table:style-name="ce9" office:value-type="float" office:value="32.6143505858385" calcext:value-type="float">
            <text:p><text:s text:c="3"/>32,6 </text:p>
          </table:table-cell>
          <table:table-cell table:style-name="ce9" office:value-type="float" office:value="47.7256480625361" calcext:value-type="float">
            <text:p><text:s text:c="3"/>47,7 </text:p>
          </table:table-cell>
          <table:table-cell table:style-name="ce9" office:value-type="float" office:value="43.6120903837503" calcext:value-type="float">
            <text:p><text:s text:c="3"/>43,6 </text:p>
          </table:table-cell>
          <table:table-cell table:style-name="ce9" office:value-type="float" office:value="51.8392057413219" calcext:value-type="float">
            <text:p><text:s text:c="3"/>51,8 </text:p>
          </table:table-cell>
          <table:table-cell table:style-name="ce9" office:value-type="float" office:value="43.3115475992394" calcext:value-type="float">
            <text:p><text:s text:c="3"/>43,3 </text:p>
          </table:table-cell>
          <table:table-cell table:style-name="ce9" office:value-type="float" office:value="31.681935724755" calcext:value-type="float">
            <text:p><text:s text:c="3"/>31,7 </text:p>
          </table:table-cell>
          <table:table-cell table:style-name="ce9" office:value-type="float" office:value="54.9411594737238" calcext:value-type="float">
            <text:p><text:s text:c="3"/>54,9 </text:p>
          </table:table-cell>
          <table:table-cell table:style-name="ce9" office:value-type="float" office:value="23.4194392580941" calcext:value-type="float">
            <text:p><text:s text:c="3"/>23,4 </text:p>
          </table:table-cell>
          <table:table-cell table:style-name="ce9" office:value-type="float" office:value="20.667165545081" calcext:value-type="float">
            <text:p><text:s text:c="3"/>20,7 </text:p>
          </table:table-cell>
          <table:table-cell table:style-name="ce9" office:value-type="float" office:value="26.1717129711072" calcext:value-type="float">
            <text:p><text:s text:c="3"/>26,2 </text:p>
          </table:table-cell>
          <table:table-cell table:style-name="ce9" office:value-type="float" office:value="26.6986441366526" calcext:value-type="float">
            <text:p><text:s text:c="3"/>26,7 </text:p>
          </table:table-cell>
          <table:table-cell table:style-name="ce9" office:value-type="float" office:value="22.592829676019" calcext:value-type="float">
            <text:p><text:s text:c="3"/>22,6 </text:p>
          </table:table-cell>
          <table:table-cell table:style-name="ce9" office:value-type="float" office:value="30.8044585972862" calcext:value-type="float">
            <text:p><text:s text:c="3"/>30,8 </text:p>
          </table:table-cell>
          <table:table-cell table:style-name="ce9" office:value-type="float" office:value="40.9072871466089" calcext:value-type="float">
            <text:p><text:s text:c="3"/>40,9 </text:p>
          </table:table-cell>
          <table:table-cell table:style-name="ce9" office:value-type="float" office:value="37.4841925996172" calcext:value-type="float">
            <text:p><text:s text:c="3"/>37,5 </text:p>
          </table:table-cell>
          <table:table-cell table:style-name="ce9" office:value-type="float" office:value="44.3303816936006" calcext:value-type="float">
            <text:p><text:s text:c="3"/>44,3 </text:p>
          </table:table-cell>
          <table:table-cell table:style-name="ce9" office:value-type="float" office:value="46.0020948319192" calcext:value-type="float">
            <text:p><text:s text:c="3"/>46,0 </text:p>
          </table:table-cell>
          <table:table-cell table:style-name="ce9" office:value-type="float" office:value="40.5079613288438" calcext:value-type="float">
            <text:p><text:s text:c="3"/>40,5 </text:p>
          </table:table-cell>
          <table:table-cell table:style-name="ce9" office:value-type="float" office:value="51.4962283349946" calcext:value-type="float">
            <text:p><text:s text:c="3"/>51,5 </text:p>
          </table:table-cell>
          <table:table-cell table:style-name="ce9" office:value-type="float" office:value="23.9946850986414" calcext:value-type="float">
            <text:p><text:s text:c="3"/>24,0 </text:p>
          </table:table-cell>
          <table:table-cell table:style-name="ce9" office:value-type="float" office:value="20.7928223855223" calcext:value-type="float">
            <text:p><text:s text:c="3"/>20,8 </text:p>
          </table:table-cell>
          <table:table-cell table:style-name="ce9" office:value-type="float" office:value="27.1965478117606" calcext:value-type="float">
            <text:p><text:s text:c="3"/>27,2 </text:p>
          </table:table-cell>
          <table:table-cell table:style-name="ce9" office:value-type="float" office:value="22.6867785193226" calcext:value-type="float">
            <text:p><text:s text:c="3"/>22,7 </text:p>
          </table:table-cell>
          <table:table-cell table:style-name="ce9" office:value-type="float" office:value="18.7042811704281" calcext:value-type="float">
            <text:p><text:s text:c="3"/>18,7 </text:p>
          </table:table-cell>
          <table:table-cell table:style-name="ce9" office:value-type="float" office:value="26.669275868217" calcext:value-type="float">
            <text:p><text:s text:c="3"/>26,7 </text:p>
          </table:table-cell>
          <table:table-cell table:style-name="ce9" office:value-type="float" office:value="42.1453997551871" calcext:value-type="float">
            <text:p><text:s text:c="3"/>42,1 </text:p>
          </table:table-cell>
          <table:table-cell table:style-name="ce9" office:value-type="float" office:value="38.6361404847293" calcext:value-type="float">
            <text:p><text:s text:c="3"/>38,6 </text:p>
          </table:table-cell>
          <table:table-cell table:style-name="ce9" office:value-type="float" office:value="45.6546590256449" calcext:value-type="float">
            <text:p><text:s text:c="3"/>45,7 </text:p>
          </table:table-cell>
          <table:table-cell table:style-name="ce9" office:value-type="float" office:value="42.562266102947" calcext:value-type="float">
            <text:p><text:s text:c="3"/>42,6 </text:p>
          </table:table-cell>
          <table:table-cell table:style-name="ce9" office:value-type="float" office:value="36.3243921957111" calcext:value-type="float">
            <text:p><text:s text:c="3"/>36,3 </text:p>
          </table:table-cell>
          <table:table-cell table:style-name="ce9" office:value-type="float" office:value="48.8001400101829" calcext:value-type="float">
            <text:p><text:s text:c="3"/>48,8 </text:p>
          </table:table-cell>
          <table:table-cell table:style-name="ce9" office:value-type="float" office:value="34.7034617717338" calcext:value-type="float">
            <text:p><text:s text:c="3"/>34,7 </text:p>
          </table:table-cell>
          <table:table-cell table:style-name="ce9" office:value-type="float" office:value="30.2515212155595" calcext:value-type="float">
            <text:p><text:s text:c="3"/>30,3 </text:p>
          </table:table-cell>
          <table:table-cell table:style-name="ce9" office:value-type="float" office:value="39.1554023279081" calcext:value-type="float">
            <text:p><text:s text:c="3"/>39,2 </text:p>
          </table:table-cell>
          <table:table-cell table:style-name="ce9" office:value-type="float" office:value="35.1884667644327" calcext:value-type="float">
            <text:p><text:s text:c="3"/>35,2 </text:p>
          </table:table-cell>
          <table:table-cell table:style-name="ce9" office:value-type="float" office:value="31.0147786952274" calcext:value-type="float">
            <text:p><text:s text:c="3"/>31,0 </text:p>
          </table:table-cell>
          <table:table-cell table:style-name="ce9" office:value-type="float" office:value="39.3621548336379" calcext:value-type="float">
            <text:p><text:s text:c="3"/>39,4 </text:p>
          </table:table-cell>
          <table:table-cell table:style-name="ce9" office:value-type="float" office:value="46.2254471986554" calcext:value-type="float">
            <text:p><text:s text:c="3"/>46,2 </text:p>
          </table:table-cell>
          <table:table-cell table:style-name="ce9" office:value-type="float" office:value="41.4729448805888" calcext:value-type="float">
            <text:p><text:s text:c="3"/>41,5 </text:p>
          </table:table-cell>
          <table:table-cell table:style-name="ce9" office:value-type="float" office:value="50.977949516722" calcext:value-type="float">
            <text:p><text:s text:c="3"/>51,0 </text:p>
          </table:table-cell>
          <table:table-cell table:style-name="ce9" office:value-type="float" office:value="47.9351947743981" calcext:value-type="float">
            <text:p><text:s text:c="3"/>47,9 </text:p>
          </table:table-cell>
          <table:table-cell table:style-name="ce9" office:value-type="float" office:value="41.8660827746291" calcext:value-type="float">
            <text:p><text:s text:c="3"/>41,9 </text:p>
          </table:table-cell>
          <table:table-cell table:style-name="ce9" office:value-type="float" office:value="54.0043067741672" calcext:value-type="float">
            <text:p><text:s text:c="3"/>54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26.9803061828809" calcext:value-type="float">
            <text:p><text:s text:c="3"/>27,0 </text:p>
          </table:table-cell>
          <table:table-cell table:style-name="ce9" office:value-type="float" office:value="24.5837265067354" calcext:value-type="float">
            <text:p><text:s text:c="3"/>24,6 </text:p>
          </table:table-cell>
          <table:table-cell table:style-name="ce9" office:value-type="float" office:value="29.3768858590264" calcext:value-type="float">
            <text:p><text:s text:c="3"/>29,4 </text:p>
          </table:table-cell>
          <table:table-cell table:style-name="ce9" office:value-type="float" office:value="30.2358370785334" calcext:value-type="float">
            <text:p><text:s text:c="3"/>30,2 </text:p>
          </table:table-cell>
          <table:table-cell table:style-name="ce9" office:value-type="float" office:value="27.0032934326095" calcext:value-type="float">
            <text:p><text:s text:c="3"/>27,0 </text:p>
          </table:table-cell>
          <table:table-cell table:style-name="ce9" office:value-type="float" office:value="33.4683807244574" calcext:value-type="float">
            <text:p><text:s text:c="3"/>33,5 </text:p>
          </table:table-cell>
          <table:table-cell table:style-name="ce9" office:value-type="float" office:value="41.6634980870274" calcext:value-type="float">
            <text:p><text:s text:c="3"/>41,7 </text:p>
          </table:table-cell>
          <table:table-cell table:style-name="ce9" office:value-type="float" office:value="38.6764439569221" calcext:value-type="float">
            <text:p><text:s text:c="3"/>38,7 </text:p>
          </table:table-cell>
          <table:table-cell table:style-name="ce9" office:value-type="float" office:value="44.6505522171327" calcext:value-type="float">
            <text:p><text:s text:c="3"/>44,7 </text:p>
          </table:table-cell>
          <table:table-cell table:style-name="ce9" office:value-type="float" office:value="37.3192630303492" calcext:value-type="float">
            <text:p><text:s text:c="3"/>37,3 </text:p>
          </table:table-cell>
          <table:table-cell table:style-name="ce9" office:value-type="float" office:value="31.7819672640824" calcext:value-type="float">
            <text:p><text:s text:c="3"/>31,8 </text:p>
          </table:table-cell>
          <table:table-cell table:style-name="ce9" office:value-type="float" office:value="42.8565587966161" calcext:value-type="float">
            <text:p><text:s text:c="3"/>42,9 </text:p>
          </table:table-cell>
          <table:table-cell table:style-name="ce9" office:value-type="float" office:value="32.2326293947742" calcext:value-type="float">
            <text:p><text:s text:c="3"/>32,2 </text:p>
          </table:table-cell>
          <table:table-cell table:style-name="ce9" office:value-type="float" office:value="29.337873368808" calcext:value-type="float">
            <text:p><text:s text:c="3"/>29,3 </text:p>
          </table:table-cell>
          <table:table-cell table:style-name="ce9" office:value-type="float" office:value="35.1273854207404" calcext:value-type="float">
            <text:p><text:s text:c="3"/>35,1 </text:p>
          </table:table-cell>
          <table:table-cell table:style-name="ce9" office:value-type="float" office:value="34.4354497227985" calcext:value-type="float">
            <text:p><text:s text:c="3"/>34,4 </text:p>
          </table:table-cell>
          <table:table-cell table:style-name="ce9" office:value-type="float" office:value="30.738229899201" calcext:value-type="float">
            <text:p><text:s text:c="3"/>30,7 </text:p>
          </table:table-cell>
          <table:table-cell table:style-name="ce9" office:value-type="float" office:value="38.132669546396" calcext:value-type="float">
            <text:p><text:s text:c="3"/>38,1 </text:p>
          </table:table-cell>
          <table:table-cell table:style-name="ce9" office:value-type="float" office:value="44.175845203882" calcext:value-type="float">
            <text:p><text:s text:c="3"/>44,2 </text:p>
          </table:table-cell>
          <table:table-cell table:style-name="ce9" office:value-type="float" office:value="40.1997986837098" calcext:value-type="float">
            <text:p><text:s text:c="3"/>40,2 </text:p>
          </table:table-cell>
          <table:table-cell table:style-name="ce9" office:value-type="float" office:value="48.1518917240541" calcext:value-type="float">
            <text:p><text:s text:c="3"/>48,2 </text:p>
          </table:table-cell>
          <table:table-cell table:style-name="ce9" office:value-type="float" office:value="28.3256977841126" calcext:value-type="float">
            <text:p><text:s text:c="3"/>28,3 </text:p>
          </table:table-cell>
          <table:table-cell table:style-name="ce9" office:value-type="float" office:value="21.2236845492706" calcext:value-type="float">
            <text:p><text:s text:c="3"/>21,2 </text:p>
          </table:table-cell>
          <table:table-cell table:style-name="ce9" office:value-type="float" office:value="35.4277110189545" calcext:value-type="float">
            <text:p><text:s text:c="3"/>35,4 </text:p>
          </table:table-cell>
          <table:table-cell table:style-name="ce9" office:value-type="float" office:value="23.0310906483448" calcext:value-type="float">
            <text:p><text:s text:c="3"/>23,0 </text:p>
          </table:table-cell>
          <table:table-cell table:style-name="ce9" office:value-type="float" office:value="19.882503442429" calcext:value-type="float">
            <text:p><text:s text:c="3"/>19,9 </text:p>
          </table:table-cell>
          <table:table-cell table:style-name="ce9" office:value-type="float" office:value="26.1796778542607" calcext:value-type="float">
            <text:p><text:s text:c="3"/>26,2 </text:p>
          </table:table-cell>
          <table:table-cell table:style-name="ce9" office:value-type="float" office:value="26.8437868471642" calcext:value-type="float">
            <text:p><text:s text:c="3"/>26,8 </text:p>
          </table:table-cell>
          <table:table-cell table:style-name="ce9" office:value-type="float" office:value="23.1526506896306" calcext:value-type="float">
            <text:p><text:s text:c="3"/>23,2 </text:p>
          </table:table-cell>
          <table:table-cell table:style-name="ce9" office:value-type="float" office:value="30.5349230046978" calcext:value-type="float">
            <text:p><text:s text:c="3"/>30,5 </text:p>
          </table:table-cell>
          <table:table-cell table:style-name="ce9" office:value-type="float" office:value="39.3750773048502" calcext:value-type="float">
            <text:p><text:s text:c="3"/>39,4 </text:p>
          </table:table-cell>
          <table:table-cell table:style-name="ce9" office:value-type="float" office:value="35.8467610913348" calcext:value-type="float">
            <text:p><text:s text:c="3"/>35,8 </text:p>
          </table:table-cell>
          <table:table-cell table:style-name="ce9" office:value-type="float" office:value="42.9033935183657" calcext:value-type="float">
            <text:p><text:s text:c="3"/>42,9 </text:p>
          </table:table-cell>
          <table:table-cell table:style-name="ce9" office:value-type="float" office:value="46.4525876715931" calcext:value-type="float">
            <text:p><text:s text:c="3"/>46,5 </text:p>
          </table:table-cell>
          <table:table-cell table:style-name="ce9" office:value-type="float" office:value="41.5093710414917" calcext:value-type="float">
            <text:p><text:s text:c="3"/>41,5 </text:p>
          </table:table-cell>
          <table:table-cell table:style-name="ce9" office:value-type="float" office:value="51.3958043016944" calcext:value-type="float">
            <text:p><text:s text:c="3"/>51,4 </text:p>
          </table:table-cell>
          <table:table-cell table:style-name="ce9" office:value-type="float" office:value="21.6693886231837" calcext:value-type="float">
            <text:p><text:s text:c="3"/>21,7 </text:p>
          </table:table-cell>
          <table:table-cell table:style-name="ce9" office:value-type="float" office:value="19.4795053863971" calcext:value-type="float">
            <text:p><text:s text:c="3"/>19,5 </text:p>
          </table:table-cell>
          <table:table-cell table:style-name="ce9" office:value-type="float" office:value="23.8592718599702" calcext:value-type="float">
            <text:p><text:s text:c="3"/>23,9 </text:p>
          </table:table-cell>
          <table:table-cell table:style-name="ce9" office:value-type="float" office:value="24.8709895908906" calcext:value-type="float">
            <text:p><text:s text:c="3"/>24,9 </text:p>
          </table:table-cell>
          <table:table-cell table:style-name="ce9" office:value-type="float" office:value="21.4524316143104" calcext:value-type="float">
            <text:p><text:s text:c="3"/>21,5 </text:p>
          </table:table-cell>
          <table:table-cell table:style-name="ce9" office:value-type="float" office:value="28.2895475674707" calcext:value-type="float">
            <text:p><text:s text:c="3"/>28,3 </text:p>
          </table:table-cell>
          <table:table-cell table:style-name="ce9" office:value-type="float" office:value="39.6780179968096" calcext:value-type="float">
            <text:p><text:s text:c="3"/>39,7 </text:p>
          </table:table-cell>
          <table:table-cell table:style-name="ce9" office:value-type="float" office:value="36.2614223682973" calcext:value-type="float">
            <text:p><text:s text:c="3"/>36,3 </text:p>
          </table:table-cell>
          <table:table-cell table:style-name="ce9" office:value-type="float" office:value="43.094613625322" calcext:value-type="float">
            <text:p><text:s text:c="3"/>43,1 </text:p>
          </table:table-cell>
          <table:table-cell table:style-name="ce9" office:value-type="float" office:value="41.7211002824149" calcext:value-type="float">
            <text:p><text:s text:c="3"/>41,7 </text:p>
          </table:table-cell>
          <table:table-cell table:style-name="ce9" office:value-type="float" office:value="34.3001178926614" calcext:value-type="float">
            <text:p><text:s text:c="3"/>34,3 </text:p>
          </table:table-cell>
          <table:table-cell table:style-name="ce9" office:value-type="float" office:value="49.1420826721684" calcext:value-type="float">
            <text:p><text:s text:c="3"/>49,1 </text:p>
          </table:table-cell>
          <table:table-cell table:style-name="ce9" office:value-type="float" office:value="37.3796049253855" calcext:value-type="float">
            <text:p><text:s text:c="3"/>37,4 </text:p>
          </table:table-cell>
          <table:table-cell table:style-name="ce9" office:value-type="float" office:value="32.9957585707647" calcext:value-type="float">
            <text:p><text:s text:c="3"/>33,0 </text:p>
          </table:table-cell>
          <table:table-cell table:style-name="ce9" office:value-type="float" office:value="41.7634512800063" calcext:value-type="float">
            <text:p><text:s text:c="3"/>41,8 </text:p>
          </table:table-cell>
          <table:table-cell table:style-name="ce9" office:value-type="float" office:value="38.6782862619716" calcext:value-type="float">
            <text:p><text:s text:c="3"/>38,7 </text:p>
          </table:table-cell>
          <table:table-cell table:style-name="ce9" office:value-type="float" office:value="34.7515311050347" calcext:value-type="float">
            <text:p><text:s text:c="3"/>34,8 </text:p>
          </table:table-cell>
          <table:table-cell table:style-name="ce9" office:value-type="float" office:value="42.6050414189086" calcext:value-type="float">
            <text:p><text:s text:c="3"/>42,6 </text:p>
          </table:table-cell>
          <table:table-cell table:style-name="ce9" office:value-type="float" office:value="44.4725363769499" calcext:value-type="float">
            <text:p><text:s text:c="3"/>44,5 </text:p>
          </table:table-cell>
          <table:table-cell table:style-name="ce9" office:value-type="float" office:value="39.7441896801846" calcext:value-type="float">
            <text:p><text:s text:c="3"/>39,7 </text:p>
          </table:table-cell>
          <table:table-cell table:style-name="ce9" office:value-type="float" office:value="49.2008830737153" calcext:value-type="float">
            <text:p><text:s text:c="3"/>49,2 </text:p>
          </table:table-cell>
          <table:table-cell table:style-name="ce9" office:value-type="float" office:value="32.7455953322296" calcext:value-type="float">
            <text:p><text:s text:c="3"/>32,7 </text:p>
          </table:table-cell>
          <table:table-cell table:style-name="ce9" office:value-type="float" office:value="24.5313312121572" calcext:value-type="float">
            <text:p><text:s text:c="3"/>24,5 </text:p>
          </table:table-cell>
          <table:table-cell table:style-name="ce9" office:value-type="float" office:value="40.959859452302" calcext:value-type="float">
            <text:p><text:s text:c="3"/>41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26.6870460914859" calcext:value-type="float">
            <text:p><text:s text:c="3"/>26,7 </text:p>
          </table:table-cell>
          <table:table-cell table:style-name="ce9" office:value-type="float" office:value="23.9987715416812" calcext:value-type="float">
            <text:p><text:s text:c="3"/>24,0 </text:p>
          </table:table-cell>
          <table:table-cell table:style-name="ce9" office:value-type="float" office:value="29.3753206412905" calcext:value-type="float">
            <text:p><text:s text:c="3"/>29,4 </text:p>
          </table:table-cell>
          <table:table-cell table:style-name="ce9" office:value-type="float" office:value="31.0082857067075" calcext:value-type="float">
            <text:p><text:s text:c="3"/>31,0 </text:p>
          </table:table-cell>
          <table:table-cell table:style-name="ce9" office:value-type="float" office:value="27.9675705039092" calcext:value-type="float">
            <text:p><text:s text:c="3"/>28,0 </text:p>
          </table:table-cell>
          <table:table-cell table:style-name="ce9" office:value-type="float" office:value="34.0490009095059" calcext:value-type="float">
            <text:p><text:s text:c="3"/>34,0 </text:p>
          </table:table-cell>
          <table:table-cell table:style-name="ce9" office:value-type="float" office:value="41.6023156500368" calcext:value-type="float">
            <text:p><text:s text:c="3"/>41,6 </text:p>
          </table:table-cell>
          <table:table-cell table:style-name="ce9" office:value-type="float" office:value="38.8941496170713" calcext:value-type="float">
            <text:p><text:s text:c="3"/>38,9 </text:p>
          </table:table-cell>
          <table:table-cell table:style-name="ce9" office:value-type="float" office:value="44.3104816830024" calcext:value-type="float">
            <text:p><text:s text:c="3"/>44,3 </text:p>
          </table:table-cell>
          <table:table-cell table:style-name="ce9" office:value-type="float" office:value="40.1941042582336" calcext:value-type="float">
            <text:p><text:s text:c="3"/>40,2 </text:p>
          </table:table-cell>
          <table:table-cell table:style-name="ce9" office:value-type="float" office:value="35.4369203921969" calcext:value-type="float">
            <text:p><text:s text:c="3"/>35,4 </text:p>
          </table:table-cell>
          <table:table-cell table:style-name="ce9" office:value-type="float" office:value="44.9512881242702" calcext:value-type="float">
            <text:p><text:s text:c="3"/>45,0 </text:p>
          </table:table-cell>
          <table:table-cell table:style-name="ce9" office:value-type="float" office:value="30.6110052773195" calcext:value-type="float">
            <text:p><text:s text:c="3"/>30,6 </text:p>
          </table:table-cell>
          <table:table-cell table:style-name="ce9" office:value-type="float" office:value="26.5234380257545" calcext:value-type="float">
            <text:p><text:s text:c="3"/>26,5 </text:p>
          </table:table-cell>
          <table:table-cell table:style-name="ce9" office:value-type="float" office:value="34.6985725288845" calcext:value-type="float">
            <text:p><text:s text:c="3"/>34,7 </text:p>
          </table:table-cell>
          <table:table-cell table:style-name="ce9" office:value-type="float" office:value="34.7823630770571" calcext:value-type="float">
            <text:p><text:s text:c="3"/>34,8 </text:p>
          </table:table-cell>
          <table:table-cell table:style-name="ce9" office:value-type="float" office:value="30.7319995829913" calcext:value-type="float">
            <text:p><text:s text:c="3"/>30,7 </text:p>
          </table:table-cell>
          <table:table-cell table:style-name="ce9" office:value-type="float" office:value="38.832726571123" calcext:value-type="float">
            <text:p><text:s text:c="3"/>38,8 </text:p>
          </table:table-cell>
          <table:table-cell table:style-name="ce9" office:value-type="float" office:value="44.4381402123527" calcext:value-type="float">
            <text:p><text:s text:c="3"/>44,4 </text:p>
          </table:table-cell>
          <table:table-cell table:style-name="ce9" office:value-type="float" office:value="40.1017071110083" calcext:value-type="float">
            <text:p><text:s text:c="3"/>40,1 </text:p>
          </table:table-cell>
          <table:table-cell table:style-name="ce9" office:value-type="float" office:value="48.7745733136971" calcext:value-type="float">
            <text:p><text:s text:c="3"/>48,8 </text:p>
          </table:table-cell>
          <table:table-cell table:style-name="ce9" office:value-type="float" office:value="36.7488583159491" calcext:value-type="float">
            <text:p><text:s text:c="3"/>36,7 </text:p>
          </table:table-cell>
          <table:table-cell table:style-name="ce9" office:value-type="float" office:value="28.9302414324812" calcext:value-type="float">
            <text:p><text:s text:c="3"/>28,9 </text:p>
          </table:table-cell>
          <table:table-cell table:style-name="ce9" office:value-type="float" office:value="44.5674751994171" calcext:value-type="float">
            <text:p><text:s text:c="3"/>44,6 </text:p>
          </table:table-cell>
          <table:table-cell table:style-name="ce9" office:value-type="float" office:value="23.7651378549415" calcext:value-type="float">
            <text:p><text:s text:c="3"/>23,8 </text:p>
          </table:table-cell>
          <table:table-cell table:style-name="ce9" office:value-type="float" office:value="20.6859825746989" calcext:value-type="float">
            <text:p><text:s text:c="3"/>20,7 </text:p>
          </table:table-cell>
          <table:table-cell table:style-name="ce9" office:value-type="float" office:value="26.8442931351841" calcext:value-type="float">
            <text:p><text:s text:c="3"/>26,8 </text:p>
          </table:table-cell>
          <table:table-cell table:style-name="ce9" office:value-type="float" office:value="27.556987336219" calcext:value-type="float">
            <text:p><text:s text:c="3"/>27,6 </text:p>
          </table:table-cell>
          <table:table-cell table:style-name="ce9" office:value-type="float" office:value="24.1706554225406" calcext:value-type="float">
            <text:p><text:s text:c="3"/>24,2 </text:p>
          </table:table-cell>
          <table:table-cell table:style-name="ce9" office:value-type="float" office:value="30.9433192498973" calcext:value-type="float">
            <text:p><text:s text:c="3"/>30,9 </text:p>
          </table:table-cell>
          <table:table-cell table:style-name="ce9" office:value-type="float" office:value="39.1856030695909" calcext:value-type="float">
            <text:p><text:s text:c="3"/>39,2 </text:p>
          </table:table-cell>
          <table:table-cell table:style-name="ce9" office:value-type="float" office:value="36.0179512153764" calcext:value-type="float">
            <text:p><text:s text:c="3"/>36,0 </text:p>
          </table:table-cell>
          <table:table-cell table:style-name="ce9" office:value-type="float" office:value="42.3532549238054" calcext:value-type="float">
            <text:p><text:s text:c="3"/>42,4 </text:p>
          </table:table-cell>
          <table:table-cell table:style-name="ce9" office:value-type="float" office:value="43.6912155253147" calcext:value-type="float">
            <text:p><text:s text:c="3"/>43,7 </text:p>
          </table:table-cell>
          <table:table-cell table:style-name="ce9" office:value-type="float" office:value="38.425561565765" calcext:value-type="float">
            <text:p><text:s text:c="3"/>38,4 </text:p>
          </table:table-cell>
          <table:table-cell table:style-name="ce9" office:value-type="float" office:value="48.9568694848645" calcext:value-type="float">
            <text:p><text:s text:c="3"/>49,0 </text:p>
          </table:table-cell>
          <table:table-cell table:style-name="ce9" office:value-type="float" office:value="24.4595535780952" calcext:value-type="float">
            <text:p><text:s text:c="3"/>24,5 </text:p>
          </table:table-cell>
          <table:table-cell table:style-name="ce9" office:value-type="float" office:value="21.6131827584082" calcext:value-type="float">
            <text:p><text:s text:c="3"/>21,6 </text:p>
          </table:table-cell>
          <table:table-cell table:style-name="ce9" office:value-type="float" office:value="27.3059243977822" calcext:value-type="float">
            <text:p><text:s text:c="3"/>27,3 </text:p>
          </table:table-cell>
          <table:table-cell table:style-name="ce9" office:value-type="float" office:value="28.5065294677027" calcext:value-type="float">
            <text:p><text:s text:c="3"/>28,5 </text:p>
          </table:table-cell>
          <table:table-cell table:style-name="ce9" office:value-type="float" office:value="25.5079899379781" calcext:value-type="float">
            <text:p><text:s text:c="3"/>25,5 </text:p>
          </table:table-cell>
          <table:table-cell table:style-name="ce9" office:value-type="float" office:value="31.5050689974272" calcext:value-type="float">
            <text:p><text:s text:c="3"/>31,5 </text:p>
          </table:table-cell>
          <table:table-cell table:style-name="ce9" office:value-type="float" office:value="40.9806586714802" calcext:value-type="float">
            <text:p><text:s text:c="3"/>41,0 </text:p>
          </table:table-cell>
          <table:table-cell table:style-name="ce9" office:value-type="float" office:value="37.7387688051834" calcext:value-type="float">
            <text:p><text:s text:c="3"/>37,7 </text:p>
          </table:table-cell>
          <table:table-cell table:style-name="ce9" office:value-type="float" office:value="44.2225485377771" calcext:value-type="float">
            <text:p><text:s text:c="3"/>44,2 </text:p>
          </table:table-cell>
          <table:table-cell table:style-name="ce9" office:value-type="float" office:value="39.7725968282305" calcext:value-type="float">
            <text:p><text:s text:c="3"/>39,8 </text:p>
          </table:table-cell>
          <table:table-cell table:style-name="ce9" office:value-type="float" office:value="33.4589447591623" calcext:value-type="float">
            <text:p><text:s text:c="3"/>33,5 </text:p>
          </table:table-cell>
          <table:table-cell table:style-name="ce9" office:value-type="float" office:value="46.0862488972987" calcext:value-type="float">
            <text:p><text:s text:c="3"/>46,1 </text:p>
          </table:table-cell>
          <table:table-cell table:style-name="ce9" office:value-type="float" office:value="39.7758624720344" calcext:value-type="float">
            <text:p><text:s text:c="3"/>39,8 </text:p>
          </table:table-cell>
          <table:table-cell table:style-name="ce9" office:value-type="float" office:value="32.5732297298014" calcext:value-type="float">
            <text:p><text:s text:c="3"/>32,6 </text:p>
          </table:table-cell>
          <table:table-cell table:style-name="ce9" office:value-type="float" office:value="46.9784952142674" calcext:value-type="float">
            <text:p><text:s text:c="3"/>47,0 </text:p>
          </table:table-cell>
          <table:table-cell table:style-name="ce9" office:value-type="float" office:value="39.1935920467178" calcext:value-type="float">
            <text:p><text:s text:c="3"/>39,2 </text:p>
          </table:table-cell>
          <table:table-cell table:style-name="ce9" office:value-type="float" office:value="34.19240291913" calcext:value-type="float">
            <text:p><text:s text:c="3"/>34,2 </text:p>
          </table:table-cell>
          <table:table-cell table:style-name="ce9" office:value-type="float" office:value="44.1947811743056" calcext:value-type="float">
            <text:p><text:s text:c="3"/>44,2 </text:p>
          </table:table-cell>
          <table:table-cell table:style-name="ce9" office:value-type="float" office:value="42.8656820229929" calcext:value-type="float">
            <text:p><text:s text:c="3"/>42,9 </text:p>
          </table:table-cell>
          <table:table-cell table:style-name="ce9" office:value-type="float" office:value="38.0214250373308" calcext:value-type="float">
            <text:p><text:s text:c="3"/>38,0 </text:p>
          </table:table-cell>
          <table:table-cell table:style-name="ce9" office:value-type="float" office:value="47.709939008655" calcext:value-type="float">
            <text:p><text:s text:c="3"/>47,7 </text:p>
          </table:table-cell>
          <table:table-cell table:style-name="ce9" office:value-type="float" office:value="41.1707968534187" calcext:value-type="float">
            <text:p><text:s text:c="3"/>41,2 </text:p>
          </table:table-cell>
          <table:table-cell table:style-name="ce9" office:value-type="float" office:value="35.2551109436913" calcext:value-type="float">
            <text:p><text:s text:c="3"/>35,3 </text:p>
          </table:table-cell>
          <table:table-cell table:style-name="ce9" office:value-type="float" office:value="47.0864827631462" calcext:value-type="float">
            <text:p><text:s text:c="3"/>47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34.370091454883" calcext:value-type="float">
            <text:p><text:s text:c="3"/>34,4 </text:p>
          </table:table-cell>
          <table:table-cell table:style-name="ce9" office:value-type="float" office:value="31.8385229955296" calcext:value-type="float">
            <text:p><text:s text:c="3"/>31,8 </text:p>
          </table:table-cell>
          <table:table-cell table:style-name="ce9" office:value-type="float" office:value="36.9016599142364" calcext:value-type="float">
            <text:p><text:s text:c="3"/>36,9 </text:p>
          </table:table-cell>
          <table:table-cell table:style-name="ce9" office:value-type="float" office:value="36.3982471304762" calcext:value-type="float">
            <text:p><text:s text:c="3"/>36,4 </text:p>
          </table:table-cell>
          <table:table-cell table:style-name="ce9" office:value-type="float" office:value="34.3138377548676" calcext:value-type="float">
            <text:p><text:s text:c="3"/>34,3 </text:p>
          </table:table-cell>
          <table:table-cell table:style-name="ce9" office:value-type="float" office:value="38.4826565060848" calcext:value-type="float">
            <text:p><text:s text:c="3"/>38,5 </text:p>
          </table:table-cell>
          <table:table-cell table:style-name="ce9" office:value-type="float" office:value="44.8774935756442" calcext:value-type="float">
            <text:p><text:s text:c="3"/>44,9 </text:p>
          </table:table-cell>
          <table:table-cell table:style-name="ce9" office:value-type="float" office:value="42.2638841628066" calcext:value-type="float">
            <text:p><text:s text:c="3"/>42,3 </text:p>
          </table:table-cell>
          <table:table-cell table:style-name="ce9" office:value-type="float" office:value="47.4911029884817" calcext:value-type="float">
            <text:p><text:s text:c="3"/>47,5 </text:p>
          </table:table-cell>
          <table:table-cell table:style-name="ce9" office:value-type="float" office:value="38.1186586708225" calcext:value-type="float">
            <text:p><text:s text:c="3"/>38,1 </text:p>
          </table:table-cell>
          <table:table-cell table:style-name="ce9" office:value-type="float" office:value="34.7346263540132" calcext:value-type="float">
            <text:p><text:s text:c="3"/>34,7 </text:p>
          </table:table-cell>
          <table:table-cell table:style-name="ce9" office:value-type="float" office:value="41.5026909876317" calcext:value-type="float">
            <text:p><text:s text:c="3"/>41,5 </text:p>
          </table:table-cell>
          <table:table-cell table:style-name="ce9" office:value-type="float" office:value="36.7252853055261" calcext:value-type="float">
            <text:p><text:s text:c="3"/>36,7 </text:p>
          </table:table-cell>
          <table:table-cell table:style-name="ce9" office:value-type="float" office:value="33.3131723632031" calcext:value-type="float">
            <text:p><text:s text:c="3"/>33,3 </text:p>
          </table:table-cell>
          <table:table-cell table:style-name="ce9" office:value-type="float" office:value="40.1373982478492" calcext:value-type="float">
            <text:p><text:s text:c="3"/>40,1 </text:p>
          </table:table-cell>
          <table:table-cell table:style-name="ce9" office:value-type="float" office:value="39.6371751653416" calcext:value-type="float">
            <text:p><text:s text:c="3"/>39,6 </text:p>
          </table:table-cell>
          <table:table-cell table:style-name="ce9" office:value-type="float" office:value="36.3656435922557" calcext:value-type="float">
            <text:p><text:s text:c="3"/>36,4 </text:p>
          </table:table-cell>
          <table:table-cell table:style-name="ce9" office:value-type="float" office:value="42.9087067384274" calcext:value-type="float">
            <text:p><text:s text:c="3"/>42,9 </text:p>
          </table:table-cell>
          <table:table-cell table:style-name="ce9" office:value-type="float" office:value="43.4467340876787" calcext:value-type="float">
            <text:p><text:s text:c="3"/>43,4 </text:p>
          </table:table-cell>
          <table:table-cell table:style-name="ce9" office:value-type="float" office:value="40.0600990549254" calcext:value-type="float">
            <text:p><text:s text:c="3"/>40,1 </text:p>
          </table:table-cell>
          <table:table-cell table:style-name="ce9" office:value-type="float" office:value="46.833369120432" calcext:value-type="float">
            <text:p><text:s text:c="3"/>46,8 </text:p>
          </table:table-cell>
          <table:table-cell table:style-name="ce9" office:value-type="float" office:value="36.2710644294851" calcext:value-type="float">
            <text:p><text:s text:c="3"/>36,3 </text:p>
          </table:table-cell>
          <table:table-cell table:style-name="ce9" office:value-type="float" office:value="29.1359623616914" calcext:value-type="float">
            <text:p><text:s text:c="3"/>29,1 </text:p>
          </table:table-cell>
          <table:table-cell table:style-name="ce9" office:value-type="float" office:value="43.4061664972789" calcext:value-type="float">
            <text:p><text:s text:c="3"/>43,4 </text:p>
          </table:table-cell>
          <table:table-cell table:style-name="ce9" office:value-type="float" office:value="32.2281253513325" calcext:value-type="float">
            <text:p><text:s text:c="3"/>32,2 </text:p>
          </table:table-cell>
          <table:table-cell table:style-name="ce9" office:value-type="float" office:value="29.4560295691635" calcext:value-type="float">
            <text:p><text:s text:c="3"/>29,5 </text:p>
          </table:table-cell>
          <table:table-cell table:style-name="ce9" office:value-type="float" office:value="35.0002211335015" calcext:value-type="float">
            <text:p><text:s text:c="3"/>35,0 </text:p>
          </table:table-cell>
          <table:table-cell table:style-name="ce9" office:value-type="float" office:value="33.405421784051" calcext:value-type="float">
            <text:p><text:s text:c="3"/>33,4 </text:p>
          </table:table-cell>
          <table:table-cell table:style-name="ce9" office:value-type="float" office:value="30.7889962224926" calcext:value-type="float">
            <text:p><text:s text:c="3"/>30,8 </text:p>
          </table:table-cell>
          <table:table-cell table:style-name="ce9" office:value-type="float" office:value="36.0218473456093" calcext:value-type="float">
            <text:p><text:s text:c="3"/>36,0 </text:p>
          </table:table-cell>
          <table:table-cell table:style-name="ce9" office:value-type="float" office:value="46.3270744244887" calcext:value-type="float">
            <text:p><text:s text:c="3"/>46,3 </text:p>
          </table:table-cell>
          <table:table-cell table:style-name="ce9" office:value-type="float" office:value="42.8024210601344" calcext:value-type="float">
            <text:p><text:s text:c="3"/>42,8 </text:p>
          </table:table-cell>
          <table:table-cell table:style-name="ce9" office:value-type="float" office:value="49.8517277888429" calcext:value-type="float">
            <text:p><text:s text:c="3"/>49,9 </text:p>
          </table:table-cell>
          <table:table-cell table:style-name="ce9" office:value-type="float" office:value="39.8020743804074" calcext:value-type="float">
            <text:p><text:s text:c="3"/>39,8 </text:p>
          </table:table-cell>
          <table:table-cell table:style-name="ce9" office:value-type="float" office:value="33.6845765772975" calcext:value-type="float">
            <text:p><text:s text:c="3"/>33,7 </text:p>
          </table:table-cell>
          <table:table-cell table:style-name="ce9" office:value-type="float" office:value="45.9195721835174" calcext:value-type="float">
            <text:p><text:s text:c="3"/>45,9 </text:p>
          </table:table-cell>
          <table:table-cell table:style-name="ce9" office:value-type="float" office:value="33.9953868532763" calcext:value-type="float">
            <text:p><text:s text:c="3"/>34,0 </text:p>
          </table:table-cell>
          <table:table-cell table:style-name="ce9" office:value-type="float" office:value="31.0617461436305" calcext:value-type="float">
            <text:p><text:s text:c="3"/>31,1 </text:p>
          </table:table-cell>
          <table:table-cell table:style-name="ce9" office:value-type="float" office:value="36.929027562922" calcext:value-type="float">
            <text:p><text:s text:c="3"/>36,9 </text:p>
          </table:table-cell>
          <table:table-cell table:style-name="ce9" office:value-type="float" office:value="36.0510580747428" calcext:value-type="float">
            <text:p><text:s text:c="3"/>36,1 </text:p>
          </table:table-cell>
          <table:table-cell table:style-name="ce9" office:value-type="float" office:value="33.5351473520268" calcext:value-type="float">
            <text:p><text:s text:c="3"/>33,5 </text:p>
          </table:table-cell>
          <table:table-cell table:style-name="ce9" office:value-type="float" office:value="38.5669687974587" calcext:value-type="float">
            <text:p><text:s text:c="3"/>38,6 </text:p>
          </table:table-cell>
          <table:table-cell table:style-name="ce9" office:value-type="float" office:value="44.8059521293825" calcext:value-type="float">
            <text:p><text:s text:c="3"/>44,8 </text:p>
          </table:table-cell>
          <table:table-cell table:style-name="ce9" office:value-type="float" office:value="41.7560345445731" calcext:value-type="float">
            <text:p><text:s text:c="3"/>41,8 </text:p>
          </table:table-cell>
          <table:table-cell table:style-name="ce9" office:value-type="float" office:value="47.8558697141919" calcext:value-type="float">
            <text:p><text:s text:c="3"/>47,9 </text:p>
          </table:table-cell>
          <table:table-cell table:style-name="ce9" office:value-type="float" office:value="40.2443877925172" calcext:value-type="float">
            <text:p><text:s text:c="3"/>40,2 </text:p>
          </table:table-cell>
          <table:table-cell table:style-name="ce9" office:value-type="float" office:value="36.0216547894949" calcext:value-type="float">
            <text:p><text:s text:c="3"/>36,0 </text:p>
          </table:table-cell>
          <table:table-cell table:style-name="ce9" office:value-type="float" office:value="44.4671207955394" calcext:value-type="float">
            <text:p><text:s text:c="3"/>44,5 </text:p>
          </table:table-cell>
          <table:table-cell table:style-name="ce9" office:value-type="float" office:value="35.9991595558641" calcext:value-type="float">
            <text:p><text:s text:c="3"/>36,0 </text:p>
          </table:table-cell>
          <table:table-cell table:style-name="ce9" office:value-type="float" office:value="30.7255300438925" calcext:value-type="float">
            <text:p><text:s text:c="3"/>30,7 </text:p>
          </table:table-cell>
          <table:table-cell table:style-name="ce9" office:value-type="float" office:value="41.2727890678356" calcext:value-type="float">
            <text:p><text:s text:c="3"/>41,3 </text:p>
          </table:table-cell>
          <table:table-cell table:style-name="ce9" office:value-type="float" office:value="37.4893059406495" calcext:value-type="float">
            <text:p><text:s text:c="3"/>37,5 </text:p>
          </table:table-cell>
          <table:table-cell table:style-name="ce9" office:value-type="float" office:value="34.155522621594" calcext:value-type="float">
            <text:p><text:s text:c="3"/>34,2 </text:p>
          </table:table-cell>
          <table:table-cell table:style-name="ce9" office:value-type="float" office:value="40.8230892597049" calcext:value-type="float">
            <text:p><text:s text:c="3"/>40,8 </text:p>
          </table:table-cell>
          <table:table-cell table:style-name="ce9" office:value-type="float" office:value="45.1372979641033" calcext:value-type="float">
            <text:p><text:s text:c="3"/>45,1 </text:p>
          </table:table-cell>
          <table:table-cell table:style-name="ce9" office:value-type="float" office:value="40.249820375861" calcext:value-type="float">
            <text:p><text:s text:c="3"/>40,2 </text:p>
          </table:table-cell>
          <table:table-cell table:style-name="ce9" office:value-type="float" office:value="50.0247755523456" calcext:value-type="float">
            <text:p><text:s text:c="3"/>50,0 </text:p>
          </table:table-cell>
          <table:table-cell table:style-name="ce9" office:value-type="float" office:value="32.5284982623091" calcext:value-type="float">
            <text:p><text:s text:c="3"/>32,5 </text:p>
          </table:table-cell>
          <table:table-cell table:style-name="ce9" office:value-type="float" office:value="27.1581081686945" calcext:value-type="float">
            <text:p><text:s text:c="3"/>27,2 </text:p>
          </table:table-cell>
          <table:table-cell table:style-name="ce9" office:value-type="float" office:value="37.8988883559237" calcext:value-type="float">
            <text:p><text:s text:c="3"/>37,9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32.2144175267088" calcext:value-type="float">
            <text:p><text:s text:c="3"/>32,2 </text:p>
          </table:table-cell>
          <table:table-cell table:style-name="ce9" office:value-type="float" office:value="29.8916288368081" calcext:value-type="float">
            <text:p><text:s text:c="3"/>29,9 </text:p>
          </table:table-cell>
          <table:table-cell table:style-name="ce9" office:value-type="float" office:value="34.5372062166096" calcext:value-type="float">
            <text:p><text:s text:c="3"/>34,5 </text:p>
          </table:table-cell>
          <table:table-cell table:style-name="ce9" office:value-type="float" office:value="38.1845140480387" calcext:value-type="float">
            <text:p><text:s text:c="3"/>38,2 </text:p>
          </table:table-cell>
          <table:table-cell table:style-name="ce9" office:value-type="float" office:value="35.4850318448422" calcext:value-type="float">
            <text:p><text:s text:c="3"/>35,5 </text:p>
          </table:table-cell>
          <table:table-cell table:style-name="ce9" office:value-type="float" office:value="40.8839962512351" calcext:value-type="float">
            <text:p><text:s text:c="3"/>40,9 </text:p>
          </table:table-cell>
          <table:table-cell table:style-name="ce9" office:value-type="float" office:value="43.4062152932578" calcext:value-type="float">
            <text:p><text:s text:c="3"/>43,4 </text:p>
          </table:table-cell>
          <table:table-cell table:style-name="ce9" office:value-type="float" office:value="40.7341593684482" calcext:value-type="float">
            <text:p><text:s text:c="3"/>40,7 </text:p>
          </table:table-cell>
          <table:table-cell table:style-name="ce9" office:value-type="float" office:value="46.0782712180675" calcext:value-type="float">
            <text:p><text:s text:c="3"/>46,1 </text:p>
          </table:table-cell>
          <table:table-cell table:style-name="ce9" office:value-type="float" office:value="38.6652917613196" calcext:value-type="float">
            <text:p><text:s text:c="3"/>38,7 </text:p>
          </table:table-cell>
          <table:table-cell table:style-name="ce9" office:value-type="float" office:value="32.6350781035891" calcext:value-type="float">
            <text:p><text:s text:c="3"/>32,6 </text:p>
          </table:table-cell>
          <table:table-cell table:style-name="ce9" office:value-type="float" office:value="44.69550541905" calcext:value-type="float">
            <text:p><text:s text:c="3"/>44,7 </text:p>
          </table:table-cell>
          <table:table-cell table:style-name="ce9" office:value-type="float" office:value="33.8542959845665" calcext:value-type="float">
            <text:p><text:s text:c="3"/>33,9 </text:p>
          </table:table-cell>
          <table:table-cell table:style-name="ce9" office:value-type="float" office:value="30.4838193548808" calcext:value-type="float">
            <text:p><text:s text:c="3"/>30,5 </text:p>
          </table:table-cell>
          <table:table-cell table:style-name="ce9" office:value-type="float" office:value="37.2247726142522" calcext:value-type="float">
            <text:p><text:s text:c="3"/>37,2 </text:p>
          </table:table-cell>
          <table:table-cell table:style-name="ce9" office:value-type="float" office:value="39.1471648417443" calcext:value-type="float">
            <text:p><text:s text:c="3"/>39,1 </text:p>
          </table:table-cell>
          <table:table-cell table:style-name="ce9" office:value-type="float" office:value="35.916877701531" calcext:value-type="float">
            <text:p><text:s text:c="3"/>35,9 </text:p>
          </table:table-cell>
          <table:table-cell table:style-name="ce9" office:value-type="float" office:value="42.3774519819576" calcext:value-type="float">
            <text:p><text:s text:c="3"/>42,4 </text:p>
          </table:table-cell>
          <table:table-cell table:style-name="ce9" office:value-type="float" office:value="40.9211627572989" calcext:value-type="float">
            <text:p><text:s text:c="3"/>40,9 </text:p>
          </table:table-cell>
          <table:table-cell table:style-name="ce9" office:value-type="float" office:value="37.4022996462839" calcext:value-type="float">
            <text:p><text:s text:c="3"/>37,4 </text:p>
          </table:table-cell>
          <table:table-cell table:style-name="ce9" office:value-type="float" office:value="44.440025868314" calcext:value-type="float">
            <text:p><text:s text:c="3"/>44,4 </text:p>
          </table:table-cell>
          <table:table-cell table:style-name="ce9" office:value-type="float" office:value="31.7803155372244" calcext:value-type="float">
            <text:p><text:s text:c="3"/>31,8 </text:p>
          </table:table-cell>
          <table:table-cell table:style-name="ce9" office:value-type="float" office:value="24.5311609529664" calcext:value-type="float">
            <text:p><text:s text:c="3"/>24,5 </text:p>
          </table:table-cell>
          <table:table-cell table:style-name="ce9" office:value-type="float" office:value="39.0294701214824" calcext:value-type="float">
            <text:p><text:s text:c="3"/>39,0 </text:p>
          </table:table-cell>
          <table:table-cell table:style-name="ce9" office:value-type="float" office:value="30.6686456787882" calcext:value-type="float">
            <text:p><text:s text:c="3"/>30,7 </text:p>
          </table:table-cell>
          <table:table-cell table:style-name="ce9" office:value-type="float" office:value="27.8480771130845" calcext:value-type="float">
            <text:p><text:s text:c="3"/>27,8 </text:p>
          </table:table-cell>
          <table:table-cell table:style-name="ce9" office:value-type="float" office:value="33.4892142444919" calcext:value-type="float">
            <text:p><text:s text:c="3"/>33,5 </text:p>
          </table:table-cell>
          <table:table-cell table:style-name="ce9" office:value-type="float" office:value="37.156876624168" calcext:value-type="float">
            <text:p><text:s text:c="3"/>37,2 </text:p>
          </table:table-cell>
          <table:table-cell table:style-name="ce9" office:value-type="float" office:value="34.0792045715769" calcext:value-type="float">
            <text:p><text:s text:c="3"/>34,1 </text:p>
          </table:table-cell>
          <table:table-cell table:style-name="ce9" office:value-type="float" office:value="40.2345486767591" calcext:value-type="float">
            <text:p><text:s text:c="3"/>40,2 </text:p>
          </table:table-cell>
          <table:table-cell table:style-name="ce9" office:value-type="float" office:value="45.7530330719672" calcext:value-type="float">
            <text:p><text:s text:c="3"/>45,8 </text:p>
          </table:table-cell>
          <table:table-cell table:style-name="ce9" office:value-type="float" office:value="42.2510465360566" calcext:value-type="float">
            <text:p><text:s text:c="3"/>42,3 </text:p>
          </table:table-cell>
          <table:table-cell table:style-name="ce9" office:value-type="float" office:value="49.2550196078778" calcext:value-type="float">
            <text:p><text:s text:c="3"/>49,3 </text:p>
          </table:table-cell>
          <table:table-cell table:style-name="ce9" office:value-type="float" office:value="46.0057332782392" calcext:value-type="float">
            <text:p><text:s text:c="3"/>46,0 </text:p>
          </table:table-cell>
          <table:table-cell table:style-name="ce9" office:value-type="float" office:value="39.373825875248" calcext:value-type="float">
            <text:p><text:s text:c="3"/>39,4 </text:p>
          </table:table-cell>
          <table:table-cell table:style-name="ce9" office:value-type="float" office:value="52.6376406812305" calcext:value-type="float">
            <text:p><text:s text:c="3"/>52,6 </text:p>
          </table:table-cell>
          <table:table-cell table:style-name="ce9" office:value-type="float" office:value="30.3145521373338" calcext:value-type="float">
            <text:p><text:s text:c="3"/>30,3 </text:p>
          </table:table-cell>
          <table:table-cell table:style-name="ce9" office:value-type="float" office:value="27.5415456820057" calcext:value-type="float">
            <text:p><text:s text:c="3"/>27,5 </text:p>
          </table:table-cell>
          <table:table-cell table:style-name="ce9" office:value-type="float" office:value="33.0875585926618" calcext:value-type="float">
            <text:p><text:s text:c="3"/>33,1 </text:p>
          </table:table-cell>
          <table:table-cell table:style-name="ce9" office:value-type="float" office:value="36.0285717801622" calcext:value-type="float">
            <text:p><text:s text:c="3"/>36,0 </text:p>
          </table:table-cell>
          <table:table-cell table:style-name="ce9" office:value-type="float" office:value="33.5627731713869" calcext:value-type="float">
            <text:p><text:s text:c="3"/>33,6 </text:p>
          </table:table-cell>
          <table:table-cell table:style-name="ce9" office:value-type="float" office:value="38.4943703889375" calcext:value-type="float">
            <text:p><text:s text:c="3"/>38,5 </text:p>
          </table:table-cell>
          <table:table-cell table:style-name="ce9" office:value-type="float" office:value="44.2939625471088" calcext:value-type="float">
            <text:p><text:s text:c="3"/>44,3 </text:p>
          </table:table-cell>
          <table:table-cell table:style-name="ce9" office:value-type="float" office:value="40.9264183271782" calcext:value-type="float">
            <text:p><text:s text:c="3"/>40,9 </text:p>
          </table:table-cell>
          <table:table-cell table:style-name="ce9" office:value-type="float" office:value="47.6615067670394" calcext:value-type="float">
            <text:p><text:s text:c="3"/>47,7 </text:p>
          </table:table-cell>
          <table:table-cell table:style-name="ce9" office:value-type="float" office:value="41.2672979446988" calcext:value-type="float">
            <text:p><text:s text:c="3"/>41,3 </text:p>
          </table:table-cell>
          <table:table-cell table:style-name="ce9" office:value-type="float" office:value="32.3235646349098" calcext:value-type="float">
            <text:p><text:s text:c="3"/>32,3 </text:p>
          </table:table-cell>
          <table:table-cell table:style-name="ce9" office:value-type="float" office:value="50.2110312544877" calcext:value-type="float">
            <text:p><text:s text:c="3"/>50,2 </text:p>
          </table:table-cell>
          <table:table-cell table:style-name="ce9" office:value-type="float" office:value="35.3050487763143" calcext:value-type="float">
            <text:p><text:s text:c="3"/>35,3 </text:p>
          </table:table-cell>
          <table:table-cell table:style-name="ce9" office:value-type="float" office:value="31.0520428567963" calcext:value-type="float">
            <text:p><text:s text:c="3"/>31,1 </text:p>
          </table:table-cell>
          <table:table-cell table:style-name="ce9" office:value-type="float" office:value="39.5580546958324" calcext:value-type="float">
            <text:p><text:s text:c="3"/>39,6 </text:p>
          </table:table-cell>
          <table:table-cell table:style-name="ce9" office:value-type="float" office:value="42.3885515673209" calcext:value-type="float">
            <text:p><text:s text:c="3"/>42,4 </text:p>
          </table:table-cell>
          <table:table-cell table:style-name="ce9" office:value-type="float" office:value="36.8029728047633" calcext:value-type="float">
            <text:p><text:s text:c="3"/>36,8 </text:p>
          </table:table-cell>
          <table:table-cell table:style-name="ce9" office:value-type="float" office:value="47.9741303298786" calcext:value-type="float">
            <text:p><text:s text:c="3"/>48,0 </text:p>
          </table:table-cell>
          <table:table-cell table:style-name="ce9" office:value-type="float" office:value="41.6704984316249" calcext:value-type="float">
            <text:p><text:s text:c="3"/>41,7 </text:p>
          </table:table-cell>
          <table:table-cell table:style-name="ce9" office:value-type="float" office:value="37.4343380077972" calcext:value-type="float">
            <text:p><text:s text:c="3"/>37,4 </text:p>
          </table:table-cell>
          <table:table-cell table:style-name="ce9" office:value-type="float" office:value="45.9066588554526" calcext:value-type="float">
            <text:p><text:s text:c="3"/>45,9 </text:p>
          </table:table-cell>
          <table:table-cell table:style-name="ce9" office:value-type="float" office:value="33.8309595152108" calcext:value-type="float">
            <text:p><text:s text:c="3"/>33,8 </text:p>
          </table:table-cell>
          <table:table-cell table:style-name="ce9" office:value-type="float" office:value="29.2051944858827" calcext:value-type="float">
            <text:p><text:s text:c="3"/>29,2 </text:p>
          </table:table-cell>
          <table:table-cell table:style-name="ce9" office:value-type="float" office:value="38.4567245445389" calcext:value-type="float">
            <text:p><text:s text:c="3"/>38,5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30.2314135119493" calcext:value-type="float">
            <text:p><text:s text:c="3"/>30,2 </text:p>
          </table:table-cell>
          <table:table-cell table:style-name="ce9" office:value-type="float" office:value="27.6058719461685" calcext:value-type="float">
            <text:p><text:s text:c="3"/>27,6 </text:p>
          </table:table-cell>
          <table:table-cell table:style-name="ce9" office:value-type="float" office:value="32.8569550777301" calcext:value-type="float">
            <text:p><text:s text:c="3"/>32,9 </text:p>
          </table:table-cell>
          <table:table-cell table:style-name="ce9" office:value-type="float" office:value="32.9182127045136" calcext:value-type="float">
            <text:p><text:s text:c="3"/>32,9 </text:p>
          </table:table-cell>
          <table:table-cell table:style-name="ce9" office:value-type="float" office:value="30.5658132289106" calcext:value-type="float">
            <text:p><text:s text:c="3"/>30,6 </text:p>
          </table:table-cell>
          <table:table-cell table:style-name="ce9" office:value-type="float" office:value="35.2706121801166" calcext:value-type="float">
            <text:p><text:s text:c="3"/>35,3 </text:p>
          </table:table-cell>
          <table:table-cell table:style-name="ce9" office:value-type="float" office:value="42.6278610984099" calcext:value-type="float">
            <text:p><text:s text:c="3"/>42,6 </text:p>
          </table:table-cell>
          <table:table-cell table:style-name="ce9" office:value-type="float" office:value="39.9763177852884" calcext:value-type="float">
            <text:p><text:s text:c="3"/>40,0 </text:p>
          </table:table-cell>
          <table:table-cell table:style-name="ce9" office:value-type="float" office:value="45.2794044115314" calcext:value-type="float">
            <text:p><text:s text:c="3"/>45,3 </text:p>
          </table:table-cell>
          <table:table-cell table:style-name="ce9" office:value-type="float" office:value="41.9475329841098" calcext:value-type="float">
            <text:p><text:s text:c="3"/>41,9 </text:p>
          </table:table-cell>
          <table:table-cell table:style-name="ce9" office:value-type="float" office:value="37.0989952175376" calcext:value-type="float">
            <text:p><text:s text:c="3"/>37,1 </text:p>
          </table:table-cell>
          <table:table-cell table:style-name="ce9" office:value-type="float" office:value="46.796070750682" calcext:value-type="float">
            <text:p><text:s text:c="3"/>46,8 </text:p>
          </table:table-cell>
          <table:table-cell table:style-name="ce9" office:value-type="float" office:value="31.3976646400709" calcext:value-type="float">
            <text:p><text:s text:c="3"/>31,4 </text:p>
          </table:table-cell>
          <table:table-cell table:style-name="ce9" office:value-type="float" office:value="28.6714599366983" calcext:value-type="float">
            <text:p><text:s text:c="3"/>28,7 </text:p>
          </table:table-cell>
          <table:table-cell table:style-name="ce9" office:value-type="float" office:value="34.1238693434434" calcext:value-type="float">
            <text:p><text:s text:c="3"/>34,1 </text:p>
          </table:table-cell>
          <table:table-cell table:style-name="ce9" office:value-type="float" office:value="33.2546557207968" calcext:value-type="float">
            <text:p><text:s text:c="3"/>33,3 </text:p>
          </table:table-cell>
          <table:table-cell table:style-name="ce9" office:value-type="float" office:value="29.8621515959692" calcext:value-type="float">
            <text:p><text:s text:c="3"/>29,9 </text:p>
          </table:table-cell>
          <table:table-cell table:style-name="ce9" office:value-type="float" office:value="36.6471598456245" calcext:value-type="float">
            <text:p><text:s text:c="3"/>36,6 </text:p>
          </table:table-cell>
          <table:table-cell table:style-name="ce9" office:value-type="float" office:value="42.6822791938745" calcext:value-type="float">
            <text:p><text:s text:c="3"/>42,7 </text:p>
          </table:table-cell>
          <table:table-cell table:style-name="ce9" office:value-type="float" office:value="38.7645029127028" calcext:value-type="float">
            <text:p><text:s text:c="3"/>38,8 </text:p>
          </table:table-cell>
          <table:table-cell table:style-name="ce9" office:value-type="float" office:value="46.6000554750463" calcext:value-type="float">
            <text:p><text:s text:c="3"/>46,6 </text:p>
          </table:table-cell>
          <table:table-cell table:style-name="ce9" office:value-type="float" office:value="34.1121823570309" calcext:value-type="float">
            <text:p><text:s text:c="3"/>34,1 </text:p>
          </table:table-cell>
          <table:table-cell table:style-name="ce9" office:value-type="float" office:value="28.0172840603603" calcext:value-type="float">
            <text:p><text:s text:c="3"/>28,0 </text:p>
          </table:table-cell>
          <table:table-cell table:style-name="ce9" office:value-type="float" office:value="40.2070806537016" calcext:value-type="float">
            <text:p><text:s text:c="3"/>40,2 </text:p>
          </table:table-cell>
          <table:table-cell table:style-name="ce9" office:value-type="float" office:value="29.2181712857339" calcext:value-type="float">
            <text:p><text:s text:c="3"/>29,2 </text:p>
          </table:table-cell>
          <table:table-cell table:style-name="ce9" office:value-type="float" office:value="25.907916955601" calcext:value-type="float">
            <text:p><text:s text:c="3"/>25,9 </text:p>
          </table:table-cell>
          <table:table-cell table:style-name="ce9" office:value-type="float" office:value="32.5284256158668" calcext:value-type="float">
            <text:p><text:s text:c="3"/>32,5 </text:p>
          </table:table-cell>
          <table:table-cell table:style-name="ce9" office:value-type="float" office:value="32.6292947551191" calcext:value-type="float">
            <text:p><text:s text:c="3"/>32,6 </text:p>
          </table:table-cell>
          <table:table-cell table:style-name="ce9" office:value-type="float" office:value="29.9679561006391" calcext:value-type="float">
            <text:p><text:s text:c="3"/>30,0 </text:p>
          </table:table-cell>
          <table:table-cell table:style-name="ce9" office:value-type="float" office:value="35.2906334095991" calcext:value-type="float">
            <text:p><text:s text:c="3"/>35,3 </text:p>
          </table:table-cell>
          <table:table-cell table:style-name="ce9" office:value-type="float" office:value="42.5796059965398" calcext:value-type="float">
            <text:p><text:s text:c="3"/>42,6 </text:p>
          </table:table-cell>
          <table:table-cell table:style-name="ce9" office:value-type="float" office:value="39.3378328927678" calcext:value-type="float">
            <text:p><text:s text:c="3"/>39,3 </text:p>
          </table:table-cell>
          <table:table-cell table:style-name="ce9" office:value-type="float" office:value="45.8213791003118" calcext:value-type="float">
            <text:p><text:s text:c="3"/>45,8 </text:p>
          </table:table-cell>
          <table:table-cell table:style-name="ce9" office:value-type="float" office:value="51.4604226700038" calcext:value-type="float">
            <text:p><text:s text:c="3"/>51,5 </text:p>
          </table:table-cell>
          <table:table-cell table:style-name="ce9" office:value-type="float" office:value="45.3971093574733" calcext:value-type="float">
            <text:p><text:s text:c="3"/>45,4 </text:p>
          </table:table-cell>
          <table:table-cell table:style-name="ce9" office:value-type="float" office:value="57.5237359825344" calcext:value-type="float">
            <text:p><text:s text:c="3"/>57,5 </text:p>
          </table:table-cell>
          <table:table-cell table:style-name="ce9" office:value-type="float" office:value="30.4065526928003" calcext:value-type="float">
            <text:p><text:s text:c="3"/>30,4 </text:p>
          </table:table-cell>
          <table:table-cell table:style-name="ce9" office:value-type="float" office:value="27.5357635546062" calcext:value-type="float">
            <text:p><text:s text:c="3"/>27,5 </text:p>
          </table:table-cell>
          <table:table-cell table:style-name="ce9" office:value-type="float" office:value="33.2773418309944" calcext:value-type="float">
            <text:p><text:s text:c="3"/>33,3 </text:p>
          </table:table-cell>
          <table:table-cell table:style-name="ce9" office:value-type="float" office:value="31.966127302808" calcext:value-type="float">
            <text:p><text:s text:c="3"/>32,0 </text:p>
          </table:table-cell>
          <table:table-cell table:style-name="ce9" office:value-type="float" office:value="29.2414064735843" calcext:value-type="float">
            <text:p><text:s text:c="3"/>29,2 </text:p>
          </table:table-cell>
          <table:table-cell table:style-name="ce9" office:value-type="float" office:value="34.6908481320318" calcext:value-type="float">
            <text:p><text:s text:c="3"/>34,7 </text:p>
          </table:table-cell>
          <table:table-cell table:style-name="ce9" office:value-type="float" office:value="43.3830529884298" calcext:value-type="float">
            <text:p><text:s text:c="3"/>43,4 </text:p>
          </table:table-cell>
          <table:table-cell table:style-name="ce9" office:value-type="float" office:value="40.116805214729" calcext:value-type="float">
            <text:p><text:s text:c="3"/>40,1 </text:p>
          </table:table-cell>
          <table:table-cell table:style-name="ce9" office:value-type="float" office:value="46.6493007621306" calcext:value-type="float">
            <text:p><text:s text:c="3"/>46,6 </text:p>
          </table:table-cell>
          <table:table-cell table:style-name="ce9" office:value-type="float" office:value="40.8305832262556" calcext:value-type="float">
            <text:p><text:s text:c="3"/>40,8 </text:p>
          </table:table-cell>
          <table:table-cell table:style-name="ce9" office:value-type="float" office:value="34.184483102944" calcext:value-type="float">
            <text:p><text:s text:c="3"/>34,2 </text:p>
          </table:table-cell>
          <table:table-cell table:style-name="ce9" office:value-type="float" office:value="47.4766833495672" calcext:value-type="float">
            <text:p><text:s text:c="3"/>47,5 </text:p>
          </table:table-cell>
          <table:table-cell table:style-name="ce9" office:value-type="float" office:value="29.6612141409427" calcext:value-type="float">
            <text:p><text:s text:c="3"/>29,7 </text:p>
          </table:table-cell>
          <table:table-cell table:style-name="ce9" office:value-type="float" office:value="23.5059084050027" calcext:value-type="float">
            <text:p><text:s text:c="3"/>23,5 </text:p>
          </table:table-cell>
          <table:table-cell table:style-name="ce9" office:value-type="float" office:value="35.8165198768826" calcext:value-type="float">
            <text:p><text:s text:c="3"/>35,8 </text:p>
          </table:table-cell>
          <table:table-cell table:style-name="ce9" office:value-type="float" office:value="34.6736231326016" calcext:value-type="float">
            <text:p><text:s text:c="3"/>34,7 </text:p>
          </table:table-cell>
          <table:table-cell table:style-name="ce9" office:value-type="float" office:value="30.2547855187563" calcext:value-type="float">
            <text:p><text:s text:c="3"/>30,3 </text:p>
          </table:table-cell>
          <table:table-cell table:style-name="ce9" office:value-type="float" office:value="39.092460746447" calcext:value-type="float">
            <text:p><text:s text:c="3"/>39,1 </text:p>
          </table:table-cell>
          <table:table-cell table:style-name="ce9" office:value-type="float" office:value="41.4033598471491" calcext:value-type="float">
            <text:p><text:s text:c="3"/>41,4 </text:p>
          </table:table-cell>
          <table:table-cell table:style-name="ce9" office:value-type="float" office:value="36.9414048647607" calcext:value-type="float">
            <text:p><text:s text:c="3"/>36,9 </text:p>
          </table:table-cell>
          <table:table-cell table:style-name="ce9" office:value-type="float" office:value="45.8653148295374" calcext:value-type="float">
            <text:p><text:s text:c="3"/>45,9 </text:p>
          </table:table-cell>
          <table:table-cell table:style-name="ce9" office:value-type="float" office:value="43.695651056117" calcext:value-type="float">
            <text:p><text:s text:c="3"/>43,7 </text:p>
          </table:table-cell>
          <table:table-cell table:style-name="ce9" office:value-type="float" office:value="36.8185739849738" calcext:value-type="float">
            <text:p><text:s text:c="3"/>36,8 </text:p>
          </table:table-cell>
          <table:table-cell table:style-name="ce9" office:value-type="float" office:value="50.5727281272602" calcext:value-type="float">
            <text:p><text:s text:c="3"/>50,6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31.4058187333664" calcext:value-type="float">
            <text:p><text:s text:c="3"/>31,4 </text:p>
          </table:table-cell>
          <table:table-cell table:style-name="ce9" office:value-type="float" office:value="29.5363727105004" calcext:value-type="float">
            <text:p><text:s text:c="3"/>29,5 </text:p>
          </table:table-cell>
          <table:table-cell table:style-name="ce9" office:value-type="float" office:value="33.2752647562325" calcext:value-type="float">
            <text:p><text:s text:c="3"/>33,3 </text:p>
          </table:table-cell>
          <table:table-cell table:style-name="ce9" office:value-type="float" office:value="38.2654004927732" calcext:value-type="float">
            <text:p><text:s text:c="3"/>38,3 </text:p>
          </table:table-cell>
          <table:table-cell table:style-name="ce9" office:value-type="float" office:value="36.0193917509361" calcext:value-type="float">
            <text:p><text:s text:c="3"/>36,0 </text:p>
          </table:table-cell>
          <table:table-cell table:style-name="ce9" office:value-type="float" office:value="40.5114092346103" calcext:value-type="float">
            <text:p><text:s text:c="3"/>40,5 </text:p>
          </table:table-cell>
          <table:table-cell table:style-name="ce9" office:value-type="float" office:value="47.3242287966632" calcext:value-type="float">
            <text:p><text:s text:c="3"/>47,3 </text:p>
          </table:table-cell>
          <table:table-cell table:style-name="ce9" office:value-type="float" office:value="44.8811158463266" calcext:value-type="float">
            <text:p><text:s text:c="3"/>44,9 </text:p>
          </table:table-cell>
          <table:table-cell table:style-name="ce9" office:value-type="float" office:value="49.7673417469997" calcext:value-type="float">
            <text:p><text:s text:c="3"/>49,8 </text:p>
          </table:table-cell>
          <table:table-cell table:style-name="ce9" office:value-type="float" office:value="38.3272346894503" calcext:value-type="float">
            <text:p><text:s text:c="3"/>38,3 </text:p>
          </table:table-cell>
          <table:table-cell table:style-name="ce9" office:value-type="float" office:value="30.5269507233097" calcext:value-type="float">
            <text:p><text:s text:c="3"/>30,5 </text:p>
          </table:table-cell>
          <table:table-cell table:style-name="ce9" office:value-type="float" office:value="46.1275186555909" calcext:value-type="float">
            <text:p><text:s text:c="3"/>46,1 </text:p>
          </table:table-cell>
          <table:table-cell table:style-name="ce9" office:value-type="float" office:value="30.356003959414" calcext:value-type="float">
            <text:p><text:s text:c="3"/>30,4 </text:p>
          </table:table-cell>
          <table:table-cell table:style-name="ce9" office:value-type="float" office:value="27.9545152267258" calcext:value-type="float">
            <text:p><text:s text:c="3"/>28,0 </text:p>
          </table:table-cell>
          <table:table-cell table:style-name="ce9" office:value-type="float" office:value="32.7574926921022" calcext:value-type="float">
            <text:p><text:s text:c="3"/>32,8 </text:p>
          </table:table-cell>
          <table:table-cell table:style-name="ce9" office:value-type="float" office:value="37.1450686223719" calcext:value-type="float">
            <text:p><text:s text:c="3"/>37,1 </text:p>
          </table:table-cell>
          <table:table-cell table:style-name="ce9" office:value-type="float" office:value="34.2216139923794" calcext:value-type="float">
            <text:p><text:s text:c="3"/>34,2 </text:p>
          </table:table-cell>
          <table:table-cell table:style-name="ce9" office:value-type="float" office:value="40.0685232523643" calcext:value-type="float">
            <text:p><text:s text:c="3"/>40,1 </text:p>
          </table:table-cell>
          <table:table-cell table:style-name="ce9" office:value-type="float" office:value="48.486973002158" calcext:value-type="float">
            <text:p><text:s text:c="3"/>48,5 </text:p>
          </table:table-cell>
          <table:table-cell table:style-name="ce9" office:value-type="float" office:value="44.4964033078207" calcext:value-type="float">
            <text:p><text:s text:c="3"/>44,5 </text:p>
          </table:table-cell>
          <table:table-cell table:style-name="ce9" office:value-type="float" office:value="52.4775426964952" calcext:value-type="float">
            <text:p><text:s text:c="3"/>52,5 </text:p>
          </table:table-cell>
          <table:table-cell table:style-name="ce9" office:value-type="float" office:value="32.1090514946208" calcext:value-type="float">
            <text:p><text:s text:c="3"/>32,1 </text:p>
          </table:table-cell>
          <table:table-cell table:style-name="ce9" office:value-type="float" office:value="21.713172598697" calcext:value-type="float">
            <text:p><text:s text:c="3"/>21,7 </text:p>
          </table:table-cell>
          <table:table-cell table:style-name="ce9" office:value-type="float" office:value="42.5049303905446" calcext:value-type="float">
            <text:p><text:s text:c="3"/>42,5 </text:p>
          </table:table-cell>
          <table:table-cell table:style-name="ce9" office:value-type="float" office:value="32.4591764968102" calcext:value-type="float">
            <text:p><text:s text:c="3"/>32,5 </text:p>
          </table:table-cell>
          <table:table-cell table:style-name="ce9" office:value-type="float" office:value="29.6597894580099" calcext:value-type="float">
            <text:p><text:s text:c="3"/>29,7 </text:p>
          </table:table-cell>
          <table:table-cell table:style-name="ce9" office:value-type="float" office:value="35.2585635356105" calcext:value-type="float">
            <text:p><text:s text:c="3"/>35,3 </text:p>
          </table:table-cell>
          <table:table-cell table:style-name="ce9" office:value-type="float" office:value="39.4994625440374" calcext:value-type="float">
            <text:p><text:s text:c="3"/>39,5 </text:p>
          </table:table-cell>
          <table:table-cell table:style-name="ce9" office:value-type="float" office:value="36.6217098309603" calcext:value-type="float">
            <text:p><text:s text:c="3"/>36,6 </text:p>
          </table:table-cell>
          <table:table-cell table:style-name="ce9" office:value-type="float" office:value="42.3772152571146" calcext:value-type="float">
            <text:p><text:s text:c="3"/>42,4 </text:p>
          </table:table-cell>
          <table:table-cell table:style-name="ce9" office:value-type="float" office:value="46.1158103351749" calcext:value-type="float">
            <text:p><text:s text:c="3"/>46,1 </text:p>
          </table:table-cell>
          <table:table-cell table:style-name="ce9" office:value-type="float" office:value="42.8049790424783" calcext:value-type="float">
            <text:p><text:s text:c="3"/>42,8 </text:p>
          </table:table-cell>
          <table:table-cell table:style-name="ce9" office:value-type="float" office:value="49.4266416278715" calcext:value-type="float">
            <text:p><text:s text:c="3"/>49,4 </text:p>
          </table:table-cell>
          <table:table-cell table:style-name="ce9" office:value-type="float" office:value="43.2765634773446" calcext:value-type="float">
            <text:p><text:s text:c="3"/>43,3 </text:p>
          </table:table-cell>
          <table:table-cell table:style-name="ce9" office:value-type="float" office:value="31.6000263646574" calcext:value-type="float">
            <text:p><text:s text:c="3"/>31,6 </text:p>
          </table:table-cell>
          <table:table-cell table:style-name="ce9" office:value-type="float" office:value="54.9531005900318" calcext:value-type="float">
            <text:p><text:s text:c="3"/>55,0 </text:p>
          </table:table-cell>
          <table:table-cell table:style-name="ce9" office:value-type="float" office:value="29.7895894998264" calcext:value-type="float">
            <text:p><text:s text:c="3"/>29,8 </text:p>
          </table:table-cell>
          <table:table-cell table:style-name="ce9" office:value-type="float" office:value="27.6916587531124" calcext:value-type="float">
            <text:p><text:s text:c="3"/>27,7 </text:p>
          </table:table-cell>
          <table:table-cell table:style-name="ce9" office:value-type="float" office:value="31.8875202465403" calcext:value-type="float">
            <text:p><text:s text:c="3"/>31,9 </text:p>
          </table:table-cell>
          <table:table-cell table:style-name="ce9" office:value-type="float" office:value="38.0556013043338" calcext:value-type="float">
            <text:p><text:s text:c="3"/>38,1 </text:p>
          </table:table-cell>
          <table:table-cell table:style-name="ce9" office:value-type="float" office:value="35.5881100052792" calcext:value-type="float">
            <text:p><text:s text:c="3"/>35,6 </text:p>
          </table:table-cell>
          <table:table-cell table:style-name="ce9" office:value-type="float" office:value="40.5230926033884" calcext:value-type="float">
            <text:p><text:s text:c="3"/>40,5 </text:p>
          </table:table-cell>
          <table:table-cell table:style-name="ce9" office:value-type="float" office:value="47.9826598248605" calcext:value-type="float">
            <text:p><text:s text:c="3"/>48,0 </text:p>
          </table:table-cell>
          <table:table-cell table:style-name="ce9" office:value-type="float" office:value="45.2666405754384" calcext:value-type="float">
            <text:p><text:s text:c="3"/>45,3 </text:p>
          </table:table-cell>
          <table:table-cell table:style-name="ce9" office:value-type="float" office:value="50.6986790742827" calcext:value-type="float">
            <text:p><text:s text:c="3"/>50,7 </text:p>
          </table:table-cell>
          <table:table-cell table:style-name="ce9" office:value-type="float" office:value="37.7906722512942" calcext:value-type="float">
            <text:p><text:s text:c="3"/>37,8 </text:p>
          </table:table-cell>
          <table:table-cell table:style-name="ce9" office:value-type="float" office:value="27.5682774080712" calcext:value-type="float">
            <text:p><text:s text:c="3"/>27,6 </text:p>
          </table:table-cell>
          <table:table-cell table:style-name="ce9" office:value-type="float" office:value="48.0130670945172" calcext:value-type="float">
            <text:p><text:s text:c="3"/>48,0 </text:p>
          </table:table-cell>
          <table:table-cell table:style-name="ce9" office:value-type="float" office:value="39.6298091252924" calcext:value-type="float">
            <text:p><text:s text:c="3"/>39,6 </text:p>
          </table:table-cell>
          <table:table-cell table:style-name="ce9" office:value-type="float" office:value="35.1841601804828" calcext:value-type="float">
            <text:p><text:s text:c="3"/>35,2 </text:p>
          </table:table-cell>
          <table:table-cell table:style-name="ce9" office:value-type="float" office:value="44.075458070102" calcext:value-type="float">
            <text:p><text:s text:c="3"/>44,1 </text:p>
          </table:table-cell>
          <table:table-cell table:style-name="ce9" office:value-type="float" office:value="39.1117359270191" calcext:value-type="float">
            <text:p><text:s text:c="3"/>39,1 </text:p>
          </table:table-cell>
          <table:table-cell table:style-name="ce9" office:value-type="float" office:value="33.7675991194755" calcext:value-type="float">
            <text:p><text:s text:c="3"/>33,8 </text:p>
          </table:table-cell>
          <table:table-cell table:style-name="ce9" office:value-type="float" office:value="44.4558727345627" calcext:value-type="float">
            <text:p><text:s text:c="3"/>44,5 </text:p>
          </table:table-cell>
          <table:table-cell table:style-name="ce9" office:value-type="float" office:value="45.0520440730209" calcext:value-type="float">
            <text:p><text:s text:c="3"/>45,1 </text:p>
          </table:table-cell>
          <table:table-cell table:style-name="ce9" office:value-type="float" office:value="40.0292909700389" calcext:value-type="float">
            <text:p><text:s text:c="3"/>40,0 </text:p>
          </table:table-cell>
          <table:table-cell table:style-name="ce9" office:value-type="float" office:value="50.074797176003" calcext:value-type="float">
            <text:p><text:s text:c="3"/>50,1 </text:p>
          </table:table-cell>
          <table:table-cell table:style-name="ce9" office:value-type="float" office:value="39.9586777932414" calcext:value-type="float">
            <text:p><text:s text:c="3"/>40,0 </text:p>
          </table:table-cell>
          <table:table-cell table:style-name="ce9" office:value-type="float" office:value="34.818900972914" calcext:value-type="float">
            <text:p><text:s text:c="3"/>34,8 </text:p>
          </table:table-cell>
          <table:table-cell table:style-name="ce9" office:value-type="float" office:value="45.0984546135689" calcext:value-type="float">
            <text:p><text:s text:c="3"/>45,1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33.9242743266869" calcext:value-type="float">
            <text:p><text:s text:c="3"/>33,9 </text:p>
          </table:table-cell>
          <table:table-cell table:style-name="ce9" office:value-type="float" office:value="31.2558622045017" calcext:value-type="float">
            <text:p><text:s text:c="3"/>31,3 </text:p>
          </table:table-cell>
          <table:table-cell table:style-name="ce9" office:value-type="float" office:value="36.5926864488721" calcext:value-type="float">
            <text:p><text:s text:c="3"/>36,6 </text:p>
          </table:table-cell>
          <table:table-cell table:style-name="ce9" office:value-type="float" office:value="38.0846171825752" calcext:value-type="float">
            <text:p><text:s text:c="3"/>38,1 </text:p>
          </table:table-cell>
          <table:table-cell table:style-name="ce9" office:value-type="float" office:value="35.4371251256405" calcext:value-type="float">
            <text:p><text:s text:c="3"/>35,4 </text:p>
          </table:table-cell>
          <table:table-cell table:style-name="ce9" office:value-type="float" office:value="40.7321092395099" calcext:value-type="float">
            <text:p><text:s text:c="3"/>40,7 </text:p>
          </table:table-cell>
          <table:table-cell table:style-name="ce9" office:value-type="float" office:value="46.0645793615274" calcext:value-type="float">
            <text:p><text:s text:c="3"/>46,1 </text:p>
          </table:table-cell>
          <table:table-cell table:style-name="ce9" office:value-type="float" office:value="42.5797743909476" calcext:value-type="float">
            <text:p><text:s text:c="3"/>42,6 </text:p>
          </table:table-cell>
          <table:table-cell table:style-name="ce9" office:value-type="float" office:value="49.5493843321071" calcext:value-type="float">
            <text:p><text:s text:c="3"/>49,5 </text:p>
          </table:table-cell>
          <table:table-cell table:style-name="ce9" office:value-type="float" office:value="40.4317051643228" calcext:value-type="float">
            <text:p><text:s text:c="3"/>40,4 </text:p>
          </table:table-cell>
          <table:table-cell table:style-name="ce9" office:value-type="float" office:value="34.1224637922499" calcext:value-type="float">
            <text:p><text:s text:c="3"/>34,1 </text:p>
          </table:table-cell>
          <table:table-cell table:style-name="ce9" office:value-type="float" office:value="46.7409465363958" calcext:value-type="float">
            <text:p><text:s text:c="3"/>46,7 </text:p>
          </table:table-cell>
          <table:table-cell table:style-name="ce9" office:value-type="float" office:value="34.3784035455069" calcext:value-type="float">
            <text:p><text:s text:c="3"/>34,4 </text:p>
          </table:table-cell>
          <table:table-cell table:style-name="ce9" office:value-type="float" office:value="31.2100713599264" calcext:value-type="float">
            <text:p><text:s text:c="3"/>31,2 </text:p>
          </table:table-cell>
          <table:table-cell table:style-name="ce9" office:value-type="float" office:value="37.5467357310873" calcext:value-type="float">
            <text:p><text:s text:c="3"/>37,5 </text:p>
          </table:table-cell>
          <table:table-cell table:style-name="ce9" office:value-type="float" office:value="39.2457863695701" calcext:value-type="float">
            <text:p><text:s text:c="3"/>39,2 </text:p>
          </table:table-cell>
          <table:table-cell table:style-name="ce9" office:value-type="float" office:value="35.8777948169901" calcext:value-type="float">
            <text:p><text:s text:c="3"/>35,9 </text:p>
          </table:table-cell>
          <table:table-cell table:style-name="ce9" office:value-type="float" office:value="42.6137779221501" calcext:value-type="float">
            <text:p><text:s text:c="3"/>42,6 </text:p>
          </table:table-cell>
          <table:table-cell table:style-name="ce9" office:value-type="float" office:value="46.8579478364224" calcext:value-type="float">
            <text:p><text:s text:c="3"/>46,9 </text:p>
          </table:table-cell>
          <table:table-cell table:style-name="ce9" office:value-type="float" office:value="42.6818160201889" calcext:value-type="float">
            <text:p><text:s text:c="3"/>42,7 </text:p>
          </table:table-cell>
          <table:table-cell table:style-name="ce9" office:value-type="float" office:value="51.0340796526559" calcext:value-type="float">
            <text:p><text:s text:c="3"/>51,0 </text:p>
          </table:table-cell>
          <table:table-cell table:style-name="ce9" office:value-type="float" office:value="38.8662615612618" calcext:value-type="float">
            <text:p><text:s text:c="3"/>38,9 </text:p>
          </table:table-cell>
          <table:table-cell table:style-name="ce9" office:value-type="float" office:value="29.1978177930365" calcext:value-type="float">
            <text:p><text:s text:c="3"/>29,2 </text:p>
          </table:table-cell>
          <table:table-cell table:style-name="ce9" office:value-type="float" office:value="48.5347053294871" calcext:value-type="float">
            <text:p><text:s text:c="3"/>48,5 </text:p>
          </table:table-cell>
          <table:table-cell table:style-name="ce9" office:value-type="float" office:value="33.509875098725" calcext:value-type="float">
            <text:p><text:s text:c="3"/>33,5 </text:p>
          </table:table-cell>
          <table:table-cell table:style-name="ce9" office:value-type="float" office:value="30.3938317876231" calcext:value-type="float">
            <text:p><text:s text:c="3"/>30,4 </text:p>
          </table:table-cell>
          <table:table-cell table:style-name="ce9" office:value-type="float" office:value="36.6259184098268" calcext:value-type="float">
            <text:p><text:s text:c="3"/>36,6 </text:p>
          </table:table-cell>
          <table:table-cell table:style-name="ce9" office:value-type="float" office:value="36.9194988850698" calcext:value-type="float">
            <text:p><text:s text:c="3"/>36,9 </text:p>
          </table:table-cell>
          <table:table-cell table:style-name="ce9" office:value-type="float" office:value="33.1959671350246" calcext:value-type="float">
            <text:p><text:s text:c="3"/>33,2 </text:p>
          </table:table-cell>
          <table:table-cell table:style-name="ce9" office:value-type="float" office:value="40.643030635115" calcext:value-type="float">
            <text:p><text:s text:c="3"/>40,6 </text:p>
          </table:table-cell>
          <table:table-cell table:style-name="ce9" office:value-type="float" office:value="45.2834657172789" calcext:value-type="float">
            <text:p><text:s text:c="3"/>45,3 </text:p>
          </table:table-cell>
          <table:table-cell table:style-name="ce9" office:value-type="float" office:value="40.5718134117615" calcext:value-type="float">
            <text:p><text:s text:c="3"/>40,6 </text:p>
          </table:table-cell>
          <table:table-cell table:style-name="ce9" office:value-type="float" office:value="49.9951180227963" calcext:value-type="float">
            <text:p><text:s text:c="3"/>50,0 </text:p>
          </table:table-cell>
          <table:table-cell table:style-name="ce9" office:value-type="float" office:value="42.0159545928828" calcext:value-type="float">
            <text:p><text:s text:c="3"/>42,0 </text:p>
          </table:table-cell>
          <table:table-cell table:style-name="ce9" office:value-type="float" office:value="35.9390520083117" calcext:value-type="float">
            <text:p><text:s text:c="3"/>35,9 </text:p>
          </table:table-cell>
          <table:table-cell table:style-name="ce9" office:value-type="float" office:value="48.0928571774539" calcext:value-type="float">
            <text:p><text:s text:c="3"/>48,1 </text:p>
          </table:table-cell>
          <table:table-cell table:style-name="ce9" office:value-type="float" office:value="33.0685145717969" calcext:value-type="float">
            <text:p><text:s text:c="3"/>33,1 </text:p>
          </table:table-cell>
          <table:table-cell table:style-name="ce9" office:value-type="float" office:value="30.0640613475621" calcext:value-type="float">
            <text:p><text:s text:c="3"/>30,1 </text:p>
          </table:table-cell>
          <table:table-cell table:style-name="ce9" office:value-type="float" office:value="36.0729677960317" calcext:value-type="float">
            <text:p><text:s text:c="3"/>36,1 </text:p>
          </table:table-cell>
          <table:table-cell table:style-name="ce9" office:value-type="float" office:value="37.8472252226918" calcext:value-type="float">
            <text:p><text:s text:c="3"/>37,8 </text:p>
          </table:table-cell>
          <table:table-cell table:style-name="ce9" office:value-type="float" office:value="34.5714697591397" calcext:value-type="float">
            <text:p><text:s text:c="3"/>34,6 </text:p>
          </table:table-cell>
          <table:table-cell table:style-name="ce9" office:value-type="float" office:value="41.1229806862439" calcext:value-type="float">
            <text:p><text:s text:c="3"/>41,1 </text:p>
          </table:table-cell>
          <table:table-cell table:style-name="ce9" office:value-type="float" office:value="43.815977064579" calcext:value-type="float">
            <text:p><text:s text:c="3"/>43,8 </text:p>
          </table:table-cell>
          <table:table-cell table:style-name="ce9" office:value-type="float" office:value="39.9910044779258" calcext:value-type="float">
            <text:p><text:s text:c="3"/>40,0 </text:p>
          </table:table-cell>
          <table:table-cell table:style-name="ce9" office:value-type="float" office:value="47.6409496512323" calcext:value-type="float">
            <text:p><text:s text:c="3"/>47,6 </text:p>
          </table:table-cell>
          <table:table-cell table:style-name="ce9" office:value-type="float" office:value="39.1160737616004" calcext:value-type="float">
            <text:p><text:s text:c="3"/>39,1 </text:p>
          </table:table-cell>
          <table:table-cell table:style-name="ce9" office:value-type="float" office:value="31.1897586504386" calcext:value-type="float">
            <text:p><text:s text:c="3"/>31,2 </text:p>
          </table:table-cell>
          <table:table-cell table:style-name="ce9" office:value-type="float" office:value="47.0423888727623" calcext:value-type="float">
            <text:p><text:s text:c="3"/>47,0 </text:p>
          </table:table-cell>
          <table:table-cell table:style-name="ce9" office:value-type="float" office:value="38.0960114500668" calcext:value-type="float">
            <text:p><text:s text:c="3"/>38,1 </text:p>
          </table:table-cell>
          <table:table-cell table:style-name="ce9" office:value-type="float" office:value="32.2696372253636" calcext:value-type="float">
            <text:p><text:s text:c="3"/>32,3 </text:p>
          </table:table-cell>
          <table:table-cell table:style-name="ce9" office:value-type="float" office:value="43.9223856747699" calcext:value-type="float">
            <text:p><text:s text:c="3"/>43,9 </text:p>
          </table:table-cell>
          <table:table-cell table:style-name="ce9" office:value-type="float" office:value="38.7941364074778" calcext:value-type="float">
            <text:p><text:s text:c="3"/>38,8 </text:p>
          </table:table-cell>
          <table:table-cell table:style-name="ce9" office:value-type="float" office:value="34.9065494001973" calcext:value-type="float">
            <text:p><text:s text:c="3"/>34,9 </text:p>
          </table:table-cell>
          <table:table-cell table:style-name="ce9" office:value-type="float" office:value="42.6817234147584" calcext:value-type="float">
            <text:p><text:s text:c="3"/>42,7 </text:p>
          </table:table-cell>
          <table:table-cell table:style-name="ce9" office:value-type="float" office:value="52.1486780114237" calcext:value-type="float">
            <text:p><text:s text:c="3"/>52,1 </text:p>
          </table:table-cell>
          <table:table-cell table:style-name="ce9" office:value-type="float" office:value="45.7279315495702" calcext:value-type="float">
            <text:p><text:s text:c="3"/>45,7 </text:p>
          </table:table-cell>
          <table:table-cell table:style-name="ce9" office:value-type="float" office:value="58.5694244732771" calcext:value-type="float">
            <text:p><text:s text:c="3"/>58,6 </text:p>
          </table:table-cell>
          <table:table-cell table:style-name="ce9" office:value-type="float" office:value="44.1235430565237" calcext:value-type="float">
            <text:p><text:s text:c="3"/>44,1 </text:p>
          </table:table-cell>
          <table:table-cell table:style-name="ce9" office:value-type="float" office:value="35.0789064217503" calcext:value-type="float">
            <text:p><text:s text:c="3"/>35,1 </text:p>
          </table:table-cell>
          <table:table-cell table:style-name="ce9" office:value-type="float" office:value="53.1681796912971" calcext:value-type="float">
            <text:p><text:s text:c="3"/>53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28.1782517868451" calcext:value-type="float">
            <text:p><text:s text:c="3"/>28,2 </text:p>
          </table:table-cell>
          <table:table-cell table:style-name="ce9" office:value-type="float" office:value="26.1414772329244" calcext:value-type="float">
            <text:p><text:s text:c="3"/>26,1 </text:p>
          </table:table-cell>
          <table:table-cell table:style-name="ce9" office:value-type="float" office:value="30.2150263407657" calcext:value-type="float">
            <text:p><text:s text:c="3"/>30,2 </text:p>
          </table:table-cell>
          <table:table-cell table:style-name="ce9" office:value-type="float" office:value="32.4572217858845" calcext:value-type="float">
            <text:p><text:s text:c="3"/>32,5 </text:p>
          </table:table-cell>
          <table:table-cell table:style-name="ce9" office:value-type="float" office:value="30.0280217044611" calcext:value-type="float">
            <text:p><text:s text:c="3"/>30,0 </text:p>
          </table:table-cell>
          <table:table-cell table:style-name="ce9" office:value-type="float" office:value="34.8864218673078" calcext:value-type="float">
            <text:p><text:s text:c="3"/>34,9 </text:p>
          </table:table-cell>
          <table:table-cell table:style-name="ce9" office:value-type="float" office:value="39.8394400805784" calcext:value-type="float">
            <text:p><text:s text:c="3"/>39,8 </text:p>
          </table:table-cell>
          <table:table-cell table:style-name="ce9" office:value-type="float" office:value="36.7023143372116" calcext:value-type="float">
            <text:p><text:s text:c="3"/>36,7 </text:p>
          </table:table-cell>
          <table:table-cell table:style-name="ce9" office:value-type="float" office:value="42.9765658239453" calcext:value-type="float">
            <text:p><text:s text:c="3"/>43,0 </text:p>
          </table:table-cell>
          <table:table-cell table:style-name="ce9" office:value-type="float" office:value="35.2653511785981" calcext:value-type="float">
            <text:p><text:s text:c="3"/>35,3 </text:p>
          </table:table-cell>
          <table:table-cell table:style-name="ce9" office:value-type="float" office:value="27.9962350283054" calcext:value-type="float">
            <text:p><text:s text:c="3"/>28,0 </text:p>
          </table:table-cell>
          <table:table-cell table:style-name="ce9" office:value-type="float" office:value="42.5344673288908" calcext:value-type="float">
            <text:p><text:s text:c="3"/>42,5 </text:p>
          </table:table-cell>
          <table:table-cell table:style-name="ce9" office:value-type="float" office:value="31.0669701556559" calcext:value-type="float">
            <text:p><text:s text:c="3"/>31,1 </text:p>
          </table:table-cell>
          <table:table-cell table:style-name="ce9" office:value-type="float" office:value="27.9912680634152" calcext:value-type="float">
            <text:p><text:s text:c="3"/>28,0 </text:p>
          </table:table-cell>
          <table:table-cell table:style-name="ce9" office:value-type="float" office:value="34.1426722478966" calcext:value-type="float">
            <text:p><text:s text:c="3"/>34,1 </text:p>
          </table:table-cell>
          <table:table-cell table:style-name="ce9" office:value-type="float" office:value="31.79625710506" calcext:value-type="float">
            <text:p><text:s text:c="3"/>31,8 </text:p>
          </table:table-cell>
          <table:table-cell table:style-name="ce9" office:value-type="float" office:value="29.2466642113349" calcext:value-type="float">
            <text:p><text:s text:c="3"/>29,2 </text:p>
          </table:table-cell>
          <table:table-cell table:style-name="ce9" office:value-type="float" office:value="34.3458499987852" calcext:value-type="float">
            <text:p><text:s text:c="3"/>34,3 </text:p>
          </table:table-cell>
          <table:table-cell table:style-name="ce9" office:value-type="float" office:value="39.8535511039387" calcext:value-type="float">
            <text:p><text:s text:c="3"/>39,9 </text:p>
          </table:table-cell>
          <table:table-cell table:style-name="ce9" office:value-type="float" office:value="35.5930294461103" calcext:value-type="float">
            <text:p><text:s text:c="3"/>35,6 </text:p>
          </table:table-cell>
          <table:table-cell table:style-name="ce9" office:value-type="float" office:value="44.1140727617672" calcext:value-type="float">
            <text:p><text:s text:c="3"/>44,1 </text:p>
          </table:table-cell>
          <table:table-cell table:style-name="ce9" office:value-type="float" office:value="28.3629254430214" calcext:value-type="float">
            <text:p><text:s text:c="3"/>28,4 </text:p>
          </table:table-cell>
          <table:table-cell table:style-name="ce9" office:value-type="float" office:value="18.707655933483" calcext:value-type="float">
            <text:p><text:s text:c="3"/>18,7 </text:p>
          </table:table-cell>
          <table:table-cell table:style-name="ce9" office:value-type="float" office:value="38.0181949525598" calcext:value-type="float">
            <text:p><text:s text:c="3"/>38,0 </text:p>
          </table:table-cell>
          <table:table-cell table:style-name="ce9" office:value-type="float" office:value="25.4253075619153" calcext:value-type="float">
            <text:p><text:s text:c="3"/>25,4 </text:p>
          </table:table-cell>
          <table:table-cell table:style-name="ce9" office:value-type="float" office:value="22.498772179482" calcext:value-type="float">
            <text:p><text:s text:c="3"/>22,5 </text:p>
          </table:table-cell>
          <table:table-cell table:style-name="ce9" office:value-type="float" office:value="28.3518429443487" calcext:value-type="float">
            <text:p><text:s text:c="3"/>28,4 </text:p>
          </table:table-cell>
          <table:table-cell table:style-name="ce9" office:value-type="float" office:value="33.0967283346153" calcext:value-type="float">
            <text:p><text:s text:c="3"/>33,1 </text:p>
          </table:table-cell>
          <table:table-cell table:style-name="ce9" office:value-type="float" office:value="29.8641673307431" calcext:value-type="float">
            <text:p><text:s text:c="3"/>29,9 </text:p>
          </table:table-cell>
          <table:table-cell table:style-name="ce9" office:value-type="float" office:value="36.3292893384875" calcext:value-type="float">
            <text:p><text:s text:c="3"/>36,3 </text:p>
          </table:table-cell>
          <table:table-cell table:style-name="ce9" office:value-type="float" office:value="39.8270668866178" calcext:value-type="float">
            <text:p><text:s text:c="3"/>39,8 </text:p>
          </table:table-cell>
          <table:table-cell table:style-name="ce9" office:value-type="float" office:value="36.0497888296653" calcext:value-type="float">
            <text:p><text:s text:c="3"/>36,0 </text:p>
          </table:table-cell>
          <table:table-cell table:style-name="ce9" office:value-type="float" office:value="43.6043449435704" calcext:value-type="float">
            <text:p><text:s text:c="3"/>43,6 </text:p>
          </table:table-cell>
          <table:table-cell table:style-name="ce9" office:value-type="float" office:value="41.4303834940825" calcext:value-type="float">
            <text:p><text:s text:c="3"/>41,4 </text:p>
          </table:table-cell>
          <table:table-cell table:style-name="ce9" office:value-type="float" office:value="32.9076043745885" calcext:value-type="float">
            <text:p><text:s text:c="3"/>32,9 </text:p>
          </table:table-cell>
          <table:table-cell table:style-name="ce9" office:value-type="float" office:value="49.9531626135765" calcext:value-type="float">
            <text:p><text:s text:c="3"/>50,0 </text:p>
          </table:table-cell>
          <table:table-cell table:style-name="ce9" office:value-type="float" office:value="27.6041265168334" calcext:value-type="float">
            <text:p><text:s text:c="3"/>27,6 </text:p>
          </table:table-cell>
          <table:table-cell table:style-name="ce9" office:value-type="float" office:value="25.1572876814813" calcext:value-type="float">
            <text:p><text:s text:c="3"/>25,2 </text:p>
          </table:table-cell>
          <table:table-cell table:style-name="ce9" office:value-type="float" office:value="30.0509653521855" calcext:value-type="float">
            <text:p><text:s text:c="3"/>30,1 </text:p>
          </table:table-cell>
          <table:table-cell table:style-name="ce9" office:value-type="float" office:value="32.7454405076197" calcext:value-type="float">
            <text:p><text:s text:c="3"/>32,7 </text:p>
          </table:table-cell>
          <table:table-cell table:style-name="ce9" office:value-type="float" office:value="30.02239477241" calcext:value-type="float">
            <text:p><text:s text:c="3"/>30,0 </text:p>
          </table:table-cell>
          <table:table-cell table:style-name="ce9" office:value-type="float" office:value="35.4684862428295" calcext:value-type="float">
            <text:p><text:s text:c="3"/>35,5 </text:p>
          </table:table-cell>
          <table:table-cell table:style-name="ce9" office:value-type="float" office:value="40.4530666424111" calcext:value-type="float">
            <text:p><text:s text:c="3"/>40,5 </text:p>
          </table:table-cell>
          <table:table-cell table:style-name="ce9" office:value-type="float" office:value="36.9457594891957" calcext:value-type="float">
            <text:p><text:s text:c="3"/>36,9 </text:p>
          </table:table-cell>
          <table:table-cell table:style-name="ce9" office:value-type="float" office:value="43.9603737956264" calcext:value-type="float">
            <text:p><text:s text:c="3"/>44,0 </text:p>
          </table:table-cell>
          <table:table-cell table:style-name="ce9" office:value-type="float" office:value="32.6995630152822" calcext:value-type="float">
            <text:p><text:s text:c="3"/>32,7 </text:p>
          </table:table-cell>
          <table:table-cell table:style-name="ce9" office:value-type="float" office:value="23.0260169367519" calcext:value-type="float">
            <text:p><text:s text:c="3"/>23,0 </text:p>
          </table:table-cell>
          <table:table-cell table:style-name="ce9" office:value-type="float" office:value="42.3731090938124" calcext:value-type="float">
            <text:p><text:s text:c="3"/>42,4 </text:p>
          </table:table-cell>
          <table:table-cell table:style-name="ce9" office:value-type="float" office:value="30.0563941408854" calcext:value-type="float">
            <text:p><text:s text:c="3"/>30,1 </text:p>
          </table:table-cell>
          <table:table-cell table:style-name="ce9" office:value-type="float" office:value="26.4612096978123" calcext:value-type="float">
            <text:p><text:s text:c="3"/>26,5 </text:p>
          </table:table-cell>
          <table:table-cell table:style-name="ce9" office:value-type="float" office:value="33.6515785839585" calcext:value-type="float">
            <text:p><text:s text:c="3"/>33,7 </text:p>
          </table:table-cell>
          <table:table-cell table:style-name="ce9" office:value-type="float" office:value="31.583936132744" calcext:value-type="float">
            <text:p><text:s text:c="3"/>31,6 </text:p>
          </table:table-cell>
          <table:table-cell table:style-name="ce9" office:value-type="float" office:value="26.6647654784306" calcext:value-type="float">
            <text:p><text:s text:c="3"/>26,7 </text:p>
          </table:table-cell>
          <table:table-cell table:style-name="ce9" office:value-type="float" office:value="36.5031067870573" calcext:value-type="float">
            <text:p><text:s text:c="3"/>36,5 </text:p>
          </table:table-cell>
          <table:table-cell table:style-name="ce9" office:value-type="float" office:value="38.5490325559663" calcext:value-type="float">
            <text:p><text:s text:c="3"/>38,5 </text:p>
          </table:table-cell>
          <table:table-cell table:style-name="ce9" office:value-type="float" office:value="32.2780419930317" calcext:value-type="float">
            <text:p><text:s text:c="3"/>32,3 </text:p>
          </table:table-cell>
          <table:table-cell table:style-name="ce9" office:value-type="float" office:value="44.8200231189009" calcext:value-type="float">
            <text:p><text:s text:c="3"/>44,8 </text:p>
          </table:table-cell>
          <table:table-cell table:style-name="ce9" office:value-type="float" office:value="40.7678136816704" calcext:value-type="float">
            <text:p><text:s text:c="3"/>40,8 </text:p>
          </table:table-cell>
          <table:table-cell table:style-name="ce9" office:value-type="float" office:value="31.6932464174716" calcext:value-type="float">
            <text:p><text:s text:c="3"/>31,7 </text:p>
          </table:table-cell>
          <table:table-cell table:style-name="ce9" office:value-type="float" office:value="49.8423809458692" calcext:value-type="float">
            <text:p><text:s text:c="3"/>49,8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32.034830231866" calcext:value-type="float">
            <text:p><text:s text:c="3"/>32,0 </text:p>
          </table:table-cell>
          <table:table-cell table:style-name="ce9" office:value-type="float" office:value="28.7922732174074" calcext:value-type="float">
            <text:p><text:s text:c="3"/>28,8 </text:p>
          </table:table-cell>
          <table:table-cell table:style-name="ce9" office:value-type="float" office:value="35.2773872463245" calcext:value-type="float">
            <text:p><text:s text:c="3"/>35,3 </text:p>
          </table:table-cell>
          <table:table-cell table:style-name="ce9" office:value-type="float" office:value="30.6815016267333" calcext:value-type="float">
            <text:p><text:s text:c="3"/>30,7 </text:p>
          </table:table-cell>
          <table:table-cell table:style-name="ce9" office:value-type="float" office:value="27.8462917044869" calcext:value-type="float">
            <text:p><text:s text:c="3"/>27,8 </text:p>
          </table:table-cell>
          <table:table-cell table:style-name="ce9" office:value-type="float" office:value="33.5167115489797" calcext:value-type="float">
            <text:p><text:s text:c="3"/>33,5 </text:p>
          </table:table-cell>
          <table:table-cell table:style-name="ce9" office:value-type="float" office:value="39.603033964486" calcext:value-type="float">
            <text:p><text:s text:c="3"/>39,6 </text:p>
          </table:table-cell>
          <table:table-cell table:style-name="ce9" office:value-type="float" office:value="36.0932664126554" calcext:value-type="float">
            <text:p><text:s text:c="3"/>36,1 </text:p>
          </table:table-cell>
          <table:table-cell table:style-name="ce9" office:value-type="float" office:value="43.1128015163165" calcext:value-type="float">
            <text:p><text:s text:c="3"/>43,1 </text:p>
          </table:table-cell>
          <table:table-cell table:style-name="ce9" office:value-type="float" office:value="36.1817142557992" calcext:value-type="float">
            <text:p><text:s text:c="3"/>36,2 </text:p>
          </table:table-cell>
          <table:table-cell table:style-name="ce9" office:value-type="float" office:value="30.6112298400641" calcext:value-type="float">
            <text:p><text:s text:c="3"/>30,6 </text:p>
          </table:table-cell>
          <table:table-cell table:style-name="ce9" office:value-type="float" office:value="41.7521986715342" calcext:value-type="float">
            <text:p><text:s text:c="3"/>41,8 </text:p>
          </table:table-cell>
          <table:table-cell table:style-name="ce9" office:value-type="float" office:value="34.2591110756655" calcext:value-type="float">
            <text:p><text:s text:c="3"/>34,3 </text:p>
          </table:table-cell>
          <table:table-cell table:style-name="ce9" office:value-type="float" office:value="29.8066113403139" calcext:value-type="float">
            <text:p><text:s text:c="3"/>29,8 </text:p>
          </table:table-cell>
          <table:table-cell table:style-name="ce9" office:value-type="float" office:value="38.7116108110171" calcext:value-type="float">
            <text:p><text:s text:c="3"/>38,7 </text:p>
          </table:table-cell>
          <table:table-cell table:style-name="ce9" office:value-type="float" office:value="29.2121589945871" calcext:value-type="float">
            <text:p><text:s text:c="3"/>29,2 </text:p>
          </table:table-cell>
          <table:table-cell table:style-name="ce9" office:value-type="float" office:value="25.4540793396358" calcext:value-type="float">
            <text:p><text:s text:c="3"/>25,5 </text:p>
          </table:table-cell>
          <table:table-cell table:style-name="ce9" office:value-type="float" office:value="32.9702386495384" calcext:value-type="float">
            <text:p><text:s text:c="3"/>33,0 </text:p>
          </table:table-cell>
          <table:table-cell table:style-name="ce9" office:value-type="float" office:value="37.792410219929" calcext:value-type="float">
            <text:p><text:s text:c="3"/>37,8 </text:p>
          </table:table-cell>
          <table:table-cell table:style-name="ce9" office:value-type="float" office:value="32.3197545002372" calcext:value-type="float">
            <text:p><text:s text:c="3"/>32,3 </text:p>
          </table:table-cell>
          <table:table-cell table:style-name="ce9" office:value-type="float" office:value="43.2650659396208" calcext:value-type="float">
            <text:p><text:s text:c="3"/>43,3 </text:p>
          </table:table-cell>
          <table:table-cell table:style-name="ce9" office:value-type="float" office:value="28.2034245517934" calcext:value-type="float">
            <text:p><text:s text:c="3"/>28,2 </text:p>
          </table:table-cell>
          <table:table-cell table:style-name="ce9" office:value-type="float" office:value="18.5072170288556" calcext:value-type="float">
            <text:p><text:s text:c="3"/>18,5 </text:p>
          </table:table-cell>
          <table:table-cell table:style-name="ce9" office:value-type="float" office:value="37.8996320747311" calcext:value-type="float">
            <text:p><text:s text:c="3"/>37,9 </text:p>
          </table:table-cell>
          <table:table-cell table:style-name="ce9" office:value-type="float" office:value="29.9402572966633" calcext:value-type="float">
            <text:p><text:s text:c="3"/>29,9 </text:p>
          </table:table-cell>
          <table:table-cell table:style-name="ce9" office:value-type="float" office:value="25.7781591410478" calcext:value-type="float">
            <text:p><text:s text:c="3"/>25,8 </text:p>
          </table:table-cell>
          <table:table-cell table:style-name="ce9" office:value-type="float" office:value="34.1023554522788" calcext:value-type="float">
            <text:p><text:s text:c="3"/>34,1 </text:p>
          </table:table-cell>
          <table:table-cell table:style-name="ce9" office:value-type="float" office:value="32.0602841773323" calcext:value-type="float">
            <text:p><text:s text:c="3"/>32,1 </text:p>
          </table:table-cell>
          <table:table-cell table:style-name="ce9" office:value-type="float" office:value="28.6904462067283" calcext:value-type="float">
            <text:p><text:s text:c="3"/>28,7 </text:p>
          </table:table-cell>
          <table:table-cell table:style-name="ce9" office:value-type="float" office:value="35.4301221479364" calcext:value-type="float">
            <text:p><text:s text:c="3"/>35,4 </text:p>
          </table:table-cell>
          <table:table-cell table:style-name="ce9" office:value-type="float" office:value="41.7049792356931" calcext:value-type="float">
            <text:p><text:s text:c="3"/>41,7 </text:p>
          </table:table-cell>
          <table:table-cell table:style-name="ce9" office:value-type="float" office:value="36.8780251692085" calcext:value-type="float">
            <text:p><text:s text:c="3"/>36,9 </text:p>
          </table:table-cell>
          <table:table-cell table:style-name="ce9" office:value-type="float" office:value="46.5319333021777" calcext:value-type="float">
            <text:p><text:s text:c="3"/>46,5 </text:p>
          </table:table-cell>
          <table:table-cell table:style-name="ce9" office:value-type="float" office:value="42.9081073949063" calcext:value-type="float">
            <text:p><text:s text:c="3"/>42,9 </text:p>
          </table:table-cell>
          <table:table-cell table:style-name="ce9" office:value-type="float" office:value="35.6254235580583" calcext:value-type="float">
            <text:p><text:s text:c="3"/>35,6 </text:p>
          </table:table-cell>
          <table:table-cell table:style-name="ce9" office:value-type="float" office:value="50.1907912317542" calcext:value-type="float">
            <text:p><text:s text:c="3"/>50,2 </text:p>
          </table:table-cell>
          <table:table-cell table:style-name="ce9" office:value-type="float" office:value="32.1026378799322" calcext:value-type="float">
            <text:p><text:s text:c="3"/>32,1 </text:p>
          </table:table-cell>
          <table:table-cell table:style-name="ce9" office:value-type="float" office:value="27.864512958765" calcext:value-type="float">
            <text:p><text:s text:c="3"/>27,9 </text:p>
          </table:table-cell>
          <table:table-cell table:style-name="ce9" office:value-type="float" office:value="36.3407628010994" calcext:value-type="float">
            <text:p><text:s text:c="3"/>36,3 </text:p>
          </table:table-cell>
          <table:table-cell table:style-name="ce9" office:value-type="float" office:value="29.4646929430174" calcext:value-type="float">
            <text:p><text:s text:c="3"/>29,5 </text:p>
          </table:table-cell>
          <table:table-cell table:style-name="ce9" office:value-type="float" office:value="25.9832615813323" calcext:value-type="float">
            <text:p><text:s text:c="3"/>26,0 </text:p>
          </table:table-cell>
          <table:table-cell table:style-name="ce9" office:value-type="float" office:value="32.9461243047024" calcext:value-type="float">
            <text:p><text:s text:c="3"/>32,9 </text:p>
          </table:table-cell>
          <table:table-cell table:style-name="ce9" office:value-type="float" office:value="39.1190908807347" calcext:value-type="float">
            <text:p><text:s text:c="3"/>39,1 </text:p>
          </table:table-cell>
          <table:table-cell table:style-name="ce9" office:value-type="float" office:value="35.4235469170663" calcext:value-type="float">
            <text:p><text:s text:c="3"/>35,4 </text:p>
          </table:table-cell>
          <table:table-cell table:style-name="ce9" office:value-type="float" office:value="42.8146348444031" calcext:value-type="float">
            <text:p><text:s text:c="3"/>42,8 </text:p>
          </table:table-cell>
          <table:table-cell table:style-name="ce9" office:value-type="float" office:value="36.4647168165676" calcext:value-type="float">
            <text:p><text:s text:c="3"/>36,5 </text:p>
          </table:table-cell>
          <table:table-cell table:style-name="ce9" office:value-type="float" office:value="28.8836275480155" calcext:value-type="float">
            <text:p><text:s text:c="3"/>28,9 </text:p>
          </table:table-cell>
          <table:table-cell table:style-name="ce9" office:value-type="float" office:value="44.0458060851196" calcext:value-type="float">
            <text:p><text:s text:c="3"/>44,0 </text:p>
          </table:table-cell>
          <table:table-cell table:style-name="ce9" office:value-type="float" office:value="31.8524515652538" calcext:value-type="float">
            <text:p><text:s text:c="3"/>31,9 </text:p>
          </table:table-cell>
          <table:table-cell table:style-name="ce9" office:value-type="float" office:value="28.1961428672502" calcext:value-type="float">
            <text:p><text:s text:c="3"/>28,2 </text:p>
          </table:table-cell>
          <table:table-cell table:style-name="ce9" office:value-type="float" office:value="35.5087602632573" calcext:value-type="float">
            <text:p><text:s text:c="3"/>35,5 </text:p>
          </table:table-cell>
          <table:table-cell table:style-name="ce9" office:value-type="float" office:value="34.0406697202222" calcext:value-type="float">
            <text:p><text:s text:c="3"/>34,0 </text:p>
          </table:table-cell>
          <table:table-cell table:style-name="ce9" office:value-type="float" office:value="30.6335197092909" calcext:value-type="float">
            <text:p><text:s text:c="3"/>30,6 </text:p>
          </table:table-cell>
          <table:table-cell table:style-name="ce9" office:value-type="float" office:value="37.4478197311536" calcext:value-type="float">
            <text:p><text:s text:c="3"/>37,4 </text:p>
          </table:table-cell>
          <table:table-cell table:style-name="ce9" office:value-type="float" office:value="45.5842246082352" calcext:value-type="float">
            <text:p><text:s text:c="3"/>45,6 </text:p>
          </table:table-cell>
          <table:table-cell table:style-name="ce9" office:value-type="float" office:value="35.3152398504768" calcext:value-type="float">
            <text:p><text:s text:c="3"/>35,3 </text:p>
          </table:table-cell>
          <table:table-cell table:style-name="ce9" office:value-type="float" office:value="55.8532093659937" calcext:value-type="float">
            <text:p><text:s text:c="3"/>55,9 </text:p>
          </table:table-cell>
          <table:table-cell table:style-name="ce9" office:value-type="float" office:value="35.5341997021389" calcext:value-type="float">
            <text:p><text:s text:c="3"/>35,5 </text:p>
          </table:table-cell>
          <table:table-cell table:style-name="ce9" office:value-type="float" office:value="29.6446103541493" calcext:value-type="float">
            <text:p><text:s text:c="3"/>29,6 </text:p>
          </table:table-cell>
          <table:table-cell table:style-name="ce9" office:value-type="float" office:value="41.4237890501286" calcext:value-type="float">
            <text:p><text:s text:c="3"/>41,4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30.6830614408863" calcext:value-type="float">
            <text:p><text:s text:c="3"/>30,7 </text:p>
          </table:table-cell>
          <table:table-cell table:style-name="ce9" office:value-type="float" office:value="28.0548579118781" calcext:value-type="float">
            <text:p><text:s text:c="3"/>28,1 </text:p>
          </table:table-cell>
          <table:table-cell table:style-name="ce9" office:value-type="float" office:value="33.3112649698945" calcext:value-type="float">
            <text:p><text:s text:c="3"/>33,3 </text:p>
          </table:table-cell>
          <table:table-cell table:style-name="ce9" office:value-type="float" office:value="33.186649644961" calcext:value-type="float">
            <text:p><text:s text:c="3"/>33,2 </text:p>
          </table:table-cell>
          <table:table-cell table:style-name="ce9" office:value-type="float" office:value="31.1639876926407" calcext:value-type="float">
            <text:p><text:s text:c="3"/>31,2 </text:p>
          </table:table-cell>
          <table:table-cell table:style-name="ce9" office:value-type="float" office:value="35.2093115972814" calcext:value-type="float">
            <text:p><text:s text:c="3"/>35,2 </text:p>
          </table:table-cell>
          <table:table-cell table:style-name="ce9" office:value-type="float" office:value="45.4016742466183" calcext:value-type="float">
            <text:p><text:s text:c="3"/>45,4 </text:p>
          </table:table-cell>
          <table:table-cell table:style-name="ce9" office:value-type="float" office:value="42.721487901375" calcext:value-type="float">
            <text:p><text:s text:c="3"/>42,7 </text:p>
          </table:table-cell>
          <table:table-cell table:style-name="ce9" office:value-type="float" office:value="48.0818605918615" calcext:value-type="float">
            <text:p><text:s text:c="3"/>48,1 </text:p>
          </table:table-cell>
          <table:table-cell table:style-name="ce9" office:value-type="float" office:value="42.3003489034981" calcext:value-type="float">
            <text:p><text:s text:c="3"/>42,3 </text:p>
          </table:table-cell>
          <table:table-cell table:style-name="ce9" office:value-type="float" office:value="38.2865595734243" calcext:value-type="float">
            <text:p><text:s text:c="3"/>38,3 </text:p>
          </table:table-cell>
          <table:table-cell table:style-name="ce9" office:value-type="float" office:value="46.3141382335718" calcext:value-type="float">
            <text:p><text:s text:c="3"/>46,3 </text:p>
          </table:table-cell>
          <table:table-cell table:style-name="ce9" office:value-type="float" office:value="30.2779355460522" calcext:value-type="float">
            <text:p><text:s text:c="3"/>30,3 </text:p>
          </table:table-cell>
          <table:table-cell table:style-name="ce9" office:value-type="float" office:value="27.1725074251584" calcext:value-type="float">
            <text:p><text:s text:c="3"/>27,2 </text:p>
          </table:table-cell>
          <table:table-cell table:style-name="ce9" office:value-type="float" office:value="33.3833636669459" calcext:value-type="float">
            <text:p><text:s text:c="3"/>33,4 </text:p>
          </table:table-cell>
          <table:table-cell table:style-name="ce9" office:value-type="float" office:value="36.058308790475" calcext:value-type="float">
            <text:p><text:s text:c="3"/>36,1 </text:p>
          </table:table-cell>
          <table:table-cell table:style-name="ce9" office:value-type="float" office:value="33.2696093992689" calcext:value-type="float">
            <text:p><text:s text:c="3"/>33,3 </text:p>
          </table:table-cell>
          <table:table-cell table:style-name="ce9" office:value-type="float" office:value="38.847008181681" calcext:value-type="float">
            <text:p><text:s text:c="3"/>38,8 </text:p>
          </table:table-cell>
          <table:table-cell table:style-name="ce9" office:value-type="float" office:value="43.9500188296729" calcext:value-type="float">
            <text:p><text:s text:c="3"/>44,0 </text:p>
          </table:table-cell>
          <table:table-cell table:style-name="ce9" office:value-type="float" office:value="40.2247363531329" calcext:value-type="float">
            <text:p><text:s text:c="3"/>40,2 </text:p>
          </table:table-cell>
          <table:table-cell table:style-name="ce9" office:value-type="float" office:value="47.6753013062129" calcext:value-type="float">
            <text:p><text:s text:c="3"/>47,7 </text:p>
          </table:table-cell>
          <table:table-cell table:style-name="ce9" office:value-type="float" office:value="38.9828739020851" calcext:value-type="float">
            <text:p><text:s text:c="3"/>39,0 </text:p>
          </table:table-cell>
          <table:table-cell table:style-name="ce9" office:value-type="float" office:value="35.249514987416" calcext:value-type="float">
            <text:p><text:s text:c="3"/>35,2 </text:p>
          </table:table-cell>
          <table:table-cell table:style-name="ce9" office:value-type="float" office:value="42.7162328167542" calcext:value-type="float">
            <text:p><text:s text:c="3"/>42,7 </text:p>
          </table:table-cell>
          <table:table-cell table:style-name="ce9" office:value-type="float" office:value="31.0497762709353" calcext:value-type="float">
            <text:p><text:s text:c="3"/>31,0 </text:p>
          </table:table-cell>
          <table:table-cell table:style-name="ce9" office:value-type="float" office:value="27.3637055514553" calcext:value-type="float">
            <text:p><text:s text:c="3"/>27,4 </text:p>
          </table:table-cell>
          <table:table-cell table:style-name="ce9" office:value-type="float" office:value="34.7358469904154" calcext:value-type="float">
            <text:p><text:s text:c="3"/>34,7 </text:p>
          </table:table-cell>
          <table:table-cell table:style-name="ce9" office:value-type="float" office:value="30.1896641171599" calcext:value-type="float">
            <text:p><text:s text:c="3"/>30,2 </text:p>
          </table:table-cell>
          <table:table-cell table:style-name="ce9" office:value-type="float" office:value="27.3729496155003" calcext:value-type="float">
            <text:p><text:s text:c="3"/>27,4 </text:p>
          </table:table-cell>
          <table:table-cell table:style-name="ce9" office:value-type="float" office:value="33.0063786188195" calcext:value-type="float">
            <text:p><text:s text:c="3"/>33,0 </text:p>
          </table:table-cell>
          <table:table-cell table:style-name="ce9" office:value-type="float" office:value="46.851920519633" calcext:value-type="float">
            <text:p><text:s text:c="3"/>46,9 </text:p>
          </table:table-cell>
          <table:table-cell table:style-name="ce9" office:value-type="float" office:value="42.8550419271791" calcext:value-type="float">
            <text:p><text:s text:c="3"/>42,9 </text:p>
          </table:table-cell>
          <table:table-cell table:style-name="ce9" office:value-type="float" office:value="50.848799112087" calcext:value-type="float">
            <text:p><text:s text:c="3"/>50,8 </text:p>
          </table:table-cell>
          <table:table-cell table:style-name="ce9" office:value-type="float" office:value="45.0299003194506" calcext:value-type="float">
            <text:p><text:s text:c="3"/>45,0 </text:p>
          </table:table-cell>
          <table:table-cell table:style-name="ce9" office:value-type="float" office:value="40.1968584635939" calcext:value-type="float">
            <text:p><text:s text:c="3"/>40,2 </text:p>
          </table:table-cell>
          <table:table-cell table:style-name="ce9" office:value-type="float" office:value="49.8629421753073" calcext:value-type="float">
            <text:p><text:s text:c="3"/>49,9 </text:p>
          </table:table-cell>
          <table:table-cell table:style-name="ce9" office:value-type="float" office:value="29.791725635134" calcext:value-type="float">
            <text:p><text:s text:c="3"/>29,8 </text:p>
          </table:table-cell>
          <table:table-cell table:style-name="ce9" office:value-type="float" office:value="26.9866356454027" calcext:value-type="float">
            <text:p><text:s text:c="3"/>27,0 </text:p>
          </table:table-cell>
          <table:table-cell table:style-name="ce9" office:value-type="float" office:value="32.5968156248654" calcext:value-type="float">
            <text:p><text:s text:c="3"/>32,6 </text:p>
          </table:table-cell>
          <table:table-cell table:style-name="ce9" office:value-type="float" office:value="32.3951344202386" calcext:value-type="float">
            <text:p><text:s text:c="3"/>32,4 </text:p>
          </table:table-cell>
          <table:table-cell table:style-name="ce9" office:value-type="float" office:value="30.4347395833515" calcext:value-type="float">
            <text:p><text:s text:c="3"/>30,4 </text:p>
          </table:table-cell>
          <table:table-cell table:style-name="ce9" office:value-type="float" office:value="34.3555292571256" calcext:value-type="float">
            <text:p><text:s text:c="3"/>34,4 </text:p>
          </table:table-cell>
          <table:table-cell table:style-name="ce9" office:value-type="float" office:value="44.8481497335192" calcext:value-type="float">
            <text:p><text:s text:c="3"/>44,8 </text:p>
          </table:table-cell>
          <table:table-cell table:style-name="ce9" office:value-type="float" office:value="42.2158713241173" calcext:value-type="float">
            <text:p><text:s text:c="3"/>42,2 </text:p>
          </table:table-cell>
          <table:table-cell table:style-name="ce9" office:value-type="float" office:value="47.4804281429212" calcext:value-type="float">
            <text:p><text:s text:c="3"/>47,5 </text:p>
          </table:table-cell>
          <table:table-cell table:style-name="ce9" office:value-type="float" office:value="42.7610429108141" calcext:value-type="float">
            <text:p><text:s text:c="3"/>42,8 </text:p>
          </table:table-cell>
          <table:table-cell table:style-name="ce9" office:value-type="float" office:value="38.3005416436314" calcext:value-type="float">
            <text:p><text:s text:c="3"/>38,3 </text:p>
          </table:table-cell>
          <table:table-cell table:style-name="ce9" office:value-type="float" office:value="47.2215441779967" calcext:value-type="float">
            <text:p><text:s text:c="3"/>47,2 </text:p>
          </table:table-cell>
          <table:table-cell table:style-name="ce9" office:value-type="float" office:value="35.5676938553225" calcext:value-type="float">
            <text:p><text:s text:c="3"/>35,6 </text:p>
          </table:table-cell>
          <table:table-cell table:style-name="ce9" office:value-type="float" office:value="28.1914225231687" calcext:value-type="float">
            <text:p><text:s text:c="3"/>28,2 </text:p>
          </table:table-cell>
          <table:table-cell table:style-name="ce9" office:value-type="float" office:value="42.9439651874762" calcext:value-type="float">
            <text:p><text:s text:c="3"/>42,9 </text:p>
          </table:table-cell>
          <table:table-cell table:style-name="ce9" office:value-type="float" office:value="38.725599205641" calcext:value-type="float">
            <text:p><text:s text:c="3"/>38,7 </text:p>
          </table:table-cell>
          <table:table-cell table:style-name="ce9" office:value-type="float" office:value="32.2666048850222" calcext:value-type="float">
            <text:p><text:s text:c="3"/>32,3 </text:p>
          </table:table-cell>
          <table:table-cell table:style-name="ce9" office:value-type="float" office:value="45.1845935262598" calcext:value-type="float">
            <text:p><text:s text:c="3"/>45,2 </text:p>
          </table:table-cell>
          <table:table-cell table:style-name="ce9" office:value-type="float" office:value="48.1646628164976" calcext:value-type="float">
            <text:p><text:s text:c="3"/>48,2 </text:p>
          </table:table-cell>
          <table:table-cell table:style-name="ce9" office:value-type="float" office:value="39.0777994415182" calcext:value-type="float">
            <text:p><text:s text:c="3"/>39,1 </text:p>
          </table:table-cell>
          <table:table-cell table:style-name="ce9" office:value-type="float" office:value="57.2515261914769" calcext:value-type="float">
            <text:p><text:s text:c="3"/>57,3 </text:p>
          </table:table-cell>
          <table:table-cell table:style-name="ce9" office:value-type="float" office:value="40.1016417528583" calcext:value-type="float">
            <text:p><text:s text:c="3"/>40,1 </text:p>
          </table:table-cell>
          <table:table-cell table:style-name="ce9" office:value-type="float" office:value="31.0210645584542" calcext:value-type="float">
            <text:p><text:s text:c="3"/>31,0 </text:p>
          </table:table-cell>
          <table:table-cell table:style-name="ce9" office:value-type="float" office:value="49.1822189472623" calcext:value-type="float">
            <text:p><text:s text:c="3"/>49,2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27.548074847407" calcext:value-type="float">
            <text:p><text:s text:c="3"/>27,5 </text:p>
          </table:table-cell>
          <table:table-cell table:style-name="ce9" office:value-type="float" office:value="24.6487306309142" calcext:value-type="float">
            <text:p><text:s text:c="3"/>24,6 </text:p>
          </table:table-cell>
          <table:table-cell table:style-name="ce9" office:value-type="float" office:value="30.4474190638999" calcext:value-type="float">
            <text:p><text:s text:c="3"/>30,4 </text:p>
          </table:table-cell>
          <table:table-cell table:style-name="ce9" office:value-type="float" office:value="31.968457956843" calcext:value-type="float">
            <text:p><text:s text:c="3"/>32,0 </text:p>
          </table:table-cell>
          <table:table-cell table:style-name="ce9" office:value-type="float" office:value="28.8527162050545" calcext:value-type="float">
            <text:p><text:s text:c="3"/>28,9 </text:p>
          </table:table-cell>
          <table:table-cell table:style-name="ce9" office:value-type="float" office:value="35.0841997086315" calcext:value-type="float">
            <text:p><text:s text:c="3"/>35,1 </text:p>
          </table:table-cell>
          <table:table-cell table:style-name="ce9" office:value-type="float" office:value="41.6701739036055" calcext:value-type="float">
            <text:p><text:s text:c="3"/>41,7 </text:p>
          </table:table-cell>
          <table:table-cell table:style-name="ce9" office:value-type="float" office:value="38.6905370892124" calcext:value-type="float">
            <text:p><text:s text:c="3"/>38,7 </text:p>
          </table:table-cell>
          <table:table-cell table:style-name="ce9" office:value-type="float" office:value="44.6498107179986" calcext:value-type="float">
            <text:p><text:s text:c="3"/>44,6 </text:p>
          </table:table-cell>
          <table:table-cell table:style-name="ce9" office:value-type="float" office:value="35.4796503871165" calcext:value-type="float">
            <text:p><text:s text:c="3"/>35,5 </text:p>
          </table:table-cell>
          <table:table-cell table:style-name="ce9" office:value-type="float" office:value="28.5029906020552" calcext:value-type="float">
            <text:p><text:s text:c="3"/>28,5 </text:p>
          </table:table-cell>
          <table:table-cell table:style-name="ce9" office:value-type="float" office:value="42.4563101721778" calcext:value-type="float">
            <text:p><text:s text:c="3"/>42,5 </text:p>
          </table:table-cell>
          <table:table-cell table:style-name="ce9" office:value-type="float" office:value="30.2932726169626" calcext:value-type="float">
            <text:p><text:s text:c="3"/>30,3 </text:p>
          </table:table-cell>
          <table:table-cell table:style-name="ce9" office:value-type="float" office:value="26.6486672655795" calcext:value-type="float">
            <text:p><text:s text:c="3"/>26,6 </text:p>
          </table:table-cell>
          <table:table-cell table:style-name="ce9" office:value-type="float" office:value="33.9378779683456" calcext:value-type="float">
            <text:p><text:s text:c="3"/>33,9 </text:p>
          </table:table-cell>
          <table:table-cell table:style-name="ce9" office:value-type="float" office:value="34.8961867045947" calcext:value-type="float">
            <text:p><text:s text:c="3"/>34,9 </text:p>
          </table:table-cell>
          <table:table-cell table:style-name="ce9" office:value-type="float" office:value="30.3943696186231" calcext:value-type="float">
            <text:p><text:s text:c="3"/>30,4 </text:p>
          </table:table-cell>
          <table:table-cell table:style-name="ce9" office:value-type="float" office:value="39.3980037905663" calcext:value-type="float">
            <text:p><text:s text:c="3"/>39,4 </text:p>
          </table:table-cell>
          <table:table-cell table:style-name="ce9" office:value-type="float" office:value="39.4914695809112" calcext:value-type="float">
            <text:p><text:s text:c="3"/>39,5 </text:p>
          </table:table-cell>
          <table:table-cell table:style-name="ce9" office:value-type="float" office:value="35.5778728289128" calcext:value-type="float">
            <text:p><text:s text:c="3"/>35,6 </text:p>
          </table:table-cell>
          <table:table-cell table:style-name="ce9" office:value-type="float" office:value="43.4050663329095" calcext:value-type="float">
            <text:p><text:s text:c="3"/>43,4 </text:p>
          </table:table-cell>
          <table:table-cell table:style-name="ce9" office:value-type="float" office:value="27.5647081992648" calcext:value-type="float">
            <text:p><text:s text:c="3"/>27,6 </text:p>
          </table:table-cell>
          <table:table-cell table:style-name="ce9" office:value-type="float" office:value="19.3954296070516" calcext:value-type="float">
            <text:p><text:s text:c="3"/>19,4 </text:p>
          </table:table-cell>
          <table:table-cell table:style-name="ce9" office:value-type="float" office:value="35.733986791478" calcext:value-type="float">
            <text:p><text:s text:c="3"/>35,7 </text:p>
          </table:table-cell>
          <table:table-cell table:style-name="ce9" office:value-type="float" office:value="25.1389283598622" calcext:value-type="float">
            <text:p><text:s text:c="3"/>25,1 </text:p>
          </table:table-cell>
          <table:table-cell table:style-name="ce9" office:value-type="float" office:value="21.8507387536171" calcext:value-type="float">
            <text:p><text:s text:c="3"/>21,9 </text:p>
          </table:table-cell>
          <table:table-cell table:style-name="ce9" office:value-type="float" office:value="28.4271179661072" calcext:value-type="float">
            <text:p><text:s text:c="3"/>28,4 </text:p>
          </table:table-cell>
          <table:table-cell table:style-name="ce9" office:value-type="float" office:value="29.1911805503105" calcext:value-type="float">
            <text:p><text:s text:c="3"/>29,2 </text:p>
          </table:table-cell>
          <table:table-cell table:style-name="ce9" office:value-type="float" office:value="25.5660589494252" calcext:value-type="float">
            <text:p><text:s text:c="3"/>25,6 </text:p>
          </table:table-cell>
          <table:table-cell table:style-name="ce9" office:value-type="float" office:value="32.8163021511957" calcext:value-type="float">
            <text:p><text:s text:c="3"/>32,8 </text:p>
          </table:table-cell>
          <table:table-cell table:style-name="ce9" office:value-type="float" office:value="43.7481951369207" calcext:value-type="float">
            <text:p><text:s text:c="3"/>43,7 </text:p>
          </table:table-cell>
          <table:table-cell table:style-name="ce9" office:value-type="float" office:value="39.2606135017" calcext:value-type="float">
            <text:p><text:s text:c="3"/>39,3 </text:p>
          </table:table-cell>
          <table:table-cell table:style-name="ce9" office:value-type="float" office:value="48.2357767721414" calcext:value-type="float">
            <text:p><text:s text:c="3"/>48,2 </text:p>
          </table:table-cell>
          <table:table-cell table:style-name="ce9" office:value-type="float" office:value="43.1329009906217" calcext:value-type="float">
            <text:p><text:s text:c="3"/>43,1 </text:p>
          </table:table-cell>
          <table:table-cell table:style-name="ce9" office:value-type="float" office:value="32.8385583023659" calcext:value-type="float">
            <text:p><text:s text:c="3"/>32,8 </text:p>
          </table:table-cell>
          <table:table-cell table:style-name="ce9" office:value-type="float" office:value="53.4272436788775" calcext:value-type="float">
            <text:p><text:s text:c="3"/>53,4 </text:p>
          </table:table-cell>
          <table:table-cell table:style-name="ce9" office:value-type="float" office:value="26.4053329781845" calcext:value-type="float">
            <text:p><text:s text:c="3"/>26,4 </text:p>
          </table:table-cell>
          <table:table-cell table:style-name="ce9" office:value-type="float" office:value="23.3155026453881" calcext:value-type="float">
            <text:p><text:s text:c="3"/>23,3 </text:p>
          </table:table-cell>
          <table:table-cell table:style-name="ce9" office:value-type="float" office:value="29.4951633109809" calcext:value-type="float">
            <text:p><text:s text:c="3"/>29,5 </text:p>
          </table:table-cell>
          <table:table-cell table:style-name="ce9" office:value-type="float" office:value="30.8390100793206" calcext:value-type="float">
            <text:p><text:s text:c="3"/>30,8 </text:p>
          </table:table-cell>
          <table:table-cell table:style-name="ce9" office:value-type="float" office:value="27.2280745948795" calcext:value-type="float">
            <text:p><text:s text:c="3"/>27,2 </text:p>
          </table:table-cell>
          <table:table-cell table:style-name="ce9" office:value-type="float" office:value="34.4499455637618" calcext:value-type="float">
            <text:p><text:s text:c="3"/>34,4 </text:p>
          </table:table-cell>
          <table:table-cell table:style-name="ce9" office:value-type="float" office:value="40.7551407977616" calcext:value-type="float">
            <text:p><text:s text:c="3"/>40,8 </text:p>
          </table:table-cell>
          <table:table-cell table:style-name="ce9" office:value-type="float" office:value="37.3671128371996" calcext:value-type="float">
            <text:p><text:s text:c="3"/>37,4 </text:p>
          </table:table-cell>
          <table:table-cell table:style-name="ce9" office:value-type="float" office:value="44.1431687583237" calcext:value-type="float">
            <text:p><text:s text:c="3"/>44,1 </text:p>
          </table:table-cell>
          <table:table-cell table:style-name="ce9" office:value-type="float" office:value="32.6551266426102" calcext:value-type="float">
            <text:p><text:s text:c="3"/>32,7 </text:p>
          </table:table-cell>
          <table:table-cell table:style-name="ce9" office:value-type="float" office:value="23.6995435361719" calcext:value-type="float">
            <text:p><text:s text:c="3"/>23,7 </text:p>
          </table:table-cell>
          <table:table-cell table:style-name="ce9" office:value-type="float" office:value="41.6107097490485" calcext:value-type="float">
            <text:p><text:s text:c="3"/>41,6 </text:p>
          </table:table-cell>
          <table:table-cell table:style-name="ce9" office:value-type="float" office:value="33.4859990247338" calcext:value-type="float">
            <text:p><text:s text:c="3"/>33,5 </text:p>
          </table:table-cell>
          <table:table-cell table:style-name="ce9" office:value-type="float" office:value="28.6077296841184" calcext:value-type="float">
            <text:p><text:s text:c="3"/>28,6 </text:p>
          </table:table-cell>
          <table:table-cell table:style-name="ce9" office:value-type="float" office:value="38.3642683653492" calcext:value-type="float">
            <text:p><text:s text:c="3"/>38,4 </text:p>
          </table:table-cell>
          <table:table-cell table:style-name="ce9" office:value-type="float" office:value="35.8349894840239" calcext:value-type="float">
            <text:p><text:s text:c="3"/>35,8 </text:p>
          </table:table-cell>
          <table:table-cell table:style-name="ce9" office:value-type="float" office:value="30.2905846290645" calcext:value-type="float">
            <text:p><text:s text:c="3"/>30,3 </text:p>
          </table:table-cell>
          <table:table-cell table:style-name="ce9" office:value-type="float" office:value="41.3793943389833" calcext:value-type="float">
            <text:p><text:s text:c="3"/>41,4 </text:p>
          </table:table-cell>
          <table:table-cell table:style-name="ce9" office:value-type="float" office:value="45.0664054074705" calcext:value-type="float">
            <text:p><text:s text:c="3"/>45,1 </text:p>
          </table:table-cell>
          <table:table-cell table:style-name="ce9" office:value-type="float" office:value="39.339074851508" calcext:value-type="float">
            <text:p><text:s text:c="3"/>39,3 </text:p>
          </table:table-cell>
          <table:table-cell table:style-name="ce9" office:value-type="float" office:value="50.7937359634329" calcext:value-type="float">
            <text:p><text:s text:c="3"/>50,8 </text:p>
          </table:table-cell>
          <table:table-cell table:style-name="ce9" office:value-type="float" office:value="43.2082163972545" calcext:value-type="float">
            <text:p><text:s text:c="3"/>43,2 </text:p>
          </table:table-cell>
          <table:table-cell table:style-name="ce9" office:value-type="float" office:value="34.3921048129404" calcext:value-type="float">
            <text:p><text:s text:c="3"/>34,4 </text:p>
          </table:table-cell>
          <table:table-cell table:style-name="ce9" office:value-type="float" office:value="52.0243279815686" calcext:value-type="float">
            <text:p><text:s text:c="3"/>52,0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30.5004161952163" calcext:value-type="float">
            <text:p><text:s text:c="3"/>30,5 </text:p>
          </table:table-cell>
          <table:table-cell table:style-name="ce9" office:value-type="float" office:value="28.1432370052389" calcext:value-type="float">
            <text:p><text:s text:c="3"/>28,1 </text:p>
          </table:table-cell>
          <table:table-cell table:style-name="ce9" office:value-type="float" office:value="32.8575953851937" calcext:value-type="float">
            <text:p><text:s text:c="3"/>32,9 </text:p>
          </table:table-cell>
          <table:table-cell table:style-name="ce9" office:value-type="float" office:value="32.3389477380816" calcext:value-type="float">
            <text:p><text:s text:c="3"/>32,3 </text:p>
          </table:table-cell>
          <table:table-cell table:style-name="ce9" office:value-type="float" office:value="30.5065735855885" calcext:value-type="float">
            <text:p><text:s text:c="3"/>30,5 </text:p>
          </table:table-cell>
          <table:table-cell table:style-name="ce9" office:value-type="float" office:value="34.1713218905746" calcext:value-type="float">
            <text:p><text:s text:c="3"/>34,2 </text:p>
          </table:table-cell>
          <table:table-cell table:style-name="ce9" office:value-type="float" office:value="43.0893867370374" calcext:value-type="float">
            <text:p><text:s text:c="3"/>43,1 </text:p>
          </table:table-cell>
          <table:table-cell table:style-name="ce9" office:value-type="float" office:value="40.5524655406033" calcext:value-type="float">
            <text:p><text:s text:c="3"/>40,6 </text:p>
          </table:table-cell>
          <table:table-cell table:style-name="ce9" office:value-type="float" office:value="45.6263079334715" calcext:value-type="float">
            <text:p><text:s text:c="3"/>45,6 </text:p>
          </table:table-cell>
          <table:table-cell table:style-name="ce9" office:value-type="float" office:value="43.2717559420742" calcext:value-type="float">
            <text:p><text:s text:c="3"/>43,3 </text:p>
          </table:table-cell>
          <table:table-cell table:style-name="ce9" office:value-type="float" office:value="37.6696176663913" calcext:value-type="float">
            <text:p><text:s text:c="3"/>37,7 </text:p>
          </table:table-cell>
          <table:table-cell table:style-name="ce9" office:value-type="float" office:value="48.873894217757" calcext:value-type="float">
            <text:p><text:s text:c="3"/>48,9 </text:p>
          </table:table-cell>
          <table:table-cell table:style-name="ce9" office:value-type="float" office:value="32.8860324192351" calcext:value-type="float">
            <text:p><text:s text:c="3"/>32,9 </text:p>
          </table:table-cell>
          <table:table-cell table:style-name="ce9" office:value-type="float" office:value="29.9247748996628" calcext:value-type="float">
            <text:p><text:s text:c="3"/>29,9 </text:p>
          </table:table-cell>
          <table:table-cell table:style-name="ce9" office:value-type="float" office:value="35.8472899388074" calcext:value-type="float">
            <text:p><text:s text:c="3"/>35,8 </text:p>
          </table:table-cell>
          <table:table-cell table:style-name="ce9" office:value-type="float" office:value="34.667801132567" calcext:value-type="float">
            <text:p><text:s text:c="3"/>34,7 </text:p>
          </table:table-cell>
          <table:table-cell table:style-name="ce9" office:value-type="float" office:value="32.3118212275922" calcext:value-type="float">
            <text:p><text:s text:c="3"/>32,3 </text:p>
          </table:table-cell>
          <table:table-cell table:style-name="ce9" office:value-type="float" office:value="37.0237810375418" calcext:value-type="float">
            <text:p><text:s text:c="3"/>37,0 </text:p>
          </table:table-cell>
          <table:table-cell table:style-name="ce9" office:value-type="float" office:value="44.2371955940443" calcext:value-type="float">
            <text:p><text:s text:c="3"/>44,2 </text:p>
          </table:table-cell>
          <table:table-cell table:style-name="ce9" office:value-type="float" office:value="41.1474366450372" calcext:value-type="float">
            <text:p><text:s text:c="3"/>41,1 </text:p>
          </table:table-cell>
          <table:table-cell table:style-name="ce9" office:value-type="float" office:value="47.3269545430514" calcext:value-type="float">
            <text:p><text:s text:c="3"/>47,3 </text:p>
          </table:table-cell>
          <table:table-cell table:style-name="ce9" office:value-type="float" office:value="35.5370125920683" calcext:value-type="float">
            <text:p><text:s text:c="3"/>35,5 </text:p>
          </table:table-cell>
          <table:table-cell table:style-name="ce9" office:value-type="float" office:value="26.8271620642155" calcext:value-type="float">
            <text:p><text:s text:c="3"/>26,8 </text:p>
          </table:table-cell>
          <table:table-cell table:style-name="ce9" office:value-type="float" office:value="44.246863119921" calcext:value-type="float">
            <text:p><text:s text:c="3"/>44,2 </text:p>
          </table:table-cell>
          <table:table-cell table:style-name="ce9" office:value-type="float" office:value="28.2174272980483" calcext:value-type="float">
            <text:p><text:s text:c="3"/>28,2 </text:p>
          </table:table-cell>
          <table:table-cell table:style-name="ce9" office:value-type="float" office:value="25.3534641927035" calcext:value-type="float">
            <text:p><text:s text:c="3"/>25,4 </text:p>
          </table:table-cell>
          <table:table-cell table:style-name="ce9" office:value-type="float" office:value="31.0813904033931" calcext:value-type="float">
            <text:p><text:s text:c="3"/>31,1 </text:p>
          </table:table-cell>
          <table:table-cell table:style-name="ce9" office:value-type="float" office:value="29.8445480920022" calcext:value-type="float">
            <text:p><text:s text:c="3"/>29,8 </text:p>
          </table:table-cell>
          <table:table-cell table:style-name="ce9" office:value-type="float" office:value="27.2811054354602" calcext:value-type="float">
            <text:p><text:s text:c="3"/>27,3 </text:p>
          </table:table-cell>
          <table:table-cell table:style-name="ce9" office:value-type="float" office:value="32.4079907485441" calcext:value-type="float">
            <text:p><text:s text:c="3"/>32,4 </text:p>
          </table:table-cell>
          <table:table-cell table:style-name="ce9" office:value-type="float" office:value="41.8821661734988" calcext:value-type="float">
            <text:p><text:s text:c="3"/>41,9 </text:p>
          </table:table-cell>
          <table:table-cell table:style-name="ce9" office:value-type="float" office:value="38.6888646369625" calcext:value-type="float">
            <text:p><text:s text:c="3"/>38,7 </text:p>
          </table:table-cell>
          <table:table-cell table:style-name="ce9" office:value-type="float" office:value="45.0754677100352" calcext:value-type="float">
            <text:p><text:s text:c="3"/>45,1 </text:p>
          </table:table-cell>
          <table:table-cell table:style-name="ce9" office:value-type="float" office:value="51.4399479488081" calcext:value-type="float">
            <text:p><text:s text:c="3"/>51,4 </text:p>
          </table:table-cell>
          <table:table-cell table:style-name="ce9" office:value-type="float" office:value="45.0109330887437" calcext:value-type="float">
            <text:p><text:s text:c="3"/>45,0 </text:p>
          </table:table-cell>
          <table:table-cell table:style-name="ce9" office:value-type="float" office:value="57.8689628088725" calcext:value-type="float">
            <text:p><text:s text:c="3"/>57,9 </text:p>
          </table:table-cell>
          <table:table-cell table:style-name="ce9" office:value-type="float" office:value="28.3751257940166" calcext:value-type="float">
            <text:p><text:s text:c="3"/>28,4 </text:p>
          </table:table-cell>
          <table:table-cell table:style-name="ce9" office:value-type="float" office:value="25.4295944064698" calcext:value-type="float">
            <text:p><text:s text:c="3"/>25,4 </text:p>
          </table:table-cell>
          <table:table-cell table:style-name="ce9" office:value-type="float" office:value="31.3206571815635" calcext:value-type="float">
            <text:p><text:s text:c="3"/>31,3 </text:p>
          </table:table-cell>
          <table:table-cell table:style-name="ce9" office:value-type="float" office:value="32.8205414343601" calcext:value-type="float">
            <text:p><text:s text:c="3"/>32,8 </text:p>
          </table:table-cell>
          <table:table-cell table:style-name="ce9" office:value-type="float" office:value="30.7965243673667" calcext:value-type="float">
            <text:p><text:s text:c="3"/>30,8 </text:p>
          </table:table-cell>
          <table:table-cell table:style-name="ce9" office:value-type="float" office:value="34.8445585013536" calcext:value-type="float">
            <text:p><text:s text:c="3"/>34,8 </text:p>
          </table:table-cell>
          <table:table-cell table:style-name="ce9" office:value-type="float" office:value="41.066613756144" calcext:value-type="float">
            <text:p><text:s text:c="3"/>41,1 </text:p>
          </table:table-cell>
          <table:table-cell table:style-name="ce9" office:value-type="float" office:value="37.6689466285624" calcext:value-type="float">
            <text:p><text:s text:c="3"/>37,7 </text:p>
          </table:table-cell>
          <table:table-cell table:style-name="ce9" office:value-type="float" office:value="44.4642808837256" calcext:value-type="float">
            <text:p><text:s text:c="3"/>44,5 </text:p>
          </table:table-cell>
          <table:table-cell table:style-name="ce9" office:value-type="float" office:value="43.2404462950643" calcext:value-type="float">
            <text:p><text:s text:c="3"/>43,2 </text:p>
          </table:table-cell>
          <table:table-cell table:style-name="ce9" office:value-type="float" office:value="34.7040259419009" calcext:value-type="float">
            <text:p><text:s text:c="3"/>34,7 </text:p>
          </table:table-cell>
          <table:table-cell table:style-name="ce9" office:value-type="float" office:value="51.7768666482276" calcext:value-type="float">
            <text:p><text:s text:c="3"/>51,8 </text:p>
          </table:table-cell>
          <table:table-cell table:style-name="ce9" office:value-type="float" office:value="35.4635329678128" calcext:value-type="float">
            <text:p><text:s text:c="3"/>35,5 </text:p>
          </table:table-cell>
          <table:table-cell table:style-name="ce9" office:value-type="float" office:value="31.6773082606936" calcext:value-type="float">
            <text:p><text:s text:c="3"/>31,7 </text:p>
          </table:table-cell>
          <table:table-cell table:style-name="ce9" office:value-type="float" office:value="39.249757674932" calcext:value-type="float">
            <text:p><text:s text:c="3"/>39,2 </text:p>
          </table:table-cell>
          <table:table-cell table:style-name="ce9" office:value-type="float" office:value="31.3496365655457" calcext:value-type="float">
            <text:p><text:s text:c="3"/>31,3 </text:p>
          </table:table-cell>
          <table:table-cell table:style-name="ce9" office:value-type="float" office:value="27.6299408369738" calcext:value-type="float">
            <text:p><text:s text:c="3"/>27,6 </text:p>
          </table:table-cell>
          <table:table-cell table:style-name="ce9" office:value-type="float" office:value="35.0693322941176" calcext:value-type="float">
            <text:p><text:s text:c="3"/>35,1 </text:p>
          </table:table-cell>
          <table:table-cell table:style-name="ce9" office:value-type="float" office:value="46.6358039165328" calcext:value-type="float">
            <text:p><text:s text:c="3"/>46,6 </text:p>
          </table:table-cell>
          <table:table-cell table:style-name="ce9" office:value-type="float" office:value="43.2841120387028" calcext:value-type="float">
            <text:p><text:s text:c="3"/>43,3 </text:p>
          </table:table-cell>
          <table:table-cell table:style-name="ce9" office:value-type="float" office:value="49.9874957943629" calcext:value-type="float">
            <text:p><text:s text:c="3"/>50,0 </text:p>
          </table:table-cell>
          <table:table-cell table:style-name="ce9" office:value-type="float" office:value="43.3247576739582" calcext:value-type="float">
            <text:p><text:s text:c="3"/>43,3 </text:p>
          </table:table-cell>
          <table:table-cell table:style-name="ce9" office:value-type="float" office:value="38.9917744689165" calcext:value-type="float">
            <text:p><text:s text:c="3"/>39,0 </text:p>
          </table:table-cell>
          <table:table-cell table:style-name="ce9" office:value-type="float" office:value="47.6577408789998" calcext:value-type="float">
            <text:p><text:s text:c="3"/>47,7 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34.6547339157623" calcext:value-type="float">
            <text:p><text:s text:c="3"/>34,7 </text:p>
          </table:table-cell>
          <table:table-cell table:style-name="ce9" office:value-type="float" office:value="32.1687110019269" calcext:value-type="float">
            <text:p><text:s text:c="3"/>32,2 </text:p>
          </table:table-cell>
          <table:table-cell table:style-name="ce9" office:value-type="float" office:value="37.1407568295977" calcext:value-type="float">
            <text:p><text:s text:c="3"/>37,1 </text:p>
          </table:table-cell>
          <table:table-cell table:style-name="ce9" office:value-type="float" office:value="36.1694983012679" calcext:value-type="float">
            <text:p><text:s text:c="3"/>36,2 </text:p>
          </table:table-cell>
          <table:table-cell table:style-name="ce9" office:value-type="float" office:value="33.6086727809835" calcext:value-type="float">
            <text:p><text:s text:c="3"/>33,6 </text:p>
          </table:table-cell>
          <table:table-cell table:style-name="ce9" office:value-type="float" office:value="38.7303238215524" calcext:value-type="float">
            <text:p><text:s text:c="3"/>38,7 </text:p>
          </table:table-cell>
          <table:table-cell table:style-name="ce9" office:value-type="float" office:value="46.6527453989798" calcext:value-type="float">
            <text:p><text:s text:c="3"/>46,7 </text:p>
          </table:table-cell>
          <table:table-cell table:style-name="ce9" office:value-type="float" office:value="44.3095348710137" calcext:value-type="float">
            <text:p><text:s text:c="3"/>44,3 </text:p>
          </table:table-cell>
          <table:table-cell table:style-name="ce9" office:value-type="float" office:value="48.9959559269459" calcext:value-type="float">
            <text:p><text:s text:c="3"/>49,0 </text:p>
          </table:table-cell>
          <table:table-cell table:style-name="ce9" office:value-type="float" office:value="40.7093249779863" calcext:value-type="float">
            <text:p><text:s text:c="3"/>40,7 </text:p>
          </table:table-cell>
          <table:table-cell table:style-name="ce9" office:value-type="float" office:value="35.5019190865357" calcext:value-type="float">
            <text:p><text:s text:c="3"/>35,5 </text:p>
          </table:table-cell>
          <table:table-cell table:style-name="ce9" office:value-type="float" office:value="45.9167308694369" calcext:value-type="float">
            <text:p><text:s text:c="3"/>45,9 </text:p>
          </table:table-cell>
          <table:table-cell table:style-name="ce9" office:value-type="float" office:value="39.7251052747314" calcext:value-type="float">
            <text:p><text:s text:c="3"/>39,7 </text:p>
          </table:table-cell>
          <table:table-cell table:style-name="ce9" office:value-type="float" office:value="36.3715649847953" calcext:value-type="float">
            <text:p><text:s text:c="3"/>36,4 </text:p>
          </table:table-cell>
          <table:table-cell table:style-name="ce9" office:value-type="float" office:value="43.0786455646674" calcext:value-type="float">
            <text:p><text:s text:c="3"/>43,1 </text:p>
          </table:table-cell>
          <table:table-cell table:style-name="ce9" office:value-type="float" office:value="39.6395883207364" calcext:value-type="float">
            <text:p><text:s text:c="3"/>39,6 </text:p>
          </table:table-cell>
          <table:table-cell table:style-name="ce9" office:value-type="float" office:value="37.2017157576587" calcext:value-type="float">
            <text:p><text:s text:c="3"/>37,2 </text:p>
          </table:table-cell>
          <table:table-cell table:style-name="ce9" office:value-type="float" office:value="42.0774608838142" calcext:value-type="float">
            <text:p><text:s text:c="3"/>42,1 </text:p>
          </table:table-cell>
          <table:table-cell table:style-name="ce9" office:value-type="float" office:value="47.4530963130781" calcext:value-type="float">
            <text:p><text:s text:c="3"/>47,5 </text:p>
          </table:table-cell>
          <table:table-cell table:style-name="ce9" office:value-type="float" office:value="44.4608587530749" calcext:value-type="float">
            <text:p><text:s text:c="3"/>44,5 </text:p>
          </table:table-cell>
          <table:table-cell table:style-name="ce9" office:value-type="float" office:value="50.4453338730812" calcext:value-type="float">
            <text:p><text:s text:c="3"/>50,4 </text:p>
          </table:table-cell>
          <table:table-cell table:style-name="ce9" office:value-type="float" office:value="36.3213458387986" calcext:value-type="float">
            <text:p><text:s text:c="3"/>36,3 </text:p>
          </table:table-cell>
          <table:table-cell table:style-name="ce9" office:value-type="float" office:value="29.2966381970037" calcext:value-type="float">
            <text:p><text:s text:c="3"/>29,3 </text:p>
          </table:table-cell>
          <table:table-cell table:style-name="ce9" office:value-type="float" office:value="43.3460534805936" calcext:value-type="float">
            <text:p><text:s text:c="3"/>43,3 </text:p>
          </table:table-cell>
          <table:table-cell table:style-name="ce9" office:value-type="float" office:value="30.5042715013749" calcext:value-type="float">
            <text:p><text:s text:c="3"/>30,5 </text:p>
          </table:table-cell>
          <table:table-cell table:style-name="ce9" office:value-type="float" office:value="27.3097168795196" calcext:value-type="float">
            <text:p><text:s text:c="3"/>27,3 </text:p>
          </table:table-cell>
          <table:table-cell table:style-name="ce9" office:value-type="float" office:value="33.6988261232302" calcext:value-type="float">
            <text:p><text:s text:c="3"/>33,7 </text:p>
          </table:table-cell>
          <table:table-cell table:style-name="ce9" office:value-type="float" office:value="33.04636956503" calcext:value-type="float">
            <text:p><text:s text:c="3"/>33,0 </text:p>
          </table:table-cell>
          <table:table-cell table:style-name="ce9" office:value-type="float" office:value="29.2610856589218" calcext:value-type="float">
            <text:p><text:s text:c="3"/>29,3 </text:p>
          </table:table-cell>
          <table:table-cell table:style-name="ce9" office:value-type="float" office:value="36.8316534711382" calcext:value-type="float">
            <text:p><text:s text:c="3"/>36,8 </text:p>
          </table:table-cell>
          <table:table-cell table:style-name="ce9" office:value-type="float" office:value="45.9382284859837" calcext:value-type="float">
            <text:p><text:s text:c="3"/>45,9 </text:p>
          </table:table-cell>
          <table:table-cell table:style-name="ce9" office:value-type="float" office:value="42.8099144202052" calcext:value-type="float">
            <text:p><text:s text:c="3"/>42,8 </text:p>
          </table:table-cell>
          <table:table-cell table:style-name="ce9" office:value-type="float" office:value="49.0665425517623" calcext:value-type="float">
            <text:p><text:s text:c="3"/>49,1 </text:p>
          </table:table-cell>
          <table:table-cell table:style-name="ce9" office:value-type="float" office:value="45.0485603613442" calcext:value-type="float">
            <text:p><text:s text:c="3"/>45,0 </text:p>
          </table:table-cell>
          <table:table-cell table:style-name="ce9" office:value-type="float" office:value="37.5323878273946" calcext:value-type="float">
            <text:p><text:s text:c="3"/>37,5 </text:p>
          </table:table-cell>
          <table:table-cell table:style-name="ce9" office:value-type="float" office:value="52.5647328952938" calcext:value-type="float">
            <text:p><text:s text:c="3"/>52,6 </text:p>
          </table:table-cell>
          <table:table-cell table:style-name="ce9" office:value-type="float" office:value="33.641892329145" calcext:value-type="float">
            <text:p><text:s text:c="3"/>33,6 </text:p>
          </table:table-cell>
          <table:table-cell table:style-name="ce9" office:value-type="float" office:value="30.8108601706578" calcext:value-type="float">
            <text:p><text:s text:c="3"/>30,8 </text:p>
          </table:table-cell>
          <table:table-cell table:style-name="ce9" office:value-type="float" office:value="36.4729244876321" calcext:value-type="float">
            <text:p><text:s text:c="3"/>36,5 </text:p>
          </table:table-cell>
          <table:table-cell table:style-name="ce9" office:value-type="float" office:value="35.1425544921081" calcext:value-type="float">
            <text:p><text:s text:c="3"/>35,1 </text:p>
          </table:table-cell>
          <table:table-cell table:style-name="ce9" office:value-type="float" office:value="31.8959117387359" calcext:value-type="float">
            <text:p><text:s text:c="3"/>31,9 </text:p>
          </table:table-cell>
          <table:table-cell table:style-name="ce9" office:value-type="float" office:value="38.3891972454803" calcext:value-type="float">
            <text:p><text:s text:c="3"/>38,4 </text:p>
          </table:table-cell>
          <table:table-cell table:style-name="ce9" office:value-type="float" office:value="45.1762059596775" calcext:value-type="float">
            <text:p><text:s text:c="3"/>45,2 </text:p>
          </table:table-cell>
          <table:table-cell table:style-name="ce9" office:value-type="float" office:value="42.5320888408082" calcext:value-type="float">
            <text:p><text:s text:c="3"/>42,5 </text:p>
          </table:table-cell>
          <table:table-cell table:style-name="ce9" office:value-type="float" office:value="47.8203230785469" calcext:value-type="float">
            <text:p><text:s text:c="3"/>47,8 </text:p>
          </table:table-cell>
          <table:table-cell table:style-name="ce9" office:value-type="float" office:value="41.8745210663293" calcext:value-type="float">
            <text:p><text:s text:c="3"/>41,9 </text:p>
          </table:table-cell>
          <table:table-cell table:style-name="ce9" office:value-type="float" office:value="35.2918511299053" calcext:value-type="float">
            <text:p><text:s text:c="3"/>35,3 </text:p>
          </table:table-cell>
          <table:table-cell table:style-name="ce9" office:value-type="float" office:value="48.4571910027533" calcext:value-type="float">
            <text:p><text:s text:c="3"/>48,5 </text:p>
          </table:table-cell>
          <table:table-cell table:style-name="ce9" office:value-type="float" office:value="37.9043516065749" calcext:value-type="float">
            <text:p><text:s text:c="3"/>37,9 </text:p>
          </table:table-cell>
          <table:table-cell table:style-name="ce9" office:value-type="float" office:value="32.5803886103576" calcext:value-type="float">
            <text:p><text:s text:c="3"/>32,6 </text:p>
          </table:table-cell>
          <table:table-cell table:style-name="ce9" office:value-type="float" office:value="43.2283146027922" calcext:value-type="float">
            <text:p><text:s text:c="3"/>43,2 </text:p>
          </table:table-cell>
          <table:table-cell table:style-name="ce9" office:value-type="float" office:value="39.2134550095565" calcext:value-type="float">
            <text:p><text:s text:c="3"/>39,2 </text:p>
          </table:table-cell>
          <table:table-cell table:style-name="ce9" office:value-type="float" office:value="36.256426918817" calcext:value-type="float">
            <text:p><text:s text:c="3"/>36,3 </text:p>
          </table:table-cell>
          <table:table-cell table:style-name="ce9" office:value-type="float" office:value="42.170483100296" calcext:value-type="float">
            <text:p><text:s text:c="3"/>42,2 </text:p>
          </table:table-cell>
          <table:table-cell table:style-name="ce9" office:value-type="float" office:value="51.1078646382359" calcext:value-type="float">
            <text:p><text:s text:c="3"/>51,1 </text:p>
          </table:table-cell>
          <table:table-cell table:style-name="ce9" office:value-type="float" office:value="47.1097365916227" calcext:value-type="float">
            <text:p><text:s text:c="3"/>47,1 </text:p>
          </table:table-cell>
          <table:table-cell table:style-name="ce9" office:value-type="float" office:value="55.1059926848492" calcext:value-type="float">
            <text:p><text:s text:c="3"/>55,1 </text:p>
          </table:table-cell>
          <table:table-cell table:style-name="ce9" office:value-type="float" office:value="37.1607482504692" calcext:value-type="float">
            <text:p><text:s text:c="3"/>37,2 </text:p>
          </table:table-cell>
          <table:table-cell table:style-name="ce9" office:value-type="float" office:value="30.5142649815405" calcext:value-type="float">
            <text:p><text:s text:c="3"/>30,5 </text:p>
          </table:table-cell>
          <table:table-cell table:style-name="ce9" office:value-type="float" office:value="43.8072315193979" calcext:value-type="float">
            <text:p><text:s text:c="3"/>43,8 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09, 2012, 2015 e 2019.</text:p>
          </table:table-cell>
          <table:table-cell table:style-name="ce5" table:number-columns-repeated="60"/>
          <table:table-cell table:number-columns-repeated="96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.1" style:display-name="PageStyle_2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2" style:display-name="PageStyle_2.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3" style:display-name="PageStyle_2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4" style:display-name="PageStyle_2.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5" style:display-name="PageStyle_2.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Isabel Luzia Nori dos Santos</dc:creator>
    <dc:date>2022-06-30T15:56:30</dc:date>
    <meta:generator>LibreOffice/7.2.5.2$Windows_x86 LibreOffice_project/499f9727c189e6ef3471021d6132d4c694f357e5</meta:generator>
    <meta:document-statistic meta:table-count="5" meta:cell-count="8650" meta:object-count="0"/>
  </office:meta>
</office:document-meta>
</file>